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61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13.32mm"/>
    </style:style>
    <style:style style:name="co4" style:family="table-column">
      <style:table-column-properties fo:break-before="auto" style:column-width="25.49mm"/>
    </style:style>
    <style:style style:name="co5" style:family="table-column">
      <style:table-column-properties fo:break-before="auto" style:column-width="24.6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log_Cube_270217_13080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2"/>
        <table:table-column table:style-name="co6" table:number-columns-repeated="4" table:default-cell-style-name="Default"/>
        <table:table-column table:style-name="co6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nowTS</text:p>
          </table:table-cell>
          <table:table-cell office:value-type="string" calcext:value-type="string">
            <text:p>nowX</text:p>
          </table:table-cell>
          <table:table-cell office:value-type="string" calcext:value-type="string">
            <text:p>lastTS</text:p>
          </table:table-cell>
          <table:table-cell office:value-type="string" calcext:value-type="string">
            <text:p>lastX</text:p>
          </table:table-cell>
          <table:table-cell office:value-type="string" calcext:value-type="string">
            <text:p>pupilDela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pupilTS</text:p>
          </table:table-cell>
          <table:table-cell office:value-type="string" calcext:value-type="string">
            <text:p>deltaX</text:p>
          </table:table-cell>
          <table:table-cell office:value-type="string" calcext:value-type="string">
            <text:p>deltaLastNow</text:p>
          </table:table-cell>
          <table:table-cell office:value-type="string" calcext:value-type="string">
            <text:p>deltaPupilLast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orrectedX</text:p>
          </table:table-cell>
        </table:table-row>
        <table:table-row table:style-name="ro1">
          <table:table-cell office:value-type="float" office:value="1.8418447" calcext:value-type="float">
            <text:p>1,8418447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1.812" calcext:value-type="float">
            <text:p>1,812</text:p>
          </table:table-cell>
          <table:table-cell office:value-type="float" office:value="-0.6499984" calcext:value-type="float">
            <text:p>-0,6499984</text:p>
          </table:table-cell>
          <table:table-cell office:value-type="float" office:value="0.00050155" calcext:value-type="float">
            <text:p>0,00050155</text:p>
          </table:table-cell>
          <table:table-cell office:value-type="float" office:value="0.9831946" calcext:value-type="float">
            <text:p>0,9831946</text:p>
          </table:table-cell>
          <table:table-cell table:formula="of:=[.A2]-[.E2]" office:value-type="float" office:value="1.84134315" calcext:value-type="float">
            <text:p>1,84134315</text:p>
          </table:table-cell>
          <table:table-cell table:formula="of:=[.B2]-[.D2]" office:value-type="float" office:value="0.45" calcext:value-type="float">
            <text:p>0,45</text:p>
          </table:table-cell>
          <table:table-cell table:formula="of:=[.A2]-[.C2]" office:value-type="float" office:value="0.0298446999999999" calcext:value-type="float">
            <text:p>0,0298447</text:p>
          </table:table-cell>
          <table:table-cell table:formula="of:=[.G2]-[.C2]" office:value-type="float" office:value="0.0293431499999999" calcext:value-type="float">
            <text:p>0,02934315</text:p>
          </table:table-cell>
          <table:table-cell table:formula="of:=[.J2]/[.I2]" office:value-type="float" office:value="0.983194671080625" calcext:value-type="float">
            <text:p>0,9831946711</text:p>
          </table:table-cell>
          <table:table-cell table:formula="of:=[.D2]+[.H2]*[.K2]" office:value-type="float" office:value="-0.207560798013719" calcext:value-type="float">
            <text:p>-0,207560798</text:p>
          </table:table-cell>
        </table:table-row>
        <table:table-row table:style-name="ro1">
          <table:table-cell office:value-type="float" office:value="1.8433492" calcext:value-type="float">
            <text:p>1,8433492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1.842" calcext:value-type="float">
            <text:p>1,842</text:p>
          </table:table-cell>
          <table:table-cell office:value-type="float" office:value="0.2424392" calcext:value-type="float">
            <text:p>0,2424392</text:p>
          </table:table-cell>
          <table:table-cell office:value-type="float" office:value="0.00050155" calcext:value-type="float">
            <text:p>0,00050155</text:p>
          </table:table-cell>
          <table:table-cell office:value-type="float" office:value="0.6282612" calcext:value-type="float">
            <text:p>0,6282612</text:p>
          </table:table-cell>
          <table:table-cell table:formula="of:=[.A3]-[.E3]" office:value-type="float" office:value="1.84284765" calcext:value-type="float">
            <text:p>1,84284765</text:p>
          </table:table-cell>
          <table:table-cell table:formula="of:=[.B3]-[.D3]" office:value-type="float" office:value="-0.4424376" calcext:value-type="float">
            <text:p>-0,4424376</text:p>
          </table:table-cell>
          <table:table-cell table:formula="of:=[.A3]-[.C3]" office:value-type="float" office:value="0.00134919999999994" calcext:value-type="float">
            <text:p>0,0013492</text:p>
          </table:table-cell>
          <table:table-cell table:formula="of:=[.G3]-[.C3]" office:value-type="float" office:value="0.000847649999999867" calcext:value-type="float">
            <text:p>0,00084765</text:p>
          </table:table-cell>
          <table:table-cell table:formula="of:=[.J3]/[.I3]" office:value-type="float" office:value="0.628261191817303" calcext:value-type="float">
            <text:p>0,6282611918</text:p>
          </table:table-cell>
          <table:table-cell table:formula="of:=[.D3]+[.H3]*[.K3]" office:value-type="float" office:value="-0.035527173880787" calcext:value-type="float">
            <text:p>-0,0355271739</text:p>
          </table:table-cell>
        </table:table-row>
        <table:table-row table:style-name="ro1">
          <table:table-cell office:value-type="float" office:value="1.8453563" calcext:value-type="float">
            <text:p>1,8453563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1.843" calcext:value-type="float">
            <text:p>1,843</text:p>
          </table:table-cell>
          <table:table-cell office:value-type="float" office:value="-0.4779648" calcext:value-type="float">
            <text:p>-0,4779648</text:p>
          </table:table-cell>
          <table:table-cell office:value-type="float" office:value="0.00050155" calcext:value-type="float">
            <text:p>0,00050155</text:p>
          </table:table-cell>
          <table:table-cell office:value-type="float" office:value="0.7871451" calcext:value-type="float">
            <text:p>0,7871451</text:p>
          </table:table-cell>
          <table:table-cell table:formula="of:=[.A4]-[.E4]" office:value-type="float" office:value="1.84485475" calcext:value-type="float">
            <text:p>1,84485475</text:p>
          </table:table-cell>
          <table:table-cell table:formula="of:=[.B4]-[.D4]" office:value-type="float" office:value="0.2779664" calcext:value-type="float">
            <text:p>0,2779664</text:p>
          </table:table-cell>
          <table:table-cell table:formula="of:=[.A4]-[.C4]" office:value-type="float" office:value="0.00235629999999998" calcext:value-type="float">
            <text:p>0,0023563</text:p>
          </table:table-cell>
          <table:table-cell table:formula="of:=[.G4]-[.C4]" office:value-type="float" office:value="0.00185474999999991" calcext:value-type="float">
            <text:p>0,00185475</text:p>
          </table:table-cell>
          <table:table-cell table:formula="of:=[.J4]/[.I4]" office:value-type="float" office:value="0.78714510036919" calcext:value-type="float">
            <text:p>0,7871451004</text:p>
          </table:table-cell>
          <table:table-cell table:formula="of:=[.D4]+[.H4]*[.K4]" office:value-type="float" office:value="-0.259164910172738" calcext:value-type="float">
            <text:p>-0,2591649102</text:p>
          </table:table-cell>
        </table:table-row>
        <table:table-row table:style-name="ro1">
          <table:table-cell office:value-type="float" office:value="1.8463591" calcext:value-type="float">
            <text:p>1,8463591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1.845" calcext:value-type="float">
            <text:p>1,845</text:p>
          </table:table-cell>
          <table:table-cell office:value-type="float" office:value="0.01880148" calcext:value-type="float">
            <text:p>0,0188014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155765" calcext:value-type="float">
            <text:p>0,8155765</text:p>
          </table:table-cell>
          <table:table-cell table:formula="of:=[.A5]-[.E5]" office:value-type="float" office:value="1.84610845" calcext:value-type="float">
            <text:p>1,84610845</text:p>
          </table:table-cell>
          <table:table-cell table:formula="of:=[.B5]-[.D5]" office:value-type="float" office:value="-0.21879988" calcext:value-type="float">
            <text:p>-0,21879988</text:p>
          </table:table-cell>
          <table:table-cell table:formula="of:=[.A5]-[.C5]" office:value-type="float" office:value="0.00135909999999995" calcext:value-type="float">
            <text:p>0,0013591</text:p>
          </table:table-cell>
          <table:table-cell table:formula="of:=[.G5]-[.C5]" office:value-type="float" office:value="0.00110845000000004" calcext:value-type="float">
            <text:p>0,00110845</text:p>
          </table:table-cell>
          <table:table-cell table:formula="of:=[.J5]/[.I5]" office:value-type="float" office:value="0.815576484438292" calcext:value-type="float">
            <text:p>0,8155764844</text:p>
          </table:table-cell>
          <table:table-cell table:formula="of:=[.D5]+[.H5]*[.K5]" office:value-type="float" office:value="-0.15964655692592" calcext:value-type="float">
            <text:p>-0,1596465569</text:p>
          </table:table-cell>
        </table:table-row>
        <table:table-row table:style-name="ro1">
          <table:table-cell office:value-type="float" office:value="1.8468601" calcext:value-type="float">
            <text:p>1,8468601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1.846" calcext:value-type="float">
            <text:p>1,846</text:p>
          </table:table-cell>
          <table:table-cell office:value-type="float" office:value="-0.3784465" calcext:value-type="float">
            <text:p>-0,3784465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085804" calcext:value-type="float">
            <text:p>0,7085804</text:p>
          </table:table-cell>
          <table:table-cell table:formula="of:=[.A6]-[.E6]" office:value-type="float" office:value="1.84660945" calcext:value-type="float">
            <text:p>1,84660945</text:p>
          </table:table-cell>
          <table:table-cell table:formula="of:=[.B6]-[.D6]" office:value-type="float" office:value="0.1784481" calcext:value-type="float">
            <text:p>0,1784481</text:p>
          </table:table-cell>
          <table:table-cell table:formula="of:=[.A6]-[.C6]" office:value-type="float" office:value="0.000860099999999919" calcext:value-type="float">
            <text:p>0,0008601</text:p>
          </table:table-cell>
          <table:table-cell table:formula="of:=[.G6]-[.C6]" office:value-type="float" office:value="0.000609450000000011" calcext:value-type="float">
            <text:p>0,00060945</text:p>
          </table:table-cell>
          <table:table-cell table:formula="of:=[.J6]/[.I6]" office:value-type="float" office:value="0.708580397628263" calcext:value-type="float">
            <text:p>0,7085803976</text:p>
          </table:table-cell>
          <table:table-cell table:formula="of:=[.D6]+[.H6]*[.K6]" office:value-type="float" office:value="-0.252001674345992" calcext:value-type="float">
            <text:p>-0,2520016743</text:p>
          </table:table-cell>
        </table:table-row>
        <table:table-row table:style-name="ro1">
          <table:table-cell office:value-type="float" office:value="1.8473616" calcext:value-type="float">
            <text:p>1,8473616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1.847" calcext:value-type="float">
            <text:p>1,847</text:p>
          </table:table-cell>
          <table:table-cell office:value-type="float" office:value="-0.07355361" calcext:value-type="float">
            <text:p>-0,073553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]-[.E7]" office:value-type="float" office:value="1.8473616" calcext:value-type="float">
            <text:p>1,8473616</text:p>
          </table:table-cell>
          <table:table-cell table:formula="of:=[.B7]-[.D7]" office:value-type="float" office:value="-0.12644479" calcext:value-type="float">
            <text:p>-0,12644479</text:p>
          </table:table-cell>
          <table:table-cell table:formula="of:=[.A7]-[.C7]" office:value-type="float" office:value="0.000361599999999962" calcext:value-type="float">
            <text:p>0,0003616</text:p>
          </table:table-cell>
          <table:table-cell table:formula="of:=[.G7]-[.C7]" office:value-type="float" office:value="0.000361599999999962" calcext:value-type="float">
            <text:p>0,0003616</text:p>
          </table:table-cell>
          <table:table-cell table:formula="of:=[.J7]/[.I7]" office:value-type="float" office:value="1" calcext:value-type="float">
            <text:p>1</text:p>
          </table:table-cell>
          <table:table-cell table:formula="of:=[.D7]+[.H7]*[.K7]" office:value-type="float" office:value="-0.1999984" calcext:value-type="float">
            <text:p>-0,1999984</text:p>
          </table:table-cell>
        </table:table-row>
        <table:table-row table:style-name="ro1">
          <table:table-cell office:value-type="float" office:value="1.8779422" calcext:value-type="float">
            <text:p>1,8779422</text:p>
          </table:table-cell>
          <table:table-cell office:value-type="float" office:value="0.2500016" calcext:value-type="float">
            <text:p>0,2500016</text:p>
          </table:table-cell>
          <table:table-cell office:value-type="float" office:value="1.847" calcext:value-type="float">
            <text:p>1,847</text:p>
          </table:table-cell>
          <table:table-cell office:value-type="float" office:value="-0.3264432" calcext:value-type="float">
            <text:p>-0,32644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]-[.E8]" office:value-type="float" office:value="1.8779422" calcext:value-type="float">
            <text:p>1,8779422</text:p>
          </table:table-cell>
          <table:table-cell table:formula="of:=[.B8]-[.D8]" office:value-type="float" office:value="0.5764448" calcext:value-type="float">
            <text:p>0,5764448</text:p>
          </table:table-cell>
          <table:table-cell table:formula="of:=[.A8]-[.C8]" office:value-type="float" office:value="0.0309422000000001" calcext:value-type="float">
            <text:p>0,0309422</text:p>
          </table:table-cell>
          <table:table-cell table:formula="of:=[.G8]-[.C8]" office:value-type="float" office:value="0.0309422000000001" calcext:value-type="float">
            <text:p>0,0309422</text:p>
          </table:table-cell>
          <table:table-cell table:formula="of:=[.J8]/[.I8]" office:value-type="float" office:value="1" calcext:value-type="float">
            <text:p>1</text:p>
          </table:table-cell>
          <table:table-cell table:formula="of:=[.D8]+[.H8]*[.K8]" office:value-type="float" office:value="0.2500016" calcext:value-type="float">
            <text:p>0,2500016</text:p>
          </table:table-cell>
        </table:table-row>
        <table:table-row table:style-name="ro1">
          <table:table-cell office:value-type="float" office:value="1.8809508" calcext:value-type="float">
            <text:p>1,8809508</text:p>
          </table:table-cell>
          <table:table-cell office:value-type="float" office:value="0.2500016" calcext:value-type="float">
            <text:p>0,2500016</text:p>
          </table:table-cell>
          <table:table-cell office:value-type="float" office:value="1.878" calcext:value-type="float">
            <text:p>1,878</text:p>
          </table:table-cell>
          <table:table-cell office:value-type="float" office:value="0.8264464" calcext:value-type="float">
            <text:p>0,8264464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6602108" calcext:value-type="float">
            <text:p>0,6602108</text:p>
          </table:table-cell>
          <table:table-cell table:formula="of:=[.A9]-[.E9]" office:value-type="float" office:value="1.87994815" calcext:value-type="float">
            <text:p>1,87994815</text:p>
          </table:table-cell>
          <table:table-cell table:formula="of:=[.B9]-[.D9]" office:value-type="float" office:value="-0.5764448" calcext:value-type="float">
            <text:p>-0,5764448</text:p>
          </table:table-cell>
          <table:table-cell table:formula="of:=[.A9]-[.C9]" office:value-type="float" office:value="0.00295079999999981" calcext:value-type="float">
            <text:p>0,0029508</text:p>
          </table:table-cell>
          <table:table-cell table:formula="of:=[.G9]-[.C9]" office:value-type="float" office:value="0.00194814999999982" calcext:value-type="float">
            <text:p>0,00194815</text:p>
          </table:table-cell>
          <table:table-cell table:formula="of:=[.J9]/[.I9]" office:value-type="float" office:value="0.660210790294138" calcext:value-type="float">
            <text:p>0,6602107903</text:p>
          </table:table-cell>
          <table:table-cell table:formula="of:=[.D9]+[.H9]*[.K9]" office:value-type="float" office:value="0.445871323031054" calcext:value-type="float">
            <text:p>0,445871323</text:p>
          </table:table-cell>
        </table:table-row>
        <table:table-row table:style-name="ro1">
          <table:table-cell office:value-type="float" office:value="1.8829561" calcext:value-type="float">
            <text:p>1,8829561</text:p>
          </table:table-cell>
          <table:table-cell office:value-type="float" office:value="0.4000016" calcext:value-type="float">
            <text:p>0,4000016</text:p>
          </table:table-cell>
          <table:table-cell office:value-type="float" office:value="1.881" calcext:value-type="float">
            <text:p>1,881</text:p>
          </table:table-cell>
          <table:table-cell office:value-type="float" office:value="-0.1305735" calcext:value-type="float">
            <text:p>-0,1305735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487424" calcext:value-type="float">
            <text:p>0,487424</text:p>
          </table:table-cell>
          <table:table-cell table:formula="of:=[.A10]-[.E10]" office:value-type="float" office:value="1.88195345" calcext:value-type="float">
            <text:p>1,88195345</text:p>
          </table:table-cell>
          <table:table-cell table:formula="of:=[.B10]-[.D10]" office:value-type="float" office:value="0.5305751" calcext:value-type="float">
            <text:p>0,5305751</text:p>
          </table:table-cell>
          <table:table-cell table:formula="of:=[.A10]-[.C10]" office:value-type="float" office:value="0.00195609999999991" calcext:value-type="float">
            <text:p>0,0019561</text:p>
          </table:table-cell>
          <table:table-cell table:formula="of:=[.G10]-[.C10]" office:value-type="float" office:value="0.000953449999999911" calcext:value-type="float">
            <text:p>0,00095345</text:p>
          </table:table-cell>
          <table:table-cell table:formula="of:=[.J10]/[.I10]" office:value-type="float" office:value="0.487423955830457" calcext:value-type="float">
            <text:p>0,4874239558</text:p>
          </table:table-cell>
          <table:table-cell table:formula="of:=[.D10]+[.H10]*[.K10]" office:value-type="float" office:value="0.12804151410714" calcext:value-type="float">
            <text:p>0,1280415141</text:p>
          </table:table-cell>
        </table:table-row>
        <table:table-row table:style-name="ro1">
          <table:table-cell office:value-type="float" office:value="1.8849614" calcext:value-type="float">
            <text:p>1,8849614</text:p>
          </table:table-cell>
          <table:table-cell office:value-type="float" office:value="0.4000016" calcext:value-type="float">
            <text:p>0,4000016</text:p>
          </table:table-cell>
          <table:table-cell office:value-type="float" office:value="1.883" calcext:value-type="float">
            <text:p>1,883</text:p>
          </table:table-cell>
          <table:table-cell office:value-type="float" office:value="0.6586167" calcext:value-type="float">
            <text:p>0,6586167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488809" calcext:value-type="float">
            <text:p>0,488809</text:p>
          </table:table-cell>
          <table:table-cell table:formula="of:=[.A11]-[.E11]" office:value-type="float" office:value="1.88395875" calcext:value-type="float">
            <text:p>1,88395875</text:p>
          </table:table-cell>
          <table:table-cell table:formula="of:=[.B11]-[.D11]" office:value-type="float" office:value="-0.2586151" calcext:value-type="float">
            <text:p>-0,2586151</text:p>
          </table:table-cell>
          <table:table-cell table:formula="of:=[.A11]-[.C11]" office:value-type="float" office:value="0.00196139999999989" calcext:value-type="float">
            <text:p>0,0019614</text:p>
          </table:table-cell>
          <table:table-cell table:formula="of:=[.G11]-[.C11]" office:value-type="float" office:value="0.000958749999999897" calcext:value-type="float">
            <text:p>0,00095875</text:p>
          </table:table-cell>
          <table:table-cell table:formula="of:=[.J11]/[.I11]" office:value-type="float" office:value="0.488809013969588" calcext:value-type="float">
            <text:p>0,488809014</text:p>
          </table:table-cell>
          <table:table-cell table:formula="of:=[.D11]+[.H11]*[.K11]" office:value-type="float" office:value="0.532203307971354" calcext:value-type="float">
            <text:p>0,532203308</text:p>
          </table:table-cell>
        </table:table-row>
        <table:table-row table:style-name="ro1">
          <table:table-cell office:value-type="float" office:value="1.8854627" calcext:value-type="float">
            <text:p>1,8854627</text:p>
          </table:table-cell>
          <table:table-cell office:value-type="float" office:value="0.4000016" calcext:value-type="float">
            <text:p>0,4000016</text:p>
          </table:table-cell>
          <table:table-cell office:value-type="float" office:value="1.885" calcext:value-type="float">
            <text:p>1,885</text:p>
          </table:table-cell>
          <table:table-cell office:value-type="float" office:value="0.2735882" calcext:value-type="float">
            <text:p>0,27358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2]-[.E12]" office:value-type="float" office:value="1.8854627" calcext:value-type="float">
            <text:p>1,8854627</text:p>
          </table:table-cell>
          <table:table-cell table:formula="of:=[.B12]-[.D12]" office:value-type="float" office:value="0.1264134" calcext:value-type="float">
            <text:p>0,1264134</text:p>
          </table:table-cell>
          <table:table-cell table:formula="of:=[.A12]-[.C12]" office:value-type="float" office:value="0.000462699999999927" calcext:value-type="float">
            <text:p>0,0004627</text:p>
          </table:table-cell>
          <table:table-cell table:formula="of:=[.G12]-[.C12]" office:value-type="float" office:value="0.000462699999999927" calcext:value-type="float">
            <text:p>0,0004627</text:p>
          </table:table-cell>
          <table:table-cell table:formula="of:=[.J12]/[.I12]" office:value-type="float" office:value="1" calcext:value-type="float">
            <text:p>1</text:p>
          </table:table-cell>
          <table:table-cell table:formula="of:=[.D12]+[.H12]*[.K12]" office:value-type="float" office:value="0.4000016" calcext:value-type="float">
            <text:p>0,4000016</text:p>
          </table:table-cell>
        </table:table-row>
        <table:table-row table:style-name="ro1">
          <table:table-cell office:value-type="float" office:value="1.9103325" calcext:value-type="float">
            <text:p>1,9103325</text:p>
          </table:table-cell>
          <table:table-cell office:value-type="float" office:value="0.7000016" calcext:value-type="float">
            <text:p>0,7000016</text:p>
          </table:table-cell>
          <table:table-cell office:value-type="float" office:value="1.885" calcext:value-type="float">
            <text:p>1,885</text:p>
          </table:table-cell>
          <table:table-cell office:value-type="float" office:value="0.526415" calcext:value-type="float">
            <text:p>0,526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3]-[.E13]" office:value-type="float" office:value="1.9103325" calcext:value-type="float">
            <text:p>1,9103325</text:p>
          </table:table-cell>
          <table:table-cell table:formula="of:=[.B13]-[.D13]" office:value-type="float" office:value="0.1735866" calcext:value-type="float">
            <text:p>0,1735866</text:p>
          </table:table-cell>
          <table:table-cell table:formula="of:=[.A13]-[.C13]" office:value-type="float" office:value="0.0253325" calcext:value-type="float">
            <text:p>0,0253325</text:p>
          </table:table-cell>
          <table:table-cell table:formula="of:=[.G13]-[.C13]" office:value-type="float" office:value="0.0253325" calcext:value-type="float">
            <text:p>0,0253325</text:p>
          </table:table-cell>
          <table:table-cell table:formula="of:=[.J13]/[.I13]" office:value-type="float" office:value="1" calcext:value-type="float">
            <text:p>1</text:p>
          </table:table-cell>
          <table:table-cell table:formula="of:=[.D13]+[.H13]*[.K13]" office:value-type="float" office:value="0.7000016" calcext:value-type="float">
            <text:p>0,7000016</text:p>
          </table:table-cell>
        </table:table-row>
        <table:table-row table:style-name="ro1">
          <table:table-cell office:value-type="float" office:value="1.9123379" calcext:value-type="float">
            <text:p>1,9123379</text:p>
          </table:table-cell>
          <table:table-cell office:value-type="float" office:value="0.7000016" calcext:value-type="float">
            <text:p>0,7000016</text:p>
          </table:table-cell>
          <table:table-cell office:value-type="float" office:value="1.91" calcext:value-type="float">
            <text:p>1,91</text:p>
          </table:table-cell>
          <table:table-cell office:value-type="float" office:value="0.8735882" calcext:value-type="float">
            <text:p>0,8735882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783866" calcext:value-type="float">
            <text:p>0,6783866</text:p>
          </table:table-cell>
          <table:table-cell table:formula="of:=[.A14]-[.E14]" office:value-type="float" office:value="1.911586" calcext:value-type="float">
            <text:p>1,911586</text:p>
          </table:table-cell>
          <table:table-cell table:formula="of:=[.B14]-[.D14]" office:value-type="float" office:value="-0.1735866" calcext:value-type="float">
            <text:p>-0,1735866</text:p>
          </table:table-cell>
          <table:table-cell table:formula="of:=[.A14]-[.C14]" office:value-type="float" office:value="0.00233789999999967" calcext:value-type="float">
            <text:p>0,0023379</text:p>
          </table:table-cell>
          <table:table-cell table:formula="of:=[.G14]-[.C14]" office:value-type="float" office:value="0.00158599999999964" calcext:value-type="float">
            <text:p>0,001586</text:p>
          </table:table-cell>
          <table:table-cell table:formula="of:=[.J14]/[.I14]" office:value-type="float" office:value="0.678386586252563" calcext:value-type="float">
            <text:p>0,6783865863</text:p>
          </table:table-cell>
          <table:table-cell table:formula="of:=[.D14]+[.H14]*[.K14]" office:value-type="float" office:value="0.755829379006811" calcext:value-type="float">
            <text:p>0,755829379</text:p>
          </table:table-cell>
        </table:table-row>
        <table:table-row table:style-name="ro1">
          <table:table-cell office:value-type="float" office:value="1.914346" calcext:value-type="float">
            <text:p>1,914346</text:p>
          </table:table-cell>
          <table:table-cell office:value-type="float" office:value="0.7000016" calcext:value-type="float">
            <text:p>0,7000016</text:p>
          </table:table-cell>
          <table:table-cell office:value-type="float" office:value="1.912" calcext:value-type="float">
            <text:p>1,912</text:p>
          </table:table-cell>
          <table:table-cell office:value-type="float" office:value="0.5822428" calcext:value-type="float">
            <text:p>0,5822428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79497" calcext:value-type="float">
            <text:p>0,679497</text:p>
          </table:table-cell>
          <table:table-cell table:formula="of:=[.A15]-[.E15]" office:value-type="float" office:value="1.9135941" calcext:value-type="float">
            <text:p>1,9135941</text:p>
          </table:table-cell>
          <table:table-cell table:formula="of:=[.B15]-[.D15]" office:value-type="float" office:value="0.1177588" calcext:value-type="float">
            <text:p>0,1177588</text:p>
          </table:table-cell>
          <table:table-cell table:formula="of:=[.A15]-[.C15]" office:value-type="float" office:value="0.00234600000000018" calcext:value-type="float">
            <text:p>0,002346</text:p>
          </table:table-cell>
          <table:table-cell table:formula="of:=[.G15]-[.C15]" office:value-type="float" office:value="0.00159410000000015" calcext:value-type="float">
            <text:p>0,0015941</text:p>
          </table:table-cell>
          <table:table-cell table:formula="of:=[.J15]/[.I15]" office:value-type="float" office:value="0.679497016197796" calcext:value-type="float">
            <text:p>0,6794970162</text:p>
          </table:table-cell>
          <table:table-cell table:formula="of:=[.D15]+[.H15]*[.K15]" office:value-type="float" office:value="0.662259553231033" calcext:value-type="float">
            <text:p>0,6622595532</text:p>
          </table:table-cell>
        </table:table-row>
        <table:table-row table:style-name="ro1">
          <table:table-cell office:value-type="float" office:value="1.9163533" calcext:value-type="float">
            <text:p>1,9163533</text:p>
          </table:table-cell>
          <table:table-cell office:value-type="float" office:value="0.8500016" calcext:value-type="float">
            <text:p>0,8500016</text:p>
          </table:table-cell>
          <table:table-cell office:value-type="float" office:value="1.914" calcext:value-type="float">
            <text:p>1,914</text:p>
          </table:table-cell>
          <table:table-cell office:value-type="float" office:value="0.7800183" calcext:value-type="float">
            <text:p>0,7800183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804912" calcext:value-type="float">
            <text:p>0,6804912</text:p>
          </table:table-cell>
          <table:table-cell table:formula="of:=[.A16]-[.E16]" office:value-type="float" office:value="1.9156014" calcext:value-type="float">
            <text:p>1,9156014</text:p>
          </table:table-cell>
          <table:table-cell table:formula="of:=[.B16]-[.D16]" office:value-type="float" office:value="0.0699833" calcext:value-type="float">
            <text:p>0,0699833</text:p>
          </table:table-cell>
          <table:table-cell table:formula="of:=[.A16]-[.C16]" office:value-type="float" office:value="0.00235329999999978" calcext:value-type="float">
            <text:p>0,0023533</text:p>
          </table:table-cell>
          <table:table-cell table:formula="of:=[.G16]-[.C16]" office:value-type="float" office:value="0.00160139999999975" calcext:value-type="float">
            <text:p>0,0016014</text:p>
          </table:table-cell>
          <table:table-cell table:formula="of:=[.J16]/[.I16]" office:value-type="float" office:value="0.680491225088133" calcext:value-type="float">
            <text:p>0,6804912251</text:p>
          </table:table-cell>
          <table:table-cell table:formula="of:=[.D16]+[.H16]*[.K16]" office:value-type="float" office:value="0.82764132155271" calcext:value-type="float">
            <text:p>0,8276413216</text:p>
          </table:table-cell>
        </table:table-row>
        <table:table-row table:style-name="ro1">
          <table:table-cell office:value-type="float" office:value="1.9183587" calcext:value-type="float">
            <text:p>1,9183587</text:p>
          </table:table-cell>
          <table:table-cell office:value-type="float" office:value="0.8500016" calcext:value-type="float">
            <text:p>0,8500016</text:p>
          </table:table-cell>
          <table:table-cell office:value-type="float" office:value="1.916" calcext:value-type="float">
            <text:p>1,916</text:p>
          </table:table-cell>
          <table:table-cell office:value-type="float" office:value="0.8976246" calcext:value-type="float">
            <text:p>0,8976246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812227" calcext:value-type="float">
            <text:p>0,6812227</text:p>
          </table:table-cell>
          <table:table-cell table:formula="of:=[.A17]-[.E17]" office:value-type="float" office:value="1.9176068" calcext:value-type="float">
            <text:p>1,9176068</text:p>
          </table:table-cell>
          <table:table-cell table:formula="of:=[.B17]-[.D17]" office:value-type="float" office:value="-0.0476230000000001" calcext:value-type="float">
            <text:p>-0,047623</text:p>
          </table:table-cell>
          <table:table-cell table:formula="of:=[.A17]-[.C17]" office:value-type="float" office:value="0.00235870000000005" calcext:value-type="float">
            <text:p>0,0023587</text:p>
          </table:table-cell>
          <table:table-cell table:formula="of:=[.G17]-[.C17]" office:value-type="float" office:value="0.00160680000000002" calcext:value-type="float">
            <text:p>0,0016068</text:p>
          </table:table-cell>
          <table:table-cell table:formula="of:=[.J17]/[.I17]" office:value-type="float" office:value="0.681222707423575" calcext:value-type="float">
            <text:p>0,6812227074</text:p>
          </table:table-cell>
          <table:table-cell table:formula="of:=[.D17]+[.H17]*[.K17]" office:value-type="float" office:value="0.865182731004367" calcext:value-type="float">
            <text:p>0,865182731</text:p>
          </table:table-cell>
        </table:table-row>
        <table:table-row table:style-name="ro1">
          <table:table-cell office:value-type="float" office:value="1.9474351" calcext:value-type="float">
            <text:p>1,9474351</text:p>
          </table:table-cell>
          <table:table-cell office:value-type="float" office:value="1.150002" calcext:value-type="float">
            <text:p>1,150002</text:p>
          </table:table-cell>
          <table:table-cell office:value-type="float" office:value="1.918" calcext:value-type="float">
            <text:p>1,918</text:p>
          </table:table-cell>
          <table:table-cell office:value-type="float" office:value="0.8175597" calcext:value-type="float">
            <text:p>0,8175597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744557" calcext:value-type="float">
            <text:p>0,9744557</text:p>
          </table:table-cell>
          <table:table-cell table:formula="of:=[.A18]-[.E18]" office:value-type="float" office:value="1.9466832" calcext:value-type="float">
            <text:p>1,9466832</text:p>
          </table:table-cell>
          <table:table-cell table:formula="of:=[.B18]-[.D18]" office:value-type="float" office:value="0.3324423" calcext:value-type="float">
            <text:p>0,3324423</text:p>
          </table:table-cell>
          <table:table-cell table:formula="of:=[.A18]-[.C18]" office:value-type="float" office:value="0.0294350999999997" calcext:value-type="float">
            <text:p>0,0294351</text:p>
          </table:table-cell>
          <table:table-cell table:formula="of:=[.G18]-[.C18]" office:value-type="float" office:value="0.0286831999999997" calcext:value-type="float">
            <text:p>0,0286832</text:p>
          </table:table-cell>
          <table:table-cell table:formula="of:=[.J18]/[.I18]" office:value-type="float" office:value="0.974455666873901" calcext:value-type="float">
            <text:p>0,9744556669</text:p>
          </table:table-cell>
          <table:table-cell table:formula="of:=[.D18]+[.H18]*[.K18]" office:value-type="float" office:value="1.14150998314359" calcext:value-type="float">
            <text:p>1,1415099831</text:p>
          </table:table-cell>
        </table:table-row>
        <table:table-row table:style-name="ro1">
          <table:table-cell table:style-name="ce1" office:value-type="float" office:value="1.9509447" calcext:value-type="float">
            <text:p>1,9509447</text:p>
          </table:table-cell>
          <table:table-cell table:style-name="ce1" office:value-type="float" office:value="1.300002" calcext:value-type="float">
            <text:p>1,300002</text:p>
          </table:table-cell>
          <table:table-cell table:style-name="ce1" office:value-type="float" office:value="1.947" calcext:value-type="float">
            <text:p>1,947</text:p>
          </table:table-cell>
          <table:table-cell table:style-name="ce1" office:value-type="float" office:value="1.473951" calcext:value-type="float">
            <text:p>1,473951</text:p>
          </table:table-cell>
          <table:table-cell table:style-name="ce1" office:value-type="float" office:value="0.00150405" calcext:value-type="float">
            <text:p>0,00150405</text:p>
          </table:table-cell>
          <table:table-cell office:value-type="float" office:value="0.6187162" calcext:value-type="float">
            <text:p>0,6187162</text:p>
          </table:table-cell>
          <table:table-cell table:style-name="ce1" table:formula="of:=[.A19]-[.E19]" office:value-type="float" office:value="1.94944065" calcext:value-type="float">
            <text:p>1,94944065</text:p>
          </table:table-cell>
          <table:table-cell table:style-name="ce1" table:formula="of:=[.B19]-[.D19]" office:value-type="float" office:value="-0.173949" calcext:value-type="float">
            <text:p>-0,173949</text:p>
          </table:table-cell>
          <table:table-cell table:style-name="ce1" table:formula="of:=[.A19]-[.C19]" office:value-type="float" office:value="0.00394469999999991" calcext:value-type="float">
            <text:p>0,0039447</text:p>
          </table:table-cell>
          <table:table-cell table:style-name="ce1" table:formula="of:=[.G19]-[.C19]" office:value-type="float" office:value="0.00244064999999982" calcext:value-type="float">
            <text:p>0,00244065</text:p>
          </table:table-cell>
          <table:table-cell table:formula="of:=[.J19]/[.I19]" office:value-type="float" office:value="0.618716252186447" calcext:value-type="float">
            <text:p>0,6187162522</text:p>
          </table:table-cell>
          <table:table-cell table:formula="of:=[.D19]+[.H19]*[.K19]" office:value-type="float" office:value="1.36632592664842" calcext:value-type="float">
            <text:p>1,3663259266</text:p>
          </table:table-cell>
        </table:table-row>
        <table:table-row table:style-name="ro1">
          <table:table-cell table:style-name="ce1" office:value-type="float" office:value="1.9519473" calcext:value-type="float">
            <text:p>1,9519473</text:p>
          </table:table-cell>
          <table:table-cell table:style-name="ce1" office:value-type="float" office:value="1.300002" calcext:value-type="float">
            <text:p>1,300002</text:p>
          </table:table-cell>
          <table:table-cell table:style-name="ce1" office:value-type="float" office:value="1.951" calcext:value-type="float">
            <text:p>1,951</text:p>
          </table:table-cell>
          <table:table-cell table:style-name="ce1" office:value-type="float" office:value="1.192376" calcext:value-type="float">
            <text:p>1,192376</text:p>
          </table:table-cell>
          <table:table-cell table:style-name="ce1" office:value-type="float" office:value="0.00150405" calcext:value-type="float">
            <text:p>0,00150405</text:p>
          </table:table-cell>
          <table:table-cell office:value-type="float" office:value="-0.587723" calcext:value-type="float">
            <text:p>-0,587723</text:p>
          </table:table-cell>
          <table:table-cell table:style-name="ce1" table:formula="of:=[.A20]-[.E20]" office:value-type="float" office:value="1.95044325" calcext:value-type="float">
            <text:p>1,95044325</text:p>
          </table:table-cell>
          <table:table-cell table:style-name="ce1" table:formula="of:=[.B20]-[.D20]" office:value-type="float" office:value="0.107626" calcext:value-type="float">
            <text:p>0,107626</text:p>
          </table:table-cell>
          <table:table-cell table:style-name="ce1" table:formula="of:=[.A20]-[.C20]" office:value-type="float" office:value="0.000947299999999984" calcext:value-type="float">
            <text:p>0,0009473</text:p>
          </table:table-cell>
          <table:table-cell table:style-name="ce1" table:formula="of:=[.G20]-[.C20]" office:value-type="float" office:value="-0.000556750000000106" calcext:value-type="float">
            <text:p>-0,00055675</text:p>
          </table:table-cell>
          <table:table-cell table:formula="of:=[.J20]/[.I20]" office:value-type="float" office:value="-0.587723002216948" calcext:value-type="float">
            <text:p>-0,5877230022</text:p>
          </table:table-cell>
          <table:table-cell table:formula="of:=[.D20]+[.H20]*[.K20]" office:value-type="float" office:value="1.1291217241634" calcext:value-type="float">
            <text:p>1,1291217242</text:p>
          </table:table-cell>
        </table:table-row>
        <table:table-row table:style-name="ro1">
          <table:table-cell table:style-name="ce1" office:value-type="float" office:value="1.9529501" calcext:value-type="float">
            <text:p>1,9529501</text:p>
          </table:table-cell>
          <table:table-cell table:style-name="ce1" office:value-type="float" office:value="1.300002" calcext:value-type="float">
            <text:p>1,300002</text:p>
          </table:table-cell>
          <table:table-cell table:style-name="ce1" office:value-type="float" office:value="1.952" calcext:value-type="float">
            <text:p>1,952</text:p>
          </table:table-cell>
          <table:table-cell table:style-name="ce1" office:value-type="float" office:value="1.236748" calcext:value-type="float">
            <text:p>1,236748</text:p>
          </table:table-cell>
          <table:table-cell table:style-name="ce1" office:value-type="float" office:value="0.00150405" calcext:value-type="float">
            <text:p>0,00150405</text:p>
          </table:table-cell>
          <table:table-cell office:value-type="float" office:value="-0.5830439" calcext:value-type="float">
            <text:p>-0,5830439</text:p>
          </table:table-cell>
          <table:table-cell table:style-name="ce1" table:formula="of:=[.A21]-[.E21]" office:value-type="float" office:value="1.95144605" calcext:value-type="float">
            <text:p>1,95144605</text:p>
          </table:table-cell>
          <table:table-cell table:style-name="ce1" table:formula="of:=[.B21]-[.D21]" office:value-type="float" office:value="0.0632540000000001" calcext:value-type="float">
            <text:p>0,063254</text:p>
          </table:table-cell>
          <table:table-cell table:style-name="ce1" table:formula="of:=[.A21]-[.C21]" office:value-type="float" office:value="0.000950099999999843" calcext:value-type="float">
            <text:p>0,0009501</text:p>
          </table:table-cell>
          <table:table-cell table:style-name="ce1" table:formula="of:=[.G21]-[.C21]" office:value-type="float" office:value="-0.000553950000000247" calcext:value-type="float">
            <text:p>-0,00055395</text:p>
          </table:table-cell>
          <table:table-cell table:formula="of:=[.J21]/[.I21]" office:value-type="float" office:value="-0.583043890117187" calcext:value-type="float">
            <text:p>-0,5830438901</text:p>
          </table:table-cell>
          <table:table-cell table:formula="of:=[.D21]+[.H21]*[.K21]" office:value-type="float" office:value="1.19986814177453" calcext:value-type="float">
            <text:p>1,1998681418</text:p>
          </table:table-cell>
        </table:table-row>
        <table:table-row table:style-name="ro1">
          <table:table-cell table:style-name="ce1" office:value-type="float" office:value="1.9788153" calcext:value-type="float">
            <text:p>1,9788153</text:p>
          </table:table-cell>
          <table:table-cell table:style-name="ce1" office:value-type="float" office:value="1.600001" calcext:value-type="float">
            <text:p>1,600001</text:p>
          </table:table-cell>
          <table:table-cell table:style-name="ce1" office:value-type="float" office:value="1.953" calcext:value-type="float">
            <text:p>1,953</text:p>
          </table:table-cell>
          <table:table-cell table:style-name="ce1" office:value-type="float" office:value="1.263122" calcext:value-type="float">
            <text:p>1,263122</text:p>
          </table:table-cell>
          <table:table-cell table:style-name="ce1" office:value-type="float" office:value="0.00150405" calcext:value-type="float">
            <text:p>0,00150405</text:p>
          </table:table-cell>
          <table:table-cell office:value-type="float" office:value="0.9417381" calcext:value-type="float">
            <text:p>0,9417381</text:p>
          </table:table-cell>
          <table:table-cell table:style-name="ce1" table:formula="of:=[.A22]-[.E22]" office:value-type="float" office:value="1.97731125" calcext:value-type="float">
            <text:p>1,97731125</text:p>
          </table:table-cell>
          <table:table-cell table:style-name="ce1" table:formula="of:=[.B22]-[.D22]" office:value-type="float" office:value="0.336879" calcext:value-type="float">
            <text:p>0,336879</text:p>
          </table:table-cell>
          <table:table-cell table:style-name="ce1" table:formula="of:=[.A22]-[.C22]" office:value-type="float" office:value="0.0258152999999999" calcext:value-type="float">
            <text:p>0,0258153</text:p>
          </table:table-cell>
          <table:table-cell table:style-name="ce1" table:formula="of:=[.G22]-[.C22]" office:value-type="float" office:value="0.0243112499999998" calcext:value-type="float">
            <text:p>0,02431125</text:p>
          </table:table-cell>
          <table:table-cell table:formula="of:=[.J22]/[.I22]" office:value-type="float" office:value="0.94173803906985" calcext:value-type="float">
            <text:p>0,9417380391</text:p>
          </table:table-cell>
          <table:table-cell table:formula="of:=[.D22]+[.H22]*[.K22]" office:value-type="float" office:value="1.58037376886381" calcext:value-type="float">
            <text:p>1,5803737689</text:p>
          </table:table-cell>
        </table:table-row>
        <table:table-row table:style-name="ro1">
          <table:table-cell office:value-type="float" office:value="1.9813211" calcext:value-type="float">
            <text:p>1,9813211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1.979" calcext:value-type="float">
            <text:p>1,979</text:p>
          </table:table-cell>
          <table:table-cell office:value-type="float" office:value="1.917254" calcext:value-type="float">
            <text:p>1,917254</text:p>
          </table:table-cell>
          <table:table-cell office:value-type="float" office:value="0.00150405" calcext:value-type="float">
            <text:p>0,00150405</text:p>
          </table:table-cell>
          <table:table-cell office:value-type="float" office:value="0.3520098" calcext:value-type="float">
            <text:p>0,3520098</text:p>
          </table:table-cell>
          <table:table-cell table:formula="of:=[.A23]-[.E23]" office:value-type="float" office:value="1.97981705" calcext:value-type="float">
            <text:p>1,97981705</text:p>
          </table:table-cell>
          <table:table-cell table:formula="of:=[.B23]-[.D23]" office:value-type="float" office:value="-0.317253" calcext:value-type="float">
            <text:p>-0,317253</text:p>
          </table:table-cell>
          <table:table-cell table:formula="of:=[.A23]-[.C23]" office:value-type="float" office:value="0.00232109999999985" calcext:value-type="float">
            <text:p>0,0023211</text:p>
          </table:table-cell>
          <table:table-cell table:formula="of:=[.G23]-[.C23]" office:value-type="float" office:value="0.000817049999999764" calcext:value-type="float">
            <text:p>0,00081705</text:p>
          </table:table-cell>
          <table:table-cell table:formula="of:=[.J23]/[.I23]" office:value-type="float" office:value="0.352009822928704" calcext:value-type="float">
            <text:p>0,3520098229</text:p>
          </table:table-cell>
          <table:table-cell table:formula="of:=[.D23]+[.H23]*[.K23]" office:value-type="float" office:value="1.8055778276464" calcext:value-type="float">
            <text:p>1,8055778276</text:p>
          </table:table-cell>
        </table:table-row>
        <table:table-row table:style-name="ro1">
          <table:table-cell office:value-type="float" office:value="2.0124083" calcext:value-type="float">
            <text:p>2,0124083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1.981" calcext:value-type="float">
            <text:p>1,981</text:p>
          </table:table-cell>
          <table:table-cell office:value-type="float" office:value="1.488325" calcext:value-type="float">
            <text:p>1,488325</text:p>
          </table:table-cell>
          <table:table-cell office:value-type="float" office:value="0.00150405" calcext:value-type="float">
            <text:p>0,00150405</text:p>
          </table:table-cell>
          <table:table-cell office:value-type="float" office:value="0.952113" calcext:value-type="float">
            <text:p>0,952113</text:p>
          </table:table-cell>
          <table:table-cell table:formula="of:=[.A24]-[.E24]" office:value-type="float" office:value="2.01090425" calcext:value-type="float">
            <text:p>2,01090425</text:p>
          </table:table-cell>
          <table:table-cell table:formula="of:=[.B24]-[.D24]" office:value-type="float" office:value="0.561676" calcext:value-type="float">
            <text:p>0,561676</text:p>
          </table:table-cell>
          <table:table-cell table:formula="of:=[.A24]-[.C24]" office:value-type="float" office:value="0.0314083000000003" calcext:value-type="float">
            <text:p>0,0314083</text:p>
          </table:table-cell>
          <table:table-cell table:formula="of:=[.G24]-[.C24]" office:value-type="float" office:value="0.0299042500000004" calcext:value-type="float">
            <text:p>0,02990425</text:p>
          </table:table-cell>
          <table:table-cell table:formula="of:=[.J24]/[.I24]" office:value-type="float" office:value="0.952112976506215" calcext:value-type="float">
            <text:p>0,9521129765</text:p>
          </table:table-cell>
          <table:table-cell table:formula="of:=[.D24]+[.H24]*[.K24]" office:value-type="float" office:value="2.0231040081921" calcext:value-type="float">
            <text:p>2,0231040082</text:p>
          </table:table-cell>
        </table:table-row>
        <table:table-row table:style-name="ro1">
          <table:table-cell office:value-type="float" office:value="2.0143303" calcext:value-type="float">
            <text:p>2,0143303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2.012" calcext:value-type="float">
            <text:p>2,012</text:p>
          </table:table-cell>
          <table:table-cell office:value-type="float" office:value="2.58478" calcext:value-type="float">
            <text:p>2,58478</text:p>
          </table:table-cell>
          <table:table-cell office:value-type="float" office:value="0.00150405" calcext:value-type="float">
            <text:p>0,00150405</text:p>
          </table:table-cell>
          <table:table-cell office:value-type="float" office:value="0.3545681" calcext:value-type="float">
            <text:p>0,3545681</text:p>
          </table:table-cell>
          <table:table-cell table:formula="of:=[.A25]-[.E25]" office:value-type="float" office:value="2.01282625" calcext:value-type="float">
            <text:p>2,01282625</text:p>
          </table:table-cell>
          <table:table-cell table:formula="of:=[.B25]-[.D25]" office:value-type="float" office:value="-0.534779" calcext:value-type="float">
            <text:p>-0,534779</text:p>
          </table:table-cell>
          <table:table-cell table:formula="of:=[.A25]-[.C25]" office:value-type="float" office:value="0.00233030000000012" calcext:value-type="float">
            <text:p>0,0023303</text:p>
          </table:table-cell>
          <table:table-cell table:formula="of:=[.G25]-[.C25]" office:value-type="float" office:value="0.00082625000000025" calcext:value-type="float">
            <text:p>0,00082625</text:p>
          </table:table-cell>
          <table:table-cell table:formula="of:=[.J25]/[.I25]" office:value-type="float" office:value="0.354568081363004" calcext:value-type="float">
            <text:p>0,3545680814</text:p>
          </table:table-cell>
          <table:table-cell table:formula="of:=[.D25]+[.H25]*[.K25]" office:value-type="float" office:value="2.39516443601677" calcext:value-type="float">
            <text:p>2,395164436</text:p>
          </table:table-cell>
        </table:table-row>
        <table:table-row table:style-name="ro1">
          <table:table-cell office:value-type="float" office:value="2.0163377" calcext:value-type="float">
            <text:p>2,0163377</text:p>
          </table:table-cell>
          <table:table-cell office:value-type="float" office:value="2.200001" calcext:value-type="float">
            <text:p>2,200001</text:p>
          </table:table-cell>
          <table:table-cell office:value-type="float" office:value="2.014" calcext:value-type="float">
            <text:p>2,014</text:p>
          </table:table-cell>
          <table:table-cell office:value-type="float" office:value="1.860386" calcext:value-type="float">
            <text:p>1,860386</text:p>
          </table:table-cell>
          <table:table-cell office:value-type="float" office:value="0.00150405" calcext:value-type="float">
            <text:p>0,00150405</text:p>
          </table:table-cell>
          <table:table-cell office:value-type="float" office:value="0.3566112" calcext:value-type="float">
            <text:p>0,3566112</text:p>
          </table:table-cell>
          <table:table-cell table:formula="of:=[.A26]-[.E26]" office:value-type="float" office:value="2.01483365" calcext:value-type="float">
            <text:p>2,01483365</text:p>
          </table:table-cell>
          <table:table-cell table:formula="of:=[.B26]-[.D26]" office:value-type="float" office:value="0.339615" calcext:value-type="float">
            <text:p>0,339615</text:p>
          </table:table-cell>
          <table:table-cell table:formula="of:=[.A26]-[.C26]" office:value-type="float" office:value="0.0023377" calcext:value-type="float">
            <text:p>0,0023377</text:p>
          </table:table-cell>
          <table:table-cell table:formula="of:=[.G26]-[.C26]" office:value-type="float" office:value="0.00083365000000013" calcext:value-type="float">
            <text:p>0,00083365</text:p>
          </table:table-cell>
          <table:table-cell table:formula="of:=[.J26]/[.I26]" office:value-type="float" office:value="0.356611199041849" calcext:value-type="float">
            <text:p>0,356611199</text:p>
          </table:table-cell>
          <table:table-cell table:formula="of:=[.D26]+[.H26]*[.K26]" office:value-type="float" office:value="1.9814965123626" calcext:value-type="float">
            <text:p>1,9814965124</text:p>
          </table:table-cell>
        </table:table-row>
        <table:table-row table:style-name="ro1">
          <table:table-cell office:value-type="float" office:value="2.017842" calcext:value-type="float">
            <text:p>2,017842</text:p>
          </table:table-cell>
          <table:table-cell office:value-type="float" office:value="2.200001" calcext:value-type="float">
            <text:p>2,200001</text:p>
          </table:table-cell>
          <table:table-cell office:value-type="float" office:value="2.016" calcext:value-type="float">
            <text:p>2,016</text:p>
          </table:table-cell>
          <table:table-cell office:value-type="float" office:value="2.321112" calcext:value-type="float">
            <text:p>2,321112</text:p>
          </table:table-cell>
          <table:table-cell office:value-type="float" office:value="0.00150405" calcext:value-type="float">
            <text:p>0,00150405</text:p>
          </table:table-cell>
          <table:table-cell office:value-type="float" office:value="0.1834691" calcext:value-type="float">
            <text:p>0,1834691</text:p>
          </table:table-cell>
          <table:table-cell table:formula="of:=[.A27]-[.E27]" office:value-type="float" office:value="2.01633795" calcext:value-type="float">
            <text:p>2,01633795</text:p>
          </table:table-cell>
          <table:table-cell table:formula="of:=[.B27]-[.D27]" office:value-type="float" office:value="-0.121111" calcext:value-type="float">
            <text:p>-0,121111</text:p>
          </table:table-cell>
          <table:table-cell table:formula="of:=[.A27]-[.C27]" office:value-type="float" office:value="0.0018419999999999" calcext:value-type="float">
            <text:p>0,001842</text:p>
          </table:table-cell>
          <table:table-cell table:formula="of:=[.G27]-[.C27]" office:value-type="float" office:value="0.000337950000000031" calcext:value-type="float">
            <text:p>0,00033795</text:p>
          </table:table-cell>
          <table:table-cell table:formula="of:=[.J27]/[.I27]" office:value-type="float" office:value="0.18346905537462" calcext:value-type="float">
            <text:p>0,1834690554</text:p>
          </table:table-cell>
          <table:table-cell table:formula="of:=[.D27]+[.H27]*[.K27]" office:value-type="float" office:value="2.29889187923452" calcext:value-type="float">
            <text:p>2,2988918792</text:p>
          </table:table-cell>
        </table:table-row>
        <table:table-row table:style-name="ro1">
          <table:table-cell office:value-type="float" office:value="2.047307" calcext:value-type="float">
            <text:p>2,047307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2.018" calcext:value-type="float">
            <text:p>2,018</text:p>
          </table:table-cell>
          <table:table-cell office:value-type="float" office:value="2.177781" calcext:value-type="float">
            <text:p>2,177781</text:p>
          </table:table-cell>
          <table:table-cell office:value-type="float" office:value="0.00150405" calcext:value-type="float">
            <text:p>0,00150405</text:p>
          </table:table-cell>
          <table:table-cell office:value-type="float" office:value="0.9486795" calcext:value-type="float">
            <text:p>0,9486795</text:p>
          </table:table-cell>
          <table:table-cell table:formula="of:=[.A28]-[.E28]" office:value-type="float" office:value="2.04580295" calcext:value-type="float">
            <text:p>2,04580295</text:p>
          </table:table-cell>
          <table:table-cell table:formula="of:=[.B28]-[.D28]" office:value-type="float" office:value="0.322221" calcext:value-type="float">
            <text:p>0,322221</text:p>
          </table:table-cell>
          <table:table-cell table:formula="of:=[.A28]-[.C28]" office:value-type="float" office:value="0.0293070000000002" calcext:value-type="float">
            <text:p>0,029307</text:p>
          </table:table-cell>
          <table:table-cell table:formula="of:=[.G28]-[.C28]" office:value-type="float" office:value="0.0278029500000003" calcext:value-type="float">
            <text:p>0,02780295</text:p>
          </table:table-cell>
          <table:table-cell table:formula="of:=[.J28]/[.I28]" office:value-type="float" office:value="0.948679496366061" calcext:value-type="float">
            <text:p>0,9486794964</text:p>
          </table:table-cell>
          <table:table-cell table:formula="of:=[.D28]+[.H28]*[.K28]" office:value-type="float" office:value="2.48346545599857" calcext:value-type="float">
            <text:p>2,483465456</text:p>
          </table:table-cell>
        </table:table-row>
        <table:table-row table:style-name="ro1">
          <table:table-cell office:value-type="float" office:value="2.0508172" calcext:value-type="float">
            <text:p>2,0508172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2.047" calcext:value-type="float">
            <text:p>2,047</text:p>
          </table:table-cell>
          <table:table-cell office:value-type="float" office:value="2.805686" calcext:value-type="float">
            <text:p>2,805686</text:p>
          </table:table-cell>
          <table:table-cell office:value-type="float" office:value="0.00150445" calcext:value-type="float">
            <text:p>0,00150445</text:p>
          </table:table-cell>
          <table:table-cell office:value-type="float" office:value="0.605876" calcext:value-type="float">
            <text:p>0,605876</text:p>
          </table:table-cell>
          <table:table-cell table:formula="of:=[.A29]-[.E29]" office:value-type="float" office:value="2.04931275" calcext:value-type="float">
            <text:p>2,04931275</text:p>
          </table:table-cell>
          <table:table-cell table:formula="of:=[.B29]-[.D29]" office:value-type="float" office:value="-0.155684" calcext:value-type="float">
            <text:p>-0,155684</text:p>
          </table:table-cell>
          <table:table-cell table:formula="of:=[.A29]-[.C29]" office:value-type="float" office:value="0.00381719999999985" calcext:value-type="float">
            <text:p>0,0038172</text:p>
          </table:table-cell>
          <table:table-cell table:formula="of:=[.G29]-[.C29]" office:value-type="float" office:value="0.00231274999999975" calcext:value-type="float">
            <text:p>0,00231275</text:p>
          </table:table-cell>
          <table:table-cell table:formula="of:=[.J29]/[.I29]" office:value-type="float" office:value="0.605876034789857" calcext:value-type="float">
            <text:p>0,6058760348</text:p>
          </table:table-cell>
          <table:table-cell table:formula="of:=[.D29]+[.H29]*[.K29]" office:value-type="float" office:value="2.71136079539978" calcext:value-type="float">
            <text:p>2,7113607954</text:p>
          </table:table-cell>
        </table:table-row>
        <table:table-row table:style-name="ro1">
          <table:table-cell office:value-type="float" office:value="2.052822" calcext:value-type="float">
            <text:p>2,052822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2.051" calcext:value-type="float">
            <text:p>2,051</text:p>
          </table:table-cell>
          <table:table-cell office:value-type="float" office:value="2.555677" calcext:value-type="float">
            <text:p>2,555677</text:p>
          </table:table-cell>
          <table:table-cell office:value-type="float" office:value="0.00150445" calcext:value-type="float">
            <text:p>0,00150445</text:p>
          </table:table-cell>
          <table:table-cell office:value-type="float" office:value="0.1742865" calcext:value-type="float">
            <text:p>0,1742865</text:p>
          </table:table-cell>
          <table:table-cell table:formula="of:=[.A30]-[.E30]" office:value-type="float" office:value="2.05131755" calcext:value-type="float">
            <text:p>2,05131755</text:p>
          </table:table-cell>
          <table:table-cell table:formula="of:=[.B30]-[.D30]" office:value-type="float" office:value="0.0943249999999996" calcext:value-type="float">
            <text:p>0,094325</text:p>
          </table:table-cell>
          <table:table-cell table:formula="of:=[.A30]-[.C30]" office:value-type="float" office:value="0.00182199999999977" calcext:value-type="float">
            <text:p>0,001822</text:p>
          </table:table-cell>
          <table:table-cell table:formula="of:=[.G30]-[.C30]" office:value-type="float" office:value="0.000317549999999667" calcext:value-type="float">
            <text:p>0,00031755</text:p>
          </table:table-cell>
          <table:table-cell table:formula="of:=[.J30]/[.I30]" office:value-type="float" office:value="0.174286498353297" calcext:value-type="float">
            <text:p>0,1742864984</text:p>
          </table:table-cell>
          <table:table-cell table:formula="of:=[.D30]+[.H30]*[.K30]" office:value-type="float" office:value="2.57211657395717" calcext:value-type="float">
            <text:p>2,572116574</text:p>
          </table:table-cell>
        </table:table-row>
        <table:table-row table:style-name="ro1">
          <table:table-cell office:value-type="float" office:value="2.052822" calcext:value-type="float">
            <text:p>2,052822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2.053" calcext:value-type="float">
            <text:p>2,053</text:p>
          </table:table-cell>
          <table:table-cell office:value-type="float" office:value="2.666441" calcext:value-type="float">
            <text:p>2,666441</text:p>
          </table:table-cell>
          <table:table-cell office:value-type="float" office:value="0.00150445" calcext:value-type="float">
            <text:p>0,00150445</text:p>
          </table:table-cell>
          <table:table-cell office:value-type="float" office:value="9.451966" calcext:value-type="float">
            <text:p>9,451966</text:p>
          </table:table-cell>
          <table:table-cell table:formula="of:=[.A31]-[.E31]" office:value-type="float" office:value="2.05131755" calcext:value-type="float">
            <text:p>2,05131755</text:p>
          </table:table-cell>
          <table:table-cell table:formula="of:=[.B31]-[.D31]" office:value-type="float" office:value="-0.0164390000000001" calcext:value-type="float">
            <text:p>-0,016439</text:p>
          </table:table-cell>
          <table:table-cell table:formula="of:=[.A31]-[.C31]" office:value-type="float" office:value="-0.000178000000000011" calcext:value-type="float">
            <text:p>-0,000178</text:p>
          </table:table-cell>
          <table:table-cell table:formula="of:=[.G31]-[.C31]" office:value-type="float" office:value="-0.00168245000000011" calcext:value-type="float">
            <text:p>-0,00168245</text:p>
          </table:table-cell>
          <table:table-cell table:formula="of:=[.J31]/[.I31]" office:value-type="float" office:value="9.45196629213486" calcext:value-type="float">
            <text:p>9,4519662921</text:p>
          </table:table-cell>
          <table:table-cell table:formula="of:=[.D31]+[.H31]*[.K31]" office:value-type="float" office:value="2.51106012612359" calcext:value-type="float">
            <text:p>2,5110601261</text:p>
          </table:table-cell>
        </table:table-row>
        <table:table-row table:style-name="ro1">
          <table:table-cell office:value-type="float" office:value="2.079842" calcext:value-type="float">
            <text:p>2,079842</text:p>
          </table:table-cell>
          <table:table-cell office:value-type="float" office:value="2.950002" calcext:value-type="float">
            <text:p>2,950002</text:p>
          </table:table-cell>
          <table:table-cell office:value-type="float" office:value="2.053" calcext:value-type="float">
            <text:p>2,053</text:p>
          </table:table-cell>
          <table:table-cell office:value-type="float" office:value="2.494615" calcext:value-type="float">
            <text:p>2,494615</text:p>
          </table:table-cell>
          <table:table-cell office:value-type="float" office:value="0.00150445" calcext:value-type="float">
            <text:p>0,00150445</text:p>
          </table:table-cell>
          <table:table-cell office:value-type="float" office:value="0.9439517" calcext:value-type="float">
            <text:p>0,9439517</text:p>
          </table:table-cell>
          <table:table-cell table:formula="of:=[.A32]-[.E32]" office:value-type="float" office:value="2.07833755" calcext:value-type="float">
            <text:p>2,07833755</text:p>
          </table:table-cell>
          <table:table-cell table:formula="of:=[.B32]-[.D32]" office:value-type="float" office:value="0.455387" calcext:value-type="float">
            <text:p>0,455387</text:p>
          </table:table-cell>
          <table:table-cell table:formula="of:=[.A32]-[.C32]" office:value-type="float" office:value="0.0268420000000003" calcext:value-type="float">
            <text:p>0,026842</text:p>
          </table:table-cell>
          <table:table-cell table:formula="of:=[.G32]-[.C32]" office:value-type="float" office:value="0.0253375500000002" calcext:value-type="float">
            <text:p>0,02533755</text:p>
          </table:table-cell>
          <table:table-cell table:formula="of:=[.J32]/[.I32]" office:value-type="float" office:value="0.943951642947616" calcext:value-type="float">
            <text:p>0,9439516429</text:p>
          </table:table-cell>
          <table:table-cell table:formula="of:=[.D32]+[.H32]*[.K32]" office:value-type="float" office:value="2.92447830682699" calcext:value-type="float">
            <text:p>2,9244783068</text:p>
          </table:table-cell>
        </table:table-row>
        <table:table-row table:style-name="ro1">
          <table:table-cell office:value-type="float" office:value="2.0828504" calcext:value-type="float">
            <text:p>2,0828504</text:p>
          </table:table-cell>
          <table:table-cell office:value-type="float" office:value="2.950002" calcext:value-type="float">
            <text:p>2,950002</text:p>
          </table:table-cell>
          <table:table-cell office:value-type="float" office:value="2.08" calcext:value-type="float">
            <text:p>2,08</text:p>
          </table:table-cell>
          <table:table-cell office:value-type="float" office:value="3.379866" calcext:value-type="float">
            <text:p>3,379866</text:p>
          </table:table-cell>
          <table:table-cell office:value-type="float" office:value="0.00150445" calcext:value-type="float">
            <text:p>0,00150445</text:p>
          </table:table-cell>
          <table:table-cell office:value-type="float" office:value="0.4721969" calcext:value-type="float">
            <text:p>0,4721969</text:p>
          </table:table-cell>
          <table:table-cell table:formula="of:=[.A33]-[.E33]" office:value-type="float" office:value="2.08134595" calcext:value-type="float">
            <text:p>2,08134595</text:p>
          </table:table-cell>
          <table:table-cell table:formula="of:=[.B33]-[.D33]" office:value-type="float" office:value="-0.429864" calcext:value-type="float">
            <text:p>-0,429864</text:p>
          </table:table-cell>
          <table:table-cell table:formula="of:=[.A33]-[.C33]" office:value-type="float" office:value="0.00285039999999981" calcext:value-type="float">
            <text:p>0,0028504</text:p>
          </table:table-cell>
          <table:table-cell table:formula="of:=[.G33]-[.C33]" office:value-type="float" office:value="0.00134594999999971" calcext:value-type="float">
            <text:p>0,00134595</text:p>
          </table:table-cell>
          <table:table-cell table:formula="of:=[.J33]/[.I33]" office:value-type="float" office:value="0.472196884647698" calcext:value-type="float">
            <text:p>0,4721968846</text:p>
          </table:table-cell>
          <table:table-cell table:formula="of:=[.D33]+[.H33]*[.K33]" office:value-type="float" office:value="3.1768855583778" calcext:value-type="float">
            <text:p>3,1768855584</text:p>
          </table:table-cell>
        </table:table-row>
        <table:table-row table:style-name="ro1">
          <table:table-cell office:value-type="float" office:value="2.0853618" calcext:value-type="float">
            <text:p>2,0853618</text:p>
          </table:table-cell>
          <table:table-cell office:value-type="float" office:value="3.100002" calcext:value-type="float">
            <text:p>3,100002</text:p>
          </table:table-cell>
          <table:table-cell office:value-type="float" office:value="2.083" calcext:value-type="float">
            <text:p>2,083</text:p>
          </table:table-cell>
          <table:table-cell office:value-type="float" office:value="2.747022" calcext:value-type="float">
            <text:p>2,747022</text:p>
          </table:table-cell>
          <table:table-cell office:value-type="float" office:value="0.0010051" calcext:value-type="float">
            <text:p>0,0010051</text:p>
          </table:table-cell>
          <table:table-cell office:value-type="float" office:value="0.5744348" calcext:value-type="float">
            <text:p>0,5744348</text:p>
          </table:table-cell>
          <table:table-cell table:formula="of:=[.A34]-[.E34]" office:value-type="float" office:value="2.0843567" calcext:value-type="float">
            <text:p>2,0843567</text:p>
          </table:table-cell>
          <table:table-cell table:formula="of:=[.B34]-[.D34]" office:value-type="float" office:value="0.35298" calcext:value-type="float">
            <text:p>0,35298</text:p>
          </table:table-cell>
          <table:table-cell table:formula="of:=[.A34]-[.C34]" office:value-type="float" office:value="0.00236179999999964" calcext:value-type="float">
            <text:p>0,0023618</text:p>
          </table:table-cell>
          <table:table-cell table:formula="of:=[.G34]-[.C34]" office:value-type="float" office:value="0.00135669999999966" calcext:value-type="float">
            <text:p>0,0013567</text:p>
          </table:table-cell>
          <table:table-cell table:formula="of:=[.J34]/[.I34]" office:value-type="float" office:value="0.574434753154316" calcext:value-type="float">
            <text:p>0,5744347532</text:p>
          </table:table-cell>
          <table:table-cell table:formula="of:=[.D34]+[.H34]*[.K34]" office:value-type="float" office:value="2.94978597916841" calcext:value-type="float">
            <text:p>2,9497859792</text:p>
          </table:table-cell>
        </table:table-row>
        <table:table-row table:style-name="ro1">
          <table:table-cell office:value-type="float" office:value="2.0863643" calcext:value-type="float">
            <text:p>2,0863643</text:p>
          </table:table-cell>
          <table:table-cell office:value-type="float" office:value="3.100002" calcext:value-type="float">
            <text:p>3,100002</text:p>
          </table:table-cell>
          <table:table-cell office:value-type="float" office:value="2.085" calcext:value-type="float">
            <text:p>2,085</text:p>
          </table:table-cell>
          <table:table-cell office:value-type="float" office:value="3.302766" calcext:value-type="float">
            <text:p>3,302766</text:p>
          </table:table-cell>
          <table:table-cell office:value-type="float" office:value="0.0010051" calcext:value-type="float">
            <text:p>0,0010051</text:p>
          </table:table-cell>
          <table:table-cell office:value-type="float" office:value="0.2632852" calcext:value-type="float">
            <text:p>0,2632852</text:p>
          </table:table-cell>
          <table:table-cell table:formula="of:=[.A35]-[.E35]" office:value-type="float" office:value="2.0853592" calcext:value-type="float">
            <text:p>2,0853592</text:p>
          </table:table-cell>
          <table:table-cell table:formula="of:=[.B35]-[.D35]" office:value-type="float" office:value="-0.202764" calcext:value-type="float">
            <text:p>-0,202764</text:p>
          </table:table-cell>
          <table:table-cell table:formula="of:=[.A35]-[.C35]" office:value-type="float" office:value="0.0013643000000001" calcext:value-type="float">
            <text:p>0,0013643</text:p>
          </table:table-cell>
          <table:table-cell table:formula="of:=[.G35]-[.C35]" office:value-type="float" office:value="0.000359200000000115" calcext:value-type="float">
            <text:p>0,0003592</text:p>
          </table:table-cell>
          <table:table-cell table:formula="of:=[.J35]/[.I35]" office:value-type="float" office:value="0.263285201202147" calcext:value-type="float">
            <text:p>0,2632852012</text:p>
          </table:table-cell>
          <table:table-cell table:formula="of:=[.D35]+[.H35]*[.K35]" office:value-type="float" office:value="3.24938123946345" calcext:value-type="float">
            <text:p>3,2493812395</text:p>
          </table:table-cell>
        </table:table-row>
        <table:table-row table:style-name="ro1">
          <table:table-cell office:value-type="float" office:value="2.114809" calcext:value-type="float">
            <text:p>2,114809</text:p>
          </table:table-cell>
          <table:table-cell office:value-type="float" office:value="3.400002" calcext:value-type="float">
            <text:p>3,400002</text:p>
          </table:table-cell>
          <table:table-cell office:value-type="float" office:value="2.086" calcext:value-type="float">
            <text:p>2,086</text:p>
          </table:table-cell>
          <table:table-cell office:value-type="float" office:value="3.046617" calcext:value-type="float">
            <text:p>3,046617</text:p>
          </table:table-cell>
          <table:table-cell office:value-type="float" office:value="0.0010051" calcext:value-type="float">
            <text:p>0,0010051</text:p>
          </table:table-cell>
          <table:table-cell office:value-type="float" office:value="0.9651116" calcext:value-type="float">
            <text:p>0,9651116</text:p>
          </table:table-cell>
          <table:table-cell table:formula="of:=[.A36]-[.E36]" office:value-type="float" office:value="2.1138039" calcext:value-type="float">
            <text:p>2,1138039</text:p>
          </table:table-cell>
          <table:table-cell table:formula="of:=[.B36]-[.D36]" office:value-type="float" office:value="0.353385" calcext:value-type="float">
            <text:p>0,353385</text:p>
          </table:table-cell>
          <table:table-cell table:formula="of:=[.A36]-[.C36]" office:value-type="float" office:value="0.0288090000000003" calcext:value-type="float">
            <text:p>0,028809</text:p>
          </table:table-cell>
          <table:table-cell table:formula="of:=[.G36]-[.C36]" office:value-type="float" office:value="0.0278039000000003" calcext:value-type="float">
            <text:p>0,0278039</text:p>
          </table:table-cell>
          <table:table-cell table:formula="of:=[.J36]/[.I36]" office:value-type="float" office:value="0.965111597070361" calcext:value-type="float">
            <text:p>0,9651115971</text:p>
          </table:table-cell>
          <table:table-cell table:formula="of:=[.D36]+[.H36]*[.K36]" office:value-type="float" office:value="3.38767296173071" calcext:value-type="float">
            <text:p>3,3876729617</text:p>
          </table:table-cell>
        </table:table-row>
        <table:table-row table:style-name="ro1">
          <table:table-cell office:value-type="float" office:value="2.1173161" calcext:value-type="float">
            <text:p>2,1173161</text:p>
          </table:table-cell>
          <table:table-cell office:value-type="float" office:value="3.550002" calcext:value-type="float">
            <text:p>3,550002</text:p>
          </table:table-cell>
          <table:table-cell office:value-type="float" office:value="2.115" calcext:value-type="float">
            <text:p>2,115</text:p>
          </table:table-cell>
          <table:table-cell office:value-type="float" office:value="3.741058" calcext:value-type="float">
            <text:p>3,741058</text:p>
          </table:table-cell>
          <table:table-cell office:value-type="float" office:value="0.0010051" calcext:value-type="float">
            <text:p>0,0010051</text:p>
          </table:table-cell>
          <table:table-cell office:value-type="float" office:value="0.5660378" calcext:value-type="float">
            <text:p>0,5660378</text:p>
          </table:table-cell>
          <table:table-cell table:formula="of:=[.A37]-[.E37]" office:value-type="float" office:value="2.116311" calcext:value-type="float">
            <text:p>2,116311</text:p>
          </table:table-cell>
          <table:table-cell table:formula="of:=[.B37]-[.D37]" office:value-type="float" office:value="-0.191056" calcext:value-type="float">
            <text:p>-0,191056</text:p>
          </table:table-cell>
          <table:table-cell table:formula="of:=[.A37]-[.C37]" office:value-type="float" office:value="0.00231609999999982" calcext:value-type="float">
            <text:p>0,0023161</text:p>
          </table:table-cell>
          <table:table-cell table:formula="of:=[.G37]-[.C37]" office:value-type="float" office:value="0.00131099999999984" calcext:value-type="float">
            <text:p>0,001311</text:p>
          </table:table-cell>
          <table:table-cell table:formula="of:=[.J37]/[.I37]" office:value-type="float" office:value="0.566037735849031" calcext:value-type="float">
            <text:p>0,5660377358</text:p>
          </table:table-cell>
          <table:table-cell table:formula="of:=[.D37]+[.H37]*[.K37]" office:value-type="float" office:value="3.63291309433963" calcext:value-type="float">
            <text:p>3,6329130943</text:p>
          </table:table-cell>
        </table:table-row>
        <table:table-row table:style-name="ro1">
          <table:table-cell office:value-type="float" office:value="2.1483261" calcext:value-type="float">
            <text:p>2,1483261</text:p>
          </table:table-cell>
          <table:table-cell office:value-type="float" office:value="3.850003" calcext:value-type="float">
            <text:p>3,850003</text:p>
          </table:table-cell>
          <table:table-cell office:value-type="float" office:value="2.117" calcext:value-type="float">
            <text:p>2,117</text:p>
          </table:table-cell>
          <table:table-cell office:value-type="float" office:value="3.441858" calcext:value-type="float">
            <text:p>3,44185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19987" calcext:value-type="float">
            <text:p>0,9919987</text:p>
          </table:table-cell>
          <table:table-cell table:formula="of:=[.A38]-[.E38]" office:value-type="float" office:value="2.14807545" calcext:value-type="float">
            <text:p>2,14807545</text:p>
          </table:table-cell>
          <table:table-cell table:formula="of:=[.B38]-[.D38]" office:value-type="float" office:value="0.408145" calcext:value-type="float">
            <text:p>0,408145</text:p>
          </table:table-cell>
          <table:table-cell table:formula="of:=[.A38]-[.C38]" office:value-type="float" office:value="0.0313260999999998" calcext:value-type="float">
            <text:p>0,0313261</text:p>
          </table:table-cell>
          <table:table-cell table:formula="of:=[.G38]-[.C38]" office:value-type="float" office:value="0.0310754499999999" calcext:value-type="float">
            <text:p>0,03107545</text:p>
          </table:table-cell>
          <table:table-cell table:formula="of:=[.J38]/[.I38]" office:value-type="float" office:value="0.991998684802771" calcext:value-type="float">
            <text:p>0,9919986848</text:p>
          </table:table-cell>
          <table:table-cell table:formula="of:=[.D38]+[.H38]*[.K38]" office:value-type="float" office:value="3.84673730320883" calcext:value-type="float">
            <text:p>3,8467373032</text:p>
          </table:table-cell>
        </table:table-row>
        <table:table-row table:style-name="ro1">
          <table:table-cell office:value-type="float" office:value="2.1533392" calcext:value-type="float">
            <text:p>2,1533392</text:p>
          </table:table-cell>
          <table:table-cell office:value-type="float" office:value="4.000002" calcext:value-type="float">
            <text:p>4,000002</text:p>
          </table:table-cell>
          <table:table-cell office:value-type="float" office:value="2.148" calcext:value-type="float">
            <text:p>2,148</text:p>
          </table:table-cell>
          <table:table-cell office:value-type="float" office:value="4.254882" calcext:value-type="float">
            <text:p>4,25488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530548" calcext:value-type="float">
            <text:p>0,9530548</text:p>
          </table:table-cell>
          <table:table-cell table:formula="of:=[.A39]-[.E39]" office:value-type="float" office:value="2.15308855" calcext:value-type="float">
            <text:p>2,15308855</text:p>
          </table:table-cell>
          <table:table-cell table:formula="of:=[.B39]-[.D39]" office:value-type="float" office:value="-0.25488" calcext:value-type="float">
            <text:p>-0,25488</text:p>
          </table:table-cell>
          <table:table-cell table:formula="of:=[.A39]-[.C39]" office:value-type="float" office:value="0.00533919999999988" calcext:value-type="float">
            <text:p>0,0053392</text:p>
          </table:table-cell>
          <table:table-cell table:formula="of:=[.G39]-[.C39]" office:value-type="float" office:value="0.00508854999999997" calcext:value-type="float">
            <text:p>0,00508855</text:p>
          </table:table-cell>
          <table:table-cell table:formula="of:=[.J39]/[.I39]" office:value-type="float" office:value="0.953054764758782" calcext:value-type="float">
            <text:p>0,9530547648</text:p>
          </table:table-cell>
          <table:table-cell table:formula="of:=[.D39]+[.H39]*[.K39]" office:value-type="float" office:value="4.01196740155828" calcext:value-type="float">
            <text:p>4,0119674016</text:p>
          </table:table-cell>
        </table:table-row>
        <table:table-row table:style-name="ro1">
          <table:table-cell office:value-type="float" office:value="2.1827504" calcext:value-type="float">
            <text:p>2,1827504</text:p>
          </table:table-cell>
          <table:table-cell office:value-type="float" office:value="4.300003" calcext:value-type="float">
            <text:p>4,300003</text:p>
          </table:table-cell>
          <table:table-cell office:value-type="float" office:value="2.153" calcext:value-type="float">
            <text:p>2,153</text:p>
          </table:table-cell>
          <table:table-cell office:value-type="float" office:value="3.757088" calcext:value-type="float">
            <text:p>3,757088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9831498" calcext:value-type="float">
            <text:p>0,9831498</text:p>
          </table:table-cell>
          <table:table-cell table:formula="of:=[.A40]-[.E40]" office:value-type="float" office:value="2.1822491" calcext:value-type="float">
            <text:p>2,1822491</text:p>
          </table:table-cell>
          <table:table-cell table:formula="of:=[.B40]-[.D40]" office:value-type="float" office:value="0.542915" calcext:value-type="float">
            <text:p>0,542915</text:p>
          </table:table-cell>
          <table:table-cell table:formula="of:=[.A40]-[.C40]" office:value-type="float" office:value="0.0297503999999997" calcext:value-type="float">
            <text:p>0,0297504</text:p>
          </table:table-cell>
          <table:table-cell table:formula="of:=[.G40]-[.C40]" office:value-type="float" office:value="0.0292490999999999" calcext:value-type="float">
            <text:p>0,0292491</text:p>
          </table:table-cell>
          <table:table-cell table:formula="of:=[.J40]/[.I40]" office:value-type="float" office:value="0.983149806389164" calcext:value-type="float">
            <text:p>0,9831498064</text:p>
          </table:table-cell>
          <table:table-cell table:formula="of:=[.D40]+[.H40]*[.K40]" office:value-type="float" office:value="4.29085477713577" calcext:value-type="float">
            <text:p>4,2908547771</text:p>
          </table:table-cell>
        </table:table-row>
        <table:table-row table:style-name="ro1">
          <table:table-cell office:value-type="float" office:value="2.1852628" calcext:value-type="float">
            <text:p>2,1852628</text:p>
          </table:table-cell>
          <table:table-cell office:value-type="float" office:value="4.450003" calcext:value-type="float">
            <text:p>4,450003</text:p>
          </table:table-cell>
          <table:table-cell office:value-type="float" office:value="2.183" calcext:value-type="float">
            <text:p>2,183</text:p>
          </table:table-cell>
          <table:table-cell office:value-type="float" office:value="4.833769" calcext:value-type="float">
            <text:p>4,833769</text:p>
          </table:table-cell>
          <table:table-cell office:value-type="float" office:value="0.00100535" calcext:value-type="float">
            <text:p>0,00100535</text:p>
          </table:table-cell>
          <table:table-cell office:value-type="float" office:value="0.5557053" calcext:value-type="float">
            <text:p>0,5557053</text:p>
          </table:table-cell>
          <table:table-cell table:formula="of:=[.A41]-[.E41]" office:value-type="float" office:value="2.18425745" calcext:value-type="float">
            <text:p>2,18425745</text:p>
          </table:table-cell>
          <table:table-cell table:formula="of:=[.B41]-[.D41]" office:value-type="float" office:value="-0.383766" calcext:value-type="float">
            <text:p>-0,383766</text:p>
          </table:table-cell>
          <table:table-cell table:formula="of:=[.A41]-[.C41]" office:value-type="float" office:value="0.00226280000000001" calcext:value-type="float">
            <text:p>0,0022628</text:p>
          </table:table-cell>
          <table:table-cell table:formula="of:=[.G41]-[.C41]" office:value-type="float" office:value="0.00125745000000022" calcext:value-type="float">
            <text:p>0,00125745</text:p>
          </table:table-cell>
          <table:table-cell table:formula="of:=[.J41]/[.I41]" office:value-type="float" office:value="0.555705320841528" calcext:value-type="float">
            <text:p>0,5557053208</text:p>
          </table:table-cell>
          <table:table-cell table:formula="of:=[.D41]+[.H41]*[.K41]" office:value-type="float" office:value="4.62050819184193" calcext:value-type="float">
            <text:p>4,6205081918</text:p>
          </table:table-cell>
        </table:table-row>
        <table:table-row table:style-name="ro1">
          <table:table-cell office:value-type="float" office:value="2.1877689" calcext:value-type="float">
            <text:p>2,1877689</text:p>
          </table:table-cell>
          <table:table-cell office:value-type="float" office:value="4.450003" calcext:value-type="float">
            <text:p>4,450003</text:p>
          </table:table-cell>
          <table:table-cell office:value-type="float" office:value="2.185" calcext:value-type="float">
            <text:p>2,185</text:p>
          </table:table-cell>
          <table:table-cell office:value-type="float" office:value="4.236742" calcext:value-type="float">
            <text:p>4,236742</text:p>
          </table:table-cell>
          <table:table-cell office:value-type="float" office:value="0.00100535" calcext:value-type="float">
            <text:p>0,00100535</text:p>
          </table:table-cell>
          <table:table-cell office:value-type="float" office:value="0.6369135" calcext:value-type="float">
            <text:p>0,6369135</text:p>
          </table:table-cell>
          <table:table-cell table:formula="of:=[.A42]-[.E42]" office:value-type="float" office:value="2.18676355" calcext:value-type="float">
            <text:p>2,18676355</text:p>
          </table:table-cell>
          <table:table-cell table:formula="of:=[.B42]-[.D42]" office:value-type="float" office:value="0.213261" calcext:value-type="float">
            <text:p>0,213261</text:p>
          </table:table-cell>
          <table:table-cell table:formula="of:=[.A42]-[.C42]" office:value-type="float" office:value="0.00276889999999996" calcext:value-type="float">
            <text:p>0,0027689</text:p>
          </table:table-cell>
          <table:table-cell table:formula="of:=[.G42]-[.C42]" office:value-type="float" office:value="0.00176355000000017" calcext:value-type="float">
            <text:p>0,00176355</text:p>
          </table:table-cell>
          <table:table-cell table:formula="of:=[.J42]/[.I42]" office:value-type="float" office:value="0.636913575788289" calcext:value-type="float">
            <text:p>0,6369135758</text:p>
          </table:table-cell>
          <table:table-cell table:formula="of:=[.D42]+[.H42]*[.K42]" office:value-type="float" office:value="4.37257082608619" calcext:value-type="float">
            <text:p>4,3725708261</text:p>
          </table:table-cell>
        </table:table-row>
        <table:table-row table:style-name="ro1">
          <table:table-cell office:value-type="float" office:value="2.1892729" calcext:value-type="float">
            <text:p>2,1892729</text:p>
          </table:table-cell>
          <table:table-cell office:value-type="float" office:value="4.450003" calcext:value-type="float">
            <text:p>4,450003</text:p>
          </table:table-cell>
          <table:table-cell office:value-type="float" office:value="2.188" calcext:value-type="float">
            <text:p>2,188</text:p>
          </table:table-cell>
          <table:table-cell office:value-type="float" office:value="4.585832" calcext:value-type="float">
            <text:p>4,585832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8031268" calcext:value-type="float">
            <text:p>0,8031268</text:p>
          </table:table-cell>
          <table:table-cell table:formula="of:=[.A43]-[.E43]" office:value-type="float" office:value="2.1890223" calcext:value-type="float">
            <text:p>2,1890223</text:p>
          </table:table-cell>
          <table:table-cell table:formula="of:=[.B43]-[.D43]" office:value-type="float" office:value="-0.135829" calcext:value-type="float">
            <text:p>-0,135829</text:p>
          </table:table-cell>
          <table:table-cell table:formula="of:=[.A43]-[.C43]" office:value-type="float" office:value="0.00127290000000002" calcext:value-type="float">
            <text:p>0,0012729</text:p>
          </table:table-cell>
          <table:table-cell table:formula="of:=[.G43]-[.C43]" office:value-type="float" office:value="0.00102229999999981" calcext:value-type="float">
            <text:p>0,0010223</text:p>
          </table:table-cell>
          <table:table-cell table:formula="of:=[.J43]/[.I43]" office:value-type="float" office:value="0.80312671851661" calcext:value-type="float">
            <text:p>0,8031267185</text:p>
          </table:table-cell>
          <table:table-cell table:formula="of:=[.D43]+[.H43]*[.K43]" office:value-type="float" office:value="4.47674410095061" calcext:value-type="float">
            <text:p>4,476744101</text:p>
          </table:table-cell>
        </table:table-row>
        <table:table-row table:style-name="ro1">
          <table:table-cell office:value-type="float" office:value="2.2168142" calcext:value-type="float">
            <text:p>2,2168142</text:p>
          </table:table-cell>
          <table:table-cell office:value-type="float" office:value="4.750003" calcext:value-type="float">
            <text:p>4,750003</text:p>
          </table:table-cell>
          <table:table-cell office:value-type="float" office:value="2.189" calcext:value-type="float">
            <text:p>2,189</text:p>
          </table:table-cell>
          <table:table-cell office:value-type="float" office:value="4.340915" calcext:value-type="float">
            <text:p>4,340915</text:p>
          </table:table-cell>
          <table:table-cell office:value-type="float" office:value="0.00050165" calcext:value-type="float">
            <text:p>0,00050165</text:p>
          </table:table-cell>
          <table:table-cell office:value-type="float" office:value="0.9819642" calcext:value-type="float">
            <text:p>0,9819642</text:p>
          </table:table-cell>
          <table:table-cell table:formula="of:=[.A44]-[.E44]" office:value-type="float" office:value="2.21631255" calcext:value-type="float">
            <text:p>2,21631255</text:p>
          </table:table-cell>
          <table:table-cell table:formula="of:=[.B44]-[.D44]" office:value-type="float" office:value="0.409088" calcext:value-type="float">
            <text:p>0,409088</text:p>
          </table:table-cell>
          <table:table-cell table:formula="of:=[.A44]-[.C44]" office:value-type="float" office:value="0.0278141999999999" calcext:value-type="float">
            <text:p>0,0278142</text:p>
          </table:table-cell>
          <table:table-cell table:formula="of:=[.G44]-[.C44]" office:value-type="float" office:value="0.02731255" calcext:value-type="float">
            <text:p>0,02731255</text:p>
          </table:table-cell>
          <table:table-cell table:formula="of:=[.J44]/[.I44]" office:value-type="float" office:value="0.9819642484774" calcext:value-type="float">
            <text:p>0,9819642485</text:p>
          </table:table-cell>
          <table:table-cell table:formula="of:=[.D44]+[.H44]*[.K44]" office:value-type="float" office:value="4.74262479048112" calcext:value-type="float">
            <text:p>4,7426247905</text:p>
          </table:table-cell>
        </table:table-row>
        <table:table-row table:style-name="ro1">
          <table:table-cell office:value-type="float" office:value="2.2178165" calcext:value-type="float">
            <text:p>2,2178165</text:p>
          </table:table-cell>
          <table:table-cell office:value-type="float" office:value="4.900003" calcext:value-type="float">
            <text:p>4,900003</text:p>
          </table:table-cell>
          <table:table-cell office:value-type="float" office:value="2.217" calcext:value-type="float">
            <text:p>2,217</text:p>
          </table:table-cell>
          <table:table-cell office:value-type="float" office:value="5.151713" calcext:value-type="float">
            <text:p>5,151713</text:p>
          </table:table-cell>
          <table:table-cell office:value-type="float" office:value="0.00050165" calcext:value-type="float">
            <text:p>0,00050165</text:p>
          </table:table-cell>
          <table:table-cell office:value-type="float" office:value="0.3856093" calcext:value-type="float">
            <text:p>0,3856093</text:p>
          </table:table-cell>
          <table:table-cell table:formula="of:=[.A45]-[.E45]" office:value-type="float" office:value="2.21731485" calcext:value-type="float">
            <text:p>2,21731485</text:p>
          </table:table-cell>
          <table:table-cell table:formula="of:=[.B45]-[.D45]" office:value-type="float" office:value="-0.25171" calcext:value-type="float">
            <text:p>-0,25171</text:p>
          </table:table-cell>
          <table:table-cell table:formula="of:=[.A45]-[.C45]" office:value-type="float" office:value="0.000816499999999998" calcext:value-type="float">
            <text:p>0,0008165</text:p>
          </table:table-cell>
          <table:table-cell table:formula="of:=[.G45]-[.C45]" office:value-type="float" office:value="0.000314850000000089" calcext:value-type="float">
            <text:p>0,00031485</text:p>
          </table:table-cell>
          <table:table-cell table:formula="of:=[.J45]/[.I45]" office:value-type="float" office:value="0.385609308022155" calcext:value-type="float">
            <text:p>0,385609308</text:p>
          </table:table-cell>
          <table:table-cell table:formula="of:=[.D45]+[.H45]*[.K45]" office:value-type="float" office:value="5.05465128107774" calcext:value-type="float">
            <text:p>5,0546512811</text:p>
          </table:table-cell>
        </table:table-row>
        <table:table-row table:style-name="ro1">
          <table:table-cell office:value-type="float" office:value="2.219822" calcext:value-type="float">
            <text:p>2,219822</text:p>
          </table:table-cell>
          <table:table-cell office:value-type="float" office:value="4.900003" calcext:value-type="float">
            <text:p>4,900003</text:p>
          </table:table-cell>
          <table:table-cell office:value-type="float" office:value="2.218" calcext:value-type="float">
            <text:p>2,218</text:p>
          </table:table-cell>
          <table:table-cell office:value-type="float" office:value="4.802941" calcext:value-type="float">
            <text:p>4,802941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5872667" calcext:value-type="float">
            <text:p>0,5872667</text:p>
          </table:table-cell>
          <table:table-cell table:formula="of:=[.A46]-[.E46]" office:value-type="float" office:value="2.21907" calcext:value-type="float">
            <text:p>2,21907</text:p>
          </table:table-cell>
          <table:table-cell table:formula="of:=[.B46]-[.D46]" office:value-type="float" office:value="0.0970620000000002" calcext:value-type="float">
            <text:p>0,097062</text:p>
          </table:table-cell>
          <table:table-cell table:formula="of:=[.A46]-[.C46]" office:value-type="float" office:value="0.00182200000000021" calcext:value-type="float">
            <text:p>0,001822</text:p>
          </table:table-cell>
          <table:table-cell table:formula="of:=[.G46]-[.C46]" office:value-type="float" office:value="0.00107000000000035" calcext:value-type="float">
            <text:p>0,00107</text:p>
          </table:table-cell>
          <table:table-cell table:formula="of:=[.J46]/[.I46]" office:value-type="float" office:value="0.587266739846446" calcext:value-type="float">
            <text:p>0,5872667398</text:p>
          </table:table-cell>
          <table:table-cell table:formula="of:=[.D46]+[.H46]*[.K46]" office:value-type="float" office:value="4.85994228430298" calcext:value-type="float">
            <text:p>4,8599422843</text:p>
          </table:table-cell>
        </table:table-row>
        <table:table-row table:style-name="ro1">
          <table:table-cell office:value-type="float" office:value="2.2213256" calcext:value-type="float">
            <text:p>2,2213256</text:p>
          </table:table-cell>
          <table:table-cell office:value-type="float" office:value="4.900003" calcext:value-type="float">
            <text:p>4,900003</text:p>
          </table:table-cell>
          <table:table-cell office:value-type="float" office:value="2.22" calcext:value-type="float">
            <text:p>2,22</text:p>
          </table:table-cell>
          <table:table-cell office:value-type="float" office:value="4.957004" calcext:value-type="float">
            <text:p>4,957004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4327097" calcext:value-type="float">
            <text:p>0,4327097</text:p>
          </table:table-cell>
          <table:table-cell table:formula="of:=[.A47]-[.E47]" office:value-type="float" office:value="2.2205736" calcext:value-type="float">
            <text:p>2,2205736</text:p>
          </table:table-cell>
          <table:table-cell table:formula="of:=[.B47]-[.D47]" office:value-type="float" office:value="-0.0570009999999996" calcext:value-type="float">
            <text:p>-0,057001</text:p>
          </table:table-cell>
          <table:table-cell table:formula="of:=[.A47]-[.C47]" office:value-type="float" office:value="0.00132559999999993" calcext:value-type="float">
            <text:p>0,0013256</text:p>
          </table:table-cell>
          <table:table-cell table:formula="of:=[.G47]-[.C47]" office:value-type="float" office:value="0.000573600000000063" calcext:value-type="float">
            <text:p>0,0005736</text:p>
          </table:table-cell>
          <table:table-cell table:formula="of:=[.J47]/[.I47]" office:value-type="float" office:value="0.43270971635493" calcext:value-type="float">
            <text:p>0,4327097164</text:p>
          </table:table-cell>
          <table:table-cell table:formula="of:=[.D47]+[.H47]*[.K47]" office:value-type="float" office:value="4.93233911345805" calcext:value-type="float">
            <text:p>4,9323391135</text:p>
          </table:table-cell>
        </table:table-row>
        <table:table-row table:style-name="ro1">
          <table:table-cell office:value-type="float" office:value="2.2223281" calcext:value-type="float">
            <text:p>2,2223281</text:p>
          </table:table-cell>
          <table:table-cell office:value-type="float" office:value="4.900003" calcext:value-type="float">
            <text:p>4,900003</text:p>
          </table:table-cell>
          <table:table-cell office:value-type="float" office:value="2.221" calcext:value-type="float">
            <text:p>2,221</text:p>
          </table:table-cell>
          <table:table-cell office:value-type="float" office:value="4.875338" calcext:value-type="float">
            <text:p>4,875338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8117611" calcext:value-type="float">
            <text:p>0,8117611</text:p>
          </table:table-cell>
          <table:table-cell table:formula="of:=[.A48]-[.E48]" office:value-type="float" office:value="2.2220781" calcext:value-type="float">
            <text:p>2,2220781</text:p>
          </table:table-cell>
          <table:table-cell table:formula="of:=[.B48]-[.D48]" office:value-type="float" office:value="0.0246649999999997" calcext:value-type="float">
            <text:p>0,024665</text:p>
          </table:table-cell>
          <table:table-cell table:formula="of:=[.A48]-[.C48]" office:value-type="float" office:value="0.00132809999999983" calcext:value-type="float">
            <text:p>0,0013281</text:p>
          </table:table-cell>
          <table:table-cell table:formula="of:=[.G48]-[.C48]" office:value-type="float" office:value="0.00107809999999997" calcext:value-type="float">
            <text:p>0,0010781</text:p>
          </table:table-cell>
          <table:table-cell table:formula="of:=[.J48]/[.I48]" office:value-type="float" office:value="0.81176116256314" calcext:value-type="float">
            <text:p>0,8117611626</text:p>
          </table:table-cell>
          <table:table-cell table:formula="of:=[.D48]+[.H48]*[.K48]" office:value-type="float" office:value="4.89536008907462" calcext:value-type="float">
            <text:p>4,8953600891</text:p>
          </table:table-cell>
        </table:table-row>
        <table:table-row table:style-name="ro1">
          <table:table-cell office:value-type="float" office:value="2.2223281" calcext:value-type="float">
            <text:p>2,2223281</text:p>
          </table:table-cell>
          <table:table-cell office:value-type="float" office:value="4.900003" calcext:value-type="float">
            <text:p>4,900003</text:p>
          </table:table-cell>
          <table:table-cell office:value-type="float" office:value="2.222" calcext:value-type="float">
            <text:p>2,222</text:p>
          </table:table-cell>
          <table:table-cell office:value-type="float" office:value="4.920025" calcext:value-type="float">
            <text:p>4,920025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2380372" calcext:value-type="float">
            <text:p>0,2380372</text:p>
          </table:table-cell>
          <table:table-cell table:formula="of:=[.A49]-[.E49]" office:value-type="float" office:value="2.2220781" calcext:value-type="float">
            <text:p>2,2220781</text:p>
          </table:table-cell>
          <table:table-cell table:formula="of:=[.B49]-[.D49]" office:value-type="float" office:value="-0.020022" calcext:value-type="float">
            <text:p>-0,020022</text:p>
          </table:table-cell>
          <table:table-cell table:formula="of:=[.A49]-[.C49]" office:value-type="float" office:value="0.000328099999999942" calcext:value-type="float">
            <text:p>0,0003281</text:p>
          </table:table-cell>
          <table:table-cell table:formula="of:=[.G49]-[.C49]" office:value-type="float" office:value="0.0000781000000000809" calcext:value-type="float">
            <text:p>0,0000781</text:p>
          </table:table-cell>
          <table:table-cell table:formula="of:=[.J49]/[.I49]" office:value-type="float" office:value="0.23803718378572" calcext:value-type="float">
            <text:p>0,2380371838</text:p>
          </table:table-cell>
          <table:table-cell table:formula="of:=[.D49]+[.H49]*[.K49]" office:value-type="float" office:value="4.91525901950624" calcext:value-type="float">
            <text:p>4,9152590195</text:p>
          </table:table-cell>
        </table:table-row>
        <table:table-row table:style-name="ro1">
          <table:table-cell office:value-type="float" office:value="2.2228294" calcext:value-type="float">
            <text:p>2,2228294</text:p>
          </table:table-cell>
          <table:table-cell office:value-type="float" office:value="4.900003" calcext:value-type="float">
            <text:p>4,900003</text:p>
          </table:table-cell>
          <table:table-cell office:value-type="float" office:value="2.222" calcext:value-type="float">
            <text:p>2,222</text:p>
          </table:table-cell>
          <table:table-cell office:value-type="float" office:value="4.895237" calcext:value-type="float">
            <text:p>4,895237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6985773" calcext:value-type="float">
            <text:p>0,6985773</text:p>
          </table:table-cell>
          <table:table-cell table:formula="of:=[.A50]-[.E50]" office:value-type="float" office:value="2.2225794" calcext:value-type="float">
            <text:p>2,2225794</text:p>
          </table:table-cell>
          <table:table-cell table:formula="of:=[.B50]-[.D50]" office:value-type="float" office:value="0.00476600000000005" calcext:value-type="float">
            <text:p>0,004766</text:p>
          </table:table-cell>
          <table:table-cell table:formula="of:=[.A50]-[.C50]" office:value-type="float" office:value="0.000829400000000202" calcext:value-type="float">
            <text:p>0,0008294</text:p>
          </table:table-cell>
          <table:table-cell table:formula="of:=[.G50]-[.C50]" office:value-type="float" office:value="0.000579400000000341" calcext:value-type="float">
            <text:p>0,0005794</text:p>
          </table:table-cell>
          <table:table-cell table:formula="of:=[.J50]/[.I50]" office:value-type="float" office:value="0.698577284784422" calcext:value-type="float">
            <text:p>0,6985772848</text:p>
          </table:table-cell>
          <table:table-cell table:formula="of:=[.D50]+[.H50]*[.K50]" office:value-type="float" office:value="4.89856641933928" calcext:value-type="float">
            <text:p>4,8985664193</text:p>
          </table:table-cell>
        </table:table-row>
        <table:table-row table:style-name="ro1">
          <table:table-cell office:value-type="float" office:value="2.2518928" calcext:value-type="float">
            <text:p>2,2518928</text:p>
          </table:table-cell>
          <table:table-cell office:value-type="float" office:value="4.85" calcext:value-type="float">
            <text:p>4,85</text:p>
          </table:table-cell>
          <table:table-cell office:value-type="float" office:value="2.223" calcext:value-type="float">
            <text:p>2,223</text:p>
          </table:table-cell>
          <table:table-cell office:value-type="float" office:value="4.903332" calcext:value-type="float">
            <text:p>4,903332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9913473" calcext:value-type="float">
            <text:p>0,9913473</text:p>
          </table:table-cell>
          <table:table-cell table:formula="of:=[.A51]-[.E51]" office:value-type="float" office:value="2.2516428" calcext:value-type="float">
            <text:p>2,2516428</text:p>
          </table:table-cell>
          <table:table-cell table:formula="of:=[.B51]-[.D51]" office:value-type="float" office:value="-0.0533320000000002" calcext:value-type="float">
            <text:p>-0,053332</text:p>
          </table:table-cell>
          <table:table-cell table:formula="of:=[.A51]-[.C51]" office:value-type="float" office:value="0.0288927999999999" calcext:value-type="float">
            <text:p>0,0288928</text:p>
          </table:table-cell>
          <table:table-cell table:formula="of:=[.G51]-[.C51]" office:value-type="float" office:value="0.0286428000000001" calcext:value-type="float">
            <text:p>0,0286428</text:p>
          </table:table-cell>
          <table:table-cell table:formula="of:=[.J51]/[.I51]" office:value-type="float" office:value="0.991347325285197" calcext:value-type="float">
            <text:p>0,9913473253</text:p>
          </table:table-cell>
          <table:table-cell table:formula="of:=[.D51]+[.H51]*[.K51]" office:value-type="float" office:value="4.85046146444789" calcext:value-type="float">
            <text:p>4,8504614644</text:p>
          </table:table-cell>
        </table:table-row>
        <table:table-row table:style-name="ro1">
          <table:table-cell office:value-type="float" office:value="2.2543991" calcext:value-type="float">
            <text:p>2,2543991</text:p>
          </table:table-cell>
          <table:table-cell office:value-type="float" office:value="4.85" calcext:value-type="float">
            <text:p>4,85</text:p>
          </table:table-cell>
          <table:table-cell office:value-type="float" office:value="2.252" calcext:value-type="float">
            <text:p>2,252</text:p>
          </table:table-cell>
          <table:table-cell office:value-type="float" office:value="4.797129" calcext:value-type="float">
            <text:p>4,797129</text:p>
          </table:table-cell>
          <table:table-cell office:value-type="float" office:value="0.0010024" calcext:value-type="float">
            <text:p>0,0010024</text:p>
          </table:table-cell>
          <table:table-cell office:value-type="float" office:value="0.5821767" calcext:value-type="float">
            <text:p>0,5821767</text:p>
          </table:table-cell>
          <table:table-cell table:formula="of:=[.A52]-[.E52]" office:value-type="float" office:value="2.2533967" calcext:value-type="float">
            <text:p>2,2533967</text:p>
          </table:table-cell>
          <table:table-cell table:formula="of:=[.B52]-[.D52]" office:value-type="float" office:value="0.0528709999999997" calcext:value-type="float">
            <text:p>0,052871</text:p>
          </table:table-cell>
          <table:table-cell table:formula="of:=[.A52]-[.C52]" office:value-type="float" office:value="0.00239910000000032" calcext:value-type="float">
            <text:p>0,0023991</text:p>
          </table:table-cell>
          <table:table-cell table:formula="of:=[.G52]-[.C52]" office:value-type="float" office:value="0.00139670000000036" calcext:value-type="float">
            <text:p>0,0013967</text:p>
          </table:table-cell>
          <table:table-cell table:formula="of:=[.J52]/[.I52]" office:value-type="float" office:value="0.582176649576998" calcext:value-type="float">
            <text:p>0,5821766496</text:p>
          </table:table-cell>
          <table:table-cell table:formula="of:=[.D52]+[.H52]*[.K52]" office:value-type="float" office:value="4.82790926163979" calcext:value-type="float">
            <text:p>4,8279092616</text:p>
          </table:table-cell>
        </table:table-row>
        <table:table-row table:style-name="ro1">
          <table:table-cell office:value-type="float" office:value="2.2564047" calcext:value-type="float">
            <text:p>2,2564047</text:p>
          </table:table-cell>
          <table:table-cell office:value-type="float" office:value="4.85" calcext:value-type="float">
            <text:p>4,85</text:p>
          </table:table-cell>
          <table:table-cell office:value-type="float" office:value="2.254" calcext:value-type="float">
            <text:p>2,254</text:p>
          </table:table-cell>
          <table:table-cell office:value-type="float" office:value="4.88078" calcext:value-type="float">
            <text:p>4,88078</text:p>
          </table:table-cell>
          <table:table-cell office:value-type="float" office:value="0.0010024" calcext:value-type="float">
            <text:p>0,0010024</text:p>
          </table:table-cell>
          <table:table-cell office:value-type="float" office:value="0.5831497" calcext:value-type="float">
            <text:p>0,5831497</text:p>
          </table:table-cell>
          <table:table-cell table:formula="of:=[.A53]-[.E53]" office:value-type="float" office:value="2.2554023" calcext:value-type="float">
            <text:p>2,2554023</text:p>
          </table:table-cell>
          <table:table-cell table:formula="of:=[.B53]-[.D53]" office:value-type="float" office:value="-0.03078" calcext:value-type="float">
            <text:p>-0,03078</text:p>
          </table:table-cell>
          <table:table-cell table:formula="of:=[.A53]-[.C53]" office:value-type="float" office:value="0.00240470000000004" calcext:value-type="float">
            <text:p>0,0024047</text:p>
          </table:table-cell>
          <table:table-cell table:formula="of:=[.G53]-[.C53]" office:value-type="float" office:value="0.00140230000000008" calcext:value-type="float">
            <text:p>0,0014023</text:p>
          </table:table-cell>
          <table:table-cell table:formula="of:=[.J53]/[.I53]" office:value-type="float" office:value="0.583149665238931" calcext:value-type="float">
            <text:p>0,5831496652</text:p>
          </table:table-cell>
          <table:table-cell table:formula="of:=[.D53]+[.H53]*[.K53]" office:value-type="float" office:value="4.86283065330395" calcext:value-type="float">
            <text:p>4,8628306533</text:p>
          </table:table-cell>
        </table:table-row>
        <table:table-row table:style-name="ro1">
          <table:table-cell office:value-type="float" office:value="2.2569062" calcext:value-type="float">
            <text:p>2,2569062</text:p>
          </table:table-cell>
          <table:table-cell office:value-type="float" office:value="4.85" calcext:value-type="float">
            <text:p>4,85</text:p>
          </table:table-cell>
          <table:table-cell office:value-type="float" office:value="2.256" calcext:value-type="float">
            <text:p>2,256</text:p>
          </table:table-cell>
          <table:table-cell office:value-type="float" office:value="4.83205" calcext:value-type="float">
            <text:p>4,83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4]-[.E54]" office:value-type="float" office:value="2.2569062" calcext:value-type="float">
            <text:p>2,2569062</text:p>
          </table:table-cell>
          <table:table-cell table:formula="of:=[.B54]-[.D54]" office:value-type="float" office:value="0.0179499999999999" calcext:value-type="float">
            <text:p>0,01795</text:p>
          </table:table-cell>
          <table:table-cell table:formula="of:=[.A54]-[.C54]" office:value-type="float" office:value="0.000906199999999746" calcext:value-type="float">
            <text:p>0,0009062</text:p>
          </table:table-cell>
          <table:table-cell table:formula="of:=[.G54]-[.C54]" office:value-type="float" office:value="0.000906199999999746" calcext:value-type="float">
            <text:p>0,0009062</text:p>
          </table:table-cell>
          <table:table-cell table:formula="of:=[.J54]/[.I54]" office:value-type="float" office:value="1" calcext:value-type="float">
            <text:p>1</text:p>
          </table:table-cell>
          <table:table-cell table:formula="of:=[.D54]+[.H54]*[.K54]" office:value-type="float" office:value="4.85" calcext:value-type="float">
            <text:p>4,85</text:p>
          </table:table-cell>
        </table:table-row>
        <table:table-row table:style-name="ro1">
          <table:table-cell office:value-type="float" office:value="2.2848486" calcext:value-type="float">
            <text:p>2,2848486</text:p>
          </table:table-cell>
          <table:table-cell office:value-type="float" office:value="4.4" calcext:value-type="float">
            <text:p>4,4</text:p>
          </table:table-cell>
          <table:table-cell office:value-type="float" office:value="2.257" calcext:value-type="float">
            <text:p>2,257</text:p>
          </table:table-cell>
          <table:table-cell office:value-type="float" office:value="4.867949" calcext:value-type="float">
            <text:p>4,8679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5]-[.E55]" office:value-type="float" office:value="2.2848486" calcext:value-type="float">
            <text:p>2,2848486</text:p>
          </table:table-cell>
          <table:table-cell table:formula="of:=[.B55]-[.D55]" office:value-type="float" office:value="-0.467949" calcext:value-type="float">
            <text:p>-0,467949</text:p>
          </table:table-cell>
          <table:table-cell table:formula="of:=[.A55]-[.C55]" office:value-type="float" office:value="0.0278486" calcext:value-type="float">
            <text:p>0,0278486</text:p>
          </table:table-cell>
          <table:table-cell table:formula="of:=[.G55]-[.C55]" office:value-type="float" office:value="0.0278486" calcext:value-type="float">
            <text:p>0,0278486</text:p>
          </table:table-cell>
          <table:table-cell table:formula="of:=[.J55]/[.I55]" office:value-type="float" office:value="1" calcext:value-type="float">
            <text:p>1</text:p>
          </table:table-cell>
          <table:table-cell table:formula="of:=[.D55]+[.H55]*[.K55]"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2.2873552" calcext:value-type="float">
            <text:p>2,2873552</text:p>
          </table:table-cell>
          <table:table-cell office:value-type="float" office:value="4.4" calcext:value-type="float">
            <text:p>4,4</text:p>
          </table:table-cell>
          <table:table-cell office:value-type="float" office:value="2.285" calcext:value-type="float">
            <text:p>2,285</text:p>
          </table:table-cell>
          <table:table-cell office:value-type="float" office:value="3.93205" calcext:value-type="float">
            <text:p>3,93205</text:p>
          </table:table-cell>
          <table:table-cell office:value-type="float" office:value="0.0010027" calcext:value-type="float">
            <text:p>0,0010027</text:p>
          </table:table-cell>
          <table:table-cell office:value-type="float" office:value="0.5742612" calcext:value-type="float">
            <text:p>0,5742612</text:p>
          </table:table-cell>
          <table:table-cell table:formula="of:=[.A56]-[.E56]" office:value-type="float" office:value="2.2863525" calcext:value-type="float">
            <text:p>2,2863525</text:p>
          </table:table-cell>
          <table:table-cell table:formula="of:=[.B56]-[.D56]" office:value-type="float" office:value="0.46795" calcext:value-type="float">
            <text:p>0,46795</text:p>
          </table:table-cell>
          <table:table-cell table:formula="of:=[.A56]-[.C56]" office:value-type="float" office:value="0.00235519999999978" calcext:value-type="float">
            <text:p>0,0023552</text:p>
          </table:table-cell>
          <table:table-cell table:formula="of:=[.G56]-[.C56]" office:value-type="float" office:value="0.00135249999999987" calcext:value-type="float">
            <text:p>0,0013525</text:p>
          </table:table-cell>
          <table:table-cell table:formula="of:=[.J56]/[.I56]" office:value-type="float" office:value="0.574261209239128" calcext:value-type="float">
            <text:p>0,5742612092</text:p>
          </table:table-cell>
          <table:table-cell table:formula="of:=[.D56]+[.H56]*[.K56]" office:value-type="float" office:value="4.20077553286345" calcext:value-type="float">
            <text:p>4,2007755329</text:p>
          </table:table-cell>
        </table:table-row>
        <table:table-row table:style-name="ro1">
          <table:table-cell office:value-type="float" office:value="2.28936" calcext:value-type="float">
            <text:p>2,28936</text:p>
          </table:table-cell>
          <table:table-cell office:value-type="float" office:value="4.4" calcext:value-type="float">
            <text:p>4,4</text:p>
          </table:table-cell>
          <table:table-cell office:value-type="float" office:value="2.287" calcext:value-type="float">
            <text:p>2,287</text:p>
          </table:table-cell>
          <table:table-cell office:value-type="float" office:value="4.668725" calcext:value-type="float">
            <text:p>4,668725</text:p>
          </table:table-cell>
          <table:table-cell office:value-type="float" office:value="0.0010027" calcext:value-type="float">
            <text:p>0,0010027</text:p>
          </table:table-cell>
          <table:table-cell office:value-type="float" office:value="0.5751271" calcext:value-type="float">
            <text:p>0,5751271</text:p>
          </table:table-cell>
          <table:table-cell table:formula="of:=[.A57]-[.E57]" office:value-type="float" office:value="2.2883573" calcext:value-type="float">
            <text:p>2,2883573</text:p>
          </table:table-cell>
          <table:table-cell table:formula="of:=[.B57]-[.D57]" office:value-type="float" office:value="-0.268725" calcext:value-type="float">
            <text:p>-0,268725</text:p>
          </table:table-cell>
          <table:table-cell table:formula="of:=[.A57]-[.C57]" office:value-type="float" office:value="0.00235999999999992" calcext:value-type="float">
            <text:p>0,00236</text:p>
          </table:table-cell>
          <table:table-cell table:formula="of:=[.G57]-[.C57]" office:value-type="float" office:value="0.00135730000000001" calcext:value-type="float">
            <text:p>0,0013573</text:p>
          </table:table-cell>
          <table:table-cell table:formula="of:=[.J57]/[.I57]" office:value-type="float" office:value="0.57512711864409" calcext:value-type="float">
            <text:p>0,5751271186</text:p>
          </table:table-cell>
          <table:table-cell table:formula="of:=[.D57]+[.H57]*[.K57]" office:value-type="float" office:value="4.51417396504237" calcext:value-type="float">
            <text:p>4,514173965</text:p>
          </table:table-cell>
        </table:table-row>
        <table:table-row table:style-name="ro1">
          <table:table-cell office:value-type="float" office:value="2.289862" calcext:value-type="float">
            <text:p>2,289862</text:p>
          </table:table-cell>
          <table:table-cell office:value-type="float" office:value="4.4" calcext:value-type="float">
            <text:p>4,4</text:p>
          </table:table-cell>
          <table:table-cell office:value-type="float" office:value="2.289" calcext:value-type="float">
            <text:p>2,289</text:p>
          </table:table-cell>
          <table:table-cell office:value-type="float" office:value="4.245448" calcext:value-type="float">
            <text:p>4,245448</text:p>
          </table:table-cell>
          <table:table-cell office:value-type="float" office:value="0.0010027" calcext:value-type="float">
            <text:p>0,0010027</text:p>
          </table:table-cell>
          <table:table-cell office:value-type="float" office:value="-0.163225" calcext:value-type="float">
            <text:p>-0,163225</text:p>
          </table:table-cell>
          <table:table-cell table:formula="of:=[.A58]-[.E58]" office:value-type="float" office:value="2.2888593" calcext:value-type="float">
            <text:p>2,2888593</text:p>
          </table:table-cell>
          <table:table-cell table:formula="of:=[.B58]-[.D58]" office:value-type="float" office:value="0.154552000000001" calcext:value-type="float">
            <text:p>0,154552</text:p>
          </table:table-cell>
          <table:table-cell table:formula="of:=[.A58]-[.C58]" office:value-type="float" office:value="0.000861999999999696" calcext:value-type="float">
            <text:p>0,000862</text:p>
          </table:table-cell>
          <table:table-cell table:formula="of:=[.G58]-[.C58]" office:value-type="float" office:value="-0.000140700000000216" calcext:value-type="float">
            <text:p>-0,0001407</text:p>
          </table:table-cell>
          <table:table-cell table:formula="of:=[.J58]/[.I58]" office:value-type="float" office:value="-0.163225058004948" calcext:value-type="float">
            <text:p>-0,163225058</text:p>
          </table:table-cell>
          <table:table-cell table:formula="of:=[.D58]+[.H58]*[.K58]" office:value-type="float" office:value="4.22022124083522" calcext:value-type="float">
            <text:p>4,2202212408</text:p>
          </table:table-cell>
        </table:table-row>
        <table:table-row table:style-name="ro1">
          <table:table-cell office:value-type="float" office:value="2.2903628" calcext:value-type="float">
            <text:p>2,2903628</text:p>
          </table:table-cell>
          <table:table-cell office:value-type="float" office:value="4.4" calcext:value-type="float">
            <text:p>4,4</text:p>
          </table:table-cell>
          <table:table-cell office:value-type="float" office:value="2.29" calcext:value-type="float">
            <text:p>2,29</text:p>
          </table:table-cell>
          <table:table-cell office:value-type="float" office:value="4.374773" calcext:value-type="float">
            <text:p>4,3747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9]-[.E59]" office:value-type="float" office:value="2.2903628" calcext:value-type="float">
            <text:p>2,2903628</text:p>
          </table:table-cell>
          <table:table-cell table:formula="of:=[.B59]-[.D59]" office:value-type="float" office:value="0.0252270000000001" calcext:value-type="float">
            <text:p>0,025227</text:p>
          </table:table-cell>
          <table:table-cell table:formula="of:=[.A59]-[.C59]" office:value-type="float" office:value="0.000362799999999996" calcext:value-type="float">
            <text:p>0,0003628</text:p>
          </table:table-cell>
          <table:table-cell table:formula="of:=[.G59]-[.C59]" office:value-type="float" office:value="0.000362799999999996" calcext:value-type="float">
            <text:p>0,0003628</text:p>
          </table:table-cell>
          <table:table-cell table:formula="of:=[.J59]/[.I59]" office:value-type="float" office:value="1" calcext:value-type="float">
            <text:p>1</text:p>
          </table:table-cell>
          <table:table-cell table:formula="of:=[.D59]+[.H59]*[.K59]"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2.2913661" calcext:value-type="float">
            <text:p>2,2913661</text:p>
          </table:table-cell>
          <table:table-cell office:value-type="float" office:value="4.4" calcext:value-type="float">
            <text:p>4,4</text:p>
          </table:table-cell>
          <table:table-cell office:value-type="float" office:value="2.29" calcext:value-type="float">
            <text:p>2,29</text:p>
          </table:table-cell>
          <table:table-cell office:value-type="float" office:value="4.425226" calcext:value-type="float">
            <text:p>4,425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0]-[.E60]" office:value-type="float" office:value="2.2913661" calcext:value-type="float">
            <text:p>2,2913661</text:p>
          </table:table-cell>
          <table:table-cell table:formula="of:=[.B60]-[.D60]" office:value-type="float" office:value="-0.025226" calcext:value-type="float">
            <text:p>-0,025226</text:p>
          </table:table-cell>
          <table:table-cell table:formula="of:=[.A60]-[.C60]" office:value-type="float" office:value="0.00136609999999981" calcext:value-type="float">
            <text:p>0,0013661</text:p>
          </table:table-cell>
          <table:table-cell table:formula="of:=[.G60]-[.C60]" office:value-type="float" office:value="0.00136609999999981" calcext:value-type="float">
            <text:p>0,0013661</text:p>
          </table:table-cell>
          <table:table-cell table:formula="of:=[.J60]/[.I60]" office:value-type="float" office:value="1" calcext:value-type="float">
            <text:p>1</text:p>
          </table:table-cell>
          <table:table-cell table:formula="of:=[.D60]+[.H60]*[.K60]"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2.3194423" calcext:value-type="float">
            <text:p>2,3194423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2.291" calcext:value-type="float">
            <text:p>2,291</text:p>
          </table:table-cell>
          <table:table-cell office:value-type="float" office:value="4.374773" calcext:value-type="float">
            <text:p>4,374773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9735675" calcext:value-type="float">
            <text:p>0,9735675</text:p>
          </table:table-cell>
          <table:table-cell table:formula="of:=[.A61]-[.E61]" office:value-type="float" office:value="2.3186905" calcext:value-type="float">
            <text:p>2,3186905</text:p>
          </table:table-cell>
          <table:table-cell table:formula="of:=[.B61]-[.D61]" office:value-type="float" office:value="-0.424774" calcext:value-type="float">
            <text:p>-0,424774</text:p>
          </table:table-cell>
          <table:table-cell table:formula="of:=[.A61]-[.C61]" office:value-type="float" office:value="0.0284423" calcext:value-type="float">
            <text:p>0,0284423</text:p>
          </table:table-cell>
          <table:table-cell table:formula="of:=[.G61]-[.C61]" office:value-type="float" office:value="0.0276904999999998" calcext:value-type="float">
            <text:p>0,0276905</text:p>
          </table:table-cell>
          <table:table-cell table:formula="of:=[.J61]/[.I61]" office:value-type="float" office:value="0.9735675384902" calcext:value-type="float">
            <text:p>0,9735675385</text:p>
          </table:table-cell>
          <table:table-cell table:formula="of:=[.D61]+[.H61]*[.K61]" office:value-type="float" office:value="3.96122682240536" calcext:value-type="float">
            <text:p>3,9612268224</text:p>
          </table:table-cell>
        </table:table-row>
        <table:table-row table:style-name="ro1">
          <table:table-cell office:value-type="float" office:value="2.3204453" calcext:value-type="float">
            <text:p>2,3204453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2.319" calcext:value-type="float">
            <text:p>2,319</text:p>
          </table:table-cell>
          <table:table-cell office:value-type="float" office:value="3.536453" calcext:value-type="float">
            <text:p>3,536453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4798312" calcext:value-type="float">
            <text:p>0,4798312</text:p>
          </table:table-cell>
          <table:table-cell table:formula="of:=[.A62]-[.E62]" office:value-type="float" office:value="2.3196935" calcext:value-type="float">
            <text:p>2,3196935</text:p>
          </table:table-cell>
          <table:table-cell table:formula="of:=[.B62]-[.D62]" office:value-type="float" office:value="0.413546" calcext:value-type="float">
            <text:p>0,413546</text:p>
          </table:table-cell>
          <table:table-cell table:formula="of:=[.A62]-[.C62]" office:value-type="float" office:value="0.00144529999999987" calcext:value-type="float">
            <text:p>0,0014453</text:p>
          </table:table-cell>
          <table:table-cell table:formula="of:=[.G62]-[.C62]" office:value-type="float" office:value="0.000693499999999681" calcext:value-type="float">
            <text:p>0,0006935</text:p>
          </table:table-cell>
          <table:table-cell table:formula="of:=[.J62]/[.I62]" office:value-type="float" office:value="0.479831176918108" calcext:value-type="float">
            <text:p>0,4798311769</text:p>
          </table:table-cell>
          <table:table-cell table:formula="of:=[.D62]+[.H62]*[.K62]" office:value-type="float" office:value="3.73488526388978" calcext:value-type="float">
            <text:p>3,7348852639</text:p>
          </table:table-cell>
        </table:table-row>
        <table:table-row table:style-name="ro1">
          <table:table-cell office:value-type="float" office:value="2.3229516" calcext:value-type="float">
            <text:p>2,3229516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2.32" calcext:value-type="float">
            <text:p>2,32</text:p>
          </table:table-cell>
          <table:table-cell office:value-type="float" office:value="4.148431" calcext:value-type="float">
            <text:p>4,148431</text:p>
          </table:table-cell>
          <table:table-cell office:value-type="float" office:value="0.0010025" calcext:value-type="float">
            <text:p>0,0010025</text:p>
          </table:table-cell>
          <table:table-cell office:value-type="float" office:value="0.6603537" calcext:value-type="float">
            <text:p>0,6603537</text:p>
          </table:table-cell>
          <table:table-cell table:formula="of:=[.A63]-[.E63]" office:value-type="float" office:value="2.3219491" calcext:value-type="float">
            <text:p>2,3219491</text:p>
          </table:table-cell>
          <table:table-cell table:formula="of:=[.B63]-[.D63]" office:value-type="float" office:value="-0.198432" calcext:value-type="float">
            <text:p>-0,198432</text:p>
          </table:table-cell>
          <table:table-cell table:formula="of:=[.A63]-[.C63]" office:value-type="float" office:value="0.00295160000000028" calcext:value-type="float">
            <text:p>0,0029516</text:p>
          </table:table-cell>
          <table:table-cell table:formula="of:=[.G63]-[.C63]" office:value-type="float" office:value="0.00194910000000048" calcext:value-type="float">
            <text:p>0,0019491</text:p>
          </table:table-cell>
          <table:table-cell table:formula="of:=[.J63]/[.I63]" office:value-type="float" office:value="0.660353706464392" calcext:value-type="float">
            <text:p>0,6603537065</text:p>
          </table:table-cell>
          <table:table-cell table:formula="of:=[.D63]+[.H63]*[.K63]" office:value-type="float" office:value="4.01739569331886" calcext:value-type="float">
            <text:p>4,0173956933</text:p>
          </table:table-cell>
        </table:table-row>
        <table:table-row table:style-name="ro1">
          <table:table-cell office:value-type="float" office:value="2.3229516" calcext:value-type="float">
            <text:p>2,3229516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2.323" calcext:value-type="float">
            <text:p>2,323</text:p>
          </table:table-cell>
          <table:table-cell office:value-type="float" office:value="3.818964" calcext:value-type="float">
            <text:p>3,8189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4]-[.E64]" office:value-type="float" office:value="2.3229516" calcext:value-type="float">
            <text:p>2,3229516</text:p>
          </table:table-cell>
          <table:table-cell table:formula="of:=[.B64]-[.D64]" office:value-type="float" office:value="0.131035" calcext:value-type="float">
            <text:p>0,131035</text:p>
          </table:table-cell>
          <table:table-cell table:formula="of:=[.A64]-[.C64]" office:value-type="float" office:value="-0.0000483999999998375" calcext:value-type="float">
            <text:p>-0,0000484</text:p>
          </table:table-cell>
          <table:table-cell table:formula="of:=[.G64]-[.C64]" office:value-type="float" office:value="-0.0000483999999998375" calcext:value-type="float">
            <text:p>-0,0000484</text:p>
          </table:table-cell>
          <table:table-cell table:formula="of:=[.J64]/[.I64]" office:value-type="float" office:value="1" calcext:value-type="float">
            <text:p>1</text:p>
          </table:table-cell>
          <table:table-cell table:formula="of:=[.D64]+[.H64]*[.K64]" office:value-type="float" office:value="3.949999" calcext:value-type="float">
            <text:p>3,949999</text:p>
          </table:table-cell>
        </table:table-row>
        <table:table-row table:style-name="ro1">
          <table:table-cell office:value-type="float" office:value="2.3229516" calcext:value-type="float">
            <text:p>2,3229516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2.323" calcext:value-type="float">
            <text:p>2,323</text:p>
          </table:table-cell>
          <table:table-cell office:value-type="float" office:value="4.081035" calcext:value-type="float">
            <text:p>4,0810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5]-[.E65]" office:value-type="float" office:value="2.3229516" calcext:value-type="float">
            <text:p>2,3229516</text:p>
          </table:table-cell>
          <table:table-cell table:formula="of:=[.B65]-[.D65]" office:value-type="float" office:value="-0.131036" calcext:value-type="float">
            <text:p>-0,131036</text:p>
          </table:table-cell>
          <table:table-cell table:formula="of:=[.A65]-[.C65]" office:value-type="float" office:value="-0.0000483999999998375" calcext:value-type="float">
            <text:p>-0,0000484</text:p>
          </table:table-cell>
          <table:table-cell table:formula="of:=[.G65]-[.C65]" office:value-type="float" office:value="-0.0000483999999998375" calcext:value-type="float">
            <text:p>-0,0000484</text:p>
          </table:table-cell>
          <table:table-cell table:formula="of:=[.J65]/[.I65]" office:value-type="float" office:value="1" calcext:value-type="float">
            <text:p>1</text:p>
          </table:table-cell>
          <table:table-cell table:formula="of:=[.D65]+[.H65]*[.K65]" office:value-type="float" office:value="3.949999" calcext:value-type="float">
            <text:p>3,949999</text:p>
          </table:table-cell>
        </table:table-row>
        <table:table-row table:style-name="ro1">
          <table:table-cell office:value-type="float" office:value="2.3534494" calcext:value-type="float">
            <text:p>2,3534494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2.323" calcext:value-type="float">
            <text:p>2,323</text:p>
          </table:table-cell>
          <table:table-cell office:value-type="float" office:value="3.818964" calcext:value-type="float">
            <text:p>3,818964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9835333" calcext:value-type="float">
            <text:p>0,9835333</text:p>
          </table:table-cell>
          <table:table-cell table:formula="of:=[.A66]-[.E66]" office:value-type="float" office:value="2.352948" calcext:value-type="float">
            <text:p>2,352948</text:p>
          </table:table-cell>
          <table:table-cell table:formula="of:=[.B66]-[.D66]" office:value-type="float" office:value="-0.318965" calcext:value-type="float">
            <text:p>-0,318965</text:p>
          </table:table-cell>
          <table:table-cell table:formula="of:=[.A66]-[.C66]" office:value-type="float" office:value="0.0304494000000002" calcext:value-type="float">
            <text:p>0,0304494</text:p>
          </table:table-cell>
          <table:table-cell table:formula="of:=[.G66]-[.C66]" office:value-type="float" office:value="0.0299480000000001" calcext:value-type="float">
            <text:p>0,029948</text:p>
          </table:table-cell>
          <table:table-cell table:formula="of:=[.J66]/[.I66]" office:value-type="float" office:value="0.983533337274295" calcext:value-type="float">
            <text:p>0,9835333373</text:p>
          </table:table-cell>
          <table:table-cell table:formula="of:=[.D66]+[.H66]*[.K66]" office:value-type="float" office:value="3.5052512890763" calcext:value-type="float">
            <text:p>3,5052512891</text:p>
          </table:table-cell>
        </table:table-row>
        <table:table-row table:style-name="ro1">
          <table:table-cell office:value-type="float" office:value="2.3544519" calcext:value-type="float">
            <text:p>2,3544519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2.353" calcext:value-type="float">
            <text:p>2,353</text:p>
          </table:table-cell>
          <table:table-cell office:value-type="float" office:value="3.186286" calcext:value-type="float">
            <text:p>3,186286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6546595" calcext:value-type="float">
            <text:p>0,6546595</text:p>
          </table:table-cell>
          <table:table-cell table:formula="of:=[.A67]-[.E67]" office:value-type="float" office:value="2.3539505" calcext:value-type="float">
            <text:p>2,3539505</text:p>
          </table:table-cell>
          <table:table-cell table:formula="of:=[.B67]-[.D67]" office:value-type="float" office:value="0.313713" calcext:value-type="float">
            <text:p>0,313713</text:p>
          </table:table-cell>
          <table:table-cell table:formula="of:=[.A67]-[.C67]" office:value-type="float" office:value="0.00145190000000017" calcext:value-type="float">
            <text:p>0,0014519</text:p>
          </table:table-cell>
          <table:table-cell table:formula="of:=[.G67]-[.C67]" office:value-type="float" office:value="0.000950500000000076" calcext:value-type="float">
            <text:p>0,0009505</text:p>
          </table:table-cell>
          <table:table-cell table:formula="of:=[.J67]/[.I67]" office:value-type="float" office:value="0.654659411805196" calcext:value-type="float">
            <text:p>0,6546594118</text:p>
          </table:table-cell>
          <table:table-cell table:formula="of:=[.D67]+[.H67]*[.K67]" office:value-type="float" office:value="3.39166116805564" calcext:value-type="float">
            <text:p>3,3916611681</text:p>
          </table:table-cell>
        </table:table-row>
        <table:table-row table:style-name="ro1">
          <table:table-cell office:value-type="float" office:value="2.3549532" calcext:value-type="float">
            <text:p>2,3549532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2.354" calcext:value-type="float">
            <text:p>2,354</text:p>
          </table:table-cell>
          <table:table-cell office:value-type="float" office:value="3.705374" calcext:value-type="float">
            <text:p>3,705374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4739824" calcext:value-type="float">
            <text:p>0,4739824</text:p>
          </table:table-cell>
          <table:table-cell table:formula="of:=[.A68]-[.E68]" office:value-type="float" office:value="2.3544518" calcext:value-type="float">
            <text:p>2,3544518</text:p>
          </table:table-cell>
          <table:table-cell table:formula="of:=[.B68]-[.D68]" office:value-type="float" office:value="-0.205375" calcext:value-type="float">
            <text:p>-0,205375</text:p>
          </table:table-cell>
          <table:table-cell table:formula="of:=[.A68]-[.C68]" office:value-type="float" office:value="0.000953199999999654" calcext:value-type="float">
            <text:p>0,0009532</text:p>
          </table:table-cell>
          <table:table-cell table:formula="of:=[.G68]-[.C68]" office:value-type="float" office:value="0.000451799999999558" calcext:value-type="float">
            <text:p>0,0004518</text:p>
          </table:table-cell>
          <table:table-cell table:formula="of:=[.J68]/[.I68]" office:value-type="float" office:value="0.473982375157073" calcext:value-type="float">
            <text:p>0,4739823752</text:p>
          </table:table-cell>
          <table:table-cell table:formula="of:=[.D68]+[.H68]*[.K68]" office:value-type="float" office:value="3.60802986970212" calcext:value-type="float">
            <text:p>3,6080298697</text:p>
          </table:table-cell>
        </table:table-row>
        <table:table-row table:style-name="ro1">
          <table:table-cell office:value-type="float" office:value="2.3594648" calcext:value-type="float">
            <text:p>2,3594648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2.355" calcext:value-type="float">
            <text:p>2,355</text:p>
          </table:table-cell>
          <table:table-cell office:value-type="float" office:value="3.402655" calcext:value-type="float">
            <text:p>3,402655</text:p>
          </table:table-cell>
          <table:table-cell office:value-type="float" office:value="0.0020049" calcext:value-type="float">
            <text:p>0,0020049</text:p>
          </table:table-cell>
          <table:table-cell office:value-type="float" office:value="0.5509541" calcext:value-type="float">
            <text:p>0,5509541</text:p>
          </table:table-cell>
          <table:table-cell table:formula="of:=[.A69]-[.E69]" office:value-type="float" office:value="2.3574599" calcext:value-type="float">
            <text:p>2,3574599</text:p>
          </table:table-cell>
          <table:table-cell table:formula="of:=[.B69]-[.D69]" office:value-type="float" office:value="0.0973439999999997" calcext:value-type="float">
            <text:p>0,097344</text:p>
          </table:table-cell>
          <table:table-cell table:formula="of:=[.A69]-[.C69]" office:value-type="float" office:value="0.00446480000000005" calcext:value-type="float">
            <text:p>0,0044648</text:p>
          </table:table-cell>
          <table:table-cell table:formula="of:=[.G69]-[.C69]" office:value-type="float" office:value="0.00245989999999985" calcext:value-type="float">
            <text:p>0,0024599</text:p>
          </table:table-cell>
          <table:table-cell table:formula="of:=[.J69]/[.I69]" office:value-type="float" office:value="0.550954130084175" calcext:value-type="float">
            <text:p>0,5509541301</text:p>
          </table:table-cell>
          <table:table-cell table:formula="of:=[.D69]+[.H69]*[.K69]" office:value-type="float" office:value="3.45628707883891" calcext:value-type="float">
            <text:p>3,4562870788</text:p>
          </table:table-cell>
        </table:table-row>
        <table:table-row table:style-name="ro1">
          <table:table-cell office:value-type="float" office:value="2.3599661" calcext:value-type="float">
            <text:p>2,3599661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2.359" calcext:value-type="float">
            <text:p>2,359</text:p>
          </table:table-cell>
          <table:table-cell office:value-type="float" office:value="3.553631" calcext:value-type="float">
            <text:p>3,553631</text:p>
          </table:table-cell>
          <table:table-cell office:value-type="float" office:value="0.0020049" calcext:value-type="float">
            <text:p>0,0020049</text:p>
          </table:table-cell>
          <table:table-cell office:value-type="float" office:value="-1.075251" calcext:value-type="float">
            <text:p>-1,075251</text:p>
          </table:table-cell>
          <table:table-cell table:formula="of:=[.A70]-[.E70]" office:value-type="float" office:value="2.3579612" calcext:value-type="float">
            <text:p>2,3579612</text:p>
          </table:table-cell>
          <table:table-cell table:formula="of:=[.B70]-[.D70]" office:value-type="float" office:value="-0.0536320000000003" calcext:value-type="float">
            <text:p>-0,053632</text:p>
          </table:table-cell>
          <table:table-cell table:formula="of:=[.A70]-[.C70]" office:value-type="float" office:value="0.000966099999999859" calcext:value-type="float">
            <text:p>0,0009661</text:p>
          </table:table-cell>
          <table:table-cell table:formula="of:=[.G70]-[.C70]" office:value-type="float" office:value="-0.00103880000000034" calcext:value-type="float">
            <text:p>-0,0010388</text:p>
          </table:table-cell>
          <table:table-cell table:formula="of:=[.J70]/[.I70]" office:value-type="float" office:value="-1.07525100921281" calcext:value-type="float">
            <text:p>-1,0752510092</text:p>
          </table:table-cell>
          <table:table-cell table:formula="of:=[.D70]+[.H70]*[.K70]" office:value-type="float" office:value="3.6112988621261" calcext:value-type="float">
            <text:p>3,6112988621</text:p>
          </table:table-cell>
        </table:table-row>
        <table:table-row table:style-name="ro1">
          <table:table-cell office:value-type="float" office:value="2.3604674" calcext:value-type="float">
            <text:p>2,3604674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2.36" calcext:value-type="float">
            <text:p>2,36</text:p>
          </table:table-cell>
          <table:table-cell office:value-type="float" office:value="3.557667" calcext:value-type="float">
            <text:p>3,557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1]-[.E71]" office:value-type="float" office:value="2.3604674" calcext:value-type="float">
            <text:p>2,3604674</text:p>
          </table:table-cell>
          <table:table-cell table:formula="of:=[.B71]-[.D71]" office:value-type="float" office:value="-0.0576680000000001" calcext:value-type="float">
            <text:p>-0,057668</text:p>
          </table:table-cell>
          <table:table-cell table:formula="of:=[.A71]-[.C71]" office:value-type="float" office:value="0.000467400000000229" calcext:value-type="float">
            <text:p>0,0004674</text:p>
          </table:table-cell>
          <table:table-cell table:formula="of:=[.G71]-[.C71]" office:value-type="float" office:value="0.000467400000000229" calcext:value-type="float">
            <text:p>0,0004674</text:p>
          </table:table-cell>
          <table:table-cell table:formula="of:=[.J71]/[.I71]" office:value-type="float" office:value="1" calcext:value-type="float">
            <text:p>1</text:p>
          </table:table-cell>
          <table:table-cell table:formula="of:=[.D71]+[.H71]*[.K71]" office:value-type="float" office:value="3.499999" calcext:value-type="float">
            <text:p>3,499999</text:p>
          </table:table-cell>
        </table:table-row>
        <table:table-row table:style-name="ro1">
          <table:table-cell office:value-type="float" office:value="2.3614701" calcext:value-type="float">
            <text:p>2,3614701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2.36" calcext:value-type="float">
            <text:p>2,36</text:p>
          </table:table-cell>
          <table:table-cell office:value-type="float" office:value="3.442331" calcext:value-type="float">
            <text:p>3,4423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2]-[.E72]" office:value-type="float" office:value="2.3614701" calcext:value-type="float">
            <text:p>2,3614701</text:p>
          </table:table-cell>
          <table:table-cell table:formula="of:=[.B72]-[.D72]" office:value-type="float" office:value="0.0576680000000001" calcext:value-type="float">
            <text:p>0,057668</text:p>
          </table:table-cell>
          <table:table-cell table:formula="of:=[.A72]-[.C72]" office:value-type="float" office:value="0.00147010000000014" calcext:value-type="float">
            <text:p>0,0014701</text:p>
          </table:table-cell>
          <table:table-cell table:formula="of:=[.G72]-[.C72]" office:value-type="float" office:value="0.00147010000000014" calcext:value-type="float">
            <text:p>0,0014701</text:p>
          </table:table-cell>
          <table:table-cell table:formula="of:=[.J72]/[.I72]" office:value-type="float" office:value="1" calcext:value-type="float">
            <text:p>1</text:p>
          </table:table-cell>
          <table:table-cell table:formula="of:=[.D72]+[.H72]*[.K72]" office:value-type="float" office:value="3.499999" calcext:value-type="float">
            <text:p>3,499999</text:p>
          </table:table-cell>
        </table:table-row>
        <table:table-row table:style-name="ro1">
          <table:table-cell office:value-type="float" office:value="2.3860357" calcext:value-type="float">
            <text:p>2,3860357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2.361" calcext:value-type="float">
            <text:p>2,361</text:p>
          </table:table-cell>
          <table:table-cell office:value-type="float" office:value="3.557667" calcext:value-type="float">
            <text:p>3,557667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9899783" calcext:value-type="float">
            <text:p>0,9899783</text:p>
          </table:table-cell>
          <table:table-cell table:formula="of:=[.A73]-[.E73]" office:value-type="float" office:value="2.3857848" calcext:value-type="float">
            <text:p>2,3857848</text:p>
          </table:table-cell>
          <table:table-cell table:formula="of:=[.B73]-[.D73]" office:value-type="float" office:value="-0.507668" calcext:value-type="float">
            <text:p>-0,507668</text:p>
          </table:table-cell>
          <table:table-cell table:formula="of:=[.A73]-[.C73]" office:value-type="float" office:value="0.0250357000000001" calcext:value-type="float">
            <text:p>0,0250357</text:p>
          </table:table-cell>
          <table:table-cell table:formula="of:=[.G73]-[.C73]" office:value-type="float" office:value="0.0247847999999999" calcext:value-type="float">
            <text:p>0,0247848</text:p>
          </table:table-cell>
          <table:table-cell table:formula="of:=[.J73]/[.I73]" office:value-type="float" office:value="0.989978310971926" calcext:value-type="float">
            <text:p>0,989978311</text:p>
          </table:table-cell>
          <table:table-cell table:formula="of:=[.D73]+[.H73]*[.K73]" office:value-type="float" office:value="3.0550866908255" calcext:value-type="float">
            <text:p>3,0550866908</text:p>
          </table:table-cell>
        </table:table-row>
        <table:table-row table:style-name="ro1">
          <table:table-cell office:value-type="float" office:value="2.388041" calcext:value-type="float">
            <text:p>2,388041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2.386" calcext:value-type="float">
            <text:p>2,386</text:p>
          </table:table-cell>
          <table:table-cell office:value-type="float" office:value="2.547418" calcext:value-type="float">
            <text:p>2,547418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8770701" calcext:value-type="float">
            <text:p>0,8770701</text:p>
          </table:table-cell>
          <table:table-cell table:formula="of:=[.A74]-[.E74]" office:value-type="float" office:value="2.3877901" calcext:value-type="float">
            <text:p>2,3877901</text:p>
          </table:table-cell>
          <table:table-cell table:formula="of:=[.B74]-[.D74]" office:value-type="float" office:value="0.502581" calcext:value-type="float">
            <text:p>0,502581</text:p>
          </table:table-cell>
          <table:table-cell table:formula="of:=[.A74]-[.C74]" office:value-type="float" office:value="0.00204099999999974" calcext:value-type="float">
            <text:p>0,002041</text:p>
          </table:table-cell>
          <table:table-cell table:formula="of:=[.G74]-[.C74]" office:value-type="float" office:value="0.00179009999999957" calcext:value-type="float">
            <text:p>0,0017901</text:p>
          </table:table-cell>
          <table:table-cell table:formula="of:=[.J74]/[.I74]" office:value-type="float" office:value="0.877070063694171" calcext:value-type="float">
            <text:p>0,8770700637</text:p>
          </table:table-cell>
          <table:table-cell table:formula="of:=[.D74]+[.H74]*[.K74]" office:value-type="float" office:value="2.98821674968148" calcext:value-type="float">
            <text:p>2,9882167497</text:p>
          </table:table-cell>
        </table:table-row>
        <table:table-row table:style-name="ro1">
          <table:table-cell office:value-type="float" office:value="2.3895453" calcext:value-type="float">
            <text:p>2,3895453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2.388" calcext:value-type="float">
            <text:p>2,388</text:p>
          </table:table-cell>
          <table:table-cell office:value-type="float" office:value="3.490798" calcext:value-type="float">
            <text:p>3,490798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6754676" calcext:value-type="float">
            <text:p>0,6754676</text:p>
          </table:table-cell>
          <table:table-cell table:formula="of:=[.A75]-[.E75]" office:value-type="float" office:value="2.3890438" calcext:value-type="float">
            <text:p>2,3890438</text:p>
          </table:table-cell>
          <table:table-cell table:formula="of:=[.B75]-[.D75]" office:value-type="float" office:value="-0.440799" calcext:value-type="float">
            <text:p>-0,440799</text:p>
          </table:table-cell>
          <table:table-cell table:formula="of:=[.A75]-[.C75]" office:value-type="float" office:value="0.00154530000000008" calcext:value-type="float">
            <text:p>0,0015453</text:p>
          </table:table-cell>
          <table:table-cell table:formula="of:=[.G75]-[.C75]" office:value-type="float" office:value="0.00104380000000015" calcext:value-type="float">
            <text:p>0,0010438</text:p>
          </table:table-cell>
          <table:table-cell table:formula="of:=[.J75]/[.I75]" office:value-type="float" office:value="0.675467546754737" calcext:value-type="float">
            <text:p>0,6754675468</text:p>
          </table:table-cell>
          <table:table-cell table:formula="of:=[.D75]+[.H75]*[.K75]" office:value-type="float" office:value="3.19305258085806" calcext:value-type="float">
            <text:p>3,1930525809</text:p>
          </table:table-cell>
        </table:table-row>
        <table:table-row table:style-name="ro1">
          <table:table-cell office:value-type="float" office:value="2.3915504" calcext:value-type="float">
            <text:p>2,3915504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2.39" calcext:value-type="float">
            <text:p>2,39</text:p>
          </table:table-cell>
          <table:table-cell office:value-type="float" office:value="2.752254" calcext:value-type="float">
            <text:p>2,752254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6765351" calcext:value-type="float">
            <text:p>0,6765351</text:p>
          </table:table-cell>
          <table:table-cell table:formula="of:=[.A76]-[.E76]" office:value-type="float" office:value="2.3910489" calcext:value-type="float">
            <text:p>2,3910489</text:p>
          </table:table-cell>
          <table:table-cell table:formula="of:=[.B76]-[.D76]" office:value-type="float" office:value="0.297745" calcext:value-type="float">
            <text:p>0,297745</text:p>
          </table:table-cell>
          <table:table-cell table:formula="of:=[.A76]-[.C76]" office:value-type="float" office:value="0.00155039999999973" calcext:value-type="float">
            <text:p>0,0015504</text:p>
          </table:table-cell>
          <table:table-cell table:formula="of:=[.G76]-[.C76]" office:value-type="float" office:value="0.0010488999999998" calcext:value-type="float">
            <text:p>0,0010489</text:p>
          </table:table-cell>
          <table:table-cell table:formula="of:=[.J76]/[.I76]" office:value-type="float" office:value="0.676535087719285" calcext:value-type="float">
            <text:p>0,6765350877</text:p>
          </table:table-cell>
          <table:table-cell table:formula="of:=[.D76]+[.H76]*[.K76]" office:value-type="float" office:value="2.95368893969298" calcext:value-type="float">
            <text:p>2,9536889397</text:p>
          </table:table-cell>
        </table:table-row>
        <table:table-row table:style-name="ro1">
          <table:table-cell office:value-type="float" office:value="2.3920514" calcext:value-type="float">
            <text:p>2,3920514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2.392" calcext:value-type="float">
            <text:p>2,392</text:p>
          </table:table-cell>
          <table:table-cell office:value-type="float" office:value="3.251434" calcext:value-type="float">
            <text:p>3,251434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-8.756809" calcext:value-type="float">
            <text:p>-8,756809</text:p>
          </table:table-cell>
          <table:table-cell table:formula="of:=[.A77]-[.E77]" office:value-type="float" office:value="2.3915499" calcext:value-type="float">
            <text:p>2,3915499</text:p>
          </table:table-cell>
          <table:table-cell table:formula="of:=[.B77]-[.D77]" office:value-type="float" office:value="-0.201435" calcext:value-type="float">
            <text:p>-0,201435</text:p>
          </table:table-cell>
          <table:table-cell table:formula="of:=[.A77]-[.C77]" office:value-type="float" office:value="0.0000514000000002568" calcext:value-type="float">
            <text:p>0,0000514</text:p>
          </table:table-cell>
          <table:table-cell table:formula="of:=[.G77]-[.C77]" office:value-type="float" office:value="-0.000450099999999676" calcext:value-type="float">
            <text:p>-0,0004501</text:p>
          </table:table-cell>
          <table:table-cell table:formula="of:=[.J77]/[.I77]" office:value-type="float" office:value="-8.75680933847134" calcext:value-type="float">
            <text:p>-8,7568093385</text:p>
          </table:table-cell>
          <table:table-cell table:formula="of:=[.D77]+[.H77]*[.K77]" office:value-type="float" office:value="5.01536188909498" calcext:value-type="float">
            <text:p>5,0153618891</text:p>
          </table:table-cell>
        </table:table-row>
        <table:table-row table:style-name="ro1">
          <table:table-cell office:value-type="float" office:value="2.3925529" calcext:value-type="float">
            <text:p>2,3925529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2.392" calcext:value-type="float">
            <text:p>2,392</text:p>
          </table:table-cell>
          <table:table-cell office:value-type="float" office:value="4.813928" calcext:value-type="float">
            <text:p>4,8139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8]-[.E78]" office:value-type="float" office:value="2.3925529" calcext:value-type="float">
            <text:p>2,3925529</text:p>
          </table:table-cell>
          <table:table-cell table:formula="of:=[.B78]-[.D78]" office:value-type="float" office:value="-1.763929" calcext:value-type="float">
            <text:p>-1,763929</text:p>
          </table:table-cell>
          <table:table-cell table:formula="of:=[.A78]-[.C78]" office:value-type="float" office:value="0.000552900000000189" calcext:value-type="float">
            <text:p>0,0005529</text:p>
          </table:table-cell>
          <table:table-cell table:formula="of:=[.G78]-[.C78]" office:value-type="float" office:value="0.000552900000000189" calcext:value-type="float">
            <text:p>0,0005529</text:p>
          </table:table-cell>
          <table:table-cell table:formula="of:=[.J78]/[.I78]" office:value-type="float" office:value="1" calcext:value-type="float">
            <text:p>1</text:p>
          </table:table-cell>
          <table:table-cell table:formula="of:=[.D78]+[.H78]*[.K78]" office:value-type="float" office:value="3.049999" calcext:value-type="float">
            <text:p>3,049999</text:p>
          </table:table-cell>
        </table:table-row>
        <table:table-row table:style-name="ro1">
          <table:table-cell office:value-type="float" office:value="2.4207758" calcext:value-type="float">
            <text:p>2,4207758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2.393" calcext:value-type="float">
            <text:p>2,393</text:p>
          </table:table-cell>
          <table:table-cell office:value-type="float" office:value="1.28607" calcext:value-type="float">
            <text:p>1,286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9]-[.E79]" office:value-type="float" office:value="2.4207758" calcext:value-type="float">
            <text:p>2,4207758</text:p>
          </table:table-cell>
          <table:table-cell table:formula="of:=[.B79]-[.D79]" office:value-type="float" office:value="1.313928" calcext:value-type="float">
            <text:p>1,313928</text:p>
          </table:table-cell>
          <table:table-cell table:formula="of:=[.A79]-[.C79]" office:value-type="float" office:value="0.0277758000000001" calcext:value-type="float">
            <text:p>0,0277758</text:p>
          </table:table-cell>
          <table:table-cell table:formula="of:=[.G79]-[.C79]" office:value-type="float" office:value="0.0277758000000001" calcext:value-type="float">
            <text:p>0,0277758</text:p>
          </table:table-cell>
          <table:table-cell table:formula="of:=[.J79]/[.I79]" office:value-type="float" office:value="1" calcext:value-type="float">
            <text:p>1</text:p>
          </table:table-cell>
          <table:table-cell table:formula="of:=[.D79]+[.H79]*[.K79]" office:value-type="float" office:value="2.599998" calcext:value-type="float">
            <text:p>2,599998</text:p>
          </table:table-cell>
        </table:table-row>
        <table:table-row table:style-name="ro1">
          <table:table-cell office:value-type="float" office:value="2.4222801" calcext:value-type="float">
            <text:p>2,4222801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2.421" calcext:value-type="float">
            <text:p>2,421</text:p>
          </table:table-cell>
          <table:table-cell office:value-type="float" office:value="3.913927" calcext:value-type="float">
            <text:p>3,913927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6083119" calcext:value-type="float">
            <text:p>0,6083119</text:p>
          </table:table-cell>
          <table:table-cell table:formula="of:=[.A80]-[.E80]" office:value-type="float" office:value="2.4217787" calcext:value-type="float">
            <text:p>2,4217787</text:p>
          </table:table-cell>
          <table:table-cell table:formula="of:=[.B80]-[.D80]" office:value-type="float" office:value="-1.313929" calcext:value-type="float">
            <text:p>-1,313929</text:p>
          </table:table-cell>
          <table:table-cell table:formula="of:=[.A80]-[.C80]" office:value-type="float" office:value="0.00128010000000023" calcext:value-type="float">
            <text:p>0,0012801</text:p>
          </table:table-cell>
          <table:table-cell table:formula="of:=[.G80]-[.C80]" office:value-type="float" office:value="0.000778700000000132" calcext:value-type="float">
            <text:p>0,0007787</text:p>
          </table:table-cell>
          <table:table-cell table:formula="of:=[.J80]/[.I80]" office:value-type="float" office:value="0.608311850636664" calcext:value-type="float">
            <text:p>0,6083118506</text:p>
          </table:table-cell>
          <table:table-cell table:formula="of:=[.D80]+[.H80]*[.K80]" office:value-type="float" office:value="3.11464841840482" calcext:value-type="float">
            <text:p>3,1146484184</text:p>
          </table:table-cell>
        </table:table-row>
        <table:table-row table:style-name="ro1">
          <table:table-cell office:value-type="float" office:value="2.4232824" calcext:value-type="float">
            <text:p>2,4232824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2.422" calcext:value-type="float">
            <text:p>2,422</text:p>
          </table:table-cell>
          <table:table-cell office:value-type="float" office:value="1.80072" calcext:value-type="float">
            <text:p>1,80072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6090144" calcext:value-type="float">
            <text:p>0,6090144</text:p>
          </table:table-cell>
          <table:table-cell table:formula="of:=[.A81]-[.E81]" office:value-type="float" office:value="2.422781" calcext:value-type="float">
            <text:p>2,422781</text:p>
          </table:table-cell>
          <table:table-cell table:formula="of:=[.B81]-[.D81]" office:value-type="float" office:value="0.799278" calcext:value-type="float">
            <text:p>0,799278</text:p>
          </table:table-cell>
          <table:table-cell table:formula="of:=[.A81]-[.C81]" office:value-type="float" office:value="0.00128240000000002" calcext:value-type="float">
            <text:p>0,0012824</text:p>
          </table:table-cell>
          <table:table-cell table:formula="of:=[.G81]-[.C81]" office:value-type="float" office:value="0.000780999999999921" calcext:value-type="float">
            <text:p>0,000781</text:p>
          </table:table-cell>
          <table:table-cell table:formula="of:=[.J81]/[.I81]" office:value-type="float" office:value="0.609014348097248" calcext:value-type="float">
            <text:p>0,6090143481</text:p>
          </table:table-cell>
          <table:table-cell table:formula="of:=[.D81]+[.H81]*[.K81]" office:value-type="float" office:value="2.28749177011847" calcext:value-type="float">
            <text:p>2,2874917701</text:p>
          </table:table-cell>
        </table:table-row>
        <table:table-row table:style-name="ro1">
          <table:table-cell office:value-type="float" office:value="2.4242867" calcext:value-type="float">
            <text:p>2,4242867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2.423" calcext:value-type="float">
            <text:p>2,423</text:p>
          </table:table-cell>
          <table:table-cell office:value-type="float" office:value="3.086771" calcext:value-type="float">
            <text:p>3,0867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2]-[.E82]" office:value-type="float" office:value="2.4242867" calcext:value-type="float">
            <text:p>2,4242867</text:p>
          </table:table-cell>
          <table:table-cell table:formula="of:=[.B82]-[.D82]" office:value-type="float" office:value="-0.486773" calcext:value-type="float">
            <text:p>-0,486773</text:p>
          </table:table-cell>
          <table:table-cell table:formula="of:=[.A82]-[.C82]" office:value-type="float" office:value="0.00128670000000009" calcext:value-type="float">
            <text:p>0,0012867</text:p>
          </table:table-cell>
          <table:table-cell table:formula="of:=[.G82]-[.C82]" office:value-type="float" office:value="0.00128670000000009" calcext:value-type="float">
            <text:p>0,0012867</text:p>
          </table:table-cell>
          <table:table-cell table:formula="of:=[.J82]/[.I82]" office:value-type="float" office:value="1" calcext:value-type="float">
            <text:p>1</text:p>
          </table:table-cell>
          <table:table-cell table:formula="of:=[.D82]+[.H82]*[.K82]" office:value-type="float" office:value="2.599998" calcext:value-type="float">
            <text:p>2,599998</text:p>
          </table:table-cell>
        </table:table-row>
        <table:table-row table:style-name="ro1">
          <table:table-cell office:value-type="float" office:value="2.4247898" calcext:value-type="float">
            <text:p>2,4247898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2.424" calcext:value-type="float">
            <text:p>2,424</text:p>
          </table:table-cell>
          <table:table-cell office:value-type="float" office:value="2.113226" calcext:value-type="float">
            <text:p>2,113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3]-[.E83]" office:value-type="float" office:value="2.4247898" calcext:value-type="float">
            <text:p>2,4247898</text:p>
          </table:table-cell>
          <table:table-cell table:formula="of:=[.B83]-[.D83]" office:value-type="float" office:value="0.486772" calcext:value-type="float">
            <text:p>0,486772</text:p>
          </table:table-cell>
          <table:table-cell table:formula="of:=[.A83]-[.C83]" office:value-type="float" office:value="0.000789800000000174" calcext:value-type="float">
            <text:p>0,0007898</text:p>
          </table:table-cell>
          <table:table-cell table:formula="of:=[.G83]-[.C83]" office:value-type="float" office:value="0.000789800000000174" calcext:value-type="float">
            <text:p>0,0007898</text:p>
          </table:table-cell>
          <table:table-cell table:formula="of:=[.J83]/[.I83]" office:value-type="float" office:value="1" calcext:value-type="float">
            <text:p>1</text:p>
          </table:table-cell>
          <table:table-cell table:formula="of:=[.D83]+[.H83]*[.K83]" office:value-type="float" office:value="2.599998" calcext:value-type="float">
            <text:p>2,599998</text:p>
          </table:table-cell>
        </table:table-row>
        <table:table-row table:style-name="ro1">
          <table:table-cell office:value-type="float" office:value="2.425291" calcext:value-type="float">
            <text:p>2,425291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2.425" calcext:value-type="float">
            <text:p>2,425</text:p>
          </table:table-cell>
          <table:table-cell office:value-type="float" office:value="3.086771" calcext:value-type="float">
            <text:p>3,0867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4]-[.E84]" office:value-type="float" office:value="2.425291" calcext:value-type="float">
            <text:p>2,425291</text:p>
          </table:table-cell>
          <table:table-cell table:formula="of:=[.B84]-[.D84]" office:value-type="float" office:value="-0.486773" calcext:value-type="float">
            <text:p>-0,486773</text:p>
          </table:table-cell>
          <table:table-cell table:formula="of:=[.A84]-[.C84]" office:value-type="float" office:value="0.000291000000000263" calcext:value-type="float">
            <text:p>0,000291</text:p>
          </table:table-cell>
          <table:table-cell table:formula="of:=[.G84]-[.C84]" office:value-type="float" office:value="0.000291000000000263" calcext:value-type="float">
            <text:p>0,000291</text:p>
          </table:table-cell>
          <table:table-cell table:formula="of:=[.J84]/[.I84]" office:value-type="float" office:value="1" calcext:value-type="float">
            <text:p>1</text:p>
          </table:table-cell>
          <table:table-cell table:formula="of:=[.D84]+[.H84]*[.K84]" office:value-type="float" office:value="2.599998" calcext:value-type="float">
            <text:p>2,599998</text:p>
          </table:table-cell>
        </table:table-row>
        <table:table-row table:style-name="ro1">
          <table:table-cell office:value-type="float" office:value="2.4548292" calcext:value-type="float">
            <text:p>2,4548292</text:p>
          </table:table-cell>
          <table:table-cell office:value-type="float" office:value="2.149998" calcext:value-type="float">
            <text:p>2,149998</text:p>
          </table:table-cell>
          <table:table-cell office:value-type="float" office:value="2.425" calcext:value-type="float">
            <text:p>2,425</text:p>
          </table:table-cell>
          <table:table-cell office:value-type="float" office:value="2.113226" calcext:value-type="float">
            <text:p>2,113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5]-[.E85]" office:value-type="float" office:value="2.4548292" calcext:value-type="float">
            <text:p>2,4548292</text:p>
          </table:table-cell>
          <table:table-cell table:formula="of:=[.B85]-[.D85]" office:value-type="float" office:value="0.036772" calcext:value-type="float">
            <text:p>0,036772</text:p>
          </table:table-cell>
          <table:table-cell table:formula="of:=[.A85]-[.C85]" office:value-type="float" office:value="0.0298292" calcext:value-type="float">
            <text:p>0,0298292</text:p>
          </table:table-cell>
          <table:table-cell table:formula="of:=[.G85]-[.C85]" office:value-type="float" office:value="0.0298292" calcext:value-type="float">
            <text:p>0,0298292</text:p>
          </table:table-cell>
          <table:table-cell table:formula="of:=[.J85]/[.I85]" office:value-type="float" office:value="1" calcext:value-type="float">
            <text:p>1</text:p>
          </table:table-cell>
          <table:table-cell table:formula="of:=[.D85]+[.H85]*[.K85]" office:value-type="float" office:value="2.149998" calcext:value-type="float">
            <text:p>2,149998</text:p>
          </table:table-cell>
        </table:table-row>
        <table:table-row table:style-name="ro1">
          <table:table-cell office:value-type="float" office:value="2.4553304" calcext:value-type="float">
            <text:p>2,4553304</text:p>
          </table:table-cell>
          <table:table-cell office:value-type="float" office:value="2.149998" calcext:value-type="float">
            <text:p>2,149998</text:p>
          </table:table-cell>
          <table:table-cell office:value-type="float" office:value="2.455" calcext:value-type="float">
            <text:p>2,455</text:p>
          </table:table-cell>
          <table:table-cell office:value-type="float" office:value="2.18677" calcext:value-type="float">
            <text:p>2,186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6]-[.E86]" office:value-type="float" office:value="2.4553304" calcext:value-type="float">
            <text:p>2,4553304</text:p>
          </table:table-cell>
          <table:table-cell table:formula="of:=[.B86]-[.D86]" office:value-type="float" office:value="-0.036772" calcext:value-type="float">
            <text:p>-0,036772</text:p>
          </table:table-cell>
          <table:table-cell table:formula="of:=[.A86]-[.C86]" office:value-type="float" office:value="0.000330399999999731" calcext:value-type="float">
            <text:p>0,0003304</text:p>
          </table:table-cell>
          <table:table-cell table:formula="of:=[.G86]-[.C86]" office:value-type="float" office:value="0.000330399999999731" calcext:value-type="float">
            <text:p>0,0003304</text:p>
          </table:table-cell>
          <table:table-cell table:formula="of:=[.J86]/[.I86]" office:value-type="float" office:value="1" calcext:value-type="float">
            <text:p>1</text:p>
          </table:table-cell>
          <table:table-cell table:formula="of:=[.D86]+[.H86]*[.K86]" office:value-type="float" office:value="2.149998" calcext:value-type="float">
            <text:p>2,149998</text:p>
          </table:table-cell>
        </table:table-row>
        <table:table-row table:style-name="ro1">
          <table:table-cell office:value-type="float" office:value="2.4573357" calcext:value-type="float">
            <text:p>2,4573357</text:p>
          </table:table-cell>
          <table:table-cell office:value-type="float" office:value="2.149998" calcext:value-type="float">
            <text:p>2,149998</text:p>
          </table:table-cell>
          <table:table-cell office:value-type="float" office:value="2.455" calcext:value-type="float">
            <text:p>2,455</text:p>
          </table:table-cell>
          <table:table-cell office:value-type="float" office:value="2.113226" calcext:value-type="float">
            <text:p>2,113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7]-[.E87]" office:value-type="float" office:value="2.4573357" calcext:value-type="float">
            <text:p>2,4573357</text:p>
          </table:table-cell>
          <table:table-cell table:formula="of:=[.B87]-[.D87]" office:value-type="float" office:value="0.036772" calcext:value-type="float">
            <text:p>0,036772</text:p>
          </table:table-cell>
          <table:table-cell table:formula="of:=[.A87]-[.C87]" office:value-type="float" office:value="0.00233569999999972" calcext:value-type="float">
            <text:p>0,0023357</text:p>
          </table:table-cell>
          <table:table-cell table:formula="of:=[.G87]-[.C87]" office:value-type="float" office:value="0.00233569999999972" calcext:value-type="float">
            <text:p>0,0023357</text:p>
          </table:table-cell>
          <table:table-cell table:formula="of:=[.J87]/[.I87]" office:value-type="float" office:value="1" calcext:value-type="float">
            <text:p>1</text:p>
          </table:table-cell>
          <table:table-cell table:formula="of:=[.D87]+[.H87]*[.K87]" office:value-type="float" office:value="2.149998" calcext:value-type="float">
            <text:p>2,149998</text:p>
          </table:table-cell>
        </table:table-row>
        <table:table-row table:style-name="ro1">
          <table:table-cell office:value-type="float" office:value="2.4593411" calcext:value-type="float">
            <text:p>2,4593411</text:p>
          </table:table-cell>
          <table:table-cell office:value-type="float" office:value="2.149998" calcext:value-type="float">
            <text:p>2,149998</text:p>
          </table:table-cell>
          <table:table-cell office:value-type="float" office:value="2.457" calcext:value-type="float">
            <text:p>2,457</text:p>
          </table:table-cell>
          <table:table-cell office:value-type="float" office:value="2.18677" calcext:value-type="float">
            <text:p>2,186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8]-[.E88]" office:value-type="float" office:value="2.4593411" calcext:value-type="float">
            <text:p>2,4593411</text:p>
          </table:table-cell>
          <table:table-cell table:formula="of:=[.B88]-[.D88]" office:value-type="float" office:value="-0.036772" calcext:value-type="float">
            <text:p>-0,036772</text:p>
          </table:table-cell>
          <table:table-cell table:formula="of:=[.A88]-[.C88]" office:value-type="float" office:value="0.00234110000000021" calcext:value-type="float">
            <text:p>0,0023411</text:p>
          </table:table-cell>
          <table:table-cell table:formula="of:=[.G88]-[.C88]" office:value-type="float" office:value="0.00234110000000021" calcext:value-type="float">
            <text:p>0,0023411</text:p>
          </table:table-cell>
          <table:table-cell table:formula="of:=[.J88]/[.I88]" office:value-type="float" office:value="1" calcext:value-type="float">
            <text:p>1</text:p>
          </table:table-cell>
          <table:table-cell table:formula="of:=[.D88]+[.H88]*[.K88]" office:value-type="float" office:value="2.149998" calcext:value-type="float">
            <text:p>2,149998</text:p>
          </table:table-cell>
        </table:table-row>
        <table:table-row table:style-name="ro1">
          <table:table-cell office:value-type="float" office:value="2.4893197" calcext:value-type="float">
            <text:p>2,4893197</text:p>
          </table:table-cell>
          <table:table-cell office:value-type="float" office:value="1.699998" calcext:value-type="float">
            <text:p>1,699998</text:p>
          </table:table-cell>
          <table:table-cell office:value-type="float" office:value="2.459" calcext:value-type="float">
            <text:p>2,459</text:p>
          </table:table-cell>
          <table:table-cell office:value-type="float" office:value="2.113226" calcext:value-type="float">
            <text:p>2,113226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975196" calcext:value-type="float">
            <text:p>0,975196</text:p>
          </table:table-cell>
          <table:table-cell table:formula="of:=[.A89]-[.E89]" office:value-type="float" office:value="2.48856765" calcext:value-type="float">
            <text:p>2,48856765</text:p>
          </table:table-cell>
          <table:table-cell table:formula="of:=[.B89]-[.D89]" office:value-type="float" office:value="-0.413228" calcext:value-type="float">
            <text:p>-0,413228</text:p>
          </table:table-cell>
          <table:table-cell table:formula="of:=[.A89]-[.C89]" office:value-type="float" office:value="0.0303196999999997" calcext:value-type="float">
            <text:p>0,0303197</text:p>
          </table:table-cell>
          <table:table-cell table:formula="of:=[.G89]-[.C89]" office:value-type="float" office:value="0.0295676499999997" calcext:value-type="float">
            <text:p>0,02956765</text:p>
          </table:table-cell>
          <table:table-cell table:formula="of:=[.J89]/[.I89]" office:value-type="float" office:value="0.975195994683324" calcext:value-type="float">
            <text:p>0,9751959947</text:p>
          </table:table-cell>
          <table:table-cell table:formula="of:=[.D89]+[.H89]*[.K89]" office:value-type="float" office:value="1.710247709509" calcext:value-type="float">
            <text:p>1,7102477095</text:p>
          </table:table-cell>
        </table:table-row>
        <table:table-row table:style-name="ro1">
          <table:table-cell office:value-type="float" office:value="2.4913245" calcext:value-type="float">
            <text:p>2,4913245</text:p>
          </table:table-cell>
          <table:table-cell office:value-type="float" office:value="1.699998" calcext:value-type="float">
            <text:p>1,699998</text:p>
          </table:table-cell>
          <table:table-cell office:value-type="float" office:value="2.489" calcext:value-type="float">
            <text:p>2,489</text:p>
          </table:table-cell>
          <table:table-cell office:value-type="float" office:value="1.29702" calcext:value-type="float">
            <text:p>1,29702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6764681" calcext:value-type="float">
            <text:p>0,6764681</text:p>
          </table:table-cell>
          <table:table-cell table:formula="of:=[.A90]-[.E90]" office:value-type="float" office:value="2.49057245" calcext:value-type="float">
            <text:p>2,49057245</text:p>
          </table:table-cell>
          <table:table-cell table:formula="of:=[.B90]-[.D90]" office:value-type="float" office:value="0.402978" calcext:value-type="float">
            <text:p>0,402978</text:p>
          </table:table-cell>
          <table:table-cell table:formula="of:=[.A90]-[.C90]" office:value-type="float" office:value="0.00232450000000028" calcext:value-type="float">
            <text:p>0,0023245</text:p>
          </table:table-cell>
          <table:table-cell table:formula="of:=[.G90]-[.C90]" office:value-type="float" office:value="0.00157245000000028" calcext:value-type="float">
            <text:p>0,00157245</text:p>
          </table:table-cell>
          <table:table-cell table:formula="of:=[.J90]/[.I90]" office:value-type="float" office:value="0.676468057646844" calcext:value-type="float">
            <text:p>0,6764680576</text:p>
          </table:table-cell>
          <table:table-cell table:formula="of:=[.D90]+[.H90]*[.K90]" office:value-type="float" office:value="1.56962174493441" calcext:value-type="float">
            <text:p>1,5696217449</text:p>
          </table:table-cell>
        </table:table-row>
        <table:table-row table:style-name="ro1">
          <table:table-cell office:value-type="float" office:value="2.4933305" calcext:value-type="float">
            <text:p>2,4933305</text:p>
          </table:table-cell>
          <table:table-cell office:value-type="float" office:value="1.699998" calcext:value-type="float">
            <text:p>1,699998</text:p>
          </table:table-cell>
          <table:table-cell office:value-type="float" office:value="2.491" calcext:value-type="float">
            <text:p>2,491</text:p>
          </table:table-cell>
          <table:table-cell office:value-type="float" office:value="1.9726" calcext:value-type="float">
            <text:p>1,9726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6772581" calcext:value-type="float">
            <text:p>0,6772581</text:p>
          </table:table-cell>
          <table:table-cell table:formula="of:=[.A91]-[.E91]" office:value-type="float" office:value="2.49257835" calcext:value-type="float">
            <text:p>2,49257835</text:p>
          </table:table-cell>
          <table:table-cell table:formula="of:=[.B91]-[.D91]" office:value-type="float" office:value="-0.272602" calcext:value-type="float">
            <text:p>-0,272602</text:p>
          </table:table-cell>
          <table:table-cell table:formula="of:=[.A91]-[.C91]" office:value-type="float" office:value="0.00233049999999979" calcext:value-type="float">
            <text:p>0,0023305</text:p>
          </table:table-cell>
          <table:table-cell table:formula="of:=[.G91]-[.C91]" office:value-type="float" office:value="0.00157834999999995" calcext:value-type="float">
            <text:p>0,00157835</text:p>
          </table:table-cell>
          <table:table-cell table:formula="of:=[.J91]/[.I91]" office:value-type="float" office:value="0.6772580991204" calcext:value-type="float">
            <text:p>0,6772580991</text:p>
          </table:table-cell>
          <table:table-cell table:formula="of:=[.D91]+[.H91]*[.K91]" office:value-type="float" office:value="1.78797808766358" calcext:value-type="float">
            <text:p>1,7879780877</text:p>
          </table:table-cell>
        </table:table-row>
        <table:table-row table:style-name="ro1">
          <table:table-cell office:value-type="float" office:value="2.4933305" calcext:value-type="float">
            <text:p>2,4933305</text:p>
          </table:table-cell>
          <table:table-cell office:value-type="float" office:value="1.699998" calcext:value-type="float">
            <text:p>1,699998</text:p>
          </table:table-cell>
          <table:table-cell office:value-type="float" office:value="2.493" calcext:value-type="float">
            <text:p>2,493</text:p>
          </table:table-cell>
          <table:table-cell office:value-type="float" office:value="1.515376" calcext:value-type="float">
            <text:p>1,5153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2]-[.E92]" office:value-type="float" office:value="2.4933305" calcext:value-type="float">
            <text:p>2,4933305</text:p>
          </table:table-cell>
          <table:table-cell table:formula="of:=[.B92]-[.D92]" office:value-type="float" office:value="0.184622" calcext:value-type="float">
            <text:p>0,184622</text:p>
          </table:table-cell>
          <table:table-cell table:formula="of:=[.A92]-[.C92]" office:value-type="float" office:value="0.000330500000000011" calcext:value-type="float">
            <text:p>0,0003305</text:p>
          </table:table-cell>
          <table:table-cell table:formula="of:=[.G92]-[.C92]" office:value-type="float" office:value="0.000330500000000011" calcext:value-type="float">
            <text:p>0,0003305</text:p>
          </table:table-cell>
          <table:table-cell table:formula="of:=[.J92]/[.I92]" office:value-type="float" office:value="1" calcext:value-type="float">
            <text:p>1</text:p>
          </table:table-cell>
          <table:table-cell table:formula="of:=[.D92]+[.H92]*[.K92]" office:value-type="float" office:value="1.699998" calcext:value-type="float">
            <text:p>1,699998</text:p>
          </table:table-cell>
        </table:table-row>
        <table:table-row table:style-name="ro1">
          <table:table-cell office:value-type="float" office:value="2.4948394" calcext:value-type="float">
            <text:p>2,4948394</text:p>
          </table:table-cell>
          <table:table-cell office:value-type="float" office:value="1.699998" calcext:value-type="float">
            <text:p>1,699998</text:p>
          </table:table-cell>
          <table:table-cell office:value-type="float" office:value="2.493" calcext:value-type="float">
            <text:p>2,493</text:p>
          </table:table-cell>
          <table:table-cell office:value-type="float" office:value="1.88462" calcext:value-type="float">
            <text:p>1,884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3]-[.E93]" office:value-type="float" office:value="2.4948394" calcext:value-type="float">
            <text:p>2,4948394</text:p>
          </table:table-cell>
          <table:table-cell table:formula="of:=[.B93]-[.D93]" office:value-type="float" office:value="-0.184622" calcext:value-type="float">
            <text:p>-0,184622</text:p>
          </table:table-cell>
          <table:table-cell table:formula="of:=[.A93]-[.C93]" office:value-type="float" office:value="0.00183940000000016" calcext:value-type="float">
            <text:p>0,0018394</text:p>
          </table:table-cell>
          <table:table-cell table:formula="of:=[.G93]-[.C93]" office:value-type="float" office:value="0.00183940000000016" calcext:value-type="float">
            <text:p>0,0018394</text:p>
          </table:table-cell>
          <table:table-cell table:formula="of:=[.J93]/[.I93]" office:value-type="float" office:value="1" calcext:value-type="float">
            <text:p>1</text:p>
          </table:table-cell>
          <table:table-cell table:formula="of:=[.D93]+[.H93]*[.K93]" office:value-type="float" office:value="1.699998" calcext:value-type="float">
            <text:p>1,699998</text:p>
          </table:table-cell>
        </table:table-row>
        <table:table-row table:style-name="ro1">
          <table:table-cell office:value-type="float" office:value="2.5229182" calcext:value-type="float">
            <text:p>2,5229182</text:p>
          </table:table-cell>
          <table:table-cell office:value-type="float" office:value="1.249998" calcext:value-type="float">
            <text:p>1,249998</text:p>
          </table:table-cell>
          <table:table-cell office:value-type="float" office:value="2.495" calcext:value-type="float">
            <text:p>2,495</text:p>
          </table:table-cell>
          <table:table-cell office:value-type="float" office:value="1.515376" calcext:value-type="float">
            <text:p>1,5153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4]-[.E94]" office:value-type="float" office:value="2.5229182" calcext:value-type="float">
            <text:p>2,5229182</text:p>
          </table:table-cell>
          <table:table-cell table:formula="of:=[.B94]-[.D94]" office:value-type="float" office:value="-0.265378" calcext:value-type="float">
            <text:p>-0,265378</text:p>
          </table:table-cell>
          <table:table-cell table:formula="of:=[.A94]-[.C94]" office:value-type="float" office:value="0.0279181999999998" calcext:value-type="float">
            <text:p>0,0279182</text:p>
          </table:table-cell>
          <table:table-cell table:formula="of:=[.G94]-[.C94]" office:value-type="float" office:value="0.0279181999999998" calcext:value-type="float">
            <text:p>0,0279182</text:p>
          </table:table-cell>
          <table:table-cell table:formula="of:=[.J94]/[.I94]" office:value-type="float" office:value="1" calcext:value-type="float">
            <text:p>1</text:p>
          </table:table-cell>
          <table:table-cell table:formula="of:=[.D94]+[.H94]*[.K94]" office:value-type="float" office:value="1.249998" calcext:value-type="float">
            <text:p>1,249998</text:p>
          </table:table-cell>
        </table:table-row>
        <table:table-row table:style-name="ro1">
          <table:table-cell office:value-type="float" office:value="2.5249228" calcext:value-type="float">
            <text:p>2,5249228</text:p>
          </table:table-cell>
          <table:table-cell office:value-type="float" office:value="1.249998" calcext:value-type="float">
            <text:p>1,249998</text:p>
          </table:table-cell>
          <table:table-cell office:value-type="float" office:value="2.523" calcext:value-type="float">
            <text:p>2,523</text:p>
          </table:table-cell>
          <table:table-cell office:value-type="float" office:value="0.9846203" calcext:value-type="float">
            <text:p>0,9846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5]-[.E95]" office:value-type="float" office:value="2.5249228" calcext:value-type="float">
            <text:p>2,5249228</text:p>
          </table:table-cell>
          <table:table-cell table:formula="of:=[.B95]-[.D95]" office:value-type="float" office:value="0.2653777" calcext:value-type="float">
            <text:p>0,2653777</text:p>
          </table:table-cell>
          <table:table-cell table:formula="of:=[.A95]-[.C95]" office:value-type="float" office:value="0.0019228" calcext:value-type="float">
            <text:p>0,0019228</text:p>
          </table:table-cell>
          <table:table-cell table:formula="of:=[.G95]-[.C95]" office:value-type="float" office:value="0.0019228" calcext:value-type="float">
            <text:p>0,0019228</text:p>
          </table:table-cell>
          <table:table-cell table:formula="of:=[.J95]/[.I95]" office:value-type="float" office:value="1" calcext:value-type="float">
            <text:p>1</text:p>
          </table:table-cell>
          <table:table-cell table:formula="of:=[.D95]+[.H95]*[.K95]" office:value-type="float" office:value="1.249998" calcext:value-type="float">
            <text:p>1,249998</text:p>
          </table:table-cell>
        </table:table-row>
        <table:table-row table:style-name="ro1">
          <table:table-cell office:value-type="float" office:value="2.5264268" calcext:value-type="float">
            <text:p>2,5264268</text:p>
          </table:table-cell>
          <table:table-cell office:value-type="float" office:value="1.249998" calcext:value-type="float">
            <text:p>1,249998</text:p>
          </table:table-cell>
          <table:table-cell office:value-type="float" office:value="2.525" calcext:value-type="float">
            <text:p>2,525</text:p>
          </table:table-cell>
          <table:table-cell office:value-type="float" office:value="1.515376" calcext:value-type="float">
            <text:p>1,5153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6]-[.E96]" office:value-type="float" office:value="2.5264268" calcext:value-type="float">
            <text:p>2,5264268</text:p>
          </table:table-cell>
          <table:table-cell table:formula="of:=[.B96]-[.D96]" office:value-type="float" office:value="-0.265378" calcext:value-type="float">
            <text:p>-0,265378</text:p>
          </table:table-cell>
          <table:table-cell table:formula="of:=[.A96]-[.C96]" office:value-type="float" office:value="0.00142679999999995" calcext:value-type="float">
            <text:p>0,0014268</text:p>
          </table:table-cell>
          <table:table-cell table:formula="of:=[.G96]-[.C96]" office:value-type="float" office:value="0.00142679999999995" calcext:value-type="float">
            <text:p>0,0014268</text:p>
          </table:table-cell>
          <table:table-cell table:formula="of:=[.J96]/[.I96]" office:value-type="float" office:value="1" calcext:value-type="float">
            <text:p>1</text:p>
          </table:table-cell>
          <table:table-cell table:formula="of:=[.D96]+[.H96]*[.K96]" office:value-type="float" office:value="1.249998" calcext:value-type="float">
            <text:p>1,249998</text:p>
          </table:table-cell>
        </table:table-row>
        <table:table-row table:style-name="ro1">
          <table:table-cell office:value-type="float" office:value="2.5565125" calcext:value-type="float">
            <text:p>2,5565125</text:p>
          </table:table-cell>
          <table:table-cell office:value-type="float" office:value="0.7999984" calcext:value-type="float">
            <text:p>0,7999984</text:p>
          </table:table-cell>
          <table:table-cell office:value-type="float" office:value="2.526" calcext:value-type="float">
            <text:p>2,526</text:p>
          </table:table-cell>
          <table:table-cell office:value-type="float" office:value="0.9846203" calcext:value-type="float">
            <text:p>0,9846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7]-[.E97]" office:value-type="float" office:value="2.5565125" calcext:value-type="float">
            <text:p>2,5565125</text:p>
          </table:table-cell>
          <table:table-cell table:formula="of:=[.B97]-[.D97]" office:value-type="float" office:value="-0.1846219" calcext:value-type="float">
            <text:p>-0,1846219</text:p>
          </table:table-cell>
          <table:table-cell table:formula="of:=[.A97]-[.C97]" office:value-type="float" office:value="0.0305125000000004" calcext:value-type="float">
            <text:p>0,0305125</text:p>
          </table:table-cell>
          <table:table-cell table:formula="of:=[.G97]-[.C97]" office:value-type="float" office:value="0.0305125000000004" calcext:value-type="float">
            <text:p>0,0305125</text:p>
          </table:table-cell>
          <table:table-cell table:formula="of:=[.J97]/[.I97]" office:value-type="float" office:value="1" calcext:value-type="float">
            <text:p>1</text:p>
          </table:table-cell>
          <table:table-cell table:formula="of:=[.D97]+[.H97]*[.K97]" office:value-type="float" office:value="0.7999984" calcext:value-type="float">
            <text:p>0,7999984</text:p>
          </table:table-cell>
        </table:table-row>
        <table:table-row table:style-name="ro1">
          <table:table-cell office:value-type="float" office:value="2.5585178" calcext:value-type="float">
            <text:p>2,5585178</text:p>
          </table:table-cell>
          <table:table-cell office:value-type="float" office:value="0.7999984" calcext:value-type="float">
            <text:p>0,7999984</text:p>
          </table:table-cell>
          <table:table-cell office:value-type="float" office:value="2.557" calcext:value-type="float">
            <text:p>2,557</text:p>
          </table:table-cell>
          <table:table-cell office:value-type="float" office:value="0.6153765" calcext:value-type="float">
            <text:p>0,61537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8]-[.E98]" office:value-type="float" office:value="2.5585178" calcext:value-type="float">
            <text:p>2,5585178</text:p>
          </table:table-cell>
          <table:table-cell table:formula="of:=[.B98]-[.D98]" office:value-type="float" office:value="0.1846219" calcext:value-type="float">
            <text:p>0,1846219</text:p>
          </table:table-cell>
          <table:table-cell table:formula="of:=[.A98]-[.C98]" office:value-type="float" office:value="0.00151779999999979" calcext:value-type="float">
            <text:p>0,0015178</text:p>
          </table:table-cell>
          <table:table-cell table:formula="of:=[.G98]-[.C98]" office:value-type="float" office:value="0.00151779999999979" calcext:value-type="float">
            <text:p>0,0015178</text:p>
          </table:table-cell>
          <table:table-cell table:formula="of:=[.J98]/[.I98]" office:value-type="float" office:value="1" calcext:value-type="float">
            <text:p>1</text:p>
          </table:table-cell>
          <table:table-cell table:formula="of:=[.D98]+[.H98]*[.K98]" office:value-type="float" office:value="0.7999984" calcext:value-type="float">
            <text:p>0,7999984</text:p>
          </table:table-cell>
        </table:table-row>
        <table:table-row table:style-name="ro1">
          <table:table-cell office:value-type="float" office:value="2.5600218" calcext:value-type="float">
            <text:p>2,5600218</text:p>
          </table:table-cell>
          <table:table-cell office:value-type="float" office:value="0.7999984" calcext:value-type="float">
            <text:p>0,7999984</text:p>
          </table:table-cell>
          <table:table-cell office:value-type="float" office:value="2.559" calcext:value-type="float">
            <text:p>2,559</text:p>
          </table:table-cell>
          <table:table-cell office:value-type="float" office:value="0.9846203" calcext:value-type="float">
            <text:p>0,9846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9]-[.E99]" office:value-type="float" office:value="2.5600218" calcext:value-type="float">
            <text:p>2,5600218</text:p>
          </table:table-cell>
          <table:table-cell table:formula="of:=[.B99]-[.D99]" office:value-type="float" office:value="-0.1846219" calcext:value-type="float">
            <text:p>-0,1846219</text:p>
          </table:table-cell>
          <table:table-cell table:formula="of:=[.A99]-[.C99]" office:value-type="float" office:value="0.00102179999999974" calcext:value-type="float">
            <text:p>0,0010218</text:p>
          </table:table-cell>
          <table:table-cell table:formula="of:=[.G99]-[.C99]" office:value-type="float" office:value="0.00102179999999974" calcext:value-type="float">
            <text:p>0,0010218</text:p>
          </table:table-cell>
          <table:table-cell table:formula="of:=[.J99]/[.I99]" office:value-type="float" office:value="1" calcext:value-type="float">
            <text:p>1</text:p>
          </table:table-cell>
          <table:table-cell table:formula="of:=[.D99]+[.H99]*[.K99]" office:value-type="float" office:value="0.7999984" calcext:value-type="float">
            <text:p>0,7999984</text:p>
          </table:table-cell>
        </table:table-row>
        <table:table-row table:style-name="ro1">
          <table:table-cell office:value-type="float" office:value="2.5916097" calcext:value-type="float">
            <text:p>2,5916097</text:p>
          </table:table-cell>
          <table:table-cell office:value-type="float" office:value="0.3499984" calcext:value-type="float">
            <text:p>0,3499984</text:p>
          </table:table-cell>
          <table:table-cell office:value-type="float" office:value="2.56" calcext:value-type="float">
            <text:p>2,56</text:p>
          </table:table-cell>
          <table:table-cell office:value-type="float" office:value="0.6153765" calcext:value-type="float">
            <text:p>0,61537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0]-[.E100]" office:value-type="float" office:value="2.5916097" calcext:value-type="float">
            <text:p>2,5916097</text:p>
          </table:table-cell>
          <table:table-cell table:formula="of:=[.B100]-[.D100]" office:value-type="float" office:value="-0.2653781" calcext:value-type="float">
            <text:p>-0,2653781</text:p>
          </table:table-cell>
          <table:table-cell table:formula="of:=[.A100]-[.C100]" office:value-type="float" office:value="0.0316097000000002" calcext:value-type="float">
            <text:p>0,0316097</text:p>
          </table:table-cell>
          <table:table-cell table:formula="of:=[.G100]-[.C100]" office:value-type="float" office:value="0.0316097000000002" calcext:value-type="float">
            <text:p>0,0316097</text:p>
          </table:table-cell>
          <table:table-cell table:formula="of:=[.J100]/[.I100]" office:value-type="float" office:value="1" calcext:value-type="float">
            <text:p>1</text:p>
          </table:table-cell>
          <table:table-cell table:formula="of:=[.D100]+[.H100]*[.K100]" office:value-type="float" office:value="0.3499984" calcext:value-type="float">
            <text:p>0,3499984</text:p>
          </table:table-cell>
        </table:table-row>
        <table:table-row table:style-name="ro1">
          <table:table-cell office:value-type="float" office:value="2.6242638" calcext:value-type="float">
            <text:p>2,6242638</text:p>
          </table:table-cell>
          <table:table-cell office:value-type="float" office:value="-0.1000016" calcext:value-type="float">
            <text:p>-0,1000016</text:p>
          </table:table-cell>
          <table:table-cell office:value-type="float" office:value="2.592" calcext:value-type="float">
            <text:p>2,592</text:p>
          </table:table-cell>
          <table:table-cell office:value-type="float" office:value="0.08462036" calcext:value-type="float">
            <text:p>0,084620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1]-[.E101]" office:value-type="float" office:value="2.6242638" calcext:value-type="float">
            <text:p>2,6242638</text:p>
          </table:table-cell>
          <table:table-cell table:formula="of:=[.B101]-[.D101]" office:value-type="float" office:value="-0.18462196" calcext:value-type="float">
            <text:p>-0,18462196</text:p>
          </table:table-cell>
          <table:table-cell table:formula="of:=[.A101]-[.C101]" office:value-type="float" office:value="0.0322638" calcext:value-type="float">
            <text:p>0,0322638</text:p>
          </table:table-cell>
          <table:table-cell table:formula="of:=[.G101]-[.C101]" office:value-type="float" office:value="0.0322638" calcext:value-type="float">
            <text:p>0,0322638</text:p>
          </table:table-cell>
          <table:table-cell table:formula="of:=[.J101]/[.I101]" office:value-type="float" office:value="1" calcext:value-type="float">
            <text:p>1</text:p>
          </table:table-cell>
          <table:table-cell table:formula="of:=[.D101]+[.H101]*[.K101]" office:value-type="float" office:value="-0.1000016" calcext:value-type="float">
            <text:p>-0,1000016</text:p>
          </table:table-cell>
        </table:table-row>
        <table:table-row table:style-name="ro1">
          <table:table-cell office:value-type="float" office:value="2.6262706" calcext:value-type="float">
            <text:p>2,6262706</text:p>
          </table:table-cell>
          <table:table-cell office:value-type="float" office:value="-0.1000016" calcext:value-type="float">
            <text:p>-0,1000016</text:p>
          </table:table-cell>
          <table:table-cell office:value-type="float" office:value="2.624" calcext:value-type="float">
            <text:p>2,624</text:p>
          </table:table-cell>
          <table:table-cell office:value-type="float" office:value="-0.2846236" calcext:value-type="float">
            <text:p>-0,28462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2]-[.E102]" office:value-type="float" office:value="2.6262706" calcext:value-type="float">
            <text:p>2,6262706</text:p>
          </table:table-cell>
          <table:table-cell table:formula="of:=[.B102]-[.D102]" office:value-type="float" office:value="0.184622" calcext:value-type="float">
            <text:p>0,184622</text:p>
          </table:table-cell>
          <table:table-cell table:formula="of:=[.A102]-[.C102]" office:value-type="float" office:value="0.00227059999999968" calcext:value-type="float">
            <text:p>0,0022706</text:p>
          </table:table-cell>
          <table:table-cell table:formula="of:=[.G102]-[.C102]" office:value-type="float" office:value="0.00227059999999968" calcext:value-type="float">
            <text:p>0,0022706</text:p>
          </table:table-cell>
          <table:table-cell table:formula="of:=[.J102]/[.I102]" office:value-type="float" office:value="1" calcext:value-type="float">
            <text:p>1</text:p>
          </table:table-cell>
          <table:table-cell table:formula="of:=[.D102]+[.H102]*[.K102]" office:value-type="float" office:value="-0.1000016" calcext:value-type="float">
            <text:p>-0,1000016</text:p>
          </table:table-cell>
        </table:table-row>
        <table:table-row table:style-name="ro1">
          <table:table-cell office:value-type="float" office:value="2.6282765" calcext:value-type="float">
            <text:p>2,6282765</text:p>
          </table:table-cell>
          <table:table-cell office:value-type="float" office:value="-0.1000016" calcext:value-type="float">
            <text:p>-0,1000016</text:p>
          </table:table-cell>
          <table:table-cell office:value-type="float" office:value="2.626" calcext:value-type="float">
            <text:p>2,626</text:p>
          </table:table-cell>
          <table:table-cell office:value-type="float" office:value="0.08462036" calcext:value-type="float">
            <text:p>0,084620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3]-[.E103]" office:value-type="float" office:value="2.6282765" calcext:value-type="float">
            <text:p>2,6282765</text:p>
          </table:table-cell>
          <table:table-cell table:formula="of:=[.B103]-[.D103]" office:value-type="float" office:value="-0.18462196" calcext:value-type="float">
            <text:p>-0,18462196</text:p>
          </table:table-cell>
          <table:table-cell table:formula="of:=[.A103]-[.C103]" office:value-type="float" office:value="0.00227650000000024" calcext:value-type="float">
            <text:p>0,0022765</text:p>
          </table:table-cell>
          <table:table-cell table:formula="of:=[.G103]-[.C103]" office:value-type="float" office:value="0.00227650000000024" calcext:value-type="float">
            <text:p>0,0022765</text:p>
          </table:table-cell>
          <table:table-cell table:formula="of:=[.J103]/[.I103]" office:value-type="float" office:value="1" calcext:value-type="float">
            <text:p>1</text:p>
          </table:table-cell>
          <table:table-cell table:formula="of:=[.D103]+[.H103]*[.K103]" office:value-type="float" office:value="-0.1000016" calcext:value-type="float">
            <text:p>-0,1000016</text:p>
          </table:table-cell>
        </table:table-row>
        <table:table-row table:style-name="ro1">
          <table:table-cell office:value-type="float" office:value="2.6292792" calcext:value-type="float">
            <text:p>2,6292792</text:p>
          </table:table-cell>
          <table:table-cell office:value-type="float" office:value="-0.1000016" calcext:value-type="float">
            <text:p>-0,1000016</text:p>
          </table:table-cell>
          <table:table-cell office:value-type="float" office:value="2.628" calcext:value-type="float">
            <text:p>2,628</text:p>
          </table:table-cell>
          <table:table-cell office:value-type="float" office:value="-0.2846236" calcext:value-type="float">
            <text:p>-0,28462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4]-[.E104]" office:value-type="float" office:value="2.6292792" calcext:value-type="float">
            <text:p>2,6292792</text:p>
          </table:table-cell>
          <table:table-cell table:formula="of:=[.B104]-[.D104]" office:value-type="float" office:value="0.184622" calcext:value-type="float">
            <text:p>0,184622</text:p>
          </table:table-cell>
          <table:table-cell table:formula="of:=[.A104]-[.C104]" office:value-type="float" office:value="0.00127919999999992" calcext:value-type="float">
            <text:p>0,0012792</text:p>
          </table:table-cell>
          <table:table-cell table:formula="of:=[.G104]-[.C104]" office:value-type="float" office:value="0.00127919999999992" calcext:value-type="float">
            <text:p>0,0012792</text:p>
          </table:table-cell>
          <table:table-cell table:formula="of:=[.J104]/[.I104]" office:value-type="float" office:value="1" calcext:value-type="float">
            <text:p>1</text:p>
          </table:table-cell>
          <table:table-cell table:formula="of:=[.D104]+[.H104]*[.K104]" office:value-type="float" office:value="-0.1000016" calcext:value-type="float">
            <text:p>-0,1000016</text:p>
          </table:table-cell>
        </table:table-row>
        <table:table-row table:style-name="ro1">
          <table:table-cell office:value-type="float" office:value="2.6583442" calcext:value-type="float">
            <text:p>2,6583442</text:p>
          </table:table-cell>
          <table:table-cell office:value-type="float" office:value="-0.5500016" calcext:value-type="float">
            <text:p>-0,5500016</text:p>
          </table:table-cell>
          <table:table-cell office:value-type="float" office:value="2.629" calcext:value-type="float">
            <text:p>2,629</text:p>
          </table:table-cell>
          <table:table-cell office:value-type="float" office:value="0.08462036" calcext:value-type="float">
            <text:p>0,084620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5]-[.E105]" office:value-type="float" office:value="2.6583442" calcext:value-type="float">
            <text:p>2,6583442</text:p>
          </table:table-cell>
          <table:table-cell table:formula="of:=[.B105]-[.D105]" office:value-type="float" office:value="-0.63462196" calcext:value-type="float">
            <text:p>-0,63462196</text:p>
          </table:table-cell>
          <table:table-cell table:formula="of:=[.A105]-[.C105]" office:value-type="float" office:value="0.0293442000000002" calcext:value-type="float">
            <text:p>0,0293442</text:p>
          </table:table-cell>
          <table:table-cell table:formula="of:=[.G105]-[.C105]" office:value-type="float" office:value="0.0293442000000002" calcext:value-type="float">
            <text:p>0,0293442</text:p>
          </table:table-cell>
          <table:table-cell table:formula="of:=[.J105]/[.I105]" office:value-type="float" office:value="1" calcext:value-type="float">
            <text:p>1</text:p>
          </table:table-cell>
          <table:table-cell table:formula="of:=[.D105]+[.H105]*[.K105]" office:value-type="float" office:value="-0.5500016" calcext:value-type="float">
            <text:p>-0,5500016</text:p>
          </table:table-cell>
        </table:table-row>
        <table:table-row table:style-name="ro1">
          <table:table-cell office:value-type="float" office:value="2.6603495" calcext:value-type="float">
            <text:p>2,6603495</text:p>
          </table:table-cell>
          <table:table-cell office:value-type="float" office:value="-0.5500016" calcext:value-type="float">
            <text:p>-0,5500016</text:p>
          </table:table-cell>
          <table:table-cell office:value-type="float" office:value="2.658" calcext:value-type="float">
            <text:p>2,658</text:p>
          </table:table-cell>
          <table:table-cell office:value-type="float" office:value="-1.184624" calcext:value-type="float">
            <text:p>-1,1846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6]-[.E106]" office:value-type="float" office:value="2.6603495" calcext:value-type="float">
            <text:p>2,6603495</text:p>
          </table:table-cell>
          <table:table-cell table:formula="of:=[.B106]-[.D106]" office:value-type="float" office:value="0.6346224" calcext:value-type="float">
            <text:p>0,6346224</text:p>
          </table:table-cell>
          <table:table-cell table:formula="of:=[.A106]-[.C106]" office:value-type="float" office:value="0.00234949999999978" calcext:value-type="float">
            <text:p>0,0023495</text:p>
          </table:table-cell>
          <table:table-cell table:formula="of:=[.G106]-[.C106]" office:value-type="float" office:value="0.00234949999999978" calcext:value-type="float">
            <text:p>0,0023495</text:p>
          </table:table-cell>
          <table:table-cell table:formula="of:=[.J106]/[.I106]" office:value-type="float" office:value="1" calcext:value-type="float">
            <text:p>1</text:p>
          </table:table-cell>
          <table:table-cell table:formula="of:=[.D106]+[.H106]*[.K106]" office:value-type="float" office:value="-0.5500016" calcext:value-type="float">
            <text:p>-0,5500016</text:p>
          </table:table-cell>
        </table:table-row>
        <table:table-row table:style-name="ro1">
          <table:table-cell office:value-type="float" office:value="2.6623554" calcext:value-type="float">
            <text:p>2,6623554</text:p>
          </table:table-cell>
          <table:table-cell office:value-type="float" office:value="-0.5500016" calcext:value-type="float">
            <text:p>-0,5500016</text:p>
          </table:table-cell>
          <table:table-cell office:value-type="float" office:value="2.66" calcext:value-type="float">
            <text:p>2,66</text:p>
          </table:table-cell>
          <table:table-cell office:value-type="float" office:value="0.08462036" calcext:value-type="float">
            <text:p>0,084620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7]-[.E107]" office:value-type="float" office:value="2.6623554" calcext:value-type="float">
            <text:p>2,6623554</text:p>
          </table:table-cell>
          <table:table-cell table:formula="of:=[.B107]-[.D107]" office:value-type="float" office:value="-0.63462196" calcext:value-type="float">
            <text:p>-0,63462196</text:p>
          </table:table-cell>
          <table:table-cell table:formula="of:=[.A107]-[.C107]" office:value-type="float" office:value="0.0023553999999999" calcext:value-type="float">
            <text:p>0,0023554</text:p>
          </table:table-cell>
          <table:table-cell table:formula="of:=[.G107]-[.C107]" office:value-type="float" office:value="0.0023553999999999" calcext:value-type="float">
            <text:p>0,0023554</text:p>
          </table:table-cell>
          <table:table-cell table:formula="of:=[.J107]/[.I107]" office:value-type="float" office:value="1" calcext:value-type="float">
            <text:p>1</text:p>
          </table:table-cell>
          <table:table-cell table:formula="of:=[.D107]+[.H107]*[.K107]" office:value-type="float" office:value="-0.5500016" calcext:value-type="float">
            <text:p>-0,5500016</text:p>
          </table:table-cell>
        </table:table-row>
        <table:table-row table:style-name="ro1">
          <table:table-cell office:value-type="float" office:value="2.6929361" calcext:value-type="float">
            <text:p>2,6929361</text:p>
          </table:table-cell>
          <table:table-cell office:value-type="float" office:value="-1.000002" calcext:value-type="float">
            <text:p>-1,000002</text:p>
          </table:table-cell>
          <table:table-cell office:value-type="float" office:value="2.662" calcext:value-type="float">
            <text:p>2,662</text:p>
          </table:table-cell>
          <table:table-cell office:value-type="float" office:value="-1.184624" calcext:value-type="float">
            <text:p>-1,1846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8]-[.E108]" office:value-type="float" office:value="2.6929361" calcext:value-type="float">
            <text:p>2,6929361</text:p>
          </table:table-cell>
          <table:table-cell table:formula="of:=[.B108]-[.D108]" office:value-type="float" office:value="0.184622" calcext:value-type="float">
            <text:p>0,184622</text:p>
          </table:table-cell>
          <table:table-cell table:formula="of:=[.A108]-[.C108]" office:value-type="float" office:value="0.0309360999999999" calcext:value-type="float">
            <text:p>0,0309361</text:p>
          </table:table-cell>
          <table:table-cell table:formula="of:=[.G108]-[.C108]" office:value-type="float" office:value="0.0309360999999999" calcext:value-type="float">
            <text:p>0,0309361</text:p>
          </table:table-cell>
          <table:table-cell table:formula="of:=[.J108]/[.I108]" office:value-type="float" office:value="1" calcext:value-type="float">
            <text:p>1</text:p>
          </table:table-cell>
          <table:table-cell table:formula="of:=[.D108]+[.H108]*[.K108]" office:value-type="float" office:value="-1.000002" calcext:value-type="float">
            <text:p>-1,000002</text:p>
          </table:table-cell>
        </table:table-row>
        <table:table-row table:style-name="ro1">
          <table:table-cell office:value-type="float" office:value="2.6944399" calcext:value-type="float">
            <text:p>2,6944399</text:p>
          </table:table-cell>
          <table:table-cell office:value-type="float" office:value="-1.000002" calcext:value-type="float">
            <text:p>-1,000002</text:p>
          </table:table-cell>
          <table:table-cell office:value-type="float" office:value="2.693" calcext:value-type="float">
            <text:p>2,693</text:p>
          </table:table-cell>
          <table:table-cell office:value-type="float" office:value="-0.8153795" calcext:value-type="float">
            <text:p>-0,8153795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651955" calcext:value-type="float">
            <text:p>0,651955</text:p>
          </table:table-cell>
          <table:table-cell table:formula="of:=[.A109]-[.E109]" office:value-type="float" office:value="2.69393875" calcext:value-type="float">
            <text:p>2,69393875</text:p>
          </table:table-cell>
          <table:table-cell table:formula="of:=[.B109]-[.D109]" office:value-type="float" office:value="-0.1846225" calcext:value-type="float">
            <text:p>-0,1846225</text:p>
          </table:table-cell>
          <table:table-cell table:formula="of:=[.A109]-[.C109]" office:value-type="float" office:value="0.00143989999999983" calcext:value-type="float">
            <text:p>0,0014399</text:p>
          </table:table-cell>
          <table:table-cell table:formula="of:=[.G109]-[.C109]" office:value-type="float" office:value="0.000938749999999988" calcext:value-type="float">
            <text:p>0,00093875</text:p>
          </table:table-cell>
          <table:table-cell table:formula="of:=[.J109]/[.I109]" office:value-type="float" office:value="0.651954996874853" calcext:value-type="float">
            <text:p>0,6519549969</text:p>
          </table:table-cell>
          <table:table-cell table:formula="of:=[.D109]+[.H109]*[.K109]" office:value-type="float" office:value="-0.935745061410528" calcext:value-type="float">
            <text:p>-0,9357450614</text:p>
          </table:table-cell>
        </table:table-row>
        <table:table-row table:style-name="ro1">
          <table:table-cell office:value-type="float" office:value="2.696948" calcext:value-type="float">
            <text:p>2,696948</text:p>
          </table:table-cell>
          <table:table-cell office:value-type="float" office:value="-1.000002" calcext:value-type="float">
            <text:p>-1,000002</text:p>
          </table:table-cell>
          <table:table-cell office:value-type="float" office:value="2.694" calcext:value-type="float">
            <text:p>2,694</text:p>
          </table:table-cell>
          <table:table-cell office:value-type="float" office:value="-1.120367" calcext:value-type="float">
            <text:p>-1,120367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8300034" calcext:value-type="float">
            <text:p>0,8300034</text:p>
          </table:table-cell>
          <table:table-cell table:formula="of:=[.A110]-[.E110]" office:value-type="float" office:value="2.69644685" calcext:value-type="float">
            <text:p>2,69644685</text:p>
          </table:table-cell>
          <table:table-cell table:formula="of:=[.B110]-[.D110]" office:value-type="float" office:value="0.120365" calcext:value-type="float">
            <text:p>0,120365</text:p>
          </table:table-cell>
          <table:table-cell table:formula="of:=[.A110]-[.C110]" office:value-type="float" office:value="0.00294799999999995" calcext:value-type="float">
            <text:p>0,002948</text:p>
          </table:table-cell>
          <table:table-cell table:formula="of:=[.G110]-[.C110]" office:value-type="float" office:value="0.00244685000000011" calcext:value-type="float">
            <text:p>0,00244685</text:p>
          </table:table-cell>
          <table:table-cell table:formula="of:=[.J110]/[.I110]" office:value-type="float" office:value="0.83000339213031" calcext:value-type="float">
            <text:p>0,8300033921</text:p>
          </table:table-cell>
          <table:table-cell table:formula="of:=[.D110]+[.H110]*[.K110]" office:value-type="float" office:value="-1.02046364170624" calcext:value-type="float">
            <text:p>-1,0204636417</text:p>
          </table:table-cell>
        </table:table-row>
        <table:table-row table:style-name="ro1">
          <table:table-cell office:value-type="float" office:value="2.6979501" calcext:value-type="float">
            <text:p>2,6979501</text:p>
          </table:table-cell>
          <table:table-cell office:value-type="float" office:value="-1.150002" calcext:value-type="float">
            <text:p>-1,150002</text:p>
          </table:table-cell>
          <table:table-cell office:value-type="float" office:value="2.697" calcext:value-type="float">
            <text:p>2,697</text:p>
          </table:table-cell>
          <table:table-cell office:value-type="float" office:value="-0.900098" calcext:value-type="float">
            <text:p>-0,900098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7360278" calcext:value-type="float">
            <text:p>0,7360278</text:p>
          </table:table-cell>
          <table:table-cell table:formula="of:=[.A111]-[.E111]" office:value-type="float" office:value="2.6976993" calcext:value-type="float">
            <text:p>2,6976993</text:p>
          </table:table-cell>
          <table:table-cell table:formula="of:=[.B111]-[.D111]" office:value-type="float" office:value="-0.249904" calcext:value-type="float">
            <text:p>-0,249904</text:p>
          </table:table-cell>
          <table:table-cell table:formula="of:=[.A111]-[.C111]" office:value-type="float" office:value="0.000950099999999843" calcext:value-type="float">
            <text:p>0,0009501</text:p>
          </table:table-cell>
          <table:table-cell table:formula="of:=[.G111]-[.C111]" office:value-type="float" office:value="0.000699299999999958" calcext:value-type="float">
            <text:p>0,0006993</text:p>
          </table:table-cell>
          <table:table-cell table:formula="of:=[.J111]/[.I111]" office:value-type="float" office:value="0.736027786548862" calcext:value-type="float">
            <text:p>0,7360277865</text:p>
          </table:table-cell>
          <table:table-cell table:formula="of:=[.D111]+[.H111]*[.K111]" office:value-type="float" office:value="-1.08403428796971" calcext:value-type="float">
            <text:p>-1,084034288</text:p>
          </table:table-cell>
        </table:table-row>
        <table:table-row table:style-name="ro1">
          <table:table-cell office:value-type="float" office:value="2.6989526" calcext:value-type="float">
            <text:p>2,6989526</text:p>
          </table:table-cell>
          <table:table-cell office:value-type="float" office:value="-1.150002" calcext:value-type="float">
            <text:p>-1,150002</text:p>
          </table:table-cell>
          <table:table-cell office:value-type="float" office:value="2.698" calcext:value-type="float">
            <text:p>2,698</text:p>
          </table:table-cell>
          <table:table-cell office:value-type="float" office:value="-1.333938" calcext:value-type="float">
            <text:p>-1,333938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7367206" calcext:value-type="float">
            <text:p>0,7367206</text:p>
          </table:table-cell>
          <table:table-cell table:formula="of:=[.A112]-[.E112]" office:value-type="float" office:value="2.6987018" calcext:value-type="float">
            <text:p>2,6987018</text:p>
          </table:table-cell>
          <table:table-cell table:formula="of:=[.B112]-[.D112]" office:value-type="float" office:value="0.183936" calcext:value-type="float">
            <text:p>0,183936</text:p>
          </table:table-cell>
          <table:table-cell table:formula="of:=[.A112]-[.C112]" office:value-type="float" office:value="0.000952600000000192" calcext:value-type="float">
            <text:p>0,0009526</text:p>
          </table:table-cell>
          <table:table-cell table:formula="of:=[.G112]-[.C112]" office:value-type="float" office:value="0.000701800000000308" calcext:value-type="float">
            <text:p>0,0007018</text:p>
          </table:table-cell>
          <table:table-cell table:formula="of:=[.J112]/[.I112]" office:value-type="float" office:value="0.736720554272692" calcext:value-type="float">
            <text:p>0,7367205543</text:p>
          </table:table-cell>
          <table:table-cell table:formula="of:=[.D112]+[.H112]*[.K112]" office:value-type="float" office:value="-1.1984285681293" calcext:value-type="float">
            <text:p>-1,1984285681</text:p>
          </table:table-cell>
        </table:table-row>
        <table:table-row table:style-name="ro1">
          <table:table-cell office:value-type="float" office:value="2.7267984" calcext:value-type="float">
            <text:p>2,7267984</text:p>
          </table:table-cell>
          <table:table-cell office:value-type="float" office:value="-1.450001" calcext:value-type="float">
            <text:p>-1,450001</text:p>
          </table:table-cell>
          <table:table-cell office:value-type="float" office:value="2.699" calcext:value-type="float">
            <text:p>2,699</text:p>
          </table:table-cell>
          <table:table-cell office:value-type="float" office:value="-1.014492" calcext:value-type="float">
            <text:p>-1,014492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981963" calcext:value-type="float">
            <text:p>0,981963</text:p>
          </table:table-cell>
          <table:table-cell table:formula="of:=[.A113]-[.E113]" office:value-type="float" office:value="2.726297" calcext:value-type="float">
            <text:p>2,726297</text:p>
          </table:table-cell>
          <table:table-cell table:formula="of:=[.B113]-[.D113]" office:value-type="float" office:value="-0.435509" calcext:value-type="float">
            <text:p>-0,435509</text:p>
          </table:table-cell>
          <table:table-cell table:formula="of:=[.A113]-[.C113]" office:value-type="float" office:value="0.0277984" calcext:value-type="float">
            <text:p>0,0277984</text:p>
          </table:table-cell>
          <table:table-cell table:formula="of:=[.G113]-[.C113]" office:value-type="float" office:value="0.0272969999999999" calcext:value-type="float">
            <text:p>0,027297</text:p>
          </table:table-cell>
          <table:table-cell table:formula="of:=[.J113]/[.I113]" office:value-type="float" office:value="0.981962990675719" calcext:value-type="float">
            <text:p>0,9819629907</text:p>
          </table:table-cell>
          <table:table-cell table:formula="of:=[.D113]+[.H113]*[.K113]" office:value-type="float" office:value="-1.44214572010619" calcext:value-type="float">
            <text:p>-1,4421457201</text:p>
          </table:table-cell>
        </table:table-row>
        <table:table-row table:style-name="ro1">
          <table:table-cell office:value-type="float" office:value="2.7283024" calcext:value-type="float">
            <text:p>2,7283024</text:p>
          </table:table-cell>
          <table:table-cell office:value-type="float" office:value="-1.450001" calcext:value-type="float">
            <text:p>-1,450001</text:p>
          </table:table-cell>
          <table:table-cell office:value-type="float" office:value="2.727" calcext:value-type="float">
            <text:p>2,727</text:p>
          </table:table-cell>
          <table:table-cell office:value-type="float" office:value="-1.877656" calcext:value-type="float">
            <text:p>-1,877656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6150184" calcext:value-type="float">
            <text:p>0,6150184</text:p>
          </table:table-cell>
          <table:table-cell table:formula="of:=[.A114]-[.E114]" office:value-type="float" office:value="2.727801" calcext:value-type="float">
            <text:p>2,727801</text:p>
          </table:table-cell>
          <table:table-cell table:formula="of:=[.B114]-[.D114]" office:value-type="float" office:value="0.427655" calcext:value-type="float">
            <text:p>0,427655</text:p>
          </table:table-cell>
          <table:table-cell table:formula="of:=[.A114]-[.C114]" office:value-type="float" office:value="0.00130240000000015" calcext:value-type="float">
            <text:p>0,0013024</text:p>
          </table:table-cell>
          <table:table-cell table:formula="of:=[.G114]-[.C114]" office:value-type="float" office:value="0.000801000000000052" calcext:value-type="float">
            <text:p>0,000801</text:p>
          </table:table-cell>
          <table:table-cell table:formula="of:=[.J114]/[.I114]" office:value-type="float" office:value="0.615018427518397" calcext:value-type="float">
            <text:p>0,6150184275</text:p>
          </table:table-cell>
          <table:table-cell table:formula="of:=[.D114]+[.H114]*[.K114]" office:value-type="float" office:value="-1.61464029437962" calcext:value-type="float">
            <text:p>-1,6146402944</text:p>
          </table:table-cell>
        </table:table-row>
        <table:table-row table:style-name="ro1">
          <table:table-cell office:value-type="float" office:value="2.7303077" calcext:value-type="float">
            <text:p>2,7303077</text:p>
          </table:table-cell>
          <table:table-cell office:value-type="float" office:value="-1.450001" calcext:value-type="float">
            <text:p>-1,450001</text:p>
          </table:table-cell>
          <table:table-cell office:value-type="float" office:value="2.728" calcext:value-type="float">
            <text:p>2,728</text:p>
          </table:table-cell>
          <table:table-cell office:value-type="float" office:value="-1.186986" calcext:value-type="float">
            <text:p>-1,186986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7827274" calcext:value-type="float">
            <text:p>0,7827274</text:p>
          </table:table-cell>
          <table:table-cell table:formula="of:=[.A115]-[.E115]" office:value-type="float" office:value="2.7298063" calcext:value-type="float">
            <text:p>2,7298063</text:p>
          </table:table-cell>
          <table:table-cell table:formula="of:=[.B115]-[.D115]" office:value-type="float" office:value="-0.263015" calcext:value-type="float">
            <text:p>-0,263015</text:p>
          </table:table-cell>
          <table:table-cell table:formula="of:=[.A115]-[.C115]" office:value-type="float" office:value="0.00230770000000025" calcext:value-type="float">
            <text:p>0,0023077</text:p>
          </table:table-cell>
          <table:table-cell table:formula="of:=[.G115]-[.C115]" office:value-type="float" office:value="0.00180630000000015" calcext:value-type="float">
            <text:p>0,0018063</text:p>
          </table:table-cell>
          <table:table-cell table:formula="of:=[.J115]/[.I115]" office:value-type="float" office:value="0.782727390908678" calcext:value-type="float">
            <text:p>0,7827273909</text:p>
          </table:table-cell>
          <table:table-cell table:formula="of:=[.D115]+[.H115]*[.K115]" office:value-type="float" office:value="-1.39285504471985" calcext:value-type="float">
            <text:p>-1,3928550447</text:p>
          </table:table-cell>
        </table:table-row>
        <table:table-row table:style-name="ro1">
          <table:table-cell office:value-type="float" office:value="2.7313105" calcext:value-type="float">
            <text:p>2,7313105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2.73" calcext:value-type="float">
            <text:p>2,73</text:p>
          </table:table-cell>
          <table:table-cell office:value-type="float" office:value="-1.655871" calcext:value-type="float">
            <text:p>-1,655871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086608" calcext:value-type="float">
            <text:p>0,8086608</text:p>
          </table:table-cell>
          <table:table-cell table:formula="of:=[.A116]-[.E116]" office:value-type="float" office:value="2.73105975" calcext:value-type="float">
            <text:p>2,73105975</text:p>
          </table:table-cell>
          <table:table-cell table:formula="of:=[.B116]-[.D116]" office:value-type="float" office:value="0.0558699999999999" calcext:value-type="float">
            <text:p>0,05587</text:p>
          </table:table-cell>
          <table:table-cell table:formula="of:=[.A116]-[.C116]" office:value-type="float" office:value="0.00131050000000021" calcext:value-type="float">
            <text:p>0,0013105</text:p>
          </table:table-cell>
          <table:table-cell table:formula="of:=[.G116]-[.C116]" office:value-type="float" office:value="0.00105975000000003" calcext:value-type="float">
            <text:p>0,00105975</text:p>
          </table:table-cell>
          <table:table-cell table:formula="of:=[.J116]/[.I116]" office:value-type="float" office:value="0.808660816482146" calcext:value-type="float">
            <text:p>0,8086608165</text:p>
          </table:table-cell>
          <table:table-cell table:formula="of:=[.D116]+[.H116]*[.K116]" office:value-type="float" office:value="-1.61069112018314" calcext:value-type="float">
            <text:p>-1,6106911202</text:p>
          </table:table-cell>
        </table:table-row>
        <table:table-row table:style-name="ro1">
          <table:table-cell office:value-type="float" office:value="2.7318115" calcext:value-type="float">
            <text:p>2,7318115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2.731" calcext:value-type="float">
            <text:p>2,731</text:p>
          </table:table-cell>
          <table:table-cell office:value-type="float" office:value="-1.554822" calcext:value-type="float">
            <text:p>-1,554822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6910043" calcext:value-type="float">
            <text:p>0,6910043</text:p>
          </table:table-cell>
          <table:table-cell table:formula="of:=[.A117]-[.E117]" office:value-type="float" office:value="2.73156075" calcext:value-type="float">
            <text:p>2,73156075</text:p>
          </table:table-cell>
          <table:table-cell table:formula="of:=[.B117]-[.D117]" office:value-type="float" office:value="-0.0451790000000001" calcext:value-type="float">
            <text:p>-0,045179</text:p>
          </table:table-cell>
          <table:table-cell table:formula="of:=[.A117]-[.C117]" office:value-type="float" office:value="0.000811500000000187" calcext:value-type="float">
            <text:p>0,0008115</text:p>
          </table:table-cell>
          <table:table-cell table:formula="of:=[.G117]-[.C117]" office:value-type="float" office:value="0.000560749999999999" calcext:value-type="float">
            <text:p>0,00056075</text:p>
          </table:table-cell>
          <table:table-cell table:formula="of:=[.J117]/[.I117]" office:value-type="float" office:value="0.691004313000455" calcext:value-type="float">
            <text:p>0,691004313</text:p>
          </table:table-cell>
          <table:table-cell table:formula="of:=[.D117]+[.H117]*[.K117]" office:value-type="float" office:value="-1.58604088385705" calcext:value-type="float">
            <text:p>-1,5860408839</text:p>
          </table:table-cell>
        </table:table-row>
        <table:table-row table:style-name="ro1">
          <table:table-cell office:value-type="float" office:value="2.7328148" calcext:value-type="float">
            <text:p>2,7328148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2.732" calcext:value-type="float">
            <text:p>2,732</text:p>
          </table:table-cell>
          <table:table-cell office:value-type="float" office:value="-1.63122" calcext:value-type="float">
            <text:p>-1,63122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0.691949" calcext:value-type="float">
            <text:p>0,691949</text:p>
          </table:table-cell>
          <table:table-cell table:formula="of:=[.A118]-[.E118]" office:value-type="float" office:value="2.7325638" calcext:value-type="float">
            <text:p>2,7325638</text:p>
          </table:table-cell>
          <table:table-cell table:formula="of:=[.B118]-[.D118]" office:value-type="float" office:value="0.0312189999999999" calcext:value-type="float">
            <text:p>0,031219</text:p>
          </table:table-cell>
          <table:table-cell table:formula="of:=[.A118]-[.C118]" office:value-type="float" office:value="0.000814799999999671" calcext:value-type="float">
            <text:p>0,0008148</text:p>
          </table:table-cell>
          <table:table-cell table:formula="of:=[.G118]-[.C118]" office:value-type="float" office:value="0.00056379999999967" calcext:value-type="float">
            <text:p>0,0005638</text:p>
          </table:table-cell>
          <table:table-cell table:formula="of:=[.J118]/[.I118]" office:value-type="float" office:value="0.691948944526138" calcext:value-type="float">
            <text:p>0,6919489445</text:p>
          </table:table-cell>
          <table:table-cell table:formula="of:=[.D118]+[.H118]*[.K118]" office:value-type="float" office:value="-1.60961804590084" calcext:value-type="float">
            <text:p>-1,6096180459</text:p>
          </table:table-cell>
        </table:table-row>
        <table:table-row table:style-name="ro1">
          <table:table-cell office:value-type="float" office:value="2.7608954" calcext:value-type="float">
            <text:p>2,7608954</text:p>
          </table:table-cell>
          <table:table-cell office:value-type="float" office:value="-1.900001" calcext:value-type="float">
            <text:p>-1,900001</text:p>
          </table:table-cell>
          <table:table-cell office:value-type="float" office:value="2.733" calcext:value-type="float">
            <text:p>2,733</text:p>
          </table:table-cell>
          <table:table-cell office:value-type="float" office:value="-1.5784" calcext:value-type="float">
            <text:p>-1,5784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9820311" calcext:value-type="float">
            <text:p>0,9820311</text:p>
          </table:table-cell>
          <table:table-cell table:formula="of:=[.A119]-[.E119]" office:value-type="float" office:value="2.76039415" calcext:value-type="float">
            <text:p>2,76039415</text:p>
          </table:table-cell>
          <table:table-cell table:formula="of:=[.B119]-[.D119]" office:value-type="float" office:value="-0.321601" calcext:value-type="float">
            <text:p>-0,321601</text:p>
          </table:table-cell>
          <table:table-cell table:formula="of:=[.A119]-[.C119]" office:value-type="float" office:value="0.0278953999999998" calcext:value-type="float">
            <text:p>0,0278954</text:p>
          </table:table-cell>
          <table:table-cell table:formula="of:=[.G119]-[.C119]" office:value-type="float" office:value="0.0273941499999997" calcext:value-type="float">
            <text:p>0,02739415</text:p>
          </table:table-cell>
          <table:table-cell table:formula="of:=[.J119]/[.I119]" office:value-type="float" office:value="0.98203108756282" calcext:value-type="float">
            <text:p>0,9820310876</text:p>
          </table:table-cell>
          <table:table-cell table:formula="of:=[.D119]+[.H119]*[.K119]" office:value-type="float" office:value="-1.89422217979129" calcext:value-type="float">
            <text:p>-1,8942221798</text:p>
          </table:table-cell>
        </table:table-row>
        <table:table-row table:style-name="ro1">
          <table:table-cell office:value-type="float" office:value="2.762901" calcext:value-type="float">
            <text:p>2,762901</text:p>
          </table:table-cell>
          <table:table-cell office:value-type="float" office:value="-1.900001" calcext:value-type="float">
            <text:p>-1,900001</text:p>
          </table:table-cell>
          <table:table-cell office:value-type="float" office:value="2.761" calcext:value-type="float">
            <text:p>2,761</text:p>
          </table:table-cell>
          <table:table-cell office:value-type="float" office:value="-2.215824" calcext:value-type="float">
            <text:p>-2,215824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736323" calcext:value-type="float">
            <text:p>0,736323</text:p>
          </table:table-cell>
          <table:table-cell table:formula="of:=[.A120]-[.E120]" office:value-type="float" office:value="2.76239975" calcext:value-type="float">
            <text:p>2,76239975</text:p>
          </table:table-cell>
          <table:table-cell table:formula="of:=[.B120]-[.D120]" office:value-type="float" office:value="0.315823" calcext:value-type="float">
            <text:p>0,315823</text:p>
          </table:table-cell>
          <table:table-cell table:formula="of:=[.A120]-[.C120]" office:value-type="float" office:value="0.00190099999999971" calcext:value-type="float">
            <text:p>0,001901</text:p>
          </table:table-cell>
          <table:table-cell table:formula="of:=[.G120]-[.C120]" office:value-type="float" office:value="0.00139974999999959" calcext:value-type="float">
            <text:p>0,00139975</text:p>
          </table:table-cell>
          <table:table-cell table:formula="of:=[.J120]/[.I120]" office:value-type="float" office:value="0.736322987901001" calcext:value-type="float">
            <text:p>0,7363229879</text:p>
          </table:table-cell>
          <table:table-cell table:formula="of:=[.D120]+[.H120]*[.K120]" office:value-type="float" office:value="-1.98327626499214" calcext:value-type="float">
            <text:p>-1,983276265</text:p>
          </table:table-cell>
        </table:table-row>
        <table:table-row table:style-name="ro1">
          <table:table-cell office:value-type="float" office:value="2.7649065" calcext:value-type="float">
            <text:p>2,7649065</text:p>
          </table:table-cell>
          <table:table-cell office:value-type="float" office:value="-2.050001" calcext:value-type="float">
            <text:p>-2,050001</text:p>
          </table:table-cell>
          <table:table-cell office:value-type="float" office:value="2.763" calcext:value-type="float">
            <text:p>2,763</text:p>
          </table:table-cell>
          <table:table-cell office:value-type="float" office:value="-1.667454" calcext:value-type="float">
            <text:p>-1,667454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7370837" calcext:value-type="float">
            <text:p>0,7370837</text:p>
          </table:table-cell>
          <table:table-cell table:formula="of:=[.A121]-[.E121]" office:value-type="float" office:value="2.76440525" calcext:value-type="float">
            <text:p>2,76440525</text:p>
          </table:table-cell>
          <table:table-cell table:formula="of:=[.B121]-[.D121]" office:value-type="float" office:value="-0.382547" calcext:value-type="float">
            <text:p>-0,382547</text:p>
          </table:table-cell>
          <table:table-cell table:formula="of:=[.A121]-[.C121]" office:value-type="float" office:value="0.00190650000000003" calcext:value-type="float">
            <text:p>0,0019065</text:p>
          </table:table-cell>
          <table:table-cell table:formula="of:=[.G121]-[.C121]" office:value-type="float" office:value="0.00140524999999991" calcext:value-type="float">
            <text:p>0,00140525</text:p>
          </table:table-cell>
          <table:table-cell table:formula="of:=[.J121]/[.I121]" office:value-type="float" office:value="0.737083661159134" calcext:value-type="float">
            <text:p>0,7370836612</text:p>
          </table:table-cell>
          <table:table-cell table:formula="of:=[.D121]+[.H121]*[.K121]" office:value-type="float" office:value="-1.94942314332544" calcext:value-type="float">
            <text:p>-1,9494231433</text:p>
          </table:table-cell>
        </table:table-row>
        <table:table-row table:style-name="ro1">
          <table:table-cell office:value-type="float" office:value="2.7664106" calcext:value-type="float">
            <text:p>2,7664106</text:p>
          </table:table-cell>
          <table:table-cell office:value-type="float" office:value="-2.050001" calcext:value-type="float">
            <text:p>-2,050001</text:p>
          </table:table-cell>
          <table:table-cell office:value-type="float" office:value="2.765" calcext:value-type="float">
            <text:p>2,765</text:p>
          </table:table-cell>
          <table:table-cell office:value-type="float" office:value="-2.331971" calcext:value-type="float">
            <text:p>-2,331971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223097" calcext:value-type="float">
            <text:p>0,8223097</text:p>
          </table:table-cell>
          <table:table-cell table:formula="of:=[.A122]-[.E122]" office:value-type="float" office:value="2.76615995" calcext:value-type="float">
            <text:p>2,76615995</text:p>
          </table:table-cell>
          <table:table-cell table:formula="of:=[.B122]-[.D122]" office:value-type="float" office:value="0.28197" calcext:value-type="float">
            <text:p>0,28197</text:p>
          </table:table-cell>
          <table:table-cell table:formula="of:=[.A122]-[.C122]" office:value-type="float" office:value="0.00141059999999982" calcext:value-type="float">
            <text:p>0,0014106</text:p>
          </table:table-cell>
          <table:table-cell table:formula="of:=[.G122]-[.C122]" office:value-type="float" office:value="0.00115994999999991" calcext:value-type="float">
            <text:p>0,00115995</text:p>
          </table:table-cell>
          <table:table-cell table:formula="of:=[.J122]/[.I122]" office:value-type="float" office:value="0.822309655465802" calcext:value-type="float">
            <text:p>0,8223096555</text:p>
          </table:table-cell>
          <table:table-cell table:formula="of:=[.D122]+[.H122]*[.K122]" office:value-type="float" office:value="-2.10010434644831" calcext:value-type="float">
            <text:p>-2,1001043464</text:p>
          </table:table-cell>
        </table:table-row>
        <table:table-row table:style-name="ro1">
          <table:table-cell office:value-type="float" office:value="2.7669119" calcext:value-type="float">
            <text:p>2,7669119</text:p>
          </table:table-cell>
          <table:table-cell office:value-type="float" office:value="-2.050001" calcext:value-type="float">
            <text:p>-2,050001</text:p>
          </table:table-cell>
          <table:table-cell office:value-type="float" office:value="2.766" calcext:value-type="float">
            <text:p>2,766</text:p>
          </table:table-cell>
          <table:table-cell office:value-type="float" office:value="-1.818135" calcext:value-type="float">
            <text:p>-1,818135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251344" calcext:value-type="float">
            <text:p>0,7251344</text:p>
          </table:table-cell>
          <table:table-cell table:formula="of:=[.A123]-[.E123]" office:value-type="float" office:value="2.76666125" calcext:value-type="float">
            <text:p>2,76666125</text:p>
          </table:table-cell>
          <table:table-cell table:formula="of:=[.B123]-[.D123]" office:value-type="float" office:value="-0.231866" calcext:value-type="float">
            <text:p>-0,231866</text:p>
          </table:table-cell>
          <table:table-cell table:formula="of:=[.A123]-[.C123]" office:value-type="float" office:value="0.000911900000000188" calcext:value-type="float">
            <text:p>0,0009119</text:p>
          </table:table-cell>
          <table:table-cell table:formula="of:=[.G123]-[.C123]" office:value-type="float" office:value="0.00066125000000028" calcext:value-type="float">
            <text:p>0,00066125</text:p>
          </table:table-cell>
          <table:table-cell table:formula="of:=[.J123]/[.I123]" office:value-type="float" office:value="0.725134334905301" calcext:value-type="float">
            <text:p>0,7251343349</text:p>
          </table:table-cell>
          <table:table-cell table:formula="of:=[.D123]+[.H123]*[.K123]" office:value-type="float" office:value="-1.98626899769715" calcext:value-type="float">
            <text:p>-1,9862689977</text:p>
          </table:table-cell>
        </table:table-row>
        <table:table-row table:style-name="ro1">
          <table:table-cell office:value-type="float" office:value="2.7679146" calcext:value-type="float">
            <text:p>2,7679146</text:p>
          </table:table-cell>
          <table:table-cell office:value-type="float" office:value="-2.050001" calcext:value-type="float">
            <text:p>-2,050001</text:p>
          </table:table-cell>
          <table:table-cell office:value-type="float" office:value="2.767" calcext:value-type="float">
            <text:p>2,767</text:p>
          </table:table-cell>
          <table:table-cell office:value-type="float" office:value="-2.218136" calcext:value-type="float">
            <text:p>-2,21813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259458" calcext:value-type="float">
            <text:p>0,7259458</text:p>
          </table:table-cell>
          <table:table-cell table:formula="of:=[.A124]-[.E124]" office:value-type="float" office:value="2.76766395" calcext:value-type="float">
            <text:p>2,76766395</text:p>
          </table:table-cell>
          <table:table-cell table:formula="of:=[.B124]-[.D124]" office:value-type="float" office:value="0.168135" calcext:value-type="float">
            <text:p>0,168135</text:p>
          </table:table-cell>
          <table:table-cell table:formula="of:=[.A124]-[.C124]" office:value-type="float" office:value="0.00091460000000021" calcext:value-type="float">
            <text:p>0,0009146</text:p>
          </table:table-cell>
          <table:table-cell table:formula="of:=[.G124]-[.C124]" office:value-type="float" office:value="0.000663950000000302" calcext:value-type="float">
            <text:p>0,00066395</text:p>
          </table:table-cell>
          <table:table-cell table:formula="of:=[.J124]/[.I124]" office:value-type="float" office:value="0.725945768642193" calcext:value-type="float">
            <text:p>0,7259457686</text:p>
          </table:table-cell>
          <table:table-cell table:formula="of:=[.D124]+[.H124]*[.K124]" office:value-type="float" office:value="-2.09607910818934" calcext:value-type="float">
            <text:p>-2,0960791082</text:p>
          </table:table-cell>
        </table:table-row>
        <table:table-row table:style-name="ro1">
          <table:table-cell office:value-type="float" office:value="2.7948473" calcext:value-type="float">
            <text:p>2,7948473</text:p>
          </table:table-cell>
          <table:table-cell office:value-type="float" office:value="-2.350002" calcext:value-type="float">
            <text:p>-2,350002</text:p>
          </table:table-cell>
          <table:table-cell office:value-type="float" office:value="2.768" calcext:value-type="float">
            <text:p>2,768</text:p>
          </table:table-cell>
          <table:table-cell office:value-type="float" office:value="-1.927945" calcext:value-type="float">
            <text:p>-1,927945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06639" calcext:value-type="float">
            <text:p>0,9906639</text:p>
          </table:table-cell>
          <table:table-cell table:formula="of:=[.A125]-[.E125]" office:value-type="float" office:value="2.79459665" calcext:value-type="float">
            <text:p>2,79459665</text:p>
          </table:table-cell>
          <table:table-cell table:formula="of:=[.B125]-[.D125]" office:value-type="float" office:value="-0.422057" calcext:value-type="float">
            <text:p>-0,422057</text:p>
          </table:table-cell>
          <table:table-cell table:formula="of:=[.A125]-[.C125]" office:value-type="float" office:value="0.0268473" calcext:value-type="float">
            <text:p>0,0268473</text:p>
          </table:table-cell>
          <table:table-cell table:formula="of:=[.G125]-[.C125]" office:value-type="float" office:value="0.0265966500000001" calcext:value-type="float">
            <text:p>0,02659665</text:p>
          </table:table-cell>
          <table:table-cell table:formula="of:=[.J125]/[.I125]" office:value-type="float" office:value="0.990663865640124" calcext:value-type="float">
            <text:p>0,9906638656</text:p>
          </table:table-cell>
          <table:table-cell table:formula="of:=[.D125]+[.H125]*[.K125]" office:value-type="float" office:value="-2.34606161914047" calcext:value-type="float">
            <text:p>-2,3460616191</text:p>
          </table:table-cell>
        </table:table-row>
        <table:table-row table:style-name="ro1">
          <table:table-cell office:value-type="float" office:value="2.7968524" calcext:value-type="float">
            <text:p>2,7968524</text:p>
          </table:table-cell>
          <table:table-cell office:value-type="float" office:value="-2.350002" calcext:value-type="float">
            <text:p>-2,350002</text:p>
          </table:table-cell>
          <table:table-cell office:value-type="float" office:value="2.795" calcext:value-type="float">
            <text:p>2,795</text:p>
          </table:table-cell>
          <table:table-cell office:value-type="float" office:value="-2.768118" calcext:value-type="float">
            <text:p>-2,76811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646891" calcext:value-type="float">
            <text:p>0,8646891</text:p>
          </table:table-cell>
          <table:table-cell table:formula="of:=[.A126]-[.E126]" office:value-type="float" office:value="2.79660175" calcext:value-type="float">
            <text:p>2,79660175</text:p>
          </table:table-cell>
          <table:table-cell table:formula="of:=[.B126]-[.D126]" office:value-type="float" office:value="0.418116" calcext:value-type="float">
            <text:p>0,418116</text:p>
          </table:table-cell>
          <table:table-cell table:formula="of:=[.A126]-[.C126]" office:value-type="float" office:value="0.0018524000000002" calcext:value-type="float">
            <text:p>0,0018524</text:p>
          </table:table-cell>
          <table:table-cell table:formula="of:=[.G126]-[.C126]" office:value-type="float" office:value="0.00160175000000029" calcext:value-type="float">
            <text:p>0,00160175</text:p>
          </table:table-cell>
          <table:table-cell table:formula="of:=[.J126]/[.I126]" office:value-type="float" office:value="0.86468905204066" calcext:value-type="float">
            <text:p>0,864689052</text:p>
          </table:table-cell>
          <table:table-cell table:formula="of:=[.D126]+[.H126]*[.K126]" office:value-type="float" office:value="-2.40657767231697" calcext:value-type="float">
            <text:p>-2,4065776723</text:p>
          </table:table-cell>
        </table:table-row>
        <table:table-row table:style-name="ro1">
          <table:table-cell office:value-type="float" office:value="2.8298656" calcext:value-type="float">
            <text:p>2,8298656</text:p>
          </table:table-cell>
          <table:table-cell office:value-type="float" office:value="-2.800002" calcext:value-type="float">
            <text:p>-2,800002</text:p>
          </table:table-cell>
          <table:table-cell office:value-type="float" office:value="2.797" calcext:value-type="float">
            <text:p>2,797</text:p>
          </table:table-cell>
          <table:table-cell office:value-type="float" office:value="-1.988461" calcext:value-type="float">
            <text:p>-1,988461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23735" calcext:value-type="float">
            <text:p>0,9923735</text:p>
          </table:table-cell>
          <table:table-cell table:formula="of:=[.A127]-[.E127]" office:value-type="float" office:value="2.82961495" calcext:value-type="float">
            <text:p>2,82961495</text:p>
          </table:table-cell>
          <table:table-cell table:formula="of:=[.B127]-[.D127]" office:value-type="float" office:value="-0.811541" calcext:value-type="float">
            <text:p>-0,811541</text:p>
          </table:table-cell>
          <table:table-cell table:formula="of:=[.A127]-[.C127]" office:value-type="float" office:value="0.0328655999999996" calcext:value-type="float">
            <text:p>0,0328656</text:p>
          </table:table-cell>
          <table:table-cell table:formula="of:=[.G127]-[.C127]" office:value-type="float" office:value="0.0326149499999997" calcext:value-type="float">
            <text:p>0,03261495</text:p>
          </table:table-cell>
          <table:table-cell table:formula="of:=[.J127]/[.I127]" office:value-type="float" office:value="0.992373484737844" calcext:value-type="float">
            <text:p>0,9923734847</text:p>
          </table:table-cell>
          <table:table-cell table:formula="of:=[.D127]+[.H127]*[.K127]" office:value-type="float" office:value="-2.79381277017763" calcext:value-type="float">
            <text:p>-2,7938127702</text:p>
          </table:table-cell>
        </table:table-row>
        <table:table-row table:style-name="ro1">
          <table:table-cell office:value-type="float" office:value="2.831872" calcext:value-type="float">
            <text:p>2,831872</text:p>
          </table:table-cell>
          <table:table-cell office:value-type="float" office:value="-2.950002" calcext:value-type="float">
            <text:p>-2,950002</text:p>
          </table:table-cell>
          <table:table-cell office:value-type="float" office:value="2.83" calcext:value-type="float">
            <text:p>2,83</text:p>
          </table:table-cell>
          <table:table-cell office:value-type="float" office:value="-3.605353" calcext:value-type="float">
            <text:p>-3,605353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661058" calcext:value-type="float">
            <text:p>0,8661058</text:p>
          </table:table-cell>
          <table:table-cell table:formula="of:=[.A128]-[.E128]" office:value-type="float" office:value="2.83162135" calcext:value-type="float">
            <text:p>2,83162135</text:p>
          </table:table-cell>
          <table:table-cell table:formula="of:=[.B128]-[.D128]" office:value-type="float" office:value="0.655351" calcext:value-type="float">
            <text:p>0,655351</text:p>
          </table:table-cell>
          <table:table-cell table:formula="of:=[.A128]-[.C128]" office:value-type="float" office:value="0.00187199999999965" calcext:value-type="float">
            <text:p>0,001872</text:p>
          </table:table-cell>
          <table:table-cell table:formula="of:=[.G128]-[.C128]" office:value-type="float" office:value="0.00162134999999974" calcext:value-type="float">
            <text:p>0,00162135</text:p>
          </table:table-cell>
          <table:table-cell table:formula="of:=[.J128]/[.I128]" office:value-type="float" office:value="0.866105769230794" calcext:value-type="float">
            <text:p>0,8661057692</text:p>
          </table:table-cell>
          <table:table-cell table:formula="of:=[.D128]+[.H128]*[.K128]" office:value-type="float" office:value="-3.03774971802883" calcext:value-type="float">
            <text:p>-3,037749718</text:p>
          </table:table-cell>
        </table:table-row>
        <table:table-row table:style-name="ro1">
          <table:table-cell office:value-type="float" office:value="2.8338768" calcext:value-type="float">
            <text:p>2,8338768</text:p>
          </table:table-cell>
          <table:table-cell office:value-type="float" office:value="-2.950002" calcext:value-type="float">
            <text:p>-2,950002</text:p>
          </table:table-cell>
          <table:table-cell office:value-type="float" office:value="2.832" calcext:value-type="float">
            <text:p>2,832</text:p>
          </table:table-cell>
          <table:table-cell office:value-type="float" office:value="-2.382398" calcext:value-type="float">
            <text:p>-2,38239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664482" calcext:value-type="float">
            <text:p>0,8664482</text:p>
          </table:table-cell>
          <table:table-cell table:formula="of:=[.A129]-[.E129]" office:value-type="float" office:value="2.83362615" calcext:value-type="float">
            <text:p>2,83362615</text:p>
          </table:table-cell>
          <table:table-cell table:formula="of:=[.B129]-[.D129]" office:value-type="float" office:value="-0.567604" calcext:value-type="float">
            <text:p>-0,567604</text:p>
          </table:table-cell>
          <table:table-cell table:formula="of:=[.A129]-[.C129]" office:value-type="float" office:value="0.00187680000000023" calcext:value-type="float">
            <text:p>0,0018768</text:p>
          </table:table-cell>
          <table:table-cell table:formula="of:=[.G129]-[.C129]" office:value-type="float" office:value="0.00162615000000033" calcext:value-type="float">
            <text:p>0,00162615</text:p>
          </table:table-cell>
          <table:table-cell table:formula="of:=[.J129]/[.I129]" office:value-type="float" office:value="0.866448209718736" calcext:value-type="float">
            <text:p>0,8664482097</text:p>
          </table:table-cell>
          <table:table-cell table:formula="of:=[.D129]+[.H129]*[.K129]" office:value-type="float" office:value="-2.87419746962919" calcext:value-type="float">
            <text:p>-2,8741974696</text:p>
          </table:table-cell>
        </table:table-row>
        <table:table-row table:style-name="ro1">
          <table:table-cell office:value-type="float" office:value="2.8638799" calcext:value-type="float">
            <text:p>2,8638799</text:p>
          </table:table-cell>
          <table:table-cell office:value-type="float" office:value="-3.250002" calcext:value-type="float">
            <text:p>-3,250002</text:p>
          </table:table-cell>
          <table:table-cell office:value-type="float" office:value="2.834" calcext:value-type="float">
            <text:p>2,834</text:p>
          </table:table-cell>
          <table:table-cell office:value-type="float" office:value="-3.441801" calcext:value-type="float">
            <text:p>-3,441801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16114" calcext:value-type="float">
            <text:p>0,9916114</text:p>
          </table:table-cell>
          <table:table-cell table:formula="of:=[.A130]-[.E130]" office:value-type="float" office:value="2.86362925" calcext:value-type="float">
            <text:p>2,86362925</text:p>
          </table:table-cell>
          <table:table-cell table:formula="of:=[.B130]-[.D130]" office:value-type="float" office:value="0.191799" calcext:value-type="float">
            <text:p>0,191799</text:p>
          </table:table-cell>
          <table:table-cell table:formula="of:=[.A130]-[.C130]" office:value-type="float" office:value="0.0298798999999996" calcext:value-type="float">
            <text:p>0,0298799</text:p>
          </table:table-cell>
          <table:table-cell table:formula="of:=[.G130]-[.C130]" office:value-type="float" office:value="0.0296292499999997" calcext:value-type="float">
            <text:p>0,02962925</text:p>
          </table:table-cell>
          <table:table-cell table:formula="of:=[.J130]/[.I130]" office:value-type="float" office:value="0.991611417708898" calcext:value-type="float">
            <text:p>0,9916114177</text:p>
          </table:table-cell>
          <table:table-cell table:formula="of:=[.D130]+[.H130]*[.K130]" office:value-type="float" office:value="-3.25161092169485" calcext:value-type="float">
            <text:p>-3,2516109217</text:p>
          </table:table-cell>
        </table:table-row>
        <table:table-row table:style-name="ro1">
          <table:table-cell office:value-type="float" office:value="2.8678903" calcext:value-type="float">
            <text:p>2,8678903</text:p>
          </table:table-cell>
          <table:table-cell office:value-type="float" office:value="-3.400002" calcext:value-type="float">
            <text:p>-3,400002</text:p>
          </table:table-cell>
          <table:table-cell office:value-type="float" office:value="2.864" calcext:value-type="float">
            <text:p>2,864</text:p>
          </table:table-cell>
          <table:table-cell office:value-type="float" office:value="-3.059812" calcext:value-type="float">
            <text:p>-3,05981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355705" calcext:value-type="float">
            <text:p>0,9355705</text:p>
          </table:table-cell>
          <table:table-cell table:formula="of:=[.A131]-[.E131]" office:value-type="float" office:value="2.86763965" calcext:value-type="float">
            <text:p>2,86763965</text:p>
          </table:table-cell>
          <table:table-cell table:formula="of:=[.B131]-[.D131]" office:value-type="float" office:value="-0.34019" calcext:value-type="float">
            <text:p>-0,34019</text:p>
          </table:table-cell>
          <table:table-cell table:formula="of:=[.A131]-[.C131]" office:value-type="float" office:value="0.00389030000000012" calcext:value-type="float">
            <text:p>0,0038903</text:p>
          </table:table-cell>
          <table:table-cell table:formula="of:=[.G131]-[.C131]" office:value-type="float" office:value="0.00363965000000022" calcext:value-type="float">
            <text:p>0,00363965</text:p>
          </table:table-cell>
          <table:table-cell table:formula="of:=[.J131]/[.I131]" office:value-type="float" office:value="0.935570521553633" calcext:value-type="float">
            <text:p>0,9355705216</text:p>
          </table:table-cell>
          <table:table-cell table:formula="of:=[.D131]+[.H131]*[.K131]" office:value-type="float" office:value="-3.37808373572733" calcext:value-type="float">
            <text:p>-3,3780837357</text:p>
          </table:table-cell>
        </table:table-row>
        <table:table-row table:style-name="ro1">
          <table:table-cell office:value-type="float" office:value="2.8983259" calcext:value-type="float">
            <text:p>2,8983259</text:p>
          </table:table-cell>
          <table:table-cell office:value-type="float" office:value="-3.700002" calcext:value-type="float">
            <text:p>-3,700002</text:p>
          </table:table-cell>
          <table:table-cell office:value-type="float" office:value="2.868" calcext:value-type="float">
            <text:p>2,868</text:p>
          </table:table-cell>
          <table:table-cell office:value-type="float" office:value="-3.718274" calcext:value-type="float">
            <text:p>-3,718274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983463" calcext:value-type="float">
            <text:p>0,983463</text:p>
          </table:table-cell>
          <table:table-cell table:formula="of:=[.A132]-[.E132]" office:value-type="float" office:value="2.8978244" calcext:value-type="float">
            <text:p>2,8978244</text:p>
          </table:table-cell>
          <table:table-cell table:formula="of:=[.B132]-[.D132]" office:value-type="float" office:value="0.0182720000000001" calcext:value-type="float">
            <text:p>0,018272</text:p>
          </table:table-cell>
          <table:table-cell table:formula="of:=[.A132]-[.C132]" office:value-type="float" office:value="0.0303259000000002" calcext:value-type="float">
            <text:p>0,0303259</text:p>
          </table:table-cell>
          <table:table-cell table:formula="of:=[.G132]-[.C132]" office:value-type="float" office:value="0.0298244000000003" calcext:value-type="float">
            <text:p>0,0298244</text:p>
          </table:table-cell>
          <table:table-cell table:formula="of:=[.J132]/[.I132]" office:value-type="float" office:value="0.983462980488627" calcext:value-type="float">
            <text:p>0,9834629805</text:p>
          </table:table-cell>
          <table:table-cell table:formula="of:=[.D132]+[.H132]*[.K132]" office:value-type="float" office:value="-3.70030416442051" calcext:value-type="float">
            <text:p>-3,7003041644</text:p>
          </table:table-cell>
        </table:table-row>
        <table:table-row table:style-name="ro1">
          <table:table-cell office:value-type="float" office:value="2.901835" calcext:value-type="float">
            <text:p>2,901835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2.898" calcext:value-type="float">
            <text:p>2,898</text:p>
          </table:table-cell>
          <table:table-cell office:value-type="float" office:value="-3.682033" calcext:value-type="float">
            <text:p>-3,682033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8692307" calcext:value-type="float">
            <text:p>0,8692307</text:p>
          </table:table-cell>
          <table:table-cell table:formula="of:=[.A133]-[.E133]" office:value-type="float" office:value="2.9013335" calcext:value-type="float">
            <text:p>2,9013335</text:p>
          </table:table-cell>
          <table:table-cell table:formula="of:=[.B133]-[.D133]" office:value-type="float" office:value="-0.16797" calcext:value-type="float">
            <text:p>-0,16797</text:p>
          </table:table-cell>
          <table:table-cell table:formula="of:=[.A133]-[.C133]" office:value-type="float" office:value="0.00383500000000003" calcext:value-type="float">
            <text:p>0,003835</text:p>
          </table:table-cell>
          <table:table-cell table:formula="of:=[.G133]-[.C133]" office:value-type="float" office:value="0.0033335000000001" calcext:value-type="float">
            <text:p>0,0033335</text:p>
          </table:table-cell>
          <table:table-cell table:formula="of:=[.J133]/[.I133]" office:value-type="float" office:value="0.869230769230788" calcext:value-type="float">
            <text:p>0,8692307692</text:p>
          </table:table-cell>
          <table:table-cell table:formula="of:=[.D133]+[.H133]*[.K133]" office:value-type="float" office:value="-3.8280376923077" calcext:value-type="float">
            <text:p>-3,8280376923</text:p>
          </table:table-cell>
        </table:table-row>
        <table:table-row table:style-name="ro1">
          <table:table-cell office:value-type="float" office:value="2.9033391" calcext:value-type="float">
            <text:p>2,9033391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2.902" calcext:value-type="float">
            <text:p>2,902</text:p>
          </table:table-cell>
          <table:table-cell office:value-type="float" office:value="-3.996007" calcext:value-type="float">
            <text:p>-3,996007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6257561" calcext:value-type="float">
            <text:p>0,6257561</text:p>
          </table:table-cell>
          <table:table-cell table:formula="of:=[.A134]-[.E134]" office:value-type="float" office:value="2.90283795" calcext:value-type="float">
            <text:p>2,90283795</text:p>
          </table:table-cell>
          <table:table-cell table:formula="of:=[.B134]-[.D134]" office:value-type="float" office:value="0.146004" calcext:value-type="float">
            <text:p>0,146004</text:p>
          </table:table-cell>
          <table:table-cell table:formula="of:=[.A134]-[.C134]" office:value-type="float" office:value="0.00133910000000004" calcext:value-type="float">
            <text:p>0,0013391</text:p>
          </table:table-cell>
          <table:table-cell table:formula="of:=[.G134]-[.C134]" office:value-type="float" office:value="0.000837950000000198" calcext:value-type="float">
            <text:p>0,00083795</text:p>
          </table:table-cell>
          <table:table-cell table:formula="of:=[.J134]/[.I134]" office:value-type="float" office:value="0.625756104846669" calcext:value-type="float">
            <text:p>0,6257561048</text:p>
          </table:table-cell>
          <table:table-cell table:formula="of:=[.D134]+[.H134]*[.K134]" office:value-type="float" office:value="-3.90464410566797" calcext:value-type="float">
            <text:p>-3,9046441057</text:p>
          </table:table-cell>
        </table:table-row>
        <table:table-row table:style-name="ro1">
          <table:table-cell office:value-type="float" office:value="2.9043432" calcext:value-type="float">
            <text:p>2,9043432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2.903" calcext:value-type="float">
            <text:p>2,903</text:p>
          </table:table-cell>
          <table:table-cell office:value-type="float" office:value="-3.758639" calcext:value-type="float">
            <text:p>-3,758639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6268985" calcext:value-type="float">
            <text:p>0,6268985</text:p>
          </table:table-cell>
          <table:table-cell table:formula="of:=[.A135]-[.E135]" office:value-type="float" office:value="2.90384205" calcext:value-type="float">
            <text:p>2,90384205</text:p>
          </table:table-cell>
          <table:table-cell table:formula="of:=[.B135]-[.D135]" office:value-type="float" office:value="-0.091364" calcext:value-type="float">
            <text:p>-0,091364</text:p>
          </table:table-cell>
          <table:table-cell table:formula="of:=[.A135]-[.C135]" office:value-type="float" office:value="0.00134319999999999" calcext:value-type="float">
            <text:p>0,0013432</text:p>
          </table:table-cell>
          <table:table-cell table:formula="of:=[.G135]-[.C135]" office:value-type="float" office:value="0.00084205000000015" calcext:value-type="float">
            <text:p>0,00084205</text:p>
          </table:table-cell>
          <table:table-cell table:formula="of:=[.J135]/[.I135]" office:value-type="float" office:value="0.626898451459319" calcext:value-type="float">
            <text:p>0,6268984515</text:p>
          </table:table-cell>
          <table:table-cell table:formula="of:=[.D135]+[.H135]*[.K135]" office:value-type="float" office:value="-3.81591495011913" calcext:value-type="float">
            <text:p>-3,8159149501</text:p>
          </table:table-cell>
        </table:table-row>
        <table:table-row table:style-name="ro1">
          <table:table-cell office:value-type="float" office:value="2.9048462" calcext:value-type="float">
            <text:p>2,9048462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2.904" calcext:value-type="float">
            <text:p>2,904</text:p>
          </table:table-cell>
          <table:table-cell office:value-type="float" office:value="-3.907278" calcext:value-type="float">
            <text:p>-3,907278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4077642" calcext:value-type="float">
            <text:p>0,4077642</text:p>
          </table:table-cell>
          <table:table-cell table:formula="of:=[.A136]-[.E136]" office:value-type="float" office:value="2.90434505" calcext:value-type="float">
            <text:p>2,90434505</text:p>
          </table:table-cell>
          <table:table-cell table:formula="of:=[.B136]-[.D136]" office:value-type="float" office:value="0.0572749999999997" calcext:value-type="float">
            <text:p>0,057275</text:p>
          </table:table-cell>
          <table:table-cell table:formula="of:=[.A136]-[.C136]" office:value-type="float" office:value="0.000846199999999797" calcext:value-type="float">
            <text:p>0,0008462</text:p>
          </table:table-cell>
          <table:table-cell table:formula="of:=[.G136]-[.C136]" office:value-type="float" office:value="0.000345049999999958" calcext:value-type="float">
            <text:p>0,00034505</text:p>
          </table:table-cell>
          <table:table-cell table:formula="of:=[.J136]/[.I136]" office:value-type="float" office:value="0.407764121957032" calcext:value-type="float">
            <text:p>0,407764122</text:p>
          </table:table-cell>
          <table:table-cell table:formula="of:=[.D136]+[.H136]*[.K136]" office:value-type="float" office:value="-3.88392330991491" calcext:value-type="float">
            <text:p>-3,8839233099</text:p>
          </table:table-cell>
        </table:table-row>
        <table:table-row table:style-name="ro1">
          <table:table-cell office:value-type="float" office:value="2.9053477" calcext:value-type="float">
            <text:p>2,9053477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2.905" calcext:value-type="float">
            <text:p>2,905</text:p>
          </table:table-cell>
          <table:table-cell office:value-type="float" office:value="-3.826648" calcext:value-type="float">
            <text:p>-3,826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37]-[.E137]" office:value-type="float" office:value="2.9053477" calcext:value-type="float">
            <text:p>2,9053477</text:p>
          </table:table-cell>
          <table:table-cell table:formula="of:=[.B137]-[.D137]" office:value-type="float" office:value="-0.023355" calcext:value-type="float">
            <text:p>-0,023355</text:p>
          </table:table-cell>
          <table:table-cell table:formula="of:=[.A137]-[.C137]" office:value-type="float" office:value="0.00034769999999984" calcext:value-type="float">
            <text:p>0,0003477</text:p>
          </table:table-cell>
          <table:table-cell table:formula="of:=[.G137]-[.C137]" office:value-type="float" office:value="0.00034769999999984" calcext:value-type="float">
            <text:p>0,0003477</text:p>
          </table:table-cell>
          <table:table-cell table:formula="of:=[.J137]/[.I137]" office:value-type="float" office:value="1" calcext:value-type="float">
            <text:p>1</text:p>
          </table:table-cell>
          <table:table-cell table:formula="of:=[.D137]+[.H137]*[.K137]" office:value-type="float" office:value="-3.850003" calcext:value-type="float">
            <text:p>-3,850003</text:p>
          </table:table-cell>
        </table:table-row>
        <table:table-row table:style-name="ro1">
          <table:table-cell office:value-type="float" office:value="2.9319212" calcext:value-type="float">
            <text:p>2,9319212</text:p>
          </table:table-cell>
          <table:table-cell office:value-type="float" office:value="-4.300003" calcext:value-type="float">
            <text:p>-4,300003</text:p>
          </table:table-cell>
          <table:table-cell office:value-type="float" office:value="2.905" calcext:value-type="float">
            <text:p>2,905</text:p>
          </table:table-cell>
          <table:table-cell office:value-type="float" office:value="-3.873358" calcext:value-type="float">
            <text:p>-3,8733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38]-[.E138]" office:value-type="float" office:value="2.9319212" calcext:value-type="float">
            <text:p>2,9319212</text:p>
          </table:table-cell>
          <table:table-cell table:formula="of:=[.B138]-[.D138]" office:value-type="float" office:value="-0.426645" calcext:value-type="float">
            <text:p>-0,426645</text:p>
          </table:table-cell>
          <table:table-cell table:formula="of:=[.A138]-[.C138]" office:value-type="float" office:value="0.0269211999999999" calcext:value-type="float">
            <text:p>0,0269212</text:p>
          </table:table-cell>
          <table:table-cell table:formula="of:=[.G138]-[.C138]" office:value-type="float" office:value="0.0269211999999999" calcext:value-type="float">
            <text:p>0,0269212</text:p>
          </table:table-cell>
          <table:table-cell table:formula="of:=[.J138]/[.I138]" office:value-type="float" office:value="1" calcext:value-type="float">
            <text:p>1</text:p>
          </table:table-cell>
          <table:table-cell table:formula="of:=[.D138]+[.H138]*[.K138]" office:value-type="float" office:value="-4.300003" calcext:value-type="float">
            <text:p>-4,300003</text:p>
          </table:table-cell>
        </table:table-row>
        <table:table-row table:style-name="ro1">
          <table:table-cell office:value-type="float" office:value="2.9354303" calcext:value-type="float">
            <text:p>2,9354303</text:p>
          </table:table-cell>
          <table:table-cell office:value-type="float" office:value="-4.300003" calcext:value-type="float">
            <text:p>-4,300003</text:p>
          </table:table-cell>
          <table:table-cell office:value-type="float" office:value="2.932" calcext:value-type="float">
            <text:p>2,932</text:p>
          </table:table-cell>
          <table:table-cell office:value-type="float" office:value="-4.726647" calcext:value-type="float">
            <text:p>-4,7266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39]-[.E139]" office:value-type="float" office:value="2.9354303" calcext:value-type="float">
            <text:p>2,9354303</text:p>
          </table:table-cell>
          <table:table-cell table:formula="of:=[.B139]-[.D139]" office:value-type="float" office:value="0.426644" calcext:value-type="float">
            <text:p>0,426644</text:p>
          </table:table-cell>
          <table:table-cell table:formula="of:=[.A139]-[.C139]" office:value-type="float" office:value="0.00343030000000022" calcext:value-type="float">
            <text:p>0,0034303</text:p>
          </table:table-cell>
          <table:table-cell table:formula="of:=[.G139]-[.C139]" office:value-type="float" office:value="0.00343030000000022" calcext:value-type="float">
            <text:p>0,0034303</text:p>
          </table:table-cell>
          <table:table-cell table:formula="of:=[.J139]/[.I139]" office:value-type="float" office:value="1" calcext:value-type="float">
            <text:p>1</text:p>
          </table:table-cell>
          <table:table-cell table:formula="of:=[.D139]+[.H139]*[.K139]" office:value-type="float" office:value="-4.300003" calcext:value-type="float">
            <text:p>-4,300003</text:p>
          </table:table-cell>
        </table:table-row>
        <table:table-row table:style-name="ro1">
          <table:table-cell office:value-type="float" office:value="2.9374356" calcext:value-type="float">
            <text:p>2,9374356</text:p>
          </table:table-cell>
          <table:table-cell office:value-type="float" office:value="-4.300003" calcext:value-type="float">
            <text:p>-4,300003</text:p>
          </table:table-cell>
          <table:table-cell office:value-type="float" office:value="2.935" calcext:value-type="float">
            <text:p>2,935</text:p>
          </table:table-cell>
          <table:table-cell office:value-type="float" office:value="-3.873358" calcext:value-type="float">
            <text:p>-3,8733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40]-[.E140]" office:value-type="float" office:value="2.9374356" calcext:value-type="float">
            <text:p>2,9374356</text:p>
          </table:table-cell>
          <table:table-cell table:formula="of:=[.B140]-[.D140]" office:value-type="float" office:value="-0.426645" calcext:value-type="float">
            <text:p>-0,426645</text:p>
          </table:table-cell>
          <table:table-cell table:formula="of:=[.A140]-[.C140]" office:value-type="float" office:value="0.00243559999999965" calcext:value-type="float">
            <text:p>0,0024356</text:p>
          </table:table-cell>
          <table:table-cell table:formula="of:=[.G140]-[.C140]" office:value-type="float" office:value="0.00243559999999965" calcext:value-type="float">
            <text:p>0,0024356</text:p>
          </table:table-cell>
          <table:table-cell table:formula="of:=[.J140]/[.I140]" office:value-type="float" office:value="1" calcext:value-type="float">
            <text:p>1</text:p>
          </table:table-cell>
          <table:table-cell table:formula="of:=[.D140]+[.H140]*[.K140]" office:value-type="float" office:value="-4.300003" calcext:value-type="float">
            <text:p>-4,300003</text:p>
          </table:table-cell>
        </table:table-row>
        <table:table-row table:style-name="ro1">
          <table:table-cell office:value-type="float" office:value="2.9688482" calcext:value-type="float">
            <text:p>2,9688482</text:p>
          </table:table-cell>
          <table:table-cell office:value-type="float" office:value="-4.750003" calcext:value-type="float">
            <text:p>-4,750003</text:p>
          </table:table-cell>
          <table:table-cell office:value-type="float" office:value="2.937" calcext:value-type="float">
            <text:p>2,937</text:p>
          </table:table-cell>
          <table:table-cell office:value-type="float" office:value="-4.726647" calcext:value-type="float">
            <text:p>-4,7266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41]-[.E141]" office:value-type="float" office:value="2.9688482" calcext:value-type="float">
            <text:p>2,9688482</text:p>
          </table:table-cell>
          <table:table-cell table:formula="of:=[.B141]-[.D141]" office:value-type="float" office:value="-0.0233559999999997" calcext:value-type="float">
            <text:p>-0,023356</text:p>
          </table:table-cell>
          <table:table-cell table:formula="of:=[.A141]-[.C141]" office:value-type="float" office:value="0.0318481999999998" calcext:value-type="float">
            <text:p>0,0318482</text:p>
          </table:table-cell>
          <table:table-cell table:formula="of:=[.G141]-[.C141]" office:value-type="float" office:value="0.0318481999999998" calcext:value-type="float">
            <text:p>0,0318482</text:p>
          </table:table-cell>
          <table:table-cell table:formula="of:=[.J141]/[.I141]" office:value-type="float" office:value="1" calcext:value-type="float">
            <text:p>1</text:p>
          </table:table-cell>
          <table:table-cell table:formula="of:=[.D141]+[.H141]*[.K141]" office:value-type="float" office:value="-4.750003" calcext:value-type="float">
            <text:p>-4,750003</text:p>
          </table:table-cell>
        </table:table-row>
        <table:table-row table:style-name="ro1">
          <table:table-cell office:value-type="float" office:value="2.9713551" calcext:value-type="float">
            <text:p>2,9713551</text:p>
          </table:table-cell>
          <table:table-cell office:value-type="float" office:value="-4.750003" calcext:value-type="float">
            <text:p>-4,750003</text:p>
          </table:table-cell>
          <table:table-cell office:value-type="float" office:value="2.969" calcext:value-type="float">
            <text:p>2,969</text:p>
          </table:table-cell>
          <table:table-cell office:value-type="float" office:value="-4.773358" calcext:value-type="float">
            <text:p>-4,7733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42]-[.E142]" office:value-type="float" office:value="2.9713551" calcext:value-type="float">
            <text:p>2,9713551</text:p>
          </table:table-cell>
          <table:table-cell table:formula="of:=[.B142]-[.D142]" office:value-type="float" office:value="0.0233550000000005" calcext:value-type="float">
            <text:p>0,023355</text:p>
          </table:table-cell>
          <table:table-cell table:formula="of:=[.A142]-[.C142]" office:value-type="float" office:value="0.00235509999999994" calcext:value-type="float">
            <text:p>0,0023551</text:p>
          </table:table-cell>
          <table:table-cell table:formula="of:=[.G142]-[.C142]" office:value-type="float" office:value="0.00235509999999994" calcext:value-type="float">
            <text:p>0,0023551</text:p>
          </table:table-cell>
          <table:table-cell table:formula="of:=[.J142]/[.I142]" office:value-type="float" office:value="1" calcext:value-type="float">
            <text:p>1</text:p>
          </table:table-cell>
          <table:table-cell table:formula="of:=[.D142]+[.H142]*[.K142]" office:value-type="float" office:value="-4.750003" calcext:value-type="float">
            <text:p>-4,750003</text:p>
          </table:table-cell>
        </table:table-row>
        <table:table-row table:style-name="ro1">
          <table:table-cell office:value-type="float" office:value="2.9728584" calcext:value-type="float">
            <text:p>2,9728584</text:p>
          </table:table-cell>
          <table:table-cell office:value-type="float" office:value="-4.750003" calcext:value-type="float">
            <text:p>-4,750003</text:p>
          </table:table-cell>
          <table:table-cell office:value-type="float" office:value="2.971" calcext:value-type="float">
            <text:p>2,971</text:p>
          </table:table-cell>
          <table:table-cell office:value-type="float" office:value="-4.726647" calcext:value-type="float">
            <text:p>-4,7266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43]-[.E143]" office:value-type="float" office:value="2.9728584" calcext:value-type="float">
            <text:p>2,9728584</text:p>
          </table:table-cell>
          <table:table-cell table:formula="of:=[.B143]-[.D143]" office:value-type="float" office:value="-0.0233559999999997" calcext:value-type="float">
            <text:p>-0,023356</text:p>
          </table:table-cell>
          <table:table-cell table:formula="of:=[.A143]-[.C143]" office:value-type="float" office:value="0.0018583999999997" calcext:value-type="float">
            <text:p>0,0018584</text:p>
          </table:table-cell>
          <table:table-cell table:formula="of:=[.G143]-[.C143]" office:value-type="float" office:value="0.0018583999999997" calcext:value-type="float">
            <text:p>0,0018584</text:p>
          </table:table-cell>
          <table:table-cell table:formula="of:=[.J143]/[.I143]" office:value-type="float" office:value="1" calcext:value-type="float">
            <text:p>1</text:p>
          </table:table-cell>
          <table:table-cell table:formula="of:=[.D143]+[.H143]*[.K143]" office:value-type="float" office:value="-4.750003" calcext:value-type="float">
            <text:p>-4,750003</text:p>
          </table:table-cell>
        </table:table-row>
        <table:table-row table:style-name="ro1">
          <table:table-cell office:value-type="float" office:value="2.9733604" calcext:value-type="float">
            <text:p>2,9733604</text:p>
          </table:table-cell>
          <table:table-cell office:value-type="float" office:value="-4.750003" calcext:value-type="float">
            <text:p>-4,750003</text:p>
          </table:table-cell>
          <table:table-cell office:value-type="float" office:value="2.973" calcext:value-type="float">
            <text:p>2,973</text:p>
          </table:table-cell>
          <table:table-cell office:value-type="float" office:value="-4.773358" calcext:value-type="float">
            <text:p>-4,773358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0.3035516" calcext:value-type="float">
            <text:p>0,3035516</text:p>
          </table:table-cell>
          <table:table-cell table:formula="of:=[.A144]-[.E144]" office:value-type="float" office:value="2.9731094" calcext:value-type="float">
            <text:p>2,9731094</text:p>
          </table:table-cell>
          <table:table-cell table:formula="of:=[.B144]-[.D144]" office:value-type="float" office:value="0.0233550000000005" calcext:value-type="float">
            <text:p>0,023355</text:p>
          </table:table-cell>
          <table:table-cell table:formula="of:=[.A144]-[.C144]" office:value-type="float" office:value="0.000360399999999927" calcext:value-type="float">
            <text:p>0,0003604</text:p>
          </table:table-cell>
          <table:table-cell table:formula="of:=[.G144]-[.C144]" office:value-type="float" office:value="0.000109399999999926" calcext:value-type="float">
            <text:p>0,0001094</text:p>
          </table:table-cell>
          <table:table-cell table:formula="of:=[.J144]/[.I144]" office:value-type="float" office:value="0.303551609322831" calcext:value-type="float">
            <text:p>0,3035516093</text:p>
          </table:table-cell>
          <table:table-cell table:formula="of:=[.D144]+[.H144]*[.K144]" office:value-type="float" office:value="-4.76626855216427" calcext:value-type="float">
            <text:p>-4,7662685522</text:p>
          </table:table-cell>
        </table:table-row>
        <table:table-row table:style-name="ro1">
          <table:table-cell office:value-type="float" office:value="3.0013539" calcext:value-type="float">
            <text:p>3,0013539</text:p>
          </table:table-cell>
          <table:table-cell office:value-type="float" office:value="-5" calcext:value-type="float">
            <text:p>-5</text:p>
          </table:table-cell>
          <table:table-cell office:value-type="float" office:value="2.973" calcext:value-type="float">
            <text:p>2,973</text:p>
          </table:table-cell>
          <table:table-cell office:value-type="float" office:value="-4.742913" calcext:value-type="float">
            <text:p>-4,742913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0.9911476" calcext:value-type="float">
            <text:p>0,9911476</text:p>
          </table:table-cell>
          <table:table-cell table:formula="of:=[.A145]-[.E145]" office:value-type="float" office:value="3.0011029" calcext:value-type="float">
            <text:p>3,0011029</text:p>
          </table:table-cell>
          <table:table-cell table:formula="of:=[.B145]-[.D145]" office:value-type="float" office:value="-0.257087" calcext:value-type="float">
            <text:p>-0,257087</text:p>
          </table:table-cell>
          <table:table-cell table:formula="of:=[.A145]-[.C145]" office:value-type="float" office:value="0.0283538999999999" calcext:value-type="float">
            <text:p>0,0283539</text:p>
          </table:table-cell>
          <table:table-cell table:formula="of:=[.G145]-[.C145]" office:value-type="float" office:value="0.0281028999999999" calcext:value-type="float">
            <text:p>0,0281029</text:p>
          </table:table-cell>
          <table:table-cell table:formula="of:=[.J145]/[.I145]" office:value-type="float" office:value="0.991147602269882" calcext:value-type="float">
            <text:p>0,9911476023</text:p>
          </table:table-cell>
          <table:table-cell table:formula="of:=[.D145]+[.H145]*[.K145]" office:value-type="float" office:value="-4.99772416362476" calcext:value-type="float">
            <text:p>-4,9977241636</text:p>
          </table:table-cell>
        </table:table-row>
        <table:table-row table:style-name="ro1">
          <table:table-cell office:value-type="float" office:value="3.0028576" calcext:value-type="float">
            <text:p>3,0028576</text:p>
          </table:table-cell>
          <table:table-cell office:value-type="float" office:value="-5" calcext:value-type="float">
            <text:p>-5</text:p>
          </table:table-cell>
          <table:table-cell office:value-type="float" office:value="3.001" calcext:value-type="float">
            <text:p>3,001</text:p>
          </table:table-cell>
          <table:table-cell office:value-type="float" office:value="-5.254811" calcext:value-type="float">
            <text:p>-5,254811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0.8648794" calcext:value-type="float">
            <text:p>0,8648794</text:p>
          </table:table-cell>
          <table:table-cell table:formula="of:=[.A146]-[.E146]" office:value-type="float" office:value="3.0026066" calcext:value-type="float">
            <text:p>3,0026066</text:p>
          </table:table-cell>
          <table:table-cell table:formula="of:=[.B146]-[.D146]" office:value-type="float" office:value="0.254811" calcext:value-type="float">
            <text:p>0,254811</text:p>
          </table:table-cell>
          <table:table-cell table:formula="of:=[.A146]-[.C146]" office:value-type="float" office:value="0.00185760000000013" calcext:value-type="float">
            <text:p>0,0018576</text:p>
          </table:table-cell>
          <table:table-cell table:formula="of:=[.G146]-[.C146]" office:value-type="float" office:value="0.00160660000000012" calcext:value-type="float">
            <text:p>0,0016066</text:p>
          </table:table-cell>
          <table:table-cell table:formula="of:=[.J146]/[.I146]" office:value-type="float" office:value="0.864879414298027" calcext:value-type="float">
            <text:p>0,8648794143</text:p>
          </table:table-cell>
          <table:table-cell table:formula="of:=[.D146]+[.H146]*[.K146]" office:value-type="float" office:value="-5.03443021156331" calcext:value-type="float">
            <text:p>-5,0344302116</text:p>
          </table:table-cell>
        </table:table-row>
        <table:table-row table:style-name="ro1">
          <table:table-cell office:value-type="float" office:value="3.0043645" calcext:value-type="float">
            <text:p>3,0043645</text:p>
          </table:table-cell>
          <table:table-cell office:value-type="float" office:value="-5" calcext:value-type="float">
            <text:p>-5</text:p>
          </table:table-cell>
          <table:table-cell office:value-type="float" office:value="3.003" calcext:value-type="float">
            <text:p>3,003</text:p>
          </table:table-cell>
          <table:table-cell office:value-type="float" office:value="-4.779619" calcext:value-type="float">
            <text:p>-4,779619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0.8160498" calcext:value-type="float">
            <text:p>0,8160498</text:p>
          </table:table-cell>
          <table:table-cell table:formula="of:=[.A147]-[.E147]" office:value-type="float" office:value="3.0041135" calcext:value-type="float">
            <text:p>3,0041135</text:p>
          </table:table-cell>
          <table:table-cell table:formula="of:=[.B147]-[.D147]" office:value-type="float" office:value="-0.220381" calcext:value-type="float">
            <text:p>-0,220381</text:p>
          </table:table-cell>
          <table:table-cell table:formula="of:=[.A147]-[.C147]" office:value-type="float" office:value="0.00136449999999977" calcext:value-type="float">
            <text:p>0,0013645</text:p>
          </table:table-cell>
          <table:table-cell table:formula="of:=[.G147]-[.C147]" office:value-type="float" office:value="0.00111349999999977" calcext:value-type="float">
            <text:p>0,0011135</text:p>
          </table:table-cell>
          <table:table-cell table:formula="of:=[.J147]/[.I147]" office:value-type="float" office:value="0.816049835104402" calcext:value-type="float">
            <text:p>0,8160498351</text:p>
          </table:table-cell>
          <table:table-cell table:formula="of:=[.D147]+[.H147]*[.K147]" office:value-type="float" office:value="-4.95946087871014" calcext:value-type="float">
            <text:p>-4,9594608787</text:p>
          </table:table-cell>
        </table:table-row>
        <table:table-row table:style-name="ro1">
          <table:table-cell office:value-type="float" office:value="3.0058709" calcext:value-type="float">
            <text:p>3,0058709</text:p>
          </table:table-cell>
          <table:table-cell office:value-type="float" office:value="-5" calcext:value-type="float">
            <text:p>-5</text:p>
          </table:table-cell>
          <table:table-cell office:value-type="float" office:value="3.004" calcext:value-type="float">
            <text:p>3,004</text:p>
          </table:table-cell>
          <table:table-cell office:value-type="float" office:value="-5.179842" calcext:value-type="float">
            <text:p>-5,179842</text:p>
          </table:table-cell>
          <table:table-cell office:value-type="float" office:value="0.00050155" calcext:value-type="float">
            <text:p>0,00050155</text:p>
          </table:table-cell>
          <table:table-cell office:value-type="float" office:value="0.7319205" calcext:value-type="float">
            <text:p>0,7319205</text:p>
          </table:table-cell>
          <table:table-cell table:formula="of:=[.A148]-[.E148]" office:value-type="float" office:value="3.00536935" calcext:value-type="float">
            <text:p>3,00536935</text:p>
          </table:table-cell>
          <table:table-cell table:formula="of:=[.B148]-[.D148]" office:value-type="float" office:value="0.179842" calcext:value-type="float">
            <text:p>0,179842</text:p>
          </table:table-cell>
          <table:table-cell table:formula="of:=[.A148]-[.C148]" office:value-type="float" office:value="0.00187090000000012" calcext:value-type="float">
            <text:p>0,0018709</text:p>
          </table:table-cell>
          <table:table-cell table:formula="of:=[.G148]-[.C148]" office:value-type="float" office:value="0.00136935000000005" calcext:value-type="float">
            <text:p>0,00136935</text:p>
          </table:table-cell>
          <table:table-cell table:formula="of:=[.J148]/[.I148]" office:value-type="float" office:value="0.731920466085819" calcext:value-type="float">
            <text:p>0,7319204661</text:p>
          </table:table-cell>
          <table:table-cell table:formula="of:=[.D148]+[.H148]*[.K148]" office:value-type="float" office:value="-5.04821195953819" calcext:value-type="float">
            <text:p>-5,0482119595</text:p>
          </table:table-cell>
        </table:table-row>
        <table:table-row table:style-name="ro1">
          <table:table-cell office:value-type="float" office:value="3.0063719" calcext:value-type="float">
            <text:p>3,0063719</text:p>
          </table:table-cell>
          <table:table-cell office:value-type="float" office:value="-5" calcext:value-type="float">
            <text:p>-5</text:p>
          </table:table-cell>
          <table:table-cell office:value-type="float" office:value="3.006" calcext:value-type="float">
            <text:p>3,006</text:p>
          </table:table-cell>
          <table:table-cell office:value-type="float" office:value="-4.868371" calcext:value-type="float">
            <text:p>-4,868371</text:p>
          </table:table-cell>
          <table:table-cell office:value-type="float" office:value="0.00050155" calcext:value-type="float">
            <text:p>0,00050155</text:p>
          </table:table-cell>
          <table:table-cell office:value-type="float" office:value="-0.3486152" calcext:value-type="float">
            <text:p>-0,3486152</text:p>
          </table:table-cell>
          <table:table-cell table:formula="of:=[.A149]-[.E149]" office:value-type="float" office:value="3.00587035" calcext:value-type="float">
            <text:p>3,00587035</text:p>
          </table:table-cell>
          <table:table-cell table:formula="of:=[.B149]-[.D149]" office:value-type="float" office:value="-0.131629" calcext:value-type="float">
            <text:p>-0,131629</text:p>
          </table:table-cell>
          <table:table-cell table:formula="of:=[.A149]-[.C149]" office:value-type="float" office:value="0.000371900000000203" calcext:value-type="float">
            <text:p>0,0003719</text:p>
          </table:table-cell>
          <table:table-cell table:formula="of:=[.G149]-[.C149]" office:value-type="float" office:value="-0.00012964999999987" calcext:value-type="float">
            <text:p>-0,00012965</text:p>
          </table:table-cell>
          <table:table-cell table:formula="of:=[.J149]/[.I149]" office:value-type="float" office:value="-0.348615219144392" calcext:value-type="float">
            <text:p>-0,3486152191</text:p>
          </table:table-cell>
          <table:table-cell table:formula="of:=[.D149]+[.H149]*[.K149]" office:value-type="float" office:value="-4.82248312731924" calcext:value-type="float">
            <text:p>-4,8224831273</text:p>
          </table:table-cell>
        </table:table-row>
        <table:table-row table:style-name="ro1">
          <table:table-cell office:value-type="float" office:value="3.0357973" calcext:value-type="float">
            <text:p>3,0357973</text:p>
          </table:table-cell>
          <table:table-cell office:value-type="float" office:value="-4.55" calcext:value-type="float">
            <text:p>-4,55</text:p>
          </table:table-cell>
          <table:table-cell office:value-type="float" office:value="3.006" calcext:value-type="float">
            <text:p>3,006</text:p>
          </table:table-cell>
          <table:table-cell office:value-type="float" office:value="-4.954112" calcext:value-type="float">
            <text:p>-4,954112</text:p>
          </table:table-cell>
          <table:table-cell office:value-type="float" office:value="0.00100535" calcext:value-type="float">
            <text:p>0,00100535</text:p>
          </table:table-cell>
          <table:table-cell office:value-type="float" office:value="0.9662604" calcext:value-type="float">
            <text:p>0,9662604</text:p>
          </table:table-cell>
          <table:table-cell table:formula="of:=[.A150]-[.E150]" office:value-type="float" office:value="3.03479195" calcext:value-type="float">
            <text:p>3,03479195</text:p>
          </table:table-cell>
          <table:table-cell table:formula="of:=[.B150]-[.D150]" office:value-type="float" office:value="0.404112000000001" calcext:value-type="float">
            <text:p>0,404112</text:p>
          </table:table-cell>
          <table:table-cell table:formula="of:=[.A150]-[.C150]" office:value-type="float" office:value="0.0297973000000002" calcext:value-type="float">
            <text:p>0,0297973</text:p>
          </table:table-cell>
          <table:table-cell table:formula="of:=[.G150]-[.C150]" office:value-type="float" office:value="0.0287919500000005" calcext:value-type="float">
            <text:p>0,02879195</text:p>
          </table:table-cell>
          <table:table-cell table:formula="of:=[.J150]/[.I150]" office:value-type="float" office:value="0.966260365872083" calcext:value-type="float">
            <text:p>0,9662603659</text:p>
          </table:table-cell>
          <table:table-cell table:formula="of:=[.D150]+[.H150]*[.K150]" office:value-type="float" office:value="-4.5636345910267" calcext:value-type="float">
            <text:p>-4,563634591</text:p>
          </table:table-cell>
        </table:table-row>
        <table:table-row table:style-name="ro1">
          <table:table-cell office:value-type="float" office:value="3.0373009" calcext:value-type="float">
            <text:p>3,0373009</text:p>
          </table:table-cell>
          <table:table-cell office:value-type="float" office:value="-4.55" calcext:value-type="float">
            <text:p>-4,55</text:p>
          </table:table-cell>
          <table:table-cell office:value-type="float" office:value="3.036" calcext:value-type="float">
            <text:p>3,036</text:p>
          </table:table-cell>
          <table:table-cell office:value-type="float" office:value="-4.159522" calcext:value-type="float">
            <text:p>-4,159522</text:p>
          </table:table-cell>
          <table:table-cell office:value-type="float" office:value="0.00100535" calcext:value-type="float">
            <text:p>0,00100535</text:p>
          </table:table-cell>
          <table:table-cell office:value-type="float" office:value="0.2271888" calcext:value-type="float">
            <text:p>0,2271888</text:p>
          </table:table-cell>
          <table:table-cell table:formula="of:=[.A151]-[.E151]" office:value-type="float" office:value="3.03629555" calcext:value-type="float">
            <text:p>3,03629555</text:p>
          </table:table-cell>
          <table:table-cell table:formula="of:=[.B151]-[.D151]" office:value-type="float" office:value="-0.390478" calcext:value-type="float">
            <text:p>-0,390478</text:p>
          </table:table-cell>
          <table:table-cell table:formula="of:=[.A151]-[.C151]" office:value-type="float" office:value="0.00130089999999994" calcext:value-type="float">
            <text:p>0,0013009</text:p>
          </table:table-cell>
          <table:table-cell table:formula="of:=[.G151]-[.C151]" office:value-type="float" office:value="0.000295550000000144" calcext:value-type="float">
            <text:p>0,00029555</text:p>
          </table:table-cell>
          <table:table-cell table:formula="of:=[.J151]/[.I151]" office:value-type="float" office:value="0.227188869244491" calcext:value-type="float">
            <text:p>0,2271888692</text:p>
          </table:table-cell>
          <table:table-cell table:formula="of:=[.D151]+[.H151]*[.K151]" office:value-type="float" office:value="-4.24823425528485" calcext:value-type="float">
            <text:p>-4,2482342553</text:p>
          </table:table-cell>
        </table:table-row>
        <table:table-row table:style-name="ro1">
          <table:table-cell office:value-type="float" office:value="3.0388052" calcext:value-type="float">
            <text:p>3,0388052</text:p>
          </table:table-cell>
          <table:table-cell office:value-type="float" office:value="-4.55" calcext:value-type="float">
            <text:p>-4,55</text:p>
          </table:table-cell>
          <table:table-cell office:value-type="float" office:value="3.037" calcext:value-type="float">
            <text:p>3,037</text:p>
          </table:table-cell>
          <table:table-cell office:value-type="float" office:value="-4.638712" calcext:value-type="float">
            <text:p>-4,638712</text:p>
          </table:table-cell>
          <table:table-cell office:value-type="float" office:value="0.00100535" calcext:value-type="float">
            <text:p>0,00100535</text:p>
          </table:table-cell>
          <table:table-cell office:value-type="float" office:value="0.4430811" calcext:value-type="float">
            <text:p>0,4430811</text:p>
          </table:table-cell>
          <table:table-cell table:formula="of:=[.A152]-[.E152]" office:value-type="float" office:value="3.03779985" calcext:value-type="float">
            <text:p>3,03779985</text:p>
          </table:table-cell>
          <table:table-cell table:formula="of:=[.B152]-[.D152]" office:value-type="float" office:value="0.0887120000000001" calcext:value-type="float">
            <text:p>0,088712</text:p>
          </table:table-cell>
          <table:table-cell table:formula="of:=[.A152]-[.C152]" office:value-type="float" office:value="0.00180520000000017" calcext:value-type="float">
            <text:p>0,0018052</text:p>
          </table:table-cell>
          <table:table-cell table:formula="of:=[.G152]-[.C152]" office:value-type="float" office:value="0.000799850000000379" calcext:value-type="float">
            <text:p>0,00079985</text:p>
          </table:table-cell>
          <table:table-cell table:formula="of:=[.J152]/[.I152]" office:value-type="float" office:value="0.443081099047365" calcext:value-type="float">
            <text:p>0,443081099</text:p>
          </table:table-cell>
          <table:table-cell table:formula="of:=[.D152]+[.H152]*[.K152]" office:value-type="float" office:value="-4.59940538954131" calcext:value-type="float">
            <text:p>-4,5994053895</text:p>
          </table:table-cell>
        </table:table-row>
        <table:table-row table:style-name="ro1">
          <table:table-cell office:value-type="float" office:value="3.0688392" calcext:value-type="float">
            <text:p>3,0688392</text:p>
          </table:table-cell>
          <table:table-cell office:value-type="float" office:value="-4.099999" calcext:value-type="float">
            <text:p>-4,099999</text:p>
          </table:table-cell>
          <table:table-cell office:value-type="float" office:value="3.039" calcext:value-type="float">
            <text:p>3,039</text:p>
          </table:table-cell>
          <table:table-cell office:value-type="float" office:value="-4.510693" calcext:value-type="float">
            <text:p>-4,510693</text:p>
          </table:table-cell>
          <table:table-cell office:value-type="float" office:value="0.00100535" calcext:value-type="float">
            <text:p>0,00100535</text:p>
          </table:table-cell>
          <table:table-cell office:value-type="float" office:value="0.9663078" calcext:value-type="float">
            <text:p>0,9663078</text:p>
          </table:table-cell>
          <table:table-cell table:formula="of:=[.A153]-[.E153]" office:value-type="float" office:value="3.06783385" calcext:value-type="float">
            <text:p>3,06783385</text:p>
          </table:table-cell>
          <table:table-cell table:formula="of:=[.B153]-[.D153]" office:value-type="float" office:value="0.410693999999999" calcext:value-type="float">
            <text:p>0,410694</text:p>
          </table:table-cell>
          <table:table-cell table:formula="of:=[.A153]-[.C153]" office:value-type="float" office:value="0.0298392000000001" calcext:value-type="float">
            <text:p>0,0298392</text:p>
          </table:table-cell>
          <table:table-cell table:formula="of:=[.G153]-[.C153]" office:value-type="float" office:value="0.0288338500000003" calcext:value-type="float">
            <text:p>0,02883385</text:p>
          </table:table-cell>
          <table:table-cell table:formula="of:=[.J153]/[.I153]" office:value-type="float" office:value="0.966307742834935" calcext:value-type="float">
            <text:p>0,9663077428</text:p>
          </table:table-cell>
          <table:table-cell table:formula="of:=[.D153]+[.H153]*[.K153]" office:value-type="float" office:value="-4.11383620786415" calcext:value-type="float">
            <text:p>-4,1138362079</text:p>
          </table:table-cell>
        </table:table-row>
        <table:table-row table:style-name="ro1">
          <table:table-cell office:value-type="float" office:value="3.0708448" calcext:value-type="float">
            <text:p>3,0708448</text:p>
          </table:table-cell>
          <table:table-cell office:value-type="float" office:value="-4.099999" calcext:value-type="float">
            <text:p>-4,099999</text:p>
          </table:table-cell>
          <table:table-cell office:value-type="float" office:value="3.069" calcext:value-type="float">
            <text:p>3,069</text:p>
          </table:table-cell>
          <table:table-cell office:value-type="float" office:value="-3.703143" calcext:value-type="float">
            <text:p>-3,703143</text:p>
          </table:table-cell>
          <table:table-cell office:value-type="float" office:value="0.00100535" calcext:value-type="float">
            <text:p>0,00100535</text:p>
          </table:table-cell>
          <table:table-cell office:value-type="float" office:value="0.4550357" calcext:value-type="float">
            <text:p>0,4550357</text:p>
          </table:table-cell>
          <table:table-cell table:formula="of:=[.A154]-[.E154]" office:value-type="float" office:value="3.06983945" calcext:value-type="float">
            <text:p>3,06983945</text:p>
          </table:table-cell>
          <table:table-cell table:formula="of:=[.B154]-[.D154]" office:value-type="float" office:value="-0.396856000000001" calcext:value-type="float">
            <text:p>-0,396856</text:p>
          </table:table-cell>
          <table:table-cell table:formula="of:=[.A154]-[.C154]" office:value-type="float" office:value="0.0018448000000002" calcext:value-type="float">
            <text:p>0,0018448</text:p>
          </table:table-cell>
          <table:table-cell table:formula="of:=[.G154]-[.C154]" office:value-type="float" office:value="0.000839450000000408" calcext:value-type="float">
            <text:p>0,00083945</text:p>
          </table:table-cell>
          <table:table-cell table:formula="of:=[.J154]/[.I154]" office:value-type="float" office:value="0.455035776236078" calcext:value-type="float">
            <text:p>0,4550357762</text:p>
          </table:table-cell>
          <table:table-cell table:formula="of:=[.D154]+[.H154]*[.K154]" office:value-type="float" office:value="-3.88372667801394" calcext:value-type="float">
            <text:p>-3,883726678</text:p>
          </table:table-cell>
        </table:table-row>
        <table:table-row table:style-name="ro1">
          <table:table-cell office:value-type="float" office:value="3.0728493" calcext:value-type="float">
            <text:p>3,0728493</text:p>
          </table:table-cell>
          <table:table-cell office:value-type="float" office:value="-4.099999" calcext:value-type="float">
            <text:p>-4,099999</text:p>
          </table:table-cell>
          <table:table-cell office:value-type="float" office:value="3.071" calcext:value-type="float">
            <text:p>3,071</text:p>
          </table:table-cell>
          <table:table-cell office:value-type="float" office:value="-4.280583" calcext:value-type="float">
            <text:p>-4,280583</text:p>
          </table:table-cell>
          <table:table-cell office:value-type="float" office:value="0.00100535" calcext:value-type="float">
            <text:p>0,00100535</text:p>
          </table:table-cell>
          <table:table-cell office:value-type="float" office:value="0.4563619" calcext:value-type="float">
            <text:p>0,4563619</text:p>
          </table:table-cell>
          <table:table-cell table:formula="of:=[.A155]-[.E155]" office:value-type="float" office:value="3.07184395" calcext:value-type="float">
            <text:p>3,07184395</text:p>
          </table:table-cell>
          <table:table-cell table:formula="of:=[.B155]-[.D155]" office:value-type="float" office:value="0.180584" calcext:value-type="float">
            <text:p>0,180584</text:p>
          </table:table-cell>
          <table:table-cell table:formula="of:=[.A155]-[.C155]" office:value-type="float" office:value="0.00184929999999994" calcext:value-type="float">
            <text:p>0,0018493</text:p>
          </table:table-cell>
          <table:table-cell table:formula="of:=[.G155]-[.C155]" office:value-type="float" office:value="0.000843950000000149" calcext:value-type="float">
            <text:p>0,00084395</text:p>
          </table:table-cell>
          <table:table-cell table:formula="of:=[.J155]/[.I155]" office:value-type="float" office:value="0.456361866652341" calcext:value-type="float">
            <text:p>0,4563618667</text:p>
          </table:table-cell>
          <table:table-cell table:formula="of:=[.D155]+[.H155]*[.K155]" office:value-type="float" office:value="-4.19817134867245" calcext:value-type="float">
            <text:p>-4,1981713487</text:p>
          </table:table-cell>
        </table:table-row>
        <table:table-row table:style-name="ro1">
          <table:table-cell office:value-type="float" office:value="3.104299" calcext:value-type="float">
            <text:p>3,104299</text:p>
          </table:table-cell>
          <table:table-cell office:value-type="float" office:value="-3.649999" calcext:value-type="float">
            <text:p>-3,649999</text:p>
          </table:table-cell>
          <table:table-cell office:value-type="float" office:value="3.073" calcext:value-type="float">
            <text:p>3,073</text:p>
          </table:table-cell>
          <table:table-cell office:value-type="float" office:value="-4.017588" calcext:value-type="float">
            <text:p>-4,017588</text:p>
          </table:table-cell>
          <table:table-cell office:value-type="float" office:value="0.00100535" calcext:value-type="float">
            <text:p>0,00100535</text:p>
          </table:table-cell>
          <table:table-cell office:value-type="float" office:value="0.9678792" calcext:value-type="float">
            <text:p>0,9678792</text:p>
          </table:table-cell>
          <table:table-cell table:formula="of:=[.A156]-[.E156]" office:value-type="float" office:value="3.10329365" calcext:value-type="float">
            <text:p>3,10329365</text:p>
          </table:table-cell>
          <table:table-cell table:formula="of:=[.B156]-[.D156]" office:value-type="float" office:value="0.367589" calcext:value-type="float">
            <text:p>0,367589</text:p>
          </table:table-cell>
          <table:table-cell table:formula="of:=[.A156]-[.C156]" office:value-type="float" office:value="0.0312990000000002" calcext:value-type="float">
            <text:p>0,031299</text:p>
          </table:table-cell>
          <table:table-cell table:formula="of:=[.G156]-[.C156]" office:value-type="float" office:value="0.0302936500000004" calcext:value-type="float">
            <text:p>0,03029365</text:p>
          </table:table-cell>
          <table:table-cell table:formula="of:=[.J156]/[.I156]" office:value-type="float" office:value="0.967879165468552" calcext:value-type="float">
            <text:p>0,9678791655</text:p>
          </table:table-cell>
          <table:table-cell table:formula="of:=[.D156]+[.H156]*[.K156]" office:value-type="float" office:value="-3.66180626544458" calcext:value-type="float">
            <text:p>-3,6618062654</text:p>
          </table:table-cell>
        </table:table-row>
        <table:table-row table:style-name="ro1">
          <table:table-cell office:value-type="float" office:value="3.1058051" calcext:value-type="float">
            <text:p>3,1058051</text:p>
          </table:table-cell>
          <table:table-cell office:value-type="float" office:value="-3.649999" calcext:value-type="float">
            <text:p>-3,649999</text:p>
          </table:table-cell>
          <table:table-cell office:value-type="float" office:value="3.104" calcext:value-type="float">
            <text:p>3,104</text:p>
          </table:table-cell>
          <table:table-cell office:value-type="float" office:value="-3.294218" calcext:value-type="float">
            <text:p>-3,294218</text:p>
          </table:table-cell>
          <table:table-cell office:value-type="float" office:value="0.00100535" calcext:value-type="float">
            <text:p>0,00100535</text:p>
          </table:table-cell>
          <table:table-cell office:value-type="float" office:value="0.4430502" calcext:value-type="float">
            <text:p>0,4430502</text:p>
          </table:table-cell>
          <table:table-cell table:formula="of:=[.A157]-[.E157]" office:value-type="float" office:value="3.10479975" calcext:value-type="float">
            <text:p>3,10479975</text:p>
          </table:table-cell>
          <table:table-cell table:formula="of:=[.B157]-[.D157]" office:value-type="float" office:value="-0.355781" calcext:value-type="float">
            <text:p>-0,355781</text:p>
          </table:table-cell>
          <table:table-cell table:formula="of:=[.A157]-[.C157]" office:value-type="float" office:value="0.00180509999999989" calcext:value-type="float">
            <text:p>0,0018051</text:p>
          </table:table-cell>
          <table:table-cell table:formula="of:=[.G157]-[.C157]" office:value-type="float" office:value="0.000799750000000099" calcext:value-type="float">
            <text:p>0,00079975</text:p>
          </table:table-cell>
          <table:table-cell table:formula="of:=[.J157]/[.I157]" office:value-type="float" office:value="0.443050246523819" calcext:value-type="float">
            <text:p>0,4430502465</text:p>
          </table:table-cell>
          <table:table-cell table:formula="of:=[.D157]+[.H157]*[.K157]" office:value-type="float" office:value="-3.45184685975849" calcext:value-type="float">
            <text:p>-3,4518468598</text:p>
          </table:table-cell>
        </table:table-row>
        <table:table-row table:style-name="ro1">
          <table:table-cell office:value-type="float" office:value="3.1073086" calcext:value-type="float">
            <text:p>3,1073086</text:p>
          </table:table-cell>
          <table:table-cell office:value-type="float" office:value="-3.649999" calcext:value-type="float">
            <text:p>-3,649999</text:p>
          </table:table-cell>
          <table:table-cell office:value-type="float" office:value="3.106" calcext:value-type="float">
            <text:p>3,106</text:p>
          </table:table-cell>
          <table:table-cell office:value-type="float" office:value="-3.807628" calcext:value-type="float">
            <text:p>-3,807628</text:p>
          </table:table-cell>
          <table:table-cell office:value-type="float" office:value="0.00100535" calcext:value-type="float">
            <text:p>0,00100535</text:p>
          </table:table-cell>
          <table:table-cell office:value-type="float" office:value="0.2317362" calcext:value-type="float">
            <text:p>0,2317362</text:p>
          </table:table-cell>
          <table:table-cell table:formula="of:=[.A158]-[.E158]" office:value-type="float" office:value="3.10630325" calcext:value-type="float">
            <text:p>3,10630325</text:p>
          </table:table-cell>
          <table:table-cell table:formula="of:=[.B158]-[.D158]" office:value-type="float" office:value="0.157629" calcext:value-type="float">
            <text:p>0,157629</text:p>
          </table:table-cell>
          <table:table-cell table:formula="of:=[.A158]-[.C158]" office:value-type="float" office:value="0.00130860000000022" calcext:value-type="float">
            <text:p>0,0013086</text:p>
          </table:table-cell>
          <table:table-cell table:formula="of:=[.G158]-[.C158]" office:value-type="float" office:value="0.000303250000000421" calcext:value-type="float">
            <text:p>0,00030325</text:p>
          </table:table-cell>
          <table:table-cell table:formula="of:=[.J158]/[.I158]" office:value-type="float" office:value="0.231736206633327" calcext:value-type="float">
            <text:p>0,2317362066</text:p>
          </table:table-cell>
          <table:table-cell table:formula="of:=[.D158]+[.H158]*[.K158]" office:value-type="float" office:value="-3.7710996534846" calcext:value-type="float">
            <text:p>-3,7710996535</text:p>
          </table:table-cell>
        </table:table-row>
        <table:table-row table:style-name="ro1">
          <table:table-cell office:value-type="float" office:value="3.135891" calcext:value-type="float">
            <text:p>3,135891</text:p>
          </table:table-cell>
          <table:table-cell office:value-type="float" office:value="-3.199999" calcext:value-type="float">
            <text:p>-3,199999</text:p>
          </table:table-cell>
          <table:table-cell office:value-type="float" office:value="3.107" calcext:value-type="float">
            <text:p>3,107</text:p>
          </table:table-cell>
          <table:table-cell office:value-type="float" office:value="-3.613471" calcext:value-type="float">
            <text:p>-3,613471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9913295" calcext:value-type="float">
            <text:p>0,9913295</text:p>
          </table:table-cell>
          <table:table-cell table:formula="of:=[.A159]-[.E159]" office:value-type="float" office:value="3.1356405" calcext:value-type="float">
            <text:p>3,1356405</text:p>
          </table:table-cell>
          <table:table-cell table:formula="of:=[.B159]-[.D159]" office:value-type="float" office:value="0.413472" calcext:value-type="float">
            <text:p>0,413472</text:p>
          </table:table-cell>
          <table:table-cell table:formula="of:=[.A159]-[.C159]" office:value-type="float" office:value="0.0288909999999998" calcext:value-type="float">
            <text:p>0,028891</text:p>
          </table:table-cell>
          <table:table-cell table:formula="of:=[.G159]-[.C159]" office:value-type="float" office:value="0.0286404999999998" calcext:value-type="float">
            <text:p>0,0286405</text:p>
          </table:table-cell>
          <table:table-cell table:formula="of:=[.J159]/[.I159]" office:value-type="float" office:value="0.991329479768788" calcext:value-type="float">
            <text:p>0,9913294798</text:p>
          </table:table-cell>
          <table:table-cell table:formula="of:=[.D159]+[.H159]*[.K159]" office:value-type="float" office:value="-3.20358401734104" calcext:value-type="float">
            <text:p>-3,2035840173</text:p>
          </table:table-cell>
        </table:table-row>
        <table:table-row table:style-name="ro1">
          <table:table-cell office:value-type="float" office:value="3.1378961" calcext:value-type="float">
            <text:p>3,1378961</text:p>
          </table:table-cell>
          <table:table-cell office:value-type="float" office:value="-3.199999" calcext:value-type="float">
            <text:p>-3,199999</text:p>
          </table:table-cell>
          <table:table-cell office:value-type="float" office:value="3.136" calcext:value-type="float">
            <text:p>3,136</text:p>
          </table:table-cell>
          <table:table-cell office:value-type="float" office:value="-2.790112" calcext:value-type="float">
            <text:p>-2,790112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678867" calcext:value-type="float">
            <text:p>0,8678867</text:p>
          </table:table-cell>
          <table:table-cell table:formula="of:=[.A160]-[.E160]" office:value-type="float" office:value="3.1376456" calcext:value-type="float">
            <text:p>3,1376456</text:p>
          </table:table-cell>
          <table:table-cell table:formula="of:=[.B160]-[.D160]" office:value-type="float" office:value="-0.409887" calcext:value-type="float">
            <text:p>-0,409887</text:p>
          </table:table-cell>
          <table:table-cell table:formula="of:=[.A160]-[.C160]" office:value-type="float" office:value="0.00189609999999973" calcext:value-type="float">
            <text:p>0,0018961</text:p>
          </table:table-cell>
          <table:table-cell table:formula="of:=[.G160]-[.C160]" office:value-type="float" office:value="0.0016455999999998" calcext:value-type="float">
            <text:p>0,0016456</text:p>
          </table:table-cell>
          <table:table-cell table:formula="of:=[.J160]/[.I160]" office:value-type="float" office:value="0.867886714835733" calcext:value-type="float">
            <text:p>0,8678867148</text:p>
          </table:table-cell>
          <table:table-cell table:formula="of:=[.D160]+[.H160]*[.K160]" office:value-type="float" office:value="-3.14584748188387" calcext:value-type="float">
            <text:p>-3,1458474819</text:p>
          </table:table-cell>
        </table:table-row>
        <table:table-row table:style-name="ro1">
          <table:table-cell office:value-type="float" office:value="3.1394001" calcext:value-type="float">
            <text:p>3,1394001</text:p>
          </table:table-cell>
          <table:table-cell office:value-type="float" office:value="-3.199999" calcext:value-type="float">
            <text:p>-3,199999</text:p>
          </table:table-cell>
          <table:table-cell office:value-type="float" office:value="3.138" calcext:value-type="float">
            <text:p>3,138</text:p>
          </table:table-cell>
          <table:table-cell office:value-type="float" office:value="-3.555734" calcext:value-type="float">
            <text:p>-3,555734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210842" calcext:value-type="float">
            <text:p>0,8210842</text:p>
          </table:table-cell>
          <table:table-cell table:formula="of:=[.A161]-[.E161]" office:value-type="float" office:value="3.1391496" calcext:value-type="float">
            <text:p>3,1391496</text:p>
          </table:table-cell>
          <table:table-cell table:formula="of:=[.B161]-[.D161]" office:value-type="float" office:value="0.355735" calcext:value-type="float">
            <text:p>0,355735</text:p>
          </table:table-cell>
          <table:table-cell table:formula="of:=[.A161]-[.C161]" office:value-type="float" office:value="0.00140010000000013" calcext:value-type="float">
            <text:p>0,0014001</text:p>
          </table:table-cell>
          <table:table-cell table:formula="of:=[.G161]-[.C161]" office:value-type="float" office:value="0.0011496000000002" calcext:value-type="float">
            <text:p>0,0011496</text:p>
          </table:table-cell>
          <table:table-cell table:formula="of:=[.J161]/[.I161]" office:value-type="float" office:value="0.821084208270903" calcext:value-type="float">
            <text:p>0,8210842083</text:p>
          </table:table-cell>
          <table:table-cell table:formula="of:=[.D161]+[.H161]*[.K161]" office:value-type="float" office:value="-3.26364560917075" calcext:value-type="float">
            <text:p>-3,2636456092</text:p>
          </table:table-cell>
        </table:table-row>
        <table:table-row table:style-name="ro1">
          <table:table-cell office:value-type="float" office:value="3.1414057" calcext:value-type="float">
            <text:p>3,1414057</text:p>
          </table:table-cell>
          <table:table-cell office:value-type="float" office:value="-3.199999" calcext:value-type="float">
            <text:p>-3,199999</text:p>
          </table:table-cell>
          <table:table-cell office:value-type="float" office:value="3.139" calcext:value-type="float">
            <text:p>3,139</text:p>
          </table:table-cell>
          <table:table-cell office:value-type="float" office:value="-2.90791" calcext:value-type="float">
            <text:p>-2,90791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958723" calcext:value-type="float">
            <text:p>0,8958723</text:p>
          </table:table-cell>
          <table:table-cell table:formula="of:=[.A162]-[.E162]" office:value-type="float" office:value="3.1411552" calcext:value-type="float">
            <text:p>3,1411552</text:p>
          </table:table-cell>
          <table:table-cell table:formula="of:=[.B162]-[.D162]" office:value-type="float" office:value="-0.292089" calcext:value-type="float">
            <text:p>-0,292089</text:p>
          </table:table-cell>
          <table:table-cell table:formula="of:=[.A162]-[.C162]" office:value-type="float" office:value="0.00240569999999973" calcext:value-type="float">
            <text:p>0,0024057</text:p>
          </table:table-cell>
          <table:table-cell table:formula="of:=[.G162]-[.C162]" office:value-type="float" office:value="0.0021551999999998" calcext:value-type="float">
            <text:p>0,0021552</text:p>
          </table:table-cell>
          <table:table-cell table:formula="of:=[.J162]/[.I162]" office:value-type="float" office:value="0.895872303279728" calcext:value-type="float">
            <text:p>0,8958723033</text:p>
          </table:table-cell>
          <table:table-cell table:formula="of:=[.D162]+[.H162]*[.K162]" office:value-type="float" office:value="-3.16958444519267" calcext:value-type="float">
            <text:p>-3,1695844452</text:p>
          </table:table-cell>
        </table:table-row>
        <table:table-row table:style-name="ro1">
          <table:table-cell office:value-type="float" office:value="3.1709004" calcext:value-type="float">
            <text:p>3,1709004</text:p>
          </table:table-cell>
          <table:table-cell office:value-type="float" office:value="-2.749999" calcext:value-type="float">
            <text:p>-2,749999</text:p>
          </table:table-cell>
          <table:table-cell office:value-type="float" office:value="3.141" calcext:value-type="float">
            <text:p>3,141</text:p>
          </table:table-cell>
          <table:table-cell office:value-type="float" office:value="-3.461673" calcext:value-type="float">
            <text:p>-3,461673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9916222" calcext:value-type="float">
            <text:p>0,9916222</text:p>
          </table:table-cell>
          <table:table-cell table:formula="of:=[.A163]-[.E163]" office:value-type="float" office:value="3.1706499" calcext:value-type="float">
            <text:p>3,1706499</text:p>
          </table:table-cell>
          <table:table-cell table:formula="of:=[.B163]-[.D163]" office:value-type="float" office:value="0.711674" calcext:value-type="float">
            <text:p>0,711674</text:p>
          </table:table-cell>
          <table:table-cell table:formula="of:=[.A163]-[.C163]" office:value-type="float" office:value="0.0299003999999998" calcext:value-type="float">
            <text:p>0,0299004</text:p>
          </table:table-cell>
          <table:table-cell table:formula="of:=[.G163]-[.C163]" office:value-type="float" office:value="0.0296498999999999" calcext:value-type="float">
            <text:p>0,0296499</text:p>
          </table:table-cell>
          <table:table-cell table:formula="of:=[.J163]/[.I163]" office:value-type="float" office:value="0.991622185656381" calcext:value-type="float">
            <text:p>0,9916221857</text:p>
          </table:table-cell>
          <table:table-cell table:formula="of:=[.D163]+[.H163]*[.K163]" office:value-type="float" office:value="-2.75596127264518" calcext:value-type="float">
            <text:p>-2,7559612726</text:p>
          </table:table-cell>
        </table:table-row>
        <table:table-row table:style-name="ro1">
          <table:table-cell office:value-type="float" office:value="3.1724044" calcext:value-type="float">
            <text:p>3,1724044</text:p>
          </table:table-cell>
          <table:table-cell office:value-type="float" office:value="-2.749999" calcext:value-type="float">
            <text:p>-2,749999</text:p>
          </table:table-cell>
          <table:table-cell office:value-type="float" office:value="3.171" calcext:value-type="float">
            <text:p>3,171</text:p>
          </table:table-cell>
          <table:table-cell office:value-type="float" office:value="-2.044287" calcext:value-type="float">
            <text:p>-2,044287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21632" calcext:value-type="float">
            <text:p>0,821632</text:p>
          </table:table-cell>
          <table:table-cell table:formula="of:=[.A164]-[.E164]" office:value-type="float" office:value="3.1721539" calcext:value-type="float">
            <text:p>3,1721539</text:p>
          </table:table-cell>
          <table:table-cell table:formula="of:=[.B164]-[.D164]" office:value-type="float" office:value="-0.705712" calcext:value-type="float">
            <text:p>-0,705712</text:p>
          </table:table-cell>
          <table:table-cell table:formula="of:=[.A164]-[.C164]" office:value-type="float" office:value="0.00140440000000019" calcext:value-type="float">
            <text:p>0,0014044</text:p>
          </table:table-cell>
          <table:table-cell table:formula="of:=[.G164]-[.C164]" office:value-type="float" office:value="0.00115390000000026" calcext:value-type="float">
            <text:p>0,0011539</text:p>
          </table:table-cell>
          <table:table-cell table:formula="of:=[.J164]/[.I164]" office:value-type="float" office:value="0.821632013671392" calcext:value-type="float">
            <text:p>0,8216320137</text:p>
          </table:table-cell>
          <table:table-cell table:formula="of:=[.D164]+[.H164]*[.K164]" office:value-type="float" office:value="-2.62412257163207" calcext:value-type="float">
            <text:p>-2,6241225716</text:p>
          </table:table-cell>
        </table:table-row>
        <table:table-row table:style-name="ro1">
          <table:table-cell office:value-type="float" office:value="3.1739087" calcext:value-type="float">
            <text:p>3,1739087</text:p>
          </table:table-cell>
          <table:table-cell office:value-type="float" office:value="-2.749999" calcext:value-type="float">
            <text:p>-2,749999</text:p>
          </table:table-cell>
          <table:table-cell office:value-type="float" office:value="3.172" calcext:value-type="float">
            <text:p>3,172</text:p>
          </table:table-cell>
          <table:table-cell office:value-type="float" office:value="-3.329834" calcext:value-type="float">
            <text:p>-3,329834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687589" calcext:value-type="float">
            <text:p>0,8687589</text:p>
          </table:table-cell>
          <table:table-cell table:formula="of:=[.A165]-[.E165]" office:value-type="float" office:value="3.1736582" calcext:value-type="float">
            <text:p>3,1736582</text:p>
          </table:table-cell>
          <table:table-cell table:formula="of:=[.B165]-[.D165]" office:value-type="float" office:value="0.579835" calcext:value-type="float">
            <text:p>0,579835</text:p>
          </table:table-cell>
          <table:table-cell table:formula="of:=[.A165]-[.C165]" office:value-type="float" office:value="0.00190869999999999" calcext:value-type="float">
            <text:p>0,0019087</text:p>
          </table:table-cell>
          <table:table-cell table:formula="of:=[.G165]-[.C165]" office:value-type="float" office:value="0.00165820000000005" calcext:value-type="float">
            <text:p>0,0016582</text:p>
          </table:table-cell>
          <table:table-cell table:formula="of:=[.J165]/[.I165]" office:value-type="float" office:value="0.868758841096069" calcext:value-type="float">
            <text:p>0,8687588411</text:p>
          </table:table-cell>
          <table:table-cell table:formula="of:=[.D165]+[.H165]*[.K165]" office:value-type="float" office:value="-2.82609721737306" calcext:value-type="float">
            <text:p>-2,8260972174</text:p>
          </table:table-cell>
        </table:table-row>
        <table:table-row table:style-name="ro1">
          <table:table-cell office:value-type="float" office:value="3.1744095" calcext:value-type="float">
            <text:p>3,1744095</text:p>
          </table:table-cell>
          <table:table-cell office:value-type="float" office:value="-2.749999" calcext:value-type="float">
            <text:p>-2,749999</text:p>
          </table:table-cell>
          <table:table-cell office:value-type="float" office:value="3.174" calcext:value-type="float">
            <text:p>3,174</text:p>
          </table:table-cell>
          <table:table-cell office:value-type="float" office:value="-2.246261" calcext:value-type="float">
            <text:p>-2,246261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3882784" calcext:value-type="float">
            <text:p>0,3882784</text:p>
          </table:table-cell>
          <table:table-cell table:formula="of:=[.A166]-[.E166]" office:value-type="float" office:value="3.174159" calcext:value-type="float">
            <text:p>3,174159</text:p>
          </table:table-cell>
          <table:table-cell table:formula="of:=[.B166]-[.D166]" office:value-type="float" office:value="-0.503738" calcext:value-type="float">
            <text:p>-0,503738</text:p>
          </table:table-cell>
          <table:table-cell table:formula="of:=[.A166]-[.C166]" office:value-type="float" office:value="0.000409499999999952" calcext:value-type="float">
            <text:p>0,0004095</text:p>
          </table:table-cell>
          <table:table-cell table:formula="of:=[.G166]-[.C166]" office:value-type="float" office:value="0.00015900000000002" calcext:value-type="float">
            <text:p>0,000159</text:p>
          </table:table-cell>
          <table:table-cell table:formula="of:=[.J166]/[.I166]" office:value-type="float" office:value="0.388278388278484" calcext:value-type="float">
            <text:p>0,3882783883</text:p>
          </table:table-cell>
          <table:table-cell table:formula="of:=[.D166]+[.H166]*[.K166]" office:value-type="float" office:value="-2.44185157875463" calcext:value-type="float">
            <text:p>-2,4418515788</text:p>
          </table:table-cell>
        </table:table-row>
        <table:table-row table:style-name="ro1">
          <table:table-cell office:value-type="float" office:value="3.2039882" calcext:value-type="float">
            <text:p>3,2039882</text:p>
          </table:table-cell>
          <table:table-cell office:value-type="float" office:value="-2.299998" calcext:value-type="float">
            <text:p>-2,299998</text:p>
          </table:table-cell>
          <table:table-cell office:value-type="float" office:value="3.174" calcext:value-type="float">
            <text:p>3,174</text:p>
          </table:table-cell>
          <table:table-cell office:value-type="float" office:value="-2.945589" calcext:value-type="float">
            <text:p>-2,945589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9832851" calcext:value-type="float">
            <text:p>0,9832851</text:p>
          </table:table-cell>
          <table:table-cell table:formula="of:=[.A167]-[.E167]" office:value-type="float" office:value="3.20348695" calcext:value-type="float">
            <text:p>3,20348695</text:p>
          </table:table-cell>
          <table:table-cell table:formula="of:=[.B167]-[.D167]" office:value-type="float" office:value="0.645591" calcext:value-type="float">
            <text:p>0,645591</text:p>
          </table:table-cell>
          <table:table-cell table:formula="of:=[.A167]-[.C167]" office:value-type="float" office:value="0.0299882" calcext:value-type="float">
            <text:p>0,0299882</text:p>
          </table:table-cell>
          <table:table-cell table:formula="of:=[.G167]-[.C167]" office:value-type="float" office:value="0.0294869499999999" calcext:value-type="float">
            <text:p>0,02948695</text:p>
          </table:table-cell>
          <table:table-cell table:formula="of:=[.J167]/[.I167]" office:value-type="float" office:value="0.983285092136236" calcext:value-type="float">
            <text:p>0,9832850921</text:p>
          </table:table-cell>
          <table:table-cell table:formula="of:=[.D167]+[.H167]*[.K167]" office:value-type="float" office:value="-2.31078899408268" calcext:value-type="float">
            <text:p>-2,3107889941</text:p>
          </table:table-cell>
        </table:table-row>
        <table:table-row table:style-name="ro1">
          <table:table-cell office:value-type="float" office:value="3.2049915" calcext:value-type="float">
            <text:p>3,2049915</text:p>
          </table:table-cell>
          <table:table-cell office:value-type="float" office:value="-2.299998" calcext:value-type="float">
            <text:p>-2,299998</text:p>
          </table:table-cell>
          <table:table-cell office:value-type="float" office:value="3.204" calcext:value-type="float">
            <text:p>3,204</text:p>
          </table:table-cell>
          <table:table-cell office:value-type="float" office:value="-1.665199" calcext:value-type="float">
            <text:p>-1,665199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4944529" calcext:value-type="float">
            <text:p>0,4944529</text:p>
          </table:table-cell>
          <table:table-cell table:formula="of:=[.A168]-[.E168]" office:value-type="float" office:value="3.20449025" calcext:value-type="float">
            <text:p>3,20449025</text:p>
          </table:table-cell>
          <table:table-cell table:formula="of:=[.B168]-[.D168]" office:value-type="float" office:value="-0.634799" calcext:value-type="float">
            <text:p>-0,634799</text:p>
          </table:table-cell>
          <table:table-cell table:formula="of:=[.A168]-[.C168]" office:value-type="float" office:value="0.000991500000000034" calcext:value-type="float">
            <text:p>0,0009915</text:p>
          </table:table-cell>
          <table:table-cell table:formula="of:=[.G168]-[.C168]" office:value-type="float" office:value="0.000490249999999914" calcext:value-type="float">
            <text:p>0,00049025</text:p>
          </table:table-cell>
          <table:table-cell table:formula="of:=[.J168]/[.I168]" office:value-type="float" office:value="0.494452849218253" calcext:value-type="float">
            <text:p>0,4944528492</text:p>
          </table:table-cell>
          <table:table-cell table:formula="of:=[.D168]+[.H168]*[.K168]" office:value-type="float" office:value="-1.9790771742309" calcext:value-type="float">
            <text:p>-1,9790771742</text:p>
          </table:table-cell>
        </table:table-row>
        <table:table-row table:style-name="ro1">
          <table:table-cell office:value-type="float" office:value="3.2064943" calcext:value-type="float">
            <text:p>3,2064943</text:p>
          </table:table-cell>
          <table:table-cell office:value-type="float" office:value="-2.299998" calcext:value-type="float">
            <text:p>-2,299998</text:p>
          </table:table-cell>
          <table:table-cell office:value-type="float" office:value="3.205" calcext:value-type="float">
            <text:p>3,205</text:p>
          </table:table-cell>
          <table:table-cell office:value-type="float" office:value="-2.613877" calcext:value-type="float">
            <text:p>-2,613877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6645586" calcext:value-type="float">
            <text:p>0,6645586</text:p>
          </table:table-cell>
          <table:table-cell table:formula="of:=[.A169]-[.E169]" office:value-type="float" office:value="3.20599305" calcext:value-type="float">
            <text:p>3,20599305</text:p>
          </table:table-cell>
          <table:table-cell table:formula="of:=[.B169]-[.D169]" office:value-type="float" office:value="0.313879" calcext:value-type="float">
            <text:p>0,313879</text:p>
          </table:table-cell>
          <table:table-cell table:formula="of:=[.A169]-[.C169]" office:value-type="float" office:value="0.00149430000000006" calcext:value-type="float">
            <text:p>0,0014943</text:p>
          </table:table-cell>
          <table:table-cell table:formula="of:=[.G169]-[.C169]" office:value-type="float" office:value="0.00099304999999994" calcext:value-type="float">
            <text:p>0,00099305</text:p>
          </table:table-cell>
          <table:table-cell table:formula="of:=[.J169]/[.I169]" office:value-type="float" office:value="0.664558656226929" calcext:value-type="float">
            <text:p>0,6645586562</text:p>
          </table:table-cell>
          <table:table-cell table:formula="of:=[.D169]+[.H169]*[.K169]" office:value-type="float" office:value="-2.40528599354215" calcext:value-type="float">
            <text:p>-2,4052859935</text:p>
          </table:table-cell>
        </table:table-row>
        <table:table-row table:style-name="ro1">
          <table:table-cell office:value-type="float" office:value="3.2383487" calcext:value-type="float">
            <text:p>3,2383487</text:p>
          </table:table-cell>
          <table:table-cell office:value-type="float" office:value="-1.849998" calcext:value-type="float">
            <text:p>-1,849998</text:p>
          </table:table-cell>
          <table:table-cell office:value-type="float" office:value="3.206" calcext:value-type="float">
            <text:p>3,206</text:p>
          </table:table-cell>
          <table:table-cell office:value-type="float" office:value="-2.091408" calcext:value-type="float">
            <text:p>-2,091408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9845048" calcext:value-type="float">
            <text:p>0,9845048</text:p>
          </table:table-cell>
          <table:table-cell table:formula="of:=[.A170]-[.E170]" office:value-type="float" office:value="3.23784745" calcext:value-type="float">
            <text:p>3,23784745</text:p>
          </table:table-cell>
          <table:table-cell table:formula="of:=[.B170]-[.D170]" office:value-type="float" office:value="0.24141" calcext:value-type="float">
            <text:p>0,24141</text:p>
          </table:table-cell>
          <table:table-cell table:formula="of:=[.A170]-[.C170]" office:value-type="float" office:value="0.0323487" calcext:value-type="float">
            <text:p>0,0323487</text:p>
          </table:table-cell>
          <table:table-cell table:formula="of:=[.G170]-[.C170]" office:value-type="float" office:value="0.0318474499999999" calcext:value-type="float">
            <text:p>0,03184745</text:p>
          </table:table-cell>
          <table:table-cell table:formula="of:=[.J170]/[.I170]" office:value-type="float" office:value="0.984504786900243" calcext:value-type="float">
            <text:p>0,9845047869</text:p>
          </table:table-cell>
          <table:table-cell table:formula="of:=[.D170]+[.H170]*[.K170]" office:value-type="float" office:value="-1.85373869939441" calcext:value-type="float">
            <text:p>-1,8537386994</text:p>
          </table:table-cell>
        </table:table-row>
        <table:table-row table:style-name="ro1">
          <table:table-cell office:value-type="float" office:value="3.239852" calcext:value-type="float">
            <text:p>3,239852</text:p>
          </table:table-cell>
          <table:table-cell office:value-type="float" office:value="-1.849998" calcext:value-type="float">
            <text:p>-1,849998</text:p>
          </table:table-cell>
          <table:table-cell office:value-type="float" office:value="3.238" calcext:value-type="float">
            <text:p>3,238</text:p>
          </table:table-cell>
          <table:table-cell office:value-type="float" office:value="-1.61233" calcext:value-type="float">
            <text:p>-1,61233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7293467" calcext:value-type="float">
            <text:p>0,7293467</text:p>
          </table:table-cell>
          <table:table-cell table:formula="of:=[.A171]-[.E171]" office:value-type="float" office:value="3.23935075" calcext:value-type="float">
            <text:p>3,23935075</text:p>
          </table:table-cell>
          <table:table-cell table:formula="of:=[.B171]-[.D171]" office:value-type="float" office:value="-0.237668" calcext:value-type="float">
            <text:p>-0,237668</text:p>
          </table:table-cell>
          <table:table-cell table:formula="of:=[.A171]-[.C171]" office:value-type="float" office:value="0.00185199999999996" calcext:value-type="float">
            <text:p>0,001852</text:p>
          </table:table-cell>
          <table:table-cell table:formula="of:=[.G171]-[.C171]" office:value-type="float" office:value="0.00135074999999985" calcext:value-type="float">
            <text:p>0,00135075</text:p>
          </table:table-cell>
          <table:table-cell table:formula="of:=[.J171]/[.I171]" office:value-type="float" office:value="0.729346652267749" calcext:value-type="float">
            <text:p>0,7293466523</text:p>
          </table:table-cell>
          <table:table-cell table:formula="of:=[.D171]+[.H171]*[.K171]" office:value-type="float" office:value="-1.78567236015117" calcext:value-type="float">
            <text:p>-1,7856723602</text:p>
          </table:table-cell>
        </table:table-row>
        <table:table-row table:style-name="ro1">
          <table:table-cell office:value-type="float" office:value="3.241356" calcext:value-type="float">
            <text:p>3,241356</text:p>
          </table:table-cell>
          <table:table-cell office:value-type="float" office:value="-1.849998" calcext:value-type="float">
            <text:p>-1,849998</text:p>
          </table:table-cell>
          <table:table-cell office:value-type="float" office:value="3.24" calcext:value-type="float">
            <text:p>3,24</text:p>
          </table:table-cell>
          <table:table-cell office:value-type="float" office:value="-2.023341" calcext:value-type="float">
            <text:p>-2,023341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6303467" calcext:value-type="float">
            <text:p>0,6303467</text:p>
          </table:table-cell>
          <table:table-cell table:formula="of:=[.A172]-[.E172]" office:value-type="float" office:value="3.24085475" calcext:value-type="float">
            <text:p>3,24085475</text:p>
          </table:table-cell>
          <table:table-cell table:formula="of:=[.B172]-[.D172]" office:value-type="float" office:value="0.173343" calcext:value-type="float">
            <text:p>0,173343</text:p>
          </table:table-cell>
          <table:table-cell table:formula="of:=[.A172]-[.C172]" office:value-type="float" office:value="0.00135599999999991" calcext:value-type="float">
            <text:p>0,001356</text:p>
          </table:table-cell>
          <table:table-cell table:formula="of:=[.G172]-[.C172]" office:value-type="float" office:value="0.000854749999999793" calcext:value-type="float">
            <text:p>0,00085475</text:p>
          </table:table-cell>
          <table:table-cell table:formula="of:=[.J172]/[.I172]" office:value-type="float" office:value="0.630346607669505" calcext:value-type="float">
            <text:p>0,6303466077</text:p>
          </table:table-cell>
          <table:table-cell table:formula="of:=[.D172]+[.H172]*[.K172]" office:value-type="float" office:value="-1.91407482798674" calcext:value-type="float">
            <text:p>-1,914074828</text:p>
          </table:table-cell>
        </table:table-row>
        <table:table-row table:style-name="ro1">
          <table:table-cell office:value-type="float" office:value="3.2423588" calcext:value-type="float">
            <text:p>3,2423588</text:p>
          </table:table-cell>
          <table:table-cell office:value-type="float" office:value="-1.849998" calcext:value-type="float">
            <text:p>-1,849998</text:p>
          </table:table-cell>
          <table:table-cell office:value-type="float" office:value="3.241" calcext:value-type="float">
            <text:p>3,241</text:p>
          </table:table-cell>
          <table:table-cell office:value-type="float" office:value="-1.740732" calcext:value-type="float">
            <text:p>-1,740732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6311083" calcext:value-type="float">
            <text:p>0,6311083</text:p>
          </table:table-cell>
          <table:table-cell table:formula="of:=[.A173]-[.E173]" office:value-type="float" office:value="3.24185755" calcext:value-type="float">
            <text:p>3,24185755</text:p>
          </table:table-cell>
          <table:table-cell table:formula="of:=[.B173]-[.D173]" office:value-type="float" office:value="-0.109266" calcext:value-type="float">
            <text:p>-0,109266</text:p>
          </table:table-cell>
          <table:table-cell table:formula="of:=[.A173]-[.C173]" office:value-type="float" office:value="0.00135879999999977" calcext:value-type="float">
            <text:p>0,0013588</text:p>
          </table:table-cell>
          <table:table-cell table:formula="of:=[.G173]-[.C173]" office:value-type="float" office:value="0.000857549999999652" calcext:value-type="float">
            <text:p>0,00085755</text:p>
          </table:table-cell>
          <table:table-cell table:formula="of:=[.J173]/[.I173]" office:value-type="float" office:value="0.631108330880038" calcext:value-type="float">
            <text:p>0,6311083309</text:p>
          </table:table-cell>
          <table:table-cell table:formula="of:=[.D173]+[.H173]*[.K173]" office:value-type="float" office:value="-1.80969068288194" calcext:value-type="float">
            <text:p>-1,8096906829</text:p>
          </table:table-cell>
        </table:table-row>
        <table:table-row table:style-name="ro1">
          <table:table-cell office:value-type="float" office:value="3.2718727" calcext:value-type="float">
            <text:p>3,2718727</text:p>
          </table:table-cell>
          <table:table-cell office:value-type="float" office:value="-1.399998" calcext:value-type="float">
            <text:p>-1,399998</text:p>
          </table:table-cell>
          <table:table-cell office:value-type="float" office:value="3.242" calcext:value-type="float">
            <text:p>3,242</text:p>
          </table:table-cell>
          <table:table-cell office:value-type="float" office:value="-1.918957" calcext:value-type="float">
            <text:p>-1,918957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9832205" calcext:value-type="float">
            <text:p>0,9832205</text:p>
          </table:table-cell>
          <table:table-cell table:formula="of:=[.A174]-[.E174]" office:value-type="float" office:value="3.27137145" calcext:value-type="float">
            <text:p>3,27137145</text:p>
          </table:table-cell>
          <table:table-cell table:formula="of:=[.B174]-[.D174]" office:value-type="float" office:value="0.518959" calcext:value-type="float">
            <text:p>0,518959</text:p>
          </table:table-cell>
          <table:table-cell table:formula="of:=[.A174]-[.C174]" office:value-type="float" office:value="0.0298726999999999" calcext:value-type="float">
            <text:p>0,0298727</text:p>
          </table:table-cell>
          <table:table-cell table:formula="of:=[.G174]-[.C174]" office:value-type="float" office:value="0.0293714499999997" calcext:value-type="float">
            <text:p>0,02937145</text:p>
          </table:table-cell>
          <table:table-cell table:formula="of:=[.J174]/[.I174]" office:value-type="float" office:value="0.983220465508638" calcext:value-type="float">
            <text:p>0,9832204655</text:p>
          </table:table-cell>
          <table:table-cell table:formula="of:=[.D174]+[.H174]*[.K174]" office:value-type="float" office:value="-1.4087058904401" calcext:value-type="float">
            <text:p>-1,4087058904</text:p>
          </table:table-cell>
        </table:table-row>
        <table:table-row table:style-name="ro1">
          <table:table-cell office:value-type="float" office:value="3.2733767" calcext:value-type="float">
            <text:p>3,2733767</text:p>
          </table:table-cell>
          <table:table-cell office:value-type="float" office:value="-1.399998" calcext:value-type="float">
            <text:p>-1,399998</text:p>
          </table:table-cell>
          <table:table-cell office:value-type="float" office:value="3.272" calcext:value-type="float">
            <text:p>3,272</text:p>
          </table:table-cell>
          <table:table-cell office:value-type="float" office:value="-0.8897475" calcext:value-type="float">
            <text:p>-0,8897475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6359047" calcext:value-type="float">
            <text:p>0,6359047</text:p>
          </table:table-cell>
          <table:table-cell table:formula="of:=[.A175]-[.E175]" office:value-type="float" office:value="3.27287545" calcext:value-type="float">
            <text:p>3,27287545</text:p>
          </table:table-cell>
          <table:table-cell table:formula="of:=[.B175]-[.D175]" office:value-type="float" office:value="-0.5102505" calcext:value-type="float">
            <text:p>-0,5102505</text:p>
          </table:table-cell>
          <table:table-cell table:formula="of:=[.A175]-[.C175]" office:value-type="float" office:value="0.00137669999999979" calcext:value-type="float">
            <text:p>0,0013767</text:p>
          </table:table-cell>
          <table:table-cell table:formula="of:=[.G175]-[.C175]" office:value-type="float" office:value="0.000875449999999667" calcext:value-type="float">
            <text:p>0,00087545</text:p>
          </table:table-cell>
          <table:table-cell table:formula="of:=[.J175]/[.I175]" office:value-type="float" office:value="0.635904699643933" calcext:value-type="float">
            <text:p>0,6359046996</text:p>
          </table:table-cell>
          <table:table-cell table:formula="of:=[.D175]+[.H175]*[.K175]" office:value-type="float" office:value="-1.21421819094567" calcext:value-type="float">
            <text:p>-1,2142181909</text:p>
          </table:table-cell>
        </table:table-row>
        <table:table-row table:style-name="ro1">
          <table:table-cell office:value-type="float" office:value="3.3063166" calcext:value-type="float">
            <text:p>3,3063166</text:p>
          </table:table-cell>
          <table:table-cell office:value-type="float" office:value="-0.9499984" calcext:value-type="float">
            <text:p>-0,9499984</text:p>
          </table:table-cell>
          <table:table-cell office:value-type="float" office:value="3.273" calcext:value-type="float">
            <text:p>3,273</text:p>
          </table:table-cell>
          <table:table-cell office:value-type="float" office:value="-1.724469" calcext:value-type="float">
            <text:p>-1,724469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984955" calcext:value-type="float">
            <text:p>0,984955</text:p>
          </table:table-cell>
          <table:table-cell table:formula="of:=[.A176]-[.E176]" office:value-type="float" office:value="3.30581535" calcext:value-type="float">
            <text:p>3,30581535</text:p>
          </table:table-cell>
          <table:table-cell table:formula="of:=[.B176]-[.D176]" office:value-type="float" office:value="0.7744706" calcext:value-type="float">
            <text:p>0,7744706</text:p>
          </table:table-cell>
          <table:table-cell table:formula="of:=[.A176]-[.C176]" office:value-type="float" office:value="0.0333166" calcext:value-type="float">
            <text:p>0,0333166</text:p>
          </table:table-cell>
          <table:table-cell table:formula="of:=[.G176]-[.C176]" office:value-type="float" office:value="0.0328153499999999" calcext:value-type="float">
            <text:p>0,03281535</text:p>
          </table:table-cell>
          <table:table-cell table:formula="of:=[.J176]/[.I176]" office:value-type="float" office:value="0.984954947383583" calcext:value-type="float">
            <text:p>0,9849549474</text:p>
          </table:table-cell>
          <table:table-cell table:formula="of:=[.D176]+[.H176]*[.K176]" office:value-type="float" office:value="-0.961650350926868" calcext:value-type="float">
            <text:p>-0,9616503509</text:p>
          </table:table-cell>
        </table:table-row>
        <table:table-row table:style-name="ro1">
          <table:table-cell office:value-type="float" office:value="3.3073192" calcext:value-type="float">
            <text:p>3,3073192</text:p>
          </table:table-cell>
          <table:table-cell office:value-type="float" office:value="-0.9499984" calcext:value-type="float">
            <text:p>-0,9499984</text:p>
          </table:table-cell>
          <table:table-cell office:value-type="float" office:value="3.306" calcext:value-type="float">
            <text:p>3,306</text:p>
          </table:table-cell>
          <table:table-cell office:value-type="float" office:value="-0.1871795" calcext:value-type="float">
            <text:p>-0,1871795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6200349" calcext:value-type="float">
            <text:p>0,6200349</text:p>
          </table:table-cell>
          <table:table-cell table:formula="of:=[.A177]-[.E177]" office:value-type="float" office:value="3.30681795" calcext:value-type="float">
            <text:p>3,30681795</text:p>
          </table:table-cell>
          <table:table-cell table:formula="of:=[.B177]-[.D177]" office:value-type="float" office:value="-0.7628189" calcext:value-type="float">
            <text:p>-0,7628189</text:p>
          </table:table-cell>
          <table:table-cell table:formula="of:=[.A177]-[.C177]" office:value-type="float" office:value="0.00131919999999974" calcext:value-type="float">
            <text:p>0,0013192</text:p>
          </table:table-cell>
          <table:table-cell table:formula="of:=[.G177]-[.C177]" office:value-type="float" office:value="0.000817949999999623" calcext:value-type="float">
            <text:p>0,00081795</text:p>
          </table:table-cell>
          <table:table-cell table:formula="of:=[.J177]/[.I177]" office:value-type="float" office:value="0.620034869617786" calcext:value-type="float">
            <text:p>0,6200348696</text:p>
          </table:table-cell>
          <table:table-cell table:formula="of:=[.D177]+[.H177]*[.K177]" office:value-type="float" office:value="-0.660153817203482" calcext:value-type="float">
            <text:p>-0,6601538172</text:p>
          </table:table-cell>
        </table:table-row>
        <table:table-row table:style-name="ro1">
          <table:table-cell office:value-type="float" office:value="3.3098263" calcext:value-type="float">
            <text:p>3,3098263</text:p>
          </table:table-cell>
          <table:table-cell office:value-type="float" office:value="-0.9499984" calcext:value-type="float">
            <text:p>-0,9499984</text:p>
          </table:table-cell>
          <table:table-cell office:value-type="float" office:value="3.307" calcext:value-type="float">
            <text:p>3,307</text:p>
          </table:table-cell>
          <table:table-cell office:value-type="float" office:value="-1.422973" calcext:value-type="float">
            <text:p>-1,422973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6451898" calcext:value-type="float">
            <text:p>0,6451898</text:p>
          </table:table-cell>
          <table:table-cell table:formula="of:=[.A178]-[.E178]" office:value-type="float" office:value="3.3088235" calcext:value-type="float">
            <text:p>3,3088235</text:p>
          </table:table-cell>
          <table:table-cell table:formula="of:=[.B178]-[.D178]" office:value-type="float" office:value="0.4729746" calcext:value-type="float">
            <text:p>0,4729746</text:p>
          </table:table-cell>
          <table:table-cell table:formula="of:=[.A178]-[.C178]" office:value-type="float" office:value="0.00282630000000017" calcext:value-type="float">
            <text:p>0,0028263</text:p>
          </table:table-cell>
          <table:table-cell table:formula="of:=[.G178]-[.C178]" office:value-type="float" office:value="0.00182349999999998" calcext:value-type="float">
            <text:p>0,0018235</text:p>
          </table:table-cell>
          <table:table-cell table:formula="of:=[.J178]/[.I178]" office:value-type="float" office:value="0.645189824151671" calcext:value-type="float">
            <text:p>0,6451898242</text:p>
          </table:table-cell>
          <table:table-cell table:formula="of:=[.D178]+[.H178]*[.K178]" office:value-type="float" office:value="-1.11781460099779" calcext:value-type="float">
            <text:p>-1,117814601</text:p>
          </table:table-cell>
        </table:table-row>
        <table:table-row table:style-name="ro1">
          <table:table-cell office:value-type="float" office:value="3.3123328" calcext:value-type="float">
            <text:p>3,3123328</text:p>
          </table:table-cell>
          <table:table-cell office:value-type="float" office:value="-0.7999984" calcext:value-type="float">
            <text:p>-0,7999984</text:p>
          </table:table-cell>
          <table:table-cell office:value-type="float" office:value="3.31" calcext:value-type="float">
            <text:p>3,31</text:p>
          </table:table-cell>
          <table:table-cell office:value-type="float" office:value="-0.6448402" calcext:value-type="float">
            <text:p>-0,6448402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5701303" calcext:value-type="float">
            <text:p>0,5701303</text:p>
          </table:table-cell>
          <table:table-cell table:formula="of:=[.A179]-[.E179]" office:value-type="float" office:value="3.31133" calcext:value-type="float">
            <text:p>3,31133</text:p>
          </table:table-cell>
          <table:table-cell table:formula="of:=[.B179]-[.D179]" office:value-type="float" office:value="-0.1551582" calcext:value-type="float">
            <text:p>-0,1551582</text:p>
          </table:table-cell>
          <table:table-cell table:formula="of:=[.A179]-[.C179]" office:value-type="float" office:value="0.00233280000000002" calcext:value-type="float">
            <text:p>0,0023328</text:p>
          </table:table-cell>
          <table:table-cell table:formula="of:=[.G179]-[.C179]" office:value-type="float" office:value="0.00132999999999983" calcext:value-type="float">
            <text:p>0,00133</text:p>
          </table:table-cell>
          <table:table-cell table:formula="of:=[.J179]/[.I179]" office:value-type="float" office:value="0.570130315500608" calcext:value-type="float">
            <text:p>0,5701303155</text:p>
          </table:table-cell>
          <table:table-cell table:formula="of:=[.D179]+[.H179]*[.K179]" office:value-type="float" office:value="-0.733300593518506" calcext:value-type="float">
            <text:p>-0,7333005935</text:p>
          </table:table-cell>
        </table:table-row>
        <table:table-row table:style-name="ro1">
          <table:table-cell office:value-type="float" office:value="3.3133359" calcext:value-type="float">
            <text:p>3,3133359</text:p>
          </table:table-cell>
          <table:table-cell office:value-type="float" office:value="-0.7999984" calcext:value-type="float">
            <text:p>-0,7999984</text:p>
          </table:table-cell>
          <table:table-cell office:value-type="float" office:value="3.312" calcext:value-type="float">
            <text:p>3,312</text:p>
          </table:table-cell>
          <table:table-cell office:value-type="float" office:value="-0.8884588" calcext:value-type="float">
            <text:p>-0,8884588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8121865" calcext:value-type="float">
            <text:p>0,8121865</text:p>
          </table:table-cell>
          <table:table-cell table:formula="of:=[.A180]-[.E180]" office:value-type="float" office:value="3.313085" calcext:value-type="float">
            <text:p>3,313085</text:p>
          </table:table-cell>
          <table:table-cell table:formula="of:=[.B180]-[.D180]" office:value-type="float" office:value="0.0884604" calcext:value-type="float">
            <text:p>0,0884604</text:p>
          </table:table-cell>
          <table:table-cell table:formula="of:=[.A180]-[.C180]" office:value-type="float" office:value="0.00133590000000039" calcext:value-type="float">
            <text:p>0,0013359</text:p>
          </table:table-cell>
          <table:table-cell table:formula="of:=[.G180]-[.C180]" office:value-type="float" office:value="0.00108500000000022" calcext:value-type="float">
            <text:p>0,001085</text:p>
          </table:table-cell>
          <table:table-cell table:formula="of:=[.J180]/[.I180]" office:value-type="float" office:value="0.812186540908682" calcext:value-type="float">
            <text:p>0,8121865409</text:p>
          </table:table-cell>
          <table:table-cell table:formula="of:=[.D180]+[.H180]*[.K180]" office:value-type="float" office:value="-0.816612453716602" calcext:value-type="float">
            <text:p>-0,8166124537</text:p>
          </table:table-cell>
        </table:table-row>
        <table:table-row table:style-name="ro1">
          <table:table-cell office:value-type="float" office:value="3.3413822" calcext:value-type="float">
            <text:p>3,3413822</text:p>
          </table:table-cell>
          <table:table-cell office:value-type="float" office:value="-0.4999984" calcext:value-type="float">
            <text:p>-0,4999984</text:p>
          </table:table-cell>
          <table:table-cell office:value-type="float" office:value="3.313" calcext:value-type="float">
            <text:p>3,313</text:p>
          </table:table-cell>
          <table:table-cell office:value-type="float" office:value="-0.728152" calcext:value-type="float">
            <text:p>-0,728152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735081" calcext:value-type="float">
            <text:p>0,9735081</text:p>
          </table:table-cell>
          <table:table-cell table:formula="of:=[.A181]-[.E181]" office:value-type="float" office:value="3.3406303" calcext:value-type="float">
            <text:p>3,3406303</text:p>
          </table:table-cell>
          <table:table-cell table:formula="of:=[.B181]-[.D181]" office:value-type="float" office:value="0.2281536" calcext:value-type="float">
            <text:p>0,2281536</text:p>
          </table:table-cell>
          <table:table-cell table:formula="of:=[.A181]-[.C181]" office:value-type="float" office:value="0.0283821999999998" calcext:value-type="float">
            <text:p>0,0283822</text:p>
          </table:table-cell>
          <table:table-cell table:formula="of:=[.G181]-[.C181]" office:value-type="float" office:value="0.0276302999999998" calcext:value-type="float">
            <text:p>0,0276303</text:p>
          </table:table-cell>
          <table:table-cell table:formula="of:=[.J181]/[.I181]" office:value-type="float" office:value="0.973508043773914" calcext:value-type="float">
            <text:p>0,9735080438</text:p>
          </table:table-cell>
          <table:table-cell table:formula="of:=[.D181]+[.H181]*[.K181]" office:value-type="float" office:value="-0.506042635184024" calcext:value-type="float">
            <text:p>-0,5060426352</text:p>
          </table:table-cell>
        </table:table-row>
        <table:table-row table:style-name="ro1">
          <table:table-cell office:value-type="float" office:value="3.3448947" calcext:value-type="float">
            <text:p>3,3448947</text:p>
          </table:table-cell>
          <table:table-cell office:value-type="float" office:value="-0.4999984" calcext:value-type="float">
            <text:p>-0,4999984</text:p>
          </table:table-cell>
          <table:table-cell office:value-type="float" office:value="3.341" calcext:value-type="float">
            <text:p>3,341</text:p>
          </table:table-cell>
          <table:table-cell office:value-type="float" office:value="-0.277889" calcext:value-type="float">
            <text:p>-0,277889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8069428" calcext:value-type="float">
            <text:p>0,8069428</text:p>
          </table:table-cell>
          <table:table-cell table:formula="of:=[.A182]-[.E182]" office:value-type="float" office:value="3.3441428" calcext:value-type="float">
            <text:p>3,3441428</text:p>
          </table:table-cell>
          <table:table-cell table:formula="of:=[.B182]-[.D182]" office:value-type="float" office:value="-0.2221094" calcext:value-type="float">
            <text:p>-0,2221094</text:p>
          </table:table-cell>
          <table:table-cell table:formula="of:=[.A182]-[.C182]" office:value-type="float" office:value="0.00389470000000003" calcext:value-type="float">
            <text:p>0,0038947</text:p>
          </table:table-cell>
          <table:table-cell table:formula="of:=[.G182]-[.C182]" office:value-type="float" office:value="0.0031428" calcext:value-type="float">
            <text:p>0,0031428</text:p>
          </table:table-cell>
          <table:table-cell table:formula="of:=[.J182]/[.I182]" office:value-type="float" office:value="0.806942768377533" calcext:value-type="float">
            <text:p>0,8069427684</text:p>
          </table:table-cell>
          <table:table-cell table:formula="of:=[.D182]+[.H182]*[.K182]" office:value-type="float" office:value="-0.457118574118673" calcext:value-type="float">
            <text:p>-0,4571185741</text:p>
          </table:table-cell>
        </table:table-row>
        <table:table-row table:style-name="ro1">
          <table:table-cell office:value-type="float" office:value="3.3463985" calcext:value-type="float">
            <text:p>3,3463985</text:p>
          </table:table-cell>
          <table:table-cell office:value-type="float" office:value="-0.3499984" calcext:value-type="float">
            <text:p>-0,3499984</text:p>
          </table:table-cell>
          <table:table-cell office:value-type="float" office:value="3.345" calcext:value-type="float">
            <text:p>3,345</text:p>
          </table:table-cell>
          <table:table-cell office:value-type="float" office:value="-0.6792279" calcext:value-type="float">
            <text:p>-0,6792279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4623525" calcext:value-type="float">
            <text:p>0,4623525</text:p>
          </table:table-cell>
          <table:table-cell table:formula="of:=[.A183]-[.E183]" office:value-type="float" office:value="3.3456466" calcext:value-type="float">
            <text:p>3,3456466</text:p>
          </table:table-cell>
          <table:table-cell table:formula="of:=[.B183]-[.D183]" office:value-type="float" office:value="0.3292295" calcext:value-type="float">
            <text:p>0,3292295</text:p>
          </table:table-cell>
          <table:table-cell table:formula="of:=[.A183]-[.C183]" office:value-type="float" office:value="0.00139849999999964" calcext:value-type="float">
            <text:p>0,0013985</text:p>
          </table:table-cell>
          <table:table-cell table:formula="of:=[.G183]-[.C183]" office:value-type="float" office:value="0.000646599999999609" calcext:value-type="float">
            <text:p>0,0006466</text:p>
          </table:table-cell>
          <table:table-cell table:formula="of:=[.J183]/[.I183]" office:value-type="float" office:value="0.462352520557581" calcext:value-type="float">
            <text:p>0,4623525206</text:p>
          </table:table-cell>
          <table:table-cell table:formula="of:=[.D183]+[.H183]*[.K183]" office:value-type="float" office:value="-0.527007810833088" calcext:value-type="float">
            <text:p>-0,5270078108</text:p>
          </table:table-cell>
        </table:table-row>
        <table:table-row table:style-name="ro1">
          <table:table-cell office:value-type="float" office:value="3.3754752" calcext:value-type="float">
            <text:p>3,3754752</text:p>
          </table:table-cell>
          <table:table-cell office:value-type="float" office:value="-0.0499984" calcext:value-type="float">
            <text:p>-0,0499984</text:p>
          </table:table-cell>
          <table:table-cell office:value-type="float" office:value="3.346" calcext:value-type="float">
            <text:p>3,346</text:p>
          </table:table-cell>
          <table:table-cell office:value-type="float" office:value="-0.1977783" calcext:value-type="float">
            <text:p>-0,1977783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9829891" calcext:value-type="float">
            <text:p>0,9829891</text:p>
          </table:table-cell>
          <table:table-cell table:formula="of:=[.A184]-[.E184]" office:value-type="float" office:value="3.3749738" calcext:value-type="float">
            <text:p>3,3749738</text:p>
          </table:table-cell>
          <table:table-cell table:formula="of:=[.B184]-[.D184]" office:value-type="float" office:value="0.1477799" calcext:value-type="float">
            <text:p>0,1477799</text:p>
          </table:table-cell>
          <table:table-cell table:formula="of:=[.A184]-[.C184]" office:value-type="float" office:value="0.0294751999999998" calcext:value-type="float">
            <text:p>0,0294752</text:p>
          </table:table-cell>
          <table:table-cell table:formula="of:=[.G184]-[.C184]" office:value-type="float" office:value="0.0289737999999997" calcext:value-type="float">
            <text:p>0,0289738</text:p>
          </table:table-cell>
          <table:table-cell table:formula="of:=[.J184]/[.I184]" office:value-type="float" office:value="0.982989089132555" calcext:value-type="float">
            <text:p>0,9829890891</text:p>
          </table:table-cell>
          <table:table-cell table:formula="of:=[.D184]+[.H184]*[.K184]" office:value-type="float" office:value="-0.0525122707068998" calcext:value-type="float">
            <text:p>-0,0525122707</text:p>
          </table:table-cell>
        </table:table-row>
        <table:table-row table:style-name="ro1">
          <table:table-cell office:value-type="float" office:value="3.3769795" calcext:value-type="float">
            <text:p>3,3769795</text:p>
          </table:table-cell>
          <table:table-cell office:value-type="float" office:value="-0.0499984" calcext:value-type="float">
            <text:p>-0,0499984</text:p>
          </table:table-cell>
          <table:table-cell office:value-type="float" office:value="3.375" calcext:value-type="float">
            <text:p>3,375</text:p>
          </table:table-cell>
          <table:table-cell office:value-type="float" office:value="0.09526764" calcext:value-type="float">
            <text:p>0,09526764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7467037" calcext:value-type="float">
            <text:p>0,7467037</text:p>
          </table:table-cell>
          <table:table-cell table:formula="of:=[.A185]-[.E185]" office:value-type="float" office:value="3.3764781" calcext:value-type="float">
            <text:p>3,3764781</text:p>
          </table:table-cell>
          <table:table-cell table:formula="of:=[.B185]-[.D185]" office:value-type="float" office:value="-0.14526604" calcext:value-type="float">
            <text:p>-0,14526604</text:p>
          </table:table-cell>
          <table:table-cell table:formula="of:=[.A185]-[.C185]" office:value-type="float" office:value="0.00197950000000002" calcext:value-type="float">
            <text:p>0,0019795</text:p>
          </table:table-cell>
          <table:table-cell table:formula="of:=[.G185]-[.C185]" office:value-type="float" office:value="0.00147809999999993" calcext:value-type="float">
            <text:p>0,0014781</text:p>
          </table:table-cell>
          <table:table-cell table:formula="of:=[.J185]/[.I185]" office:value-type="float" office:value="0.746703713058808" calcext:value-type="float">
            <text:p>0,7467037131</text:p>
          </table:table-cell>
          <table:table-cell table:formula="of:=[.D185]+[.H185]*[.K185]" office:value-type="float" office:value="-0.0132030514493492" calcext:value-type="float">
            <text:p>-0,0132030514</text:p>
          </table:table-cell>
        </table:table-row>
        <table:table-row table:style-name="ro1">
          <table:table-cell office:value-type="float" office:value="3.3789851" calcext:value-type="float">
            <text:p>3,3789851</text:p>
          </table:table-cell>
          <table:table-cell office:value-type="float" office:value="0.1000016" calcext:value-type="float">
            <text:p>0,1000016</text:p>
          </table:table-cell>
          <table:table-cell office:value-type="float" office:value="3.377" calcext:value-type="float">
            <text:p>3,377</text:p>
          </table:table-cell>
          <table:table-cell office:value-type="float" office:value="-0.1584691" calcext:value-type="float">
            <text:p>-0,1584691</text:p>
          </table:table-cell>
          <table:table-cell office:value-type="float" office:value="0.0007522" calcext:value-type="float">
            <text:p>0,0007522</text:p>
          </table:table-cell>
          <table:table-cell office:value-type="float" office:value="0.621077" calcext:value-type="float">
            <text:p>0,621077</text:p>
          </table:table-cell>
          <table:table-cell table:formula="of:=[.A186]-[.E186]" office:value-type="float" office:value="3.3782329" calcext:value-type="float">
            <text:p>3,3782329</text:p>
          </table:table-cell>
          <table:table-cell table:formula="of:=[.B186]-[.D186]" office:value-type="float" office:value="0.2584707" calcext:value-type="float">
            <text:p>0,2584707</text:p>
          </table:table-cell>
          <table:table-cell table:formula="of:=[.A186]-[.C186]" office:value-type="float" office:value="0.00198510000000018" calcext:value-type="float">
            <text:p>0,0019851</text:p>
          </table:table-cell>
          <table:table-cell table:formula="of:=[.G186]-[.C186]" office:value-type="float" office:value="0.0012329000000002" calcext:value-type="float">
            <text:p>0,0012329</text:p>
          </table:table-cell>
          <table:table-cell table:formula="of:=[.J186]/[.I186]" office:value-type="float" office:value="0.62107702382756" calcext:value-type="float">
            <text:p>0,6210770238</text:p>
          </table:table-cell>
          <table:table-cell table:formula="of:=[.D186]+[.H186]*[.K186]" office:value-type="float" office:value="0.00206111310262605" calcext:value-type="float">
            <text:p>0,0020611131</text:p>
          </table:table-cell>
        </table:table-row>
        <table:table-row table:style-name="ro1">
          <table:table-cell office:value-type="float" office:value="3.3809904" calcext:value-type="float">
            <text:p>3,3809904</text:p>
          </table:table-cell>
          <table:table-cell office:value-type="float" office:value="0.1000016" calcext:value-type="float">
            <text:p>0,1000016</text:p>
          </table:table-cell>
          <table:table-cell office:value-type="float" office:value="3.379" calcext:value-type="float">
            <text:p>3,379</text:p>
          </table:table-cell>
          <table:table-cell office:value-type="float" office:value="0.2605318" calcext:value-type="float">
            <text:p>0,2605318</text:p>
          </table:table-cell>
          <table:table-cell office:value-type="float" office:value="0.0007522" calcext:value-type="float">
            <text:p>0,0007522</text:p>
          </table:table-cell>
          <table:table-cell office:value-type="float" office:value="0.622086" calcext:value-type="float">
            <text:p>0,622086</text:p>
          </table:table-cell>
          <table:table-cell table:formula="of:=[.A187]-[.E187]" office:value-type="float" office:value="3.3802382" calcext:value-type="float">
            <text:p>3,3802382</text:p>
          </table:table-cell>
          <table:table-cell table:formula="of:=[.B187]-[.D187]" office:value-type="float" office:value="-0.1605302" calcext:value-type="float">
            <text:p>-0,1605302</text:p>
          </table:table-cell>
          <table:table-cell table:formula="of:=[.A187]-[.C187]" office:value-type="float" office:value="0.00199039999999995" calcext:value-type="float">
            <text:p>0,0019904</text:p>
          </table:table-cell>
          <table:table-cell table:formula="of:=[.G187]-[.C187]" office:value-type="float" office:value="0.00123819999999997" calcext:value-type="float">
            <text:p>0,0012382</text:p>
          </table:table-cell>
          <table:table-cell table:formula="of:=[.J187]/[.I187]" office:value-type="float" office:value="0.622086012861736" calcext:value-type="float">
            <text:p>0,6220860129</text:p>
          </table:table-cell>
          <table:table-cell table:formula="of:=[.D187]+[.H187]*[.K187]" office:value-type="float" office:value="0.160668207938103" calcext:value-type="float">
            <text:p>0,1606682079</text:p>
          </table:table-cell>
        </table:table-row>
        <table:table-row table:style-name="ro1">
          <table:table-cell office:value-type="float" office:value="3.409469" calcext:value-type="float">
            <text:p>3,409469</text:p>
          </table:table-cell>
          <table:table-cell office:value-type="float" office:value="0.4000016" calcext:value-type="float">
            <text:p>0,4000016</text:p>
          </table:table-cell>
          <table:table-cell office:value-type="float" office:value="3.381" calcext:value-type="float">
            <text:p>3,381</text:p>
          </table:table-cell>
          <table:table-cell office:value-type="float" office:value="0.0001380071" calcext:value-type="float">
            <text:p>0,0001380071</text:p>
          </table:table-cell>
          <table:table-cell office:value-type="float" office:value="0.0007522" calcext:value-type="float">
            <text:p>0,0007522</text:p>
          </table:table-cell>
          <table:table-cell office:value-type="float" office:value="0.9735783" calcext:value-type="float">
            <text:p>0,9735783</text:p>
          </table:table-cell>
          <table:table-cell table:formula="of:=[.A188]-[.E188]" office:value-type="float" office:value="3.4087168" calcext:value-type="float">
            <text:p>3,4087168</text:p>
          </table:table-cell>
          <table:table-cell table:formula="of:=[.B188]-[.D188]" office:value-type="float" office:value="0.3998635929" calcext:value-type="float">
            <text:p>0,3998635929</text:p>
          </table:table-cell>
          <table:table-cell table:formula="of:=[.A188]-[.C188]" office:value-type="float" office:value="0.0284689999999999" calcext:value-type="float">
            <text:p>0,028469</text:p>
          </table:table-cell>
          <table:table-cell table:formula="of:=[.G188]-[.C188]" office:value-type="float" office:value="0.0277167999999999" calcext:value-type="float">
            <text:p>0,0277168</text:p>
          </table:table-cell>
          <table:table-cell table:formula="of:=[.J188]/[.I188]" office:value-type="float" office:value="0.973578278127086" calcext:value-type="float">
            <text:p>0,9735782781</text:p>
          </table:table-cell>
          <table:table-cell table:formula="of:=[.D188]+[.H188]*[.K188]" office:value-type="float" office:value="0.389436515361292" calcext:value-type="float">
            <text:p>0,3894365154</text:p>
          </table:table-cell>
        </table:table-row>
        <table:table-row table:style-name="ro1">
          <table:table-cell office:value-type="float" office:value="3.4109728" calcext:value-type="float">
            <text:p>3,4109728</text:p>
          </table:table-cell>
          <table:table-cell office:value-type="float" office:value="0.4000016" calcext:value-type="float">
            <text:p>0,4000016</text:p>
          </table:table-cell>
          <table:table-cell office:value-type="float" office:value="3.409" calcext:value-type="float">
            <text:p>3,409</text:p>
          </table:table-cell>
          <table:table-cell office:value-type="float" office:value="0.7893001" calcext:value-type="float">
            <text:p>0,7893001</text:p>
          </table:table-cell>
          <table:table-cell office:value-type="float" office:value="0.0007522" calcext:value-type="float">
            <text:p>0,0007522</text:p>
          </table:table-cell>
          <table:table-cell office:value-type="float" office:value="0.6187145" calcext:value-type="float">
            <text:p>0,6187145</text:p>
          </table:table-cell>
          <table:table-cell table:formula="of:=[.A189]-[.E189]" office:value-type="float" office:value="3.4102206" calcext:value-type="float">
            <text:p>3,4102206</text:p>
          </table:table-cell>
          <table:table-cell table:formula="of:=[.B189]-[.D189]" office:value-type="float" office:value="-0.3892985" calcext:value-type="float">
            <text:p>-0,3892985</text:p>
          </table:table-cell>
          <table:table-cell table:formula="of:=[.A189]-[.C189]" office:value-type="float" office:value="0.00197280000000033" calcext:value-type="float">
            <text:p>0,0019728</text:p>
          </table:table-cell>
          <table:table-cell table:formula="of:=[.G189]-[.C189]" office:value-type="float" office:value="0.00122060000000035" calcext:value-type="float">
            <text:p>0,0012206</text:p>
          </table:table-cell>
          <table:table-cell table:formula="of:=[.J189]/[.I189]" office:value-type="float" office:value="0.618714517437219" calcext:value-type="float">
            <text:p>0,6187145174</text:p>
          </table:table-cell>
          <table:table-cell table:formula="of:=[.D189]+[.H189]*[.K189]" office:value-type="float" office:value="0.548435466433467" calcext:value-type="float">
            <text:p>0,5484354664</text:p>
          </table:table-cell>
        </table:table-row>
        <table:table-row table:style-name="ro1">
          <table:table-cell office:value-type="float" office:value="3.4134796" calcext:value-type="float">
            <text:p>3,4134796</text:p>
          </table:table-cell>
          <table:table-cell office:value-type="float" office:value="0.5500016" calcext:value-type="float">
            <text:p>0,5500016</text:p>
          </table:table-cell>
          <table:table-cell office:value-type="float" office:value="3.411" calcext:value-type="float">
            <text:p>3,411</text:p>
          </table:table-cell>
          <table:table-cell office:value-type="float" office:value="0.159137" calcext:value-type="float">
            <text:p>0,159137</text:p>
          </table:table-cell>
          <table:table-cell office:value-type="float" office:value="0.0007522" calcext:value-type="float">
            <text:p>0,0007522</text:p>
          </table:table-cell>
          <table:table-cell office:value-type="float" office:value="0.6966446" calcext:value-type="float">
            <text:p>0,6966446</text:p>
          </table:table-cell>
          <table:table-cell table:formula="of:=[.A190]-[.E190]" office:value-type="float" office:value="3.4127274" calcext:value-type="float">
            <text:p>3,4127274</text:p>
          </table:table-cell>
          <table:table-cell table:formula="of:=[.B190]-[.D190]" office:value-type="float" office:value="0.3908646" calcext:value-type="float">
            <text:p>0,3908646</text:p>
          </table:table-cell>
          <table:table-cell table:formula="of:=[.A190]-[.C190]" office:value-type="float" office:value="0.00247960000000003" calcext:value-type="float">
            <text:p>0,0024796</text:p>
          </table:table-cell>
          <table:table-cell table:formula="of:=[.G190]-[.C190]" office:value-type="float" office:value="0.00172740000000005" calcext:value-type="float">
            <text:p>0,0017274</text:p>
          </table:table-cell>
          <table:table-cell table:formula="of:=[.J190]/[.I190]" office:value-type="float" office:value="0.696644620100027" calcext:value-type="float">
            <text:p>0,6966446201</text:p>
          </table:table-cell>
          <table:table-cell table:formula="of:=[.D190]+[.H190]*[.K190]" office:value-type="float" office:value="0.431430720777549" calcext:value-type="float">
            <text:p>0,4314307208</text:p>
          </table:table-cell>
        </table:table-row>
        <table:table-row table:style-name="ro1">
          <table:table-cell office:value-type="float" office:value="3.4443376" calcext:value-type="float">
            <text:p>3,4443376</text:p>
          </table:table-cell>
          <table:table-cell office:value-type="float" office:value="0.8500016" calcext:value-type="float">
            <text:p>0,8500016</text:p>
          </table:table-cell>
          <table:table-cell office:value-type="float" office:value="3.413" calcext:value-type="float">
            <text:p>3,413</text:p>
          </table:table-cell>
          <table:table-cell office:value-type="float" office:value="0.8222954" calcext:value-type="float">
            <text:p>0,8222954</text:p>
          </table:table-cell>
          <table:table-cell office:value-type="float" office:value="0.0007522" calcext:value-type="float">
            <text:p>0,0007522</text:p>
          </table:table-cell>
          <table:table-cell office:value-type="float" office:value="0.9759969" calcext:value-type="float">
            <text:p>0,9759969</text:p>
          </table:table-cell>
          <table:table-cell table:formula="of:=[.A191]-[.E191]" office:value-type="float" office:value="3.4435854" calcext:value-type="float">
            <text:p>3,4435854</text:p>
          </table:table-cell>
          <table:table-cell table:formula="of:=[.B191]-[.D191]" office:value-type="float" office:value="0.0277061999999999" calcext:value-type="float">
            <text:p>0,0277062</text:p>
          </table:table-cell>
          <table:table-cell table:formula="of:=[.A191]-[.C191]" office:value-type="float" office:value="0.0313375999999996" calcext:value-type="float">
            <text:p>0,0313376</text:p>
          </table:table-cell>
          <table:table-cell table:formula="of:=[.G191]-[.C191]" office:value-type="float" office:value="0.0305853999999997" calcext:value-type="float">
            <text:p>0,0305854</text:p>
          </table:table-cell>
          <table:table-cell table:formula="of:=[.J191]/[.I191]" office:value-type="float" office:value="0.975996885530481" calcext:value-type="float">
            <text:p>0,9759968855</text:p>
          </table:table-cell>
          <table:table-cell table:formula="of:=[.D191]+[.H191]*[.K191]" office:value-type="float" office:value="0.849336564909885" calcext:value-type="float">
            <text:p>0,8493365649</text:p>
          </table:table-cell>
        </table:table-row>
        <table:table-row table:style-name="ro1">
          <table:table-cell office:value-type="float" office:value="3.4458432" calcext:value-type="float">
            <text:p>3,4458432</text:p>
          </table:table-cell>
          <table:table-cell office:value-type="float" office:value="0.8500016" calcext:value-type="float">
            <text:p>0,8500016</text:p>
          </table:table-cell>
          <table:table-cell office:value-type="float" office:value="3.444" calcext:value-type="float">
            <text:p>3,444</text:p>
          </table:table-cell>
          <table:table-cell office:value-type="float" office:value="0.8770427" calcext:value-type="float">
            <text:p>0,8770427</text:p>
          </table:table-cell>
          <table:table-cell office:value-type="float" office:value="0.0007522" calcext:value-type="float">
            <text:p>0,0007522</text:p>
          </table:table-cell>
          <table:table-cell office:value-type="float" office:value="0.5919054" calcext:value-type="float">
            <text:p>0,5919054</text:p>
          </table:table-cell>
          <table:table-cell table:formula="of:=[.A192]-[.E192]" office:value-type="float" office:value="3.445091" calcext:value-type="float">
            <text:p>3,445091</text:p>
          </table:table-cell>
          <table:table-cell table:formula="of:=[.B192]-[.D192]" office:value-type="float" office:value="-0.0270411" calcext:value-type="float">
            <text:p>-0,0270411</text:p>
          </table:table-cell>
          <table:table-cell table:formula="of:=[.A192]-[.C192]" office:value-type="float" office:value="0.00184320000000016" calcext:value-type="float">
            <text:p>0,0018432</text:p>
          </table:table-cell>
          <table:table-cell table:formula="of:=[.G192]-[.C192]" office:value-type="float" office:value="0.00109100000000018" calcext:value-type="float">
            <text:p>0,001091</text:p>
          </table:table-cell>
          <table:table-cell table:formula="of:=[.J192]/[.I192]" office:value-type="float" office:value="0.591905381944489" calcext:value-type="float">
            <text:p>0,5919053819</text:p>
          </table:table-cell>
          <table:table-cell table:formula="of:=[.D192]+[.H192]*[.K192]" office:value-type="float" office:value="0.861036927376301" calcext:value-type="float">
            <text:p>0,8610369274</text:p>
          </table:table-cell>
        </table:table-row>
        <table:table-row table:style-name="ro1">
          <table:table-cell office:value-type="float" office:value="3.447849" calcext:value-type="float">
            <text:p>3,447849</text:p>
          </table:table-cell>
          <table:table-cell office:value-type="float" office:value="1.000002" calcext:value-type="float">
            <text:p>1,000002</text:p>
          </table:table-cell>
          <table:table-cell office:value-type="float" office:value="3.446" calcext:value-type="float">
            <text:p>3,446</text:p>
          </table:table-cell>
          <table:table-cell office:value-type="float" office:value="0.8339958" calcext:value-type="float">
            <text:p>0,8339958</text:p>
          </table:table-cell>
          <table:table-cell office:value-type="float" office:value="0.0007522" calcext:value-type="float">
            <text:p>0,0007522</text:p>
          </table:table-cell>
          <table:table-cell office:value-type="float" office:value="0.5931855" calcext:value-type="float">
            <text:p>0,5931855</text:p>
          </table:table-cell>
          <table:table-cell table:formula="of:=[.A193]-[.E193]" office:value-type="float" office:value="3.4470968" calcext:value-type="float">
            <text:p>3,4470968</text:p>
          </table:table-cell>
          <table:table-cell table:formula="of:=[.B193]-[.D193]" office:value-type="float" office:value="0.1660062" calcext:value-type="float">
            <text:p>0,1660062</text:p>
          </table:table-cell>
          <table:table-cell table:formula="of:=[.A193]-[.C193]" office:value-type="float" office:value="0.00184899999999999" calcext:value-type="float">
            <text:p>0,001849</text:p>
          </table:table-cell>
          <table:table-cell table:formula="of:=[.G193]-[.C193]" office:value-type="float" office:value="0.00109680000000001" calcext:value-type="float">
            <text:p>0,0010968</text:p>
          </table:table-cell>
          <table:table-cell table:formula="of:=[.J193]/[.I193]" office:value-type="float" office:value="0.593185505678753" calcext:value-type="float">
            <text:p>0,5931855057</text:p>
          </table:table-cell>
          <table:table-cell table:formula="of:=[.D193]+[.H193]*[.K193]" office:value-type="float" office:value="0.932468271692808" calcext:value-type="float">
            <text:p>0,9324682717</text:p>
          </table:table-cell>
        </table:table-row>
        <table:table-row table:style-name="ro1">
          <table:table-cell office:value-type="float" office:value="3.4854099" calcext:value-type="float">
            <text:p>3,4854099</text:p>
          </table:table-cell>
          <table:table-cell office:value-type="float" office:value="1.300002" calcext:value-type="float">
            <text:p>1,300002</text:p>
          </table:table-cell>
          <table:table-cell office:value-type="float" office:value="3.448" calcext:value-type="float">
            <text:p>3,448</text:p>
          </table:table-cell>
          <table:table-cell office:value-type="float" office:value="1.098474" calcext:value-type="float">
            <text:p>1,098474</text:p>
          </table:table-cell>
          <table:table-cell office:value-type="float" office:value="0.0007522" calcext:value-type="float">
            <text:p>0,0007522</text:p>
          </table:table-cell>
          <table:table-cell office:value-type="float" office:value="0.979893" calcext:value-type="float">
            <text:p>0,979893</text:p>
          </table:table-cell>
          <table:table-cell table:formula="of:=[.A194]-[.E194]" office:value-type="float" office:value="3.4846577" calcext:value-type="float">
            <text:p>3,4846577</text:p>
          </table:table-cell>
          <table:table-cell table:formula="of:=[.B194]-[.D194]" office:value-type="float" office:value="0.201528" calcext:value-type="float">
            <text:p>0,201528</text:p>
          </table:table-cell>
          <table:table-cell table:formula="of:=[.A194]-[.C194]" office:value-type="float" office:value="0.0374099000000001" calcext:value-type="float">
            <text:p>0,0374099</text:p>
          </table:table-cell>
          <table:table-cell table:formula="of:=[.G194]-[.C194]" office:value-type="float" office:value="0.0366577000000001" calcext:value-type="float">
            <text:p>0,0366577</text:p>
          </table:table-cell>
          <table:table-cell table:formula="of:=[.J194]/[.I194]" office:value-type="float" office:value="0.979893022969856" calcext:value-type="float">
            <text:p>0,979893023</text:p>
          </table:table-cell>
          <table:table-cell table:formula="of:=[.D194]+[.H194]*[.K194]" office:value-type="float" office:value="1.29594988113307" calcext:value-type="float">
            <text:p>1,2959498811</text:p>
          </table:table-cell>
        </table:table-row>
        <table:table-row table:style-name="ro1">
          <table:table-cell office:value-type="float" office:value="3.487415" calcext:value-type="float">
            <text:p>3,487415</text:p>
          </table:table-cell>
          <table:table-cell office:value-type="float" office:value="1.450001" calcext:value-type="float">
            <text:p>1,450001</text:p>
          </table:table-cell>
          <table:table-cell office:value-type="float" office:value="3.485" calcext:value-type="float">
            <text:p>3,485</text:p>
          </table:table-cell>
          <table:table-cell office:value-type="float" office:value="1.497477" calcext:value-type="float">
            <text:p>1,497477</text:p>
          </table:table-cell>
          <table:table-cell office:value-type="float" office:value="0.0007522" calcext:value-type="float">
            <text:p>0,0007522</text:p>
          </table:table-cell>
          <table:table-cell office:value-type="float" office:value="0.68853" calcext:value-type="float">
            <text:p>0,68853</text:p>
          </table:table-cell>
          <table:table-cell table:formula="of:=[.A195]-[.E195]" office:value-type="float" office:value="3.4866628" calcext:value-type="float">
            <text:p>3,4866628</text:p>
          </table:table-cell>
          <table:table-cell table:formula="of:=[.B195]-[.D195]" office:value-type="float" office:value="-0.0474760000000001" calcext:value-type="float">
            <text:p>-0,047476</text:p>
          </table:table-cell>
          <table:table-cell table:formula="of:=[.A195]-[.C195]" office:value-type="float" office:value="0.00241500000000006" calcext:value-type="float">
            <text:p>0,002415</text:p>
          </table:table-cell>
          <table:table-cell table:formula="of:=[.G195]-[.C195]" office:value-type="float" office:value="0.00166280000000008" calcext:value-type="float">
            <text:p>0,0016628</text:p>
          </table:table-cell>
          <table:table-cell table:formula="of:=[.J195]/[.I195]" office:value-type="float" office:value="0.688530020703949" calcext:value-type="float">
            <text:p>0,6885300207</text:p>
          </table:table-cell>
          <table:table-cell table:formula="of:=[.D195]+[.H195]*[.K195]" office:value-type="float" office:value="1.46478834873706" calcext:value-type="float">
            <text:p>1,4647883487</text:p>
          </table:table-cell>
        </table:table-row>
        <table:table-row table:style-name="ro1">
          <table:table-cell office:value-type="float" office:value="3.5114785" calcext:value-type="float">
            <text:p>3,5114785</text:p>
          </table:table-cell>
          <table:table-cell office:value-type="float" office:value="1.750001" calcext:value-type="float">
            <text:p>1,750001</text:p>
          </table:table-cell>
          <table:table-cell office:value-type="float" office:value="3.487" calcext:value-type="float">
            <text:p>3,487</text:p>
          </table:table-cell>
          <table:table-cell office:value-type="float" office:value="1.417313" calcext:value-type="float">
            <text:p>1,417313</text:p>
          </table:table-cell>
          <table:table-cell office:value-type="float" office:value="0.0007522" calcext:value-type="float">
            <text:p>0,0007522</text:p>
          </table:table-cell>
          <table:table-cell office:value-type="float" office:value="0.969271" calcext:value-type="float">
            <text:p>0,969271</text:p>
          </table:table-cell>
          <table:table-cell table:formula="of:=[.A196]-[.E196]" office:value-type="float" office:value="3.5107263" calcext:value-type="float">
            <text:p>3,5107263</text:p>
          </table:table-cell>
          <table:table-cell table:formula="of:=[.B196]-[.D196]" office:value-type="float" office:value="0.332688" calcext:value-type="float">
            <text:p>0,332688</text:p>
          </table:table-cell>
          <table:table-cell table:formula="of:=[.A196]-[.C196]" office:value-type="float" office:value="0.0244784999999998" calcext:value-type="float">
            <text:p>0,0244785</text:p>
          </table:table-cell>
          <table:table-cell table:formula="of:=[.G196]-[.C196]" office:value-type="float" office:value="0.0237262999999999" calcext:value-type="float">
            <text:p>0,0237263</text:p>
          </table:table-cell>
          <table:table-cell table:formula="of:=[.J196]/[.I196]" office:value-type="float" office:value="0.969270992912148" calcext:value-type="float">
            <text:p>0,9692709929</text:p>
          </table:table-cell>
          <table:table-cell table:formula="of:=[.D196]+[.H196]*[.K196]" office:value-type="float" office:value="1.73977782808996" calcext:value-type="float">
            <text:p>1,7397778281</text:p>
          </table:table-cell>
        </table:table-row>
        <table:table-row table:style-name="ro1">
          <table:table-cell office:value-type="float" office:value="3.5139862" calcext:value-type="float">
            <text:p>3,5139862</text:p>
          </table:table-cell>
          <table:table-cell office:value-type="float" office:value="1.900001" calcext:value-type="float">
            <text:p>1,900001</text:p>
          </table:table-cell>
          <table:table-cell office:value-type="float" office:value="3.511" calcext:value-type="float">
            <text:p>3,511</text:p>
          </table:table-cell>
          <table:table-cell office:value-type="float" office:value="2.072467" calcext:value-type="float">
            <text:p>2,072467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6641886" calcext:value-type="float">
            <text:p>0,6641886</text:p>
          </table:table-cell>
          <table:table-cell table:formula="of:=[.A197]-[.E197]" office:value-type="float" office:value="3.5129834" calcext:value-type="float">
            <text:p>3,5129834</text:p>
          </table:table-cell>
          <table:table-cell table:formula="of:=[.B197]-[.D197]" office:value-type="float" office:value="-0.172466" calcext:value-type="float">
            <text:p>-0,172466</text:p>
          </table:table-cell>
          <table:table-cell table:formula="of:=[.A197]-[.C197]" office:value-type="float" office:value="0.00298619999999961" calcext:value-type="float">
            <text:p>0,0029862</text:p>
          </table:table-cell>
          <table:table-cell table:formula="of:=[.G197]-[.C197]" office:value-type="float" office:value="0.00198339999999941" calcext:value-type="float">
            <text:p>0,0019834</text:p>
          </table:table-cell>
          <table:table-cell table:formula="of:=[.J197]/[.I197]" office:value-type="float" office:value="0.664188600897353" calcext:value-type="float">
            <text:p>0,6641886009</text:p>
          </table:table-cell>
          <table:table-cell table:formula="of:=[.D197]+[.H197]*[.K197]" office:value-type="float" office:value="1.95791704875764" calcext:value-type="float">
            <text:p>1,9579170488</text:p>
          </table:table-cell>
        </table:table-row>
        <table:table-row table:style-name="ro1">
          <table:table-cell office:value-type="float" office:value="3.5164922" calcext:value-type="float">
            <text:p>3,5164922</text:p>
          </table:table-cell>
          <table:table-cell office:value-type="float" office:value="1.900001" calcext:value-type="float">
            <text:p>1,900001</text:p>
          </table:table-cell>
          <table:table-cell office:value-type="float" office:value="3.514" calcext:value-type="float">
            <text:p>3,514</text:p>
          </table:table-cell>
          <table:table-cell office:value-type="float" office:value="1.785452" calcext:value-type="float">
            <text:p>1,785452</text:p>
          </table:table-cell>
          <table:table-cell office:value-type="float" office:value="0.0010025" calcext:value-type="float">
            <text:p>0,0010025</text:p>
          </table:table-cell>
          <table:table-cell office:value-type="float" office:value="0.597745" calcext:value-type="float">
            <text:p>0,597745</text:p>
          </table:table-cell>
          <table:table-cell table:formula="of:=[.A198]-[.E198]" office:value-type="float" office:value="3.5154897" calcext:value-type="float">
            <text:p>3,5154897</text:p>
          </table:table-cell>
          <table:table-cell table:formula="of:=[.B198]-[.D198]" office:value-type="float" office:value="0.114549" calcext:value-type="float">
            <text:p>0,114549</text:p>
          </table:table-cell>
          <table:table-cell table:formula="of:=[.A198]-[.C198]" office:value-type="float" office:value="0.00249219999999983" calcext:value-type="float">
            <text:p>0,0024922</text:p>
          </table:table-cell>
          <table:table-cell table:formula="of:=[.G198]-[.C198]" office:value-type="float" office:value="0.00148970000000004" calcext:value-type="float">
            <text:p>0,0014897</text:p>
          </table:table-cell>
          <table:table-cell table:formula="of:=[.J198]/[.I198]" office:value-type="float" office:value="0.597744964288636" calcext:value-type="float">
            <text:p>0,5977449643</text:p>
          </table:table-cell>
          <table:table-cell table:formula="of:=[.D198]+[.H198]*[.K198]" office:value-type="float" office:value="1.8539230879143" calcext:value-type="float">
            <text:p>1,8539230879</text:p>
          </table:table-cell>
        </table:table-row>
        <table:table-row table:style-name="ro1">
          <table:table-cell office:value-type="float" office:value="3.5169935" calcext:value-type="float">
            <text:p>3,5169935</text:p>
          </table:table-cell>
          <table:table-cell office:value-type="float" office:value="1.900001" calcext:value-type="float">
            <text:p>1,900001</text:p>
          </table:table-cell>
          <table:table-cell office:value-type="float" office:value="3.516" calcext:value-type="float">
            <text:p>3,516</text:p>
          </table:table-cell>
          <table:table-cell office:value-type="float" office:value="1.968473" calcext:value-type="float">
            <text:p>1,968473</text:p>
          </table:table-cell>
          <table:table-cell office:value-type="float" office:value="0.0010025" calcext:value-type="float">
            <text:p>0,0010025</text:p>
          </table:table-cell>
          <table:table-cell office:value-type="float" office:value="-0.009058832" calcext:value-type="float">
            <text:p>-0,009058832</text:p>
          </table:table-cell>
          <table:table-cell table:formula="of:=[.A199]-[.E199]" office:value-type="float" office:value="3.515991" calcext:value-type="float">
            <text:p>3,515991</text:p>
          </table:table-cell>
          <table:table-cell table:formula="of:=[.B199]-[.D199]" office:value-type="float" office:value="-0.0684719999999999" calcext:value-type="float">
            <text:p>-0,068472</text:p>
          </table:table-cell>
          <table:table-cell table:formula="of:=[.A199]-[.C199]" office:value-type="float" office:value="0.00099349999999987" calcext:value-type="float">
            <text:p>0,0009935</text:p>
          </table:table-cell>
          <table:table-cell table:formula="of:=[.G199]-[.C199]" office:value-type="float" office:value="-0.00000899999999992573" calcext:value-type="float">
            <text:p>-0,000009</text:p>
          </table:table-cell>
          <table:table-cell table:formula="of:=[.J199]/[.I199]" office:value-type="float" office:value="-0.00905888273772211" calcext:value-type="float">
            <text:p>-0,0090588827</text:p>
          </table:table-cell>
          <table:table-cell table:formula="of:=[.D199]+[.H199]*[.K199]" office:value-type="float" office:value="1.96909327981882" calcext:value-type="float">
            <text:p>1,9690932798</text:p>
          </table:table-cell>
        </table:table-row>
        <table:table-row table:style-name="ro1">
          <table:table-cell office:value-type="float" office:value="3.517996" calcext:value-type="float">
            <text:p>3,517996</text:p>
          </table:table-cell>
          <table:table-cell office:value-type="float" office:value="1.900001" calcext:value-type="float">
            <text:p>1,900001</text:p>
          </table:table-cell>
          <table:table-cell office:value-type="float" office:value="3.517" calcext:value-type="float">
            <text:p>3,517</text:p>
          </table:table-cell>
          <table:table-cell office:value-type="float" office:value="1.900622" calcext:value-type="float">
            <text:p>1,900622</text:p>
          </table:table-cell>
          <table:table-cell office:value-type="float" office:value="0.0010025" calcext:value-type="float">
            <text:p>0,0010025</text:p>
          </table:table-cell>
          <table:table-cell office:value-type="float" office:value="-0.006526054" calcext:value-type="float">
            <text:p>-0,006526054</text:p>
          </table:table-cell>
          <table:table-cell table:formula="of:=[.A200]-[.E200]" office:value-type="float" office:value="3.5169935" calcext:value-type="float">
            <text:p>3,5169935</text:p>
          </table:table-cell>
          <table:table-cell table:formula="of:=[.B200]-[.D200]" office:value-type="float" office:value="-0.000620999999999761" calcext:value-type="float">
            <text:p>-0,000621</text:p>
          </table:table-cell>
          <table:table-cell table:formula="of:=[.A200]-[.C200]" office:value-type="float" office:value="0.000996000000000219" calcext:value-type="float">
            <text:p>0,000996</text:p>
          </table:table-cell>
          <table:table-cell table:formula="of:=[.G200]-[.C200]" office:value-type="float" office:value="-0.00000649999999957629" calcext:value-type="float">
            <text:p>-0,0000065</text:p>
          </table:table-cell>
          <table:table-cell table:formula="of:=[.J200]/[.I200]" office:value-type="float" office:value="-0.00652610441724384" calcext:value-type="float">
            <text:p>-0,0065261044</text:p>
          </table:table-cell>
          <table:table-cell table:formula="of:=[.D200]+[.H200]*[.K200]" office:value-type="float" office:value="1.90062605271084" calcext:value-type="float">
            <text:p>1,9006260527</text:p>
          </table:table-cell>
        </table:table-row>
        <table:table-row table:style-name="ro1">
          <table:table-cell office:value-type="float" office:value="3.5184973" calcext:value-type="float">
            <text:p>3,5184973</text:p>
          </table:table-cell>
          <table:table-cell office:value-type="float" office:value="1.900001" calcext:value-type="float">
            <text:p>1,900001</text:p>
          </table:table-cell>
          <table:table-cell office:value-type="float" office:value="3.518" calcext:value-type="float">
            <text:p>3,518</text:p>
          </table:table-cell>
          <table:table-cell office:value-type="float" office:value="1.900005" calcext:value-type="float">
            <text:p>1,9000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01]-[.E201]" office:value-type="float" office:value="3.5184973" calcext:value-type="float">
            <text:p>3,5184973</text:p>
          </table:table-cell>
          <table:table-cell table:formula="of:=[.B201]-[.D201]" office:value-type="float" office:value="-0.00000399999999989298" calcext:value-type="float">
            <text:p>-0,000004</text:p>
          </table:table-cell>
          <table:table-cell table:formula="of:=[.A201]-[.C201]" office:value-type="float" office:value="0.000497300000000145" calcext:value-type="float">
            <text:p>0,0004973</text:p>
          </table:table-cell>
          <table:table-cell table:formula="of:=[.G201]-[.C201]" office:value-type="float" office:value="0.000497300000000145" calcext:value-type="float">
            <text:p>0,0004973</text:p>
          </table:table-cell>
          <table:table-cell table:formula="of:=[.J201]/[.I201]" office:value-type="float" office:value="1" calcext:value-type="float">
            <text:p>1</text:p>
          </table:table-cell>
          <table:table-cell table:formula="of:=[.D201]+[.H201]*[.K201]" office:value-type="float" office:value="1.900001" calcext:value-type="float">
            <text:p>1,900001</text:p>
          </table:table-cell>
        </table:table-row>
        <table:table-row table:style-name="ro1">
          <table:table-cell office:value-type="float" office:value="3.545014" calcext:value-type="float">
            <text:p>3,545014</text:p>
          </table:table-cell>
          <table:table-cell office:value-type="float" office:value="2.200001" calcext:value-type="float">
            <text:p>2,200001</text:p>
          </table:table-cell>
          <table:table-cell office:value-type="float" office:value="3.518" calcext:value-type="float">
            <text:p>3,518</text:p>
          </table:table-cell>
          <table:table-cell office:value-type="float" office:value="1.899997" calcext:value-type="float">
            <text:p>1,8999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02]-[.E202]" office:value-type="float" office:value="3.545014" calcext:value-type="float">
            <text:p>3,545014</text:p>
          </table:table-cell>
          <table:table-cell table:formula="of:=[.B202]-[.D202]" office:value-type="float" office:value="0.300004" calcext:value-type="float">
            <text:p>0,300004</text:p>
          </table:table-cell>
          <table:table-cell table:formula="of:=[.A202]-[.C202]" office:value-type="float" office:value="0.0270140000000003" calcext:value-type="float">
            <text:p>0,027014</text:p>
          </table:table-cell>
          <table:table-cell table:formula="of:=[.G202]-[.C202]" office:value-type="float" office:value="0.0270140000000003" calcext:value-type="float">
            <text:p>0,027014</text:p>
          </table:table-cell>
          <table:table-cell table:formula="of:=[.J202]/[.I202]" office:value-type="float" office:value="1" calcext:value-type="float">
            <text:p>1</text:p>
          </table:table-cell>
          <table:table-cell table:formula="of:=[.D202]+[.H202]*[.K202]" office:value-type="float" office:value="2.200001" calcext:value-type="float">
            <text:p>2,200001</text:p>
          </table:table-cell>
        </table:table-row>
        <table:table-row table:style-name="ro1">
          <table:table-cell office:value-type="float" office:value="3.5470198" calcext:value-type="float">
            <text:p>3,5470198</text:p>
          </table:table-cell>
          <table:table-cell office:value-type="float" office:value="2.350002" calcext:value-type="float">
            <text:p>2,350002</text:p>
          </table:table-cell>
          <table:table-cell office:value-type="float" office:value="3.545" calcext:value-type="float">
            <text:p>3,545</text:p>
          </table:table-cell>
          <table:table-cell office:value-type="float" office:value="2.500006" calcext:value-type="float">
            <text:p>2,5000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03]-[.E203]" office:value-type="float" office:value="3.5470198" calcext:value-type="float">
            <text:p>3,5470198</text:p>
          </table:table-cell>
          <table:table-cell table:formula="of:=[.B203]-[.D203]" office:value-type="float" office:value="-0.150004" calcext:value-type="float">
            <text:p>-0,150004</text:p>
          </table:table-cell>
          <table:table-cell table:formula="of:=[.A203]-[.C203]" office:value-type="float" office:value="0.00201980000000024" calcext:value-type="float">
            <text:p>0,0020198</text:p>
          </table:table-cell>
          <table:table-cell table:formula="of:=[.G203]-[.C203]" office:value-type="float" office:value="0.00201980000000024" calcext:value-type="float">
            <text:p>0,0020198</text:p>
          </table:table-cell>
          <table:table-cell table:formula="of:=[.J203]/[.I203]" office:value-type="float" office:value="1" calcext:value-type="float">
            <text:p>1</text:p>
          </table:table-cell>
          <table:table-cell table:formula="of:=[.D203]+[.H203]*[.K203]" office:value-type="float" office:value="2.350002" calcext:value-type="float">
            <text:p>2,350002</text:p>
          </table:table-cell>
        </table:table-row>
        <table:table-row table:style-name="ro1">
          <table:table-cell office:value-type="float" office:value="3.5500277" calcext:value-type="float">
            <text:p>3,5500277</text:p>
          </table:table-cell>
          <table:table-cell office:value-type="float" office:value="2.350002" calcext:value-type="float">
            <text:p>2,350002</text:p>
          </table:table-cell>
          <table:table-cell office:value-type="float" office:value="3.547" calcext:value-type="float">
            <text:p>3,547</text:p>
          </table:table-cell>
          <table:table-cell office:value-type="float" office:value="2.199997" calcext:value-type="float">
            <text:p>2,1999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04]-[.E204]" office:value-type="float" office:value="3.5500277" calcext:value-type="float">
            <text:p>3,5500277</text:p>
          </table:table-cell>
          <table:table-cell table:formula="of:=[.B204]-[.D204]" office:value-type="float" office:value="0.150005" calcext:value-type="float">
            <text:p>0,150005</text:p>
          </table:table-cell>
          <table:table-cell table:formula="of:=[.A204]-[.C204]" office:value-type="float" office:value="0.00302770000000008" calcext:value-type="float">
            <text:p>0,0030277</text:p>
          </table:table-cell>
          <table:table-cell table:formula="of:=[.G204]-[.C204]" office:value-type="float" office:value="0.00302770000000008" calcext:value-type="float">
            <text:p>0,0030277</text:p>
          </table:table-cell>
          <table:table-cell table:formula="of:=[.J204]/[.I204]" office:value-type="float" office:value="1" calcext:value-type="float">
            <text:p>1</text:p>
          </table:table-cell>
          <table:table-cell table:formula="of:=[.D204]+[.H204]*[.K204]" office:value-type="float" office:value="2.350002" calcext:value-type="float">
            <text:p>2,350002</text:p>
          </table:table-cell>
        </table:table-row>
        <table:table-row table:style-name="ro1">
          <table:table-cell office:value-type="float" office:value="3.5778781" calcext:value-type="float">
            <text:p>3,5778781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3.55" calcext:value-type="float">
            <text:p>3,55</text:p>
          </table:table-cell>
          <table:table-cell office:value-type="float" office:value="2.500006" calcext:value-type="float">
            <text:p>2,5000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05]-[.E205]" office:value-type="float" office:value="3.5778781" calcext:value-type="float">
            <text:p>3,5778781</text:p>
          </table:table-cell>
          <table:table-cell table:formula="of:=[.B205]-[.D205]" office:value-type="float" office:value="0.149996" calcext:value-type="float">
            <text:p>0,149996</text:p>
          </table:table-cell>
          <table:table-cell table:formula="of:=[.A205]-[.C205]" office:value-type="float" office:value="0.0278781000000001" calcext:value-type="float">
            <text:p>0,0278781</text:p>
          </table:table-cell>
          <table:table-cell table:formula="of:=[.G205]-[.C205]" office:value-type="float" office:value="0.0278781000000001" calcext:value-type="float">
            <text:p>0,0278781</text:p>
          </table:table-cell>
          <table:table-cell table:formula="of:=[.J205]/[.I205]" office:value-type="float" office:value="1" calcext:value-type="float">
            <text:p>1</text:p>
          </table:table-cell>
          <table:table-cell table:formula="of:=[.D205]+[.H205]*[.K205]" office:value-type="float" office:value="2.650002" calcext:value-type="float">
            <text:p>2,650002</text:p>
          </table:table-cell>
        </table:table-row>
        <table:table-row table:style-name="ro1">
          <table:table-cell office:value-type="float" office:value="3.58239" calcext:value-type="float">
            <text:p>3,58239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3.578" calcext:value-type="float">
            <text:p>3,578</text:p>
          </table:table-cell>
          <table:table-cell office:value-type="float" office:value="2.799998" calcext:value-type="float">
            <text:p>2,7999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06]-[.E206]" office:value-type="float" office:value="3.58239" calcext:value-type="float">
            <text:p>3,58239</text:p>
          </table:table-cell>
          <table:table-cell table:formula="of:=[.B206]-[.D206]" office:value-type="float" office:value="0.00000400000000011502" calcext:value-type="float">
            <text:p>0,000004</text:p>
          </table:table-cell>
          <table:table-cell table:formula="of:=[.A206]-[.C206]" office:value-type="float" office:value="0.00439000000000034" calcext:value-type="float">
            <text:p>0,00439</text:p>
          </table:table-cell>
          <table:table-cell table:formula="of:=[.G206]-[.C206]" office:value-type="float" office:value="0.00439000000000034" calcext:value-type="float">
            <text:p>0,00439</text:p>
          </table:table-cell>
          <table:table-cell table:formula="of:=[.J206]/[.I206]" office:value-type="float" office:value="1" calcext:value-type="float">
            <text:p>1</text:p>
          </table:table-cell>
          <table:table-cell table:formula="of:=[.D206]+[.H206]*[.K206]" office:value-type="float" office:value="2.800002" calcext:value-type="float">
            <text:p>2,800002</text:p>
          </table:table-cell>
        </table:table-row>
        <table:table-row table:style-name="ro1">
          <table:table-cell office:value-type="float" office:value="3.583894" calcext:value-type="float">
            <text:p>3,583894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3.582" calcext:value-type="float">
            <text:p>3,582</text:p>
          </table:table-cell>
          <table:table-cell office:value-type="float" office:value="2.800006" calcext:value-type="float">
            <text:p>2,8000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07]-[.E207]" office:value-type="float" office:value="3.583894" calcext:value-type="float">
            <text:p>3,583894</text:p>
          </table:table-cell>
          <table:table-cell table:formula="of:=[.B207]-[.D207]" office:value-type="float" office:value="-0.00000399999999967093" calcext:value-type="float">
            <text:p>-0,000004</text:p>
          </table:table-cell>
          <table:table-cell table:formula="of:=[.A207]-[.C207]" office:value-type="float" office:value="0.00189400000000006" calcext:value-type="float">
            <text:p>0,001894</text:p>
          </table:table-cell>
          <table:table-cell table:formula="of:=[.G207]-[.C207]" office:value-type="float" office:value="0.00189400000000006" calcext:value-type="float">
            <text:p>0,001894</text:p>
          </table:table-cell>
          <table:table-cell table:formula="of:=[.J207]/[.I207]" office:value-type="float" office:value="1" calcext:value-type="float">
            <text:p>1</text:p>
          </table:table-cell>
          <table:table-cell table:formula="of:=[.D207]+[.H207]*[.K207]" office:value-type="float" office:value="2.800002" calcext:value-type="float">
            <text:p>2,800002</text:p>
          </table:table-cell>
        </table:table-row>
        <table:table-row table:style-name="ro1">
          <table:table-cell office:value-type="float" office:value="3.6124697" calcext:value-type="float">
            <text:p>3,6124697</text:p>
          </table:table-cell>
          <table:table-cell office:value-type="float" office:value="3.100002" calcext:value-type="float">
            <text:p>3,100002</text:p>
          </table:table-cell>
          <table:table-cell office:value-type="float" office:value="3.584" calcext:value-type="float">
            <text:p>3,584</text:p>
          </table:table-cell>
          <table:table-cell office:value-type="float" office:value="2.799998" calcext:value-type="float">
            <text:p>2,7999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08]-[.E208]" office:value-type="float" office:value="3.6124697" calcext:value-type="float">
            <text:p>3,6124697</text:p>
          </table:table-cell>
          <table:table-cell table:formula="of:=[.B208]-[.D208]" office:value-type="float" office:value="0.300004" calcext:value-type="float">
            <text:p>0,300004</text:p>
          </table:table-cell>
          <table:table-cell table:formula="of:=[.A208]-[.C208]" office:value-type="float" office:value="0.0284697" calcext:value-type="float">
            <text:p>0,0284697</text:p>
          </table:table-cell>
          <table:table-cell table:formula="of:=[.G208]-[.C208]" office:value-type="float" office:value="0.0284697" calcext:value-type="float">
            <text:p>0,0284697</text:p>
          </table:table-cell>
          <table:table-cell table:formula="of:=[.J208]/[.I208]" office:value-type="float" office:value="1" calcext:value-type="float">
            <text:p>1</text:p>
          </table:table-cell>
          <table:table-cell table:formula="of:=[.D208]+[.H208]*[.K208]" office:value-type="float" office:value="3.100002" calcext:value-type="float">
            <text:p>3,100002</text:p>
          </table:table-cell>
        </table:table-row>
        <table:table-row table:style-name="ro1">
          <table:table-cell office:value-type="float" office:value="3.6154778" calcext:value-type="float">
            <text:p>3,6154778</text:p>
          </table:table-cell>
          <table:table-cell office:value-type="float" office:value="3.250002" calcext:value-type="float">
            <text:p>3,250002</text:p>
          </table:table-cell>
          <table:table-cell office:value-type="float" office:value="3.612" calcext:value-type="float">
            <text:p>3,612</text:p>
          </table:table-cell>
          <table:table-cell office:value-type="float" office:value="3.400006" calcext:value-type="float">
            <text:p>3,400006</text:p>
          </table:table-cell>
          <table:table-cell office:value-type="float" office:value="0.00125325" calcext:value-type="float">
            <text:p>0,00125325</text:p>
          </table:table-cell>
          <table:table-cell office:value-type="float" office:value="0.6396428" calcext:value-type="float">
            <text:p>0,6396428</text:p>
          </table:table-cell>
          <table:table-cell table:formula="of:=[.A209]-[.E209]" office:value-type="float" office:value="3.61422455" calcext:value-type="float">
            <text:p>3,61422455</text:p>
          </table:table-cell>
          <table:table-cell table:formula="of:=[.B209]-[.D209]" office:value-type="float" office:value="-0.150004" calcext:value-type="float">
            <text:p>-0,150004</text:p>
          </table:table-cell>
          <table:table-cell table:formula="of:=[.A209]-[.C209]" office:value-type="float" office:value="0.00347779999999975" calcext:value-type="float">
            <text:p>0,0034778</text:p>
          </table:table-cell>
          <table:table-cell table:formula="of:=[.G209]-[.C209]" office:value-type="float" office:value="0.00222454999999977" calcext:value-type="float">
            <text:p>0,00222455</text:p>
          </table:table-cell>
          <table:table-cell table:formula="of:=[.J209]/[.I209]" office:value-type="float" office:value="0.639642877681272" calcext:value-type="float">
            <text:p>0,6396428777</text:p>
          </table:table-cell>
          <table:table-cell table:formula="of:=[.D209]+[.H209]*[.K209]" office:value-type="float" office:value="3.3040570097763" calcext:value-type="float">
            <text:p>3,3040570098</text:p>
          </table:table-cell>
        </table:table-row>
        <table:table-row table:style-name="ro1">
          <table:table-cell office:value-type="float" office:value="3.6184854" calcext:value-type="float">
            <text:p>3,6184854</text:p>
          </table:table-cell>
          <table:table-cell office:value-type="float" office:value="3.250002" calcext:value-type="float">
            <text:p>3,250002</text:p>
          </table:table-cell>
          <table:table-cell office:value-type="float" office:value="3.615" calcext:value-type="float">
            <text:p>3,615</text:p>
          </table:table-cell>
          <table:table-cell office:value-type="float" office:value="3.154053" calcext:value-type="float">
            <text:p>3,154053</text:p>
          </table:table-cell>
          <table:table-cell office:value-type="float" office:value="0.00125325" calcext:value-type="float">
            <text:p>0,00125325</text:p>
          </table:table-cell>
          <table:table-cell office:value-type="float" office:value="0.6404286" calcext:value-type="float">
            <text:p>0,6404286</text:p>
          </table:table-cell>
          <table:table-cell table:formula="of:=[.A210]-[.E210]" office:value-type="float" office:value="3.61723215" calcext:value-type="float">
            <text:p>3,61723215</text:p>
          </table:table-cell>
          <table:table-cell table:formula="of:=[.B210]-[.D210]" office:value-type="float" office:value="0.0959489999999996" calcext:value-type="float">
            <text:p>0,095949</text:p>
          </table:table-cell>
          <table:table-cell table:formula="of:=[.A210]-[.C210]" office:value-type="float" office:value="0.00348539999999975" calcext:value-type="float">
            <text:p>0,0034854</text:p>
          </table:table-cell>
          <table:table-cell table:formula="of:=[.G210]-[.C210]" office:value-type="float" office:value="0.00223214999999977" calcext:value-type="float">
            <text:p>0,00223215</text:p>
          </table:table-cell>
          <table:table-cell table:formula="of:=[.J210]/[.I210]" office:value-type="float" office:value="0.640428645205694" calcext:value-type="float">
            <text:p>0,6404286452</text:p>
          </table:table-cell>
          <table:table-cell table:formula="of:=[.D210]+[.H210]*[.K210]" office:value-type="float" office:value="3.21550148807884" calcext:value-type="float">
            <text:p>3,2155014881</text:p>
          </table:table-cell>
        </table:table-row>
        <table:table-row table:style-name="ro1">
          <table:table-cell office:value-type="float" office:value="3.618987" calcext:value-type="float">
            <text:p>3,618987</text:p>
          </table:table-cell>
          <table:table-cell office:value-type="float" office:value="3.250002" calcext:value-type="float">
            <text:p>3,250002</text:p>
          </table:table-cell>
          <table:table-cell office:value-type="float" office:value="3.618" calcext:value-type="float">
            <text:p>3,618</text:p>
          </table:table-cell>
          <table:table-cell office:value-type="float" office:value="3.311451" calcext:value-type="float">
            <text:p>3,3114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11]-[.E211]" office:value-type="float" office:value="3.618987" calcext:value-type="float">
            <text:p>3,618987</text:p>
          </table:table-cell>
          <table:table-cell table:formula="of:=[.B211]-[.D211]" office:value-type="float" office:value="-0.0614490000000001" calcext:value-type="float">
            <text:p>-0,061449</text:p>
          </table:table-cell>
          <table:table-cell table:formula="of:=[.A211]-[.C211]" office:value-type="float" office:value="0.000986999999999849" calcext:value-type="float">
            <text:p>0,000987</text:p>
          </table:table-cell>
          <table:table-cell table:formula="of:=[.G211]-[.C211]" office:value-type="float" office:value="0.000986999999999849" calcext:value-type="float">
            <text:p>0,000987</text:p>
          </table:table-cell>
          <table:table-cell table:formula="of:=[.J211]/[.I211]" office:value-type="float" office:value="1" calcext:value-type="float">
            <text:p>1</text:p>
          </table:table-cell>
          <table:table-cell table:formula="of:=[.D211]+[.H211]*[.K211]" office:value-type="float" office:value="3.250002" calcext:value-type="float">
            <text:p>3,250002</text:p>
          </table:table-cell>
        </table:table-row>
        <table:table-row table:style-name="ro1">
          <table:table-cell office:value-type="float" office:value="3.6199895" calcext:value-type="float">
            <text:p>3,6199895</text:p>
          </table:table-cell>
          <table:table-cell office:value-type="float" office:value="3.250002" calcext:value-type="float">
            <text:p>3,250002</text:p>
          </table:table-cell>
          <table:table-cell office:value-type="float" office:value="3.619" calcext:value-type="float">
            <text:p>3,619</text:p>
          </table:table-cell>
          <table:table-cell office:value-type="float" office:value="3.188554" calcext:value-type="float">
            <text:p>3,1885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12]-[.E212]" office:value-type="float" office:value="3.6199895" calcext:value-type="float">
            <text:p>3,6199895</text:p>
          </table:table-cell>
          <table:table-cell table:formula="of:=[.B212]-[.D212]" office:value-type="float" office:value="0.061448" calcext:value-type="float">
            <text:p>0,061448</text:p>
          </table:table-cell>
          <table:table-cell table:formula="of:=[.A212]-[.C212]" office:value-type="float" office:value="0.000989500000000199" calcext:value-type="float">
            <text:p>0,0009895</text:p>
          </table:table-cell>
          <table:table-cell table:formula="of:=[.G212]-[.C212]" office:value-type="float" office:value="0.000989500000000199" calcext:value-type="float">
            <text:p>0,0009895</text:p>
          </table:table-cell>
          <table:table-cell table:formula="of:=[.J212]/[.I212]" office:value-type="float" office:value="1" calcext:value-type="float">
            <text:p>1</text:p>
          </table:table-cell>
          <table:table-cell table:formula="of:=[.D212]+[.H212]*[.K212]" office:value-type="float" office:value="3.250002" calcext:value-type="float">
            <text:p>3,250002</text:p>
          </table:table-cell>
        </table:table-row>
        <table:table-row table:style-name="ro1">
          <table:table-cell office:value-type="float" office:value="3.6455594" calcext:value-type="float">
            <text:p>3,6455594</text:p>
          </table:table-cell>
          <table:table-cell office:value-type="float" office:value="3.550002" calcext:value-type="float">
            <text:p>3,550002</text:p>
          </table:table-cell>
          <table:table-cell office:value-type="float" office:value="3.62" calcext:value-type="float">
            <text:p>3,62</text:p>
          </table:table-cell>
          <table:table-cell office:value-type="float" office:value="3.311451" calcext:value-type="float">
            <text:p>3,3114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13]-[.E213]" office:value-type="float" office:value="3.6455594" calcext:value-type="float">
            <text:p>3,6455594</text:p>
          </table:table-cell>
          <table:table-cell table:formula="of:=[.B213]-[.D213]" office:value-type="float" office:value="0.238551" calcext:value-type="float">
            <text:p>0,238551</text:p>
          </table:table-cell>
          <table:table-cell table:formula="of:=[.A213]-[.C213]" office:value-type="float" office:value="0.0255593999999997" calcext:value-type="float">
            <text:p>0,0255594</text:p>
          </table:table-cell>
          <table:table-cell table:formula="of:=[.G213]-[.C213]" office:value-type="float" office:value="0.0255593999999997" calcext:value-type="float">
            <text:p>0,0255594</text:p>
          </table:table-cell>
          <table:table-cell table:formula="of:=[.J213]/[.I213]" office:value-type="float" office:value="1" calcext:value-type="float">
            <text:p>1</text:p>
          </table:table-cell>
          <table:table-cell table:formula="of:=[.D213]+[.H213]*[.K213]" office:value-type="float" office:value="3.550002" calcext:value-type="float">
            <text:p>3,550002</text:p>
          </table:table-cell>
        </table:table-row>
        <table:table-row table:style-name="ro1">
          <table:table-cell office:value-type="float" office:value="3.6470634" calcext:value-type="float">
            <text:p>3,6470634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3.646" calcext:value-type="float">
            <text:p>3,646</text:p>
          </table:table-cell>
          <table:table-cell office:value-type="float" office:value="3.788554" calcext:value-type="float">
            <text:p>3,788554</text:p>
          </table:table-cell>
          <table:table-cell office:value-type="float" office:value="0.0005011" calcext:value-type="float">
            <text:p>0,0005011</text:p>
          </table:table-cell>
          <table:table-cell office:value-type="float" office:value="0.5287756" calcext:value-type="float">
            <text:p>0,5287756</text:p>
          </table:table-cell>
          <table:table-cell table:formula="of:=[.A214]-[.E214]" office:value-type="float" office:value="3.6465623" calcext:value-type="float">
            <text:p>3,6465623</text:p>
          </table:table-cell>
          <table:table-cell table:formula="of:=[.B214]-[.D214]" office:value-type="float" office:value="-0.088552" calcext:value-type="float">
            <text:p>-0,088552</text:p>
          </table:table-cell>
          <table:table-cell table:formula="of:=[.A214]-[.C214]" office:value-type="float" office:value="0.00106340000000005" calcext:value-type="float">
            <text:p>0,0010634</text:p>
          </table:table-cell>
          <table:table-cell table:formula="of:=[.G214]-[.C214]" office:value-type="float" office:value="0.000562299999999905" calcext:value-type="float">
            <text:p>0,0005623</text:p>
          </table:table-cell>
          <table:table-cell table:formula="of:=[.J214]/[.I214]" office:value-type="float" office:value="0.528775625352529" calcext:value-type="float">
            <text:p>0,5287756254</text:p>
          </table:table-cell>
          <table:table-cell table:formula="of:=[.D214]+[.H214]*[.K214]" office:value-type="float" office:value="3.74172986082378" calcext:value-type="float">
            <text:p>3,7417298608</text:p>
          </table:table-cell>
        </table:table-row>
        <table:table-row table:style-name="ro1">
          <table:table-cell office:value-type="float" office:value="3.6500723" calcext:value-type="float">
            <text:p>3,6500723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3.647" calcext:value-type="float">
            <text:p>3,647</text:p>
          </table:table-cell>
          <table:table-cell office:value-type="float" office:value="3.653178" calcext:value-type="float">
            <text:p>3,653178</text:p>
          </table:table-cell>
          <table:table-cell office:value-type="float" office:value="0.0005011" calcext:value-type="float">
            <text:p>0,0005011</text:p>
          </table:table-cell>
          <table:table-cell office:value-type="float" office:value="0.8368974" calcext:value-type="float">
            <text:p>0,8368974</text:p>
          </table:table-cell>
          <table:table-cell table:formula="of:=[.A215]-[.E215]" office:value-type="float" office:value="3.6495712" calcext:value-type="float">
            <text:p>3,6495712</text:p>
          </table:table-cell>
          <table:table-cell table:formula="of:=[.B215]-[.D215]" office:value-type="float" office:value="0.046824" calcext:value-type="float">
            <text:p>0,046824</text:p>
          </table:table-cell>
          <table:table-cell table:formula="of:=[.A215]-[.C215]" office:value-type="float" office:value="0.00307229999999947" calcext:value-type="float">
            <text:p>0,0030723</text:p>
          </table:table-cell>
          <table:table-cell table:formula="of:=[.G215]-[.C215]" office:value-type="float" office:value="0.00257119999999933" calcext:value-type="float">
            <text:p>0,0025712</text:p>
          </table:table-cell>
          <table:table-cell table:formula="of:=[.J215]/[.I215]" office:value-type="float" office:value="0.836897438401123" calcext:value-type="float">
            <text:p>0,8368974384</text:p>
          </table:table-cell>
          <table:table-cell table:formula="of:=[.D215]+[.H215]*[.K215]" office:value-type="float" office:value="3.69236488565569" calcext:value-type="float">
            <text:p>3,6923648857</text:p>
          </table:table-cell>
        </table:table-row>
        <table:table-row table:style-name="ro1">
          <table:table-cell office:value-type="float" office:value="3.6515764" calcext:value-type="float">
            <text:p>3,6515764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3.65" calcext:value-type="float">
            <text:p>3,65</text:p>
          </table:table-cell>
          <table:table-cell office:value-type="float" office:value="3.739189" calcext:value-type="float">
            <text:p>3,739189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409985" calcext:value-type="float">
            <text:p>0,8409985</text:p>
          </table:table-cell>
          <table:table-cell table:formula="of:=[.A216]-[.E216]" office:value-type="float" office:value="3.65132575" calcext:value-type="float">
            <text:p>3,65132575</text:p>
          </table:table-cell>
          <table:table-cell table:formula="of:=[.B216]-[.D216]" office:value-type="float" office:value="-0.0391870000000001" calcext:value-type="float">
            <text:p>-0,039187</text:p>
          </table:table-cell>
          <table:table-cell table:formula="of:=[.A216]-[.C216]" office:value-type="float" office:value="0.00157639999999981" calcext:value-type="float">
            <text:p>0,0015764</text:p>
          </table:table-cell>
          <table:table-cell table:formula="of:=[.G216]-[.C216]" office:value-type="float" office:value="0.0013257499999999" calcext:value-type="float">
            <text:p>0,00132575</text:p>
          </table:table-cell>
          <table:table-cell table:formula="of:=[.J216]/[.I216]" office:value-type="float" office:value="0.84099847754381" calcext:value-type="float">
            <text:p>0,8409984775</text:p>
          </table:table-cell>
          <table:table-cell table:formula="of:=[.D216]+[.H216]*[.K216]" office:value-type="float" office:value="3.70623279266049" calcext:value-type="float">
            <text:p>3,7062327927</text:p>
          </table:table-cell>
        </table:table-row>
        <table:table-row table:style-name="ro1">
          <table:table-cell office:value-type="float" office:value="3.6520769" calcext:value-type="float">
            <text:p>3,6520769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3.652" calcext:value-type="float">
            <text:p>3,652</text:p>
          </table:table-cell>
          <table:table-cell office:value-type="float" office:value="3.667046" calcext:value-type="float">
            <text:p>3,66704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-2.259428" calcext:value-type="float">
            <text:p>-2,259428</text:p>
          </table:table-cell>
          <table:table-cell table:formula="of:=[.A217]-[.E217]" office:value-type="float" office:value="3.65182625" calcext:value-type="float">
            <text:p>3,65182625</text:p>
          </table:table-cell>
          <table:table-cell table:formula="of:=[.B217]-[.D217]" office:value-type="float" office:value="0.032956" calcext:value-type="float">
            <text:p>0,032956</text:p>
          </table:table-cell>
          <table:table-cell table:formula="of:=[.A217]-[.C217]" office:value-type="float" office:value="0.0000768999999998243" calcext:value-type="float">
            <text:p>0,0000769</text:p>
          </table:table-cell>
          <table:table-cell table:formula="of:=[.G217]-[.C217]" office:value-type="float" office:value="-0.000173750000000084" calcext:value-type="float">
            <text:p>-0,00017375</text:p>
          </table:table-cell>
          <table:table-cell table:formula="of:=[.J217]/[.I217]" office:value-type="float" office:value="-2.25942782835475" calcext:value-type="float">
            <text:p>-2,2594278284</text:p>
          </table:table-cell>
          <table:table-cell table:formula="of:=[.D217]+[.H217]*[.K217]" office:value-type="float" office:value="3.59258429648874" calcext:value-type="float">
            <text:p>3,5925842965</text:p>
          </table:table-cell>
        </table:table-row>
        <table:table-row table:style-name="ro1">
          <table:table-cell office:value-type="float" office:value="3.6801513" calcext:value-type="float">
            <text:p>3,6801513</text:p>
          </table:table-cell>
          <table:table-cell office:value-type="float" office:value="4.000002" calcext:value-type="float">
            <text:p>4,000002</text:p>
          </table:table-cell>
          <table:table-cell office:value-type="float" office:value="3.652" calcext:value-type="float">
            <text:p>3,652</text:p>
          </table:table-cell>
          <table:table-cell office:value-type="float" office:value="3.62554" calcext:value-type="float">
            <text:p>3,62554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9732854" calcext:value-type="float">
            <text:p>0,9732854</text:p>
          </table:table-cell>
          <table:table-cell table:formula="of:=[.A218]-[.E218]" office:value-type="float" office:value="3.67939925" calcext:value-type="float">
            <text:p>3,67939925</text:p>
          </table:table-cell>
          <table:table-cell table:formula="of:=[.B218]-[.D218]" office:value-type="float" office:value="0.374462" calcext:value-type="float">
            <text:p>0,374462</text:p>
          </table:table-cell>
          <table:table-cell table:formula="of:=[.A218]-[.C218]" office:value-type="float" office:value="0.0281512999999998" calcext:value-type="float">
            <text:p>0,0281513</text:p>
          </table:table-cell>
          <table:table-cell table:formula="of:=[.G218]-[.C218]" office:value-type="float" office:value="0.0273992499999998" calcext:value-type="float">
            <text:p>0,02739925</text:p>
          </table:table-cell>
          <table:table-cell table:formula="of:=[.J218]/[.I218]" office:value-type="float" office:value="0.97328542553985" calcext:value-type="float">
            <text:p>0,9732854255</text:p>
          </table:table-cell>
          <table:table-cell table:formula="of:=[.D218]+[.H218]*[.K218]" office:value-type="float" office:value="3.9899984070185" calcext:value-type="float">
            <text:p>3,989998407</text:p>
          </table:table-cell>
        </table:table-row>
        <table:table-row table:style-name="ro1">
          <table:table-cell office:value-type="float" office:value="3.6816553" calcext:value-type="float">
            <text:p>3,6816553</text:p>
          </table:table-cell>
          <table:table-cell office:value-type="float" office:value="4.150002" calcext:value-type="float">
            <text:p>4,150002</text:p>
          </table:table-cell>
          <table:table-cell office:value-type="float" office:value="3.68" calcext:value-type="float">
            <text:p>3,68</text:p>
          </table:table-cell>
          <table:table-cell office:value-type="float" office:value="4.36446" calcext:value-type="float">
            <text:p>4,36446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5456715" calcext:value-type="float">
            <text:p>0,5456715</text:p>
          </table:table-cell>
          <table:table-cell table:formula="of:=[.A219]-[.E219]" office:value-type="float" office:value="3.68090325" calcext:value-type="float">
            <text:p>3,68090325</text:p>
          </table:table-cell>
          <table:table-cell table:formula="of:=[.B219]-[.D219]" office:value-type="float" office:value="-0.214458" calcext:value-type="float">
            <text:p>-0,214458</text:p>
          </table:table-cell>
          <table:table-cell table:formula="of:=[.A219]-[.C219]" office:value-type="float" office:value="0.00165529999999992" calcext:value-type="float">
            <text:p>0,0016553</text:p>
          </table:table-cell>
          <table:table-cell table:formula="of:=[.G219]-[.C219]" office:value-type="float" office:value="0.000903249999999911" calcext:value-type="float">
            <text:p>0,00090325</text:p>
          </table:table-cell>
          <table:table-cell table:formula="of:=[.J219]/[.I219]" office:value-type="float" office:value="0.545671479490097" calcext:value-type="float">
            <text:p>0,5456714795</text:p>
          </table:table-cell>
          <table:table-cell table:formula="of:=[.D219]+[.H219]*[.K219]" office:value-type="float" office:value="4.24743638585151" calcext:value-type="float">
            <text:p>4,2474363859</text:p>
          </table:table-cell>
        </table:table-row>
        <table:table-row table:style-name="ro1">
          <table:table-cell office:value-type="float" office:value="3.6836607" calcext:value-type="float">
            <text:p>3,6836607</text:p>
          </table:table-cell>
          <table:table-cell office:value-type="float" office:value="4.150002" calcext:value-type="float">
            <text:p>4,150002</text:p>
          </table:table-cell>
          <table:table-cell office:value-type="float" office:value="3.682" calcext:value-type="float">
            <text:p>3,682</text:p>
          </table:table-cell>
          <table:table-cell office:value-type="float" office:value="4.032979" calcext:value-type="float">
            <text:p>4,032979</text:p>
          </table:table-cell>
          <table:table-cell office:value-type="float" office:value="0.00075155" calcext:value-type="float">
            <text:p>0,00075155</text:p>
          </table:table-cell>
          <table:table-cell office:value-type="float" office:value="0.5474499" calcext:value-type="float">
            <text:p>0,5474499</text:p>
          </table:table-cell>
          <table:table-cell table:formula="of:=[.A220]-[.E220]" office:value-type="float" office:value="3.68290915" calcext:value-type="float">
            <text:p>3,68290915</text:p>
          </table:table-cell>
          <table:table-cell table:formula="of:=[.B220]-[.D220]" office:value-type="float" office:value="0.117023" calcext:value-type="float">
            <text:p>0,117023</text:p>
          </table:table-cell>
          <table:table-cell table:formula="of:=[.A220]-[.C220]" office:value-type="float" office:value="0.00166069999999996" calcext:value-type="float">
            <text:p>0,0016607</text:p>
          </table:table-cell>
          <table:table-cell table:formula="of:=[.G220]-[.C220]" office:value-type="float" office:value="0.000909150000000025" calcext:value-type="float">
            <text:p>0,00090915</text:p>
          </table:table-cell>
          <table:table-cell table:formula="of:=[.J220]/[.I220]" office:value-type="float" office:value="0.547449870536549" calcext:value-type="float">
            <text:p>0,5474498705</text:p>
          </table:table-cell>
          <table:table-cell table:formula="of:=[.D220]+[.H220]*[.K220]" office:value-type="float" office:value="4.0970432261998" calcext:value-type="float">
            <text:p>4,0970432262</text:p>
          </table:table-cell>
        </table:table-row>
        <table:table-row table:style-name="ro1">
          <table:table-cell office:value-type="float" office:value="3.6846635" calcext:value-type="float">
            <text:p>3,6846635</text:p>
          </table:table-cell>
          <table:table-cell office:value-type="float" office:value="4.150002" calcext:value-type="float">
            <text:p>4,150002</text:p>
          </table:table-cell>
          <table:table-cell office:value-type="float" office:value="3.684" calcext:value-type="float">
            <text:p>3,684</text:p>
          </table:table-cell>
          <table:table-cell office:value-type="float" office:value="4.214067" calcext:value-type="float">
            <text:p>4,214067</text:p>
          </table:table-cell>
          <table:table-cell office:value-type="float" office:value="0.00075155" calcext:value-type="float">
            <text:p>0,00075155</text:p>
          </table:table-cell>
          <table:table-cell office:value-type="float" office:value="-0.1327054" calcext:value-type="float">
            <text:p>-0,1327054</text:p>
          </table:table-cell>
          <table:table-cell table:formula="of:=[.A221]-[.E221]" office:value-type="float" office:value="3.68391195" calcext:value-type="float">
            <text:p>3,68391195</text:p>
          </table:table-cell>
          <table:table-cell table:formula="of:=[.B221]-[.D221]" office:value-type="float" office:value="-0.0640650000000003" calcext:value-type="float">
            <text:p>-0,064065</text:p>
          </table:table-cell>
          <table:table-cell table:formula="of:=[.A221]-[.C221]" office:value-type="float" office:value="0.000663499999999928" calcext:value-type="float">
            <text:p>0,0006635</text:p>
          </table:table-cell>
          <table:table-cell table:formula="of:=[.G221]-[.C221]" office:value-type="float" office:value="-0.0000880500000000062" calcext:value-type="float">
            <text:p>-0,00008805</text:p>
          </table:table-cell>
          <table:table-cell table:formula="of:=[.J221]/[.I221]" office:value-type="float" office:value="-0.132705350414492" calcext:value-type="float">
            <text:p>-0,1327053504</text:p>
          </table:table-cell>
          <table:table-cell table:formula="of:=[.D221]+[.H221]*[.K221]" office:value-type="float" office:value="4.2225687682743" calcext:value-type="float">
            <text:p>4,2225687683</text:p>
          </table:table-cell>
        </table:table-row>
        <table:table-row table:style-name="ro1">
          <table:table-cell office:value-type="float" office:value="3.6851645" calcext:value-type="float">
            <text:p>3,6851645</text:p>
          </table:table-cell>
          <table:table-cell office:value-type="float" office:value="4.150002" calcext:value-type="float">
            <text:p>4,150002</text:p>
          </table:table-cell>
          <table:table-cell office:value-type="float" office:value="3.685" calcext:value-type="float">
            <text:p>3,685</text:p>
          </table:table-cell>
          <table:table-cell office:value-type="float" office:value="4.158504" calcext:value-type="float">
            <text:p>4,158504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-0.5227963" calcext:value-type="float">
            <text:p>-0,5227963</text:p>
          </table:table-cell>
          <table:table-cell table:formula="of:=[.A222]-[.E222]" office:value-type="float" office:value="3.684914" calcext:value-type="float">
            <text:p>3,684914</text:p>
          </table:table-cell>
          <table:table-cell table:formula="of:=[.B222]-[.D222]" office:value-type="float" office:value="-0.00850200000000001" calcext:value-type="float">
            <text:p>-0,008502</text:p>
          </table:table-cell>
          <table:table-cell table:formula="of:=[.A222]-[.C222]" office:value-type="float" office:value="0.000164499999999901" calcext:value-type="float">
            <text:p>0,0001645</text:p>
          </table:table-cell>
          <table:table-cell table:formula="of:=[.G222]-[.C222]" office:value-type="float" office:value="-0.0000860000000000305" calcext:value-type="float">
            <text:p>-0,000086</text:p>
          </table:table-cell>
          <table:table-cell table:formula="of:=[.J222]/[.I222]" office:value-type="float" office:value="-0.522796352584087" calcext:value-type="float">
            <text:p>-0,5227963526</text:p>
          </table:table-cell>
          <table:table-cell table:formula="of:=[.D222]+[.H222]*[.K222]" office:value-type="float" office:value="4.16294881458967" calcext:value-type="float">
            <text:p>4,1629488146</text:p>
          </table:table-cell>
        </table:table-row>
        <table:table-row table:style-name="ro1">
          <table:table-cell office:value-type="float" office:value="3.6856662" calcext:value-type="float">
            <text:p>3,6856662</text:p>
          </table:table-cell>
          <table:table-cell office:value-type="float" office:value="4.150002" calcext:value-type="float">
            <text:p>4,150002</text:p>
          </table:table-cell>
          <table:table-cell office:value-type="float" office:value="3.685" calcext:value-type="float">
            <text:p>3,685</text:p>
          </table:table-cell>
          <table:table-cell office:value-type="float" office:value="4.154447" calcext:value-type="float">
            <text:p>4,154447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6239868" calcext:value-type="float">
            <text:p>0,6239868</text:p>
          </table:table-cell>
          <table:table-cell table:formula="of:=[.A223]-[.E223]" office:value-type="float" office:value="3.6854157" calcext:value-type="float">
            <text:p>3,6854157</text:p>
          </table:table-cell>
          <table:table-cell table:formula="of:=[.B223]-[.D223]" office:value-type="float" office:value="-0.00444500000000048" calcext:value-type="float">
            <text:p>-0,004445</text:p>
          </table:table-cell>
          <table:table-cell table:formula="of:=[.A223]-[.C223]" office:value-type="float" office:value="0.00066619999999995" calcext:value-type="float">
            <text:p>0,0006662</text:p>
          </table:table-cell>
          <table:table-cell table:formula="of:=[.G223]-[.C223]" office:value-type="float" office:value="0.000415700000000019" calcext:value-type="float">
            <text:p>0,0004157</text:p>
          </table:table-cell>
          <table:table-cell table:formula="of:=[.J223]/[.I223]" office:value-type="float" office:value="0.623986790753602" calcext:value-type="float">
            <text:p>0,6239867908</text:p>
          </table:table-cell>
          <table:table-cell table:formula="of:=[.D223]+[.H223]*[.K223]" office:value-type="float" office:value="4.1516733787151" calcext:value-type="float">
            <text:p>4,1516733787</text:p>
          </table:table-cell>
        </table:table-row>
        <table:table-row table:style-name="ro1">
          <table:table-cell office:value-type="float" office:value="3.6861672" calcext:value-type="float">
            <text:p>3,6861672</text:p>
          </table:table-cell>
          <table:table-cell office:value-type="float" office:value="4.150002" calcext:value-type="float">
            <text:p>4,150002</text:p>
          </table:table-cell>
          <table:table-cell office:value-type="float" office:value="3.686" calcext:value-type="float">
            <text:p>3,686</text:p>
          </table:table-cell>
          <table:table-cell office:value-type="float" office:value="4.147229" calcext:value-type="float">
            <text:p>4,1472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24]-[.E224]" office:value-type="float" office:value="3.6861672" calcext:value-type="float">
            <text:p>3,6861672</text:p>
          </table:table-cell>
          <table:table-cell table:formula="of:=[.B224]-[.D224]" office:value-type="float" office:value="0.00277299999999947" calcext:value-type="float">
            <text:p>0,002773</text:p>
          </table:table-cell>
          <table:table-cell table:formula="of:=[.A224]-[.C224]" office:value-type="float" office:value="0.000167199999999923" calcext:value-type="float">
            <text:p>0,0001672</text:p>
          </table:table-cell>
          <table:table-cell table:formula="of:=[.G224]-[.C224]" office:value-type="float" office:value="0.000167199999999923" calcext:value-type="float">
            <text:p>0,0001672</text:p>
          </table:table-cell>
          <table:table-cell table:formula="of:=[.J224]/[.I224]" office:value-type="float" office:value="1" calcext:value-type="float">
            <text:p>1</text:p>
          </table:table-cell>
          <table:table-cell table:formula="of:=[.D224]+[.H224]*[.K224]" office:value-type="float" office:value="4.150002" calcext:value-type="float">
            <text:p>4,150002</text:p>
          </table:table-cell>
        </table:table-row>
        <table:table-row table:style-name="ro1">
          <table:table-cell office:value-type="float" office:value="3.7143996" calcext:value-type="float">
            <text:p>3,7143996</text:p>
          </table:table-cell>
          <table:table-cell office:value-type="float" office:value="4.450003" calcext:value-type="float">
            <text:p>4,450003</text:p>
          </table:table-cell>
          <table:table-cell office:value-type="float" office:value="3.686" calcext:value-type="float">
            <text:p>3,686</text:p>
          </table:table-cell>
          <table:table-cell office:value-type="float" office:value="4.152776" calcext:value-type="float">
            <text:p>4,1527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25]-[.E225]" office:value-type="float" office:value="3.7143996" calcext:value-type="float">
            <text:p>3,7143996</text:p>
          </table:table-cell>
          <table:table-cell table:formula="of:=[.B225]-[.D225]" office:value-type="float" office:value="0.297226999999999" calcext:value-type="float">
            <text:p>0,297227</text:p>
          </table:table-cell>
          <table:table-cell table:formula="of:=[.A225]-[.C225]" office:value-type="float" office:value="0.0283996000000002" calcext:value-type="float">
            <text:p>0,0283996</text:p>
          </table:table-cell>
          <table:table-cell table:formula="of:=[.G225]-[.C225]" office:value-type="float" office:value="0.0283996000000002" calcext:value-type="float">
            <text:p>0,0283996</text:p>
          </table:table-cell>
          <table:table-cell table:formula="of:=[.J225]/[.I225]" office:value-type="float" office:value="1" calcext:value-type="float">
            <text:p>1</text:p>
          </table:table-cell>
          <table:table-cell table:formula="of:=[.D225]+[.H225]*[.K225]" office:value-type="float" office:value="4.450003" calcext:value-type="float">
            <text:p>4,450003</text:p>
          </table:table-cell>
        </table:table-row>
        <table:table-row table:style-name="ro1">
          <table:table-cell office:value-type="float" office:value="3.7149006" calcext:value-type="float">
            <text:p>3,7149006</text:p>
          </table:table-cell>
          <table:table-cell office:value-type="float" office:value="4.600003" calcext:value-type="float">
            <text:p>4,600003</text:p>
          </table:table-cell>
          <table:table-cell office:value-type="float" office:value="3.714" calcext:value-type="float">
            <text:p>3,714</text:p>
          </table:table-cell>
          <table:table-cell office:value-type="float" office:value="4.74723" calcext:value-type="float">
            <text:p>4,74723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4432601" calcext:value-type="float">
            <text:p>0,4432601</text:p>
          </table:table-cell>
          <table:table-cell table:formula="of:=[.A226]-[.E226]" office:value-type="float" office:value="3.7143992" calcext:value-type="float">
            <text:p>3,7143992</text:p>
          </table:table-cell>
          <table:table-cell table:formula="of:=[.B226]-[.D226]" office:value-type="float" office:value="-0.147227" calcext:value-type="float">
            <text:p>-0,147227</text:p>
          </table:table-cell>
          <table:table-cell table:formula="of:=[.A226]-[.C226]" office:value-type="float" office:value="0.000900600000000029" calcext:value-type="float">
            <text:p>0,0009006</text:p>
          </table:table-cell>
          <table:table-cell table:formula="of:=[.G226]-[.C226]" office:value-type="float" office:value="0.000399199999999933" calcext:value-type="float">
            <text:p>0,0003992</text:p>
          </table:table-cell>
          <table:table-cell table:formula="of:=[.J226]/[.I226]" office:value-type="float" office:value="0.443260048856229" calcext:value-type="float">
            <text:p>0,4432600489</text:p>
          </table:table-cell>
          <table:table-cell table:formula="of:=[.D226]+[.H226]*[.K226]" office:value-type="float" office:value="4.68197015278704" calcext:value-type="float">
            <text:p>4,6819701528</text:p>
          </table:table-cell>
        </table:table-row>
        <table:table-row table:style-name="ro1">
          <table:table-cell office:value-type="float" office:value="3.7189115" calcext:value-type="float">
            <text:p>3,7189115</text:p>
          </table:table-cell>
          <table:table-cell office:value-type="float" office:value="4.600003" calcext:value-type="float">
            <text:p>4,600003</text:p>
          </table:table-cell>
          <table:table-cell office:value-type="float" office:value="3.715" calcext:value-type="float">
            <text:p>3,715</text:p>
          </table:table-cell>
          <table:table-cell office:value-type="float" office:value="4.534743" calcext:value-type="float">
            <text:p>4,534743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8718139" calcext:value-type="float">
            <text:p>0,8718139</text:p>
          </table:table-cell>
          <table:table-cell table:formula="of:=[.A227]-[.E227]" office:value-type="float" office:value="3.7184101" calcext:value-type="float">
            <text:p>3,7184101</text:p>
          </table:table-cell>
          <table:table-cell table:formula="of:=[.B227]-[.D227]" office:value-type="float" office:value="0.0652600000000003" calcext:value-type="float">
            <text:p>0,06526</text:p>
          </table:table-cell>
          <table:table-cell table:formula="of:=[.A227]-[.C227]" office:value-type="float" office:value="0.00391150000000007" calcext:value-type="float">
            <text:p>0,0039115</text:p>
          </table:table-cell>
          <table:table-cell table:formula="of:=[.G227]-[.C227]" office:value-type="float" office:value="0.00341009999999997" calcext:value-type="float">
            <text:p>0,0034101</text:p>
          </table:table-cell>
          <table:table-cell table:formula="of:=[.J227]/[.I227]" office:value-type="float" office:value="0.871813882142378" calcext:value-type="float">
            <text:p>0,8718138821</text:p>
          </table:table-cell>
          <table:table-cell table:formula="of:=[.D227]+[.H227]*[.K227]" office:value-type="float" office:value="4.59163757394861" calcext:value-type="float">
            <text:p>4,5916375739</text:p>
          </table:table-cell>
        </table:table-row>
        <table:table-row table:style-name="ro1">
          <table:table-cell office:value-type="float" office:value="3.7209168" calcext:value-type="float">
            <text:p>3,7209168</text:p>
          </table:table-cell>
          <table:table-cell office:value-type="float" office:value="4.600003" calcext:value-type="float">
            <text:p>4,600003</text:p>
          </table:table-cell>
          <table:table-cell office:value-type="float" office:value="3.719" calcext:value-type="float">
            <text:p>3,719</text:p>
          </table:table-cell>
          <table:table-cell office:value-type="float" office:value="4.656897" calcext:value-type="float">
            <text:p>4,656897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6076534" calcext:value-type="float">
            <text:p>0,6076534</text:p>
          </table:table-cell>
          <table:table-cell table:formula="of:=[.A228]-[.E228]" office:value-type="float" office:value="3.72016475" calcext:value-type="float">
            <text:p>3,72016475</text:p>
          </table:table-cell>
          <table:table-cell table:formula="of:=[.B228]-[.D228]" office:value-type="float" office:value="-0.0568939999999998" calcext:value-type="float">
            <text:p>-0,056894</text:p>
          </table:table-cell>
          <table:table-cell table:formula="of:=[.A228]-[.C228]" office:value-type="float" office:value="0.00191680000000005" calcext:value-type="float">
            <text:p>0,0019168</text:p>
          </table:table-cell>
          <table:table-cell table:formula="of:=[.G228]-[.C228]" office:value-type="float" office:value="0.00116475000000005" calcext:value-type="float">
            <text:p>0,00116475</text:p>
          </table:table-cell>
          <table:table-cell table:formula="of:=[.J228]/[.I228]" office:value-type="float" office:value="0.607653380634399" calcext:value-type="float">
            <text:p>0,6076533806</text:p>
          </table:table-cell>
          <table:table-cell table:formula="of:=[.D228]+[.H228]*[.K228]" office:value-type="float" office:value="4.62232516856219" calcext:value-type="float">
            <text:p>4,6223251686</text:p>
          </table:table-cell>
        </table:table-row>
        <table:table-row table:style-name="ro1">
          <table:table-cell office:value-type="float" office:value="3.7214178" calcext:value-type="float">
            <text:p>3,7214178</text:p>
          </table:table-cell>
          <table:table-cell office:value-type="float" office:value="4.600003" calcext:value-type="float">
            <text:p>4,600003</text:p>
          </table:table-cell>
          <table:table-cell office:value-type="float" office:value="3.721" calcext:value-type="float">
            <text:p>3,721</text:p>
          </table:table-cell>
          <table:table-cell office:value-type="float" office:value="4.565431" calcext:value-type="float">
            <text:p>4,565431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-0.800024" calcext:value-type="float">
            <text:p>-0,800024</text:p>
          </table:table-cell>
          <table:table-cell table:formula="of:=[.A229]-[.E229]" office:value-type="float" office:value="3.72066575" calcext:value-type="float">
            <text:p>3,72066575</text:p>
          </table:table-cell>
          <table:table-cell table:formula="of:=[.B229]-[.D229]" office:value-type="float" office:value="0.0345719999999998" calcext:value-type="float">
            <text:p>0,034572</text:p>
          </table:table-cell>
          <table:table-cell table:formula="of:=[.A229]-[.C229]" office:value-type="float" office:value="0.000417800000000135" calcext:value-type="float">
            <text:p>0,0004178</text:p>
          </table:table-cell>
          <table:table-cell table:formula="of:=[.G229]-[.C229]" office:value-type="float" office:value="-0.000334249999999869" calcext:value-type="float">
            <text:p>-0,00033425</text:p>
          </table:table-cell>
          <table:table-cell table:formula="of:=[.J229]/[.I229]" office:value-type="float" office:value="-0.800023934896509" calcext:value-type="float">
            <text:p>-0,8000239349</text:p>
          </table:table-cell>
          <table:table-cell table:formula="of:=[.D229]+[.H229]*[.K229]" office:value-type="float" office:value="4.53777257252276" calcext:value-type="float">
            <text:p>4,5377725725</text:p>
          </table:table-cell>
        </table:table-row>
        <table:table-row table:style-name="ro1">
          <table:table-cell office:value-type="float" office:value="3.7219193" calcext:value-type="float">
            <text:p>3,7219193</text:p>
          </table:table-cell>
          <table:table-cell office:value-type="float" office:value="4.600003" calcext:value-type="float">
            <text:p>4,600003</text:p>
          </table:table-cell>
          <table:table-cell office:value-type="float" office:value="3.721" calcext:value-type="float">
            <text:p>3,721</text:p>
          </table:table-cell>
          <table:table-cell office:value-type="float" office:value="4.572344" calcext:value-type="float">
            <text:p>4,5723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30]-[.E230]" office:value-type="float" office:value="3.7219193" calcext:value-type="float">
            <text:p>3,7219193</text:p>
          </table:table-cell>
          <table:table-cell table:formula="of:=[.B230]-[.D230]" office:value-type="float" office:value="0.0276589999999999" calcext:value-type="float">
            <text:p>0,027659</text:p>
          </table:table-cell>
          <table:table-cell table:formula="of:=[.A230]-[.C230]" office:value-type="float" office:value="0.000919299999999623" calcext:value-type="float">
            <text:p>0,0009193</text:p>
          </table:table-cell>
          <table:table-cell table:formula="of:=[.G230]-[.C230]" office:value-type="float" office:value="0.000919299999999623" calcext:value-type="float">
            <text:p>0,0009193</text:p>
          </table:table-cell>
          <table:table-cell table:formula="of:=[.J230]/[.I230]" office:value-type="float" office:value="1" calcext:value-type="float">
            <text:p>1</text:p>
          </table:table-cell>
          <table:table-cell table:formula="of:=[.D230]+[.H230]*[.K230]" office:value-type="float" office:value="4.600003" calcext:value-type="float">
            <text:p>4,600003</text:p>
          </table:table-cell>
        </table:table-row>
        <table:table-row table:style-name="ro1">
          <table:table-cell office:value-type="float" office:value="3.746988" calcext:value-type="float">
            <text:p>3,746988</text:p>
          </table:table-cell>
          <table:table-cell office:value-type="float" office:value="4.900003" calcext:value-type="float">
            <text:p>4,900003</text:p>
          </table:table-cell>
          <table:table-cell office:value-type="float" office:value="3.722" calcext:value-type="float">
            <text:p>3,722</text:p>
          </table:table-cell>
          <table:table-cell office:value-type="float" office:value="4.627661" calcext:value-type="float">
            <text:p>4,627661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899692" calcext:value-type="float">
            <text:p>0,9899692</text:p>
          </table:table-cell>
          <table:table-cell table:formula="of:=[.A231]-[.E231]" office:value-type="float" office:value="3.74673735" calcext:value-type="float">
            <text:p>3,74673735</text:p>
          </table:table-cell>
          <table:table-cell table:formula="of:=[.B231]-[.D231]" office:value-type="float" office:value="0.272342" calcext:value-type="float">
            <text:p>0,272342</text:p>
          </table:table-cell>
          <table:table-cell table:formula="of:=[.A231]-[.C231]" office:value-type="float" office:value="0.024988" calcext:value-type="float">
            <text:p>0,024988</text:p>
          </table:table-cell>
          <table:table-cell table:formula="of:=[.G231]-[.C231]" office:value-type="float" office:value="0.0247373500000001" calcext:value-type="float">
            <text:p>0,02473735</text:p>
          </table:table-cell>
          <table:table-cell table:formula="of:=[.J231]/[.I231]" office:value-type="float" office:value="0.989969185208904" calcext:value-type="float">
            <text:p>0,9899691852</text:p>
          </table:table-cell>
          <table:table-cell table:formula="of:=[.D231]+[.H231]*[.K231]" office:value-type="float" office:value="4.89727118783816" calcext:value-type="float">
            <text:p>4,8972711878</text:p>
          </table:table-cell>
        </table:table-row>
        <table:table-row table:style-name="ro1">
          <table:table-cell office:value-type="float" office:value="3.748492" calcext:value-type="float">
            <text:p>3,748492</text:p>
          </table:table-cell>
          <table:table-cell office:value-type="float" office:value="5.050003" calcext:value-type="float">
            <text:p>5,050003</text:p>
          </table:table-cell>
          <table:table-cell office:value-type="float" office:value="3.747" calcext:value-type="float">
            <text:p>3,747</text:p>
          </table:table-cell>
          <table:table-cell office:value-type="float" office:value="5.169613" calcext:value-type="float">
            <text:p>5,169613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32004" calcext:value-type="float">
            <text:p>0,832004</text:p>
          </table:table-cell>
          <table:table-cell table:formula="of:=[.A232]-[.E232]" office:value-type="float" office:value="3.74824135" calcext:value-type="float">
            <text:p>3,74824135</text:p>
          </table:table-cell>
          <table:table-cell table:formula="of:=[.B232]-[.D232]" office:value-type="float" office:value="-0.11961" calcext:value-type="float">
            <text:p>-0,11961</text:p>
          </table:table-cell>
          <table:table-cell table:formula="of:=[.A232]-[.C232]" office:value-type="float" office:value="0.00149199999999983" calcext:value-type="float">
            <text:p>0,001492</text:p>
          </table:table-cell>
          <table:table-cell table:formula="of:=[.G232]-[.C232]" office:value-type="float" office:value="0.00124134999999992" calcext:value-type="float">
            <text:p>0,00124135</text:p>
          </table:table-cell>
          <table:table-cell table:formula="of:=[.J232]/[.I232]" office:value-type="float" office:value="0.832004021447763" calcext:value-type="float">
            <text:p>0,8320040214</text:p>
          </table:table-cell>
          <table:table-cell table:formula="of:=[.D232]+[.H232]*[.K232]" office:value-type="float" office:value="5.07009699899463" calcext:value-type="float">
            <text:p>5,070096999</text:p>
          </table:table-cell>
        </table:table-row>
        <table:table-row table:style-name="ro1">
          <table:table-cell office:value-type="float" office:value="3.7494951" calcext:value-type="float">
            <text:p>3,7494951</text:p>
          </table:table-cell>
          <table:table-cell office:value-type="float" office:value="5.050003" calcext:value-type="float">
            <text:p>5,050003</text:p>
          </table:table-cell>
          <table:table-cell office:value-type="float" office:value="3.748" calcext:value-type="float">
            <text:p>3,748</text:p>
          </table:table-cell>
          <table:table-cell office:value-type="float" office:value="4.950487" calcext:value-type="float">
            <text:p>4,950487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832252" calcext:value-type="float">
            <text:p>0,832252</text:p>
          </table:table-cell>
          <table:table-cell table:formula="of:=[.A233]-[.E233]" office:value-type="float" office:value="3.7492443" calcext:value-type="float">
            <text:p>3,7492443</text:p>
          </table:table-cell>
          <table:table-cell table:formula="of:=[.B233]-[.D233]" office:value-type="float" office:value="0.0995160000000004" calcext:value-type="float">
            <text:p>0,099516</text:p>
          </table:table-cell>
          <table:table-cell table:formula="of:=[.A233]-[.C233]" office:value-type="float" office:value="0.00149509999999964" calcext:value-type="float">
            <text:p>0,0014951</text:p>
          </table:table-cell>
          <table:table-cell table:formula="of:=[.G233]-[.C233]" office:value-type="float" office:value="0.00124429999999975" calcext:value-type="float">
            <text:p>0,0012443</text:p>
          </table:table-cell>
          <table:table-cell table:formula="of:=[.J233]/[.I233]" office:value-type="float" office:value="0.832252023276072" calcext:value-type="float">
            <text:p>0,8322520233</text:p>
          </table:table-cell>
          <table:table-cell table:formula="of:=[.D233]+[.H233]*[.K233]" office:value-type="float" office:value="5.03330939234834" calcext:value-type="float">
            <text:p>5,0333093923</text:p>
          </table:table-cell>
        </table:table-row>
        <table:table-row table:style-name="ro1">
          <table:table-cell office:value-type="float" office:value="3.7514994" calcext:value-type="float">
            <text:p>3,7514994</text:p>
          </table:table-cell>
          <table:table-cell office:value-type="float" office:value="5.050003" calcext:value-type="float">
            <text:p>5,050003</text:p>
          </table:table-cell>
          <table:table-cell office:value-type="float" office:value="3.749" calcext:value-type="float">
            <text:p>3,749</text:p>
          </table:table-cell>
          <table:table-cell office:value-type="float" office:value="5.132825" calcext:value-type="float">
            <text:p>5,132825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8996559" calcext:value-type="float">
            <text:p>0,8996559</text:p>
          </table:table-cell>
          <table:table-cell table:formula="of:=[.A234]-[.E234]" office:value-type="float" office:value="3.7512486" calcext:value-type="float">
            <text:p>3,7512486</text:p>
          </table:table-cell>
          <table:table-cell table:formula="of:=[.B234]-[.D234]" office:value-type="float" office:value="-0.0828220000000002" calcext:value-type="float">
            <text:p>-0,082822</text:p>
          </table:table-cell>
          <table:table-cell table:formula="of:=[.A234]-[.C234]" office:value-type="float" office:value="0.00249940000000004" calcext:value-type="float">
            <text:p>0,0024994</text:p>
          </table:table-cell>
          <table:table-cell table:formula="of:=[.G234]-[.C234]" office:value-type="float" office:value="0.00224860000000016" calcext:value-type="float">
            <text:p>0,0022486</text:p>
          </table:table-cell>
          <table:table-cell table:formula="of:=[.J234]/[.I234]" office:value-type="float" office:value="0.899655917420229" calcext:value-type="float">
            <text:p>0,8996559174</text:p>
          </table:table-cell>
          <table:table-cell table:formula="of:=[.D234]+[.H234]*[.K234]" office:value-type="float" office:value="5.05831369760742" calcext:value-type="float">
            <text:p>5,0583136976</text:p>
          </table:table-cell>
        </table:table-row>
        <table:table-row table:style-name="ro1">
          <table:table-cell office:value-type="float" office:value="3.7535047" calcext:value-type="float">
            <text:p>3,7535047</text:p>
          </table:table-cell>
          <table:table-cell office:value-type="float" office:value="5.050003" calcext:value-type="float">
            <text:p>5,050003</text:p>
          </table:table-cell>
          <table:table-cell office:value-type="float" office:value="3.751" calcext:value-type="float">
            <text:p>3,751</text:p>
          </table:table-cell>
          <table:table-cell office:value-type="float" office:value="4.975492" calcext:value-type="float">
            <text:p>4,975492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8998682" calcext:value-type="float">
            <text:p>0,8998682</text:p>
          </table:table-cell>
          <table:table-cell table:formula="of:=[.A235]-[.E235]" office:value-type="float" office:value="3.7532539" calcext:value-type="float">
            <text:p>3,7532539</text:p>
          </table:table-cell>
          <table:table-cell table:formula="of:=[.B235]-[.D235]" office:value-type="float" office:value="0.0745110000000002" calcext:value-type="float">
            <text:p>0,074511</text:p>
          </table:table-cell>
          <table:table-cell table:formula="of:=[.A235]-[.C235]" office:value-type="float" office:value="0.0025046999999998" calcext:value-type="float">
            <text:p>0,0025047</text:p>
          </table:table-cell>
          <table:table-cell table:formula="of:=[.G235]-[.C235]" office:value-type="float" office:value="0.00225389999999992" calcext:value-type="float">
            <text:p>0,0022539</text:p>
          </table:table-cell>
          <table:table-cell table:formula="of:=[.J235]/[.I235]" office:value-type="float" office:value="0.899868247694373" calcext:value-type="float">
            <text:p>0,8998682477</text:p>
          </table:table-cell>
          <table:table-cell table:formula="of:=[.D235]+[.H235]*[.K235]" office:value-type="float" office:value="5.04254208300396" calcext:value-type="float">
            <text:p>5,042542083</text:p>
          </table:table-cell>
        </table:table-row>
        <table:table-row table:style-name="ro1">
          <table:table-cell office:value-type="float" office:value="3.7545082" calcext:value-type="float">
            <text:p>3,7545082</text:p>
          </table:table-cell>
          <table:table-cell office:value-type="float" office:value="5.050003" calcext:value-type="float">
            <text:p>5,050003</text:p>
          </table:table-cell>
          <table:table-cell office:value-type="float" office:value="3.754" calcext:value-type="float">
            <text:p>3,754</text:p>
          </table:table-cell>
          <table:table-cell office:value-type="float" office:value="5.117054" calcext:value-type="float">
            <text:p>5,1170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36]-[.E236]" office:value-type="float" office:value="3.7545082" calcext:value-type="float">
            <text:p>3,7545082</text:p>
          </table:table-cell>
          <table:table-cell table:formula="of:=[.B236]-[.D236]" office:value-type="float" office:value="-0.0670509999999993" calcext:value-type="float">
            <text:p>-0,067051</text:p>
          </table:table-cell>
          <table:table-cell table:formula="of:=[.A236]-[.C236]" office:value-type="float" office:value="0.00050820000000007" calcext:value-type="float">
            <text:p>0,0005082</text:p>
          </table:table-cell>
          <table:table-cell table:formula="of:=[.G236]-[.C236]" office:value-type="float" office:value="0.00050820000000007" calcext:value-type="float">
            <text:p>0,0005082</text:p>
          </table:table-cell>
          <table:table-cell table:formula="of:=[.J236]/[.I236]" office:value-type="float" office:value="1" calcext:value-type="float">
            <text:p>1</text:p>
          </table:table-cell>
          <table:table-cell table:formula="of:=[.D236]+[.H236]*[.K236]" office:value-type="float" office:value="5.050003" calcext:value-type="float">
            <text:p>5,050003</text:p>
          </table:table-cell>
        </table:table-row>
        <table:table-row table:style-name="ro1">
          <table:table-cell office:value-type="float" office:value="3.7815796" calcext:value-type="float">
            <text:p>3,7815796</text:p>
          </table:table-cell>
          <table:table-cell office:value-type="float" office:value="4.7" calcext:value-type="float">
            <text:p>4,7</text:p>
          </table:table-cell>
          <table:table-cell office:value-type="float" office:value="3.755" calcext:value-type="float">
            <text:p>3,755</text:p>
          </table:table-cell>
          <table:table-cell office:value-type="float" office:value="4.982953" calcext:value-type="float">
            <text:p>4,9829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37]-[.E237]" office:value-type="float" office:value="3.7815796" calcext:value-type="float">
            <text:p>3,7815796</text:p>
          </table:table-cell>
          <table:table-cell table:formula="of:=[.B237]-[.D237]" office:value-type="float" office:value="-0.282953" calcext:value-type="float">
            <text:p>-0,282953</text:p>
          </table:table-cell>
          <table:table-cell table:formula="of:=[.A237]-[.C237]" office:value-type="float" office:value="0.0265795999999998" calcext:value-type="float">
            <text:p>0,0265796</text:p>
          </table:table-cell>
          <table:table-cell table:formula="of:=[.G237]-[.C237]" office:value-type="float" office:value="0.0265795999999998" calcext:value-type="float">
            <text:p>0,0265796</text:p>
          </table:table-cell>
          <table:table-cell table:formula="of:=[.J237]/[.I237]" office:value-type="float" office:value="1" calcext:value-type="float">
            <text:p>1</text:p>
          </table:table-cell>
          <table:table-cell table:formula="of:=[.D237]+[.H237]*[.K237]" office:value-type="float" office:value="4.7" calcext:value-type="float">
            <text:p>4,7</text:p>
          </table:table-cell>
        </table:table-row>
        <table:table-row table:style-name="ro1">
          <table:table-cell office:value-type="float" office:value="3.7825829" calcext:value-type="float">
            <text:p>3,7825829</text:p>
          </table:table-cell>
          <table:table-cell office:value-type="float" office:value="4.7" calcext:value-type="float">
            <text:p>4,7</text:p>
          </table:table-cell>
          <table:table-cell office:value-type="float" office:value="3.782" calcext:value-type="float">
            <text:p>3,782</text:p>
          </table:table-cell>
          <table:table-cell office:value-type="float" office:value="4.417047" calcext:value-type="float">
            <text:p>4,417047</text:p>
          </table:table-cell>
          <table:table-cell office:value-type="float" office:value="0.00050165" calcext:value-type="float">
            <text:p>0,00050165</text:p>
          </table:table-cell>
          <table:table-cell office:value-type="float" office:value="0.1393893" calcext:value-type="float">
            <text:p>0,1393893</text:p>
          </table:table-cell>
          <table:table-cell table:formula="of:=[.A238]-[.E238]" office:value-type="float" office:value="3.78208125" calcext:value-type="float">
            <text:p>3,78208125</text:p>
          </table:table-cell>
          <table:table-cell table:formula="of:=[.B238]-[.D238]" office:value-type="float" office:value="0.282953" calcext:value-type="float">
            <text:p>0,282953</text:p>
          </table:table-cell>
          <table:table-cell table:formula="of:=[.A238]-[.C238]" office:value-type="float" office:value="0.000582899999999942" calcext:value-type="float">
            <text:p>0,0005829</text:p>
          </table:table-cell>
          <table:table-cell table:formula="of:=[.G238]-[.C238]" office:value-type="float" office:value="0.0000812500000000327" calcext:value-type="float">
            <text:p>0,00008125</text:p>
          </table:table-cell>
          <table:table-cell table:formula="of:=[.J238]/[.I238]" office:value-type="float" office:value="0.139389260593654" calcext:value-type="float">
            <text:p>0,1393892606</text:p>
          </table:table-cell>
          <table:table-cell table:formula="of:=[.D238]+[.H238]*[.K238]" office:value-type="float" office:value="4.45648760945276" calcext:value-type="float">
            <text:p>4,4564876095</text:p>
          </table:table-cell>
        </table:table-row>
        <table:table-row table:style-name="ro1">
          <table:table-cell office:value-type="float" office:value="3.7850887" calcext:value-type="float">
            <text:p>3,7850887</text:p>
          </table:table-cell>
          <table:table-cell office:value-type="float" office:value="4.7" calcext:value-type="float">
            <text:p>4,7</text:p>
          </table:table-cell>
          <table:table-cell office:value-type="float" office:value="3.783" calcext:value-type="float">
            <text:p>3,783</text:p>
          </table:table-cell>
          <table:table-cell office:value-type="float" office:value="4.73944" calcext:value-type="float">
            <text:p>4,73944</text:p>
          </table:table-cell>
          <table:table-cell office:value-type="float" office:value="0.00050165" calcext:value-type="float">
            <text:p>0,00050165</text:p>
          </table:table-cell>
          <table:table-cell office:value-type="float" office:value="0.7598267" calcext:value-type="float">
            <text:p>0,7598267</text:p>
          </table:table-cell>
          <table:table-cell table:formula="of:=[.A239]-[.E239]" office:value-type="float" office:value="3.78458705" calcext:value-type="float">
            <text:p>3,78458705</text:p>
          </table:table-cell>
          <table:table-cell table:formula="of:=[.B239]-[.D239]" office:value-type="float" office:value="-0.0394399999999999" calcext:value-type="float">
            <text:p>-0,03944</text:p>
          </table:table-cell>
          <table:table-cell table:formula="of:=[.A239]-[.C239]" office:value-type="float" office:value="0.00208870000000028" calcext:value-type="float">
            <text:p>0,0020887</text:p>
          </table:table-cell>
          <table:table-cell table:formula="of:=[.G239]-[.C239]" office:value-type="float" office:value="0.00158705000000037" calcext:value-type="float">
            <text:p>0,00158705</text:p>
          </table:table-cell>
          <table:table-cell table:formula="of:=[.J239]/[.I239]" office:value-type="float" office:value="0.759826686455765" calcext:value-type="float">
            <text:p>0,7598266865</text:p>
          </table:table-cell>
          <table:table-cell table:formula="of:=[.D239]+[.H239]*[.K239]" office:value-type="float" office:value="4.70947243548619" calcext:value-type="float">
            <text:p>4,7094724355</text:p>
          </table:table-cell>
        </table:table-row>
        <table:table-row table:style-name="ro1">
          <table:table-cell office:value-type="float" office:value="3.7865933" calcext:value-type="float">
            <text:p>3,7865933</text:p>
          </table:table-cell>
          <table:table-cell office:value-type="float" office:value="4.7" calcext:value-type="float">
            <text:p>4,7</text:p>
          </table:table-cell>
          <table:table-cell office:value-type="float" office:value="3.785" calcext:value-type="float">
            <text:p>3,785</text:p>
          </table:table-cell>
          <table:table-cell office:value-type="float" office:value="4.670032" calcext:value-type="float">
            <text:p>4,670032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6852445" calcext:value-type="float">
            <text:p>0,6852445</text:p>
          </table:table-cell>
          <table:table-cell table:formula="of:=[.A240]-[.E240]" office:value-type="float" office:value="3.7860918" calcext:value-type="float">
            <text:p>3,7860918</text:p>
          </table:table-cell>
          <table:table-cell table:formula="of:=[.B240]-[.D240]" office:value-type="float" office:value="0.0299680000000002" calcext:value-type="float">
            <text:p>0,029968</text:p>
          </table:table-cell>
          <table:table-cell table:formula="of:=[.A240]-[.C240]" office:value-type="float" office:value="0.00159329999999969" calcext:value-type="float">
            <text:p>0,0015933</text:p>
          </table:table-cell>
          <table:table-cell table:formula="of:=[.G240]-[.C240]" office:value-type="float" office:value="0.00109179999999975" calcext:value-type="float">
            <text:p>0,0010918</text:p>
          </table:table-cell>
          <table:table-cell table:formula="of:=[.J240]/[.I240]" office:value-type="float" office:value="0.685244461181177" calcext:value-type="float">
            <text:p>0,6852444612</text:p>
          </table:table-cell>
          <table:table-cell table:formula="of:=[.D240]+[.H240]*[.K240]" office:value-type="float" office:value="4.69056740601268" calcext:value-type="float">
            <text:p>4,690567406</text:p>
          </table:table-cell>
        </table:table-row>
        <table:table-row table:style-name="ro1">
          <table:table-cell office:value-type="float" office:value="3.7875958" calcext:value-type="float">
            <text:p>3,7875958</text:p>
          </table:table-cell>
          <table:table-cell office:value-type="float" office:value="4.7" calcext:value-type="float">
            <text:p>4,7</text:p>
          </table:table-cell>
          <table:table-cell office:value-type="float" office:value="3.787" calcext:value-type="float">
            <text:p>3,787</text:p>
          </table:table-cell>
          <table:table-cell office:value-type="float" office:value="4.720535" calcext:value-type="float">
            <text:p>4,720535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1582746" calcext:value-type="float">
            <text:p>0,1582746</text:p>
          </table:table-cell>
          <table:table-cell table:formula="of:=[.A241]-[.E241]" office:value-type="float" office:value="3.7870943" calcext:value-type="float">
            <text:p>3,7870943</text:p>
          </table:table-cell>
          <table:table-cell table:formula="of:=[.B241]-[.D241]" office:value-type="float" office:value="-0.0205349999999997" calcext:value-type="float">
            <text:p>-0,020535</text:p>
          </table:table-cell>
          <table:table-cell table:formula="of:=[.A241]-[.C241]" office:value-type="float" office:value="0.000595800000000146" calcext:value-type="float">
            <text:p>0,0005958</text:p>
          </table:table-cell>
          <table:table-cell table:formula="of:=[.G241]-[.C241]" office:value-type="float" office:value="0.0000943000000002137" calcext:value-type="float">
            <text:p>0,0000943</text:p>
          </table:table-cell>
          <table:table-cell table:formula="of:=[.J241]/[.I241]" office:value-type="float" office:value="0.158274588788504" calcext:value-type="float">
            <text:p>0,1582745888</text:p>
          </table:table-cell>
          <table:table-cell table:formula="of:=[.D241]+[.H241]*[.K241]" office:value-type="float" office:value="4.71728483131923" calcext:value-type="float">
            <text:p>4,7172848313</text:p>
          </table:table-cell>
        </table:table-row>
        <table:table-row table:style-name="ro1">
          <table:table-cell office:value-type="float" office:value="3.7880966" calcext:value-type="float">
            <text:p>3,7880966</text:p>
          </table:table-cell>
          <table:table-cell office:value-type="float" office:value="4.7" calcext:value-type="float">
            <text:p>4,7</text:p>
          </table:table-cell>
          <table:table-cell office:value-type="float" office:value="3.788" calcext:value-type="float">
            <text:p>3,788</text:p>
          </table:table-cell>
          <table:table-cell office:value-type="float" office:value="4.69675" calcext:value-type="float">
            <text:p>4,69675</text:p>
          </table:table-cell>
          <table:table-cell office:value-type="float" office:value="0.0002504" calcext:value-type="float">
            <text:p>0,0002504</text:p>
          </table:table-cell>
          <table:table-cell office:value-type="float" office:value="-1.592132" calcext:value-type="float">
            <text:p>-1,592132</text:p>
          </table:table-cell>
          <table:table-cell table:formula="of:=[.A242]-[.E242]" office:value-type="float" office:value="3.7878462" calcext:value-type="float">
            <text:p>3,7878462</text:p>
          </table:table-cell>
          <table:table-cell table:formula="of:=[.B242]-[.D242]" office:value-type="float" office:value="0.00325000000000042" calcext:value-type="float">
            <text:p>0,00325</text:p>
          </table:table-cell>
          <table:table-cell table:formula="of:=[.A242]-[.C242]" office:value-type="float" office:value="0.0000965999999995582" calcext:value-type="float">
            <text:p>0,0000966</text:p>
          </table:table-cell>
          <table:table-cell table:formula="of:=[.G242]-[.C242]" office:value-type="float" office:value="-0.000153800000000537" calcext:value-type="float">
            <text:p>-0,0001538</text:p>
          </table:table-cell>
          <table:table-cell table:formula="of:=[.J242]/[.I242]" office:value-type="float" office:value="-1.59213250518882" calcext:value-type="float">
            <text:p>-1,5921325052</text:p>
          </table:table-cell>
          <table:table-cell table:formula="of:=[.D242]+[.H242]*[.K242]" office:value-type="float" office:value="4.69157556935814" calcext:value-type="float">
            <text:p>4,6915755694</text:p>
          </table:table-cell>
        </table:table-row>
        <table:table-row table:style-name="ro1">
          <table:table-cell office:value-type="float" office:value="3.8186781" calcext:value-type="float">
            <text:p>3,8186781</text:p>
          </table:table-cell>
          <table:table-cell office:value-type="float" office:value="4.25" calcext:value-type="float">
            <text:p>4,25</text:p>
          </table:table-cell>
          <table:table-cell office:value-type="float" office:value="3.788" calcext:value-type="float">
            <text:p>3,788</text:p>
          </table:table-cell>
          <table:table-cell office:value-type="float" office:value="4.694825" calcext:value-type="float">
            <text:p>4,694825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9673122" calcext:value-type="float">
            <text:p>0,9673122</text:p>
          </table:table-cell>
          <table:table-cell table:formula="of:=[.A243]-[.E243]" office:value-type="float" office:value="3.8176753" calcext:value-type="float">
            <text:p>3,8176753</text:p>
          </table:table-cell>
          <table:table-cell table:formula="of:=[.B243]-[.D243]" office:value-type="float" office:value="-0.444825" calcext:value-type="float">
            <text:p>-0,444825</text:p>
          </table:table-cell>
          <table:table-cell table:formula="of:=[.A243]-[.C243]" office:value-type="float" office:value="0.0306780999999998" calcext:value-type="float">
            <text:p>0,0306781</text:p>
          </table:table-cell>
          <table:table-cell table:formula="of:=[.G243]-[.C243]" office:value-type="float" office:value="0.0296752999999996" calcext:value-type="float">
            <text:p>0,0296753</text:p>
          </table:table-cell>
          <table:table-cell table:formula="of:=[.J243]/[.I243]" office:value-type="float" office:value="0.967312186869454" calcext:value-type="float">
            <text:p>0,9673121869</text:p>
          </table:table-cell>
          <table:table-cell table:formula="of:=[.D243]+[.H243]*[.K243]" office:value-type="float" office:value="4.2645403564758" calcext:value-type="float">
            <text:p>4,2645403565</text:p>
          </table:table-cell>
        </table:table-row>
        <table:table-row table:style-name="ro1">
          <table:table-cell office:value-type="float" office:value="3.8211844" calcext:value-type="float">
            <text:p>3,8211844</text:p>
          </table:table-cell>
          <table:table-cell office:value-type="float" office:value="4.25" calcext:value-type="float">
            <text:p>4,25</text:p>
          </table:table-cell>
          <table:table-cell office:value-type="float" office:value="3.819" calcext:value-type="float">
            <text:p>3,819</text:p>
          </table:table-cell>
          <table:table-cell office:value-type="float" office:value="3.819714" calcext:value-type="float">
            <text:p>3,819714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5409266" calcext:value-type="float">
            <text:p>0,5409266</text:p>
          </table:table-cell>
          <table:table-cell table:formula="of:=[.A244]-[.E244]" office:value-type="float" office:value="3.8201816" calcext:value-type="float">
            <text:p>3,8201816</text:p>
          </table:table-cell>
          <table:table-cell table:formula="of:=[.B244]-[.D244]" office:value-type="float" office:value="0.430286" calcext:value-type="float">
            <text:p>0,430286</text:p>
          </table:table-cell>
          <table:table-cell table:formula="of:=[.A244]-[.C244]" office:value-type="float" office:value="0.00218439999999998" calcext:value-type="float">
            <text:p>0,0021844</text:p>
          </table:table-cell>
          <table:table-cell table:formula="of:=[.G244]-[.C244]" office:value-type="float" office:value="0.00118159999999978" calcext:value-type="float">
            <text:p>0,0011816</text:p>
          </table:table-cell>
          <table:table-cell table:formula="of:=[.J244]/[.I244]" office:value-type="float" office:value="0.54092657022514" calcext:value-type="float">
            <text:p>0,5409265702</text:p>
          </table:table-cell>
          <table:table-cell table:formula="of:=[.D244]+[.H244]*[.K244]" office:value-type="float" office:value="4.0524671301959" calcext:value-type="float">
            <text:p>4,0524671302</text:p>
          </table:table-cell>
        </table:table-row>
        <table:table-row table:style-name="ro1">
          <table:table-cell office:value-type="float" office:value="3.8216857" calcext:value-type="float">
            <text:p>3,8216857</text:p>
          </table:table-cell>
          <table:table-cell office:value-type="float" office:value="4.25" calcext:value-type="float">
            <text:p>4,25</text:p>
          </table:table-cell>
          <table:table-cell office:value-type="float" office:value="3.821" calcext:value-type="float">
            <text:p>3,821</text:p>
          </table:table-cell>
          <table:table-cell office:value-type="float" office:value="4.482752" calcext:value-type="float">
            <text:p>4,48275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6344612" calcext:value-type="float">
            <text:p>0,6344612</text:p>
          </table:table-cell>
          <table:table-cell table:formula="of:=[.A245]-[.E245]" office:value-type="float" office:value="3.82143505" calcext:value-type="float">
            <text:p>3,82143505</text:p>
          </table:table-cell>
          <table:table-cell table:formula="of:=[.B245]-[.D245]" office:value-type="float" office:value="-0.232752" calcext:value-type="float">
            <text:p>-0,232752</text:p>
          </table:table-cell>
          <table:table-cell table:formula="of:=[.A245]-[.C245]" office:value-type="float" office:value="0.000685699999999567" calcext:value-type="float">
            <text:p>0,0006857</text:p>
          </table:table-cell>
          <table:table-cell table:formula="of:=[.G245]-[.C245]" office:value-type="float" office:value="0.000435049999999659" calcext:value-type="float">
            <text:p>0,00043505</text:p>
          </table:table-cell>
          <table:table-cell table:formula="of:=[.J245]/[.I245]" office:value-type="float" office:value="0.634461134606875" calcext:value-type="float">
            <text:p>0,6344611346</text:p>
          </table:table-cell>
          <table:table-cell table:formula="of:=[.D245]+[.H245]*[.K245]" office:value-type="float" office:value="4.33507990199798" calcext:value-type="float">
            <text:p>4,335079902</text:p>
          </table:table-cell>
        </table:table-row>
        <table:table-row table:style-name="ro1">
          <table:table-cell office:value-type="float" office:value="3.822187" calcext:value-type="float">
            <text:p>3,822187</text:p>
          </table:table-cell>
          <table:table-cell office:value-type="float" office:value="4.25" calcext:value-type="float">
            <text:p>4,25</text:p>
          </table:table-cell>
          <table:table-cell office:value-type="float" office:value="3.822" calcext:value-type="float">
            <text:p>3,822</text:p>
          </table:table-cell>
          <table:table-cell office:value-type="float" office:value="4.102327" calcext:value-type="float">
            <text:p>4,102327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-0.3403743" calcext:value-type="float">
            <text:p>-0,3403743</text:p>
          </table:table-cell>
          <table:table-cell table:formula="of:=[.A246]-[.E246]" office:value-type="float" office:value="3.82193635" calcext:value-type="float">
            <text:p>3,82193635</text:p>
          </table:table-cell>
          <table:table-cell table:formula="of:=[.B246]-[.D246]" office:value-type="float" office:value="0.147673" calcext:value-type="float">
            <text:p>0,147673</text:p>
          </table:table-cell>
          <table:table-cell table:formula="of:=[.A246]-[.C246]" office:value-type="float" office:value="0.000186999999999937" calcext:value-type="float">
            <text:p>0,000187</text:p>
          </table:table-cell>
          <table:table-cell table:formula="of:=[.G246]-[.C246]" office:value-type="float" office:value="-0.0000636499999999707" calcext:value-type="float">
            <text:p>-0,00006365</text:p>
          </table:table-cell>
          <table:table-cell table:formula="of:=[.J246]/[.I246]" office:value-type="float" office:value="-0.34037433155076" calcext:value-type="float">
            <text:p>-0,3403743316</text:p>
          </table:table-cell>
          <table:table-cell table:formula="of:=[.D246]+[.H246]*[.K246]" office:value-type="float" office:value="4.0520629013369" calcext:value-type="float">
            <text:p>4,0520629013</text:p>
          </table:table-cell>
        </table:table-row>
        <table:table-row table:style-name="ro1">
          <table:table-cell office:value-type="float" office:value="3.8226882" calcext:value-type="float">
            <text:p>3,8226882</text:p>
          </table:table-cell>
          <table:table-cell office:value-type="float" office:value="4.25" calcext:value-type="float">
            <text:p>4,25</text:p>
          </table:table-cell>
          <table:table-cell office:value-type="float" office:value="3.822" calcext:value-type="float">
            <text:p>3,822</text:p>
          </table:table-cell>
          <table:table-cell office:value-type="float" office:value="4.199736" calcext:value-type="float">
            <text:p>4,199736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6358617" calcext:value-type="float">
            <text:p>0,6358617</text:p>
          </table:table-cell>
          <table:table-cell table:formula="of:=[.A247]-[.E247]" office:value-type="float" office:value="3.8224376" calcext:value-type="float">
            <text:p>3,8224376</text:p>
          </table:table-cell>
          <table:table-cell table:formula="of:=[.B247]-[.D247]" office:value-type="float" office:value="0.0502640000000003" calcext:value-type="float">
            <text:p>0,050264</text:p>
          </table:table-cell>
          <table:table-cell table:formula="of:=[.A247]-[.C247]" office:value-type="float" office:value="0.000688199999999917" calcext:value-type="float">
            <text:p>0,0006882</text:p>
          </table:table-cell>
          <table:table-cell table:formula="of:=[.G247]-[.C247]" office:value-type="float" office:value="0.000437599999999705" calcext:value-type="float">
            <text:p>0,0004376</text:p>
          </table:table-cell>
          <table:table-cell table:formula="of:=[.J247]/[.I247]" office:value-type="float" office:value="0.635861668119381" calcext:value-type="float">
            <text:p>0,6358616681</text:p>
          </table:table-cell>
          <table:table-cell table:formula="of:=[.D247]+[.H247]*[.K247]" office:value-type="float" office:value="4.23169695088635" calcext:value-type="float">
            <text:p>4,2316969509</text:p>
          </table:table-cell>
        </table:table-row>
        <table:table-row table:style-name="ro1">
          <table:table-cell office:value-type="float" office:value="3.8507675" calcext:value-type="float">
            <text:p>3,8507675</text:p>
          </table:table-cell>
          <table:table-cell office:value-type="float" office:value="3.799999" calcext:value-type="float">
            <text:p>3,799999</text:p>
          </table:table-cell>
          <table:table-cell office:value-type="float" office:value="3.823" calcext:value-type="float">
            <text:p>3,823</text:p>
          </table:table-cell>
          <table:table-cell office:value-type="float" office:value="4.28196" calcext:value-type="float">
            <text:p>4,28196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9908091" calcext:value-type="float">
            <text:p>0,9908091</text:p>
          </table:table-cell>
          <table:table-cell table:formula="of:=[.A248]-[.E248]" office:value-type="float" office:value="3.8505169" calcext:value-type="float">
            <text:p>3,8505169</text:p>
          </table:table-cell>
          <table:table-cell table:formula="of:=[.B248]-[.D248]" office:value-type="float" office:value="-0.481961" calcext:value-type="float">
            <text:p>-0,481961</text:p>
          </table:table-cell>
          <table:table-cell table:formula="of:=[.A248]-[.C248]" office:value-type="float" office:value="0.0277674999999999" calcext:value-type="float">
            <text:p>0,0277675</text:p>
          </table:table-cell>
          <table:table-cell table:formula="of:=[.G248]-[.C248]" office:value-type="float" office:value="0.0275168999999997" calcext:value-type="float">
            <text:p>0,0275169</text:p>
          </table:table-cell>
          <table:table-cell table:formula="of:=[.J248]/[.I248]" office:value-type="float" office:value="0.990975060772478" calcext:value-type="float">
            <text:p>0,9909750608</text:p>
          </table:table-cell>
          <table:table-cell table:formula="of:=[.D248]+[.H248]*[.K248]" office:value-type="float" office:value="3.80434866873504" calcext:value-type="float">
            <text:p>3,8043486687</text:p>
          </table:table-cell>
        </table:table-row>
        <table:table-row table:style-name="ro1">
          <table:table-cell office:value-type="float" office:value="3.8532736" calcext:value-type="float">
            <text:p>3,8532736</text:p>
          </table:table-cell>
          <table:table-cell office:value-type="float" office:value="3.799999" calcext:value-type="float">
            <text:p>3,799999</text:p>
          </table:table-cell>
          <table:table-cell office:value-type="float" office:value="3.85" calcext:value-type="float">
            <text:p>3,85</text:p>
          </table:table-cell>
          <table:table-cell office:value-type="float" office:value="3.322468" calcext:value-type="float">
            <text:p>3,322468</text:p>
          </table:table-cell>
          <table:table-cell office:value-type="float" office:value="0.00125305" calcext:value-type="float">
            <text:p>0,00125305</text:p>
          </table:table-cell>
          <table:table-cell office:value-type="float" office:value="0.6172256" calcext:value-type="float">
            <text:p>0,6172256</text:p>
          </table:table-cell>
          <table:table-cell table:formula="of:=[.A249]-[.E249]" office:value-type="float" office:value="3.85202055" calcext:value-type="float">
            <text:p>3,85202055</text:p>
          </table:table-cell>
          <table:table-cell table:formula="of:=[.B249]-[.D249]" office:value-type="float" office:value="0.477531" calcext:value-type="float">
            <text:p>0,477531</text:p>
          </table:table-cell>
          <table:table-cell table:formula="of:=[.A249]-[.C249]" office:value-type="float" office:value="0.00327359999999999" calcext:value-type="float">
            <text:p>0,0032736</text:p>
          </table:table-cell>
          <table:table-cell table:formula="of:=[.G249]-[.C249]" office:value-type="float" office:value="0.00202055000000012" calcext:value-type="float">
            <text:p>0,00202055</text:p>
          </table:table-cell>
          <table:table-cell table:formula="of:=[.J249]/[.I249]" office:value-type="float" office:value="0.617225684262014" calcext:value-type="float">
            <text:p>0,6172256843</text:p>
          </table:table-cell>
          <table:table-cell table:formula="of:=[.D249]+[.H249]*[.K249]" office:value-type="float" office:value="3.61721239823132" calcext:value-type="float">
            <text:p>3,6172123982</text:p>
          </table:table-cell>
        </table:table-row>
        <table:table-row table:style-name="ro1">
          <table:table-cell office:value-type="float" office:value="3.8552835" calcext:value-type="float">
            <text:p>3,8552835</text:p>
          </table:table-cell>
          <table:table-cell office:value-type="float" office:value="3.799999" calcext:value-type="float">
            <text:p>3,799999</text:p>
          </table:table-cell>
          <table:table-cell office:value-type="float" office:value="3.853" calcext:value-type="float">
            <text:p>3,853</text:p>
          </table:table-cell>
          <table:table-cell office:value-type="float" office:value="4.094744" calcext:value-type="float">
            <text:p>4,094744</text:p>
          </table:table-cell>
          <table:table-cell office:value-type="float" office:value="0.00100495" calcext:value-type="float">
            <text:p>0,00100495</text:p>
          </table:table-cell>
          <table:table-cell office:value-type="float" office:value="0.559908" calcext:value-type="float">
            <text:p>0,559908</text:p>
          </table:table-cell>
          <table:table-cell table:formula="of:=[.A250]-[.E250]" office:value-type="float" office:value="3.85427855" calcext:value-type="float">
            <text:p>3,85427855</text:p>
          </table:table-cell>
          <table:table-cell table:formula="of:=[.B250]-[.D250]" office:value-type="float" office:value="-0.294745" calcext:value-type="float">
            <text:p>-0,294745</text:p>
          </table:table-cell>
          <table:table-cell table:formula="of:=[.A250]-[.C250]" office:value-type="float" office:value="0.00228350000000033" calcext:value-type="float">
            <text:p>0,0022835</text:p>
          </table:table-cell>
          <table:table-cell table:formula="of:=[.G250]-[.C250]" office:value-type="float" office:value="0.00127855000000032" calcext:value-type="float">
            <text:p>0,00127855</text:p>
          </table:table-cell>
          <table:table-cell table:formula="of:=[.J250]/[.I250]" office:value-type="float" office:value="0.559908035909849" calcext:value-type="float">
            <text:p>0,5599080359</text:p>
          </table:table-cell>
          <table:table-cell table:formula="of:=[.D250]+[.H250]*[.K250]" office:value-type="float" office:value="3.92971390595575" calcext:value-type="float">
            <text:p>3,929713906</text:p>
          </table:table-cell>
        </table:table-row>
        <table:table-row table:style-name="ro1">
          <table:table-cell office:value-type="float" office:value="3.8557845" calcext:value-type="float">
            <text:p>3,8557845</text:p>
          </table:table-cell>
          <table:table-cell office:value-type="float" office:value="3.799999" calcext:value-type="float">
            <text:p>3,799999</text:p>
          </table:table-cell>
          <table:table-cell office:value-type="float" office:value="3.855" calcext:value-type="float">
            <text:p>3,855</text:p>
          </table:table-cell>
          <table:table-cell office:value-type="float" office:value="3.634969" calcext:value-type="float">
            <text:p>3,634969</text:p>
          </table:table-cell>
          <table:table-cell office:value-type="float" office:value="0.00100495" calcext:value-type="float">
            <text:p>0,00100495</text:p>
          </table:table-cell>
          <table:table-cell office:value-type="float" office:value="-0.2810071" calcext:value-type="float">
            <text:p>-0,2810071</text:p>
          </table:table-cell>
          <table:table-cell table:formula="of:=[.A251]-[.E251]" office:value-type="float" office:value="3.85477955" calcext:value-type="float">
            <text:p>3,85477955</text:p>
          </table:table-cell>
          <table:table-cell table:formula="of:=[.B251]-[.D251]" office:value-type="float" office:value="0.16503" calcext:value-type="float">
            <text:p>0,16503</text:p>
          </table:table-cell>
          <table:table-cell table:formula="of:=[.A251]-[.C251]" office:value-type="float" office:value="0.000784499999999966" calcext:value-type="float">
            <text:p>0,0007845</text:p>
          </table:table-cell>
          <table:table-cell table:formula="of:=[.G251]-[.C251]" office:value-type="float" office:value="-0.000220450000000039" calcext:value-type="float">
            <text:p>-0,00022045</text:p>
          </table:table-cell>
          <table:table-cell table:formula="of:=[.J251]/[.I251]" office:value-type="float" office:value="-0.281007010834988" calcext:value-type="float">
            <text:p>-0,2810070108</text:p>
          </table:table-cell>
          <table:table-cell table:formula="of:=[.D251]+[.H251]*[.K251]" office:value-type="float" office:value="3.5885944130019" calcext:value-type="float">
            <text:p>3,588594413</text:p>
          </table:table-cell>
        </table:table-row>
        <table:table-row table:style-name="ro1">
          <table:table-cell office:value-type="float" office:value="3.8562858" calcext:value-type="float">
            <text:p>3,8562858</text:p>
          </table:table-cell>
          <table:table-cell office:value-type="float" office:value="3.799999" calcext:value-type="float">
            <text:p>3,799999</text:p>
          </table:table-cell>
          <table:table-cell office:value-type="float" office:value="3.856" calcext:value-type="float">
            <text:p>3,856</text:p>
          </table:table-cell>
          <table:table-cell office:value-type="float" office:value="3.753625" calcext:value-type="float">
            <text:p>3,753625</text:p>
          </table:table-cell>
          <table:table-cell office:value-type="float" office:value="0.00100495" calcext:value-type="float">
            <text:p>0,00100495</text:p>
          </table:table-cell>
          <table:table-cell office:value-type="float" office:value="-2.51627" calcext:value-type="float">
            <text:p>-2,51627</text:p>
          </table:table-cell>
          <table:table-cell table:formula="of:=[.A252]-[.E252]" office:value-type="float" office:value="3.85528085" calcext:value-type="float">
            <text:p>3,85528085</text:p>
          </table:table-cell>
          <table:table-cell table:formula="of:=[.B252]-[.D252]" office:value-type="float" office:value="0.0463740000000001" calcext:value-type="float">
            <text:p>0,046374</text:p>
          </table:table-cell>
          <table:table-cell table:formula="of:=[.A252]-[.C252]" office:value-type="float" office:value="0.000285800000000336" calcext:value-type="float">
            <text:p>0,0002858</text:p>
          </table:table-cell>
          <table:table-cell table:formula="of:=[.G252]-[.C252]" office:value-type="float" office:value="-0.000719149999999669" calcext:value-type="float">
            <text:p>-0,00071915</text:p>
          </table:table-cell>
          <table:table-cell table:formula="of:=[.J252]/[.I252]" office:value-type="float" office:value="-2.51627011896019" calcext:value-type="float">
            <text:p>-2,516270119</text:p>
          </table:table-cell>
          <table:table-cell table:formula="of:=[.D252]+[.H252]*[.K252]" office:value-type="float" office:value="3.63693548950334" calcext:value-type="float">
            <text:p>3,6369354895</text:p>
          </table:table-cell>
        </table:table-row>
        <table:table-row table:style-name="ro1">
          <table:table-cell office:value-type="float" office:value="3.8567871" calcext:value-type="float">
            <text:p>3,8567871</text:p>
          </table:table-cell>
          <table:table-cell office:value-type="float" office:value="3.799999" calcext:value-type="float">
            <text:p>3,799999</text:p>
          </table:table-cell>
          <table:table-cell office:value-type="float" office:value="3.856" calcext:value-type="float">
            <text:p>3,856</text:p>
          </table:table-cell>
          <table:table-cell office:value-type="float" office:value="3.683308" calcext:value-type="float">
            <text:p>3,683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53]-[.E253]" office:value-type="float" office:value="3.8567871" calcext:value-type="float">
            <text:p>3,8567871</text:p>
          </table:table-cell>
          <table:table-cell table:formula="of:=[.B253]-[.D253]" office:value-type="float" office:value="0.116691" calcext:value-type="float">
            <text:p>0,116691</text:p>
          </table:table-cell>
          <table:table-cell table:formula="of:=[.A253]-[.C253]" office:value-type="float" office:value="0.000787100000000152" calcext:value-type="float">
            <text:p>0,0007871</text:p>
          </table:table-cell>
          <table:table-cell table:formula="of:=[.G253]-[.C253]" office:value-type="float" office:value="0.000787100000000152" calcext:value-type="float">
            <text:p>0,0007871</text:p>
          </table:table-cell>
          <table:table-cell table:formula="of:=[.J253]/[.I253]" office:value-type="float" office:value="1" calcext:value-type="float">
            <text:p>1</text:p>
          </table:table-cell>
          <table:table-cell table:formula="of:=[.D253]+[.H253]*[.K253]" office:value-type="float" office:value="3.799999" calcext:value-type="float">
            <text:p>3,799999</text:p>
          </table:table-cell>
        </table:table-row>
        <table:table-row table:style-name="ro1">
          <table:table-cell office:value-type="float" office:value="3.8848671" calcext:value-type="float">
            <text:p>3,8848671</text:p>
          </table:table-cell>
          <table:table-cell office:value-type="float" office:value="3.349999" calcext:value-type="float">
            <text:p>3,349999</text:p>
          </table:table-cell>
          <table:table-cell office:value-type="float" office:value="3.857" calcext:value-type="float">
            <text:p>3,857</text:p>
          </table:table-cell>
          <table:table-cell office:value-type="float" office:value="3.91669" calcext:value-type="float">
            <text:p>3,916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54]-[.E254]" office:value-type="float" office:value="3.8848671" calcext:value-type="float">
            <text:p>3,8848671</text:p>
          </table:table-cell>
          <table:table-cell table:formula="of:=[.B254]-[.D254]" office:value-type="float" office:value="-0.566691" calcext:value-type="float">
            <text:p>-0,566691</text:p>
          </table:table-cell>
          <table:table-cell table:formula="of:=[.A254]-[.C254]" office:value-type="float" office:value="0.0278670999999999" calcext:value-type="float">
            <text:p>0,0278671</text:p>
          </table:table-cell>
          <table:table-cell table:formula="of:=[.G254]-[.C254]" office:value-type="float" office:value="0.0278670999999999" calcext:value-type="float">
            <text:p>0,0278671</text:p>
          </table:table-cell>
          <table:table-cell table:formula="of:=[.J254]/[.I254]" office:value-type="float" office:value="1" calcext:value-type="float">
            <text:p>1</text:p>
          </table:table-cell>
          <table:table-cell table:formula="of:=[.D254]+[.H254]*[.K254]" office:value-type="float" office:value="3.349999" calcext:value-type="float">
            <text:p>3,349999</text:p>
          </table:table-cell>
        </table:table-row>
        <table:table-row table:style-name="ro1">
          <table:table-cell office:value-type="float" office:value="3.8873729" calcext:value-type="float">
            <text:p>3,8873729</text:p>
          </table:table-cell>
          <table:table-cell office:value-type="float" office:value="3.349999" calcext:value-type="float">
            <text:p>3,349999</text:p>
          </table:table-cell>
          <table:table-cell office:value-type="float" office:value="3.885" calcext:value-type="float">
            <text:p>3,885</text:p>
          </table:table-cell>
          <table:table-cell office:value-type="float" office:value="2.783308" calcext:value-type="float">
            <text:p>2,783308</text:p>
          </table:table-cell>
          <table:table-cell office:value-type="float" office:value="0.0010024" calcext:value-type="float">
            <text:p>0,0010024</text:p>
          </table:table-cell>
          <table:table-cell office:value-type="float" office:value="0.5775633" calcext:value-type="float">
            <text:p>0,5775633</text:p>
          </table:table-cell>
          <table:table-cell table:formula="of:=[.A255]-[.E255]" office:value-type="float" office:value="3.8863705" calcext:value-type="float">
            <text:p>3,8863705</text:p>
          </table:table-cell>
          <table:table-cell table:formula="of:=[.B255]-[.D255]" office:value-type="float" office:value="0.566691" calcext:value-type="float">
            <text:p>0,566691</text:p>
          </table:table-cell>
          <table:table-cell table:formula="of:=[.A255]-[.C255]" office:value-type="float" office:value="0.00237290000000012" calcext:value-type="float">
            <text:p>0,0023729</text:p>
          </table:table-cell>
          <table:table-cell table:formula="of:=[.G255]-[.C255]" office:value-type="float" office:value="0.00137050000000016" calcext:value-type="float">
            <text:p>0,0013705</text:p>
          </table:table-cell>
          <table:table-cell table:formula="of:=[.J255]/[.I255]" office:value-type="float" office:value="0.577563319145389" calcext:value-type="float">
            <text:p>0,5775633191</text:p>
          </table:table-cell>
          <table:table-cell table:formula="of:=[.D255]+[.H255]*[.K255]" office:value-type="float" office:value="3.11060793488982" calcext:value-type="float">
            <text:p>3,1106079349</text:p>
          </table:table-cell>
        </table:table-row>
        <table:table-row table:style-name="ro1">
          <table:table-cell office:value-type="float" office:value="3.8893783" calcext:value-type="float">
            <text:p>3,8893783</text:p>
          </table:table-cell>
          <table:table-cell office:value-type="float" office:value="3.349999" calcext:value-type="float">
            <text:p>3,349999</text:p>
          </table:table-cell>
          <table:table-cell office:value-type="float" office:value="3.887" calcext:value-type="float">
            <text:p>3,887</text:p>
          </table:table-cell>
          <table:table-cell office:value-type="float" office:value="3.677299" calcext:value-type="float">
            <text:p>3,677299</text:p>
          </table:table-cell>
          <table:table-cell office:value-type="float" office:value="0.0010024" calcext:value-type="float">
            <text:p>0,0010024</text:p>
          </table:table-cell>
          <table:table-cell office:value-type="float" office:value="0.5785225" calcext:value-type="float">
            <text:p>0,5785225</text:p>
          </table:table-cell>
          <table:table-cell table:formula="of:=[.A256]-[.E256]" office:value-type="float" office:value="3.8883759" calcext:value-type="float">
            <text:p>3,8883759</text:p>
          </table:table-cell>
          <table:table-cell table:formula="of:=[.B256]-[.D256]" office:value-type="float" office:value="-0.3273" calcext:value-type="float">
            <text:p>-0,3273</text:p>
          </table:table-cell>
          <table:table-cell table:formula="of:=[.A256]-[.C256]" office:value-type="float" office:value="0.00237829999999972" calcext:value-type="float">
            <text:p>0,0023783</text:p>
          </table:table-cell>
          <table:table-cell table:formula="of:=[.G256]-[.C256]" office:value-type="float" office:value="0.00137589999999976" calcext:value-type="float">
            <text:p>0,0013759</text:p>
          </table:table-cell>
          <table:table-cell table:formula="of:=[.J256]/[.I256]" office:value-type="float" office:value="0.578522474036044" calcext:value-type="float">
            <text:p>0,578522474</text:p>
          </table:table-cell>
          <table:table-cell table:formula="of:=[.D256]+[.H256]*[.K256]" office:value-type="float" office:value="3.487948594248" calcext:value-type="float">
            <text:p>3,4879485942</text:p>
          </table:table-cell>
        </table:table-row>
        <table:table-row table:style-name="ro1">
          <table:table-cell office:value-type="float" office:value="3.88988" calcext:value-type="float">
            <text:p>3,88988</text:p>
          </table:table-cell>
          <table:table-cell office:value-type="float" office:value="3.349999" calcext:value-type="float">
            <text:p>3,349999</text:p>
          </table:table-cell>
          <table:table-cell office:value-type="float" office:value="3.889" calcext:value-type="float">
            <text:p>3,889</text:p>
          </table:table-cell>
          <table:table-cell office:value-type="float" office:value="3.160649" calcext:value-type="float">
            <text:p>3,160649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7149432" calcext:value-type="float">
            <text:p>0,7149432</text:p>
          </table:table-cell>
          <table:table-cell table:formula="of:=[.A257]-[.E257]" office:value-type="float" office:value="3.88962915" calcext:value-type="float">
            <text:p>3,88962915</text:p>
          </table:table-cell>
          <table:table-cell table:formula="of:=[.B257]-[.D257]" office:value-type="float" office:value="0.18935" calcext:value-type="float">
            <text:p>0,18935</text:p>
          </table:table-cell>
          <table:table-cell table:formula="of:=[.A257]-[.C257]" office:value-type="float" office:value="0.000879999999999992" calcext:value-type="float">
            <text:p>0,00088</text:p>
          </table:table-cell>
          <table:table-cell table:formula="of:=[.G257]-[.C257]" office:value-type="float" office:value="0.000629149999999967" calcext:value-type="float">
            <text:p>0,00062915</text:p>
          </table:table-cell>
          <table:table-cell table:formula="of:=[.J257]/[.I257]" office:value-type="float" office:value="0.714943181818151" calcext:value-type="float">
            <text:p>0,7149431818</text:p>
          </table:table-cell>
          <table:table-cell table:formula="of:=[.D257]+[.H257]*[.K257]" office:value-type="float" office:value="3.29602349147727" calcext:value-type="float">
            <text:p>3,2960234915</text:p>
          </table:table-cell>
        </table:table-row>
        <table:table-row table:style-name="ro1">
          <table:table-cell office:value-type="float" office:value="3.890381" calcext:value-type="float">
            <text:p>3,890381</text:p>
          </table:table-cell>
          <table:table-cell office:value-type="float" office:value="3.349999" calcext:value-type="float">
            <text:p>3,349999</text:p>
          </table:table-cell>
          <table:table-cell office:value-type="float" office:value="3.89" calcext:value-type="float">
            <text:p>3,89</text:p>
          </table:table-cell>
          <table:table-cell office:value-type="float" office:value="3.485374" calcext:value-type="float">
            <text:p>3,485374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3416011" calcext:value-type="float">
            <text:p>0,3416011</text:p>
          </table:table-cell>
          <table:table-cell table:formula="of:=[.A258]-[.E258]" office:value-type="float" office:value="3.89013015" calcext:value-type="float">
            <text:p>3,89013015</text:p>
          </table:table-cell>
          <table:table-cell table:formula="of:=[.B258]-[.D258]" office:value-type="float" office:value="-0.135375" calcext:value-type="float">
            <text:p>-0,135375</text:p>
          </table:table-cell>
          <table:table-cell table:formula="of:=[.A258]-[.C258]" office:value-type="float" office:value="0.000380999999999965" calcext:value-type="float">
            <text:p>0,000381</text:p>
          </table:table-cell>
          <table:table-cell table:formula="of:=[.G258]-[.C258]" office:value-type="float" office:value="0.00013014999999994" calcext:value-type="float">
            <text:p>0,00013015</text:p>
          </table:table-cell>
          <table:table-cell table:formula="of:=[.J258]/[.I258]" office:value-type="float" office:value="0.341601049868641" calcext:value-type="float">
            <text:p>0,3416010499</text:p>
          </table:table-cell>
          <table:table-cell table:formula="of:=[.D258]+[.H258]*[.K258]" office:value-type="float" office:value="3.43912975787403" calcext:value-type="float">
            <text:p>3,4391297579</text:p>
          </table:table-cell>
        </table:table-row>
        <table:table-row table:style-name="ro1">
          <table:table-cell office:value-type="float" office:value="3.8908826" calcext:value-type="float">
            <text:p>3,8908826</text:p>
          </table:table-cell>
          <table:table-cell office:value-type="float" office:value="3.349999" calcext:value-type="float">
            <text:p>3,349999</text:p>
          </table:table-cell>
          <table:table-cell office:value-type="float" office:value="3.89" calcext:value-type="float">
            <text:p>3,89</text:p>
          </table:table-cell>
          <table:table-cell office:value-type="float" office:value="3.303755" calcext:value-type="float">
            <text:p>3,3037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59]-[.E259]" office:value-type="float" office:value="3.8908826" calcext:value-type="float">
            <text:p>3,8908826</text:p>
          </table:table-cell>
          <table:table-cell table:formula="of:=[.B259]-[.D259]" office:value-type="float" office:value="0.0462440000000002" calcext:value-type="float">
            <text:p>0,046244</text:p>
          </table:table-cell>
          <table:table-cell table:formula="of:=[.A259]-[.C259]" office:value-type="float" office:value="0.000882599999999734" calcext:value-type="float">
            <text:p>0,0008826</text:p>
          </table:table-cell>
          <table:table-cell table:formula="of:=[.G259]-[.C259]" office:value-type="float" office:value="0.000882599999999734" calcext:value-type="float">
            <text:p>0,0008826</text:p>
          </table:table-cell>
          <table:table-cell table:formula="of:=[.J259]/[.I259]" office:value-type="float" office:value="1" calcext:value-type="float">
            <text:p>1</text:p>
          </table:table-cell>
          <table:table-cell table:formula="of:=[.D259]+[.H259]*[.K259]" office:value-type="float" office:value="3.349999" calcext:value-type="float">
            <text:p>3,349999</text:p>
          </table:table-cell>
        </table:table-row>
        <table:table-row table:style-name="ro1">
          <table:table-cell office:value-type="float" office:value="3.9188285" calcext:value-type="float">
            <text:p>3,9188285</text:p>
          </table:table-cell>
          <table:table-cell office:value-type="float" office:value="2.899999" calcext:value-type="float">
            <text:p>2,899999</text:p>
          </table:table-cell>
          <table:table-cell office:value-type="float" office:value="3.891" calcext:value-type="float">
            <text:p>3,891</text:p>
          </table:table-cell>
          <table:table-cell office:value-type="float" office:value="3.396243" calcext:value-type="float">
            <text:p>3,3962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60]-[.E260]" office:value-type="float" office:value="3.9188285" calcext:value-type="float">
            <text:p>3,9188285</text:p>
          </table:table-cell>
          <table:table-cell table:formula="of:=[.B260]-[.D260]" office:value-type="float" office:value="-0.496244" calcext:value-type="float">
            <text:p>-0,496244</text:p>
          </table:table-cell>
          <table:table-cell table:formula="of:=[.A260]-[.C260]" office:value-type="float" office:value="0.0278285" calcext:value-type="float">
            <text:p>0,0278285</text:p>
          </table:table-cell>
          <table:table-cell table:formula="of:=[.G260]-[.C260]" office:value-type="float" office:value="0.0278285" calcext:value-type="float">
            <text:p>0,0278285</text:p>
          </table:table-cell>
          <table:table-cell table:formula="of:=[.J260]/[.I260]" office:value-type="float" office:value="1" calcext:value-type="float">
            <text:p>1</text:p>
          </table:table-cell>
          <table:table-cell table:formula="of:=[.D260]+[.H260]*[.K260]" office:value-type="float" office:value="2.899999" calcext:value-type="float">
            <text:p>2,899999</text:p>
          </table:table-cell>
        </table:table-row>
        <table:table-row table:style-name="ro1">
          <table:table-cell office:value-type="float" office:value="3.919831" calcext:value-type="float">
            <text:p>3,919831</text:p>
          </table:table-cell>
          <table:table-cell office:value-type="float" office:value="2.899999" calcext:value-type="float">
            <text:p>2,899999</text:p>
          </table:table-cell>
          <table:table-cell office:value-type="float" office:value="3.919" calcext:value-type="float">
            <text:p>3,919</text:p>
          </table:table-cell>
          <table:table-cell office:value-type="float" office:value="2.403754" calcext:value-type="float">
            <text:p>2,403754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6985559" calcext:value-type="float">
            <text:p>0,6985559</text:p>
          </table:table-cell>
          <table:table-cell table:formula="of:=[.A261]-[.E261]" office:value-type="float" office:value="3.9195805" calcext:value-type="float">
            <text:p>3,9195805</text:p>
          </table:table-cell>
          <table:table-cell table:formula="of:=[.B261]-[.D261]" office:value-type="float" office:value="0.496245" calcext:value-type="float">
            <text:p>0,496245</text:p>
          </table:table-cell>
          <table:table-cell table:formula="of:=[.A261]-[.C261]" office:value-type="float" office:value="0.000830999999999804" calcext:value-type="float">
            <text:p>0,000831</text:p>
          </table:table-cell>
          <table:table-cell table:formula="of:=[.G261]-[.C261]" office:value-type="float" office:value="0.000580499999999873" calcext:value-type="float">
            <text:p>0,0005805</text:p>
          </table:table-cell>
          <table:table-cell table:formula="of:=[.J261]/[.I261]" office:value-type="float" office:value="0.698555956678712" calcext:value-type="float">
            <text:p>0,6985559567</text:p>
          </table:table-cell>
          <table:table-cell table:formula="of:=[.D261]+[.H261]*[.K261]" office:value-type="float" office:value="2.75040890072203" calcext:value-type="float">
            <text:p>2,7504089007</text:p>
          </table:table-cell>
        </table:table-row>
        <table:table-row table:style-name="ro1">
          <table:table-cell office:value-type="float" office:value="3.9218358" calcext:value-type="float">
            <text:p>3,9218358</text:p>
          </table:table-cell>
          <table:table-cell office:value-type="float" office:value="2.899999" calcext:value-type="float">
            <text:p>2,899999</text:p>
          </table:table-cell>
          <table:table-cell office:value-type="float" office:value="3.92" calcext:value-type="float">
            <text:p>3,92</text:p>
          </table:table-cell>
          <table:table-cell office:value-type="float" office:value="3.246653" calcext:value-type="float">
            <text:p>3,246653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635472" calcext:value-type="float">
            <text:p>0,8635472</text:p>
          </table:table-cell>
          <table:table-cell table:formula="of:=[.A262]-[.E262]" office:value-type="float" office:value="3.9215853" calcext:value-type="float">
            <text:p>3,9215853</text:p>
          </table:table-cell>
          <table:table-cell table:formula="of:=[.B262]-[.D262]" office:value-type="float" office:value="-0.346654" calcext:value-type="float">
            <text:p>-0,346654</text:p>
          </table:table-cell>
          <table:table-cell table:formula="of:=[.A262]-[.C262]" office:value-type="float" office:value="0.00183580000000028" calcext:value-type="float">
            <text:p>0,0018358</text:p>
          </table:table-cell>
          <table:table-cell table:formula="of:=[.G262]-[.C262]" office:value-type="float" office:value="0.00158530000000034" calcext:value-type="float">
            <text:p>0,0015853</text:p>
          </table:table-cell>
          <table:table-cell table:formula="of:=[.J262]/[.I262]" office:value-type="float" office:value="0.863547227366873" calcext:value-type="float">
            <text:p>0,8635472274</text:p>
          </table:table-cell>
          <table:table-cell table:formula="of:=[.D262]+[.H262]*[.K262]" office:value-type="float" office:value="2.94730089944436" calcext:value-type="float">
            <text:p>2,9473008994</text:p>
          </table:table-cell>
        </table:table-row>
        <table:table-row table:style-name="ro1">
          <table:table-cell office:value-type="float" office:value="3.9233412" calcext:value-type="float">
            <text:p>3,9233412</text:p>
          </table:table-cell>
          <table:table-cell office:value-type="float" office:value="2.899999" calcext:value-type="float">
            <text:p>2,899999</text:p>
          </table:table-cell>
          <table:table-cell office:value-type="float" office:value="3.922" calcext:value-type="float">
            <text:p>3,922</text:p>
          </table:table-cell>
          <table:table-cell office:value-type="float" office:value="2.600646" calcext:value-type="float">
            <text:p>2,600646</text:p>
          </table:table-cell>
          <table:table-cell office:value-type="float" office:value="0.00050165" calcext:value-type="float">
            <text:p>0,00050165</text:p>
          </table:table-cell>
          <table:table-cell office:value-type="float" office:value="0.6259693" calcext:value-type="float">
            <text:p>0,6259693</text:p>
          </table:table-cell>
          <table:table-cell table:formula="of:=[.A263]-[.E263]" office:value-type="float" office:value="3.92283955" calcext:value-type="float">
            <text:p>3,92283955</text:p>
          </table:table-cell>
          <table:table-cell table:formula="of:=[.B263]-[.D263]" office:value-type="float" office:value="0.299353" calcext:value-type="float">
            <text:p>0,299353</text:p>
          </table:table-cell>
          <table:table-cell table:formula="of:=[.A263]-[.C263]" office:value-type="float" office:value="0.00134119999999971" calcext:value-type="float">
            <text:p>0,0013412</text:p>
          </table:table-cell>
          <table:table-cell table:formula="of:=[.G263]-[.C263]" office:value-type="float" office:value="0.0008395499999998" calcext:value-type="float">
            <text:p>0,00083955</text:p>
          </table:table-cell>
          <table:table-cell table:formula="of:=[.J263]/[.I263]" office:value-type="float" office:value="0.625969281240667" calcext:value-type="float">
            <text:p>0,6259692812</text:p>
          </table:table-cell>
          <table:table-cell table:formula="of:=[.D263]+[.H263]*[.K263]" office:value-type="float" office:value="2.78803178224724" calcext:value-type="float">
            <text:p>2,7880317822</text:p>
          </table:table-cell>
        </table:table-row>
        <table:table-row table:style-name="ro1">
          <table:table-cell office:value-type="float" office:value="3.9243437" calcext:value-type="float">
            <text:p>3,9243437</text:p>
          </table:table-cell>
          <table:table-cell office:value-type="float" office:value="2.899999" calcext:value-type="float">
            <text:p>2,899999</text:p>
          </table:table-cell>
          <table:table-cell office:value-type="float" office:value="3.923" calcext:value-type="float">
            <text:p>3,923</text:p>
          </table:table-cell>
          <table:table-cell office:value-type="float" office:value="3.087384" calcext:value-type="float">
            <text:p>3,087384</text:p>
          </table:table-cell>
          <table:table-cell office:value-type="float" office:value="0.00050165" calcext:value-type="float">
            <text:p>0,00050165</text:p>
          </table:table-cell>
          <table:table-cell office:value-type="float" office:value="0.6266652" calcext:value-type="float">
            <text:p>0,6266652</text:p>
          </table:table-cell>
          <table:table-cell table:formula="of:=[.A264]-[.E264]" office:value-type="float" office:value="3.92384205" calcext:value-type="float">
            <text:p>3,92384205</text:p>
          </table:table-cell>
          <table:table-cell table:formula="of:=[.B264]-[.D264]" office:value-type="float" office:value="-0.187385" calcext:value-type="float">
            <text:p>-0,187385</text:p>
          </table:table-cell>
          <table:table-cell table:formula="of:=[.A264]-[.C264]" office:value-type="float" office:value="0.00134370000000006" calcext:value-type="float">
            <text:p>0,0013437</text:p>
          </table:table-cell>
          <table:table-cell table:formula="of:=[.G264]-[.C264]" office:value-type="float" office:value="0.00084205000000015" calcext:value-type="float">
            <text:p>0,00084205</text:p>
          </table:table-cell>
          <table:table-cell table:formula="of:=[.J264]/[.I264]" office:value-type="float" office:value="0.626665178239274" calcext:value-type="float">
            <text:p>0,6266651782</text:p>
          </table:table-cell>
          <table:table-cell table:formula="of:=[.D264]+[.H264]*[.K264]" office:value-type="float" office:value="2.96995634557563" calcext:value-type="float">
            <text:p>2,9699563456</text:p>
          </table:table-cell>
        </table:table-row>
        <table:table-row table:style-name="ro1">
          <table:table-cell office:value-type="float" office:value="3.9248467" calcext:value-type="float">
            <text:p>3,9248467</text:p>
          </table:table-cell>
          <table:table-cell office:value-type="float" office:value="2.899999" calcext:value-type="float">
            <text:p>2,899999</text:p>
          </table:table-cell>
          <table:table-cell office:value-type="float" office:value="3.924" calcext:value-type="float">
            <text:p>3,924</text:p>
          </table:table-cell>
          <table:table-cell office:value-type="float" office:value="2.782571" calcext:value-type="float">
            <text:p>2,782571</text:p>
          </table:table-cell>
          <table:table-cell office:value-type="float" office:value="0.0002515" calcext:value-type="float">
            <text:p>0,0002515</text:p>
          </table:table-cell>
          <table:table-cell office:value-type="float" office:value="0.7029645" calcext:value-type="float">
            <text:p>0,7029645</text:p>
          </table:table-cell>
          <table:table-cell table:formula="of:=[.A265]-[.E265]" office:value-type="float" office:value="3.9245952" calcext:value-type="float">
            <text:p>3,9245952</text:p>
          </table:table-cell>
          <table:table-cell table:formula="of:=[.B265]-[.D265]" office:value-type="float" office:value="0.117428" calcext:value-type="float">
            <text:p>0,117428</text:p>
          </table:table-cell>
          <table:table-cell table:formula="of:=[.A265]-[.C265]" office:value-type="float" office:value="0.000846699999999867" calcext:value-type="float">
            <text:p>0,0008467</text:p>
          </table:table-cell>
          <table:table-cell table:formula="of:=[.G265]-[.C265]" office:value-type="float" office:value="0.000595199999999796" calcext:value-type="float">
            <text:p>0,0005952</text:p>
          </table:table-cell>
          <table:table-cell table:formula="of:=[.J265]/[.I265]" office:value-type="float" office:value="0.702964450218365" calcext:value-type="float">
            <text:p>0,7029644502</text:p>
          </table:table-cell>
          <table:table-cell table:formula="of:=[.D265]+[.H265]*[.K265]" office:value-type="float" office:value="2.86511870946024" calcext:value-type="float">
            <text:p>2,8651187095</text:p>
          </table:table-cell>
        </table:table-row>
        <table:table-row table:style-name="ro1">
          <table:table-cell office:value-type="float" office:value="3.925348" calcext:value-type="float">
            <text:p>3,925348</text:p>
          </table:table-cell>
          <table:table-cell office:value-type="float" office:value="2.899999" calcext:value-type="float">
            <text:p>2,899999</text:p>
          </table:table-cell>
          <table:table-cell office:value-type="float" office:value="3.925" calcext:value-type="float">
            <text:p>3,925</text:p>
          </table:table-cell>
          <table:table-cell office:value-type="float" office:value="2.982546" calcext:value-type="float">
            <text:p>2,982546</text:p>
          </table:table-cell>
          <table:table-cell office:value-type="float" office:value="0.0002515" calcext:value-type="float">
            <text:p>0,0002515</text:p>
          </table:table-cell>
          <table:table-cell office:value-type="float" office:value="0.2772989" calcext:value-type="float">
            <text:p>0,2772989</text:p>
          </table:table-cell>
          <table:table-cell table:formula="of:=[.A266]-[.E266]" office:value-type="float" office:value="3.9250965" calcext:value-type="float">
            <text:p>3,9250965</text:p>
          </table:table-cell>
          <table:table-cell table:formula="of:=[.B266]-[.D266]" office:value-type="float" office:value="-0.0825469999999999" calcext:value-type="float">
            <text:p>-0,082547</text:p>
          </table:table-cell>
          <table:table-cell table:formula="of:=[.A266]-[.C266]" office:value-type="float" office:value="0.000348000000000237" calcext:value-type="float">
            <text:p>0,000348</text:p>
          </table:table-cell>
          <table:table-cell table:formula="of:=[.G266]-[.C266]" office:value-type="float" office:value="0.0000965000000001659" calcext:value-type="float">
            <text:p>0,0000965</text:p>
          </table:table-cell>
          <table:table-cell table:formula="of:=[.J266]/[.I266]" office:value-type="float" office:value="0.277298850575" calcext:value-type="float">
            <text:p>0,2772988506</text:p>
          </table:table-cell>
          <table:table-cell table:formula="of:=[.D266]+[.H266]*[.K266]" office:value-type="float" office:value="2.95965581178159" calcext:value-type="float">
            <text:p>2,9596558118</text:p>
          </table:table-cell>
        </table:table-row>
        <table:table-row table:style-name="ro1">
          <table:table-cell office:value-type="float" office:value="3.9523369" calcext:value-type="float">
            <text:p>3,9523369</text:p>
          </table:table-cell>
          <table:table-cell office:value-type="float" office:value="2.449998" calcext:value-type="float">
            <text:p>2,449998</text:p>
          </table:table-cell>
          <table:table-cell office:value-type="float" office:value="3.925" calcext:value-type="float">
            <text:p>3,925</text:p>
          </table:table-cell>
          <table:table-cell office:value-type="float" office:value="2.877108" calcext:value-type="float">
            <text:p>2,877108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908274" calcext:value-type="float">
            <text:p>0,9908274</text:p>
          </table:table-cell>
          <table:table-cell table:formula="of:=[.A267]-[.E267]" office:value-type="float" office:value="3.95208615" calcext:value-type="float">
            <text:p>3,95208615</text:p>
          </table:table-cell>
          <table:table-cell table:formula="of:=[.B267]-[.D267]" office:value-type="float" office:value="-0.42711" calcext:value-type="float">
            <text:p>-0,42711</text:p>
          </table:table-cell>
          <table:table-cell table:formula="of:=[.A267]-[.C267]" office:value-type="float" office:value="0.0273368999999999" calcext:value-type="float">
            <text:p>0,0273369</text:p>
          </table:table-cell>
          <table:table-cell table:formula="of:=[.G267]-[.C267]" office:value-type="float" office:value="0.0270861499999997" calcext:value-type="float">
            <text:p>0,02708615</text:p>
          </table:table-cell>
          <table:table-cell table:formula="of:=[.J267]/[.I267]" office:value-type="float" office:value="0.990827416422484" calcext:value-type="float">
            <text:p>0,9908274164</text:p>
          </table:table-cell>
          <table:table-cell table:formula="of:=[.D267]+[.H267]*[.K267]" office:value-type="float" office:value="2.45391570217179" calcext:value-type="float">
            <text:p>2,4539157022</text:p>
          </table:table-cell>
        </table:table-row>
        <table:table-row table:style-name="ro1">
          <table:table-cell office:value-type="float" office:value="3.9533394" calcext:value-type="float">
            <text:p>3,9533394</text:p>
          </table:table-cell>
          <table:table-cell office:value-type="float" office:value="2.449998" calcext:value-type="float">
            <text:p>2,449998</text:p>
          </table:table-cell>
          <table:table-cell office:value-type="float" office:value="3.952" calcext:value-type="float">
            <text:p>3,952</text:p>
          </table:table-cell>
          <table:table-cell office:value-type="float" office:value="2.026806" calcext:value-type="float">
            <text:p>2,026806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127893" calcext:value-type="float">
            <text:p>0,8127893</text:p>
          </table:table-cell>
          <table:table-cell table:formula="of:=[.A268]-[.E268]" office:value-type="float" office:value="3.95308865" calcext:value-type="float">
            <text:p>3,95308865</text:p>
          </table:table-cell>
          <table:table-cell table:formula="of:=[.B268]-[.D268]" office:value-type="float" office:value="0.423192" calcext:value-type="float">
            <text:p>0,423192</text:p>
          </table:table-cell>
          <table:table-cell table:formula="of:=[.A268]-[.C268]" office:value-type="float" office:value="0.00133939999999999" calcext:value-type="float">
            <text:p>0,0013394</text:p>
          </table:table-cell>
          <table:table-cell table:formula="of:=[.G268]-[.C268]" office:value-type="float" office:value="0.0010886499999998" calcext:value-type="float">
            <text:p>0,00108865</text:p>
          </table:table-cell>
          <table:table-cell table:formula="of:=[.J268]/[.I268]" office:value-type="float" office:value="0.81278930864552" calcext:value-type="float">
            <text:p>0,8127893086</text:p>
          </table:table-cell>
          <table:table-cell table:formula="of:=[.D268]+[.H268]*[.K268]" office:value-type="float" office:value="2.37077193310431" calcext:value-type="float">
            <text:p>2,3707719331</text:p>
          </table:table-cell>
        </table:table-row>
        <table:table-row table:style-name="ro1">
          <table:table-cell office:value-type="float" office:value="3.9548471" calcext:value-type="float">
            <text:p>3,9548471</text:p>
          </table:table-cell>
          <table:table-cell office:value-type="float" office:value="2.449998" calcext:value-type="float">
            <text:p>2,449998</text:p>
          </table:table-cell>
          <table:table-cell office:value-type="float" office:value="3.953" calcext:value-type="float">
            <text:p>3,953</text:p>
          </table:table-cell>
          <table:table-cell office:value-type="float" office:value="2.793965" calcext:value-type="float">
            <text:p>2,793965</text:p>
          </table:table-cell>
          <table:table-cell office:value-type="float" office:value="0.00075385" calcext:value-type="float">
            <text:p>0,00075385</text:p>
          </table:table-cell>
          <table:table-cell office:value-type="float" office:value="0.5918738" calcext:value-type="float">
            <text:p>0,5918738</text:p>
          </table:table-cell>
          <table:table-cell table:formula="of:=[.A269]-[.E269]" office:value-type="float" office:value="3.95409325" calcext:value-type="float">
            <text:p>3,95409325</text:p>
          </table:table-cell>
          <table:table-cell table:formula="of:=[.B269]-[.D269]" office:value-type="float" office:value="-0.343967" calcext:value-type="float">
            <text:p>-0,343967</text:p>
          </table:table-cell>
          <table:table-cell table:formula="of:=[.A269]-[.C269]" office:value-type="float" office:value="0.00184709999999955" calcext:value-type="float">
            <text:p>0,0018471</text:p>
          </table:table-cell>
          <table:table-cell table:formula="of:=[.G269]-[.C269]" office:value-type="float" office:value="0.00109324999999938" calcext:value-type="float">
            <text:p>0,00109325</text:p>
          </table:table-cell>
          <table:table-cell table:formula="of:=[.J269]/[.I269]" office:value-type="float" office:value="0.591873748037274" calcext:value-type="float">
            <text:p>0,591873748</text:p>
          </table:table-cell>
          <table:table-cell table:formula="of:=[.D269]+[.H269]*[.K269]" office:value-type="float" office:value="2.59037996250886" calcext:value-type="float">
            <text:p>2,5903799625</text:p>
          </table:table-cell>
        </table:table-row>
        <table:table-row table:style-name="ro1">
          <table:table-cell office:value-type="float" office:value="3.9628688" calcext:value-type="float">
            <text:p>3,9628688</text:p>
          </table:table-cell>
          <table:table-cell office:value-type="float" office:value="2.449998" calcext:value-type="float">
            <text:p>2,449998</text:p>
          </table:table-cell>
          <table:table-cell office:value-type="float" office:value="3.955" calcext:value-type="float">
            <text:p>3,955</text:p>
          </table:table-cell>
          <table:table-cell office:value-type="float" office:value="2.246414" calcext:value-type="float">
            <text:p>2,246414</text:p>
          </table:table-cell>
          <table:table-cell office:value-type="float" office:value="0.00075385" calcext:value-type="float">
            <text:p>0,00075385</text:p>
          </table:table-cell>
          <table:table-cell office:value-type="float" office:value="0.9041976" calcext:value-type="float">
            <text:p>0,9041976</text:p>
          </table:table-cell>
          <table:table-cell table:formula="of:=[.A270]-[.E270]" office:value-type="float" office:value="3.96211495" calcext:value-type="float">
            <text:p>3,96211495</text:p>
          </table:table-cell>
          <table:table-cell table:formula="of:=[.B270]-[.D270]" office:value-type="float" office:value="0.203584" calcext:value-type="float">
            <text:p>0,203584</text:p>
          </table:table-cell>
          <table:table-cell table:formula="of:=[.A270]-[.C270]" office:value-type="float" office:value="0.00786879999999979" calcext:value-type="float">
            <text:p>0,0078688</text:p>
          </table:table-cell>
          <table:table-cell table:formula="of:=[.G270]-[.C270]" office:value-type="float" office:value="0.00711494999999962" calcext:value-type="float">
            <text:p>0,00711495</text:p>
          </table:table-cell>
          <table:table-cell table:formula="of:=[.J270]/[.I270]" office:value-type="float" office:value="0.904197590483913" calcext:value-type="float">
            <text:p>0,9041975905</text:p>
          </table:table-cell>
          <table:table-cell table:formula="of:=[.D270]+[.H270]*[.K270]" office:value-type="float" office:value="2.43049416226108" calcext:value-type="float">
            <text:p>2,4304941623</text:p>
          </table:table-cell>
        </table:table-row>
        <table:table-row table:style-name="ro1">
          <table:table-cell office:value-type="float" office:value="3.9638716" calcext:value-type="float">
            <text:p>3,9638716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3.963" calcext:value-type="float">
            <text:p>3,963</text:p>
          </table:table-cell>
          <table:table-cell office:value-type="float" office:value="2.634079" calcext:value-type="float">
            <text:p>2,634079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7124828" calcext:value-type="float">
            <text:p>0,7124828</text:p>
          </table:table-cell>
          <table:table-cell table:formula="of:=[.A271]-[.E271]" office:value-type="float" office:value="3.963621" calcext:value-type="float">
            <text:p>3,963621</text:p>
          </table:table-cell>
          <table:table-cell table:formula="of:=[.B271]-[.D271]" office:value-type="float" office:value="-0.334081" calcext:value-type="float">
            <text:p>-0,334081</text:p>
          </table:table-cell>
          <table:table-cell table:formula="of:=[.A271]-[.C271]" office:value-type="float" office:value="0.000871599999999972" calcext:value-type="float">
            <text:p>0,0008716</text:p>
          </table:table-cell>
          <table:table-cell table:formula="of:=[.G271]-[.C271]" office:value-type="float" office:value="0.000620999999999761" calcext:value-type="float">
            <text:p>0,000621</text:p>
          </table:table-cell>
          <table:table-cell table:formula="of:=[.J271]/[.I271]" office:value-type="float" office:value="0.712482790270514" calcext:value-type="float">
            <text:p>0,7124827903</text:p>
          </table:table-cell>
          <table:table-cell table:formula="of:=[.D271]+[.H271]*[.K271]" office:value-type="float" office:value="2.39605203694364" calcext:value-type="float">
            <text:p>2,3960520369</text:p>
          </table:table-cell>
        </table:table-row>
        <table:table-row table:style-name="ro1">
          <table:table-cell office:value-type="float" office:value="3.9648736" calcext:value-type="float">
            <text:p>3,9648736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3.964" calcext:value-type="float">
            <text:p>3,964</text:p>
          </table:table-cell>
          <table:table-cell office:value-type="float" office:value="2.061971" calcext:value-type="float">
            <text:p>2,061971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3274289" calcext:value-type="float">
            <text:p>0,3274289</text:p>
          </table:table-cell>
          <table:table-cell table:formula="of:=[.A272]-[.E272]" office:value-type="float" office:value="3.964623" calcext:value-type="float">
            <text:p>3,964623</text:p>
          </table:table-cell>
          <table:table-cell table:formula="of:=[.B272]-[.D272]" office:value-type="float" office:value="0.238027" calcext:value-type="float">
            <text:p>0,238027</text:p>
          </table:table-cell>
          <table:table-cell table:formula="of:=[.A272]-[.C272]" office:value-type="float" office:value="0.000873599999999808" calcext:value-type="float">
            <text:p>0,0008736</text:p>
          </table:table-cell>
          <table:table-cell table:formula="of:=[.G272]-[.C272]" office:value-type="float" office:value="0.000622999999999596" calcext:value-type="float">
            <text:p>0,000623</text:p>
          </table:table-cell>
          <table:table-cell table:formula="of:=[.J272]/[.I272]" office:value-type="float" office:value="0.71314102564072" calcext:value-type="float">
            <text:p>0,7131410256</text:p>
          </table:table-cell>
          <table:table-cell table:formula="of:=[.D272]+[.H272]*[.K272]" office:value-type="float" office:value="2.23171781891018" calcext:value-type="float">
            <text:p>2,2317178189</text:p>
          </table:table-cell>
        </table:table-row>
        <table:table-row table:style-name="ro1">
          <table:table-cell office:value-type="float" office:value="3.9874342" calcext:value-type="float">
            <text:p>3,9874342</text:p>
          </table:table-cell>
          <table:table-cell office:value-type="float" office:value="1.999998" calcext:value-type="float">
            <text:p>1,999998</text:p>
          </table:table-cell>
          <table:table-cell office:value-type="float" office:value="3.964" calcext:value-type="float">
            <text:p>3,964</text:p>
          </table:table-cell>
          <table:table-cell office:value-type="float" office:value="2.377935" calcext:value-type="float">
            <text:p>2,377935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9893062" calcext:value-type="float">
            <text:p>0,9893062</text:p>
          </table:table-cell>
          <table:table-cell table:formula="of:=[.A273]-[.E273]" office:value-type="float" office:value="3.9871836" calcext:value-type="float">
            <text:p>3,9871836</text:p>
          </table:table-cell>
          <table:table-cell table:formula="of:=[.B273]-[.D273]" office:value-type="float" office:value="-0.377937" calcext:value-type="float">
            <text:p>-0,377937</text:p>
          </table:table-cell>
          <table:table-cell table:formula="of:=[.A273]-[.C273]" office:value-type="float" office:value="0.0234342000000001" calcext:value-type="float">
            <text:p>0,0234342</text:p>
          </table:table-cell>
          <table:table-cell table:formula="of:=[.G273]-[.C273]" office:value-type="float" office:value="0.0231835999999999" calcext:value-type="float">
            <text:p>0,0231836</text:p>
          </table:table-cell>
          <table:table-cell table:formula="of:=[.J273]/[.I273]" office:value-type="float" office:value="0.989306227650178" calcext:value-type="float">
            <text:p>0,9893062277</text:p>
          </table:table-cell>
          <table:table-cell table:formula="of:=[.D273]+[.H273]*[.K273]" office:value-type="float" office:value="2.00403957224057" calcext:value-type="float">
            <text:p>2,0040395722</text:p>
          </table:table-cell>
        </table:table-row>
        <table:table-row table:style-name="ro1">
          <table:table-cell office:value-type="float" office:value="3.9894392" calcext:value-type="float">
            <text:p>3,9894392</text:p>
          </table:table-cell>
          <table:table-cell office:value-type="float" office:value="1.999998" calcext:value-type="float">
            <text:p>1,999998</text:p>
          </table:table-cell>
          <table:table-cell office:value-type="float" office:value="3.987" calcext:value-type="float">
            <text:p>3,987</text:p>
          </table:table-cell>
          <table:table-cell office:value-type="float" office:value="1.626103" calcext:value-type="float">
            <text:p>1,626103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8972614" calcext:value-type="float">
            <text:p>0,8972614</text:p>
          </table:table-cell>
          <table:table-cell table:formula="of:=[.A274]-[.E274]" office:value-type="float" office:value="3.9891886" calcext:value-type="float">
            <text:p>3,9891886</text:p>
          </table:table-cell>
          <table:table-cell table:formula="of:=[.B274]-[.D274]" office:value-type="float" office:value="0.373895" calcext:value-type="float">
            <text:p>0,373895</text:p>
          </table:table-cell>
          <table:table-cell table:formula="of:=[.A274]-[.C274]" office:value-type="float" office:value="0.00243919999999997" calcext:value-type="float">
            <text:p>0,0024392</text:p>
          </table:table-cell>
          <table:table-cell table:formula="of:=[.G274]-[.C274]" office:value-type="float" office:value="0.00218859999999976" calcext:value-type="float">
            <text:p>0,0021886</text:p>
          </table:table-cell>
          <table:table-cell table:formula="of:=[.J274]/[.I274]" office:value-type="float" office:value="0.897261397179315" calcext:value-type="float">
            <text:p>0,8972613972</text:p>
          </table:table-cell>
          <table:table-cell table:formula="of:=[.D274]+[.H274]*[.K274]" office:value-type="float" office:value="1.96158455009836" calcext:value-type="float">
            <text:p>1,9615845501</text:p>
          </table:table-cell>
        </table:table-row>
        <table:table-row table:style-name="ro1">
          <table:table-cell office:value-type="float" office:value="3.9914443" calcext:value-type="float">
            <text:p>3,9914443</text:p>
          </table:table-cell>
          <table:table-cell office:value-type="float" office:value="1.999998" calcext:value-type="float">
            <text:p>1,999998</text:p>
          </table:table-cell>
          <table:table-cell office:value-type="float" office:value="3.989" calcext:value-type="float">
            <text:p>3,989</text:p>
          </table:table-cell>
          <table:table-cell office:value-type="float" office:value="2.33548" calcext:value-type="float">
            <text:p>2,33548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5898417" calcext:value-type="float">
            <text:p>0,5898417</text:p>
          </table:table-cell>
          <table:table-cell table:formula="of:=[.A275]-[.E275]" office:value-type="float" office:value="3.99044175" calcext:value-type="float">
            <text:p>3,99044175</text:p>
          </table:table-cell>
          <table:table-cell table:formula="of:=[.B275]-[.D275]" office:value-type="float" office:value="-0.335482" calcext:value-type="float">
            <text:p>-0,335482</text:p>
          </table:table-cell>
          <table:table-cell table:formula="of:=[.A275]-[.C275]" office:value-type="float" office:value="0.00244430000000007" calcext:value-type="float">
            <text:p>0,0024443</text:p>
          </table:table-cell>
          <table:table-cell table:formula="of:=[.G275]-[.C275]" office:value-type="float" office:value="0.00144175000000013" calcext:value-type="float">
            <text:p>0,00144175</text:p>
          </table:table-cell>
          <table:table-cell table:formula="of:=[.J275]/[.I275]" office:value-type="float" office:value="0.589841672462501" calcext:value-type="float">
            <text:p>0,5898416725</text:p>
          </table:table-cell>
          <table:table-cell table:formula="of:=[.D275]+[.H275]*[.K275]" office:value-type="float" office:value="2.13759873603894" calcext:value-type="float">
            <text:p>2,137598736</text:p>
          </table:table-cell>
        </table:table-row>
        <table:table-row table:style-name="ro1">
          <table:table-cell office:value-type="float" office:value="3.9919455" calcext:value-type="float">
            <text:p>3,9919455</text:p>
          </table:table-cell>
          <table:table-cell office:value-type="float" office:value="1.999998" calcext:value-type="float">
            <text:p>1,999998</text:p>
          </table:table-cell>
          <table:table-cell office:value-type="float" office:value="3.991" calcext:value-type="float">
            <text:p>3,991</text:p>
          </table:table-cell>
          <table:table-cell office:value-type="float" office:value="1.802117" calcext:value-type="float">
            <text:p>1,802117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-0.06033846" calcext:value-type="float">
            <text:p>-0,06033846</text:p>
          </table:table-cell>
          <table:table-cell table:formula="of:=[.A276]-[.E276]" office:value-type="float" office:value="3.99094295" calcext:value-type="float">
            <text:p>3,99094295</text:p>
          </table:table-cell>
          <table:table-cell table:formula="of:=[.B276]-[.D276]" office:value-type="float" office:value="0.197881" calcext:value-type="float">
            <text:p>0,197881</text:p>
          </table:table-cell>
          <table:table-cell table:formula="of:=[.A276]-[.C276]" office:value-type="float" office:value="0.000945499999999822" calcext:value-type="float">
            <text:p>0,0009455</text:p>
          </table:table-cell>
          <table:table-cell table:formula="of:=[.G276]-[.C276]" office:value-type="float" office:value="-0.0000570500000001139" calcext:value-type="float">
            <text:p>-0,00005705</text:p>
          </table:table-cell>
          <table:table-cell table:formula="of:=[.J276]/[.I276]" office:value-type="float" office:value="-0.0603384452671864" calcext:value-type="float">
            <text:p>-0,0603384453</text:p>
          </table:table-cell>
          <table:table-cell table:formula="of:=[.D276]+[.H276]*[.K276]" office:value-type="float" office:value="1.79017716811208" calcext:value-type="float">
            <text:p>1,7901771681</text:p>
          </table:table-cell>
        </table:table-row>
        <table:table-row table:style-name="ro1">
          <table:table-cell office:value-type="float" office:value="4.0208529" calcext:value-type="float">
            <text:p>4,0208529</text:p>
          </table:table-cell>
          <table:table-cell office:value-type="float" office:value="1.549998" calcext:value-type="float">
            <text:p>1,549998</text:p>
          </table:table-cell>
          <table:table-cell office:value-type="float" office:value="3.992" calcext:value-type="float">
            <text:p>3,992</text:p>
          </table:table-cell>
          <table:table-cell office:value-type="float" office:value="1.988058" calcext:value-type="float">
            <text:p>1,988058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9826257" calcext:value-type="float">
            <text:p>0,9826257</text:p>
          </table:table-cell>
          <table:table-cell table:formula="of:=[.A277]-[.E277]" office:value-type="float" office:value="4.0203516" calcext:value-type="float">
            <text:p>4,0203516</text:p>
          </table:table-cell>
          <table:table-cell table:formula="of:=[.B277]-[.D277]" office:value-type="float" office:value="-0.43806" calcext:value-type="float">
            <text:p>-0,43806</text:p>
          </table:table-cell>
          <table:table-cell table:formula="of:=[.A277]-[.C277]" office:value-type="float" office:value="0.0288529000000004" calcext:value-type="float">
            <text:p>0,0288529</text:p>
          </table:table-cell>
          <table:table-cell table:formula="of:=[.G277]-[.C277]" office:value-type="float" office:value="0.0283516000000006" calcext:value-type="float">
            <text:p>0,0283516</text:p>
          </table:table-cell>
          <table:table-cell table:formula="of:=[.J277]/[.I277]" office:value-type="float" office:value="0.982625663278221" calcext:value-type="float">
            <text:p>0,9826256633</text:p>
          </table:table-cell>
          <table:table-cell table:formula="of:=[.D277]+[.H277]*[.K277]" office:value-type="float" office:value="1.55760900194434" calcext:value-type="float">
            <text:p>1,5576090019</text:p>
          </table:table-cell>
        </table:table-row>
        <table:table-row table:style-name="ro1">
          <table:table-cell office:value-type="float" office:value="4.0228582" calcext:value-type="float">
            <text:p>4,0228582</text:p>
          </table:table-cell>
          <table:table-cell office:value-type="float" office:value="1.549998" calcext:value-type="float">
            <text:p>1,549998</text:p>
          </table:table-cell>
          <table:table-cell office:value-type="float" office:value="4.021" calcext:value-type="float">
            <text:p>4,021</text:p>
          </table:table-cell>
          <table:table-cell office:value-type="float" office:value="1.119549" calcext:value-type="float">
            <text:p>1,119549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7302228" calcext:value-type="float">
            <text:p>0,7302228</text:p>
          </table:table-cell>
          <table:table-cell table:formula="of:=[.A278]-[.E278]" office:value-type="float" office:value="4.0223569" calcext:value-type="float">
            <text:p>4,0223569</text:p>
          </table:table-cell>
          <table:table-cell table:formula="of:=[.B278]-[.D278]" office:value-type="float" office:value="0.430449" calcext:value-type="float">
            <text:p>0,430449</text:p>
          </table:table-cell>
          <table:table-cell table:formula="of:=[.A278]-[.C278]" office:value-type="float" office:value="0.00185820000000003" calcext:value-type="float">
            <text:p>0,0018582</text:p>
          </table:table-cell>
          <table:table-cell table:formula="of:=[.G278]-[.C278]" office:value-type="float" office:value="0.00135690000000022" calcext:value-type="float">
            <text:p>0,0013569</text:p>
          </table:table-cell>
          <table:table-cell table:formula="of:=[.J278]/[.I278]" office:value-type="float" office:value="0.730222796254544" calcext:value-type="float">
            <text:p>0,7302227963</text:p>
          </table:table-cell>
          <table:table-cell table:formula="of:=[.D278]+[.H278]*[.K278]" office:value-type="float" office:value="1.43387267242497" calcext:value-type="float">
            <text:p>1,4338726724</text:p>
          </table:table-cell>
        </table:table-row>
        <table:table-row table:style-name="ro1">
          <table:table-cell office:value-type="float" office:value="4.0243648" calcext:value-type="float">
            <text:p>4,0243648</text:p>
          </table:table-cell>
          <table:table-cell office:value-type="float" office:value="1.549998" calcext:value-type="float">
            <text:p>1,549998</text:p>
          </table:table-cell>
          <table:table-cell office:value-type="float" office:value="4.023" calcext:value-type="float">
            <text:p>4,023</text:p>
          </table:table-cell>
          <table:table-cell office:value-type="float" office:value="1.864322" calcext:value-type="float">
            <text:p>1,864322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6326935" calcext:value-type="float">
            <text:p>0,6326935</text:p>
          </table:table-cell>
          <table:table-cell table:formula="of:=[.A279]-[.E279]" office:value-type="float" office:value="4.0238635" calcext:value-type="float">
            <text:p>4,0238635</text:p>
          </table:table-cell>
          <table:table-cell table:formula="of:=[.B279]-[.D279]" office:value-type="float" office:value="-0.314324" calcext:value-type="float">
            <text:p>-0,314324</text:p>
          </table:table-cell>
          <table:table-cell table:formula="of:=[.A279]-[.C279]" office:value-type="float" office:value="0.00136480000000017" calcext:value-type="float">
            <text:p>0,0013648</text:p>
          </table:table-cell>
          <table:table-cell table:formula="of:=[.G279]-[.C279]" office:value-type="float" office:value="0.00086350000000035" calcext:value-type="float">
            <text:p>0,0008635</text:p>
          </table:table-cell>
          <table:table-cell table:formula="of:=[.J279]/[.I279]" office:value-type="float" office:value="0.632693434935701" calcext:value-type="float">
            <text:p>0,6326934349</text:p>
          </table:table-cell>
          <table:table-cell table:formula="of:=[.D279]+[.H279]*[.K279]" office:value-type="float" office:value="1.66545126875727" calcext:value-type="float">
            <text:p>1,6654512688</text:p>
          </table:table-cell>
        </table:table-row>
        <table:table-row table:style-name="ro1">
          <table:table-cell office:value-type="float" office:value="4.0258709" calcext:value-type="float">
            <text:p>4,0258709</text:p>
          </table:table-cell>
          <table:table-cell office:value-type="float" office:value="1.549998" calcext:value-type="float">
            <text:p>1,549998</text:p>
          </table:table-cell>
          <table:table-cell office:value-type="float" office:value="4.024" calcext:value-type="float">
            <text:p>4,024</text:p>
          </table:table-cell>
          <table:table-cell office:value-type="float" office:value="1.351128" calcext:value-type="float">
            <text:p>1,351128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7320541" calcext:value-type="float">
            <text:p>0,7320541</text:p>
          </table:table-cell>
          <table:table-cell table:formula="of:=[.A280]-[.E280]" office:value-type="float" office:value="4.0253696" calcext:value-type="float">
            <text:p>4,0253696</text:p>
          </table:table-cell>
          <table:table-cell table:formula="of:=[.B280]-[.D280]" office:value-type="float" office:value="0.19887" calcext:value-type="float">
            <text:p>0,19887</text:p>
          </table:table-cell>
          <table:table-cell table:formula="of:=[.A280]-[.C280]" office:value-type="float" office:value="0.00187090000000012" calcext:value-type="float">
            <text:p>0,0018709</text:p>
          </table:table-cell>
          <table:table-cell table:formula="of:=[.G280]-[.C280]" office:value-type="float" office:value="0.0013696000000003" calcext:value-type="float">
            <text:p>0,0013696</text:p>
          </table:table-cell>
          <table:table-cell table:formula="of:=[.J280]/[.I280]" office:value-type="float" office:value="0.732054091613777" calcext:value-type="float">
            <text:p>0,7320540916</text:p>
          </table:table-cell>
          <table:table-cell table:formula="of:=[.D280]+[.H280]*[.K280]" office:value-type="float" office:value="1.49671159719923" calcext:value-type="float">
            <text:p>1,4967115972</text:p>
          </table:table-cell>
        </table:table-row>
        <table:table-row table:style-name="ro1">
          <table:table-cell office:value-type="float" office:value="4.054861" calcext:value-type="float">
            <text:p>4,054861</text:p>
          </table:table-cell>
          <table:table-cell office:value-type="float" office:value="1.099998" calcext:value-type="float">
            <text:p>1,099998</text:p>
          </table:table-cell>
          <table:table-cell office:value-type="float" office:value="4.026" calcext:value-type="float">
            <text:p>4,026</text:p>
          </table:table-cell>
          <table:table-cell office:value-type="float" office:value="1.695582" calcext:value-type="float">
            <text:p>1,695582</text:p>
          </table:table-cell>
          <table:table-cell office:value-type="float" office:value="0.0002518" calcext:value-type="float">
            <text:p>0,0002518</text:p>
          </table:table-cell>
          <table:table-cell office:value-type="float" office:value="0.9912754" calcext:value-type="float">
            <text:p>0,9912754</text:p>
          </table:table-cell>
          <table:table-cell table:formula="of:=[.A281]-[.E281]" office:value-type="float" office:value="4.0546092" calcext:value-type="float">
            <text:p>4,0546092</text:p>
          </table:table-cell>
          <table:table-cell table:formula="of:=[.B281]-[.D281]" office:value-type="float" office:value="-0.595584" calcext:value-type="float">
            <text:p>-0,595584</text:p>
          </table:table-cell>
          <table:table-cell table:formula="of:=[.A281]-[.C281]" office:value-type="float" office:value="0.028861" calcext:value-type="float">
            <text:p>0,028861</text:p>
          </table:table-cell>
          <table:table-cell table:formula="of:=[.G281]-[.C281]" office:value-type="float" office:value="0.0286092" calcext:value-type="float">
            <text:p>0,0286092</text:p>
          </table:table-cell>
          <table:table-cell table:formula="of:=[.J281]/[.I281]" office:value-type="float" office:value="0.991275423581996" calcext:value-type="float">
            <text:p>0,9912754236</text:p>
          </table:table-cell>
          <table:table-cell table:formula="of:=[.D281]+[.H281]*[.K281]" office:value-type="float" office:value="1.10519421812134" calcext:value-type="float">
            <text:p>1,1051942181</text:p>
          </table:table-cell>
        </table:table-row>
        <table:table-row table:style-name="ro1">
          <table:table-cell office:value-type="float" office:value="4.055362" calcext:value-type="float">
            <text:p>4,055362</text:p>
          </table:table-cell>
          <table:table-cell office:value-type="float" office:value="1.099998" calcext:value-type="float">
            <text:p>1,099998</text:p>
          </table:table-cell>
          <table:table-cell office:value-type="float" office:value="4.055" calcext:value-type="float">
            <text:p>4,055</text:p>
          </table:table-cell>
          <table:table-cell office:value-type="float" office:value="0.5096107" calcext:value-type="float">
            <text:p>0,5096107</text:p>
          </table:table-cell>
          <table:table-cell office:value-type="float" office:value="0.0002518" calcext:value-type="float">
            <text:p>0,0002518</text:p>
          </table:table-cell>
          <table:table-cell office:value-type="float" office:value="0.3044199" calcext:value-type="float">
            <text:p>0,3044199</text:p>
          </table:table-cell>
          <table:table-cell table:formula="of:=[.A282]-[.E282]" office:value-type="float" office:value="4.0551102" calcext:value-type="float">
            <text:p>4,0551102</text:p>
          </table:table-cell>
          <table:table-cell table:formula="of:=[.B282]-[.D282]" office:value-type="float" office:value="0.5903873" calcext:value-type="float">
            <text:p>0,5903873</text:p>
          </table:table-cell>
          <table:table-cell table:formula="of:=[.A282]-[.C282]" office:value-type="float" office:value="0.000361999999999973" calcext:value-type="float">
            <text:p>0,000362</text:p>
          </table:table-cell>
          <table:table-cell table:formula="of:=[.G282]-[.C282]" office:value-type="float" office:value="0.000110199999999949" calcext:value-type="float">
            <text:p>0,0001102</text:p>
          </table:table-cell>
          <table:table-cell table:formula="of:=[.J282]/[.I282]" office:value-type="float" office:value="0.304419889502644" calcext:value-type="float">
            <text:p>0,3044198895</text:p>
          </table:table-cell>
          <table:table-cell table:formula="of:=[.D282]+[.H282]*[.K282]" office:value-type="float" office:value="0.689336336629765" calcext:value-type="float">
            <text:p>0,6893363366</text:p>
          </table:table-cell>
        </table:table-row>
        <table:table-row table:style-name="ro1">
          <table:table-cell office:value-type="float" office:value="4.0568656" calcext:value-type="float">
            <text:p>4,0568656</text:p>
          </table:table-cell>
          <table:table-cell office:value-type="float" office:value="1.099998" calcext:value-type="float">
            <text:p>1,099998</text:p>
          </table:table-cell>
          <table:table-cell office:value-type="float" office:value="4.055" calcext:value-type="float">
            <text:p>4,055</text:p>
          </table:table-cell>
          <table:table-cell office:value-type="float" office:value="1.279724" calcext:value-type="float">
            <text:p>1,279724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7313733" calcext:value-type="float">
            <text:p>0,7313733</text:p>
          </table:table-cell>
          <table:table-cell table:formula="of:=[.A283]-[.E283]" office:value-type="float" office:value="4.05636445" calcext:value-type="float">
            <text:p>4,05636445</text:p>
          </table:table-cell>
          <table:table-cell table:formula="of:=[.B283]-[.D283]" office:value-type="float" office:value="-0.179726" calcext:value-type="float">
            <text:p>-0,179726</text:p>
          </table:table-cell>
          <table:table-cell table:formula="of:=[.A283]-[.C283]" office:value-type="float" office:value="0.00186560000000036" calcext:value-type="float">
            <text:p>0,0018656</text:p>
          </table:table-cell>
          <table:table-cell table:formula="of:=[.G283]-[.C283]" office:value-type="float" office:value="0.00136445000000052" calcext:value-type="float">
            <text:p>0,00136445</text:p>
          </table:table-cell>
          <table:table-cell table:formula="of:=[.J283]/[.I283]" office:value-type="float" office:value="0.731373284734271" calcext:value-type="float">
            <text:p>0,7313732847</text:p>
          </table:table-cell>
          <table:table-cell table:formula="of:=[.D283]+[.H283]*[.K283]" office:value-type="float" office:value="1.14827720502785" calcext:value-type="float">
            <text:p>1,148277205</text:p>
          </table:table-cell>
        </table:table-row>
        <table:table-row table:style-name="ro1">
          <table:table-cell office:value-type="float" office:value="4.0583696" calcext:value-type="float">
            <text:p>4,0583696</text:p>
          </table:table-cell>
          <table:table-cell office:value-type="float" office:value="1.099998" calcext:value-type="float">
            <text:p>1,099998</text:p>
          </table:table-cell>
          <table:table-cell office:value-type="float" office:value="4.057" calcext:value-type="float">
            <text:p>4,057</text:p>
          </table:table-cell>
          <table:table-cell office:value-type="float" office:value="0.9685518" calcext:value-type="float">
            <text:p>0,9685518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6340902" calcext:value-type="float">
            <text:p>0,6340902</text:p>
          </table:table-cell>
          <table:table-cell table:formula="of:=[.A284]-[.E284]" office:value-type="float" office:value="4.05786845" calcext:value-type="float">
            <text:p>4,05786845</text:p>
          </table:table-cell>
          <table:table-cell table:formula="of:=[.B284]-[.D284]" office:value-type="float" office:value="0.1314462" calcext:value-type="float">
            <text:p>0,1314462</text:p>
          </table:table-cell>
          <table:table-cell table:formula="of:=[.A284]-[.C284]" office:value-type="float" office:value="0.00136959999999942" calcext:value-type="float">
            <text:p>0,0013696</text:p>
          </table:table-cell>
          <table:table-cell table:formula="of:=[.G284]-[.C284]" office:value-type="float" office:value="0.000868449999999577" calcext:value-type="float">
            <text:p>0,00086845</text:p>
          </table:table-cell>
          <table:table-cell table:formula="of:=[.J284]/[.I284]" office:value-type="float" office:value="0.634090245327064" calcext:value-type="float">
            <text:p>0,6340902453</text:p>
          </table:table-cell>
          <table:table-cell table:formula="of:=[.D284]+[.H284]*[.K284]" office:value-type="float" office:value="1.05190055320531" calcext:value-type="float">
            <text:p>1,0519005532</text:p>
          </table:table-cell>
        </table:table-row>
        <table:table-row table:style-name="ro1">
          <table:table-cell office:value-type="float" office:value="4.0884496" calcext:value-type="float">
            <text:p>4,0884496</text:p>
          </table:table-cell>
          <table:table-cell office:value-type="float" office:value="0.6499984" calcext:value-type="float">
            <text:p>0,6499984</text:p>
          </table:table-cell>
          <table:table-cell office:value-type="float" office:value="4.058" calcext:value-type="float">
            <text:p>4,058</text:p>
          </table:table-cell>
          <table:table-cell office:value-type="float" office:value="1.183347" calcext:value-type="float">
            <text:p>1,183347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9835417" calcext:value-type="float">
            <text:p>0,9835417</text:p>
          </table:table-cell>
          <table:table-cell table:formula="of:=[.A285]-[.E285]" office:value-type="float" office:value="4.08794845" calcext:value-type="float">
            <text:p>4,08794845</text:p>
          </table:table-cell>
          <table:table-cell table:formula="of:=[.B285]-[.D285]" office:value-type="float" office:value="-0.5333486" calcext:value-type="float">
            <text:p>-0,5333486</text:p>
          </table:table-cell>
          <table:table-cell table:formula="of:=[.A285]-[.C285]" office:value-type="float" office:value="0.0304495999999999" calcext:value-type="float">
            <text:p>0,0304496</text:p>
          </table:table-cell>
          <table:table-cell table:formula="of:=[.G285]-[.C285]" office:value-type="float" office:value="0.02994845" calcext:value-type="float">
            <text:p>0,02994845</text:p>
          </table:table-cell>
          <table:table-cell table:formula="of:=[.J285]/[.I285]" office:value-type="float" office:value="0.983541655719621" calcext:value-type="float">
            <text:p>0,9835416557</text:p>
          </table:table-cell>
          <table:table-cell table:formula="of:=[.D285]+[.H285]*[.K285]" office:value-type="float" office:value="0.658776434880258" calcext:value-type="float">
            <text:p>0,6587764349</text:p>
          </table:table-cell>
        </table:table-row>
        <table:table-row table:style-name="ro1">
          <table:table-cell office:value-type="float" office:value="4.0899539" calcext:value-type="float">
            <text:p>4,0899539</text:p>
          </table:table-cell>
          <table:table-cell office:value-type="float" office:value="0.6499984" calcext:value-type="float">
            <text:p>0,6499984</text:p>
          </table:table-cell>
          <table:table-cell office:value-type="float" office:value="4.088" calcext:value-type="float">
            <text:p>4,088</text:p>
          </table:table-cell>
          <table:table-cell office:value-type="float" office:value="0.1254275" calcext:value-type="float">
            <text:p>0,1254275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743513" calcext:value-type="float">
            <text:p>0,743513</text:p>
          </table:table-cell>
          <table:table-cell table:formula="of:=[.A286]-[.E286]" office:value-type="float" office:value="4.08945275" calcext:value-type="float">
            <text:p>4,08945275</text:p>
          </table:table-cell>
          <table:table-cell table:formula="of:=[.B286]-[.D286]" office:value-type="float" office:value="0.5245709" calcext:value-type="float">
            <text:p>0,5245709</text:p>
          </table:table-cell>
          <table:table-cell table:formula="of:=[.A286]-[.C286]" office:value-type="float" office:value="0.00195390000000018" calcext:value-type="float">
            <text:p>0,0019539</text:p>
          </table:table-cell>
          <table:table-cell table:formula="of:=[.G286]-[.C286]" office:value-type="float" office:value="0.00145275000000034" calcext:value-type="float">
            <text:p>0,00145275</text:p>
          </table:table-cell>
          <table:table-cell table:formula="of:=[.J286]/[.I286]" office:value-type="float" office:value="0.743512974052001" calcext:value-type="float">
            <text:p>0,7435129741</text:p>
          </table:table-cell>
          <table:table-cell table:formula="of:=[.D286]+[.H286]*[.K286]" office:value-type="float" office:value="0.515452769960135" calcext:value-type="float">
            <text:p>0,51545277</text:p>
          </table:table-cell>
        </table:table-row>
        <table:table-row table:style-name="ro1">
          <table:table-cell office:value-type="float" office:value="4.09246" calcext:value-type="float">
            <text:p>4,09246</text:p>
          </table:table-cell>
          <table:table-cell office:value-type="float" office:value="0.6499984" calcext:value-type="float">
            <text:p>0,6499984</text:p>
          </table:table-cell>
          <table:table-cell office:value-type="float" office:value="4.09" calcext:value-type="float">
            <text:p>4,09</text:p>
          </table:table-cell>
          <table:table-cell office:value-type="float" office:value="1.040024" calcext:value-type="float">
            <text:p>1,040024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7962805" calcext:value-type="float">
            <text:p>0,7962805</text:p>
          </table:table-cell>
          <table:table-cell table:formula="of:=[.A287]-[.E287]" office:value-type="float" office:value="4.09195885" calcext:value-type="float">
            <text:p>4,09195885</text:p>
          </table:table-cell>
          <table:table-cell table:formula="of:=[.B287]-[.D287]" office:value-type="float" office:value="-0.3900256" calcext:value-type="float">
            <text:p>-0,3900256</text:p>
          </table:table-cell>
          <table:table-cell table:formula="of:=[.A287]-[.C287]" office:value-type="float" office:value="0.00246000000000013" calcext:value-type="float">
            <text:p>0,00246</text:p>
          </table:table-cell>
          <table:table-cell table:formula="of:=[.G287]-[.C287]" office:value-type="float" office:value="0.00195885000000029" calcext:value-type="float">
            <text:p>0,00195885</text:p>
          </table:table-cell>
          <table:table-cell table:formula="of:=[.J287]/[.I287]" office:value-type="float" office:value="0.796280487804954" calcext:value-type="float">
            <text:p>0,7962804878</text:p>
          </table:table-cell>
          <table:table-cell table:formula="of:=[.D287]+[.H287]*[.K287]" office:value-type="float" office:value="0.72945422497558" calcext:value-type="float">
            <text:p>0,729454225</text:p>
          </table:table-cell>
        </table:table-row>
        <table:table-row table:style-name="ro1">
          <table:table-cell office:value-type="float" office:value="4.1230428" calcext:value-type="float">
            <text:p>4,1230428</text:p>
          </table:table-cell>
          <table:table-cell office:value-type="float" office:value="0.1999984" calcext:value-type="float">
            <text:p>0,1999984</text:p>
          </table:table-cell>
          <table:table-cell office:value-type="float" office:value="4.092" calcext:value-type="float">
            <text:p>4,092</text:p>
          </table:table-cell>
          <table:table-cell office:value-type="float" office:value="0.3394289" calcext:value-type="float">
            <text:p>0,3394289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9838561" calcext:value-type="float">
            <text:p>0,9838561</text:p>
          </table:table-cell>
          <table:table-cell table:formula="of:=[.A288]-[.E288]" office:value-type="float" office:value="4.12254165" calcext:value-type="float">
            <text:p>4,12254165</text:p>
          </table:table-cell>
          <table:table-cell table:formula="of:=[.B288]-[.D288]" office:value-type="float" office:value="-0.1394305" calcext:value-type="float">
            <text:p>-0,1394305</text:p>
          </table:table-cell>
          <table:table-cell table:formula="of:=[.A288]-[.C288]" office:value-type="float" office:value="0.0310428000000007" calcext:value-type="float">
            <text:p>0,0310428</text:p>
          </table:table-cell>
          <table:table-cell table:formula="of:=[.G288]-[.C288]" office:value-type="float" office:value="0.0305416500000009" calcext:value-type="float">
            <text:p>0,03054165</text:p>
          </table:table-cell>
          <table:table-cell table:formula="of:=[.J288]/[.I288]" office:value-type="float" office:value="0.98385615988249" calcext:value-type="float">
            <text:p>0,9838561599</text:p>
          </table:table-cell>
          <table:table-cell table:formula="of:=[.D288]+[.H288]*[.K288]" office:value-type="float" office:value="0.202249343699504" calcext:value-type="float">
            <text:p>0,2022493437</text:p>
          </table:table-cell>
        </table:table-row>
        <table:table-row table:style-name="ro1">
          <table:table-cell office:value-type="float" office:value="4.1245471" calcext:value-type="float">
            <text:p>4,1245471</text:p>
          </table:table-cell>
          <table:table-cell office:value-type="float" office:value="0.1999984" calcext:value-type="float">
            <text:p>0,1999984</text:p>
          </table:table-cell>
          <table:table-cell office:value-type="float" office:value="4.123" calcext:value-type="float">
            <text:p>4,123</text:p>
          </table:table-cell>
          <table:table-cell office:value-type="float" office:value="0.06281883" calcext:value-type="float">
            <text:p>0,06281883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6759098" calcext:value-type="float">
            <text:p>0,6759098</text:p>
          </table:table-cell>
          <table:table-cell table:formula="of:=[.A289]-[.E289]" office:value-type="float" office:value="4.1240457" calcext:value-type="float">
            <text:p>4,1240457</text:p>
          </table:table-cell>
          <table:table-cell table:formula="of:=[.B289]-[.D289]" office:value-type="float" office:value="0.13717957" calcext:value-type="float">
            <text:p>0,13717957</text:p>
          </table:table-cell>
          <table:table-cell table:formula="of:=[.A289]-[.C289]" office:value-type="float" office:value="0.0015470999999998" calcext:value-type="float">
            <text:p>0,0015471</text:p>
          </table:table-cell>
          <table:table-cell table:formula="of:=[.G289]-[.C289]" office:value-type="float" office:value="0.00104569999999971" calcext:value-type="float">
            <text:p>0,0010457</text:p>
          </table:table-cell>
          <table:table-cell table:formula="of:=[.J289]/[.I289]" office:value-type="float" office:value="0.675909766660099" calcext:value-type="float">
            <text:p>0,6759097667</text:p>
          </table:table-cell>
          <table:table-cell table:formula="of:=[.D289]+[.H289]*[.K289]" office:value-type="float" office:value="0.155539841149233" calcext:value-type="float">
            <text:p>0,1555398411</text:p>
          </table:table-cell>
        </table:table-row>
        <table:table-row table:style-name="ro1">
          <table:table-cell office:value-type="float" office:value="4.1260507" calcext:value-type="float">
            <text:p>4,1260507</text:p>
          </table:table-cell>
          <table:table-cell office:value-type="float" office:value="0.1999984" calcext:value-type="float">
            <text:p>0,1999984</text:p>
          </table:table-cell>
          <table:table-cell office:value-type="float" office:value="4.125" calcext:value-type="float">
            <text:p>4,125</text:p>
          </table:table-cell>
          <table:table-cell office:value-type="float" office:value="0.2927194" calcext:value-type="float">
            <text:p>0,2927194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5227944" calcext:value-type="float">
            <text:p>0,5227944</text:p>
          </table:table-cell>
          <table:table-cell table:formula="of:=[.A290]-[.E290]" office:value-type="float" office:value="4.1255493" calcext:value-type="float">
            <text:p>4,1255493</text:p>
          </table:table-cell>
          <table:table-cell table:formula="of:=[.B290]-[.D290]" office:value-type="float" office:value="-0.092721" calcext:value-type="float">
            <text:p>-0,092721</text:p>
          </table:table-cell>
          <table:table-cell table:formula="of:=[.A290]-[.C290]" office:value-type="float" office:value="0.0010507000000004" calcext:value-type="float">
            <text:p>0,0010507</text:p>
          </table:table-cell>
          <table:table-cell table:formula="of:=[.G290]-[.C290]" office:value-type="float" office:value="0.000549300000000308" calcext:value-type="float">
            <text:p>0,0005493</text:p>
          </table:table-cell>
          <table:table-cell table:formula="of:=[.J290]/[.I290]" office:value-type="float" office:value="0.522794327591222" calcext:value-type="float">
            <text:p>0,5227943276</text:p>
          </table:table-cell>
          <table:table-cell table:formula="of:=[.D290]+[.H290]*[.K290]" office:value-type="float" office:value="0.244245387151414" calcext:value-type="float">
            <text:p>0,2442453872</text:p>
          </table:table-cell>
        </table:table-row>
        <table:table-row table:style-name="ro1">
          <table:table-cell office:value-type="float" office:value="4.1270537" calcext:value-type="float">
            <text:p>4,1270537</text:p>
          </table:table-cell>
          <table:table-cell office:value-type="float" office:value="0.1999984" calcext:value-type="float">
            <text:p>0,1999984</text:p>
          </table:table-cell>
          <table:table-cell office:value-type="float" office:value="4.126" calcext:value-type="float">
            <text:p>4,126</text:p>
          </table:table-cell>
          <table:table-cell office:value-type="float" office:value="0.1515244" calcext:value-type="float">
            <text:p>0,1515244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524153" calcext:value-type="float">
            <text:p>0,524153</text:p>
          </table:table-cell>
          <table:table-cell table:formula="of:=[.A291]-[.E291]" office:value-type="float" office:value="4.1265523" calcext:value-type="float">
            <text:p>4,1265523</text:p>
          </table:table-cell>
          <table:table-cell table:formula="of:=[.B291]-[.D291]" office:value-type="float" office:value="0.048474" calcext:value-type="float">
            <text:p>0,048474</text:p>
          </table:table-cell>
          <table:table-cell table:formula="of:=[.A291]-[.C291]" office:value-type="float" office:value="0.00105369999999994" calcext:value-type="float">
            <text:p>0,0010537</text:p>
          </table:table-cell>
          <table:table-cell table:formula="of:=[.G291]-[.C291]" office:value-type="float" office:value="0.000552299999999839" calcext:value-type="float">
            <text:p>0,0005523</text:p>
          </table:table-cell>
          <table:table-cell table:formula="of:=[.J291]/[.I291]" office:value-type="float" office:value="0.524152984720388" calcext:value-type="float">
            <text:p>0,5241529847</text:p>
          </table:table-cell>
          <table:table-cell table:formula="of:=[.D291]+[.H291]*[.K291]" office:value-type="float" office:value="0.176932191781336" calcext:value-type="float">
            <text:p>0,1769321918</text:p>
          </table:table-cell>
        </table:table-row>
        <table:table-row table:style-name="ro1">
          <table:table-cell office:value-type="float" office:value="4.127555" calcext:value-type="float">
            <text:p>4,127555</text:p>
          </table:table-cell>
          <table:table-cell office:value-type="float" office:value="0.0499984" calcext:value-type="float">
            <text:p>0,0499984</text:p>
          </table:table-cell>
          <table:table-cell office:value-type="float" office:value="4.127" calcext:value-type="float">
            <text:p>4,127</text:p>
          </table:table-cell>
          <table:table-cell office:value-type="float" office:value="0.2254062" calcext:value-type="float">
            <text:p>0,225406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5483784" calcext:value-type="float">
            <text:p>0,5483784</text:p>
          </table:table-cell>
          <table:table-cell table:formula="of:=[.A292]-[.E292]" office:value-type="float" office:value="4.12730435" calcext:value-type="float">
            <text:p>4,12730435</text:p>
          </table:table-cell>
          <table:table-cell table:formula="of:=[.B292]-[.D292]" office:value-type="float" office:value="-0.1754078" calcext:value-type="float">
            <text:p>-0,1754078</text:p>
          </table:table-cell>
          <table:table-cell table:formula="of:=[.A292]-[.C292]" office:value-type="float" office:value="0.000555000000000305" calcext:value-type="float">
            <text:p>0,000555</text:p>
          </table:table-cell>
          <table:table-cell table:formula="of:=[.G292]-[.C292]" office:value-type="float" office:value="0.000304350000000397" calcext:value-type="float">
            <text:p>0,00030435</text:p>
          </table:table-cell>
          <table:table-cell table:formula="of:=[.J292]/[.I292]" office:value-type="float" office:value="0.548378378378793" calcext:value-type="float">
            <text:p>0,5483783784</text:p>
          </table:table-cell>
          <table:table-cell table:formula="of:=[.D292]+[.H292]*[.K292]" office:value-type="float" office:value="0.129216355081008" calcext:value-type="float">
            <text:p>0,1292163551</text:p>
          </table:table-cell>
        </table:table-row>
        <table:table-row table:style-name="ro1">
          <table:table-cell office:value-type="float" office:value="4.1561304" calcext:value-type="float">
            <text:p>4,1561304</text:p>
          </table:table-cell>
          <table:table-cell office:value-type="float" office:value="-0.2500016" calcext:value-type="float">
            <text:p>-0,2500016</text:p>
          </table:table-cell>
          <table:table-cell office:value-type="float" office:value="4.128" calcext:value-type="float">
            <text:p>4,128</text:p>
          </table:table-cell>
          <table:table-cell office:value-type="float" office:value="-0.04619145" calcext:value-type="float">
            <text:p>-0,04619145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10897" calcext:value-type="float">
            <text:p>0,9910897</text:p>
          </table:table-cell>
          <table:table-cell table:formula="of:=[.A293]-[.E293]" office:value-type="float" office:value="4.15587975" calcext:value-type="float">
            <text:p>4,15587975</text:p>
          </table:table-cell>
          <table:table-cell table:formula="of:=[.B293]-[.D293]" office:value-type="float" office:value="-0.20381015" calcext:value-type="float">
            <text:p>-0,20381015</text:p>
          </table:table-cell>
          <table:table-cell table:formula="of:=[.A293]-[.C293]" office:value-type="float" office:value="0.0281304000000002" calcext:value-type="float">
            <text:p>0,0281304</text:p>
          </table:table-cell>
          <table:table-cell table:formula="of:=[.G293]-[.C293]" office:value-type="float" office:value="0.0278797500000003" calcext:value-type="float">
            <text:p>0,02787975</text:p>
          </table:table-cell>
          <table:table-cell table:formula="of:=[.J293]/[.I293]" office:value-type="float" office:value="0.991089710775534" calcext:value-type="float">
            <text:p>0,9910897108</text:p>
          </table:table-cell>
          <table:table-cell table:formula="of:=[.D293]+[.H293]*[.K293]" office:value-type="float" office:value="-0.248185592616618" calcext:value-type="float">
            <text:p>-0,2481855926</text:p>
          </table:table-cell>
        </table:table-row>
        <table:table-row table:style-name="ro1">
          <table:table-cell office:value-type="float" office:value="4.158136" calcext:value-type="float">
            <text:p>4,158136</text:p>
          </table:table-cell>
          <table:table-cell office:value-type="float" office:value="-0.2500016" calcext:value-type="float">
            <text:p>-0,2500016</text:p>
          </table:table-cell>
          <table:table-cell office:value-type="float" office:value="4.156" calcext:value-type="float">
            <text:p>4,156</text:p>
          </table:table-cell>
          <table:table-cell office:value-type="float" office:value="-0.4519958" calcext:value-type="float">
            <text:p>-0,4519958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479869" calcext:value-type="float">
            <text:p>0,6479869</text:p>
          </table:table-cell>
          <table:table-cell table:formula="of:=[.A294]-[.E294]" office:value-type="float" office:value="4.1573841" calcext:value-type="float">
            <text:p>4,1573841</text:p>
          </table:table-cell>
          <table:table-cell table:formula="of:=[.B294]-[.D294]" office:value-type="float" office:value="0.2019942" calcext:value-type="float">
            <text:p>0,2019942</text:p>
          </table:table-cell>
          <table:table-cell table:formula="of:=[.A294]-[.C294]" office:value-type="float" office:value="0.00213600000000014" calcext:value-type="float">
            <text:p>0,002136</text:p>
          </table:table-cell>
          <table:table-cell table:formula="of:=[.G294]-[.C294]" office:value-type="float" office:value="0.00138410000000011" calcext:value-type="float">
            <text:p>0,0013841</text:p>
          </table:table-cell>
          <table:table-cell table:formula="of:=[.J294]/[.I294]" office:value-type="float" office:value="0.647986891385778" calcext:value-type="float">
            <text:p>0,6479868914</text:p>
          </table:table-cell>
          <table:table-cell table:formula="of:=[.D294]+[.H294]*[.K294]" office:value-type="float" office:value="-0.321106206264043" calcext:value-type="float">
            <text:p>-0,3211062063</text:p>
          </table:table-cell>
        </table:table-row>
        <table:table-row table:style-name="ro1">
          <table:table-cell office:value-type="float" office:value="4.1606428" calcext:value-type="float">
            <text:p>4,1606428</text:p>
          </table:table-cell>
          <table:table-cell office:value-type="float" office:value="-0.2500016" calcext:value-type="float">
            <text:p>-0,2500016</text:p>
          </table:table-cell>
          <table:table-cell office:value-type="float" office:value="4.158" calcext:value-type="float">
            <text:p>4,158</text:p>
          </table:table-cell>
          <table:table-cell office:value-type="float" office:value="-0.119112" calcext:value-type="float">
            <text:p>-0,119112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7154911" calcext:value-type="float">
            <text:p>0,7154911</text:p>
          </table:table-cell>
          <table:table-cell table:formula="of:=[.A295]-[.E295]" office:value-type="float" office:value="4.1598909" calcext:value-type="float">
            <text:p>4,1598909</text:p>
          </table:table-cell>
          <table:table-cell table:formula="of:=[.B295]-[.D295]" office:value-type="float" office:value="-0.1308896" calcext:value-type="float">
            <text:p>-0,1308896</text:p>
          </table:table-cell>
          <table:table-cell table:formula="of:=[.A295]-[.C295]" office:value-type="float" office:value="0.00264279999999939" calcext:value-type="float">
            <text:p>0,0026428</text:p>
          </table:table-cell>
          <table:table-cell table:formula="of:=[.G295]-[.C295]" office:value-type="float" office:value="0.00189089999999936" calcext:value-type="float">
            <text:p>0,0018909</text:p>
          </table:table-cell>
          <table:table-cell table:formula="of:=[.J295]/[.I295]" office:value-type="float" office:value="0.715491145754427" calcext:value-type="float">
            <text:p>0,7154911458</text:p>
          </table:table-cell>
          <table:table-cell table:formula="of:=[.D295]+[.H295]*[.K295]" office:value-type="float" office:value="-0.212762349871339" calcext:value-type="float">
            <text:p>-0,2127623499</text:p>
          </table:table-cell>
        </table:table-row>
        <table:table-row table:style-name="ro1">
          <table:table-cell office:value-type="float" office:value="4.1611449" calcext:value-type="float">
            <text:p>4,1611449</text:p>
          </table:table-cell>
          <table:table-cell office:value-type="float" office:value="-0.4000016" calcext:value-type="float">
            <text:p>-0,4000016</text:p>
          </table:table-cell>
          <table:table-cell office:value-type="float" office:value="4.161" calcext:value-type="float">
            <text:p>4,161</text:p>
          </table:table-cell>
          <table:table-cell office:value-type="float" office:value="-0.3436519" calcext:value-type="float">
            <text:p>-0,3436519</text:p>
          </table:table-cell>
          <table:table-cell office:value-type="float" office:value="0.00025105" calcext:value-type="float">
            <text:p>0,00025105</text:p>
          </table:table-cell>
          <table:table-cell office:value-type="float" office:value="-0.7325741" calcext:value-type="float">
            <text:p>-0,7325741</text:p>
          </table:table-cell>
          <table:table-cell table:formula="of:=[.A296]-[.E296]" office:value-type="float" office:value="4.16089385" calcext:value-type="float">
            <text:p>4,16089385</text:p>
          </table:table-cell>
          <table:table-cell table:formula="of:=[.B296]-[.D296]" office:value-type="float" office:value="-0.0563497" calcext:value-type="float">
            <text:p>-0,0563497</text:p>
          </table:table-cell>
          <table:table-cell table:formula="of:=[.A296]-[.C296]" office:value-type="float" office:value="0.000144900000000447" calcext:value-type="float">
            <text:p>0,0001449</text:p>
          </table:table-cell>
          <table:table-cell table:formula="of:=[.G296]-[.C296]" office:value-type="float" office:value="-0.000106149999999694" calcext:value-type="float">
            <text:p>-0,00010615</text:p>
          </table:table-cell>
          <table:table-cell table:formula="of:=[.J296]/[.I296]" office:value-type="float" office:value="-0.732574189091554" calcext:value-type="float">
            <text:p>-0,7325741891</text:p>
          </table:table-cell>
          <table:table-cell table:formula="of:=[.D296]+[.H296]*[.K296]" office:value-type="float" office:value="-0.302371564216948" calcext:value-type="float">
            <text:p>-0,3023715642</text:p>
          </table:table-cell>
        </table:table-row>
        <table:table-row table:style-name="ro1">
          <table:table-cell office:value-type="float" office:value="4.1616454" calcext:value-type="float">
            <text:p>4,1616454</text:p>
          </table:table-cell>
          <table:table-cell office:value-type="float" office:value="-0.4000016" calcext:value-type="float">
            <text:p>-0,4000016</text:p>
          </table:table-cell>
          <table:table-cell office:value-type="float" office:value="4.161" calcext:value-type="float">
            <text:p>4,161</text:p>
          </table:table-cell>
          <table:table-cell office:value-type="float" office:value="-0.3587213" calcext:value-type="float">
            <text:p>-0,3587213</text:p>
          </table:table-cell>
          <table:table-cell office:value-type="float" office:value="0.00025105" calcext:value-type="float">
            <text:p>0,00025105</text:p>
          </table:table-cell>
          <table:table-cell office:value-type="float" office:value="0.6110165" calcext:value-type="float">
            <text:p>0,6110165</text:p>
          </table:table-cell>
          <table:table-cell table:formula="of:=[.A297]-[.E297]" office:value-type="float" office:value="4.16139435" calcext:value-type="float">
            <text:p>4,16139435</text:p>
          </table:table-cell>
          <table:table-cell table:formula="of:=[.B297]-[.D297]" office:value-type="float" office:value="-0.0412803" calcext:value-type="float">
            <text:p>-0,0412803</text:p>
          </table:table-cell>
          <table:table-cell table:formula="of:=[.A297]-[.C297]" office:value-type="float" office:value="0.000645400000000684" calcext:value-type="float">
            <text:p>0,0006454</text:p>
          </table:table-cell>
          <table:table-cell table:formula="of:=[.G297]-[.C297]" office:value-type="float" office:value="0.000394350000000543" calcext:value-type="float">
            <text:p>0,00039435</text:p>
          </table:table-cell>
          <table:table-cell table:formula="of:=[.J297]/[.I297]" office:value-type="float" office:value="0.611016423923342" calcext:value-type="float">
            <text:p>0,6110164239</text:p>
          </table:table-cell>
          <table:table-cell table:formula="of:=[.D297]+[.H297]*[.K297]" office:value-type="float" office:value="-0.383944241284483" calcext:value-type="float">
            <text:p>-0,3839442413</text:p>
          </table:table-cell>
        </table:table-row>
        <table:table-row table:style-name="ro1">
          <table:table-cell office:value-type="float" office:value="4.1897198" calcext:value-type="float">
            <text:p>4,1897198</text:p>
          </table:table-cell>
          <table:table-cell office:value-type="float" office:value="-0.7000016" calcext:value-type="float">
            <text:p>-0,7000016</text:p>
          </table:table-cell>
          <table:table-cell office:value-type="float" office:value="4.162" calcext:value-type="float">
            <text:p>4,162</text:p>
          </table:table-cell>
          <table:table-cell office:value-type="float" office:value="-0.4252246" calcext:value-type="float">
            <text:p>-0,4252246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909541" calcext:value-type="float">
            <text:p>0,9909541</text:p>
          </table:table-cell>
          <table:table-cell table:formula="of:=[.A298]-[.E298]" office:value-type="float" office:value="4.18946905" calcext:value-type="float">
            <text:p>4,18946905</text:p>
          </table:table-cell>
          <table:table-cell table:formula="of:=[.B298]-[.D298]" office:value-type="float" office:value="-0.274777" calcext:value-type="float">
            <text:p>-0,274777</text:p>
          </table:table-cell>
          <table:table-cell table:formula="of:=[.A298]-[.C298]" office:value-type="float" office:value="0.0277197999999998" calcext:value-type="float">
            <text:p>0,0277198</text:p>
          </table:table-cell>
          <table:table-cell table:formula="of:=[.G298]-[.C298]" office:value-type="float" office:value="0.0274690499999997" calcext:value-type="float">
            <text:p>0,02746905</text:p>
          </table:table-cell>
          <table:table-cell table:formula="of:=[.J298]/[.I298]" office:value-type="float" office:value="0.990954119438084" calcext:value-type="float">
            <text:p>0,9909541194</text:p>
          </table:table-cell>
          <table:table-cell table:formula="of:=[.D298]+[.H298]*[.K298]" office:value-type="float" office:value="-0.697516000076839" calcext:value-type="float">
            <text:p>-0,6975160001</text:p>
          </table:table-cell>
        </table:table-row>
        <table:table-row table:style-name="ro1">
          <table:table-cell office:value-type="float" office:value="4.1907221" calcext:value-type="float">
            <text:p>4,1907221</text:p>
          </table:table-cell>
          <table:table-cell office:value-type="float" office:value="-0.7000016" calcext:value-type="float">
            <text:p>-0,7000016</text:p>
          </table:table-cell>
          <table:table-cell office:value-type="float" office:value="4.19" calcext:value-type="float">
            <text:p>4,19</text:p>
          </table:table-cell>
          <table:table-cell office:value-type="float" office:value="-0.972293" calcext:value-type="float">
            <text:p>-0,972293</text:p>
          </table:table-cell>
          <table:table-cell office:value-type="float" office:value="0.0002504" calcext:value-type="float">
            <text:p>0,0002504</text:p>
          </table:table-cell>
          <table:table-cell office:value-type="float" office:value="0.6532336" calcext:value-type="float">
            <text:p>0,6532336</text:p>
          </table:table-cell>
          <table:table-cell table:formula="of:=[.A299]-[.E299]" office:value-type="float" office:value="4.1904717" calcext:value-type="float">
            <text:p>4,1904717</text:p>
          </table:table-cell>
          <table:table-cell table:formula="of:=[.B299]-[.D299]" office:value-type="float" office:value="0.2722914" calcext:value-type="float">
            <text:p>0,2722914</text:p>
          </table:table-cell>
          <table:table-cell table:formula="of:=[.A299]-[.C299]" office:value-type="float" office:value="0.000722099999999948" calcext:value-type="float">
            <text:p>0,0007221</text:p>
          </table:table-cell>
          <table:table-cell table:formula="of:=[.G299]-[.C299]" office:value-type="float" office:value="0.000471700000000297" calcext:value-type="float">
            <text:p>0,0004717</text:p>
          </table:table-cell>
          <table:table-cell table:formula="of:=[.J299]/[.I299]" office:value-type="float" office:value="0.653233624152238" calcext:value-type="float">
            <text:p>0,6532336242</text:p>
          </table:table-cell>
          <table:table-cell table:formula="of:=[.D299]+[.H299]*[.K299]" office:value-type="float" office:value="-0.794423101952513" calcext:value-type="float">
            <text:p>-0,794423102</text:p>
          </table:table-cell>
        </table:table-row>
        <table:table-row table:style-name="ro1">
          <table:table-cell office:value-type="float" office:value="4.1922261" calcext:value-type="float">
            <text:p>4,1922261</text:p>
          </table:table-cell>
          <table:table-cell office:value-type="float" office:value="-0.7000016" calcext:value-type="float">
            <text:p>-0,7000016</text:p>
          </table:table-cell>
          <table:table-cell office:value-type="float" office:value="4.191" calcext:value-type="float">
            <text:p>4,191</text:p>
          </table:table-cell>
          <table:table-cell office:value-type="float" office:value="-0.5221317" calcext:value-type="float">
            <text:p>-0,5221317</text:p>
          </table:table-cell>
          <table:table-cell office:value-type="float" office:value="0.0002504" calcext:value-type="float">
            <text:p>0,0002504</text:p>
          </table:table-cell>
          <table:table-cell office:value-type="float" office:value="0.7957752" calcext:value-type="float">
            <text:p>0,7957752</text:p>
          </table:table-cell>
          <table:table-cell table:formula="of:=[.A300]-[.E300]" office:value-type="float" office:value="4.1919757" calcext:value-type="float">
            <text:p>4,1919757</text:p>
          </table:table-cell>
          <table:table-cell table:formula="of:=[.B300]-[.D300]" office:value-type="float" office:value="-0.1778699" calcext:value-type="float">
            <text:p>-0,1778699</text:p>
          </table:table-cell>
          <table:table-cell table:formula="of:=[.A300]-[.C300]" office:value-type="float" office:value="0.00122610000000023" calcext:value-type="float">
            <text:p>0,0012261</text:p>
          </table:table-cell>
          <table:table-cell table:formula="of:=[.G300]-[.C300]" office:value-type="float" office:value="0.000975700000000579" calcext:value-type="float">
            <text:p>0,0009757</text:p>
          </table:table-cell>
          <table:table-cell table:formula="of:=[.J300]/[.I300]" office:value-type="float" office:value="0.795775222249732" calcext:value-type="float">
            <text:p>0,7957752222</text:p>
          </table:table-cell>
          <table:table-cell table:formula="of:=[.D300]+[.H300]*[.K300]" office:value-type="float" office:value="-0.663676159204038" calcext:value-type="float">
            <text:p>-0,6636761592</text:p>
          </table:table-cell>
        </table:table-row>
        <table:table-row table:style-name="ro1">
          <table:table-cell office:value-type="float" office:value="4.1948513" calcext:value-type="float">
            <text:p>4,1948513</text:p>
          </table:table-cell>
          <table:table-cell office:value-type="float" office:value="-0.8500016" calcext:value-type="float">
            <text:p>-0,8500016</text:p>
          </table:table-cell>
          <table:table-cell office:value-type="float" office:value="4.192" calcext:value-type="float">
            <text:p>4,192</text:p>
          </table:table-cell>
          <table:table-cell office:value-type="float" office:value="-0.8415461" calcext:value-type="float">
            <text:p>-0,8415461</text:p>
          </table:table-cell>
          <table:table-cell office:value-type="float" office:value="0.0002504" calcext:value-type="float">
            <text:p>0,0002504</text:p>
          </table:table-cell>
          <table:table-cell office:value-type="float" office:value="0.9121804" calcext:value-type="float">
            <text:p>0,9121804</text:p>
          </table:table-cell>
          <table:table-cell table:formula="of:=[.A301]-[.E301]" office:value-type="float" office:value="4.1946009" calcext:value-type="float">
            <text:p>4,1946009</text:p>
          </table:table-cell>
          <table:table-cell table:formula="of:=[.B301]-[.D301]" office:value-type="float" office:value="-0.00845549999999995" calcext:value-type="float">
            <text:p>-0,0084555</text:p>
          </table:table-cell>
          <table:table-cell table:formula="of:=[.A301]-[.C301]" office:value-type="float" office:value="0.00285129999999967" calcext:value-type="float">
            <text:p>0,0028513</text:p>
          </table:table-cell>
          <table:table-cell table:formula="of:=[.G301]-[.C301]" office:value-type="float" office:value="0.00260090000000002" calcext:value-type="float">
            <text:p>0,0026009</text:p>
          </table:table-cell>
          <table:table-cell table:formula="of:=[.J301]/[.I301]" office:value-type="float" office:value="0.912180408936387" calcext:value-type="float">
            <text:p>0,9121804089</text:p>
          </table:table-cell>
          <table:table-cell table:formula="of:=[.D301]+[.H301]*[.K301]" office:value-type="float" office:value="-0.849259041447762" calcext:value-type="float">
            <text:p>-0,8492590414</text:p>
          </table:table-cell>
        </table:table-row>
        <table:table-row table:style-name="ro1">
          <table:table-cell office:value-type="float" office:value="4.195353" calcext:value-type="float">
            <text:p>4,195353</text:p>
          </table:table-cell>
          <table:table-cell office:value-type="float" office:value="-0.8500016" calcext:value-type="float">
            <text:p>-0,8500016</text:p>
          </table:table-cell>
          <table:table-cell office:value-type="float" office:value="4.195" calcext:value-type="float">
            <text:p>4,195</text:p>
          </table:table-cell>
          <table:table-cell office:value-type="float" office:value="-0.8577145" calcext:value-type="float">
            <text:p>-0,8577145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2893768" calcext:value-type="float">
            <text:p>0,2893768</text:p>
          </table:table-cell>
          <table:table-cell table:formula="of:=[.A302]-[.E302]" office:value-type="float" office:value="4.19510215" calcext:value-type="float">
            <text:p>4,19510215</text:p>
          </table:table-cell>
          <table:table-cell table:formula="of:=[.B302]-[.D302]" office:value-type="float" office:value="0.00771290000000002" calcext:value-type="float">
            <text:p>0,0077129</text:p>
          </table:table-cell>
          <table:table-cell table:formula="of:=[.A302]-[.C302]" office:value-type="float" office:value="0.000352999999999604" calcext:value-type="float">
            <text:p>0,000353</text:p>
          </table:table-cell>
          <table:table-cell table:formula="of:=[.G302]-[.C302]" office:value-type="float" office:value="0.000102150000000023" calcext:value-type="float">
            <text:p>0,00010215</text:p>
          </table:table-cell>
          <table:table-cell table:formula="of:=[.J302]/[.I302]" office:value-type="float" office:value="0.289376770538634" calcext:value-type="float">
            <text:p>0,2893767705</text:p>
          </table:table-cell>
          <table:table-cell table:formula="of:=[.D302]+[.H302]*[.K302]" office:value-type="float" office:value="-0.855482565906513" calcext:value-type="float">
            <text:p>-0,8554825659</text:p>
          </table:table-cell>
        </table:table-row>
        <table:table-row table:style-name="ro1">
          <table:table-cell office:value-type="float" office:value="4.1963553" calcext:value-type="float">
            <text:p>4,1963553</text:p>
          </table:table-cell>
          <table:table-cell office:value-type="float" office:value="-0.8500016" calcext:value-type="float">
            <text:p>-0,8500016</text:p>
          </table:table-cell>
          <table:table-cell office:value-type="float" office:value="4.195" calcext:value-type="float">
            <text:p>4,195</text:p>
          </table:table-cell>
          <table:table-cell office:value-type="float" office:value="-0.8477696" calcext:value-type="float">
            <text:p>-0,8477696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8149118" calcext:value-type="float">
            <text:p>0,8149118</text:p>
          </table:table-cell>
          <table:table-cell table:formula="of:=[.A303]-[.E303]" office:value-type="float" office:value="4.19610445" calcext:value-type="float">
            <text:p>4,19610445</text:p>
          </table:table-cell>
          <table:table-cell table:formula="of:=[.B303]-[.D303]" office:value-type="float" office:value="-0.0022319999999999" calcext:value-type="float">
            <text:p>-0,002232</text:p>
          </table:table-cell>
          <table:table-cell table:formula="of:=[.A303]-[.C303]" office:value-type="float" office:value="0.00135529999999928" calcext:value-type="float">
            <text:p>0,0013553</text:p>
          </table:table-cell>
          <table:table-cell table:formula="of:=[.G303]-[.C303]" office:value-type="float" office:value="0.0011044499999997" calcext:value-type="float">
            <text:p>0,00110445</text:p>
          </table:table-cell>
          <table:table-cell table:formula="of:=[.J303]/[.I303]" office:value-type="float" office:value="0.814911827639848" calcext:value-type="float">
            <text:p>0,8149118276</text:p>
          </table:table-cell>
          <table:table-cell table:formula="of:=[.D303]+[.H303]*[.K303]" office:value-type="float" office:value="-0.849588483199292" calcext:value-type="float">
            <text:p>-0,8495884832</text:p>
          </table:table-cell>
        </table:table-row>
        <table:table-row table:style-name="ro1">
          <table:table-cell office:value-type="float" office:value="4.1968571" calcext:value-type="float">
            <text:p>4,1968571</text:p>
          </table:table-cell>
          <table:table-cell office:value-type="float" office:value="-0.8500016" calcext:value-type="float">
            <text:p>-0,8500016</text:p>
          </table:table-cell>
          <table:table-cell office:value-type="float" office:value="4.196" calcext:value-type="float">
            <text:p>4,196</text:p>
          </table:table-cell>
          <table:table-cell office:value-type="float" office:value="-0.8518204" calcext:value-type="float">
            <text:p>-0,8518204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7072687" calcext:value-type="float">
            <text:p>0,7072687</text:p>
          </table:table-cell>
          <table:table-cell table:formula="of:=[.A304]-[.E304]" office:value-type="float" office:value="4.1966062" calcext:value-type="float">
            <text:p>4,1966062</text:p>
          </table:table-cell>
          <table:table-cell table:formula="of:=[.B304]-[.D304]" office:value-type="float" office:value="0.00181880000000001" calcext:value-type="float">
            <text:p>0,0018188</text:p>
          </table:table-cell>
          <table:table-cell table:formula="of:=[.A304]-[.C304]" office:value-type="float" office:value="0.000857100000000166" calcext:value-type="float">
            <text:p>0,0008571</text:p>
          </table:table-cell>
          <table:table-cell table:formula="of:=[.G304]-[.C304]" office:value-type="float" office:value="0.000606200000000001" calcext:value-type="float">
            <text:p>0,0006062</text:p>
          </table:table-cell>
          <table:table-cell table:formula="of:=[.J304]/[.I304]" office:value-type="float" office:value="0.707268696768036" calcext:value-type="float">
            <text:p>0,7072686968</text:p>
          </table:table-cell>
          <table:table-cell table:formula="of:=[.D304]+[.H304]*[.K304]" office:value-type="float" office:value="-0.850534019694318" calcext:value-type="float">
            <text:p>-0,8505340197</text:p>
          </table:table-cell>
        </table:table-row>
        <table:table-row table:style-name="ro1">
          <table:table-cell office:value-type="float" office:value="4.2239305" calcext:value-type="float">
            <text:p>4,2239305</text:p>
          </table:table-cell>
          <table:table-cell office:value-type="float" office:value="-1.150002" calcext:value-type="float">
            <text:p>-1,150002</text:p>
          </table:table-cell>
          <table:table-cell office:value-type="float" office:value="4.197" calcext:value-type="float">
            <text:p>4,197</text:p>
          </table:table-cell>
          <table:table-cell office:value-type="float" office:value="-0.8487152" calcext:value-type="float">
            <text:p>-0,8487152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9906834" calcext:value-type="float">
            <text:p>0,9906834</text:p>
          </table:table-cell>
          <table:table-cell table:formula="of:=[.A305]-[.E305]" office:value-type="float" office:value="4.2236796" calcext:value-type="float">
            <text:p>4,2236796</text:p>
          </table:table-cell>
          <table:table-cell table:formula="of:=[.B305]-[.D305]" office:value-type="float" office:value="-0.3012868" calcext:value-type="float">
            <text:p>-0,3012868</text:p>
          </table:table-cell>
          <table:table-cell table:formula="of:=[.A305]-[.C305]" office:value-type="float" office:value="0.0269304999999997" calcext:value-type="float">
            <text:p>0,0269305</text:p>
          </table:table-cell>
          <table:table-cell table:formula="of:=[.G305]-[.C305]" office:value-type="float" office:value="0.0266795999999996" calcext:value-type="float">
            <text:p>0,0266796</text:p>
          </table:table-cell>
          <table:table-cell table:formula="of:=[.J305]/[.I305]" office:value-type="float" office:value="0.990683425855436" calcext:value-type="float">
            <text:p>0,9906834259</text:p>
          </table:table-cell>
          <table:table-cell table:formula="of:=[.D305]+[.H305]*[.K305]" office:value-type="float" office:value="-1.14719503918902" calcext:value-type="float">
            <text:p>-1,1471950392</text:p>
          </table:table-cell>
        </table:table-row>
        <table:table-row table:style-name="ro1">
          <table:table-cell office:value-type="float" office:value="4.2279414" calcext:value-type="float">
            <text:p>4,2279414</text:p>
          </table:table-cell>
          <table:table-cell office:value-type="float" office:value="-1.150002" calcext:value-type="float">
            <text:p>-1,150002</text:p>
          </table:table-cell>
          <table:table-cell office:value-type="float" office:value="4.224" calcext:value-type="float">
            <text:p>4,224</text:p>
          </table:table-cell>
          <table:table-cell office:value-type="float" office:value="-1.448481" calcext:value-type="float">
            <text:p>-1,448481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9363424" calcext:value-type="float">
            <text:p>0,9363424</text:p>
          </table:table-cell>
          <table:table-cell table:formula="of:=[.A306]-[.E306]" office:value-type="float" office:value="4.2276905" calcext:value-type="float">
            <text:p>4,2276905</text:p>
          </table:table-cell>
          <table:table-cell table:formula="of:=[.B306]-[.D306]" office:value-type="float" office:value="0.298479" calcext:value-type="float">
            <text:p>0,298479</text:p>
          </table:table-cell>
          <table:table-cell table:formula="of:=[.A306]-[.C306]" office:value-type="float" office:value="0.00394139999999954" calcext:value-type="float">
            <text:p>0,0039414</text:p>
          </table:table-cell>
          <table:table-cell table:formula="of:=[.G306]-[.C306]" office:value-type="float" office:value="0.00369049999999937" calcext:value-type="float">
            <text:p>0,0036905</text:p>
          </table:table-cell>
          <table:table-cell table:formula="of:=[.J306]/[.I306]" office:value-type="float" office:value="0.936342416400215" calcext:value-type="float">
            <text:p>0,9363424164</text:p>
          </table:table-cell>
          <table:table-cell table:formula="of:=[.D306]+[.H306]*[.K306]" office:value-type="float" office:value="-1.16900245189528" calcext:value-type="float">
            <text:p>-1,1690024519</text:p>
          </table:table-cell>
        </table:table-row>
        <table:table-row table:style-name="ro1">
          <table:table-cell office:value-type="float" office:value="4.2289442" calcext:value-type="float">
            <text:p>4,2289442</text:p>
          </table:table-cell>
          <table:table-cell office:value-type="float" office:value="-1.300002" calcext:value-type="float">
            <text:p>-1,300002</text:p>
          </table:table-cell>
          <table:table-cell office:value-type="float" office:value="4.228" calcext:value-type="float">
            <text:p>4,228</text:p>
          </table:table-cell>
          <table:table-cell office:value-type="float" office:value="-0.8705227" calcext:value-type="float">
            <text:p>-0,8705227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345372" calcext:value-type="float">
            <text:p>0,7345372</text:p>
          </table:table-cell>
          <table:table-cell table:formula="of:=[.A307]-[.E307]" office:value-type="float" office:value="4.22869355" calcext:value-type="float">
            <text:p>4,22869355</text:p>
          </table:table-cell>
          <table:table-cell table:formula="of:=[.B307]-[.D307]" office:value-type="float" office:value="-0.4294793" calcext:value-type="float">
            <text:p>-0,4294793</text:p>
          </table:table-cell>
          <table:table-cell table:formula="of:=[.A307]-[.C307]" office:value-type="float" office:value="0.000944200000000173" calcext:value-type="float">
            <text:p>0,0009442</text:p>
          </table:table-cell>
          <table:table-cell table:formula="of:=[.G307]-[.C307]" office:value-type="float" office:value="0.000693550000000265" calcext:value-type="float">
            <text:p>0,00069355</text:p>
          </table:table-cell>
          <table:table-cell table:formula="of:=[.J307]/[.I307]" office:value-type="float" office:value="0.734537174327619" calcext:value-type="float">
            <text:p>0,7345371743</text:p>
          </table:table-cell>
          <table:table-cell table:formula="of:=[.D307]+[.H307]*[.K307]" office:value-type="float" office:value="-1.1859912114542" calcext:value-type="float">
            <text:p>-1,1859912115</text:p>
          </table:table-cell>
        </table:table-row>
        <table:table-row table:style-name="ro1">
          <table:table-cell office:value-type="float" office:value="4.2589057" calcext:value-type="float">
            <text:p>4,2589057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4.229" calcext:value-type="float">
            <text:p>4,229</text:p>
          </table:table-cell>
          <table:table-cell office:value-type="float" office:value="-1.61547" calcext:value-type="float">
            <text:p>-1,61547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16186" calcext:value-type="float">
            <text:p>0,9916186</text:p>
          </table:table-cell>
          <table:table-cell table:formula="of:=[.A308]-[.E308]" office:value-type="float" office:value="4.25865505" calcext:value-type="float">
            <text:p>4,25865505</text:p>
          </table:table-cell>
          <table:table-cell table:formula="of:=[.B308]-[.D308]" office:value-type="float" office:value="0.0154690000000002" calcext:value-type="float">
            <text:p>0,015469</text:p>
          </table:table-cell>
          <table:table-cell table:formula="of:=[.A308]-[.C308]" office:value-type="float" office:value="0.0299056999999996" calcext:value-type="float">
            <text:p>0,0299057</text:p>
          </table:table-cell>
          <table:table-cell table:formula="of:=[.G308]-[.C308]" office:value-type="float" office:value="0.0296550499999997" calcext:value-type="float">
            <text:p>0,02965505</text:p>
          </table:table-cell>
          <table:table-cell table:formula="of:=[.J308]/[.I308]" office:value-type="float" office:value="0.991618654637747" calcext:value-type="float">
            <text:p>0,9916186546</text:p>
          </table:table-cell>
          <table:table-cell table:formula="of:=[.D308]+[.H308]*[.K308]" office:value-type="float" office:value="-1.60013065103141" calcext:value-type="float">
            <text:p>-1,600130651</text:p>
          </table:table-cell>
        </table:table-row>
        <table:table-row table:style-name="ro1">
          <table:table-cell office:value-type="float" office:value="4.2609112" calcext:value-type="float">
            <text:p>4,2609112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4.259" calcext:value-type="float">
            <text:p>4,259</text:p>
          </table:table-cell>
          <table:table-cell office:value-type="float" office:value="-1.584663" calcext:value-type="float">
            <text:p>-1,584663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68852" calcext:value-type="float">
            <text:p>0,868852</text:p>
          </table:table-cell>
          <table:table-cell table:formula="of:=[.A309]-[.E309]" office:value-type="float" office:value="4.26066055" calcext:value-type="float">
            <text:p>4,26066055</text:p>
          </table:table-cell>
          <table:table-cell table:formula="of:=[.B309]-[.D309]" office:value-type="float" office:value="-0.0153380000000001" calcext:value-type="float">
            <text:p>-0,015338</text:p>
          </table:table-cell>
          <table:table-cell table:formula="of:=[.A309]-[.C309]" office:value-type="float" office:value="0.00191119999999945" calcext:value-type="float">
            <text:p>0,0019112</text:p>
          </table:table-cell>
          <table:table-cell table:formula="of:=[.G309]-[.C309]" office:value-type="float" office:value="0.00166054999999954" calcext:value-type="float">
            <text:p>0,00166055</text:p>
          </table:table-cell>
          <table:table-cell table:formula="of:=[.J309]/[.I309]" office:value-type="float" office:value="0.868852030138143" calcext:value-type="float">
            <text:p>0,8688520301</text:p>
          </table:table-cell>
          <table:table-cell table:formula="of:=[.D309]+[.H309]*[.K309]" office:value-type="float" office:value="-1.59798945243826" calcext:value-type="float">
            <text:p>-1,5979894524</text:p>
          </table:table-cell>
        </table:table-row>
        <table:table-row table:style-name="ro1">
          <table:table-cell office:value-type="float" office:value="4.2629163" calcext:value-type="float">
            <text:p>4,2629163</text:p>
          </table:table-cell>
          <table:table-cell office:value-type="float" office:value="-1.750001" calcext:value-type="float">
            <text:p>-1,750001</text:p>
          </table:table-cell>
          <table:table-cell office:value-type="float" office:value="4.261" calcext:value-type="float">
            <text:p>4,261</text:p>
          </table:table-cell>
          <table:table-cell office:value-type="float" office:value="-1.613328" calcext:value-type="float">
            <text:p>-1,613328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6077076" calcext:value-type="float">
            <text:p>0,6077076</text:p>
          </table:table-cell>
          <table:table-cell table:formula="of:=[.A310]-[.E310]" office:value-type="float" office:value="4.26216455" calcext:value-type="float">
            <text:p>4,26216455</text:p>
          </table:table-cell>
          <table:table-cell table:formula="of:=[.B310]-[.D310]" office:value-type="float" office:value="-0.136673" calcext:value-type="float">
            <text:p>-0,136673</text:p>
          </table:table-cell>
          <table:table-cell table:formula="of:=[.A310]-[.C310]" office:value-type="float" office:value="0.00191629999999954" calcext:value-type="float">
            <text:p>0,0019163</text:p>
          </table:table-cell>
          <table:table-cell table:formula="of:=[.G310]-[.C310]" office:value-type="float" office:value="0.00116454999999949" calcext:value-type="float">
            <text:p>0,00116455</text:p>
          </table:table-cell>
          <table:table-cell table:formula="of:=[.J310]/[.I310]" office:value-type="float" office:value="0.607707561446416" calcext:value-type="float">
            <text:p>0,6077075614</text:p>
          </table:table-cell>
          <table:table-cell table:formula="of:=[.D310]+[.H310]*[.K310]" office:value-type="float" office:value="-1.69638521554557" calcext:value-type="float">
            <text:p>-1,6963852155</text:p>
          </table:table-cell>
        </table:table-row>
        <table:table-row table:style-name="ro1">
          <table:table-cell office:value-type="float" office:value="4.2639191" calcext:value-type="float">
            <text:p>4,2639191</text:p>
          </table:table-cell>
          <table:table-cell office:value-type="float" office:value="-1.750001" calcext:value-type="float">
            <text:p>-1,750001</text:p>
          </table:table-cell>
          <table:table-cell office:value-type="float" office:value="4.263" calcext:value-type="float">
            <text:p>4,263</text:p>
          </table:table-cell>
          <table:table-cell office:value-type="float" office:value="-1.833059" calcext:value-type="float">
            <text:p>-1,833059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1820803" calcext:value-type="float">
            <text:p>0,1820803</text:p>
          </table:table-cell>
          <table:table-cell table:formula="of:=[.A311]-[.E311]" office:value-type="float" office:value="4.26316735" calcext:value-type="float">
            <text:p>4,26316735</text:p>
          </table:table-cell>
          <table:table-cell table:formula="of:=[.B311]-[.D311]" office:value-type="float" office:value="0.0830580000000001" calcext:value-type="float">
            <text:p>0,083058</text:p>
          </table:table-cell>
          <table:table-cell table:formula="of:=[.A311]-[.C311]" office:value-type="float" office:value="0.000919099999999951" calcext:value-type="float">
            <text:p>0,0009191</text:p>
          </table:table-cell>
          <table:table-cell table:formula="of:=[.G311]-[.C311]" office:value-type="float" office:value="0.0001673499999999" calcext:value-type="float">
            <text:p>0,00016735</text:p>
          </table:table-cell>
          <table:table-cell table:formula="of:=[.J311]/[.I311]" office:value-type="float" office:value="0.182080295941583" calcext:value-type="float">
            <text:p>0,1820802959</text:p>
          </table:table-cell>
          <table:table-cell table:formula="of:=[.D311]+[.H311]*[.K311]" office:value-type="float" office:value="-1.81793577477968" calcext:value-type="float">
            <text:p>-1,8179357748</text:p>
          </table:table-cell>
        </table:table-row>
        <table:table-row table:style-name="ro1">
          <table:table-cell office:value-type="float" office:value="4.2934978" calcext:value-type="float">
            <text:p>4,2934978</text:p>
          </table:table-cell>
          <table:table-cell office:value-type="float" office:value="-2.050001" calcext:value-type="float">
            <text:p>-2,050001</text:p>
          </table:table-cell>
          <table:table-cell office:value-type="float" office:value="4.264" calcext:value-type="float">
            <text:p>4,264</text:p>
          </table:table-cell>
          <table:table-cell office:value-type="float" office:value="-1.734878" calcext:value-type="float">
            <text:p>-1,734878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974515" calcext:value-type="float">
            <text:p>0,974515</text:p>
          </table:table-cell>
          <table:table-cell table:formula="of:=[.A312]-[.E312]" office:value-type="float" office:value="4.29274605" calcext:value-type="float">
            <text:p>4,29274605</text:p>
          </table:table-cell>
          <table:table-cell table:formula="of:=[.B312]-[.D312]" office:value-type="float" office:value="-0.315123" calcext:value-type="float">
            <text:p>-0,315123</text:p>
          </table:table-cell>
          <table:table-cell table:formula="of:=[.A312]-[.C312]" office:value-type="float" office:value="0.0294977999999997" calcext:value-type="float">
            <text:p>0,0294978</text:p>
          </table:table-cell>
          <table:table-cell table:formula="of:=[.G312]-[.C312]" office:value-type="float" office:value="0.0287460499999996" calcext:value-type="float">
            <text:p>0,02874605</text:p>
          </table:table-cell>
          <table:table-cell table:formula="of:=[.J312]/[.I312]" office:value-type="float" office:value="0.974515048579892" calcext:value-type="float">
            <text:p>0,9745150486</text:p>
          </table:table-cell>
          <table:table-cell table:formula="of:=[.D312]+[.H312]*[.K312]" office:value-type="float" office:value="-2.04197010565364" calcext:value-type="float">
            <text:p>-2,0419701057</text:p>
          </table:table-cell>
        </table:table-row>
        <table:table-row table:style-name="ro1">
          <table:table-cell office:value-type="float" office:value="4.2965057" calcext:value-type="float">
            <text:p>4,2965057</text:p>
          </table:table-cell>
          <table:table-cell office:value-type="float" office:value="-2.200001" calcext:value-type="float">
            <text:p>-2,200001</text:p>
          </table:table-cell>
          <table:table-cell office:value-type="float" office:value="4.293" calcext:value-type="float">
            <text:p>4,293</text:p>
          </table:table-cell>
          <table:table-cell office:value-type="float" office:value="-2.357094" calcext:value-type="float">
            <text:p>-2,357094</text:p>
          </table:table-cell>
          <table:table-cell office:value-type="float" office:value="0.0012533" calcext:value-type="float">
            <text:p>0,0012533</text:p>
          </table:table-cell>
          <table:table-cell office:value-type="float" office:value="0.6424965" calcext:value-type="float">
            <text:p>0,6424965</text:p>
          </table:table-cell>
          <table:table-cell table:formula="of:=[.A313]-[.E313]" office:value-type="float" office:value="4.2952524" calcext:value-type="float">
            <text:p>4,2952524</text:p>
          </table:table-cell>
          <table:table-cell table:formula="of:=[.B313]-[.D313]" office:value-type="float" office:value="0.157093" calcext:value-type="float">
            <text:p>0,157093</text:p>
          </table:table-cell>
          <table:table-cell table:formula="of:=[.A313]-[.C313]" office:value-type="float" office:value="0.00350569999999983" calcext:value-type="float">
            <text:p>0,0035057</text:p>
          </table:table-cell>
          <table:table-cell table:formula="of:=[.G313]-[.C313]" office:value-type="float" office:value="0.00225239999999971" calcext:value-type="float">
            <text:p>0,0022524</text:p>
          </table:table-cell>
          <table:table-cell table:formula="of:=[.J313]/[.I313]" office:value-type="float" office:value="0.64249650569068" calcext:value-type="float">
            <text:p>0,6424965057</text:p>
          </table:table-cell>
          <table:table-cell table:formula="of:=[.D313]+[.H313]*[.K313]" office:value-type="float" office:value="-2.25616229643153" calcext:value-type="float">
            <text:p>-2,2561622964</text:p>
          </table:table-cell>
        </table:table-row>
        <table:table-row table:style-name="ro1">
          <table:table-cell office:value-type="float" office:value="4.2995135" calcext:value-type="float">
            <text:p>4,2995135</text:p>
          </table:table-cell>
          <table:table-cell office:value-type="float" office:value="-2.200001" calcext:value-type="float">
            <text:p>-2,200001</text:p>
          </table:table-cell>
          <table:table-cell office:value-type="float" office:value="4.297" calcext:value-type="float">
            <text:p>4,297</text:p>
          </table:table-cell>
          <table:table-cell office:value-type="float" office:value="-2.09907" calcext:value-type="float">
            <text:p>-2,09907</text:p>
          </table:table-cell>
          <table:table-cell office:value-type="float" office:value="0.0012533" calcext:value-type="float">
            <text:p>0,0012533</text:p>
          </table:table-cell>
          <table:table-cell office:value-type="float" office:value="0.5013726" calcext:value-type="float">
            <text:p>0,5013726</text:p>
          </table:table-cell>
          <table:table-cell table:formula="of:=[.A314]-[.E314]" office:value-type="float" office:value="4.2982602" calcext:value-type="float">
            <text:p>4,2982602</text:p>
          </table:table-cell>
          <table:table-cell table:formula="of:=[.B314]-[.D314]" office:value-type="float" office:value="-0.100931" calcext:value-type="float">
            <text:p>-0,100931</text:p>
          </table:table-cell>
          <table:table-cell table:formula="of:=[.A314]-[.C314]" office:value-type="float" office:value="0.00251350000000006" calcext:value-type="float">
            <text:p>0,0025135</text:p>
          </table:table-cell>
          <table:table-cell table:formula="of:=[.G314]-[.C314]" office:value-type="float" office:value="0.00126019999999993" calcext:value-type="float">
            <text:p>0,0012602</text:p>
          </table:table-cell>
          <table:table-cell table:formula="of:=[.J314]/[.I314]" office:value-type="float" office:value="0.501372588024629" calcext:value-type="float">
            <text:p>0,501372588</text:p>
          </table:table-cell>
          <table:table-cell table:formula="of:=[.D314]+[.H314]*[.K314]" office:value-type="float" office:value="-2.14967403668191" calcext:value-type="float">
            <text:p>-2,1496740367</text:p>
          </table:table-cell>
        </table:table-row>
        <table:table-row table:style-name="ro1">
          <table:table-cell office:value-type="float" office:value="4.3010176" calcext:value-type="float">
            <text:p>4,3010176</text:p>
          </table:table-cell>
          <table:table-cell office:value-type="float" office:value="-2.200001" calcext:value-type="float">
            <text:p>-2,200001</text:p>
          </table:table-cell>
          <table:table-cell office:value-type="float" office:value="4.3" calcext:value-type="float">
            <text:p>4,3</text:p>
          </table:table-cell>
          <table:table-cell office:value-type="float" office:value="-2.250606" calcext:value-type="float">
            <text:p>-2,25060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536852" calcext:value-type="float">
            <text:p>0,7536852</text:p>
          </table:table-cell>
          <table:table-cell table:formula="of:=[.A315]-[.E315]" office:value-type="float" office:value="4.30076695" calcext:value-type="float">
            <text:p>4,30076695</text:p>
          </table:table-cell>
          <table:table-cell table:formula="of:=[.B315]-[.D315]" office:value-type="float" office:value="0.050605" calcext:value-type="float">
            <text:p>0,050605</text:p>
          </table:table-cell>
          <table:table-cell table:formula="of:=[.A315]-[.C315]" office:value-type="float" office:value="0.00101759999999995" calcext:value-type="float">
            <text:p>0,0010176</text:p>
          </table:table-cell>
          <table:table-cell table:formula="of:=[.G315]-[.C315]" office:value-type="float" office:value="0.000766950000000044" calcext:value-type="float">
            <text:p>0,00076695</text:p>
          </table:table-cell>
          <table:table-cell table:formula="of:=[.J315]/[.I315]" office:value-type="float" office:value="0.753685141509513" calcext:value-type="float">
            <text:p>0,7536851415</text:p>
          </table:table-cell>
          <table:table-cell table:formula="of:=[.D315]+[.H315]*[.K315]" office:value-type="float" office:value="-2.21246576341391" calcext:value-type="float">
            <text:p>-2,2124657634</text:p>
          </table:table-cell>
        </table:table-row>
        <table:table-row table:style-name="ro1">
          <table:table-cell office:value-type="float" office:value="4.3015188" calcext:value-type="float">
            <text:p>4,3015188</text:p>
          </table:table-cell>
          <table:table-cell office:value-type="float" office:value="-2.200001" calcext:value-type="float">
            <text:p>-2,200001</text:p>
          </table:table-cell>
          <table:table-cell office:value-type="float" office:value="4.301" calcext:value-type="float">
            <text:p>4,301</text:p>
          </table:table-cell>
          <table:table-cell office:value-type="float" office:value="-2.161862" calcext:value-type="float">
            <text:p>-2,16186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5168658" calcext:value-type="float">
            <text:p>0,5168658</text:p>
          </table:table-cell>
          <table:table-cell table:formula="of:=[.A316]-[.E316]" office:value-type="float" office:value="4.30126815" calcext:value-type="float">
            <text:p>4,30126815</text:p>
          </table:table-cell>
          <table:table-cell table:formula="of:=[.B316]-[.D316]" office:value-type="float" office:value="-0.0381389999999997" calcext:value-type="float">
            <text:p>-0,038139</text:p>
          </table:table-cell>
          <table:table-cell table:formula="of:=[.A316]-[.C316]" office:value-type="float" office:value="0.000518800000000041" calcext:value-type="float">
            <text:p>0,0005188</text:p>
          </table:table-cell>
          <table:table-cell table:formula="of:=[.G316]-[.C316]" office:value-type="float" office:value="0.000268150000000134" calcext:value-type="float">
            <text:p>0,00026815</text:p>
          </table:table-cell>
          <table:table-cell table:formula="of:=[.J316]/[.I316]" office:value-type="float" office:value="0.516865844256191" calcext:value-type="float">
            <text:p>0,5168658443</text:p>
          </table:table-cell>
          <table:table-cell table:formula="of:=[.D316]+[.H316]*[.K316]" office:value-type="float" office:value="-2.18157474643409" calcext:value-type="float">
            <text:p>-2,1815747464</text:p>
          </table:table-cell>
        </table:table-row>
        <table:table-row table:style-name="ro1">
          <table:table-cell office:value-type="float" office:value="4.3260888" calcext:value-type="float">
            <text:p>4,3260888</text:p>
          </table:table-cell>
          <table:table-cell office:value-type="float" office:value="-2.500002" calcext:value-type="float">
            <text:p>-2,500002</text:p>
          </table:table-cell>
          <table:table-cell office:value-type="float" office:value="4.302" calcext:value-type="float">
            <text:p>4,302</text:p>
          </table:table-cell>
          <table:table-cell office:value-type="float" office:value="-2.219715" calcext:value-type="float">
            <text:p>-2,219715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895948" calcext:value-type="float">
            <text:p>0,9895948</text:p>
          </table:table-cell>
          <table:table-cell table:formula="of:=[.A317]-[.E317]" office:value-type="float" office:value="4.32583815" calcext:value-type="float">
            <text:p>4,32583815</text:p>
          </table:table-cell>
          <table:table-cell table:formula="of:=[.B317]-[.D317]" office:value-type="float" office:value="-0.280287" calcext:value-type="float">
            <text:p>-0,280287</text:p>
          </table:table-cell>
          <table:table-cell table:formula="of:=[.A317]-[.C317]" office:value-type="float" office:value="0.0240888000000004" calcext:value-type="float">
            <text:p>0,0240888</text:p>
          </table:table-cell>
          <table:table-cell table:formula="of:=[.G317]-[.C317]" office:value-type="float" office:value="0.0238381500000004" calcext:value-type="float">
            <text:p>0,02383815</text:p>
          </table:table-cell>
          <table:table-cell table:formula="of:=[.J317]/[.I317]" office:value-type="float" office:value="0.989594749427124" calcext:value-type="float">
            <text:p>0,9895947494</text:p>
          </table:table-cell>
          <table:table-cell table:formula="of:=[.D317]+[.H317]*[.K317]" office:value-type="float" office:value="-2.49708554353268" calcext:value-type="float">
            <text:p>-2,4970855435</text:p>
          </table:table-cell>
        </table:table-row>
        <table:table-row table:style-name="ro1">
          <table:table-cell office:value-type="float" office:value="4.3275926" calcext:value-type="float">
            <text:p>4,3275926</text:p>
          </table:table-cell>
          <table:table-cell office:value-type="float" office:value="-2.500002" calcext:value-type="float">
            <text:p>-2,500002</text:p>
          </table:table-cell>
          <table:table-cell office:value-type="float" office:value="4.326" calcext:value-type="float">
            <text:p>4,326</text:p>
          </table:table-cell>
          <table:table-cell office:value-type="float" office:value="-2.777372" calcext:value-type="float">
            <text:p>-2,777372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6852317" calcext:value-type="float">
            <text:p>0,6852317</text:p>
          </table:table-cell>
          <table:table-cell table:formula="of:=[.A318]-[.E318]" office:value-type="float" office:value="4.3270913" calcext:value-type="float">
            <text:p>4,3270913</text:p>
          </table:table-cell>
          <table:table-cell table:formula="of:=[.B318]-[.D318]" office:value-type="float" office:value="0.27737" calcext:value-type="float">
            <text:p>0,27737</text:p>
          </table:table-cell>
          <table:table-cell table:formula="of:=[.A318]-[.C318]" office:value-type="float" office:value="0.00159260000000039" calcext:value-type="float">
            <text:p>0,0015926</text:p>
          </table:table-cell>
          <table:table-cell table:formula="of:=[.G318]-[.C318]" office:value-type="float" office:value="0.00109130000000057" calcext:value-type="float">
            <text:p>0,0010913</text:p>
          </table:table-cell>
          <table:table-cell table:formula="of:=[.J318]/[.I318]" office:value-type="float" office:value="0.685231696596952" calcext:value-type="float">
            <text:p>0,6852316966</text:p>
          </table:table-cell>
          <table:table-cell table:formula="of:=[.D318]+[.H318]*[.K318]" office:value-type="float" office:value="-2.5873092843149" calcext:value-type="float">
            <text:p>-2,5873092843</text:p>
          </table:table-cell>
        </table:table-row>
        <table:table-row table:style-name="ro1">
          <table:table-cell office:value-type="float" office:value="4.3321047" calcext:value-type="float">
            <text:p>4,3321047</text:p>
          </table:table-cell>
          <table:table-cell office:value-type="float" office:value="-2.650002" calcext:value-type="float">
            <text:p>-2,650002</text:p>
          </table:table-cell>
          <table:table-cell office:value-type="float" office:value="4.328" calcext:value-type="float">
            <text:p>4,328</text:p>
          </table:table-cell>
          <table:table-cell office:value-type="float" office:value="-2.309938" calcext:value-type="float">
            <text:p>-2,309938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8778717" calcext:value-type="float">
            <text:p>0,8778717</text:p>
          </table:table-cell>
          <table:table-cell table:formula="of:=[.A319]-[.E319]" office:value-type="float" office:value="4.3316034" calcext:value-type="float">
            <text:p>4,3316034</text:p>
          </table:table-cell>
          <table:table-cell table:formula="of:=[.B319]-[.D319]" office:value-type="float" office:value="-0.340064" calcext:value-type="float">
            <text:p>-0,340064</text:p>
          </table:table-cell>
          <table:table-cell table:formula="of:=[.A319]-[.C319]" office:value-type="float" office:value="0.00410470000000007" calcext:value-type="float">
            <text:p>0,0041047</text:p>
          </table:table-cell>
          <table:table-cell table:formula="of:=[.G319]-[.C319]" office:value-type="float" office:value="0.00360340000000026" calcext:value-type="float">
            <text:p>0,0036034</text:p>
          </table:table-cell>
          <table:table-cell table:formula="of:=[.J319]/[.I319]" office:value-type="float" office:value="0.877871708042048" calcext:value-type="float">
            <text:p>0,877871708</text:p>
          </table:table-cell>
          <table:table-cell table:formula="of:=[.D319]+[.H319]*[.K319]" office:value-type="float" office:value="-2.60847056452361" calcext:value-type="float">
            <text:p>-2,6084705645</text:p>
          </table:table-cell>
        </table:table-row>
        <table:table-row table:style-name="ro1">
          <table:table-cell office:value-type="float" office:value="4.332606" calcext:value-type="float">
            <text:p>4,332606</text:p>
          </table:table-cell>
          <table:table-cell office:value-type="float" office:value="-2.650002" calcext:value-type="float">
            <text:p>-2,650002</text:p>
          </table:table-cell>
          <table:table-cell office:value-type="float" office:value="4.332" calcext:value-type="float">
            <text:p>4,332</text:p>
          </table:table-cell>
          <table:table-cell office:value-type="float" office:value="-2.948534" calcext:value-type="float">
            <text:p>-2,948534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1727723" calcext:value-type="float">
            <text:p>0,1727723</text:p>
          </table:table-cell>
          <table:table-cell table:formula="of:=[.A320]-[.E320]" office:value-type="float" office:value="4.3321047" calcext:value-type="float">
            <text:p>4,3321047</text:p>
          </table:table-cell>
          <table:table-cell table:formula="of:=[.B320]-[.D320]" office:value-type="float" office:value="0.298532" calcext:value-type="float">
            <text:p>0,298532</text:p>
          </table:table-cell>
          <table:table-cell table:formula="of:=[.A320]-[.C320]" office:value-type="float" office:value="0.000606000000000329" calcext:value-type="float">
            <text:p>0,000606</text:p>
          </table:table-cell>
          <table:table-cell table:formula="of:=[.G320]-[.C320]" office:value-type="float" office:value="0.000104700000000513" calcext:value-type="float">
            <text:p>0,0001047</text:p>
          </table:table-cell>
          <table:table-cell table:formula="of:=[.J320]/[.I320]" office:value-type="float" office:value="0.172772277228475" calcext:value-type="float">
            <text:p>0,1727722772</text:p>
          </table:table-cell>
          <table:table-cell table:formula="of:=[.D320]+[.H320]*[.K320]" office:value-type="float" office:value="-2.89695594653443" calcext:value-type="float">
            <text:p>-2,8969559465</text:p>
          </table:table-cell>
        </table:table-row>
        <table:table-row table:style-name="ro1">
          <table:table-cell office:value-type="float" office:value="4.3336085" calcext:value-type="float">
            <text:p>4,3336085</text:p>
          </table:table-cell>
          <table:table-cell office:value-type="float" office:value="-2.650002" calcext:value-type="float">
            <text:p>-2,650002</text:p>
          </table:table-cell>
          <table:table-cell office:value-type="float" office:value="4.333" calcext:value-type="float">
            <text:p>4,333</text:p>
          </table:table-cell>
          <table:table-cell office:value-type="float" office:value="-2.598424" calcext:value-type="float">
            <text:p>-2,598424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1761709" calcext:value-type="float">
            <text:p>0,1761709</text:p>
          </table:table-cell>
          <table:table-cell table:formula="of:=[.A321]-[.E321]" office:value-type="float" office:value="4.3331072" calcext:value-type="float">
            <text:p>4,3331072</text:p>
          </table:table-cell>
          <table:table-cell table:formula="of:=[.B321]-[.D321]" office:value-type="float" office:value="-0.0515779999999997" calcext:value-type="float">
            <text:p>-0,051578</text:p>
          </table:table-cell>
          <table:table-cell table:formula="of:=[.A321]-[.C321]" office:value-type="float" office:value="0.000608500000000234" calcext:value-type="float">
            <text:p>0,0006085</text:p>
          </table:table-cell>
          <table:table-cell table:formula="of:=[.G321]-[.C321]" office:value-type="float" office:value="0.000107200000000418" calcext:value-type="float">
            <text:p>0,0001072</text:p>
          </table:table-cell>
          <table:table-cell table:formula="of:=[.J321]/[.I321]" office:value-type="float" office:value="0.176170912079502" calcext:value-type="float">
            <text:p>0,1761709121</text:p>
          </table:table-cell>
          <table:table-cell table:formula="of:=[.D321]+[.H321]*[.K321]" office:value-type="float" office:value="-2.60751054330324" calcext:value-type="float">
            <text:p>-2,6075105433</text:p>
          </table:table-cell>
        </table:table-row>
        <table:table-row table:style-name="ro1">
          <table:table-cell office:value-type="float" office:value="4.3346116" calcext:value-type="float">
            <text:p>4,3346116</text:p>
          </table:table-cell>
          <table:table-cell office:value-type="float" office:value="-2.650002" calcext:value-type="float">
            <text:p>-2,650002</text:p>
          </table:table-cell>
          <table:table-cell office:value-type="float" office:value="4.334" calcext:value-type="float">
            <text:p>4,334</text:p>
          </table:table-cell>
          <table:table-cell office:value-type="float" office:value="-2.659088" calcext:value-type="float">
            <text:p>-2,659088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5899281" calcext:value-type="float">
            <text:p>0,5899281</text:p>
          </table:table-cell>
          <table:table-cell table:formula="of:=[.A322]-[.E322]" office:value-type="float" office:value="4.3343608" calcext:value-type="float">
            <text:p>4,3343608</text:p>
          </table:table-cell>
          <table:table-cell table:formula="of:=[.B322]-[.D322]" office:value-type="float" office:value="0.00908600000000037" calcext:value-type="float">
            <text:p>0,009086</text:p>
          </table:table-cell>
          <table:table-cell table:formula="of:=[.A322]-[.C322]" office:value-type="float" office:value="0.000611600000000045" calcext:value-type="float">
            <text:p>0,0006116</text:p>
          </table:table-cell>
          <table:table-cell table:formula="of:=[.G322]-[.C322]" office:value-type="float" office:value="0.000360800000000161" calcext:value-type="float">
            <text:p>0,0003608</text:p>
          </table:table-cell>
          <table:table-cell table:formula="of:=[.J322]/[.I322]" office:value-type="float" office:value="0.589928057554176" calcext:value-type="float">
            <text:p>0,5899280576</text:p>
          </table:table-cell>
          <table:table-cell table:formula="of:=[.D322]+[.H322]*[.K322]" office:value-type="float" office:value="-2.65372791366906" calcext:value-type="float">
            <text:p>-2,6537279137</text:p>
          </table:table-cell>
        </table:table-row>
        <table:table-row table:style-name="ro1">
          <table:table-cell office:value-type="float" office:value="4.3606802" calcext:value-type="float">
            <text:p>4,3606802</text:p>
          </table:table-cell>
          <table:table-cell office:value-type="float" office:value="-2.950002" calcext:value-type="float">
            <text:p>-2,950002</text:p>
          </table:table-cell>
          <table:table-cell office:value-type="float" office:value="4.335" calcext:value-type="float">
            <text:p>4,335</text:p>
          </table:table-cell>
          <table:table-cell office:value-type="float" office:value="-2.644641" calcext:value-type="float">
            <text:p>-2,644641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980485" calcext:value-type="float">
            <text:p>0,980485</text:p>
          </table:table-cell>
          <table:table-cell table:formula="of:=[.A323]-[.E323]" office:value-type="float" office:value="4.36017905" calcext:value-type="float">
            <text:p>4,36017905</text:p>
          </table:table-cell>
          <table:table-cell table:formula="of:=[.B323]-[.D323]" office:value-type="float" office:value="-0.305361" calcext:value-type="float">
            <text:p>-0,305361</text:p>
          </table:table-cell>
          <table:table-cell table:formula="of:=[.A323]-[.C323]" office:value-type="float" office:value="0.0256802" calcext:value-type="float">
            <text:p>0,0256802</text:p>
          </table:table-cell>
          <table:table-cell table:formula="of:=[.G323]-[.C323]" office:value-type="float" office:value="0.0251790500000002" calcext:value-type="float">
            <text:p>0,02517905</text:p>
          </table:table-cell>
          <table:table-cell table:formula="of:=[.J323]/[.I323]" office:value-type="float" office:value="0.980484965070372" calcext:value-type="float">
            <text:p>0,9804849651</text:p>
          </table:table-cell>
          <table:table-cell table:formula="of:=[.D323]+[.H323]*[.K323]" office:value-type="float" office:value="-2.94404286941885" calcext:value-type="float">
            <text:p>-2,9440428694</text:p>
          </table:table-cell>
        </table:table-row>
        <table:table-row table:style-name="ro1">
          <table:table-cell office:value-type="float" office:value="4.362686" calcext:value-type="float">
            <text:p>4,362686</text:p>
          </table:table-cell>
          <table:table-cell office:value-type="float" office:value="-3.100002" calcext:value-type="float">
            <text:p>-3,100002</text:p>
          </table:table-cell>
          <table:table-cell office:value-type="float" office:value="4.361" calcext:value-type="float">
            <text:p>4,361</text:p>
          </table:table-cell>
          <table:table-cell office:value-type="float" office:value="-3.249403" calcext:value-type="float">
            <text:p>-3,249403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702758" calcext:value-type="float">
            <text:p>0,702758</text:p>
          </table:table-cell>
          <table:table-cell table:formula="of:=[.A324]-[.E324]" office:value-type="float" office:value="4.36218485" calcext:value-type="float">
            <text:p>4,36218485</text:p>
          </table:table-cell>
          <table:table-cell table:formula="of:=[.B324]-[.D324]" office:value-type="float" office:value="0.149401" calcext:value-type="float">
            <text:p>0,149401</text:p>
          </table:table-cell>
          <table:table-cell table:formula="of:=[.A324]-[.C324]" office:value-type="float" office:value="0.0016860000000003" calcext:value-type="float">
            <text:p>0,001686</text:p>
          </table:table-cell>
          <table:table-cell table:formula="of:=[.G324]-[.C324]" office:value-type="float" office:value="0.00118485000000046" calcext:value-type="float">
            <text:p>0,00118485</text:p>
          </table:table-cell>
          <table:table-cell table:formula="of:=[.J324]/[.I324]" office:value-type="float" office:value="0.702758007117586" calcext:value-type="float">
            <text:p>0,7027580071</text:p>
          </table:table-cell>
          <table:table-cell table:formula="of:=[.D324]+[.H324]*[.K324]" office:value-type="float" office:value="-3.14441025097863" calcext:value-type="float">
            <text:p>-3,144410251</text:p>
          </table:table-cell>
        </table:table-row>
        <table:table-row table:style-name="ro1">
          <table:table-cell office:value-type="float" office:value="4.3646913" calcext:value-type="float">
            <text:p>4,3646913</text:p>
          </table:table-cell>
          <table:table-cell office:value-type="float" office:value="-3.100002" calcext:value-type="float">
            <text:p>-3,100002</text:p>
          </table:table-cell>
          <table:table-cell office:value-type="float" office:value="4.363" calcext:value-type="float">
            <text:p>4,363</text:p>
          </table:table-cell>
          <table:table-cell office:value-type="float" office:value="-2.995009" calcext:value-type="float">
            <text:p>-2,995009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7036895" calcext:value-type="float">
            <text:p>0,7036895</text:p>
          </table:table-cell>
          <table:table-cell table:formula="of:=[.A325]-[.E325]" office:value-type="float" office:value="4.36419015" calcext:value-type="float">
            <text:p>4,36419015</text:p>
          </table:table-cell>
          <table:table-cell table:formula="of:=[.B325]-[.D325]" office:value-type="float" office:value="-0.104993" calcext:value-type="float">
            <text:p>-0,104993</text:p>
          </table:table-cell>
          <table:table-cell table:formula="of:=[.A325]-[.C325]" office:value-type="float" office:value="0.00169130000000006" calcext:value-type="float">
            <text:p>0,0016913</text:p>
          </table:table-cell>
          <table:table-cell table:formula="of:=[.G325]-[.C325]" office:value-type="float" office:value="0.00119015000000022" calcext:value-type="float">
            <text:p>0,00119015</text:p>
          </table:table-cell>
          <table:table-cell table:formula="of:=[.J325]/[.I325]" office:value-type="float" office:value="0.703689469638845" calcext:value-type="float">
            <text:p>0,7036894696</text:p>
          </table:table-cell>
          <table:table-cell table:formula="of:=[.D325]+[.H325]*[.K325]" office:value-type="float" office:value="-3.06889146848579" calcext:value-type="float">
            <text:p>-3,0688914685</text:p>
          </table:table-cell>
        </table:table-row>
        <table:table-row table:style-name="ro1">
          <table:table-cell office:value-type="float" office:value="4.3656939" calcext:value-type="float">
            <text:p>4,3656939</text:p>
          </table:table-cell>
          <table:table-cell office:value-type="float" office:value="-3.100002" calcext:value-type="float">
            <text:p>-3,100002</text:p>
          </table:table-cell>
          <table:table-cell office:value-type="float" office:value="4.365" calcext:value-type="float">
            <text:p>4,365</text:p>
          </table:table-cell>
          <table:table-cell office:value-type="float" office:value="-3.173885" calcext:value-type="float">
            <text:p>-3,173885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6387808" calcext:value-type="float">
            <text:p>0,6387808</text:p>
          </table:table-cell>
          <table:table-cell table:formula="of:=[.A326]-[.E326]" office:value-type="float" office:value="4.36544325" calcext:value-type="float">
            <text:p>4,36544325</text:p>
          </table:table-cell>
          <table:table-cell table:formula="of:=[.B326]-[.D326]" office:value-type="float" office:value="0.0738829999999999" calcext:value-type="float">
            <text:p>0,073883</text:p>
          </table:table-cell>
          <table:table-cell table:formula="of:=[.A326]-[.C326]" office:value-type="float" office:value="0.000693899999999914" calcext:value-type="float">
            <text:p>0,0006939</text:p>
          </table:table-cell>
          <table:table-cell table:formula="of:=[.G326]-[.C326]" office:value-type="float" office:value="0.000443250000000006" calcext:value-type="float">
            <text:p>0,00044325</text:p>
          </table:table-cell>
          <table:table-cell table:formula="of:=[.J326]/[.I326]" office:value-type="float" office:value="0.638780804150542" calcext:value-type="float">
            <text:p>0,6387808042</text:p>
          </table:table-cell>
          <table:table-cell table:formula="of:=[.D326]+[.H326]*[.K326]" office:value-type="float" office:value="-3.12668995784695" calcext:value-type="float">
            <text:p>-3,1266899578</text:p>
          </table:table-cell>
        </table:table-row>
        <table:table-row table:style-name="ro1">
          <table:table-cell office:value-type="float" office:value="4.3666964" calcext:value-type="float">
            <text:p>4,3666964</text:p>
          </table:table-cell>
          <table:table-cell office:value-type="float" office:value="-3.100002" calcext:value-type="float">
            <text:p>-3,100002</text:p>
          </table:table-cell>
          <table:table-cell office:value-type="float" office:value="4.366" calcext:value-type="float">
            <text:p>4,366</text:p>
          </table:table-cell>
          <table:table-cell office:value-type="float" office:value="-3.052807" calcext:value-type="float">
            <text:p>-3,052807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6400775" calcext:value-type="float">
            <text:p>0,6400775</text:p>
          </table:table-cell>
          <table:table-cell table:formula="of:=[.A327]-[.E327]" office:value-type="float" office:value="4.36644575" calcext:value-type="float">
            <text:p>4,36644575</text:p>
          </table:table-cell>
          <table:table-cell table:formula="of:=[.B327]-[.D327]" office:value-type="float" office:value="-0.0471949999999999" calcext:value-type="float">
            <text:p>-0,047195</text:p>
          </table:table-cell>
          <table:table-cell table:formula="of:=[.A327]-[.C327]" office:value-type="float" office:value="0.000696400000000708" calcext:value-type="float">
            <text:p>0,0006964</text:p>
          </table:table-cell>
          <table:table-cell table:formula="of:=[.G327]-[.C327]" office:value-type="float" office:value="0.0004457500000008" calcext:value-type="float">
            <text:p>0,00044575</text:p>
          </table:table-cell>
          <table:table-cell table:formula="of:=[.J327]/[.I327]" office:value-type="float" office:value="0.640077541643232" calcext:value-type="float">
            <text:p>0,6400775416</text:p>
          </table:table-cell>
          <table:table-cell table:formula="of:=[.D327]+[.H327]*[.K327]" office:value-type="float" office:value="-3.08301545957785" calcext:value-type="float">
            <text:p>-3,0830154596</text:p>
          </table:table-cell>
        </table:table-row>
        <table:table-row table:style-name="ro1">
          <table:table-cell office:value-type="float" office:value="4.3965871" calcext:value-type="float">
            <text:p>4,3965871</text:p>
          </table:table-cell>
          <table:table-cell office:value-type="float" office:value="-3.550002" calcext:value-type="float">
            <text:p>-3,550002</text:p>
          </table:table-cell>
          <table:table-cell office:value-type="float" office:value="4.367" calcext:value-type="float">
            <text:p>4,367</text:p>
          </table:table-cell>
          <table:table-cell office:value-type="float" office:value="-3.13021" calcext:value-type="float">
            <text:p>-3,13021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15284" calcext:value-type="float">
            <text:p>0,9915284</text:p>
          </table:table-cell>
          <table:table-cell table:formula="of:=[.A328]-[.E328]" office:value-type="float" office:value="4.39633645" calcext:value-type="float">
            <text:p>4,39633645</text:p>
          </table:table-cell>
          <table:table-cell table:formula="of:=[.B328]-[.D328]" office:value-type="float" office:value="-0.419792" calcext:value-type="float">
            <text:p>-0,419792</text:p>
          </table:table-cell>
          <table:table-cell table:formula="of:=[.A328]-[.C328]" office:value-type="float" office:value="0.0295870999999996" calcext:value-type="float">
            <text:p>0,0295871</text:p>
          </table:table-cell>
          <table:table-cell table:formula="of:=[.G328]-[.C328]" office:value-type="float" office:value="0.0293364499999997" calcext:value-type="float">
            <text:p>0,02933645</text:p>
          </table:table-cell>
          <table:table-cell table:formula="of:=[.J328]/[.I328]" office:value-type="float" office:value="0.991528402580857" calcext:value-type="float">
            <text:p>0,9915284026</text:p>
          </table:table-cell>
          <table:table-cell table:formula="of:=[.D328]+[.H328]*[.K328]" office:value-type="float" office:value="-3.54644569117622" calcext:value-type="float">
            <text:p>-3,5464456912</text:p>
          </table:table-cell>
        </table:table-row>
        <table:table-row table:style-name="ro1">
          <table:table-cell office:value-type="float" office:value="4.3995947" calcext:value-type="float">
            <text:p>4,3995947</text:p>
          </table:table-cell>
          <table:table-cell office:value-type="float" office:value="-3.550002" calcext:value-type="float">
            <text:p>-3,550002</text:p>
          </table:table-cell>
          <table:table-cell office:value-type="float" office:value="4.397" calcext:value-type="float">
            <text:p>4,397</text:p>
          </table:table-cell>
          <table:table-cell office:value-type="float" office:value="-3.966238" calcext:value-type="float">
            <text:p>-3,96623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033992" calcext:value-type="float">
            <text:p>0,9033992</text:p>
          </table:table-cell>
          <table:table-cell table:formula="of:=[.A329]-[.E329]" office:value-type="float" office:value="4.39934405" calcext:value-type="float">
            <text:p>4,39934405</text:p>
          </table:table-cell>
          <table:table-cell table:formula="of:=[.B329]-[.D329]" office:value-type="float" office:value="0.416236" calcext:value-type="float">
            <text:p>0,416236</text:p>
          </table:table-cell>
          <table:table-cell table:formula="of:=[.A329]-[.C329]" office:value-type="float" office:value="0.00259469999999951" calcext:value-type="float">
            <text:p>0,0025947</text:p>
          </table:table-cell>
          <table:table-cell table:formula="of:=[.G329]-[.C329]" office:value-type="float" office:value="0.0023440499999996" calcext:value-type="float">
            <text:p>0,00234405</text:p>
          </table:table-cell>
          <table:table-cell table:formula="of:=[.J329]/[.I329]" office:value-type="float" office:value="0.903399236906018" calcext:value-type="float">
            <text:p>0,9033992369</text:p>
          </table:table-cell>
          <table:table-cell table:formula="of:=[.D329]+[.H329]*[.K329]" office:value-type="float" office:value="-3.59021071522719" calcext:value-type="float">
            <text:p>-3,5902107152</text:p>
          </table:table-cell>
        </table:table-row>
        <table:table-row table:style-name="ro1">
          <table:table-cell office:value-type="float" office:value="4.4021013" calcext:value-type="float">
            <text:p>4,4021013</text:p>
          </table:table-cell>
          <table:table-cell office:value-type="float" office:value="-3.550002" calcext:value-type="float">
            <text:p>-3,550002</text:p>
          </table:table-cell>
          <table:table-cell office:value-type="float" office:value="4.4" calcext:value-type="float">
            <text:p>4,4</text:p>
          </table:table-cell>
          <table:table-cell office:value-type="float" office:value="-3.173975" calcext:value-type="float">
            <text:p>-3,173975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6421025" calcext:value-type="float">
            <text:p>0,6421025</text:p>
          </table:table-cell>
          <table:table-cell table:formula="of:=[.A330]-[.E330]" office:value-type="float" office:value="4.40134925" calcext:value-type="float">
            <text:p>4,40134925</text:p>
          </table:table-cell>
          <table:table-cell table:formula="of:=[.B330]-[.D330]" office:value-type="float" office:value="-0.376027" calcext:value-type="float">
            <text:p>-0,376027</text:p>
          </table:table-cell>
          <table:table-cell table:formula="of:=[.A330]-[.C330]" office:value-type="float" office:value="0.00210129999999964" calcext:value-type="float">
            <text:p>0,0021013</text:p>
          </table:table-cell>
          <table:table-cell table:formula="of:=[.G330]-[.C330]" office:value-type="float" office:value="0.00134924999999964" calcext:value-type="float">
            <text:p>0,00134925</text:p>
          </table:table-cell>
          <table:table-cell table:formula="of:=[.J330]/[.I330]" office:value-type="float" office:value="0.642102507971192" calcext:value-type="float">
            <text:p>0,642102508</text:p>
          </table:table-cell>
          <table:table-cell table:formula="of:=[.D330]+[.H330]*[.K330]" office:value-type="float" office:value="-3.41542287976488" calcext:value-type="float">
            <text:p>-3,4154228798</text:p>
          </table:table-cell>
        </table:table-row>
        <table:table-row table:style-name="ro1">
          <table:table-cell office:value-type="float" office:value="4.4026028" calcext:value-type="float">
            <text:p>4,4026028</text:p>
          </table:table-cell>
          <table:table-cell office:value-type="float" office:value="-3.550002" calcext:value-type="float">
            <text:p>-3,550002</text:p>
          </table:table-cell>
          <table:table-cell office:value-type="float" office:value="4.402" calcext:value-type="float">
            <text:p>4,402</text:p>
          </table:table-cell>
          <table:table-cell office:value-type="float" office:value="-3.79145" calcext:value-type="float">
            <text:p>-3,79145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-0.2475946" calcext:value-type="float">
            <text:p>-0,2475946</text:p>
          </table:table-cell>
          <table:table-cell table:formula="of:=[.A331]-[.E331]" office:value-type="float" office:value="4.40185075" calcext:value-type="float">
            <text:p>4,40185075</text:p>
          </table:table-cell>
          <table:table-cell table:formula="of:=[.B331]-[.D331]" office:value-type="float" office:value="0.241448" calcext:value-type="float">
            <text:p>0,241448</text:p>
          </table:table-cell>
          <table:table-cell table:formula="of:=[.A331]-[.C331]" office:value-type="float" office:value="0.000602800000000237" calcext:value-type="float">
            <text:p>0,0006028</text:p>
          </table:table-cell>
          <table:table-cell table:formula="of:=[.G331]-[.C331]" office:value-type="float" office:value="-0.000149249999999768" calcext:value-type="float">
            <text:p>-0,00014925</text:p>
          </table:table-cell>
          <table:table-cell table:formula="of:=[.J331]/[.I331]" office:value-type="float" office:value="-0.247594558725463" calcext:value-type="float">
            <text:p>-0,2475945587</text:p>
          </table:table-cell>
          <table:table-cell table:formula="of:=[.D331]+[.H331]*[.K331]" office:value-type="float" office:value="-3.85123121101515" calcext:value-type="float">
            <text:p>-3,851231211</text:p>
          </table:table-cell>
        </table:table-row>
        <table:table-row table:style-name="ro1">
          <table:table-cell office:value-type="float" office:value="4.4288679" calcext:value-type="float">
            <text:p>4,4288679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4.403" calcext:value-type="float">
            <text:p>4,403</text:p>
          </table:table-cell>
          <table:table-cell office:value-type="float" office:value="-3.609783" calcext:value-type="float">
            <text:p>-3,609783</text:p>
          </table:table-cell>
          <table:table-cell office:value-type="float" office:value="0.00050155" calcext:value-type="float">
            <text:p>0,00050155</text:p>
          </table:table-cell>
          <table:table-cell office:value-type="float" office:value="0.9806111" calcext:value-type="float">
            <text:p>0,9806111</text:p>
          </table:table-cell>
          <table:table-cell table:formula="of:=[.A332]-[.E332]" office:value-type="float" office:value="4.42836635" calcext:value-type="float">
            <text:p>4,42836635</text:p>
          </table:table-cell>
          <table:table-cell table:formula="of:=[.B332]-[.D332]" office:value-type="float" office:value="-0.24022" calcext:value-type="float">
            <text:p>-0,24022</text:p>
          </table:table-cell>
          <table:table-cell table:formula="of:=[.A332]-[.C332]" office:value-type="float" office:value="0.0258678999999997" calcext:value-type="float">
            <text:p>0,0258679</text:p>
          </table:table-cell>
          <table:table-cell table:formula="of:=[.G332]-[.C332]" office:value-type="float" office:value="0.0253663499999996" calcext:value-type="float">
            <text:p>0,02536635</text:p>
          </table:table-cell>
          <table:table-cell table:formula="of:=[.J332]/[.I332]" office:value-type="float" office:value="0.980611104882883" calcext:value-type="float">
            <text:p>0,9806111049</text:p>
          </table:table-cell>
          <table:table-cell table:formula="of:=[.D332]+[.H332]*[.K332]" office:value-type="float" office:value="-3.84534539961497" calcext:value-type="float">
            <text:p>-3,8453453996</text:p>
          </table:table-cell>
        </table:table-row>
        <table:table-row table:style-name="ro1">
          <table:table-cell office:value-type="float" office:value="4.4308729" calcext:value-type="float">
            <text:p>4,4308729</text:p>
          </table:table-cell>
          <table:table-cell office:value-type="float" office:value="-4.000002" calcext:value-type="float">
            <text:p>-4,000002</text:p>
          </table:table-cell>
          <table:table-cell office:value-type="float" office:value="4.429" calcext:value-type="float">
            <text:p>4,429</text:p>
          </table:table-cell>
          <table:table-cell office:value-type="float" office:value="-4.085564" calcext:value-type="float">
            <text:p>-4,085564</text:p>
          </table:table-cell>
          <table:table-cell office:value-type="float" office:value="0.00050155" calcext:value-type="float">
            <text:p>0,00050155</text:p>
          </table:table-cell>
          <table:table-cell office:value-type="float" office:value="0.7322068" calcext:value-type="float">
            <text:p>0,7322068</text:p>
          </table:table-cell>
          <table:table-cell table:formula="of:=[.A333]-[.E333]" office:value-type="float" office:value="4.43037135" calcext:value-type="float">
            <text:p>4,43037135</text:p>
          </table:table-cell>
          <table:table-cell table:formula="of:=[.B333]-[.D333]" office:value-type="float" office:value="0.0855619999999995" calcext:value-type="float">
            <text:p>0,085562</text:p>
          </table:table-cell>
          <table:table-cell table:formula="of:=[.A333]-[.C333]" office:value-type="float" office:value="0.00187289999999951" calcext:value-type="float">
            <text:p>0,0018729</text:p>
          </table:table-cell>
          <table:table-cell table:formula="of:=[.G333]-[.C333]" office:value-type="float" office:value="0.00137134999999944" calcext:value-type="float">
            <text:p>0,00137135</text:p>
          </table:table-cell>
          <table:table-cell table:formula="of:=[.J333]/[.I333]" office:value-type="float" office:value="0.732206738213357" calcext:value-type="float">
            <text:p>0,7322067382</text:p>
          </table:table-cell>
          <table:table-cell table:formula="of:=[.D333]+[.H333]*[.K333]" office:value-type="float" office:value="-4.02291492706499" calcext:value-type="float">
            <text:p>-4,0229149271</text:p>
          </table:table-cell>
        </table:table-row>
        <table:table-row table:style-name="ro1">
          <table:table-cell office:value-type="float" office:value="4.4333792" calcext:value-type="float">
            <text:p>4,4333792</text:p>
          </table:table-cell>
          <table:table-cell office:value-type="float" office:value="-4.000002" calcext:value-type="float">
            <text:p>-4,000002</text:p>
          </table:table-cell>
          <table:table-cell office:value-type="float" office:value="4.431" calcext:value-type="float">
            <text:p>4,431</text:p>
          </table:table-cell>
          <table:table-cell office:value-type="float" office:value="-3.937354" calcext:value-type="float">
            <text:p>-3,937354</text:p>
          </table:table-cell>
          <table:table-cell office:value-type="float" office:value="0.00050155" calcext:value-type="float">
            <text:p>0,00050155</text:p>
          </table:table-cell>
          <table:table-cell office:value-type="float" office:value="0.7891939" calcext:value-type="float">
            <text:p>0,7891939</text:p>
          </table:table-cell>
          <table:table-cell table:formula="of:=[.A334]-[.E334]" office:value-type="float" office:value="4.43287765" calcext:value-type="float">
            <text:p>4,43287765</text:p>
          </table:table-cell>
          <table:table-cell table:formula="of:=[.B334]-[.D334]" office:value-type="float" office:value="-0.0626480000000003" calcext:value-type="float">
            <text:p>-0,062648</text:p>
          </table:table-cell>
          <table:table-cell table:formula="of:=[.A334]-[.C334]" office:value-type="float" office:value="0.00237920000000003" calcext:value-type="float">
            <text:p>0,0023792</text:p>
          </table:table-cell>
          <table:table-cell table:formula="of:=[.G334]-[.C334]" office:value-type="float" office:value="0.00187764999999995" calcext:value-type="float">
            <text:p>0,00187765</text:p>
          </table:table-cell>
          <table:table-cell table:formula="of:=[.J334]/[.I334]" office:value-type="float" office:value="0.789193846671122" calcext:value-type="float">
            <text:p>0,7891938467</text:p>
          </table:table-cell>
          <table:table-cell table:formula="of:=[.D334]+[.H334]*[.K334]" office:value-type="float" office:value="-3.98679541610625" calcext:value-type="float">
            <text:p>-3,9867954161</text:p>
          </table:table-cell>
        </table:table-row>
        <table:table-row table:style-name="ro1">
          <table:table-cell office:value-type="float" office:value="4.4404026" calcext:value-type="float">
            <text:p>4,4404026</text:p>
          </table:table-cell>
          <table:table-cell office:value-type="float" office:value="-4.000002" calcext:value-type="float">
            <text:p>-4,000002</text:p>
          </table:table-cell>
          <table:table-cell office:value-type="float" office:value="4.433" calcext:value-type="float">
            <text:p>4,433</text:p>
          </table:table-cell>
          <table:table-cell office:value-type="float" office:value="-4.049444" calcext:value-type="float">
            <text:p>-4,049444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9322671" calcext:value-type="float">
            <text:p>0,9322671</text:p>
          </table:table-cell>
          <table:table-cell table:formula="of:=[.A335]-[.E335]" office:value-type="float" office:value="4.4399012" calcext:value-type="float">
            <text:p>4,4399012</text:p>
          </table:table-cell>
          <table:table-cell table:formula="of:=[.B335]-[.D335]" office:value-type="float" office:value="0.049442" calcext:value-type="float">
            <text:p>0,049442</text:p>
          </table:table-cell>
          <table:table-cell table:formula="of:=[.A335]-[.C335]" office:value-type="float" office:value="0.00740259999999982" calcext:value-type="float">
            <text:p>0,0074026</text:p>
          </table:table-cell>
          <table:table-cell table:formula="of:=[.G335]-[.C335]" office:value-type="float" office:value="0.00690119999999972" calcext:value-type="float">
            <text:p>0,0069012</text:p>
          </table:table-cell>
          <table:table-cell table:formula="of:=[.J335]/[.I335]" office:value-type="float" office:value="0.932267041309795" calcext:value-type="float">
            <text:p>0,9322670413</text:p>
          </table:table-cell>
          <table:table-cell table:formula="of:=[.D335]+[.H335]*[.K335]" office:value-type="float" office:value="-4.00335085294356" calcext:value-type="float">
            <text:p>-4,0033508529</text:p>
          </table:table-cell>
        </table:table-row>
        <table:table-row table:style-name="ro1">
          <table:table-cell office:value-type="float" office:value="4.4414049" calcext:value-type="float">
            <text:p>4,4414049</text:p>
          </table:table-cell>
          <table:table-cell office:value-type="float" office:value="-4.150002" calcext:value-type="float">
            <text:p>-4,150002</text:p>
          </table:table-cell>
          <table:table-cell office:value-type="float" office:value="4.44" calcext:value-type="float">
            <text:p>4,44</text:p>
          </table:table-cell>
          <table:table-cell office:value-type="float" office:value="-3.953909" calcext:value-type="float">
            <text:p>-3,953909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6431063" calcext:value-type="float">
            <text:p>0,6431063</text:p>
          </table:table-cell>
          <table:table-cell table:formula="of:=[.A336]-[.E336]" office:value-type="float" office:value="4.4409035" calcext:value-type="float">
            <text:p>4,4409035</text:p>
          </table:table-cell>
          <table:table-cell table:formula="of:=[.B336]-[.D336]" office:value-type="float" office:value="-0.196093" calcext:value-type="float">
            <text:p>-0,196093</text:p>
          </table:table-cell>
          <table:table-cell table:formula="of:=[.A336]-[.C336]" office:value-type="float" office:value="0.00140489999999982" calcext:value-type="float">
            <text:p>0,0014049</text:p>
          </table:table-cell>
          <table:table-cell table:formula="of:=[.G336]-[.C336]" office:value-type="float" office:value="0.000903499999999724" calcext:value-type="float">
            <text:p>0,0009035</text:p>
          </table:table-cell>
          <table:table-cell table:formula="of:=[.J336]/[.I336]" office:value-type="float" office:value="0.643106270908847" calcext:value-type="float">
            <text:p>0,6431062709</text:p>
          </table:table-cell>
          <table:table-cell table:formula="of:=[.D336]+[.H336]*[.K336]" office:value-type="float" office:value="-4.08001763798133" calcext:value-type="float">
            <text:p>-4,080017638</text:p>
          </table:table-cell>
        </table:table-row>
        <table:table-row table:style-name="ro1">
          <table:table-cell office:value-type="float" office:value="4.4623941" calcext:value-type="float">
            <text:p>4,4623941</text:p>
          </table:table-cell>
          <table:table-cell office:value-type="float" office:value="-4.300003" calcext:value-type="float">
            <text:p>-4,300003</text:p>
          </table:table-cell>
          <table:table-cell office:value-type="float" office:value="4.441" calcext:value-type="float">
            <text:p>4,441</text:p>
          </table:table-cell>
          <table:table-cell office:value-type="float" office:value="-4.276111" calcext:value-type="float">
            <text:p>-4,276111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882795" calcext:value-type="float">
            <text:p>0,9882795</text:p>
          </table:table-cell>
          <table:table-cell table:formula="of:=[.A337]-[.E337]" office:value-type="float" office:value="4.46214335" calcext:value-type="float">
            <text:p>4,46214335</text:p>
          </table:table-cell>
          <table:table-cell table:formula="of:=[.B337]-[.D337]" office:value-type="float" office:value="-0.023892" calcext:value-type="float">
            <text:p>-0,023892</text:p>
          </table:table-cell>
          <table:table-cell table:formula="of:=[.A337]-[.C337]" office:value-type="float" office:value="0.0213941000000002" calcext:value-type="float">
            <text:p>0,0213941</text:p>
          </table:table-cell>
          <table:table-cell table:formula="of:=[.G337]-[.C337]" office:value-type="float" office:value="0.02114335" calcext:value-type="float">
            <text:p>0,02114335</text:p>
          </table:table-cell>
          <table:table-cell table:formula="of:=[.J337]/[.I337]" office:value-type="float" office:value="0.98827947892175" calcext:value-type="float">
            <text:p>0,9882794789</text:p>
          </table:table-cell>
          <table:table-cell table:formula="of:=[.D337]+[.H337]*[.K337]" office:value-type="float" office:value="-4.2997229733104" calcext:value-type="float">
            <text:p>-4,2997229733</text:p>
          </table:table-cell>
        </table:table-row>
        <table:table-row table:style-name="ro1">
          <table:table-cell office:value-type="float" office:value="4.4644" calcext:value-type="float">
            <text:p>4,4644</text:p>
          </table:table-cell>
          <table:table-cell office:value-type="float" office:value="-4.450003" calcext:value-type="float">
            <text:p>-4,450003</text:p>
          </table:table-cell>
          <table:table-cell office:value-type="float" office:value="4.462" calcext:value-type="float">
            <text:p>4,462</text:p>
          </table:table-cell>
          <table:table-cell office:value-type="float" office:value="-4.323614" calcext:value-type="float">
            <text:p>-4,323614</text:p>
          </table:table-cell>
          <table:table-cell office:value-type="float" office:value="0.0007523" calcext:value-type="float">
            <text:p>0,0007523</text:p>
          </table:table-cell>
          <table:table-cell office:value-type="float" office:value="0.6865417" calcext:value-type="float">
            <text:p>0,6865417</text:p>
          </table:table-cell>
          <table:table-cell table:formula="of:=[.A338]-[.E338]" office:value-type="float" office:value="4.4636477" calcext:value-type="float">
            <text:p>4,4636477</text:p>
          </table:table-cell>
          <table:table-cell table:formula="of:=[.B338]-[.D338]" office:value-type="float" office:value="-0.126389" calcext:value-type="float">
            <text:p>-0,126389</text:p>
          </table:table-cell>
          <table:table-cell table:formula="of:=[.A338]-[.C338]" office:value-type="float" office:value="0.00240000000000062" calcext:value-type="float">
            <text:p>0,0024</text:p>
          </table:table-cell>
          <table:table-cell table:formula="of:=[.G338]-[.C338]" office:value-type="float" office:value="0.00164770000000036" calcext:value-type="float">
            <text:p>0,0016477</text:p>
          </table:table-cell>
          <table:table-cell table:formula="of:=[.J338]/[.I338]" office:value-type="float" office:value="0.686541666666639" calcext:value-type="float">
            <text:p>0,6865416667</text:p>
          </table:table-cell>
          <table:table-cell table:formula="of:=[.D338]+[.H338]*[.K338]" office:value-type="float" office:value="-4.41038531470833" calcext:value-type="float">
            <text:p>-4,4103853147</text:p>
          </table:table-cell>
        </table:table-row>
        <table:table-row table:style-name="ro1">
          <table:table-cell office:value-type="float" office:value="4.466906" calcext:value-type="float">
            <text:p>4,466906</text:p>
          </table:table-cell>
          <table:table-cell office:value-type="float" office:value="-4.450003" calcext:value-type="float">
            <text:p>-4,450003</text:p>
          </table:table-cell>
          <table:table-cell office:value-type="float" office:value="4.464" calcext:value-type="float">
            <text:p>4,464</text:p>
          </table:table-cell>
          <table:table-cell office:value-type="float" office:value="-4.536774" calcext:value-type="float">
            <text:p>-4,536774</text:p>
          </table:table-cell>
          <table:table-cell office:value-type="float" office:value="0.0007523" calcext:value-type="float">
            <text:p>0,0007523</text:p>
          </table:table-cell>
          <table:table-cell office:value-type="float" office:value="0.7411218" calcext:value-type="float">
            <text:p>0,7411218</text:p>
          </table:table-cell>
          <table:table-cell table:formula="of:=[.A339]-[.E339]" office:value-type="float" office:value="4.4661537" calcext:value-type="float">
            <text:p>4,4661537</text:p>
          </table:table-cell>
          <table:table-cell table:formula="of:=[.B339]-[.D339]" office:value-type="float" office:value="0.0867710000000006" calcext:value-type="float">
            <text:p>0,086771</text:p>
          </table:table-cell>
          <table:table-cell table:formula="of:=[.A339]-[.C339]" office:value-type="float" office:value="0.00290599999999941" calcext:value-type="float">
            <text:p>0,002906</text:p>
          </table:table-cell>
          <table:table-cell table:formula="of:=[.G339]-[.C339]" office:value-type="float" office:value="0.00215369999999915" calcext:value-type="float">
            <text:p>0,0021537</text:p>
          </table:table-cell>
          <table:table-cell table:formula="of:=[.J339]/[.I339]" office:value-type="float" office:value="0.741121816930346" calcext:value-type="float">
            <text:p>0,7411218169</text:p>
          </table:table-cell>
          <table:table-cell table:formula="of:=[.D339]+[.H339]*[.K339]" office:value-type="float" office:value="-4.47246611882314" calcext:value-type="float">
            <text:p>-4,4724661188</text:p>
          </table:table-cell>
        </table:table-row>
        <table:table-row table:style-name="ro1">
          <table:table-cell office:value-type="float" office:value="4.4694126" calcext:value-type="float">
            <text:p>4,4694126</text:p>
          </table:table-cell>
          <table:table-cell office:value-type="float" office:value="-4.450003" calcext:value-type="float">
            <text:p>-4,450003</text:p>
          </table:table-cell>
          <table:table-cell office:value-type="float" office:value="4.467" calcext:value-type="float">
            <text:p>4,467</text:p>
          </table:table-cell>
          <table:table-cell office:value-type="float" office:value="-4.385695" calcext:value-type="float">
            <text:p>-4,385695</text:p>
          </table:table-cell>
          <table:table-cell office:value-type="float" office:value="0.0007523" calcext:value-type="float">
            <text:p>0,0007523</text:p>
          </table:table-cell>
          <table:table-cell office:value-type="float" office:value="0.6881787" calcext:value-type="float">
            <text:p>0,6881787</text:p>
          </table:table-cell>
          <table:table-cell table:formula="of:=[.A340]-[.E340]" office:value-type="float" office:value="4.4686603" calcext:value-type="float">
            <text:p>4,4686603</text:p>
          </table:table-cell>
          <table:table-cell table:formula="of:=[.B340]-[.D340]" office:value-type="float" office:value="-0.0643079999999996" calcext:value-type="float">
            <text:p>-0,064308</text:p>
          </table:table-cell>
          <table:table-cell table:formula="of:=[.A340]-[.C340]" office:value-type="float" office:value="0.00241260000000043" calcext:value-type="float">
            <text:p>0,0024126</text:p>
          </table:table-cell>
          <table:table-cell table:formula="of:=[.G340]-[.C340]" office:value-type="float" office:value="0.00166030000000017" calcext:value-type="float">
            <text:p>0,0016603</text:p>
          </table:table-cell>
          <table:table-cell table:formula="of:=[.J340]/[.I340]" office:value-type="float" office:value="0.688178728342814" calcext:value-type="float">
            <text:p>0,6881787283</text:p>
          </table:table-cell>
          <table:table-cell table:formula="of:=[.D340]+[.H340]*[.K340]" office:value-type="float" office:value="-4.42995039766227" calcext:value-type="float">
            <text:p>-4,4299503977</text:p>
          </table:table-cell>
        </table:table-row>
        <table:table-row table:style-name="ro1">
          <table:table-cell office:value-type="float" office:value="4.4704154" calcext:value-type="float">
            <text:p>4,4704154</text:p>
          </table:table-cell>
          <table:table-cell office:value-type="float" office:value="-4.450003" calcext:value-type="float">
            <text:p>-4,450003</text:p>
          </table:table-cell>
          <table:table-cell office:value-type="float" office:value="4.469" calcext:value-type="float">
            <text:p>4,469</text:p>
          </table:table-cell>
          <table:table-cell office:value-type="float" office:value="-4.494258" calcext:value-type="float">
            <text:p>-4,494258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228416" calcext:value-type="float">
            <text:p>0,8228416</text:p>
          </table:table-cell>
          <table:table-cell table:formula="of:=[.A341]-[.E341]" office:value-type="float" office:value="4.47016465" calcext:value-type="float">
            <text:p>4,47016465</text:p>
          </table:table-cell>
          <table:table-cell table:formula="of:=[.B341]-[.D341]" office:value-type="float" office:value="0.0442550000000006" calcext:value-type="float">
            <text:p>0,044255</text:p>
          </table:table-cell>
          <table:table-cell table:formula="of:=[.A341]-[.C341]" office:value-type="float" office:value="0.00141539999999996" calcext:value-type="float">
            <text:p>0,0014154</text:p>
          </table:table-cell>
          <table:table-cell table:formula="of:=[.G341]-[.C341]" office:value-type="float" office:value="0.00116464999999977" calcext:value-type="float">
            <text:p>0,00116465</text:p>
          </table:table-cell>
          <table:table-cell table:formula="of:=[.J341]/[.I341]" office:value-type="float" office:value="0.822841599547692" calcext:value-type="float">
            <text:p>0,8228415995</text:p>
          </table:table-cell>
          <table:table-cell table:formula="of:=[.D341]+[.H341]*[.K341]" office:value-type="float" office:value="-4.45784314501202" calcext:value-type="float">
            <text:p>-4,457843145</text:p>
          </table:table-cell>
        </table:table-row>
        <table:table-row table:style-name="ro1">
          <table:table-cell office:value-type="float" office:value="4.4709167" calcext:value-type="float">
            <text:p>4,4709167</text:p>
          </table:table-cell>
          <table:table-cell office:value-type="float" office:value="-4.450003" calcext:value-type="float">
            <text:p>-4,450003</text:p>
          </table:table-cell>
          <table:table-cell office:value-type="float" office:value="4.47" calcext:value-type="float">
            <text:p>4,47</text:p>
          </table:table-cell>
          <table:table-cell office:value-type="float" office:value="-4.413588" calcext:value-type="float">
            <text:p>-4,413588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7264645" calcext:value-type="float">
            <text:p>0,7264645</text:p>
          </table:table-cell>
          <table:table-cell table:formula="of:=[.A342]-[.E342]" office:value-type="float" office:value="4.47066595" calcext:value-type="float">
            <text:p>4,47066595</text:p>
          </table:table-cell>
          <table:table-cell table:formula="of:=[.B342]-[.D342]" office:value-type="float" office:value="-0.0364149999999999" calcext:value-type="float">
            <text:p>-0,036415</text:p>
          </table:table-cell>
          <table:table-cell table:formula="of:=[.A342]-[.C342]" office:value-type="float" office:value="0.000916700000000326" calcext:value-type="float">
            <text:p>0,0009167</text:p>
          </table:table-cell>
          <table:table-cell table:formula="of:=[.G342]-[.C342]" office:value-type="float" office:value="0.000665950000000137" calcext:value-type="float">
            <text:p>0,00066595</text:p>
          </table:table-cell>
          <table:table-cell table:formula="of:=[.J342]/[.I342]" office:value-type="float" office:value="0.726464492200175" calcext:value-type="float">
            <text:p>0,7264644922</text:p>
          </table:table-cell>
          <table:table-cell table:formula="of:=[.D342]+[.H342]*[.K342]" office:value-type="float" office:value="-4.44004220448347" calcext:value-type="float">
            <text:p>-4,4400422045</text:p>
          </table:table-cell>
        </table:table-row>
        <table:table-row table:style-name="ro1">
          <table:table-cell office:value-type="float" office:value="4.4714177" calcext:value-type="float">
            <text:p>4,4714177</text:p>
          </table:table-cell>
          <table:table-cell office:value-type="float" office:value="-4.450003" calcext:value-type="float">
            <text:p>-4,450003</text:p>
          </table:table-cell>
          <table:table-cell office:value-type="float" office:value="4.471" calcext:value-type="float">
            <text:p>4,471</text:p>
          </table:table-cell>
          <table:table-cell office:value-type="float" office:value="-4.476457" calcext:value-type="float">
            <text:p>-4,476457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4002873" calcext:value-type="float">
            <text:p>0,4002873</text:p>
          </table:table-cell>
          <table:table-cell table:formula="of:=[.A343]-[.E343]" office:value-type="float" office:value="4.4711672" calcext:value-type="float">
            <text:p>4,4711672</text:p>
          </table:table-cell>
          <table:table-cell table:formula="of:=[.B343]-[.D343]" office:value-type="float" office:value="0.0264540000000002" calcext:value-type="float">
            <text:p>0,026454</text:p>
          </table:table-cell>
          <table:table-cell table:formula="of:=[.A343]-[.C343]" office:value-type="float" office:value="0.000417699999999854" calcext:value-type="float">
            <text:p>0,0004177</text:p>
          </table:table-cell>
          <table:table-cell table:formula="of:=[.G343]-[.C343]" office:value-type="float" office:value="0.000167199999999923" calcext:value-type="float">
            <text:p>0,0001672</text:p>
          </table:table-cell>
          <table:table-cell table:formula="of:=[.J343]/[.I343]" office:value-type="float" office:value="0.400287287526888" calcext:value-type="float">
            <text:p>0,4002872875</text:p>
          </table:table-cell>
          <table:table-cell table:formula="of:=[.D343]+[.H343]*[.K343]" office:value-type="float" office:value="-4.46586780009576" calcext:value-type="float">
            <text:p>-4,4658678001</text:p>
          </table:table-cell>
        </table:table-row>
        <table:table-row table:style-name="ro1">
          <table:table-cell office:value-type="float" office:value="4.496485" calcext:value-type="float">
            <text:p>4,496485</text:p>
          </table:table-cell>
          <table:table-cell office:value-type="float" office:value="-4.900003" calcext:value-type="float">
            <text:p>-4,900003</text:p>
          </table:table-cell>
          <table:table-cell office:value-type="float" office:value="4.471" calcext:value-type="float">
            <text:p>4,471</text:p>
          </table:table-cell>
          <table:table-cell office:value-type="float" office:value="-4.439413" calcext:value-type="float">
            <text:p>-4,439413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9901707" calcext:value-type="float">
            <text:p>0,9901707</text:p>
          </table:table-cell>
          <table:table-cell table:formula="of:=[.A344]-[.E344]" office:value-type="float" office:value="4.4962345" calcext:value-type="float">
            <text:p>4,4962345</text:p>
          </table:table-cell>
          <table:table-cell table:formula="of:=[.B344]-[.D344]" office:value-type="float" office:value="-0.46059" calcext:value-type="float">
            <text:p>-0,46059</text:p>
          </table:table-cell>
          <table:table-cell table:formula="of:=[.A344]-[.C344]" office:value-type="float" office:value="0.0254849999999998" calcext:value-type="float">
            <text:p>0,025485</text:p>
          </table:table-cell>
          <table:table-cell table:formula="of:=[.G344]-[.C344]" office:value-type="float" office:value="0.0252344999999998" calcext:value-type="float">
            <text:p>0,0252345</text:p>
          </table:table-cell>
          <table:table-cell table:formula="of:=[.J344]/[.I344]" office:value-type="float" office:value="0.990170688640379" calcext:value-type="float">
            <text:p>0,9901706886</text:p>
          </table:table-cell>
          <table:table-cell table:formula="of:=[.D344]+[.H344]*[.K344]" office:value-type="float" office:value="-4.89547571748087" calcext:value-type="float">
            <text:p>-4,8954757175</text:p>
          </table:table-cell>
        </table:table-row>
        <table:table-row table:style-name="ro1">
          <table:table-cell office:value-type="float" office:value="4.4974876" calcext:value-type="float">
            <text:p>4,4974876</text:p>
          </table:table-cell>
          <table:table-cell office:value-type="float" office:value="-4.900003" calcext:value-type="float">
            <text:p>-4,900003</text:p>
          </table:table-cell>
          <table:table-cell office:value-type="float" office:value="4.496" calcext:value-type="float">
            <text:p>4,496</text:p>
          </table:table-cell>
          <table:table-cell office:value-type="float" office:value="-5.356066" calcext:value-type="float">
            <text:p>-5,356066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8313391" calcext:value-type="float">
            <text:p>0,8313391</text:p>
          </table:table-cell>
          <table:table-cell table:formula="of:=[.A345]-[.E345]" office:value-type="float" office:value="4.4972367" calcext:value-type="float">
            <text:p>4,4972367</text:p>
          </table:table-cell>
          <table:table-cell table:formula="of:=[.B345]-[.D345]" office:value-type="float" office:value="0.456063" calcext:value-type="float">
            <text:p>0,456063</text:p>
          </table:table-cell>
          <table:table-cell table:formula="of:=[.A345]-[.C345]" office:value-type="float" office:value="0.00148759999999992" calcext:value-type="float">
            <text:p>0,0014876</text:p>
          </table:table-cell>
          <table:table-cell table:formula="of:=[.G345]-[.C345]" office:value-type="float" office:value="0.00123669999999976" calcext:value-type="float">
            <text:p>0,0012367</text:p>
          </table:table-cell>
          <table:table-cell table:formula="of:=[.J345]/[.I345]" office:value-type="float" office:value="0.831339069642257" calcext:value-type="float">
            <text:p>0,8313390696</text:p>
          </table:table-cell>
          <table:table-cell table:formula="of:=[.D345]+[.H345]*[.K345]" office:value-type="float" office:value="-4.97692300988174" calcext:value-type="float">
            <text:p>-4,9769230099</text:p>
          </table:table-cell>
        </table:table-row>
        <table:table-row table:style-name="ro1">
          <table:table-cell office:value-type="float" office:value="4.4994921" calcext:value-type="float">
            <text:p>4,4994921</text:p>
          </table:table-cell>
          <table:table-cell office:value-type="float" office:value="-4.900003" calcext:value-type="float">
            <text:p>-4,900003</text:p>
          </table:table-cell>
          <table:table-cell office:value-type="float" office:value="4.497" calcext:value-type="float">
            <text:p>4,497</text:p>
          </table:table-cell>
          <table:table-cell office:value-type="float" office:value="-4.52086" calcext:value-type="float">
            <text:p>-4,52086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8993219" calcext:value-type="float">
            <text:p>0,8993219</text:p>
          </table:table-cell>
          <table:table-cell table:formula="of:=[.A346]-[.E346]" office:value-type="float" office:value="4.4992412" calcext:value-type="float">
            <text:p>4,4992412</text:p>
          </table:table-cell>
          <table:table-cell table:formula="of:=[.B346]-[.D346]" office:value-type="float" office:value="-0.379143" calcext:value-type="float">
            <text:p>-0,379143</text:p>
          </table:table-cell>
          <table:table-cell table:formula="of:=[.A346]-[.C346]" office:value-type="float" office:value="0.00249210000000044" calcext:value-type="float">
            <text:p>0,0024921</text:p>
          </table:table-cell>
          <table:table-cell table:formula="of:=[.G346]-[.C346]" office:value-type="float" office:value="0.00224120000000028" calcext:value-type="float">
            <text:p>0,0022412</text:p>
          </table:table-cell>
          <table:table-cell table:formula="of:=[.J346]/[.I346]" office:value-type="float" office:value="0.899321857068288" calcext:value-type="float">
            <text:p>0,8993218571</text:p>
          </table:table-cell>
          <table:table-cell table:formula="of:=[.D346]+[.H346]*[.K346]" office:value-type="float" office:value="-4.86183158685444" calcext:value-type="float">
            <text:p>-4,8618315869</text:p>
          </table:table-cell>
        </table:table-row>
        <table:table-row table:style-name="ro1">
          <table:table-cell office:value-type="float" office:value="4.5019987" calcext:value-type="float">
            <text:p>4,5019987</text:p>
          </table:table-cell>
          <table:table-cell office:value-type="float" office:value="-4.900003" calcext:value-type="float">
            <text:p>-4,900003</text:p>
          </table:table-cell>
          <table:table-cell office:value-type="float" office:value="4.499" calcext:value-type="float">
            <text:p>4,499</text:p>
          </table:table-cell>
          <table:table-cell office:value-type="float" office:value="-5.240974" calcext:value-type="float">
            <text:p>-5,240974</text:p>
          </table:table-cell>
          <table:table-cell office:value-type="float" office:value="0.0010024" calcext:value-type="float">
            <text:p>0,0010024</text:p>
          </table:table-cell>
          <table:table-cell office:value-type="float" office:value="0.6657218" calcext:value-type="float">
            <text:p>0,6657218</text:p>
          </table:table-cell>
          <table:table-cell table:formula="of:=[.A347]-[.E347]" office:value-type="float" office:value="4.5009963" calcext:value-type="float">
            <text:p>4,5009963</text:p>
          </table:table-cell>
          <table:table-cell table:formula="of:=[.B347]-[.D347]" office:value-type="float" office:value="0.340971" calcext:value-type="float">
            <text:p>0,340971</text:p>
          </table:table-cell>
          <table:table-cell table:formula="of:=[.A347]-[.C347]" office:value-type="float" office:value="0.00299870000000002" calcext:value-type="float">
            <text:p>0,0029987</text:p>
          </table:table-cell>
          <table:table-cell table:formula="of:=[.G347]-[.C347]" office:value-type="float" office:value="0.00199630000000006" calcext:value-type="float">
            <text:p>0,0019963</text:p>
          </table:table-cell>
          <table:table-cell table:formula="of:=[.J347]/[.I347]" office:value-type="float" office:value="0.665721812785556" calcext:value-type="float">
            <text:p>0,6657218128</text:p>
          </table:table-cell>
          <table:table-cell table:formula="of:=[.D347]+[.H347]*[.K347]" office:value-type="float" office:value="-5.0139821677727" calcext:value-type="float">
            <text:p>-5,0139821678</text:p>
          </table:table-cell>
        </table:table-row>
        <table:table-row table:style-name="ro1">
          <table:table-cell office:value-type="float" office:value="4.5025002" calcext:value-type="float">
            <text:p>4,5025002</text:p>
          </table:table-cell>
          <table:table-cell office:value-type="float" office:value="-4.900003" calcext:value-type="float">
            <text:p>-4,900003</text:p>
          </table:table-cell>
          <table:table-cell office:value-type="float" office:value="4.502" calcext:value-type="float">
            <text:p>4,502</text:p>
          </table:table-cell>
          <table:table-cell office:value-type="float" office:value="-4.673011" calcext:value-type="float">
            <text:p>-4,673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48]-[.E348]" office:value-type="float" office:value="4.5025002" calcext:value-type="float">
            <text:p>4,5025002</text:p>
          </table:table-cell>
          <table:table-cell table:formula="of:=[.B348]-[.D348]" office:value-type="float" office:value="-0.226992" calcext:value-type="float">
            <text:p>-0,226992</text:p>
          </table:table-cell>
          <table:table-cell table:formula="of:=[.A348]-[.C348]" office:value-type="float" office:value="0.000500200000000284" calcext:value-type="float">
            <text:p>0,0005002</text:p>
          </table:table-cell>
          <table:table-cell table:formula="of:=[.G348]-[.C348]" office:value-type="float" office:value="0.000500200000000284" calcext:value-type="float">
            <text:p>0,0005002</text:p>
          </table:table-cell>
          <table:table-cell table:formula="of:=[.J348]/[.I348]" office:value-type="float" office:value="1" calcext:value-type="float">
            <text:p>1</text:p>
          </table:table-cell>
          <table:table-cell table:formula="of:=[.D348]+[.H348]*[.K348]" office:value-type="float" office:value="-4.900003" calcext:value-type="float">
            <text:p>-4,900003</text:p>
          </table:table-cell>
        </table:table-row>
        <table:table-row table:style-name="ro1">
          <table:table-cell office:value-type="float" office:value="4.5035028" calcext:value-type="float">
            <text:p>4,5035028</text:p>
          </table:table-cell>
          <table:table-cell office:value-type="float" office:value="-4.900003" calcext:value-type="float">
            <text:p>-4,900003</text:p>
          </table:table-cell>
          <table:table-cell office:value-type="float" office:value="4.503" calcext:value-type="float">
            <text:p>4,503</text:p>
          </table:table-cell>
          <table:table-cell office:value-type="float" office:value="-5.126995" calcext:value-type="float">
            <text:p>-5,126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49]-[.E349]" office:value-type="float" office:value="4.5035028" calcext:value-type="float">
            <text:p>4,5035028</text:p>
          </table:table-cell>
          <table:table-cell table:formula="of:=[.B349]-[.D349]" office:value-type="float" office:value="0.226992" calcext:value-type="float">
            <text:p>0,226992</text:p>
          </table:table-cell>
          <table:table-cell table:formula="of:=[.A349]-[.C349]" office:value-type="float" office:value="0.000502799999999581" calcext:value-type="float">
            <text:p>0,0005028</text:p>
          </table:table-cell>
          <table:table-cell table:formula="of:=[.G349]-[.C349]" office:value-type="float" office:value="0.000502799999999581" calcext:value-type="float">
            <text:p>0,0005028</text:p>
          </table:table-cell>
          <table:table-cell table:formula="of:=[.J349]/[.I349]" office:value-type="float" office:value="1" calcext:value-type="float">
            <text:p>1</text:p>
          </table:table-cell>
          <table:table-cell table:formula="of:=[.D349]+[.H349]*[.K349]" office:value-type="float" office:value="-4.900003" calcext:value-type="float">
            <text:p>-4,900003</text:p>
          </table:table-cell>
        </table:table-row>
        <table:table-row table:style-name="ro1">
          <table:table-cell office:value-type="float" office:value="4.531289" calcext:value-type="float">
            <text:p>4,531289</text:p>
          </table:table-cell>
          <table:table-cell office:value-type="float" office:value="-4.85" calcext:value-type="float">
            <text:p>-4,85</text:p>
          </table:table-cell>
          <table:table-cell office:value-type="float" office:value="4.504" calcext:value-type="float">
            <text:p>4,504</text:p>
          </table:table-cell>
          <table:table-cell office:value-type="float" office:value="-4.673011" calcext:value-type="float">
            <text:p>-4,673011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9724431" calcext:value-type="float">
            <text:p>0,9724431</text:p>
          </table:table-cell>
          <table:table-cell table:formula="of:=[.A350]-[.E350]" office:value-type="float" office:value="4.530537" calcext:value-type="float">
            <text:p>4,530537</text:p>
          </table:table-cell>
          <table:table-cell table:formula="of:=[.B350]-[.D350]" office:value-type="float" office:value="-0.176989" calcext:value-type="float">
            <text:p>-0,176989</text:p>
          </table:table-cell>
          <table:table-cell table:formula="of:=[.A350]-[.C350]" office:value-type="float" office:value="0.0272890000000006" calcext:value-type="float">
            <text:p>0,027289</text:p>
          </table:table-cell>
          <table:table-cell table:formula="of:=[.G350]-[.C350]" office:value-type="float" office:value="0.0265370000000003" calcext:value-type="float">
            <text:p>0,026537</text:p>
          </table:table-cell>
          <table:table-cell table:formula="of:=[.J350]/[.I350]" office:value-type="float" office:value="0.972443108944985" calcext:value-type="float">
            <text:p>0,9724431089</text:p>
          </table:table-cell>
          <table:table-cell table:formula="of:=[.D350]+[.H350]*[.K350]" office:value-type="float" office:value="-4.84512273340906" calcext:value-type="float">
            <text:p>-4,8451227334</text:p>
          </table:table-cell>
        </table:table-row>
        <table:table-row table:style-name="ro1">
          <table:table-cell office:value-type="float" office:value="4.5332941" calcext:value-type="float">
            <text:p>4,5332941</text:p>
          </table:table-cell>
          <table:table-cell office:value-type="float" office:value="-4.85" calcext:value-type="float">
            <text:p>-4,85</text:p>
          </table:table-cell>
          <table:table-cell office:value-type="float" office:value="4.531" calcext:value-type="float">
            <text:p>4,531</text:p>
          </table:table-cell>
          <table:table-cell office:value-type="float" office:value="-5.022112" calcext:value-type="float">
            <text:p>-5,022112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6722026" calcext:value-type="float">
            <text:p>0,6722026</text:p>
          </table:table-cell>
          <table:table-cell table:formula="of:=[.A351]-[.E351]" office:value-type="float" office:value="4.5325421" calcext:value-type="float">
            <text:p>4,5325421</text:p>
          </table:table-cell>
          <table:table-cell table:formula="of:=[.B351]-[.D351]" office:value-type="float" office:value="0.172112" calcext:value-type="float">
            <text:p>0,172112</text:p>
          </table:table-cell>
          <table:table-cell table:formula="of:=[.A351]-[.C351]" office:value-type="float" office:value="0.0022941000000003" calcext:value-type="float">
            <text:p>0,0022941</text:p>
          </table:table-cell>
          <table:table-cell table:formula="of:=[.G351]-[.C351]" office:value-type="float" office:value="0.00154209999999999" calcext:value-type="float">
            <text:p>0,0015421</text:p>
          </table:table-cell>
          <table:table-cell table:formula="of:=[.J351]/[.I351]" office:value-type="float" office:value="0.672202606686627" calcext:value-type="float">
            <text:p>0,6722026067</text:p>
          </table:table-cell>
          <table:table-cell table:formula="of:=[.D351]+[.H351]*[.K351]" office:value-type="float" office:value="-4.90641786495795" calcext:value-type="float">
            <text:p>-4,906417865</text:p>
          </table:table-cell>
        </table:table-row>
        <table:table-row table:style-name="ro1">
          <table:table-cell office:value-type="float" office:value="4.5358045" calcext:value-type="float">
            <text:p>4,5358045</text:p>
          </table:table-cell>
          <table:table-cell office:value-type="float" office:value="-4.85" calcext:value-type="float">
            <text:p>-4,85</text:p>
          </table:table-cell>
          <table:table-cell office:value-type="float" office:value="4.533" calcext:value-type="float">
            <text:p>4,533</text:p>
          </table:table-cell>
          <table:table-cell office:value-type="float" office:value="-4.734306" calcext:value-type="float">
            <text:p>-4,734306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7318595" calcext:value-type="float">
            <text:p>0,7318595</text:p>
          </table:table-cell>
          <table:table-cell table:formula="of:=[.A352]-[.E352]" office:value-type="float" office:value="4.5350525" calcext:value-type="float">
            <text:p>4,5350525</text:p>
          </table:table-cell>
          <table:table-cell table:formula="of:=[.B352]-[.D352]" office:value-type="float" office:value="-0.115694" calcext:value-type="float">
            <text:p>-0,115694</text:p>
          </table:table-cell>
          <table:table-cell table:formula="of:=[.A352]-[.C352]" office:value-type="float" office:value="0.00280449999999988" calcext:value-type="float">
            <text:p>0,0028045</text:p>
          </table:table-cell>
          <table:table-cell table:formula="of:=[.G352]-[.C352]" office:value-type="float" office:value="0.00205249999999957" calcext:value-type="float">
            <text:p>0,0020525</text:p>
          </table:table-cell>
          <table:table-cell table:formula="of:=[.J352]/[.I352]" office:value-type="float" office:value="0.731859511499254" calcext:value-type="float">
            <text:p>0,7318595115</text:p>
          </table:table-cell>
          <table:table-cell table:formula="of:=[.D352]+[.H352]*[.K352]" office:value-type="float" office:value="-4.81897775432339" calcext:value-type="float">
            <text:p>-4,8189777543</text:p>
          </table:table-cell>
        </table:table-row>
        <table:table-row table:style-name="ro1">
          <table:table-cell office:value-type="float" office:value="4.536306" calcext:value-type="float">
            <text:p>4,536306</text:p>
          </table:table-cell>
          <table:table-cell office:value-type="float" office:value="-4.85" calcext:value-type="float">
            <text:p>-4,85</text:p>
          </table:table-cell>
          <table:table-cell office:value-type="float" office:value="4.536" calcext:value-type="float">
            <text:p>4,536</text:p>
          </table:table-cell>
          <table:table-cell office:value-type="float" office:value="-4.934672" calcext:value-type="float">
            <text:p>-4,93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53]-[.E353]" office:value-type="float" office:value="4.536306" calcext:value-type="float">
            <text:p>4,536306</text:p>
          </table:table-cell>
          <table:table-cell table:formula="of:=[.B353]-[.D353]" office:value-type="float" office:value="0.0846720000000003" calcext:value-type="float">
            <text:p>0,084672</text:p>
          </table:table-cell>
          <table:table-cell table:formula="of:=[.A353]-[.C353]" office:value-type="float" office:value="0.000306000000000139" calcext:value-type="float">
            <text:p>0,000306</text:p>
          </table:table-cell>
          <table:table-cell table:formula="of:=[.G353]-[.C353]" office:value-type="float" office:value="0.000306000000000139" calcext:value-type="float">
            <text:p>0,000306</text:p>
          </table:table-cell>
          <table:table-cell table:formula="of:=[.J353]/[.I353]" office:value-type="float" office:value="1" calcext:value-type="float">
            <text:p>1</text:p>
          </table:table-cell>
          <table:table-cell table:formula="of:=[.D353]+[.H353]*[.K353]" office:value-type="float" office:value="-4.85" calcext:value-type="float">
            <text:p>-4,85</text:p>
          </table:table-cell>
        </table:table-row>
        <table:table-row table:style-name="ro1">
          <table:table-cell office:value-type="float" office:value="4.536808" calcext:value-type="float">
            <text:p>4,536808</text:p>
          </table:table-cell>
          <table:table-cell office:value-type="float" office:value="-4.85" calcext:value-type="float">
            <text:p>-4,85</text:p>
          </table:table-cell>
          <table:table-cell office:value-type="float" office:value="4.536" calcext:value-type="float">
            <text:p>4,536</text:p>
          </table:table-cell>
          <table:table-cell office:value-type="float" office:value="-4.765328" calcext:value-type="float">
            <text:p>-4,7653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54]-[.E354]" office:value-type="float" office:value="4.536808" calcext:value-type="float">
            <text:p>4,536808</text:p>
          </table:table-cell>
          <table:table-cell table:formula="of:=[.B354]-[.D354]" office:value-type="float" office:value="-0.0846719999999994" calcext:value-type="float">
            <text:p>-0,084672</text:p>
          </table:table-cell>
          <table:table-cell table:formula="of:=[.A354]-[.C354]" office:value-type="float" office:value="0.000808000000000142" calcext:value-type="float">
            <text:p>0,000808</text:p>
          </table:table-cell>
          <table:table-cell table:formula="of:=[.G354]-[.C354]" office:value-type="float" office:value="0.000808000000000142" calcext:value-type="float">
            <text:p>0,000808</text:p>
          </table:table-cell>
          <table:table-cell table:formula="of:=[.J354]/[.I354]" office:value-type="float" office:value="1" calcext:value-type="float">
            <text:p>1</text:p>
          </table:table-cell>
          <table:table-cell table:formula="of:=[.D354]+[.H354]*[.K354]" office:value-type="float" office:value="-4.85" calcext:value-type="float">
            <text:p>-4,85</text:p>
          </table:table-cell>
        </table:table-row>
        <table:table-row table:style-name="ro1">
          <table:table-cell office:value-type="float" office:value="4.5378101" calcext:value-type="float">
            <text:p>4,5378101</text:p>
          </table:table-cell>
          <table:table-cell office:value-type="float" office:value="-4.85" calcext:value-type="float">
            <text:p>-4,85</text:p>
          </table:table-cell>
          <table:table-cell office:value-type="float" office:value="4.537" calcext:value-type="float">
            <text:p>4,537</text:p>
          </table:table-cell>
          <table:table-cell office:value-type="float" office:value="-4.934672" calcext:value-type="float">
            <text:p>-4,934672</text:p>
          </table:table-cell>
          <table:table-cell office:value-type="float" office:value="0.00025055" calcext:value-type="float">
            <text:p>0,00025055</text:p>
          </table:table-cell>
          <table:table-cell office:value-type="float" office:value="0.6907172" calcext:value-type="float">
            <text:p>0,6907172</text:p>
          </table:table-cell>
          <table:table-cell table:formula="of:=[.A355]-[.E355]" office:value-type="float" office:value="4.53755955" calcext:value-type="float">
            <text:p>4,53755955</text:p>
          </table:table-cell>
          <table:table-cell table:formula="of:=[.B355]-[.D355]" office:value-type="float" office:value="0.0846720000000003" calcext:value-type="float">
            <text:p>0,084672</text:p>
          </table:table-cell>
          <table:table-cell table:formula="of:=[.A355]-[.C355]" office:value-type="float" office:value="0.000810099999999814" calcext:value-type="float">
            <text:p>0,0008101</text:p>
          </table:table-cell>
          <table:table-cell table:formula="of:=[.G355]-[.C355]" office:value-type="float" office:value="0.000559550000000186" calcext:value-type="float">
            <text:p>0,00055955</text:p>
          </table:table-cell>
          <table:table-cell table:formula="of:=[.J355]/[.I355]" office:value-type="float" office:value="0.690717195408363" calcext:value-type="float">
            <text:p>0,6907171954</text:p>
          </table:table-cell>
          <table:table-cell table:formula="of:=[.D355]+[.H355]*[.K355]" office:value-type="float" office:value="-4.87618759363038" calcext:value-type="float">
            <text:p>-4,8761875936</text:p>
          </table:table-cell>
        </table:table-row>
        <table:table-row table:style-name="ro1">
          <table:table-cell office:value-type="float" office:value="4.5633567" calcext:value-type="float">
            <text:p>4,5633567</text:p>
          </table:table-cell>
          <table:table-cell office:value-type="float" office:value="-4.4" calcext:value-type="float">
            <text:p>-4,4</text:p>
          </table:table-cell>
          <table:table-cell office:value-type="float" office:value="4.538" calcext:value-type="float">
            <text:p>4,538</text:p>
          </table:table-cell>
          <table:table-cell office:value-type="float" office:value="-4.791515" calcext:value-type="float">
            <text:p>-4,791515</text:p>
          </table:table-cell>
          <table:table-cell office:value-type="float" office:value="0.00025055" calcext:value-type="float">
            <text:p>0,00025055</text:p>
          </table:table-cell>
          <table:table-cell office:value-type="float" office:value="0.990119" calcext:value-type="float">
            <text:p>0,990119</text:p>
          </table:table-cell>
          <table:table-cell table:formula="of:=[.A356]-[.E356]" office:value-type="float" office:value="4.56310615" calcext:value-type="float">
            <text:p>4,56310615</text:p>
          </table:table-cell>
          <table:table-cell table:formula="of:=[.B356]-[.D356]" office:value-type="float" office:value="0.391515" calcext:value-type="float">
            <text:p>0,391515</text:p>
          </table:table-cell>
          <table:table-cell table:formula="of:=[.A356]-[.C356]" office:value-type="float" office:value="0.0253566999999997" calcext:value-type="float">
            <text:p>0,0253567</text:p>
          </table:table-cell>
          <table:table-cell table:formula="of:=[.G356]-[.C356]" office:value-type="float" office:value="0.02510615" calcext:value-type="float">
            <text:p>0,02510615</text:p>
          </table:table-cell>
          <table:table-cell table:formula="of:=[.J356]/[.I356]" office:value-type="float" office:value="0.990118982359707" calcext:value-type="float">
            <text:p>0,9901189824</text:p>
          </table:table-cell>
          <table:table-cell table:formula="of:=[.D356]+[.H356]*[.K356]" office:value-type="float" office:value="-4.40386856662144" calcext:value-type="float">
            <text:p>-4,4038685666</text:p>
          </table:table-cell>
        </table:table-row>
        <table:table-row table:style-name="ro1">
          <table:table-cell office:value-type="float" office:value="4.5653674" calcext:value-type="float">
            <text:p>4,5653674</text:p>
          </table:table-cell>
          <table:table-cell office:value-type="float" office:value="-4.4" calcext:value-type="float">
            <text:p>-4,4</text:p>
          </table:table-cell>
          <table:table-cell office:value-type="float" office:value="4.563" calcext:value-type="float">
            <text:p>4,563</text:p>
          </table:table-cell>
          <table:table-cell office:value-type="float" office:value="-4.012352" calcext:value-type="float">
            <text:p>-4,012352</text:p>
          </table:table-cell>
          <table:table-cell office:value-type="float" office:value="0.00050255" calcext:value-type="float">
            <text:p>0,00050255</text:p>
          </table:table-cell>
          <table:table-cell office:value-type="float" office:value="0.7877207" calcext:value-type="float">
            <text:p>0,7877207</text:p>
          </table:table-cell>
          <table:table-cell table:formula="of:=[.A357]-[.E357]" office:value-type="float" office:value="4.56486485" calcext:value-type="float">
            <text:p>4,56486485</text:p>
          </table:table-cell>
          <table:table-cell table:formula="of:=[.B357]-[.D357]" office:value-type="float" office:value="-0.387648" calcext:value-type="float">
            <text:p>-0,387648</text:p>
          </table:table-cell>
          <table:table-cell table:formula="of:=[.A357]-[.C357]" office:value-type="float" office:value="0.0023673999999998" calcext:value-type="float">
            <text:p>0,0023674</text:p>
          </table:table-cell>
          <table:table-cell table:formula="of:=[.G357]-[.C357]" office:value-type="float" office:value="0.00186484999999959" calcext:value-type="float">
            <text:p>0,00186485</text:p>
          </table:table-cell>
          <table:table-cell table:formula="of:=[.J357]/[.I357]" office:value-type="float" office:value="0.787720706259924" calcext:value-type="float">
            <text:p>0,7877207063</text:p>
          </table:table-cell>
          <table:table-cell table:formula="of:=[.D357]+[.H357]*[.K357]" office:value-type="float" office:value="-4.31771035634025" calcext:value-type="float">
            <text:p>-4,3177103563</text:p>
          </table:table-cell>
        </table:table-row>
        <table:table-row table:style-name="ro1">
          <table:table-cell office:value-type="float" office:value="4.5678737" calcext:value-type="float">
            <text:p>4,5678737</text:p>
          </table:table-cell>
          <table:table-cell office:value-type="float" office:value="-4.4" calcext:value-type="float">
            <text:p>-4,4</text:p>
          </table:table-cell>
          <table:table-cell office:value-type="float" office:value="4.565" calcext:value-type="float">
            <text:p>4,565</text:p>
          </table:table-cell>
          <table:table-cell office:value-type="float" office:value="-4.705358" calcext:value-type="float">
            <text:p>-4,705358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7382991" calcext:value-type="float">
            <text:p>0,7382991</text:p>
          </table:table-cell>
          <table:table-cell table:formula="of:=[.A358]-[.E358]" office:value-type="float" office:value="4.56712165" calcext:value-type="float">
            <text:p>4,56712165</text:p>
          </table:table-cell>
          <table:table-cell table:formula="of:=[.B358]-[.D358]" office:value-type="float" office:value="0.305358" calcext:value-type="float">
            <text:p>0,305358</text:p>
          </table:table-cell>
          <table:table-cell table:formula="of:=[.A358]-[.C358]" office:value-type="float" office:value="0.00287369999999942" calcext:value-type="float">
            <text:p>0,0028737</text:p>
          </table:table-cell>
          <table:table-cell table:formula="of:=[.G358]-[.C358]" office:value-type="float" office:value="0.00212164999999942" calcext:value-type="float">
            <text:p>0,00212165</text:p>
          </table:table-cell>
          <table:table-cell table:formula="of:=[.J358]/[.I358]" office:value-type="float" office:value="0.738299056964835" calcext:value-type="float">
            <text:p>0,738299057</text:p>
          </table:table-cell>
          <table:table-cell table:formula="of:=[.D358]+[.H358]*[.K358]" office:value-type="float" office:value="-4.47991247656333" calcext:value-type="float">
            <text:p>-4,4799124766</text:p>
          </table:table-cell>
        </table:table-row>
        <table:table-row table:style-name="ro1">
          <table:table-cell office:value-type="float" office:value="4.5698785" calcext:value-type="float">
            <text:p>4,5698785</text:p>
          </table:table-cell>
          <table:table-cell office:value-type="float" office:value="-4.4" calcext:value-type="float">
            <text:p>-4,4</text:p>
          </table:table-cell>
          <table:table-cell office:value-type="float" office:value="4.568" calcext:value-type="float">
            <text:p>4,568</text:p>
          </table:table-cell>
          <table:table-cell office:value-type="float" office:value="-4.174554" calcext:value-type="float">
            <text:p>-4,174554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599654" calcext:value-type="float">
            <text:p>0,599654</text:p>
          </table:table-cell>
          <table:table-cell table:formula="of:=[.A359]-[.E359]" office:value-type="float" office:value="4.56912645" calcext:value-type="float">
            <text:p>4,56912645</text:p>
          </table:table-cell>
          <table:table-cell table:formula="of:=[.B359]-[.D359]" office:value-type="float" office:value="-0.225446000000001" calcext:value-type="float">
            <text:p>-0,225446</text:p>
          </table:table-cell>
          <table:table-cell table:formula="of:=[.A359]-[.C359]" office:value-type="float" office:value="0.00187850000000012" calcext:value-type="float">
            <text:p>0,0018785</text:p>
          </table:table-cell>
          <table:table-cell table:formula="of:=[.G359]-[.C359]" office:value-type="float" office:value="0.00112645000000011" calcext:value-type="float">
            <text:p>0,00112645</text:p>
          </table:table-cell>
          <table:table-cell table:formula="of:=[.J359]/[.I359]" office:value-type="float" office:value="0.599653979238777" calcext:value-type="float">
            <text:p>0,5996539792</text:p>
          </table:table-cell>
          <table:table-cell table:formula="of:=[.D359]+[.H359]*[.K359]" office:value-type="float" office:value="-4.30974359100347" calcext:value-type="float">
            <text:p>-4,309743591</text:p>
          </table:table-cell>
        </table:table-row>
        <table:table-row table:style-name="ro1">
          <table:table-cell office:value-type="float" office:value="4.5703798" calcext:value-type="float">
            <text:p>4,5703798</text:p>
          </table:table-cell>
          <table:table-cell office:value-type="float" office:value="-4.4" calcext:value-type="float">
            <text:p>-4,4</text:p>
          </table:table-cell>
          <table:table-cell office:value-type="float" office:value="4.57" calcext:value-type="float">
            <text:p>4,57</text:p>
          </table:table-cell>
          <table:table-cell office:value-type="float" office:value="-4.535189" calcext:value-type="float">
            <text:p>-4,535189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3400474" calcext:value-type="float">
            <text:p>0,3400474</text:p>
          </table:table-cell>
          <table:table-cell table:formula="of:=[.A360]-[.E360]" office:value-type="float" office:value="4.57012915" calcext:value-type="float">
            <text:p>4,57012915</text:p>
          </table:table-cell>
          <table:table-cell table:formula="of:=[.B360]-[.D360]" office:value-type="float" office:value="0.135189" calcext:value-type="float">
            <text:p>0,135189</text:p>
          </table:table-cell>
          <table:table-cell table:formula="of:=[.A360]-[.C360]" office:value-type="float" office:value="0.000379799999999264" calcext:value-type="float">
            <text:p>0,0003798</text:p>
          </table:table-cell>
          <table:table-cell table:formula="of:=[.G360]-[.C360]" office:value-type="float" office:value="0.000129149999999356" calcext:value-type="float">
            <text:p>0,00012915</text:p>
          </table:table-cell>
          <table:table-cell table:formula="of:=[.J360]/[.I360]" office:value-type="float" office:value="0.340047393363893" calcext:value-type="float">
            <text:p>0,3400473934</text:p>
          </table:table-cell>
          <table:table-cell table:formula="of:=[.D360]+[.H360]*[.K360]" office:value-type="float" office:value="-4.48921833293853" calcext:value-type="float">
            <text:p>-4,4892183329</text:p>
          </table:table-cell>
        </table:table-row>
        <table:table-row table:style-name="ro1">
          <table:table-cell office:value-type="float" office:value="4.5708813" calcext:value-type="float">
            <text:p>4,5708813</text:p>
          </table:table-cell>
          <table:table-cell office:value-type="float" office:value="-4.4" calcext:value-type="float">
            <text:p>-4,4</text:p>
          </table:table-cell>
          <table:table-cell office:value-type="float" office:value="4.57" calcext:value-type="float">
            <text:p>4,57</text:p>
          </table:table-cell>
          <table:table-cell office:value-type="float" office:value="-4.354029" calcext:value-type="float">
            <text:p>-4,354029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155906" calcext:value-type="float">
            <text:p>0,7155906</text:p>
          </table:table-cell>
          <table:table-cell table:formula="of:=[.A361]-[.E361]" office:value-type="float" office:value="4.57063065" calcext:value-type="float">
            <text:p>4,57063065</text:p>
          </table:table-cell>
          <table:table-cell table:formula="of:=[.B361]-[.D361]" office:value-type="float" office:value="-0.0459710000000007" calcext:value-type="float">
            <text:p>-0,045971</text:p>
          </table:table-cell>
          <table:table-cell table:formula="of:=[.A361]-[.C361]" office:value-type="float" office:value="0.000881299999999641" calcext:value-type="float">
            <text:p>0,0008813</text:p>
          </table:table-cell>
          <table:table-cell table:formula="of:=[.G361]-[.C361]" office:value-type="float" office:value="0.000630649999999733" calcext:value-type="float">
            <text:p>0,00063065</text:p>
          </table:table-cell>
          <table:table-cell table:formula="of:=[.J361]/[.I361]" office:value-type="float" office:value="0.715590604788369" calcext:value-type="float">
            <text:p>0,7155906048</text:p>
          </table:table-cell>
          <table:table-cell table:formula="of:=[.D361]+[.H361]*[.K361]" office:value-type="float" office:value="-4.38692541569273" calcext:value-type="float">
            <text:p>-4,3869254157</text:p>
          </table:table-cell>
        </table:table-row>
        <table:table-row table:style-name="ro1">
          <table:table-cell office:value-type="float" office:value="4.5983398" calcext:value-type="float">
            <text:p>4,5983398</text:p>
          </table:table-cell>
          <table:table-cell office:value-type="float" office:value="-3.949999" calcext:value-type="float">
            <text:p>-3,949999</text:p>
          </table:table-cell>
          <table:table-cell office:value-type="float" office:value="4.571" calcext:value-type="float">
            <text:p>4,571</text:p>
          </table:table-cell>
          <table:table-cell office:value-type="float" office:value="-4.432896" calcext:value-type="float">
            <text:p>-4,43289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0832" calcext:value-type="float">
            <text:p>0,990832</text:p>
          </table:table-cell>
          <table:table-cell table:formula="of:=[.A362]-[.E362]" office:value-type="float" office:value="4.59808915" calcext:value-type="float">
            <text:p>4,59808915</text:p>
          </table:table-cell>
          <table:table-cell table:formula="of:=[.B362]-[.D362]" office:value-type="float" office:value="0.482897" calcext:value-type="float">
            <text:p>0,482897</text:p>
          </table:table-cell>
          <table:table-cell table:formula="of:=[.A362]-[.C362]" office:value-type="float" office:value="0.0273398" calcext:value-type="float">
            <text:p>0,0273398</text:p>
          </table:table-cell>
          <table:table-cell table:formula="of:=[.G362]-[.C362]" office:value-type="float" office:value="0.0270891500000001" calcext:value-type="float">
            <text:p>0,02708915</text:p>
          </table:table-cell>
          <table:table-cell table:formula="of:=[.J362]/[.I362]" office:value-type="float" office:value="0.990832047052286" calcext:value-type="float">
            <text:p>0,9908320471</text:p>
          </table:table-cell>
          <table:table-cell table:formula="of:=[.D362]+[.H362]*[.K362]" office:value-type="float" office:value="-3.95442617697459" calcext:value-type="float">
            <text:p>-3,954426177</text:p>
          </table:table-cell>
        </table:table-row>
        <table:table-row table:style-name="ro1">
          <table:table-cell office:value-type="float" office:value="4.6008466" calcext:value-type="float">
            <text:p>4,6008466</text:p>
          </table:table-cell>
          <table:table-cell office:value-type="float" office:value="-3.949999" calcext:value-type="float">
            <text:p>-3,949999</text:p>
          </table:table-cell>
          <table:table-cell office:value-type="float" office:value="4.598" calcext:value-type="float">
            <text:p>4,598</text:p>
          </table:table-cell>
          <table:table-cell office:value-type="float" office:value="-3.47153" calcext:value-type="float">
            <text:p>-3,47153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6477728" calcext:value-type="float">
            <text:p>0,6477728</text:p>
          </table:table-cell>
          <table:table-cell table:formula="of:=[.A363]-[.E363]" office:value-type="float" office:value="4.59984395" calcext:value-type="float">
            <text:p>4,59984395</text:p>
          </table:table-cell>
          <table:table-cell table:formula="of:=[.B363]-[.D363]" office:value-type="float" office:value="-0.478469" calcext:value-type="float">
            <text:p>-0,478469</text:p>
          </table:table-cell>
          <table:table-cell table:formula="of:=[.A363]-[.C363]" office:value-type="float" office:value="0.00284659999999981" calcext:value-type="float">
            <text:p>0,0028466</text:p>
          </table:table-cell>
          <table:table-cell table:formula="of:=[.G363]-[.C363]" office:value-type="float" office:value="0.00184394999999959" calcext:value-type="float">
            <text:p>0,00184395</text:p>
          </table:table-cell>
          <table:table-cell table:formula="of:=[.J363]/[.I363]" office:value-type="float" office:value="0.647772781563872" calcext:value-type="float">
            <text:p>0,6477727816</text:p>
          </table:table-cell>
          <table:table-cell table:formula="of:=[.D363]+[.H363]*[.K363]" office:value-type="float" office:value="-3.78146919502208" calcext:value-type="float">
            <text:p>-3,781469195</text:p>
          </table:table-cell>
        </table:table-row>
        <table:table-row table:style-name="ro1">
          <table:table-cell office:value-type="float" office:value="4.6028517" calcext:value-type="float">
            <text:p>4,6028517</text:p>
          </table:table-cell>
          <table:table-cell office:value-type="float" office:value="-3.949999" calcext:value-type="float">
            <text:p>-3,949999</text:p>
          </table:table-cell>
          <table:table-cell office:value-type="float" office:value="4.601" calcext:value-type="float">
            <text:p>4,601</text:p>
          </table:table-cell>
          <table:table-cell office:value-type="float" office:value="-4.259939" calcext:value-type="float">
            <text:p>-4,259939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4585246" calcext:value-type="float">
            <text:p>0,4585246</text:p>
          </table:table-cell>
          <table:table-cell table:formula="of:=[.A364]-[.E364]" office:value-type="float" office:value="4.60184905" calcext:value-type="float">
            <text:p>4,60184905</text:p>
          </table:table-cell>
          <table:table-cell table:formula="of:=[.B364]-[.D364]" office:value-type="float" office:value="0.30994" calcext:value-type="float">
            <text:p>0,30994</text:p>
          </table:table-cell>
          <table:table-cell table:formula="of:=[.A364]-[.C364]" office:value-type="float" office:value="0.00185170000000046" calcext:value-type="float">
            <text:p>0,0018517</text:p>
          </table:table-cell>
          <table:table-cell table:formula="of:=[.G364]-[.C364]" office:value-type="float" office:value="0.00084905000000024" calcext:value-type="float">
            <text:p>0,00084905</text:p>
          </table:table-cell>
          <table:table-cell table:formula="of:=[.J364]/[.I364]" office:value-type="float" office:value="0.458524599017136" calcext:value-type="float">
            <text:p>0,458524599</text:p>
          </table:table-cell>
          <table:table-cell table:formula="of:=[.D364]+[.H364]*[.K364]" office:value-type="float" office:value="-4.11782388578063" calcext:value-type="float">
            <text:p>-4,1178238858</text:p>
          </table:table-cell>
        </table:table-row>
        <table:table-row table:style-name="ro1">
          <table:table-cell office:value-type="float" office:value="4.6033532" calcext:value-type="float">
            <text:p>4,6033532</text:p>
          </table:table-cell>
          <table:table-cell office:value-type="float" office:value="-3.949999" calcext:value-type="float">
            <text:p>-3,949999</text:p>
          </table:table-cell>
          <table:table-cell office:value-type="float" office:value="4.603" calcext:value-type="float">
            <text:p>4,603</text:p>
          </table:table-cell>
          <table:table-cell office:value-type="float" office:value="-3.807884" calcext:value-type="float">
            <text:p>-3,8078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65]-[.E365]" office:value-type="float" office:value="4.6033532" calcext:value-type="float">
            <text:p>4,6033532</text:p>
          </table:table-cell>
          <table:table-cell table:formula="of:=[.B365]-[.D365]" office:value-type="float" office:value="-0.142115" calcext:value-type="float">
            <text:p>-0,142115</text:p>
          </table:table-cell>
          <table:table-cell table:formula="of:=[.A365]-[.C365]" office:value-type="float" office:value="0.000353200000000164" calcext:value-type="float">
            <text:p>0,0003532</text:p>
          </table:table-cell>
          <table:table-cell table:formula="of:=[.G365]-[.C365]" office:value-type="float" office:value="0.000353200000000164" calcext:value-type="float">
            <text:p>0,0003532</text:p>
          </table:table-cell>
          <table:table-cell table:formula="of:=[.J365]/[.I365]" office:value-type="float" office:value="1" calcext:value-type="float">
            <text:p>1</text:p>
          </table:table-cell>
          <table:table-cell table:formula="of:=[.D365]+[.H365]*[.K365]" office:value-type="float" office:value="-3.949999" calcext:value-type="float">
            <text:p>-3,949999</text:p>
          </table:table-cell>
        </table:table-row>
        <table:table-row table:style-name="ro1">
          <table:table-cell office:value-type="float" office:value="4.6043583" calcext:value-type="float">
            <text:p>4,6043583</text:p>
          </table:table-cell>
          <table:table-cell office:value-type="float" office:value="-3.949999" calcext:value-type="float">
            <text:p>-3,949999</text:p>
          </table:table-cell>
          <table:table-cell office:value-type="float" office:value="4.603" calcext:value-type="float">
            <text:p>4,603</text:p>
          </table:table-cell>
          <table:table-cell office:value-type="float" office:value="-4.092114" calcext:value-type="float">
            <text:p>-4,0921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66]-[.E366]" office:value-type="float" office:value="4.6043583" calcext:value-type="float">
            <text:p>4,6043583</text:p>
          </table:table-cell>
          <table:table-cell table:formula="of:=[.B366]-[.D366]" office:value-type="float" office:value="0.142115" calcext:value-type="float">
            <text:p>0,142115</text:p>
          </table:table-cell>
          <table:table-cell table:formula="of:=[.A366]-[.C366]" office:value-type="float" office:value="0.00135830000000059" calcext:value-type="float">
            <text:p>0,0013583</text:p>
          </table:table-cell>
          <table:table-cell table:formula="of:=[.G366]-[.C366]" office:value-type="float" office:value="0.00135830000000059" calcext:value-type="float">
            <text:p>0,0013583</text:p>
          </table:table-cell>
          <table:table-cell table:formula="of:=[.J366]/[.I366]" office:value-type="float" office:value="1" calcext:value-type="float">
            <text:p>1</text:p>
          </table:table-cell>
          <table:table-cell table:formula="of:=[.D366]+[.H366]*[.K366]" office:value-type="float" office:value="-3.949999" calcext:value-type="float">
            <text:p>-3,949999</text:p>
          </table:table-cell>
        </table:table-row>
        <table:table-row table:style-name="ro1">
          <table:table-cell office:value-type="float" office:value="4.6053626" calcext:value-type="float">
            <text:p>4,6053626</text:p>
          </table:table-cell>
          <table:table-cell office:value-type="float" office:value="-3.949999" calcext:value-type="float">
            <text:p>-3,949999</text:p>
          </table:table-cell>
          <table:table-cell office:value-type="float" office:value="4.604" calcext:value-type="float">
            <text:p>4,604</text:p>
          </table:table-cell>
          <table:table-cell office:value-type="float" office:value="-3.807884" calcext:value-type="float">
            <text:p>-3,8078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67]-[.E367]" office:value-type="float" office:value="4.6053626" calcext:value-type="float">
            <text:p>4,6053626</text:p>
          </table:table-cell>
          <table:table-cell table:formula="of:=[.B367]-[.D367]" office:value-type="float" office:value="-0.142115" calcext:value-type="float">
            <text:p>-0,142115</text:p>
          </table:table-cell>
          <table:table-cell table:formula="of:=[.A367]-[.C367]" office:value-type="float" office:value="0.00136260000000021" calcext:value-type="float">
            <text:p>0,0013626</text:p>
          </table:table-cell>
          <table:table-cell table:formula="of:=[.G367]-[.C367]" office:value-type="float" office:value="0.00136260000000021" calcext:value-type="float">
            <text:p>0,0013626</text:p>
          </table:table-cell>
          <table:table-cell table:formula="of:=[.J367]/[.I367]" office:value-type="float" office:value="1" calcext:value-type="float">
            <text:p>1</text:p>
          </table:table-cell>
          <table:table-cell table:formula="of:=[.D367]+[.H367]*[.K367]" office:value-type="float" office:value="-3.949999" calcext:value-type="float">
            <text:p>-3,949999</text:p>
          </table:table-cell>
        </table:table-row>
        <table:table-row table:style-name="ro1">
          <table:table-cell office:value-type="float" office:value="4.6323676" calcext:value-type="float">
            <text:p>4,6323676</text:p>
          </table:table-cell>
          <table:table-cell office:value-type="float" office:value="-3.499999" calcext:value-type="float">
            <text:p>-3,499999</text:p>
          </table:table-cell>
          <table:table-cell office:value-type="float" office:value="4.605" calcext:value-type="float">
            <text:p>4,605</text:p>
          </table:table-cell>
          <table:table-cell office:value-type="float" office:value="-4.092114" calcext:value-type="float">
            <text:p>-4,092114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9816791" calcext:value-type="float">
            <text:p>0,9816791</text:p>
          </table:table-cell>
          <table:table-cell table:formula="of:=[.A368]-[.E368]" office:value-type="float" office:value="4.6318662" calcext:value-type="float">
            <text:p>4,6318662</text:p>
          </table:table-cell>
          <table:table-cell table:formula="of:=[.B368]-[.D368]" office:value-type="float" office:value="0.592115" calcext:value-type="float">
            <text:p>0,592115</text:p>
          </table:table-cell>
          <table:table-cell table:formula="of:=[.A368]-[.C368]" office:value-type="float" office:value="0.0273675999999998" calcext:value-type="float">
            <text:p>0,0273676</text:p>
          </table:table-cell>
          <table:table-cell table:formula="of:=[.G368]-[.C368]" office:value-type="float" office:value="0.0268661999999997" calcext:value-type="float">
            <text:p>0,0268662</text:p>
          </table:table-cell>
          <table:table-cell table:formula="of:=[.J368]/[.I368]" office:value-type="float" office:value="0.981679065756584" calcext:value-type="float">
            <text:p>0,9816790658</text:p>
          </table:table-cell>
          <table:table-cell table:formula="of:=[.D368]+[.H368]*[.K368]" office:value-type="float" office:value="-3.51084709997954" calcext:value-type="float">
            <text:p>-3,5108471</text:p>
          </table:table-cell>
        </table:table-row>
        <table:table-row table:style-name="ro1">
          <table:table-cell office:value-type="float" office:value="4.6333706" calcext:value-type="float">
            <text:p>4,6333706</text:p>
          </table:table-cell>
          <table:table-cell office:value-type="float" office:value="-3.499999" calcext:value-type="float">
            <text:p>-3,499999</text:p>
          </table:table-cell>
          <table:table-cell office:value-type="float" office:value="4.632" calcext:value-type="float">
            <text:p>4,632</text:p>
          </table:table-cell>
          <table:table-cell office:value-type="float" office:value="-2.918732" calcext:value-type="float">
            <text:p>-2,918732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6341748" calcext:value-type="float">
            <text:p>0,6341748</text:p>
          </table:table-cell>
          <table:table-cell table:formula="of:=[.A369]-[.E369]" office:value-type="float" office:value="4.6328692" calcext:value-type="float">
            <text:p>4,6328692</text:p>
          </table:table-cell>
          <table:table-cell table:formula="of:=[.B369]-[.D369]" office:value-type="float" office:value="-0.581267" calcext:value-type="float">
            <text:p>-0,581267</text:p>
          </table:table-cell>
          <table:table-cell table:formula="of:=[.A369]-[.C369]" office:value-type="float" office:value="0.00137060000000044" calcext:value-type="float">
            <text:p>0,0013706</text:p>
          </table:table-cell>
          <table:table-cell table:formula="of:=[.G369]-[.C369]" office:value-type="float" office:value="0.000869200000000348" calcext:value-type="float">
            <text:p>0,0008692</text:p>
          </table:table-cell>
          <table:table-cell table:formula="of:=[.J369]/[.I369]" office:value-type="float" office:value="0.634174813950143" calcext:value-type="float">
            <text:p>0,634174814</text:p>
          </table:table-cell>
          <table:table-cell table:formula="of:=[.D369]+[.H369]*[.K369]" office:value-type="float" office:value="-3.28735689158036" calcext:value-type="float">
            <text:p>-3,2873568916</text:p>
          </table:table-cell>
        </table:table-row>
        <table:table-row table:style-name="ro1">
          <table:table-cell office:value-type="float" office:value="4.6353805" calcext:value-type="float">
            <text:p>4,6353805</text:p>
          </table:table-cell>
          <table:table-cell office:value-type="float" office:value="-3.499999" calcext:value-type="float">
            <text:p>-3,499999</text:p>
          </table:table-cell>
          <table:table-cell office:value-type="float" office:value="4.633" calcext:value-type="float">
            <text:p>4,633</text:p>
          </table:table-cell>
          <table:table-cell office:value-type="float" office:value="-3.868624" calcext:value-type="float">
            <text:p>-3,868624</text:p>
          </table:table-cell>
          <table:table-cell office:value-type="float" office:value="0.00100495" calcext:value-type="float">
            <text:p>0,00100495</text:p>
          </table:table-cell>
          <table:table-cell office:value-type="float" office:value="0.5778408" calcext:value-type="float">
            <text:p>0,5778408</text:p>
          </table:table-cell>
          <table:table-cell table:formula="of:=[.A370]-[.E370]" office:value-type="float" office:value="4.63437555" calcext:value-type="float">
            <text:p>4,63437555</text:p>
          </table:table-cell>
          <table:table-cell table:formula="of:=[.B370]-[.D370]" office:value-type="float" office:value="0.368625" calcext:value-type="float">
            <text:p>0,368625</text:p>
          </table:table-cell>
          <table:table-cell table:formula="of:=[.A370]-[.C370]" office:value-type="float" office:value="0.00238050000000012" calcext:value-type="float">
            <text:p>0,0023805</text:p>
          </table:table-cell>
          <table:table-cell table:formula="of:=[.G370]-[.C370]" office:value-type="float" office:value="0.00137555000000056" calcext:value-type="float">
            <text:p>0,00137555</text:p>
          </table:table-cell>
          <table:table-cell table:formula="of:=[.J370]/[.I370]" office:value-type="float" office:value="0.577840789750258" calcext:value-type="float">
            <text:p>0,5778407898</text:p>
          </table:table-cell>
          <table:table-cell table:formula="of:=[.D370]+[.H370]*[.K370]" office:value-type="float" office:value="-3.65561743887831" calcext:value-type="float">
            <text:p>-3,6556174389</text:p>
          </table:table-cell>
        </table:table-row>
        <table:table-row table:style-name="ro1">
          <table:table-cell office:value-type="float" office:value="4.6378874" calcext:value-type="float">
            <text:p>4,6378874</text:p>
          </table:table-cell>
          <table:table-cell office:value-type="float" office:value="-3.499999" calcext:value-type="float">
            <text:p>-3,499999</text:p>
          </table:table-cell>
          <table:table-cell office:value-type="float" office:value="4.635" calcext:value-type="float">
            <text:p>4,635</text:p>
          </table:table-cell>
          <table:table-cell office:value-type="float" office:value="-3.286992" calcext:value-type="float">
            <text:p>-3,286992</text:p>
          </table:table-cell>
          <table:table-cell office:value-type="float" office:value="0.00100495" calcext:value-type="float">
            <text:p>0,00100495</text:p>
          </table:table-cell>
          <table:table-cell office:value-type="float" office:value="0.6519533" calcext:value-type="float">
            <text:p>0,6519533</text:p>
          </table:table-cell>
          <table:table-cell table:formula="of:=[.A371]-[.E371]" office:value-type="float" office:value="4.63688245" calcext:value-type="float">
            <text:p>4,63688245</text:p>
          </table:table-cell>
          <table:table-cell table:formula="of:=[.B371]-[.D371]" office:value-type="float" office:value="-0.213007" calcext:value-type="float">
            <text:p>-0,213007</text:p>
          </table:table-cell>
          <table:table-cell table:formula="of:=[.A371]-[.C371]" office:value-type="float" office:value="0.00288740000000054" calcext:value-type="float">
            <text:p>0,0028874</text:p>
          </table:table-cell>
          <table:table-cell table:formula="of:=[.G371]-[.C371]" office:value-type="float" office:value="0.00188245000000098" calcext:value-type="float">
            <text:p>0,00188245</text:p>
          </table:table-cell>
          <table:table-cell table:formula="of:=[.J371]/[.I371]" office:value-type="float" office:value="0.651953314400716" calcext:value-type="float">
            <text:p>0,6519533144</text:p>
          </table:table-cell>
          <table:table-cell table:formula="of:=[.D371]+[.H371]*[.K371]" office:value-type="float" office:value="-3.42586261964055" calcext:value-type="float">
            <text:p>-3,4258626196</text:p>
          </table:table-cell>
        </table:table-row>
        <table:table-row table:style-name="ro1">
          <table:table-cell office:value-type="float" office:value="4.6383886" calcext:value-type="float">
            <text:p>4,6383886</text:p>
          </table:table-cell>
          <table:table-cell office:value-type="float" office:value="-3.499999" calcext:value-type="float">
            <text:p>-3,499999</text:p>
          </table:table-cell>
          <table:table-cell office:value-type="float" office:value="4.638" calcext:value-type="float">
            <text:p>4,638</text:p>
          </table:table-cell>
          <table:table-cell office:value-type="float" office:value="-3.63887" calcext:value-type="float">
            <text:p>-3,63887</text:p>
          </table:table-cell>
          <table:table-cell office:value-type="float" office:value="0.00100495" calcext:value-type="float">
            <text:p>0,00100495</text:p>
          </table:table-cell>
          <table:table-cell office:value-type="float" office:value="-1.586078" calcext:value-type="float">
            <text:p>-1,586078</text:p>
          </table:table-cell>
          <table:table-cell table:formula="of:=[.A372]-[.E372]" office:value-type="float" office:value="4.63738365" calcext:value-type="float">
            <text:p>4,63738365</text:p>
          </table:table-cell>
          <table:table-cell table:formula="of:=[.B372]-[.D372]" office:value-type="float" office:value="0.138871" calcext:value-type="float">
            <text:p>0,138871</text:p>
          </table:table-cell>
          <table:table-cell table:formula="of:=[.A372]-[.C372]" office:value-type="float" office:value="0.000388599999999961" calcext:value-type="float">
            <text:p>0,0003886</text:p>
          </table:table-cell>
          <table:table-cell table:formula="of:=[.G372]-[.C372]" office:value-type="float" office:value="-0.000616349999999599" calcext:value-type="float">
            <text:p>-0,00061635</text:p>
          </table:table-cell>
          <table:table-cell table:formula="of:=[.J372]/[.I372]" office:value-type="float" office:value="-1.58607822954107" calcext:value-type="float">
            <text:p>-1,5860782295</text:p>
          </table:table-cell>
          <table:table-cell table:formula="of:=[.D372]+[.H372]*[.K372]" office:value-type="float" office:value="-3.8591302698146" calcext:value-type="float">
            <text:p>-3,8591302698</text:p>
          </table:table-cell>
        </table:table-row>
        <table:table-row table:style-name="ro1">
          <table:table-cell office:value-type="float" office:value="4.6393909" calcext:value-type="float">
            <text:p>4,6393909</text:p>
          </table:table-cell>
          <table:table-cell office:value-type="float" office:value="-3.499999" calcext:value-type="float">
            <text:p>-3,499999</text:p>
          </table:table-cell>
          <table:table-cell office:value-type="float" office:value="4.638" calcext:value-type="float">
            <text:p>4,638</text:p>
          </table:table-cell>
          <table:table-cell office:value-type="float" office:value="-3.720258" calcext:value-type="float">
            <text:p>-3,72025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197929" calcext:value-type="float">
            <text:p>0,8197929</text:p>
          </table:table-cell>
          <table:table-cell table:formula="of:=[.A373]-[.E373]" office:value-type="float" office:value="4.63914025" calcext:value-type="float">
            <text:p>4,63914025</text:p>
          </table:table-cell>
          <table:table-cell table:formula="of:=[.B373]-[.D373]" office:value-type="float" office:value="0.220259" calcext:value-type="float">
            <text:p>0,220259</text:p>
          </table:table-cell>
          <table:table-cell table:formula="of:=[.A373]-[.C373]" office:value-type="float" office:value="0.00139090000000053" calcext:value-type="float">
            <text:p>0,0013909</text:p>
          </table:table-cell>
          <table:table-cell table:formula="of:=[.G373]-[.C373]" office:value-type="float" office:value="0.00114025000000062" calcext:value-type="float">
            <text:p>0,00114025</text:p>
          </table:table-cell>
          <table:table-cell table:formula="of:=[.J373]/[.I373]" office:value-type="float" office:value="0.819792939823271" calcext:value-type="float">
            <text:p>0,8197929398</text:p>
          </table:table-cell>
          <table:table-cell table:formula="of:=[.D373]+[.H373]*[.K373]" office:value-type="float" office:value="-3.53969122686747" calcext:value-type="float">
            <text:p>-3,5396912269</text:p>
          </table:table-cell>
        </table:table-row>
        <table:table-row table:style-name="ro1">
          <table:table-cell office:value-type="float" office:value="4.6668573" calcext:value-type="float">
            <text:p>4,6668573</text:p>
          </table:table-cell>
          <table:table-cell office:value-type="float" office:value="-3.049999" calcext:value-type="float">
            <text:p>-3,049999</text:p>
          </table:table-cell>
          <table:table-cell office:value-type="float" office:value="4.639" calcext:value-type="float">
            <text:p>4,639</text:p>
          </table:table-cell>
          <table:table-cell office:value-type="float" office:value="-3.319432" calcext:value-type="float">
            <text:p>-3,31943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10024" calcext:value-type="float">
            <text:p>0,9910024</text:p>
          </table:table-cell>
          <table:table-cell table:formula="of:=[.A374]-[.E374]" office:value-type="float" office:value="4.66660665" calcext:value-type="float">
            <text:p>4,66660665</text:p>
          </table:table-cell>
          <table:table-cell table:formula="of:=[.B374]-[.D374]" office:value-type="float" office:value="0.269433" calcext:value-type="float">
            <text:p>0,269433</text:p>
          </table:table-cell>
          <table:table-cell table:formula="of:=[.A374]-[.C374]" office:value-type="float" office:value="0.0278573" calcext:value-type="float">
            <text:p>0,0278573</text:p>
          </table:table-cell>
          <table:table-cell table:formula="of:=[.G374]-[.C374]" office:value-type="float" office:value="0.0276066500000001" calcext:value-type="float">
            <text:p>0,02760665</text:p>
          </table:table-cell>
          <table:table-cell table:formula="of:=[.J374]/[.I374]" office:value-type="float" office:value="0.991002358448238" calcext:value-type="float">
            <text:p>0,9910023584</text:p>
          </table:table-cell>
          <table:table-cell table:formula="of:=[.D374]+[.H374]*[.K374]" office:value-type="float" office:value="-3.05242326155622" calcext:value-type="float">
            <text:p>-3,0524232616</text:p>
          </table:table-cell>
        </table:table-row>
        <table:table-row table:style-name="ro1">
          <table:table-cell office:value-type="float" office:value="4.6688623" calcext:value-type="float">
            <text:p>4,6688623</text:p>
          </table:table-cell>
          <table:table-cell office:value-type="float" office:value="-3.049999" calcext:value-type="float">
            <text:p>-3,049999</text:p>
          </table:table-cell>
          <table:table-cell office:value-type="float" office:value="4.667" calcext:value-type="float">
            <text:p>4,667</text:p>
          </table:table-cell>
          <table:table-cell office:value-type="float" office:value="-2.78299" calcext:value-type="float">
            <text:p>-2,78299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7308973" calcext:value-type="float">
            <text:p>0,7308973</text:p>
          </table:table-cell>
          <table:table-cell table:formula="of:=[.A375]-[.E375]" office:value-type="float" office:value="4.66836115" calcext:value-type="float">
            <text:p>4,66836115</text:p>
          </table:table-cell>
          <table:table-cell table:formula="of:=[.B375]-[.D375]" office:value-type="float" office:value="-0.267009" calcext:value-type="float">
            <text:p>-0,267009</text:p>
          </table:table-cell>
          <table:table-cell table:formula="of:=[.A375]-[.C375]" office:value-type="float" office:value="0.00186229999999998" calcext:value-type="float">
            <text:p>0,0018623</text:p>
          </table:table-cell>
          <table:table-cell table:formula="of:=[.G375]-[.C375]" office:value-type="float" office:value="0.00136115000000014" calcext:value-type="float">
            <text:p>0,00136115</text:p>
          </table:table-cell>
          <table:table-cell table:formula="of:=[.J375]/[.I375]" office:value-type="float" office:value="0.73089727756009" calcext:value-type="float">
            <text:p>0,7308972776</text:p>
          </table:table-cell>
          <table:table-cell table:formula="of:=[.D375]+[.H375]*[.K375]" office:value-type="float" office:value="-2.97814615118404" calcext:value-type="float">
            <text:p>-2,9781461512</text:p>
          </table:table-cell>
        </table:table-row>
        <table:table-row table:style-name="ro1">
          <table:table-cell office:value-type="float" office:value="4.6703659" calcext:value-type="float">
            <text:p>4,6703659</text:p>
          </table:table-cell>
          <table:table-cell office:value-type="float" office:value="-3.049999" calcext:value-type="float">
            <text:p>-3,049999</text:p>
          </table:table-cell>
          <table:table-cell office:value-type="float" office:value="4.669" calcext:value-type="float">
            <text:p>4,669</text:p>
          </table:table-cell>
          <table:table-cell office:value-type="float" office:value="-3.245155" calcext:value-type="float">
            <text:p>-3,245155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6330991" calcext:value-type="float">
            <text:p>0,6330991</text:p>
          </table:table-cell>
          <table:table-cell table:formula="of:=[.A376]-[.E376]" office:value-type="float" office:value="4.66986475" calcext:value-type="float">
            <text:p>4,66986475</text:p>
          </table:table-cell>
          <table:table-cell table:formula="of:=[.B376]-[.D376]" office:value-type="float" office:value="0.195156" calcext:value-type="float">
            <text:p>0,195156</text:p>
          </table:table-cell>
          <table:table-cell table:formula="of:=[.A376]-[.C376]" office:value-type="float" office:value="0.0013658999999997" calcext:value-type="float">
            <text:p>0,0013659</text:p>
          </table:table-cell>
          <table:table-cell table:formula="of:=[.G376]-[.C376]" office:value-type="float" office:value="0.000864749999999859" calcext:value-type="float">
            <text:p>0,00086475</text:p>
          </table:table-cell>
          <table:table-cell table:formula="of:=[.J376]/[.I376]" office:value-type="float" office:value="0.633099055567794" calcext:value-type="float">
            <text:p>0,6330990556</text:p>
          </table:table-cell>
          <table:table-cell table:formula="of:=[.D376]+[.H376]*[.K376]" office:value-type="float" office:value="-3.12160192071161" calcext:value-type="float">
            <text:p>-3,1216019207</text:p>
          </table:table-cell>
        </table:table-row>
        <table:table-row table:style-name="ro1">
          <table:table-cell office:value-type="float" office:value="4.6718697" calcext:value-type="float">
            <text:p>4,6718697</text:p>
          </table:table-cell>
          <table:table-cell office:value-type="float" office:value="-3.049999" calcext:value-type="float">
            <text:p>-3,049999</text:p>
          </table:table-cell>
          <table:table-cell office:value-type="float" office:value="4.67" calcext:value-type="float">
            <text:p>4,67</text:p>
          </table:table-cell>
          <table:table-cell office:value-type="float" office:value="-2.926446" calcext:value-type="float">
            <text:p>-2,926446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5978499" calcext:value-type="float">
            <text:p>0,5978499</text:p>
          </table:table-cell>
          <table:table-cell table:formula="of:=[.A377]-[.E377]" office:value-type="float" office:value="4.6711178" calcext:value-type="float">
            <text:p>4,6711178</text:p>
          </table:table-cell>
          <table:table-cell table:formula="of:=[.B377]-[.D377]" office:value-type="float" office:value="-0.123553" calcext:value-type="float">
            <text:p>-0,123553</text:p>
          </table:table-cell>
          <table:table-cell table:formula="of:=[.A377]-[.C377]" office:value-type="float" office:value="0.00186970000000031" calcext:value-type="float">
            <text:p>0,0018697</text:p>
          </table:table-cell>
          <table:table-cell table:formula="of:=[.G377]-[.C377]" office:value-type="float" office:value="0.00111780000000028" calcext:value-type="float">
            <text:p>0,0011178</text:p>
          </table:table-cell>
          <table:table-cell table:formula="of:=[.J377]/[.I377]" office:value-type="float" office:value="0.597849922447503" calcext:value-type="float">
            <text:p>0,5978499224</text:p>
          </table:table-cell>
          <table:table-cell table:formula="of:=[.D377]+[.H377]*[.K377]" office:value-type="float" office:value="-3.00031215146816" calcext:value-type="float">
            <text:p>-3,0003121515</text:p>
          </table:table-cell>
        </table:table-row>
        <table:table-row table:style-name="ro1">
          <table:table-cell office:value-type="float" office:value="4.6728727" calcext:value-type="float">
            <text:p>4,6728727</text:p>
          </table:table-cell>
          <table:table-cell office:value-type="float" office:value="-3.049999" calcext:value-type="float">
            <text:p>-3,049999</text:p>
          </table:table-cell>
          <table:table-cell office:value-type="float" office:value="4.672" calcext:value-type="float">
            <text:p>4,672</text:p>
          </table:table-cell>
          <table:table-cell office:value-type="float" office:value="-3.123865" calcext:value-type="float">
            <text:p>-3,123865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7126733" calcext:value-type="float">
            <text:p>0,7126733</text:p>
          </table:table-cell>
          <table:table-cell table:formula="of:=[.A378]-[.E378]" office:value-type="float" office:value="4.67262195" calcext:value-type="float">
            <text:p>4,67262195</text:p>
          </table:table-cell>
          <table:table-cell table:formula="of:=[.B378]-[.D378]" office:value-type="float" office:value="0.0738659999999998" calcext:value-type="float">
            <text:p>0,073866</text:p>
          </table:table-cell>
          <table:table-cell table:formula="of:=[.A378]-[.C378]" office:value-type="float" office:value="0.000872700000000393" calcext:value-type="float">
            <text:p>0,0008727</text:p>
          </table:table-cell>
          <table:table-cell table:formula="of:=[.G378]-[.C378]" office:value-type="float" office:value="0.000621950000000204" calcext:value-type="float">
            <text:p>0,00062195</text:p>
          </table:table-cell>
          <table:table-cell table:formula="of:=[.J378]/[.I378]" office:value-type="float" office:value="0.712673312707602" calcext:value-type="float">
            <text:p>0,7126733127</text:p>
          </table:table-cell>
          <table:table-cell table:formula="of:=[.D378]+[.H378]*[.K378]" office:value-type="float" office:value="-3.07122267308354" calcext:value-type="float">
            <text:p>-3,0712226731</text:p>
          </table:table-cell>
        </table:table-row>
        <table:table-row table:style-name="ro1">
          <table:table-cell office:value-type="float" office:value="4.673374" calcext:value-type="float">
            <text:p>4,673374</text:p>
          </table:table-cell>
          <table:table-cell office:value-type="float" office:value="-3.049999" calcext:value-type="float">
            <text:p>-3,049999</text:p>
          </table:table-cell>
          <table:table-cell office:value-type="float" office:value="4.673" calcext:value-type="float">
            <text:p>4,673</text:p>
          </table:table-cell>
          <table:table-cell office:value-type="float" office:value="-2.997356" calcext:value-type="float">
            <text:p>-2,997356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3295455" calcext:value-type="float">
            <text:p>0,3295455</text:p>
          </table:table-cell>
          <table:table-cell table:formula="of:=[.A379]-[.E379]" office:value-type="float" office:value="4.67312325" calcext:value-type="float">
            <text:p>4,67312325</text:p>
          </table:table-cell>
          <table:table-cell table:formula="of:=[.B379]-[.D379]" office:value-type="float" office:value="-0.0526430000000002" calcext:value-type="float">
            <text:p>-0,052643</text:p>
          </table:table-cell>
          <table:table-cell table:formula="of:=[.A379]-[.C379]" office:value-type="float" office:value="0.000373999999999874" calcext:value-type="float">
            <text:p>0,000374</text:p>
          </table:table-cell>
          <table:table-cell table:formula="of:=[.G379]-[.C379]" office:value-type="float" office:value="0.000123249999999686" calcext:value-type="float">
            <text:p>0,00012325</text:p>
          </table:table-cell>
          <table:table-cell table:formula="of:=[.J379]/[.I379]" office:value-type="float" office:value="0.329545454544726" calcext:value-type="float">
            <text:p>0,3295454545</text:p>
          </table:table-cell>
          <table:table-cell table:formula="of:=[.D379]+[.H379]*[.K379]" office:value-type="float" office:value="-3.0147042613636" calcext:value-type="float">
            <text:p>-3,0147042614</text:p>
          </table:table-cell>
        </table:table-row>
        <table:table-row table:style-name="ro1">
          <table:table-cell office:value-type="float" office:value="4.7013465" calcext:value-type="float">
            <text:p>4,7013465</text:p>
          </table:table-cell>
          <table:table-cell office:value-type="float" office:value="-2.599998" calcext:value-type="float">
            <text:p>-2,599998</text:p>
          </table:table-cell>
          <table:table-cell office:value-type="float" office:value="4.673" calcext:value-type="float">
            <text:p>4,673</text:p>
          </table:table-cell>
          <table:table-cell office:value-type="float" office:value="-3.067347" calcext:value-type="float">
            <text:p>-3,067347</text:p>
          </table:table-cell>
          <table:table-cell office:value-type="float" office:value="0.0002504" calcext:value-type="float">
            <text:p>0,0002504</text:p>
          </table:table-cell>
          <table:table-cell office:value-type="float" office:value="0.9911665" calcext:value-type="float">
            <text:p>0,9911665</text:p>
          </table:table-cell>
          <table:table-cell table:formula="of:=[.A380]-[.E380]" office:value-type="float" office:value="4.7010961" calcext:value-type="float">
            <text:p>4,7010961</text:p>
          </table:table-cell>
          <table:table-cell table:formula="of:=[.B380]-[.D380]" office:value-type="float" office:value="0.467349" calcext:value-type="float">
            <text:p>0,467349</text:p>
          </table:table-cell>
          <table:table-cell table:formula="of:=[.A380]-[.C380]" office:value-type="float" office:value="0.0283464999999996" calcext:value-type="float">
            <text:p>0,0283465</text:p>
          </table:table-cell>
          <table:table-cell table:formula="of:=[.G380]-[.C380]" office:value-type="float" office:value="0.0280961" calcext:value-type="float">
            <text:p>0,0280961</text:p>
          </table:table-cell>
          <table:table-cell table:formula="of:=[.J380]/[.I380]" office:value-type="float" office:value="0.991166457940146" calcext:value-type="float">
            <text:p>0,9911664579</text:p>
          </table:table-cell>
          <table:table-cell table:formula="of:=[.D380]+[.H380]*[.K380]" office:value-type="float" office:value="-2.60412634704813" calcext:value-type="float">
            <text:p>-2,604126347</text:p>
          </table:table-cell>
        </table:table-row>
        <table:table-row table:style-name="ro1">
          <table:table-cell office:value-type="float" office:value="4.702349" calcext:value-type="float">
            <text:p>4,702349</text:p>
          </table:table-cell>
          <table:table-cell office:value-type="float" office:value="-2.599998" calcext:value-type="float">
            <text:p>-2,599998</text:p>
          </table:table-cell>
          <table:table-cell office:value-type="float" office:value="4.701" calcext:value-type="float">
            <text:p>4,701</text:p>
          </table:table-cell>
          <table:table-cell office:value-type="float" office:value="-2.136778" calcext:value-type="float">
            <text:p>-2,136778</text:p>
          </table:table-cell>
          <table:table-cell office:value-type="float" office:value="0.0002504" calcext:value-type="float">
            <text:p>0,0002504</text:p>
          </table:table-cell>
          <table:table-cell office:value-type="float" office:value="0.8143811" calcext:value-type="float">
            <text:p>0,8143811</text:p>
          </table:table-cell>
          <table:table-cell table:formula="of:=[.A381]-[.E381]" office:value-type="float" office:value="4.7020986" calcext:value-type="float">
            <text:p>4,7020986</text:p>
          </table:table-cell>
          <table:table-cell table:formula="of:=[.B381]-[.D381]" office:value-type="float" office:value="-0.46322" calcext:value-type="float">
            <text:p>-0,46322</text:p>
          </table:table-cell>
          <table:table-cell table:formula="of:=[.A381]-[.C381]" office:value-type="float" office:value="0.00134899999999938" calcext:value-type="float">
            <text:p>0,001349</text:p>
          </table:table-cell>
          <table:table-cell table:formula="of:=[.G381]-[.C381]" office:value-type="float" office:value="0.00109859999999973" calcext:value-type="float">
            <text:p>0,0010986</text:p>
          </table:table-cell>
          <table:table-cell table:formula="of:=[.J381]/[.I381]" office:value-type="float" office:value="0.814381022980158" calcext:value-type="float">
            <text:p>0,814381023</text:p>
          </table:table-cell>
          <table:table-cell table:formula="of:=[.D381]+[.H381]*[.K381]" office:value-type="float" office:value="-2.51401557746487" calcext:value-type="float">
            <text:p>-2,5140155775</text:p>
          </table:table-cell>
        </table:table-row>
        <table:table-row table:style-name="ro1">
          <table:table-cell office:value-type="float" office:value="4.7033533" calcext:value-type="float">
            <text:p>4,7033533</text:p>
          </table:table-cell>
          <table:table-cell office:value-type="float" office:value="-2.599998" calcext:value-type="float">
            <text:p>-2,599998</text:p>
          </table:table-cell>
          <table:table-cell office:value-type="float" office:value="4.702" calcext:value-type="float">
            <text:p>4,702</text:p>
          </table:table-cell>
          <table:table-cell office:value-type="float" office:value="-2.977236" calcext:value-type="float">
            <text:p>-2,977236</text:p>
          </table:table-cell>
          <table:table-cell office:value-type="float" office:value="0.0002504" calcext:value-type="float">
            <text:p>0,0002504</text:p>
          </table:table-cell>
          <table:table-cell office:value-type="float" office:value="0.8149709" calcext:value-type="float">
            <text:p>0,8149709</text:p>
          </table:table-cell>
          <table:table-cell table:formula="of:=[.A382]-[.E382]" office:value-type="float" office:value="4.7031029" calcext:value-type="float">
            <text:p>4,7031029</text:p>
          </table:table-cell>
          <table:table-cell table:formula="of:=[.B382]-[.D382]" office:value-type="float" office:value="0.377238" calcext:value-type="float">
            <text:p>0,377238</text:p>
          </table:table-cell>
          <table:table-cell table:formula="of:=[.A382]-[.C382]" office:value-type="float" office:value="0.00135329999999989" calcext:value-type="float">
            <text:p>0,0013533</text:p>
          </table:table-cell>
          <table:table-cell table:formula="of:=[.G382]-[.C382]" office:value-type="float" office:value="0.00110290000000024" calcext:value-type="float">
            <text:p>0,0011029</text:p>
          </table:table-cell>
          <table:table-cell table:formula="of:=[.J382]/[.I382]" office:value-type="float" office:value="0.814970812089211" calcext:value-type="float">
            <text:p>0,8149708121</text:p>
          </table:table-cell>
          <table:table-cell table:formula="of:=[.D382]+[.H382]*[.K382]" office:value-type="float" office:value="-2.66979804078909" calcext:value-type="float">
            <text:p>-2,6697980408</text:p>
          </table:table-cell>
        </table:table-row>
        <table:table-row table:style-name="ro1">
          <table:table-cell office:value-type="float" office:value="4.7063625" calcext:value-type="float">
            <text:p>4,7063625</text:p>
          </table:table-cell>
          <table:table-cell office:value-type="float" office:value="-2.599998" calcext:value-type="float">
            <text:p>-2,599998</text:p>
          </table:table-cell>
          <table:table-cell office:value-type="float" office:value="4.703" calcext:value-type="float">
            <text:p>4,703</text:p>
          </table:table-cell>
          <table:table-cell office:value-type="float" office:value="-2.292561" calcext:value-type="float">
            <text:p>-2,292561</text:p>
          </table:table-cell>
          <table:table-cell office:value-type="float" office:value="0.00100345" calcext:value-type="float">
            <text:p>0,00100345</text:p>
          </table:table-cell>
          <table:table-cell office:value-type="float" office:value="0.7015762" calcext:value-type="float">
            <text:p>0,7015762</text:p>
          </table:table-cell>
          <table:table-cell table:formula="of:=[.A383]-[.E383]" office:value-type="float" office:value="4.70535905" calcext:value-type="float">
            <text:p>4,70535905</text:p>
          </table:table-cell>
          <table:table-cell table:formula="of:=[.B383]-[.D383]" office:value-type="float" office:value="-0.307437" calcext:value-type="float">
            <text:p>-0,307437</text:p>
          </table:table-cell>
          <table:table-cell table:formula="of:=[.A383]-[.C383]" office:value-type="float" office:value="0.00336249999999971" calcext:value-type="float">
            <text:p>0,0033625</text:p>
          </table:table-cell>
          <table:table-cell table:formula="of:=[.G383]-[.C383]" office:value-type="float" office:value="0.00235904999999992" calcext:value-type="float">
            <text:p>0,00235905</text:p>
          </table:table-cell>
          <table:table-cell table:formula="of:=[.J383]/[.I383]" office:value-type="float" office:value="0.701576208178474" calcext:value-type="float">
            <text:p>0,7015762082</text:p>
          </table:table-cell>
          <table:table-cell table:formula="of:=[.D383]+[.H383]*[.K383]" office:value-type="float" office:value="-2.50825148471377" calcext:value-type="float">
            <text:p>-2,5082514847</text:p>
          </table:table-cell>
        </table:table-row>
        <table:table-row table:style-name="ro1">
          <table:table-cell office:value-type="float" office:value="4.7068637" calcext:value-type="float">
            <text:p>4,7068637</text:p>
          </table:table-cell>
          <table:table-cell office:value-type="float" office:value="-2.599998" calcext:value-type="float">
            <text:p>-2,599998</text:p>
          </table:table-cell>
          <table:table-cell office:value-type="float" office:value="4.706" calcext:value-type="float">
            <text:p>4,706</text:p>
          </table:table-cell>
          <table:table-cell office:value-type="float" office:value="-2.81569" calcext:value-type="float">
            <text:p>-2,81569</text:p>
          </table:table-cell>
          <table:table-cell office:value-type="float" office:value="0.00100345" calcext:value-type="float">
            <text:p>0,00100345</text:p>
          </table:table-cell>
          <table:table-cell office:value-type="float" office:value="-0.1618039" calcext:value-type="float">
            <text:p>-0,1618039</text:p>
          </table:table-cell>
          <table:table-cell table:formula="of:=[.A384]-[.E384]" office:value-type="float" office:value="4.70586025" calcext:value-type="float">
            <text:p>4,70586025</text:p>
          </table:table-cell>
          <table:table-cell table:formula="of:=[.B384]-[.D384]" office:value-type="float" office:value="0.215692" calcext:value-type="float">
            <text:p>0,215692</text:p>
          </table:table-cell>
          <table:table-cell table:formula="of:=[.A384]-[.C384]" office:value-type="float" office:value="0.000863700000000023" calcext:value-type="float">
            <text:p>0,0008637</text:p>
          </table:table-cell>
          <table:table-cell table:formula="of:=[.G384]-[.C384]" office:value-type="float" office:value="-0.000139749999999772" calcext:value-type="float">
            <text:p>-0,00013975</text:p>
          </table:table-cell>
          <table:table-cell table:formula="of:=[.J384]/[.I384]" office:value-type="float" office:value="-0.16180386708321" calcext:value-type="float">
            <text:p>-0,1618038671</text:p>
          </table:table-cell>
          <table:table-cell table:formula="of:=[.D384]+[.H384]*[.K384]" office:value-type="float" office:value="-2.85058979969891" calcext:value-type="float">
            <text:p>-2,8505897997</text:p>
          </table:table-cell>
        </table:table-row>
        <table:table-row table:style-name="ro1">
          <table:table-cell office:value-type="float" office:value="4.7359443" calcext:value-type="float">
            <text:p>4,7359443</text:p>
          </table:table-cell>
          <table:table-cell office:value-type="float" office:value="-2.149998" calcext:value-type="float">
            <text:p>-2,149998</text:p>
          </table:table-cell>
          <table:table-cell office:value-type="float" office:value="4.707" calcext:value-type="float">
            <text:p>4,707</text:p>
          </table:table-cell>
          <table:table-cell office:value-type="float" office:value="-2.634898" calcext:value-type="float">
            <text:p>-2,634898</text:p>
          </table:table-cell>
          <table:table-cell office:value-type="float" office:value="0.00100345" calcext:value-type="float">
            <text:p>0,00100345</text:p>
          </table:table-cell>
          <table:table-cell office:value-type="float" office:value="0.9653317" calcext:value-type="float">
            <text:p>0,9653317</text:p>
          </table:table-cell>
          <table:table-cell table:formula="of:=[.A385]-[.E385]" office:value-type="float" office:value="4.73494085" calcext:value-type="float">
            <text:p>4,73494085</text:p>
          </table:table-cell>
          <table:table-cell table:formula="of:=[.B385]-[.D385]" office:value-type="float" office:value="0.4849" calcext:value-type="float">
            <text:p>0,4849</text:p>
          </table:table-cell>
          <table:table-cell table:formula="of:=[.A385]-[.C385]" office:value-type="float" office:value="0.0289443" calcext:value-type="float">
            <text:p>0,0289443</text:p>
          </table:table-cell>
          <table:table-cell table:formula="of:=[.G385]-[.C385]" office:value-type="float" office:value="0.0279408500000002" calcext:value-type="float">
            <text:p>0,02794085</text:p>
          </table:table-cell>
          <table:table-cell table:formula="of:=[.J385]/[.I385]" office:value-type="float" office:value="0.965331688795383" calcext:value-type="float">
            <text:p>0,9653316888</text:p>
          </table:table-cell>
          <table:table-cell table:formula="of:=[.D385]+[.H385]*[.K385]" office:value-type="float" office:value="-2.16680866410312" calcext:value-type="float">
            <text:p>-2,1668086641</text:p>
          </table:table-cell>
        </table:table-row>
        <table:table-row table:style-name="ro1">
          <table:table-cell office:value-type="float" office:value="4.7374486" calcext:value-type="float">
            <text:p>4,7374486</text:p>
          </table:table-cell>
          <table:table-cell office:value-type="float" office:value="-2.149998" calcext:value-type="float">
            <text:p>-2,149998</text:p>
          </table:table-cell>
          <table:table-cell office:value-type="float" office:value="4.736" calcext:value-type="float">
            <text:p>4,736</text:p>
          </table:table-cell>
          <table:table-cell office:value-type="float" office:value="-1.681909" calcext:value-type="float">
            <text:p>-1,681909</text:p>
          </table:table-cell>
          <table:table-cell office:value-type="float" office:value="0.00100345" calcext:value-type="float">
            <text:p>0,00100345</text:p>
          </table:table-cell>
          <table:table-cell office:value-type="float" office:value="0.3072967" calcext:value-type="float">
            <text:p>0,3072967</text:p>
          </table:table-cell>
          <table:table-cell table:formula="of:=[.A386]-[.E386]" office:value-type="float" office:value="4.73644515" calcext:value-type="float">
            <text:p>4,73644515</text:p>
          </table:table-cell>
          <table:table-cell table:formula="of:=[.B386]-[.D386]" office:value-type="float" office:value="-0.468089" calcext:value-type="float">
            <text:p>-0,468089</text:p>
          </table:table-cell>
          <table:table-cell table:formula="of:=[.A386]-[.C386]" office:value-type="float" office:value="0.00144860000000069" calcext:value-type="float">
            <text:p>0,0014486</text:p>
          </table:table-cell>
          <table:table-cell table:formula="of:=[.G386]-[.C386]" office:value-type="float" office:value="0.000445150000000893" calcext:value-type="float">
            <text:p>0,00044515</text:p>
          </table:table-cell>
          <table:table-cell table:formula="of:=[.J386]/[.I386]" office:value-type="float" office:value="0.307296700262793" calcext:value-type="float">
            <text:p>0,3072967003</text:p>
          </table:table-cell>
          <table:table-cell table:formula="of:=[.D386]+[.H386]*[.K386]" office:value-type="float" office:value="-1.82575120512931" calcext:value-type="float">
            <text:p>-1,8257512051</text:p>
          </table:table-cell>
        </table:table-row>
        <table:table-row table:style-name="ro1">
          <table:table-cell office:value-type="float" office:value="4.7394539" calcext:value-type="float">
            <text:p>4,7394539</text:p>
          </table:table-cell>
          <table:table-cell office:value-type="float" office:value="-2.149998" calcext:value-type="float">
            <text:p>-2,149998</text:p>
          </table:table-cell>
          <table:table-cell office:value-type="float" office:value="4.737" calcext:value-type="float">
            <text:p>4,737</text:p>
          </table:table-cell>
          <table:table-cell office:value-type="float" office:value="-2.29384" calcext:value-type="float">
            <text:p>-2,29384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6934879" calcext:value-type="float">
            <text:p>0,6934879</text:p>
          </table:table-cell>
          <table:table-cell table:formula="of:=[.A387]-[.E387]" office:value-type="float" office:value="4.73870175" calcext:value-type="float">
            <text:p>4,73870175</text:p>
          </table:table-cell>
          <table:table-cell table:formula="of:=[.B387]-[.D387]" office:value-type="float" office:value="0.143842" calcext:value-type="float">
            <text:p>0,143842</text:p>
          </table:table-cell>
          <table:table-cell table:formula="of:=[.A387]-[.C387]" office:value-type="float" office:value="0.0024538999999999" calcext:value-type="float">
            <text:p>0,0024539</text:p>
          </table:table-cell>
          <table:table-cell table:formula="of:=[.G387]-[.C387]" office:value-type="float" office:value="0.00170174999999961" calcext:value-type="float">
            <text:p>0,00170175</text:p>
          </table:table-cell>
          <table:table-cell table:formula="of:=[.J387]/[.I387]" office:value-type="float" office:value="0.693487917192911" calcext:value-type="float">
            <text:p>0,6934879172</text:p>
          </table:table-cell>
          <table:table-cell table:formula="of:=[.D387]+[.H387]*[.K387]" office:value-type="float" office:value="-2.19408731101514" calcext:value-type="float">
            <text:p>-2,194087311</text:p>
          </table:table-cell>
        </table:table-row>
        <table:table-row table:style-name="ro1">
          <table:table-cell office:value-type="float" office:value="4.7404562" calcext:value-type="float">
            <text:p>4,7404562</text:p>
          </table:table-cell>
          <table:table-cell office:value-type="float" office:value="-2.149998" calcext:value-type="float">
            <text:p>-2,149998</text:p>
          </table:table-cell>
          <table:table-cell office:value-type="float" office:value="4.739" calcext:value-type="float">
            <text:p>4,739</text:p>
          </table:table-cell>
          <table:table-cell office:value-type="float" office:value="-2.050245" calcext:value-type="float">
            <text:p>-2,050245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4834844" calcext:value-type="float">
            <text:p>0,4834844</text:p>
          </table:table-cell>
          <table:table-cell table:formula="of:=[.A388]-[.E388]" office:value-type="float" office:value="4.73970405" calcext:value-type="float">
            <text:p>4,73970405</text:p>
          </table:table-cell>
          <table:table-cell table:formula="of:=[.B388]-[.D388]" office:value-type="float" office:value="-0.0997530000000002" calcext:value-type="float">
            <text:p>-0,099753</text:p>
          </table:table-cell>
          <table:table-cell table:formula="of:=[.A388]-[.C388]" office:value-type="float" office:value="0.0014561999999998" calcext:value-type="float">
            <text:p>0,0014562</text:p>
          </table:table-cell>
          <table:table-cell table:formula="of:=[.G388]-[.C388]" office:value-type="float" office:value="0.000704049999999512" calcext:value-type="float">
            <text:p>0,00070405</text:p>
          </table:table-cell>
          <table:table-cell table:formula="of:=[.J388]/[.I388]" office:value-type="float" office:value="0.483484411481672" calcext:value-type="float">
            <text:p>0,4834844115</text:p>
          </table:table-cell>
          <table:table-cell table:formula="of:=[.D388]+[.H388]*[.K388]" office:value-type="float" office:value="-2.09847402049853" calcext:value-type="float">
            <text:p>-2,0984740205</text:p>
          </table:table-cell>
        </table:table-row>
        <table:table-row table:style-name="ro1">
          <table:table-cell office:value-type="float" office:value="4.7689118" calcext:value-type="float">
            <text:p>4,7689118</text:p>
          </table:table-cell>
          <table:table-cell office:value-type="float" office:value="-1.699998" calcext:value-type="float">
            <text:p>-1,699998</text:p>
          </table:table-cell>
          <table:table-cell office:value-type="float" office:value="4.74" calcext:value-type="float">
            <text:p>4,74</text:p>
          </table:table-cell>
          <table:table-cell office:value-type="float" office:value="-2.198227" calcext:value-type="float">
            <text:p>-2,198227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9826542" calcext:value-type="float">
            <text:p>0,9826542</text:p>
          </table:table-cell>
          <table:table-cell table:formula="of:=[.A389]-[.E389]" office:value-type="float" office:value="4.7684103" calcext:value-type="float">
            <text:p>4,7684103</text:p>
          </table:table-cell>
          <table:table-cell table:formula="of:=[.B389]-[.D389]" office:value-type="float" office:value="0.498229" calcext:value-type="float">
            <text:p>0,498229</text:p>
          </table:table-cell>
          <table:table-cell table:formula="of:=[.A389]-[.C389]" office:value-type="float" office:value="0.0289117999999995" calcext:value-type="float">
            <text:p>0,0289118</text:p>
          </table:table-cell>
          <table:table-cell table:formula="of:=[.G389]-[.C389]" office:value-type="float" office:value="0.0284102999999991" calcext:value-type="float">
            <text:p>0,0284103</text:p>
          </table:table-cell>
          <table:table-cell table:formula="of:=[.J389]/[.I389]" office:value-type="float" office:value="0.982654141215684" calcext:value-type="float">
            <text:p>0,9826541412</text:p>
          </table:table-cell>
          <table:table-cell table:formula="of:=[.D389]+[.H389]*[.K389]" office:value-type="float" office:value="-1.70864020987625" calcext:value-type="float">
            <text:p>-1,7086402099</text:p>
          </table:table-cell>
        </table:table-row>
        <table:table-row table:style-name="ro1">
          <table:table-cell office:value-type="float" office:value="4.7694128" calcext:value-type="float">
            <text:p>4,7694128</text:p>
          </table:table-cell>
          <table:table-cell office:value-type="float" office:value="-1.699998" calcext:value-type="float">
            <text:p>-1,699998</text:p>
          </table:table-cell>
          <table:table-cell office:value-type="float" office:value="4.769" calcext:value-type="float">
            <text:p>4,769</text:p>
          </table:table-cell>
          <table:table-cell office:value-type="float" office:value="-1.210412" calcext:value-type="float">
            <text:p>-1,210412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-0.214874" calcext:value-type="float">
            <text:p>-0,214874</text:p>
          </table:table-cell>
          <table:table-cell table:formula="of:=[.A390]-[.E390]" office:value-type="float" office:value="4.7689113" calcext:value-type="float">
            <text:p>4,7689113</text:p>
          </table:table-cell>
          <table:table-cell table:formula="of:=[.B390]-[.D390]" office:value-type="float" office:value="-0.489586" calcext:value-type="float">
            <text:p>-0,489586</text:p>
          </table:table-cell>
          <table:table-cell table:formula="of:=[.A390]-[.C390]" office:value-type="float" office:value="0.000412799999999436" calcext:value-type="float">
            <text:p>0,0004128</text:p>
          </table:table-cell>
          <table:table-cell table:formula="of:=[.G390]-[.C390]" office:value-type="float" office:value="-0.0000887000000009408" calcext:value-type="float">
            <text:p>-0,0000887</text:p>
          </table:table-cell>
          <table:table-cell table:formula="of:=[.J390]/[.I390]" office:value-type="float" office:value="-0.214874031010325" calcext:value-type="float">
            <text:p>-0,214874031</text:p>
          </table:table-cell>
          <table:table-cell table:formula="of:=[.D390]+[.H390]*[.K390]" office:value-type="float" office:value="-1.10521268265378" calcext:value-type="float">
            <text:p>-1,1052126827</text:p>
          </table:table-cell>
        </table:table-row>
        <table:table-row table:style-name="ro1">
          <table:table-cell office:value-type="float" office:value="4.7714179" calcext:value-type="float">
            <text:p>4,7714179</text:p>
          </table:table-cell>
          <table:table-cell office:value-type="float" office:value="-1.699998" calcext:value-type="float">
            <text:p>-1,699998</text:p>
          </table:table-cell>
          <table:table-cell office:value-type="float" office:value="4.769" calcext:value-type="float">
            <text:p>4,769</text:p>
          </table:table-cell>
          <table:table-cell office:value-type="float" office:value="-1.594799" calcext:value-type="float">
            <text:p>-1,594799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7925886" calcext:value-type="float">
            <text:p>0,7925886</text:p>
          </table:table-cell>
          <table:table-cell table:formula="of:=[.A391]-[.E391]" office:value-type="float" office:value="4.7709164" calcext:value-type="float">
            <text:p>4,7709164</text:p>
          </table:table-cell>
          <table:table-cell table:formula="of:=[.B391]-[.D391]" office:value-type="float" office:value="-0.105199" calcext:value-type="float">
            <text:p>-0,105199</text:p>
          </table:table-cell>
          <table:table-cell table:formula="of:=[.A391]-[.C391]" office:value-type="float" office:value="0.00241790000000019" calcext:value-type="float">
            <text:p>0,0024179</text:p>
          </table:table-cell>
          <table:table-cell table:formula="of:=[.G391]-[.C391]" office:value-type="float" office:value="0.00191639999999982" calcext:value-type="float">
            <text:p>0,0019164</text:p>
          </table:table-cell>
          <table:table-cell table:formula="of:=[.J391]/[.I391]" office:value-type="float" office:value="0.792588609950645" calcext:value-type="float">
            <text:p>0,79258861</text:p>
          </table:table-cell>
          <table:table-cell table:formula="of:=[.D391]+[.H391]*[.K391]" office:value-type="float" office:value="-1.6781785291782" calcext:value-type="float">
            <text:p>-1,6781785292</text:p>
          </table:table-cell>
        </table:table-row>
        <table:table-row table:style-name="ro1">
          <table:table-cell office:value-type="float" office:value="4.7734229" calcext:value-type="float">
            <text:p>4,7734229</text:p>
          </table:table-cell>
          <table:table-cell office:value-type="float" office:value="-1.699998" calcext:value-type="float">
            <text:p>-1,699998</text:p>
          </table:table-cell>
          <table:table-cell office:value-type="float" office:value="4.771" calcext:value-type="float">
            <text:p>4,771</text:p>
          </table:table-cell>
          <table:table-cell office:value-type="float" office:value="-1.783378" calcext:value-type="float">
            <text:p>-1,783378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7930167" calcext:value-type="float">
            <text:p>0,7930167</text:p>
          </table:table-cell>
          <table:table-cell table:formula="of:=[.A392]-[.E392]" office:value-type="float" office:value="4.7729214" calcext:value-type="float">
            <text:p>4,7729214</text:p>
          </table:table-cell>
          <table:table-cell table:formula="of:=[.B392]-[.D392]" office:value-type="float" office:value="0.08338" calcext:value-type="float">
            <text:p>0,08338</text:p>
          </table:table-cell>
          <table:table-cell table:formula="of:=[.A392]-[.C392]" office:value-type="float" office:value="0.00242290000000001" calcext:value-type="float">
            <text:p>0,0024229</text:p>
          </table:table-cell>
          <table:table-cell table:formula="of:=[.G392]-[.C392]" office:value-type="float" office:value="0.00192139999999963" calcext:value-type="float">
            <text:p>0,0019214</text:p>
          </table:table-cell>
          <table:table-cell table:formula="of:=[.J392]/[.I392]" office:value-type="float" office:value="0.793016632960347" calcext:value-type="float">
            <text:p>0,793016633</text:p>
          </table:table-cell>
          <table:table-cell table:formula="of:=[.D392]+[.H392]*[.K392]" office:value-type="float" office:value="-1.71725627314377" calcext:value-type="float">
            <text:p>-1,7172562731</text:p>
          </table:table-cell>
        </table:table-row>
        <table:table-row table:style-name="ro1">
          <table:table-cell office:value-type="float" office:value="4.7744262" calcext:value-type="float">
            <text:p>4,7744262</text:p>
          </table:table-cell>
          <table:table-cell office:value-type="float" office:value="-1.699998" calcext:value-type="float">
            <text:p>-1,699998</text:p>
          </table:table-cell>
          <table:table-cell office:value-type="float" office:value="4.773" calcext:value-type="float">
            <text:p>4,773</text:p>
          </table:table-cell>
          <table:table-cell office:value-type="float" office:value="-1.633877" calcext:value-type="float">
            <text:p>-1,633877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241832" calcext:value-type="float">
            <text:p>0,8241832</text:p>
          </table:table-cell>
          <table:table-cell table:formula="of:=[.A393]-[.E393]" office:value-type="float" office:value="4.77417545" calcext:value-type="float">
            <text:p>4,77417545</text:p>
          </table:table-cell>
          <table:table-cell table:formula="of:=[.B393]-[.D393]" office:value-type="float" office:value="-0.0661209999999999" calcext:value-type="float">
            <text:p>-0,066121</text:p>
          </table:table-cell>
          <table:table-cell table:formula="of:=[.A393]-[.C393]" office:value-type="float" office:value="0.00142620000000004" calcext:value-type="float">
            <text:p>0,0014262</text:p>
          </table:table-cell>
          <table:table-cell table:formula="of:=[.G393]-[.C393]" office:value-type="float" office:value="0.00117544999999986" calcext:value-type="float">
            <text:p>0,00117545</text:p>
          </table:table-cell>
          <table:table-cell table:formula="of:=[.J393]/[.I393]" office:value-type="float" office:value="0.824183144018945" calcext:value-type="float">
            <text:p>0,824183144</text:p>
          </table:table-cell>
          <table:table-cell table:formula="of:=[.D393]+[.H393]*[.K393]" office:value-type="float" office:value="-1.68837281366568" calcext:value-type="float">
            <text:p>-1,6883728137</text:p>
          </table:table-cell>
        </table:table-row>
        <table:table-row table:style-name="ro1">
          <table:table-cell office:value-type="float" office:value="4.8030035" calcext:value-type="float">
            <text:p>4,8030035</text:p>
          </table:table-cell>
          <table:table-cell office:value-type="float" office:value="-1.249998" calcext:value-type="float">
            <text:p>-1,249998</text:p>
          </table:table-cell>
          <table:table-cell office:value-type="float" office:value="4.774" calcext:value-type="float">
            <text:p>4,774</text:p>
          </table:table-cell>
          <table:table-cell office:value-type="float" office:value="-1.754495" calcext:value-type="float">
            <text:p>-1,754495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740756" calcext:value-type="float">
            <text:p>0,9740756</text:p>
          </table:table-cell>
          <table:table-cell table:formula="of:=[.A394]-[.E394]" office:value-type="float" office:value="4.8022516" calcext:value-type="float">
            <text:p>4,8022516</text:p>
          </table:table-cell>
          <table:table-cell table:formula="of:=[.B394]-[.D394]" office:value-type="float" office:value="0.504497" calcext:value-type="float">
            <text:p>0,504497</text:p>
          </table:table-cell>
          <table:table-cell table:formula="of:=[.A394]-[.C394]" office:value-type="float" office:value="0.0290035" calcext:value-type="float">
            <text:p>0,0290035</text:p>
          </table:table-cell>
          <table:table-cell table:formula="of:=[.G394]-[.C394]" office:value-type="float" office:value="0.0282515999999999" calcext:value-type="float">
            <text:p>0,0282516</text:p>
          </table:table-cell>
          <table:table-cell table:formula="of:=[.J394]/[.I394]" office:value-type="float" office:value="0.974075542606926" calcext:value-type="float">
            <text:p>0,9740755426</text:p>
          </table:table-cell>
          <table:table-cell table:formula="of:=[.D394]+[.H394]*[.K394]" office:value-type="float" office:value="-1.26307681098143" calcext:value-type="float">
            <text:p>-1,263076811</text:p>
          </table:table-cell>
        </table:table-row>
        <table:table-row table:style-name="ro1">
          <table:table-cell office:value-type="float" office:value="4.8045075" calcext:value-type="float">
            <text:p>4,8045075</text:p>
          </table:table-cell>
          <table:table-cell office:value-type="float" office:value="-1.249998" calcext:value-type="float">
            <text:p>-1,249998</text:p>
          </table:table-cell>
          <table:table-cell office:value-type="float" office:value="4.803" calcext:value-type="float">
            <text:p>4,803</text:p>
          </table:table-cell>
          <table:table-cell office:value-type="float" office:value="-0.7585809" calcext:value-type="float">
            <text:p>-0,7585809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5012272" calcext:value-type="float">
            <text:p>0,5012272</text:p>
          </table:table-cell>
          <table:table-cell table:formula="of:=[.A395]-[.E395]" office:value-type="float" office:value="4.8037556" calcext:value-type="float">
            <text:p>4,8037556</text:p>
          </table:table-cell>
          <table:table-cell table:formula="of:=[.B395]-[.D395]" office:value-type="float" office:value="-0.4914171" calcext:value-type="float">
            <text:p>-0,4914171</text:p>
          </table:table-cell>
          <table:table-cell table:formula="of:=[.A395]-[.C395]" office:value-type="float" office:value="0.00150749999999977" calcext:value-type="float">
            <text:p>0,0015075</text:p>
          </table:table-cell>
          <table:table-cell table:formula="of:=[.G395]-[.C395]" office:value-type="float" office:value="0.000755599999999745" calcext:value-type="float">
            <text:p>0,0007556</text:p>
          </table:table-cell>
          <table:table-cell table:formula="of:=[.J395]/[.I395]" office:value-type="float" office:value="0.501227197346507" calcext:value-type="float">
            <text:p>0,5012271973</text:p>
          </table:table-cell>
          <table:table-cell table:formula="of:=[.D395]+[.H395]*[.K395]" office:value-type="float" office:value="-1.00489251576115" calcext:value-type="float">
            <text:p>-1,0048925158</text:p>
          </table:table-cell>
        </table:table-row>
        <table:table-row table:style-name="ro1">
          <table:table-cell office:value-type="float" office:value="4.8060113" calcext:value-type="float">
            <text:p>4,8060113</text:p>
          </table:table-cell>
          <table:table-cell office:value-type="float" office:value="-1.249998" calcext:value-type="float">
            <text:p>-1,249998</text:p>
          </table:table-cell>
          <table:table-cell office:value-type="float" office:value="4.805" calcext:value-type="float">
            <text:p>4,805</text:p>
          </table:table-cell>
          <table:table-cell office:value-type="float" office:value="-1.49631" calcext:value-type="float">
            <text:p>-1,49631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2565015" calcext:value-type="float">
            <text:p>0,2565015</text:p>
          </table:table-cell>
          <table:table-cell table:formula="of:=[.A396]-[.E396]" office:value-type="float" office:value="4.8052594" calcext:value-type="float">
            <text:p>4,8052594</text:p>
          </table:table-cell>
          <table:table-cell table:formula="of:=[.B396]-[.D396]" office:value-type="float" office:value="0.246312" calcext:value-type="float">
            <text:p>0,246312</text:p>
          </table:table-cell>
          <table:table-cell table:formula="of:=[.A396]-[.C396]" office:value-type="float" office:value="0.00101130000000005" calcext:value-type="float">
            <text:p>0,0010113</text:p>
          </table:table-cell>
          <table:table-cell table:formula="of:=[.G396]-[.C396]" office:value-type="float" office:value="0.000259400000000021" calcext:value-type="float">
            <text:p>0,0002594</text:p>
          </table:table-cell>
          <table:table-cell table:formula="of:=[.J396]/[.I396]" office:value-type="float" office:value="0.256501532680716" calcext:value-type="float">
            <text:p>0,2565015327</text:p>
          </table:table-cell>
          <table:table-cell table:formula="of:=[.D396]+[.H396]*[.K396]" office:value-type="float" office:value="-1.43313059448235" calcext:value-type="float">
            <text:p>-1,4331305945</text:p>
          </table:table-cell>
        </table:table-row>
        <table:table-row table:style-name="ro1">
          <table:table-cell office:value-type="float" office:value="4.8070141" calcext:value-type="float">
            <text:p>4,8070141</text:p>
          </table:table-cell>
          <table:table-cell office:value-type="float" office:value="-1.249998" calcext:value-type="float">
            <text:p>-1,249998</text:p>
          </table:table-cell>
          <table:table-cell office:value-type="float" office:value="4.806" calcext:value-type="float">
            <text:p>4,806</text:p>
          </table:table-cell>
          <table:table-cell office:value-type="float" office:value="-1.186819" calcext:value-type="float">
            <text:p>-1,186819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2585544" calcext:value-type="float">
            <text:p>0,2585544</text:p>
          </table:table-cell>
          <table:table-cell table:formula="of:=[.A397]-[.E397]" office:value-type="float" office:value="4.8062622" calcext:value-type="float">
            <text:p>4,8062622</text:p>
          </table:table-cell>
          <table:table-cell table:formula="of:=[.B397]-[.D397]" office:value-type="float" office:value="-0.0631789999999999" calcext:value-type="float">
            <text:p>-0,063179</text:p>
          </table:table-cell>
          <table:table-cell table:formula="of:=[.A397]-[.C397]" office:value-type="float" office:value="0.00101409999999991" calcext:value-type="float">
            <text:p>0,0010141</text:p>
          </table:table-cell>
          <table:table-cell table:formula="of:=[.G397]-[.C397]" office:value-type="float" office:value="0.000262199999999879" calcext:value-type="float">
            <text:p>0,0002622</text:p>
          </table:table-cell>
          <table:table-cell table:formula="of:=[.J397]/[.I397]" office:value-type="float" office:value="0.258554383196828" calcext:value-type="float">
            <text:p>0,2585543832</text:p>
          </table:table-cell>
          <table:table-cell table:formula="of:=[.D397]+[.H397]*[.K397]" office:value-type="float" office:value="-1.20315420737599" calcext:value-type="float">
            <text:p>-1,2031542074</text:p>
          </table:table-cell>
        </table:table-row>
        <table:table-row table:style-name="ro1">
          <table:table-cell office:value-type="float" office:value="4.8080177" calcext:value-type="float">
            <text:p>4,8080177</text:p>
          </table:table-cell>
          <table:table-cell office:value-type="float" office:value="-1.249998" calcext:value-type="float">
            <text:p>-1,249998</text:p>
          </table:table-cell>
          <table:table-cell office:value-type="float" office:value="4.807" calcext:value-type="float">
            <text:p>4,807</text:p>
          </table:table-cell>
          <table:table-cell office:value-type="float" office:value="-1.266334" calcext:value-type="float">
            <text:p>-1,266334</text:p>
          </table:table-cell>
          <table:table-cell office:value-type="float" office:value="0.00025115" calcext:value-type="float">
            <text:p>0,00025115</text:p>
          </table:table-cell>
          <table:table-cell office:value-type="float" office:value="0.7532181" calcext:value-type="float">
            <text:p>0,7532181</text:p>
          </table:table-cell>
          <table:table-cell table:formula="of:=[.A398]-[.E398]" office:value-type="float" office:value="4.80776655" calcext:value-type="float">
            <text:p>4,80776655</text:p>
          </table:table-cell>
          <table:table-cell table:formula="of:=[.B398]-[.D398]" office:value-type="float" office:value="0.0163360000000001" calcext:value-type="float">
            <text:p>0,016336</text:p>
          </table:table-cell>
          <table:table-cell table:formula="of:=[.A398]-[.C398]" office:value-type="float" office:value="0.00101769999999934" calcext:value-type="float">
            <text:p>0,0010177</text:p>
          </table:table-cell>
          <table:table-cell table:formula="of:=[.G398]-[.C398]" office:value-type="float" office:value="0.000766549999998922" calcext:value-type="float">
            <text:p>0,00076655</text:p>
          </table:table-cell>
          <table:table-cell table:formula="of:=[.J398]/[.I398]" office:value-type="float" office:value="0.753218040679391" calcext:value-type="float">
            <text:p>0,7532180407</text:p>
          </table:table-cell>
          <table:table-cell table:formula="of:=[.D398]+[.H398]*[.K398]" office:value-type="float" office:value="-1.25402943008746" calcext:value-type="float">
            <text:p>-1,2540294301</text:p>
          </table:table-cell>
        </table:table-row>
        <table:table-row table:style-name="ro1">
          <table:table-cell office:value-type="float" office:value="4.8374071" calcext:value-type="float">
            <text:p>4,8374071</text:p>
          </table:table-cell>
          <table:table-cell office:value-type="float" office:value="-0.7999984" calcext:value-type="float">
            <text:p>-0,7999984</text:p>
          </table:table-cell>
          <table:table-cell office:value-type="float" office:value="4.808" calcext:value-type="float">
            <text:p>4,808</text:p>
          </table:table-cell>
          <table:table-cell office:value-type="float" office:value="-1.237694" calcext:value-type="float">
            <text:p>-1,237694</text:p>
          </table:table-cell>
          <table:table-cell office:value-type="float" office:value="0.00025115" calcext:value-type="float">
            <text:p>0,00025115</text:p>
          </table:table-cell>
          <table:table-cell office:value-type="float" office:value="0.9914595" calcext:value-type="float">
            <text:p>0,9914595</text:p>
          </table:table-cell>
          <table:table-cell table:formula="of:=[.A399]-[.E399]" office:value-type="float" office:value="4.83715595" calcext:value-type="float">
            <text:p>4,83715595</text:p>
          </table:table-cell>
          <table:table-cell table:formula="of:=[.B399]-[.D399]" office:value-type="float" office:value="0.4376956" calcext:value-type="float">
            <text:p>0,4376956</text:p>
          </table:table-cell>
          <table:table-cell table:formula="of:=[.A399]-[.C399]" office:value-type="float" office:value="0.0294071000000002" calcext:value-type="float">
            <text:p>0,0294071</text:p>
          </table:table-cell>
          <table:table-cell table:formula="of:=[.G399]-[.C399]" office:value-type="float" office:value="0.0291559499999998" calcext:value-type="float">
            <text:p>0,02915595</text:p>
          </table:table-cell>
          <table:table-cell table:formula="of:=[.J399]/[.I399]" office:value-type="float" office:value="0.991459545483899" calcext:value-type="float">
            <text:p>0,9914595455</text:p>
          </table:table-cell>
          <table:table-cell table:formula="of:=[.D399]+[.H399]*[.K399]" office:value-type="float" office:value="-0.803736519363697" calcext:value-type="float">
            <text:p>-0,8037365194</text:p>
          </table:table-cell>
        </table:table-row>
        <table:table-row table:style-name="ro1">
          <table:table-cell office:value-type="float" office:value="4.8414177" calcext:value-type="float">
            <text:p>4,8414177</text:p>
          </table:table-cell>
          <table:table-cell office:value-type="float" office:value="-0.7999984" calcext:value-type="float">
            <text:p>-0,7999984</text:p>
          </table:table-cell>
          <table:table-cell office:value-type="float" office:value="4.837" calcext:value-type="float">
            <text:p>4,837</text:p>
          </table:table-cell>
          <table:table-cell office:value-type="float" office:value="-0.3660406" calcext:value-type="float">
            <text:p>-0,3660406</text:p>
          </table:table-cell>
          <table:table-cell office:value-type="float" office:value="0.00175465" calcext:value-type="float">
            <text:p>0,00175465</text:p>
          </table:table-cell>
          <table:table-cell office:value-type="float" office:value="0.6028137" calcext:value-type="float">
            <text:p>0,6028137</text:p>
          </table:table-cell>
          <table:table-cell table:formula="of:=[.A400]-[.E400]" office:value-type="float" office:value="4.83966305" calcext:value-type="float">
            <text:p>4,83966305</text:p>
          </table:table-cell>
          <table:table-cell table:formula="of:=[.B400]-[.D400]" office:value-type="float" office:value="-0.4339578" calcext:value-type="float">
            <text:p>-0,4339578</text:p>
          </table:table-cell>
          <table:table-cell table:formula="of:=[.A400]-[.C400]" office:value-type="float" office:value="0.0044177000000003" calcext:value-type="float">
            <text:p>0,0044177</text:p>
          </table:table-cell>
          <table:table-cell table:formula="of:=[.G400]-[.C400]" office:value-type="float" office:value="0.00266305000000067" calcext:value-type="float">
            <text:p>0,00266305</text:p>
          </table:table-cell>
          <table:table-cell table:formula="of:=[.J400]/[.I400]" office:value-type="float" office:value="0.602813681327497" calcext:value-type="float">
            <text:p>0,6028136813</text:p>
          </table:table-cell>
          <table:table-cell table:formula="of:=[.D400]+[.H400]*[.K400]" office:value-type="float" office:value="-0.627636298958782" calcext:value-type="float">
            <text:p>-0,627636299</text:p>
          </table:table-cell>
        </table:table-row>
        <table:table-row table:style-name="ro1">
          <table:table-cell office:value-type="float" office:value="4.84242" calcext:value-type="float">
            <text:p>4,84242</text:p>
          </table:table-cell>
          <table:table-cell office:value-type="float" office:value="-0.6499984" calcext:value-type="float">
            <text:p>-0,6499984</text:p>
          </table:table-cell>
          <table:table-cell office:value-type="float" office:value="4.841" calcext:value-type="float">
            <text:p>4,841</text:p>
          </table:table-cell>
          <table:table-cell office:value-type="float" office:value="-1.061594" calcext:value-type="float">
            <text:p>-1,061594</text:p>
          </table:table-cell>
          <table:table-cell office:value-type="float" office:value="0.00175465" calcext:value-type="float">
            <text:p>0,00175465</text:p>
          </table:table-cell>
          <table:table-cell office:value-type="float" office:value="-0.235669" calcext:value-type="float">
            <text:p>-0,235669</text:p>
          </table:table-cell>
          <table:table-cell table:formula="of:=[.A401]-[.E401]" office:value-type="float" office:value="4.84066535" calcext:value-type="float">
            <text:p>4,84066535</text:p>
          </table:table-cell>
          <table:table-cell table:formula="of:=[.B401]-[.D401]" office:value-type="float" office:value="0.4115956" calcext:value-type="float">
            <text:p>0,4115956</text:p>
          </table:table-cell>
          <table:table-cell table:formula="of:=[.A401]-[.C401]" office:value-type="float" office:value="0.00141999999999953" calcext:value-type="float">
            <text:p>0,00142</text:p>
          </table:table-cell>
          <table:table-cell table:formula="of:=[.G401]-[.C401]" office:value-type="float" office:value="-0.000334650000000103" calcext:value-type="float">
            <text:p>-0,00033465</text:p>
          </table:table-cell>
          <table:table-cell table:formula="of:=[.J401]/[.I401]" office:value-type="float" office:value="-0.235669014084657" calcext:value-type="float">
            <text:p>-0,2356690141</text:p>
          </table:table-cell>
          <table:table-cell table:formula="of:=[.D401]+[.H401]*[.K401]" office:value-type="float" office:value="-1.15859432925358" calcext:value-type="float">
            <text:p>-1,1585943293</text:p>
          </table:table-cell>
        </table:table-row>
        <table:table-row table:style-name="ro1">
          <table:table-cell office:value-type="float" office:value="4.8434228" calcext:value-type="float">
            <text:p>4,8434228</text:p>
          </table:table-cell>
          <table:table-cell office:value-type="float" office:value="-0.6499984" calcext:value-type="float">
            <text:p>-0,6499984</text:p>
          </table:table-cell>
          <table:table-cell office:value-type="float" office:value="4.842" calcext:value-type="float">
            <text:p>4,842</text:p>
          </table:table-cell>
          <table:table-cell office:value-type="float" office:value="-0.7469988" calcext:value-type="float">
            <text:p>-0,746998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238333" calcext:value-type="float">
            <text:p>0,8238333</text:p>
          </table:table-cell>
          <table:table-cell table:formula="of:=[.A402]-[.E402]" office:value-type="float" office:value="4.84317215" calcext:value-type="float">
            <text:p>4,84317215</text:p>
          </table:table-cell>
          <table:table-cell table:formula="of:=[.B402]-[.D402]" office:value-type="float" office:value="0.0970004" calcext:value-type="float">
            <text:p>0,0970004</text:p>
          </table:table-cell>
          <table:table-cell table:formula="of:=[.A402]-[.C402]" office:value-type="float" office:value="0.00142280000000028" calcext:value-type="float">
            <text:p>0,0014228</text:p>
          </table:table-cell>
          <table:table-cell table:formula="of:=[.G402]-[.C402]" office:value-type="float" office:value="0.00117215000000037" calcext:value-type="float">
            <text:p>0,00117215</text:p>
          </table:table-cell>
          <table:table-cell table:formula="of:=[.J402]/[.I402]" office:value-type="float" office:value="0.823833286477468" calcext:value-type="float">
            <text:p>0,8238332865</text:p>
          </table:table-cell>
          <table:table-cell table:formula="of:=[.D402]+[.H402]*[.K402]" office:value-type="float" office:value="-0.667086641678371" calcext:value-type="float">
            <text:p>-0,6670866417</text:p>
          </table:table-cell>
        </table:table-row>
        <table:table-row table:style-name="ro1">
          <table:table-cell office:value-type="float" office:value="4.8439241" calcext:value-type="float">
            <text:p>4,8439241</text:p>
          </table:table-cell>
          <table:table-cell office:value-type="float" office:value="-0.6499984" calcext:value-type="float">
            <text:p>-0,6499984</text:p>
          </table:table-cell>
          <table:table-cell office:value-type="float" office:value="4.843" calcext:value-type="float">
            <text:p>4,843</text:p>
          </table:table-cell>
          <table:table-cell office:value-type="float" office:value="-0.5700863" calcext:value-type="float">
            <text:p>-0,5700863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287632" calcext:value-type="float">
            <text:p>0,7287632</text:p>
          </table:table-cell>
          <table:table-cell table:formula="of:=[.A403]-[.E403]" office:value-type="float" office:value="4.84367345" calcext:value-type="float">
            <text:p>4,84367345</text:p>
          </table:table-cell>
          <table:table-cell table:formula="of:=[.B403]-[.D403]" office:value-type="float" office:value="-0.0799121" calcext:value-type="float">
            <text:p>-0,0799121</text:p>
          </table:table-cell>
          <table:table-cell table:formula="of:=[.A403]-[.C403]" office:value-type="float" office:value="0.000924099999999761" calcext:value-type="float">
            <text:p>0,0009241</text:p>
          </table:table-cell>
          <table:table-cell table:formula="of:=[.G403]-[.C403]" office:value-type="float" office:value="0.000673449999999853" calcext:value-type="float">
            <text:p>0,00067345</text:p>
          </table:table-cell>
          <table:table-cell table:formula="of:=[.J403]/[.I403]" office:value-type="float" office:value="0.728763120874394" calcext:value-type="float">
            <text:p>0,7287631209</text:p>
          </table:table-cell>
          <table:table-cell table:formula="of:=[.D403]+[.H403]*[.K403]" office:value-type="float" office:value="-0.628323291391627" calcext:value-type="float">
            <text:p>-0,6283232914</text:p>
          </table:table-cell>
        </table:table-row>
        <table:table-row table:style-name="ro1">
          <table:table-cell office:value-type="float" office:value="4.8449268" calcext:value-type="float">
            <text:p>4,8449268</text:p>
          </table:table-cell>
          <table:table-cell office:value-type="float" office:value="-0.6499984" calcext:value-type="float">
            <text:p>-0,6499984</text:p>
          </table:table-cell>
          <table:table-cell office:value-type="float" office:value="4.844" calcext:value-type="float">
            <text:p>4,844</text:p>
          </table:table-cell>
          <table:table-cell office:value-type="float" office:value="-0.7082354" calcext:value-type="float">
            <text:p>-0,7082354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7296073" calcext:value-type="float">
            <text:p>0,7296073</text:p>
          </table:table-cell>
          <table:table-cell table:formula="of:=[.A404]-[.E404]" office:value-type="float" office:value="4.8446762" calcext:value-type="float">
            <text:p>4,8446762</text:p>
          </table:table-cell>
          <table:table-cell table:formula="of:=[.B404]-[.D404]" office:value-type="float" office:value="0.058237" calcext:value-type="float">
            <text:p>0,058237</text:p>
          </table:table-cell>
          <table:table-cell table:formula="of:=[.A404]-[.C404]" office:value-type="float" office:value="0.000926799999999339" calcext:value-type="float">
            <text:p>0,0009268</text:p>
          </table:table-cell>
          <table:table-cell table:formula="of:=[.G404]-[.C404]" office:value-type="float" office:value="0.000676199999999128" calcext:value-type="float">
            <text:p>0,0006762</text:p>
          </table:table-cell>
          <table:table-cell table:formula="of:=[.J404]/[.I404]" office:value-type="float" office:value="0.729607250754866" calcext:value-type="float">
            <text:p>0,7296072508</text:p>
          </table:table-cell>
          <table:table-cell table:formula="of:=[.D404]+[.H404]*[.K404]" office:value-type="float" office:value="-0.665745262537789" calcext:value-type="float">
            <text:p>-0,6657452625</text:p>
          </table:table-cell>
        </table:table-row>
        <table:table-row table:style-name="ro1">
          <table:table-cell office:value-type="float" office:value="4.8709957" calcext:value-type="float">
            <text:p>4,8709957</text:p>
          </table:table-cell>
          <table:table-cell office:value-type="float" office:value="-0.3499984" calcext:value-type="float">
            <text:p>-0,3499984</text:p>
          </table:table-cell>
          <table:table-cell office:value-type="float" office:value="4.845" calcext:value-type="float">
            <text:p>4,845</text:p>
          </table:table-cell>
          <table:table-cell office:value-type="float" office:value="-0.6075083" calcext:value-type="float">
            <text:p>-0,6075083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9710721" calcext:value-type="float">
            <text:p>0,9710721</text:p>
          </table:table-cell>
          <table:table-cell table:formula="of:=[.A405]-[.E405]" office:value-type="float" office:value="4.8702437" calcext:value-type="float">
            <text:p>4,8702437</text:p>
          </table:table-cell>
          <table:table-cell table:formula="of:=[.B405]-[.D405]" office:value-type="float" office:value="0.2575099" calcext:value-type="float">
            <text:p>0,2575099</text:p>
          </table:table-cell>
          <table:table-cell table:formula="of:=[.A405]-[.C405]" office:value-type="float" office:value="0.0259957000000002" calcext:value-type="float">
            <text:p>0,0259957</text:p>
          </table:table-cell>
          <table:table-cell table:formula="of:=[.G405]-[.C405]" office:value-type="float" office:value="0.0252436999999999" calcext:value-type="float">
            <text:p>0,0252437</text:p>
          </table:table-cell>
          <table:table-cell table:formula="of:=[.J405]/[.I405]" office:value-type="float" office:value="0.971072138853722" calcext:value-type="float">
            <text:p>0,9710721389</text:p>
          </table:table-cell>
          <table:table-cell table:formula="of:=[.D405]+[.H405]*[.K405]" office:value-type="float" office:value="-0.357447610630992" calcext:value-type="float">
            <text:p>-0,3574476106</text:p>
          </table:table-cell>
        </table:table-row>
        <table:table-row table:style-name="ro1">
          <table:table-cell office:value-type="float" office:value="4.8724998" calcext:value-type="float">
            <text:p>4,8724998</text:p>
          </table:table-cell>
          <table:table-cell office:value-type="float" office:value="-0.3499984" calcext:value-type="float">
            <text:p>-0,3499984</text:p>
          </table:table-cell>
          <table:table-cell office:value-type="float" office:value="4.871" calcext:value-type="float">
            <text:p>4,871</text:p>
          </table:table-cell>
          <table:table-cell office:value-type="float" office:value="-0.09993774" calcext:value-type="float">
            <text:p>-0,09993774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4985998" calcext:value-type="float">
            <text:p>0,4985998</text:p>
          </table:table-cell>
          <table:table-cell table:formula="of:=[.A406]-[.E406]" office:value-type="float" office:value="4.8717478" calcext:value-type="float">
            <text:p>4,8717478</text:p>
          </table:table-cell>
          <table:table-cell table:formula="of:=[.B406]-[.D406]" office:value-type="float" office:value="-0.25006066" calcext:value-type="float">
            <text:p>-0,25006066</text:p>
          </table:table-cell>
          <table:table-cell table:formula="of:=[.A406]-[.C406]" office:value-type="float" office:value="0.0014997999999995" calcext:value-type="float">
            <text:p>0,0014998</text:p>
          </table:table-cell>
          <table:table-cell table:formula="of:=[.G406]-[.C406]" office:value-type="float" office:value="0.000747799999999188" calcext:value-type="float">
            <text:p>0,0007478</text:p>
          </table:table-cell>
          <table:table-cell table:formula="of:=[.J406]/[.I406]" office:value-type="float" office:value="0.498599813308067" calcext:value-type="float">
            <text:p>0,4985998133</text:p>
          </table:table-cell>
          <table:table-cell table:formula="of:=[.D406]+[.H406]*[.K406]" office:value-type="float" office:value="-0.224617938391692" calcext:value-type="float">
            <text:p>-0,2246179384</text:p>
          </table:table-cell>
        </table:table-row>
        <table:table-row table:style-name="ro1">
          <table:table-cell office:value-type="float" office:value="4.8745048" calcext:value-type="float">
            <text:p>4,8745048</text:p>
          </table:table-cell>
          <table:table-cell office:value-type="float" office:value="-0.3499984" calcext:value-type="float">
            <text:p>-0,3499984</text:p>
          </table:table-cell>
          <table:table-cell office:value-type="float" office:value="4.872" calcext:value-type="float">
            <text:p>4,872</text:p>
          </table:table-cell>
          <table:table-cell office:value-type="float" office:value="-0.4746786" calcext:value-type="float">
            <text:p>-0,4746786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6997764" calcext:value-type="float">
            <text:p>0,6997764</text:p>
          </table:table-cell>
          <table:table-cell table:formula="of:=[.A407]-[.E407]" office:value-type="float" office:value="4.8737528" calcext:value-type="float">
            <text:p>4,8737528</text:p>
          </table:table-cell>
          <table:table-cell table:formula="of:=[.B407]-[.D407]" office:value-type="float" office:value="0.1246802" calcext:value-type="float">
            <text:p>0,1246802</text:p>
          </table:table-cell>
          <table:table-cell table:formula="of:=[.A407]-[.C407]" office:value-type="float" office:value="0.00250480000000053" calcext:value-type="float">
            <text:p>0,0025048</text:p>
          </table:table-cell>
          <table:table-cell table:formula="of:=[.G407]-[.C407]" office:value-type="float" office:value="0.00175280000000022" calcext:value-type="float">
            <text:p>0,0017528</text:p>
          </table:table-cell>
          <table:table-cell table:formula="of:=[.J407]/[.I407]" office:value-type="float" office:value="0.699776429255769" calcext:value-type="float">
            <text:p>0,6997764293</text:p>
          </table:table-cell>
          <table:table-cell table:formula="of:=[.D407]+[.H407]*[.K407]" office:value-type="float" office:value="-0.387430334845105" calcext:value-type="float">
            <text:p>-0,3874303348</text:p>
          </table:table-cell>
        </table:table-row>
        <table:table-row table:style-name="ro1">
          <table:table-cell office:value-type="float" office:value="4.8750069" calcext:value-type="float">
            <text:p>4,8750069</text:p>
          </table:table-cell>
          <table:table-cell office:value-type="float" office:value="-0.3499984" calcext:value-type="float">
            <text:p>-0,3499984</text:p>
          </table:table-cell>
          <table:table-cell office:value-type="float" office:value="4.875" calcext:value-type="float">
            <text:p>4,875</text:p>
          </table:table-cell>
          <table:table-cell office:value-type="float" office:value="-0.2627501" calcext:value-type="float">
            <text:p>-0,2627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08]-[.E408]" office:value-type="float" office:value="4.8750069" calcext:value-type="float">
            <text:p>4,8750069</text:p>
          </table:table-cell>
          <table:table-cell table:formula="of:=[.B408]-[.D408]" office:value-type="float" office:value="-0.0872483" calcext:value-type="float">
            <text:p>-0,0872483</text:p>
          </table:table-cell>
          <table:table-cell table:formula="of:=[.A408]-[.C408]" office:value-type="float" office:value="0.00000689999999980984" calcext:value-type="float">
            <text:p>0,0000069</text:p>
          </table:table-cell>
          <table:table-cell table:formula="of:=[.G408]-[.C408]" office:value-type="float" office:value="0.00000689999999980984" calcext:value-type="float">
            <text:p>0,0000069</text:p>
          </table:table-cell>
          <table:table-cell table:formula="of:=[.J408]/[.I408]" office:value-type="float" office:value="1" calcext:value-type="float">
            <text:p>1</text:p>
          </table:table-cell>
          <table:table-cell table:formula="of:=[.D408]+[.H408]*[.K408]" office:value-type="float" office:value="-0.3499984" calcext:value-type="float">
            <text:p>-0,3499984</text:p>
          </table:table-cell>
        </table:table-row>
        <table:table-row table:style-name="ro1">
          <table:table-cell office:value-type="float" office:value="4.8760096" calcext:value-type="float">
            <text:p>4,8760096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4.875" calcext:value-type="float">
            <text:p>4,875</text:p>
          </table:table-cell>
          <table:table-cell office:value-type="float" office:value="-0.4372467" calcext:value-type="float">
            <text:p>-0,4372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09]-[.E409]" office:value-type="float" office:value="4.8760096" calcext:value-type="float">
            <text:p>4,8760096</text:p>
          </table:table-cell>
          <table:table-cell table:formula="of:=[.B409]-[.D409]" office:value-type="float" office:value="0.2372483" calcext:value-type="float">
            <text:p>0,2372483</text:p>
          </table:table-cell>
          <table:table-cell table:formula="of:=[.A409]-[.C409]" office:value-type="float" office:value="0.00100959999999972" calcext:value-type="float">
            <text:p>0,0010096</text:p>
          </table:table-cell>
          <table:table-cell table:formula="of:=[.G409]-[.C409]" office:value-type="float" office:value="0.00100959999999972" calcext:value-type="float">
            <text:p>0,0010096</text:p>
          </table:table-cell>
          <table:table-cell table:formula="of:=[.J409]/[.I409]" office:value-type="float" office:value="1" calcext:value-type="float">
            <text:p>1</text:p>
          </table:table-cell>
          <table:table-cell table:formula="of:=[.D409]+[.H409]*[.K409]" office:value-type="float" office:value="-0.1999984" calcext:value-type="float">
            <text:p>-0,1999984</text:p>
          </table:table-cell>
        </table:table-row>
        <table:table-row table:style-name="ro1">
          <table:table-cell office:value-type="float" office:value="4.9118744" calcext:value-type="float">
            <text:p>4,9118744</text:p>
          </table:table-cell>
          <table:table-cell office:value-type="float" office:value="0.1000016" calcext:value-type="float">
            <text:p>0,1000016</text:p>
          </table:table-cell>
          <table:table-cell office:value-type="float" office:value="4.876" calcext:value-type="float">
            <text:p>4,876</text:p>
          </table:table-cell>
          <table:table-cell office:value-type="float" office:value="0.03724986" calcext:value-type="float">
            <text:p>0,03724986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9930062" calcext:value-type="float">
            <text:p>0,9930062</text:p>
          </table:table-cell>
          <table:table-cell table:formula="of:=[.A410]-[.E410]" office:value-type="float" office:value="4.9116235" calcext:value-type="float">
            <text:p>4,9116235</text:p>
          </table:table-cell>
          <table:table-cell table:formula="of:=[.B410]-[.D410]" office:value-type="float" office:value="0.06275174" calcext:value-type="float">
            <text:p>0,06275174</text:p>
          </table:table-cell>
          <table:table-cell table:formula="of:=[.A410]-[.C410]" office:value-type="float" office:value="0.0358744" calcext:value-type="float">
            <text:p>0,0358744</text:p>
          </table:table-cell>
          <table:table-cell table:formula="of:=[.G410]-[.C410]" office:value-type="float" office:value="0.0356234999999998" calcext:value-type="float">
            <text:p>0,0356235</text:p>
          </table:table-cell>
          <table:table-cell table:formula="of:=[.J410]/[.I410]" office:value-type="float" office:value="0.993006154806766" calcext:value-type="float">
            <text:p>0,9930061548</text:p>
          </table:table-cell>
          <table:table-cell table:formula="of:=[.D410]+[.H410]*[.K410]" office:value-type="float" office:value="0.0995627240448339" calcext:value-type="float">
            <text:p>0,099562724</text:p>
          </table:table-cell>
        </table:table-row>
        <table:table-row table:style-name="ro1">
          <table:table-cell office:value-type="float" office:value="4.9128769" calcext:value-type="float">
            <text:p>4,9128769</text:p>
          </table:table-cell>
          <table:table-cell office:value-type="float" office:value="0.2500016" calcext:value-type="float">
            <text:p>0,2500016</text:p>
          </table:table-cell>
          <table:table-cell office:value-type="float" office:value="4.912" calcext:value-type="float">
            <text:p>4,912</text:p>
          </table:table-cell>
          <table:table-cell office:value-type="float" office:value="0.1623145" calcext:value-type="float">
            <text:p>0,1623145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7138785" calcext:value-type="float">
            <text:p>0,7138785</text:p>
          </table:table-cell>
          <table:table-cell table:formula="of:=[.A411]-[.E411]" office:value-type="float" office:value="4.912626" calcext:value-type="float">
            <text:p>4,912626</text:p>
          </table:table-cell>
          <table:table-cell table:formula="of:=[.B411]-[.D411]" office:value-type="float" office:value="0.0876871" calcext:value-type="float">
            <text:p>0,0876871</text:p>
          </table:table-cell>
          <table:table-cell table:formula="of:=[.A411]-[.C411]" office:value-type="float" office:value="0.000876899999999736" calcext:value-type="float">
            <text:p>0,0008769</text:p>
          </table:table-cell>
          <table:table-cell table:formula="of:=[.G411]-[.C411]" office:value-type="float" office:value="0.000625999999999571" calcext:value-type="float">
            <text:p>0,000626</text:p>
          </table:table-cell>
          <table:table-cell table:formula="of:=[.J411]/[.I411]" office:value-type="float" office:value="0.713878435397149" calcext:value-type="float">
            <text:p>0,7138784354</text:p>
          </table:table-cell>
          <table:table-cell table:formula="of:=[.D411]+[.H411]*[.K411]" office:value-type="float" office:value="0.224912429752513" calcext:value-type="float">
            <text:p>0,2249124298</text:p>
          </table:table-cell>
        </table:table-row>
        <table:table-row table:style-name="ro1">
          <table:table-cell office:value-type="float" office:value="4.9133782" calcext:value-type="float">
            <text:p>4,9133782</text:p>
          </table:table-cell>
          <table:table-cell office:value-type="float" office:value="0.2500016" calcext:value-type="float">
            <text:p>0,2500016</text:p>
          </table:table-cell>
          <table:table-cell office:value-type="float" office:value="4.913" calcext:value-type="float">
            <text:p>4,913</text:p>
          </table:table-cell>
          <table:table-cell office:value-type="float" office:value="0.3125996" calcext:value-type="float">
            <text:p>0,3125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12]-[.E412]" office:value-type="float" office:value="4.9133782" calcext:value-type="float">
            <text:p>4,9133782</text:p>
          </table:table-cell>
          <table:table-cell table:formula="of:=[.B412]-[.D412]" office:value-type="float" office:value="-0.062598" calcext:value-type="float">
            <text:p>-0,062598</text:p>
          </table:table-cell>
          <table:table-cell table:formula="of:=[.A412]-[.C412]" office:value-type="float" office:value="0.000378200000000106" calcext:value-type="float">
            <text:p>0,0003782</text:p>
          </table:table-cell>
          <table:table-cell table:formula="of:=[.G412]-[.C412]" office:value-type="float" office:value="0.000378200000000106" calcext:value-type="float">
            <text:p>0,0003782</text:p>
          </table:table-cell>
          <table:table-cell table:formula="of:=[.J412]/[.I412]" office:value-type="float" office:value="1" calcext:value-type="float">
            <text:p>1</text:p>
          </table:table-cell>
          <table:table-cell table:formula="of:=[.D412]+[.H412]*[.K412]" office:value-type="float" office:value="0.2500016" calcext:value-type="float">
            <text:p>0,2500016</text:p>
          </table:table-cell>
        </table:table-row>
        <table:table-row table:style-name="ro1">
          <table:table-cell office:value-type="float" office:value="4.9133782" calcext:value-type="float">
            <text:p>4,9133782</text:p>
          </table:table-cell>
          <table:table-cell office:value-type="float" office:value="0.2500016" calcext:value-type="float">
            <text:p>0,2500016</text:p>
          </table:table-cell>
          <table:table-cell office:value-type="float" office:value="4.913" calcext:value-type="float">
            <text:p>4,913</text:p>
          </table:table-cell>
          <table:table-cell office:value-type="float" office:value="0.1874036" calcext:value-type="float">
            <text:p>0,18740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13]-[.E413]" office:value-type="float" office:value="4.9133782" calcext:value-type="float">
            <text:p>4,9133782</text:p>
          </table:table-cell>
          <table:table-cell table:formula="of:=[.B413]-[.D413]" office:value-type="float" office:value="0.062598" calcext:value-type="float">
            <text:p>0,062598</text:p>
          </table:table-cell>
          <table:table-cell table:formula="of:=[.A413]-[.C413]" office:value-type="float" office:value="0.000378200000000106" calcext:value-type="float">
            <text:p>0,0003782</text:p>
          </table:table-cell>
          <table:table-cell table:formula="of:=[.G413]-[.C413]" office:value-type="float" office:value="0.000378200000000106" calcext:value-type="float">
            <text:p>0,0003782</text:p>
          </table:table-cell>
          <table:table-cell table:formula="of:=[.J413]/[.I413]" office:value-type="float" office:value="1" calcext:value-type="float">
            <text:p>1</text:p>
          </table:table-cell>
          <table:table-cell table:formula="of:=[.D413]+[.H413]*[.K413]" office:value-type="float" office:value="0.2500016" calcext:value-type="float">
            <text:p>0,2500016</text:p>
          </table:table-cell>
        </table:table-row>
        <table:table-row table:style-name="ro1">
          <table:table-cell office:value-type="float" office:value="4.9148861" calcext:value-type="float">
            <text:p>4,9148861</text:p>
          </table:table-cell>
          <table:table-cell office:value-type="float" office:value="0.2500016" calcext:value-type="float">
            <text:p>0,2500016</text:p>
          </table:table-cell>
          <table:table-cell office:value-type="float" office:value="4.913" calcext:value-type="float">
            <text:p>4,913</text:p>
          </table:table-cell>
          <table:table-cell office:value-type="float" office:value="0.3125996" calcext:value-type="float">
            <text:p>0,3125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14]-[.E414]" office:value-type="float" office:value="4.9148861" calcext:value-type="float">
            <text:p>4,9148861</text:p>
          </table:table-cell>
          <table:table-cell table:formula="of:=[.B414]-[.D414]" office:value-type="float" office:value="-0.062598" calcext:value-type="float">
            <text:p>-0,062598</text:p>
          </table:table-cell>
          <table:table-cell table:formula="of:=[.A414]-[.C414]" office:value-type="float" office:value="0.00188610000000011" calcext:value-type="float">
            <text:p>0,0018861</text:p>
          </table:table-cell>
          <table:table-cell table:formula="of:=[.G414]-[.C414]" office:value-type="float" office:value="0.00188610000000011" calcext:value-type="float">
            <text:p>0,0018861</text:p>
          </table:table-cell>
          <table:table-cell table:formula="of:=[.J414]/[.I414]" office:value-type="float" office:value="1" calcext:value-type="float">
            <text:p>1</text:p>
          </table:table-cell>
          <table:table-cell table:formula="of:=[.D414]+[.H414]*[.K414]" office:value-type="float" office:value="0.2500016" calcext:value-type="float">
            <text:p>0,2500016</text:p>
          </table:table-cell>
        </table:table-row>
        <table:table-row table:style-name="ro1">
          <table:table-cell office:value-type="float" office:value="4.9384484" calcext:value-type="float">
            <text:p>4,9384484</text:p>
          </table:table-cell>
          <table:table-cell office:value-type="float" office:value="0.5500016" calcext:value-type="float">
            <text:p>0,5500016</text:p>
          </table:table-cell>
          <table:table-cell office:value-type="float" office:value="4.915" calcext:value-type="float">
            <text:p>4,915</text:p>
          </table:table-cell>
          <table:table-cell office:value-type="float" office:value="0.1874036" calcext:value-type="float">
            <text:p>0,1874036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9786169" calcext:value-type="float">
            <text:p>0,9786169</text:p>
          </table:table-cell>
          <table:table-cell table:formula="of:=[.A415]-[.E415]" office:value-type="float" office:value="4.937947" calcext:value-type="float">
            <text:p>4,937947</text:p>
          </table:table-cell>
          <table:table-cell table:formula="of:=[.B415]-[.D415]" office:value-type="float" office:value="0.362598" calcext:value-type="float">
            <text:p>0,362598</text:p>
          </table:table-cell>
          <table:table-cell table:formula="of:=[.A415]-[.C415]" office:value-type="float" office:value="0.0234484000000004" calcext:value-type="float">
            <text:p>0,0234484</text:p>
          </table:table-cell>
          <table:table-cell table:formula="of:=[.G415]-[.C415]" office:value-type="float" office:value="0.0229470000000003" calcext:value-type="float">
            <text:p>0,022947</text:p>
          </table:table-cell>
          <table:table-cell table:formula="of:=[.J415]/[.I415]" office:value-type="float" office:value="0.978616877910643" calcext:value-type="float">
            <text:p>0,9786168779</text:p>
          </table:table-cell>
          <table:table-cell table:formula="of:=[.D415]+[.H415]*[.K415]" office:value-type="float" office:value="0.542248122696643" calcext:value-type="float">
            <text:p>0,5422481227</text:p>
          </table:table-cell>
        </table:table-row>
        <table:table-row table:style-name="ro1">
          <table:table-cell office:value-type="float" office:value="4.9414565" calcext:value-type="float">
            <text:p>4,9414565</text:p>
          </table:table-cell>
          <table:table-cell office:value-type="float" office:value="0.5500016" calcext:value-type="float">
            <text:p>0,5500016</text:p>
          </table:table-cell>
          <table:table-cell office:value-type="float" office:value="4.938" calcext:value-type="float">
            <text:p>4,938</text:p>
          </table:table-cell>
          <table:table-cell office:value-type="float" office:value="0.9048461" calcext:value-type="float">
            <text:p>0,9048461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7098799" calcext:value-type="float">
            <text:p>0,7098799</text:p>
          </table:table-cell>
          <table:table-cell table:formula="of:=[.A416]-[.E416]" office:value-type="float" office:value="4.9404537" calcext:value-type="float">
            <text:p>4,9404537</text:p>
          </table:table-cell>
          <table:table-cell table:formula="of:=[.B416]-[.D416]" office:value-type="float" office:value="-0.3548445" calcext:value-type="float">
            <text:p>-0,3548445</text:p>
          </table:table-cell>
          <table:table-cell table:formula="of:=[.A416]-[.C416]" office:value-type="float" office:value="0.00345650000000042" calcext:value-type="float">
            <text:p>0,0034565</text:p>
          </table:table-cell>
          <table:table-cell table:formula="of:=[.G416]-[.C416]" office:value-type="float" office:value="0.00245370000000023" calcext:value-type="float">
            <text:p>0,0024537</text:p>
          </table:table-cell>
          <table:table-cell table:formula="of:=[.J416]/[.I416]" office:value-type="float" office:value="0.70987993635178" calcext:value-type="float">
            <text:p>0,7098799364</text:p>
          </table:table-cell>
          <table:table-cell table:formula="of:=[.D416]+[.H416]*[.K416]" office:value-type="float" office:value="0.652949108925221" calcext:value-type="float">
            <text:p>0,6529491089</text:p>
          </table:table-cell>
        </table:table-row>
        <table:table-row table:style-name="ro1">
          <table:table-cell office:value-type="float" office:value="4.9429608" calcext:value-type="float">
            <text:p>4,9429608</text:p>
          </table:table-cell>
          <table:table-cell office:value-type="float" office:value="0.7000016" calcext:value-type="float">
            <text:p>0,7000016</text:p>
          </table:table-cell>
          <table:table-cell office:value-type="float" office:value="4.941" calcext:value-type="float">
            <text:p>4,941</text:p>
          </table:table-cell>
          <table:table-cell office:value-type="float" office:value="0.2981046" calcext:value-type="float">
            <text:p>0,2981046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4885761" calcext:value-type="float">
            <text:p>0,4885761</text:p>
          </table:table-cell>
          <table:table-cell table:formula="of:=[.A417]-[.E417]" office:value-type="float" office:value="4.941958" calcext:value-type="float">
            <text:p>4,941958</text:p>
          </table:table-cell>
          <table:table-cell table:formula="of:=[.B417]-[.D417]" office:value-type="float" office:value="0.401897" calcext:value-type="float">
            <text:p>0,401897</text:p>
          </table:table-cell>
          <table:table-cell table:formula="of:=[.A417]-[.C417]" office:value-type="float" office:value="0.00196079999999998" calcext:value-type="float">
            <text:p>0,0019608</text:p>
          </table:table-cell>
          <table:table-cell table:formula="of:=[.G417]-[.C417]" office:value-type="float" office:value="0.000957999999999792" calcext:value-type="float">
            <text:p>0,000958</text:p>
          </table:table-cell>
          <table:table-cell table:formula="of:=[.J417]/[.I417]" office:value-type="float" office:value="0.488576091391167" calcext:value-type="float">
            <text:p>0,4885760914</text:p>
          </table:table-cell>
          <table:table-cell table:formula="of:=[.D417]+[.H417]*[.K417]" office:value-type="float" office:value="0.494461865401836" calcext:value-type="float">
            <text:p>0,4944618654</text:p>
          </table:table-cell>
        </table:table-row>
        <table:table-row table:style-name="ro1">
          <table:table-cell office:value-type="float" office:value="4.944378" calcext:value-type="float">
            <text:p>4,944378</text:p>
          </table:table-cell>
          <table:table-cell office:value-type="float" office:value="0.7000016" calcext:value-type="float">
            <text:p>0,7000016</text:p>
          </table:table-cell>
          <table:table-cell office:value-type="float" office:value="4.943" calcext:value-type="float">
            <text:p>4,943</text:p>
          </table:table-cell>
          <table:table-cell office:value-type="float" office:value="0.8963588" calcext:value-type="float">
            <text:p>0,8963588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2722787" calcext:value-type="float">
            <text:p>0,2722787</text:p>
          </table:table-cell>
          <table:table-cell table:formula="of:=[.A418]-[.E418]" office:value-type="float" office:value="4.9433752" calcext:value-type="float">
            <text:p>4,9433752</text:p>
          </table:table-cell>
          <table:table-cell table:formula="of:=[.B418]-[.D418]" office:value-type="float" office:value="-0.1963572" calcext:value-type="float">
            <text:p>-0,1963572</text:p>
          </table:table-cell>
          <table:table-cell table:formula="of:=[.A418]-[.C418]" office:value-type="float" office:value="0.00137800000000077" calcext:value-type="float">
            <text:p>0,001378</text:p>
          </table:table-cell>
          <table:table-cell table:formula="of:=[.G418]-[.C418]" office:value-type="float" office:value="0.000375200000000575" calcext:value-type="float">
            <text:p>0,0003752</text:p>
          </table:table-cell>
          <table:table-cell table:formula="of:=[.J418]/[.I418]" office:value-type="float" office:value="0.272278664731761" calcext:value-type="float">
            <text:p>0,2722786647</text:p>
          </table:table-cell>
          <table:table-cell table:formula="of:=[.D418]+[.H418]*[.K418]" office:value-type="float" office:value="0.842894923773533" calcext:value-type="float">
            <text:p>0,8428949238</text:p>
          </table:table-cell>
        </table:table-row>
        <table:table-row table:style-name="ro1">
          <table:table-cell office:value-type="float" office:value="4.9453828" calcext:value-type="float">
            <text:p>4,9453828</text:p>
          </table:table-cell>
          <table:table-cell office:value-type="float" office:value="0.7000016" calcext:value-type="float">
            <text:p>0,7000016</text:p>
          </table:table-cell>
          <table:table-cell office:value-type="float" office:value="4.944" calcext:value-type="float">
            <text:p>4,944</text:p>
          </table:table-cell>
          <table:table-cell office:value-type="float" office:value="0.6465377" calcext:value-type="float">
            <text:p>0,6465377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188458" calcext:value-type="float">
            <text:p>0,8188458</text:p>
          </table:table-cell>
          <table:table-cell table:formula="of:=[.A419]-[.E419]" office:value-type="float" office:value="4.9451323" calcext:value-type="float">
            <text:p>4,9451323</text:p>
          </table:table-cell>
          <table:table-cell table:formula="of:=[.B419]-[.D419]" office:value-type="float" office:value="0.0534639" calcext:value-type="float">
            <text:p>0,0534639</text:p>
          </table:table-cell>
          <table:table-cell table:formula="of:=[.A419]-[.C419]" office:value-type="float" office:value="0.00138280000000002" calcext:value-type="float">
            <text:p>0,0013828</text:p>
          </table:table-cell>
          <table:table-cell table:formula="of:=[.G419]-[.C419]" office:value-type="float" office:value="0.00113230000000009" calcext:value-type="float">
            <text:p>0,0011323</text:p>
          </table:table-cell>
          <table:table-cell table:formula="of:=[.J419]/[.I419]" office:value-type="float" office:value="0.818845820075262" calcext:value-type="float">
            <text:p>0,8188458201</text:p>
          </table:table-cell>
          <table:table-cell table:formula="of:=[.D419]+[.H419]*[.K419]" office:value-type="float" office:value="0.690316391039922" calcext:value-type="float">
            <text:p>0,690316391</text:p>
          </table:table-cell>
        </table:table-row>
        <table:table-row table:style-name="ro1">
          <table:table-cell office:value-type="float" office:value="4.9744626" calcext:value-type="float">
            <text:p>4,9744626</text:p>
          </table:table-cell>
          <table:table-cell office:value-type="float" office:value="1.000002" calcext:value-type="float">
            <text:p>1,000002</text:p>
          </table:table-cell>
          <table:table-cell office:value-type="float" office:value="4.945" calcext:value-type="float">
            <text:p>4,945</text:p>
          </table:table-cell>
          <table:table-cell office:value-type="float" office:value="0.7437803" calcext:value-type="float">
            <text:p>0,7437803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9914977" calcext:value-type="float">
            <text:p>0,9914977</text:p>
          </table:table-cell>
          <table:table-cell table:formula="of:=[.A420]-[.E420]" office:value-type="float" office:value="4.9742121" calcext:value-type="float">
            <text:p>4,9742121</text:p>
          </table:table-cell>
          <table:table-cell table:formula="of:=[.B420]-[.D420]" office:value-type="float" office:value="0.2562217" calcext:value-type="float">
            <text:p>0,2562217</text:p>
          </table:table-cell>
          <table:table-cell table:formula="of:=[.A420]-[.C420]" office:value-type="float" office:value="0.0294625999999996" calcext:value-type="float">
            <text:p>0,0294626</text:p>
          </table:table-cell>
          <table:table-cell table:formula="of:=[.G420]-[.C420]" office:value-type="float" office:value="0.0292120999999996" calcext:value-type="float">
            <text:p>0,0292121</text:p>
          </table:table-cell>
          <table:table-cell table:formula="of:=[.J420]/[.I420]" office:value-type="float" office:value="0.991497695383302" calcext:value-type="float">
            <text:p>0,9914976954</text:p>
          </table:table-cell>
          <table:table-cell table:formula="of:=[.D420]+[.H420]*[.K420]" office:value-type="float" office:value="0.997823525057192" calcext:value-type="float">
            <text:p>0,9978235251</text:p>
          </table:table-cell>
        </table:table-row>
        <table:table-row table:style-name="ro1">
          <table:table-cell office:value-type="float" office:value="5.006345" calcext:value-type="float">
            <text:p>5,006345</text:p>
          </table:table-cell>
          <table:table-cell office:value-type="float" office:value="1.450001" calcext:value-type="float">
            <text:p>1,450001</text:p>
          </table:table-cell>
          <table:table-cell office:value-type="float" office:value="4.974" calcext:value-type="float">
            <text:p>4,974</text:p>
          </table:table-cell>
          <table:table-cell office:value-type="float" office:value="1.254044" calcext:value-type="float">
            <text:p>1,254044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9922554" calcext:value-type="float">
            <text:p>0,9922554</text:p>
          </table:table-cell>
          <table:table-cell table:formula="of:=[.A421]-[.E421]" office:value-type="float" office:value="5.0060945" calcext:value-type="float">
            <text:p>5,0060945</text:p>
          </table:table-cell>
          <table:table-cell table:formula="of:=[.B421]-[.D421]" office:value-type="float" office:value="0.195957" calcext:value-type="float">
            <text:p>0,195957</text:p>
          </table:table-cell>
          <table:table-cell table:formula="of:=[.A421]-[.C421]" office:value-type="float" office:value="0.0323449999999994" calcext:value-type="float">
            <text:p>0,032345</text:p>
          </table:table-cell>
          <table:table-cell table:formula="of:=[.G421]-[.C421]" office:value-type="float" office:value="0.0320944999999995" calcext:value-type="float">
            <text:p>0,0320945</text:p>
          </table:table-cell>
          <table:table-cell table:formula="of:=[.J421]/[.I421]" office:value-type="float" office:value="0.992255371773073" calcext:value-type="float">
            <text:p>0,9922553718</text:p>
          </table:table-cell>
          <table:table-cell table:formula="of:=[.D421]+[.H421]*[.K421]" office:value-type="float" office:value="1.44848338588654" calcext:value-type="float">
            <text:p>1,4484833859</text:p>
          </table:table-cell>
        </table:table-row>
        <table:table-row table:style-name="ro1">
          <table:table-cell office:value-type="float" office:value="5.0083504" calcext:value-type="float">
            <text:p>5,0083504</text:p>
          </table:table-cell>
          <table:table-cell office:value-type="float" office:value="1.450001" calcext:value-type="float">
            <text:p>1,450001</text:p>
          </table:table-cell>
          <table:table-cell office:value-type="float" office:value="5.006" calcext:value-type="float">
            <text:p>5,006</text:p>
          </table:table-cell>
          <table:table-cell office:value-type="float" office:value="1.644441" calcext:value-type="float">
            <text:p>1,644441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80097" calcext:value-type="float">
            <text:p>0,680097</text:p>
          </table:table-cell>
          <table:table-cell table:formula="of:=[.A422]-[.E422]" office:value-type="float" office:value="5.0075985" calcext:value-type="float">
            <text:p>5,0075985</text:p>
          </table:table-cell>
          <table:table-cell table:formula="of:=[.B422]-[.D422]" office:value-type="float" office:value="-0.19444" calcext:value-type="float">
            <text:p>-0,19444</text:p>
          </table:table-cell>
          <table:table-cell table:formula="of:=[.A422]-[.C422]" office:value-type="float" office:value="0.00235040000000009" calcext:value-type="float">
            <text:p>0,0023504</text:p>
          </table:table-cell>
          <table:table-cell table:formula="of:=[.G422]-[.C422]" office:value-type="float" office:value="0.00159850000000006" calcext:value-type="float">
            <text:p>0,0015985</text:p>
          </table:table-cell>
          <table:table-cell table:formula="of:=[.J422]/[.I422]" office:value-type="float" office:value="0.680097004765146" calcext:value-type="float">
            <text:p>0,6800970048</text:p>
          </table:table-cell>
          <table:table-cell table:formula="of:=[.D422]+[.H422]*[.K422]" office:value-type="float" office:value="1.51220293839347" calcext:value-type="float">
            <text:p>1,5122029384</text:p>
          </table:table-cell>
        </table:table-row>
        <table:table-row table:style-name="ro1">
          <table:table-cell office:value-type="float" office:value="5.0103557" calcext:value-type="float">
            <text:p>5,0103557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5.008" calcext:value-type="float">
            <text:p>5,008</text:p>
          </table:table-cell>
          <table:table-cell office:value-type="float" office:value="1.317764" calcext:value-type="float">
            <text:p>1,317764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5743728" calcext:value-type="float">
            <text:p>0,5743728</text:p>
          </table:table-cell>
          <table:table-cell table:formula="of:=[.A423]-[.E423]" office:value-type="float" office:value="5.00935305" calcext:value-type="float">
            <text:p>5,00935305</text:p>
          </table:table-cell>
          <table:table-cell table:formula="of:=[.B423]-[.D423]" office:value-type="float" office:value="0.282237" calcext:value-type="float">
            <text:p>0,282237</text:p>
          </table:table-cell>
          <table:table-cell table:formula="of:=[.A423]-[.C423]" office:value-type="float" office:value="0.00235569999999985" calcext:value-type="float">
            <text:p>0,0023557</text:p>
          </table:table-cell>
          <table:table-cell table:formula="of:=[.G423]-[.C423]" office:value-type="float" office:value="0.00135304999999963" calcext:value-type="float">
            <text:p>0,00135305</text:p>
          </table:table-cell>
          <table:table-cell table:formula="of:=[.J423]/[.I423]" office:value-type="float" office:value="0.57437279789435" calcext:value-type="float">
            <text:p>0,5743727979</text:p>
          </table:table-cell>
          <table:table-cell table:formula="of:=[.D423]+[.H423]*[.K423]" office:value-type="float" office:value="1.47987325535931" calcext:value-type="float">
            <text:p>1,4798732554</text:p>
          </table:table-cell>
        </table:table-row>
        <table:table-row table:style-name="ro1">
          <table:table-cell office:value-type="float" office:value="5.0113585" calcext:value-type="float">
            <text:p>5,0113585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5.01" calcext:value-type="float">
            <text:p>5,01</text:p>
          </table:table-cell>
          <table:table-cell office:value-type="float" office:value="1.762111" calcext:value-type="float">
            <text:p>1,762111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154214" calcext:value-type="float">
            <text:p>0,8154214</text:p>
          </table:table-cell>
          <table:table-cell table:formula="of:=[.A424]-[.E424]" office:value-type="float" office:value="5.01110775" calcext:value-type="float">
            <text:p>5,01110775</text:p>
          </table:table-cell>
          <table:table-cell table:formula="of:=[.B424]-[.D424]" office:value-type="float" office:value="-0.16211" calcext:value-type="float">
            <text:p>-0,16211</text:p>
          </table:table-cell>
          <table:table-cell table:formula="of:=[.A424]-[.C424]" office:value-type="float" office:value="0.00135850000000026" calcext:value-type="float">
            <text:p>0,0013585</text:p>
          </table:table-cell>
          <table:table-cell table:formula="of:=[.G424]-[.C424]" office:value-type="float" office:value="0.00110775000000007" calcext:value-type="float">
            <text:p>0,00110775</text:p>
          </table:table-cell>
          <table:table-cell table:formula="of:=[.J424]/[.I424]" office:value-type="float" office:value="0.815421420684475" calcext:value-type="float">
            <text:p>0,8154214207</text:p>
          </table:table-cell>
          <table:table-cell table:formula="of:=[.D424]+[.H424]*[.K424]" office:value-type="float" office:value="1.62992303349284" calcext:value-type="float">
            <text:p>1,6299230335</text:p>
          </table:table-cell>
        </table:table-row>
        <table:table-row table:style-name="ro1">
          <table:table-cell office:value-type="float" office:value="5.0118597" calcext:value-type="float">
            <text:p>5,0118597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5.011" calcext:value-type="float">
            <text:p>5,011</text:p>
          </table:table-cell>
          <table:table-cell office:value-type="float" office:value="1.467814" calcext:value-type="float">
            <text:p>1,467814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7083285" calcext:value-type="float">
            <text:p>0,7083285</text:p>
          </table:table-cell>
          <table:table-cell table:formula="of:=[.A425]-[.E425]" office:value-type="float" office:value="5.01160895" calcext:value-type="float">
            <text:p>5,01160895</text:p>
          </table:table-cell>
          <table:table-cell table:formula="of:=[.B425]-[.D425]" office:value-type="float" office:value="0.132187" calcext:value-type="float">
            <text:p>0,132187</text:p>
          </table:table-cell>
          <table:table-cell table:formula="of:=[.A425]-[.C425]" office:value-type="float" office:value="0.000859699999999464" calcext:value-type="float">
            <text:p>0,0008597</text:p>
          </table:table-cell>
          <table:table-cell table:formula="of:=[.G425]-[.C425]" office:value-type="float" office:value="0.000608949999999275" calcext:value-type="float">
            <text:p>0,00060895</text:p>
          </table:table-cell>
          <table:table-cell table:formula="of:=[.J425]/[.I425]" office:value-type="float" office:value="0.708328486680999" calcext:value-type="float">
            <text:p>0,7083284867</text:p>
          </table:table-cell>
          <table:table-cell table:formula="of:=[.D425]+[.H425]*[.K425]" office:value-type="float" office:value="1.5614458176689" calcext:value-type="float">
            <text:p>1,5614458177</text:p>
          </table:table-cell>
        </table:table-row>
        <table:table-row table:style-name="ro1">
          <table:table-cell office:value-type="float" office:value="5.0128628" calcext:value-type="float">
            <text:p>5,0128628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5.012" calcext:value-type="float">
            <text:p>5,012</text:p>
          </table:table-cell>
          <table:table-cell office:value-type="float" office:value="1.693634" calcext:value-type="float">
            <text:p>1,693634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7093765" calcext:value-type="float">
            <text:p>0,7093765</text:p>
          </table:table-cell>
          <table:table-cell table:formula="of:=[.A426]-[.E426]" office:value-type="float" office:value="5.01261205" calcext:value-type="float">
            <text:p>5,01261205</text:p>
          </table:table-cell>
          <table:table-cell table:formula="of:=[.B426]-[.D426]" office:value-type="float" office:value="-0.0936329999999998" calcext:value-type="float">
            <text:p>-0,093633</text:p>
          </table:table-cell>
          <table:table-cell table:formula="of:=[.A426]-[.C426]" office:value-type="float" office:value="0.000862800000000163" calcext:value-type="float">
            <text:p>0,0008628</text:p>
          </table:table-cell>
          <table:table-cell table:formula="of:=[.G426]-[.C426]" office:value-type="float" office:value="0.000612049999999975" calcext:value-type="float">
            <text:p>0,00061205</text:p>
          </table:table-cell>
          <table:table-cell table:formula="of:=[.J426]/[.I426]" office:value-type="float" office:value="0.709376448771279" calcext:value-type="float">
            <text:p>0,7093764488</text:p>
          </table:table-cell>
          <table:table-cell table:formula="of:=[.D426]+[.H426]*[.K426]" office:value-type="float" office:value="1.6272129549722" calcext:value-type="float">
            <text:p>1,627212955</text:p>
          </table:table-cell>
        </table:table-row>
        <table:table-row table:style-name="ro1">
          <table:table-cell office:value-type="float" office:value="5.0394375" calcext:value-type="float">
            <text:p>5,0394375</text:p>
          </table:table-cell>
          <table:table-cell office:value-type="float" office:value="1.900001" calcext:value-type="float">
            <text:p>1,900001</text:p>
          </table:table-cell>
          <table:table-cell office:value-type="float" office:value="5.013" calcext:value-type="float">
            <text:p>5,013</text:p>
          </table:table-cell>
          <table:table-cell office:value-type="float" office:value="1.533581" calcext:value-type="float">
            <text:p>1,533581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905154" calcext:value-type="float">
            <text:p>0,9905154</text:p>
          </table:table-cell>
          <table:table-cell table:formula="of:=[.A427]-[.E427]" office:value-type="float" office:value="5.03918675" calcext:value-type="float">
            <text:p>5,03918675</text:p>
          </table:table-cell>
          <table:table-cell table:formula="of:=[.B427]-[.D427]" office:value-type="float" office:value="0.36642" calcext:value-type="float">
            <text:p>0,36642</text:p>
          </table:table-cell>
          <table:table-cell table:formula="of:=[.A427]-[.C427]" office:value-type="float" office:value="0.0264375000000001" calcext:value-type="float">
            <text:p>0,0264375</text:p>
          </table:table-cell>
          <table:table-cell table:formula="of:=[.G427]-[.C427]" office:value-type="float" office:value="0.0261867499999999" calcext:value-type="float">
            <text:p>0,02618675</text:p>
          </table:table-cell>
          <table:table-cell table:formula="of:=[.J427]/[.I427]" office:value-type="float" office:value="0.990515366430253" calcext:value-type="float">
            <text:p>0,9905153664</text:p>
          </table:table-cell>
          <table:table-cell table:formula="of:=[.D427]+[.H427]*[.K427]" office:value-type="float" office:value="1.89652564056737" calcext:value-type="float">
            <text:p>1,8965256406</text:p>
          </table:table-cell>
        </table:table-row>
        <table:table-row table:style-name="ro1">
          <table:table-cell office:value-type="float" office:value="5.0424459" calcext:value-type="float">
            <text:p>5,0424459</text:p>
          </table:table-cell>
          <table:table-cell office:value-type="float" office:value="1.900001" calcext:value-type="float">
            <text:p>1,900001</text:p>
          </table:table-cell>
          <table:table-cell office:value-type="float" office:value="5.039" calcext:value-type="float">
            <text:p>5,039</text:p>
          </table:table-cell>
          <table:table-cell office:value-type="float" office:value="2.262946" calcext:value-type="float">
            <text:p>2,262946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272324" calcext:value-type="float">
            <text:p>0,9272324</text:p>
          </table:table-cell>
          <table:table-cell table:formula="of:=[.A428]-[.E428]" office:value-type="float" office:value="5.04219515" calcext:value-type="float">
            <text:p>5,04219515</text:p>
          </table:table-cell>
          <table:table-cell table:formula="of:=[.B428]-[.D428]" office:value-type="float" office:value="-0.362945" calcext:value-type="float">
            <text:p>-0,362945</text:p>
          </table:table-cell>
          <table:table-cell table:formula="of:=[.A428]-[.C428]" office:value-type="float" office:value="0.0034459" calcext:value-type="float">
            <text:p>0,0034459</text:p>
          </table:table-cell>
          <table:table-cell table:formula="of:=[.G428]-[.C428]" office:value-type="float" office:value="0.00319514999999981" calcext:value-type="float">
            <text:p>0,00319515</text:p>
          </table:table-cell>
          <table:table-cell table:formula="of:=[.J428]/[.I428]" office:value-type="float" office:value="0.92723236309812" calcext:value-type="float">
            <text:p>0,9272323631</text:p>
          </table:table-cell>
          <table:table-cell table:formula="of:=[.D428]+[.H428]*[.K428]" office:value-type="float" office:value="1.92641164997535" calcext:value-type="float">
            <text:p>1,92641165</text:p>
          </table:table-cell>
        </table:table-row>
        <table:table-row table:style-name="ro1">
          <table:table-cell office:value-type="float" office:value="5.0444509" calcext:value-type="float">
            <text:p>5,0444509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5.042" calcext:value-type="float">
            <text:p>5,042</text:p>
          </table:table-cell>
          <table:table-cell office:value-type="float" office:value="1.563467" calcext:value-type="float">
            <text:p>1,563467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976907" calcext:value-type="float">
            <text:p>0,8976907</text:p>
          </table:table-cell>
          <table:table-cell table:formula="of:=[.A429]-[.E429]" office:value-type="float" office:value="5.04420015" calcext:value-type="float">
            <text:p>5,04420015</text:p>
          </table:table-cell>
          <table:table-cell table:formula="of:=[.B429]-[.D429]" office:value-type="float" office:value="0.486534" calcext:value-type="float">
            <text:p>0,486534</text:p>
          </table:table-cell>
          <table:table-cell table:formula="of:=[.A429]-[.C429]" office:value-type="float" office:value="0.00245090000000037" calcext:value-type="float">
            <text:p>0,0024509</text:p>
          </table:table-cell>
          <table:table-cell table:formula="of:=[.G429]-[.C429]" office:value-type="float" office:value="0.00220015000000018" calcext:value-type="float">
            <text:p>0,00220015</text:p>
          </table:table-cell>
          <table:table-cell table:formula="of:=[.J429]/[.I429]" office:value-type="float" office:value="0.89769064425307" calcext:value-type="float">
            <text:p>0,8976906443</text:p>
          </table:table-cell>
          <table:table-cell table:formula="of:=[.D429]+[.H429]*[.K429]" office:value-type="float" office:value="2.00022401991102" calcext:value-type="float">
            <text:p>2,0002240199</text:p>
          </table:table-cell>
        </table:table-row>
        <table:table-row table:style-name="ro1">
          <table:table-cell office:value-type="float" office:value="5.0728317" calcext:value-type="float">
            <text:p>5,0728317</text:p>
          </table:table-cell>
          <table:table-cell office:value-type="float" office:value="2.350002" calcext:value-type="float">
            <text:p>2,350002</text:p>
          </table:table-cell>
          <table:table-cell office:value-type="float" office:value="5.044" calcext:value-type="float">
            <text:p>5,044</text:p>
          </table:table-cell>
          <table:table-cell office:value-type="float" office:value="2.486759" calcext:value-type="float">
            <text:p>2,486759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91303" calcext:value-type="float">
            <text:p>0,991303</text:p>
          </table:table-cell>
          <table:table-cell table:formula="of:=[.A430]-[.E430]" office:value-type="float" office:value="5.07258095" calcext:value-type="float">
            <text:p>5,07258095</text:p>
          </table:table-cell>
          <table:table-cell table:formula="of:=[.B430]-[.D430]" office:value-type="float" office:value="-0.136757" calcext:value-type="float">
            <text:p>-0,136757</text:p>
          </table:table-cell>
          <table:table-cell table:formula="of:=[.A430]-[.C430]" office:value-type="float" office:value="0.0288317000000005" calcext:value-type="float">
            <text:p>0,0288317</text:p>
          </table:table-cell>
          <table:table-cell table:formula="of:=[.G430]-[.C430]" office:value-type="float" office:value="0.0285809500000003" calcext:value-type="float">
            <text:p>0,02858095</text:p>
          </table:table-cell>
          <table:table-cell table:formula="of:=[.J430]/[.I430]" office:value-type="float" office:value="0.991302975544273" calcext:value-type="float">
            <text:p>0,9913029755</text:p>
          </table:table-cell>
          <table:table-cell table:formula="of:=[.D430]+[.H430]*[.K430]" office:value-type="float" office:value="2.35119137897349" calcext:value-type="float">
            <text:p>2,351191379</text:p>
          </table:table-cell>
        </table:table-row>
        <table:table-row table:style-name="ro1">
          <table:table-cell office:value-type="float" office:value="5.073834" calcext:value-type="float">
            <text:p>5,073834</text:p>
          </table:table-cell>
          <table:table-cell office:value-type="float" office:value="2.350002" calcext:value-type="float">
            <text:p>2,350002</text:p>
          </table:table-cell>
          <table:table-cell office:value-type="float" office:value="5.073" calcext:value-type="float">
            <text:p>5,073</text:p>
          </table:table-cell>
          <table:table-cell office:value-type="float" office:value="2.214434" calcext:value-type="float">
            <text:p>2,214434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6993405" calcext:value-type="float">
            <text:p>0,6993405</text:p>
          </table:table-cell>
          <table:table-cell table:formula="of:=[.A431]-[.E431]" office:value-type="float" office:value="5.07358325" calcext:value-type="float">
            <text:p>5,07358325</text:p>
          </table:table-cell>
          <table:table-cell table:formula="of:=[.B431]-[.D431]" office:value-type="float" office:value="0.135568" calcext:value-type="float">
            <text:p>0,135568</text:p>
          </table:table-cell>
          <table:table-cell table:formula="of:=[.A431]-[.C431]" office:value-type="float" office:value="0.000833999999999335" calcext:value-type="float">
            <text:p>0,000834</text:p>
          </table:table-cell>
          <table:table-cell table:formula="of:=[.G431]-[.C431]" office:value-type="float" office:value="0.000583249999999147" calcext:value-type="float">
            <text:p>0,00058325</text:p>
          </table:table-cell>
          <table:table-cell table:formula="of:=[.J431]/[.I431]" office:value-type="float" office:value="0.699340527577472" calcext:value-type="float">
            <text:p>0,6993405276</text:p>
          </table:table-cell>
          <table:table-cell table:formula="of:=[.D431]+[.H431]*[.K431]" office:value-type="float" office:value="2.30924219664262" calcext:value-type="float">
            <text:p>2,3092421966</text:p>
          </table:table-cell>
        </table:table-row>
        <table:table-row table:style-name="ro1">
          <table:table-cell office:value-type="float" office:value="5.0743357" calcext:value-type="float">
            <text:p>5,0743357</text:p>
          </table:table-cell>
          <table:table-cell office:value-type="float" office:value="2.350002" calcext:value-type="float">
            <text:p>2,350002</text:p>
          </table:table-cell>
          <table:table-cell office:value-type="float" office:value="5.074" calcext:value-type="float">
            <text:p>5,074</text:p>
          </table:table-cell>
          <table:table-cell office:value-type="float" office:value="2.444809" calcext:value-type="float">
            <text:p>2,4448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32]-[.E432]" office:value-type="float" office:value="5.0743357" calcext:value-type="float">
            <text:p>5,0743357</text:p>
          </table:table-cell>
          <table:table-cell table:formula="of:=[.B432]-[.D432]" office:value-type="float" office:value="-0.0948069999999999" calcext:value-type="float">
            <text:p>-0,094807</text:p>
          </table:table-cell>
          <table:table-cell table:formula="of:=[.A432]-[.C432]" office:value-type="float" office:value="0.000335699999999939" calcext:value-type="float">
            <text:p>0,0003357</text:p>
          </table:table-cell>
          <table:table-cell table:formula="of:=[.G432]-[.C432]" office:value-type="float" office:value="0.000335699999999939" calcext:value-type="float">
            <text:p>0,0003357</text:p>
          </table:table-cell>
          <table:table-cell table:formula="of:=[.J432]/[.I432]" office:value-type="float" office:value="1" calcext:value-type="float">
            <text:p>1</text:p>
          </table:table-cell>
          <table:table-cell table:formula="of:=[.D432]+[.H432]*[.K432]" office:value-type="float" office:value="2.350002" calcext:value-type="float">
            <text:p>2,350002</text:p>
          </table:table-cell>
        </table:table-row>
        <table:table-row table:style-name="ro1">
          <table:table-cell office:value-type="float" office:value="5.0768421" calcext:value-type="float">
            <text:p>5,0768421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5.074" calcext:value-type="float">
            <text:p>5,074</text:p>
          </table:table-cell>
          <table:table-cell office:value-type="float" office:value="2.255194" calcext:value-type="float">
            <text:p>2,255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33]-[.E433]" office:value-type="float" office:value="5.0768421" calcext:value-type="float">
            <text:p>5,0768421</text:p>
          </table:table-cell>
          <table:table-cell table:formula="of:=[.B433]-[.D433]" office:value-type="float" office:value="0.244808" calcext:value-type="float">
            <text:p>0,244808</text:p>
          </table:table-cell>
          <table:table-cell table:formula="of:=[.A433]-[.C433]" office:value-type="float" office:value="0.00284210000000051" calcext:value-type="float">
            <text:p>0,0028421</text:p>
          </table:table-cell>
          <table:table-cell table:formula="of:=[.G433]-[.C433]" office:value-type="float" office:value="0.00284210000000051" calcext:value-type="float">
            <text:p>0,0028421</text:p>
          </table:table-cell>
          <table:table-cell table:formula="of:=[.J433]/[.I433]" office:value-type="float" office:value="1" calcext:value-type="float">
            <text:p>1</text:p>
          </table:table-cell>
          <table:table-cell table:formula="of:=[.D433]+[.H433]*[.K433]" office:value-type="float" office:value="2.500002" calcext:value-type="float">
            <text:p>2,500002</text:p>
          </table:table-cell>
        </table:table-row>
        <table:table-row table:style-name="ro1">
          <table:table-cell office:value-type="float" office:value="5.106788" calcext:value-type="float">
            <text:p>5,106788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5.077" calcext:value-type="float">
            <text:p>5,077</text:p>
          </table:table-cell>
          <table:table-cell office:value-type="float" office:value="2.74481" calcext:value-type="float">
            <text:p>2,744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34]-[.E434]" office:value-type="float" office:value="5.106788" calcext:value-type="float">
            <text:p>5,106788</text:p>
          </table:table-cell>
          <table:table-cell table:formula="of:=[.B434]-[.D434]" office:value-type="float" office:value="0.0551919999999999" calcext:value-type="float">
            <text:p>0,055192</text:p>
          </table:table-cell>
          <table:table-cell table:formula="of:=[.A434]-[.C434]" office:value-type="float" office:value="0.0297879999999999" calcext:value-type="float">
            <text:p>0,029788</text:p>
          </table:table-cell>
          <table:table-cell table:formula="of:=[.G434]-[.C434]" office:value-type="float" office:value="0.0297879999999999" calcext:value-type="float">
            <text:p>0,029788</text:p>
          </table:table-cell>
          <table:table-cell table:formula="of:=[.J434]/[.I434]" office:value-type="float" office:value="1" calcext:value-type="float">
            <text:p>1</text:p>
          </table:table-cell>
          <table:table-cell table:formula="of:=[.D434]+[.H434]*[.K434]" office:value-type="float" office:value="2.800002" calcext:value-type="float">
            <text:p>2,800002</text:p>
          </table:table-cell>
        </table:table-row>
        <table:table-row table:style-name="ro1">
          <table:table-cell office:value-type="float" office:value="5.1082923" calcext:value-type="float">
            <text:p>5,1082923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5.107" calcext:value-type="float">
            <text:p>5,107</text:p>
          </table:table-cell>
          <table:table-cell office:value-type="float" office:value="2.855194" calcext:value-type="float">
            <text:p>2,855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35]-[.E435]" office:value-type="float" office:value="5.1082923" calcext:value-type="float">
            <text:p>5,1082923</text:p>
          </table:table-cell>
          <table:table-cell table:formula="of:=[.B435]-[.D435]" office:value-type="float" office:value="-0.0551919999999999" calcext:value-type="float">
            <text:p>-0,055192</text:p>
          </table:table-cell>
          <table:table-cell table:formula="of:=[.A435]-[.C435]" office:value-type="float" office:value="0.00129229999999936" calcext:value-type="float">
            <text:p>0,0012923</text:p>
          </table:table-cell>
          <table:table-cell table:formula="of:=[.G435]-[.C435]" office:value-type="float" office:value="0.00129229999999936" calcext:value-type="float">
            <text:p>0,0012923</text:p>
          </table:table-cell>
          <table:table-cell table:formula="of:=[.J435]/[.I435]" office:value-type="float" office:value="1" calcext:value-type="float">
            <text:p>1</text:p>
          </table:table-cell>
          <table:table-cell table:formula="of:=[.D435]+[.H435]*[.K435]" office:value-type="float" office:value="2.800002" calcext:value-type="float">
            <text:p>2,800002</text:p>
          </table:table-cell>
        </table:table-row>
        <table:table-row table:style-name="ro1">
          <table:table-cell office:value-type="float" office:value="5.1102978" calcext:value-type="float">
            <text:p>5,1102978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5.108" calcext:value-type="float">
            <text:p>5,108</text:p>
          </table:table-cell>
          <table:table-cell office:value-type="float" office:value="2.74481" calcext:value-type="float">
            <text:p>2,744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36]-[.E436]" office:value-type="float" office:value="5.1102978" calcext:value-type="float">
            <text:p>5,1102978</text:p>
          </table:table-cell>
          <table:table-cell table:formula="of:=[.B436]-[.D436]" office:value-type="float" office:value="0.0551919999999999" calcext:value-type="float">
            <text:p>0,055192</text:p>
          </table:table-cell>
          <table:table-cell table:formula="of:=[.A436]-[.C436]" office:value-type="float" office:value="0.00229780000000002" calcext:value-type="float">
            <text:p>0,0022978</text:p>
          </table:table-cell>
          <table:table-cell table:formula="of:=[.G436]-[.C436]" office:value-type="float" office:value="0.00229780000000002" calcext:value-type="float">
            <text:p>0,0022978</text:p>
          </table:table-cell>
          <table:table-cell table:formula="of:=[.J436]/[.I436]" office:value-type="float" office:value="1" calcext:value-type="float">
            <text:p>1</text:p>
          </table:table-cell>
          <table:table-cell table:formula="of:=[.D436]+[.H436]*[.K436]" office:value-type="float" office:value="2.800002" calcext:value-type="float">
            <text:p>2,800002</text:p>
          </table:table-cell>
        </table:table-row>
        <table:table-row table:style-name="ro1">
          <table:table-cell office:value-type="float" office:value="5.1410002" calcext:value-type="float">
            <text:p>5,1410002</text:p>
          </table:table-cell>
          <table:table-cell office:value-type="float" office:value="3.250002" calcext:value-type="float">
            <text:p>3,250002</text:p>
          </table:table-cell>
          <table:table-cell office:value-type="float" office:value="5.11" calcext:value-type="float">
            <text:p>5,11</text:p>
          </table:table-cell>
          <table:table-cell office:value-type="float" office:value="2.855194" calcext:value-type="float">
            <text:p>2,855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37]-[.E437]" office:value-type="float" office:value="5.1410002" calcext:value-type="float">
            <text:p>5,1410002</text:p>
          </table:table-cell>
          <table:table-cell table:formula="of:=[.B437]-[.D437]" office:value-type="float" office:value="0.394808" calcext:value-type="float">
            <text:p>0,394808</text:p>
          </table:table-cell>
          <table:table-cell table:formula="of:=[.A437]-[.C437]" office:value-type="float" office:value="0.0310001999999994" calcext:value-type="float">
            <text:p>0,0310002</text:p>
          </table:table-cell>
          <table:table-cell table:formula="of:=[.G437]-[.C437]" office:value-type="float" office:value="0.0310001999999994" calcext:value-type="float">
            <text:p>0,0310002</text:p>
          </table:table-cell>
          <table:table-cell table:formula="of:=[.J437]/[.I437]" office:value-type="float" office:value="1" calcext:value-type="float">
            <text:p>1</text:p>
          </table:table-cell>
          <table:table-cell table:formula="of:=[.D437]+[.H437]*[.K437]" office:value-type="float" office:value="3.250002" calcext:value-type="float">
            <text:p>3,250002</text:p>
          </table:table-cell>
        </table:table-row>
        <table:table-row table:style-name="ro1">
          <table:table-cell office:value-type="float" office:value="5.1443739" calcext:value-type="float">
            <text:p>5,1443739</text:p>
          </table:table-cell>
          <table:table-cell office:value-type="float" office:value="3.400002" calcext:value-type="float">
            <text:p>3,400002</text:p>
          </table:table-cell>
          <table:table-cell office:value-type="float" office:value="5.141" calcext:value-type="float">
            <text:p>5,141</text:p>
          </table:table-cell>
          <table:table-cell office:value-type="float" office:value="3.64481" calcext:value-type="float">
            <text:p>3,64481</text:p>
          </table:table-cell>
          <table:table-cell office:value-type="float" office:value="0.0011856" calcext:value-type="float">
            <text:p>0,0011856</text:p>
          </table:table-cell>
          <table:table-cell office:value-type="float" office:value="0.6485966" calcext:value-type="float">
            <text:p>0,6485966</text:p>
          </table:table-cell>
          <table:table-cell table:formula="of:=[.A438]-[.E438]" office:value-type="float" office:value="5.1431883" calcext:value-type="float">
            <text:p>5,1431883</text:p>
          </table:table-cell>
          <table:table-cell table:formula="of:=[.B438]-[.D438]" office:value-type="float" office:value="-0.244808" calcext:value-type="float">
            <text:p>-0,244808</text:p>
          </table:table-cell>
          <table:table-cell table:formula="of:=[.A438]-[.C438]" office:value-type="float" office:value="0.00337389999999971" calcext:value-type="float">
            <text:p>0,0033739</text:p>
          </table:table-cell>
          <table:table-cell table:formula="of:=[.G438]-[.C438]" office:value-type="float" office:value="0.00218829999999937" calcext:value-type="float">
            <text:p>0,0021883</text:p>
          </table:table-cell>
          <table:table-cell table:formula="of:=[.J438]/[.I438]" office:value-type="float" office:value="0.64859657962582" calcext:value-type="float">
            <text:p>0,6485965796</text:p>
          </table:table-cell>
          <table:table-cell table:formula="of:=[.D438]+[.H438]*[.K438]" office:value-type="float" office:value="3.48602836853496" calcext:value-type="float">
            <text:p>3,4860283685</text:p>
          </table:table-cell>
        </table:table-row>
        <table:table-row table:style-name="ro1">
          <table:table-cell office:value-type="float" office:value="5.1463815" calcext:value-type="float">
            <text:p>5,1463815</text:p>
          </table:table-cell>
          <table:table-cell office:value-type="float" office:value="3.400002" calcext:value-type="float">
            <text:p>3,400002</text:p>
          </table:table-cell>
          <table:table-cell office:value-type="float" office:value="5.144" calcext:value-type="float">
            <text:p>5,144</text:p>
          </table:table-cell>
          <table:table-cell office:value-type="float" office:value="3.241221" calcext:value-type="float">
            <text:p>3,241221</text:p>
          </table:table-cell>
          <table:table-cell office:value-type="float" office:value="0.0011856" calcext:value-type="float">
            <text:p>0,0011856</text:p>
          </table:table-cell>
          <table:table-cell office:value-type="float" office:value="0.5021625" calcext:value-type="float">
            <text:p>0,5021625</text:p>
          </table:table-cell>
          <table:table-cell table:formula="of:=[.A439]-[.E439]" office:value-type="float" office:value="5.1451959" calcext:value-type="float">
            <text:p>5,1451959</text:p>
          </table:table-cell>
          <table:table-cell table:formula="of:=[.B439]-[.D439]" office:value-type="float" office:value="0.158781" calcext:value-type="float">
            <text:p>0,158781</text:p>
          </table:table-cell>
          <table:table-cell table:formula="of:=[.A439]-[.C439]" office:value-type="float" office:value="0.00238150000000026" calcext:value-type="float">
            <text:p>0,0023815</text:p>
          </table:table-cell>
          <table:table-cell table:formula="of:=[.G439]-[.C439]" office:value-type="float" office:value="0.00119589999999992" calcext:value-type="float">
            <text:p>0,0011959</text:p>
          </table:table-cell>
          <table:table-cell table:formula="of:=[.J439]/[.I439]" office:value-type="float" office:value="0.502162502624307" calcext:value-type="float">
            <text:p>0,5021625026</text:p>
          </table:table-cell>
          <table:table-cell table:formula="of:=[.D439]+[.H439]*[.K439]" office:value-type="float" office:value="3.32095486432919" calcext:value-type="float">
            <text:p>3,3209548643</text:p>
          </table:table-cell>
        </table:table-row>
        <table:table-row table:style-name="ro1">
          <table:table-cell office:value-type="float" office:value="5.1473843" calcext:value-type="float">
            <text:p>5,1473843</text:p>
          </table:table-cell>
          <table:table-cell office:value-type="float" office:value="3.400002" calcext:value-type="float">
            <text:p>3,400002</text:p>
          </table:table-cell>
          <table:table-cell office:value-type="float" office:value="5.146" calcext:value-type="float">
            <text:p>5,146</text:p>
          </table:table-cell>
          <table:table-cell office:value-type="float" office:value="3.479736" calcext:value-type="float">
            <text:p>3,479736</text:p>
          </table:table-cell>
          <table:table-cell office:value-type="float" office:value="0.0011856" calcext:value-type="float">
            <text:p>0,0011856</text:p>
          </table:table-cell>
          <table:table-cell office:value-type="float" office:value="0.1435383" calcext:value-type="float">
            <text:p>0,1435383</text:p>
          </table:table-cell>
          <table:table-cell table:formula="of:=[.A440]-[.E440]" office:value-type="float" office:value="5.1461987" calcext:value-type="float">
            <text:p>5,1461987</text:p>
          </table:table-cell>
          <table:table-cell table:formula="of:=[.B440]-[.D440]" office:value-type="float" office:value="-0.0797340000000002" calcext:value-type="float">
            <text:p>-0,079734</text:p>
          </table:table-cell>
          <table:table-cell table:formula="of:=[.A440]-[.C440]" office:value-type="float" office:value="0.00138429999999978" calcext:value-type="float">
            <text:p>0,0013843</text:p>
          </table:table-cell>
          <table:table-cell table:formula="of:=[.G440]-[.C440]" office:value-type="float" office:value="0.000198699999999441" calcext:value-type="float">
            <text:p>0,0001987</text:p>
          </table:table-cell>
          <table:table-cell table:formula="of:=[.J440]/[.I440]" office:value-type="float" office:value="0.143538250378872" calcext:value-type="float">
            <text:p>0,1435382504</text:p>
          </table:table-cell>
          <table:table-cell table:formula="of:=[.D440]+[.H440]*[.K440]" office:value-type="float" office:value="3.46829112114429" calcext:value-type="float">
            <text:p>3,4682911211</text:p>
          </table:table-cell>
        </table:table-row>
        <table:table-row table:style-name="ro1">
          <table:table-cell office:value-type="float" office:value="5.1753837" calcext:value-type="float">
            <text:p>5,1753837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5.147" calcext:value-type="float">
            <text:p>5,147</text:p>
          </table:table-cell>
          <table:table-cell office:value-type="float" office:value="3.388557" calcext:value-type="float">
            <text:p>3,388557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9823384" calcext:value-type="float">
            <text:p>0,9823384</text:p>
          </table:table-cell>
          <table:table-cell table:formula="of:=[.A441]-[.E441]" office:value-type="float" office:value="5.1748824" calcext:value-type="float">
            <text:p>5,1748824</text:p>
          </table:table-cell>
          <table:table-cell table:formula="of:=[.B441]-[.D441]" office:value-type="float" office:value="0.311445" calcext:value-type="float">
            <text:p>0,311445</text:p>
          </table:table-cell>
          <table:table-cell table:formula="of:=[.A441]-[.C441]" office:value-type="float" office:value="0.0283837" calcext:value-type="float">
            <text:p>0,0283837</text:p>
          </table:table-cell>
          <table:table-cell table:formula="of:=[.G441]-[.C441]" office:value-type="float" office:value="0.0278824000000002" calcext:value-type="float">
            <text:p>0,0278824</text:p>
          </table:table-cell>
          <table:table-cell table:formula="of:=[.J441]/[.I441]" office:value-type="float" office:value="0.982338454817384" calcext:value-type="float">
            <text:p>0,9823384548</text:p>
          </table:table-cell>
          <table:table-cell table:formula="of:=[.D441]+[.H441]*[.K441]" office:value-type="float" office:value="3.6945014000606" calcext:value-type="float">
            <text:p>3,6945014001</text:p>
          </table:table-cell>
        </table:table-row>
        <table:table-row table:style-name="ro1">
          <table:table-cell office:value-type="float" office:value="5.1758852" calcext:value-type="float">
            <text:p>5,1758852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5.175" calcext:value-type="float">
            <text:p>5,175</text:p>
          </table:table-cell>
          <table:table-cell office:value-type="float" office:value="4.005947" calcext:value-type="float">
            <text:p>4,005947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4336873" calcext:value-type="float">
            <text:p>0,4336873</text:p>
          </table:table-cell>
          <table:table-cell table:formula="of:=[.A442]-[.E442]" office:value-type="float" office:value="5.1753839" calcext:value-type="float">
            <text:p>5,1753839</text:p>
          </table:table-cell>
          <table:table-cell table:formula="of:=[.B442]-[.D442]" office:value-type="float" office:value="-0.305945" calcext:value-type="float">
            <text:p>-0,305945</text:p>
          </table:table-cell>
          <table:table-cell table:formula="of:=[.A442]-[.C442]" office:value-type="float" office:value="0.000885199999999919" calcext:value-type="float">
            <text:p>0,0008852</text:p>
          </table:table-cell>
          <table:table-cell table:formula="of:=[.G442]-[.C442]" office:value-type="float" office:value="0.000383900000000104" calcext:value-type="float">
            <text:p>0,0003839</text:p>
          </table:table-cell>
          <table:table-cell table:formula="of:=[.J442]/[.I442]" office:value-type="float" office:value="0.433687302304721" calcext:value-type="float">
            <text:p>0,4336873023</text:p>
          </table:table-cell>
          <table:table-cell table:formula="of:=[.D442]+[.H442]*[.K442]" office:value-type="float" office:value="3.87326253829638" calcext:value-type="float">
            <text:p>3,8732625383</text:p>
          </table:table-cell>
        </table:table-row>
        <table:table-row table:style-name="ro1">
          <table:table-cell office:value-type="float" office:value="5.1783923" calcext:value-type="float">
            <text:p>5,1783923</text:p>
          </table:table-cell>
          <table:table-cell office:value-type="float" office:value="3.850003" calcext:value-type="float">
            <text:p>3,850003</text:p>
          </table:table-cell>
          <table:table-cell office:value-type="float" office:value="5.176" calcext:value-type="float">
            <text:p>5,176</text:p>
          </table:table-cell>
          <table:table-cell office:value-type="float" office:value="3.567318" calcext:value-type="float">
            <text:p>3,567318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7904527" calcext:value-type="float">
            <text:p>0,7904527</text:p>
          </table:table-cell>
          <table:table-cell table:formula="of:=[.A443]-[.E443]" office:value-type="float" office:value="5.177891" calcext:value-type="float">
            <text:p>5,177891</text:p>
          </table:table-cell>
          <table:table-cell table:formula="of:=[.B443]-[.D443]" office:value-type="float" office:value="0.282685" calcext:value-type="float">
            <text:p>0,282685</text:p>
          </table:table-cell>
          <table:table-cell table:formula="of:=[.A443]-[.C443]" office:value-type="float" office:value="0.00239229999999946" calcext:value-type="float">
            <text:p>0,0023923</text:p>
          </table:table-cell>
          <table:table-cell table:formula="of:=[.G443]-[.C443]" office:value-type="float" office:value="0.00189099999999964" calcext:value-type="float">
            <text:p>0,001891</text:p>
          </table:table-cell>
          <table:table-cell table:formula="of:=[.J443]/[.I443]" office:value-type="float" office:value="0.790452702420295" calcext:value-type="float">
            <text:p>0,7904527024</text:p>
          </table:table-cell>
          <table:table-cell table:formula="of:=[.D443]+[.H443]*[.K443]" office:value-type="float" office:value="3.79076712218368" calcext:value-type="float">
            <text:p>3,7907671222</text:p>
          </table:table-cell>
        </table:table-row>
        <table:table-row table:style-name="ro1">
          <table:table-cell office:value-type="float" office:value="5.1808986" calcext:value-type="float">
            <text:p>5,1808986</text:p>
          </table:table-cell>
          <table:table-cell office:value-type="float" office:value="3.850003" calcext:value-type="float">
            <text:p>3,850003</text:p>
          </table:table-cell>
          <table:table-cell office:value-type="float" office:value="5.178" calcext:value-type="float">
            <text:p>5,178</text:p>
          </table:table-cell>
          <table:table-cell office:value-type="float" office:value="4.073451" calcext:value-type="float">
            <text:p>4,073451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8270544" calcext:value-type="float">
            <text:p>0,8270544</text:p>
          </table:table-cell>
          <table:table-cell table:formula="of:=[.A444]-[.E444]" office:value-type="float" office:value="5.1803973" calcext:value-type="float">
            <text:p>5,1803973</text:p>
          </table:table-cell>
          <table:table-cell table:formula="of:=[.B444]-[.D444]" office:value-type="float" office:value="-0.223448" calcext:value-type="float">
            <text:p>-0,223448</text:p>
          </table:table-cell>
          <table:table-cell table:formula="of:=[.A444]-[.C444]" office:value-type="float" office:value="0.00289859999999997" calcext:value-type="float">
            <text:p>0,0028986</text:p>
          </table:table-cell>
          <table:table-cell table:formula="of:=[.G444]-[.C444]" office:value-type="float" office:value="0.00239730000000016" calcext:value-type="float">
            <text:p>0,0023973</text:p>
          </table:table-cell>
          <table:table-cell table:formula="of:=[.J444]/[.I444]" office:value-type="float" office:value="0.827054440074581" calcext:value-type="float">
            <text:p>0,8270544401</text:p>
          </table:table-cell>
          <table:table-cell table:formula="of:=[.D444]+[.H444]*[.K444]" office:value-type="float" office:value="3.88864733947422" calcext:value-type="float">
            <text:p>3,8886473395</text:p>
          </table:table-cell>
        </table:table-row>
        <table:table-row table:style-name="ro1">
          <table:table-cell office:value-type="float" office:value="5.1824026" calcext:value-type="float">
            <text:p>5,1824026</text:p>
          </table:table-cell>
          <table:table-cell office:value-type="float" office:value="3.850003" calcext:value-type="float">
            <text:p>3,850003</text:p>
          </table:table-cell>
          <table:table-cell office:value-type="float" office:value="5.181" calcext:value-type="float">
            <text:p>5,181</text:p>
          </table:table-cell>
          <table:table-cell office:value-type="float" office:value="3.665198" calcext:value-type="float">
            <text:p>3,665198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6425924" calcext:value-type="float">
            <text:p>0,6425924</text:p>
          </table:table-cell>
          <table:table-cell table:formula="of:=[.A445]-[.E445]" office:value-type="float" office:value="5.1819013" calcext:value-type="float">
            <text:p>5,1819013</text:p>
          </table:table-cell>
          <table:table-cell table:formula="of:=[.B445]-[.D445]" office:value-type="float" office:value="0.184805" calcext:value-type="float">
            <text:p>0,184805</text:p>
          </table:table-cell>
          <table:table-cell table:formula="of:=[.A445]-[.C445]" office:value-type="float" office:value="0.00140259999999959" calcext:value-type="float">
            <text:p>0,0014026</text:p>
          </table:table-cell>
          <table:table-cell table:formula="of:=[.G445]-[.C445]" office:value-type="float" office:value="0.000901299999999772" calcext:value-type="float">
            <text:p>0,0009013</text:p>
          </table:table-cell>
          <table:table-cell table:formula="of:=[.J445]/[.I445]" office:value-type="float" office:value="0.642592328532751" calcext:value-type="float">
            <text:p>0,6425923285</text:p>
          </table:table-cell>
          <table:table-cell table:formula="of:=[.D445]+[.H445]*[.K445]" office:value-type="float" office:value="3.78395227527449" calcext:value-type="float">
            <text:p>3,7839522753</text:p>
          </table:table-cell>
        </table:table-row>
        <table:table-row table:style-name="ro1">
          <table:table-cell office:value-type="float" office:value="5.2099217" calcext:value-type="float">
            <text:p>5,2099217</text:p>
          </table:table-cell>
          <table:table-cell office:value-type="float" office:value="4.150002" calcext:value-type="float">
            <text:p>4,150002</text:p>
          </table:table-cell>
          <table:table-cell office:value-type="float" office:value="5.182" calcext:value-type="float">
            <text:p>5,182</text:p>
          </table:table-cell>
          <table:table-cell office:value-type="float" office:value="3.968756" calcext:value-type="float">
            <text:p>3,968756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9730657" calcext:value-type="float">
            <text:p>0,9730657</text:p>
          </table:table-cell>
          <table:table-cell table:formula="of:=[.A446]-[.E446]" office:value-type="float" office:value="5.20916965" calcext:value-type="float">
            <text:p>5,20916965</text:p>
          </table:table-cell>
          <table:table-cell table:formula="of:=[.B446]-[.D446]" office:value-type="float" office:value="0.181246" calcext:value-type="float">
            <text:p>0,181246</text:p>
          </table:table-cell>
          <table:table-cell table:formula="of:=[.A446]-[.C446]" office:value-type="float" office:value="0.0279216999999994" calcext:value-type="float">
            <text:p>0,0279217</text:p>
          </table:table-cell>
          <table:table-cell table:formula="of:=[.G446]-[.C446]" office:value-type="float" office:value="0.0271696499999994" calcext:value-type="float">
            <text:p>0,02716965</text:p>
          </table:table-cell>
          <table:table-cell table:formula="of:=[.J446]/[.I446]" office:value-type="float" office:value="0.97306575172715" calcext:value-type="float">
            <text:p>0,9730657517</text:p>
          </table:table-cell>
          <table:table-cell table:formula="of:=[.D446]+[.H446]*[.K446]" office:value-type="float" office:value="4.14512027523754" calcext:value-type="float">
            <text:p>4,1451202752</text:p>
          </table:table-cell>
        </table:table-row>
        <table:table-row table:style-name="ro1">
          <table:table-cell office:value-type="float" office:value="5.211927" calcext:value-type="float">
            <text:p>5,211927</text:p>
          </table:table-cell>
          <table:table-cell office:value-type="float" office:value="4.300003" calcext:value-type="float">
            <text:p>4,300003</text:p>
          </table:table-cell>
          <table:table-cell office:value-type="float" office:value="5.21" calcext:value-type="float">
            <text:p>5,21</text:p>
          </table:table-cell>
          <table:table-cell office:value-type="float" office:value="4.326367" calcext:value-type="float">
            <text:p>4,326367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7399325" calcext:value-type="float">
            <text:p>0,7399325</text:p>
          </table:table-cell>
          <table:table-cell table:formula="of:=[.A447]-[.E447]" office:value-type="float" office:value="5.21142585" calcext:value-type="float">
            <text:p>5,21142585</text:p>
          </table:table-cell>
          <table:table-cell table:formula="of:=[.B447]-[.D447]" office:value-type="float" office:value="-0.0263640000000001" calcext:value-type="float">
            <text:p>-0,026364</text:p>
          </table:table-cell>
          <table:table-cell table:formula="of:=[.A447]-[.C447]" office:value-type="float" office:value="0.00192700000000023" calcext:value-type="float">
            <text:p>0,001927</text:p>
          </table:table-cell>
          <table:table-cell table:formula="of:=[.G447]-[.C447]" office:value-type="float" office:value="0.0014258500000004" calcext:value-type="float">
            <text:p>0,00142585</text:p>
          </table:table-cell>
          <table:table-cell table:formula="of:=[.J447]/[.I447]" office:value-type="float" office:value="0.739932537623364" calcext:value-type="float">
            <text:p>0,7399325376</text:p>
          </table:table-cell>
          <table:table-cell table:formula="of:=[.D447]+[.H447]*[.K447]" office:value-type="float" office:value="4.3068594185781" calcext:value-type="float">
            <text:p>4,3068594186</text:p>
          </table:table-cell>
        </table:table-row>
        <table:table-row table:style-name="ro1">
          <table:table-cell office:value-type="float" office:value="5.2139323" calcext:value-type="float">
            <text:p>5,2139323</text:p>
          </table:table-cell>
          <table:table-cell office:value-type="float" office:value="4.300003" calcext:value-type="float">
            <text:p>4,300003</text:p>
          </table:table-cell>
          <table:table-cell office:value-type="float" office:value="5.212" calcext:value-type="float">
            <text:p>5,212</text:p>
          </table:table-cell>
          <table:table-cell office:value-type="float" office:value="4.280495" calcext:value-type="float">
            <text:p>4,280495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108782" calcext:value-type="float">
            <text:p>0,6108782</text:p>
          </table:table-cell>
          <table:table-cell table:formula="of:=[.A448]-[.E448]" office:value-type="float" office:value="5.2131804" calcext:value-type="float">
            <text:p>5,2131804</text:p>
          </table:table-cell>
          <table:table-cell table:formula="of:=[.B448]-[.D448]" office:value-type="float" office:value="0.0195080000000001" calcext:value-type="float">
            <text:p>0,019508</text:p>
          </table:table-cell>
          <table:table-cell table:formula="of:=[.A448]-[.C448]" office:value-type="float" office:value="0.0019323" calcext:value-type="float">
            <text:p>0,0019323</text:p>
          </table:table-cell>
          <table:table-cell table:formula="of:=[.G448]-[.C448]" office:value-type="float" office:value="0.00118039999999997" calcext:value-type="float">
            <text:p>0,0011804</text:p>
          </table:table-cell>
          <table:table-cell table:formula="of:=[.J448]/[.I448]" office:value-type="float" office:value="0.610878228018409" calcext:value-type="float">
            <text:p>0,610878228</text:p>
          </table:table-cell>
          <table:table-cell table:formula="of:=[.D448]+[.H448]*[.K448]" office:value-type="float" office:value="4.29241201247218" calcext:value-type="float">
            <text:p>4,2924120125</text:p>
          </table:table-cell>
        </table:table-row>
        <table:table-row table:style-name="ro1">
          <table:table-cell office:value-type="float" office:value="5.2144338" calcext:value-type="float">
            <text:p>5,2144338</text:p>
          </table:table-cell>
          <table:table-cell office:value-type="float" office:value="4.300003" calcext:value-type="float">
            <text:p>4,300003</text:p>
          </table:table-cell>
          <table:table-cell office:value-type="float" office:value="5.214" calcext:value-type="float">
            <text:p>5,214</text:p>
          </table:table-cell>
          <table:table-cell office:value-type="float" office:value="4.31192" calcext:value-type="float">
            <text:p>4,31192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-0.7332873" calcext:value-type="float">
            <text:p>-0,7332873</text:p>
          </table:table-cell>
          <table:table-cell table:formula="of:=[.A449]-[.E449]" office:value-type="float" office:value="5.2136819" calcext:value-type="float">
            <text:p>5,2136819</text:p>
          </table:table-cell>
          <table:table-cell table:formula="of:=[.B449]-[.D449]" office:value-type="float" office:value="-0.0119169999999995" calcext:value-type="float">
            <text:p>-0,011917</text:p>
          </table:table-cell>
          <table:table-cell table:formula="of:=[.A449]-[.C449]" office:value-type="float" office:value="0.000433799999999707" calcext:value-type="float">
            <text:p>0,0004338</text:p>
          </table:table-cell>
          <table:table-cell table:formula="of:=[.G449]-[.C449]" office:value-type="float" office:value="-0.000318100000000321" calcext:value-type="float">
            <text:p>-0,0003181</text:p>
          </table:table-cell>
          <table:table-cell table:formula="of:=[.J449]/[.I449]" office:value-type="float" office:value="-0.733287229139087" calcext:value-type="float">
            <text:p>-0,7332872291</text:p>
          </table:table-cell>
          <table:table-cell table:formula="of:=[.D449]+[.H449]*[.K449]" office:value-type="float" office:value="4.32065858390965" calcext:value-type="float">
            <text:p>4,3206585839</text:p>
          </table:table-cell>
        </table:table-row>
        <table:table-row table:style-name="ro1">
          <table:table-cell office:value-type="float" office:value="5.2425113" calcext:value-type="float">
            <text:p>5,2425113</text:p>
          </table:table-cell>
          <table:table-cell office:value-type="float" office:value="4.600003" calcext:value-type="float">
            <text:p>4,600003</text:p>
          </table:table-cell>
          <table:table-cell office:value-type="float" office:value="5.214" calcext:value-type="float">
            <text:p>5,214</text:p>
          </table:table-cell>
          <table:table-cell office:value-type="float" office:value="4.308741" calcext:value-type="float">
            <text:p>4,308741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73628" calcext:value-type="float">
            <text:p>0,973628</text:p>
          </table:table-cell>
          <table:table-cell table:formula="of:=[.A450]-[.E450]" office:value-type="float" office:value="5.2417594" calcext:value-type="float">
            <text:p>5,2417594</text:p>
          </table:table-cell>
          <table:table-cell table:formula="of:=[.B450]-[.D450]" office:value-type="float" office:value="0.291262" calcext:value-type="float">
            <text:p>0,291262</text:p>
          </table:table-cell>
          <table:table-cell table:formula="of:=[.A450]-[.C450]" office:value-type="float" office:value="0.0285112999999999" calcext:value-type="float">
            <text:p>0,0285113</text:p>
          </table:table-cell>
          <table:table-cell table:formula="of:=[.G450]-[.C450]" office:value-type="float" office:value="0.0277593999999999" calcext:value-type="float">
            <text:p>0,0277594</text:p>
          </table:table-cell>
          <table:table-cell table:formula="of:=[.J450]/[.I450]" office:value-type="float" office:value="0.973628000126265" calcext:value-type="float">
            <text:p>0,9736280001</text:p>
          </table:table-cell>
          <table:table-cell table:formula="of:=[.D450]+[.H450]*[.K450]" office:value-type="float" office:value="4.59232183857278" calcext:value-type="float">
            <text:p>4,5923218386</text:p>
          </table:table-cell>
        </table:table-row>
        <table:table-row table:style-name="ro1">
          <table:table-cell office:value-type="float" office:value="5.2430121" calcext:value-type="float">
            <text:p>5,2430121</text:p>
          </table:table-cell>
          <table:table-cell office:value-type="float" office:value="4.600003" calcext:value-type="float">
            <text:p>4,600003</text:p>
          </table:table-cell>
          <table:table-cell office:value-type="float" office:value="5.243" calcext:value-type="float">
            <text:p>5,243</text:p>
          </table:table-cell>
          <table:table-cell office:value-type="float" office:value="4.883583" calcext:value-type="float">
            <text:p>4,8835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51]-[.E451]" office:value-type="float" office:value="5.2430121" calcext:value-type="float">
            <text:p>5,2430121</text:p>
          </table:table-cell>
          <table:table-cell table:formula="of:=[.B451]-[.D451]" office:value-type="float" office:value="-0.28358" calcext:value-type="float">
            <text:p>-0,28358</text:p>
          </table:table-cell>
          <table:table-cell table:formula="of:=[.A451]-[.C451]" office:value-type="float" office:value="0.0000120999999992932" calcext:value-type="float">
            <text:p>0,0000121</text:p>
          </table:table-cell>
          <table:table-cell table:formula="of:=[.G451]-[.C451]" office:value-type="float" office:value="0.0000120999999992932" calcext:value-type="float">
            <text:p>0,0000121</text:p>
          </table:table-cell>
          <table:table-cell table:formula="of:=[.J451]/[.I451]" office:value-type="float" office:value="1" calcext:value-type="float">
            <text:p>1</text:p>
          </table:table-cell>
          <table:table-cell table:formula="of:=[.D451]+[.H451]*[.K451]" office:value-type="float" office:value="4.600003" calcext:value-type="float">
            <text:p>4,600003</text:p>
          </table:table-cell>
        </table:table-row>
        <table:table-row table:style-name="ro1">
          <table:table-cell office:value-type="float" office:value="5.2455189" calcext:value-type="float">
            <text:p>5,2455189</text:p>
          </table:table-cell>
          <table:table-cell office:value-type="float" office:value="4.750003" calcext:value-type="float">
            <text:p>4,750003</text:p>
          </table:table-cell>
          <table:table-cell office:value-type="float" office:value="5.243" calcext:value-type="float">
            <text:p>5,243</text:p>
          </table:table-cell>
          <table:table-cell office:value-type="float" office:value="4.316422" calcext:value-type="float">
            <text:p>4,316422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6019493" calcext:value-type="float">
            <text:p>0,6019493</text:p>
          </table:table-cell>
          <table:table-cell table:formula="of:=[.A452]-[.E452]" office:value-type="float" office:value="5.24451625" calcext:value-type="float">
            <text:p>5,24451625</text:p>
          </table:table-cell>
          <table:table-cell table:formula="of:=[.B452]-[.D452]" office:value-type="float" office:value="0.433580999999999" calcext:value-type="float">
            <text:p>0,433581</text:p>
          </table:table-cell>
          <table:table-cell table:formula="of:=[.A452]-[.C452]" office:value-type="float" office:value="0.0025189000000001" calcext:value-type="float">
            <text:p>0,0025189</text:p>
          </table:table-cell>
          <table:table-cell table:formula="of:=[.G452]-[.C452]" office:value-type="float" office:value="0.00151624999999989" calcext:value-type="float">
            <text:p>0,00151625</text:p>
          </table:table-cell>
          <table:table-cell table:formula="of:=[.J452]/[.I452]" office:value-type="float" office:value="0.601949263567361" calcext:value-type="float">
            <text:p>0,6019492636</text:p>
          </table:table-cell>
          <table:table-cell table:formula="of:=[.D452]+[.H452]*[.K452]" office:value-type="float" office:value="4.5774157636468" calcext:value-type="float">
            <text:p>4,5774157636</text:p>
          </table:table-cell>
        </table:table-row>
        <table:table-row table:style-name="ro1">
          <table:table-cell office:value-type="float" office:value="5.2470227" calcext:value-type="float">
            <text:p>5,2470227</text:p>
          </table:table-cell>
          <table:table-cell office:value-type="float" office:value="4.750003" calcext:value-type="float">
            <text:p>4,750003</text:p>
          </table:table-cell>
          <table:table-cell office:value-type="float" office:value="5.246" calcext:value-type="float">
            <text:p>5,246</text:p>
          </table:table-cell>
          <table:table-cell office:value-type="float" office:value="5.010996" calcext:value-type="float">
            <text:p>5,010996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01960496" calcext:value-type="float">
            <text:p>0,01960496</text:p>
          </table:table-cell>
          <table:table-cell table:formula="of:=[.A453]-[.E453]" office:value-type="float" office:value="5.24602005" calcext:value-type="float">
            <text:p>5,24602005</text:p>
          </table:table-cell>
          <table:table-cell table:formula="of:=[.B453]-[.D453]" office:value-type="float" office:value="-0.260993" calcext:value-type="float">
            <text:p>-0,260993</text:p>
          </table:table-cell>
          <table:table-cell table:formula="of:=[.A453]-[.C453]" office:value-type="float" office:value="0.00102269999999915" calcext:value-type="float">
            <text:p>0,0010227</text:p>
          </table:table-cell>
          <table:table-cell table:formula="of:=[.G453]-[.C453]" office:value-type="float" office:value="0.000020049999998939" calcext:value-type="float">
            <text:p>0,00002005</text:p>
          </table:table-cell>
          <table:table-cell table:formula="of:=[.J453]/[.I453]" office:value-type="float" office:value="0.0196049672425497" calcext:value-type="float">
            <text:p>0,0196049672</text:p>
          </table:table-cell>
          <table:table-cell table:formula="of:=[.D453]+[.H453]*[.K453]" office:value-type="float" office:value="5.00587924078446" calcext:value-type="float">
            <text:p>5,0058792408</text:p>
          </table:table-cell>
        </table:table-row>
        <table:table-row table:style-name="ro1">
          <table:table-cell office:value-type="float" office:value="5.2480258" calcext:value-type="float">
            <text:p>5,2480258</text:p>
          </table:table-cell>
          <table:table-cell office:value-type="float" office:value="4.750003" calcext:value-type="float">
            <text:p>4,750003</text:p>
          </table:table-cell>
          <table:table-cell office:value-type="float" office:value="5.247" calcext:value-type="float">
            <text:p>5,247</text:p>
          </table:table-cell>
          <table:table-cell office:value-type="float" office:value="4.744886" calcext:value-type="float">
            <text:p>4,744886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02256774" calcext:value-type="float">
            <text:p>0,02256774</text:p>
          </table:table-cell>
          <table:table-cell table:formula="of:=[.A454]-[.E454]" office:value-type="float" office:value="5.24702315" calcext:value-type="float">
            <text:p>5,24702315</text:p>
          </table:table-cell>
          <table:table-cell table:formula="of:=[.B454]-[.D454]" office:value-type="float" office:value="0.00511699999999937" calcext:value-type="float">
            <text:p>0,005117</text:p>
          </table:table-cell>
          <table:table-cell table:formula="of:=[.A454]-[.C454]" office:value-type="float" office:value="0.00102579999999985" calcext:value-type="float">
            <text:p>0,0010258</text:p>
          </table:table-cell>
          <table:table-cell table:formula="of:=[.G454]-[.C454]" office:value-type="float" office:value="0.0000231499999996387" calcext:value-type="float">
            <text:p>0,00002315</text:p>
          </table:table-cell>
          <table:table-cell table:formula="of:=[.J454]/[.I454]" office:value-type="float" office:value="0.0225677519980913" calcext:value-type="float">
            <text:p>0,022567752</text:p>
          </table:table-cell>
          <table:table-cell table:formula="of:=[.D454]+[.H454]*[.K454]" office:value-type="float" office:value="4.74500147918698" calcext:value-type="float">
            <text:p>4,7450014792</text:p>
          </table:table-cell>
        </table:table-row>
        <table:table-row table:style-name="ro1">
          <table:table-cell office:value-type="float" office:value="5.248527" calcext:value-type="float">
            <text:p>5,248527</text:p>
          </table:table-cell>
          <table:table-cell office:value-type="float" office:value="4.750003" calcext:value-type="float">
            <text:p>4,750003</text:p>
          </table:table-cell>
          <table:table-cell office:value-type="float" office:value="5.248" calcext:value-type="float">
            <text:p>5,248</text:p>
          </table:table-cell>
          <table:table-cell office:value-type="float" office:value="4.750118" calcext:value-type="float">
            <text:p>4,750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55]-[.E455]" office:value-type="float" office:value="5.248527" calcext:value-type="float">
            <text:p>5,248527</text:p>
          </table:table-cell>
          <table:table-cell table:formula="of:=[.B455]-[.D455]" office:value-type="float" office:value="-0.000115000000000087" calcext:value-type="float">
            <text:p>-0,000115</text:p>
          </table:table-cell>
          <table:table-cell table:formula="of:=[.A455]-[.C455]" office:value-type="float" office:value="0.000526999999999944" calcext:value-type="float">
            <text:p>0,000527</text:p>
          </table:table-cell>
          <table:table-cell table:formula="of:=[.G455]-[.C455]" office:value-type="float" office:value="0.000526999999999944" calcext:value-type="float">
            <text:p>0,000527</text:p>
          </table:table-cell>
          <table:table-cell table:formula="of:=[.J455]/[.I455]" office:value-type="float" office:value="1" calcext:value-type="float">
            <text:p>1</text:p>
          </table:table-cell>
          <table:table-cell table:formula="of:=[.D455]+[.H455]*[.K455]" office:value-type="float" office:value="4.750003" calcext:value-type="float">
            <text:p>4,750003</text:p>
          </table:table-cell>
        </table:table-row>
        <table:table-row table:style-name="ro1">
          <table:table-cell office:value-type="float" office:value="5.2775266" calcext:value-type="float">
            <text:p>5,2775266</text:p>
          </table:table-cell>
          <table:table-cell office:value-type="float" office:value="5.050003" calcext:value-type="float">
            <text:p>5,050003</text:p>
          </table:table-cell>
          <table:table-cell office:value-type="float" office:value="5.249" calcext:value-type="float">
            <text:p>5,249</text:p>
          </table:table-cell>
          <table:table-cell office:value-type="float" office:value="4.749887" calcext:value-type="float">
            <text:p>4,7498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56]-[.E456]" office:value-type="float" office:value="5.2775266" calcext:value-type="float">
            <text:p>5,2775266</text:p>
          </table:table-cell>
          <table:table-cell table:formula="of:=[.B456]-[.D456]" office:value-type="float" office:value="0.300116" calcext:value-type="float">
            <text:p>0,300116</text:p>
          </table:table-cell>
          <table:table-cell table:formula="of:=[.A456]-[.C456]" office:value-type="float" office:value="0.0285266000000002" calcext:value-type="float">
            <text:p>0,0285266</text:p>
          </table:table-cell>
          <table:table-cell table:formula="of:=[.G456]-[.C456]" office:value-type="float" office:value="0.0285266000000002" calcext:value-type="float">
            <text:p>0,0285266</text:p>
          </table:table-cell>
          <table:table-cell table:formula="of:=[.J456]/[.I456]" office:value-type="float" office:value="1" calcext:value-type="float">
            <text:p>1</text:p>
          </table:table-cell>
          <table:table-cell table:formula="of:=[.D456]+[.H456]*[.K456]" office:value-type="float" office:value="5.050003" calcext:value-type="float">
            <text:p>5,050003</text:p>
          </table:table-cell>
        </table:table-row>
        <table:table-row table:style-name="ro1">
          <table:table-cell office:value-type="float" office:value="5.2785291" calcext:value-type="float">
            <text:p>5,2785291</text:p>
          </table:table-cell>
          <table:table-cell office:value-type="float" office:value="5" calcext:value-type="float">
            <text:p>5</text:p>
          </table:table-cell>
          <table:table-cell office:value-type="float" office:value="5.278" calcext:value-type="float">
            <text:p>5,278</text:p>
          </table:table-cell>
          <table:table-cell office:value-type="float" office:value="5.350119" calcext:value-type="float">
            <text:p>5,350119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526271" calcext:value-type="float">
            <text:p>0,526271</text:p>
          </table:table-cell>
          <table:table-cell table:formula="of:=[.A457]-[.E457]" office:value-type="float" office:value="5.27827845" calcext:value-type="float">
            <text:p>5,27827845</text:p>
          </table:table-cell>
          <table:table-cell table:formula="of:=[.B457]-[.D457]" office:value-type="float" office:value="-0.350119" calcext:value-type="float">
            <text:p>-0,350119</text:p>
          </table:table-cell>
          <table:table-cell table:formula="of:=[.A457]-[.C457]" office:value-type="float" office:value="0.000529099999999616" calcext:value-type="float">
            <text:p>0,0005291</text:p>
          </table:table-cell>
          <table:table-cell table:formula="of:=[.G457]-[.C457]" office:value-type="float" office:value="0.000278449999999708" calcext:value-type="float">
            <text:p>0,00027845</text:p>
          </table:table-cell>
          <table:table-cell table:formula="of:=[.J457]/[.I457]" office:value-type="float" office:value="0.526271026270857" calcext:value-type="float">
            <text:p>0,5262710263</text:p>
          </table:table-cell>
          <table:table-cell table:formula="of:=[.D457]+[.H457]*[.K457]" office:value-type="float" office:value="5.16586151455307" calcext:value-type="float">
            <text:p>5,1658615146</text:p>
          </table:table-cell>
        </table:table-row>
        <table:table-row table:style-name="ro1">
          <table:table-cell office:value-type="float" office:value="5.2800329" calcext:value-type="float">
            <text:p>5,2800329</text:p>
          </table:table-cell>
          <table:table-cell office:value-type="float" office:value="5" calcext:value-type="float">
            <text:p>5</text:p>
          </table:table-cell>
          <table:table-cell office:value-type="float" office:value="5.279" calcext:value-type="float">
            <text:p>5,279</text:p>
          </table:table-cell>
          <table:table-cell office:value-type="float" office:value="4.815742" calcext:value-type="float">
            <text:p>4,81574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573338" calcext:value-type="float">
            <text:p>0,7573338</text:p>
          </table:table-cell>
          <table:table-cell table:formula="of:=[.A458]-[.E458]" office:value-type="float" office:value="5.27978225" calcext:value-type="float">
            <text:p>5,27978225</text:p>
          </table:table-cell>
          <table:table-cell table:formula="of:=[.B458]-[.D458]" office:value-type="float" office:value="0.184258" calcext:value-type="float">
            <text:p>0,184258</text:p>
          </table:table-cell>
          <table:table-cell table:formula="of:=[.A458]-[.C458]" office:value-type="float" office:value="0.00103290000000023" calcext:value-type="float">
            <text:p>0,0010329</text:p>
          </table:table-cell>
          <table:table-cell table:formula="of:=[.G458]-[.C458]" office:value-type="float" office:value="0.000782250000000317" calcext:value-type="float">
            <text:p>0,00078225</text:p>
          </table:table-cell>
          <table:table-cell table:formula="of:=[.J458]/[.I458]" office:value-type="float" office:value="0.757333720592649" calcext:value-type="float">
            <text:p>0,7573337206</text:p>
          </table:table-cell>
          <table:table-cell table:formula="of:=[.D458]+[.H458]*[.K458]" office:value-type="float" office:value="4.95528679668896" calcext:value-type="float">
            <text:p>4,9552867967</text:p>
          </table:table-cell>
        </table:table-row>
        <table:table-row table:style-name="ro1">
          <table:table-cell office:value-type="float" office:value="5.2820387" calcext:value-type="float">
            <text:p>5,2820387</text:p>
          </table:table-cell>
          <table:table-cell office:value-type="float" office:value="5" calcext:value-type="float">
            <text:p>5</text:p>
          </table:table-cell>
          <table:table-cell office:value-type="float" office:value="5.28" calcext:value-type="float">
            <text:p>5,28</text:p>
          </table:table-cell>
          <table:table-cell office:value-type="float" office:value="5.139544" calcext:value-type="float">
            <text:p>5,139544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6310639" calcext:value-type="float">
            <text:p>0,6310639</text:p>
          </table:table-cell>
          <table:table-cell table:formula="of:=[.A459]-[.E459]" office:value-type="float" office:value="5.28128655" calcext:value-type="float">
            <text:p>5,28128655</text:p>
          </table:table-cell>
          <table:table-cell table:formula="of:=[.B459]-[.D459]" office:value-type="float" office:value="-0.139544" calcext:value-type="float">
            <text:p>-0,139544</text:p>
          </table:table-cell>
          <table:table-cell table:formula="of:=[.A459]-[.C459]" office:value-type="float" office:value="0.00203869999999995" calcext:value-type="float">
            <text:p>0,0020387</text:p>
          </table:table-cell>
          <table:table-cell table:formula="of:=[.G459]-[.C459]" office:value-type="float" office:value="0.00128654999999966" calcext:value-type="float">
            <text:p>0,00128655</text:p>
          </table:table-cell>
          <table:table-cell table:formula="of:=[.J459]/[.I459]" office:value-type="float" office:value="0.631063913277921" calcext:value-type="float">
            <text:p>0,6310639133</text:p>
          </table:table-cell>
          <table:table-cell table:formula="of:=[.D459]+[.H459]*[.K459]" office:value-type="float" office:value="5.05148281728555" calcext:value-type="float">
            <text:p>5,0514828173</text:p>
          </table:table-cell>
        </table:table-row>
        <table:table-row table:style-name="ro1">
          <table:table-cell office:value-type="float" office:value="5.28254" calcext:value-type="float">
            <text:p>5,28254</text:p>
          </table:table-cell>
          <table:table-cell office:value-type="float" office:value="5" calcext:value-type="float">
            <text:p>5</text:p>
          </table:table-cell>
          <table:table-cell office:value-type="float" office:value="5.282" calcext:value-type="float">
            <text:p>5,282</text:p>
          </table:table-cell>
          <table:table-cell office:value-type="float" office:value="4.911939" calcext:value-type="float">
            <text:p>4,911939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5358334" calcext:value-type="float">
            <text:p>0,5358334</text:p>
          </table:table-cell>
          <table:table-cell table:formula="of:=[.A460]-[.E460]" office:value-type="float" office:value="5.28228935" calcext:value-type="float">
            <text:p>5,28228935</text:p>
          </table:table-cell>
          <table:table-cell table:formula="of:=[.B460]-[.D460]" office:value-type="float" office:value="0.0880609999999997" calcext:value-type="float">
            <text:p>0,088061</text:p>
          </table:table-cell>
          <table:table-cell table:formula="of:=[.A460]-[.C460]" office:value-type="float" office:value="0.000539999999999985" calcext:value-type="float">
            <text:p>0,00054</text:p>
          </table:table-cell>
          <table:table-cell table:formula="of:=[.G460]-[.C460]" office:value-type="float" office:value="0.000289350000000077" calcext:value-type="float">
            <text:p>0,00028935</text:p>
          </table:table-cell>
          <table:table-cell table:formula="of:=[.J460]/[.I460]" office:value-type="float" office:value="0.535833333333491" calcext:value-type="float">
            <text:p>0,5358333333</text:p>
          </table:table-cell>
          <table:table-cell table:formula="of:=[.D460]+[.H460]*[.K460]" office:value-type="float" office:value="4.95912501916668" calcext:value-type="float">
            <text:p>4,9591250192</text:p>
          </table:table-cell>
        </table:table-row>
        <table:table-row table:style-name="ro1">
          <table:table-cell office:value-type="float" office:value="5.312807" calcext:value-type="float">
            <text:p>5,312807</text:p>
          </table:table-cell>
          <table:table-cell office:value-type="float" office:value="4.55" calcext:value-type="float">
            <text:p>4,55</text:p>
          </table:table-cell>
          <table:table-cell office:value-type="float" office:value="5.283" calcext:value-type="float">
            <text:p>5,283</text:p>
          </table:table-cell>
          <table:table-cell office:value-type="float" office:value="5.047186" calcext:value-type="float">
            <text:p>5,047186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747744" calcext:value-type="float">
            <text:p>0,9747744</text:p>
          </table:table-cell>
          <table:table-cell table:formula="of:=[.A461]-[.E461]" office:value-type="float" office:value="5.3120551" calcext:value-type="float">
            <text:p>5,3120551</text:p>
          </table:table-cell>
          <table:table-cell table:formula="of:=[.B461]-[.D461]" office:value-type="float" office:value="-0.497186" calcext:value-type="float">
            <text:p>-0,497186</text:p>
          </table:table-cell>
          <table:table-cell table:formula="of:=[.A461]-[.C461]" office:value-type="float" office:value="0.0298069999999999" calcext:value-type="float">
            <text:p>0,029807</text:p>
          </table:table-cell>
          <table:table-cell table:formula="of:=[.G461]-[.C461]" office:value-type="float" office:value="0.0290550999999999" calcext:value-type="float">
            <text:p>0,0290551</text:p>
          </table:table-cell>
          <table:table-cell table:formula="of:=[.J461]/[.I461]" office:value-type="float" office:value="0.97477438185661" calcext:value-type="float">
            <text:p>0,9747743819</text:p>
          </table:table-cell>
          <table:table-cell table:formula="of:=[.D461]+[.H461]*[.K461]" office:value-type="float" office:value="4.56254182418224" calcext:value-type="float">
            <text:p>4,5625418242</text:p>
          </table:table-cell>
        </table:table-row>
        <table:table-row table:style-name="ro1">
          <table:table-cell office:value-type="float" office:value="5.3143131" calcext:value-type="float">
            <text:p>5,3143131</text:p>
          </table:table-cell>
          <table:table-cell office:value-type="float" office:value="4.55" calcext:value-type="float">
            <text:p>4,55</text:p>
          </table:table-cell>
          <table:table-cell office:value-type="float" office:value="5.313" calcext:value-type="float">
            <text:p>5,313</text:p>
          </table:table-cell>
          <table:table-cell office:value-type="float" office:value="4.065355" calcext:value-type="float">
            <text:p>4,065355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4273856" calcext:value-type="float">
            <text:p>0,4273856</text:p>
          </table:table-cell>
          <table:table-cell table:formula="of:=[.A462]-[.E462]" office:value-type="float" office:value="5.3135612" calcext:value-type="float">
            <text:p>5,3135612</text:p>
          </table:table-cell>
          <table:table-cell table:formula="of:=[.B462]-[.D462]" office:value-type="float" office:value="0.484645" calcext:value-type="float">
            <text:p>0,484645</text:p>
          </table:table-cell>
          <table:table-cell table:formula="of:=[.A462]-[.C462]" office:value-type="float" office:value="0.00131309999999996" calcext:value-type="float">
            <text:p>0,0013131</text:p>
          </table:table-cell>
          <table:table-cell table:formula="of:=[.G462]-[.C462]" office:value-type="float" office:value="0.000561199999999928" calcext:value-type="float">
            <text:p>0,0005612</text:p>
          </table:table-cell>
          <table:table-cell table:formula="of:=[.J462]/[.I462]" office:value-type="float" office:value="0.427385576117544" calcext:value-type="float">
            <text:p>0,4273855761</text:p>
          </table:table-cell>
          <table:table-cell table:formula="of:=[.D462]+[.H462]*[.K462]" office:value-type="float" office:value="4.27248528253749" calcext:value-type="float">
            <text:p>4,2724852825</text:p>
          </table:table-cell>
        </table:table-row>
        <table:table-row table:style-name="ro1">
          <table:table-cell office:value-type="float" office:value="5.316321" calcext:value-type="float">
            <text:p>5,316321</text:p>
          </table:table-cell>
          <table:table-cell office:value-type="float" office:value="4.55" calcext:value-type="float">
            <text:p>4,55</text:p>
          </table:table-cell>
          <table:table-cell office:value-type="float" office:value="5.314" calcext:value-type="float">
            <text:p>5,314</text:p>
          </table:table-cell>
          <table:table-cell office:value-type="float" office:value="4.75713" calcext:value-type="float">
            <text:p>4,75713</text:p>
          </table:table-cell>
          <table:table-cell office:value-type="float" office:value="0.00075295" calcext:value-type="float">
            <text:p>0,00075295</text:p>
          </table:table-cell>
          <table:table-cell office:value-type="float" office:value="0.6755924" calcext:value-type="float">
            <text:p>0,6755924</text:p>
          </table:table-cell>
          <table:table-cell table:formula="of:=[.A463]-[.E463]" office:value-type="float" office:value="5.31556805" calcext:value-type="float">
            <text:p>5,31556805</text:p>
          </table:table-cell>
          <table:table-cell table:formula="of:=[.B463]-[.D463]" office:value-type="float" office:value="-0.20713" calcext:value-type="float">
            <text:p>-0,20713</text:p>
          </table:table-cell>
          <table:table-cell table:formula="of:=[.A463]-[.C463]" office:value-type="float" office:value="0.00232100000000024" calcext:value-type="float">
            <text:p>0,002321</text:p>
          </table:table-cell>
          <table:table-cell table:formula="of:=[.G463]-[.C463]" office:value-type="float" office:value="0.00156805000000038" calcext:value-type="float">
            <text:p>0,00156805</text:p>
          </table:table-cell>
          <table:table-cell table:formula="of:=[.J463]/[.I463]" office:value-type="float" office:value="0.675592417061704" calcext:value-type="float">
            <text:p>0,6755924171</text:p>
          </table:table-cell>
          <table:table-cell table:formula="of:=[.D463]+[.H463]*[.K463]" office:value-type="float" office:value="4.61719454265401" calcext:value-type="float">
            <text:p>4,6171945427</text:p>
          </table:table-cell>
        </table:table-row>
        <table:table-row table:style-name="ro1">
          <table:table-cell office:value-type="float" office:value="5.3168217" calcext:value-type="float">
            <text:p>5,3168217</text:p>
          </table:table-cell>
          <table:table-cell office:value-type="float" office:value="4.55" calcext:value-type="float">
            <text:p>4,55</text:p>
          </table:table-cell>
          <table:table-cell office:value-type="float" office:value="5.316" calcext:value-type="float">
            <text:p>5,316</text:p>
          </table:table-cell>
          <table:table-cell office:value-type="float" office:value="4.410064" calcext:value-type="float">
            <text:p>4,410064</text:p>
          </table:table-cell>
          <table:table-cell office:value-type="float" office:value="0.00075295" calcext:value-type="float">
            <text:p>0,00075295</text:p>
          </table:table-cell>
          <table:table-cell office:value-type="float" office:value="0.08366797" calcext:value-type="float">
            <text:p>0,08366797</text:p>
          </table:table-cell>
          <table:table-cell table:formula="of:=[.A464]-[.E464]" office:value-type="float" office:value="5.31606875" calcext:value-type="float">
            <text:p>5,31606875</text:p>
          </table:table-cell>
          <table:table-cell table:formula="of:=[.B464]-[.D464]" office:value-type="float" office:value="0.139936" calcext:value-type="float">
            <text:p>0,139936</text:p>
          </table:table-cell>
          <table:table-cell table:formula="of:=[.A464]-[.C464]" office:value-type="float" office:value="0.000821700000000369" calcext:value-type="float">
            <text:p>0,0008217</text:p>
          </table:table-cell>
          <table:table-cell table:formula="of:=[.G464]-[.C464]" office:value-type="float" office:value="0.0000687500000005059" calcext:value-type="float">
            <text:p>0,00006875</text:p>
          </table:table-cell>
          <table:table-cell table:formula="of:=[.J464]/[.I464]" office:value-type="float" office:value="0.0836680053553304" calcext:value-type="float">
            <text:p>0,0836680054</text:p>
          </table:table-cell>
          <table:table-cell table:formula="of:=[.D464]+[.H464]*[.K464]" office:value-type="float" office:value="4.4217721659974" calcext:value-type="float">
            <text:p>4,421772166</text:p>
          </table:table-cell>
        </table:table-row>
        <table:table-row table:style-name="ro1">
          <table:table-cell office:value-type="float" office:value="5.3178245" calcext:value-type="float">
            <text:p>5,3178245</text:p>
          </table:table-cell>
          <table:table-cell office:value-type="float" office:value="4.55" calcext:value-type="float">
            <text:p>4,55</text:p>
          </table:table-cell>
          <table:table-cell office:value-type="float" office:value="5.317" calcext:value-type="float">
            <text:p>5,317</text:p>
          </table:table-cell>
          <table:table-cell office:value-type="float" office:value="4.561708" calcext:value-type="float">
            <text:p>4,5617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65]-[.E465]" office:value-type="float" office:value="5.3178245" calcext:value-type="float">
            <text:p>5,3178245</text:p>
          </table:table-cell>
          <table:table-cell table:formula="of:=[.B465]-[.D465]" office:value-type="float" office:value="-0.0117080000000005" calcext:value-type="float">
            <text:p>-0,011708</text:p>
          </table:table-cell>
          <table:table-cell table:formula="of:=[.A465]-[.C465]" office:value-type="float" office:value="0.000824500000000228" calcext:value-type="float">
            <text:p>0,0008245</text:p>
          </table:table-cell>
          <table:table-cell table:formula="of:=[.G465]-[.C465]" office:value-type="float" office:value="0.000824500000000228" calcext:value-type="float">
            <text:p>0,0008245</text:p>
          </table:table-cell>
          <table:table-cell table:formula="of:=[.J465]/[.I465]" office:value-type="float" office:value="1" calcext:value-type="float">
            <text:p>1</text:p>
          </table:table-cell>
          <table:table-cell table:formula="of:=[.D465]+[.H465]*[.K465]" office:value-type="float" office:value="4.55" calcext:value-type="float">
            <text:p>4,55</text:p>
          </table:table-cell>
        </table:table-row>
        <table:table-row table:style-name="ro1">
          <table:table-cell office:value-type="float" office:value="5.3458578" calcext:value-type="float">
            <text:p>5,3458578</text:p>
          </table:table-cell>
          <table:table-cell office:value-type="float" office:value="4.099999" calcext:value-type="float">
            <text:p>4,099999</text:p>
          </table:table-cell>
          <table:table-cell office:value-type="float" office:value="5.318" calcext:value-type="float">
            <text:p>5,318</text:p>
          </table:table-cell>
          <table:table-cell office:value-type="float" office:value="4.538291" calcext:value-type="float">
            <text:p>4,538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66]-[.E466]" office:value-type="float" office:value="5.3458578" calcext:value-type="float">
            <text:p>5,3458578</text:p>
          </table:table-cell>
          <table:table-cell table:formula="of:=[.B466]-[.D466]" office:value-type="float" office:value="-0.438292" calcext:value-type="float">
            <text:p>-0,438292</text:p>
          </table:table-cell>
          <table:table-cell table:formula="of:=[.A466]-[.C466]" office:value-type="float" office:value="0.0278578000000005" calcext:value-type="float">
            <text:p>0,0278578</text:p>
          </table:table-cell>
          <table:table-cell table:formula="of:=[.G466]-[.C466]" office:value-type="float" office:value="0.0278578000000005" calcext:value-type="float">
            <text:p>0,0278578</text:p>
          </table:table-cell>
          <table:table-cell table:formula="of:=[.J466]/[.I466]" office:value-type="float" office:value="1" calcext:value-type="float">
            <text:p>1</text:p>
          </table:table-cell>
          <table:table-cell table:formula="of:=[.D466]+[.H466]*[.K466]" office:value-type="float" office:value="4.099999" calcext:value-type="float">
            <text:p>4,099999</text:p>
          </table:table-cell>
        </table:table-row>
        <table:table-row table:style-name="ro1">
          <table:table-cell office:value-type="float" office:value="5.3468604" calcext:value-type="float">
            <text:p>5,3468604</text:p>
          </table:table-cell>
          <table:table-cell office:value-type="float" office:value="4.099999" calcext:value-type="float">
            <text:p>4,099999</text:p>
          </table:table-cell>
          <table:table-cell office:value-type="float" office:value="5.346" calcext:value-type="float">
            <text:p>5,346</text:p>
          </table:table-cell>
          <table:table-cell office:value-type="float" office:value="3.661707" calcext:value-type="float">
            <text:p>3,661707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417364" calcext:value-type="float">
            <text:p>0,417364</text:p>
          </table:table-cell>
          <table:table-cell table:formula="of:=[.A467]-[.E467]" office:value-type="float" office:value="5.3463591" calcext:value-type="float">
            <text:p>5,3463591</text:p>
          </table:table-cell>
          <table:table-cell table:formula="of:=[.B467]-[.D467]" office:value-type="float" office:value="0.438292000000001" calcext:value-type="float">
            <text:p>0,438292</text:p>
          </table:table-cell>
          <table:table-cell table:formula="of:=[.A467]-[.C467]" office:value-type="float" office:value="0.00086039999999965" calcext:value-type="float">
            <text:p>0,0008604</text:p>
          </table:table-cell>
          <table:table-cell table:formula="of:=[.G467]-[.C467]" office:value-type="float" office:value="0.000359099999999835" calcext:value-type="float">
            <text:p>0,0003591</text:p>
          </table:table-cell>
          <table:table-cell table:formula="of:=[.J467]/[.I467]" office:value-type="float" office:value="0.417364016736379" calcext:value-type="float">
            <text:p>0,4173640167</text:p>
          </table:table-cell>
          <table:table-cell table:formula="of:=[.D467]+[.H467]*[.K467]" office:value-type="float" office:value="3.84463430962342" calcext:value-type="float">
            <text:p>3,8446343096</text:p>
          </table:table-cell>
        </table:table-row>
        <table:table-row table:style-name="ro1">
          <table:table-cell office:value-type="float" office:value="5.3503692" calcext:value-type="float">
            <text:p>5,3503692</text:p>
          </table:table-cell>
          <table:table-cell office:value-type="float" office:value="4.099999" calcext:value-type="float">
            <text:p>4,099999</text:p>
          </table:table-cell>
          <table:table-cell office:value-type="float" office:value="5.347" calcext:value-type="float">
            <text:p>5,347</text:p>
          </table:table-cell>
          <table:table-cell office:value-type="float" office:value="4.282927" calcext:value-type="float">
            <text:p>4,282927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851211" calcext:value-type="float">
            <text:p>0,851211</text:p>
          </table:table-cell>
          <table:table-cell table:formula="of:=[.A468]-[.E468]" office:value-type="float" office:value="5.3498679" calcext:value-type="float">
            <text:p>5,3498679</text:p>
          </table:table-cell>
          <table:table-cell table:formula="of:=[.B468]-[.D468]" office:value-type="float" office:value="-0.182928" calcext:value-type="float">
            <text:p>-0,182928</text:p>
          </table:table-cell>
          <table:table-cell table:formula="of:=[.A468]-[.C468]" office:value-type="float" office:value="0.00336919999999985" calcext:value-type="float">
            <text:p>0,0033692</text:p>
          </table:table-cell>
          <table:table-cell table:formula="of:=[.G468]-[.C468]" office:value-type="float" office:value="0.00286790000000003" calcext:value-type="float">
            <text:p>0,0028679</text:p>
          </table:table-cell>
          <table:table-cell table:formula="of:=[.J468]/[.I468]" office:value-type="float" office:value="0.851210969963244" calcext:value-type="float">
            <text:p>0,85121097</text:p>
          </table:table-cell>
          <table:table-cell table:formula="of:=[.D468]+[.H468]*[.K468]" office:value-type="float" office:value="4.12721667968656" calcext:value-type="float">
            <text:p>4,1272166797</text:p>
          </table:table-cell>
        </table:table-row>
        <table:table-row table:style-name="ro1">
          <table:table-cell office:value-type="float" office:value="5.351372" calcext:value-type="float">
            <text:p>5,351372</text:p>
          </table:table-cell>
          <table:table-cell office:value-type="float" office:value="4.099999" calcext:value-type="float">
            <text:p>4,099999</text:p>
          </table:table-cell>
          <table:table-cell office:value-type="float" office:value="5.35" calcext:value-type="float">
            <text:p>5,35</text:p>
          </table:table-cell>
          <table:table-cell office:value-type="float" office:value="3.94429" calcext:value-type="float">
            <text:p>3,94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69]-[.E469]" office:value-type="float" office:value="5.351372" calcext:value-type="float">
            <text:p>5,351372</text:p>
          </table:table-cell>
          <table:table-cell table:formula="of:=[.B469]-[.D469]" office:value-type="float" office:value="0.155709" calcext:value-type="float">
            <text:p>0,155709</text:p>
          </table:table-cell>
          <table:table-cell table:formula="of:=[.A469]-[.C469]" office:value-type="float" office:value="0.00137199999999993" calcext:value-type="float">
            <text:p>0,001372</text:p>
          </table:table-cell>
          <table:table-cell table:formula="of:=[.G469]-[.C469]" office:value-type="float" office:value="0.00137199999999993" calcext:value-type="float">
            <text:p>0,001372</text:p>
          </table:table-cell>
          <table:table-cell table:formula="of:=[.J469]/[.I469]" office:value-type="float" office:value="1" calcext:value-type="float">
            <text:p>1</text:p>
          </table:table-cell>
          <table:table-cell table:formula="of:=[.D469]+[.H469]*[.K469]" office:value-type="float" office:value="4.099999" calcext:value-type="float">
            <text:p>4,099999</text:p>
          </table:table-cell>
        </table:table-row>
        <table:table-row table:style-name="ro1">
          <table:table-cell office:value-type="float" office:value="5.3518733" calcext:value-type="float">
            <text:p>5,3518733</text:p>
          </table:table-cell>
          <table:table-cell office:value-type="float" office:value="4.099999" calcext:value-type="float">
            <text:p>4,099999</text:p>
          </table:table-cell>
          <table:table-cell office:value-type="float" office:value="5.351" calcext:value-type="float">
            <text:p>5,351</text:p>
          </table:table-cell>
          <table:table-cell office:value-type="float" office:value="4.255709" calcext:value-type="float">
            <text:p>4,2557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70]-[.E470]" office:value-type="float" office:value="5.3518733" calcext:value-type="float">
            <text:p>5,3518733</text:p>
          </table:table-cell>
          <table:table-cell table:formula="of:=[.B470]-[.D470]" office:value-type="float" office:value="-0.155709999999999" calcext:value-type="float">
            <text:p>-0,15571</text:p>
          </table:table-cell>
          <table:table-cell table:formula="of:=[.A470]-[.C470]" office:value-type="float" office:value="0.000873300000000299" calcext:value-type="float">
            <text:p>0,0008733</text:p>
          </table:table-cell>
          <table:table-cell table:formula="of:=[.G470]-[.C470]" office:value-type="float" office:value="0.000873300000000299" calcext:value-type="float">
            <text:p>0,0008733</text:p>
          </table:table-cell>
          <table:table-cell table:formula="of:=[.J470]/[.I470]" office:value-type="float" office:value="1" calcext:value-type="float">
            <text:p>1</text:p>
          </table:table-cell>
          <table:table-cell table:formula="of:=[.D470]+[.H470]*[.K470]" office:value-type="float" office:value="4.099999" calcext:value-type="float">
            <text:p>4,099999</text:p>
          </table:table-cell>
        </table:table-row>
        <table:table-row table:style-name="ro1">
          <table:table-cell office:value-type="float" office:value="5.3523748" calcext:value-type="float">
            <text:p>5,3523748</text:p>
          </table:table-cell>
          <table:table-cell office:value-type="float" office:value="4.099999" calcext:value-type="float">
            <text:p>4,099999</text:p>
          </table:table-cell>
          <table:table-cell office:value-type="float" office:value="5.352" calcext:value-type="float">
            <text:p>5,352</text:p>
          </table:table-cell>
          <table:table-cell office:value-type="float" office:value="3.94429" calcext:value-type="float">
            <text:p>3,94429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3309765" calcext:value-type="float">
            <text:p>0,3309765</text:p>
          </table:table-cell>
          <table:table-cell table:formula="of:=[.A471]-[.E471]" office:value-type="float" office:value="5.35212405" calcext:value-type="float">
            <text:p>5,35212405</text:p>
          </table:table-cell>
          <table:table-cell table:formula="of:=[.B471]-[.D471]" office:value-type="float" office:value="0.155709" calcext:value-type="float">
            <text:p>0,155709</text:p>
          </table:table-cell>
          <table:table-cell table:formula="of:=[.A471]-[.C471]" office:value-type="float" office:value="0.000374799999999453" calcext:value-type="float">
            <text:p>0,0003748</text:p>
          </table:table-cell>
          <table:table-cell table:formula="of:=[.G471]-[.C471]" office:value-type="float" office:value="0.000124049999999265" calcext:value-type="float">
            <text:p>0,00012405</text:p>
          </table:table-cell>
          <table:table-cell table:formula="of:=[.J471]/[.I471]" office:value-type="float" office:value="0.330976520809621" calcext:value-type="float">
            <text:p>0,3309765208</text:p>
          </table:table-cell>
          <table:table-cell table:formula="of:=[.D471]+[.H471]*[.K471]" office:value-type="float" office:value="3.99582602307875" calcext:value-type="float">
            <text:p>3,9958260231</text:p>
          </table:table-cell>
        </table:table-row>
        <table:table-row table:style-name="ro1">
          <table:table-cell office:value-type="float" office:value="5.3794523" calcext:value-type="float">
            <text:p>5,3794523</text:p>
          </table:table-cell>
          <table:table-cell office:value-type="float" office:value="3.649999" calcext:value-type="float">
            <text:p>3,649999</text:p>
          </table:table-cell>
          <table:table-cell office:value-type="float" office:value="5.352" calcext:value-type="float">
            <text:p>5,352</text:p>
          </table:table-cell>
          <table:table-cell office:value-type="float" office:value="4.151536" calcext:value-type="float">
            <text:p>4,151536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908659" calcext:value-type="float">
            <text:p>0,9908659</text:p>
          </table:table-cell>
          <table:table-cell table:formula="of:=[.A472]-[.E472]" office:value-type="float" office:value="5.37920155" calcext:value-type="float">
            <text:p>5,37920155</text:p>
          </table:table-cell>
          <table:table-cell table:formula="of:=[.B472]-[.D472]" office:value-type="float" office:value="-0.501537" calcext:value-type="float">
            <text:p>-0,501537</text:p>
          </table:table-cell>
          <table:table-cell table:formula="of:=[.A472]-[.C472]" office:value-type="float" office:value="0.0274522999999993" calcext:value-type="float">
            <text:p>0,0274523</text:p>
          </table:table-cell>
          <table:table-cell table:formula="of:=[.G472]-[.C472]" office:value-type="float" office:value="0.0272015499999991" calcext:value-type="float">
            <text:p>0,02720155</text:p>
          </table:table-cell>
          <table:table-cell table:formula="of:=[.J472]/[.I472]" office:value-type="float" office:value="0.990865974799918" calcext:value-type="float">
            <text:p>0,9908659748</text:p>
          </table:table-cell>
          <table:table-cell table:formula="of:=[.D472]+[.H472]*[.K472]" office:value-type="float" office:value="3.65458005159677" calcext:value-type="float">
            <text:p>3,6545800516</text:p>
          </table:table-cell>
        </table:table-row>
        <table:table-row table:style-name="ro1">
          <table:table-cell office:value-type="float" office:value="5.3804546" calcext:value-type="float">
            <text:p>5,3804546</text:p>
          </table:table-cell>
          <table:table-cell office:value-type="float" office:value="3.649999" calcext:value-type="float">
            <text:p>3,649999</text:p>
          </table:table-cell>
          <table:table-cell office:value-type="float" office:value="5.379" calcext:value-type="float">
            <text:p>5,379</text:p>
          </table:table-cell>
          <table:table-cell office:value-type="float" office:value="3.153044" calcext:value-type="float">
            <text:p>3,153044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6554723" calcext:value-type="float">
            <text:p>0,6554723</text:p>
          </table:table-cell>
          <table:table-cell table:formula="of:=[.A473]-[.E473]" office:value-type="float" office:value="5.37995345" calcext:value-type="float">
            <text:p>5,37995345</text:p>
          </table:table-cell>
          <table:table-cell table:formula="of:=[.B473]-[.D473]" office:value-type="float" office:value="0.496955" calcext:value-type="float">
            <text:p>0,496955</text:p>
          </table:table-cell>
          <table:table-cell table:formula="of:=[.A473]-[.C473]" office:value-type="float" office:value="0.00145460000000064" calcext:value-type="float">
            <text:p>0,0014546</text:p>
          </table:table-cell>
          <table:table-cell table:formula="of:=[.G473]-[.C473]" office:value-type="float" office:value="0.0009534500000008" calcext:value-type="float">
            <text:p>0,00095345</text:p>
          </table:table-cell>
          <table:table-cell table:formula="of:=[.J473]/[.I473]" office:value-type="float" office:value="0.655472294789207" calcext:value-type="float">
            <text:p>0,6554722948</text:p>
          </table:table-cell>
          <table:table-cell table:formula="of:=[.D473]+[.H473]*[.K473]" office:value-type="float" office:value="3.47878423425697" calcext:value-type="float">
            <text:p>3,4787842343</text:p>
          </table:table-cell>
        </table:table-row>
        <table:table-row table:style-name="ro1">
          <table:table-cell office:value-type="float" office:value="5.3819582" calcext:value-type="float">
            <text:p>5,3819582</text:p>
          </table:table-cell>
          <table:table-cell office:value-type="float" office:value="3.649999" calcext:value-type="float">
            <text:p>3,649999</text:p>
          </table:table-cell>
          <table:table-cell office:value-type="float" office:value="5.38" calcext:value-type="float">
            <text:p>5,38</text:p>
          </table:table-cell>
          <table:table-cell office:value-type="float" office:value="3.97574" calcext:value-type="float">
            <text:p>3,97574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7440762" calcext:value-type="float">
            <text:p>0,7440762</text:p>
          </table:table-cell>
          <table:table-cell table:formula="of:=[.A474]-[.E474]" office:value-type="float" office:value="5.38145705" calcext:value-type="float">
            <text:p>5,38145705</text:p>
          </table:table-cell>
          <table:table-cell table:formula="of:=[.B474]-[.D474]" office:value-type="float" office:value="-0.325741" calcext:value-type="float">
            <text:p>-0,325741</text:p>
          </table:table-cell>
          <table:table-cell table:formula="of:=[.A474]-[.C474]" office:value-type="float" office:value="0.0019581999999998" calcext:value-type="float">
            <text:p>0,0019582</text:p>
          </table:table-cell>
          <table:table-cell table:formula="of:=[.G474]-[.C474]" office:value-type="float" office:value="0.00145704999999996" calcext:value-type="float">
            <text:p>0,00145705</text:p>
          </table:table-cell>
          <table:table-cell table:formula="of:=[.J474]/[.I474]" office:value-type="float" office:value="0.744076192421668" calcext:value-type="float">
            <text:p>0,7440761924</text:p>
          </table:table-cell>
          <table:table-cell table:formula="of:=[.D474]+[.H474]*[.K474]" office:value-type="float" office:value="3.73336387700437" calcext:value-type="float">
            <text:p>3,733363877</text:p>
          </table:table-cell>
        </table:table-row>
        <table:table-row table:style-name="ro1">
          <table:table-cell office:value-type="float" office:value="5.3834622" calcext:value-type="float">
            <text:p>5,3834622</text:p>
          </table:table-cell>
          <table:table-cell office:value-type="float" office:value="3.649999" calcext:value-type="float">
            <text:p>3,649999</text:p>
          </table:table-cell>
          <table:table-cell office:value-type="float" office:value="5.382" calcext:value-type="float">
            <text:p>5,382</text:p>
          </table:table-cell>
          <table:table-cell office:value-type="float" office:value="3.407623" calcext:value-type="float">
            <text:p>3,407623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4857064" calcext:value-type="float">
            <text:p>0,4857064</text:p>
          </table:table-cell>
          <table:table-cell table:formula="of:=[.A475]-[.E475]" office:value-type="float" office:value="5.3827102" calcext:value-type="float">
            <text:p>5,3827102</text:p>
          </table:table-cell>
          <table:table-cell table:formula="of:=[.B475]-[.D475]" office:value-type="float" office:value="0.242376" calcext:value-type="float">
            <text:p>0,242376</text:p>
          </table:table-cell>
          <table:table-cell table:formula="of:=[.A475]-[.C475]" office:value-type="float" office:value="0.00146220000000064" calcext:value-type="float">
            <text:p>0,0014622</text:p>
          </table:table-cell>
          <table:table-cell table:formula="of:=[.G475]-[.C475]" office:value-type="float" office:value="0.000710200000000327" calcext:value-type="float">
            <text:p>0,0007102</text:p>
          </table:table-cell>
          <table:table-cell table:formula="of:=[.J475]/[.I475]" office:value-type="float" office:value="0.4857064697032" calcext:value-type="float">
            <text:p>0,4857064697</text:p>
          </table:table-cell>
          <table:table-cell table:formula="of:=[.D475]+[.H475]*[.K475]" office:value-type="float" office:value="3.52534659130078" calcext:value-type="float">
            <text:p>3,5253465913</text:p>
          </table:table-cell>
        </table:table-row>
        <table:table-row table:style-name="ro1">
          <table:table-cell office:value-type="float" office:value="5.3904809" calcext:value-type="float">
            <text:p>5,3904809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5.383" calcext:value-type="float">
            <text:p>5,383</text:p>
          </table:table-cell>
          <table:table-cell office:value-type="float" office:value="3.767723" calcext:value-type="float">
            <text:p>3,767723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8994773" calcext:value-type="float">
            <text:p>0,8994773</text:p>
          </table:table-cell>
          <table:table-cell table:formula="of:=[.A476]-[.E476]" office:value-type="float" office:value="5.3897289" calcext:value-type="float">
            <text:p>5,3897289</text:p>
          </table:table-cell>
          <table:table-cell table:formula="of:=[.B476]-[.D476]" office:value-type="float" office:value="-0.267724" calcext:value-type="float">
            <text:p>-0,267724</text:p>
          </table:table-cell>
          <table:table-cell table:formula="of:=[.A476]-[.C476]" office:value-type="float" office:value="0.00748090000000001" calcext:value-type="float">
            <text:p>0,0074809</text:p>
          </table:table-cell>
          <table:table-cell table:formula="of:=[.G476]-[.C476]" office:value-type="float" office:value="0.0067288999999997" calcext:value-type="float">
            <text:p>0,0067289</text:p>
          </table:table-cell>
          <table:table-cell table:formula="of:=[.J476]/[.I476]" office:value-type="float" office:value="0.899477335614658" calcext:value-type="float">
            <text:p>0,8994773356</text:p>
          </table:table-cell>
          <table:table-cell table:formula="of:=[.D476]+[.H476]*[.K476]" office:value-type="float" office:value="3.5269113297999" calcext:value-type="float">
            <text:p>3,5269113298</text:p>
          </table:table-cell>
        </table:table-row>
        <table:table-row table:style-name="ro1">
          <table:table-cell office:value-type="float" office:value="5.3914835" calcext:value-type="float">
            <text:p>5,3914835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5.39" calcext:value-type="float">
            <text:p>5,39</text:p>
          </table:table-cell>
          <table:table-cell office:value-type="float" office:value="3.259188" calcext:value-type="float">
            <text:p>3,25918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310415" calcext:value-type="float">
            <text:p>0,8310415</text:p>
          </table:table-cell>
          <table:table-cell table:formula="of:=[.A477]-[.E477]" office:value-type="float" office:value="5.39123285" calcext:value-type="float">
            <text:p>5,39123285</text:p>
          </table:table-cell>
          <table:table-cell table:formula="of:=[.B477]-[.D477]" office:value-type="float" office:value="0.240811" calcext:value-type="float">
            <text:p>0,240811</text:p>
          </table:table-cell>
          <table:table-cell table:formula="of:=[.A477]-[.C477]" office:value-type="float" office:value="0.00148349999999997" calcext:value-type="float">
            <text:p>0,0014835</text:p>
          </table:table-cell>
          <table:table-cell table:formula="of:=[.G477]-[.C477]" office:value-type="float" office:value="0.00123285000000006" calcext:value-type="float">
            <text:p>0,00123285</text:p>
          </table:table-cell>
          <table:table-cell table:formula="of:=[.J477]/[.I477]" office:value-type="float" office:value="0.831041456016237" calcext:value-type="float">
            <text:p>0,831041456</text:p>
          </table:table-cell>
          <table:table-cell table:formula="of:=[.D477]+[.H477]*[.K477]" office:value-type="float" office:value="3.45931192406473" calcext:value-type="float">
            <text:p>3,4593119241</text:p>
          </table:table-cell>
        </table:table-row>
        <table:table-row table:style-name="ro1">
          <table:table-cell office:value-type="float" office:value="5.413041" calcext:value-type="float">
            <text:p>5,413041</text:p>
          </table:table-cell>
          <table:table-cell office:value-type="float" office:value="3.199999" calcext:value-type="float">
            <text:p>3,199999</text:p>
          </table:table-cell>
          <table:table-cell office:value-type="float" office:value="5.391" calcext:value-type="float">
            <text:p>5,391</text:p>
          </table:table-cell>
          <table:table-cell office:value-type="float" office:value="3.700123" calcext:value-type="float">
            <text:p>3,700123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88628" calcext:value-type="float">
            <text:p>0,988628</text:p>
          </table:table-cell>
          <table:table-cell table:formula="of:=[.A478]-[.E478]" office:value-type="float" office:value="5.41279035" calcext:value-type="float">
            <text:p>5,41279035</text:p>
          </table:table-cell>
          <table:table-cell table:formula="of:=[.B478]-[.D478]" office:value-type="float" office:value="-0.500124" calcext:value-type="float">
            <text:p>-0,500124</text:p>
          </table:table-cell>
          <table:table-cell table:formula="of:=[.A478]-[.C478]" office:value-type="float" office:value="0.0220409999999998" calcext:value-type="float">
            <text:p>0,022041</text:p>
          </table:table-cell>
          <table:table-cell table:formula="of:=[.G478]-[.C478]" office:value-type="float" office:value="0.0217903499999998" calcext:value-type="float">
            <text:p>0,02179035</text:p>
          </table:table-cell>
          <table:table-cell table:formula="of:=[.J478]/[.I478]" office:value-type="float" office:value="0.988628011433242" calcext:value-type="float">
            <text:p>0,9886280114</text:p>
          </table:table-cell>
          <table:table-cell table:formula="of:=[.D478]+[.H478]*[.K478]" office:value-type="float" office:value="3.20568640440996" calcext:value-type="float">
            <text:p>3,2056864044</text:p>
          </table:table-cell>
        </table:table-row>
        <table:table-row table:style-name="ro1">
          <table:table-cell office:value-type="float" office:value="5.4159369" calcext:value-type="float">
            <text:p>5,4159369</text:p>
          </table:table-cell>
          <table:table-cell office:value-type="float" office:value="3.199999" calcext:value-type="float">
            <text:p>3,199999</text:p>
          </table:table-cell>
          <table:table-cell office:value-type="float" office:value="5.413" calcext:value-type="float">
            <text:p>5,413</text:p>
          </table:table-cell>
          <table:table-cell office:value-type="float" office:value="2.705562" calcext:value-type="float">
            <text:p>2,70556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146549" calcext:value-type="float">
            <text:p>0,9146549</text:p>
          </table:table-cell>
          <table:table-cell table:formula="of:=[.A479]-[.E479]" office:value-type="float" office:value="5.41568625" calcext:value-type="float">
            <text:p>5,41568625</text:p>
          </table:table-cell>
          <table:table-cell table:formula="of:=[.B479]-[.D479]" office:value-type="float" office:value="0.494437" calcext:value-type="float">
            <text:p>0,494437</text:p>
          </table:table-cell>
          <table:table-cell table:formula="of:=[.A479]-[.C479]" office:value-type="float" office:value="0.00293689999999991" calcext:value-type="float">
            <text:p>0,0029369</text:p>
          </table:table-cell>
          <table:table-cell table:formula="of:=[.G479]-[.C479]" office:value-type="float" office:value="0.00268625" calcext:value-type="float">
            <text:p>0,00268625</text:p>
          </table:table-cell>
          <table:table-cell table:formula="of:=[.J479]/[.I479]" office:value-type="float" office:value="0.914654908236605" calcext:value-type="float">
            <text:p>0,9146549082</text:p>
          </table:table-cell>
          <table:table-cell table:formula="of:=[.D479]+[.H479]*[.K479]" office:value-type="float" office:value="3.15780122886378" calcext:value-type="float">
            <text:p>3,1578012289</text:p>
          </table:table-cell>
        </table:table-row>
        <table:table-row table:style-name="ro1">
          <table:table-cell office:value-type="float" office:value="5.4174407" calcext:value-type="float">
            <text:p>5,4174407</text:p>
          </table:table-cell>
          <table:table-cell office:value-type="float" office:value="3.199999" calcext:value-type="float">
            <text:p>3,199999</text:p>
          </table:table-cell>
          <table:table-cell office:value-type="float" office:value="5.416" calcext:value-type="float">
            <text:p>5,416</text:p>
          </table:table-cell>
          <table:table-cell office:value-type="float" office:value="3.652238" calcext:value-type="float">
            <text:p>3,65223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260221" calcext:value-type="float">
            <text:p>0,8260221</text:p>
          </table:table-cell>
          <table:table-cell table:formula="of:=[.A480]-[.E480]" office:value-type="float" office:value="5.41719005" calcext:value-type="float">
            <text:p>5,41719005</text:p>
          </table:table-cell>
          <table:table-cell table:formula="of:=[.B480]-[.D480]" office:value-type="float" office:value="-0.452239" calcext:value-type="float">
            <text:p>-0,452239</text:p>
          </table:table-cell>
          <table:table-cell table:formula="of:=[.A480]-[.C480]" office:value-type="float" office:value="0.00144069999999985" calcext:value-type="float">
            <text:p>0,0014407</text:p>
          </table:table-cell>
          <table:table-cell table:formula="of:=[.G480]-[.C480]" office:value-type="float" office:value="0.00119004999999994" calcext:value-type="float">
            <text:p>0,00119005</text:p>
          </table:table-cell>
          <table:table-cell table:formula="of:=[.J480]/[.I480]" office:value-type="float" office:value="0.826022072603641" calcext:value-type="float">
            <text:p>0,8260220726</text:p>
          </table:table-cell>
          <table:table-cell table:formula="of:=[.D480]+[.H480]*[.K480]" office:value-type="float" office:value="3.2786786039078" calcext:value-type="float">
            <text:p>3,2786786039</text:p>
          </table:table-cell>
        </table:table-row>
        <table:table-row table:style-name="ro1">
          <table:table-cell office:value-type="float" office:value="5.4179417" calcext:value-type="float">
            <text:p>5,4179417</text:p>
          </table:table-cell>
          <table:table-cell office:value-type="float" office:value="3.199999" calcext:value-type="float">
            <text:p>3,199999</text:p>
          </table:table-cell>
          <table:table-cell office:value-type="float" office:value="5.417" calcext:value-type="float">
            <text:p>5,417</text:p>
          </table:table-cell>
          <table:table-cell office:value-type="float" office:value="2.826439" calcext:value-type="float">
            <text:p>2,826439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7339917" calcext:value-type="float">
            <text:p>0,7339917</text:p>
          </table:table-cell>
          <table:table-cell table:formula="of:=[.A481]-[.E481]" office:value-type="float" office:value="5.4176912" calcext:value-type="float">
            <text:p>5,4176912</text:p>
          </table:table-cell>
          <table:table-cell table:formula="of:=[.B481]-[.D481]" office:value-type="float" office:value="0.37356" calcext:value-type="float">
            <text:p>0,37356</text:p>
          </table:table-cell>
          <table:table-cell table:formula="of:=[.A481]-[.C481]" office:value-type="float" office:value="0.000941700000000267" calcext:value-type="float">
            <text:p>0,0009417</text:p>
          </table:table-cell>
          <table:table-cell table:formula="of:=[.G481]-[.C481]" office:value-type="float" office:value="0.000691200000000336" calcext:value-type="float">
            <text:p>0,0006912</text:p>
          </table:table-cell>
          <table:table-cell table:formula="of:=[.J481]/[.I481]" office:value-type="float" office:value="0.733991717107507" calcext:value-type="float">
            <text:p>0,7339917171</text:p>
          </table:table-cell>
          <table:table-cell table:formula="of:=[.D481]+[.H481]*[.K481]" office:value-type="float" office:value="3.10062894584268" calcext:value-type="float">
            <text:p>3,1006289458</text:p>
          </table:table-cell>
        </table:table-row>
        <table:table-row table:style-name="ro1">
          <table:table-cell office:value-type="float" office:value="5.4184435" calcext:value-type="float">
            <text:p>5,4184435</text:p>
          </table:table-cell>
          <table:table-cell office:value-type="float" office:value="3.199999" calcext:value-type="float">
            <text:p>3,199999</text:p>
          </table:table-cell>
          <table:table-cell office:value-type="float" office:value="5.418" calcext:value-type="float">
            <text:p>5,418</text:p>
          </table:table-cell>
          <table:table-cell office:value-type="float" office:value="3.474189" calcext:value-type="float">
            <text:p>3,474189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4351748" calcext:value-type="float">
            <text:p>0,4351748</text:p>
          </table:table-cell>
          <table:table-cell table:formula="of:=[.A482]-[.E482]" office:value-type="float" office:value="5.418193" calcext:value-type="float">
            <text:p>5,418193</text:p>
          </table:table-cell>
          <table:table-cell table:formula="of:=[.B482]-[.D482]" office:value-type="float" office:value="-0.27419" calcext:value-type="float">
            <text:p>-0,27419</text:p>
          </table:table-cell>
          <table:table-cell table:formula="of:=[.A482]-[.C482]" office:value-type="float" office:value="0.000443500000000263" calcext:value-type="float">
            <text:p>0,0004435</text:p>
          </table:table-cell>
          <table:table-cell table:formula="of:=[.G482]-[.C482]" office:value-type="float" office:value="0.000193000000000332" calcext:value-type="float">
            <text:p>0,000193</text:p>
          </table:table-cell>
          <table:table-cell table:formula="of:=[.J482]/[.I482]" office:value-type="float" office:value="0.435174746336454" calcext:value-type="float">
            <text:p>0,4351747463</text:p>
          </table:table-cell>
          <table:table-cell table:formula="of:=[.D482]+[.H482]*[.K482]" office:value-type="float" office:value="3.35486843630201" calcext:value-type="float">
            <text:p>3,3548684363</text:p>
          </table:table-cell>
        </table:table-row>
        <table:table-row table:style-name="ro1">
          <table:table-cell office:value-type="float" office:value="5.4189442" calcext:value-type="float">
            <text:p>5,4189442</text:p>
          </table:table-cell>
          <table:table-cell office:value-type="float" office:value="3.199999" calcext:value-type="float">
            <text:p>3,199999</text:p>
          </table:table-cell>
          <table:table-cell office:value-type="float" office:value="5.418" calcext:value-type="float">
            <text:p>5,418</text:p>
          </table:table-cell>
          <table:table-cell office:value-type="float" office:value="3.080678" calcext:value-type="float">
            <text:p>3,080678</text:p>
          </table:table-cell>
          <table:table-cell office:value-type="float" office:value="0.00025035" calcext:value-type="float">
            <text:p>0,00025035</text:p>
          </table:table-cell>
          <table:table-cell office:value-type="float" office:value="0.7348549" calcext:value-type="float">
            <text:p>0,7348549</text:p>
          </table:table-cell>
          <table:table-cell table:formula="of:=[.A483]-[.E483]" office:value-type="float" office:value="5.41869385" calcext:value-type="float">
            <text:p>5,41869385</text:p>
          </table:table-cell>
          <table:table-cell table:formula="of:=[.B483]-[.D483]" office:value-type="float" office:value="0.119321" calcext:value-type="float">
            <text:p>0,119321</text:p>
          </table:table-cell>
          <table:table-cell table:formula="of:=[.A483]-[.C483]" office:value-type="float" office:value="0.000944200000000173" calcext:value-type="float">
            <text:p>0,0009442</text:p>
          </table:table-cell>
          <table:table-cell table:formula="of:=[.G483]-[.C483]" office:value-type="float" office:value="0.000693850000000218" calcext:value-type="float">
            <text:p>0,00069385</text:p>
          </table:table-cell>
          <table:table-cell table:formula="of:=[.J483]/[.I483]" office:value-type="float" office:value="0.73485490362221" calcext:value-type="float">
            <text:p>0,7348549036</text:p>
          </table:table-cell>
          <table:table-cell table:formula="of:=[.D483]+[.H483]*[.K483]" office:value-type="float" office:value="3.16836162195511" calcext:value-type="float">
            <text:p>3,168361622</text:p>
          </table:table-cell>
        </table:table-row>
        <table:table-row table:style-name="ro1">
          <table:table-cell office:value-type="float" office:value="5.4473483" calcext:value-type="float">
            <text:p>5,4473483</text:p>
          </table:table-cell>
          <table:table-cell office:value-type="float" office:value="2.749999" calcext:value-type="float">
            <text:p>2,749999</text:p>
          </table:table-cell>
          <table:table-cell office:value-type="float" office:value="5.419" calcext:value-type="float">
            <text:p>5,419</text:p>
          </table:table-cell>
          <table:table-cell office:value-type="float" office:value="3.287682" calcext:value-type="float">
            <text:p>3,287682</text:p>
          </table:table-cell>
          <table:table-cell office:value-type="float" office:value="0.00025035" calcext:value-type="float">
            <text:p>0,00025035</text:p>
          </table:table-cell>
          <table:table-cell office:value-type="float" office:value="0.9911688" calcext:value-type="float">
            <text:p>0,9911688</text:p>
          </table:table-cell>
          <table:table-cell table:formula="of:=[.A484]-[.E484]" office:value-type="float" office:value="5.44709795" calcext:value-type="float">
            <text:p>5,44709795</text:p>
          </table:table-cell>
          <table:table-cell table:formula="of:=[.B484]-[.D484]" office:value-type="float" office:value="-0.537683" calcext:value-type="float">
            <text:p>-0,537683</text:p>
          </table:table-cell>
          <table:table-cell table:formula="of:=[.A484]-[.C484]" office:value-type="float" office:value="0.0283483000000002" calcext:value-type="float">
            <text:p>0,0283483</text:p>
          </table:table-cell>
          <table:table-cell table:formula="of:=[.G484]-[.C484]" office:value-type="float" office:value="0.0280979500000003" calcext:value-type="float">
            <text:p>0,02809795</text:p>
          </table:table-cell>
          <table:table-cell table:formula="of:=[.J484]/[.I484]" office:value-type="float" office:value="0.991168782607777" calcext:value-type="float">
            <text:p>0,9911687826</text:p>
          </table:table-cell>
          <table:table-cell table:formula="of:=[.D484]+[.H484]*[.K484]" office:value-type="float" office:value="2.7547473954611" calcext:value-type="float">
            <text:p>2,7547473955</text:p>
          </table:table-cell>
        </table:table-row>
        <table:table-row table:style-name="ro1">
          <table:table-cell office:value-type="float" office:value="5.448852" calcext:value-type="float">
            <text:p>5,448852</text:p>
          </table:table-cell>
          <table:table-cell office:value-type="float" office:value="2.749999" calcext:value-type="float">
            <text:p>2,749999</text:p>
          </table:table-cell>
          <table:table-cell office:value-type="float" office:value="5.447" calcext:value-type="float">
            <text:p>5,447</text:p>
          </table:table-cell>
          <table:table-cell office:value-type="float" office:value="2.217063" calcext:value-type="float">
            <text:p>2,217063</text:p>
          </table:table-cell>
          <table:table-cell office:value-type="float" office:value="0.0005011" calcext:value-type="float">
            <text:p>0,0005011</text:p>
          </table:table-cell>
          <table:table-cell office:value-type="float" office:value="0.7294276" calcext:value-type="float">
            <text:p>0,7294276</text:p>
          </table:table-cell>
          <table:table-cell table:formula="of:=[.A485]-[.E485]" office:value-type="float" office:value="5.4483509" calcext:value-type="float">
            <text:p>5,4483509</text:p>
          </table:table-cell>
          <table:table-cell table:formula="of:=[.B485]-[.D485]" office:value-type="float" office:value="0.532936" calcext:value-type="float">
            <text:p>0,532936</text:p>
          </table:table-cell>
          <table:table-cell table:formula="of:=[.A485]-[.C485]" office:value-type="float" office:value="0.00185199999999952" calcext:value-type="float">
            <text:p>0,001852</text:p>
          </table:table-cell>
          <table:table-cell table:formula="of:=[.G485]-[.C485]" office:value-type="float" office:value="0.00135089999999938" calcext:value-type="float">
            <text:p>0,0013509</text:p>
          </table:table-cell>
          <table:table-cell table:formula="of:=[.J485]/[.I485]" office:value-type="float" office:value="0.72942764578819" calcext:value-type="float">
            <text:p>0,7294276458</text:p>
          </table:table-cell>
          <table:table-cell table:formula="of:=[.D485]+[.H485]*[.K485]" office:value-type="float" office:value="2.60580125183577" calcext:value-type="float">
            <text:p>2,6058012518</text:p>
          </table:table-cell>
        </table:table-row>
        <table:table-row table:style-name="ro1">
          <table:table-cell office:value-type="float" office:value="5.4503558" calcext:value-type="float">
            <text:p>5,4503558</text:p>
          </table:table-cell>
          <table:table-cell office:value-type="float" office:value="2.749999" calcext:value-type="float">
            <text:p>2,749999</text:p>
          </table:table-cell>
          <table:table-cell office:value-type="float" office:value="5.449" calcext:value-type="float">
            <text:p>5,449</text:p>
          </table:table-cell>
          <table:table-cell office:value-type="float" office:value="3.138736" calcext:value-type="float">
            <text:p>3,138736</text:p>
          </table:table-cell>
          <table:table-cell office:value-type="float" office:value="0.0005011" calcext:value-type="float">
            <text:p>0,0005011</text:p>
          </table:table-cell>
          <table:table-cell office:value-type="float" office:value="0.6304027" calcext:value-type="float">
            <text:p>0,6304027</text:p>
          </table:table-cell>
          <table:table-cell table:formula="of:=[.A486]-[.E486]" office:value-type="float" office:value="5.4498547" calcext:value-type="float">
            <text:p>5,4498547</text:p>
          </table:table-cell>
          <table:table-cell table:formula="of:=[.B486]-[.D486]" office:value-type="float" office:value="-0.388737" calcext:value-type="float">
            <text:p>-0,388737</text:p>
          </table:table-cell>
          <table:table-cell table:formula="of:=[.A486]-[.C486]" office:value-type="float" office:value="0.0013557999999998" calcext:value-type="float">
            <text:p>0,0013558</text:p>
          </table:table-cell>
          <table:table-cell table:formula="of:=[.G486]-[.C486]" office:value-type="float" office:value="0.000854699999999653" calcext:value-type="float">
            <text:p>0,0008547</text:p>
          </table:table-cell>
          <table:table-cell table:formula="of:=[.J486]/[.I486]" office:value-type="float" office:value="0.63040271426448" calcext:value-type="float">
            <text:p>0,6304027143</text:p>
          </table:table-cell>
          <table:table-cell table:formula="of:=[.D486]+[.H486]*[.K486]" office:value-type="float" office:value="2.89367514006497" calcext:value-type="float">
            <text:p>2,8936751401</text:p>
          </table:table-cell>
        </table:table-row>
        <table:table-row table:style-name="ro1">
          <table:table-cell office:value-type="float" office:value="5.4523614" calcext:value-type="float">
            <text:p>5,4523614</text:p>
          </table:table-cell>
          <table:table-cell office:value-type="float" office:value="2.749999" calcext:value-type="float">
            <text:p>2,749999</text:p>
          </table:table-cell>
          <table:table-cell office:value-type="float" office:value="5.45" calcext:value-type="float">
            <text:p>5,45</text:p>
          </table:table-cell>
          <table:table-cell office:value-type="float" office:value="2.504937" calcext:value-type="float">
            <text:p>2,504937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6815448" calcext:value-type="float">
            <text:p>0,6815448</text:p>
          </table:table-cell>
          <table:table-cell table:formula="of:=[.A487]-[.E487]" office:value-type="float" office:value="5.4516094" calcext:value-type="float">
            <text:p>5,4516094</text:p>
          </table:table-cell>
          <table:table-cell table:formula="of:=[.B487]-[.D487]" office:value-type="float" office:value="0.245062" calcext:value-type="float">
            <text:p>0,245062</text:p>
          </table:table-cell>
          <table:table-cell table:formula="of:=[.A487]-[.C487]" office:value-type="float" office:value="0.00236139999999985" calcext:value-type="float">
            <text:p>0,0023614</text:p>
          </table:table-cell>
          <table:table-cell table:formula="of:=[.G487]-[.C487]" office:value-type="float" office:value="0.00160939999999954" calcext:value-type="float">
            <text:p>0,0016094</text:p>
          </table:table-cell>
          <table:table-cell table:formula="of:=[.J487]/[.I487]" office:value-type="float" office:value="0.681544846277481" calcext:value-type="float">
            <text:p>0,6815448463</text:p>
          </table:table-cell>
          <table:table-cell table:formula="of:=[.D487]+[.H487]*[.K487]" office:value-type="float" office:value="2.67195774311845" calcext:value-type="float">
            <text:p>2,6719577431</text:p>
          </table:table-cell>
        </table:table-row>
        <table:table-row table:style-name="ro1">
          <table:table-cell office:value-type="float" office:value="5.4533639" calcext:value-type="float">
            <text:p>5,4533639</text:p>
          </table:table-cell>
          <table:table-cell office:value-type="float" office:value="2.749999" calcext:value-type="float">
            <text:p>2,749999</text:p>
          </table:table-cell>
          <table:table-cell office:value-type="float" office:value="5.452" calcext:value-type="float">
            <text:p>5,452</text:p>
          </table:table-cell>
          <table:table-cell office:value-type="float" office:value="2.917019" calcext:value-type="float">
            <text:p>2,917019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4486399" calcext:value-type="float">
            <text:p>0,4486399</text:p>
          </table:table-cell>
          <table:table-cell table:formula="of:=[.A488]-[.E488]" office:value-type="float" office:value="5.4526119" calcext:value-type="float">
            <text:p>5,4526119</text:p>
          </table:table-cell>
          <table:table-cell table:formula="of:=[.B488]-[.D488]" office:value-type="float" office:value="-0.16702" calcext:value-type="float">
            <text:p>-0,16702</text:p>
          </table:table-cell>
          <table:table-cell table:formula="of:=[.A488]-[.C488]" office:value-type="float" office:value="0.00136390000000031" calcext:value-type="float">
            <text:p>0,0013639</text:p>
          </table:table-cell>
          <table:table-cell table:formula="of:=[.G488]-[.C488]" office:value-type="float" office:value="0.000611899999999999" calcext:value-type="float">
            <text:p>0,0006119</text:p>
          </table:table-cell>
          <table:table-cell table:formula="of:=[.J488]/[.I488]" office:value-type="float" office:value="0.448639929613506" calcext:value-type="float">
            <text:p>0,4486399296</text:p>
          </table:table-cell>
          <table:table-cell table:formula="of:=[.D488]+[.H488]*[.K488]" office:value-type="float" office:value="2.84208715895595" calcext:value-type="float">
            <text:p>2,842087159</text:p>
          </table:table-cell>
        </table:table-row>
        <table:table-row table:style-name="ro1">
          <table:table-cell office:value-type="float" office:value="5.4533639" calcext:value-type="float">
            <text:p>5,4533639</text:p>
          </table:table-cell>
          <table:table-cell office:value-type="float" office:value="2.749999" calcext:value-type="float">
            <text:p>2,749999</text:p>
          </table:table-cell>
          <table:table-cell office:value-type="float" office:value="5.453" calcext:value-type="float">
            <text:p>5,453</text:p>
          </table:table-cell>
          <table:table-cell office:value-type="float" office:value="2.675066" calcext:value-type="float">
            <text:p>2,675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89]-[.E489]" office:value-type="float" office:value="5.4533639" calcext:value-type="float">
            <text:p>5,4533639</text:p>
          </table:table-cell>
          <table:table-cell table:formula="of:=[.B489]-[.D489]" office:value-type="float" office:value="0.0749329999999997" calcext:value-type="float">
            <text:p>0,074933</text:p>
          </table:table-cell>
          <table:table-cell table:formula="of:=[.A489]-[.C489]" office:value-type="float" office:value="0.000363899999999973" calcext:value-type="float">
            <text:p>0,0003639</text:p>
          </table:table-cell>
          <table:table-cell table:formula="of:=[.G489]-[.C489]" office:value-type="float" office:value="0.000363899999999973" calcext:value-type="float">
            <text:p>0,0003639</text:p>
          </table:table-cell>
          <table:table-cell table:formula="of:=[.J489]/[.I489]" office:value-type="float" office:value="1" calcext:value-type="float">
            <text:p>1</text:p>
          </table:table-cell>
          <table:table-cell table:formula="of:=[.D489]+[.H489]*[.K489]" office:value-type="float" office:value="2.749999" calcext:value-type="float">
            <text:p>2,749999</text:p>
          </table:table-cell>
        </table:table-row>
        <table:table-row table:style-name="ro1">
          <table:table-cell office:value-type="float" office:value="5.480944" calcext:value-type="float">
            <text:p>5,480944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5.453" calcext:value-type="float">
            <text:p>5,453</text:p>
          </table:table-cell>
          <table:table-cell office:value-type="float" office:value="2.824931" calcext:value-type="float">
            <text:p>2,8249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90]-[.E490]" office:value-type="float" office:value="5.480944" calcext:value-type="float">
            <text:p>5,480944</text:p>
          </table:table-cell>
          <table:table-cell table:formula="of:=[.B490]-[.D490]" office:value-type="float" office:value="-0.524933" calcext:value-type="float">
            <text:p>-0,524933</text:p>
          </table:table-cell>
          <table:table-cell table:formula="of:=[.A490]-[.C490]" office:value-type="float" office:value="0.0279439999999997" calcext:value-type="float">
            <text:p>0,027944</text:p>
          </table:table-cell>
          <table:table-cell table:formula="of:=[.G490]-[.C490]" office:value-type="float" office:value="0.0279439999999997" calcext:value-type="float">
            <text:p>0,027944</text:p>
          </table:table-cell>
          <table:table-cell table:formula="of:=[.J490]/[.I490]" office:value-type="float" office:value="1" calcext:value-type="float">
            <text:p>1</text:p>
          </table:table-cell>
          <table:table-cell table:formula="of:=[.D490]+[.H490]*[.K490]" office:value-type="float" office:value="2.299998" calcext:value-type="float">
            <text:p>2,299998</text:p>
          </table:table-cell>
        </table:table-row>
        <table:table-row table:style-name="ro1">
          <table:table-cell office:value-type="float" office:value="5.4819471" calcext:value-type="float">
            <text:p>5,4819471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5.481" calcext:value-type="float">
            <text:p>5,481</text:p>
          </table:table-cell>
          <table:table-cell office:value-type="float" office:value="1.775066" calcext:value-type="float">
            <text:p>1,775066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7351916" calcext:value-type="float">
            <text:p>0,7351916</text:p>
          </table:table-cell>
          <table:table-cell table:formula="of:=[.A491]-[.E491]" office:value-type="float" office:value="5.4816963" calcext:value-type="float">
            <text:p>5,4816963</text:p>
          </table:table-cell>
          <table:table-cell table:formula="of:=[.B491]-[.D491]" office:value-type="float" office:value="0.524932" calcext:value-type="float">
            <text:p>0,524932</text:p>
          </table:table-cell>
          <table:table-cell table:formula="of:=[.A491]-[.C491]" office:value-type="float" office:value="0.000947100000000312" calcext:value-type="float">
            <text:p>0,0009471</text:p>
          </table:table-cell>
          <table:table-cell table:formula="of:=[.G491]-[.C491]" office:value-type="float" office:value="0.000696300000000427" calcext:value-type="float">
            <text:p>0,0006963</text:p>
          </table:table-cell>
          <table:table-cell table:formula="of:=[.J491]/[.I491]" office:value-type="float" office:value="0.735191637630871" calcext:value-type="float">
            <text:p>0,7351916376</text:p>
          </table:table-cell>
          <table:table-cell table:formula="of:=[.D491]+[.H491]*[.K491]" office:value-type="float" office:value="2.16099161672485" calcext:value-type="float">
            <text:p>2,1609916167</text:p>
          </table:table-cell>
        </table:table-row>
        <table:table-row table:style-name="ro1">
          <table:table-cell office:value-type="float" office:value="5.4834509" calcext:value-type="float">
            <text:p>5,4834509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5.482" calcext:value-type="float">
            <text:p>5,482</text:p>
          </table:table-cell>
          <table:table-cell office:value-type="float" office:value="2.685924" calcext:value-type="float">
            <text:p>2,685924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8271418" calcext:value-type="float">
            <text:p>0,8271418</text:p>
          </table:table-cell>
          <table:table-cell table:formula="of:=[.A492]-[.E492]" office:value-type="float" office:value="5.4832001" calcext:value-type="float">
            <text:p>5,4832001</text:p>
          </table:table-cell>
          <table:table-cell table:formula="of:=[.B492]-[.D492]" office:value-type="float" office:value="-0.385926" calcext:value-type="float">
            <text:p>-0,385926</text:p>
          </table:table-cell>
          <table:table-cell table:formula="of:=[.A492]-[.C492]" office:value-type="float" office:value="0.00145090000000003" calcext:value-type="float">
            <text:p>0,0014509</text:p>
          </table:table-cell>
          <table:table-cell table:formula="of:=[.G492]-[.C492]" office:value-type="float" office:value="0.00120010000000015" calcext:value-type="float">
            <text:p>0,0012001</text:p>
          </table:table-cell>
          <table:table-cell table:formula="of:=[.J492]/[.I492]" office:value-type="float" office:value="0.82714177407135" calcext:value-type="float">
            <text:p>0,8271417741</text:p>
          </table:table-cell>
          <table:table-cell table:formula="of:=[.D492]+[.H492]*[.K492]" office:value-type="float" office:value="2.36670848369974" calcext:value-type="float">
            <text:p>2,3667084837</text:p>
          </table:table-cell>
        </table:table-row>
        <table:table-row table:style-name="ro1">
          <table:table-cell office:value-type="float" office:value="5.4854562" calcext:value-type="float">
            <text:p>5,4854562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5.483" calcext:value-type="float">
            <text:p>5,483</text:p>
          </table:table-cell>
          <table:table-cell office:value-type="float" office:value="1.980783" calcext:value-type="float">
            <text:p>1,980783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6938156" calcext:value-type="float">
            <text:p>0,6938156</text:p>
          </table:table-cell>
          <table:table-cell table:formula="of:=[.A493]-[.E493]" office:value-type="float" office:value="5.48470415" calcext:value-type="float">
            <text:p>5,48470415</text:p>
          </table:table-cell>
          <table:table-cell table:formula="of:=[.B493]-[.D493]" office:value-type="float" office:value="0.319215" calcext:value-type="float">
            <text:p>0,319215</text:p>
          </table:table-cell>
          <table:table-cell table:formula="of:=[.A493]-[.C493]" office:value-type="float" office:value="0.00245620000000013" calcext:value-type="float">
            <text:p>0,0024562</text:p>
          </table:table-cell>
          <table:table-cell table:formula="of:=[.G493]-[.C493]" office:value-type="float" office:value="0.00170415000000013" calcext:value-type="float">
            <text:p>0,00170415</text:p>
          </table:table-cell>
          <table:table-cell table:formula="of:=[.J493]/[.I493]" office:value-type="float" office:value="0.693815650191367" calcext:value-type="float">
            <text:p>0,6938156502</text:p>
          </table:table-cell>
          <table:table-cell table:formula="of:=[.D493]+[.H493]*[.K493]" office:value-type="float" office:value="2.20225936277584" calcext:value-type="float">
            <text:p>2,2022593628</text:p>
          </table:table-cell>
        </table:table-row>
        <table:table-row table:style-name="ro1">
          <table:table-cell office:value-type="float" office:value="5.4859572" calcext:value-type="float">
            <text:p>5,4859572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5.485" calcext:value-type="float">
            <text:p>5,485</text:p>
          </table:table-cell>
          <table:table-cell office:value-type="float" office:value="2.521475" calcext:value-type="float">
            <text:p>2,521475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214323" calcext:value-type="float">
            <text:p>0,214323</text:p>
          </table:table-cell>
          <table:table-cell table:formula="of:=[.A494]-[.E494]" office:value-type="float" office:value="5.48520515" calcext:value-type="float">
            <text:p>5,48520515</text:p>
          </table:table-cell>
          <table:table-cell table:formula="of:=[.B494]-[.D494]" office:value-type="float" office:value="-0.221477" calcext:value-type="float">
            <text:p>-0,221477</text:p>
          </table:table-cell>
          <table:table-cell table:formula="of:=[.A494]-[.C494]" office:value-type="float" office:value="0.000957199999999325" calcext:value-type="float">
            <text:p>0,0009572</text:p>
          </table:table-cell>
          <table:table-cell table:formula="of:=[.G494]-[.C494]" office:value-type="float" office:value="0.000205149999999321" calcext:value-type="float">
            <text:p>0,00020515</text:p>
          </table:table-cell>
          <table:table-cell table:formula="of:=[.J494]/[.I494]" office:value-type="float" office:value="0.214323025490457" calcext:value-type="float">
            <text:p>0,2143230255</text:p>
          </table:table-cell>
          <table:table-cell table:formula="of:=[.D494]+[.H494]*[.K494]" office:value-type="float" office:value="2.47400737928345" calcext:value-type="float">
            <text:p>2,4740073793</text:p>
          </table:table-cell>
        </table:table-row>
        <table:table-row table:style-name="ro1">
          <table:table-cell office:value-type="float" office:value="5.4864582" calcext:value-type="float">
            <text:p>5,4864582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5.486" calcext:value-type="float">
            <text:p>5,486</text:p>
          </table:table-cell>
          <table:table-cell office:value-type="float" office:value="2.252531" calcext:value-type="float">
            <text:p>2,252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95]-[.E495]" office:value-type="float" office:value="5.4864582" calcext:value-type="float">
            <text:p>5,4864582</text:p>
          </table:table-cell>
          <table:table-cell table:formula="of:=[.B495]-[.D495]" office:value-type="float" office:value="0.0474670000000002" calcext:value-type="float">
            <text:p>0,047467</text:p>
          </table:table-cell>
          <table:table-cell table:formula="of:=[.A495]-[.C495]" office:value-type="float" office:value="0.000458199999999742" calcext:value-type="float">
            <text:p>0,0004582</text:p>
          </table:table-cell>
          <table:table-cell table:formula="of:=[.G495]-[.C495]" office:value-type="float" office:value="0.000458199999999742" calcext:value-type="float">
            <text:p>0,0004582</text:p>
          </table:table-cell>
          <table:table-cell table:formula="of:=[.J495]/[.I495]" office:value-type="float" office:value="1" calcext:value-type="float">
            <text:p>1</text:p>
          </table:table-cell>
          <table:table-cell table:formula="of:=[.D495]+[.H495]*[.K495]" office:value-type="float" office:value="2.299998" calcext:value-type="float">
            <text:p>2,299998</text:p>
          </table:table-cell>
        </table:table-row>
        <table:table-row table:style-name="ro1">
          <table:table-cell office:value-type="float" office:value="5.515401" calcext:value-type="float">
            <text:p>5,515401</text:p>
          </table:table-cell>
          <table:table-cell office:value-type="float" office:value="1.849998" calcext:value-type="float">
            <text:p>1,849998</text:p>
          </table:table-cell>
          <table:table-cell office:value-type="float" office:value="5.486" calcext:value-type="float">
            <text:p>5,486</text:p>
          </table:table-cell>
          <table:table-cell office:value-type="float" office:value="2.347466" calcext:value-type="float">
            <text:p>2,3474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96]-[.E496]" office:value-type="float" office:value="5.515401" calcext:value-type="float">
            <text:p>5,515401</text:p>
          </table:table-cell>
          <table:table-cell table:formula="of:=[.B496]-[.D496]" office:value-type="float" office:value="-0.497468" calcext:value-type="float">
            <text:p>-0,497468</text:p>
          </table:table-cell>
          <table:table-cell table:formula="of:=[.A496]-[.C496]" office:value-type="float" office:value="0.029401" calcext:value-type="float">
            <text:p>0,029401</text:p>
          </table:table-cell>
          <table:table-cell table:formula="of:=[.G496]-[.C496]" office:value-type="float" office:value="0.029401" calcext:value-type="float">
            <text:p>0,029401</text:p>
          </table:table-cell>
          <table:table-cell table:formula="of:=[.J496]/[.I496]" office:value-type="float" office:value="1" calcext:value-type="float">
            <text:p>1</text:p>
          </table:table-cell>
          <table:table-cell table:formula="of:=[.D496]+[.H496]*[.K496]" office:value-type="float" office:value="1.849998" calcext:value-type="float">
            <text:p>1,849998</text:p>
          </table:table-cell>
        </table:table-row>
        <table:table-row table:style-name="ro1">
          <table:table-cell office:value-type="float" office:value="5.5169051" calcext:value-type="float">
            <text:p>5,5169051</text:p>
          </table:table-cell>
          <table:table-cell office:value-type="float" office:value="1.849998" calcext:value-type="float">
            <text:p>1,849998</text:p>
          </table:table-cell>
          <table:table-cell office:value-type="float" office:value="5.515" calcext:value-type="float">
            <text:p>5,515</text:p>
          </table:table-cell>
          <table:table-cell office:value-type="float" office:value="1.352531" calcext:value-type="float">
            <text:p>1,352531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7368118" calcext:value-type="float">
            <text:p>0,7368118</text:p>
          </table:table-cell>
          <table:table-cell table:formula="of:=[.A497]-[.E497]" office:value-type="float" office:value="5.5164037" calcext:value-type="float">
            <text:p>5,5164037</text:p>
          </table:table-cell>
          <table:table-cell table:formula="of:=[.B497]-[.D497]" office:value-type="float" office:value="0.497467" calcext:value-type="float">
            <text:p>0,497467</text:p>
          </table:table-cell>
          <table:table-cell table:formula="of:=[.A497]-[.C497]" office:value-type="float" office:value="0.0019051000000001" calcext:value-type="float">
            <text:p>0,0019051</text:p>
          </table:table-cell>
          <table:table-cell table:formula="of:=[.G497]-[.C497]" office:value-type="float" office:value="0.00140370000000001" calcext:value-type="float">
            <text:p>0,0014037</text:p>
          </table:table-cell>
          <table:table-cell table:formula="of:=[.J497]/[.I497]" office:value-type="float" office:value="0.736811715920388" calcext:value-type="float">
            <text:p>0,7368117159</text:p>
          </table:table-cell>
          <table:table-cell table:formula="of:=[.D497]+[.H497]*[.K497]" office:value-type="float" office:value="1.71907051388377" calcext:value-type="float">
            <text:p>1,7190705139</text:p>
          </table:table-cell>
        </table:table-row>
        <table:table-row table:style-name="ro1">
          <table:table-cell office:value-type="float" office:value="5.5184091" calcext:value-type="float">
            <text:p>5,5184091</text:p>
          </table:table-cell>
          <table:table-cell office:value-type="float" office:value="1.849998" calcext:value-type="float">
            <text:p>1,849998</text:p>
          </table:table-cell>
          <table:table-cell office:value-type="float" office:value="5.517" calcext:value-type="float">
            <text:p>5,517</text:p>
          </table:table-cell>
          <table:table-cell office:value-type="float" office:value="2.216538" calcext:value-type="float">
            <text:p>2,216538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6442765" calcext:value-type="float">
            <text:p>0,6442765</text:p>
          </table:table-cell>
          <table:table-cell table:formula="of:=[.A498]-[.E498]" office:value-type="float" office:value="5.51790785" calcext:value-type="float">
            <text:p>5,51790785</text:p>
          </table:table-cell>
          <table:table-cell table:formula="of:=[.B498]-[.D498]" office:value-type="float" office:value="-0.36654" calcext:value-type="float">
            <text:p>-0,36654</text:p>
          </table:table-cell>
          <table:table-cell table:formula="of:=[.A498]-[.C498]" office:value-type="float" office:value="0.00140909999999916" calcext:value-type="float">
            <text:p>0,0014091</text:p>
          </table:table-cell>
          <table:table-cell table:formula="of:=[.G498]-[.C498]" office:value-type="float" office:value="0.000907849999999044" calcext:value-type="float">
            <text:p>0,00090785</text:p>
          </table:table-cell>
          <table:table-cell table:formula="of:=[.J498]/[.I498]" office:value-type="float" office:value="0.644276488538488" calcext:value-type="float">
            <text:p>0,6442764885</text:p>
          </table:table-cell>
          <table:table-cell table:formula="of:=[.D498]+[.H498]*[.K498]" office:value-type="float" office:value="1.9803848958911" calcext:value-type="float">
            <text:p>1,9803848959</text:p>
          </table:table-cell>
        </table:table-row>
        <table:table-row table:style-name="ro1">
          <table:table-cell office:value-type="float" office:value="5.5209157" calcext:value-type="float">
            <text:p>5,5209157</text:p>
          </table:table-cell>
          <table:table-cell office:value-type="float" office:value="1.849998" calcext:value-type="float">
            <text:p>1,849998</text:p>
          </table:table-cell>
          <table:table-cell office:value-type="float" office:value="5.518" calcext:value-type="float">
            <text:p>5,518</text:p>
          </table:table-cell>
          <table:table-cell office:value-type="float" office:value="1.613845" calcext:value-type="float">
            <text:p>1,613845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8280859" calcext:value-type="float">
            <text:p>0,8280859</text:p>
          </table:table-cell>
          <table:table-cell table:formula="of:=[.A499]-[.E499]" office:value-type="float" office:value="5.52041445" calcext:value-type="float">
            <text:p>5,52041445</text:p>
          </table:table-cell>
          <table:table-cell table:formula="of:=[.B499]-[.D499]" office:value-type="float" office:value="0.236153" calcext:value-type="float">
            <text:p>0,236153</text:p>
          </table:table-cell>
          <table:table-cell table:formula="of:=[.A499]-[.C499]" office:value-type="float" office:value="0.00291569999999997" calcext:value-type="float">
            <text:p>0,0029157</text:p>
          </table:table-cell>
          <table:table-cell table:formula="of:=[.G499]-[.C499]" office:value-type="float" office:value="0.00241444999999985" calcext:value-type="float">
            <text:p>0,00241445</text:p>
          </table:table-cell>
          <table:table-cell table:formula="of:=[.J499]/[.I499]" office:value-type="float" office:value="0.828085879891578" calcext:value-type="float">
            <text:p>0,8280858799</text:p>
          </table:table-cell>
          <table:table-cell table:formula="of:=[.D499]+[.H499]*[.K499]" office:value-type="float" office:value="1.80939996479404" calcext:value-type="float">
            <text:p>1,8093999648</text:p>
          </table:table-cell>
        </table:table-row>
        <table:table-row table:style-name="ro1">
          <table:table-cell office:value-type="float" office:value="5.521417" calcext:value-type="float">
            <text:p>5,521417</text:p>
          </table:table-cell>
          <table:table-cell office:value-type="float" office:value="1.849998" calcext:value-type="float">
            <text:p>1,849998</text:p>
          </table:table-cell>
          <table:table-cell office:value-type="float" office:value="5.521" calcext:value-type="float">
            <text:p>5,521</text:p>
          </table:table-cell>
          <table:table-cell office:value-type="float" office:value="2.045553" calcext:value-type="float">
            <text:p>2,045553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-0.2020383" calcext:value-type="float">
            <text:p>-0,2020383</text:p>
          </table:table-cell>
          <table:table-cell table:formula="of:=[.A500]-[.E500]" office:value-type="float" office:value="5.52091575" calcext:value-type="float">
            <text:p>5,52091575</text:p>
          </table:table-cell>
          <table:table-cell table:formula="of:=[.B500]-[.D500]" office:value-type="float" office:value="-0.195555" calcext:value-type="float">
            <text:p>-0,195555</text:p>
          </table:table-cell>
          <table:table-cell table:formula="of:=[.A500]-[.C500]" office:value-type="float" office:value="0.000416999999999668" calcext:value-type="float">
            <text:p>0,000417</text:p>
          </table:table-cell>
          <table:table-cell table:formula="of:=[.G500]-[.C500]" office:value-type="float" office:value="-0.000084250000000452" calcext:value-type="float">
            <text:p>-0,00008425</text:p>
          </table:table-cell>
          <table:table-cell table:formula="of:=[.J500]/[.I500]" office:value-type="float" office:value="-0.202038369305801" calcext:value-type="float">
            <text:p>-0,2020383693</text:p>
          </table:table-cell>
          <table:table-cell table:formula="of:=[.D500]+[.H500]*[.K500]" office:value-type="float" office:value="2.0850626133096" calcext:value-type="float">
            <text:p>2,0850626133</text:p>
          </table:table-cell>
        </table:table-row>
        <table:table-row table:style-name="ro1">
          <table:table-cell office:value-type="float" office:value="5.5219183" calcext:value-type="float">
            <text:p>5,5219183</text:p>
          </table:table-cell>
          <table:table-cell office:value-type="float" office:value="1.849998" calcext:value-type="float">
            <text:p>1,849998</text:p>
          </table:table-cell>
          <table:table-cell office:value-type="float" office:value="5.521" calcext:value-type="float">
            <text:p>5,521</text:p>
          </table:table-cell>
          <table:table-cell office:value-type="float" office:value="1.889508" calcext:value-type="float">
            <text:p>1,8895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01]-[.E501]" office:value-type="float" office:value="5.5219183" calcext:value-type="float">
            <text:p>5,5219183</text:p>
          </table:table-cell>
          <table:table-cell table:formula="of:=[.B501]-[.D501]" office:value-type="float" office:value="-0.0395100000000002" calcext:value-type="float">
            <text:p>-0,03951</text:p>
          </table:table-cell>
          <table:table-cell table:formula="of:=[.A501]-[.C501]" office:value-type="float" office:value="0.000918300000000372" calcext:value-type="float">
            <text:p>0,0009183</text:p>
          </table:table-cell>
          <table:table-cell table:formula="of:=[.G501]-[.C501]" office:value-type="float" office:value="0.000918300000000372" calcext:value-type="float">
            <text:p>0,0009183</text:p>
          </table:table-cell>
          <table:table-cell table:formula="of:=[.J501]/[.I501]" office:value-type="float" office:value="1" calcext:value-type="float">
            <text:p>1</text:p>
          </table:table-cell>
          <table:table-cell table:formula="of:=[.D501]+[.H501]*[.K501]" office:value-type="float" office:value="1.849998" calcext:value-type="float">
            <text:p>1,849998</text:p>
          </table:table-cell>
        </table:table-row>
        <table:table-row table:style-name="ro1">
          <table:table-cell office:value-type="float" office:value="5.5494179" calcext:value-type="float">
            <text:p>5,5494179</text:p>
          </table:table-cell>
          <table:table-cell office:value-type="float" office:value="1.399998" calcext:value-type="float">
            <text:p>1,399998</text:p>
          </table:table-cell>
          <table:table-cell office:value-type="float" office:value="5.522" calcext:value-type="float">
            <text:p>5,522</text:p>
          </table:table-cell>
          <table:table-cell office:value-type="float" office:value="1.810489" calcext:value-type="float">
            <text:p>1,8104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02]-[.E502]" office:value-type="float" office:value="5.5494179" calcext:value-type="float">
            <text:p>5,5494179</text:p>
          </table:table-cell>
          <table:table-cell table:formula="of:=[.B502]-[.D502]" office:value-type="float" office:value="-0.410491" calcext:value-type="float">
            <text:p>-0,410491</text:p>
          </table:table-cell>
          <table:table-cell table:formula="of:=[.A502]-[.C502]" office:value-type="float" office:value="0.0274178999999997" calcext:value-type="float">
            <text:p>0,0274179</text:p>
          </table:table-cell>
          <table:table-cell table:formula="of:=[.G502]-[.C502]" office:value-type="float" office:value="0.0274178999999997" calcext:value-type="float">
            <text:p>0,0274179</text:p>
          </table:table-cell>
          <table:table-cell table:formula="of:=[.J502]/[.I502]" office:value-type="float" office:value="1" calcext:value-type="float">
            <text:p>1</text:p>
          </table:table-cell>
          <table:table-cell table:formula="of:=[.D502]+[.H502]*[.K502]" office:value-type="float" office:value="1.399998" calcext:value-type="float">
            <text:p>1,399998</text:p>
          </table:table-cell>
        </table:table-row>
        <table:table-row table:style-name="ro1">
          <table:table-cell office:value-type="float" office:value="5.5499191" calcext:value-type="float">
            <text:p>5,5499191</text:p>
          </table:table-cell>
          <table:table-cell office:value-type="float" office:value="1.399998" calcext:value-type="float">
            <text:p>1,399998</text:p>
          </table:table-cell>
          <table:table-cell office:value-type="float" office:value="5.549" calcext:value-type="float">
            <text:p>5,549</text:p>
          </table:table-cell>
          <table:table-cell office:value-type="float" office:value="0.9895079" calcext:value-type="float">
            <text:p>0,98950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03]-[.E503]" office:value-type="float" office:value="5.5499191" calcext:value-type="float">
            <text:p>5,5499191</text:p>
          </table:table-cell>
          <table:table-cell table:formula="of:=[.B503]-[.D503]" office:value-type="float" office:value="0.4104901" calcext:value-type="float">
            <text:p>0,4104901</text:p>
          </table:table-cell>
          <table:table-cell table:formula="of:=[.A503]-[.C503]" office:value-type="float" office:value="0.000919099999999951" calcext:value-type="float">
            <text:p>0,0009191</text:p>
          </table:table-cell>
          <table:table-cell table:formula="of:=[.G503]-[.C503]" office:value-type="float" office:value="0.000919099999999951" calcext:value-type="float">
            <text:p>0,0009191</text:p>
          </table:table-cell>
          <table:table-cell table:formula="of:=[.J503]/[.I503]" office:value-type="float" office:value="1" calcext:value-type="float">
            <text:p>1</text:p>
          </table:table-cell>
          <table:table-cell table:formula="of:=[.D503]+[.H503]*[.K503]" office:value-type="float" office:value="1.399998" calcext:value-type="float">
            <text:p>1,399998</text:p>
          </table:table-cell>
        </table:table-row>
        <table:table-row table:style-name="ro1">
          <table:table-cell office:value-type="float" office:value="5.5519239" calcext:value-type="float">
            <text:p>5,5519239</text:p>
          </table:table-cell>
          <table:table-cell office:value-type="float" office:value="1.399998" calcext:value-type="float">
            <text:p>1,399998</text:p>
          </table:table-cell>
          <table:table-cell office:value-type="float" office:value="5.55" calcext:value-type="float">
            <text:p>5,55</text:p>
          </table:table-cell>
          <table:table-cell office:value-type="float" office:value="1.810489" calcext:value-type="float">
            <text:p>1,8104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04]-[.E504]" office:value-type="float" office:value="5.5519239" calcext:value-type="float">
            <text:p>5,5519239</text:p>
          </table:table-cell>
          <table:table-cell table:formula="of:=[.B504]-[.D504]" office:value-type="float" office:value="-0.410491" calcext:value-type="float">
            <text:p>-0,410491</text:p>
          </table:table-cell>
          <table:table-cell table:formula="of:=[.A504]-[.C504]" office:value-type="float" office:value="0.00192390000000042" calcext:value-type="float">
            <text:p>0,0019239</text:p>
          </table:table-cell>
          <table:table-cell table:formula="of:=[.G504]-[.C504]" office:value-type="float" office:value="0.00192390000000042" calcext:value-type="float">
            <text:p>0,0019239</text:p>
          </table:table-cell>
          <table:table-cell table:formula="of:=[.J504]/[.I504]" office:value-type="float" office:value="1" calcext:value-type="float">
            <text:p>1</text:p>
          </table:table-cell>
          <table:table-cell table:formula="of:=[.D504]+[.H504]*[.K504]" office:value-type="float" office:value="1.399998" calcext:value-type="float">
            <text:p>1,399998</text:p>
          </table:table-cell>
        </table:table-row>
        <table:table-row table:style-name="ro1">
          <table:table-cell office:value-type="float" office:value="5.5534298" calcext:value-type="float">
            <text:p>5,5534298</text:p>
          </table:table-cell>
          <table:table-cell office:value-type="float" office:value="1.399998" calcext:value-type="float">
            <text:p>1,399998</text:p>
          </table:table-cell>
          <table:table-cell office:value-type="float" office:value="5.552" calcext:value-type="float">
            <text:p>5,552</text:p>
          </table:table-cell>
          <table:table-cell office:value-type="float" office:value="0.9895079" calcext:value-type="float">
            <text:p>0,98950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05]-[.E505]" office:value-type="float" office:value="5.5534298" calcext:value-type="float">
            <text:p>5,5534298</text:p>
          </table:table-cell>
          <table:table-cell table:formula="of:=[.B505]-[.D505]" office:value-type="float" office:value="0.4104901" calcext:value-type="float">
            <text:p>0,4104901</text:p>
          </table:table-cell>
          <table:table-cell table:formula="of:=[.A505]-[.C505]" office:value-type="float" office:value="0.00142980000000037" calcext:value-type="float">
            <text:p>0,0014298</text:p>
          </table:table-cell>
          <table:table-cell table:formula="of:=[.G505]-[.C505]" office:value-type="float" office:value="0.00142980000000037" calcext:value-type="float">
            <text:p>0,0014298</text:p>
          </table:table-cell>
          <table:table-cell table:formula="of:=[.J505]/[.I505]" office:value-type="float" office:value="1" calcext:value-type="float">
            <text:p>1</text:p>
          </table:table-cell>
          <table:table-cell table:formula="of:=[.D505]+[.H505]*[.K505]" office:value-type="float" office:value="1.399998" calcext:value-type="float">
            <text:p>1,399998</text:p>
          </table:table-cell>
        </table:table-row>
        <table:table-row table:style-name="ro1">
          <table:table-cell office:value-type="float" office:value="5.5544338" calcext:value-type="float">
            <text:p>5,5544338</text:p>
          </table:table-cell>
          <table:table-cell office:value-type="float" office:value="1.399998" calcext:value-type="float">
            <text:p>1,399998</text:p>
          </table:table-cell>
          <table:table-cell office:value-type="float" office:value="5.553" calcext:value-type="float">
            <text:p>5,553</text:p>
          </table:table-cell>
          <table:table-cell office:value-type="float" office:value="1.810489" calcext:value-type="float">
            <text:p>1,810489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251151" calcext:value-type="float">
            <text:p>0,8251151</text:p>
          </table:table-cell>
          <table:table-cell table:formula="of:=[.A506]-[.E506]" office:value-type="float" office:value="5.55418305" calcext:value-type="float">
            <text:p>5,55418305</text:p>
          </table:table-cell>
          <table:table-cell table:formula="of:=[.B506]-[.D506]" office:value-type="float" office:value="-0.410491" calcext:value-type="float">
            <text:p>-0,410491</text:p>
          </table:table-cell>
          <table:table-cell table:formula="of:=[.A506]-[.C506]" office:value-type="float" office:value="0.00143380000000004" calcext:value-type="float">
            <text:p>0,0014338</text:p>
          </table:table-cell>
          <table:table-cell table:formula="of:=[.G506]-[.C506]" office:value-type="float" office:value="0.00118304999999985" calcext:value-type="float">
            <text:p>0,00118305</text:p>
          </table:table-cell>
          <table:table-cell table:formula="of:=[.J506]/[.I506]" office:value-type="float" office:value="0.825115078811423" calcext:value-type="float">
            <text:p>0,8251150788</text:p>
          </table:table-cell>
          <table:table-cell table:formula="of:=[.D506]+[.H506]*[.K506]" office:value-type="float" office:value="1.47178668618362" calcext:value-type="float">
            <text:p>1,4717866862</text:p>
          </table:table-cell>
        </table:table-row>
        <table:table-row table:style-name="ro1">
          <table:table-cell office:value-type="float" office:value="5.5844114" calcext:value-type="float">
            <text:p>5,5844114</text:p>
          </table:table-cell>
          <table:table-cell office:value-type="float" office:value="0.9499984" calcext:value-type="float">
            <text:p>0,9499984</text:p>
          </table:table-cell>
          <table:table-cell office:value-type="float" office:value="5.554" calcext:value-type="float">
            <text:p>5,554</text:p>
          </table:table-cell>
          <table:table-cell office:value-type="float" office:value="1.061296" calcext:value-type="float">
            <text:p>1,061296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752757" calcext:value-type="float">
            <text:p>0,9752757</text:p>
          </table:table-cell>
          <table:table-cell table:formula="of:=[.A507]-[.E507]" office:value-type="float" office:value="5.5836595" calcext:value-type="float">
            <text:p>5,5836595</text:p>
          </table:table-cell>
          <table:table-cell table:formula="of:=[.B507]-[.D507]" office:value-type="float" office:value="-0.1112976" calcext:value-type="float">
            <text:p>-0,1112976</text:p>
          </table:table-cell>
          <table:table-cell table:formula="of:=[.A507]-[.C507]" office:value-type="float" office:value="0.0304114000000002" calcext:value-type="float">
            <text:p>0,0304114</text:p>
          </table:table-cell>
          <table:table-cell table:formula="of:=[.G507]-[.C507]" office:value-type="float" office:value="0.0296595000000002" calcext:value-type="float">
            <text:p>0,0296595</text:p>
          </table:table-cell>
          <table:table-cell table:formula="of:=[.J507]/[.I507]" office:value-type="float" office:value="0.975275718973805" calcext:value-type="float">
            <text:p>0,975275719</text:p>
          </table:table-cell>
          <table:table-cell table:formula="of:=[.D507]+[.H507]*[.K507]" office:value-type="float" office:value="0.952750153139941" calcext:value-type="float">
            <text:p>0,9527501531</text:p>
          </table:table-cell>
        </table:table-row>
        <table:table-row table:style-name="ro1">
          <table:table-cell office:value-type="float" office:value="5.5859152" calcext:value-type="float">
            <text:p>5,5859152</text:p>
          </table:table-cell>
          <table:table-cell office:value-type="float" office:value="0.9499984" calcext:value-type="float">
            <text:p>0,9499984</text:p>
          </table:table-cell>
          <table:table-cell office:value-type="float" office:value="5.584" calcext:value-type="float">
            <text:p>5,584</text:p>
          </table:table-cell>
          <table:table-cell office:value-type="float" office:value="0.8414521" calcext:value-type="float">
            <text:p>0,8414521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074039" calcext:value-type="float">
            <text:p>0,6074039</text:p>
          </table:table-cell>
          <table:table-cell table:formula="of:=[.A508]-[.E508]" office:value-type="float" office:value="5.5851633" calcext:value-type="float">
            <text:p>5,5851633</text:p>
          </table:table-cell>
          <table:table-cell table:formula="of:=[.B508]-[.D508]" office:value-type="float" office:value="0.1085463" calcext:value-type="float">
            <text:p>0,1085463</text:p>
          </table:table-cell>
          <table:table-cell table:formula="of:=[.A508]-[.C508]" office:value-type="float" office:value="0.00191520000000001" calcext:value-type="float">
            <text:p>0,0019152</text:p>
          </table:table-cell>
          <table:table-cell table:formula="of:=[.G508]-[.C508]" office:value-type="float" office:value="0.00116329999999998" calcext:value-type="float">
            <text:p>0,0011633</text:p>
          </table:table-cell>
          <table:table-cell table:formula="of:=[.J508]/[.I508]" office:value-type="float" office:value="0.607403926482861" calcext:value-type="float">
            <text:p>0,6074039265</text:p>
          </table:table-cell>
          <table:table-cell table:formula="of:=[.D508]+[.H508]*[.K508]" office:value-type="float" office:value="0.907383548825186" calcext:value-type="float">
            <text:p>0,9073835488</text:p>
          </table:table-cell>
        </table:table-row>
        <table:table-row table:style-name="ro1">
          <table:table-cell office:value-type="float" office:value="5.5879205" calcext:value-type="float">
            <text:p>5,5879205</text:p>
          </table:table-cell>
          <table:table-cell office:value-type="float" office:value="0.9499984" calcext:value-type="float">
            <text:p>0,9499984</text:p>
          </table:table-cell>
          <table:table-cell office:value-type="float" office:value="5.586" calcext:value-type="float">
            <text:p>5,586</text:p>
          </table:table-cell>
          <table:table-cell office:value-type="float" office:value="1.01593" calcext:value-type="float">
            <text:p>1,01593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084874" calcext:value-type="float">
            <text:p>0,6084874</text:p>
          </table:table-cell>
          <table:table-cell table:formula="of:=[.A509]-[.E509]" office:value-type="float" office:value="5.5871686" calcext:value-type="float">
            <text:p>5,5871686</text:p>
          </table:table-cell>
          <table:table-cell table:formula="of:=[.B509]-[.D509]" office:value-type="float" office:value="-0.0659316000000001" calcext:value-type="float">
            <text:p>-0,0659316</text:p>
          </table:table-cell>
          <table:table-cell table:formula="of:=[.A509]-[.C509]" office:value-type="float" office:value="0.00192049999999977" calcext:value-type="float">
            <text:p>0,0019205</text:p>
          </table:table-cell>
          <table:table-cell table:formula="of:=[.G509]-[.C509]" office:value-type="float" office:value="0.00116859999999974" calcext:value-type="float">
            <text:p>0,0011686</text:p>
          </table:table-cell>
          <table:table-cell table:formula="of:=[.J509]/[.I509]" office:value-type="float" office:value="0.608487373079866" calcext:value-type="float">
            <text:p>0,6084873731</text:p>
          </table:table-cell>
          <table:table-cell table:formula="of:=[.D509]+[.H509]*[.K509]" office:value-type="float" office:value="0.975811453913047" calcext:value-type="float">
            <text:p>0,9758114539</text:p>
          </table:table-cell>
        </table:table-row>
        <table:table-row table:style-name="ro1">
          <table:table-cell office:value-type="float" office:value="5.5889233" calcext:value-type="float">
            <text:p>5,5889233</text:p>
          </table:table-cell>
          <table:table-cell office:value-type="float" office:value="0.9499984" calcext:value-type="float">
            <text:p>0,9499984</text:p>
          </table:table-cell>
          <table:table-cell office:value-type="float" office:value="5.588" calcext:value-type="float">
            <text:p>5,588</text:p>
          </table:table-cell>
          <table:table-cell office:value-type="float" office:value="0.9098799" calcext:value-type="float">
            <text:p>0,9098799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1856384" calcext:value-type="float">
            <text:p>0,1856384</text:p>
          </table:table-cell>
          <table:table-cell table:formula="of:=[.A510]-[.E510]" office:value-type="float" office:value="5.5881714" calcext:value-type="float">
            <text:p>5,5881714</text:p>
          </table:table-cell>
          <table:table-cell table:formula="of:=[.B510]-[.D510]" office:value-type="float" office:value="0.0401184999999999" calcext:value-type="float">
            <text:p>0,0401185</text:p>
          </table:table-cell>
          <table:table-cell table:formula="of:=[.A510]-[.C510]" office:value-type="float" office:value="0.000923300000000182" calcext:value-type="float">
            <text:p>0,0009233</text:p>
          </table:table-cell>
          <table:table-cell table:formula="of:=[.G510]-[.C510]" office:value-type="float" office:value="0.000171400000000155" calcext:value-type="float">
            <text:p>0,0001714</text:p>
          </table:table-cell>
          <table:table-cell table:formula="of:=[.J510]/[.I510]" office:value-type="float" office:value="0.185638470703044" calcext:value-type="float">
            <text:p>0,1856384707</text:p>
          </table:table-cell>
          <table:table-cell table:formula="of:=[.D510]+[.H510]*[.K510]" office:value-type="float" office:value="0.9173274369869" calcext:value-type="float">
            <text:p>0,917327437</text:p>
          </table:table-cell>
        </table:table-row>
        <table:table-row table:style-name="ro1">
          <table:table-cell office:value-type="float" office:value="5.5894248" calcext:value-type="float">
            <text:p>5,5894248</text:p>
          </table:table-cell>
          <table:table-cell office:value-type="float" office:value="0.9499984" calcext:value-type="float">
            <text:p>0,9499984</text:p>
          </table:table-cell>
          <table:table-cell office:value-type="float" office:value="5.589" calcext:value-type="float">
            <text:p>5,589</text:p>
          </table:table-cell>
          <table:table-cell office:value-type="float" office:value="0.9574459" calcext:value-type="float">
            <text:p>0,9574459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4097222" calcext:value-type="float">
            <text:p>0,4097222</text:p>
          </table:table-cell>
          <table:table-cell table:formula="of:=[.A511]-[.E511]" office:value-type="float" office:value="5.58917405" calcext:value-type="float">
            <text:p>5,58917405</text:p>
          </table:table-cell>
          <table:table-cell table:formula="of:=[.B511]-[.D511]" office:value-type="float" office:value="-0.00744750000000005" calcext:value-type="float">
            <text:p>-0,0074475</text:p>
          </table:table-cell>
          <table:table-cell table:formula="of:=[.A511]-[.C511]" office:value-type="float" office:value="0.000424799999999337" calcext:value-type="float">
            <text:p>0,0004248</text:p>
          </table:table-cell>
          <table:table-cell table:formula="of:=[.G511]-[.C511]" office:value-type="float" office:value="0.000174049999999149" calcext:value-type="float">
            <text:p>0,00017405</text:p>
          </table:table-cell>
          <table:table-cell table:formula="of:=[.J511]/[.I511]" office:value-type="float" office:value="0.409722222220857" calcext:value-type="float">
            <text:p>0,4097222222</text:p>
          </table:table-cell>
          <table:table-cell table:formula="of:=[.D511]+[.H511]*[.K511]" office:value-type="float" office:value="0.95439449375001" calcext:value-type="float">
            <text:p>0,9543944938</text:p>
          </table:table-cell>
        </table:table-row>
        <table:table-row table:style-name="ro1">
          <table:table-cell office:value-type="float" office:value="5.619477" calcext:value-type="float">
            <text:p>5,619477</text:p>
          </table:table-cell>
          <table:table-cell office:value-type="float" office:value="0.4999984" calcext:value-type="float">
            <text:p>0,4999984</text:p>
          </table:table-cell>
          <table:table-cell office:value-type="float" office:value="5.589" calcext:value-type="float">
            <text:p>5,589</text:p>
          </table:table-cell>
          <table:table-cell office:value-type="float" office:value="0.946947" calcext:value-type="float">
            <text:p>0,946947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917725" calcext:value-type="float">
            <text:p>0,9917725</text:p>
          </table:table-cell>
          <table:table-cell table:formula="of:=[.A512]-[.E512]" office:value-type="float" office:value="5.61922625" calcext:value-type="float">
            <text:p>5,61922625</text:p>
          </table:table-cell>
          <table:table-cell table:formula="of:=[.B512]-[.D512]" office:value-type="float" office:value="-0.4469486" calcext:value-type="float">
            <text:p>-0,4469486</text:p>
          </table:table-cell>
          <table:table-cell table:formula="of:=[.A512]-[.C512]" office:value-type="float" office:value="0.0304769999999994" calcext:value-type="float">
            <text:p>0,030477</text:p>
          </table:table-cell>
          <table:table-cell table:formula="of:=[.G512]-[.C512]" office:value-type="float" office:value="0.0302262499999992" calcext:value-type="float">
            <text:p>0,03022625</text:p>
          </table:table-cell>
          <table:table-cell table:formula="of:=[.J512]/[.I512]" office:value-type="float" office:value="0.991772484168383" calcext:value-type="float">
            <text:p>0,9917724842</text:p>
          </table:table-cell>
          <table:table-cell table:formula="of:=[.D512]+[.H512]*[.K512]" office:value-type="float" office:value="0.503675676682419" calcext:value-type="float">
            <text:p>0,5036756767</text:p>
          </table:table-cell>
        </table:table-row>
        <table:table-row table:style-name="ro1">
          <table:table-cell office:value-type="float" office:value="5.6514223" calcext:value-type="float">
            <text:p>5,6514223</text:p>
          </table:table-cell>
          <table:table-cell office:value-type="float" office:value="0.0499984" calcext:value-type="float">
            <text:p>0,0499984</text:p>
          </table:table-cell>
          <table:table-cell office:value-type="float" office:value="5.619" calcext:value-type="float">
            <text:p>5,619</text:p>
          </table:table-cell>
          <table:table-cell office:value-type="float" office:value="0.05672714" calcext:value-type="float">
            <text:p>0,05672714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922661" calcext:value-type="float">
            <text:p>0,9922661</text:p>
          </table:table-cell>
          <table:table-cell table:formula="of:=[.A513]-[.E513]" office:value-type="float" office:value="5.65117155" calcext:value-type="float">
            <text:p>5,65117155</text:p>
          </table:table-cell>
          <table:table-cell table:formula="of:=[.B513]-[.D513]" office:value-type="float" office:value="-0.00672874" calcext:value-type="float">
            <text:p>-0,00672874</text:p>
          </table:table-cell>
          <table:table-cell table:formula="of:=[.A513]-[.C513]" office:value-type="float" office:value="0.0324223000000003" calcext:value-type="float">
            <text:p>0,0324223</text:p>
          </table:table-cell>
          <table:table-cell table:formula="of:=[.G513]-[.C513]" office:value-type="float" office:value="0.0321715500000002" calcext:value-type="float">
            <text:p>0,03217155</text:p>
          </table:table-cell>
          <table:table-cell table:formula="of:=[.J513]/[.I513]" office:value-type="float" office:value="0.992266125475362" calcext:value-type="float">
            <text:p>0,9922661255</text:p>
          </table:table-cell>
          <table:table-cell table:formula="of:=[.D513]+[.H513]*[.K513]" office:value-type="float" office:value="0.0500504392308689" calcext:value-type="float">
            <text:p>0,0500504392</text:p>
          </table:table-cell>
        </table:table-row>
        <table:table-row table:style-name="ro1">
          <table:table-cell office:value-type="float" office:value="5.6529256" calcext:value-type="float">
            <text:p>5,6529256</text:p>
          </table:table-cell>
          <table:table-cell office:value-type="float" office:value="0.0499984" calcext:value-type="float">
            <text:p>0,0499984</text:p>
          </table:table-cell>
          <table:table-cell office:value-type="float" office:value="5.651" calcext:value-type="float">
            <text:p>5,651</text:p>
          </table:table-cell>
          <table:table-cell office:value-type="float" office:value="0.0433217" calcext:value-type="float">
            <text:p>0,0433217</text:p>
          </table:table-cell>
          <table:table-cell office:value-type="float" office:value="0.00075165" calcext:value-type="float">
            <text:p>0,00075165</text:p>
          </table:table-cell>
          <table:table-cell office:value-type="float" office:value="0.6096541" calcext:value-type="float">
            <text:p>0,6096541</text:p>
          </table:table-cell>
          <table:table-cell table:formula="of:=[.A514]-[.E514]" office:value-type="float" office:value="5.65217395" calcext:value-type="float">
            <text:p>5,65217395</text:p>
          </table:table-cell>
          <table:table-cell table:formula="of:=[.B514]-[.D514]" office:value-type="float" office:value="0.0066767" calcext:value-type="float">
            <text:p>0,0066767</text:p>
          </table:table-cell>
          <table:table-cell table:formula="of:=[.A514]-[.C514]" office:value-type="float" office:value="0.00192559999999986" calcext:value-type="float">
            <text:p>0,0019256</text:p>
          </table:table-cell>
          <table:table-cell table:formula="of:=[.G514]-[.C514]" office:value-type="float" office:value="0.00117395000000009" calcext:value-type="float">
            <text:p>0,00117395</text:p>
          </table:table-cell>
          <table:table-cell table:formula="of:=[.J514]/[.I514]" office:value-type="float" office:value="0.609654133776576" calcext:value-type="float">
            <text:p>0,6096541338</text:p>
          </table:table-cell>
          <table:table-cell table:formula="of:=[.D514]+[.H514]*[.K514]" office:value-type="float" office:value="0.0473921777549861" calcext:value-type="float">
            <text:p>0,0473921778</text:p>
          </table:table-cell>
        </table:table-row>
        <table:table-row table:style-name="ro1">
          <table:table-cell office:value-type="float" office:value="5.6549306" calcext:value-type="float">
            <text:p>5,6549306</text:p>
          </table:table-cell>
          <table:table-cell office:value-type="float" office:value="0.0499984" calcext:value-type="float">
            <text:p>0,0499984</text:p>
          </table:table-cell>
          <table:table-cell office:value-type="float" office:value="5.653" calcext:value-type="float">
            <text:p>5,653</text:p>
          </table:table-cell>
          <table:table-cell office:value-type="float" office:value="0.05406888" calcext:value-type="float">
            <text:p>0,05406888</text:p>
          </table:table-cell>
          <table:table-cell office:value-type="float" office:value="0.00075165" calcext:value-type="float">
            <text:p>0,00075165</text:p>
          </table:table-cell>
          <table:table-cell office:value-type="float" office:value="0.6106651" calcext:value-type="float">
            <text:p>0,6106651</text:p>
          </table:table-cell>
          <table:table-cell table:formula="of:=[.A515]-[.E515]" office:value-type="float" office:value="5.65417895" calcext:value-type="float">
            <text:p>5,65417895</text:p>
          </table:table-cell>
          <table:table-cell table:formula="of:=[.B515]-[.D515]" office:value-type="float" office:value="-0.00407048" calcext:value-type="float">
            <text:p>-0,00407048</text:p>
          </table:table-cell>
          <table:table-cell table:formula="of:=[.A515]-[.C515]" office:value-type="float" office:value="0.00193059999999967" calcext:value-type="float">
            <text:p>0,0019306</text:p>
          </table:table-cell>
          <table:table-cell table:formula="of:=[.G515]-[.C515]" office:value-type="float" office:value="0.0011789499999999" calcext:value-type="float">
            <text:p>0,00117895</text:p>
          </table:table-cell>
          <table:table-cell table:formula="of:=[.J515]/[.I515]" office:value-type="float" office:value="0.610665078214079" calcext:value-type="float">
            <text:p>0,6106650782</text:p>
          </table:table-cell>
          <table:table-cell table:formula="of:=[.D515]+[.H515]*[.K515]" office:value-type="float" office:value="0.0515831800124312" calcext:value-type="float">
            <text:p>0,05158318</text:p>
          </table:table-cell>
        </table:table-row>
        <table:table-row table:style-name="ro1">
          <table:table-cell office:value-type="float" office:value="5.657438" calcext:value-type="float">
            <text:p>5,657438</text:p>
          </table:table-cell>
          <table:table-cell office:value-type="float" office:value="0.0499984" calcext:value-type="float">
            <text:p>0,0499984</text:p>
          </table:table-cell>
          <table:table-cell office:value-type="float" office:value="5.655" calcext:value-type="float">
            <text:p>5,655</text:p>
          </table:table-cell>
          <table:table-cell office:value-type="float" office:value="0.04751271" calcext:value-type="float">
            <text:p>0,04751271</text:p>
          </table:table-cell>
          <table:table-cell office:value-type="float" office:value="0.0010029" calcext:value-type="float">
            <text:p>0,0010029</text:p>
          </table:table-cell>
          <table:table-cell office:value-type="float" office:value="0.5886382" calcext:value-type="float">
            <text:p>0,5886382</text:p>
          </table:table-cell>
          <table:table-cell table:formula="of:=[.A516]-[.E516]" office:value-type="float" office:value="5.6564351" calcext:value-type="float">
            <text:p>5,6564351</text:p>
          </table:table-cell>
          <table:table-cell table:formula="of:=[.B516]-[.D516]" office:value-type="float" office:value="0.00248569" calcext:value-type="float">
            <text:p>0,00248569</text:p>
          </table:table-cell>
          <table:table-cell table:formula="of:=[.A516]-[.C516]" office:value-type="float" office:value="0.00243799999999972" calcext:value-type="float">
            <text:p>0,002438</text:p>
          </table:table-cell>
          <table:table-cell table:formula="of:=[.G516]-[.C516]" office:value-type="float" office:value="0.00143510000000013" calcext:value-type="float">
            <text:p>0,0014351</text:p>
          </table:table-cell>
          <table:table-cell table:formula="of:=[.J516]/[.I516]" office:value-type="float" office:value="0.588638228055906" calcext:value-type="float">
            <text:p>0,5886382281</text:p>
          </table:table-cell>
          <table:table-cell table:formula="of:=[.D516]+[.H516]*[.K516]" office:value-type="float" office:value="0.0489758821570963" calcext:value-type="float">
            <text:p>0,0489758822</text:p>
          </table:table-cell>
        </table:table-row>
        <table:table-row table:style-name="ro1">
          <table:table-cell office:value-type="float" office:value="5.657939" calcext:value-type="float">
            <text:p>5,657939</text:p>
          </table:table-cell>
          <table:table-cell office:value-type="float" office:value="-0.1000016" calcext:value-type="float">
            <text:p>-0,1000016</text:p>
          </table:table-cell>
          <table:table-cell office:value-type="float" office:value="5.657" calcext:value-type="float">
            <text:p>5,657</text:p>
          </table:table-cell>
          <table:table-cell office:value-type="float" office:value="0.05146158" calcext:value-type="float">
            <text:p>0,05146158</text:p>
          </table:table-cell>
          <table:table-cell office:value-type="float" office:value="0.0010029" calcext:value-type="float">
            <text:p>0,0010029</text:p>
          </table:table-cell>
          <table:table-cell office:value-type="float" office:value="-0.06805107" calcext:value-type="float">
            <text:p>-0,06805107</text:p>
          </table:table-cell>
          <table:table-cell table:formula="of:=[.A517]-[.E517]" office:value-type="float" office:value="5.6569361" calcext:value-type="float">
            <text:p>5,6569361</text:p>
          </table:table-cell>
          <table:table-cell table:formula="of:=[.B517]-[.D517]" office:value-type="float" office:value="-0.15146318" calcext:value-type="float">
            <text:p>-0,15146318</text:p>
          </table:table-cell>
          <table:table-cell table:formula="of:=[.A517]-[.C517]" office:value-type="float" office:value="0.000938999999999801" calcext:value-type="float">
            <text:p>0,000939</text:p>
          </table:table-cell>
          <table:table-cell table:formula="of:=[.G517]-[.C517]" office:value-type="float" office:value="-0.0000638999999997836" calcext:value-type="float">
            <text:p>-0,0000639</text:p>
          </table:table-cell>
          <table:table-cell table:formula="of:=[.J517]/[.I517]" office:value-type="float" office:value="-0.0680511182106465" calcext:value-type="float">
            <text:p>-0,0680511182</text:p>
          </table:table-cell>
          <table:table-cell table:formula="of:=[.D517]+[.H517]*[.K517]" office:value-type="float" office:value="0.0617688187667404" calcext:value-type="float">
            <text:p>0,0617688188</text:p>
          </table:table-cell>
        </table:table-row>
        <table:table-row table:style-name="ro1">
          <table:table-cell office:value-type="float" office:value="5.6599443" calcext:value-type="float">
            <text:p>5,6599443</text:p>
          </table:table-cell>
          <table:table-cell office:value-type="float" office:value="-0.1000016" calcext:value-type="float">
            <text:p>-0,1000016</text:p>
          </table:table-cell>
          <table:table-cell office:value-type="float" office:value="5.658" calcext:value-type="float">
            <text:p>5,658</text:p>
          </table:table-cell>
          <table:table-cell office:value-type="float" office:value="-0.08969437" calcext:value-type="float">
            <text:p>-0,08969437</text:p>
          </table:table-cell>
          <table:table-cell office:value-type="float" office:value="0.0010029" calcext:value-type="float">
            <text:p>0,0010029</text:p>
          </table:table-cell>
          <table:table-cell office:value-type="float" office:value="0.4841846" calcext:value-type="float">
            <text:p>0,4841846</text:p>
          </table:table-cell>
          <table:table-cell table:formula="of:=[.A518]-[.E518]" office:value-type="float" office:value="5.6589414" calcext:value-type="float">
            <text:p>5,6589414</text:p>
          </table:table-cell>
          <table:table-cell table:formula="of:=[.B518]-[.D518]" office:value-type="float" office:value="-0.01030723" calcext:value-type="float">
            <text:p>-0,01030723</text:p>
          </table:table-cell>
          <table:table-cell table:formula="of:=[.A518]-[.C518]" office:value-type="float" office:value="0.0019442999999999" calcext:value-type="float">
            <text:p>0,0019443</text:p>
          </table:table-cell>
          <table:table-cell table:formula="of:=[.G518]-[.C518]" office:value-type="float" office:value="0.000941400000000314" calcext:value-type="float">
            <text:p>0,0009414</text:p>
          </table:table-cell>
          <table:table-cell table:formula="of:=[.J518]/[.I518]" office:value-type="float" office:value="0.484184539423115" calcext:value-type="float">
            <text:p>0,4841845394</text:p>
          </table:table-cell>
          <table:table-cell table:formula="of:=[.D518]+[.H518]*[.K518]" office:value-type="float" office:value="-0.0946849714102781" calcext:value-type="float">
            <text:p>-0,0946849714</text:p>
          </table:table-cell>
        </table:table-row>
        <table:table-row table:style-name="ro1">
          <table:table-cell office:value-type="float" office:value="5.6860132" calcext:value-type="float">
            <text:p>5,6860132</text:p>
          </table:table-cell>
          <table:table-cell office:value-type="float" office:value="-0.4000016" calcext:value-type="float">
            <text:p>-0,4000016</text:p>
          </table:table-cell>
          <table:table-cell office:value-type="float" office:value="5.66" calcext:value-type="float">
            <text:p>5,66</text:p>
          </table:table-cell>
          <table:table-cell office:value-type="float" office:value="-0.1049922" calcext:value-type="float">
            <text:p>-0,1049922</text:p>
          </table:table-cell>
          <table:table-cell office:value-type="float" office:value="0.0010029" calcext:value-type="float">
            <text:p>0,0010029</text:p>
          </table:table-cell>
          <table:table-cell office:value-type="float" office:value="0.9614465" calcext:value-type="float">
            <text:p>0,9614465</text:p>
          </table:table-cell>
          <table:table-cell table:formula="of:=[.A519]-[.E519]" office:value-type="float" office:value="5.6850103" calcext:value-type="float">
            <text:p>5,6850103</text:p>
          </table:table-cell>
          <table:table-cell table:formula="of:=[.B519]-[.D519]" office:value-type="float" office:value="-0.2950094" calcext:value-type="float">
            <text:p>-0,2950094</text:p>
          </table:table-cell>
          <table:table-cell table:formula="of:=[.A519]-[.C519]" office:value-type="float" office:value="0.0260131999999995" calcext:value-type="float">
            <text:p>0,0260132</text:p>
          </table:table-cell>
          <table:table-cell table:formula="of:=[.G519]-[.C519]" office:value-type="float" office:value="0.0250102999999999" calcext:value-type="float">
            <text:p>0,0250103</text:p>
          </table:table-cell>
          <table:table-cell table:formula="of:=[.J519]/[.I519]" office:value-type="float" office:value="0.961446496394153" calcext:value-type="float">
            <text:p>0,9614464964</text:p>
          </table:table-cell>
          <table:table-cell table:formula="of:=[.D519]+[.H519]*[.K519]" office:value-type="float" office:value="-0.388627954033341" calcext:value-type="float">
            <text:p>-0,388627954</text:p>
          </table:table-cell>
        </table:table-row>
        <table:table-row table:style-name="ro1">
          <table:table-cell office:value-type="float" office:value="5.687016" calcext:value-type="float">
            <text:p>5,687016</text:p>
          </table:table-cell>
          <table:table-cell office:value-type="float" office:value="-0.4000016" calcext:value-type="float">
            <text:p>-0,4000016</text:p>
          </table:table-cell>
          <table:table-cell office:value-type="float" office:value="5.686" calcext:value-type="float">
            <text:p>5,686</text:p>
          </table:table-cell>
          <table:table-cell office:value-type="float" office:value="-0.6836374" calcext:value-type="float">
            <text:p>-0,6836374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5064961" calcext:value-type="float">
            <text:p>0,5064961</text:p>
          </table:table-cell>
          <table:table-cell table:formula="of:=[.A520]-[.E520]" office:value-type="float" office:value="5.6865146" calcext:value-type="float">
            <text:p>5,6865146</text:p>
          </table:table-cell>
          <table:table-cell table:formula="of:=[.B520]-[.D520]" office:value-type="float" office:value="0.2836358" calcext:value-type="float">
            <text:p>0,2836358</text:p>
          </table:table-cell>
          <table:table-cell table:formula="of:=[.A520]-[.C520]" office:value-type="float" office:value="0.00101599999999991" calcext:value-type="float">
            <text:p>0,001016</text:p>
          </table:table-cell>
          <table:table-cell table:formula="of:=[.G520]-[.C520]" office:value-type="float" office:value="0.00051459999999981" calcext:value-type="float">
            <text:p>0,0005146</text:p>
          </table:table-cell>
          <table:table-cell table:formula="of:=[.J520]/[.I520]" office:value-type="float" office:value="0.506496062991986" calcext:value-type="float">
            <text:p>0,506496063</text:p>
          </table:table-cell>
          <table:table-cell table:formula="of:=[.D520]+[.H520]*[.K520]" office:value-type="float" office:value="-0.539976983976418" calcext:value-type="float">
            <text:p>-0,539976984</text:p>
          </table:table-cell>
        </table:table-row>
        <table:table-row table:style-name="ro1">
          <table:table-cell office:value-type="float" office:value="5.689021" calcext:value-type="float">
            <text:p>5,689021</text:p>
          </table:table-cell>
          <table:table-cell office:value-type="float" office:value="-0.4000016" calcext:value-type="float">
            <text:p>-0,4000016</text:p>
          </table:table-cell>
          <table:table-cell office:value-type="float" office:value="5.687" calcext:value-type="float">
            <text:p>5,687</text:p>
          </table:table-cell>
          <table:table-cell office:value-type="float" office:value="-0.2563412" calcext:value-type="float">
            <text:p>-0,2563412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6280307" calcext:value-type="float">
            <text:p>0,6280307</text:p>
          </table:table-cell>
          <table:table-cell table:formula="of:=[.A521]-[.E521]" office:value-type="float" office:value="5.68826925" calcext:value-type="float">
            <text:p>5,68826925</text:p>
          </table:table-cell>
          <table:table-cell table:formula="of:=[.B521]-[.D521]" office:value-type="float" office:value="-0.1436604" calcext:value-type="float">
            <text:p>-0,1436604</text:p>
          </table:table-cell>
          <table:table-cell table:formula="of:=[.A521]-[.C521]" office:value-type="float" office:value="0.00202100000000005" calcext:value-type="float">
            <text:p>0,002021</text:p>
          </table:table-cell>
          <table:table-cell table:formula="of:=[.G521]-[.C521]" office:value-type="float" office:value="0.00126925" calcext:value-type="float">
            <text:p>0,00126925</text:p>
          </table:table-cell>
          <table:table-cell table:formula="of:=[.J521]/[.I521]" office:value-type="float" office:value="0.628030677882221" calcext:value-type="float">
            <text:p>0,6280306779</text:p>
          </table:table-cell>
          <table:table-cell table:formula="of:=[.D521]+[.H521]*[.K521]" office:value-type="float" office:value="-0.346564338396831" calcext:value-type="float">
            <text:p>-0,3465643384</text:p>
          </table:table-cell>
        </table:table-row>
        <table:table-row table:style-name="ro1">
          <table:table-cell office:value-type="float" office:value="5.6910266" calcext:value-type="float">
            <text:p>5,6910266</text:p>
          </table:table-cell>
          <table:table-cell office:value-type="float" office:value="-0.4000016" calcext:value-type="float">
            <text:p>-0,4000016</text:p>
          </table:table-cell>
          <table:table-cell office:value-type="float" office:value="5.689" calcext:value-type="float">
            <text:p>5,689</text:p>
          </table:table-cell>
          <table:table-cell office:value-type="float" office:value="-0.4902247" calcext:value-type="float">
            <text:p>-0,4902247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6290585" calcext:value-type="float">
            <text:p>0,6290585</text:p>
          </table:table-cell>
          <table:table-cell table:formula="of:=[.A522]-[.E522]" office:value-type="float" office:value="5.69027485" calcext:value-type="float">
            <text:p>5,69027485</text:p>
          </table:table-cell>
          <table:table-cell table:formula="of:=[.B522]-[.D522]" office:value-type="float" office:value="0.0902231" calcext:value-type="float">
            <text:p>0,0902231</text:p>
          </table:table-cell>
          <table:table-cell table:formula="of:=[.A522]-[.C522]" office:value-type="float" office:value="0.00202659999999977" calcext:value-type="float">
            <text:p>0,0020266</text:p>
          </table:table-cell>
          <table:table-cell table:formula="of:=[.G522]-[.C522]" office:value-type="float" office:value="0.00127484999999972" calcext:value-type="float">
            <text:p>0,00127485</text:p>
          </table:table-cell>
          <table:table-cell table:formula="of:=[.J522]/[.I522]" office:value-type="float" office:value="0.629058521661829" calcext:value-type="float">
            <text:p>0,6290585217</text:p>
          </table:table-cell>
          <table:table-cell table:formula="of:=[.D522]+[.H522]*[.K522]" office:value-type="float" office:value="-0.433469090094253" calcext:value-type="float">
            <text:p>-0,4334690901</text:p>
          </table:table-cell>
        </table:table-row>
        <table:table-row table:style-name="ro1">
          <table:table-cell office:value-type="float" office:value="5.6925307" calcext:value-type="float">
            <text:p>5,6925307</text:p>
          </table:table-cell>
          <table:table-cell office:value-type="float" office:value="-0.5500016" calcext:value-type="float">
            <text:p>-0,5500016</text:p>
          </table:table-cell>
          <table:table-cell office:value-type="float" office:value="5.691" calcext:value-type="float">
            <text:p>5,691</text:p>
          </table:table-cell>
          <table:table-cell office:value-type="float" office:value="-0.343246" calcext:value-type="float">
            <text:p>-0,343246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5088848" calcext:value-type="float">
            <text:p>0,5088848</text:p>
          </table:table-cell>
          <table:table-cell table:formula="of:=[.A523]-[.E523]" office:value-type="float" office:value="5.69177895" calcext:value-type="float">
            <text:p>5,69177895</text:p>
          </table:table-cell>
          <table:table-cell table:formula="of:=[.B523]-[.D523]" office:value-type="float" office:value="-0.2067556" calcext:value-type="float">
            <text:p>-0,2067556</text:p>
          </table:table-cell>
          <table:table-cell table:formula="of:=[.A523]-[.C523]" office:value-type="float" office:value="0.0015307" calcext:value-type="float">
            <text:p>0,0015307</text:p>
          </table:table-cell>
          <table:table-cell table:formula="of:=[.G523]-[.C523]" office:value-type="float" office:value="0.000778949999999945" calcext:value-type="float">
            <text:p>0,00077895</text:p>
          </table:table-cell>
          <table:table-cell table:formula="of:=[.J523]/[.I523]" office:value-type="float" office:value="0.508884823936726" calcext:value-type="float">
            <text:p>0,5088848239</text:p>
          </table:table-cell>
          <table:table-cell table:formula="of:=[.D523]+[.H523]*[.K523]" office:value-type="float" office:value="-0.448460787103932" calcext:value-type="float">
            <text:p>-0,4484607871</text:p>
          </table:table-cell>
        </table:table-row>
        <table:table-row table:style-name="ro1">
          <table:table-cell office:value-type="float" office:value="5.7194373" calcext:value-type="float">
            <text:p>5,7194373</text:p>
          </table:table-cell>
          <table:table-cell office:value-type="float" office:value="-0.8500016" calcext:value-type="float">
            <text:p>-0,8500016</text:p>
          </table:table-cell>
          <table:table-cell office:value-type="float" office:value="5.693" calcext:value-type="float">
            <text:p>5,693</text:p>
          </table:table-cell>
          <table:table-cell office:value-type="float" office:value="-0.6552164" calcext:value-type="float">
            <text:p>-0,6552164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9715648" calcext:value-type="float">
            <text:p>0,9715648</text:p>
          </table:table-cell>
          <table:table-cell table:formula="of:=[.A524]-[.E524]" office:value-type="float" office:value="5.71868555" calcext:value-type="float">
            <text:p>5,71868555</text:p>
          </table:table-cell>
          <table:table-cell table:formula="of:=[.B524]-[.D524]" office:value-type="float" office:value="-0.1947852" calcext:value-type="float">
            <text:p>-0,1947852</text:p>
          </table:table-cell>
          <table:table-cell table:formula="of:=[.A524]-[.C524]" office:value-type="float" office:value="0.0264373000000004" calcext:value-type="float">
            <text:p>0,0264373</text:p>
          </table:table-cell>
          <table:table-cell table:formula="of:=[.G524]-[.C524]" office:value-type="float" office:value="0.0256855500000004" calcext:value-type="float">
            <text:p>0,02568555</text:p>
          </table:table-cell>
          <table:table-cell table:formula="of:=[.J524]/[.I524]" office:value-type="float" office:value="0.971564796707681" calcext:value-type="float">
            <text:p>0,9715647967</text:p>
          </table:table-cell>
          <table:table-cell table:formula="of:=[.D524]+[.H524]*[.K524]" office:value-type="float" office:value="-0.844462843239665" calcext:value-type="float">
            <text:p>-0,8444628432</text:p>
          </table:table-cell>
        </table:table-row>
        <table:table-row table:style-name="ro1">
          <table:table-cell office:value-type="float" office:value="5.7219446" calcext:value-type="float">
            <text:p>5,7219446</text:p>
          </table:table-cell>
          <table:table-cell office:value-type="float" office:value="-0.8500016" calcext:value-type="float">
            <text:p>-0,8500016</text:p>
          </table:table-cell>
          <table:table-cell office:value-type="float" office:value="5.719" calcext:value-type="float">
            <text:p>5,719</text:p>
          </table:table-cell>
          <table:table-cell office:value-type="float" office:value="-1.039248" calcext:value-type="float">
            <text:p>-1,039248</text:p>
          </table:table-cell>
          <table:table-cell office:value-type="float" office:value="0.0010029" calcext:value-type="float">
            <text:p>0,0010029</text:p>
          </table:table-cell>
          <table:table-cell office:value-type="float" office:value="0.6594105" calcext:value-type="float">
            <text:p>0,6594105</text:p>
          </table:table-cell>
          <table:table-cell table:formula="of:=[.A525]-[.E525]" office:value-type="float" office:value="5.7209417" calcext:value-type="float">
            <text:p>5,7209417</text:p>
          </table:table-cell>
          <table:table-cell table:formula="of:=[.B525]-[.D525]" office:value-type="float" office:value="0.1892464" calcext:value-type="float">
            <text:p>0,1892464</text:p>
          </table:table-cell>
          <table:table-cell table:formula="of:=[.A525]-[.C525]" office:value-type="float" office:value="0.0029445999999993" calcext:value-type="float">
            <text:p>0,0029446</text:p>
          </table:table-cell>
          <table:table-cell table:formula="of:=[.G525]-[.C525]" office:value-type="float" office:value="0.00194169999999971" calcext:value-type="float">
            <text:p>0,0019417</text:p>
          </table:table-cell>
          <table:table-cell table:formula="of:=[.J525]/[.I525]" office:value-type="float" office:value="0.659410446240636" calcext:value-type="float">
            <text:p>0,6594104462</text:p>
          </table:table-cell>
          <table:table-cell table:formula="of:=[.D525]+[.H525]*[.K525]" office:value-type="float" office:value="-0.914456946926566" calcext:value-type="float">
            <text:p>-0,9144569469</text:p>
          </table:table-cell>
        </table:table-row>
        <table:table-row table:style-name="ro1">
          <table:table-cell office:value-type="float" office:value="5.7244377" calcext:value-type="float">
            <text:p>5,7244377</text:p>
          </table:table-cell>
          <table:table-cell office:value-type="float" office:value="-0.8500016" calcext:value-type="float">
            <text:p>-0,8500016</text:p>
          </table:table-cell>
          <table:table-cell office:value-type="float" office:value="5.722" calcext:value-type="float">
            <text:p>5,722</text:p>
          </table:table-cell>
          <table:table-cell office:value-type="float" office:value="-0.7252105" calcext:value-type="float">
            <text:p>-0,7252105</text:p>
          </table:table-cell>
          <table:table-cell office:value-type="float" office:value="0.0010029" calcext:value-type="float">
            <text:p>0,0010029</text:p>
          </table:table-cell>
          <table:table-cell office:value-type="float" office:value="0.5885876" calcext:value-type="float">
            <text:p>0,5885876</text:p>
          </table:table-cell>
          <table:table-cell table:formula="of:=[.A526]-[.E526]" office:value-type="float" office:value="5.7234348" calcext:value-type="float">
            <text:p>5,7234348</text:p>
          </table:table-cell>
          <table:table-cell table:formula="of:=[.B526]-[.D526]" office:value-type="float" office:value="-0.1247911" calcext:value-type="float">
            <text:p>-0,1247911</text:p>
          </table:table-cell>
          <table:table-cell table:formula="of:=[.A526]-[.C526]" office:value-type="float" office:value="0.00243770000000065" calcext:value-type="float">
            <text:p>0,0024377</text:p>
          </table:table-cell>
          <table:table-cell table:formula="of:=[.G526]-[.C526]" office:value-type="float" office:value="0.00143480000000107" calcext:value-type="float">
            <text:p>0,0014348</text:p>
          </table:table-cell>
          <table:table-cell table:formula="of:=[.J526]/[.I526]" office:value-type="float" office:value="0.588587603068747" calcext:value-type="float">
            <text:p>0,5885876031</text:p>
          </table:table-cell>
          <table:table-cell table:formula="of:=[.D526]+[.H526]*[.K526]" office:value-type="float" office:value="-0.798660994433312" calcext:value-type="float">
            <text:p>-0,7986609944</text:p>
          </table:table-cell>
        </table:table-row>
        <table:table-row table:style-name="ro1">
          <table:table-cell office:value-type="float" office:value="5.725444" calcext:value-type="float">
            <text:p>5,725444</text:p>
          </table:table-cell>
          <table:table-cell office:value-type="float" office:value="-1.000002" calcext:value-type="float">
            <text:p>-1,000002</text:p>
          </table:table-cell>
          <table:table-cell office:value-type="float" office:value="5.724" calcext:value-type="float">
            <text:p>5,724</text:p>
          </table:table-cell>
          <table:table-cell office:value-type="float" office:value="-0.9234521" calcext:value-type="float">
            <text:p>-0,9234521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8264543" calcext:value-type="float">
            <text:p>0,8264543</text:p>
          </table:table-cell>
          <table:table-cell table:formula="of:=[.A527]-[.E527]" office:value-type="float" office:value="5.7251934" calcext:value-type="float">
            <text:p>5,7251934</text:p>
          </table:table-cell>
          <table:table-cell table:formula="of:=[.B527]-[.D527]" office:value-type="float" office:value="-0.0765499000000001" calcext:value-type="float">
            <text:p>-0,0765499</text:p>
          </table:table-cell>
          <table:table-cell table:formula="of:=[.A527]-[.C527]" office:value-type="float" office:value="0.00144399999999933" calcext:value-type="float">
            <text:p>0,001444</text:p>
          </table:table-cell>
          <table:table-cell table:formula="of:=[.G527]-[.C527]" office:value-type="float" office:value="0.00119339999999912" calcext:value-type="float">
            <text:p>0,0011934</text:p>
          </table:table-cell>
          <table:table-cell table:formula="of:=[.J527]/[.I527]" office:value-type="float" office:value="0.826454293628582" calcext:value-type="float">
            <text:p>0,8264542936</text:p>
          </table:table-cell>
          <table:table-cell table:formula="of:=[.D527]+[.H527]*[.K527]" office:value-type="float" office:value="-0.986717093531839" calcext:value-type="float">
            <text:p>-0,9867170935</text:p>
          </table:table-cell>
        </table:table-row>
        <table:table-row table:style-name="ro1">
          <table:table-cell office:value-type="float" office:value="5.7530213" calcext:value-type="float">
            <text:p>5,7530213</text:p>
          </table:table-cell>
          <table:table-cell office:value-type="float" office:value="-1.300002" calcext:value-type="float">
            <text:p>-1,300002</text:p>
          </table:table-cell>
          <table:table-cell office:value-type="float" office:value="5.725" calcext:value-type="float">
            <text:p>5,725</text:p>
          </table:table-cell>
          <table:table-cell office:value-type="float" office:value="-1.063266" calcext:value-type="float">
            <text:p>-1,06326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1055" calcext:value-type="float">
            <text:p>0,991055</text:p>
          </table:table-cell>
          <table:table-cell table:formula="of:=[.A528]-[.E528]" office:value-type="float" office:value="5.75277065" calcext:value-type="float">
            <text:p>5,75277065</text:p>
          </table:table-cell>
          <table:table-cell table:formula="of:=[.B528]-[.D528]" office:value-type="float" office:value="-0.236736" calcext:value-type="float">
            <text:p>-0,236736</text:p>
          </table:table-cell>
          <table:table-cell table:formula="of:=[.A528]-[.C528]" office:value-type="float" office:value="0.0280213000000007" calcext:value-type="float">
            <text:p>0,0280213</text:p>
          </table:table-cell>
          <table:table-cell table:formula="of:=[.G528]-[.C528]" office:value-type="float" office:value="0.0277706500000008" calcext:value-type="float">
            <text:p>0,02777065</text:p>
          </table:table-cell>
          <table:table-cell table:formula="of:=[.J528]/[.I528]" office:value-type="float" office:value="0.991055018860656" calcext:value-type="float">
            <text:p>0,9910550189</text:p>
          </table:table-cell>
          <table:table-cell table:formula="of:=[.D528]+[.H528]*[.K528]" office:value-type="float" office:value="-1.297884400945" calcext:value-type="float">
            <text:p>-1,2978844009</text:p>
          </table:table-cell>
        </table:table-row>
        <table:table-row table:style-name="ro1">
          <table:table-cell office:value-type="float" office:value="5.7563832" calcext:value-type="float">
            <text:p>5,7563832</text:p>
          </table:table-cell>
          <table:table-cell office:value-type="float" office:value="-1.300002" calcext:value-type="float">
            <text:p>-1,300002</text:p>
          </table:table-cell>
          <table:table-cell office:value-type="float" office:value="5.753" calcext:value-type="float">
            <text:p>5,753</text:p>
          </table:table-cell>
          <table:table-cell office:value-type="float" office:value="-1.534619" calcext:value-type="float">
            <text:p>-1,534619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7777252" calcext:value-type="float">
            <text:p>0,7777252</text:p>
          </table:table-cell>
          <table:table-cell table:formula="of:=[.A529]-[.E529]" office:value-type="float" office:value="5.7556312" calcext:value-type="float">
            <text:p>5,7556312</text:p>
          </table:table-cell>
          <table:table-cell table:formula="of:=[.B529]-[.D529]" office:value-type="float" office:value="0.234617" calcext:value-type="float">
            <text:p>0,234617</text:p>
          </table:table-cell>
          <table:table-cell table:formula="of:=[.A529]-[.C529]" office:value-type="float" office:value="0.00338320000000003" calcext:value-type="float">
            <text:p>0,0033832</text:p>
          </table:table-cell>
          <table:table-cell table:formula="of:=[.G529]-[.C529]" office:value-type="float" office:value="0.00263119999999972" calcext:value-type="float">
            <text:p>0,0026312</text:p>
          </table:table-cell>
          <table:table-cell table:formula="of:=[.J529]/[.I529]" office:value-type="float" office:value="0.777725230550869" calcext:value-type="float">
            <text:p>0,7777252306</text:p>
          </table:table-cell>
          <table:table-cell table:formula="of:=[.D529]+[.H529]*[.K529]" office:value-type="float" office:value="-1.35215143958385" calcext:value-type="float">
            <text:p>-1,3521514396</text:p>
          </table:table-cell>
        </table:table-row>
        <table:table-row table:style-name="ro1">
          <table:table-cell office:value-type="float" office:value="5.7583893" calcext:value-type="float">
            <text:p>5,7583893</text:p>
          </table:table-cell>
          <table:table-cell office:value-type="float" office:value="-1.450001" calcext:value-type="float">
            <text:p>-1,450001</text:p>
          </table:table-cell>
          <table:table-cell office:value-type="float" office:value="5.756" calcext:value-type="float">
            <text:p>5,756</text:p>
          </table:table-cell>
          <table:table-cell office:value-type="float" office:value="-1.117533" calcext:value-type="float">
            <text:p>-1,117533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6852635" calcext:value-type="float">
            <text:p>0,6852635</text:p>
          </table:table-cell>
          <table:table-cell table:formula="of:=[.A530]-[.E530]" office:value-type="float" office:value="5.7576373" calcext:value-type="float">
            <text:p>5,7576373</text:p>
          </table:table-cell>
          <table:table-cell table:formula="of:=[.B530]-[.D530]" office:value-type="float" office:value="-0.332468" calcext:value-type="float">
            <text:p>-0,332468</text:p>
          </table:table-cell>
          <table:table-cell table:formula="of:=[.A530]-[.C530]" office:value-type="float" office:value="0.00238929999999993" calcext:value-type="float">
            <text:p>0,0023893</text:p>
          </table:table-cell>
          <table:table-cell table:formula="of:=[.G530]-[.C530]" office:value-type="float" office:value="0.00163729999999962" calcext:value-type="float">
            <text:p>0,0016373</text:p>
          </table:table-cell>
          <table:table-cell table:formula="of:=[.J530]/[.I530]" office:value-type="float" office:value="0.685263466287059" calcext:value-type="float">
            <text:p>0,6852634663</text:p>
          </table:table-cell>
          <table:table-cell table:formula="of:=[.D530]+[.H530]*[.K530]" office:value-type="float" office:value="-1.34536117410953" calcext:value-type="float">
            <text:p>-1,3453611741</text:p>
          </table:table-cell>
        </table:table-row>
        <table:table-row table:style-name="ro1">
          <table:table-cell office:value-type="float" office:value="5.7603941" calcext:value-type="float">
            <text:p>5,7603941</text:p>
          </table:table-cell>
          <table:table-cell office:value-type="float" office:value="-1.450001" calcext:value-type="float">
            <text:p>-1,450001</text:p>
          </table:table-cell>
          <table:table-cell office:value-type="float" office:value="5.758" calcext:value-type="float">
            <text:p>5,758</text:p>
          </table:table-cell>
          <table:table-cell office:value-type="float" office:value="-1.67783" calcext:value-type="float">
            <text:p>-1,67783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7905685" calcext:value-type="float">
            <text:p>0,7905685</text:p>
          </table:table-cell>
          <table:table-cell table:formula="of:=[.A531]-[.E531]" office:value-type="float" office:value="5.7598927" calcext:value-type="float">
            <text:p>5,7598927</text:p>
          </table:table-cell>
          <table:table-cell table:formula="of:=[.B531]-[.D531]" office:value-type="float" office:value="0.227829" calcext:value-type="float">
            <text:p>0,227829</text:p>
          </table:table-cell>
          <table:table-cell table:formula="of:=[.A531]-[.C531]" office:value-type="float" office:value="0.00239410000000007" calcext:value-type="float">
            <text:p>0,0023941</text:p>
          </table:table-cell>
          <table:table-cell table:formula="of:=[.G531]-[.C531]" office:value-type="float" office:value="0.00189269999999997" calcext:value-type="float">
            <text:p>0,0018927</text:p>
          </table:table-cell>
          <table:table-cell table:formula="of:=[.J531]/[.I531]" office:value-type="float" office:value="0.790568480848719" calcext:value-type="float">
            <text:p>0,7905684808</text:p>
          </table:table-cell>
          <table:table-cell table:formula="of:=[.D531]+[.H531]*[.K531]" office:value-type="float" office:value="-1.49771557357672" calcext:value-type="float">
            <text:p>-1,4977155736</text:p>
          </table:table-cell>
        </table:table-row>
        <table:table-row table:style-name="ro1">
          <table:table-cell office:value-type="float" office:value="5.7608954" calcext:value-type="float">
            <text:p>5,7608954</text:p>
          </table:table-cell>
          <table:table-cell office:value-type="float" office:value="-1.450001" calcext:value-type="float">
            <text:p>-1,450001</text:p>
          </table:table-cell>
          <table:table-cell office:value-type="float" office:value="5.76" calcext:value-type="float">
            <text:p>5,76</text:p>
          </table:table-cell>
          <table:table-cell office:value-type="float" office:value="-1.269888" calcext:value-type="float">
            <text:p>-1,269888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4400268" calcext:value-type="float">
            <text:p>0,4400268</text:p>
          </table:table-cell>
          <table:table-cell table:formula="of:=[.A532]-[.E532]" office:value-type="float" office:value="5.760394" calcext:value-type="float">
            <text:p>5,760394</text:p>
          </table:table-cell>
          <table:table-cell table:formula="of:=[.B532]-[.D532]" office:value-type="float" office:value="-0.180113" calcext:value-type="float">
            <text:p>-0,180113</text:p>
          </table:table-cell>
          <table:table-cell table:formula="of:=[.A532]-[.C532]" office:value-type="float" office:value="0.000895400000000102" calcext:value-type="float">
            <text:p>0,0008954</text:p>
          </table:table-cell>
          <table:table-cell table:formula="of:=[.G532]-[.C532]" office:value-type="float" office:value="0.000394000000000005" calcext:value-type="float">
            <text:p>0,000394</text:p>
          </table:table-cell>
          <table:table-cell table:formula="of:=[.J532]/[.I532]" office:value-type="float" office:value="0.440026803663123" calcext:value-type="float">
            <text:p>0,4400268037</text:p>
          </table:table-cell>
          <table:table-cell table:formula="of:=[.D532]+[.H532]*[.K532]" office:value-type="float" office:value="-1.34914254768818" calcext:value-type="float">
            <text:p>-1,3491425477</text:p>
          </table:table-cell>
        </table:table-row>
        <table:table-row table:style-name="ro1">
          <table:table-cell office:value-type="float" office:value="5.7879691" calcext:value-type="float">
            <text:p>5,7879691</text:p>
          </table:table-cell>
          <table:table-cell office:value-type="float" office:value="-1.750001" calcext:value-type="float">
            <text:p>-1,750001</text:p>
          </table:table-cell>
          <table:table-cell office:value-type="float" office:value="5.761" calcext:value-type="float">
            <text:p>5,761</text:p>
          </table:table-cell>
          <table:table-cell office:value-type="float" office:value="-1.529256" calcext:value-type="float">
            <text:p>-1,529256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9814084" calcext:value-type="float">
            <text:p>0,9814084</text:p>
          </table:table-cell>
          <table:table-cell table:formula="of:=[.A533]-[.E533]" office:value-type="float" office:value="5.7874677" calcext:value-type="float">
            <text:p>5,7874677</text:p>
          </table:table-cell>
          <table:table-cell table:formula="of:=[.B533]-[.D533]" office:value-type="float" office:value="-0.220745" calcext:value-type="float">
            <text:p>-0,220745</text:p>
          </table:table-cell>
          <table:table-cell table:formula="of:=[.A533]-[.C533]" office:value-type="float" office:value="0.0269690999999996" calcext:value-type="float">
            <text:p>0,0269691</text:p>
          </table:table-cell>
          <table:table-cell table:formula="of:=[.G533]-[.C533]" office:value-type="float" office:value="0.0264676999999995" calcext:value-type="float">
            <text:p>0,0264677</text:p>
          </table:table-cell>
          <table:table-cell table:formula="of:=[.J533]/[.I533]" office:value-type="float" office:value="0.981408352521956" calcext:value-type="float">
            <text:p>0,9814083525</text:p>
          </table:table-cell>
          <table:table-cell table:formula="of:=[.D533]+[.H533]*[.K533]" office:value-type="float" office:value="-1.74589698677746" calcext:value-type="float">
            <text:p>-1,7458969868</text:p>
          </table:table-cell>
        </table:table-row>
        <table:table-row table:style-name="ro1">
          <table:table-cell office:value-type="float" office:value="5.7899744" calcext:value-type="float">
            <text:p>5,7899744</text:p>
          </table:table-cell>
          <table:table-cell office:value-type="float" office:value="-1.750001" calcext:value-type="float">
            <text:p>-1,750001</text:p>
          </table:table-cell>
          <table:table-cell office:value-type="float" office:value="5.788" calcext:value-type="float">
            <text:p>5,788</text:p>
          </table:table-cell>
          <table:table-cell office:value-type="float" office:value="-1.966642" calcext:value-type="float">
            <text:p>-1,966642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4921748" calcext:value-type="float">
            <text:p>0,4921748</text:p>
          </table:table-cell>
          <table:table-cell table:formula="of:=[.A534]-[.E534]" office:value-type="float" office:value="5.78897175" calcext:value-type="float">
            <text:p>5,78897175</text:p>
          </table:table-cell>
          <table:table-cell table:formula="of:=[.B534]-[.D534]" office:value-type="float" office:value="0.216641" calcext:value-type="float">
            <text:p>0,216641</text:p>
          </table:table-cell>
          <table:table-cell table:formula="of:=[.A534]-[.C534]" office:value-type="float" office:value="0.00197439999999993" calcext:value-type="float">
            <text:p>0,0019744</text:p>
          </table:table-cell>
          <table:table-cell table:formula="of:=[.G534]-[.C534]" office:value-type="float" office:value="0.000971749999999716" calcext:value-type="float">
            <text:p>0,00097175</text:p>
          </table:table-cell>
          <table:table-cell table:formula="of:=[.J534]/[.I534]" office:value-type="float" office:value="0.492174837925319" calcext:value-type="float">
            <text:p>0,4921748379</text:p>
          </table:table-cell>
          <table:table-cell table:formula="of:=[.D534]+[.H534]*[.K534]" office:value-type="float" office:value="-1.86001675093702" calcext:value-type="float">
            <text:p>-1,8600167509</text:p>
          </table:table-cell>
        </table:table-row>
        <table:table-row table:style-name="ro1">
          <table:table-cell office:value-type="float" office:value="5.792481" calcext:value-type="float">
            <text:p>5,792481</text:p>
          </table:table-cell>
          <table:table-cell office:value-type="float" office:value="-1.900001" calcext:value-type="float">
            <text:p>-1,900001</text:p>
          </table:table-cell>
          <table:table-cell office:value-type="float" office:value="5.79" calcext:value-type="float">
            <text:p>5,79</text:p>
          </table:table-cell>
          <table:table-cell office:value-type="float" office:value="-1.643376" calcext:value-type="float">
            <text:p>-1,643376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5958686" calcext:value-type="float">
            <text:p>0,5958686</text:p>
          </table:table-cell>
          <table:table-cell table:formula="of:=[.A535]-[.E535]" office:value-type="float" office:value="5.79147835" calcext:value-type="float">
            <text:p>5,79147835</text:p>
          </table:table-cell>
          <table:table-cell table:formula="of:=[.B535]-[.D535]" office:value-type="float" office:value="-0.256625" calcext:value-type="float">
            <text:p>-0,256625</text:p>
          </table:table-cell>
          <table:table-cell table:formula="of:=[.A535]-[.C535]" office:value-type="float" office:value="0.0024810000000004" calcext:value-type="float">
            <text:p>0,002481</text:p>
          </table:table-cell>
          <table:table-cell table:formula="of:=[.G535]-[.C535]" office:value-type="float" office:value="0.00147835000000018" calcext:value-type="float">
            <text:p>0,00147835</text:p>
          </table:table-cell>
          <table:table-cell table:formula="of:=[.J535]/[.I535]" office:value-type="float" office:value="0.595868601370393" calcext:value-type="float">
            <text:p>0,5958686014</text:p>
          </table:table-cell>
          <table:table-cell table:formula="of:=[.D535]+[.H535]*[.K535]" office:value-type="float" office:value="-1.79629077982668" calcext:value-type="float">
            <text:p>-1,7962907798</text:p>
          </table:table-cell>
        </table:table-row>
        <table:table-row table:style-name="ro1">
          <table:table-cell office:value-type="float" office:value="5.7939853" calcext:value-type="float">
            <text:p>5,7939853</text:p>
          </table:table-cell>
          <table:table-cell office:value-type="float" office:value="-1.900001" calcext:value-type="float">
            <text:p>-1,900001</text:p>
          </table:table-cell>
          <table:table-cell office:value-type="float" office:value="5.792" calcext:value-type="float">
            <text:p>5,792</text:p>
          </table:table-cell>
          <table:table-cell office:value-type="float" office:value="-2.052916" calcext:value-type="float">
            <text:p>-2,052916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7475193" calcext:value-type="float">
            <text:p>0,7475193</text:p>
          </table:table-cell>
          <table:table-cell table:formula="of:=[.A536]-[.E536]" office:value-type="float" office:value="5.79348405" calcext:value-type="float">
            <text:p>5,79348405</text:p>
          </table:table-cell>
          <table:table-cell table:formula="of:=[.B536]-[.D536]" office:value-type="float" office:value="0.152915" calcext:value-type="float">
            <text:p>0,152915</text:p>
          </table:table-cell>
          <table:table-cell table:formula="of:=[.A536]-[.C536]" office:value-type="float" office:value="0.0019853000000003" calcext:value-type="float">
            <text:p>0,0019853</text:p>
          </table:table-cell>
          <table:table-cell table:formula="of:=[.G536]-[.C536]" office:value-type="float" office:value="0.00148405000000018" calcext:value-type="float">
            <text:p>0,00148405</text:p>
          </table:table-cell>
          <table:table-cell table:formula="of:=[.J536]/[.I536]" office:value-type="float" office:value="0.747519266609558" calcext:value-type="float">
            <text:p>0,7475192666</text:p>
          </table:table-cell>
          <table:table-cell table:formula="of:=[.D536]+[.H536]*[.K536]" office:value-type="float" office:value="-1.9386090913464" calcext:value-type="float">
            <text:p>-1,9386090913</text:p>
          </table:table-cell>
        </table:table-row>
        <table:table-row table:style-name="ro1">
          <table:table-cell office:value-type="float" office:value="5.7944868" calcext:value-type="float">
            <text:p>5,7944868</text:p>
          </table:table-cell>
          <table:table-cell office:value-type="float" office:value="-1.900001" calcext:value-type="float">
            <text:p>-1,900001</text:p>
          </table:table-cell>
          <table:table-cell office:value-type="float" office:value="5.794" calcext:value-type="float">
            <text:p>5,794</text:p>
          </table:table-cell>
          <table:table-cell office:value-type="float" office:value="-1.785695" calcext:value-type="float">
            <text:p>-1,785695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-0.0296836" calcext:value-type="float">
            <text:p>-0,0296836</text:p>
          </table:table-cell>
          <table:table-cell table:formula="of:=[.A537]-[.E537]" office:value-type="float" office:value="5.79398555" calcext:value-type="float">
            <text:p>5,79398555</text:p>
          </table:table-cell>
          <table:table-cell table:formula="of:=[.B537]-[.D537]" office:value-type="float" office:value="-0.114306" calcext:value-type="float">
            <text:p>-0,114306</text:p>
          </table:table-cell>
          <table:table-cell table:formula="of:=[.A537]-[.C537]" office:value-type="float" office:value="0.000486799999999121" calcext:value-type="float">
            <text:p>0,0004868</text:p>
          </table:table-cell>
          <table:table-cell table:formula="of:=[.G537]-[.C537]" office:value-type="float" office:value="-0.0000144500000009984" calcext:value-type="float">
            <text:p>-0,00001445</text:p>
          </table:table-cell>
          <table:table-cell table:formula="of:=[.J537]/[.I537]" office:value-type="float" office:value="-0.0296836483176345" calcext:value-type="float">
            <text:p>-0,0296836483</text:p>
          </table:table-cell>
          <table:table-cell table:formula="of:=[.D537]+[.H537]*[.K537]" office:value-type="float" office:value="-1.7823019808954" calcext:value-type="float">
            <text:p>-1,7823019809</text:p>
          </table:table-cell>
        </table:table-row>
        <table:table-row table:style-name="ro1">
          <table:table-cell office:value-type="float" office:value="5.8214141" calcext:value-type="float">
            <text:p>5,8214141</text:p>
          </table:table-cell>
          <table:table-cell office:value-type="float" office:value="-2.200001" calcext:value-type="float">
            <text:p>-2,200001</text:p>
          </table:table-cell>
          <table:table-cell office:value-type="float" office:value="5.794" calcext:value-type="float">
            <text:p>5,794</text:p>
          </table:table-cell>
          <table:table-cell office:value-type="float" office:value="-1.896608" calcext:value-type="float">
            <text:p>-1,896608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9817156" calcext:value-type="float">
            <text:p>0,9817156</text:p>
          </table:table-cell>
          <table:table-cell table:formula="of:=[.A538]-[.E538]" office:value-type="float" office:value="5.82091285" calcext:value-type="float">
            <text:p>5,82091285</text:p>
          </table:table-cell>
          <table:table-cell table:formula="of:=[.B538]-[.D538]" office:value-type="float" office:value="-0.303393" calcext:value-type="float">
            <text:p>-0,303393</text:p>
          </table:table-cell>
          <table:table-cell table:formula="of:=[.A538]-[.C538]" office:value-type="float" office:value="0.0274140999999997" calcext:value-type="float">
            <text:p>0,0274141</text:p>
          </table:table-cell>
          <table:table-cell table:formula="of:=[.G538]-[.C538]" office:value-type="float" office:value="0.0269128499999995" calcext:value-type="float">
            <text:p>0,02691285</text:p>
          </table:table-cell>
          <table:table-cell table:formula="of:=[.J538]/[.I538]" office:value-type="float" office:value="0.981715613498159" calcext:value-type="float">
            <text:p>0,9817156135</text:p>
          </table:table-cell>
          <table:table-cell table:formula="of:=[.D538]+[.H538]*[.K538]" office:value-type="float" office:value="-2.19445364512605" calcext:value-type="float">
            <text:p>-2,1944536451</text:p>
          </table:table-cell>
        </table:table-row>
        <table:table-row table:style-name="ro1">
          <table:table-cell office:value-type="float" office:value="5.8229182" calcext:value-type="float">
            <text:p>5,8229182</text:p>
          </table:table-cell>
          <table:table-cell office:value-type="float" office:value="-2.200001" calcext:value-type="float">
            <text:p>-2,200001</text:p>
          </table:table-cell>
          <table:table-cell office:value-type="float" office:value="5.821" calcext:value-type="float">
            <text:p>5,821</text:p>
          </table:table-cell>
          <table:table-cell office:value-type="float" office:value="-2.497847" calcext:value-type="float">
            <text:p>-2,497847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7386873" calcext:value-type="float">
            <text:p>0,7386873</text:p>
          </table:table-cell>
          <table:table-cell table:formula="of:=[.A539]-[.E539]" office:value-type="float" office:value="5.82241695" calcext:value-type="float">
            <text:p>5,82241695</text:p>
          </table:table-cell>
          <table:table-cell table:formula="of:=[.B539]-[.D539]" office:value-type="float" office:value="0.297846" calcext:value-type="float">
            <text:p>0,297846</text:p>
          </table:table-cell>
          <table:table-cell table:formula="of:=[.A539]-[.C539]" office:value-type="float" office:value="0.00191820000000043" calcext:value-type="float">
            <text:p>0,0019182</text:p>
          </table:table-cell>
          <table:table-cell table:formula="of:=[.G539]-[.C539]" office:value-type="float" office:value="0.00141695000000031" calcext:value-type="float">
            <text:p>0,00141695</text:p>
          </table:table-cell>
          <table:table-cell table:formula="of:=[.J539]/[.I539]" office:value-type="float" office:value="0.738687311020744" calcext:value-type="float">
            <text:p>0,738687311</text:p>
          </table:table-cell>
          <table:table-cell table:formula="of:=[.D539]+[.H539]*[.K539]" office:value-type="float" office:value="-2.27783193916172" calcext:value-type="float">
            <text:p>-2,2778319392</text:p>
          </table:table-cell>
        </table:table-row>
        <table:table-row table:style-name="ro1">
          <table:table-cell office:value-type="float" office:value="5.8253918" calcext:value-type="float">
            <text:p>5,8253918</text:p>
          </table:table-cell>
          <table:table-cell office:value-type="float" office:value="-2.350002" calcext:value-type="float">
            <text:p>-2,350002</text:p>
          </table:table-cell>
          <table:table-cell office:value-type="float" office:value="5.823" calcext:value-type="float">
            <text:p>5,823</text:p>
          </table:table-cell>
          <table:table-cell office:value-type="float" office:value="-1.979987" calcext:value-type="float">
            <text:p>-1,979987</text:p>
          </table:table-cell>
          <table:table-cell office:value-type="float" office:value="0.0012368" calcext:value-type="float">
            <text:p>0,0012368</text:p>
          </table:table-cell>
          <table:table-cell office:value-type="float" office:value="0.4828999" calcext:value-type="float">
            <text:p>0,4828999</text:p>
          </table:table-cell>
          <table:table-cell table:formula="of:=[.A540]-[.E540]" office:value-type="float" office:value="5.824155" calcext:value-type="float">
            <text:p>5,824155</text:p>
          </table:table-cell>
          <table:table-cell table:formula="of:=[.B540]-[.D540]" office:value-type="float" office:value="-0.370015" calcext:value-type="float">
            <text:p>-0,370015</text:p>
          </table:table-cell>
          <table:table-cell table:formula="of:=[.A540]-[.C540]" office:value-type="float" office:value="0.00239179999999983" calcext:value-type="float">
            <text:p>0,0023918</text:p>
          </table:table-cell>
          <table:table-cell table:formula="of:=[.G540]-[.C540]" office:value-type="float" office:value="0.0011549999999998" calcext:value-type="float">
            <text:p>0,001155</text:p>
          </table:table-cell>
          <table:table-cell table:formula="of:=[.J540]/[.I540]" office:value-type="float" office:value="0.482899908019013" calcext:value-type="float">
            <text:p>0,482899908</text:p>
          </table:table-cell>
          <table:table-cell table:formula="of:=[.D540]+[.H540]*[.K540]" office:value-type="float" office:value="-2.15866720946565" calcext:value-type="float">
            <text:p>-2,1586672095</text:p>
          </table:table-cell>
        </table:table-row>
        <table:table-row table:style-name="ro1">
          <table:table-cell office:value-type="float" office:value="5.8563287" calcext:value-type="float">
            <text:p>5,8563287</text:p>
          </table:table-cell>
          <table:table-cell office:value-type="float" office:value="-2.650002" calcext:value-type="float">
            <text:p>-2,650002</text:p>
          </table:table-cell>
          <table:table-cell office:value-type="float" office:value="5.825" calcext:value-type="float">
            <text:p>5,825</text:p>
          </table:table-cell>
          <table:table-cell office:value-type="float" office:value="-2.528682" calcext:value-type="float">
            <text:p>-2,528682</text:p>
          </table:table-cell>
          <table:table-cell office:value-type="float" office:value="0.0012368" calcext:value-type="float">
            <text:p>0,0012368</text:p>
          </table:table-cell>
          <table:table-cell office:value-type="float" office:value="0.9605218" calcext:value-type="float">
            <text:p>0,9605218</text:p>
          </table:table-cell>
          <table:table-cell table:formula="of:=[.A541]-[.E541]" office:value-type="float" office:value="5.8550919" calcext:value-type="float">
            <text:p>5,8550919</text:p>
          </table:table-cell>
          <table:table-cell table:formula="of:=[.B541]-[.D541]" office:value-type="float" office:value="-0.12132" calcext:value-type="float">
            <text:p>-0,12132</text:p>
          </table:table-cell>
          <table:table-cell table:formula="of:=[.A541]-[.C541]" office:value-type="float" office:value="0.0313286999999995" calcext:value-type="float">
            <text:p>0,0313287</text:p>
          </table:table-cell>
          <table:table-cell table:formula="of:=[.G541]-[.C541]" office:value-type="float" office:value="0.0300918999999995" calcext:value-type="float">
            <text:p>0,0300919</text:p>
          </table:table-cell>
          <table:table-cell table:formula="of:=[.J541]/[.I541]" office:value-type="float" office:value="0.960521821843867" calcext:value-type="float">
            <text:p>0,9605218218</text:p>
          </table:table-cell>
          <table:table-cell table:formula="of:=[.D541]+[.H541]*[.K541]" office:value-type="float" office:value="-2.6452125074261" calcext:value-type="float">
            <text:p>-2,6452125074</text:p>
          </table:table-cell>
        </table:table-row>
        <table:table-row table:style-name="ro1">
          <table:table-cell office:value-type="float" office:value="5.8583345" calcext:value-type="float">
            <text:p>5,8583345</text:p>
          </table:table-cell>
          <table:table-cell office:value-type="float" office:value="-2.650002" calcext:value-type="float">
            <text:p>-2,650002</text:p>
          </table:table-cell>
          <table:table-cell office:value-type="float" office:value="5.856" calcext:value-type="float">
            <text:p>5,856</text:p>
          </table:table-cell>
          <table:table-cell office:value-type="float" office:value="-2.766532" calcext:value-type="float">
            <text:p>-2,766532</text:p>
          </table:table-cell>
          <table:table-cell office:value-type="float" office:value="0.0012368" calcext:value-type="float">
            <text:p>0,0012368</text:p>
          </table:table-cell>
          <table:table-cell office:value-type="float" office:value="0.4702078" calcext:value-type="float">
            <text:p>0,4702078</text:p>
          </table:table-cell>
          <table:table-cell table:formula="of:=[.A542]-[.E542]" office:value-type="float" office:value="5.8570977" calcext:value-type="float">
            <text:p>5,8570977</text:p>
          </table:table-cell>
          <table:table-cell table:formula="of:=[.B542]-[.D542]" office:value-type="float" office:value="0.11653" calcext:value-type="float">
            <text:p>0,11653</text:p>
          </table:table-cell>
          <table:table-cell table:formula="of:=[.A542]-[.C542]" office:value-type="float" office:value="0.00233449999999991" calcext:value-type="float">
            <text:p>0,0023345</text:p>
          </table:table-cell>
          <table:table-cell table:formula="of:=[.G542]-[.C542]" office:value-type="float" office:value="0.00109769999999987" calcext:value-type="float">
            <text:p>0,0010977</text:p>
          </table:table-cell>
          <table:table-cell table:formula="of:=[.J542]/[.I542]" office:value-type="float" office:value="0.470207753266187" calcext:value-type="float">
            <text:p>0,4702077533</text:p>
          </table:table-cell>
          <table:table-cell table:formula="of:=[.D542]+[.H542]*[.K542]" office:value-type="float" office:value="-2.71173869051189" calcext:value-type="float">
            <text:p>-2,7117386905</text:p>
          </table:table-cell>
        </table:table-row>
        <table:table-row table:style-name="ro1">
          <table:table-cell office:value-type="float" office:value="5.8603404" calcext:value-type="float">
            <text:p>5,8603404</text:p>
          </table:table-cell>
          <table:table-cell office:value-type="float" office:value="-2.800002" calcext:value-type="float">
            <text:p>-2,800002</text:p>
          </table:table-cell>
          <table:table-cell office:value-type="float" office:value="5.858" calcext:value-type="float">
            <text:p>5,858</text:p>
          </table:table-cell>
          <table:table-cell office:value-type="float" office:value="-2.595208" calcext:value-type="float">
            <text:p>-2,595208</text:p>
          </table:table-cell>
          <table:table-cell office:value-type="float" office:value="0.0012368" calcext:value-type="float">
            <text:p>0,0012368</text:p>
          </table:table-cell>
          <table:table-cell office:value-type="float" office:value="0.4715433" calcext:value-type="float">
            <text:p>0,4715433</text:p>
          </table:table-cell>
          <table:table-cell table:formula="of:=[.A543]-[.E543]" office:value-type="float" office:value="5.8591036" calcext:value-type="float">
            <text:p>5,8591036</text:p>
          </table:table-cell>
          <table:table-cell table:formula="of:=[.B543]-[.D543]" office:value-type="float" office:value="-0.204794" calcext:value-type="float">
            <text:p>-0,204794</text:p>
          </table:table-cell>
          <table:table-cell table:formula="of:=[.A543]-[.C543]" office:value-type="float" office:value="0.00234040000000046" calcext:value-type="float">
            <text:p>0,0023404</text:p>
          </table:table-cell>
          <table:table-cell table:formula="of:=[.G543]-[.C543]" office:value-type="float" office:value="0.00110360000000043" calcext:value-type="float">
            <text:p>0,0011036</text:p>
          </table:table-cell>
          <table:table-cell table:formula="of:=[.J543]/[.I543]" office:value-type="float" office:value="0.471543325927281" calcext:value-type="float">
            <text:p>0,4715433259</text:p>
          </table:table-cell>
          <table:table-cell table:formula="of:=[.D543]+[.H543]*[.K543]" office:value-type="float" office:value="-2.69177724388995" calcext:value-type="float">
            <text:p>-2,6917772439</text:p>
          </table:table-cell>
        </table:table-row>
        <table:table-row table:style-name="ro1">
          <table:table-cell office:value-type="float" office:value="5.8683642" calcext:value-type="float">
            <text:p>5,8683642</text:p>
          </table:table-cell>
          <table:table-cell office:value-type="float" office:value="-2.800002" calcext:value-type="float">
            <text:p>-2,800002</text:p>
          </table:table-cell>
          <table:table-cell office:value-type="float" office:value="5.86" calcext:value-type="float">
            <text:p>5,86</text:p>
          </table:table-cell>
          <table:table-cell office:value-type="float" office:value="-2.896571" calcext:value-type="float">
            <text:p>-2,896571</text:p>
          </table:table-cell>
          <table:table-cell office:value-type="float" office:value="0.0012368" calcext:value-type="float">
            <text:p>0,0012368</text:p>
          </table:table-cell>
          <table:table-cell office:value-type="float" office:value="0.8521317" calcext:value-type="float">
            <text:p>0,8521317</text:p>
          </table:table-cell>
          <table:table-cell table:formula="of:=[.A544]-[.E544]" office:value-type="float" office:value="5.8671274" calcext:value-type="float">
            <text:p>5,8671274</text:p>
          </table:table-cell>
          <table:table-cell table:formula="of:=[.B544]-[.D544]" office:value-type="float" office:value="0.0965689999999997" calcext:value-type="float">
            <text:p>0,096569</text:p>
          </table:table-cell>
          <table:table-cell table:formula="of:=[.A544]-[.C544]" office:value-type="float" office:value="0.00836419999999993" calcext:value-type="float">
            <text:p>0,0083642</text:p>
          </table:table-cell>
          <table:table-cell table:formula="of:=[.G544]-[.C544]" office:value-type="float" office:value="0.0071273999999999" calcext:value-type="float">
            <text:p>0,0071274</text:p>
          </table:table-cell>
          <table:table-cell table:formula="of:=[.J544]/[.I544]" office:value-type="float" office:value="0.852131704167757" calcext:value-type="float">
            <text:p>0,8521317042</text:p>
          </table:table-cell>
          <table:table-cell table:formula="of:=[.D544]+[.H544]*[.K544]" office:value-type="float" office:value="-2.81428149346022" calcext:value-type="float">
            <text:p>-2,8142814935</text:p>
          </table:table-cell>
        </table:table-row>
        <table:table-row table:style-name="ro1">
          <table:table-cell office:value-type="float" office:value="5.8889186" calcext:value-type="float">
            <text:p>5,8889186</text:p>
          </table:table-cell>
          <table:table-cell office:value-type="float" office:value="-3.100002" calcext:value-type="float">
            <text:p>-3,100002</text:p>
          </table:table-cell>
          <table:table-cell office:value-type="float" office:value="5.868" calcext:value-type="float">
            <text:p>5,868</text:p>
          </table:table-cell>
          <table:table-cell office:value-type="float" office:value="-2.717712" calcext:value-type="float">
            <text:p>-2,717712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9880202" calcext:value-type="float">
            <text:p>0,9880202</text:p>
          </table:table-cell>
          <table:table-cell table:formula="of:=[.A545]-[.E545]" office:value-type="float" office:value="5.888668" calcext:value-type="float">
            <text:p>5,888668</text:p>
          </table:table-cell>
          <table:table-cell table:formula="of:=[.B545]-[.D545]" office:value-type="float" office:value="-0.38229" calcext:value-type="float">
            <text:p>-0,38229</text:p>
          </table:table-cell>
          <table:table-cell table:formula="of:=[.A545]-[.C545]" office:value-type="float" office:value="0.0209185999999999" calcext:value-type="float">
            <text:p>0,0209186</text:p>
          </table:table-cell>
          <table:table-cell table:formula="of:=[.G545]-[.C545]" office:value-type="float" office:value="0.0206679999999997" calcext:value-type="float">
            <text:p>0,020668</text:p>
          </table:table-cell>
          <table:table-cell table:formula="of:=[.J545]/[.I545]" office:value-type="float" office:value="0.988020230799374" calcext:value-type="float">
            <text:p>0,9880202308</text:p>
          </table:table-cell>
          <table:table-cell table:formula="of:=[.D545]+[.H545]*[.K545]" office:value-type="float" office:value="-3.09542225403229" calcext:value-type="float">
            <text:p>-3,095422254</text:p>
          </table:table-cell>
        </table:table-row>
        <table:table-row table:style-name="ro1">
          <table:table-cell office:value-type="float" office:value="5.8899212" calcext:value-type="float">
            <text:p>5,8899212</text:p>
          </table:table-cell>
          <table:table-cell office:value-type="float" office:value="-3.100002" calcext:value-type="float">
            <text:p>-3,100002</text:p>
          </table:table-cell>
          <table:table-cell office:value-type="float" office:value="5.889" calcext:value-type="float">
            <text:p>5,889</text:p>
          </table:table-cell>
          <table:table-cell office:value-type="float" office:value="-3.477712" calcext:value-type="float">
            <text:p>-3,477712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7279636" calcext:value-type="float">
            <text:p>0,7279636</text:p>
          </table:table-cell>
          <table:table-cell table:formula="of:=[.A546]-[.E546]" office:value-type="float" office:value="5.8896706" calcext:value-type="float">
            <text:p>5,8896706</text:p>
          </table:table-cell>
          <table:table-cell table:formula="of:=[.B546]-[.D546]" office:value-type="float" office:value="0.37771" calcext:value-type="float">
            <text:p>0,37771</text:p>
          </table:table-cell>
          <table:table-cell table:formula="of:=[.A546]-[.C546]" office:value-type="float" office:value="0.000921199999999622" calcext:value-type="float">
            <text:p>0,0009212</text:p>
          </table:table-cell>
          <table:table-cell table:formula="of:=[.G546]-[.C546]" office:value-type="float" office:value="0.000670599999999411" calcext:value-type="float">
            <text:p>0,0006706</text:p>
          </table:table-cell>
          <table:table-cell table:formula="of:=[.J546]/[.I546]" office:value-type="float" office:value="0.727963525835525" calcext:value-type="float">
            <text:p>0,7279635258</text:p>
          </table:table-cell>
          <table:table-cell table:formula="of:=[.D546]+[.H546]*[.K546]" office:value-type="float" office:value="-3.20275289665666" calcext:value-type="float">
            <text:p>-3,2027528967</text:p>
          </table:table-cell>
        </table:table-row>
        <table:table-row table:style-name="ro1">
          <table:table-cell office:value-type="float" office:value="5.8919267" calcext:value-type="float">
            <text:p>5,8919267</text:p>
          </table:table-cell>
          <table:table-cell office:value-type="float" office:value="-3.100002" calcext:value-type="float">
            <text:p>-3,100002</text:p>
          </table:table-cell>
          <table:table-cell office:value-type="float" office:value="5.89" calcext:value-type="float">
            <text:p>5,89</text:p>
          </table:table-cell>
          <table:table-cell office:value-type="float" office:value="-2.825043" calcext:value-type="float">
            <text:p>-2,825043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8699331" calcext:value-type="float">
            <text:p>0,8699331</text:p>
          </table:table-cell>
          <table:table-cell table:formula="of:=[.A547]-[.E547]" office:value-type="float" office:value="5.8916761" calcext:value-type="float">
            <text:p>5,8916761</text:p>
          </table:table-cell>
          <table:table-cell table:formula="of:=[.B547]-[.D547]" office:value-type="float" office:value="-0.274959" calcext:value-type="float">
            <text:p>-0,274959</text:p>
          </table:table-cell>
          <table:table-cell table:formula="of:=[.A547]-[.C547]" office:value-type="float" office:value="0.00192670000000028" calcext:value-type="float">
            <text:p>0,0019267</text:p>
          </table:table-cell>
          <table:table-cell table:formula="of:=[.G547]-[.C547]" office:value-type="float" office:value="0.00167610000000007" calcext:value-type="float">
            <text:p>0,0016761</text:p>
          </table:table-cell>
          <table:table-cell table:formula="of:=[.J547]/[.I547]" office:value-type="float" office:value="0.869933046140979" calcext:value-type="float">
            <text:p>0,8699330461</text:p>
          </table:table-cell>
          <table:table-cell table:formula="of:=[.D547]+[.H547]*[.K547]" office:value-type="float" office:value="-3.06423892043388" calcext:value-type="float">
            <text:p>-3,0642389204</text:p>
          </table:table-cell>
        </table:table-row>
        <table:table-row table:style-name="ro1">
          <table:table-cell office:value-type="float" office:value="5.8944129" calcext:value-type="float">
            <text:p>5,8944129</text:p>
          </table:table-cell>
          <table:table-cell office:value-type="float" office:value="-3.250002" calcext:value-type="float">
            <text:p>-3,250002</text:p>
          </table:table-cell>
          <table:table-cell office:value-type="float" office:value="5.892" calcext:value-type="float">
            <text:p>5,892</text:p>
          </table:table-cell>
          <table:table-cell office:value-type="float" office:value="-3.339198" calcext:value-type="float">
            <text:p>-3,339198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960794" calcext:value-type="float">
            <text:p>0,8960794</text:p>
          </table:table-cell>
          <table:table-cell table:formula="of:=[.A548]-[.E548]" office:value-type="float" office:value="5.89416215" calcext:value-type="float">
            <text:p>5,89416215</text:p>
          </table:table-cell>
          <table:table-cell table:formula="of:=[.B548]-[.D548]" office:value-type="float" office:value="0.0891960000000003" calcext:value-type="float">
            <text:p>0,089196</text:p>
          </table:table-cell>
          <table:table-cell table:formula="of:=[.A548]-[.C548]" office:value-type="float" office:value="0.0024128999999995" calcext:value-type="float">
            <text:p>0,0024129</text:p>
          </table:table-cell>
          <table:table-cell table:formula="of:=[.G548]-[.C548]" office:value-type="float" office:value="0.00216214999999931" calcext:value-type="float">
            <text:p>0,00216215</text:p>
          </table:table-cell>
          <table:table-cell table:formula="of:=[.J548]/[.I548]" office:value-type="float" office:value="0.896079406523171" calcext:value-type="float">
            <text:p>0,8960794065</text:p>
          </table:table-cell>
          <table:table-cell table:formula="of:=[.D548]+[.H548]*[.K548]" office:value-type="float" office:value="-3.25927130125576" calcext:value-type="float">
            <text:p>-3,2592713013</text:p>
          </table:table-cell>
        </table:table-row>
        <table:table-row table:style-name="ro1">
          <table:table-cell office:value-type="float" office:value="5.9233772" calcext:value-type="float">
            <text:p>5,9233772</text:p>
          </table:table-cell>
          <table:table-cell office:value-type="float" office:value="-3.550002" calcext:value-type="float">
            <text:p>-3,550002</text:p>
          </table:table-cell>
          <table:table-cell office:value-type="float" office:value="5.894" calcext:value-type="float">
            <text:p>5,894</text:p>
          </table:table-cell>
          <table:table-cell office:value-type="float" office:value="-3.170075" calcext:value-type="float">
            <text:p>-3,170075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9829375" calcext:value-type="float">
            <text:p>0,9829375</text:p>
          </table:table-cell>
          <table:table-cell table:formula="of:=[.A549]-[.E549]" office:value-type="float" office:value="5.92287595" calcext:value-type="float">
            <text:p>5,92287595</text:p>
          </table:table-cell>
          <table:table-cell table:formula="of:=[.B549]-[.D549]" office:value-type="float" office:value="-0.379927" calcext:value-type="float">
            <text:p>-0,379927</text:p>
          </table:table-cell>
          <table:table-cell table:formula="of:=[.A549]-[.C549]" office:value-type="float" office:value="0.0293771999999999" calcext:value-type="float">
            <text:p>0,0293772</text:p>
          </table:table-cell>
          <table:table-cell table:formula="of:=[.G549]-[.C549]" office:value-type="float" office:value="0.0288759499999998" calcext:value-type="float">
            <text:p>0,02887595</text:p>
          </table:table-cell>
          <table:table-cell table:formula="of:=[.J549]/[.I549]" office:value-type="float" office:value="0.98293744808899" calcext:value-type="float">
            <text:p>0,9829374481</text:p>
          </table:table-cell>
          <table:table-cell table:formula="of:=[.D549]+[.H549]*[.K549]" office:value-type="float" office:value="-3.54351947584011" calcext:value-type="float">
            <text:p>-3,5435194758</text:p>
          </table:table-cell>
        </table:table-row>
        <table:table-row table:style-name="ro1">
          <table:table-cell office:value-type="float" office:value="5.9243818" calcext:value-type="float">
            <text:p>5,9243818</text:p>
          </table:table-cell>
          <table:table-cell office:value-type="float" office:value="-3.550002" calcext:value-type="float">
            <text:p>-3,550002</text:p>
          </table:table-cell>
          <table:table-cell office:value-type="float" office:value="5.923" calcext:value-type="float">
            <text:p>5,923</text:p>
          </table:table-cell>
          <table:table-cell office:value-type="float" office:value="-3.923447" calcext:value-type="float">
            <text:p>-3,923447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6372485" calcext:value-type="float">
            <text:p>0,6372485</text:p>
          </table:table-cell>
          <table:table-cell table:formula="of:=[.A550]-[.E550]" office:value-type="float" office:value="5.92388055" calcext:value-type="float">
            <text:p>5,92388055</text:p>
          </table:table-cell>
          <table:table-cell table:formula="of:=[.B550]-[.D550]" office:value-type="float" office:value="0.373445" calcext:value-type="float">
            <text:p>0,373445</text:p>
          </table:table-cell>
          <table:table-cell table:formula="of:=[.A550]-[.C550]" office:value-type="float" office:value="0.00138179999999988" calcext:value-type="float">
            <text:p>0,0013818</text:p>
          </table:table-cell>
          <table:table-cell table:formula="of:=[.G550]-[.C550]" office:value-type="float" office:value="0.000880549999999758" calcext:value-type="float">
            <text:p>0,00088055</text:p>
          </table:table-cell>
          <table:table-cell table:formula="of:=[.J550]/[.I550]" office:value-type="float" office:value="0.637248516427729" calcext:value-type="float">
            <text:p>0,6372485164</text:p>
          </table:table-cell>
          <table:table-cell table:formula="of:=[.D550]+[.H550]*[.K550]" office:value-type="float" office:value="-3.68546972778265" calcext:value-type="float">
            <text:p>-3,6854697278</text:p>
          </table:table-cell>
        </table:table-row>
        <table:table-row table:style-name="ro1">
          <table:table-cell office:value-type="float" office:value="5.9263889" calcext:value-type="float">
            <text:p>5,9263889</text:p>
          </table:table-cell>
          <table:table-cell office:value-type="float" office:value="-3.700002" calcext:value-type="float">
            <text:p>-3,700002</text:p>
          </table:table-cell>
          <table:table-cell office:value-type="float" office:value="5.924" calcext:value-type="float">
            <text:p>5,924</text:p>
          </table:table-cell>
          <table:table-cell office:value-type="float" office:value="-3.312026" calcext:value-type="float">
            <text:p>-3,312026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7902173" calcext:value-type="float">
            <text:p>0,7902173</text:p>
          </table:table-cell>
          <table:table-cell table:formula="of:=[.A551]-[.E551]" office:value-type="float" office:value="5.92588775" calcext:value-type="float">
            <text:p>5,92588775</text:p>
          </table:table-cell>
          <table:table-cell table:formula="of:=[.B551]-[.D551]" office:value-type="float" office:value="-0.387976" calcext:value-type="float">
            <text:p>-0,387976</text:p>
          </table:table-cell>
          <table:table-cell table:formula="of:=[.A551]-[.C551]" office:value-type="float" office:value="0.00238889999999969" calcext:value-type="float">
            <text:p>0,0023889</text:p>
          </table:table-cell>
          <table:table-cell table:formula="of:=[.G551]-[.C551]" office:value-type="float" office:value="0.00188774999999985" calcext:value-type="float">
            <text:p>0,00188775</text:p>
          </table:table-cell>
          <table:table-cell table:formula="of:=[.J551]/[.I551]" office:value-type="float" office:value="0.790217254803506" calcext:value-type="float">
            <text:p>0,7902172548</text:p>
          </table:table-cell>
          <table:table-cell table:formula="of:=[.D551]+[.H551]*[.K551]" office:value-type="float" office:value="-3.61861132964965" calcext:value-type="float">
            <text:p>-3,6186113296</text:p>
          </table:table-cell>
        </table:table-row>
        <table:table-row table:style-name="ro1">
          <table:table-cell office:value-type="float" office:value="5.9283944" calcext:value-type="float">
            <text:p>5,9283944</text:p>
          </table:table-cell>
          <table:table-cell office:value-type="float" office:value="-3.700002" calcext:value-type="float">
            <text:p>-3,700002</text:p>
          </table:table-cell>
          <table:table-cell office:value-type="float" office:value="5.926" calcext:value-type="float">
            <text:p>5,926</text:p>
          </table:table-cell>
          <table:table-cell office:value-type="float" office:value="-4.006588" calcext:value-type="float">
            <text:p>-4,006588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7906991" calcext:value-type="float">
            <text:p>0,7906991</text:p>
          </table:table-cell>
          <table:table-cell table:formula="of:=[.A552]-[.E552]" office:value-type="float" office:value="5.92789325" calcext:value-type="float">
            <text:p>5,92789325</text:p>
          </table:table-cell>
          <table:table-cell table:formula="of:=[.B552]-[.D552]" office:value-type="float" office:value="0.306586" calcext:value-type="float">
            <text:p>0,306586</text:p>
          </table:table-cell>
          <table:table-cell table:formula="of:=[.A552]-[.C552]" office:value-type="float" office:value="0.00239440000000002" calcext:value-type="float">
            <text:p>0,0023944</text:p>
          </table:table-cell>
          <table:table-cell table:formula="of:=[.G552]-[.C552]" office:value-type="float" office:value="0.00189325000000018" calcext:value-type="float">
            <text:p>0,00189325</text:p>
          </table:table-cell>
          <table:table-cell table:formula="of:=[.J552]/[.I552]" office:value-type="float" office:value="0.79069913130645" calcext:value-type="float">
            <text:p>0,7906991313</text:p>
          </table:table-cell>
          <table:table-cell table:formula="of:=[.D552]+[.H552]*[.K552]" office:value-type="float" office:value="-3.76417071612928" calcext:value-type="float">
            <text:p>-3,7641707161</text:p>
          </table:table-cell>
        </table:table-row>
        <table:table-row table:style-name="ro1">
          <table:table-cell office:value-type="float" office:value="5.9603955" calcext:value-type="float">
            <text:p>5,9603955</text:p>
          </table:table-cell>
          <table:table-cell office:value-type="float" office:value="-4.150002" calcext:value-type="float">
            <text:p>-4,150002</text:p>
          </table:table-cell>
          <table:table-cell office:value-type="float" office:value="5.928" calcext:value-type="float">
            <text:p>5,928</text:p>
          </table:table-cell>
          <table:table-cell office:value-type="float" office:value="-3.457585" calcext:value-type="float">
            <text:p>-3,457585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9845303" calcext:value-type="float">
            <text:p>0,9845303</text:p>
          </table:table-cell>
          <table:table-cell table:formula="of:=[.A553]-[.E553]" office:value-type="float" office:value="5.95989435" calcext:value-type="float">
            <text:p>5,95989435</text:p>
          </table:table-cell>
          <table:table-cell table:formula="of:=[.B553]-[.D553]" office:value-type="float" office:value="-0.692417" calcext:value-type="float">
            <text:p>-0,692417</text:p>
          </table:table-cell>
          <table:table-cell table:formula="of:=[.A553]-[.C553]" office:value-type="float" office:value="0.0323954999999998" calcext:value-type="float">
            <text:p>0,0323955</text:p>
          </table:table-cell>
          <table:table-cell table:formula="of:=[.G553]-[.C553]" office:value-type="float" office:value="0.03189435" calcext:value-type="float">
            <text:p>0,03189435</text:p>
          </table:table-cell>
          <table:table-cell table:formula="of:=[.J553]/[.I553]" office:value-type="float" office:value="0.98453025883225" calcext:value-type="float">
            <text:p>0,9845302588</text:p>
          </table:table-cell>
          <table:table-cell table:formula="of:=[.D553]+[.H553]*[.K553]" office:value-type="float" office:value="-4.13929048822985" calcext:value-type="float">
            <text:p>-4,1392904882</text:p>
          </table:table-cell>
        </table:table-row>
        <table:table-row table:style-name="ro1">
          <table:table-cell office:value-type="float" office:value="5.9624013" calcext:value-type="float">
            <text:p>5,9624013</text:p>
          </table:table-cell>
          <table:table-cell office:value-type="float" office:value="-4.150002" calcext:value-type="float">
            <text:p>-4,150002</text:p>
          </table:table-cell>
          <table:table-cell office:value-type="float" office:value="5.96" calcext:value-type="float">
            <text:p>5,96</text:p>
          </table:table-cell>
          <table:table-cell office:value-type="float" office:value="-4.831708" calcext:value-type="float">
            <text:p>-4,831708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7913005" calcext:value-type="float">
            <text:p>0,7913005</text:p>
          </table:table-cell>
          <table:table-cell table:formula="of:=[.A554]-[.E554]" office:value-type="float" office:value="5.96190015" calcext:value-type="float">
            <text:p>5,96190015</text:p>
          </table:table-cell>
          <table:table-cell table:formula="of:=[.B554]-[.D554]" office:value-type="float" office:value="0.681706" calcext:value-type="float">
            <text:p>0,681706</text:p>
          </table:table-cell>
          <table:table-cell table:formula="of:=[.A554]-[.C554]" office:value-type="float" office:value="0.00240129999999983" calcext:value-type="float">
            <text:p>0,0024013</text:p>
          </table:table-cell>
          <table:table-cell table:formula="of:=[.G554]-[.C554]" office:value-type="float" office:value="0.00190014999999999" calcext:value-type="float">
            <text:p>0,00190015</text:p>
          </table:table-cell>
          <table:table-cell table:formula="of:=[.J554]/[.I554]" office:value-type="float" office:value="0.791300545537886" calcext:value-type="float">
            <text:p>0,7913005455</text:p>
          </table:table-cell>
          <table:table-cell table:formula="of:=[.D554]+[.H554]*[.K554]" office:value-type="float" office:value="-4.29227367030355" calcext:value-type="float">
            <text:p>-4,2922736703</text:p>
          </table:table-cell>
        </table:table-row>
        <table:table-row table:style-name="ro1">
          <table:table-cell office:value-type="float" office:value="5.9634033" calcext:value-type="float">
            <text:p>5,9634033</text:p>
          </table:table-cell>
          <table:table-cell office:value-type="float" office:value="-4.150002" calcext:value-type="float">
            <text:p>-4,150002</text:p>
          </table:table-cell>
          <table:table-cell office:value-type="float" office:value="5.962" calcext:value-type="float">
            <text:p>5,962</text:p>
          </table:table-cell>
          <table:table-cell office:value-type="float" office:value="-3.610568" calcext:value-type="float">
            <text:p>-3,610568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214922" calcext:value-type="float">
            <text:p>0,8214922</text:p>
          </table:table-cell>
          <table:table-cell table:formula="of:=[.A555]-[.E555]" office:value-type="float" office:value="5.9631528" calcext:value-type="float">
            <text:p>5,9631528</text:p>
          </table:table-cell>
          <table:table-cell table:formula="of:=[.B555]-[.D555]" office:value-type="float" office:value="-0.539434" calcext:value-type="float">
            <text:p>-0,539434</text:p>
          </table:table-cell>
          <table:table-cell table:formula="of:=[.A555]-[.C555]" office:value-type="float" office:value="0.00140329999999977" calcext:value-type="float">
            <text:p>0,0014033</text:p>
          </table:table-cell>
          <table:table-cell table:formula="of:=[.G555]-[.C555]" office:value-type="float" office:value="0.00115279999999984" calcext:value-type="float">
            <text:p>0,0011528</text:p>
          </table:table-cell>
          <table:table-cell table:formula="of:=[.J555]/[.I555]" office:value-type="float" office:value="0.821492196964319" calcext:value-type="float">
            <text:p>0,821492197</text:p>
          </table:table-cell>
          <table:table-cell table:formula="of:=[.D555]+[.H555]*[.K555]" office:value-type="float" office:value="-4.05370882177725" calcext:value-type="float">
            <text:p>-4,0537088218</text:p>
          </table:table-cell>
        </table:table-row>
        <table:table-row table:style-name="ro1">
          <table:table-cell office:value-type="float" office:value="5.9634033" calcext:value-type="float">
            <text:p>5,9634033</text:p>
          </table:table-cell>
          <table:table-cell office:value-type="float" office:value="-4.150002" calcext:value-type="float">
            <text:p>-4,150002</text:p>
          </table:table-cell>
          <table:table-cell office:value-type="float" office:value="5.963" calcext:value-type="float">
            <text:p>5,963</text:p>
          </table:table-cell>
          <table:table-cell office:value-type="float" office:value="-4.593143" calcext:value-type="float">
            <text:p>-4,593143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3788743" calcext:value-type="float">
            <text:p>0,3788743</text:p>
          </table:table-cell>
          <table:table-cell table:formula="of:=[.A556]-[.E556]" office:value-type="float" office:value="5.9631528" calcext:value-type="float">
            <text:p>5,9631528</text:p>
          </table:table-cell>
          <table:table-cell table:formula="of:=[.B556]-[.D556]" office:value-type="float" office:value="0.443141" calcext:value-type="float">
            <text:p>0,443141</text:p>
          </table:table-cell>
          <table:table-cell table:formula="of:=[.A556]-[.C556]" office:value-type="float" office:value="0.00040329999999944" calcext:value-type="float">
            <text:p>0,0004033</text:p>
          </table:table-cell>
          <table:table-cell table:formula="of:=[.G556]-[.C556]" office:value-type="float" office:value="0.000152799999999509" calcext:value-type="float">
            <text:p>0,0001528</text:p>
          </table:table-cell>
          <table:table-cell table:formula="of:=[.J556]/[.I556]" office:value-type="float" office:value="0.378874287130476" calcext:value-type="float">
            <text:p>0,3788742871</text:p>
          </table:table-cell>
          <table:table-cell table:formula="of:=[.D556]+[.H556]*[.K556]" office:value-type="float" office:value="-4.42524826952671" calcext:value-type="float">
            <text:p>-4,4252482695</text:p>
          </table:table-cell>
        </table:table-row>
        <table:table-row table:style-name="ro1">
          <table:table-cell office:value-type="float" office:value="5.9909806" calcext:value-type="float">
            <text:p>5,9909806</text:p>
          </table:table-cell>
          <table:table-cell office:value-type="float" office:value="-4.450003" calcext:value-type="float">
            <text:p>-4,450003</text:p>
          </table:table-cell>
          <table:table-cell office:value-type="float" office:value="5.963" calcext:value-type="float">
            <text:p>5,963</text:p>
          </table:table-cell>
          <table:table-cell office:value-type="float" office:value="-3.982108" calcext:value-type="float">
            <text:p>-3,982108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910384" calcext:value-type="float">
            <text:p>0,9910384</text:p>
          </table:table-cell>
          <table:table-cell table:formula="of:=[.A557]-[.E557]" office:value-type="float" office:value="5.99072985" calcext:value-type="float">
            <text:p>5,99072985</text:p>
          </table:table-cell>
          <table:table-cell table:formula="of:=[.B557]-[.D557]" office:value-type="float" office:value="-0.467895" calcext:value-type="float">
            <text:p>-0,467895</text:p>
          </table:table-cell>
          <table:table-cell table:formula="of:=[.A557]-[.C557]" office:value-type="float" office:value="0.0279806000000002" calcext:value-type="float">
            <text:p>0,0279806</text:p>
          </table:table-cell>
          <table:table-cell table:formula="of:=[.G557]-[.C557]" office:value-type="float" office:value="0.0277298500000001" calcext:value-type="float">
            <text:p>0,02772985</text:p>
          </table:table-cell>
          <table:table-cell table:formula="of:=[.J557]/[.I557]" office:value-type="float" office:value="0.991038433771964" calcext:value-type="float">
            <text:p>0,9910384338</text:p>
          </table:table-cell>
          <table:table-cell table:formula="of:=[.D557]+[.H557]*[.K557]" office:value-type="float" office:value="-4.44580992796973" calcext:value-type="float">
            <text:p>-4,445809928</text:p>
          </table:table-cell>
        </table:table-row>
        <table:table-row table:style-name="ro1">
          <table:table-cell office:value-type="float" office:value="5.9924849" calcext:value-type="float">
            <text:p>5,9924849</text:p>
          </table:table-cell>
          <table:table-cell office:value-type="float" office:value="-4.450003" calcext:value-type="float">
            <text:p>-4,450003</text:p>
          </table:table-cell>
          <table:table-cell office:value-type="float" office:value="5.991" calcext:value-type="float">
            <text:p>5,991</text:p>
          </table:table-cell>
          <table:table-cell office:value-type="float" office:value="-4.913705" calcext:value-type="float">
            <text:p>-4,913705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311334" calcext:value-type="float">
            <text:p>0,8311334</text:p>
          </table:table-cell>
          <table:table-cell table:formula="of:=[.A558]-[.E558]" office:value-type="float" office:value="5.99223415" calcext:value-type="float">
            <text:p>5,99223415</text:p>
          </table:table-cell>
          <table:table-cell table:formula="of:=[.B558]-[.D558]" office:value-type="float" office:value="0.463702000000001" calcext:value-type="float">
            <text:p>0,463702</text:p>
          </table:table-cell>
          <table:table-cell table:formula="of:=[.A558]-[.C558]" office:value-type="float" office:value="0.00148490000000034" calcext:value-type="float">
            <text:p>0,0014849</text:p>
          </table:table-cell>
          <table:table-cell table:formula="of:=[.G558]-[.C558]" office:value-type="float" office:value="0.00123415000000016" calcext:value-type="float">
            <text:p>0,00123415</text:p>
          </table:table-cell>
          <table:table-cell table:formula="of:=[.J558]/[.I558]" office:value-type="float" office:value="0.831133409657128" calcext:value-type="float">
            <text:p>0,8311334097</text:p>
          </table:table-cell>
          <table:table-cell table:formula="of:=[.D558]+[.H558]*[.K558]" office:value-type="float" office:value="-4.52830677567517" calcext:value-type="float">
            <text:p>-4,5283067757</text:p>
          </table:table-cell>
        </table:table-row>
        <table:table-row table:style-name="ro1">
          <table:table-cell office:value-type="float" office:value="5.9939884" calcext:value-type="float">
            <text:p>5,9939884</text:p>
          </table:table-cell>
          <table:table-cell office:value-type="float" office:value="-4.600003" calcext:value-type="float">
            <text:p>-4,600003</text:p>
          </table:table-cell>
          <table:table-cell office:value-type="float" office:value="5.992" calcext:value-type="float">
            <text:p>5,992</text:p>
          </table:table-cell>
          <table:table-cell office:value-type="float" office:value="-4.064604" calcext:value-type="float">
            <text:p>-4,064604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738936" calcext:value-type="float">
            <text:p>0,8738936</text:p>
          </table:table-cell>
          <table:table-cell table:formula="of:=[.A559]-[.E559]" office:value-type="float" office:value="5.99373765" calcext:value-type="float">
            <text:p>5,99373765</text:p>
          </table:table-cell>
          <table:table-cell table:formula="of:=[.B559]-[.D559]" office:value-type="float" office:value="-0.535399" calcext:value-type="float">
            <text:p>-0,535399</text:p>
          </table:table-cell>
          <table:table-cell table:formula="of:=[.A559]-[.C559]" office:value-type="float" office:value="0.00198840000000011" calcext:value-type="float">
            <text:p>0,0019884</text:p>
          </table:table-cell>
          <table:table-cell table:formula="of:=[.G559]-[.C559]" office:value-type="float" office:value="0.00173764999999992" calcext:value-type="float">
            <text:p>0,00173765</text:p>
          </table:table-cell>
          <table:table-cell table:formula="of:=[.J559]/[.I559]" office:value-type="float" office:value="0.873893582780037" calcext:value-type="float">
            <text:p>0,8738935828</text:p>
          </table:table-cell>
          <table:table-cell table:formula="of:=[.D559]+[.H559]*[.K559]" office:value-type="float" office:value="-4.53248575032685" calcext:value-type="float">
            <text:p>-4,5324857503</text:p>
          </table:table-cell>
        </table:table-row>
        <table:table-row table:style-name="ro1">
          <table:table-cell office:value-type="float" office:value="5.9964953" calcext:value-type="float">
            <text:p>5,9964953</text:p>
          </table:table-cell>
          <table:table-cell office:value-type="float" office:value="-4.600003" calcext:value-type="float">
            <text:p>-4,600003</text:p>
          </table:table-cell>
          <table:table-cell office:value-type="float" office:value="5.994" calcext:value-type="float">
            <text:p>5,994</text:p>
          </table:table-cell>
          <table:table-cell office:value-type="float" office:value="-5.067884" calcext:value-type="float">
            <text:p>-5,067884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986735" calcext:value-type="float">
            <text:p>0,6986735</text:p>
          </table:table-cell>
          <table:table-cell table:formula="of:=[.A560]-[.E560]" office:value-type="float" office:value="5.9957434" calcext:value-type="float">
            <text:p>5,9957434</text:p>
          </table:table-cell>
          <table:table-cell table:formula="of:=[.B560]-[.D560]" office:value-type="float" office:value="0.467881" calcext:value-type="float">
            <text:p>0,467881</text:p>
          </table:table-cell>
          <table:table-cell table:formula="of:=[.A560]-[.C560]" office:value-type="float" office:value="0.00249530000000053" calcext:value-type="float">
            <text:p>0,0024953</text:p>
          </table:table-cell>
          <table:table-cell table:formula="of:=[.G560]-[.C560]" office:value-type="float" office:value="0.00174340000000051" calcext:value-type="float">
            <text:p>0,0017434</text:p>
          </table:table-cell>
          <table:table-cell table:formula="of:=[.J560]/[.I560]" office:value-type="float" office:value="0.698673506191694" calcext:value-type="float">
            <text:p>0,6986735062</text:p>
          </table:table-cell>
          <table:table-cell table:formula="of:=[.D560]+[.H560]*[.K560]" office:value-type="float" office:value="-4.74098794124952" calcext:value-type="float">
            <text:p>-4,7409879412</text:p>
          </table:table-cell>
        </table:table-row>
        <table:table-row table:style-name="ro1">
          <table:table-cell office:value-type="float" office:value="5.9974975" calcext:value-type="float">
            <text:p>5,9974975</text:p>
          </table:table-cell>
          <table:table-cell office:value-type="float" office:value="-4.600003" calcext:value-type="float">
            <text:p>-4,600003</text:p>
          </table:table-cell>
          <table:table-cell office:value-type="float" office:value="5.996" calcext:value-type="float">
            <text:p>5,996</text:p>
          </table:table-cell>
          <table:table-cell office:value-type="float" office:value="-4.273107" calcext:value-type="float">
            <text:p>-4,273107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4978965" calcext:value-type="float">
            <text:p>0,4978965</text:p>
          </table:table-cell>
          <table:table-cell table:formula="of:=[.A561]-[.E561]" office:value-type="float" office:value="5.9967456" calcext:value-type="float">
            <text:p>5,9967456</text:p>
          </table:table-cell>
          <table:table-cell table:formula="of:=[.B561]-[.D561]" office:value-type="float" office:value="-0.326896000000001" calcext:value-type="float">
            <text:p>-0,326896</text:p>
          </table:table-cell>
          <table:table-cell table:formula="of:=[.A561]-[.C561]" office:value-type="float" office:value="0.00149749999999926" calcext:value-type="float">
            <text:p>0,0014975</text:p>
          </table:table-cell>
          <table:table-cell table:formula="of:=[.G561]-[.C561]" office:value-type="float" office:value="0.000745599999999236" calcext:value-type="float">
            <text:p>0,0007456</text:p>
          </table:table-cell>
          <table:table-cell table:formula="of:=[.J561]/[.I561]" office:value-type="float" office:value="0.497896494156663" calcext:value-type="float">
            <text:p>0,4978964942</text:p>
          </table:table-cell>
          <table:table-cell table:formula="of:=[.D561]+[.H561]*[.K561]" office:value-type="float" office:value="-4.43586737235384" calcext:value-type="float">
            <text:p>-4,4358673724</text:p>
          </table:table-cell>
        </table:table-row>
        <table:table-row table:style-name="ro1">
          <table:table-cell office:value-type="float" office:value="6.0260738" calcext:value-type="float">
            <text:p>6,0260738</text:p>
          </table:table-cell>
          <table:table-cell office:value-type="float" office:value="-4.900003" calcext:value-type="float">
            <text:p>-4,900003</text:p>
          </table:table-cell>
          <table:table-cell office:value-type="float" office:value="5.997" calcext:value-type="float">
            <text:p>5,997</text:p>
          </table:table-cell>
          <table:table-cell office:value-type="float" office:value="-4.762763" calcext:value-type="float">
            <text:p>-4,762763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741382" calcext:value-type="float">
            <text:p>0,9741382</text:p>
          </table:table-cell>
          <table:table-cell table:formula="of:=[.A562]-[.E562]" office:value-type="float" office:value="6.0253219" calcext:value-type="float">
            <text:p>6,0253219</text:p>
          </table:table-cell>
          <table:table-cell table:formula="of:=[.B562]-[.D562]" office:value-type="float" office:value="-0.13724" calcext:value-type="float">
            <text:p>-0,13724</text:p>
          </table:table-cell>
          <table:table-cell table:formula="of:=[.A562]-[.C562]" office:value-type="float" office:value="0.0290737999999999" calcext:value-type="float">
            <text:p>0,0290738</text:p>
          </table:table-cell>
          <table:table-cell table:formula="of:=[.G562]-[.C562]" office:value-type="float" office:value="0.0283218999999999" calcext:value-type="float">
            <text:p>0,0283219</text:p>
          </table:table-cell>
          <table:table-cell table:formula="of:=[.J562]/[.I562]" office:value-type="float" office:value="0.974138227545074" calcext:value-type="float">
            <text:p>0,9741382275</text:p>
          </table:table-cell>
          <table:table-cell table:formula="of:=[.D562]+[.H562]*[.K562]" office:value-type="float" office:value="-4.89645373034829" calcext:value-type="float">
            <text:p>-4,8964537303</text:p>
          </table:table-cell>
        </table:table-row>
        <table:table-row table:style-name="ro1">
          <table:table-cell office:value-type="float" office:value="6.027077" calcext:value-type="float">
            <text:p>6,027077</text:p>
          </table:table-cell>
          <table:table-cell office:value-type="float" office:value="-5.050003" calcext:value-type="float">
            <text:p>-5,050003</text:p>
          </table:table-cell>
          <table:table-cell office:value-type="float" office:value="6.026" calcext:value-type="float">
            <text:p>6,026</text:p>
          </table:table-cell>
          <table:table-cell office:value-type="float" office:value="-5.033694" calcext:value-type="float">
            <text:p>-5,033694</text:p>
          </table:table-cell>
          <table:table-cell office:value-type="float" office:value="0.0005016" calcext:value-type="float">
            <text:p>0,0005016</text:p>
          </table:table-cell>
          <table:table-cell office:value-type="float" office:value="0.5342619" calcext:value-type="float">
            <text:p>0,5342619</text:p>
          </table:table-cell>
          <table:table-cell table:formula="of:=[.A563]-[.E563]" office:value-type="float" office:value="6.0265754" calcext:value-type="float">
            <text:p>6,0265754</text:p>
          </table:table-cell>
          <table:table-cell table:formula="of:=[.B563]-[.D563]" office:value-type="float" office:value="-0.0163090000000006" calcext:value-type="float">
            <text:p>-0,016309</text:p>
          </table:table-cell>
          <table:table-cell table:formula="of:=[.A563]-[.C563]" office:value-type="float" office:value="0.00107700000000044" calcext:value-type="float">
            <text:p>0,001077</text:p>
          </table:table-cell>
          <table:table-cell table:formula="of:=[.G563]-[.C563]" office:value-type="float" office:value="0.00057540000000067" calcext:value-type="float">
            <text:p>0,0005754</text:p>
          </table:table-cell>
          <table:table-cell table:formula="of:=[.J563]/[.I563]" office:value-type="float" office:value="0.534261838440516" calcext:value-type="float">
            <text:p>0,5342618384</text:p>
          </table:table-cell>
          <table:table-cell table:formula="of:=[.D563]+[.H563]*[.K563]" office:value-type="float" office:value="-5.04240727632313" calcext:value-type="float">
            <text:p>-5,0424072763</text:p>
          </table:table-cell>
        </table:table-row>
        <table:table-row table:style-name="ro1">
          <table:table-cell office:value-type="float" office:value="6.0285806" calcext:value-type="float">
            <text:p>6,0285806</text:p>
          </table:table-cell>
          <table:table-cell office:value-type="float" office:value="-5.050003" calcext:value-type="float">
            <text:p>-5,050003</text:p>
          </table:table-cell>
          <table:table-cell office:value-type="float" office:value="6.027" calcext:value-type="float">
            <text:p>6,027</text:p>
          </table:table-cell>
          <table:table-cell office:value-type="float" office:value="-5.058716" calcext:value-type="float">
            <text:p>-5,058716</text:p>
          </table:table-cell>
          <table:table-cell office:value-type="float" office:value="0.0005016" calcext:value-type="float">
            <text:p>0,0005016</text:p>
          </table:table-cell>
          <table:table-cell office:value-type="float" office:value="0.6826522" calcext:value-type="float">
            <text:p>0,6826522</text:p>
          </table:table-cell>
          <table:table-cell table:formula="of:=[.A564]-[.E564]" office:value-type="float" office:value="6.028079" calcext:value-type="float">
            <text:p>6,028079</text:p>
          </table:table-cell>
          <table:table-cell table:formula="of:=[.B564]-[.D564]" office:value-type="float" office:value="0.00871300000000019" calcext:value-type="float">
            <text:p>0,008713</text:p>
          </table:table-cell>
          <table:table-cell table:formula="of:=[.A564]-[.C564]" office:value-type="float" office:value="0.0015805999999996" calcext:value-type="float">
            <text:p>0,0015806</text:p>
          </table:table-cell>
          <table:table-cell table:formula="of:=[.G564]-[.C564]" office:value-type="float" office:value="0.00107899999999983" calcext:value-type="float">
            <text:p>0,001079</text:p>
          </table:table-cell>
          <table:table-cell table:formula="of:=[.J564]/[.I564]" office:value-type="float" office:value="0.682652157408645" calcext:value-type="float">
            <text:p>0,6826521574</text:p>
          </table:table-cell>
          <table:table-cell table:formula="of:=[.D564]+[.H564]*[.K564]" office:value-type="float" office:value="-5.0527680517525" calcext:value-type="float">
            <text:p>-5,0527680518</text:p>
          </table:table-cell>
        </table:table-row>
        <table:table-row table:style-name="ro1">
          <table:table-cell office:value-type="float" office:value="6.0305857" calcext:value-type="float">
            <text:p>6,0305857</text:p>
          </table:table-cell>
          <table:table-cell office:value-type="float" office:value="-5.050003" calcext:value-type="float">
            <text:p>-5,050003</text:p>
          </table:table-cell>
          <table:table-cell office:value-type="float" office:value="6.029" calcext:value-type="float">
            <text:p>6,029</text:p>
          </table:table-cell>
          <table:table-cell office:value-type="float" office:value="-5.044055" calcext:value-type="float">
            <text:p>-5,044055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52573" calcext:value-type="float">
            <text:p>0,52573</text:p>
          </table:table-cell>
          <table:table-cell table:formula="of:=[.A565]-[.E565]" office:value-type="float" office:value="6.02983365" calcext:value-type="float">
            <text:p>6,02983365</text:p>
          </table:table-cell>
          <table:table-cell table:formula="of:=[.B565]-[.D565]" office:value-type="float" office:value="-0.00594800000000006" calcext:value-type="float">
            <text:p>-0,005948</text:p>
          </table:table-cell>
          <table:table-cell table:formula="of:=[.A565]-[.C565]" office:value-type="float" office:value="0.00158569999999969" calcext:value-type="float">
            <text:p>0,0015857</text:p>
          </table:table-cell>
          <table:table-cell table:formula="of:=[.G565]-[.C565]" office:value-type="float" office:value="0.000833649999999686" calcext:value-type="float">
            <text:p>0,00083365</text:p>
          </table:table-cell>
          <table:table-cell table:formula="of:=[.J565]/[.I565]" office:value-type="float" office:value="0.52572996153109" calcext:value-type="float">
            <text:p>0,5257299615</text:p>
          </table:table-cell>
          <table:table-cell table:formula="of:=[.D565]+[.H565]*[.K565]" office:value-type="float" office:value="-5.04718204181119" calcext:value-type="float">
            <text:p>-5,0471820418</text:p>
          </table:table-cell>
        </table:table-row>
        <table:table-row table:style-name="ro1">
          <table:table-cell office:value-type="float" office:value="6.0310867" calcext:value-type="float">
            <text:p>6,0310867</text:p>
          </table:table-cell>
          <table:table-cell office:value-type="float" office:value="-5.050003" calcext:value-type="float">
            <text:p>-5,050003</text:p>
          </table:table-cell>
          <table:table-cell office:value-type="float" office:value="6.031" calcext:value-type="float">
            <text:p>6,031</text:p>
          </table:table-cell>
          <table:table-cell office:value-type="float" office:value="-5.05313" calcext:value-type="float">
            <text:p>-5,053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66]-[.E566]" office:value-type="float" office:value="6.0310867" calcext:value-type="float">
            <text:p>6,0310867</text:p>
          </table:table-cell>
          <table:table-cell table:formula="of:=[.B566]-[.D566]" office:value-type="float" office:value="0.0031270000000001" calcext:value-type="float">
            <text:p>0,003127</text:p>
          </table:table-cell>
          <table:table-cell table:formula="of:=[.A566]-[.C566]" office:value-type="float" office:value="0.0000867000000006613" calcext:value-type="float">
            <text:p>0,0000867</text:p>
          </table:table-cell>
          <table:table-cell table:formula="of:=[.G566]-[.C566]" office:value-type="float" office:value="0.0000867000000006613" calcext:value-type="float">
            <text:p>0,0000867</text:p>
          </table:table-cell>
          <table:table-cell table:formula="of:=[.J566]/[.I566]" office:value-type="float" office:value="1" calcext:value-type="float">
            <text:p>1</text:p>
          </table:table-cell>
          <table:table-cell table:formula="of:=[.D566]+[.H566]*[.K566]" office:value-type="float" office:value="-5.050003" calcext:value-type="float">
            <text:p>-5,050003</text:p>
          </table:table-cell>
        </table:table-row>
        <table:table-row table:style-name="ro1">
          <table:table-cell office:value-type="float" office:value="6.0315882" calcext:value-type="float">
            <text:p>6,0315882</text:p>
          </table:table-cell>
          <table:table-cell office:value-type="float" office:value="-5.050003" calcext:value-type="float">
            <text:p>-5,050003</text:p>
          </table:table-cell>
          <table:table-cell office:value-type="float" office:value="6.031" calcext:value-type="float">
            <text:p>6,031</text:p>
          </table:table-cell>
          <table:table-cell office:value-type="float" office:value="-5.046876" calcext:value-type="float">
            <text:p>-5,0468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67]-[.E567]" office:value-type="float" office:value="6.0315882" calcext:value-type="float">
            <text:p>6,0315882</text:p>
          </table:table-cell>
          <table:table-cell table:formula="of:=[.B567]-[.D567]" office:value-type="float" office:value="-0.0031270000000001" calcext:value-type="float">
            <text:p>-0,003127</text:p>
          </table:table-cell>
          <table:table-cell table:formula="of:=[.A567]-[.C567]" office:value-type="float" office:value="0.00058820000000015" calcext:value-type="float">
            <text:p>0,0005882</text:p>
          </table:table-cell>
          <table:table-cell table:formula="of:=[.G567]-[.C567]" office:value-type="float" office:value="0.00058820000000015" calcext:value-type="float">
            <text:p>0,0005882</text:p>
          </table:table-cell>
          <table:table-cell table:formula="of:=[.J567]/[.I567]" office:value-type="float" office:value="1" calcext:value-type="float">
            <text:p>1</text:p>
          </table:table-cell>
          <table:table-cell table:formula="of:=[.D567]+[.H567]*[.K567]" office:value-type="float" office:value="-5.050003" calcext:value-type="float">
            <text:p>-5,050003</text:p>
          </table:table-cell>
        </table:table-row>
        <table:table-row table:style-name="ro1">
          <table:table-cell office:value-type="float" office:value="6.0325907" calcext:value-type="float">
            <text:p>6,0325907</text:p>
          </table:table-cell>
          <table:table-cell office:value-type="float" office:value="-5.050003" calcext:value-type="float">
            <text:p>-5,050003</text:p>
          </table:table-cell>
          <table:table-cell office:value-type="float" office:value="6.032" calcext:value-type="float">
            <text:p>6,032</text:p>
          </table:table-cell>
          <table:table-cell office:value-type="float" office:value="-5.05313" calcext:value-type="float">
            <text:p>-5,053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68]-[.E568]" office:value-type="float" office:value="6.0325907" calcext:value-type="float">
            <text:p>6,0325907</text:p>
          </table:table-cell>
          <table:table-cell table:formula="of:=[.B568]-[.D568]" office:value-type="float" office:value="0.0031270000000001" calcext:value-type="float">
            <text:p>0,003127</text:p>
          </table:table-cell>
          <table:table-cell table:formula="of:=[.A568]-[.C568]" office:value-type="float" office:value="0.000590700000000055" calcext:value-type="float">
            <text:p>0,0005907</text:p>
          </table:table-cell>
          <table:table-cell table:formula="of:=[.G568]-[.C568]" office:value-type="float" office:value="0.000590700000000055" calcext:value-type="float">
            <text:p>0,0005907</text:p>
          </table:table-cell>
          <table:table-cell table:formula="of:=[.J568]/[.I568]" office:value-type="float" office:value="1" calcext:value-type="float">
            <text:p>1</text:p>
          </table:table-cell>
          <table:table-cell table:formula="of:=[.D568]+[.H568]*[.K568]" office:value-type="float" office:value="-5.050003" calcext:value-type="float">
            <text:p>-5,050003</text:p>
          </table:table-cell>
        </table:table-row>
        <table:table-row table:style-name="ro1">
          <table:table-cell office:value-type="float" office:value="6.0603662" calcext:value-type="float">
            <text:p>6,0603662</text:p>
          </table:table-cell>
          <table:table-cell office:value-type="float" office:value="-4.7" calcext:value-type="float">
            <text:p>-4,7</text:p>
          </table:table-cell>
          <table:table-cell office:value-type="float" office:value="6.033" calcext:value-type="float">
            <text:p>6,033</text:p>
          </table:table-cell>
          <table:table-cell office:value-type="float" office:value="-5.046876" calcext:value-type="float">
            <text:p>-5,046876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9908336" calcext:value-type="float">
            <text:p>0,9908336</text:p>
          </table:table-cell>
          <table:table-cell table:formula="of:=[.A569]-[.E569]" office:value-type="float" office:value="6.06011535" calcext:value-type="float">
            <text:p>6,06011535</text:p>
          </table:table-cell>
          <table:table-cell table:formula="of:=[.B569]-[.D569]" office:value-type="float" office:value="0.346876" calcext:value-type="float">
            <text:p>0,346876</text:p>
          </table:table-cell>
          <table:table-cell table:formula="of:=[.A569]-[.C569]" office:value-type="float" office:value="0.0273661999999995" calcext:value-type="float">
            <text:p>0,0273662</text:p>
          </table:table-cell>
          <table:table-cell table:formula="of:=[.G569]-[.C569]" office:value-type="float" office:value="0.0271153499999999" calcext:value-type="float">
            <text:p>0,02711535</text:p>
          </table:table-cell>
          <table:table-cell table:formula="of:=[.J569]/[.I569]" office:value-type="float" office:value="0.9908335830331" calcext:value-type="float">
            <text:p>0,990833583</text:p>
          </table:table-cell>
          <table:table-cell table:formula="of:=[.D569]+[.H569]*[.K569]" office:value-type="float" office:value="-4.70317961005181" calcext:value-type="float">
            <text:p>-4,7031796101</text:p>
          </table:table-cell>
        </table:table-row>
        <table:table-row table:style-name="ro1">
          <table:table-cell office:value-type="float" office:value="6.0613685" calcext:value-type="float">
            <text:p>6,0613685</text:p>
          </table:table-cell>
          <table:table-cell office:value-type="float" office:value="-4.7" calcext:value-type="float">
            <text:p>-4,7</text:p>
          </table:table-cell>
          <table:table-cell office:value-type="float" office:value="6.06" calcext:value-type="float">
            <text:p>6,06</text:p>
          </table:table-cell>
          <table:table-cell office:value-type="float" office:value="-4.356303" calcext:value-type="float">
            <text:p>-4,356303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8166971" calcext:value-type="float">
            <text:p>0,8166971</text:p>
          </table:table-cell>
          <table:table-cell table:formula="of:=[.A570]-[.E570]" office:value-type="float" office:value="6.06111765" calcext:value-type="float">
            <text:p>6,06111765</text:p>
          </table:table-cell>
          <table:table-cell table:formula="of:=[.B570]-[.D570]" office:value-type="float" office:value="-0.343697000000001" calcext:value-type="float">
            <text:p>-0,343697</text:p>
          </table:table-cell>
          <table:table-cell table:formula="of:=[.A570]-[.C570]" office:value-type="float" office:value="0.00136850000000077" calcext:value-type="float">
            <text:p>0,0013685</text:p>
          </table:table-cell>
          <table:table-cell table:formula="of:=[.G570]-[.C570]" office:value-type="float" office:value="0.00111765000000119" calcext:value-type="float">
            <text:p>0,00111765</text:p>
          </table:table-cell>
          <table:table-cell table:formula="of:=[.J570]/[.I570]" office:value-type="float" office:value="0.81669711362847" calcext:value-type="float">
            <text:p>0,8166971136</text:p>
          </table:table-cell>
          <table:table-cell table:formula="of:=[.D570]+[.H570]*[.K570]" office:value-type="float" office:value="-4.63699934786276" calcext:value-type="float">
            <text:p>-4,6369993479</text:p>
          </table:table-cell>
        </table:table-row>
        <table:table-row table:style-name="ro1">
          <table:table-cell office:value-type="float" office:value="6.062371" calcext:value-type="float">
            <text:p>6,062371</text:p>
          </table:table-cell>
          <table:table-cell office:value-type="float" office:value="-4.7" calcext:value-type="float">
            <text:p>-4,7</text:p>
          </table:table-cell>
          <table:table-cell office:value-type="float" office:value="6.061" calcext:value-type="float">
            <text:p>6,061</text:p>
          </table:table-cell>
          <table:table-cell office:value-type="float" office:value="-4.980696" calcext:value-type="float">
            <text:p>-4,980696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8170314" calcext:value-type="float">
            <text:p>0,8170314</text:p>
          </table:table-cell>
          <table:table-cell table:formula="of:=[.A571]-[.E571]" office:value-type="float" office:value="6.06212015" calcext:value-type="float">
            <text:p>6,06212015</text:p>
          </table:table-cell>
          <table:table-cell table:formula="of:=[.B571]-[.D571]" office:value-type="float" office:value="0.280696" calcext:value-type="float">
            <text:p>0,280696</text:p>
          </table:table-cell>
          <table:table-cell table:formula="of:=[.A571]-[.C571]" office:value-type="float" office:value="0.00137099999999979" calcext:value-type="float">
            <text:p>0,001371</text:p>
          </table:table-cell>
          <table:table-cell table:formula="of:=[.G571]-[.C571]" office:value-type="float" office:value="0.00112015000000021" calcext:value-type="float">
            <text:p>0,00112015</text:p>
          </table:table-cell>
          <table:table-cell table:formula="of:=[.J571]/[.I571]" office:value-type="float" office:value="0.817031363968184" calcext:value-type="float">
            <text:p>0,817031364</text:p>
          </table:table-cell>
          <table:table-cell table:formula="of:=[.D571]+[.H571]*[.K571]" office:value-type="float" office:value="-4.75135856425959" calcext:value-type="float">
            <text:p>-4,7513585643</text:p>
          </table:table-cell>
        </table:table-row>
        <table:table-row table:style-name="ro1">
          <table:table-cell office:value-type="float" office:value="6.0653827" calcext:value-type="float">
            <text:p>6,0653827</text:p>
          </table:table-cell>
          <table:table-cell office:value-type="float" office:value="-4.7" calcext:value-type="float">
            <text:p>-4,7</text:p>
          </table:table-cell>
          <table:table-cell office:value-type="float" office:value="6.062" calcext:value-type="float">
            <text:p>6,062</text:p>
          </table:table-cell>
          <table:table-cell office:value-type="float" office:value="-4.470663" calcext:value-type="float">
            <text:p>-4,470663</text:p>
          </table:table-cell>
          <table:table-cell office:value-type="float" office:value="0.00150585" calcext:value-type="float">
            <text:p>0,00150585</text:p>
          </table:table-cell>
          <table:table-cell office:value-type="float" office:value="0.5548378" calcext:value-type="float">
            <text:p>0,5548378</text:p>
          </table:table-cell>
          <table:table-cell table:formula="of:=[.A572]-[.E572]" office:value-type="float" office:value="6.06387685" calcext:value-type="float">
            <text:p>6,06387685</text:p>
          </table:table-cell>
          <table:table-cell table:formula="of:=[.B572]-[.D572]" office:value-type="float" office:value="-0.229337" calcext:value-type="float">
            <text:p>-0,229337</text:p>
          </table:table-cell>
          <table:table-cell table:formula="of:=[.A572]-[.C572]" office:value-type="float" office:value="0.00338269999999952" calcext:value-type="float">
            <text:p>0,0033827</text:p>
          </table:table-cell>
          <table:table-cell table:formula="of:=[.G572]-[.C572]" office:value-type="float" office:value="0.00187684999999949" calcext:value-type="float">
            <text:p>0,00187685</text:p>
          </table:table-cell>
          <table:table-cell table:formula="of:=[.J572]/[.I572]" office:value-type="float" office:value="0.55483785142039" calcext:value-type="float">
            <text:p>0,5548378514</text:p>
          </table:table-cell>
          <table:table-cell table:formula="of:=[.D572]+[.H572]*[.K572]" office:value-type="float" office:value="-4.5979078483312" calcext:value-type="float">
            <text:p>-4,5979078483</text:p>
          </table:table-cell>
        </table:table-row>
        <table:table-row table:style-name="ro1">
          <table:table-cell office:value-type="float" office:value="6.065884" calcext:value-type="float">
            <text:p>6,065884</text:p>
          </table:table-cell>
          <table:table-cell office:value-type="float" office:value="-4.7" calcext:value-type="float">
            <text:p>-4,7</text:p>
          </table:table-cell>
          <table:table-cell office:value-type="float" office:value="6.065" calcext:value-type="float">
            <text:p>6,065</text:p>
          </table:table-cell>
          <table:table-cell office:value-type="float" office:value="-4.827245" calcext:value-type="float">
            <text:p>-4,827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73]-[.E573]" office:value-type="float" office:value="6.065884" calcext:value-type="float">
            <text:p>6,065884</text:p>
          </table:table-cell>
          <table:table-cell table:formula="of:=[.B573]-[.D573]" office:value-type="float" office:value="0.127244999999999" calcext:value-type="float">
            <text:p>0,127245</text:p>
          </table:table-cell>
          <table:table-cell table:formula="of:=[.A573]-[.C573]" office:value-type="float" office:value="0.000883999999999219" calcext:value-type="float">
            <text:p>0,000884</text:p>
          </table:table-cell>
          <table:table-cell table:formula="of:=[.G573]-[.C573]" office:value-type="float" office:value="0.000883999999999219" calcext:value-type="float">
            <text:p>0,000884</text:p>
          </table:table-cell>
          <table:table-cell table:formula="of:=[.J573]/[.I573]" office:value-type="float" office:value="1" calcext:value-type="float">
            <text:p>1</text:p>
          </table:table-cell>
          <table:table-cell table:formula="of:=[.D573]+[.H573]*[.K573]" office:value-type="float" office:value="-4.7" calcext:value-type="float">
            <text:p>-4,7</text:p>
          </table:table-cell>
        </table:table-row>
        <table:table-row table:style-name="ro1">
          <table:table-cell office:value-type="float" office:value="6.0668863" calcext:value-type="float">
            <text:p>6,0668863</text:p>
          </table:table-cell>
          <table:table-cell office:value-type="float" office:value="-4.7" calcext:value-type="float">
            <text:p>-4,7</text:p>
          </table:table-cell>
          <table:table-cell office:value-type="float" office:value="6.066" calcext:value-type="float">
            <text:p>6,066</text:p>
          </table:table-cell>
          <table:table-cell office:value-type="float" office:value="-4.572755" calcext:value-type="float">
            <text:p>-4,5727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74]-[.E574]" office:value-type="float" office:value="6.0668863" calcext:value-type="float">
            <text:p>6,0668863</text:p>
          </table:table-cell>
          <table:table-cell table:formula="of:=[.B574]-[.D574]" office:value-type="float" office:value="-0.127245" calcext:value-type="float">
            <text:p>-0,127245</text:p>
          </table:table-cell>
          <table:table-cell table:formula="of:=[.A574]-[.C574]" office:value-type="float" office:value="0.00088630000000034" calcext:value-type="float">
            <text:p>0,0008863</text:p>
          </table:table-cell>
          <table:table-cell table:formula="of:=[.G574]-[.C574]" office:value-type="float" office:value="0.00088630000000034" calcext:value-type="float">
            <text:p>0,0008863</text:p>
          </table:table-cell>
          <table:table-cell table:formula="of:=[.J574]/[.I574]" office:value-type="float" office:value="1" calcext:value-type="float">
            <text:p>1</text:p>
          </table:table-cell>
          <table:table-cell table:formula="of:=[.D574]+[.H574]*[.K574]" office:value-type="float" office:value="-4.7" calcext:value-type="float">
            <text:p>-4,7</text:p>
          </table:table-cell>
        </table:table-row>
        <table:table-row table:style-name="ro1">
          <table:table-cell office:value-type="float" office:value="6.0929753" calcext:value-type="float">
            <text:p>6,0929753</text:p>
          </table:table-cell>
          <table:table-cell office:value-type="float" office:value="-4.25" calcext:value-type="float">
            <text:p>-4,25</text:p>
          </table:table-cell>
          <table:table-cell office:value-type="float" office:value="6.067" calcext:value-type="float">
            <text:p>6,067</text:p>
          </table:table-cell>
          <table:table-cell office:value-type="float" office:value="-4.827245" calcext:value-type="float">
            <text:p>-4,827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75]-[.E575]" office:value-type="float" office:value="6.0929753" calcext:value-type="float">
            <text:p>6,0929753</text:p>
          </table:table-cell>
          <table:table-cell table:formula="of:=[.B575]-[.D575]" office:value-type="float" office:value="0.577245" calcext:value-type="float">
            <text:p>0,577245</text:p>
          </table:table-cell>
          <table:table-cell table:formula="of:=[.A575]-[.C575]" office:value-type="float" office:value="0.0259752999999998" calcext:value-type="float">
            <text:p>0,0259753</text:p>
          </table:table-cell>
          <table:table-cell table:formula="of:=[.G575]-[.C575]" office:value-type="float" office:value="0.0259752999999998" calcext:value-type="float">
            <text:p>0,0259753</text:p>
          </table:table-cell>
          <table:table-cell table:formula="of:=[.J575]/[.I575]" office:value-type="float" office:value="1" calcext:value-type="float">
            <text:p>1</text:p>
          </table:table-cell>
          <table:table-cell table:formula="of:=[.D575]+[.H575]*[.K575]" office:value-type="float" office:value="-4.25" calcext:value-type="float">
            <text:p>-4,25</text:p>
          </table:table-cell>
        </table:table-row>
        <table:table-row table:style-name="ro1">
          <table:table-cell office:value-type="float" office:value="6.0953506" calcext:value-type="float">
            <text:p>6,0953506</text:p>
          </table:table-cell>
          <table:table-cell office:value-type="float" office:value="-4.25" calcext:value-type="float">
            <text:p>-4,25</text:p>
          </table:table-cell>
          <table:table-cell office:value-type="float" office:value="6.093" calcext:value-type="float">
            <text:p>6,093</text:p>
          </table:table-cell>
          <table:table-cell office:value-type="float" office:value="-3.672754" calcext:value-type="float">
            <text:p>-3,6727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76]-[.E576]" office:value-type="float" office:value="6.0953506" calcext:value-type="float">
            <text:p>6,0953506</text:p>
          </table:table-cell>
          <table:table-cell table:formula="of:=[.B576]-[.D576]" office:value-type="float" office:value="-0.577246" calcext:value-type="float">
            <text:p>-0,577246</text:p>
          </table:table-cell>
          <table:table-cell table:formula="of:=[.A576]-[.C576]" office:value-type="float" office:value="0.00235059999999976" calcext:value-type="float">
            <text:p>0,0023506</text:p>
          </table:table-cell>
          <table:table-cell table:formula="of:=[.G576]-[.C576]" office:value-type="float" office:value="0.00235059999999976" calcext:value-type="float">
            <text:p>0,0023506</text:p>
          </table:table-cell>
          <table:table-cell table:formula="of:=[.J576]/[.I576]" office:value-type="float" office:value="1" calcext:value-type="float">
            <text:p>1</text:p>
          </table:table-cell>
          <table:table-cell table:formula="of:=[.D576]+[.H576]*[.K576]" office:value-type="float" office:value="-4.25" calcext:value-type="float">
            <text:p>-4,25</text:p>
          </table:table-cell>
        </table:table-row>
        <table:table-row table:style-name="ro1">
          <table:table-cell office:value-type="float" office:value="6.0968541" calcext:value-type="float">
            <text:p>6,0968541</text:p>
          </table:table-cell>
          <table:table-cell office:value-type="float" office:value="-4.25" calcext:value-type="float">
            <text:p>-4,25</text:p>
          </table:table-cell>
          <table:table-cell office:value-type="float" office:value="6.095" calcext:value-type="float">
            <text:p>6,095</text:p>
          </table:table-cell>
          <table:table-cell office:value-type="float" office:value="-4.827245" calcext:value-type="float">
            <text:p>-4,827245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5945472" calcext:value-type="float">
            <text:p>0,5945472</text:p>
          </table:table-cell>
          <table:table-cell table:formula="of:=[.A577]-[.E577]" office:value-type="float" office:value="6.09610235" calcext:value-type="float">
            <text:p>6,09610235</text:p>
          </table:table-cell>
          <table:table-cell table:formula="of:=[.B577]-[.D577]" office:value-type="float" office:value="0.577245" calcext:value-type="float">
            <text:p>0,577245</text:p>
          </table:table-cell>
          <table:table-cell table:formula="of:=[.A577]-[.C577]" office:value-type="float" office:value="0.00185410000000008" calcext:value-type="float">
            <text:p>0,0018541</text:p>
          </table:table-cell>
          <table:table-cell table:formula="of:=[.G577]-[.C577]" office:value-type="float" office:value="0.00110235000000003" calcext:value-type="float">
            <text:p>0,00110235</text:p>
          </table:table-cell>
          <table:table-cell table:formula="of:=[.J577]/[.I577]" office:value-type="float" office:value="0.594547219675304" calcext:value-type="float">
            <text:p>0,5945472197</text:p>
          </table:table-cell>
          <table:table-cell table:formula="of:=[.D577]+[.H577]*[.K577]" office:value-type="float" office:value="-4.48404559017853" calcext:value-type="float">
            <text:p>-4,4840455902</text:p>
          </table:table-cell>
        </table:table-row>
        <table:table-row table:style-name="ro1">
          <table:table-cell office:value-type="float" office:value="6.0983579" calcext:value-type="float">
            <text:p>6,0983579</text:p>
          </table:table-cell>
          <table:table-cell office:value-type="float" office:value="-4.25" calcext:value-type="float">
            <text:p>-4,25</text:p>
          </table:table-cell>
          <table:table-cell office:value-type="float" office:value="6.097" calcext:value-type="float">
            <text:p>6,097</text:p>
          </table:table-cell>
          <table:table-cell office:value-type="float" office:value="-3.9068" calcext:value-type="float">
            <text:p>-3,9068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4463878" calcext:value-type="float">
            <text:p>0,4463878</text:p>
          </table:table-cell>
          <table:table-cell table:formula="of:=[.A578]-[.E578]" office:value-type="float" office:value="6.09760615" calcext:value-type="float">
            <text:p>6,09760615</text:p>
          </table:table-cell>
          <table:table-cell table:formula="of:=[.B578]-[.D578]" office:value-type="float" office:value="-0.3432" calcext:value-type="float">
            <text:p>-0,3432</text:p>
          </table:table-cell>
          <table:table-cell table:formula="of:=[.A578]-[.C578]" office:value-type="float" office:value="0.00135789999999947" calcext:value-type="float">
            <text:p>0,0013579</text:p>
          </table:table-cell>
          <table:table-cell table:formula="of:=[.G578]-[.C578]" office:value-type="float" office:value="0.000606149999999417" calcext:value-type="float">
            <text:p>0,00060615</text:p>
          </table:table-cell>
          <table:table-cell table:formula="of:=[.J578]/[.I578]" office:value-type="float" office:value="0.446387804698177" calcext:value-type="float">
            <text:p>0,4463878047</text:p>
          </table:table-cell>
          <table:table-cell table:formula="of:=[.D578]+[.H578]*[.K578]" office:value-type="float" office:value="-4.06000029457241" calcext:value-type="float">
            <text:p>-4,0600002946</text:p>
          </table:table-cell>
        </table:table-row>
        <table:table-row table:style-name="ro1">
          <table:table-cell office:value-type="float" office:value="6.1278756" calcext:value-type="float">
            <text:p>6,1278756</text:p>
          </table:table-cell>
          <table:table-cell office:value-type="float" office:value="-3.799999" calcext:value-type="float">
            <text:p>-3,799999</text:p>
          </table:table-cell>
          <table:table-cell office:value-type="float" office:value="6.098" calcext:value-type="float">
            <text:p>6,098</text:p>
          </table:table-cell>
          <table:table-cell office:value-type="float" office:value="-4.4032" calcext:value-type="float">
            <text:p>-4,4032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9832171" calcext:value-type="float">
            <text:p>0,9832171</text:p>
          </table:table-cell>
          <table:table-cell table:formula="of:=[.A579]-[.E579]" office:value-type="float" office:value="6.1273742" calcext:value-type="float">
            <text:p>6,1273742</text:p>
          </table:table-cell>
          <table:table-cell table:formula="of:=[.B579]-[.D579]" office:value-type="float" office:value="0.603201" calcext:value-type="float">
            <text:p>0,603201</text:p>
          </table:table-cell>
          <table:table-cell table:formula="of:=[.A579]-[.C579]" office:value-type="float" office:value="0.0298756000000004" calcext:value-type="float">
            <text:p>0,0298756</text:p>
          </table:table-cell>
          <table:table-cell table:formula="of:=[.G579]-[.C579]" office:value-type="float" office:value="0.0293742000000003" calcext:value-type="float">
            <text:p>0,0293742</text:p>
          </table:table-cell>
          <table:table-cell table:formula="of:=[.J579]/[.I579]" office:value-type="float" office:value="0.98321707346463" calcext:value-type="float">
            <text:p>0,9832170735</text:p>
          </table:table-cell>
          <table:table-cell table:formula="of:=[.D579]+[.H579]*[.K579]" office:value-type="float" office:value="-3.81012247806906" calcext:value-type="float">
            <text:p>-3,8101224781</text:p>
          </table:table-cell>
        </table:table-row>
        <table:table-row table:style-name="ro1">
          <table:table-cell office:value-type="float" office:value="6.1293794" calcext:value-type="float">
            <text:p>6,1293794</text:p>
          </table:table-cell>
          <table:table-cell office:value-type="float" office:value="-3.799999" calcext:value-type="float">
            <text:p>-3,799999</text:p>
          </table:table-cell>
          <table:table-cell office:value-type="float" office:value="6.128" calcext:value-type="float">
            <text:p>6,128</text:p>
          </table:table-cell>
          <table:table-cell office:value-type="float" office:value="-3.206922" calcext:value-type="float">
            <text:p>-3,206922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6365086" calcext:value-type="float">
            <text:p>0,6365086</text:p>
          </table:table-cell>
          <table:table-cell table:formula="of:=[.A580]-[.E580]" office:value-type="float" office:value="6.128878" calcext:value-type="float">
            <text:p>6,128878</text:p>
          </table:table-cell>
          <table:table-cell table:formula="of:=[.B580]-[.D580]" office:value-type="float" office:value="-0.593077" calcext:value-type="float">
            <text:p>-0,593077</text:p>
          </table:table-cell>
          <table:table-cell table:formula="of:=[.A580]-[.C580]" office:value-type="float" office:value="0.00137940000000025" calcext:value-type="float">
            <text:p>0,0013794</text:p>
          </table:table-cell>
          <table:table-cell table:formula="of:=[.G580]-[.C580]" office:value-type="float" office:value="0.000878000000000156" calcext:value-type="float">
            <text:p>0,000878</text:p>
          </table:table-cell>
          <table:table-cell table:formula="of:=[.J580]/[.I580]" office:value-type="float" office:value="0.636508626939246" calcext:value-type="float">
            <text:p>0,6365086269</text:p>
          </table:table-cell>
          <table:table-cell table:formula="of:=[.D580]+[.H580]*[.K580]" office:value-type="float" office:value="-3.58442062693925" calcext:value-type="float">
            <text:p>-3,5844206269</text:p>
          </table:table-cell>
        </table:table-row>
        <table:table-row table:style-name="ro1">
          <table:table-cell office:value-type="float" office:value="6.1308829" calcext:value-type="float">
            <text:p>6,1308829</text:p>
          </table:table-cell>
          <table:table-cell office:value-type="float" office:value="-3.799999" calcext:value-type="float">
            <text:p>-3,799999</text:p>
          </table:table-cell>
          <table:table-cell office:value-type="float" office:value="6.129" calcext:value-type="float">
            <text:p>6,129</text:p>
          </table:table-cell>
          <table:table-cell office:value-type="float" office:value="-4.177498" calcext:value-type="float">
            <text:p>-4,177498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6007488" calcext:value-type="float">
            <text:p>0,6007488</text:p>
          </table:table-cell>
          <table:table-cell table:formula="of:=[.A581]-[.E581]" office:value-type="float" office:value="6.13013115" calcext:value-type="float">
            <text:p>6,13013115</text:p>
          </table:table-cell>
          <table:table-cell table:formula="of:=[.B581]-[.D581]" office:value-type="float" office:value="0.377499" calcext:value-type="float">
            <text:p>0,377499</text:p>
          </table:table-cell>
          <table:table-cell table:formula="of:=[.A581]-[.C581]" office:value-type="float" office:value="0.00188290000000002" calcext:value-type="float">
            <text:p>0,0018829</text:p>
          </table:table-cell>
          <table:table-cell table:formula="of:=[.G581]-[.C581]" office:value-type="float" office:value="0.00113114999999997" calcext:value-type="float">
            <text:p>0,00113115</text:p>
          </table:table-cell>
          <table:table-cell table:formula="of:=[.J581]/[.I581]" office:value-type="float" office:value="0.600748844866938" calcext:value-type="float">
            <text:p>0,6007488449</text:p>
          </table:table-cell>
          <table:table-cell table:formula="of:=[.D581]+[.H581]*[.K581]" office:value-type="float" office:value="-3.95071591181158" calcext:value-type="float">
            <text:p>-3,9507159118</text:p>
          </table:table-cell>
        </table:table-row>
        <table:table-row table:style-name="ro1">
          <table:table-cell office:value-type="float" office:value="6.1333895" calcext:value-type="float">
            <text:p>6,1333895</text:p>
          </table:table-cell>
          <table:table-cell office:value-type="float" office:value="-3.799999" calcext:value-type="float">
            <text:p>-3,799999</text:p>
          </table:table-cell>
          <table:table-cell office:value-type="float" office:value="6.131" calcext:value-type="float">
            <text:p>6,131</text:p>
          </table:table-cell>
          <table:table-cell office:value-type="float" office:value="-3.573217" calcext:value-type="float">
            <text:p>-3,573217</text:p>
          </table:table-cell>
          <table:table-cell office:value-type="float" office:value="0.00100225" calcext:value-type="float">
            <text:p>0,00100225</text:p>
          </table:table-cell>
          <table:table-cell office:value-type="float" office:value="0.5805608" calcext:value-type="float">
            <text:p>0,5805608</text:p>
          </table:table-cell>
          <table:table-cell table:formula="of:=[.A582]-[.E582]" office:value-type="float" office:value="6.13238725" calcext:value-type="float">
            <text:p>6,13238725</text:p>
          </table:table-cell>
          <table:table-cell table:formula="of:=[.B582]-[.D582]" office:value-type="float" office:value="-0.226782" calcext:value-type="float">
            <text:p>-0,226782</text:p>
          </table:table-cell>
          <table:table-cell table:formula="of:=[.A582]-[.C582]" office:value-type="float" office:value="0.0023894999999996" calcext:value-type="float">
            <text:p>0,0023895</text:p>
          </table:table-cell>
          <table:table-cell table:formula="of:=[.G582]-[.C582]" office:value-type="float" office:value="0.00138724999999962" calcext:value-type="float">
            <text:p>0,00138725</text:p>
          </table:table-cell>
          <table:table-cell table:formula="of:=[.J582]/[.I582]" office:value-type="float" office:value="0.580560786775413" calcext:value-type="float">
            <text:p>0,5805607868</text:p>
          </table:table-cell>
          <table:table-cell table:formula="of:=[.D582]+[.H582]*[.K582]" office:value-type="float" office:value="-3.7048777363465" calcext:value-type="float">
            <text:p>-3,7048777363</text:p>
          </table:table-cell>
        </table:table-row>
        <table:table-row table:style-name="ro1">
          <table:table-cell office:value-type="float" office:value="6.1343938" calcext:value-type="float">
            <text:p>6,1343938</text:p>
          </table:table-cell>
          <table:table-cell office:value-type="float" office:value="-3.799999" calcext:value-type="float">
            <text:p>-3,799999</text:p>
          </table:table-cell>
          <table:table-cell office:value-type="float" office:value="6.133" calcext:value-type="float">
            <text:p>6,133</text:p>
          </table:table-cell>
          <table:table-cell office:value-type="float" office:value="-3.93166" calcext:value-type="float">
            <text:p>-3,93166</text:p>
          </table:table-cell>
          <table:table-cell office:value-type="float" office:value="0.00100225" calcext:value-type="float">
            <text:p>0,00100225</text:p>
          </table:table-cell>
          <table:table-cell office:value-type="float" office:value="0.2809227" calcext:value-type="float">
            <text:p>0,2809227</text:p>
          </table:table-cell>
          <table:table-cell table:formula="of:=[.A583]-[.E583]" office:value-type="float" office:value="6.13339155" calcext:value-type="float">
            <text:p>6,13339155</text:p>
          </table:table-cell>
          <table:table-cell table:formula="of:=[.B583]-[.D583]" office:value-type="float" office:value="0.131661" calcext:value-type="float">
            <text:p>0,131661</text:p>
          </table:table-cell>
          <table:table-cell table:formula="of:=[.A583]-[.C583]" office:value-type="float" office:value="0.00139379999999978" calcext:value-type="float">
            <text:p>0,0013938</text:p>
          </table:table-cell>
          <table:table-cell table:formula="of:=[.G583]-[.C583]" office:value-type="float" office:value="0.000391549999999796" calcext:value-type="float">
            <text:p>0,00039155</text:p>
          </table:table-cell>
          <table:table-cell table:formula="of:=[.J583]/[.I583]" office:value-type="float" office:value="0.280922657483038" calcext:value-type="float">
            <text:p>0,2809226575</text:p>
          </table:table-cell>
          <table:table-cell table:formula="of:=[.D583]+[.H583]*[.K583]" office:value-type="float" office:value="-3.89467344199313" calcext:value-type="float">
            <text:p>-3,894673442</text:p>
          </table:table-cell>
        </table:table-row>
        <table:table-row table:style-name="ro1">
          <table:table-cell office:value-type="float" office:value="6.1348969" calcext:value-type="float">
            <text:p>6,1348969</text:p>
          </table:table-cell>
          <table:table-cell office:value-type="float" office:value="-3.799999" calcext:value-type="float">
            <text:p>-3,799999</text:p>
          </table:table-cell>
          <table:table-cell office:value-type="float" office:value="6.134" calcext:value-type="float">
            <text:p>6,134</text:p>
          </table:table-cell>
          <table:table-cell office:value-type="float" office:value="-3.763013" calcext:value-type="float">
            <text:p>-3,763013</text:p>
          </table:table-cell>
          <table:table-cell office:value-type="float" office:value="0.00025155" calcext:value-type="float">
            <text:p>0,00025155</text:p>
          </table:table-cell>
          <table:table-cell office:value-type="float" office:value="0.719534" calcext:value-type="float">
            <text:p>0,719534</text:p>
          </table:table-cell>
          <table:table-cell table:formula="of:=[.A584]-[.E584]" office:value-type="float" office:value="6.13464535" calcext:value-type="float">
            <text:p>6,13464535</text:p>
          </table:table-cell>
          <table:table-cell table:formula="of:=[.B584]-[.D584]" office:value-type="float" office:value="-0.0369860000000002" calcext:value-type="float">
            <text:p>-0,036986</text:p>
          </table:table-cell>
          <table:table-cell table:formula="of:=[.A584]-[.C584]" office:value-type="float" office:value="0.000896899999999867" calcext:value-type="float">
            <text:p>0,0008969</text:p>
          </table:table-cell>
          <table:table-cell table:formula="of:=[.G584]-[.C584]" office:value-type="float" office:value="0.0006453500000001" calcext:value-type="float">
            <text:p>0,00064535</text:p>
          </table:table-cell>
          <table:table-cell table:formula="of:=[.J584]/[.I584]" office:value-type="float" office:value="0.719533950273381" calcext:value-type="float">
            <text:p>0,7195339503</text:p>
          </table:table-cell>
          <table:table-cell table:formula="of:=[.D584]+[.H584]*[.K584]" office:value-type="float" office:value="-3.78962568268481" calcext:value-type="float">
            <text:p>-3,7896256827</text:p>
          </table:table-cell>
        </table:table-row>
        <table:table-row table:style-name="ro1">
          <table:table-cell office:value-type="float" office:value="6.1623763" calcext:value-type="float">
            <text:p>6,1623763</text:p>
          </table:table-cell>
          <table:table-cell office:value-type="float" office:value="-3.349999" calcext:value-type="float">
            <text:p>-3,349999</text:p>
          </table:table-cell>
          <table:table-cell office:value-type="float" office:value="6.135" calcext:value-type="float">
            <text:p>6,135</text:p>
          </table:table-cell>
          <table:table-cell office:value-type="float" office:value="-3.826612" calcext:value-type="float">
            <text:p>-3,826612</text:p>
          </table:table-cell>
          <table:table-cell office:value-type="float" office:value="0.00025155" calcext:value-type="float">
            <text:p>0,00025155</text:p>
          </table:table-cell>
          <table:table-cell office:value-type="float" office:value="0.9908114" calcext:value-type="float">
            <text:p>0,9908114</text:p>
          </table:table-cell>
          <table:table-cell table:formula="of:=[.A585]-[.E585]" office:value-type="float" office:value="6.16212475" calcext:value-type="float">
            <text:p>6,16212475</text:p>
          </table:table-cell>
          <table:table-cell table:formula="of:=[.B585]-[.D585]" office:value-type="float" office:value="0.476613" calcext:value-type="float">
            <text:p>0,476613</text:p>
          </table:table-cell>
          <table:table-cell table:formula="of:=[.A585]-[.C585]" office:value-type="float" office:value="0.0273763000000002" calcext:value-type="float">
            <text:p>0,0273763</text:p>
          </table:table-cell>
          <table:table-cell table:formula="of:=[.G585]-[.C585]" office:value-type="float" office:value="0.0271247500000005" calcext:value-type="float">
            <text:p>0,02712475</text:p>
          </table:table-cell>
          <table:table-cell table:formula="of:=[.J585]/[.I585]" office:value-type="float" office:value="0.990811395257951" calcext:value-type="float">
            <text:p>0,9908113953</text:p>
          </table:table-cell>
          <table:table-cell table:formula="of:=[.D585]+[.H585]*[.K585]" office:value-type="float" office:value="-3.35437840847192" calcext:value-type="float">
            <text:p>-3,3543784085</text:p>
          </table:table-cell>
        </table:table-row>
        <table:table-row table:style-name="ro1">
          <table:table-cell office:value-type="float" office:value="6.1643832" calcext:value-type="float">
            <text:p>6,1643832</text:p>
          </table:table-cell>
          <table:table-cell office:value-type="float" office:value="-3.349999" calcext:value-type="float">
            <text:p>-3,349999</text:p>
          </table:table-cell>
          <table:table-cell office:value-type="float" office:value="6.162" calcext:value-type="float">
            <text:p>6,162</text:p>
          </table:table-cell>
          <table:table-cell office:value-type="float" office:value="-2.877765" calcext:value-type="float">
            <text:p>-2,877765</text:p>
          </table:table-cell>
          <table:table-cell office:value-type="float" office:value="0.00025155" calcext:value-type="float">
            <text:p>0,00025155</text:p>
          </table:table-cell>
          <table:table-cell office:value-type="float" office:value="0.8944486" calcext:value-type="float">
            <text:p>0,8944486</text:p>
          </table:table-cell>
          <table:table-cell table:formula="of:=[.A586]-[.E586]" office:value-type="float" office:value="6.16413165" calcext:value-type="float">
            <text:p>6,16413165</text:p>
          </table:table-cell>
          <table:table-cell table:formula="of:=[.B586]-[.D586]" office:value-type="float" office:value="-0.472234" calcext:value-type="float">
            <text:p>-0,472234</text:p>
          </table:table-cell>
          <table:table-cell table:formula="of:=[.A586]-[.C586]" office:value-type="float" office:value="0.0023831999999997" calcext:value-type="float">
            <text:p>0,0023832</text:p>
          </table:table-cell>
          <table:table-cell table:formula="of:=[.G586]-[.C586]" office:value-type="float" office:value="0.00213164999999993" calcext:value-type="float">
            <text:p>0,00213165</text:p>
          </table:table-cell>
          <table:table-cell table:formula="of:=[.J586]/[.I586]" office:value-type="float" office:value="0.894448640483468" calcext:value-type="float">
            <text:p>0,8944486405</text:p>
          </table:table-cell>
          <table:table-cell table:formula="of:=[.D586]+[.H586]*[.K586]" office:value-type="float" office:value="-3.30015405929007" calcext:value-type="float">
            <text:p>-3,3001540593</text:p>
          </table:table-cell>
        </table:table-row>
        <table:table-row table:style-name="ro1">
          <table:table-cell office:value-type="float" office:value="6.1658885" calcext:value-type="float">
            <text:p>6,1658885</text:p>
          </table:table-cell>
          <table:table-cell office:value-type="float" office:value="-3.349999" calcext:value-type="float">
            <text:p>-3,349999</text:p>
          </table:table-cell>
          <table:table-cell office:value-type="float" office:value="6.164" calcext:value-type="float">
            <text:p>6,164</text:p>
          </table:table-cell>
          <table:table-cell office:value-type="float" office:value="-3.772388" calcext:value-type="float">
            <text:p>-3,772388</text:p>
          </table:table-cell>
          <table:table-cell office:value-type="float" office:value="0.00075265" calcext:value-type="float">
            <text:p>0,00075265</text:p>
          </table:table-cell>
          <table:table-cell office:value-type="float" office:value="0.6014562" calcext:value-type="float">
            <text:p>0,6014562</text:p>
          </table:table-cell>
          <table:table-cell table:formula="of:=[.A587]-[.E587]" office:value-type="float" office:value="6.16513585" calcext:value-type="float">
            <text:p>6,16513585</text:p>
          </table:table-cell>
          <table:table-cell table:formula="of:=[.B587]-[.D587]" office:value-type="float" office:value="0.422389" calcext:value-type="float">
            <text:p>0,422389</text:p>
          </table:table-cell>
          <table:table-cell table:formula="of:=[.A587]-[.C587]" office:value-type="float" office:value="0.00188850000000063" calcext:value-type="float">
            <text:p>0,0018885</text:p>
          </table:table-cell>
          <table:table-cell table:formula="of:=[.G587]-[.C587]" office:value-type="float" office:value="0.00113585000000072" calcext:value-type="float">
            <text:p>0,00113585</text:p>
          </table:table-cell>
          <table:table-cell table:formula="of:=[.J587]/[.I587]" office:value-type="float" office:value="0.601456182155329" calcext:value-type="float">
            <text:p>0,6014561822</text:p>
          </table:table-cell>
          <table:table-cell table:formula="of:=[.D587]+[.H587]*[.K587]" office:value-type="float" office:value="-3.51833952467559" calcext:value-type="float">
            <text:p>-3,5183395247</text:p>
          </table:table-cell>
        </table:table-row>
        <table:table-row table:style-name="ro1">
          <table:table-cell office:value-type="float" office:value="6.1663903" calcext:value-type="float">
            <text:p>6,1663903</text:p>
          </table:table-cell>
          <table:table-cell office:value-type="float" office:value="-3.349999" calcext:value-type="float">
            <text:p>-3,349999</text:p>
          </table:table-cell>
          <table:table-cell office:value-type="float" office:value="6.166" calcext:value-type="float">
            <text:p>6,166</text:p>
          </table:table-cell>
          <table:table-cell office:value-type="float" office:value="-3.095951" calcext:value-type="float">
            <text:p>-3,095951</text:p>
          </table:table-cell>
          <table:table-cell office:value-type="float" office:value="0.00075265" calcext:value-type="float">
            <text:p>0,00075265</text:p>
          </table:table-cell>
          <table:table-cell office:value-type="float" office:value="-0.9283885" calcext:value-type="float">
            <text:p>-0,9283885</text:p>
          </table:table-cell>
          <table:table-cell table:formula="of:=[.A588]-[.E588]" office:value-type="float" office:value="6.16563765" calcext:value-type="float">
            <text:p>6,16563765</text:p>
          </table:table-cell>
          <table:table-cell table:formula="of:=[.B588]-[.D588]" office:value-type="float" office:value="-0.254048" calcext:value-type="float">
            <text:p>-0,254048</text:p>
          </table:table-cell>
          <table:table-cell table:formula="of:=[.A588]-[.C588]" office:value-type="float" office:value="0.000390299999999399" calcext:value-type="float">
            <text:p>0,0003903</text:p>
          </table:table-cell>
          <table:table-cell table:formula="of:=[.G588]-[.C588]" office:value-type="float" office:value="-0.000362350000000511" calcext:value-type="float">
            <text:p>-0,00036235</text:p>
          </table:table-cell>
          <table:table-cell table:formula="of:=[.J588]/[.I588]" office:value-type="float" office:value="-0.928388419167482" calcext:value-type="float">
            <text:p>-0,9283884192</text:p>
          </table:table-cell>
          <table:table-cell table:formula="of:=[.D588]+[.H588]*[.K588]" office:value-type="float" office:value="-2.86009577888734" calcext:value-type="float">
            <text:p>-2,8600957789</text:p>
          </table:table-cell>
        </table:table-row>
        <table:table-row table:style-name="ro1">
          <table:table-cell office:value-type="float" office:value="6.1673928" calcext:value-type="float">
            <text:p>6,1673928</text:p>
          </table:table-cell>
          <table:table-cell office:value-type="float" office:value="-3.349999" calcext:value-type="float">
            <text:p>-3,349999</text:p>
          </table:table-cell>
          <table:table-cell office:value-type="float" office:value="6.166" calcext:value-type="float">
            <text:p>6,166</text:p>
          </table:table-cell>
          <table:table-cell office:value-type="float" office:value="-3.114143" calcext:value-type="float">
            <text:p>-3,114143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19967" calcext:value-type="float">
            <text:p>0,819967</text:p>
          </table:table-cell>
          <table:table-cell table:formula="of:=[.A589]-[.E589]" office:value-type="float" office:value="6.16714205" calcext:value-type="float">
            <text:p>6,16714205</text:p>
          </table:table-cell>
          <table:table-cell table:formula="of:=[.B589]-[.D589]" office:value-type="float" office:value="-0.235856" calcext:value-type="float">
            <text:p>-0,235856</text:p>
          </table:table-cell>
          <table:table-cell table:formula="of:=[.A589]-[.C589]" office:value-type="float" office:value="0.00139279999999964" calcext:value-type="float">
            <text:p>0,0013928</text:p>
          </table:table-cell>
          <table:table-cell table:formula="of:=[.G589]-[.C589]" office:value-type="float" office:value="0.00114204999999945" calcext:value-type="float">
            <text:p>0,00114205</text:p>
          </table:table-cell>
          <table:table-cell table:formula="of:=[.J589]/[.I589]" office:value-type="float" office:value="0.819966973003839" calcext:value-type="float">
            <text:p>0,819966973</text:p>
          </table:table-cell>
          <table:table-cell table:formula="of:=[.D589]+[.H589]*[.K589]" office:value-type="float" office:value="-3.30753713038479" calcext:value-type="float">
            <text:p>-3,3075371304</text:p>
          </table:table-cell>
        </table:table-row>
        <table:table-row table:style-name="ro1">
          <table:table-cell office:value-type="float" office:value="6.1678941" calcext:value-type="float">
            <text:p>6,1678941</text:p>
          </table:table-cell>
          <table:table-cell office:value-type="float" office:value="-3.349999" calcext:value-type="float">
            <text:p>-3,349999</text:p>
          </table:table-cell>
          <table:table-cell office:value-type="float" office:value="6.167" calcext:value-type="float">
            <text:p>6,167</text:p>
          </table:table-cell>
          <table:table-cell office:value-type="float" office:value="-3.543393" calcext:value-type="float">
            <text:p>-3,543393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7195504" calcext:value-type="float">
            <text:p>0,7195504</text:p>
          </table:table-cell>
          <table:table-cell table:formula="of:=[.A590]-[.E590]" office:value-type="float" office:value="6.16764335" calcext:value-type="float">
            <text:p>6,16764335</text:p>
          </table:table-cell>
          <table:table-cell table:formula="of:=[.B590]-[.D590]" office:value-type="float" office:value="0.193394" calcext:value-type="float">
            <text:p>0,193394</text:p>
          </table:table-cell>
          <table:table-cell table:formula="of:=[.A590]-[.C590]" office:value-type="float" office:value="0.000894100000000009" calcext:value-type="float">
            <text:p>0,0008941</text:p>
          </table:table-cell>
          <table:table-cell table:formula="of:=[.G590]-[.C590]" office:value-type="float" office:value="0.00064334999999982" calcext:value-type="float">
            <text:p>0,00064335</text:p>
          </table:table-cell>
          <table:table-cell table:formula="of:=[.J590]/[.I590]" office:value-type="float" office:value="0.719550385862671" calcext:value-type="float">
            <text:p>0,7195503859</text:p>
          </table:table-cell>
          <table:table-cell table:formula="of:=[.D590]+[.H590]*[.K590]" office:value-type="float" office:value="-3.40423627267647" calcext:value-type="float">
            <text:p>-3,4042362727</text:p>
          </table:table-cell>
        </table:table-row>
        <table:table-row table:style-name="ro1">
          <table:table-cell office:value-type="float" office:value="6.1964797" calcext:value-type="float">
            <text:p>6,1964797</text:p>
          </table:table-cell>
          <table:table-cell office:value-type="float" office:value="-2.899999" calcext:value-type="float">
            <text:p>-2,899999</text:p>
          </table:table-cell>
          <table:table-cell office:value-type="float" office:value="6.168" calcext:value-type="float">
            <text:p>6,168</text:p>
          </table:table-cell>
          <table:table-cell office:value-type="float" office:value="-3.210842" calcext:value-type="float">
            <text:p>-3,210842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9647942" calcext:value-type="float">
            <text:p>0,9647942</text:p>
          </table:table-cell>
          <table:table-cell table:formula="of:=[.A591]-[.E591]" office:value-type="float" office:value="6.19547705" calcext:value-type="float">
            <text:p>6,19547705</text:p>
          </table:table-cell>
          <table:table-cell table:formula="of:=[.B591]-[.D591]" office:value-type="float" office:value="0.310843" calcext:value-type="float">
            <text:p>0,310843</text:p>
          </table:table-cell>
          <table:table-cell table:formula="of:=[.A591]-[.C591]" office:value-type="float" office:value="0.0284797000000001" calcext:value-type="float">
            <text:p>0,0284797</text:p>
          </table:table-cell>
          <table:table-cell table:formula="of:=[.G591]-[.C591]" office:value-type="float" office:value="0.0274770499999999" calcext:value-type="float">
            <text:p>0,02747705</text:p>
          </table:table-cell>
          <table:table-cell table:formula="of:=[.J591]/[.I591]" office:value-type="float" office:value="0.964794221849239" calcext:value-type="float">
            <text:p>0,9647942218</text:p>
          </table:table-cell>
          <table:table-cell table:formula="of:=[.D591]+[.H591]*[.K591]" office:value-type="float" office:value="-2.91094246969772" calcext:value-type="float">
            <text:p>-2,9109424697</text:p>
          </table:table-cell>
        </table:table-row>
        <table:table-row table:style-name="ro1">
          <table:table-cell office:value-type="float" office:value="6.1984843" calcext:value-type="float">
            <text:p>6,1984843</text:p>
          </table:table-cell>
          <table:table-cell office:value-type="float" office:value="-2.899999" calcext:value-type="float">
            <text:p>-2,899999</text:p>
          </table:table-cell>
          <table:table-cell office:value-type="float" office:value="6.196" calcext:value-type="float">
            <text:p>6,196</text:p>
          </table:table-cell>
          <table:table-cell office:value-type="float" office:value="-2.600098" calcext:value-type="float">
            <text:p>-2,600098</text:p>
          </table:table-cell>
          <table:table-cell office:value-type="float" office:value="0.00075165" calcext:value-type="float">
            <text:p>0,00075165</text:p>
          </table:table-cell>
          <table:table-cell office:value-type="float" office:value="0.6974399" calcext:value-type="float">
            <text:p>0,6974399</text:p>
          </table:table-cell>
          <table:table-cell table:formula="of:=[.A592]-[.E592]" office:value-type="float" office:value="6.19773265" calcext:value-type="float">
            <text:p>6,19773265</text:p>
          </table:table-cell>
          <table:table-cell table:formula="of:=[.B592]-[.D592]" office:value-type="float" office:value="-0.299901" calcext:value-type="float">
            <text:p>-0,299901</text:p>
          </table:table-cell>
          <table:table-cell table:formula="of:=[.A592]-[.C592]" office:value-type="float" office:value="0.00248429999999988" calcext:value-type="float">
            <text:p>0,0024843</text:p>
          </table:table-cell>
          <table:table-cell table:formula="of:=[.G592]-[.C592]" office:value-type="float" office:value="0.00173265000000011" calcext:value-type="float">
            <text:p>0,00173265</text:p>
          </table:table-cell>
          <table:table-cell table:formula="of:=[.J592]/[.I592]" office:value-type="float" office:value="0.697439922714726" calcext:value-type="float">
            <text:p>0,6974399227</text:p>
          </table:table-cell>
          <table:table-cell table:formula="of:=[.D592]+[.H592]*[.K592]" office:value-type="float" office:value="-2.80926093026207" calcext:value-type="float">
            <text:p>-2,8092609303</text:p>
          </table:table-cell>
        </table:table-row>
        <table:table-row table:style-name="ro1">
          <table:table-cell office:value-type="float" office:value="6.2009919" calcext:value-type="float">
            <text:p>6,2009919</text:p>
          </table:table-cell>
          <table:table-cell office:value-type="float" office:value="-2.899999" calcext:value-type="float">
            <text:p>-2,899999</text:p>
          </table:table-cell>
          <table:table-cell office:value-type="float" office:value="6.198" calcext:value-type="float">
            <text:p>6,198</text:p>
          </table:table-cell>
          <table:table-cell office:value-type="float" office:value="-3.109161" calcext:value-type="float">
            <text:p>-3,109161</text:p>
          </table:table-cell>
          <table:table-cell office:value-type="float" office:value="0.00075165" calcext:value-type="float">
            <text:p>0,00075165</text:p>
          </table:table-cell>
          <table:table-cell office:value-type="float" office:value="0.7487717" calcext:value-type="float">
            <text:p>0,7487717</text:p>
          </table:table-cell>
          <table:table-cell table:formula="of:=[.A593]-[.E593]" office:value-type="float" office:value="6.20024025" calcext:value-type="float">
            <text:p>6,20024025</text:p>
          </table:table-cell>
          <table:table-cell table:formula="of:=[.B593]-[.D593]" office:value-type="float" office:value="0.209162" calcext:value-type="float">
            <text:p>0,209162</text:p>
          </table:table-cell>
          <table:table-cell table:formula="of:=[.A593]-[.C593]" office:value-type="float" office:value="0.0029918999999996" calcext:value-type="float">
            <text:p>0,0029919</text:p>
          </table:table-cell>
          <table:table-cell table:formula="of:=[.G593]-[.C593]" office:value-type="float" office:value="0.00224024999999983" calcext:value-type="float">
            <text:p>0,00224025</text:p>
          </table:table-cell>
          <table:table-cell table:formula="of:=[.J593]/[.I593]" office:value-type="float" office:value="0.748771683545616" calcext:value-type="float">
            <text:p>0,7487716835</text:p>
          </table:table-cell>
          <table:table-cell table:formula="of:=[.D593]+[.H593]*[.K593]" office:value-type="float" office:value="-2.95254641712623" calcext:value-type="float">
            <text:p>-2,9525464171</text:p>
          </table:table-cell>
        </table:table-row>
        <table:table-row table:style-name="ro1">
          <table:table-cell office:value-type="float" office:value="6.2014926" calcext:value-type="float">
            <text:p>6,2014926</text:p>
          </table:table-cell>
          <table:table-cell office:value-type="float" office:value="-2.899999" calcext:value-type="float">
            <text:p>-2,899999</text:p>
          </table:table-cell>
          <table:table-cell office:value-type="float" office:value="6.201" calcext:value-type="float">
            <text:p>6,201</text:p>
          </table:table-cell>
          <table:table-cell office:value-type="float" office:value="-2.743384" calcext:value-type="float">
            <text:p>-2,7433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94]-[.E594]" office:value-type="float" office:value="6.2014926" calcext:value-type="float">
            <text:p>6,2014926</text:p>
          </table:table-cell>
          <table:table-cell table:formula="of:=[.B594]-[.D594]" office:value-type="float" office:value="-0.156615" calcext:value-type="float">
            <text:p>-0,156615</text:p>
          </table:table-cell>
          <table:table-cell table:formula="of:=[.A594]-[.C594]" office:value-type="float" office:value="0.000492600000000287" calcext:value-type="float">
            <text:p>0,0004926</text:p>
          </table:table-cell>
          <table:table-cell table:formula="of:=[.G594]-[.C594]" office:value-type="float" office:value="0.000492600000000287" calcext:value-type="float">
            <text:p>0,0004926</text:p>
          </table:table-cell>
          <table:table-cell table:formula="of:=[.J594]/[.I594]" office:value-type="float" office:value="1" calcext:value-type="float">
            <text:p>1</text:p>
          </table:table-cell>
          <table:table-cell table:formula="of:=[.D594]+[.H594]*[.K594]" office:value-type="float" office:value="-2.899999" calcext:value-type="float">
            <text:p>-2,899999</text:p>
          </table:table-cell>
        </table:table-row>
        <table:table-row table:style-name="ro1">
          <table:table-cell office:value-type="float" office:value="6.2019939" calcext:value-type="float">
            <text:p>6,2019939</text:p>
          </table:table-cell>
          <table:table-cell office:value-type="float" office:value="-2.899999" calcext:value-type="float">
            <text:p>-2,899999</text:p>
          </table:table-cell>
          <table:table-cell office:value-type="float" office:value="6.201" calcext:value-type="float">
            <text:p>6,201</text:p>
          </table:table-cell>
          <table:table-cell office:value-type="float" office:value="-3.056614" calcext:value-type="float">
            <text:p>-3,0566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95]-[.E595]" office:value-type="float" office:value="6.2019939" calcext:value-type="float">
            <text:p>6,2019939</text:p>
          </table:table-cell>
          <table:table-cell table:formula="of:=[.B595]-[.D595]" office:value-type="float" office:value="0.156615" calcext:value-type="float">
            <text:p>0,156615</text:p>
          </table:table-cell>
          <table:table-cell table:formula="of:=[.A595]-[.C595]" office:value-type="float" office:value="0.000993900000000103" calcext:value-type="float">
            <text:p>0,0009939</text:p>
          </table:table-cell>
          <table:table-cell table:formula="of:=[.G595]-[.C595]" office:value-type="float" office:value="0.000993900000000103" calcext:value-type="float">
            <text:p>0,0009939</text:p>
          </table:table-cell>
          <table:table-cell table:formula="of:=[.J595]/[.I595]" office:value-type="float" office:value="1" calcext:value-type="float">
            <text:p>1</text:p>
          </table:table-cell>
          <table:table-cell table:formula="of:=[.D595]+[.H595]*[.K595]" office:value-type="float" office:value="-2.899999" calcext:value-type="float">
            <text:p>-2,899999</text:p>
          </table:table-cell>
        </table:table-row>
        <table:table-row table:style-name="ro1">
          <table:table-cell office:value-type="float" office:value="6.2024952" calcext:value-type="float">
            <text:p>6,2024952</text:p>
          </table:table-cell>
          <table:table-cell office:value-type="float" office:value="-2.899999" calcext:value-type="float">
            <text:p>-2,899999</text:p>
          </table:table-cell>
          <table:table-cell office:value-type="float" office:value="6.202" calcext:value-type="float">
            <text:p>6,202</text:p>
          </table:table-cell>
          <table:table-cell office:value-type="float" office:value="-2.743384" calcext:value-type="float">
            <text:p>-2,7433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96]-[.E596]" office:value-type="float" office:value="6.2024952" calcext:value-type="float">
            <text:p>6,2024952</text:p>
          </table:table-cell>
          <table:table-cell table:formula="of:=[.B596]-[.D596]" office:value-type="float" office:value="-0.156615" calcext:value-type="float">
            <text:p>-0,156615</text:p>
          </table:table-cell>
          <table:table-cell table:formula="of:=[.A596]-[.C596]" office:value-type="float" office:value="0.000495199999999585" calcext:value-type="float">
            <text:p>0,0004952</text:p>
          </table:table-cell>
          <table:table-cell table:formula="of:=[.G596]-[.C596]" office:value-type="float" office:value="0.000495199999999585" calcext:value-type="float">
            <text:p>0,0004952</text:p>
          </table:table-cell>
          <table:table-cell table:formula="of:=[.J596]/[.I596]" office:value-type="float" office:value="1" calcext:value-type="float">
            <text:p>1</text:p>
          </table:table-cell>
          <table:table-cell table:formula="of:=[.D596]+[.H596]*[.K596]" office:value-type="float" office:value="-2.899999" calcext:value-type="float">
            <text:p>-2,899999</text:p>
          </table:table-cell>
        </table:table-row>
        <table:table-row table:style-name="ro1">
          <table:table-cell office:value-type="float" office:value="6.2034982" calcext:value-type="float">
            <text:p>6,2034982</text:p>
          </table:table-cell>
          <table:table-cell office:value-type="float" office:value="-2.899999" calcext:value-type="float">
            <text:p>-2,899999</text:p>
          </table:table-cell>
          <table:table-cell office:value-type="float" office:value="6.202" calcext:value-type="float">
            <text:p>6,202</text:p>
          </table:table-cell>
          <table:table-cell office:value-type="float" office:value="-3.056614" calcext:value-type="float">
            <text:p>-3,056614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8325324" calcext:value-type="float">
            <text:p>0,8325324</text:p>
          </table:table-cell>
          <table:table-cell table:formula="of:=[.A597]-[.E597]" office:value-type="float" office:value="6.2032473" calcext:value-type="float">
            <text:p>6,2032473</text:p>
          </table:table-cell>
          <table:table-cell table:formula="of:=[.B597]-[.D597]" office:value-type="float" office:value="0.156615" calcext:value-type="float">
            <text:p>0,156615</text:p>
          </table:table-cell>
          <table:table-cell table:formula="of:=[.A597]-[.C597]" office:value-type="float" office:value="0.00149820000000034" calcext:value-type="float">
            <text:p>0,0014982</text:p>
          </table:table-cell>
          <table:table-cell table:formula="of:=[.G597]-[.C597]" office:value-type="float" office:value="0.00124730000000017" calcext:value-type="float">
            <text:p>0,0012473</text:p>
          </table:table-cell>
          <table:table-cell table:formula="of:=[.J597]/[.I597]" office:value-type="float" office:value="0.832532372179877" calcext:value-type="float">
            <text:p>0,8325323722</text:p>
          </table:table-cell>
          <table:table-cell table:formula="of:=[.D597]+[.H597]*[.K597]" office:value-type="float" office:value="-2.92622694253105" calcext:value-type="float">
            <text:p>-2,9262269425</text:p>
          </table:table-cell>
        </table:table-row>
        <table:table-row table:style-name="ro1">
          <table:table-cell office:value-type="float" office:value="6.2288226" calcext:value-type="float">
            <text:p>6,2288226</text:p>
          </table:table-cell>
          <table:table-cell office:value-type="float" office:value="-2.449998" calcext:value-type="float">
            <text:p>-2,449998</text:p>
          </table:table-cell>
          <table:table-cell office:value-type="float" office:value="6.203" calcext:value-type="float">
            <text:p>6,203</text:p>
          </table:table-cell>
          <table:table-cell office:value-type="float" office:value="-2.769612" calcext:value-type="float">
            <text:p>-2,769612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9902837" calcext:value-type="float">
            <text:p>0,9902837</text:p>
          </table:table-cell>
          <table:table-cell table:formula="of:=[.A598]-[.E598]" office:value-type="float" office:value="6.2285717" calcext:value-type="float">
            <text:p>6,2285717</text:p>
          </table:table-cell>
          <table:table-cell table:formula="of:=[.B598]-[.D598]" office:value-type="float" office:value="0.319614" calcext:value-type="float">
            <text:p>0,319614</text:p>
          </table:table-cell>
          <table:table-cell table:formula="of:=[.A598]-[.C598]" office:value-type="float" office:value="0.0258225999999997" calcext:value-type="float">
            <text:p>0,0258226</text:p>
          </table:table-cell>
          <table:table-cell table:formula="of:=[.G598]-[.C598]" office:value-type="float" office:value="0.0255716999999995" calcext:value-type="float">
            <text:p>0,0255717</text:p>
          </table:table-cell>
          <table:table-cell table:formula="of:=[.J598]/[.I598]" office:value-type="float" office:value="0.990283704971608" calcext:value-type="float">
            <text:p>0,990283705</text:p>
          </table:table-cell>
          <table:table-cell table:formula="of:=[.D598]+[.H598]*[.K598]" office:value-type="float" office:value="-2.4531034639192" calcext:value-type="float">
            <text:p>-2,4531034639</text:p>
          </table:table-cell>
        </table:table-row>
        <table:table-row table:style-name="ro1">
          <table:table-cell office:value-type="float" office:value="6.2303264" calcext:value-type="float">
            <text:p>6,2303264</text:p>
          </table:table-cell>
          <table:table-cell office:value-type="float" office:value="-2.449998" calcext:value-type="float">
            <text:p>-2,449998</text:p>
          </table:table-cell>
          <table:table-cell office:value-type="float" office:value="6.229" calcext:value-type="float">
            <text:p>6,229</text:p>
          </table:table-cell>
          <table:table-cell office:value-type="float" office:value="-2.133491" calcext:value-type="float">
            <text:p>-2,133491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11143" calcext:value-type="float">
            <text:p>0,811143</text:p>
          </table:table-cell>
          <table:table-cell table:formula="of:=[.A599]-[.E599]" office:value-type="float" office:value="6.2300759" calcext:value-type="float">
            <text:p>6,2300759</text:p>
          </table:table-cell>
          <table:table-cell table:formula="of:=[.B599]-[.D599]" office:value-type="float" office:value="-0.316507" calcext:value-type="float">
            <text:p>-0,316507</text:p>
          </table:table-cell>
          <table:table-cell table:formula="of:=[.A599]-[.C599]" office:value-type="float" office:value="0.00132639999999995" calcext:value-type="float">
            <text:p>0,0013264</text:p>
          </table:table-cell>
          <table:table-cell table:formula="of:=[.G599]-[.C599]" office:value-type="float" office:value="0.00107590000000002" calcext:value-type="float">
            <text:p>0,0010759</text:p>
          </table:table-cell>
          <table:table-cell table:formula="of:=[.J599]/[.I599]" office:value-type="float" office:value="0.811142943305232" calcext:value-type="float">
            <text:p>0,8111429433</text:p>
          </table:table-cell>
          <table:table-cell table:formula="of:=[.D599]+[.H599]*[.K599]" office:value-type="float" office:value="-2.39022341955671" calcext:value-type="float">
            <text:p>-2,3902234196</text:p>
          </table:table-cell>
        </table:table-row>
        <table:table-row table:style-name="ro1">
          <table:table-cell office:value-type="float" office:value="6.2313299" calcext:value-type="float">
            <text:p>6,2313299</text:p>
          </table:table-cell>
          <table:table-cell office:value-type="float" office:value="-2.449998" calcext:value-type="float">
            <text:p>-2,449998</text:p>
          </table:table-cell>
          <table:table-cell office:value-type="float" office:value="6.23" calcext:value-type="float">
            <text:p>6,23</text:p>
          </table:table-cell>
          <table:table-cell office:value-type="float" office:value="-2.706732" calcext:value-type="float">
            <text:p>-2,706732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1164" calcext:value-type="float">
            <text:p>0,81164</text:p>
          </table:table-cell>
          <table:table-cell table:formula="of:=[.A600]-[.E600]" office:value-type="float" office:value="6.2310794" calcext:value-type="float">
            <text:p>6,2310794</text:p>
          </table:table-cell>
          <table:table-cell table:formula="of:=[.B600]-[.D600]" office:value-type="float" office:value="0.256734" calcext:value-type="float">
            <text:p>0,256734</text:p>
          </table:table-cell>
          <table:table-cell table:formula="of:=[.A600]-[.C600]" office:value-type="float" office:value="0.0013299" calcext:value-type="float">
            <text:p>0,0013299</text:p>
          </table:table-cell>
          <table:table-cell table:formula="of:=[.G600]-[.C600]" office:value-type="float" office:value="0.00107940000000006" calcext:value-type="float">
            <text:p>0,0010794</text:p>
          </table:table-cell>
          <table:table-cell table:formula="of:=[.J600]/[.I600]" office:value-type="float" office:value="0.811639972930346" calcext:value-type="float">
            <text:p>0,8116399729</text:p>
          </table:table-cell>
          <table:table-cell table:formula="of:=[.D600]+[.H600]*[.K600]" office:value-type="float" office:value="-2.4983564231897" calcext:value-type="float">
            <text:p>-2,4983564232</text:p>
          </table:table-cell>
        </table:table-row>
        <table:table-row table:style-name="ro1">
          <table:table-cell office:value-type="float" office:value="6.2328327" calcext:value-type="float">
            <text:p>6,2328327</text:p>
          </table:table-cell>
          <table:table-cell office:value-type="float" office:value="-2.449998" calcext:value-type="float">
            <text:p>-2,449998</text:p>
          </table:table-cell>
          <table:table-cell office:value-type="float" office:value="6.231" calcext:value-type="float">
            <text:p>6,231</text:p>
          </table:table-cell>
          <table:table-cell office:value-type="float" office:value="-2.241623" calcext:value-type="float">
            <text:p>-2,241623</text:p>
          </table:table-cell>
          <table:table-cell office:value-type="float" office:value="0.0005006" calcext:value-type="float">
            <text:p>0,0005006</text:p>
          </table:table-cell>
          <table:table-cell office:value-type="float" office:value="0.7268511" calcext:value-type="float">
            <text:p>0,7268511</text:p>
          </table:table-cell>
          <table:table-cell table:formula="of:=[.A601]-[.E601]" office:value-type="float" office:value="6.2323321" calcext:value-type="float">
            <text:p>6,2323321</text:p>
          </table:table-cell>
          <table:table-cell table:formula="of:=[.B601]-[.D601]" office:value-type="float" office:value="-0.208375" calcext:value-type="float">
            <text:p>-0,208375</text:p>
          </table:table-cell>
          <table:table-cell table:formula="of:=[.A601]-[.C601]" office:value-type="float" office:value="0.00183270000000046" calcext:value-type="float">
            <text:p>0,0018327</text:p>
          </table:table-cell>
          <table:table-cell table:formula="of:=[.G601]-[.C601]" office:value-type="float" office:value="0.00133210000000084" calcext:value-type="float">
            <text:p>0,0013321</text:p>
          </table:table-cell>
          <table:table-cell table:formula="of:=[.J601]/[.I601]" office:value-type="float" office:value="0.726851094014567" calcext:value-type="float">
            <text:p>0,726851094</text:p>
          </table:table-cell>
          <table:table-cell table:formula="of:=[.D601]+[.H601]*[.K601]" office:value-type="float" office:value="-2.39308059671529" calcext:value-type="float">
            <text:p>-2,3930805967</text:p>
          </table:table-cell>
        </table:table-row>
        <table:table-row table:style-name="ro1">
          <table:table-cell office:value-type="float" office:value="6.2328327" calcext:value-type="float">
            <text:p>6,2328327</text:p>
          </table:table-cell>
          <table:table-cell office:value-type="float" office:value="-2.449998" calcext:value-type="float">
            <text:p>-2,449998</text:p>
          </table:table-cell>
          <table:table-cell office:value-type="float" office:value="6.233" calcext:value-type="float">
            <text:p>6,233</text:p>
          </table:table-cell>
          <table:table-cell office:value-type="float" office:value="-2.601456" calcext:value-type="float">
            <text:p>-2,601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02]-[.E602]" office:value-type="float" office:value="6.2328327" calcext:value-type="float">
            <text:p>6,2328327</text:p>
          </table:table-cell>
          <table:table-cell table:formula="of:=[.B602]-[.D602]" office:value-type="float" office:value="0.151458" calcext:value-type="float">
            <text:p>0,151458</text:p>
          </table:table-cell>
          <table:table-cell table:formula="of:=[.A602]-[.C602]" office:value-type="float" office:value="-0.000167299999999315" calcext:value-type="float">
            <text:p>-0,0001673</text:p>
          </table:table-cell>
          <table:table-cell table:formula="of:=[.G602]-[.C602]" office:value-type="float" office:value="-0.000167299999999315" calcext:value-type="float">
            <text:p>-0,0001673</text:p>
          </table:table-cell>
          <table:table-cell table:formula="of:=[.J602]/[.I602]" office:value-type="float" office:value="1" calcext:value-type="float">
            <text:p>1</text:p>
          </table:table-cell>
          <table:table-cell table:formula="of:=[.D602]+[.H602]*[.K602]" office:value-type="float" office:value="-2.449998" calcext:value-type="float">
            <text:p>-2,449998</text:p>
          </table:table-cell>
        </table:table-row>
        <table:table-row table:style-name="ro1">
          <table:table-cell office:value-type="float" office:value="6.2343056" calcext:value-type="float">
            <text:p>6,2343056</text:p>
          </table:table-cell>
          <table:table-cell office:value-type="float" office:value="-2.449998" calcext:value-type="float">
            <text:p>-2,449998</text:p>
          </table:table-cell>
          <table:table-cell office:value-type="float" office:value="6.233" calcext:value-type="float">
            <text:p>6,233</text:p>
          </table:table-cell>
          <table:table-cell office:value-type="float" office:value="-2.298541" calcext:value-type="float">
            <text:p>-2,2985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03]-[.E603]" office:value-type="float" office:value="6.2343056" calcext:value-type="float">
            <text:p>6,2343056</text:p>
          </table:table-cell>
          <table:table-cell table:formula="of:=[.B603]-[.D603]" office:value-type="float" office:value="-0.151457" calcext:value-type="float">
            <text:p>-0,151457</text:p>
          </table:table-cell>
          <table:table-cell table:formula="of:=[.A603]-[.C603]" office:value-type="float" office:value="0.00130560000000024" calcext:value-type="float">
            <text:p>0,0013056</text:p>
          </table:table-cell>
          <table:table-cell table:formula="of:=[.G603]-[.C603]" office:value-type="float" office:value="0.00130560000000024" calcext:value-type="float">
            <text:p>0,0013056</text:p>
          </table:table-cell>
          <table:table-cell table:formula="of:=[.J603]/[.I603]" office:value-type="float" office:value="1" calcext:value-type="float">
            <text:p>1</text:p>
          </table:table-cell>
          <table:table-cell table:formula="of:=[.D603]+[.H603]*[.K603]" office:value-type="float" office:value="-2.449998" calcext:value-type="float">
            <text:p>-2,449998</text:p>
          </table:table-cell>
        </table:table-row>
        <table:table-row table:style-name="ro1">
          <table:table-cell office:value-type="float" office:value="6.2623841" calcext:value-type="float">
            <text:p>6,2623841</text:p>
          </table:table-cell>
          <table:table-cell office:value-type="float" office:value="-1.999998" calcext:value-type="float">
            <text:p>-1,999998</text:p>
          </table:table-cell>
          <table:table-cell office:value-type="float" office:value="6.234" calcext:value-type="float">
            <text:p>6,234</text:p>
          </table:table-cell>
          <table:table-cell office:value-type="float" office:value="-2.601456" calcext:value-type="float">
            <text:p>-2,601456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9911711" calcext:value-type="float">
            <text:p>0,9911711</text:p>
          </table:table-cell>
          <table:table-cell table:formula="of:=[.A604]-[.E604]" office:value-type="float" office:value="6.2621335" calcext:value-type="float">
            <text:p>6,2621335</text:p>
          </table:table-cell>
          <table:table-cell table:formula="of:=[.B604]-[.D604]" office:value-type="float" office:value="0.601458" calcext:value-type="float">
            <text:p>0,601458</text:p>
          </table:table-cell>
          <table:table-cell table:formula="of:=[.A604]-[.C604]" office:value-type="float" office:value="0.0283841000000002" calcext:value-type="float">
            <text:p>0,0283841</text:p>
          </table:table-cell>
          <table:table-cell table:formula="of:=[.G604]-[.C604]" office:value-type="float" office:value="0.0281335" calcext:value-type="float">
            <text:p>0,0281335</text:p>
          </table:table-cell>
          <table:table-cell table:formula="of:=[.J604]/[.I604]" office:value-type="float" office:value="0.991171113405033" calcext:value-type="float">
            <text:p>0,9911711134</text:p>
          </table:table-cell>
          <table:table-cell table:formula="of:=[.D604]+[.H604]*[.K604]" office:value-type="float" office:value="-2.00530820447364" calcext:value-type="float">
            <text:p>-2,0053082045</text:p>
          </table:table-cell>
        </table:table-row>
        <table:table-row table:style-name="ro1">
          <table:table-cell office:value-type="float" office:value="6.2633869" calcext:value-type="float">
            <text:p>6,2633869</text:p>
          </table:table-cell>
          <table:table-cell office:value-type="float" office:value="-1.999998" calcext:value-type="float">
            <text:p>-1,999998</text:p>
          </table:table-cell>
          <table:table-cell office:value-type="float" office:value="6.262" calcext:value-type="float">
            <text:p>6,262</text:p>
          </table:table-cell>
          <table:table-cell office:value-type="float" office:value="-1.403851" calcext:value-type="float">
            <text:p>-1,403851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8193092" calcext:value-type="float">
            <text:p>0,8193092</text:p>
          </table:table-cell>
          <table:table-cell table:formula="of:=[.A605]-[.E605]" office:value-type="float" office:value="6.2631363" calcext:value-type="float">
            <text:p>6,2631363</text:p>
          </table:table-cell>
          <table:table-cell table:formula="of:=[.B605]-[.D605]" office:value-type="float" office:value="-0.596147" calcext:value-type="float">
            <text:p>-0,596147</text:p>
          </table:table-cell>
          <table:table-cell table:formula="of:=[.A605]-[.C605]" office:value-type="float" office:value="0.00138689999999997" calcext:value-type="float">
            <text:p>0,0013869</text:p>
          </table:table-cell>
          <table:table-cell table:formula="of:=[.G605]-[.C605]" office:value-type="float" office:value="0.00113629999999976" calcext:value-type="float">
            <text:p>0,0011363</text:p>
          </table:table-cell>
          <table:table-cell table:formula="of:=[.J605]/[.I605]" office:value-type="float" office:value="0.819309250847056" calcext:value-type="float">
            <text:p>0,8193092508</text:p>
          </table:table-cell>
          <table:table-cell table:formula="of:=[.D605]+[.H605]*[.K605]" office:value-type="float" office:value="-1.89227975196472" calcext:value-type="float">
            <text:p>-1,892279752</text:p>
          </table:table-cell>
        </table:table-row>
        <table:table-row table:style-name="ro1">
          <table:table-cell office:value-type="float" office:value="6.2658973" calcext:value-type="float">
            <text:p>6,2658973</text:p>
          </table:table-cell>
          <table:table-cell office:value-type="float" office:value="-1.999998" calcext:value-type="float">
            <text:p>-1,999998</text:p>
          </table:table-cell>
          <table:table-cell office:value-type="float" office:value="6.263" calcext:value-type="float">
            <text:p>6,263</text:p>
          </table:table-cell>
          <table:table-cell office:value-type="float" office:value="-2.488427" calcext:value-type="float">
            <text:p>-2,488427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9135057" calcext:value-type="float">
            <text:p>0,9135057</text:p>
          </table:table-cell>
          <table:table-cell table:formula="of:=[.A606]-[.E606]" office:value-type="float" office:value="6.2656467" calcext:value-type="float">
            <text:p>6,2656467</text:p>
          </table:table-cell>
          <table:table-cell table:formula="of:=[.B606]-[.D606]" office:value-type="float" office:value="0.488429" calcext:value-type="float">
            <text:p>0,488429</text:p>
          </table:table-cell>
          <table:table-cell table:formula="of:=[.A606]-[.C606]" office:value-type="float" office:value="0.00289729999999988" calcext:value-type="float">
            <text:p>0,0028973</text:p>
          </table:table-cell>
          <table:table-cell table:formula="of:=[.G606]-[.C606]" office:value-type="float" office:value="0.00264669999999967" calcext:value-type="float">
            <text:p>0,0026467</text:p>
          </table:table-cell>
          <table:table-cell table:formula="of:=[.J606]/[.I606]" office:value-type="float" office:value="0.913505677699851" calcext:value-type="float">
            <text:p>0,9135056777</text:p>
          </table:table-cell>
          <table:table-cell table:formula="of:=[.D606]+[.H606]*[.K606]" office:value-type="float" office:value="-2.04224433534674" calcext:value-type="float">
            <text:p>-2,0422443353</text:p>
          </table:table-cell>
        </table:table-row>
        <table:table-row table:style-name="ro1">
          <table:table-cell office:value-type="float" office:value="6.2679037" calcext:value-type="float">
            <text:p>6,2679037</text:p>
          </table:table-cell>
          <table:table-cell office:value-type="float" office:value="-1.999998" calcext:value-type="float">
            <text:p>-1,999998</text:p>
          </table:table-cell>
          <table:table-cell office:value-type="float" office:value="6.266" calcext:value-type="float">
            <text:p>6,266</text:p>
          </table:table-cell>
          <table:table-cell office:value-type="float" office:value="-1.553815" calcext:value-type="float">
            <text:p>-1,553815</text:p>
          </table:table-cell>
          <table:table-cell office:value-type="float" office:value="0.00075245" calcext:value-type="float">
            <text:p>0,00075245</text:p>
          </table:table-cell>
          <table:table-cell office:value-type="float" office:value="0.6047434" calcext:value-type="float">
            <text:p>0,6047434</text:p>
          </table:table-cell>
          <table:table-cell table:formula="of:=[.A607]-[.E607]" office:value-type="float" office:value="6.26715125" calcext:value-type="float">
            <text:p>6,26715125</text:p>
          </table:table-cell>
          <table:table-cell table:formula="of:=[.B607]-[.D607]" office:value-type="float" office:value="-0.446183" calcext:value-type="float">
            <text:p>-0,446183</text:p>
          </table:table-cell>
          <table:table-cell table:formula="of:=[.A607]-[.C607]" office:value-type="float" office:value="0.00190369999999973" calcext:value-type="float">
            <text:p>0,0019037</text:p>
          </table:table-cell>
          <table:table-cell table:formula="of:=[.G607]-[.C607]" office:value-type="float" office:value="0.00115124999999949" calcext:value-type="float">
            <text:p>0,00115125</text:p>
          </table:table-cell>
          <table:table-cell table:formula="of:=[.J607]/[.I607]" office:value-type="float" office:value="0.604743394442221" calcext:value-type="float">
            <text:p>0,6047433944</text:p>
          </table:table-cell>
          <table:table-cell table:formula="of:=[.D607]+[.H607]*[.K607]" office:value-type="float" office:value="-1.82364122196241" calcext:value-type="float">
            <text:p>-1,823641222</text:p>
          </table:table-cell>
        </table:table-row>
        <table:table-row table:style-name="ro1">
          <table:table-cell office:value-type="float" office:value="6.2684042" calcext:value-type="float">
            <text:p>6,2684042</text:p>
          </table:table-cell>
          <table:table-cell office:value-type="float" office:value="-1.999998" calcext:value-type="float">
            <text:p>-1,999998</text:p>
          </table:table-cell>
          <table:table-cell office:value-type="float" office:value="6.268" calcext:value-type="float">
            <text:p>6,268</text:p>
          </table:table-cell>
          <table:table-cell office:value-type="float" office:value="-2.269824" calcext:value-type="float">
            <text:p>-2,269824</text:p>
          </table:table-cell>
          <table:table-cell office:value-type="float" office:value="0.00075245" calcext:value-type="float">
            <text:p>0,00075245</text:p>
          </table:table-cell>
          <table:table-cell office:value-type="float" office:value="-0.8615785" calcext:value-type="float">
            <text:p>-0,8615785</text:p>
          </table:table-cell>
          <table:table-cell table:formula="of:=[.A608]-[.E608]" office:value-type="float" office:value="6.26765175" calcext:value-type="float">
            <text:p>6,26765175</text:p>
          </table:table-cell>
          <table:table-cell table:formula="of:=[.B608]-[.D608]" office:value-type="float" office:value="0.269826" calcext:value-type="float">
            <text:p>0,269826</text:p>
          </table:table-cell>
          <table:table-cell table:formula="of:=[.A608]-[.C608]" office:value-type="float" office:value="0.000404200000000188" calcext:value-type="float">
            <text:p>0,0004042</text:p>
          </table:table-cell>
          <table:table-cell table:formula="of:=[.G608]-[.C608]" office:value-type="float" office:value="-0.00034825000000005" calcext:value-type="float">
            <text:p>-0,00034825</text:p>
          </table:table-cell>
          <table:table-cell table:formula="of:=[.J608]/[.I608]" office:value-type="float" office:value="-0.861578426521247" calcext:value-type="float">
            <text:p>-0,8615784265</text:p>
          </table:table-cell>
          <table:table-cell table:formula="of:=[.D608]+[.H608]*[.K608]" office:value-type="float" office:value="-2.50230026051452" calcext:value-type="float">
            <text:p>-2,5023002605</text:p>
          </table:table-cell>
        </table:table-row>
        <table:table-row table:style-name="ro1">
          <table:table-cell office:value-type="float" office:value="6.2988978" calcext:value-type="float">
            <text:p>6,2988978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6.268" calcext:value-type="float">
            <text:p>6,268</text:p>
          </table:table-cell>
          <table:table-cell office:value-type="float" office:value="-2.232475" calcext:value-type="float">
            <text:p>-2,232475</text:p>
          </table:table-cell>
          <table:table-cell office:value-type="float" office:value="0.00075245" calcext:value-type="float">
            <text:p>0,00075245</text:p>
          </table:table-cell>
          <table:table-cell office:value-type="float" office:value="0.9756472" calcext:value-type="float">
            <text:p>0,9756472</text:p>
          </table:table-cell>
          <table:table-cell table:formula="of:=[.A609]-[.E609]" office:value-type="float" office:value="6.29814535" calcext:value-type="float">
            <text:p>6,29814535</text:p>
          </table:table-cell>
          <table:table-cell table:formula="of:=[.B609]-[.D609]" office:value-type="float" office:value="0.682477" calcext:value-type="float">
            <text:p>0,682477</text:p>
          </table:table-cell>
          <table:table-cell table:formula="of:=[.A609]-[.C609]" office:value-type="float" office:value="0.0308978" calcext:value-type="float">
            <text:p>0,0308978</text:p>
          </table:table-cell>
          <table:table-cell table:formula="of:=[.G609]-[.C609]" office:value-type="float" office:value="0.0301453499999997" calcext:value-type="float">
            <text:p>0,03014535</text:p>
          </table:table-cell>
          <table:table-cell table:formula="of:=[.J609]/[.I609]" office:value-type="float" office:value="0.975647133452859" calcext:value-type="float">
            <text:p>0,9756471335</text:p>
          </table:table-cell>
          <table:table-cell table:formula="of:=[.D609]+[.H609]*[.K609]" office:value-type="float" office:value="-1.56661827130249" calcext:value-type="float">
            <text:p>-1,5666182713</text:p>
          </table:table-cell>
        </table:table-row>
        <table:table-row table:style-name="ro1">
          <table:table-cell office:value-type="float" office:value="6.3004011" calcext:value-type="float">
            <text:p>6,3004011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6.299" calcext:value-type="float">
            <text:p>6,299</text:p>
          </table:table-cell>
          <table:table-cell office:value-type="float" office:value="-0.8841422" calcext:value-type="float">
            <text:p>-0,8841422</text:p>
          </table:table-cell>
          <table:table-cell office:value-type="float" office:value="0.00075165" calcext:value-type="float">
            <text:p>0,00075165</text:p>
          </table:table-cell>
          <table:table-cell office:value-type="float" office:value="0.4635286" calcext:value-type="float">
            <text:p>0,4635286</text:p>
          </table:table-cell>
          <table:table-cell table:formula="of:=[.A610]-[.E610]" office:value-type="float" office:value="6.29964945" calcext:value-type="float">
            <text:p>6,29964945</text:p>
          </table:table-cell>
          <table:table-cell table:formula="of:=[.B610]-[.D610]" office:value-type="float" office:value="-0.6658558" calcext:value-type="float">
            <text:p>-0,6658558</text:p>
          </table:table-cell>
          <table:table-cell table:formula="of:=[.A610]-[.C610]" office:value-type="float" office:value="0.00140109999999982" calcext:value-type="float">
            <text:p>0,0014011</text:p>
          </table:table-cell>
          <table:table-cell table:formula="of:=[.G610]-[.C610]" office:value-type="float" office:value="0.000649450000000051" calcext:value-type="float">
            <text:p>0,00064945</text:p>
          </table:table-cell>
          <table:table-cell table:formula="of:=[.J610]/[.I610]" office:value-type="float" office:value="0.463528656056052" calcext:value-type="float">
            <text:p>0,4635286561</text:p>
          </table:table-cell>
          <table:table-cell table:formula="of:=[.D610]+[.H610]*[.K610]" office:value-type="float" office:value="-1.19278544410113" calcext:value-type="float">
            <text:p>-1,1927854441</text:p>
          </table:table-cell>
        </table:table-row>
        <table:table-row table:style-name="ro1">
          <table:table-cell office:value-type="float" office:value="6.3019046" calcext:value-type="float">
            <text:p>6,3019046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6.3" calcext:value-type="float">
            <text:p>6,3</text:p>
          </table:table-cell>
          <table:table-cell office:value-type="float" office:value="-1.858642" calcext:value-type="float">
            <text:p>-1,858642</text:p>
          </table:table-cell>
          <table:table-cell office:value-type="float" office:value="0.00075165" calcext:value-type="float">
            <text:p>0,00075165</text:p>
          </table:table-cell>
          <table:table-cell office:value-type="float" office:value="0.6053502" calcext:value-type="float">
            <text:p>0,6053502</text:p>
          </table:table-cell>
          <table:table-cell table:formula="of:=[.A611]-[.E611]" office:value-type="float" office:value="6.30115295" calcext:value-type="float">
            <text:p>6,30115295</text:p>
          </table:table-cell>
          <table:table-cell table:formula="of:=[.B611]-[.D611]" office:value-type="float" office:value="0.308644" calcext:value-type="float">
            <text:p>0,308644</text:p>
          </table:table-cell>
          <table:table-cell table:formula="of:=[.A611]-[.C611]" office:value-type="float" office:value="0.00190460000000048" calcext:value-type="float">
            <text:p>0,0019046</text:p>
          </table:table-cell>
          <table:table-cell table:formula="of:=[.G611]-[.C611]" office:value-type="float" office:value="0.00115295000000071" calcext:value-type="float">
            <text:p>0,00115295</text:p>
          </table:table-cell>
          <table:table-cell table:formula="of:=[.J611]/[.I611]" office:value-type="float" office:value="0.605350204767625" calcext:value-type="float">
            <text:p>0,6053502048</text:p>
          </table:table-cell>
          <table:table-cell table:formula="of:=[.D611]+[.H611]*[.K611]" office:value-type="float" office:value="-1.6718042913997" calcext:value-type="float">
            <text:p>-1,6718042914</text:p>
          </table:table-cell>
        </table:table-row>
        <table:table-row table:style-name="ro1">
          <table:table-cell office:value-type="float" office:value="6.3029074" calcext:value-type="float">
            <text:p>6,3029074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6.302" calcext:value-type="float">
            <text:p>6,302</text:p>
          </table:table-cell>
          <table:table-cell office:value-type="float" office:value="-1.363161" calcext:value-type="float">
            <text:p>-1,363161</text:p>
          </table:table-cell>
          <table:table-cell office:value-type="float" office:value="0.00075165" calcext:value-type="float">
            <text:p>0,00075165</text:p>
          </table:table-cell>
          <table:table-cell office:value-type="float" office:value="0.1716442" calcext:value-type="float">
            <text:p>0,1716442</text:p>
          </table:table-cell>
          <table:table-cell table:formula="of:=[.A612]-[.E612]" office:value-type="float" office:value="6.30215575" calcext:value-type="float">
            <text:p>6,30215575</text:p>
          </table:table-cell>
          <table:table-cell table:formula="of:=[.B612]-[.D612]" office:value-type="float" office:value="-0.186837" calcext:value-type="float">
            <text:p>-0,186837</text:p>
          </table:table-cell>
          <table:table-cell table:formula="of:=[.A612]-[.C612]" office:value-type="float" office:value="0.000907400000000003" calcext:value-type="float">
            <text:p>0,0009074</text:p>
          </table:table-cell>
          <table:table-cell table:formula="of:=[.G612]-[.C612]" office:value-type="float" office:value="0.000155750000000232" calcext:value-type="float">
            <text:p>0,00015575</text:p>
          </table:table-cell>
          <table:table-cell table:formula="of:=[.J612]/[.I612]" office:value-type="float" office:value="0.171644258320731" calcext:value-type="float">
            <text:p>0,1716442583</text:p>
          </table:table-cell>
          <table:table-cell table:formula="of:=[.D612]+[.H612]*[.K612]" office:value-type="float" office:value="-1.39523049829187" calcext:value-type="float">
            <text:p>-1,3952304983</text:p>
          </table:table-cell>
        </table:table-row>
        <table:table-row table:style-name="ro1">
          <table:table-cell office:value-type="float" office:value="6.3313477" calcext:value-type="float">
            <text:p>6,3313477</text:p>
          </table:table-cell>
          <table:table-cell office:value-type="float" office:value="-1.099998" calcext:value-type="float">
            <text:p>-1,099998</text:p>
          </table:table-cell>
          <table:table-cell office:value-type="float" office:value="6.303" calcext:value-type="float">
            <text:p>6,303</text:p>
          </table:table-cell>
          <table:table-cell office:value-type="float" office:value="-1.582068" calcext:value-type="float">
            <text:p>-1,582068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982309" calcext:value-type="float">
            <text:p>0,982309</text:p>
          </table:table-cell>
          <table:table-cell table:formula="of:=[.A613]-[.E613]" office:value-type="float" office:value="6.3308462" calcext:value-type="float">
            <text:p>6,3308462</text:p>
          </table:table-cell>
          <table:table-cell table:formula="of:=[.B613]-[.D613]" office:value-type="float" office:value="0.48207" calcext:value-type="float">
            <text:p>0,48207</text:p>
          </table:table-cell>
          <table:table-cell table:formula="of:=[.A613]-[.C613]" office:value-type="float" office:value="0.0283477000000003" calcext:value-type="float">
            <text:p>0,0283477</text:p>
          </table:table-cell>
          <table:table-cell table:formula="of:=[.G613]-[.C613]" office:value-type="float" office:value="0.0278461999999999" calcext:value-type="float">
            <text:p>0,0278462</text:p>
          </table:table-cell>
          <table:table-cell table:formula="of:=[.J613]/[.I613]" office:value-type="float" office:value="0.982308970392647" calcext:value-type="float">
            <text:p>0,9823089704</text:p>
          </table:table-cell>
          <table:table-cell table:formula="of:=[.D613]+[.H613]*[.K613]" office:value-type="float" office:value="-1.10852631464282" calcext:value-type="float">
            <text:p>-1,1085263146</text:p>
          </table:table-cell>
        </table:table-row>
        <table:table-row table:style-name="ro1">
          <table:table-cell office:value-type="float" office:value="6.3328515" calcext:value-type="float">
            <text:p>6,3328515</text:p>
          </table:table-cell>
          <table:table-cell office:value-type="float" office:value="-1.099998" calcext:value-type="float">
            <text:p>-1,099998</text:p>
          </table:table-cell>
          <table:table-cell office:value-type="float" office:value="6.331" calcext:value-type="float">
            <text:p>6,331</text:p>
          </table:table-cell>
          <table:table-cell office:value-type="float" office:value="-0.6264572" calcext:value-type="float">
            <text:p>-0,6264572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7292736" calcext:value-type="float">
            <text:p>0,7292736</text:p>
          </table:table-cell>
          <table:table-cell table:formula="of:=[.A614]-[.E614]" office:value-type="float" office:value="6.33235025" calcext:value-type="float">
            <text:p>6,33235025</text:p>
          </table:table-cell>
          <table:table-cell table:formula="of:=[.B614]-[.D614]" office:value-type="float" office:value="-0.4735408" calcext:value-type="float">
            <text:p>-0,4735408</text:p>
          </table:table-cell>
          <table:table-cell table:formula="of:=[.A614]-[.C614]" office:value-type="float" office:value="0.0018514999999999" calcext:value-type="float">
            <text:p>0,0018515</text:p>
          </table:table-cell>
          <table:table-cell table:formula="of:=[.G614]-[.C614]" office:value-type="float" office:value="0.00135024999999978" calcext:value-type="float">
            <text:p>0,00135025</text:p>
          </table:table-cell>
          <table:table-cell table:formula="of:=[.J614]/[.I614]" office:value-type="float" office:value="0.729273561976696" calcext:value-type="float">
            <text:p>0,729273562</text:p>
          </table:table-cell>
          <table:table-cell table:formula="of:=[.D614]+[.H614]*[.K614]" office:value-type="float" office:value="-0.971797985957294" calcext:value-type="float">
            <text:p>-0,971797986</text:p>
          </table:table-cell>
        </table:table-row>
        <table:table-row table:style-name="ro1">
          <table:table-cell office:value-type="float" office:value="6.3343576" calcext:value-type="float">
            <text:p>6,3343576</text:p>
          </table:table-cell>
          <table:table-cell office:value-type="float" office:value="-1.099998" calcext:value-type="float">
            <text:p>-1,099998</text:p>
          </table:table-cell>
          <table:table-cell office:value-type="float" office:value="6.333" calcext:value-type="float">
            <text:p>6,333</text:p>
          </table:table-cell>
          <table:table-cell office:value-type="float" office:value="-1.445339" calcext:value-type="float">
            <text:p>-1,445339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6307823" calcext:value-type="float">
            <text:p>0,6307823</text:p>
          </table:table-cell>
          <table:table-cell table:formula="of:=[.A615]-[.E615]" office:value-type="float" office:value="6.33385635" calcext:value-type="float">
            <text:p>6,33385635</text:p>
          </table:table-cell>
          <table:table-cell table:formula="of:=[.B615]-[.D615]" office:value-type="float" office:value="0.345341" calcext:value-type="float">
            <text:p>0,345341</text:p>
          </table:table-cell>
          <table:table-cell table:formula="of:=[.A615]-[.C615]" office:value-type="float" office:value="0.00135759999999951" calcext:value-type="float">
            <text:p>0,0013576</text:p>
          </table:table-cell>
          <table:table-cell table:formula="of:=[.G615]-[.C615]" office:value-type="float" office:value="0.000856349999999395" calcext:value-type="float">
            <text:p>0,00085635</text:p>
          </table:table-cell>
          <table:table-cell table:formula="of:=[.J615]/[.I615]" office:value-type="float" office:value="0.630782262816515" calcext:value-type="float">
            <text:p>0,6307822628</text:p>
          </table:table-cell>
          <table:table-cell table:formula="of:=[.D615]+[.H615]*[.K615]" office:value-type="float" office:value="-1.22750402257668" calcext:value-type="float">
            <text:p>-1,2275040226</text:p>
          </table:table-cell>
        </table:table-row>
        <table:table-row table:style-name="ro1">
          <table:table-cell office:value-type="float" office:value="6.3368657" calcext:value-type="float">
            <text:p>6,3368657</text:p>
          </table:table-cell>
          <table:table-cell office:value-type="float" office:value="-1.099998" calcext:value-type="float">
            <text:p>-1,099998</text:p>
          </table:table-cell>
          <table:table-cell office:value-type="float" office:value="6.334" calcext:value-type="float">
            <text:p>6,334</text:p>
          </table:table-cell>
          <table:table-cell office:value-type="float" office:value="-0.8821633" calcext:value-type="float">
            <text:p>-0,8821633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8250864" calcext:value-type="float">
            <text:p>0,8250864</text:p>
          </table:table-cell>
          <table:table-cell table:formula="of:=[.A616]-[.E616]" office:value-type="float" office:value="6.33636445" calcext:value-type="float">
            <text:p>6,33636445</text:p>
          </table:table-cell>
          <table:table-cell table:formula="of:=[.B616]-[.D616]" office:value-type="float" office:value="-0.2178347" calcext:value-type="float">
            <text:p>-0,2178347</text:p>
          </table:table-cell>
          <table:table-cell table:formula="of:=[.A616]-[.C616]" office:value-type="float" office:value="0.00286570000000008" calcext:value-type="float">
            <text:p>0,0028657</text:p>
          </table:table-cell>
          <table:table-cell table:formula="of:=[.G616]-[.C616]" office:value-type="float" office:value="0.00236444999999996" calcext:value-type="float">
            <text:p>0,00236445</text:p>
          </table:table-cell>
          <table:table-cell table:formula="of:=[.J616]/[.I616]" office:value-type="float" office:value="0.825086366332796" calcext:value-type="float">
            <text:p>0,8250863663</text:p>
          </table:table-cell>
          <table:table-cell table:formula="of:=[.D616]+[.H616]*[.K616]" office:value-type="float" office:value="-1.06189574108419" calcext:value-type="float">
            <text:p>-1,0618957411</text:p>
          </table:table-cell>
        </table:table-row>
        <table:table-row table:style-name="ro1">
          <table:table-cell office:value-type="float" office:value="6.3995188" calcext:value-type="float">
            <text:p>6,3995188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6.337" calcext:value-type="float">
            <text:p>6,337</text:p>
          </table:table-cell>
          <table:table-cell office:value-type="float" office:value="-1.279731" calcext:value-type="float">
            <text:p>-1,279731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9919824" calcext:value-type="float">
            <text:p>0,9919824</text:p>
          </table:table-cell>
          <table:table-cell table:formula="of:=[.A617]-[.E617]" office:value-type="float" office:value="6.39901755" calcext:value-type="float">
            <text:p>6,39901755</text:p>
          </table:table-cell>
          <table:table-cell table:formula="of:=[.B617]-[.D617]" office:value-type="float" office:value="1.0797326" calcext:value-type="float">
            <text:p>1,0797326</text:p>
          </table:table-cell>
          <table:table-cell table:formula="of:=[.A617]-[.C617]" office:value-type="float" office:value="0.0625188000000003" calcext:value-type="float">
            <text:p>0,0625188</text:p>
          </table:table-cell>
          <table:table-cell table:formula="of:=[.G617]-[.C617]" office:value-type="float" office:value="0.0620175500000002" calcext:value-type="float">
            <text:p>0,06201755</text:p>
          </table:table-cell>
          <table:table-cell table:formula="of:=[.J617]/[.I617]" office:value-type="float" office:value="0.991982411690561" calcext:value-type="float">
            <text:p>0,9919824117</text:p>
          </table:table-cell>
          <table:table-cell table:formula="of:=[.D617]+[.H617]*[.K617]" office:value-type="float" office:value="-0.20865525147108" calcext:value-type="float">
            <text:p>-0,2086552515</text:p>
          </table:table-cell>
        </table:table-row>
        <table:table-row table:style-name="ro1">
          <table:table-cell office:value-type="float" office:value="6.4010226" calcext:value-type="float">
            <text:p>6,4010226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6.4" calcext:value-type="float">
            <text:p>6,4</text:p>
          </table:table-cell>
          <table:table-cell office:value-type="float" office:value="0.8710774" calcext:value-type="float">
            <text:p>0,8710774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5098279" calcext:value-type="float">
            <text:p>0,5098279</text:p>
          </table:table-cell>
          <table:table-cell table:formula="of:=[.A618]-[.E618]" office:value-type="float" office:value="6.40052135" calcext:value-type="float">
            <text:p>6,40052135</text:p>
          </table:table-cell>
          <table:table-cell table:formula="of:=[.B618]-[.D618]" office:value-type="float" office:value="-1.0710758" calcext:value-type="float">
            <text:p>-1,0710758</text:p>
          </table:table-cell>
          <table:table-cell table:formula="of:=[.A618]-[.C618]" office:value-type="float" office:value="0.00102259999999976" calcext:value-type="float">
            <text:p>0,0010226</text:p>
          </table:table-cell>
          <table:table-cell table:formula="of:=[.G618]-[.C618]" office:value-type="float" office:value="0.000521349999999643" calcext:value-type="float">
            <text:p>0,00052135</text:p>
          </table:table-cell>
          <table:table-cell table:formula="of:=[.J618]/[.I618]" office:value-type="float" office:value="0.509827889692709" calcext:value-type="float">
            <text:p>0,5098278897</text:p>
          </table:table-cell>
          <table:table-cell table:formula="of:=[.D618]+[.H618]*[.K618]" office:value-type="float" office:value="0.32501308518507" calcext:value-type="float">
            <text:p>0,3250130852</text:p>
          </table:table-cell>
        </table:table-row>
        <table:table-row table:style-name="ro1">
          <table:table-cell office:value-type="float" office:value="6.4030282" calcext:value-type="float">
            <text:p>6,4030282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6.401" calcext:value-type="float">
            <text:p>6,401</text:p>
          </table:table-cell>
          <table:table-cell office:value-type="float" office:value="-0.7460628" calcext:value-type="float">
            <text:p>-0,7460628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292772" calcext:value-type="float">
            <text:p>0,6292772</text:p>
          </table:table-cell>
          <table:table-cell table:formula="of:=[.A619]-[.E619]" office:value-type="float" office:value="6.4022763" calcext:value-type="float">
            <text:p>6,4022763</text:p>
          </table:table-cell>
          <table:table-cell table:formula="of:=[.B619]-[.D619]" office:value-type="float" office:value="0.5460644" calcext:value-type="float">
            <text:p>0,5460644</text:p>
          </table:table-cell>
          <table:table-cell table:formula="of:=[.A619]-[.C619]" office:value-type="float" office:value="0.00202819999999981" calcext:value-type="float">
            <text:p>0,0020282</text:p>
          </table:table-cell>
          <table:table-cell table:formula="of:=[.G619]-[.C619]" office:value-type="float" office:value="0.00127629999999979" calcext:value-type="float">
            <text:p>0,0012763</text:p>
          </table:table-cell>
          <table:table-cell table:formula="of:=[.J619]/[.I619]" office:value-type="float" office:value="0.629277191598414" calcext:value-type="float">
            <text:p>0,6292771916</text:p>
          </table:table-cell>
          <table:table-cell table:formula="of:=[.D619]+[.H619]*[.K619]" office:value-type="float" office:value="-0.402436927936127" calcext:value-type="float">
            <text:p>-0,4024369279</text:p>
          </table:table-cell>
        </table:table-row>
        <table:table-row table:style-name="ro1">
          <table:table-cell office:value-type="float" office:value="6.4030282" calcext:value-type="float">
            <text:p>6,4030282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6.403" calcext:value-type="float">
            <text:p>6,403</text:p>
          </table:table-cell>
          <table:table-cell office:value-type="float" office:value="0.1436274" calcext:value-type="float">
            <text:p>0,1436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20]-[.E620]" office:value-type="float" office:value="6.4030282" calcext:value-type="float">
            <text:p>6,4030282</text:p>
          </table:table-cell>
          <table:table-cell table:formula="of:=[.B620]-[.D620]" office:value-type="float" office:value="-0.3436258" calcext:value-type="float">
            <text:p>-0,3436258</text:p>
          </table:table-cell>
          <table:table-cell table:formula="of:=[.A620]-[.C620]" office:value-type="float" office:value="0.0000281999999991456" calcext:value-type="float">
            <text:p>0,0000282</text:p>
          </table:table-cell>
          <table:table-cell table:formula="of:=[.G620]-[.C620]" office:value-type="float" office:value="0.0000281999999991456" calcext:value-type="float">
            <text:p>0,0000282</text:p>
          </table:table-cell>
          <table:table-cell table:formula="of:=[.J620]/[.I620]" office:value-type="float" office:value="1" calcext:value-type="float">
            <text:p>1</text:p>
          </table:table-cell>
          <table:table-cell table:formula="of:=[.D620]+[.H620]*[.K620]" office:value-type="float" office:value="-0.1999984" calcext:value-type="float">
            <text:p>-0,1999984</text:p>
          </table:table-cell>
        </table:table-row>
        <table:table-row table:style-name="ro1">
          <table:table-cell office:value-type="float" office:value="6.4053771" calcext:value-type="float">
            <text:p>6,4053771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6.403" calcext:value-type="float">
            <text:p>6,403</text:p>
          </table:table-cell>
          <table:table-cell office:value-type="float" office:value="-0.5436243" calcext:value-type="float">
            <text:p>-0,5436243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945143" calcext:value-type="float">
            <text:p>0,8945143</text:p>
          </table:table-cell>
          <table:table-cell table:formula="of:=[.A621]-[.E621]" office:value-type="float" office:value="6.40512635" calcext:value-type="float">
            <text:p>6,40512635</text:p>
          </table:table-cell>
          <table:table-cell table:formula="of:=[.B621]-[.D621]" office:value-type="float" office:value="0.3436259" calcext:value-type="float">
            <text:p>0,3436259</text:p>
          </table:table-cell>
          <table:table-cell table:formula="of:=[.A621]-[.C621]" office:value-type="float" office:value="0.00237709999999947" calcext:value-type="float">
            <text:p>0,0023771</text:p>
          </table:table-cell>
          <table:table-cell table:formula="of:=[.G621]-[.C621]" office:value-type="float" office:value="0.00212634999999928" calcext:value-type="float">
            <text:p>0,00212635</text:p>
          </table:table-cell>
          <table:table-cell table:formula="of:=[.J621]/[.I621]" office:value-type="float" office:value="0.894514324176415" calcext:value-type="float">
            <text:p>0,8945143242</text:p>
          </table:table-cell>
          <table:table-cell table:formula="of:=[.D621]+[.H621]*[.K621]" office:value-type="float" office:value="-0.236246010291988" calcext:value-type="float">
            <text:p>-0,2362460103</text:p>
          </table:table-cell>
        </table:table-row>
        <table:table-row table:style-name="ro1">
          <table:table-cell office:value-type="float" office:value="6.4323269" calcext:value-type="float">
            <text:p>6,4323269</text:p>
          </table:table-cell>
          <table:table-cell office:value-type="float" office:value="0.2500016" calcext:value-type="float">
            <text:p>0,2500016</text:p>
          </table:table-cell>
          <table:table-cell office:value-type="float" office:value="6.405" calcext:value-type="float">
            <text:p>6,405</text:p>
          </table:table-cell>
          <table:table-cell office:value-type="float" office:value="0.1073799" calcext:value-type="float">
            <text:p>0,1073799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90824" calcext:value-type="float">
            <text:p>0,990824</text:p>
          </table:table-cell>
          <table:table-cell table:formula="of:=[.A622]-[.E622]" office:value-type="float" office:value="6.43207615" calcext:value-type="float">
            <text:p>6,43207615</text:p>
          </table:table-cell>
          <table:table-cell table:formula="of:=[.B622]-[.D622]" office:value-type="float" office:value="0.1426217" calcext:value-type="float">
            <text:p>0,1426217</text:p>
          </table:table-cell>
          <table:table-cell table:formula="of:=[.A622]-[.C622]" office:value-type="float" office:value="0.0273268999999994" calcext:value-type="float">
            <text:p>0,0273269</text:p>
          </table:table-cell>
          <table:table-cell table:formula="of:=[.G622]-[.C622]" office:value-type="float" office:value="0.0270761499999992" calcext:value-type="float">
            <text:p>0,02707615</text:p>
          </table:table-cell>
          <table:table-cell table:formula="of:=[.J622]/[.I622]" office:value-type="float" office:value="0.990824059809192" calcext:value-type="float">
            <text:p>0,9908240598</text:p>
          </table:table-cell>
          <table:table-cell table:formula="of:=[.D622]+[.H622]*[.K622]" office:value-type="float" office:value="0.248692911810889" calcext:value-type="float">
            <text:p>0,2486929118</text:p>
          </table:table-cell>
        </table:table-row>
        <table:table-row table:style-name="ro1">
          <table:table-cell office:value-type="float" office:value="6.4333297" calcext:value-type="float">
            <text:p>6,4333297</text:p>
          </table:table-cell>
          <table:table-cell office:value-type="float" office:value="0.2500016" calcext:value-type="float">
            <text:p>0,2500016</text:p>
          </table:table-cell>
          <table:table-cell office:value-type="float" office:value="6.432" calcext:value-type="float">
            <text:p>6,432</text:p>
          </table:table-cell>
          <table:table-cell office:value-type="float" office:value="0.3913147" calcext:value-type="float">
            <text:p>0,3913147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114237" calcext:value-type="float">
            <text:p>0,8114237</text:p>
          </table:table-cell>
          <table:table-cell table:formula="of:=[.A623]-[.E623]" office:value-type="float" office:value="6.43307895" calcext:value-type="float">
            <text:p>6,43307895</text:p>
          </table:table-cell>
          <table:table-cell table:formula="of:=[.B623]-[.D623]" office:value-type="float" office:value="-0.1413131" calcext:value-type="float">
            <text:p>-0,1413131</text:p>
          </table:table-cell>
          <table:table-cell table:formula="of:=[.A623]-[.C623]" office:value-type="float" office:value="0.00132969999999943" calcext:value-type="float">
            <text:p>0,0013297</text:p>
          </table:table-cell>
          <table:table-cell table:formula="of:=[.G623]-[.C623]" office:value-type="float" office:value="0.00107894999999925" calcext:value-type="float">
            <text:p>0,00107895</text:p>
          </table:table-cell>
          <table:table-cell table:formula="of:=[.J623]/[.I623]" office:value-type="float" office:value="0.811423629389866" calcext:value-type="float">
            <text:p>0,8114236294</text:p>
          </table:table-cell>
          <table:table-cell table:formula="of:=[.D623]+[.H623]*[.K623]" office:value-type="float" office:value="0.276649911517667" calcext:value-type="float">
            <text:p>0,2766499115</text:p>
          </table:table-cell>
        </table:table-row>
        <table:table-row table:style-name="ro1">
          <table:table-cell office:value-type="float" office:value="6.4358398" calcext:value-type="float">
            <text:p>6,4358398</text:p>
          </table:table-cell>
          <table:table-cell office:value-type="float" office:value="0.2500016" calcext:value-type="float">
            <text:p>0,2500016</text:p>
          </table:table-cell>
          <table:table-cell office:value-type="float" office:value="6.433" calcext:value-type="float">
            <text:p>6,433</text:p>
          </table:table-cell>
          <table:table-cell office:value-type="float" office:value="0.1353368" calcext:value-type="float">
            <text:p>0,1353368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117016" calcext:value-type="float">
            <text:p>0,9117016</text:p>
          </table:table-cell>
          <table:table-cell table:formula="of:=[.A624]-[.E624]" office:value-type="float" office:value="6.43558905" calcext:value-type="float">
            <text:p>6,43558905</text:p>
          </table:table-cell>
          <table:table-cell table:formula="of:=[.B624]-[.D624]" office:value-type="float" office:value="0.1146648" calcext:value-type="float">
            <text:p>0,1146648</text:p>
          </table:table-cell>
          <table:table-cell table:formula="of:=[.A624]-[.C624]" office:value-type="float" office:value="0.00283980000000028" calcext:value-type="float">
            <text:p>0,0028398</text:p>
          </table:table-cell>
          <table:table-cell table:formula="of:=[.G624]-[.C624]" office:value-type="float" office:value="0.00258905000000009" calcext:value-type="float">
            <text:p>0,00258905</text:p>
          </table:table-cell>
          <table:table-cell table:formula="of:=[.J624]/[.I624]" office:value-type="float" office:value="0.911701528276581" calcext:value-type="float">
            <text:p>0,9117015283</text:p>
          </table:table-cell>
          <table:table-cell table:formula="of:=[.D624]+[.H624]*[.K624]" office:value-type="float" office:value="0.239876873399529" calcext:value-type="float">
            <text:p>0,2398768734</text:p>
          </table:table-cell>
        </table:table-row>
        <table:table-row table:style-name="ro1">
          <table:table-cell office:value-type="float" office:value="6.4683511" calcext:value-type="float">
            <text:p>6,4683511</text:p>
          </table:table-cell>
          <table:table-cell office:value-type="float" office:value="0.7000016" calcext:value-type="float">
            <text:p>0,7000016</text:p>
          </table:table-cell>
          <table:table-cell office:value-type="float" office:value="6.436" calcext:value-type="float">
            <text:p>6,436</text:p>
          </table:table-cell>
          <table:table-cell office:value-type="float" office:value="0.3545417" calcext:value-type="float">
            <text:p>0,3545417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922491" calcext:value-type="float">
            <text:p>0,9922491</text:p>
          </table:table-cell>
          <table:table-cell table:formula="of:=[.A625]-[.E625]" office:value-type="float" office:value="6.46810035" calcext:value-type="float">
            <text:p>6,46810035</text:p>
          </table:table-cell>
          <table:table-cell table:formula="of:=[.B625]-[.D625]" office:value-type="float" office:value="0.3454599" calcext:value-type="float">
            <text:p>0,3454599</text:p>
          </table:table-cell>
          <table:table-cell table:formula="of:=[.A625]-[.C625]" office:value-type="float" office:value="0.0323510999999996" calcext:value-type="float">
            <text:p>0,0323511</text:p>
          </table:table-cell>
          <table:table-cell table:formula="of:=[.G625]-[.C625]" office:value-type="float" office:value="0.0321003499999994" calcext:value-type="float">
            <text:p>0,03210035</text:p>
          </table:table-cell>
          <table:table-cell table:formula="of:=[.J625]/[.I625]" office:value-type="float" office:value="0.992249104358115" calcext:value-type="float">
            <text:p>0,9922491044</text:p>
          </table:table-cell>
          <table:table-cell table:formula="of:=[.D625]+[.H625]*[.K625]" office:value-type="float" office:value="0.697323976366644" calcext:value-type="float">
            <text:p>0,6973239764</text:p>
          </table:table-cell>
        </table:table-row>
        <table:table-row table:style-name="ro1">
          <table:table-cell office:value-type="float" office:value="6.4698551" calcext:value-type="float">
            <text:p>6,4698551</text:p>
          </table:table-cell>
          <table:table-cell office:value-type="float" office:value="0.7000016" calcext:value-type="float">
            <text:p>0,7000016</text:p>
          </table:table-cell>
          <table:table-cell office:value-type="float" office:value="6.468" calcext:value-type="float">
            <text:p>6,468</text:p>
          </table:table-cell>
          <table:table-cell office:value-type="float" office:value="1.042784" calcext:value-type="float">
            <text:p>1,042784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648321" calcext:value-type="float">
            <text:p>0,8648321</text:p>
          </table:table-cell>
          <table:table-cell table:formula="of:=[.A626]-[.E626]" office:value-type="float" office:value="6.46960435" calcext:value-type="float">
            <text:p>6,46960435</text:p>
          </table:table-cell>
          <table:table-cell table:formula="of:=[.B626]-[.D626]" office:value-type="float" office:value="-0.3427824" calcext:value-type="float">
            <text:p>-0,3427824</text:p>
          </table:table-cell>
          <table:table-cell table:formula="of:=[.A626]-[.C626]" office:value-type="float" office:value="0.00185510000000022" calcext:value-type="float">
            <text:p>0,0018551</text:p>
          </table:table-cell>
          <table:table-cell table:formula="of:=[.G626]-[.C626]" office:value-type="float" office:value="0.00160435000000003" calcext:value-type="float">
            <text:p>0,00160435</text:p>
          </table:table-cell>
          <table:table-cell table:formula="of:=[.J626]/[.I626]" office:value-type="float" office:value="0.86483208452366" calcext:value-type="float">
            <text:p>0,8648320845</text:p>
          </table:table-cell>
          <table:table-cell table:formula="of:=[.D626]+[.H626]*[.K626]" office:value-type="float" office:value="0.746334782469977" calcext:value-type="float">
            <text:p>0,7463347825</text:p>
          </table:table-cell>
        </table:table-row>
        <table:table-row table:style-name="ro1">
          <table:table-cell office:value-type="float" office:value="6.4713592" calcext:value-type="float">
            <text:p>6,4713592</text:p>
          </table:table-cell>
          <table:table-cell office:value-type="float" office:value="0.7000016" calcext:value-type="float">
            <text:p>0,7000016</text:p>
          </table:table-cell>
          <table:table-cell office:value-type="float" office:value="6.47" calcext:value-type="float">
            <text:p>6,47</text:p>
          </table:table-cell>
          <table:table-cell office:value-type="float" office:value="0.4035524" calcext:value-type="float">
            <text:p>0,4035524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6311801" calcext:value-type="float">
            <text:p>0,6311801</text:p>
          </table:table-cell>
          <table:table-cell table:formula="of:=[.A627]-[.E627]" office:value-type="float" office:value="6.4708579" calcext:value-type="float">
            <text:p>6,4708579</text:p>
          </table:table-cell>
          <table:table-cell table:formula="of:=[.B627]-[.D627]" office:value-type="float" office:value="0.2964492" calcext:value-type="float">
            <text:p>0,2964492</text:p>
          </table:table-cell>
          <table:table-cell table:formula="of:=[.A627]-[.C627]" office:value-type="float" office:value="0.00135920000000045" calcext:value-type="float">
            <text:p>0,0013592</text:p>
          </table:table-cell>
          <table:table-cell table:formula="of:=[.G627]-[.C627]" office:value-type="float" office:value="0.000857900000000633" calcext:value-type="float">
            <text:p>0,0008579</text:p>
          </table:table-cell>
          <table:table-cell table:formula="of:=[.J627]/[.I627]" office:value-type="float" office:value="0.631180105944931" calcext:value-type="float">
            <text:p>0,6311801059</text:p>
          </table:table-cell>
          <table:table-cell table:formula="of:=[.D627]+[.H627]*[.K627]" office:value-type="float" office:value="0.59066523746329" calcext:value-type="float">
            <text:p>0,5906652375</text:p>
          </table:table-cell>
        </table:table-row>
        <table:table-row table:style-name="ro1">
          <table:table-cell office:value-type="float" office:value="6.472362" calcext:value-type="float">
            <text:p>6,472362</text:p>
          </table:table-cell>
          <table:table-cell office:value-type="float" office:value="0.7000016" calcext:value-type="float">
            <text:p>0,7000016</text:p>
          </table:table-cell>
          <table:table-cell office:value-type="float" office:value="6.471" calcext:value-type="float">
            <text:p>6,471</text:p>
          </table:table-cell>
          <table:table-cell office:value-type="float" office:value="0.8871145" calcext:value-type="float">
            <text:p>0,8871145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815859" calcext:value-type="float">
            <text:p>0,815859</text:p>
          </table:table-cell>
          <table:table-cell table:formula="of:=[.A628]-[.E628]" office:value-type="float" office:value="6.4721112" calcext:value-type="float">
            <text:p>6,4721112</text:p>
          </table:table-cell>
          <table:table-cell table:formula="of:=[.B628]-[.D628]" office:value-type="float" office:value="-0.1871129" calcext:value-type="float">
            <text:p>-0,1871129</text:p>
          </table:table-cell>
          <table:table-cell table:formula="of:=[.A628]-[.C628]" office:value-type="float" office:value="0.00136200000000031" calcext:value-type="float">
            <text:p>0,001362</text:p>
          </table:table-cell>
          <table:table-cell table:formula="of:=[.G628]-[.C628]" office:value-type="float" office:value="0.00111120000000042" calcext:value-type="float">
            <text:p>0,0011112</text:p>
          </table:table-cell>
          <table:table-cell table:formula="of:=[.J628]/[.I628]" office:value-type="float" office:value="0.815859030837131" calcext:value-type="float">
            <text:p>0,8158590308</text:p>
          </table:table-cell>
          <table:table-cell table:formula="of:=[.D628]+[.H628]*[.K628]" office:value-type="float" office:value="0.734456750748875" calcext:value-type="float">
            <text:p>0,7344567507</text:p>
          </table:table-cell>
        </table:table-row>
        <table:table-row table:style-name="ro1">
          <table:table-cell office:value-type="float" office:value="6.473365" calcext:value-type="float">
            <text:p>6,473365</text:p>
          </table:table-cell>
          <table:table-cell office:value-type="float" office:value="0.8500016" calcext:value-type="float">
            <text:p>0,8500016</text:p>
          </table:table-cell>
          <table:table-cell office:value-type="float" office:value="6.472" calcext:value-type="float">
            <text:p>6,472</text:p>
          </table:table-cell>
          <table:table-cell office:value-type="float" office:value="0.5473439" calcext:value-type="float">
            <text:p>0,5473439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8162637" calcext:value-type="float">
            <text:p>0,8162637</text:p>
          </table:table-cell>
          <table:table-cell table:formula="of:=[.A629]-[.E629]" office:value-type="float" office:value="6.4731142" calcext:value-type="float">
            <text:p>6,4731142</text:p>
          </table:table-cell>
          <table:table-cell table:formula="of:=[.B629]-[.D629]" office:value-type="float" office:value="0.3026577" calcext:value-type="float">
            <text:p>0,3026577</text:p>
          </table:table-cell>
          <table:table-cell table:formula="of:=[.A629]-[.C629]" office:value-type="float" office:value="0.00136499999999984" calcext:value-type="float">
            <text:p>0,001365</text:p>
          </table:table-cell>
          <table:table-cell table:formula="of:=[.G629]-[.C629]" office:value-type="float" office:value="0.00111419999999995" calcext:value-type="float">
            <text:p>0,0011142</text:p>
          </table:table-cell>
          <table:table-cell table:formula="of:=[.J629]/[.I629]" office:value-type="float" office:value="0.816263736263799" calcext:value-type="float">
            <text:p>0,8162637363</text:p>
          </table:table-cell>
          <table:table-cell table:formula="of:=[.D629]+[.H629]*[.K629]" office:value-type="float" office:value="0.794392405011008" calcext:value-type="float">
            <text:p>0,794392405</text:p>
          </table:table-cell>
        </table:table-row>
        <table:table-row table:style-name="ro1">
          <table:table-cell office:value-type="float" office:value="6.5004387" calcext:value-type="float">
            <text:p>6,5004387</text:p>
          </table:table-cell>
          <table:table-cell office:value-type="float" office:value="1.150002" calcext:value-type="float">
            <text:p>1,150002</text:p>
          </table:table-cell>
          <table:table-cell office:value-type="float" office:value="6.473" calcext:value-type="float">
            <text:p>6,473</text:p>
          </table:table-cell>
          <table:table-cell office:value-type="float" office:value="1.09705" calcext:value-type="float">
            <text:p>1,09705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9908596" calcext:value-type="float">
            <text:p>0,9908596</text:p>
          </table:table-cell>
          <table:table-cell table:formula="of:=[.A630]-[.E630]" office:value-type="float" office:value="6.5001879" calcext:value-type="float">
            <text:p>6,5001879</text:p>
          </table:table-cell>
          <table:table-cell table:formula="of:=[.B630]-[.D630]" office:value-type="float" office:value="0.0529519999999999" calcext:value-type="float">
            <text:p>0,052952</text:p>
          </table:table-cell>
          <table:table-cell table:formula="of:=[.A630]-[.C630]" office:value-type="float" office:value="0.0274387000000003" calcext:value-type="float">
            <text:p>0,0274387</text:p>
          </table:table-cell>
          <table:table-cell table:formula="of:=[.G630]-[.C630]" office:value-type="float" office:value="0.0271879000000004" calcext:value-type="float">
            <text:p>0,0271879</text:p>
          </table:table-cell>
          <table:table-cell table:formula="of:=[.J630]/[.I630]" office:value-type="float" office:value="0.990859625273796" calcext:value-type="float">
            <text:p>0,9908596253</text:p>
          </table:table-cell>
          <table:table-cell table:formula="of:=[.D630]+[.H630]*[.K630]" office:value-type="float" office:value="1.1495179988775" calcext:value-type="float">
            <text:p>1,1495179989</text:p>
          </table:table-cell>
        </table:table-row>
        <table:table-row table:style-name="ro1">
          <table:table-cell office:value-type="float" office:value="6.5024438" calcext:value-type="float">
            <text:p>6,5024438</text:p>
          </table:table-cell>
          <table:table-cell office:value-type="float" office:value="1.150002" calcext:value-type="float">
            <text:p>1,150002</text:p>
          </table:table-cell>
          <table:table-cell office:value-type="float" office:value="6.5" calcext:value-type="float">
            <text:p>6,5</text:p>
          </table:table-cell>
          <table:table-cell office:value-type="float" office:value="1.202469" calcext:value-type="float">
            <text:p>1,202469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923234" calcext:value-type="float">
            <text:p>0,6923234</text:p>
          </table:table-cell>
          <table:table-cell table:formula="of:=[.A631]-[.E631]" office:value-type="float" office:value="6.5016919" calcext:value-type="float">
            <text:p>6,5016919</text:p>
          </table:table-cell>
          <table:table-cell table:formula="of:=[.B631]-[.D631]" office:value-type="float" office:value="-0.052467" calcext:value-type="float">
            <text:p>-0,052467</text:p>
          </table:table-cell>
          <table:table-cell table:formula="of:=[.A631]-[.C631]" office:value-type="float" office:value="0.0024438" calcext:value-type="float">
            <text:p>0,0024438</text:p>
          </table:table-cell>
          <table:table-cell table:formula="of:=[.G631]-[.C631]" office:value-type="float" office:value="0.00169189999999997" calcext:value-type="float">
            <text:p>0,0016919</text:p>
          </table:table-cell>
          <table:table-cell table:formula="of:=[.J631]/[.I631]" office:value-type="float" office:value="0.692323430722633" calcext:value-type="float">
            <text:p>0,6923234307</text:p>
          </table:table-cell>
          <table:table-cell table:formula="of:=[.D631]+[.H631]*[.K631]" office:value-type="float" office:value="1.16614486656028" calcext:value-type="float">
            <text:p>1,1661448666</text:p>
          </table:table-cell>
        </table:table-row>
        <table:table-row table:style-name="ro1">
          <table:table-cell office:value-type="float" office:value="6.5044501" calcext:value-type="float">
            <text:p>6,5044501</text:p>
          </table:table-cell>
          <table:table-cell office:value-type="float" office:value="1.150002" calcext:value-type="float">
            <text:p>1,150002</text:p>
          </table:table-cell>
          <table:table-cell office:value-type="float" office:value="6.502" calcext:value-type="float">
            <text:p>6,502</text:p>
          </table:table-cell>
          <table:table-cell office:value-type="float" office:value="1.113677" calcext:value-type="float">
            <text:p>1,113677</text:p>
          </table:table-cell>
          <table:table-cell office:value-type="float" office:value="0.0007523" calcext:value-type="float">
            <text:p>0,0007523</text:p>
          </table:table-cell>
          <table:table-cell office:value-type="float" office:value="0.6929513" calcext:value-type="float">
            <text:p>0,6929513</text:p>
          </table:table-cell>
          <table:table-cell table:formula="of:=[.A632]-[.E632]" office:value-type="float" office:value="6.5036978" calcext:value-type="float">
            <text:p>6,5036978</text:p>
          </table:table-cell>
          <table:table-cell table:formula="of:=[.B632]-[.D632]" office:value-type="float" office:value="0.0363249999999999" calcext:value-type="float">
            <text:p>0,036325</text:p>
          </table:table-cell>
          <table:table-cell table:formula="of:=[.A632]-[.C632]" office:value-type="float" office:value="0.0024500999999999" calcext:value-type="float">
            <text:p>0,0024501</text:p>
          </table:table-cell>
          <table:table-cell table:formula="of:=[.G632]-[.C632]" office:value-type="float" office:value="0.00169779999999964" calcext:value-type="float">
            <text:p>0,0016978</text:p>
          </table:table-cell>
          <table:table-cell table:formula="of:=[.J632]/[.I632]" office:value-type="float" office:value="0.692951308109754" calcext:value-type="float">
            <text:p>0,6929513081</text:p>
          </table:table-cell>
          <table:table-cell table:formula="of:=[.D632]+[.H632]*[.K632]" office:value-type="float" office:value="1.13884845626709" calcext:value-type="float">
            <text:p>1,1388484563</text:p>
          </table:table-cell>
        </table:table-row>
        <table:table-row table:style-name="ro1">
          <table:table-cell office:value-type="float" office:value="6.5049537" calcext:value-type="float">
            <text:p>6,5049537</text:p>
          </table:table-cell>
          <table:table-cell office:value-type="float" office:value="1.150002" calcext:value-type="float">
            <text:p>1,150002</text:p>
          </table:table-cell>
          <table:table-cell office:value-type="float" office:value="6.504" calcext:value-type="float">
            <text:p>6,504</text:p>
          </table:table-cell>
          <table:table-cell office:value-type="float" office:value="1.175173" calcext:value-type="float">
            <text:p>1,175173</text:p>
          </table:table-cell>
          <table:table-cell office:value-type="float" office:value="0.0007523" calcext:value-type="float">
            <text:p>0,0007523</text:p>
          </table:table-cell>
          <table:table-cell office:value-type="float" office:value="0.2111775" calcext:value-type="float">
            <text:p>0,2111775</text:p>
          </table:table-cell>
          <table:table-cell table:formula="of:=[.A633]-[.E633]" office:value-type="float" office:value="6.5042014" calcext:value-type="float">
            <text:p>6,5042014</text:p>
          </table:table-cell>
          <table:table-cell table:formula="of:=[.B633]-[.D633]" office:value-type="float" office:value="-0.0251710000000001" calcext:value-type="float">
            <text:p>-0,025171</text:p>
          </table:table-cell>
          <table:table-cell table:formula="of:=[.A633]-[.C633]" office:value-type="float" office:value="0.000953700000000168" calcext:value-type="float">
            <text:p>0,0009537</text:p>
          </table:table-cell>
          <table:table-cell table:formula="of:=[.G633]-[.C633]" office:value-type="float" office:value="0.000201399999999907" calcext:value-type="float">
            <text:p>0,0002014</text:p>
          </table:table-cell>
          <table:table-cell table:formula="of:=[.J633]/[.I633]" office:value-type="float" office:value="0.211177519135862" calcext:value-type="float">
            <text:p>0,2111775191</text:p>
          </table:table-cell>
          <table:table-cell table:formula="of:=[.D633]+[.H633]*[.K633]" office:value-type="float" office:value="1.16985745066583" calcext:value-type="float">
            <text:p>1,1698574507</text:p>
          </table:table-cell>
        </table:table-row>
        <table:table-row table:style-name="ro1">
          <table:table-cell office:value-type="float" office:value="6.5059562" calcext:value-type="float">
            <text:p>6,5059562</text:p>
          </table:table-cell>
          <table:table-cell office:value-type="float" office:value="1.150002" calcext:value-type="float">
            <text:p>1,150002</text:p>
          </table:table-cell>
          <table:table-cell office:value-type="float" office:value="6.505" calcext:value-type="float">
            <text:p>6,505</text:p>
          </table:table-cell>
          <table:table-cell office:value-type="float" office:value="1.144686" calcext:value-type="float">
            <text:p>1,144686</text:p>
          </table:table-cell>
          <table:table-cell office:value-type="float" office:value="0.0007523" calcext:value-type="float">
            <text:p>0,0007523</text:p>
          </table:table-cell>
          <table:table-cell office:value-type="float" office:value="0.2132399" calcext:value-type="float">
            <text:p>0,2132399</text:p>
          </table:table-cell>
          <table:table-cell table:formula="of:=[.A634]-[.E634]" office:value-type="float" office:value="6.5052039" calcext:value-type="float">
            <text:p>6,5052039</text:p>
          </table:table-cell>
          <table:table-cell table:formula="of:=[.B634]-[.D634]" office:value-type="float" office:value="0.00531599999999988" calcext:value-type="float">
            <text:p>0,005316</text:p>
          </table:table-cell>
          <table:table-cell table:formula="of:=[.A634]-[.C634]" office:value-type="float" office:value="0.000956200000000074" calcext:value-type="float">
            <text:p>0,0009562</text:p>
          </table:table-cell>
          <table:table-cell table:formula="of:=[.G634]-[.C634]" office:value-type="float" office:value="0.000203899999999813" calcext:value-type="float">
            <text:p>0,0002039</text:p>
          </table:table-cell>
          <table:table-cell table:formula="of:=[.J634]/[.I634]" office:value-type="float" office:value="0.213239907968832" calcext:value-type="float">
            <text:p>0,213239908</text:p>
          </table:table-cell>
          <table:table-cell table:formula="of:=[.D634]+[.H634]*[.K634]" office:value-type="float" office:value="1.14581958335076" calcext:value-type="float">
            <text:p>1,1458195834</text:p>
          </table:table-cell>
        </table:table-row>
        <table:table-row table:style-name="ro1">
          <table:table-cell office:value-type="float" office:value="6.5345316" calcext:value-type="float">
            <text:p>6,5345316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6.506" calcext:value-type="float">
            <text:p>6,506</text:p>
          </table:table-cell>
          <table:table-cell office:value-type="float" office:value="1.151135" calcext:value-type="float">
            <text:p>1,151135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9912202" calcext:value-type="float">
            <text:p>0,9912202</text:p>
          </table:table-cell>
          <table:table-cell table:formula="of:=[.A635]-[.E635]" office:value-type="float" office:value="6.5342811" calcext:value-type="float">
            <text:p>6,5342811</text:p>
          </table:table-cell>
          <table:table-cell table:formula="of:=[.B635]-[.D635]" office:value-type="float" office:value="0.448866" calcext:value-type="float">
            <text:p>0,448866</text:p>
          </table:table-cell>
          <table:table-cell table:formula="of:=[.A635]-[.C635]" office:value-type="float" office:value="0.0285316" calcext:value-type="float">
            <text:p>0,0285316</text:p>
          </table:table-cell>
          <table:table-cell table:formula="of:=[.G635]-[.C635]" office:value-type="float" office:value="0.0282811000000001" calcext:value-type="float">
            <text:p>0,0282811</text:p>
          </table:table-cell>
          <table:table-cell table:formula="of:=[.J635]/[.I635]" office:value-type="float" office:value="0.991220261043897" calcext:value-type="float">
            <text:p>0,991220261</text:p>
          </table:table-cell>
          <table:table-cell table:formula="of:=[.D635]+[.H635]*[.K635]" office:value-type="float" office:value="1.59606007369373" calcext:value-type="float">
            <text:p>1,5960600737</text:p>
          </table:table-cell>
        </table:table-row>
        <table:table-row table:style-name="ro1">
          <table:table-cell office:value-type="float" office:value="6.5360357" calcext:value-type="float">
            <text:p>6,5360357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6.535" calcext:value-type="float">
            <text:p>6,535</text:p>
          </table:table-cell>
          <table:table-cell office:value-type="float" office:value="2.044927" calcext:value-type="float">
            <text:p>2,044927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7581346" calcext:value-type="float">
            <text:p>0,7581346</text:p>
          </table:table-cell>
          <table:table-cell table:formula="of:=[.A636]-[.E636]" office:value-type="float" office:value="6.5357852" calcext:value-type="float">
            <text:p>6,5357852</text:p>
          </table:table-cell>
          <table:table-cell table:formula="of:=[.B636]-[.D636]" office:value-type="float" office:value="-0.444926" calcext:value-type="float">
            <text:p>-0,444926</text:p>
          </table:table-cell>
          <table:table-cell table:formula="of:=[.A636]-[.C636]" office:value-type="float" office:value="0.00103570000000008" calcext:value-type="float">
            <text:p>0,0010357</text:p>
          </table:table-cell>
          <table:table-cell table:formula="of:=[.G636]-[.C636]" office:value-type="float" office:value="0.000785200000000152" calcext:value-type="float">
            <text:p>0,0007852</text:p>
          </table:table-cell>
          <table:table-cell table:formula="of:=[.J636]/[.I636]" office:value-type="float" office:value="0.758134594960016" calcext:value-type="float">
            <text:p>0,758134595</text:p>
          </table:table-cell>
          <table:table-cell table:formula="of:=[.D636]+[.H636]*[.K636]" office:value-type="float" office:value="1.70761320720282" calcext:value-type="float">
            <text:p>1,7076132072</text:p>
          </table:table-cell>
        </table:table-row>
        <table:table-row table:style-name="ro1">
          <table:table-cell office:value-type="float" office:value="6.5380413" calcext:value-type="float">
            <text:p>6,5380413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6.536" calcext:value-type="float">
            <text:p>6,536</text:p>
          </table:table-cell>
          <table:table-cell office:value-type="float" office:value="1.262688" calcext:value-type="float">
            <text:p>1,262688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6315828" calcext:value-type="float">
            <text:p>0,6315828</text:p>
          </table:table-cell>
          <table:table-cell table:formula="of:=[.A637]-[.E637]" office:value-type="float" office:value="6.53728925" calcext:value-type="float">
            <text:p>6,53728925</text:p>
          </table:table-cell>
          <table:table-cell table:formula="of:=[.B637]-[.D637]" office:value-type="float" office:value="0.337313" calcext:value-type="float">
            <text:p>0,337313</text:p>
          </table:table-cell>
          <table:table-cell table:formula="of:=[.A637]-[.C637]" office:value-type="float" office:value="0.00204130000000013" calcext:value-type="float">
            <text:p>0,0020413</text:p>
          </table:table-cell>
          <table:table-cell table:formula="of:=[.G637]-[.C637]" office:value-type="float" office:value="0.00128925000000013" calcext:value-type="float">
            <text:p>0,00128925</text:p>
          </table:table-cell>
          <table:table-cell table:formula="of:=[.J637]/[.I637]" office:value-type="float" office:value="0.631582814872898" calcext:value-type="float">
            <text:p>0,6315828149</text:p>
          </table:table-cell>
          <table:table-cell table:formula="of:=[.D637]+[.H637]*[.K637]" office:value-type="float" office:value="1.47572909403322" calcext:value-type="float">
            <text:p>1,475729094</text:p>
          </table:table-cell>
        </table:table-row>
        <table:table-row table:style-name="ro1">
          <table:table-cell office:value-type="float" office:value="6.5400468" calcext:value-type="float">
            <text:p>6,5400468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6.538" calcext:value-type="float">
            <text:p>6,538</text:p>
          </table:table-cell>
          <table:table-cell office:value-type="float" office:value="1.813043" calcext:value-type="float">
            <text:p>1,813043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6325728" calcext:value-type="float">
            <text:p>0,6325728</text:p>
          </table:table-cell>
          <table:table-cell table:formula="of:=[.A638]-[.E638]" office:value-type="float" office:value="6.53929475" calcext:value-type="float">
            <text:p>6,53929475</text:p>
          </table:table-cell>
          <table:table-cell table:formula="of:=[.B638]-[.D638]" office:value-type="float" office:value="-0.213042" calcext:value-type="float">
            <text:p>-0,213042</text:p>
          </table:table-cell>
          <table:table-cell table:formula="of:=[.A638]-[.C638]" office:value-type="float" office:value="0.00204679999999957" calcext:value-type="float">
            <text:p>0,0020468</text:p>
          </table:table-cell>
          <table:table-cell table:formula="of:=[.G638]-[.C638]" office:value-type="float" office:value="0.00129474999999957" calcext:value-type="float">
            <text:p>0,00129475</text:p>
          </table:table-cell>
          <table:table-cell table:formula="of:=[.J638]/[.I638]" office:value-type="float" office:value="0.632572796560406" calcext:value-type="float">
            <text:p>0,6325727966</text:p>
          </table:table-cell>
          <table:table-cell table:formula="of:=[.D638]+[.H638]*[.K638]" office:value-type="float" office:value="1.67827842627518" calcext:value-type="float">
            <text:p>1,6782784263</text:p>
          </table:table-cell>
        </table:table-row>
        <table:table-row table:style-name="ro1">
          <table:table-cell office:value-type="float" office:value="6.5410494" calcext:value-type="float">
            <text:p>6,5410494</text:p>
          </table:table-cell>
          <table:table-cell office:value-type="float" office:value="1.750001" calcext:value-type="float">
            <text:p>1,750001</text:p>
          </table:table-cell>
          <table:table-cell office:value-type="float" office:value="6.54" calcext:value-type="float">
            <text:p>6,54</text:p>
          </table:table-cell>
          <table:table-cell office:value-type="float" office:value="1.465237" calcext:value-type="float">
            <text:p>1,465237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611492" calcext:value-type="float">
            <text:p>0,7611492</text:p>
          </table:table-cell>
          <table:table-cell table:formula="of:=[.A639]-[.E639]" office:value-type="float" office:value="6.54079875" calcext:value-type="float">
            <text:p>6,54079875</text:p>
          </table:table-cell>
          <table:table-cell table:formula="of:=[.B639]-[.D639]" office:value-type="float" office:value="0.284764" calcext:value-type="float">
            <text:p>0,284764</text:p>
          </table:table-cell>
          <table:table-cell table:formula="of:=[.A639]-[.C639]" office:value-type="float" office:value="0.00104940000000031" calcext:value-type="float">
            <text:p>0,0010494</text:p>
          </table:table-cell>
          <table:table-cell table:formula="of:=[.G639]-[.C639]" office:value-type="float" office:value="0.000798750000000403" calcext:value-type="float">
            <text:p>0,00079875</text:p>
          </table:table-cell>
          <table:table-cell table:formula="of:=[.J639]/[.I639]" office:value-type="float" office:value="0.761149228130519" calcext:value-type="float">
            <text:p>0,7611492281</text:p>
          </table:table-cell>
          <table:table-cell table:formula="of:=[.D639]+[.H639]*[.K639]" office:value-type="float" office:value="1.68198489879936" calcext:value-type="float">
            <text:p>1,6819848988</text:p>
          </table:table-cell>
        </table:table-row>
        <table:table-row table:style-name="ro1">
          <table:table-cell office:value-type="float" office:value="6.5690949" calcext:value-type="float">
            <text:p>6,5690949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6.541" calcext:value-type="float">
            <text:p>6,541</text:p>
          </table:table-cell>
          <table:table-cell office:value-type="float" office:value="1.966749" calcext:value-type="float">
            <text:p>1,966749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10784" calcext:value-type="float">
            <text:p>0,9910784</text:p>
          </table:table-cell>
          <table:table-cell table:formula="of:=[.A640]-[.E640]" office:value-type="float" office:value="6.56884425" calcext:value-type="float">
            <text:p>6,56884425</text:p>
          </table:table-cell>
          <table:table-cell table:formula="of:=[.B640]-[.D640]" office:value-type="float" office:value="0.0832519999999999" calcext:value-type="float">
            <text:p>0,083252</text:p>
          </table:table-cell>
          <table:table-cell table:formula="of:=[.A640]-[.C640]" office:value-type="float" office:value="0.0280948999999993" calcext:value-type="float">
            <text:p>0,0280949</text:p>
          </table:table-cell>
          <table:table-cell table:formula="of:=[.G640]-[.C640]" office:value-type="float" office:value="0.0278442499999993" calcext:value-type="float">
            <text:p>0,02784425</text:p>
          </table:table-cell>
          <table:table-cell table:formula="of:=[.J640]/[.I640]" office:value-type="float" office:value="0.991078451961035" calcext:value-type="float">
            <text:p>0,991078452</text:p>
          </table:table-cell>
          <table:table-cell table:formula="of:=[.D640]+[.H640]*[.K640]" office:value-type="float" office:value="2.04925826328266" calcext:value-type="float">
            <text:p>2,0492582633</text:p>
          </table:table-cell>
        </table:table-row>
        <table:table-row table:style-name="ro1">
          <table:table-cell office:value-type="float" office:value="6.5705985" calcext:value-type="float">
            <text:p>6,5705985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6.569" calcext:value-type="float">
            <text:p>6,569</text:p>
          </table:table-cell>
          <table:table-cell office:value-type="float" office:value="2.132511" calcext:value-type="float">
            <text:p>2,132511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431967" calcext:value-type="float">
            <text:p>0,8431967</text:p>
          </table:table-cell>
          <table:table-cell table:formula="of:=[.A641]-[.E641]" office:value-type="float" office:value="6.57034785" calcext:value-type="float">
            <text:p>6,57034785</text:p>
          </table:table-cell>
          <table:table-cell table:formula="of:=[.B641]-[.D641]" office:value-type="float" office:value="-0.0825100000000001" calcext:value-type="float">
            <text:p>-0,08251</text:p>
          </table:table-cell>
          <table:table-cell table:formula="of:=[.A641]-[.C641]" office:value-type="float" office:value="0.00159850000000006" calcext:value-type="float">
            <text:p>0,0015985</text:p>
          </table:table-cell>
          <table:table-cell table:formula="of:=[.G641]-[.C641]" office:value-type="float" office:value="0.00134785000000015" calcext:value-type="float">
            <text:p>0,00134785</text:p>
          </table:table-cell>
          <table:table-cell table:formula="of:=[.J641]/[.I641]" office:value-type="float" office:value="0.843196746950329" calcext:value-type="float">
            <text:p>0,843196747</text:p>
          </table:table-cell>
          <table:table-cell table:formula="of:=[.D641]+[.H641]*[.K641]" office:value-type="float" office:value="2.06293883640913" calcext:value-type="float">
            <text:p>2,0629388364</text:p>
          </table:table-cell>
        </table:table-row>
        <table:table-row table:style-name="ro1">
          <table:table-cell office:value-type="float" office:value="6.5726038" calcext:value-type="float">
            <text:p>6,5726038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6.571" calcext:value-type="float">
            <text:p>6,571</text:p>
          </table:table-cell>
          <table:table-cell office:value-type="float" office:value="1.98043" calcext:value-type="float">
            <text:p>1,98043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5311136" calcext:value-type="float">
            <text:p>0,5311136</text:p>
          </table:table-cell>
          <table:table-cell table:formula="of:=[.A642]-[.E642]" office:value-type="float" office:value="6.5718518" calcext:value-type="float">
            <text:p>6,5718518</text:p>
          </table:table-cell>
          <table:table-cell table:formula="of:=[.B642]-[.D642]" office:value-type="float" office:value="0.0695709999999998" calcext:value-type="float">
            <text:p>0,069571</text:p>
          </table:table-cell>
          <table:table-cell table:formula="of:=[.A642]-[.C642]" office:value-type="float" office:value="0.00160379999999982" calcext:value-type="float">
            <text:p>0,0016038</text:p>
          </table:table-cell>
          <table:table-cell table:formula="of:=[.G642]-[.C642]" office:value-type="float" office:value="0.000851799999999514" calcext:value-type="float">
            <text:p>0,0008518</text:p>
          </table:table-cell>
          <table:table-cell table:formula="of:=[.J642]/[.I642]" office:value-type="float" office:value="0.531113605187435" calcext:value-type="float">
            <text:p>0,5311136052</text:p>
          </table:table-cell>
          <table:table-cell table:formula="of:=[.D642]+[.H642]*[.K642]" office:value-type="float" office:value="2.0173801046265" calcext:value-type="float">
            <text:p>2,0173801046</text:p>
          </table:table-cell>
        </table:table-row>
        <table:table-row table:style-name="ro1">
          <table:table-cell office:value-type="float" office:value="6.5736066" calcext:value-type="float">
            <text:p>6,5736066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6.573" calcext:value-type="float">
            <text:p>6,573</text:p>
          </table:table-cell>
          <table:table-cell office:value-type="float" office:value="2.086952" calcext:value-type="float">
            <text:p>2,086952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-0.2396967" calcext:value-type="float">
            <text:p>-0,2396967</text:p>
          </table:table-cell>
          <table:table-cell table:formula="of:=[.A643]-[.E643]" office:value-type="float" office:value="6.5728546" calcext:value-type="float">
            <text:p>6,5728546</text:p>
          </table:table-cell>
          <table:table-cell table:formula="of:=[.B643]-[.D643]" office:value-type="float" office:value="-0.0369510000000002" calcext:value-type="float">
            <text:p>-0,036951</text:p>
          </table:table-cell>
          <table:table-cell table:formula="of:=[.A643]-[.C643]" office:value-type="float" office:value="0.000606599999999347" calcext:value-type="float">
            <text:p>0,0006066</text:p>
          </table:table-cell>
          <table:table-cell table:formula="of:=[.G643]-[.C643]" office:value-type="float" office:value="-0.000145400000000961" calcext:value-type="float">
            <text:p>-0,0001454</text:p>
          </table:table-cell>
          <table:table-cell table:formula="of:=[.J643]/[.I643]" office:value-type="float" office:value="-0.239696669965575" calcext:value-type="float">
            <text:p>-0,23969667</text:p>
          </table:table-cell>
          <table:table-cell table:formula="of:=[.D643]+[.H643]*[.K643]" office:value-type="float" office:value="2.0958090316519" calcext:value-type="float">
            <text:p>2,0958090317</text:p>
          </table:table-cell>
        </table:table-row>
        <table:table-row table:style-name="ro1">
          <table:table-cell office:value-type="float" office:value="6.6033999" calcext:value-type="float">
            <text:p>6,6033999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6.574" calcext:value-type="float">
            <text:p>6,574</text:p>
          </table:table-cell>
          <table:table-cell office:value-type="float" office:value="2.058858" calcext:value-type="float">
            <text:p>2,058858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9744217" calcext:value-type="float">
            <text:p>0,9744217</text:p>
          </table:table-cell>
          <table:table-cell table:formula="of:=[.A644]-[.E644]" office:value-type="float" office:value="6.6026479" calcext:value-type="float">
            <text:p>6,6026479</text:p>
          </table:table-cell>
          <table:table-cell table:formula="of:=[.B644]-[.D644]" office:value-type="float" office:value="0.441144" calcext:value-type="float">
            <text:p>0,441144</text:p>
          </table:table-cell>
          <table:table-cell table:formula="of:=[.A644]-[.C644]" office:value-type="float" office:value="0.0293999000000005" calcext:value-type="float">
            <text:p>0,0293999</text:p>
          </table:table-cell>
          <table:table-cell table:formula="of:=[.G644]-[.C644]" office:value-type="float" office:value="0.0286479000000002" calcext:value-type="float">
            <text:p>0,0286479</text:p>
          </table:table-cell>
          <table:table-cell table:formula="of:=[.J644]/[.I644]" office:value-type="float" office:value="0.97442168170639" calcext:value-type="float">
            <text:p>0,9744216817</text:p>
          </table:table-cell>
          <table:table-cell table:formula="of:=[.D644]+[.H644]*[.K644]" office:value-type="float" office:value="2.48871827835468" calcext:value-type="float">
            <text:p>2,4887182784</text:p>
          </table:table-cell>
        </table:table-row>
        <table:table-row table:style-name="ro1">
          <table:table-cell office:value-type="float" office:value="6.6059101" calcext:value-type="float">
            <text:p>6,6059101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6.603" calcext:value-type="float">
            <text:p>6,603</text:p>
          </table:table-cell>
          <table:table-cell office:value-type="float" office:value="2.929862" calcext:value-type="float">
            <text:p>2,929862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7415896" calcext:value-type="float">
            <text:p>0,7415896</text:p>
          </table:table-cell>
          <table:table-cell table:formula="of:=[.A645]-[.E645]" office:value-type="float" office:value="6.6051581" calcext:value-type="float">
            <text:p>6,6051581</text:p>
          </table:table-cell>
          <table:table-cell table:formula="of:=[.B645]-[.D645]" office:value-type="float" office:value="-0.42986" calcext:value-type="float">
            <text:p>-0,42986</text:p>
          </table:table-cell>
          <table:table-cell table:formula="of:=[.A645]-[.C645]" office:value-type="float" office:value="0.00291010000000025" calcext:value-type="float">
            <text:p>0,0029101</text:p>
          </table:table-cell>
          <table:table-cell table:formula="of:=[.G645]-[.C645]" office:value-type="float" office:value="0.00215809999999994" calcext:value-type="float">
            <text:p>0,0021581</text:p>
          </table:table-cell>
          <table:table-cell table:formula="of:=[.J645]/[.I645]" office:value-type="float" office:value="0.741589636094896" calcext:value-type="float">
            <text:p>0,7415896361</text:p>
          </table:table-cell>
          <table:table-cell table:formula="of:=[.D645]+[.H645]*[.K645]" office:value-type="float" office:value="2.61108227902825" calcext:value-type="float">
            <text:p>2,611082279</text:p>
          </table:table-cell>
        </table:table-row>
        <table:table-row table:style-name="ro1">
          <table:table-cell office:value-type="float" office:value="6.6079157" calcext:value-type="float">
            <text:p>6,6079157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6.606" calcext:value-type="float">
            <text:p>6,606</text:p>
          </table:table-cell>
          <table:table-cell office:value-type="float" office:value="2.181222" calcext:value-type="float">
            <text:p>2,181222</text:p>
          </table:table-cell>
          <table:table-cell office:value-type="float" office:value="0.00125355" calcext:value-type="float">
            <text:p>0,00125355</text:p>
          </table:table-cell>
          <table:table-cell office:value-type="float" office:value="0.3456438" calcext:value-type="float">
            <text:p>0,3456438</text:p>
          </table:table-cell>
          <table:table-cell table:formula="of:=[.A646]-[.E646]" office:value-type="float" office:value="6.60666215" calcext:value-type="float">
            <text:p>6,60666215</text:p>
          </table:table-cell>
          <table:table-cell table:formula="of:=[.B646]-[.D646]" office:value-type="float" office:value="0.46878" calcext:value-type="float">
            <text:p>0,46878</text:p>
          </table:table-cell>
          <table:table-cell table:formula="of:=[.A646]-[.C646]" office:value-type="float" office:value="0.00191569999999963" calcext:value-type="float">
            <text:p>0,0019157</text:p>
          </table:table-cell>
          <table:table-cell table:formula="of:=[.G646]-[.C646]" office:value-type="float" office:value="0.000662149999999251" calcext:value-type="float">
            <text:p>0,00066215</text:p>
          </table:table-cell>
          <table:table-cell table:formula="of:=[.J646]/[.I646]" office:value-type="float" office:value="0.345643889961569" calcext:value-type="float">
            <text:p>0,34564389</text:p>
          </table:table-cell>
          <table:table-cell table:formula="of:=[.D646]+[.H646]*[.K646]" office:value-type="float" office:value="2.34325294273618" calcext:value-type="float">
            <text:p>2,3432529427</text:p>
          </table:table-cell>
        </table:table-row>
        <table:table-row table:style-name="ro1">
          <table:table-cell office:value-type="float" office:value="6.60942" calcext:value-type="float">
            <text:p>6,60942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6.608" calcext:value-type="float">
            <text:p>6,608</text:p>
          </table:table-cell>
          <table:table-cell office:value-type="float" office:value="2.812033" calcext:value-type="float">
            <text:p>2,812033</text:p>
          </table:table-cell>
          <table:table-cell office:value-type="float" office:value="0.00125355" calcext:value-type="float">
            <text:p>0,00125355</text:p>
          </table:table-cell>
          <table:table-cell office:value-type="float" office:value="0.1172183" calcext:value-type="float">
            <text:p>0,1172183</text:p>
          </table:table-cell>
          <table:table-cell table:formula="of:=[.A647]-[.E647]" office:value-type="float" office:value="6.60816645" calcext:value-type="float">
            <text:p>6,60816645</text:p>
          </table:table-cell>
          <table:table-cell table:formula="of:=[.B647]-[.D647]" office:value-type="float" office:value="-0.162031" calcext:value-type="float">
            <text:p>-0,162031</text:p>
          </table:table-cell>
          <table:table-cell table:formula="of:=[.A647]-[.C647]" office:value-type="float" office:value="0.00142000000000042" calcext:value-type="float">
            <text:p>0,00142</text:p>
          </table:table-cell>
          <table:table-cell table:formula="of:=[.G647]-[.C647]" office:value-type="float" office:value="0.00016645000000004" calcext:value-type="float">
            <text:p>0,00016645</text:p>
          </table:table-cell>
          <table:table-cell table:formula="of:=[.J647]/[.I647]" office:value-type="float" office:value="0.117218309859148" calcext:value-type="float">
            <text:p>0,1172183099</text:p>
          </table:table-cell>
          <table:table-cell table:formula="of:=[.D647]+[.H647]*[.K647]" office:value-type="float" office:value="2.79304000003521" calcext:value-type="float">
            <text:p>2,79304</text:p>
          </table:table-cell>
        </table:table-row>
        <table:table-row table:style-name="ro1">
          <table:table-cell office:value-type="float" office:value="6.6408753" calcext:value-type="float">
            <text:p>6,6408753</text:p>
          </table:table-cell>
          <table:table-cell office:value-type="float" office:value="3.100002" calcext:value-type="float">
            <text:p>3,100002</text:p>
          </table:table-cell>
          <table:table-cell office:value-type="float" office:value="6.609" calcext:value-type="float">
            <text:p>6,609</text:p>
          </table:table-cell>
          <table:table-cell office:value-type="float" office:value="2.631009" calcext:value-type="float">
            <text:p>2,631009</text:p>
          </table:table-cell>
          <table:table-cell office:value-type="float" office:value="0.00125355" calcext:value-type="float">
            <text:p>0,00125355</text:p>
          </table:table-cell>
          <table:table-cell office:value-type="float" office:value="0.9606733" calcext:value-type="float">
            <text:p>0,9606733</text:p>
          </table:table-cell>
          <table:table-cell table:formula="of:=[.A648]-[.E648]" office:value-type="float" office:value="6.63962175" calcext:value-type="float">
            <text:p>6,63962175</text:p>
          </table:table-cell>
          <table:table-cell table:formula="of:=[.B648]-[.D648]" office:value-type="float" office:value="0.468993" calcext:value-type="float">
            <text:p>0,468993</text:p>
          </table:table-cell>
          <table:table-cell table:formula="of:=[.A648]-[.C648]" office:value-type="float" office:value="0.0318753000000003" calcext:value-type="float">
            <text:p>0,0318753</text:p>
          </table:table-cell>
          <table:table-cell table:formula="of:=[.G648]-[.C648]" office:value-type="float" office:value="0.0306217499999999" calcext:value-type="float">
            <text:p>0,03062175</text:p>
          </table:table-cell>
          <table:table-cell table:formula="of:=[.J648]/[.I648]" office:value-type="float" office:value="0.96067331131" calcext:value-type="float">
            <text:p>0,9606733113</text:p>
          </table:table-cell>
          <table:table-cell table:formula="of:=[.D648]+[.H648]*[.K648]" office:value-type="float" office:value="3.08155805829121" calcext:value-type="float">
            <text:p>3,0815580583</text:p>
          </table:table-cell>
        </table:table-row>
        <table:table-row table:style-name="ro1">
          <table:table-cell office:value-type="float" office:value="6.6423791" calcext:value-type="float">
            <text:p>6,6423791</text:p>
          </table:table-cell>
          <table:table-cell office:value-type="float" office:value="3.100002" calcext:value-type="float">
            <text:p>3,100002</text:p>
          </table:table-cell>
          <table:table-cell office:value-type="float" office:value="6.641" calcext:value-type="float">
            <text:p>6,641</text:p>
          </table:table-cell>
          <table:table-cell office:value-type="float" office:value="3.550551" calcext:value-type="float">
            <text:p>3,550551</text:p>
          </table:table-cell>
          <table:table-cell office:value-type="float" office:value="0.00125355" calcext:value-type="float">
            <text:p>0,00125355</text:p>
          </table:table-cell>
          <table:table-cell office:value-type="float" office:value="0.09103759" calcext:value-type="float">
            <text:p>0,09103759</text:p>
          </table:table-cell>
          <table:table-cell table:formula="of:=[.A649]-[.E649]" office:value-type="float" office:value="6.64112555" calcext:value-type="float">
            <text:p>6,64112555</text:p>
          </table:table-cell>
          <table:table-cell table:formula="of:=[.B649]-[.D649]" office:value-type="float" office:value="-0.450549" calcext:value-type="float">
            <text:p>-0,450549</text:p>
          </table:table-cell>
          <table:table-cell table:formula="of:=[.A649]-[.C649]" office:value-type="float" office:value="0.0013791000000003" calcext:value-type="float">
            <text:p>0,0013791</text:p>
          </table:table-cell>
          <table:table-cell table:formula="of:=[.G649]-[.C649]" office:value-type="float" office:value="0.000125549999999919" calcext:value-type="float">
            <text:p>0,00012555</text:p>
          </table:table-cell>
          <table:table-cell table:formula="of:=[.J649]/[.I649]" office:value-type="float" office:value="0.0910376332389903" calcext:value-type="float">
            <text:p>0,0910376332</text:p>
          </table:table-cell>
          <table:table-cell table:formula="of:=[.D649]+[.H649]*[.K649]" office:value-type="float" office:value="3.50953408538181" calcext:value-type="float">
            <text:p>3,5095340854</text:p>
          </table:table-cell>
        </table:table-row>
        <table:table-row table:style-name="ro1">
          <table:table-cell office:value-type="float" office:value="6.6448908" calcext:value-type="float">
            <text:p>6,6448908</text:p>
          </table:table-cell>
          <table:table-cell office:value-type="float" office:value="3.100002" calcext:value-type="float">
            <text:p>3,100002</text:p>
          </table:table-cell>
          <table:table-cell office:value-type="float" office:value="6.642" calcext:value-type="float">
            <text:p>6,642</text:p>
          </table:table-cell>
          <table:table-cell office:value-type="float" office:value="3.058985" calcext:value-type="float">
            <text:p>3,058985</text:p>
          </table:table-cell>
          <table:table-cell office:value-type="float" office:value="0.00100485" calcext:value-type="float">
            <text:p>0,00100485</text:p>
          </table:table-cell>
          <table:table-cell office:value-type="float" office:value="0.6523973" calcext:value-type="float">
            <text:p>0,6523973</text:p>
          </table:table-cell>
          <table:table-cell table:formula="of:=[.A650]-[.E650]" office:value-type="float" office:value="6.64388595" calcext:value-type="float">
            <text:p>6,64388595</text:p>
          </table:table-cell>
          <table:table-cell table:formula="of:=[.B650]-[.D650]" office:value-type="float" office:value="0.0410170000000001" calcext:value-type="float">
            <text:p>0,041017</text:p>
          </table:table-cell>
          <table:table-cell table:formula="of:=[.A650]-[.C650]" office:value-type="float" office:value="0.00289079999999942" calcext:value-type="float">
            <text:p>0,0028908</text:p>
          </table:table-cell>
          <table:table-cell table:formula="of:=[.G650]-[.C650]" office:value-type="float" office:value="0.00188594999999925" calcext:value-type="float">
            <text:p>0,00188595</text:p>
          </table:table-cell>
          <table:table-cell table:formula="of:=[.J650]/[.I650]" office:value-type="float" office:value="0.652397260273844" calcext:value-type="float">
            <text:p>0,6523972603</text:p>
          </table:table-cell>
          <table:table-cell table:formula="of:=[.D650]+[.H650]*[.K650]" office:value-type="float" office:value="3.08574437842465" calcext:value-type="float">
            <text:p>3,0857443784</text:p>
          </table:table-cell>
        </table:table-row>
        <table:table-row table:style-name="ro1">
          <table:table-cell office:value-type="float" office:value="6.6463941" calcext:value-type="float">
            <text:p>6,6463941</text:p>
          </table:table-cell>
          <table:table-cell office:value-type="float" office:value="3.100002" calcext:value-type="float">
            <text:p>3,100002</text:p>
          </table:table-cell>
          <table:table-cell office:value-type="float" office:value="6.645" calcext:value-type="float">
            <text:p>6,645</text:p>
          </table:table-cell>
          <table:table-cell office:value-type="float" office:value="3.126761" calcext:value-type="float">
            <text:p>3,126761</text:p>
          </table:table-cell>
          <table:table-cell office:value-type="float" office:value="0.00100485" calcext:value-type="float">
            <text:p>0,00100485</text:p>
          </table:table-cell>
          <table:table-cell office:value-type="float" office:value="0.2792124" calcext:value-type="float">
            <text:p>0,2792124</text:p>
          </table:table-cell>
          <table:table-cell table:formula="of:=[.A651]-[.E651]" office:value-type="float" office:value="6.64538925" calcext:value-type="float">
            <text:p>6,64538925</text:p>
          </table:table-cell>
          <table:table-cell table:formula="of:=[.B651]-[.D651]" office:value-type="float" office:value="-0.0267590000000002" calcext:value-type="float">
            <text:p>-0,026759</text:p>
          </table:table-cell>
          <table:table-cell table:formula="of:=[.A651]-[.C651]" office:value-type="float" office:value="0.00139410000000062" calcext:value-type="float">
            <text:p>0,0013941</text:p>
          </table:table-cell>
          <table:table-cell table:formula="of:=[.G651]-[.C651]" office:value-type="float" office:value="0.000389250000000452" calcext:value-type="float">
            <text:p>0,00038925</text:p>
          </table:table-cell>
          <table:table-cell table:formula="of:=[.J651]/[.I651]" office:value-type="float" office:value="0.279212395093809" calcext:value-type="float">
            <text:p>0,2792123951</text:p>
          </table:table-cell>
          <table:table-cell table:formula="of:=[.D651]+[.H651]*[.K651]" office:value-type="float" office:value="3.11928955551968" calcext:value-type="float">
            <text:p>3,1192895555</text:p>
          </table:table-cell>
        </table:table-row>
        <table:table-row table:style-name="ro1">
          <table:table-cell office:value-type="float" office:value="6.6473971" calcext:value-type="float">
            <text:p>6,6473971</text:p>
          </table:table-cell>
          <table:table-cell office:value-type="float" office:value="3.100002" calcext:value-type="float">
            <text:p>3,100002</text:p>
          </table:table-cell>
          <table:table-cell office:value-type="float" office:value="6.646" calcext:value-type="float">
            <text:p>6,646</text:p>
          </table:table-cell>
          <table:table-cell office:value-type="float" office:value="3.09253" calcext:value-type="float">
            <text:p>3,09253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205926" calcext:value-type="float">
            <text:p>0,8205926</text:p>
          </table:table-cell>
          <table:table-cell table:formula="of:=[.A652]-[.E652]" office:value-type="float" office:value="6.64714645" calcext:value-type="float">
            <text:p>6,64714645</text:p>
          </table:table-cell>
          <table:table-cell table:formula="of:=[.B652]-[.D652]" office:value-type="float" office:value="0.00747199999999992" calcext:value-type="float">
            <text:p>0,007472</text:p>
          </table:table-cell>
          <table:table-cell table:formula="of:=[.A652]-[.C652]" office:value-type="float" office:value="0.00139710000000015" calcext:value-type="float">
            <text:p>0,0013971</text:p>
          </table:table-cell>
          <table:table-cell table:formula="of:=[.G652]-[.C652]" office:value-type="float" office:value="0.00114645000000024" calcext:value-type="float">
            <text:p>0,00114645</text:p>
          </table:table-cell>
          <table:table-cell table:formula="of:=[.J652]/[.I652]" office:value-type="float" office:value="0.820592656216534" calcext:value-type="float">
            <text:p>0,8205926562</text:p>
          </table:table-cell>
          <table:table-cell table:formula="of:=[.D652]+[.H652]*[.K652]" office:value-type="float" office:value="3.09866146832725" calcext:value-type="float">
            <text:p>3,0986614683</text:p>
          </table:table-cell>
        </table:table-row>
        <table:table-row table:style-name="ro1">
          <table:table-cell office:value-type="float" office:value="6.671966" calcext:value-type="float">
            <text:p>6,671966</text:p>
          </table:table-cell>
          <table:table-cell office:value-type="float" office:value="3.400002" calcext:value-type="float">
            <text:p>3,400002</text:p>
          </table:table-cell>
          <table:table-cell office:value-type="float" office:value="6.647" calcext:value-type="float">
            <text:p>6,647</text:p>
          </table:table-cell>
          <table:table-cell office:value-type="float" office:value="3.106133" calcext:value-type="float">
            <text:p>3,106133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899604" calcext:value-type="float">
            <text:p>0,9899604</text:p>
          </table:table-cell>
          <table:table-cell table:formula="of:=[.A653]-[.E653]" office:value-type="float" office:value="6.67171535" calcext:value-type="float">
            <text:p>6,67171535</text:p>
          </table:table-cell>
          <table:table-cell table:formula="of:=[.B653]-[.D653]" office:value-type="float" office:value="0.293869" calcext:value-type="float">
            <text:p>0,293869</text:p>
          </table:table-cell>
          <table:table-cell table:formula="of:=[.A653]-[.C653]" office:value-type="float" office:value="0.024966" calcext:value-type="float">
            <text:p>0,024966</text:p>
          </table:table-cell>
          <table:table-cell table:formula="of:=[.G653]-[.C653]" office:value-type="float" office:value="0.0247153500000001" calcext:value-type="float">
            <text:p>0,02471535</text:p>
          </table:table-cell>
          <table:table-cell table:formula="of:=[.J653]/[.I653]" office:value-type="float" office:value="0.98996034607066" calcext:value-type="float">
            <text:p>0,9899603461</text:p>
          </table:table-cell>
          <table:table-cell table:formula="of:=[.D653]+[.H653]*[.K653]" office:value-type="float" office:value="3.39705165693944" calcext:value-type="float">
            <text:p>3,3970516569</text:p>
          </table:table-cell>
        </table:table-row>
        <table:table-row table:style-name="ro1">
          <table:table-cell office:value-type="float" office:value="6.6739713" calcext:value-type="float">
            <text:p>6,6739713</text:p>
          </table:table-cell>
          <table:table-cell office:value-type="float" office:value="3.400002" calcext:value-type="float">
            <text:p>3,400002</text:p>
          </table:table-cell>
          <table:table-cell office:value-type="float" office:value="6.672" calcext:value-type="float">
            <text:p>6,672</text:p>
          </table:table-cell>
          <table:table-cell office:value-type="float" office:value="3.690921" calcext:value-type="float">
            <text:p>3,690921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4913763" calcext:value-type="float">
            <text:p>0,4913763</text:p>
          </table:table-cell>
          <table:table-cell table:formula="of:=[.A654]-[.E654]" office:value-type="float" office:value="6.67296865" calcext:value-type="float">
            <text:p>6,67296865</text:p>
          </table:table-cell>
          <table:table-cell table:formula="of:=[.B654]-[.D654]" office:value-type="float" office:value="-0.290919" calcext:value-type="float">
            <text:p>-0,290919</text:p>
          </table:table-cell>
          <table:table-cell table:formula="of:=[.A654]-[.C654]" office:value-type="float" office:value="0.00197130000000012" calcext:value-type="float">
            <text:p>0,0019713</text:p>
          </table:table-cell>
          <table:table-cell table:formula="of:=[.G654]-[.C654]" office:value-type="float" office:value="0.000968649999999904" calcext:value-type="float">
            <text:p>0,00096865</text:p>
          </table:table-cell>
          <table:table-cell table:formula="of:=[.J654]/[.I654]" office:value-type="float" office:value="0.491376249175592" calcext:value-type="float">
            <text:p>0,4913762492</text:p>
          </table:table-cell>
          <table:table-cell table:formula="of:=[.D654]+[.H654]*[.K654]" office:value-type="float" office:value="3.54797031296609" calcext:value-type="float">
            <text:p>3,547970313</text:p>
          </table:table-cell>
        </table:table-row>
        <table:table-row table:style-name="ro1">
          <table:table-cell office:value-type="float" office:value="6.6764782" calcext:value-type="float">
            <text:p>6,6764782</text:p>
          </table:table-cell>
          <table:table-cell office:value-type="float" office:value="3.550002" calcext:value-type="float">
            <text:p>3,550002</text:p>
          </table:table-cell>
          <table:table-cell office:value-type="float" office:value="6.674" calcext:value-type="float">
            <text:p>6,674</text:p>
          </table:table-cell>
          <table:table-cell office:value-type="float" office:value="3.257052" calcext:value-type="float">
            <text:p>3,257052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595412" calcext:value-type="float">
            <text:p>0,595412</text:p>
          </table:table-cell>
          <table:table-cell table:formula="of:=[.A655]-[.E655]" office:value-type="float" office:value="6.67547555" calcext:value-type="float">
            <text:p>6,67547555</text:p>
          </table:table-cell>
          <table:table-cell table:formula="of:=[.B655]-[.D655]" office:value-type="float" office:value="0.29295" calcext:value-type="float">
            <text:p>0,29295</text:p>
          </table:table-cell>
          <table:table-cell table:formula="of:=[.A655]-[.C655]" office:value-type="float" office:value="0.00247819999999965" calcext:value-type="float">
            <text:p>0,0024782</text:p>
          </table:table-cell>
          <table:table-cell table:formula="of:=[.G655]-[.C655]" office:value-type="float" office:value="0.00147554999999944" calcext:value-type="float">
            <text:p>0,00147555</text:p>
          </table:table-cell>
          <table:table-cell table:formula="of:=[.J655]/[.I655]" office:value-type="float" office:value="0.595411992575112" calcext:value-type="float">
            <text:p>0,5954119926</text:p>
          </table:table-cell>
          <table:table-cell table:formula="of:=[.D655]+[.H655]*[.K655]" office:value-type="float" office:value="3.43147794322488" calcext:value-type="float">
            <text:p>3,4314779432</text:p>
          </table:table-cell>
        </table:table-row>
        <table:table-row table:style-name="ro1">
          <table:table-cell office:value-type="float" office:value="6.6774807" calcext:value-type="float">
            <text:p>6,6774807</text:p>
          </table:table-cell>
          <table:table-cell office:value-type="float" office:value="3.550002" calcext:value-type="float">
            <text:p>3,550002</text:p>
          </table:table-cell>
          <table:table-cell office:value-type="float" office:value="6.676" calcext:value-type="float">
            <text:p>6,676</text:p>
          </table:table-cell>
          <table:table-cell office:value-type="float" office:value="3.724429" calcext:value-type="float">
            <text:p>3,724429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322854" calcext:value-type="float">
            <text:p>0,322854</text:p>
          </table:table-cell>
          <table:table-cell table:formula="of:=[.A656]-[.E656]" office:value-type="float" office:value="6.67647805" calcext:value-type="float">
            <text:p>6,67647805</text:p>
          </table:table-cell>
          <table:table-cell table:formula="of:=[.B656]-[.D656]" office:value-type="float" office:value="-0.174427" calcext:value-type="float">
            <text:p>-0,174427</text:p>
          </table:table-cell>
          <table:table-cell table:formula="of:=[.A656]-[.C656]" office:value-type="float" office:value="0.00148070000000011" calcext:value-type="float">
            <text:p>0,0014807</text:p>
          </table:table-cell>
          <table:table-cell table:formula="of:=[.G656]-[.C656]" office:value-type="float" office:value="0.000478049999999897" calcext:value-type="float">
            <text:p>0,00047805</text:p>
          </table:table-cell>
          <table:table-cell table:formula="of:=[.J656]/[.I656]" office:value-type="float" office:value="0.322854055514189" calcext:value-type="float">
            <text:p>0,3228540555</text:p>
          </table:table-cell>
          <table:table-cell table:formula="of:=[.D656]+[.H656]*[.K656]" office:value-type="float" office:value="3.66811453565883" calcext:value-type="float">
            <text:p>3,6681145357</text:p>
          </table:table-cell>
        </table:table-row>
        <table:table-row table:style-name="ro1">
          <table:table-cell office:value-type="float" office:value="6.7058857" calcext:value-type="float">
            <text:p>6,7058857</text:p>
          </table:table-cell>
          <table:table-cell office:value-type="float" office:value="3.850003" calcext:value-type="float">
            <text:p>3,850003</text:p>
          </table:table-cell>
          <table:table-cell office:value-type="float" office:value="6.677" calcext:value-type="float">
            <text:p>6,677</text:p>
          </table:table-cell>
          <table:table-cell office:value-type="float" office:value="3.493688" calcext:value-type="float">
            <text:p>3,493688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9652891" calcext:value-type="float">
            <text:p>0,9652891</text:p>
          </table:table-cell>
          <table:table-cell table:formula="of:=[.A657]-[.E657]" office:value-type="float" office:value="6.70488305" calcext:value-type="float">
            <text:p>6,70488305</text:p>
          </table:table-cell>
          <table:table-cell table:formula="of:=[.B657]-[.D657]" office:value-type="float" office:value="0.356315" calcext:value-type="float">
            <text:p>0,356315</text:p>
          </table:table-cell>
          <table:table-cell table:formula="of:=[.A657]-[.C657]" office:value-type="float" office:value="0.0288857" calcext:value-type="float">
            <text:p>0,0288857</text:p>
          </table:table-cell>
          <table:table-cell table:formula="of:=[.G657]-[.C657]" office:value-type="float" office:value="0.0278830499999998" calcext:value-type="float">
            <text:p>0,02788305</text:p>
          </table:table-cell>
          <table:table-cell table:formula="of:=[.J657]/[.I657]" office:value-type="float" office:value="0.96528905306085" calcext:value-type="float">
            <text:p>0,9652890531</text:p>
          </table:table-cell>
          <table:table-cell table:formula="of:=[.D657]+[.H657]*[.K657]" office:value-type="float" office:value="3.83763496894138" calcext:value-type="float">
            <text:p>3,8376349689</text:p>
          </table:table-cell>
        </table:table-row>
        <table:table-row table:style-name="ro1">
          <table:table-cell office:value-type="float" office:value="6.7078916" calcext:value-type="float">
            <text:p>6,7078916</text:p>
          </table:table-cell>
          <table:table-cell office:value-type="float" office:value="4.000002" calcext:value-type="float">
            <text:p>4,000002</text:p>
          </table:table-cell>
          <table:table-cell office:value-type="float" office:value="6.706" calcext:value-type="float">
            <text:p>6,706</text:p>
          </table:table-cell>
          <table:table-cell office:value-type="float" office:value="4.193949" calcext:value-type="float">
            <text:p>4,193949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4699461" calcext:value-type="float">
            <text:p>0,4699461</text:p>
          </table:table-cell>
          <table:table-cell table:formula="of:=[.A658]-[.E658]" office:value-type="float" office:value="6.70688895" calcext:value-type="float">
            <text:p>6,70688895</text:p>
          </table:table-cell>
          <table:table-cell table:formula="of:=[.B658]-[.D658]" office:value-type="float" office:value="-0.193947" calcext:value-type="float">
            <text:p>-0,193947</text:p>
          </table:table-cell>
          <table:table-cell table:formula="of:=[.A658]-[.C658]" office:value-type="float" office:value="0.00189160000000044" calcext:value-type="float">
            <text:p>0,0018916</text:p>
          </table:table-cell>
          <table:table-cell table:formula="of:=[.G658]-[.C658]" office:value-type="float" office:value="0.000888950000000222" calcext:value-type="float">
            <text:p>0,00088895</text:p>
          </table:table-cell>
          <table:table-cell table:formula="of:=[.J658]/[.I658]" office:value-type="float" office:value="0.469946077394807" calcext:value-type="float">
            <text:p>0,4699460774</text:p>
          </table:table-cell>
          <table:table-cell table:formula="of:=[.D658]+[.H658]*[.K658]" office:value-type="float" office:value="4.10280436812751" calcext:value-type="float">
            <text:p>4,1028043681</text:p>
          </table:table-cell>
        </table:table-row>
        <table:table-row table:style-name="ro1">
          <table:table-cell office:value-type="float" office:value="6.7103979" calcext:value-type="float">
            <text:p>6,7103979</text:p>
          </table:table-cell>
          <table:table-cell office:value-type="float" office:value="4.000002" calcext:value-type="float">
            <text:p>4,000002</text:p>
          </table:table-cell>
          <table:table-cell office:value-type="float" office:value="6.708" calcext:value-type="float">
            <text:p>6,708</text:p>
          </table:table-cell>
          <table:table-cell office:value-type="float" office:value="3.908858" calcext:value-type="float">
            <text:p>3,908858</text:p>
          </table:table-cell>
          <table:table-cell office:value-type="float" office:value="0.00125345" calcext:value-type="float">
            <text:p>0,00125345</text:p>
          </table:table-cell>
          <table:table-cell office:value-type="float" office:value="0.4772718" calcext:value-type="float">
            <text:p>0,4772718</text:p>
          </table:table-cell>
          <table:table-cell table:formula="of:=[.A659]-[.E659]" office:value-type="float" office:value="6.70914445" calcext:value-type="float">
            <text:p>6,70914445</text:p>
          </table:table-cell>
          <table:table-cell table:formula="of:=[.B659]-[.D659]" office:value-type="float" office:value="0.0911440000000003" calcext:value-type="float">
            <text:p>0,091144</text:p>
          </table:table-cell>
          <table:table-cell table:formula="of:=[.A659]-[.C659]" office:value-type="float" office:value="0.00239790000000006" calcext:value-type="float">
            <text:p>0,0023979</text:p>
          </table:table-cell>
          <table:table-cell table:formula="of:=[.G659]-[.C659]" office:value-type="float" office:value="0.00114444999999996" calcext:value-type="float">
            <text:p>0,00114445</text:p>
          </table:table-cell>
          <table:table-cell table:formula="of:=[.J659]/[.I659]" office:value-type="float" office:value="0.477271779473678" calcext:value-type="float">
            <text:p>0,4772717795</text:p>
          </table:table-cell>
          <table:table-cell table:formula="of:=[.D659]+[.H659]*[.K659]" office:value-type="float" office:value="3.95235845906835" calcext:value-type="float">
            <text:p>3,9523584591</text:p>
          </table:table-cell>
        </table:table-row>
        <table:table-row table:style-name="ro1">
          <table:table-cell office:value-type="float" office:value="6.7114009" calcext:value-type="float">
            <text:p>6,7114009</text:p>
          </table:table-cell>
          <table:table-cell office:value-type="float" office:value="4.000002" calcext:value-type="float">
            <text:p>4,000002</text:p>
          </table:table-cell>
          <table:table-cell office:value-type="float" office:value="6.71" calcext:value-type="float">
            <text:p>6,71</text:p>
          </table:table-cell>
          <table:table-cell office:value-type="float" office:value="4.043503" calcext:value-type="float">
            <text:p>4,043503</text:p>
          </table:table-cell>
          <table:table-cell office:value-type="float" office:value="0.00125345" calcext:value-type="float">
            <text:p>0,00125345</text:p>
          </table:table-cell>
          <table:table-cell office:value-type="float" office:value="0.1052537" calcext:value-type="float">
            <text:p>0,1052537</text:p>
          </table:table-cell>
          <table:table-cell table:formula="of:=[.A660]-[.E660]" office:value-type="float" office:value="6.71014745" calcext:value-type="float">
            <text:p>6,71014745</text:p>
          </table:table-cell>
          <table:table-cell table:formula="of:=[.B660]-[.D660]" office:value-type="float" office:value="-0.043501" calcext:value-type="float">
            <text:p>-0,043501</text:p>
          </table:table-cell>
          <table:table-cell table:formula="of:=[.A660]-[.C660]" office:value-type="float" office:value="0.00140090000000015" calcext:value-type="float">
            <text:p>0,0014009</text:p>
          </table:table-cell>
          <table:table-cell table:formula="of:=[.G660]-[.C660]" office:value-type="float" office:value="0.000147450000000049" calcext:value-type="float">
            <text:p>0,00014745</text:p>
          </table:table-cell>
          <table:table-cell table:formula="of:=[.J660]/[.I660]" office:value-type="float" office:value="0.105253765436529" calcext:value-type="float">
            <text:p>0,1052537654</text:p>
          </table:table-cell>
          <table:table-cell table:formula="of:=[.D660]+[.H660]*[.K660]" office:value-type="float" office:value="4.03892435594975" calcext:value-type="float">
            <text:p>4,0389243559</text:p>
          </table:table-cell>
        </table:table-row>
        <table:table-row table:style-name="ro1">
          <table:table-cell office:value-type="float" office:value="6.7119025" calcext:value-type="float">
            <text:p>6,7119025</text:p>
          </table:table-cell>
          <table:table-cell office:value-type="float" office:value="4.000002" calcext:value-type="float">
            <text:p>4,000002</text:p>
          </table:table-cell>
          <table:table-cell office:value-type="float" office:value="6.711" calcext:value-type="float">
            <text:p>6,711</text:p>
          </table:table-cell>
          <table:table-cell office:value-type="float" office:value="3.995424" calcext:value-type="float">
            <text:p>3,9954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61]-[.E661]" office:value-type="float" office:value="6.7119025" calcext:value-type="float">
            <text:p>6,7119025</text:p>
          </table:table-cell>
          <table:table-cell table:formula="of:=[.B661]-[.D661]" office:value-type="float" office:value="0.00457800000000042" calcext:value-type="float">
            <text:p>0,004578</text:p>
          </table:table-cell>
          <table:table-cell table:formula="of:=[.A661]-[.C661]" office:value-type="float" office:value="0.000902499999999584" calcext:value-type="float">
            <text:p>0,0009025</text:p>
          </table:table-cell>
          <table:table-cell table:formula="of:=[.G661]-[.C661]" office:value-type="float" office:value="0.000902499999999584" calcext:value-type="float">
            <text:p>0,0009025</text:p>
          </table:table-cell>
          <table:table-cell table:formula="of:=[.J661]/[.I661]" office:value-type="float" office:value="1" calcext:value-type="float">
            <text:p>1</text:p>
          </table:table-cell>
          <table:table-cell table:formula="of:=[.D661]+[.H661]*[.K661]" office:value-type="float" office:value="4.000002" calcext:value-type="float">
            <text:p>4,000002</text:p>
          </table:table-cell>
        </table:table-row>
        <table:table-row table:style-name="ro1">
          <table:table-cell office:value-type="float" office:value="6.7399787" calcext:value-type="float">
            <text:p>6,7399787</text:p>
          </table:table-cell>
          <table:table-cell office:value-type="float" office:value="4.300003" calcext:value-type="float">
            <text:p>4,300003</text:p>
          </table:table-cell>
          <table:table-cell office:value-type="float" office:value="6.712" calcext:value-type="float">
            <text:p>6,712</text:p>
          </table:table-cell>
          <table:table-cell office:value-type="float" office:value="4.004581" calcext:value-type="float">
            <text:p>4,0045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62]-[.E662]" office:value-type="float" office:value="6.7399787" calcext:value-type="float">
            <text:p>6,7399787</text:p>
          </table:table-cell>
          <table:table-cell table:formula="of:=[.B662]-[.D662]" office:value-type="float" office:value="0.295422" calcext:value-type="float">
            <text:p>0,295422</text:p>
          </table:table-cell>
          <table:table-cell table:formula="of:=[.A662]-[.C662]" office:value-type="float" office:value="0.0279787000000002" calcext:value-type="float">
            <text:p>0,0279787</text:p>
          </table:table-cell>
          <table:table-cell table:formula="of:=[.G662]-[.C662]" office:value-type="float" office:value="0.0279787000000002" calcext:value-type="float">
            <text:p>0,0279787</text:p>
          </table:table-cell>
          <table:table-cell table:formula="of:=[.J662]/[.I662]" office:value-type="float" office:value="1" calcext:value-type="float">
            <text:p>1</text:p>
          </table:table-cell>
          <table:table-cell table:formula="of:=[.D662]+[.H662]*[.K662]" office:value-type="float" office:value="4.300003" calcext:value-type="float">
            <text:p>4,300003</text:p>
          </table:table-cell>
        </table:table-row>
        <table:table-row table:style-name="ro1">
          <table:table-cell office:value-type="float" office:value="6.7444906" calcext:value-type="float">
            <text:p>6,7444906</text:p>
          </table:table-cell>
          <table:table-cell office:value-type="float" office:value="4.450003" calcext:value-type="float">
            <text:p>4,450003</text:p>
          </table:table-cell>
          <table:table-cell office:value-type="float" office:value="6.74" calcext:value-type="float">
            <text:p>6,74</text:p>
          </table:table-cell>
          <table:table-cell office:value-type="float" office:value="4.595424" calcext:value-type="float">
            <text:p>4,595424</text:p>
          </table:table-cell>
          <table:table-cell office:value-type="float" office:value="0.00200495" calcext:value-type="float">
            <text:p>0,00200495</text:p>
          </table:table-cell>
          <table:table-cell office:value-type="float" office:value="0.5535229" calcext:value-type="float">
            <text:p>0,5535229</text:p>
          </table:table-cell>
          <table:table-cell table:formula="of:=[.A663]-[.E663]" office:value-type="float" office:value="6.74248565" calcext:value-type="float">
            <text:p>6,74248565</text:p>
          </table:table-cell>
          <table:table-cell table:formula="of:=[.B663]-[.D663]" office:value-type="float" office:value="-0.145421" calcext:value-type="float">
            <text:p>-0,145421</text:p>
          </table:table-cell>
          <table:table-cell table:formula="of:=[.A663]-[.C663]" office:value-type="float" office:value="0.00449059999999957" calcext:value-type="float">
            <text:p>0,0044906</text:p>
          </table:table-cell>
          <table:table-cell table:formula="of:=[.G663]-[.C663]" office:value-type="float" office:value="0.00248564999999967" calcext:value-type="float">
            <text:p>0,00248565</text:p>
          </table:table-cell>
          <table:table-cell table:formula="of:=[.J663]/[.I663]" office:value-type="float" office:value="0.55352291453256" calcext:value-type="float">
            <text:p>0,5535229145</text:p>
          </table:table-cell>
          <table:table-cell table:formula="of:=[.D663]+[.H663]*[.K663]" office:value-type="float" office:value="4.51493014424576" calcext:value-type="float">
            <text:p>4,5149301442</text:p>
          </table:table-cell>
        </table:table-row>
        <table:table-row table:style-name="ro1">
          <table:table-cell office:value-type="float" office:value="6.7454934" calcext:value-type="float">
            <text:p>6,7454934</text:p>
          </table:table-cell>
          <table:table-cell office:value-type="float" office:value="4.450003" calcext:value-type="float">
            <text:p>4,450003</text:p>
          </table:table-cell>
          <table:table-cell office:value-type="float" office:value="6.744" calcext:value-type="float">
            <text:p>6,744</text:p>
          </table:table-cell>
          <table:table-cell office:value-type="float" office:value="4.369509" calcext:value-type="float">
            <text:p>4,369509</text:p>
          </table:table-cell>
          <table:table-cell office:value-type="float" office:value="0.00200495" calcext:value-type="float">
            <text:p>0,00200495</text:p>
          </table:table-cell>
          <table:table-cell office:value-type="float" office:value="-0.3425406" calcext:value-type="float">
            <text:p>-0,3425406</text:p>
          </table:table-cell>
          <table:table-cell table:formula="of:=[.A664]-[.E664]" office:value-type="float" office:value="6.74348845" calcext:value-type="float">
            <text:p>6,74348845</text:p>
          </table:table-cell>
          <table:table-cell table:formula="of:=[.B664]-[.D664]" office:value-type="float" office:value="0.0804939999999998" calcext:value-type="float">
            <text:p>0,080494</text:p>
          </table:table-cell>
          <table:table-cell table:formula="of:=[.A664]-[.C664]" office:value-type="float" office:value="0.0014934000000002" calcext:value-type="float">
            <text:p>0,0014934</text:p>
          </table:table-cell>
          <table:table-cell table:formula="of:=[.G664]-[.C664]" office:value-type="float" office:value="-0.000511549999999694" calcext:value-type="float">
            <text:p>-0,00051155</text:p>
          </table:table-cell>
          <table:table-cell table:formula="of:=[.J664]/[.I664]" office:value-type="float" office:value="-0.342540511584054" calcext:value-type="float">
            <text:p>-0,3425405116</text:p>
          </table:table-cell>
          <table:table-cell table:formula="of:=[.D664]+[.H664]*[.K664]" office:value-type="float" office:value="4.34193654406055" calcext:value-type="float">
            <text:p>4,3419365441</text:p>
          </table:table-cell>
        </table:table-row>
        <table:table-row table:style-name="ro1">
          <table:table-cell office:value-type="float" office:value="6.7459946" calcext:value-type="float">
            <text:p>6,7459946</text:p>
          </table:table-cell>
          <table:table-cell office:value-type="float" office:value="4.450003" calcext:value-type="float">
            <text:p>4,450003</text:p>
          </table:table-cell>
          <table:table-cell office:value-type="float" office:value="6.745" calcext:value-type="float">
            <text:p>6,745</text:p>
          </table:table-cell>
          <table:table-cell office:value-type="float" office:value="4.42243" calcext:value-type="float">
            <text:p>4,42243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7480394" calcext:value-type="float">
            <text:p>0,7480394</text:p>
          </table:table-cell>
          <table:table-cell table:formula="of:=[.A665]-[.E665]" office:value-type="float" office:value="6.745744" calcext:value-type="float">
            <text:p>6,745744</text:p>
          </table:table-cell>
          <table:table-cell table:formula="of:=[.B665]-[.D665]" office:value-type="float" office:value="0.0275729999999994" calcext:value-type="float">
            <text:p>0,027573</text:p>
          </table:table-cell>
          <table:table-cell table:formula="of:=[.A665]-[.C665]" office:value-type="float" office:value="0.000994599999999402" calcext:value-type="float">
            <text:p>0,0009946</text:p>
          </table:table-cell>
          <table:table-cell table:formula="of:=[.G665]-[.C665]" office:value-type="float" office:value="0.00074399999999919" calcext:value-type="float">
            <text:p>0,000744</text:p>
          </table:table-cell>
          <table:table-cell table:formula="of:=[.J665]/[.I665]" office:value-type="float" office:value="0.748039412828914" calcext:value-type="float">
            <text:p>0,7480394128</text:p>
          </table:table-cell>
          <table:table-cell table:formula="of:=[.D665]+[.H665]*[.K665]" office:value-type="float" office:value="4.44305569072993" calcext:value-type="float">
            <text:p>4,4430556907</text:p>
          </table:table-cell>
        </table:table-row>
        <table:table-row table:style-name="ro1">
          <table:table-cell office:value-type="float" office:value="6.7730665" calcext:value-type="float">
            <text:p>6,7730665</text:p>
          </table:table-cell>
          <table:table-cell office:value-type="float" office:value="4.750003" calcext:value-type="float">
            <text:p>4,750003</text:p>
          </table:table-cell>
          <table:table-cell office:value-type="float" office:value="6.746" calcext:value-type="float">
            <text:p>6,746</text:p>
          </table:table-cell>
          <table:table-cell office:value-type="float" office:value="4.470628" calcext:value-type="float">
            <text:p>4,470628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9907413" calcext:value-type="float">
            <text:p>0,9907413</text:p>
          </table:table-cell>
          <table:table-cell table:formula="of:=[.A666]-[.E666]" office:value-type="float" office:value="6.7728159" calcext:value-type="float">
            <text:p>6,7728159</text:p>
          </table:table-cell>
          <table:table-cell table:formula="of:=[.B666]-[.D666]" office:value-type="float" office:value="0.279375" calcext:value-type="float">
            <text:p>0,279375</text:p>
          </table:table-cell>
          <table:table-cell table:formula="of:=[.A666]-[.C666]" office:value-type="float" office:value="0.0270664999999992" calcext:value-type="float">
            <text:p>0,0270665</text:p>
          </table:table-cell>
          <table:table-cell table:formula="of:=[.G666]-[.C666]" office:value-type="float" office:value="0.026815899999999" calcext:value-type="float">
            <text:p>0,0268159</text:p>
          </table:table-cell>
          <table:table-cell table:formula="of:=[.J666]/[.I666]" office:value-type="float" office:value="0.990741322298775" calcext:value-type="float">
            <text:p>0,9907413223</text:p>
          </table:table-cell>
          <table:table-cell table:formula="of:=[.D666]+[.H666]*[.K666]" office:value-type="float" office:value="4.74741635691722" calcext:value-type="float">
            <text:p>4,7474163569</text:p>
          </table:table-cell>
        </table:table-row>
        <table:table-row table:style-name="ro1">
          <table:table-cell office:value-type="float" office:value="6.7745708" calcext:value-type="float">
            <text:p>6,7745708</text:p>
          </table:table-cell>
          <table:table-cell office:value-type="float" office:value="4.750003" calcext:value-type="float">
            <text:p>4,750003</text:p>
          </table:table-cell>
          <table:table-cell office:value-type="float" office:value="6.773" calcext:value-type="float">
            <text:p>6,773</text:p>
          </table:table-cell>
          <table:table-cell office:value-type="float" office:value="5.026791" calcext:value-type="float">
            <text:p>5,026791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8404635" calcext:value-type="float">
            <text:p>0,8404635</text:p>
          </table:table-cell>
          <table:table-cell table:formula="of:=[.A667]-[.E667]" office:value-type="float" office:value="6.7743202" calcext:value-type="float">
            <text:p>6,7743202</text:p>
          </table:table-cell>
          <table:table-cell table:formula="of:=[.B667]-[.D667]" office:value-type="float" office:value="-0.276788000000001" calcext:value-type="float">
            <text:p>-0,276788</text:p>
          </table:table-cell>
          <table:table-cell table:formula="of:=[.A667]-[.C667]" office:value-type="float" office:value="0.00157080000000054" calcext:value-type="float">
            <text:p>0,0015708</text:p>
          </table:table-cell>
          <table:table-cell table:formula="of:=[.G667]-[.C667]" office:value-type="float" office:value="0.00132020000000033" calcext:value-type="float">
            <text:p>0,0013202</text:p>
          </table:table-cell>
          <table:table-cell table:formula="of:=[.J667]/[.I667]" office:value-type="float" office:value="0.840463458110437" calcext:value-type="float">
            <text:p>0,8404634581</text:p>
          </table:table-cell>
          <table:table-cell table:formula="of:=[.D667]+[.H667]*[.K667]" office:value-type="float" office:value="4.79416080035653" calcext:value-type="float">
            <text:p>4,7941608004</text:p>
          </table:table-cell>
        </table:table-row>
        <table:table-row table:style-name="ro1">
          <table:table-cell office:value-type="float" office:value="6.7765762" calcext:value-type="float">
            <text:p>6,7765762</text:p>
          </table:table-cell>
          <table:table-cell office:value-type="float" office:value="4.900003" calcext:value-type="float">
            <text:p>4,900003</text:p>
          </table:table-cell>
          <table:table-cell office:value-type="float" office:value="6.775" calcext:value-type="float">
            <text:p>6,775</text:p>
          </table:table-cell>
          <table:table-cell office:value-type="float" office:value="4.517373" calcext:value-type="float">
            <text:p>4,517373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5229666" calcext:value-type="float">
            <text:p>0,5229666</text:p>
          </table:table-cell>
          <table:table-cell table:formula="of:=[.A668]-[.E668]" office:value-type="float" office:value="6.7758243" calcext:value-type="float">
            <text:p>6,7758243</text:p>
          </table:table-cell>
          <table:table-cell table:formula="of:=[.B668]-[.D668]" office:value-type="float" office:value="0.38263" calcext:value-type="float">
            <text:p>0,38263</text:p>
          </table:table-cell>
          <table:table-cell table:formula="of:=[.A668]-[.C668]" office:value-type="float" office:value="0.00157619999999969" calcext:value-type="float">
            <text:p>0,0015762</text:p>
          </table:table-cell>
          <table:table-cell table:formula="of:=[.G668]-[.C668]" office:value-type="float" office:value="0.000824299999999667" calcext:value-type="float">
            <text:p>0,0008243</text:p>
          </table:table-cell>
          <table:table-cell table:formula="of:=[.J668]/[.I668]" office:value-type="float" office:value="0.522966628600322" calcext:value-type="float">
            <text:p>0,5229666286</text:p>
          </table:table-cell>
          <table:table-cell table:formula="of:=[.D668]+[.H668]*[.K668]" office:value-type="float" office:value="4.71747572110134" calcext:value-type="float">
            <text:p>4,7174757211</text:p>
          </table:table-cell>
        </table:table-row>
        <table:table-row table:style-name="ro1">
          <table:table-cell office:value-type="float" office:value="6.77808" calcext:value-type="float">
            <text:p>6,77808</text:p>
          </table:table-cell>
          <table:table-cell office:value-type="float" office:value="4.900003" calcext:value-type="float">
            <text:p>4,900003</text:p>
          </table:table-cell>
          <table:table-cell office:value-type="float" office:value="6.777" calcext:value-type="float">
            <text:p>6,777</text:p>
          </table:table-cell>
          <table:table-cell office:value-type="float" office:value="5.100106" calcext:value-type="float">
            <text:p>5,100106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3037963" calcext:value-type="float">
            <text:p>0,3037963</text:p>
          </table:table-cell>
          <table:table-cell table:formula="of:=[.A669]-[.E669]" office:value-type="float" office:value="6.7773281" calcext:value-type="float">
            <text:p>6,7773281</text:p>
          </table:table-cell>
          <table:table-cell table:formula="of:=[.B669]-[.D669]" office:value-type="float" office:value="-0.200103" calcext:value-type="float">
            <text:p>-0,200103</text:p>
          </table:table-cell>
          <table:table-cell table:formula="of:=[.A669]-[.C669]" office:value-type="float" office:value="0.00107999999999997" calcext:value-type="float">
            <text:p>0,00108</text:p>
          </table:table-cell>
          <table:table-cell table:formula="of:=[.G669]-[.C669]" office:value-type="float" office:value="0.000328099999999942" calcext:value-type="float">
            <text:p>0,0003281</text:p>
          </table:table-cell>
          <table:table-cell table:formula="of:=[.J669]/[.I669]" office:value-type="float" office:value="0.303796296296251" calcext:value-type="float">
            <text:p>0,3037962963</text:p>
          </table:table-cell>
          <table:table-cell table:formula="of:=[.D669]+[.H669]*[.K669]" office:value-type="float" office:value="5.03931544972223" calcext:value-type="float">
            <text:p>5,0393154497</text:p>
          </table:table-cell>
        </table:table-row>
        <table:table-row table:style-name="ro1">
          <table:table-cell office:value-type="float" office:value="6.8068958" calcext:value-type="float">
            <text:p>6,8068958</text:p>
          </table:table-cell>
          <table:table-cell office:value-type="float" office:value="5" calcext:value-type="float">
            <text:p>5</text:p>
          </table:table-cell>
          <table:table-cell office:value-type="float" office:value="6.778" calcext:value-type="float">
            <text:p>6,778</text:p>
          </table:table-cell>
          <table:table-cell office:value-type="float" office:value="4.839212" calcext:value-type="float">
            <text:p>4,839212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739789" calcext:value-type="float">
            <text:p>0,9739789</text:p>
          </table:table-cell>
          <table:table-cell table:formula="of:=[.A670]-[.E670]" office:value-type="float" office:value="6.8061439" calcext:value-type="float">
            <text:p>6,8061439</text:p>
          </table:table-cell>
          <table:table-cell table:formula="of:=[.B670]-[.D670]" office:value-type="float" office:value="0.160788" calcext:value-type="float">
            <text:p>0,160788</text:p>
          </table:table-cell>
          <table:table-cell table:formula="of:=[.A670]-[.C670]" office:value-type="float" office:value="0.028895799999999" calcext:value-type="float">
            <text:p>0,0288958</text:p>
          </table:table-cell>
          <table:table-cell table:formula="of:=[.G670]-[.C670]" office:value-type="float" office:value="0.028143899999999" calcext:value-type="float">
            <text:p>0,0281439</text:p>
          </table:table-cell>
          <table:table-cell table:formula="of:=[.J670]/[.I670]" office:value-type="float" office:value="0.973978917351309" calcext:value-type="float">
            <text:p>0,9739789174</text:p>
          </table:table-cell>
          <table:table-cell table:formula="of:=[.D670]+[.H670]*[.K670]" office:value-type="float" office:value="4.99581612216308" calcext:value-type="float">
            <text:p>4,9958161222</text:p>
          </table:table-cell>
        </table:table-row>
        <table:table-row table:style-name="ro1">
          <table:table-cell office:value-type="float" office:value="6.8084004" calcext:value-type="float">
            <text:p>6,8084004</text:p>
          </table:table-cell>
          <table:table-cell office:value-type="float" office:value="4.85" calcext:value-type="float">
            <text:p>4,85</text:p>
          </table:table-cell>
          <table:table-cell office:value-type="float" office:value="6.807" calcext:value-type="float">
            <text:p>6,807</text:p>
          </table:table-cell>
          <table:table-cell office:value-type="float" office:value="5.156604" calcext:value-type="float">
            <text:p>5,156604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463082" calcext:value-type="float">
            <text:p>0,463082</text:p>
          </table:table-cell>
          <table:table-cell table:formula="of:=[.A671]-[.E671]" office:value-type="float" office:value="6.8076485" calcext:value-type="float">
            <text:p>6,8076485</text:p>
          </table:table-cell>
          <table:table-cell table:formula="of:=[.B671]-[.D671]" office:value-type="float" office:value="-0.306604" calcext:value-type="float">
            <text:p>-0,306604</text:p>
          </table:table-cell>
          <table:table-cell table:formula="of:=[.A671]-[.C671]" office:value-type="float" office:value="0.00140039999999964" calcext:value-type="float">
            <text:p>0,0014004</text:p>
          </table:table-cell>
          <table:table-cell table:formula="of:=[.G671]-[.C671]" office:value-type="float" office:value="0.000648499999999608" calcext:value-type="float">
            <text:p>0,0006485</text:p>
          </table:table-cell>
          <table:table-cell table:formula="of:=[.J671]/[.I671]" office:value-type="float" office:value="0.463081976577961" calcext:value-type="float">
            <text:p>0,4630819766</text:p>
          </table:table-cell>
          <table:table-cell table:formula="of:=[.D671]+[.H671]*[.K671]" office:value-type="float" office:value="5.01462121365329" calcext:value-type="float">
            <text:p>5,0146212137</text:p>
          </table:table-cell>
        </table:table-row>
        <table:table-row table:style-name="ro1">
          <table:table-cell office:value-type="float" office:value="6.8104062" calcext:value-type="float">
            <text:p>6,8104062</text:p>
          </table:table-cell>
          <table:table-cell office:value-type="float" office:value="4.85" calcext:value-type="float">
            <text:p>4,85</text:p>
          </table:table-cell>
          <table:table-cell office:value-type="float" office:value="6.808" calcext:value-type="float">
            <text:p>6,808</text:p>
          </table:table-cell>
          <table:table-cell office:value-type="float" office:value="4.708017" calcext:value-type="float">
            <text:p>4,708017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875156" calcext:value-type="float">
            <text:p>0,6875156</text:p>
          </table:table-cell>
          <table:table-cell table:formula="of:=[.A672]-[.E672]" office:value-type="float" office:value="6.8096543" calcext:value-type="float">
            <text:p>6,8096543</text:p>
          </table:table-cell>
          <table:table-cell table:formula="of:=[.B672]-[.D672]" office:value-type="float" office:value="0.141983" calcext:value-type="float">
            <text:p>0,141983</text:p>
          </table:table-cell>
          <table:table-cell table:formula="of:=[.A672]-[.C672]" office:value-type="float" office:value="0.00240620000000025" calcext:value-type="float">
            <text:p>0,0024062</text:p>
          </table:table-cell>
          <table:table-cell table:formula="of:=[.G672]-[.C672]" office:value-type="float" office:value="0.00165430000000022" calcext:value-type="float">
            <text:p>0,0016543</text:p>
          </table:table-cell>
          <table:table-cell table:formula="of:=[.J672]/[.I672]" office:value-type="float" office:value="0.687515584739444" calcext:value-type="float">
            <text:p>0,6875155847</text:p>
          </table:table-cell>
          <table:table-cell table:formula="of:=[.D672]+[.H672]*[.K672]" office:value-type="float" office:value="4.80563252526806" calcext:value-type="float">
            <text:p>4,8056325253</text:p>
          </table:table-cell>
        </table:table-row>
        <table:table-row table:style-name="ro1">
          <table:table-cell office:value-type="float" office:value="6.8129118" calcext:value-type="float">
            <text:p>6,8129118</text:p>
          </table:table-cell>
          <table:table-cell office:value-type="float" office:value="4.85" calcext:value-type="float">
            <text:p>4,85</text:p>
          </table:table-cell>
          <table:table-cell office:value-type="float" office:value="6.81" calcext:value-type="float">
            <text:p>6,81</text:p>
          </table:table-cell>
          <table:table-cell office:value-type="float" office:value="4.947615" calcext:value-type="float">
            <text:p>4,947615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7417749" calcext:value-type="float">
            <text:p>0,7417749</text:p>
          </table:table-cell>
          <table:table-cell table:formula="of:=[.A673]-[.E673]" office:value-type="float" office:value="6.8121599" calcext:value-type="float">
            <text:p>6,8121599</text:p>
          </table:table-cell>
          <table:table-cell table:formula="of:=[.B673]-[.D673]" office:value-type="float" office:value="-0.0976150000000002" calcext:value-type="float">
            <text:p>-0,097615</text:p>
          </table:table-cell>
          <table:table-cell table:formula="of:=[.A673]-[.C673]" office:value-type="float" office:value="0.00291179999999969" calcext:value-type="float">
            <text:p>0,0029118</text:p>
          </table:table-cell>
          <table:table-cell table:formula="of:=[.G673]-[.C673]" office:value-type="float" office:value="0.00215989999999966" calcext:value-type="float">
            <text:p>0,0021599</text:p>
          </table:table-cell>
          <table:table-cell table:formula="of:=[.J673]/[.I673]" office:value-type="float" office:value="0.741774847173532" calcext:value-type="float">
            <text:p>0,7417748472</text:p>
          </table:table-cell>
          <table:table-cell table:formula="of:=[.D673]+[.H673]*[.K673]" office:value-type="float" office:value="4.87520664829316" calcext:value-type="float">
            <text:p>4,8752066483</text:p>
          </table:table-cell>
        </table:table-row>
        <table:table-row table:style-name="ro1">
          <table:table-cell office:value-type="float" office:value="6.8480113" calcext:value-type="float">
            <text:p>6,8480113</text:p>
          </table:table-cell>
          <table:table-cell office:value-type="float" office:value="4.55" calcext:value-type="float">
            <text:p>4,55</text:p>
          </table:table-cell>
          <table:table-cell office:value-type="float" office:value="6.813" calcext:value-type="float">
            <text:p>6,813</text:p>
          </table:table-cell>
          <table:table-cell office:value-type="float" office:value="4.777591" calcext:value-type="float">
            <text:p>4,777591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785241" calcext:value-type="float">
            <text:p>0,9785241</text:p>
          </table:table-cell>
          <table:table-cell table:formula="of:=[.A674]-[.E674]" office:value-type="float" office:value="6.8472594" calcext:value-type="float">
            <text:p>6,8472594</text:p>
          </table:table-cell>
          <table:table-cell table:formula="of:=[.B674]-[.D674]" office:value-type="float" office:value="-0.227591" calcext:value-type="float">
            <text:p>-0,227591</text:p>
          </table:table-cell>
          <table:table-cell table:formula="of:=[.A674]-[.C674]" office:value-type="float" office:value="0.0350112999999999" calcext:value-type="float">
            <text:p>0,0350113</text:p>
          </table:table-cell>
          <table:table-cell table:formula="of:=[.G674]-[.C674]" office:value-type="float" office:value="0.0342593999999998" calcext:value-type="float">
            <text:p>0,0342594</text:p>
          </table:table-cell>
          <table:table-cell table:formula="of:=[.J674]/[.I674]" office:value-type="float" office:value="0.978524076512439" calcext:value-type="float">
            <text:p>0,9785240765</text:p>
          </table:table-cell>
          <table:table-cell table:formula="of:=[.D674]+[.H674]*[.K674]" office:value-type="float" office:value="4.55488772690246" calcext:value-type="float">
            <text:p>4,5548877269</text:p>
          </table:table-cell>
        </table:table-row>
        <table:table-row table:style-name="ro1">
          <table:table-cell office:value-type="float" office:value="6.8490139" calcext:value-type="float">
            <text:p>6,8490139</text:p>
          </table:table-cell>
          <table:table-cell office:value-type="float" office:value="4.4" calcext:value-type="float">
            <text:p>4,4</text:p>
          </table:table-cell>
          <table:table-cell office:value-type="float" office:value="6.848" calcext:value-type="float">
            <text:p>6,848</text:p>
          </table:table-cell>
          <table:table-cell office:value-type="float" office:value="4.327296" calcext:value-type="float">
            <text:p>4,327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75]-[.E675]" office:value-type="float" office:value="6.8490139" calcext:value-type="float">
            <text:p>6,8490139</text:p>
          </table:table-cell>
          <table:table-cell table:formula="of:=[.B675]-[.D675]" office:value-type="float" office:value="0.0727040000000008" calcext:value-type="float">
            <text:p>0,072704</text:p>
          </table:table-cell>
          <table:table-cell table:formula="of:=[.A675]-[.C675]" office:value-type="float" office:value="0.00101390000000023" calcext:value-type="float">
            <text:p>0,0010139</text:p>
          </table:table-cell>
          <table:table-cell table:formula="of:=[.G675]-[.C675]" office:value-type="float" office:value="0.00101390000000023" calcext:value-type="float">
            <text:p>0,0010139</text:p>
          </table:table-cell>
          <table:table-cell table:formula="of:=[.J675]/[.I675]" office:value-type="float" office:value="1" calcext:value-type="float">
            <text:p>1</text:p>
          </table:table-cell>
          <table:table-cell table:formula="of:=[.D675]+[.H675]*[.K675]"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6.8495162" calcext:value-type="float">
            <text:p>6,8495162</text:p>
          </table:table-cell>
          <table:table-cell office:value-type="float" office:value="4.4" calcext:value-type="float">
            <text:p>4,4</text:p>
          </table:table-cell>
          <table:table-cell office:value-type="float" office:value="6.849" calcext:value-type="float">
            <text:p>6,849</text:p>
          </table:table-cell>
          <table:table-cell office:value-type="float" office:value="4.472703" calcext:value-type="float">
            <text:p>4,472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76]-[.E676]" office:value-type="float" office:value="6.8495162" calcext:value-type="float">
            <text:p>6,8495162</text:p>
          </table:table-cell>
          <table:table-cell table:formula="of:=[.B676]-[.D676]" office:value-type="float" office:value="-0.0727029999999997" calcext:value-type="float">
            <text:p>-0,072703</text:p>
          </table:table-cell>
          <table:table-cell table:formula="of:=[.A676]-[.C676]" office:value-type="float" office:value="0.000516199999999856" calcext:value-type="float">
            <text:p>0,0005162</text:p>
          </table:table-cell>
          <table:table-cell table:formula="of:=[.G676]-[.C676]" office:value-type="float" office:value="0.000516199999999856" calcext:value-type="float">
            <text:p>0,0005162</text:p>
          </table:table-cell>
          <table:table-cell table:formula="of:=[.J676]/[.I676]" office:value-type="float" office:value="1" calcext:value-type="float">
            <text:p>1</text:p>
          </table:table-cell>
          <table:table-cell table:formula="of:=[.D676]+[.H676]*[.K676]"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6.8500174" calcext:value-type="float">
            <text:p>6,8500174</text:p>
          </table:table-cell>
          <table:table-cell office:value-type="float" office:value="4.4" calcext:value-type="float">
            <text:p>4,4</text:p>
          </table:table-cell>
          <table:table-cell office:value-type="float" office:value="6.85" calcext:value-type="float">
            <text:p>6,85</text:p>
          </table:table-cell>
          <table:table-cell office:value-type="float" office:value="4.327296" calcext:value-type="float">
            <text:p>4,327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77]-[.E677]" office:value-type="float" office:value="6.8500174" calcext:value-type="float">
            <text:p>6,8500174</text:p>
          </table:table-cell>
          <table:table-cell table:formula="of:=[.B677]-[.D677]" office:value-type="float" office:value="0.0727040000000008" calcext:value-type="float">
            <text:p>0,072704</text:p>
          </table:table-cell>
          <table:table-cell table:formula="of:=[.A677]-[.C677]" office:value-type="float" office:value="0.0000173999999999452" calcext:value-type="float">
            <text:p>0,0000174</text:p>
          </table:table-cell>
          <table:table-cell table:formula="of:=[.G677]-[.C677]" office:value-type="float" office:value="0.0000173999999999452" calcext:value-type="float">
            <text:p>0,0000174</text:p>
          </table:table-cell>
          <table:table-cell table:formula="of:=[.J677]/[.I677]" office:value-type="float" office:value="1" calcext:value-type="float">
            <text:p>1</text:p>
          </table:table-cell>
          <table:table-cell table:formula="of:=[.D677]+[.H677]*[.K677]"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6.8759417" calcext:value-type="float">
            <text:p>6,8759417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6.85" calcext:value-type="float">
            <text:p>6,85</text:p>
          </table:table-cell>
          <table:table-cell office:value-type="float" office:value="4.472703" calcext:value-type="float">
            <text:p>4,472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78]-[.E678]" office:value-type="float" office:value="6.8759417" calcext:value-type="float">
            <text:p>6,8759417</text:p>
          </table:table-cell>
          <table:table-cell table:formula="of:=[.B678]-[.D678]" office:value-type="float" office:value="-0.522704" calcext:value-type="float">
            <text:p>-0,522704</text:p>
          </table:table-cell>
          <table:table-cell table:formula="of:=[.A678]-[.C678]" office:value-type="float" office:value="0.0259417000000006" calcext:value-type="float">
            <text:p>0,0259417</text:p>
          </table:table-cell>
          <table:table-cell table:formula="of:=[.G678]-[.C678]" office:value-type="float" office:value="0.0259417000000006" calcext:value-type="float">
            <text:p>0,0259417</text:p>
          </table:table-cell>
          <table:table-cell table:formula="of:=[.J678]/[.I678]" office:value-type="float" office:value="1" calcext:value-type="float">
            <text:p>1</text:p>
          </table:table-cell>
          <table:table-cell table:formula="of:=[.D678]+[.H678]*[.K678]" office:value-type="float" office:value="3.949999" calcext:value-type="float">
            <text:p>3,949999</text:p>
          </table:table-cell>
        </table:table-row>
        <table:table-row table:style-name="ro1">
          <table:table-cell office:value-type="float" office:value="6.8774457" calcext:value-type="float">
            <text:p>6,8774457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6.876" calcext:value-type="float">
            <text:p>6,876</text:p>
          </table:table-cell>
          <table:table-cell office:value-type="float" office:value="3.427295" calcext:value-type="float">
            <text:p>3,427295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4798367" calcext:value-type="float">
            <text:p>0,4798367</text:p>
          </table:table-cell>
          <table:table-cell table:formula="of:=[.A679]-[.E679]" office:value-type="float" office:value="6.8766937" calcext:value-type="float">
            <text:p>6,8766937</text:p>
          </table:table-cell>
          <table:table-cell table:formula="of:=[.B679]-[.D679]" office:value-type="float" office:value="0.522704" calcext:value-type="float">
            <text:p>0,522704</text:p>
          </table:table-cell>
          <table:table-cell table:formula="of:=[.A679]-[.C679]" office:value-type="float" office:value="0.00144569999999966" calcext:value-type="float">
            <text:p>0,0014457</text:p>
          </table:table-cell>
          <table:table-cell table:formula="of:=[.G679]-[.C679]" office:value-type="float" office:value="0.000693699999999353" calcext:value-type="float">
            <text:p>0,0006937</text:p>
          </table:table-cell>
          <table:table-cell table:formula="of:=[.J679]/[.I679]" office:value-type="float" office:value="0.479836757279875" calcext:value-type="float">
            <text:p>0,4798367573</text:p>
          </table:table-cell>
          <table:table-cell table:formula="of:=[.D679]+[.H679]*[.K679]" office:value-type="float" office:value="3.67810759237722" calcext:value-type="float">
            <text:p>3,6781075924</text:p>
          </table:table-cell>
        </table:table-row>
        <table:table-row table:style-name="ro1">
          <table:table-cell office:value-type="float" office:value="6.8799526" calcext:value-type="float">
            <text:p>6,8799526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6.877" calcext:value-type="float">
            <text:p>6,877</text:p>
          </table:table-cell>
          <table:table-cell office:value-type="float" office:value="4.200812" calcext:value-type="float">
            <text:p>4,200812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7452923" calcext:value-type="float">
            <text:p>0,7452923</text:p>
          </table:table-cell>
          <table:table-cell table:formula="of:=[.A680]-[.E680]" office:value-type="float" office:value="6.87920055" calcext:value-type="float">
            <text:p>6,87920055</text:p>
          </table:table-cell>
          <table:table-cell table:formula="of:=[.B680]-[.D680]" office:value-type="float" office:value="-0.250813" calcext:value-type="float">
            <text:p>-0,250813</text:p>
          </table:table-cell>
          <table:table-cell table:formula="of:=[.A680]-[.C680]" office:value-type="float" office:value="0.00295260000000042" calcext:value-type="float">
            <text:p>0,0029526</text:p>
          </table:table-cell>
          <table:table-cell table:formula="of:=[.G680]-[.C680]" office:value-type="float" office:value="0.00220055000000041" calcext:value-type="float">
            <text:p>0,00220055</text:p>
          </table:table-cell>
          <table:table-cell table:formula="of:=[.J680]/[.I680]" office:value-type="float" office:value="0.745292284766003" calcext:value-type="float">
            <text:p>0,7452922848</text:p>
          </table:table-cell>
          <table:table-cell table:formula="of:=[.D680]+[.H680]*[.K680]" office:value-type="float" office:value="4.01388300618098" calcext:value-type="float">
            <text:p>4,0138830062</text:p>
          </table:table-cell>
        </table:table-row>
        <table:table-row table:style-name="ro1">
          <table:table-cell office:value-type="float" office:value="6.8814559" calcext:value-type="float">
            <text:p>6,8814559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6.88" calcext:value-type="float">
            <text:p>6,88</text:p>
          </table:table-cell>
          <table:table-cell office:value-type="float" office:value="3.763071" calcext:value-type="float">
            <text:p>3,763071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4834467" calcext:value-type="float">
            <text:p>0,4834467</text:p>
          </table:table-cell>
          <table:table-cell table:formula="of:=[.A681]-[.E681]" office:value-type="float" office:value="6.88070385" calcext:value-type="float">
            <text:p>6,88070385</text:p>
          </table:table-cell>
          <table:table-cell table:formula="of:=[.B681]-[.D681]" office:value-type="float" office:value="0.186928" calcext:value-type="float">
            <text:p>0,186928</text:p>
          </table:table-cell>
          <table:table-cell table:formula="of:=[.A681]-[.C681]" office:value-type="float" office:value="0.00145589999999984" calcext:value-type="float">
            <text:p>0,0014559</text:p>
          </table:table-cell>
          <table:table-cell table:formula="of:=[.G681]-[.C681]" office:value-type="float" office:value="0.000703849999999839" calcext:value-type="float">
            <text:p>0,00070385</text:p>
          </table:table-cell>
          <table:table-cell table:formula="of:=[.J681]/[.I681]" office:value-type="float" office:value="0.483446665292888" calcext:value-type="float">
            <text:p>0,4834466653</text:p>
          </table:table-cell>
          <table:table-cell table:formula="of:=[.D681]+[.H681]*[.K681]" office:value-type="float" office:value="3.85344071824987" calcext:value-type="float">
            <text:p>3,8534407182</text:p>
          </table:table-cell>
        </table:table-row>
        <table:table-row table:style-name="ro1">
          <table:table-cell office:value-type="float" office:value="6.8819574" calcext:value-type="float">
            <text:p>6,8819574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6.881" calcext:value-type="float">
            <text:p>6,881</text:p>
          </table:table-cell>
          <table:table-cell office:value-type="float" office:value="4.04037" calcext:value-type="float">
            <text:p>4,04037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2144871" calcext:value-type="float">
            <text:p>0,2144871</text:p>
          </table:table-cell>
          <table:table-cell table:formula="of:=[.A682]-[.E682]" office:value-type="float" office:value="6.88120535" calcext:value-type="float">
            <text:p>6,88120535</text:p>
          </table:table-cell>
          <table:table-cell table:formula="of:=[.B682]-[.D682]" office:value-type="float" office:value="-0.0903710000000002" calcext:value-type="float">
            <text:p>-0,090371</text:p>
          </table:table-cell>
          <table:table-cell table:formula="of:=[.A682]-[.C682]" office:value-type="float" office:value="0.000957399999999886" calcext:value-type="float">
            <text:p>0,0009574</text:p>
          </table:table-cell>
          <table:table-cell table:formula="of:=[.G682]-[.C682]" office:value-type="float" office:value="0.000205349999999882" calcext:value-type="float">
            <text:p>0,00020535</text:p>
          </table:table-cell>
          <table:table-cell table:formula="of:=[.J682]/[.I682]" office:value-type="float" office:value="0.214487152705146" calcext:value-type="float">
            <text:p>0,2144871527</text:p>
          </table:table-cell>
          <table:table-cell table:formula="of:=[.D682]+[.H682]*[.K682]" office:value-type="float" office:value="4.02098658152288" calcext:value-type="float">
            <text:p>4,0209865815</text:p>
          </table:table-cell>
        </table:table-row>
        <table:table-row table:style-name="ro1">
          <table:table-cell office:value-type="float" office:value="6.8824587" calcext:value-type="float">
            <text:p>6,8824587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6.882" calcext:value-type="float">
            <text:p>6,882</text:p>
          </table:table-cell>
          <table:table-cell office:value-type="float" office:value="3.930616" calcext:value-type="float">
            <text:p>3,930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83]-[.E683]" office:value-type="float" office:value="6.8824587" calcext:value-type="float">
            <text:p>6,8824587</text:p>
          </table:table-cell>
          <table:table-cell table:formula="of:=[.B683]-[.D683]" office:value-type="float" office:value="0.0193829999999999" calcext:value-type="float">
            <text:p>0,019383</text:p>
          </table:table-cell>
          <table:table-cell table:formula="of:=[.A683]-[.C683]" office:value-type="float" office:value="0.000458700000000256" calcext:value-type="float">
            <text:p>0,0004587</text:p>
          </table:table-cell>
          <table:table-cell table:formula="of:=[.G683]-[.C683]" office:value-type="float" office:value="0.000458700000000256" calcext:value-type="float">
            <text:p>0,0004587</text:p>
          </table:table-cell>
          <table:table-cell table:formula="of:=[.J683]/[.I683]" office:value-type="float" office:value="1" calcext:value-type="float">
            <text:p>1</text:p>
          </table:table-cell>
          <table:table-cell table:formula="of:=[.D683]+[.H683]*[.K683]" office:value-type="float" office:value="3.949999" calcext:value-type="float">
            <text:p>3,949999</text:p>
          </table:table-cell>
        </table:table-row>
        <table:table-row table:style-name="ro1">
          <table:table-cell office:value-type="float" office:value="6.8834614" calcext:value-type="float">
            <text:p>6,8834614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6.882" calcext:value-type="float">
            <text:p>6,882</text:p>
          </table:table-cell>
          <table:table-cell office:value-type="float" office:value="3.969383" calcext:value-type="float">
            <text:p>3,9693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84]-[.E684]" office:value-type="float" office:value="6.8834614" calcext:value-type="float">
            <text:p>6,8834614</text:p>
          </table:table-cell>
          <table:table-cell table:formula="of:=[.B684]-[.D684]" office:value-type="float" office:value="-0.0193840000000001" calcext:value-type="float">
            <text:p>-0,019384</text:p>
          </table:table-cell>
          <table:table-cell table:formula="of:=[.A684]-[.C684]" office:value-type="float" office:value="0.00146140000000017" calcext:value-type="float">
            <text:p>0,0014614</text:p>
          </table:table-cell>
          <table:table-cell table:formula="of:=[.G684]-[.C684]" office:value-type="float" office:value="0.00146140000000017" calcext:value-type="float">
            <text:p>0,0014614</text:p>
          </table:table-cell>
          <table:table-cell table:formula="of:=[.J684]/[.I684]" office:value-type="float" office:value="1" calcext:value-type="float">
            <text:p>1</text:p>
          </table:table-cell>
          <table:table-cell table:formula="of:=[.D684]+[.H684]*[.K684]" office:value-type="float" office:value="3.949999" calcext:value-type="float">
            <text:p>3,949999</text:p>
          </table:table-cell>
        </table:table-row>
        <table:table-row table:style-name="ro1">
          <table:table-cell office:value-type="float" office:value="6.9105344" calcext:value-type="float">
            <text:p>6,9105344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6.883" calcext:value-type="float">
            <text:p>6,883</text:p>
          </table:table-cell>
          <table:table-cell office:value-type="float" office:value="3.930616" calcext:value-type="float">
            <text:p>3,930616</text:p>
          </table:table-cell>
          <table:table-cell office:value-type="float" office:value="0.0015047" calcext:value-type="float">
            <text:p>0,0015047</text:p>
          </table:table-cell>
          <table:table-cell office:value-type="float" office:value="0.945352" calcext:value-type="float">
            <text:p>0,945352</text:p>
          </table:table-cell>
          <table:table-cell table:formula="of:=[.A685]-[.E685]" office:value-type="float" office:value="6.9090297" calcext:value-type="float">
            <text:p>6,9090297</text:p>
          </table:table-cell>
          <table:table-cell table:formula="of:=[.B685]-[.D685]" office:value-type="float" office:value="-0.430617" calcext:value-type="float">
            <text:p>-0,430617</text:p>
          </table:table-cell>
          <table:table-cell table:formula="of:=[.A685]-[.C685]" office:value-type="float" office:value="0.0275343999999995" calcext:value-type="float">
            <text:p>0,0275344</text:p>
          </table:table-cell>
          <table:table-cell table:formula="of:=[.G685]-[.C685]" office:value-type="float" office:value="0.0260296999999996" calcext:value-type="float">
            <text:p>0,0260297</text:p>
          </table:table-cell>
          <table:table-cell table:formula="of:=[.J685]/[.I685]" office:value-type="float" office:value="0.945351996048581" calcext:value-type="float">
            <text:p>0,945351996</text:p>
          </table:table-cell>
          <table:table-cell table:formula="of:=[.D685]+[.H685]*[.K685]" office:value-type="float" office:value="3.52353135951755" calcext:value-type="float">
            <text:p>3,5235313595</text:p>
          </table:table-cell>
        </table:table-row>
        <table:table-row table:style-name="ro1">
          <table:table-cell office:value-type="float" office:value="6.9130399" calcext:value-type="float">
            <text:p>6,9130399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6.911" calcext:value-type="float">
            <text:p>6,911</text:p>
          </table:table-cell>
          <table:table-cell office:value-type="float" office:value="3.092914" calcext:value-type="float">
            <text:p>3,092914</text:p>
          </table:table-cell>
          <table:table-cell office:value-type="float" office:value="0.0015047" calcext:value-type="float">
            <text:p>0,0015047</text:p>
          </table:table-cell>
          <table:table-cell office:value-type="float" office:value="0.2623658" calcext:value-type="float">
            <text:p>0,2623658</text:p>
          </table:table-cell>
          <table:table-cell table:formula="of:=[.A686]-[.E686]" office:value-type="float" office:value="6.9115352" calcext:value-type="float">
            <text:p>6,9115352</text:p>
          </table:table-cell>
          <table:table-cell table:formula="of:=[.B686]-[.D686]" office:value-type="float" office:value="0.407085" calcext:value-type="float">
            <text:p>0,407085</text:p>
          </table:table-cell>
          <table:table-cell table:formula="of:=[.A686]-[.C686]" office:value-type="float" office:value="0.00203990000000065" calcext:value-type="float">
            <text:p>0,0020399</text:p>
          </table:table-cell>
          <table:table-cell table:formula="of:=[.G686]-[.C686]" office:value-type="float" office:value="0.000535200000000735" calcext:value-type="float">
            <text:p>0,0005352</text:p>
          </table:table-cell>
          <table:table-cell table:formula="of:=[.J686]/[.I686]" office:value-type="float" office:value="0.262365802245485" calcext:value-type="float">
            <text:p>0,2623658022</text:p>
          </table:table-cell>
          <table:table-cell table:formula="of:=[.D686]+[.H686]*[.K686]" office:value-type="float" office:value="3.1997191826071" calcext:value-type="float">
            <text:p>3,1997191826</text:p>
          </table:table-cell>
        </table:table-row>
        <table:table-row table:style-name="ro1">
          <table:table-cell office:value-type="float" office:value="6.9135412" calcext:value-type="float">
            <text:p>6,9135412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6.913" calcext:value-type="float">
            <text:p>6,913</text:p>
          </table:table-cell>
          <table:table-cell office:value-type="float" office:value="3.606804" calcext:value-type="float">
            <text:p>3,6068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87]-[.E687]" office:value-type="float" office:value="6.9135412" calcext:value-type="float">
            <text:p>6,9135412</text:p>
          </table:table-cell>
          <table:table-cell table:formula="of:=[.B687]-[.D687]" office:value-type="float" office:value="-0.106805" calcext:value-type="float">
            <text:p>-0,106805</text:p>
          </table:table-cell>
          <table:table-cell table:formula="of:=[.A687]-[.C687]" office:value-type="float" office:value="0.000541199999999797" calcext:value-type="float">
            <text:p>0,0005412</text:p>
          </table:table-cell>
          <table:table-cell table:formula="of:=[.G687]-[.C687]" office:value-type="float" office:value="0.000541199999999797" calcext:value-type="float">
            <text:p>0,0005412</text:p>
          </table:table-cell>
          <table:table-cell table:formula="of:=[.J687]/[.I687]" office:value-type="float" office:value="1" calcext:value-type="float">
            <text:p>1</text:p>
          </table:table-cell>
          <table:table-cell table:formula="of:=[.D687]+[.H687]*[.K687]" office:value-type="float" office:value="3.499999" calcext:value-type="float">
            <text:p>3,499999</text:p>
          </table:table-cell>
        </table:table-row>
        <table:table-row table:style-name="ro1">
          <table:table-cell office:value-type="float" office:value="6.9145437" calcext:value-type="float">
            <text:p>6,9145437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6.914" calcext:value-type="float">
            <text:p>6,914</text:p>
          </table:table-cell>
          <table:table-cell office:value-type="float" office:value="3.393194" calcext:value-type="float">
            <text:p>3,393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88]-[.E688]" office:value-type="float" office:value="6.9145437" calcext:value-type="float">
            <text:p>6,9145437</text:p>
          </table:table-cell>
          <table:table-cell table:formula="of:=[.B688]-[.D688]" office:value-type="float" office:value="0.106805" calcext:value-type="float">
            <text:p>0,106805</text:p>
          </table:table-cell>
          <table:table-cell table:formula="of:=[.A688]-[.C688]" office:value-type="float" office:value="0.000543700000000591" calcext:value-type="float">
            <text:p>0,0005437</text:p>
          </table:table-cell>
          <table:table-cell table:formula="of:=[.G688]-[.C688]" office:value-type="float" office:value="0.000543700000000591" calcext:value-type="float">
            <text:p>0,0005437</text:p>
          </table:table-cell>
          <table:table-cell table:formula="of:=[.J688]/[.I688]" office:value-type="float" office:value="1" calcext:value-type="float">
            <text:p>1</text:p>
          </table:table-cell>
          <table:table-cell table:formula="of:=[.D688]+[.H688]*[.K688]" office:value-type="float" office:value="3.499999" calcext:value-type="float">
            <text:p>3,499999</text:p>
          </table:table-cell>
        </table:table-row>
        <table:table-row table:style-name="ro1">
          <table:table-cell office:value-type="float" office:value="6.943122" calcext:value-type="float">
            <text:p>6,943122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6.915" calcext:value-type="float">
            <text:p>6,915</text:p>
          </table:table-cell>
          <table:table-cell office:value-type="float" office:value="3.606804" calcext:value-type="float">
            <text:p>3,6068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89]-[.E689]" office:value-type="float" office:value="6.943122" calcext:value-type="float">
            <text:p>6,943122</text:p>
          </table:table-cell>
          <table:table-cell table:formula="of:=[.B689]-[.D689]" office:value-type="float" office:value="-0.556805" calcext:value-type="float">
            <text:p>-0,556805</text:p>
          </table:table-cell>
          <table:table-cell table:formula="of:=[.A689]-[.C689]" office:value-type="float" office:value="0.0281219999999998" calcext:value-type="float">
            <text:p>0,028122</text:p>
          </table:table-cell>
          <table:table-cell table:formula="of:=[.G689]-[.C689]" office:value-type="float" office:value="0.0281219999999998" calcext:value-type="float">
            <text:p>0,028122</text:p>
          </table:table-cell>
          <table:table-cell table:formula="of:=[.J689]/[.I689]" office:value-type="float" office:value="1" calcext:value-type="float">
            <text:p>1</text:p>
          </table:table-cell>
          <table:table-cell table:formula="of:=[.D689]+[.H689]*[.K689]" office:value-type="float" office:value="3.049999" calcext:value-type="float">
            <text:p>3,049999</text:p>
          </table:table-cell>
        </table:table-row>
        <table:table-row table:style-name="ro1">
          <table:table-cell office:value-type="float" office:value="6.945127" calcext:value-type="float">
            <text:p>6,945127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6.943" calcext:value-type="float">
            <text:p>6,943</text:p>
          </table:table-cell>
          <table:table-cell office:value-type="float" office:value="2.493193" calcext:value-type="float">
            <text:p>2,493193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6464504" calcext:value-type="float">
            <text:p>0,6464504</text:p>
          </table:table-cell>
          <table:table-cell table:formula="of:=[.A690]-[.E690]" office:value-type="float" office:value="6.944375" calcext:value-type="float">
            <text:p>6,944375</text:p>
          </table:table-cell>
          <table:table-cell table:formula="of:=[.B690]-[.D690]" office:value-type="float" office:value="0.556806" calcext:value-type="float">
            <text:p>0,556806</text:p>
          </table:table-cell>
          <table:table-cell table:formula="of:=[.A690]-[.C690]" office:value-type="float" office:value="0.00212700000000066" calcext:value-type="float">
            <text:p>0,002127</text:p>
          </table:table-cell>
          <table:table-cell table:formula="of:=[.G690]-[.C690]" office:value-type="float" office:value="0.00137500000000035" calcext:value-type="float">
            <text:p>0,001375</text:p>
          </table:table-cell>
          <table:table-cell table:formula="of:=[.J690]/[.I690]" office:value-type="float" office:value="0.646450399623848" calcext:value-type="float">
            <text:p>0,6464503996</text:p>
          </table:table-cell>
          <table:table-cell table:formula="of:=[.D690]+[.H690]*[.K690]" office:value-type="float" office:value="2.85314046121296" calcext:value-type="float">
            <text:p>2,8531404612</text:p>
          </table:table-cell>
        </table:table-row>
        <table:table-row table:style-name="ro1">
          <table:table-cell office:value-type="float" office:value="6.9471321" calcext:value-type="float">
            <text:p>6,9471321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6.945" calcext:value-type="float">
            <text:p>6,945</text:p>
          </table:table-cell>
          <table:table-cell office:value-type="float" office:value="3.409946" calcext:value-type="float">
            <text:p>3,409946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6472961" calcext:value-type="float">
            <text:p>0,6472961</text:p>
          </table:table-cell>
          <table:table-cell table:formula="of:=[.A691]-[.E691]" office:value-type="float" office:value="6.9463801" calcext:value-type="float">
            <text:p>6,9463801</text:p>
          </table:table-cell>
          <table:table-cell table:formula="of:=[.B691]-[.D691]" office:value-type="float" office:value="-0.359947" calcext:value-type="float">
            <text:p>-0,359947</text:p>
          </table:table-cell>
          <table:table-cell table:formula="of:=[.A691]-[.C691]" office:value-type="float" office:value="0.00213209999999986" calcext:value-type="float">
            <text:p>0,0021321</text:p>
          </table:table-cell>
          <table:table-cell table:formula="of:=[.G691]-[.C691]" office:value-type="float" office:value="0.00138009999999955" calcext:value-type="float">
            <text:p>0,0013801</text:p>
          </table:table-cell>
          <table:table-cell table:formula="of:=[.J691]/[.I691]" office:value-type="float" office:value="0.647296093053629" calcext:value-type="float">
            <text:p>0,6472960931</text:p>
          </table:table-cell>
          <table:table-cell table:formula="of:=[.D691]+[.H691]*[.K691]" office:value-type="float" office:value="3.17695371319363" calcext:value-type="float">
            <text:p>3,1769537132</text:p>
          </table:table-cell>
        </table:table-row>
        <table:table-row table:style-name="ro1">
          <table:table-cell office:value-type="float" office:value="6.9486364" calcext:value-type="float">
            <text:p>6,9486364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6.947" calcext:value-type="float">
            <text:p>6,947</text:p>
          </table:table-cell>
          <table:table-cell office:value-type="float" office:value="2.817007" calcext:value-type="float">
            <text:p>2,817007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5404546" calcext:value-type="float">
            <text:p>0,5404546</text:p>
          </table:table-cell>
          <table:table-cell table:formula="of:=[.A692]-[.E692]" office:value-type="float" office:value="6.9478844" calcext:value-type="float">
            <text:p>6,9478844</text:p>
          </table:table-cell>
          <table:table-cell table:formula="of:=[.B692]-[.D692]" office:value-type="float" office:value="0.232992" calcext:value-type="float">
            <text:p>0,232992</text:p>
          </table:table-cell>
          <table:table-cell table:formula="of:=[.A692]-[.C692]" office:value-type="float" office:value="0.00163639999999976" calcext:value-type="float">
            <text:p>0,0016364</text:p>
          </table:table-cell>
          <table:table-cell table:formula="of:=[.G692]-[.C692]" office:value-type="float" office:value="0.000884399999999452" calcext:value-type="float">
            <text:p>0,0008844</text:p>
          </table:table-cell>
          <table:table-cell table:formula="of:=[.J692]/[.I692]" office:value-type="float" office:value="0.540454656562932" calcext:value-type="float">
            <text:p>0,5404546566</text:p>
          </table:table-cell>
          <table:table-cell table:formula="of:=[.D692]+[.H692]*[.K692]" office:value-type="float" office:value="2.94292861134191" calcext:value-type="float">
            <text:p>2,9429286113</text:p>
          </table:table-cell>
        </table:table-row>
        <table:table-row table:style-name="ro1">
          <table:table-cell office:value-type="float" office:value="6.9491377" calcext:value-type="float">
            <text:p>6,9491377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6.949" calcext:value-type="float">
            <text:p>6,949</text:p>
          </table:table-cell>
          <table:table-cell office:value-type="float" office:value="3.17592" calcext:value-type="float">
            <text:p>3,1759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-0.8202614" calcext:value-type="float">
            <text:p>-0,8202614</text:p>
          </table:table-cell>
          <table:table-cell table:formula="of:=[.A693]-[.E693]" office:value-type="float" office:value="6.94888705" calcext:value-type="float">
            <text:p>6,94888705</text:p>
          </table:table-cell>
          <table:table-cell table:formula="of:=[.B693]-[.D693]" office:value-type="float" office:value="-0.125921" calcext:value-type="float">
            <text:p>-0,125921</text:p>
          </table:table-cell>
          <table:table-cell table:formula="of:=[.A693]-[.C693]" office:value-type="float" office:value="0.000137699999999796" calcext:value-type="float">
            <text:p>0,0001377</text:p>
          </table:table-cell>
          <table:table-cell table:formula="of:=[.G693]-[.C693]" office:value-type="float" office:value="-0.000112950000000112" calcext:value-type="float">
            <text:p>-0,00011295</text:p>
          </table:table-cell>
          <table:table-cell table:formula="of:=[.J693]/[.I693]" office:value-type="float" office:value="-0.82026143791052" calcext:value-type="float">
            <text:p>-0,8202614379</text:p>
          </table:table-cell>
          <table:table-cell table:formula="of:=[.D693]+[.H693]*[.K693]" office:value-type="float" office:value="3.27920814052313" calcext:value-type="float">
            <text:p>3,2792081405</text:p>
          </table:table-cell>
        </table:table-row>
        <table:table-row table:style-name="ro1">
          <table:table-cell office:value-type="float" office:value="6.9779418" calcext:value-type="float">
            <text:p>6,9779418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6.949" calcext:value-type="float">
            <text:p>6,949</text:p>
          </table:table-cell>
          <table:table-cell office:value-type="float" office:value="3.153287" calcext:value-type="float">
            <text:p>3,153287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13395" calcext:value-type="float">
            <text:p>0,9913395</text:p>
          </table:table-cell>
          <table:table-cell table:formula="of:=[.A694]-[.E694]" office:value-type="float" office:value="6.97769115" calcext:value-type="float">
            <text:p>6,97769115</text:p>
          </table:table-cell>
          <table:table-cell table:formula="of:=[.B694]-[.D694]" office:value-type="float" office:value="-0.553289" calcext:value-type="float">
            <text:p>-0,553289</text:p>
          </table:table-cell>
          <table:table-cell table:formula="of:=[.A694]-[.C694]" office:value-type="float" office:value="0.0289418000000001" calcext:value-type="float">
            <text:p>0,0289418</text:p>
          </table:table-cell>
          <table:table-cell table:formula="of:=[.G694]-[.C694]" office:value-type="float" office:value="0.0286911500000002" calcext:value-type="float">
            <text:p>0,02869115</text:p>
          </table:table-cell>
          <table:table-cell table:formula="of:=[.J694]/[.I694]" office:value-type="float" office:value="0.991339515855962" calcext:value-type="float">
            <text:p>0,9913395159</text:p>
          </table:table-cell>
          <table:table-cell table:formula="of:=[.D694]+[.H694]*[.K694]" office:value-type="float" office:value="2.60478975061157" calcext:value-type="float">
            <text:p>2,6047897506</text:p>
          </table:table-cell>
        </table:table-row>
        <table:table-row table:style-name="ro1">
          <table:table-cell office:value-type="float" office:value="6.9799466" calcext:value-type="float">
            <text:p>6,9799466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6.978" calcext:value-type="float">
            <text:p>6,978</text:p>
          </table:table-cell>
          <table:table-cell office:value-type="float" office:value="2.051501" calcext:value-type="float">
            <text:p>2,051501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6138138" calcext:value-type="float">
            <text:p>0,6138138</text:p>
          </table:table-cell>
          <table:table-cell table:formula="of:=[.A695]-[.E695]" office:value-type="float" office:value="6.97919485" calcext:value-type="float">
            <text:p>6,97919485</text:p>
          </table:table-cell>
          <table:table-cell table:formula="of:=[.B695]-[.D695]" office:value-type="float" office:value="0.548497" calcext:value-type="float">
            <text:p>0,548497</text:p>
          </table:table-cell>
          <table:table-cell table:formula="of:=[.A695]-[.C695]" office:value-type="float" office:value="0.00194660000000013" calcext:value-type="float">
            <text:p>0,0019466</text:p>
          </table:table-cell>
          <table:table-cell table:formula="of:=[.G695]-[.C695]" office:value-type="float" office:value="0.00119485000000008" calcext:value-type="float">
            <text:p>0,00119485</text:p>
          </table:table-cell>
          <table:table-cell table:formula="of:=[.J695]/[.I695]" office:value-type="float" office:value="0.613813829240727" calcext:value-type="float">
            <text:p>0,6138138292</text:p>
          </table:table-cell>
          <table:table-cell table:formula="of:=[.D695]+[.H695]*[.K695]" office:value-type="float" office:value="2.38817604389705" calcext:value-type="float">
            <text:p>2,3881760439</text:p>
          </table:table-cell>
        </table:table-row>
        <table:table-row table:style-name="ro1">
          <table:table-cell office:value-type="float" office:value="6.9819519" calcext:value-type="float">
            <text:p>6,9819519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6.98" calcext:value-type="float">
            <text:p>6,98</text:p>
          </table:table-cell>
          <table:table-cell office:value-type="float" office:value="2.936674" calcext:value-type="float">
            <text:p>2,936674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147856" calcext:value-type="float">
            <text:p>0,6147856</text:p>
          </table:table-cell>
          <table:table-cell table:formula="of:=[.A696]-[.E696]" office:value-type="float" office:value="6.9812" calcext:value-type="float">
            <text:p>6,9812</text:p>
          </table:table-cell>
          <table:table-cell table:formula="of:=[.B696]-[.D696]" office:value-type="float" office:value="-0.336676" calcext:value-type="float">
            <text:p>-0,336676</text:p>
          </table:table-cell>
          <table:table-cell table:formula="of:=[.A696]-[.C696]" office:value-type="float" office:value="0.0019518999999999" calcext:value-type="float">
            <text:p>0,0019519</text:p>
          </table:table-cell>
          <table:table-cell table:formula="of:=[.G696]-[.C696]" office:value-type="float" office:value="0.00119999999999987" calcext:value-type="float">
            <text:p>0,0012</text:p>
          </table:table-cell>
          <table:table-cell table:formula="of:=[.J696]/[.I696]" office:value-type="float" office:value="0.614785593524224" calcext:value-type="float">
            <text:p>0,6147855935</text:p>
          </table:table-cell>
          <table:table-cell table:formula="of:=[.D696]+[.H696]*[.K696]" office:value-type="float" office:value="2.72969044551464" calcext:value-type="float">
            <text:p>2,7296904455</text:p>
          </table:table-cell>
        </table:table-row>
        <table:table-row table:style-name="ro1">
          <table:table-cell office:value-type="float" office:value="6.9824537" calcext:value-type="float">
            <text:p>6,9824537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6.982" calcext:value-type="float">
            <text:p>6,982</text:p>
          </table:table-cell>
          <table:table-cell office:value-type="float" office:value="2.393015" calcext:value-type="float">
            <text:p>2,393015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-0.6572626" calcext:value-type="float">
            <text:p>-0,6572626</text:p>
          </table:table-cell>
          <table:table-cell table:formula="of:=[.A697]-[.E697]" office:value-type="float" office:value="6.9817018" calcext:value-type="float">
            <text:p>6,9817018</text:p>
          </table:table-cell>
          <table:table-cell table:formula="of:=[.B697]-[.D697]" office:value-type="float" office:value="0.206983" calcext:value-type="float">
            <text:p>0,206983</text:p>
          </table:table-cell>
          <table:table-cell table:formula="of:=[.A697]-[.C697]" office:value-type="float" office:value="0.000453699999999557" calcext:value-type="float">
            <text:p>0,0004537</text:p>
          </table:table-cell>
          <table:table-cell table:formula="of:=[.G697]-[.C697]" office:value-type="float" office:value="-0.00029820000000047" calcext:value-type="float">
            <text:p>-0,0002982</text:p>
          </table:table-cell>
          <table:table-cell table:formula="of:=[.J697]/[.I697]" office:value-type="float" office:value="-0.657262508267052" calcext:value-type="float">
            <text:p>-0,6572625083</text:p>
          </table:table-cell>
          <table:table-cell table:formula="of:=[.D697]+[.H697]*[.K697]" office:value-type="float" office:value="2.25697283425136" calcext:value-type="float">
            <text:p>2,2569728343</text:p>
          </table:table-cell>
        </table:table-row>
        <table:table-row table:style-name="ro1">
          <table:table-cell office:value-type="float" office:value="6.983456" calcext:value-type="float">
            <text:p>6,983456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6.982" calcext:value-type="float">
            <text:p>6,982</text:p>
          </table:table-cell>
          <table:table-cell office:value-type="float" office:value="2.463956" calcext:value-type="float">
            <text:p>2,463956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4835851" calcext:value-type="float">
            <text:p>0,4835851</text:p>
          </table:table-cell>
          <table:table-cell table:formula="of:=[.A698]-[.E698]" office:value-type="float" office:value="6.9827041" calcext:value-type="float">
            <text:p>6,9827041</text:p>
          </table:table-cell>
          <table:table-cell table:formula="of:=[.B698]-[.D698]" office:value-type="float" office:value="0.136042" calcext:value-type="float">
            <text:p>0,136042</text:p>
          </table:table-cell>
          <table:table-cell table:formula="of:=[.A698]-[.C698]" office:value-type="float" office:value="0.00145600000000012" calcext:value-type="float">
            <text:p>0,001456</text:p>
          </table:table-cell>
          <table:table-cell table:formula="of:=[.G698]-[.C698]" office:value-type="float" office:value="0.000704100000000096" calcext:value-type="float">
            <text:p>0,0007041</text:p>
          </table:table-cell>
          <table:table-cell table:formula="of:=[.J698]/[.I698]" office:value-type="float" office:value="0.48358516483519" calcext:value-type="float">
            <text:p>0,4835851648</text:p>
          </table:table-cell>
          <table:table-cell table:formula="of:=[.D698]+[.H698]*[.K698]" office:value-type="float" office:value="2.52974389299451" calcext:value-type="float">
            <text:p>2,529743893</text:p>
          </table:table-cell>
        </table:table-row>
        <table:table-row table:style-name="ro1">
          <table:table-cell office:value-type="float" office:value="6.9839572" calcext:value-type="float">
            <text:p>6,9839572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6.983" calcext:value-type="float">
            <text:p>6,983</text:p>
          </table:table-cell>
          <table:table-cell office:value-type="float" office:value="2.665787" calcext:value-type="float">
            <text:p>2,6657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99]-[.E699]" office:value-type="float" office:value="6.9839572" calcext:value-type="float">
            <text:p>6,9839572</text:p>
          </table:table-cell>
          <table:table-cell table:formula="of:=[.B699]-[.D699]" office:value-type="float" office:value="-0.0657890000000001" calcext:value-type="float">
            <text:p>-0,065789</text:p>
          </table:table-cell>
          <table:table-cell table:formula="of:=[.A699]-[.C699]" office:value-type="float" office:value="0.000957200000000213" calcext:value-type="float">
            <text:p>0,0009572</text:p>
          </table:table-cell>
          <table:table-cell table:formula="of:=[.G699]-[.C699]" office:value-type="float" office:value="0.000957200000000213" calcext:value-type="float">
            <text:p>0,0009572</text:p>
          </table:table-cell>
          <table:table-cell table:formula="of:=[.J699]/[.I699]" office:value-type="float" office:value="1" calcext:value-type="float">
            <text:p>1</text:p>
          </table:table-cell>
          <table:table-cell table:formula="of:=[.D699]+[.H699]*[.K699]" office:value-type="float" office:value="2.599998" calcext:value-type="float">
            <text:p>2,599998</text:p>
          </table:table-cell>
        </table:table-row>
        <table:table-row table:style-name="ro1">
          <table:table-cell office:value-type="float" office:value="6.9849605" calcext:value-type="float">
            <text:p>6,9849605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6.984" calcext:value-type="float">
            <text:p>6,984</text:p>
          </table:table-cell>
          <table:table-cell office:value-type="float" office:value="2.53421" calcext:value-type="float">
            <text:p>2,534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00]-[.E700]" office:value-type="float" office:value="6.9849605" calcext:value-type="float">
            <text:p>6,9849605</text:p>
          </table:table-cell>
          <table:table-cell table:formula="of:=[.B700]-[.D700]" office:value-type="float" office:value="0.065788" calcext:value-type="float">
            <text:p>0,065788</text:p>
          </table:table-cell>
          <table:table-cell table:formula="of:=[.A700]-[.C700]" office:value-type="float" office:value="0.000960499999999698" calcext:value-type="float">
            <text:p>0,0009605</text:p>
          </table:table-cell>
          <table:table-cell table:formula="of:=[.G700]-[.C700]" office:value-type="float" office:value="0.000960499999999698" calcext:value-type="float">
            <text:p>0,0009605</text:p>
          </table:table-cell>
          <table:table-cell table:formula="of:=[.J700]/[.I700]" office:value-type="float" office:value="1" calcext:value-type="float">
            <text:p>1</text:p>
          </table:table-cell>
          <table:table-cell table:formula="of:=[.D700]+[.H700]*[.K700]" office:value-type="float" office:value="2.599998" calcext:value-type="float">
            <text:p>2,599998</text:p>
          </table:table-cell>
        </table:table-row>
        <table:table-row table:style-name="ro1">
          <table:table-cell office:value-type="float" office:value="7.0120319" calcext:value-type="float">
            <text:p>7,0120319</text:p>
          </table:table-cell>
          <table:table-cell office:value-type="float" office:value="2.149998" calcext:value-type="float">
            <text:p>2,149998</text:p>
          </table:table-cell>
          <table:table-cell office:value-type="float" office:value="6.985" calcext:value-type="float">
            <text:p>6,985</text:p>
          </table:table-cell>
          <table:table-cell office:value-type="float" office:value="2.665787" calcext:value-type="float">
            <text:p>2,665787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9814571" calcext:value-type="float">
            <text:p>0,9814571</text:p>
          </table:table-cell>
          <table:table-cell table:formula="of:=[.A701]-[.E701]" office:value-type="float" office:value="7.01153065" calcext:value-type="float">
            <text:p>7,01153065</text:p>
          </table:table-cell>
          <table:table-cell table:formula="of:=[.B701]-[.D701]" office:value-type="float" office:value="-0.515789" calcext:value-type="float">
            <text:p>-0,515789</text:p>
          </table:table-cell>
          <table:table-cell table:formula="of:=[.A701]-[.C701]" office:value-type="float" office:value="0.0270318999999999" calcext:value-type="float">
            <text:p>0,0270319</text:p>
          </table:table-cell>
          <table:table-cell table:formula="of:=[.G701]-[.C701]" office:value-type="float" office:value="0.0265306499999998" calcext:value-type="float">
            <text:p>0,02653065</text:p>
          </table:table-cell>
          <table:table-cell table:formula="of:=[.J701]/[.I701]" office:value-type="float" office:value="0.981457093286076" calcext:value-type="float">
            <text:p>0,9814570933</text:p>
          </table:table-cell>
          <table:table-cell table:formula="of:=[.D701]+[.H701]*[.K701]" office:value-type="float" office:value="2.15956222731107" calcext:value-type="float">
            <text:p>2,1595622273</text:p>
          </table:table-cell>
        </table:table-row>
        <table:table-row table:style-name="ro1">
          <table:table-cell office:value-type="float" office:value="7.0140367" calcext:value-type="float">
            <text:p>7,0140367</text:p>
          </table:table-cell>
          <table:table-cell office:value-type="float" office:value="2.149998" calcext:value-type="float">
            <text:p>2,149998</text:p>
          </table:table-cell>
          <table:table-cell office:value-type="float" office:value="7.012" calcext:value-type="float">
            <text:p>7,012</text:p>
          </table:table-cell>
          <table:table-cell office:value-type="float" office:value="1.643774" calcext:value-type="float">
            <text:p>1,643774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7538911" calcext:value-type="float">
            <text:p>0,7538911</text:p>
          </table:table-cell>
          <table:table-cell table:formula="of:=[.A702]-[.E702]" office:value-type="float" office:value="7.01353545" calcext:value-type="float">
            <text:p>7,01353545</text:p>
          </table:table-cell>
          <table:table-cell table:formula="of:=[.B702]-[.D702]" office:value-type="float" office:value="0.506224" calcext:value-type="float">
            <text:p>0,506224</text:p>
          </table:table-cell>
          <table:table-cell table:formula="of:=[.A702]-[.C702]" office:value-type="float" office:value="0.00203670000000056" calcext:value-type="float">
            <text:p>0,0020367</text:p>
          </table:table-cell>
          <table:table-cell table:formula="of:=[.G702]-[.C702]" office:value-type="float" office:value="0.00153545000000044" calcext:value-type="float">
            <text:p>0,00153545</text:p>
          </table:table-cell>
          <table:table-cell table:formula="of:=[.J702]/[.I702]" office:value-type="float" office:value="0.753891098345371" calcext:value-type="float">
            <text:p>0,7538910983</text:p>
          </table:table-cell>
          <table:table-cell table:formula="of:=[.D702]+[.H702]*[.K702]" office:value-type="float" office:value="2.02541176736879" calcext:value-type="float">
            <text:p>2,0254117674</text:p>
          </table:table-cell>
        </table:table-row>
        <table:table-row table:style-name="ro1">
          <table:table-cell office:value-type="float" office:value="7.0160423" calcext:value-type="float">
            <text:p>7,0160423</text:p>
          </table:table-cell>
          <table:table-cell office:value-type="float" office:value="2.149998" calcext:value-type="float">
            <text:p>2,149998</text:p>
          </table:table-cell>
          <table:table-cell office:value-type="float" office:value="7.014" calcext:value-type="float">
            <text:p>7,014</text:p>
          </table:table-cell>
          <table:table-cell office:value-type="float" office:value="2.531636" calcext:value-type="float">
            <text:p>2,531636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318367" calcext:value-type="float">
            <text:p>0,6318367</text:p>
          </table:table-cell>
          <table:table-cell table:formula="of:=[.A703]-[.E703]" office:value-type="float" office:value="7.0152904" calcext:value-type="float">
            <text:p>7,0152904</text:p>
          </table:table-cell>
          <table:table-cell table:formula="of:=[.B703]-[.D703]" office:value-type="float" office:value="-0.381638" calcext:value-type="float">
            <text:p>-0,381638</text:p>
          </table:table-cell>
          <table:table-cell table:formula="of:=[.A703]-[.C703]" office:value-type="float" office:value="0.00204229999999939" calcext:value-type="float">
            <text:p>0,0020423</text:p>
          </table:table-cell>
          <table:table-cell table:formula="of:=[.G703]-[.C703]" office:value-type="float" office:value="0.00129039999999936" calcext:value-type="float">
            <text:p>0,0012904</text:p>
          </table:table-cell>
          <table:table-cell table:formula="of:=[.J703]/[.I703]" office:value-type="float" office:value="0.631836654751871" calcext:value-type="float">
            <text:p>0,6318366548</text:p>
          </table:table-cell>
          <table:table-cell table:formula="of:=[.D703]+[.H703]*[.K703]" office:value-type="float" office:value="2.29050312275381" calcext:value-type="float">
            <text:p>2,2905031228</text:p>
          </table:table-cell>
        </table:table-row>
        <table:table-row table:style-name="ro1">
          <table:table-cell office:value-type="float" office:value="7.0165436" calcext:value-type="float">
            <text:p>7,0165436</text:p>
          </table:table-cell>
          <table:table-cell office:value-type="float" office:value="2.149998" calcext:value-type="float">
            <text:p>2,149998</text:p>
          </table:table-cell>
          <table:table-cell office:value-type="float" office:value="7.016" calcext:value-type="float">
            <text:p>7,016</text:p>
          </table:table-cell>
          <table:table-cell office:value-type="float" office:value="1.908865" calcext:value-type="float">
            <text:p>1,908865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-0.3831862" calcext:value-type="float">
            <text:p>-0,3831862</text:p>
          </table:table-cell>
          <table:table-cell table:formula="of:=[.A704]-[.E704]" office:value-type="float" office:value="7.0157917" calcext:value-type="float">
            <text:p>7,0157917</text:p>
          </table:table-cell>
          <table:table-cell table:formula="of:=[.B704]-[.D704]" office:value-type="float" office:value="0.241133" calcext:value-type="float">
            <text:p>0,241133</text:p>
          </table:table-cell>
          <table:table-cell table:formula="of:=[.A704]-[.C704]" office:value-type="float" office:value="0.000543600000000311" calcext:value-type="float">
            <text:p>0,0005436</text:p>
          </table:table-cell>
          <table:table-cell table:formula="of:=[.G704]-[.C704]" office:value-type="float" office:value="-0.000208299999999717" calcext:value-type="float">
            <text:p>-0,0002083</text:p>
          </table:table-cell>
          <table:table-cell table:formula="of:=[.J704]/[.I704]" office:value-type="float" office:value="-0.38318616629801" calcext:value-type="float">
            <text:p>-0,3831861663</text:p>
          </table:table-cell>
          <table:table-cell table:formula="of:=[.D704]+[.H704]*[.K704]" office:value-type="float" office:value="1.81646617016206" calcext:value-type="float">
            <text:p>1,8164661702</text:p>
          </table:table-cell>
        </table:table-row>
        <table:table-row table:style-name="ro1">
          <table:table-cell office:value-type="float" office:value="7.0170454" calcext:value-type="float">
            <text:p>7,0170454</text:p>
          </table:table-cell>
          <table:table-cell office:value-type="float" office:value="2.149998" calcext:value-type="float">
            <text:p>2,149998</text:p>
          </table:table-cell>
          <table:table-cell office:value-type="float" office:value="7.017" calcext:value-type="float">
            <text:p>7,017</text:p>
          </table:table-cell>
          <table:table-cell office:value-type="float" office:value="2.0576" calcext:value-type="float">
            <text:p>2,0576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-4.526432" calcext:value-type="float">
            <text:p>-4,526432</text:p>
          </table:table-cell>
          <table:table-cell table:formula="of:=[.A705]-[.E705]" office:value-type="float" office:value="7.0167945" calcext:value-type="float">
            <text:p>7,0167945</text:p>
          </table:table-cell>
          <table:table-cell table:formula="of:=[.B705]-[.D705]" office:value-type="float" office:value="0.0923980000000002" calcext:value-type="float">
            <text:p>0,092398</text:p>
          </table:table-cell>
          <table:table-cell table:formula="of:=[.A705]-[.C705]" office:value-type="float" office:value="0.0000453999999994181" calcext:value-type="float">
            <text:p>0,0000454</text:p>
          </table:table-cell>
          <table:table-cell table:formula="of:=[.G705]-[.C705]" office:value-type="float" office:value="-0.000205500000000747" calcext:value-type="float">
            <text:p>-0,0002055</text:p>
          </table:table-cell>
          <table:table-cell table:formula="of:=[.J705]/[.I705]" office:value-type="float" office:value="-4.52643171813614" calcext:value-type="float">
            <text:p>-4,5264317181</text:p>
          </table:table-cell>
          <table:table-cell table:formula="of:=[.D705]+[.H705]*[.K705]" office:value-type="float" office:value="1.63936676210766" calcext:value-type="float">
            <text:p>1,6393667621</text:p>
          </table:table-cell>
        </table:table-row>
        <table:table-row table:style-name="ro1">
          <table:table-cell office:value-type="float" office:value="7.0464478" calcext:value-type="float">
            <text:p>7,0464478</text:p>
          </table:table-cell>
          <table:table-cell office:value-type="float" office:value="1.699998" calcext:value-type="float">
            <text:p>1,699998</text:p>
          </table:table-cell>
          <table:table-cell office:value-type="float" office:value="7.017" calcext:value-type="float">
            <text:p>7,017</text:p>
          </table:table-cell>
          <table:table-cell office:value-type="float" office:value="1.731762" calcext:value-type="float">
            <text:p>1,731762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9914798" calcext:value-type="float">
            <text:p>0,9914798</text:p>
          </table:table-cell>
          <table:table-cell table:formula="of:=[.A706]-[.E706]" office:value-type="float" office:value="7.0461969" calcext:value-type="float">
            <text:p>7,0461969</text:p>
          </table:table-cell>
          <table:table-cell table:formula="of:=[.B706]-[.D706]" office:value-type="float" office:value="-0.0317639999999999" calcext:value-type="float">
            <text:p>-0,031764</text:p>
          </table:table-cell>
          <table:table-cell table:formula="of:=[.A706]-[.C706]" office:value-type="float" office:value="0.0294477999999998" calcext:value-type="float">
            <text:p>0,0294478</text:p>
          </table:table-cell>
          <table:table-cell table:formula="of:=[.G706]-[.C706]" office:value-type="float" office:value="0.0291968999999996" calcext:value-type="float">
            <text:p>0,0291969</text:p>
          </table:table-cell>
          <table:table-cell table:formula="of:=[.J706]/[.I706]" office:value-type="float" office:value="0.991479838901372" calcext:value-type="float">
            <text:p>0,9914798389</text:p>
          </table:table-cell>
          <table:table-cell table:formula="of:=[.D706]+[.H706]*[.K706]" office:value-type="float" office:value="1.70026863439714" calcext:value-type="float">
            <text:p>1,7002686344</text:p>
          </table:table-cell>
        </table:table-row>
        <table:table-row table:style-name="ro1">
          <table:table-cell office:value-type="float" office:value="7.0484529" calcext:value-type="float">
            <text:p>7,0484529</text:p>
          </table:table-cell>
          <table:table-cell office:value-type="float" office:value="1.699998" calcext:value-type="float">
            <text:p>1,699998</text:p>
          </table:table-cell>
          <table:table-cell office:value-type="float" office:value="7.046" calcext:value-type="float">
            <text:p>7,046</text:p>
          </table:table-cell>
          <table:table-cell office:value-type="float" office:value="1.668505" calcext:value-type="float">
            <text:p>1,668505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6935056" calcext:value-type="float">
            <text:p>0,6935056</text:p>
          </table:table-cell>
          <table:table-cell table:formula="of:=[.A707]-[.E707]" office:value-type="float" office:value="7.0477011" calcext:value-type="float">
            <text:p>7,0477011</text:p>
          </table:table-cell>
          <table:table-cell table:formula="of:=[.B707]-[.D707]" office:value-type="float" office:value="0.0314929999999998" calcext:value-type="float">
            <text:p>0,031493</text:p>
          </table:table-cell>
          <table:table-cell table:formula="of:=[.A707]-[.C707]" office:value-type="float" office:value="0.00245289999999976" calcext:value-type="float">
            <text:p>0,0024529</text:p>
          </table:table-cell>
          <table:table-cell table:formula="of:=[.G707]-[.C707]" office:value-type="float" office:value="0.00170110000000001" calcext:value-type="float">
            <text:p>0,0017011</text:p>
          </table:table-cell>
          <table:table-cell table:formula="of:=[.J707]/[.I707]" office:value-type="float" office:value="0.69350564637783" calcext:value-type="float">
            <text:p>0,6935056464</text:p>
          </table:table-cell>
          <table:table-cell table:formula="of:=[.D707]+[.H707]*[.K707]" office:value-type="float" office:value="1.69034557332138" calcext:value-type="float">
            <text:p>1,6903455733</text:p>
          </table:table-cell>
        </table:table-row>
        <table:table-row table:style-name="ro1">
          <table:table-cell office:value-type="float" office:value="7.0509595" calcext:value-type="float">
            <text:p>7,0509595</text:p>
          </table:table-cell>
          <table:table-cell office:value-type="float" office:value="1.699998" calcext:value-type="float">
            <text:p>1,699998</text:p>
          </table:table-cell>
          <table:table-cell office:value-type="float" office:value="7.048" calcext:value-type="float">
            <text:p>7,048</text:p>
          </table:table-cell>
          <table:table-cell office:value-type="float" office:value="1.721839" calcext:value-type="float">
            <text:p>1,721839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7459706" calcext:value-type="float">
            <text:p>0,7459706</text:p>
          </table:table-cell>
          <table:table-cell table:formula="of:=[.A708]-[.E708]" office:value-type="float" office:value="7.0502077" calcext:value-type="float">
            <text:p>7,0502077</text:p>
          </table:table-cell>
          <table:table-cell table:formula="of:=[.B708]-[.D708]" office:value-type="float" office:value="-0.0218410000000002" calcext:value-type="float">
            <text:p>-0,021841</text:p>
          </table:table-cell>
          <table:table-cell table:formula="of:=[.A708]-[.C708]" office:value-type="float" office:value="0.00295950000000023" calcext:value-type="float">
            <text:p>0,0029595</text:p>
          </table:table-cell>
          <table:table-cell table:formula="of:=[.G708]-[.C708]" office:value-type="float" office:value="0.00220770000000048" calcext:value-type="float">
            <text:p>0,0022077</text:p>
          </table:table-cell>
          <table:table-cell table:formula="of:=[.J708]/[.I708]" office:value-type="float" office:value="0.745970603142527" calcext:value-type="float">
            <text:p>0,7459706031</text:p>
          </table:table-cell>
          <table:table-cell table:formula="of:=[.D708]+[.H708]*[.K708]" office:value-type="float" office:value="1.70554625605676" calcext:value-type="float">
            <text:p>1,7055462561</text:p>
          </table:table-cell>
        </table:table-row>
        <table:table-row table:style-name="ro1">
          <table:table-cell office:value-type="float" office:value="7.051461" calcext:value-type="float">
            <text:p>7,051461</text:p>
          </table:table-cell>
          <table:table-cell office:value-type="float" office:value="1.699998" calcext:value-type="float">
            <text:p>1,699998</text:p>
          </table:table-cell>
          <table:table-cell office:value-type="float" office:value="7.051" calcext:value-type="float">
            <text:p>7,051</text:p>
          </table:table-cell>
          <table:table-cell office:value-type="float" office:value="1.683706" calcext:value-type="float">
            <text:p>1,6837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09]-[.E709]" office:value-type="float" office:value="7.051461" calcext:value-type="float">
            <text:p>7,051461</text:p>
          </table:table-cell>
          <table:table-cell table:formula="of:=[.B709]-[.D709]" office:value-type="float" office:value="0.016292" calcext:value-type="float">
            <text:p>0,016292</text:p>
          </table:table-cell>
          <table:table-cell table:formula="of:=[.A709]-[.C709]" office:value-type="float" office:value="0.000460999999999601" calcext:value-type="float">
            <text:p>0,000461</text:p>
          </table:table-cell>
          <table:table-cell table:formula="of:=[.G709]-[.C709]" office:value-type="float" office:value="0.000460999999999601" calcext:value-type="float">
            <text:p>0,000461</text:p>
          </table:table-cell>
          <table:table-cell table:formula="of:=[.J709]/[.I709]" office:value-type="float" office:value="1" calcext:value-type="float">
            <text:p>1</text:p>
          </table:table-cell>
          <table:table-cell table:formula="of:=[.D709]+[.H709]*[.K709]" office:value-type="float" office:value="1.699998" calcext:value-type="float">
            <text:p>1,699998</text:p>
          </table:table-cell>
        </table:table-row>
        <table:table-row table:style-name="ro1">
          <table:table-cell office:value-type="float" office:value="7.0519622" calcext:value-type="float">
            <text:p>7,0519622</text:p>
          </table:table-cell>
          <table:table-cell office:value-type="float" office:value="1.699998" calcext:value-type="float">
            <text:p>1,699998</text:p>
          </table:table-cell>
          <table:table-cell office:value-type="float" office:value="7.051" calcext:value-type="float">
            <text:p>7,051</text:p>
          </table:table-cell>
          <table:table-cell office:value-type="float" office:value="1.716291" calcext:value-type="float">
            <text:p>1,716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10]-[.E710]" office:value-type="float" office:value="7.0519622" calcext:value-type="float">
            <text:p>7,0519622</text:p>
          </table:table-cell>
          <table:table-cell table:formula="of:=[.B710]-[.D710]" office:value-type="float" office:value="-0.0162930000000001" calcext:value-type="float">
            <text:p>-0,016293</text:p>
          </table:table-cell>
          <table:table-cell table:formula="of:=[.A710]-[.C710]" office:value-type="float" office:value="0.000962200000000024" calcext:value-type="float">
            <text:p>0,0009622</text:p>
          </table:table-cell>
          <table:table-cell table:formula="of:=[.G710]-[.C710]" office:value-type="float" office:value="0.000962200000000024" calcext:value-type="float">
            <text:p>0,0009622</text:p>
          </table:table-cell>
          <table:table-cell table:formula="of:=[.J710]/[.I710]" office:value-type="float" office:value="1" calcext:value-type="float">
            <text:p>1</text:p>
          </table:table-cell>
          <table:table-cell table:formula="of:=[.D710]+[.H710]*[.K710]" office:value-type="float" office:value="1.699998" calcext:value-type="float">
            <text:p>1,699998</text:p>
          </table:table-cell>
        </table:table-row>
        <table:table-row table:style-name="ro1">
          <table:table-cell office:value-type="float" office:value="7.0524638" calcext:value-type="float">
            <text:p>7,0524638</text:p>
          </table:table-cell>
          <table:table-cell office:value-type="float" office:value="1.699998" calcext:value-type="float">
            <text:p>1,699998</text:p>
          </table:table-cell>
          <table:table-cell office:value-type="float" office:value="7.052" calcext:value-type="float">
            <text:p>7,052</text:p>
          </table:table-cell>
          <table:table-cell office:value-type="float" office:value="1.683706" calcext:value-type="float">
            <text:p>1,6837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11]-[.E711]" office:value-type="float" office:value="7.0524638" calcext:value-type="float">
            <text:p>7,0524638</text:p>
          </table:table-cell>
          <table:table-cell table:formula="of:=[.B711]-[.D711]" office:value-type="float" office:value="0.016292" calcext:value-type="float">
            <text:p>0,016292</text:p>
          </table:table-cell>
          <table:table-cell table:formula="of:=[.A711]-[.C711]" office:value-type="float" office:value="0.000463800000000347" calcext:value-type="float">
            <text:p>0,0004638</text:p>
          </table:table-cell>
          <table:table-cell table:formula="of:=[.G711]-[.C711]" office:value-type="float" office:value="0.000463800000000347" calcext:value-type="float">
            <text:p>0,0004638</text:p>
          </table:table-cell>
          <table:table-cell table:formula="of:=[.J711]/[.I711]" office:value-type="float" office:value="1" calcext:value-type="float">
            <text:p>1</text:p>
          </table:table-cell>
          <table:table-cell table:formula="of:=[.D711]+[.H711]*[.K711]" office:value-type="float" office:value="1.699998" calcext:value-type="float">
            <text:p>1,699998</text:p>
          </table:table-cell>
        </table:table-row>
        <table:table-row table:style-name="ro1">
          <table:table-cell office:value-type="float" office:value="7.0534666" calcext:value-type="float">
            <text:p>7,0534666</text:p>
          </table:table-cell>
          <table:table-cell office:value-type="float" office:value="1.699998" calcext:value-type="float">
            <text:p>1,699998</text:p>
          </table:table-cell>
          <table:table-cell office:value-type="float" office:value="7.052" calcext:value-type="float">
            <text:p>7,052</text:p>
          </table:table-cell>
          <table:table-cell office:value-type="float" office:value="1.716291" calcext:value-type="float">
            <text:p>1,716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12]-[.E712]" office:value-type="float" office:value="7.0534666" calcext:value-type="float">
            <text:p>7,0534666</text:p>
          </table:table-cell>
          <table:table-cell table:formula="of:=[.B712]-[.D712]" office:value-type="float" office:value="-0.0162930000000001" calcext:value-type="float">
            <text:p>-0,016293</text:p>
          </table:table-cell>
          <table:table-cell table:formula="of:=[.A712]-[.C712]" office:value-type="float" office:value="0.00146660000000054" calcext:value-type="float">
            <text:p>0,0014666</text:p>
          </table:table-cell>
          <table:table-cell table:formula="of:=[.G712]-[.C712]" office:value-type="float" office:value="0.00146660000000054" calcext:value-type="float">
            <text:p>0,0014666</text:p>
          </table:table-cell>
          <table:table-cell table:formula="of:=[.J712]/[.I712]" office:value-type="float" office:value="1" calcext:value-type="float">
            <text:p>1</text:p>
          </table:table-cell>
          <table:table-cell table:formula="of:=[.D712]+[.H712]*[.K712]" office:value-type="float" office:value="1.699998" calcext:value-type="float">
            <text:p>1,699998</text:p>
          </table:table-cell>
        </table:table-row>
        <table:table-row table:style-name="ro1">
          <table:table-cell office:value-type="float" office:value="7.0795359" calcext:value-type="float">
            <text:p>7,0795359</text:p>
          </table:table-cell>
          <table:table-cell office:value-type="float" office:value="1.249998" calcext:value-type="float">
            <text:p>1,249998</text:p>
          </table:table-cell>
          <table:table-cell office:value-type="float" office:value="7.053" calcext:value-type="float">
            <text:p>7,053</text:p>
          </table:table-cell>
          <table:table-cell office:value-type="float" office:value="1.683706" calcext:value-type="float">
            <text:p>1,683706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9811105" calcext:value-type="float">
            <text:p>0,9811105</text:p>
          </table:table-cell>
          <table:table-cell table:formula="of:=[.A713]-[.E713]" office:value-type="float" office:value="7.07903465" calcext:value-type="float">
            <text:p>7,07903465</text:p>
          </table:table-cell>
          <table:table-cell table:formula="of:=[.B713]-[.D713]" office:value-type="float" office:value="-0.433708" calcext:value-type="float">
            <text:p>-0,433708</text:p>
          </table:table-cell>
          <table:table-cell table:formula="of:=[.A713]-[.C713]" office:value-type="float" office:value="0.0265358999999998" calcext:value-type="float">
            <text:p>0,0265359</text:p>
          </table:table-cell>
          <table:table-cell table:formula="of:=[.G713]-[.C713]" office:value-type="float" office:value="0.0260346499999997" calcext:value-type="float">
            <text:p>0,02603465</text:p>
          </table:table-cell>
          <table:table-cell table:formula="of:=[.J713]/[.I713]" office:value-type="float" office:value="0.981110495592758" calcext:value-type="float">
            <text:p>0,9811104956</text:p>
          </table:table-cell>
          <table:table-cell table:formula="of:=[.D713]+[.H713]*[.K713]" office:value-type="float" office:value="1.25819052917746" calcext:value-type="float">
            <text:p>1,2581905292</text:p>
          </table:table-cell>
        </table:table-row>
        <table:table-row table:style-name="ro1">
          <table:table-cell office:value-type="float" office:value="7.080539" calcext:value-type="float">
            <text:p>7,080539</text:p>
          </table:table-cell>
          <table:table-cell office:value-type="float" office:value="1.249998" calcext:value-type="float">
            <text:p>1,249998</text:p>
          </table:table-cell>
          <table:table-cell office:value-type="float" office:value="7.08" calcext:value-type="float">
            <text:p>7,08</text:p>
          </table:table-cell>
          <table:table-cell office:value-type="float" office:value="0.8244835" calcext:value-type="float">
            <text:p>0,8244835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07003715" calcext:value-type="float">
            <text:p>0,07003715</text:p>
          </table:table-cell>
          <table:table-cell table:formula="of:=[.A714]-[.E714]" office:value-type="float" office:value="7.08003775" calcext:value-type="float">
            <text:p>7,08003775</text:p>
          </table:table-cell>
          <table:table-cell table:formula="of:=[.B714]-[.D714]" office:value-type="float" office:value="0.4255145" calcext:value-type="float">
            <text:p>0,4255145</text:p>
          </table:table-cell>
          <table:table-cell table:formula="of:=[.A714]-[.C714]" office:value-type="float" office:value="0.000538999999999845" calcext:value-type="float">
            <text:p>0,000539</text:p>
          </table:table-cell>
          <table:table-cell table:formula="of:=[.G714]-[.C714]" office:value-type="float" office:value="0.0000377499999997255" calcext:value-type="float">
            <text:p>0,00003775</text:p>
          </table:table-cell>
          <table:table-cell table:formula="of:=[.J714]/[.I714]" office:value-type="float" office:value="0.0700371057509023" calcext:value-type="float">
            <text:p>0,0700371058</text:p>
          </table:table-cell>
          <table:table-cell table:formula="of:=[.D714]+[.H714]*[.K714]" office:value-type="float" office:value="0.854285304035042" calcext:value-type="float">
            <text:p>0,854285304</text:p>
          </table:table-cell>
        </table:table-row>
        <table:table-row table:style-name="ro1">
          <table:table-cell office:value-type="float" office:value="7.0820425" calcext:value-type="float">
            <text:p>7,0820425</text:p>
          </table:table-cell>
          <table:table-cell office:value-type="float" office:value="1.249998" calcext:value-type="float">
            <text:p>1,249998</text:p>
          </table:table-cell>
          <table:table-cell office:value-type="float" office:value="7.081" calcext:value-type="float">
            <text:p>7,081</text:p>
          </table:table-cell>
          <table:table-cell office:value-type="float" office:value="1.2798" calcext:value-type="float">
            <text:p>1,2798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5190408" calcext:value-type="float">
            <text:p>0,5190408</text:p>
          </table:table-cell>
          <table:table-cell table:formula="of:=[.A715]-[.E715]" office:value-type="float" office:value="7.0815411" calcext:value-type="float">
            <text:p>7,0815411</text:p>
          </table:table-cell>
          <table:table-cell table:formula="of:=[.B715]-[.D715]" office:value-type="float" office:value="-0.0298020000000001" calcext:value-type="float">
            <text:p>-0,029802</text:p>
          </table:table-cell>
          <table:table-cell table:formula="of:=[.A715]-[.C715]" office:value-type="float" office:value="0.00104249999999961" calcext:value-type="float">
            <text:p>0,0010425</text:p>
          </table:table-cell>
          <table:table-cell table:formula="of:=[.G715]-[.C715]" office:value-type="float" office:value="0.000541099999999517" calcext:value-type="float">
            <text:p>0,0005411</text:p>
          </table:table-cell>
          <table:table-cell table:formula="of:=[.J715]/[.I715]" office:value-type="float" office:value="0.51904076738582" calcext:value-type="float">
            <text:p>0,5190407674</text:p>
          </table:table-cell>
          <table:table-cell table:formula="of:=[.D715]+[.H715]*[.K715]" office:value-type="float" office:value="1.26433154705037" calcext:value-type="float">
            <text:p>1,2643315471</text:p>
          </table:table-cell>
        </table:table-row>
        <table:table-row table:style-name="ro1">
          <table:table-cell office:value-type="float" office:value="7.0835463" calcext:value-type="float">
            <text:p>7,0835463</text:p>
          </table:table-cell>
          <table:table-cell office:value-type="float" office:value="1.249998" calcext:value-type="float">
            <text:p>1,249998</text:p>
          </table:table-cell>
          <table:table-cell office:value-type="float" office:value="7.082" calcext:value-type="float">
            <text:p>7,082</text:p>
          </table:table-cell>
          <table:table-cell office:value-type="float" office:value="1.23453" calcext:value-type="float">
            <text:p>1,23453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6757421" calcext:value-type="float">
            <text:p>0,6757421</text:p>
          </table:table-cell>
          <table:table-cell table:formula="of:=[.A716]-[.E716]" office:value-type="float" office:value="7.0830449" calcext:value-type="float">
            <text:p>7,0830449</text:p>
          </table:table-cell>
          <table:table-cell table:formula="of:=[.B716]-[.D716]" office:value-type="float" office:value="0.015468" calcext:value-type="float">
            <text:p>0,015468</text:p>
          </table:table-cell>
          <table:table-cell table:formula="of:=[.A716]-[.C716]" office:value-type="float" office:value="0.00154630000000022" calcext:value-type="float">
            <text:p>0,0015463</text:p>
          </table:table-cell>
          <table:table-cell table:formula="of:=[.G716]-[.C716]" office:value-type="float" office:value="0.00104490000000013" calcext:value-type="float">
            <text:p>0,0010449</text:p>
          </table:table-cell>
          <table:table-cell table:formula="of:=[.J716]/[.I716]" office:value-type="float" office:value="0.675742094030897" calcext:value-type="float">
            <text:p>0,675742094</text:p>
          </table:table-cell>
          <table:table-cell table:formula="of:=[.D716]+[.H716]*[.K716]" office:value-type="float" office:value="1.24498237871047" calcext:value-type="float">
            <text:p>1,2449823787</text:p>
          </table:table-cell>
        </table:table-row>
        <table:table-row table:style-name="ro1">
          <table:table-cell office:value-type="float" office:value="7.0845488" calcext:value-type="float">
            <text:p>7,0845488</text:p>
          </table:table-cell>
          <table:table-cell office:value-type="float" office:value="1.249998" calcext:value-type="float">
            <text:p>1,249998</text:p>
          </table:table-cell>
          <table:table-cell office:value-type="float" office:value="7.084" calcext:value-type="float">
            <text:p>7,084</text:p>
          </table:table-cell>
          <table:table-cell office:value-type="float" office:value="1.260451" calcext:value-type="float">
            <text:p>1,260451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5433674" calcext:value-type="float">
            <text:p>0,5433674</text:p>
          </table:table-cell>
          <table:table-cell table:formula="of:=[.A717]-[.E717]" office:value-type="float" office:value="7.0842982" calcext:value-type="float">
            <text:p>7,0842982</text:p>
          </table:table-cell>
          <table:table-cell table:formula="of:=[.B717]-[.D717]" office:value-type="float" office:value="-0.010453" calcext:value-type="float">
            <text:p>-0,010453</text:p>
          </table:table-cell>
          <table:table-cell table:formula="of:=[.A717]-[.C717]" office:value-type="float" office:value="0.000548800000000682" calcext:value-type="float">
            <text:p>0,0005488</text:p>
          </table:table-cell>
          <table:table-cell table:formula="of:=[.G717]-[.C717]" office:value-type="float" office:value="0.00029820000000047" calcext:value-type="float">
            <text:p>0,0002982</text:p>
          </table:table-cell>
          <table:table-cell table:formula="of:=[.J717]/[.I717]" office:value-type="float" office:value="0.543367346938957" calcext:value-type="float">
            <text:p>0,5433673469</text:p>
          </table:table-cell>
          <table:table-cell table:formula="of:=[.D717]+[.H717]*[.K717]" office:value-type="float" office:value="1.25477118112245" calcext:value-type="float">
            <text:p>1,2547711811</text:p>
          </table:table-cell>
        </table:table-row>
        <table:table-row table:style-name="ro1">
          <table:table-cell office:value-type="float" office:value="7.0850501" calcext:value-type="float">
            <text:p>7,0850501</text:p>
          </table:table-cell>
          <table:table-cell office:value-type="float" office:value="1.249998" calcext:value-type="float">
            <text:p>1,249998</text:p>
          </table:table-cell>
          <table:table-cell office:value-type="float" office:value="7.085" calcext:value-type="float">
            <text:p>7,085</text:p>
          </table:table-cell>
          <table:table-cell office:value-type="float" office:value="1.244319" calcext:value-type="float">
            <text:p>1,244319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-4.001996" calcext:value-type="float">
            <text:p>-4,001996</text:p>
          </table:table-cell>
          <table:table-cell table:formula="of:=[.A718]-[.E718]" office:value-type="float" office:value="7.0847995" calcext:value-type="float">
            <text:p>7,0847995</text:p>
          </table:table-cell>
          <table:table-cell table:formula="of:=[.B718]-[.D718]" office:value-type="float" office:value="0.00567899999999999" calcext:value-type="float">
            <text:p>0,005679</text:p>
          </table:table-cell>
          <table:table-cell table:formula="of:=[.A718]-[.C718]" office:value-type="float" office:value="0.0000501000000001639" calcext:value-type="float">
            <text:p>0,0000501</text:p>
          </table:table-cell>
          <table:table-cell table:formula="of:=[.G718]-[.C718]" office:value-type="float" office:value="-0.000200500000000048" calcext:value-type="float">
            <text:p>-0,0002005</text:p>
          </table:table-cell>
          <table:table-cell table:formula="of:=[.J718]/[.I718]" office:value-type="float" office:value="-4.00199600797189" calcext:value-type="float">
            <text:p>-4,001996008</text:p>
          </table:table-cell>
          <table:table-cell table:formula="of:=[.D718]+[.H718]*[.K718]" office:value-type="float" office:value="1.22159166467073" calcext:value-type="float">
            <text:p>1,2215916647</text:p>
          </table:table-cell>
        </table:table-row>
        <table:table-row table:style-name="ro1">
          <table:table-cell office:value-type="float" office:value="7.0855514" calcext:value-type="float">
            <text:p>7,0855514</text:p>
          </table:table-cell>
          <table:table-cell office:value-type="float" office:value="1.249998" calcext:value-type="float">
            <text:p>1,249998</text:p>
          </table:table-cell>
          <table:table-cell office:value-type="float" office:value="7.085" calcext:value-type="float">
            <text:p>7,085</text:p>
          </table:table-cell>
          <table:table-cell office:value-type="float" office:value="1.227269" calcext:value-type="float">
            <text:p>1,2272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19]-[.E719]" office:value-type="float" office:value="7.0855514" calcext:value-type="float">
            <text:p>7,0855514</text:p>
          </table:table-cell>
          <table:table-cell table:formula="of:=[.B719]-[.D719]" office:value-type="float" office:value="0.022729" calcext:value-type="float">
            <text:p>0,022729</text:p>
          </table:table-cell>
          <table:table-cell table:formula="of:=[.A719]-[.C719]" office:value-type="float" office:value="0.00055139999999998" calcext:value-type="float">
            <text:p>0,0005514</text:p>
          </table:table-cell>
          <table:table-cell table:formula="of:=[.G719]-[.C719]" office:value-type="float" office:value="0.00055139999999998" calcext:value-type="float">
            <text:p>0,0005514</text:p>
          </table:table-cell>
          <table:table-cell table:formula="of:=[.J719]/[.I719]" office:value-type="float" office:value="1" calcext:value-type="float">
            <text:p>1</text:p>
          </table:table-cell>
          <table:table-cell table:formula="of:=[.D719]+[.H719]*[.K719]" office:value-type="float" office:value="1.249998" calcext:value-type="float">
            <text:p>1,249998</text:p>
          </table:table-cell>
        </table:table-row>
        <table:table-row table:style-name="ro1">
          <table:table-cell office:value-type="float" office:value="7.1128548" calcext:value-type="float">
            <text:p>7,1128548</text:p>
          </table:table-cell>
          <table:table-cell office:value-type="float" office:value="0.7999984" calcext:value-type="float">
            <text:p>0,7999984</text:p>
          </table:table-cell>
          <table:table-cell office:value-type="float" office:value="7.086" calcext:value-type="float">
            <text:p>7,086</text:p>
          </table:table-cell>
          <table:table-cell office:value-type="float" office:value="1.272728" calcext:value-type="float">
            <text:p>1,2727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20]-[.E720]" office:value-type="float" office:value="7.1128548" calcext:value-type="float">
            <text:p>7,1128548</text:p>
          </table:table-cell>
          <table:table-cell table:formula="of:=[.B720]-[.D720]" office:value-type="float" office:value="-0.4727296" calcext:value-type="float">
            <text:p>-0,4727296</text:p>
          </table:table-cell>
          <table:table-cell table:formula="of:=[.A720]-[.C720]" office:value-type="float" office:value="0.0268547999999997" calcext:value-type="float">
            <text:p>0,0268548</text:p>
          </table:table-cell>
          <table:table-cell table:formula="of:=[.G720]-[.C720]" office:value-type="float" office:value="0.0268547999999997" calcext:value-type="float">
            <text:p>0,0268548</text:p>
          </table:table-cell>
          <table:table-cell table:formula="of:=[.J720]/[.I720]" office:value-type="float" office:value="1" calcext:value-type="float">
            <text:p>1</text:p>
          </table:table-cell>
          <table:table-cell table:formula="of:=[.D720]+[.H720]*[.K720]" office:value-type="float" office:value="0.7999984" calcext:value-type="float">
            <text:p>0,7999984</text:p>
          </table:table-cell>
        </table:table-row>
        <table:table-row table:style-name="ro1">
          <table:table-cell office:value-type="float" office:value="7.1133558" calcext:value-type="float">
            <text:p>7,1133558</text:p>
          </table:table-cell>
          <table:table-cell office:value-type="float" office:value="0.7999984" calcext:value-type="float">
            <text:p>0,7999984</text:p>
          </table:table-cell>
          <table:table-cell office:value-type="float" office:value="7.113" calcext:value-type="float">
            <text:p>7,113</text:p>
          </table:table-cell>
          <table:table-cell office:value-type="float" office:value="0.3272687" calcext:value-type="float">
            <text:p>0,32726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21]-[.E721]" office:value-type="float" office:value="7.1133558" calcext:value-type="float">
            <text:p>7,1133558</text:p>
          </table:table-cell>
          <table:table-cell table:formula="of:=[.B721]-[.D721]" office:value-type="float" office:value="0.4727297" calcext:value-type="float">
            <text:p>0,4727297</text:p>
          </table:table-cell>
          <table:table-cell table:formula="of:=[.A721]-[.C721]" office:value-type="float" office:value="0.000355799999999462" calcext:value-type="float">
            <text:p>0,0003558</text:p>
          </table:table-cell>
          <table:table-cell table:formula="of:=[.G721]-[.C721]" office:value-type="float" office:value="0.000355799999999462" calcext:value-type="float">
            <text:p>0,0003558</text:p>
          </table:table-cell>
          <table:table-cell table:formula="of:=[.J721]/[.I721]" office:value-type="float" office:value="1" calcext:value-type="float">
            <text:p>1</text:p>
          </table:table-cell>
          <table:table-cell table:formula="of:=[.D721]+[.H721]*[.K721]" office:value-type="float" office:value="0.7999984" calcext:value-type="float">
            <text:p>0,7999984</text:p>
          </table:table-cell>
        </table:table-row>
        <table:table-row table:style-name="ro1">
          <table:table-cell office:value-type="float" office:value="7.1153657" calcext:value-type="float">
            <text:p>7,1153657</text:p>
          </table:table-cell>
          <table:table-cell office:value-type="float" office:value="0.7999984" calcext:value-type="float">
            <text:p>0,7999984</text:p>
          </table:table-cell>
          <table:table-cell office:value-type="float" office:value="7.113" calcext:value-type="float">
            <text:p>7,113</text:p>
          </table:table-cell>
          <table:table-cell office:value-type="float" office:value="1.272728" calcext:value-type="float">
            <text:p>1,2727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22]-[.E722]" office:value-type="float" office:value="7.1153657" calcext:value-type="float">
            <text:p>7,1153657</text:p>
          </table:table-cell>
          <table:table-cell table:formula="of:=[.B722]-[.D722]" office:value-type="float" office:value="-0.4727296" calcext:value-type="float">
            <text:p>-0,4727296</text:p>
          </table:table-cell>
          <table:table-cell table:formula="of:=[.A722]-[.C722]" office:value-type="float" office:value="0.00236569999999947" calcext:value-type="float">
            <text:p>0,0023657</text:p>
          </table:table-cell>
          <table:table-cell table:formula="of:=[.G722]-[.C722]" office:value-type="float" office:value="0.00236569999999947" calcext:value-type="float">
            <text:p>0,0023657</text:p>
          </table:table-cell>
          <table:table-cell table:formula="of:=[.J722]/[.I722]" office:value-type="float" office:value="1" calcext:value-type="float">
            <text:p>1</text:p>
          </table:table-cell>
          <table:table-cell table:formula="of:=[.D722]+[.H722]*[.K722]" office:value-type="float" office:value="0.7999984" calcext:value-type="float">
            <text:p>0,7999984</text:p>
          </table:table-cell>
        </table:table-row>
        <table:table-row table:style-name="ro1">
          <table:table-cell office:value-type="float" office:value="7.1474564" calcext:value-type="float">
            <text:p>7,1474564</text:p>
          </table:table-cell>
          <table:table-cell office:value-type="float" office:value="0.3499984" calcext:value-type="float">
            <text:p>0,3499984</text:p>
          </table:table-cell>
          <table:table-cell office:value-type="float" office:value="7.115" calcext:value-type="float">
            <text:p>7,115</text:p>
          </table:table-cell>
          <table:table-cell office:value-type="float" office:value="0.3272687" calcext:value-type="float">
            <text:p>0,3272687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9845546" calcext:value-type="float">
            <text:p>0,9845546</text:p>
          </table:table-cell>
          <table:table-cell table:formula="of:=[.A723]-[.E723]" office:value-type="float" office:value="7.1469551" calcext:value-type="float">
            <text:p>7,1469551</text:p>
          </table:table-cell>
          <table:table-cell table:formula="of:=[.B723]-[.D723]" office:value-type="float" office:value="0.0227297" calcext:value-type="float">
            <text:p>0,0227297</text:p>
          </table:table-cell>
          <table:table-cell table:formula="of:=[.A723]-[.C723]" office:value-type="float" office:value="0.0324564000000001" calcext:value-type="float">
            <text:p>0,0324564</text:p>
          </table:table-cell>
          <table:table-cell table:formula="of:=[.G723]-[.C723]" office:value-type="float" office:value="0.0319551000000002" calcext:value-type="float">
            <text:p>0,0319551</text:p>
          </table:table-cell>
          <table:table-cell table:formula="of:=[.J723]/[.I723]" office:value-type="float" office:value="0.984554664103233" calcext:value-type="float">
            <text:p>0,9845546641</text:p>
          </table:table-cell>
          <table:table-cell table:formula="of:=[.D723]+[.H723]*[.K723]" office:value-type="float" office:value="0.349647332148667" calcext:value-type="float">
            <text:p>0,3496473321</text:p>
          </table:table-cell>
        </table:table-row>
        <table:table-row table:style-name="ro1">
          <table:table-cell office:value-type="float" office:value="7.1489602" calcext:value-type="float">
            <text:p>7,1489602</text:p>
          </table:table-cell>
          <table:table-cell office:value-type="float" office:value="0.3499984" calcext:value-type="float">
            <text:p>0,3499984</text:p>
          </table:table-cell>
          <table:table-cell office:value-type="float" office:value="7.147" calcext:value-type="float">
            <text:p>7,147</text:p>
          </table:table-cell>
          <table:table-cell office:value-type="float" office:value="0.372377" calcext:value-type="float">
            <text:p>0,372377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7442608" calcext:value-type="float">
            <text:p>0,7442608</text:p>
          </table:table-cell>
          <table:table-cell table:formula="of:=[.A724]-[.E724]" office:value-type="float" office:value="7.1484589" calcext:value-type="float">
            <text:p>7,1484589</text:p>
          </table:table-cell>
          <table:table-cell table:formula="of:=[.B724]-[.D724]" office:value-type="float" office:value="-0.0223786" calcext:value-type="float">
            <text:p>-0,0223786</text:p>
          </table:table-cell>
          <table:table-cell table:formula="of:=[.A724]-[.C724]" office:value-type="float" office:value="0.00196020000000008" calcext:value-type="float">
            <text:p>0,0019602</text:p>
          </table:table-cell>
          <table:table-cell table:formula="of:=[.G724]-[.C724]" office:value-type="float" office:value="0.00145890000000026" calcext:value-type="float">
            <text:p>0,0014589</text:p>
          </table:table-cell>
          <table:table-cell table:formula="of:=[.J724]/[.I724]" office:value-type="float" office:value="0.744260789715439" calcext:value-type="float">
            <text:p>0,7442607897</text:p>
          </table:table-cell>
          <table:table-cell table:formula="of:=[.D724]+[.H724]*[.K724]" office:value-type="float" office:value="0.355721485491274" calcext:value-type="float">
            <text:p>0,3557214855</text:p>
          </table:table-cell>
        </table:table-row>
        <table:table-row table:style-name="ro1">
          <table:table-cell office:value-type="float" office:value="7.1509655" calcext:value-type="float">
            <text:p>7,1509655</text:p>
          </table:table-cell>
          <table:table-cell office:value-type="float" office:value="0.3499984" calcext:value-type="float">
            <text:p>0,3499984</text:p>
          </table:table-cell>
          <table:table-cell office:value-type="float" office:value="7.149" calcext:value-type="float">
            <text:p>7,149</text:p>
          </table:table-cell>
          <table:table-cell office:value-type="float" office:value="0.3333429" calcext:value-type="float">
            <text:p>0,3333429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17451" calcext:value-type="float">
            <text:p>0,617451</text:p>
          </table:table-cell>
          <table:table-cell table:formula="of:=[.A725]-[.E725]" office:value-type="float" office:value="7.1502136" calcext:value-type="float">
            <text:p>7,1502136</text:p>
          </table:table-cell>
          <table:table-cell table:formula="of:=[.B725]-[.D725]" office:value-type="float" office:value="0.0166555" calcext:value-type="float">
            <text:p>0,0166555</text:p>
          </table:table-cell>
          <table:table-cell table:formula="of:=[.A725]-[.C725]" office:value-type="float" office:value="0.00196549999999984" calcext:value-type="float">
            <text:p>0,0019655</text:p>
          </table:table-cell>
          <table:table-cell table:formula="of:=[.G725]-[.C725]" office:value-type="float" office:value="0.00121359999999981" calcext:value-type="float">
            <text:p>0,0012136</text:p>
          </table:table-cell>
          <table:table-cell table:formula="of:=[.J725]/[.I725]" office:value-type="float" office:value="0.617451030272151" calcext:value-type="float">
            <text:p>0,6174510303</text:p>
          </table:table-cell>
          <table:table-cell table:formula="of:=[.D725]+[.H725]*[.K725]" office:value-type="float" office:value="0.343626855634698" calcext:value-type="float">
            <text:p>0,3436268556</text:p>
          </table:table-cell>
        </table:table-row>
        <table:table-row table:style-name="ro1">
          <table:table-cell office:value-type="float" office:value="7.1519685" calcext:value-type="float">
            <text:p>7,1519685</text:p>
          </table:table-cell>
          <table:table-cell office:value-type="float" office:value="0.3499984" calcext:value-type="float">
            <text:p>0,3499984</text:p>
          </table:table-cell>
          <table:table-cell office:value-type="float" office:value="7.151" calcext:value-type="float">
            <text:p>7,151</text:p>
          </table:table-cell>
          <table:table-cell office:value-type="float" office:value="0.3602824" calcext:value-type="float">
            <text:p>0,3602824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2236448" calcext:value-type="float">
            <text:p>0,2236448</text:p>
          </table:table-cell>
          <table:table-cell table:formula="of:=[.A726]-[.E726]" office:value-type="float" office:value="7.1512166" calcext:value-type="float">
            <text:p>7,1512166</text:p>
          </table:table-cell>
          <table:table-cell table:formula="of:=[.B726]-[.D726]" office:value-type="float" office:value="-0.010284" calcext:value-type="float">
            <text:p>-0,010284</text:p>
          </table:table-cell>
          <table:table-cell table:formula="of:=[.A726]-[.C726]" office:value-type="float" office:value="0.000968499999999928" calcext:value-type="float">
            <text:p>0,0009685</text:p>
          </table:table-cell>
          <table:table-cell table:formula="of:=[.G726]-[.C726]" office:value-type="float" office:value="0.0002165999999999" calcext:value-type="float">
            <text:p>0,0002166</text:p>
          </table:table-cell>
          <table:table-cell table:formula="of:=[.J726]/[.I726]" office:value-type="float" office:value="0.223644811564188" calcext:value-type="float">
            <text:p>0,2236448116</text:p>
          </table:table-cell>
          <table:table-cell table:formula="of:=[.D726]+[.H726]*[.K726]" office:value-type="float" office:value="0.357982436757874" calcext:value-type="float">
            <text:p>0,3579824368</text:p>
          </table:table-cell>
        </table:table-row>
        <table:table-row table:style-name="ro1">
          <table:table-cell office:value-type="float" office:value="7.1529708" calcext:value-type="float">
            <text:p>7,1529708</text:p>
          </table:table-cell>
          <table:table-cell office:value-type="float" office:value="0.3499984" calcext:value-type="float">
            <text:p>0,3499984</text:p>
          </table:table-cell>
          <table:table-cell office:value-type="float" office:value="7.152" calcext:value-type="float">
            <text:p>7,152</text:p>
          </table:table-cell>
          <table:table-cell office:value-type="float" office:value="0.3476985" calcext:value-type="float">
            <text:p>0,3476985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2254841" calcext:value-type="float">
            <text:p>0,2254841</text:p>
          </table:table-cell>
          <table:table-cell table:formula="of:=[.A727]-[.E727]" office:value-type="float" office:value="7.1522189" calcext:value-type="float">
            <text:p>7,1522189</text:p>
          </table:table-cell>
          <table:table-cell table:formula="of:=[.B727]-[.D727]" office:value-type="float" office:value="0.00229990000000002" calcext:value-type="float">
            <text:p>0,0022999</text:p>
          </table:table-cell>
          <table:table-cell table:formula="of:=[.A727]-[.C727]" office:value-type="float" office:value="0.00097080000000016" calcext:value-type="float">
            <text:p>0,0009708</text:p>
          </table:table-cell>
          <table:table-cell table:formula="of:=[.G727]-[.C727]" office:value-type="float" office:value="0.000218900000000133" calcext:value-type="float">
            <text:p>0,0002189</text:p>
          </table:table-cell>
          <table:table-cell table:formula="of:=[.J727]/[.I727]" office:value-type="float" office:value="0.225484136794496" calcext:value-type="float">
            <text:p>0,2254841368</text:p>
          </table:table-cell>
          <table:table-cell table:formula="of:=[.D727]+[.H727]*[.K727]" office:value-type="float" office:value="0.348217090966214" calcext:value-type="float">
            <text:p>0,348217091</text:p>
          </table:table-cell>
        </table:table-row>
        <table:table-row table:style-name="ro1">
          <table:table-cell office:value-type="float" office:value="7.1810348" calcext:value-type="float">
            <text:p>7,1810348</text:p>
          </table:table-cell>
          <table:table-cell office:value-type="float" office:value="-0.1000016" calcext:value-type="float">
            <text:p>-0,1000016</text:p>
          </table:table-cell>
          <table:table-cell office:value-type="float" office:value="7.153" calcext:value-type="float">
            <text:p>7,153</text:p>
          </table:table-cell>
          <table:table-cell office:value-type="float" office:value="0.350517" calcext:value-type="float">
            <text:p>0,350517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731798" calcext:value-type="float">
            <text:p>0,9731798</text:p>
          </table:table-cell>
          <table:table-cell table:formula="of:=[.A728]-[.E728]" office:value-type="float" office:value="7.1802829" calcext:value-type="float">
            <text:p>7,1802829</text:p>
          </table:table-cell>
          <table:table-cell table:formula="of:=[.B728]-[.D728]" office:value-type="float" office:value="-0.4505186" calcext:value-type="float">
            <text:p>-0,4505186</text:p>
          </table:table-cell>
          <table:table-cell table:formula="of:=[.A728]-[.C728]" office:value-type="float" office:value="0.0280348000000004" calcext:value-type="float">
            <text:p>0,0280348</text:p>
          </table:table-cell>
          <table:table-cell table:formula="of:=[.G728]-[.C728]" office:value-type="float" office:value="0.0272829000000003" calcext:value-type="float">
            <text:p>0,0272829</text:p>
          </table:table-cell>
          <table:table-cell table:formula="of:=[.J728]/[.I728]" office:value-type="float" office:value="0.973179762295432" calcext:value-type="float">
            <text:p>0,9731797623</text:p>
          </table:table-cell>
          <table:table-cell table:formula="of:=[.D728]+[.H728]*[.K728]" office:value-type="float" office:value="-0.0879185840576709" calcext:value-type="float">
            <text:p>-0,0879185841</text:p>
          </table:table-cell>
        </table:table-row>
        <table:table-row table:style-name="ro1">
          <table:table-cell office:value-type="float" office:value="7.1825391" calcext:value-type="float">
            <text:p>7,1825391</text:p>
          </table:table-cell>
          <table:table-cell office:value-type="float" office:value="-0.1000016" calcext:value-type="float">
            <text:p>-0,1000016</text:p>
          </table:table-cell>
          <table:table-cell office:value-type="float" office:value="7.181" calcext:value-type="float">
            <text:p>7,181</text:p>
          </table:table-cell>
          <table:table-cell office:value-type="float" office:value="-0.5384372" calcext:value-type="float">
            <text:p>-0,5384372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5114678" calcext:value-type="float">
            <text:p>0,5114678</text:p>
          </table:table-cell>
          <table:table-cell table:formula="of:=[.A729]-[.E729]" office:value-type="float" office:value="7.1817872" calcext:value-type="float">
            <text:p>7,1817872</text:p>
          </table:table-cell>
          <table:table-cell table:formula="of:=[.B729]-[.D729]" office:value-type="float" office:value="0.4384356" calcext:value-type="float">
            <text:p>0,4384356</text:p>
          </table:table-cell>
          <table:table-cell table:formula="of:=[.A729]-[.C729]" office:value-type="float" office:value="0.00153909999999957" calcext:value-type="float">
            <text:p>0,0015391</text:p>
          </table:table-cell>
          <table:table-cell table:formula="of:=[.G729]-[.C729]" office:value-type="float" office:value="0.000787199999999544" calcext:value-type="float">
            <text:p>0,0007872</text:p>
          </table:table-cell>
          <table:table-cell table:formula="of:=[.J729]/[.I729]" office:value-type="float" office:value="0.511467740887378" calcext:value-type="float">
            <text:p>0,5114677409</text:p>
          </table:table-cell>
          <table:table-cell table:formula="of:=[.D729]+[.H729]*[.K729]" office:value-type="float" office:value="-0.314191534143398" calcext:value-type="float">
            <text:p>-0,3141915341</text:p>
          </table:table-cell>
        </table:table-row>
        <table:table-row table:style-name="ro1">
          <table:table-cell office:value-type="float" office:value="7.2143965" calcext:value-type="float">
            <text:p>7,2143965</text:p>
          </table:table-cell>
          <table:table-cell office:value-type="float" office:value="-0.5500016" calcext:value-type="float">
            <text:p>-0,5500016</text:p>
          </table:table-cell>
          <table:table-cell office:value-type="float" office:value="7.183" calcext:value-type="float">
            <text:p>7,183</text:p>
          </table:table-cell>
          <table:table-cell office:value-type="float" office:value="0.1242441" calcext:value-type="float">
            <text:p>0,1242441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760514" calcext:value-type="float">
            <text:p>0,9760514</text:p>
          </table:table-cell>
          <table:table-cell table:formula="of:=[.A730]-[.E730]" office:value-type="float" office:value="7.2136446" calcext:value-type="float">
            <text:p>7,2136446</text:p>
          </table:table-cell>
          <table:table-cell table:formula="of:=[.B730]-[.D730]" office:value-type="float" office:value="-0.6742457" calcext:value-type="float">
            <text:p>-0,6742457</text:p>
          </table:table-cell>
          <table:table-cell table:formula="of:=[.A730]-[.C730]" office:value-type="float" office:value="0.0313965000000005" calcext:value-type="float">
            <text:p>0,0313965</text:p>
          </table:table-cell>
          <table:table-cell table:formula="of:=[.G730]-[.C730]" office:value-type="float" office:value="0.0306446000000005" calcext:value-type="float">
            <text:p>0,0306446</text:p>
          </table:table-cell>
          <table:table-cell table:formula="of:=[.J730]/[.I730]" office:value-type="float" office:value="0.976051470705333" calcext:value-type="float">
            <text:p>0,9760514707</text:p>
          </table:table-cell>
          <table:table-cell table:formula="of:=[.D730]+[.H730]*[.K730]" office:value-type="float" office:value="-0.533854407101747" calcext:value-type="float">
            <text:p>-0,5338544071</text:p>
          </table:table-cell>
        </table:table-row>
        <table:table-row table:style-name="ro1">
          <table:table-cell office:value-type="float" office:value="7.2154008" calcext:value-type="float">
            <text:p>7,2154008</text:p>
          </table:table-cell>
          <table:table-cell office:value-type="float" office:value="-0.5500016" calcext:value-type="float">
            <text:p>-0,5500016</text:p>
          </table:table-cell>
          <table:table-cell office:value-type="float" office:value="7.214" calcext:value-type="float">
            <text:p>7,214</text:p>
          </table:table-cell>
          <table:table-cell office:value-type="float" office:value="-1.2081" calcext:value-type="float">
            <text:p>-1,2081</text:p>
          </table:table-cell>
          <table:table-cell office:value-type="float" office:value="0.00025035" calcext:value-type="float">
            <text:p>0,00025035</text:p>
          </table:table-cell>
          <table:table-cell office:value-type="float" office:value="0.8212807" calcext:value-type="float">
            <text:p>0,8212807</text:p>
          </table:table-cell>
          <table:table-cell table:formula="of:=[.A731]-[.E731]" office:value-type="float" office:value="7.21515045" calcext:value-type="float">
            <text:p>7,21515045</text:p>
          </table:table-cell>
          <table:table-cell table:formula="of:=[.B731]-[.D731]" office:value-type="float" office:value="0.6580984" calcext:value-type="float">
            <text:p>0,6580984</text:p>
          </table:table-cell>
          <table:table-cell table:formula="of:=[.A731]-[.C731]" office:value-type="float" office:value="0.00140079999999987" calcext:value-type="float">
            <text:p>0,0014008</text:p>
          </table:table-cell>
          <table:table-cell table:formula="of:=[.G731]-[.C731]" office:value-type="float" office:value="0.00115044999999991" calcext:value-type="float">
            <text:p>0,00115045</text:p>
          </table:table-cell>
          <table:table-cell table:formula="of:=[.J731]/[.I731]" office:value-type="float" office:value="0.821280696744733" calcext:value-type="float">
            <text:p>0,8212806967</text:p>
          </table:table-cell>
          <table:table-cell table:formula="of:=[.D731]+[.H731]*[.K731]" office:value-type="float" office:value="-0.667616487521406" calcext:value-type="float">
            <text:p>-0,6676164875</text:p>
          </table:table-cell>
        </table:table-row>
        <table:table-row table:style-name="ro1">
          <table:table-cell office:value-type="float" office:value="7.2174064" calcext:value-type="float">
            <text:p>7,2174064</text:p>
          </table:table-cell>
          <table:table-cell office:value-type="float" office:value="-0.5500016" calcext:value-type="float">
            <text:p>-0,5500016</text:p>
          </table:table-cell>
          <table:table-cell office:value-type="float" office:value="7.215" calcext:value-type="float">
            <text:p>7,215</text:p>
          </table:table-cell>
          <table:table-cell office:value-type="float" office:value="-0.009518087" calcext:value-type="float">
            <text:p>-0,009518087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6875" calcext:value-type="float">
            <text:p>0,6875</text:p>
          </table:table-cell>
          <table:table-cell table:formula="of:=[.A732]-[.E732]" office:value-type="float" office:value="7.2166544" calcext:value-type="float">
            <text:p>7,2166544</text:p>
          </table:table-cell>
          <table:table-cell table:formula="of:=[.B732]-[.D732]" office:value-type="float" office:value="-0.540483513" calcext:value-type="float">
            <text:p>-0,540483513</text:p>
          </table:table-cell>
          <table:table-cell table:formula="of:=[.A732]-[.C732]" office:value-type="float" office:value="0.00240639999999992" calcext:value-type="float">
            <text:p>0,0024064</text:p>
          </table:table-cell>
          <table:table-cell table:formula="of:=[.G732]-[.C732]" office:value-type="float" office:value="0.00165439999999961" calcext:value-type="float">
            <text:p>0,0016544</text:p>
          </table:table-cell>
          <table:table-cell table:formula="of:=[.J732]/[.I732]" office:value-type="float" office:value="0.687499999999862" calcext:value-type="float">
            <text:p>0,6875</text:p>
          </table:table-cell>
          <table:table-cell table:formula="of:=[.D732]+[.H732]*[.K732]" office:value-type="float" office:value="-0.381100502187425" calcext:value-type="float">
            <text:p>-0,3811005022</text:p>
          </table:table-cell>
        </table:table-row>
        <table:table-row table:style-name="ro1">
          <table:table-cell office:value-type="float" office:value="7.2194117" calcext:value-type="float">
            <text:p>7,2194117</text:p>
          </table:table-cell>
          <table:table-cell office:value-type="float" office:value="-0.5500016" calcext:value-type="float">
            <text:p>-0,5500016</text:p>
          </table:table-cell>
          <table:table-cell office:value-type="float" office:value="7.217" calcext:value-type="float">
            <text:p>7,217</text:p>
          </table:table-cell>
          <table:table-cell office:value-type="float" office:value="-0.921584" calcext:value-type="float">
            <text:p>-0,921584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6881868" calcext:value-type="float">
            <text:p>0,6881868</text:p>
          </table:table-cell>
          <table:table-cell table:formula="of:=[.A733]-[.E733]" office:value-type="float" office:value="7.2186597" calcext:value-type="float">
            <text:p>7,2186597</text:p>
          </table:table-cell>
          <table:table-cell table:formula="of:=[.B733]-[.D733]" office:value-type="float" office:value="0.3715824" calcext:value-type="float">
            <text:p>0,3715824</text:p>
          </table:table-cell>
          <table:table-cell table:formula="of:=[.A733]-[.C733]" office:value-type="float" office:value="0.00241170000000057" calcext:value-type="float">
            <text:p>0,0024117</text:p>
          </table:table-cell>
          <table:table-cell table:formula="of:=[.G733]-[.C733]" office:value-type="float" office:value="0.00165970000000026" calcext:value-type="float">
            <text:p>0,0016597</text:p>
          </table:table-cell>
          <table:table-cell table:formula="of:=[.J733]/[.I733]" office:value-type="float" office:value="0.688186756229991" calcext:value-type="float">
            <text:p>0,6881867562</text:p>
          </table:table-cell>
          <table:table-cell table:formula="of:=[.D733]+[.H733]*[.K733]" office:value-type="float" office:value="-0.665865913471845" calcext:value-type="float">
            <text:p>-0,6658659135</text:p>
          </table:table-cell>
        </table:table-row>
        <table:table-row table:style-name="ro1">
          <table:table-cell office:value-type="float" office:value="7.2199132" calcext:value-type="float">
            <text:p>7,2199132</text:p>
          </table:table-cell>
          <table:table-cell office:value-type="float" office:value="-0.5500016" calcext:value-type="float">
            <text:p>-0,5500016</text:p>
          </table:table-cell>
          <table:table-cell office:value-type="float" office:value="7.219" calcext:value-type="float">
            <text:p>7,219</text:p>
          </table:table-cell>
          <table:table-cell office:value-type="float" office:value="-0.2942835" calcext:value-type="float">
            <text:p>-0,2942835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1765221" calcext:value-type="float">
            <text:p>0,1765221</text:p>
          </table:table-cell>
          <table:table-cell table:formula="of:=[.A734]-[.E734]" office:value-type="float" office:value="7.2191612" calcext:value-type="float">
            <text:p>7,2191612</text:p>
          </table:table-cell>
          <table:table-cell table:formula="of:=[.B734]-[.D734]" office:value-type="float" office:value="-0.2557181" calcext:value-type="float">
            <text:p>-0,2557181</text:p>
          </table:table-cell>
          <table:table-cell table:formula="of:=[.A734]-[.C734]" office:value-type="float" office:value="0.000913199999999392" calcext:value-type="float">
            <text:p>0,0009132</text:p>
          </table:table-cell>
          <table:table-cell table:formula="of:=[.G734]-[.C734]" office:value-type="float" office:value="0.000161199999999084" calcext:value-type="float">
            <text:p>0,0001612</text:p>
          </table:table-cell>
          <table:table-cell table:formula="of:=[.J734]/[.I734]" office:value-type="float" office:value="0.176522120016636" calcext:value-type="float">
            <text:p>0,17652212</text:p>
          </table:table-cell>
          <table:table-cell table:formula="of:=[.D734]+[.H734]*[.K734]" office:value-type="float" office:value="-0.339423401138626" calcext:value-type="float">
            <text:p>-0,3394234011</text:p>
          </table:table-cell>
        </table:table-row>
        <table:table-row table:style-name="ro1">
          <table:table-cell office:value-type="float" office:value="7.220916" calcext:value-type="float">
            <text:p>7,220916</text:p>
          </table:table-cell>
          <table:table-cell office:value-type="float" office:value="-0.5500016" calcext:value-type="float">
            <text:p>-0,5500016</text:p>
          </table:table-cell>
          <table:table-cell office:value-type="float" office:value="7.22" calcext:value-type="float">
            <text:p>7,22</text:p>
          </table:table-cell>
          <table:table-cell office:value-type="float" office:value="-0.5951415" calcext:value-type="float">
            <text:p>-0,5951415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7262555" calcext:value-type="float">
            <text:p>0,7262555</text:p>
          </table:table-cell>
          <table:table-cell table:formula="of:=[.A735]-[.E735]" office:value-type="float" office:value="7.22066525" calcext:value-type="float">
            <text:p>7,22066525</text:p>
          </table:table-cell>
          <table:table-cell table:formula="of:=[.B735]-[.D735]" office:value-type="float" office:value="0.0451399" calcext:value-type="float">
            <text:p>0,0451399</text:p>
          </table:table-cell>
          <table:table-cell table:formula="of:=[.A735]-[.C735]" office:value-type="float" office:value="0.000916000000000139" calcext:value-type="float">
            <text:p>0,000916</text:p>
          </table:table-cell>
          <table:table-cell table:formula="of:=[.G735]-[.C735]" office:value-type="float" office:value="0.000665249999999951" calcext:value-type="float">
            <text:p>0,00066525</text:p>
          </table:table-cell>
          <table:table-cell table:formula="of:=[.J735]/[.I735]" office:value-type="float" office:value="0.72625545851512" calcext:value-type="float">
            <text:p>0,7262554585</text:p>
          </table:table-cell>
          <table:table-cell table:formula="of:=[.D735]+[.H735]*[.K735]" office:value-type="float" office:value="-0.562358401228173" calcext:value-type="float">
            <text:p>-0,5623584012</text:p>
          </table:table-cell>
        </table:table-row>
        <table:table-row table:style-name="ro1">
          <table:table-cell office:value-type="float" office:value="7.2214173" calcext:value-type="float">
            <text:p>7,2214173</text:p>
          </table:table-cell>
          <table:table-cell office:value-type="float" office:value="-0.7000016" calcext:value-type="float">
            <text:p>-0,7000016</text:p>
          </table:table-cell>
          <table:table-cell office:value-type="float" office:value="7.221" calcext:value-type="float">
            <text:p>7,221</text:p>
          </table:table-cell>
          <table:table-cell office:value-type="float" office:value="-0.5172185" calcext:value-type="float">
            <text:p>-0,5172185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3991134" calcext:value-type="float">
            <text:p>0,3991134</text:p>
          </table:table-cell>
          <table:table-cell table:formula="of:=[.A736]-[.E736]" office:value-type="float" office:value="7.22116655" calcext:value-type="float">
            <text:p>7,22116655</text:p>
          </table:table-cell>
          <table:table-cell table:formula="of:=[.B736]-[.D736]" office:value-type="float" office:value="-0.1827831" calcext:value-type="float">
            <text:p>-0,1827831</text:p>
          </table:table-cell>
          <table:table-cell table:formula="of:=[.A736]-[.C736]" office:value-type="float" office:value="0.000417299999999621" calcext:value-type="float">
            <text:p>0,0004173</text:p>
          </table:table-cell>
          <table:table-cell table:formula="of:=[.G736]-[.C736]" office:value-type="float" office:value="0.000166549999999432" calcext:value-type="float">
            <text:p>0,00016655</text:p>
          </table:table-cell>
          <table:table-cell table:formula="of:=[.J736]/[.I736]" office:value-type="float" office:value="0.399113347710481" calcext:value-type="float">
            <text:p>0,3991133477</text:p>
          </table:table-cell>
          <table:table-cell table:formula="of:=[.D736]+[.H736]*[.K736]" office:value-type="float" office:value="-0.5901696749459" calcext:value-type="float">
            <text:p>-0,5901696749</text:p>
          </table:table-cell>
        </table:table-row>
        <table:table-row table:style-name="ro1">
          <table:table-cell office:value-type="float" office:value="7.2489235" calcext:value-type="float">
            <text:p>7,2489235</text:p>
          </table:table-cell>
          <table:table-cell office:value-type="float" office:value="-1.000002" calcext:value-type="float">
            <text:p>-1,000002</text:p>
          </table:table-cell>
          <table:table-cell office:value-type="float" office:value="7.221" calcext:value-type="float">
            <text:p>7,221</text:p>
          </table:table-cell>
          <table:table-cell office:value-type="float" office:value="-0.7729528" calcext:value-type="float">
            <text:p>-0,7729528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910201" calcext:value-type="float">
            <text:p>0,9910201</text:p>
          </table:table-cell>
          <table:table-cell table:formula="of:=[.A737]-[.E737]" office:value-type="float" office:value="7.24867275" calcext:value-type="float">
            <text:p>7,24867275</text:p>
          </table:table-cell>
          <table:table-cell table:formula="of:=[.B737]-[.D737]" office:value-type="float" office:value="-0.2270492" calcext:value-type="float">
            <text:p>-0,2270492</text:p>
          </table:table-cell>
          <table:table-cell table:formula="of:=[.A737]-[.C737]" office:value-type="float" office:value="0.0279235" calcext:value-type="float">
            <text:p>0,0279235</text:p>
          </table:table-cell>
          <table:table-cell table:formula="of:=[.G737]-[.C737]" office:value-type="float" office:value="0.0276727499999998" calcext:value-type="float">
            <text:p>0,02767275</text:p>
          </table:table-cell>
          <table:table-cell table:formula="of:=[.J737]/[.I737]" office:value-type="float" office:value="0.991020108510746" calcext:value-type="float">
            <text:p>0,9910201085</text:p>
          </table:table-cell>
          <table:table-cell table:formula="of:=[.D737]+[.H737]*[.K737]" office:value-type="float" office:value="-0.997963122821278" calcext:value-type="float">
            <text:p>-0,9979631228</text:p>
          </table:table-cell>
        </table:table-row>
        <table:table-row table:style-name="ro1">
          <table:table-cell office:value-type="float" office:value="7.2825206" calcext:value-type="float">
            <text:p>7,2825206</text:p>
          </table:table-cell>
          <table:table-cell office:value-type="float" office:value="-1.450001" calcext:value-type="float">
            <text:p>-1,450001</text:p>
          </table:table-cell>
          <table:table-cell office:value-type="float" office:value="7.249" calcext:value-type="float">
            <text:p>7,249</text:p>
          </table:table-cell>
          <table:table-cell office:value-type="float" office:value="-1.225011" calcext:value-type="float">
            <text:p>-1,225011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925195" calcext:value-type="float">
            <text:p>0,9925195</text:p>
          </table:table-cell>
          <table:table-cell table:formula="of:=[.A738]-[.E738]" office:value-type="float" office:value="7.28226985" calcext:value-type="float">
            <text:p>7,28226985</text:p>
          </table:table-cell>
          <table:table-cell table:formula="of:=[.B738]-[.D738]" office:value-type="float" office:value="-0.22499" calcext:value-type="float">
            <text:p>-0,22499</text:p>
          </table:table-cell>
          <table:table-cell table:formula="of:=[.A738]-[.C738]" office:value-type="float" office:value="0.0335206000000001" calcext:value-type="float">
            <text:p>0,0335206</text:p>
          </table:table-cell>
          <table:table-cell table:formula="of:=[.G738]-[.C738]" office:value-type="float" office:value="0.0332698499999999" calcext:value-type="float">
            <text:p>0,03326985</text:p>
          </table:table-cell>
          <table:table-cell table:formula="of:=[.J738]/[.I738]" office:value-type="float" office:value="0.992519525306821" calcext:value-type="float">
            <text:p>0,9925195253</text:p>
          </table:table-cell>
          <table:table-cell table:formula="of:=[.D738]+[.H738]*[.K738]" office:value-type="float" office:value="-1.44831796799878" calcext:value-type="float">
            <text:p>-1,448317968</text:p>
          </table:table-cell>
        </table:table-row>
        <table:table-row table:style-name="ro1">
          <table:table-cell office:value-type="float" office:value="7.2845259" calcext:value-type="float">
            <text:p>7,2845259</text:p>
          </table:table-cell>
          <table:table-cell office:value-type="float" office:value="-1.450001" calcext:value-type="float">
            <text:p>-1,450001</text:p>
          </table:table-cell>
          <table:table-cell office:value-type="float" office:value="7.283" calcext:value-type="float">
            <text:p>7,283</text:p>
          </table:table-cell>
          <table:table-cell office:value-type="float" office:value="-1.673308" calcext:value-type="float">
            <text:p>-1,673308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356708" calcext:value-type="float">
            <text:p>0,8356708</text:p>
          </table:table-cell>
          <table:table-cell table:formula="of:=[.A739]-[.E739]" office:value-type="float" office:value="7.28427515" calcext:value-type="float">
            <text:p>7,28427515</text:p>
          </table:table-cell>
          <table:table-cell table:formula="of:=[.B739]-[.D739]" office:value-type="float" office:value="0.223307" calcext:value-type="float">
            <text:p>0,223307</text:p>
          </table:table-cell>
          <table:table-cell table:formula="of:=[.A739]-[.C739]" office:value-type="float" office:value="0.00152589999999986" calcext:value-type="float">
            <text:p>0,0015259</text:p>
          </table:table-cell>
          <table:table-cell table:formula="of:=[.G739]-[.C739]" office:value-type="float" office:value="0.00127514999999967" calcext:value-type="float">
            <text:p>0,00127515</text:p>
          </table:table-cell>
          <table:table-cell table:formula="of:=[.J739]/[.I739]" office:value-type="float" office:value="0.83567075168739" calcext:value-type="float">
            <text:p>0,8356707517</text:p>
          </table:table-cell>
          <table:table-cell table:formula="of:=[.D739]+[.H739]*[.K739]" office:value-type="float" office:value="-1.48669687145294" calcext:value-type="float">
            <text:p>-1,4866968715</text:p>
          </table:table-cell>
        </table:table-row>
        <table:table-row table:style-name="ro1">
          <table:table-cell office:value-type="float" office:value="7.2865312" calcext:value-type="float">
            <text:p>7,2865312</text:p>
          </table:table-cell>
          <table:table-cell office:value-type="float" office:value="-1.450001" calcext:value-type="float">
            <text:p>-1,450001</text:p>
          </table:table-cell>
          <table:table-cell office:value-type="float" office:value="7.285" calcext:value-type="float">
            <text:p>7,285</text:p>
          </table:table-cell>
          <table:table-cell office:value-type="float" office:value="-1.26339" calcext:value-type="float">
            <text:p>-1,26339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5088819" calcext:value-type="float">
            <text:p>0,5088819</text:p>
          </table:table-cell>
          <table:table-cell table:formula="of:=[.A740]-[.E740]" office:value-type="float" office:value="7.2857792" calcext:value-type="float">
            <text:p>7,2857792</text:p>
          </table:table-cell>
          <table:table-cell table:formula="of:=[.B740]-[.D740]" office:value-type="float" office:value="-0.186611" calcext:value-type="float">
            <text:p>-0,186611</text:p>
          </table:table-cell>
          <table:table-cell table:formula="of:=[.A740]-[.C740]" office:value-type="float" office:value="0.00153119999999962" calcext:value-type="float">
            <text:p>0,0015312</text:p>
          </table:table-cell>
          <table:table-cell table:formula="of:=[.G740]-[.C740]" office:value-type="float" office:value="0.000779199999999314" calcext:value-type="float">
            <text:p>0,0007792</text:p>
          </table:table-cell>
          <table:table-cell table:formula="of:=[.J740]/[.I740]" office:value-type="float" office:value="0.508881922674704" calcext:value-type="float">
            <text:p>0,5088819227</text:p>
          </table:table-cell>
          <table:table-cell table:formula="of:=[.D740]+[.H740]*[.K740]" office:value-type="float" office:value="-1.35835296447225" calcext:value-type="float">
            <text:p>-1,3583529645</text:p>
          </table:table-cell>
        </table:table-row>
        <table:table-row table:style-name="ro1">
          <table:table-cell office:value-type="float" office:value="7.2875343" calcext:value-type="float">
            <text:p>7,2875343</text:p>
          </table:table-cell>
          <table:table-cell office:value-type="float" office:value="-1.450001" calcext:value-type="float">
            <text:p>-1,450001</text:p>
          </table:table-cell>
          <table:table-cell office:value-type="float" office:value="7.287" calcext:value-type="float">
            <text:p>7,287</text:p>
          </table:table-cell>
          <table:table-cell office:value-type="float" office:value="-1.544965" calcext:value-type="float">
            <text:p>-1,544965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-0.407449" calcext:value-type="float">
            <text:p>-0,407449</text:p>
          </table:table-cell>
          <table:table-cell table:formula="of:=[.A741]-[.E741]" office:value-type="float" office:value="7.2867823" calcext:value-type="float">
            <text:p>7,2867823</text:p>
          </table:table-cell>
          <table:table-cell table:formula="of:=[.B741]-[.D741]" office:value-type="float" office:value="0.0949640000000001" calcext:value-type="float">
            <text:p>0,094964</text:p>
          </table:table-cell>
          <table:table-cell table:formula="of:=[.A741]-[.C741]" office:value-type="float" office:value="0.000534299999999988" calcext:value-type="float">
            <text:p>0,0005343</text:p>
          </table:table-cell>
          <table:table-cell table:formula="of:=[.G741]-[.C741]" office:value-type="float" office:value="-0.00021770000000032" calcext:value-type="float">
            <text:p>-0,0002177</text:p>
          </table:table-cell>
          <table:table-cell table:formula="of:=[.J741]/[.I741]" office:value-type="float" office:value="-0.407448998690484" calcext:value-type="float">
            <text:p>-0,4074489987</text:p>
          </table:table-cell>
          <table:table-cell table:formula="of:=[.D741]+[.H741]*[.K741]" office:value-type="float" office:value="-1.58365798671164" calcext:value-type="float">
            <text:p>-1,5836579867</text:p>
          </table:table-cell>
        </table:table-row>
        <table:table-row table:style-name="ro1">
          <table:table-cell office:value-type="float" office:value="7.315611" calcext:value-type="float">
            <text:p>7,315611</text:p>
          </table:table-cell>
          <table:table-cell office:value-type="float" office:value="-1.900001" calcext:value-type="float">
            <text:p>-1,900001</text:p>
          </table:table-cell>
          <table:table-cell office:value-type="float" office:value="7.288" calcext:value-type="float">
            <text:p>7,288</text:p>
          </table:table-cell>
          <table:table-cell office:value-type="float" office:value="-1.488694" calcext:value-type="float">
            <text:p>-1,488694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9727645" calcext:value-type="float">
            <text:p>0,9727645</text:p>
          </table:table-cell>
          <table:table-cell table:formula="of:=[.A742]-[.E742]" office:value-type="float" office:value="7.314859" calcext:value-type="float">
            <text:p>7,314859</text:p>
          </table:table-cell>
          <table:table-cell table:formula="of:=[.B742]-[.D742]" office:value-type="float" office:value="-0.411307" calcext:value-type="float">
            <text:p>-0,411307</text:p>
          </table:table-cell>
          <table:table-cell table:formula="of:=[.A742]-[.C742]" office:value-type="float" office:value="0.0276109999999994" calcext:value-type="float">
            <text:p>0,027611</text:p>
          </table:table-cell>
          <table:table-cell table:formula="of:=[.G742]-[.C742]" office:value-type="float" office:value="0.0268589999999991" calcext:value-type="float">
            <text:p>0,026859</text:p>
          </table:table-cell>
          <table:table-cell table:formula="of:=[.J742]/[.I742]" office:value-type="float" office:value="0.972764477925453" calcext:value-type="float">
            <text:p>0,9727644779</text:p>
          </table:table-cell>
          <table:table-cell table:formula="of:=[.D742]+[.H742]*[.K742]" office:value-type="float" office:value="-1.88879883912208" calcext:value-type="float">
            <text:p>-1,8887988391</text:p>
          </table:table-cell>
        </table:table-row>
        <table:table-row table:style-name="ro1">
          <table:table-cell office:value-type="float" office:value="7.317115" calcext:value-type="float">
            <text:p>7,317115</text:p>
          </table:table-cell>
          <table:table-cell office:value-type="float" office:value="-1.900001" calcext:value-type="float">
            <text:p>-1,900001</text:p>
          </table:table-cell>
          <table:table-cell office:value-type="float" office:value="7.316" calcext:value-type="float">
            <text:p>7,316</text:p>
          </table:table-cell>
          <table:table-cell office:value-type="float" office:value="-2.300107" calcext:value-type="float">
            <text:p>-2,300107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3255605" calcext:value-type="float">
            <text:p>0,3255605</text:p>
          </table:table-cell>
          <table:table-cell table:formula="of:=[.A743]-[.E743]" office:value-type="float" office:value="7.316363" calcext:value-type="float">
            <text:p>7,316363</text:p>
          </table:table-cell>
          <table:table-cell table:formula="of:=[.B743]-[.D743]" office:value-type="float" office:value="0.400106" calcext:value-type="float">
            <text:p>0,400106</text:p>
          </table:table-cell>
          <table:table-cell table:formula="of:=[.A743]-[.C743]" office:value-type="float" office:value="0.00111500000000042" calcext:value-type="float">
            <text:p>0,001115</text:p>
          </table:table-cell>
          <table:table-cell table:formula="of:=[.G743]-[.C743]" office:value-type="float" office:value="0.000363000000000113" calcext:value-type="float">
            <text:p>0,000363</text:p>
          </table:table-cell>
          <table:table-cell table:formula="of:=[.J743]/[.I743]" office:value-type="float" office:value="0.32556053811657" calcext:value-type="float">
            <text:p>0,3255605381</text:p>
          </table:table-cell>
          <table:table-cell table:formula="of:=[.D743]+[.H743]*[.K743]" office:value-type="float" office:value="-2.16984827533633" calcext:value-type="float">
            <text:p>-2,1698482753</text:p>
          </table:table-cell>
        </table:table-row>
        <table:table-row table:style-name="ro1">
          <table:table-cell office:value-type="float" office:value="7.3251389" calcext:value-type="float">
            <text:p>7,3251389</text:p>
          </table:table-cell>
          <table:table-cell office:value-type="float" office:value="-2.050001" calcext:value-type="float">
            <text:p>-2,050001</text:p>
          </table:table-cell>
          <table:table-cell office:value-type="float" office:value="7.317" calcext:value-type="float">
            <text:p>7,317</text:p>
          </table:table-cell>
          <table:table-cell office:value-type="float" office:value="-1.769743" calcext:value-type="float">
            <text:p>-1,769743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9076042" calcext:value-type="float">
            <text:p>0,9076042</text:p>
          </table:table-cell>
          <table:table-cell table:formula="of:=[.A744]-[.E744]" office:value-type="float" office:value="7.3243869" calcext:value-type="float">
            <text:p>7,3243869</text:p>
          </table:table-cell>
          <table:table-cell table:formula="of:=[.B744]-[.D744]" office:value-type="float" office:value="-0.280258" calcext:value-type="float">
            <text:p>-0,280258</text:p>
          </table:table-cell>
          <table:table-cell table:formula="of:=[.A744]-[.C744]" office:value-type="float" office:value="0.00813889999999962" calcext:value-type="float">
            <text:p>0,0081389</text:p>
          </table:table-cell>
          <table:table-cell table:formula="of:=[.G744]-[.C744]" office:value-type="float" office:value="0.00738689999999931" calcext:value-type="float">
            <text:p>0,0073869</text:p>
          </table:table-cell>
          <table:table-cell table:formula="of:=[.J744]/[.I744]" office:value-type="float" office:value="0.907604221700679" calcext:value-type="float">
            <text:p>0,9076042217</text:p>
          </table:table-cell>
          <table:table-cell table:formula="of:=[.D744]+[.H744]*[.K744]" office:value-type="float" office:value="-2.02410634396539" calcext:value-type="float">
            <text:p>-2,024106344</text:p>
          </table:table-cell>
        </table:table-row>
        <table:table-row table:style-name="ro1">
          <table:table-cell office:value-type="float" office:value="7.3500427" calcext:value-type="float">
            <text:p>7,3500427</text:p>
          </table:table-cell>
          <table:table-cell office:value-type="float" office:value="-2.350002" calcext:value-type="float">
            <text:p>-2,350002</text:p>
          </table:table-cell>
          <table:table-cell office:value-type="float" office:value="7.325" calcext:value-type="float">
            <text:p>7,325</text:p>
          </table:table-cell>
          <table:table-cell office:value-type="float" office:value="-2.304365" calcext:value-type="float">
            <text:p>-2,304365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9699713" calcext:value-type="float">
            <text:p>0,9699713</text:p>
          </table:table-cell>
          <table:table-cell table:formula="of:=[.A745]-[.E745]" office:value-type="float" office:value="7.3492907" calcext:value-type="float">
            <text:p>7,3492907</text:p>
          </table:table-cell>
          <table:table-cell table:formula="of:=[.B745]-[.D745]" office:value-type="float" office:value="-0.0456370000000002" calcext:value-type="float">
            <text:p>-0,045637</text:p>
          </table:table-cell>
          <table:table-cell table:formula="of:=[.A745]-[.C745]" office:value-type="float" office:value="0.0250427000000002" calcext:value-type="float">
            <text:p>0,0250427</text:p>
          </table:table-cell>
          <table:table-cell table:formula="of:=[.G745]-[.C745]" office:value-type="float" office:value="0.0242906999999999" calcext:value-type="float">
            <text:p>0,0242907</text:p>
          </table:table-cell>
          <table:table-cell table:formula="of:=[.J745]/[.I745]" office:value-type="float" office:value="0.96997128903831" calcext:value-type="float">
            <text:p>0,969971289</text:p>
          </table:table-cell>
          <table:table-cell table:formula="of:=[.D745]+[.H745]*[.K745]" office:value-type="float" office:value="-2.34863157971784" calcext:value-type="float">
            <text:p>-2,3486315797</text:p>
          </table:table-cell>
        </table:table-row>
        <table:table-row table:style-name="ro1">
          <table:table-cell office:value-type="float" office:value="7.3515463" calcext:value-type="float">
            <text:p>7,3515463</text:p>
          </table:table-cell>
          <table:table-cell office:value-type="float" office:value="-2.350002" calcext:value-type="float">
            <text:p>-2,350002</text:p>
          </table:table-cell>
          <table:table-cell office:value-type="float" office:value="7.35" calcext:value-type="float">
            <text:p>7,35</text:p>
          </table:table-cell>
          <table:table-cell office:value-type="float" office:value="-2.394268" calcext:value-type="float">
            <text:p>-2,394268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5136778" calcext:value-type="float">
            <text:p>0,5136778</text:p>
          </table:table-cell>
          <table:table-cell table:formula="of:=[.A746]-[.E746]" office:value-type="float" office:value="7.3507943" calcext:value-type="float">
            <text:p>7,3507943</text:p>
          </table:table-cell>
          <table:table-cell table:formula="of:=[.B746]-[.D746]" office:value-type="float" office:value="0.0442659999999999" calcext:value-type="float">
            <text:p>0,044266</text:p>
          </table:table-cell>
          <table:table-cell table:formula="of:=[.A746]-[.C746]" office:value-type="float" office:value="0.00154630000000022" calcext:value-type="float">
            <text:p>0,0015463</text:p>
          </table:table-cell>
          <table:table-cell table:formula="of:=[.G746]-[.C746]" office:value-type="float" office:value="0.000794299999999915" calcext:value-type="float">
            <text:p>0,0007943</text:p>
          </table:table-cell>
          <table:table-cell table:formula="of:=[.J746]/[.I746]" office:value-type="float" office:value="0.513677811550023" calcext:value-type="float">
            <text:p>0,5136778116</text:p>
          </table:table-cell>
          <table:table-cell table:formula="of:=[.D746]+[.H746]*[.K746]" office:value-type="float" office:value="-2.37152953799393" calcext:value-type="float">
            <text:p>-2,371529538</text:p>
          </table:table-cell>
        </table:table-row>
        <table:table-row table:style-name="ro1">
          <table:table-cell office:value-type="float" office:value="7.3851379" calcext:value-type="float">
            <text:p>7,3851379</text:p>
          </table:table-cell>
          <table:table-cell office:value-type="float" office:value="-2.800002" calcext:value-type="float">
            <text:p>-2,800002</text:p>
          </table:table-cell>
          <table:table-cell office:value-type="float" office:value="7.352" calcext:value-type="float">
            <text:p>7,352</text:p>
          </table:table-cell>
          <table:table-cell office:value-type="float" office:value="-2.327263" calcext:value-type="float">
            <text:p>-2,327263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977307" calcext:value-type="float">
            <text:p>0,977307</text:p>
          </table:table-cell>
          <table:table-cell table:formula="of:=[.A747]-[.E747]" office:value-type="float" office:value="7.3843859" calcext:value-type="float">
            <text:p>7,3843859</text:p>
          </table:table-cell>
          <table:table-cell table:formula="of:=[.B747]-[.D747]" office:value-type="float" office:value="-0.472739" calcext:value-type="float">
            <text:p>-0,472739</text:p>
          </table:table-cell>
          <table:table-cell table:formula="of:=[.A747]-[.C747]" office:value-type="float" office:value="0.0331378999999998" calcext:value-type="float">
            <text:p>0,0331379</text:p>
          </table:table-cell>
          <table:table-cell table:formula="of:=[.G747]-[.C747]" office:value-type="float" office:value="0.0323858999999995" calcext:value-type="float">
            <text:p>0,0323859</text:p>
          </table:table-cell>
          <table:table-cell table:formula="of:=[.J747]/[.I747]" office:value-type="float" office:value="0.977306950651661" calcext:value-type="float">
            <text:p>0,9773069507</text:p>
          </table:table-cell>
          <table:table-cell table:formula="of:=[.D747]+[.H747]*[.K747]" office:value-type="float" office:value="-2.78927411054412" calcext:value-type="float">
            <text:p>-2,7892741105</text:p>
          </table:table-cell>
        </table:table-row>
        <table:table-row table:style-name="ro1">
          <table:table-cell office:value-type="float" office:value="7.3866417" calcext:value-type="float">
            <text:p>7,3866417</text:p>
          </table:table-cell>
          <table:table-cell office:value-type="float" office:value="-2.800002" calcext:value-type="float">
            <text:p>-2,800002</text:p>
          </table:table-cell>
          <table:table-cell office:value-type="float" office:value="7.385" calcext:value-type="float">
            <text:p>7,385</text:p>
          </table:table-cell>
          <table:table-cell office:value-type="float" office:value="-3.262013" calcext:value-type="float">
            <text:p>-3,262013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5419382" calcext:value-type="float">
            <text:p>0,5419382</text:p>
          </table:table-cell>
          <table:table-cell table:formula="of:=[.A748]-[.E748]" office:value-type="float" office:value="7.3858897" calcext:value-type="float">
            <text:p>7,3858897</text:p>
          </table:table-cell>
          <table:table-cell table:formula="of:=[.B748]-[.D748]" office:value-type="float" office:value="0.462011" calcext:value-type="float">
            <text:p>0,462011</text:p>
          </table:table-cell>
          <table:table-cell table:formula="of:=[.A748]-[.C748]" office:value-type="float" office:value="0.00164170000000041" calcext:value-type="float">
            <text:p>0,0016417</text:p>
          </table:table-cell>
          <table:table-cell table:formula="of:=[.G748]-[.C748]" office:value-type="float" office:value="0.000889700000000104" calcext:value-type="float">
            <text:p>0,0008897</text:p>
          </table:table-cell>
          <table:table-cell table:formula="of:=[.J748]/[.I748]" office:value-type="float" office:value="0.541938234756582" calcext:value-type="float">
            <text:p>0,5419382348</text:p>
          </table:table-cell>
          <table:table-cell table:formula="of:=[.D748]+[.H748]*[.K748]" office:value-type="float" office:value="-3.01163157422188" calcext:value-type="float">
            <text:p>-3,0116315742</text:p>
          </table:table-cell>
        </table:table-row>
        <table:table-row table:style-name="ro1">
          <table:table-cell office:value-type="float" office:value="7.3891483" calcext:value-type="float">
            <text:p>7,3891483</text:p>
          </table:table-cell>
          <table:table-cell office:value-type="float" office:value="-2.950002" calcext:value-type="float">
            <text:p>-2,950002</text:p>
          </table:table-cell>
          <table:table-cell office:value-type="float" office:value="7.387" calcext:value-type="float">
            <text:p>7,387</text:p>
          </table:table-cell>
          <table:table-cell office:value-type="float" office:value="-2.549621" calcext:value-type="float">
            <text:p>-2,549621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6499557" calcext:value-type="float">
            <text:p>0,6499557</text:p>
          </table:table-cell>
          <table:table-cell table:formula="of:=[.A749]-[.E749]" office:value-type="float" office:value="7.3883963" calcext:value-type="float">
            <text:p>7,3883963</text:p>
          </table:table-cell>
          <table:table-cell table:formula="of:=[.B749]-[.D749]" office:value-type="float" office:value="-0.400381" calcext:value-type="float">
            <text:p>-0,400381</text:p>
          </table:table-cell>
          <table:table-cell table:formula="of:=[.A749]-[.C749]" office:value-type="float" office:value="0.00214829999999999" calcext:value-type="float">
            <text:p>0,0021483</text:p>
          </table:table-cell>
          <table:table-cell table:formula="of:=[.G749]-[.C749]" office:value-type="float" office:value="0.00139629999999968" calcext:value-type="float">
            <text:p>0,0013963</text:p>
          </table:table-cell>
          <table:table-cell table:formula="of:=[.J749]/[.I749]" office:value-type="float" office:value="0.649955778987892" calcext:value-type="float">
            <text:p>0,649955779</text:p>
          </table:table-cell>
          <table:table-cell table:formula="of:=[.D749]+[.H749]*[.K749]" office:value-type="float" office:value="-2.80985094474695" calcext:value-type="float">
            <text:p>-2,8098509447</text:p>
          </table:table-cell>
        </table:table-row>
        <table:table-row table:style-name="ro1">
          <table:table-cell office:value-type="float" office:value="7.3906526" calcext:value-type="float">
            <text:p>7,3906526</text:p>
          </table:table-cell>
          <table:table-cell office:value-type="float" office:value="-2.950002" calcext:value-type="float">
            <text:p>-2,950002</text:p>
          </table:table-cell>
          <table:table-cell office:value-type="float" office:value="7.389" calcext:value-type="float">
            <text:p>7,389</text:p>
          </table:table-cell>
          <table:table-cell office:value-type="float" office:value="-3.210232" calcext:value-type="float">
            <text:p>-3,210232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6965993" calcext:value-type="float">
            <text:p>0,6965993</text:p>
          </table:table-cell>
          <table:table-cell table:formula="of:=[.A750]-[.E750]" office:value-type="float" office:value="7.3901512" calcext:value-type="float">
            <text:p>7,3901512</text:p>
          </table:table-cell>
          <table:table-cell table:formula="of:=[.B750]-[.D750]" office:value-type="float" office:value="0.26023" calcext:value-type="float">
            <text:p>0,26023</text:p>
          </table:table-cell>
          <table:table-cell table:formula="of:=[.A750]-[.C750]" office:value-type="float" office:value="0.00165259999999989" calcext:value-type="float">
            <text:p>0,0016526</text:p>
          </table:table-cell>
          <table:table-cell table:formula="of:=[.G750]-[.C750]" office:value-type="float" office:value="0.0011511999999998" calcext:value-type="float">
            <text:p>0,0011512</text:p>
          </table:table-cell>
          <table:table-cell table:formula="of:=[.J750]/[.I750]" office:value-type="float" office:value="0.696599298075682" calcext:value-type="float">
            <text:p>0,6965992981</text:p>
          </table:table-cell>
          <table:table-cell table:formula="of:=[.D750]+[.H750]*[.K750]" office:value-type="float" office:value="-3.02895596466177" calcext:value-type="float">
            <text:p>-3,0289559647</text:p>
          </table:table-cell>
        </table:table-row>
        <table:table-row table:style-name="ro1">
          <table:table-cell office:value-type="float" office:value="7.3916552" calcext:value-type="float">
            <text:p>7,3916552</text:p>
          </table:table-cell>
          <table:table-cell office:value-type="float" office:value="-2.950002" calcext:value-type="float">
            <text:p>-2,950002</text:p>
          </table:table-cell>
          <table:table-cell office:value-type="float" office:value="7.391" calcext:value-type="float">
            <text:p>7,391</text:p>
          </table:table-cell>
          <table:table-cell office:value-type="float" office:value="-2.768726" calcext:value-type="float">
            <text:p>-2,768726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2347375" calcext:value-type="float">
            <text:p>0,2347375</text:p>
          </table:table-cell>
          <table:table-cell table:formula="of:=[.A751]-[.E751]" office:value-type="float" office:value="7.3911538" calcext:value-type="float">
            <text:p>7,3911538</text:p>
          </table:table-cell>
          <table:table-cell table:formula="of:=[.B751]-[.D751]" office:value-type="float" office:value="-0.181276" calcext:value-type="float">
            <text:p>-0,181276</text:p>
          </table:table-cell>
          <table:table-cell table:formula="of:=[.A751]-[.C751]" office:value-type="float" office:value="0.000655199999999745" calcext:value-type="float">
            <text:p>0,0006552</text:p>
          </table:table-cell>
          <table:table-cell table:formula="of:=[.G751]-[.C751]" office:value-type="float" office:value="0.000153799999999649" calcext:value-type="float">
            <text:p>0,0001538</text:p>
          </table:table-cell>
          <table:table-cell table:formula="of:=[.J751]/[.I751]" office:value-type="float" office:value="0.23473748473704" calcext:value-type="float">
            <text:p>0,2347374847</text:p>
          </table:table-cell>
          <table:table-cell table:formula="of:=[.D751]+[.H751]*[.K751]" office:value-type="float" office:value="-2.81127827228319" calcext:value-type="float">
            <text:p>-2,8112782723</text:p>
          </table:table-cell>
        </table:table-row>
        <table:table-row table:style-name="ro1">
          <table:table-cell office:value-type="float" office:value="7.3921564" calcext:value-type="float">
            <text:p>7,3921564</text:p>
          </table:table-cell>
          <table:table-cell office:value-type="float" office:value="-2.950002" calcext:value-type="float">
            <text:p>-2,950002</text:p>
          </table:table-cell>
          <table:table-cell office:value-type="float" office:value="7.392" calcext:value-type="float">
            <text:p>7,392</text:p>
          </table:table-cell>
          <table:table-cell office:value-type="float" office:value="-2.992554" calcext:value-type="float">
            <text:p>-2,992554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-0.6032608" calcext:value-type="float">
            <text:p>-0,6032608</text:p>
          </table:table-cell>
          <table:table-cell table:formula="of:=[.A752]-[.E752]" office:value-type="float" office:value="7.39190565" calcext:value-type="float">
            <text:p>7,39190565</text:p>
          </table:table-cell>
          <table:table-cell table:formula="of:=[.B752]-[.D752]" office:value-type="float" office:value="0.0425520000000001" calcext:value-type="float">
            <text:p>0,042552</text:p>
          </table:table-cell>
          <table:table-cell table:formula="of:=[.A752]-[.C752]" office:value-type="float" office:value="0.000156399999999834" calcext:value-type="float">
            <text:p>0,0001564</text:p>
          </table:table-cell>
          <table:table-cell table:formula="of:=[.G752]-[.C752]" office:value-type="float" office:value="-0.0000943500000003539" calcext:value-type="float">
            <text:p>-0,00009435</text:p>
          </table:table-cell>
          <table:table-cell table:formula="of:=[.J752]/[.I752]" office:value-type="float" office:value="-0.603260869568119" calcext:value-type="float">
            <text:p>-0,6032608696</text:p>
          </table:table-cell>
          <table:table-cell table:formula="of:=[.D752]+[.H752]*[.K752]" office:value-type="float" office:value="-3.01822395652186" calcext:value-type="float">
            <text:p>-3,0182239565</text:p>
          </table:table-cell>
        </table:table-row>
        <table:table-row table:style-name="ro1">
          <table:table-cell office:value-type="float" office:value="7.4174527" calcext:value-type="float">
            <text:p>7,4174527</text:p>
          </table:table-cell>
          <table:table-cell office:value-type="float" office:value="-3.250002" calcext:value-type="float">
            <text:p>-3,250002</text:p>
          </table:table-cell>
          <table:table-cell office:value-type="float" office:value="7.392" calcext:value-type="float">
            <text:p>7,392</text:p>
          </table:table-cell>
          <table:table-cell office:value-type="float" office:value="-2.975672" calcext:value-type="float">
            <text:p>-2,975672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901484" calcext:value-type="float">
            <text:p>0,9901484</text:p>
          </table:table-cell>
          <table:table-cell table:formula="of:=[.A753]-[.E753]" office:value-type="float" office:value="7.41720195" calcext:value-type="float">
            <text:p>7,41720195</text:p>
          </table:table-cell>
          <table:table-cell table:formula="of:=[.B753]-[.D753]" office:value-type="float" office:value="-0.27433" calcext:value-type="float">
            <text:p>-0,27433</text:p>
          </table:table-cell>
          <table:table-cell table:formula="of:=[.A753]-[.C753]" office:value-type="float" office:value="0.0254526999999998" calcext:value-type="float">
            <text:p>0,0254527</text:p>
          </table:table-cell>
          <table:table-cell table:formula="of:=[.G753]-[.C753]" office:value-type="float" office:value="0.0252019499999996" calcext:value-type="float">
            <text:p>0,02520195</text:p>
          </table:table-cell>
          <table:table-cell table:formula="of:=[.J753]/[.I753]" office:value-type="float" office:value="0.990148392901335" calcext:value-type="float">
            <text:p>0,9901483929</text:p>
          </table:table-cell>
          <table:table-cell table:formula="of:=[.D753]+[.H753]*[.K753]" office:value-type="float" office:value="-3.24729940862462" calcext:value-type="float">
            <text:p>-3,2472994086</text:p>
          </table:table-cell>
        </table:table-row>
        <table:table-row table:style-name="ro1">
          <table:table-cell office:value-type="float" office:value="7.4179542" calcext:value-type="float">
            <text:p>7,4179542</text:p>
          </table:table-cell>
          <table:table-cell office:value-type="float" office:value="-3.250002" calcext:value-type="float">
            <text:p>-3,250002</text:p>
          </table:table-cell>
          <table:table-cell office:value-type="float" office:value="7.417" calcext:value-type="float">
            <text:p>7,417</text:p>
          </table:table-cell>
          <table:table-cell office:value-type="float" office:value="-3.52163" calcext:value-type="float">
            <text:p>-3,521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54]-[.E754]" office:value-type="float" office:value="7.4179542" calcext:value-type="float">
            <text:p>7,4179542</text:p>
          </table:table-cell>
          <table:table-cell table:formula="of:=[.B754]-[.D754]" office:value-type="float" office:value="0.271628" calcext:value-type="float">
            <text:p>0,271628</text:p>
          </table:table-cell>
          <table:table-cell table:formula="of:=[.A754]-[.C754]" office:value-type="float" office:value="0.000954199999999794" calcext:value-type="float">
            <text:p>0,0009542</text:p>
          </table:table-cell>
          <table:table-cell table:formula="of:=[.G754]-[.C754]" office:value-type="float" office:value="0.000954199999999794" calcext:value-type="float">
            <text:p>0,0009542</text:p>
          </table:table-cell>
          <table:table-cell table:formula="of:=[.J754]/[.I754]" office:value-type="float" office:value="1" calcext:value-type="float">
            <text:p>1</text:p>
          </table:table-cell>
          <table:table-cell table:formula="of:=[.D754]+[.H754]*[.K754]" office:value-type="float" office:value="-3.250002" calcext:value-type="float">
            <text:p>-3,250002</text:p>
          </table:table-cell>
        </table:table-row>
        <table:table-row table:style-name="ro1">
          <table:table-cell office:value-type="float" office:value="7.4199593" calcext:value-type="float">
            <text:p>7,4199593</text:p>
          </table:table-cell>
          <table:table-cell office:value-type="float" office:value="-3.250002" calcext:value-type="float">
            <text:p>-3,250002</text:p>
          </table:table-cell>
          <table:table-cell office:value-type="float" office:value="7.418" calcext:value-type="float">
            <text:p>7,418</text:p>
          </table:table-cell>
          <table:table-cell office:value-type="float" office:value="-2.978374" calcext:value-type="float">
            <text:p>-2,978374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162405" calcext:value-type="float">
            <text:p>0,6162405</text:p>
          </table:table-cell>
          <table:table-cell table:formula="of:=[.A755]-[.E755]" office:value-type="float" office:value="7.4192074" calcext:value-type="float">
            <text:p>7,4192074</text:p>
          </table:table-cell>
          <table:table-cell table:formula="of:=[.B755]-[.D755]" office:value-type="float" office:value="-0.271628" calcext:value-type="float">
            <text:p>-0,271628</text:p>
          </table:table-cell>
          <table:table-cell table:formula="of:=[.A755]-[.C755]" office:value-type="float" office:value="0.00195930000000022" calcext:value-type="float">
            <text:p>0,0019593</text:p>
          </table:table-cell>
          <table:table-cell table:formula="of:=[.G755]-[.C755]" office:value-type="float" office:value="0.00120740000000019" calcext:value-type="float">
            <text:p>0,0012074</text:p>
          </table:table-cell>
          <table:table-cell table:formula="of:=[.J755]/[.I755]" office:value-type="float" office:value="0.616240494054028" calcext:value-type="float">
            <text:p>0,6162404941</text:p>
          </table:table-cell>
          <table:table-cell table:formula="of:=[.D755]+[.H755]*[.K755]" office:value-type="float" office:value="-3.14576217291891" calcext:value-type="float">
            <text:p>-3,1457621729</text:p>
          </table:table-cell>
        </table:table-row>
        <table:table-row table:style-name="ro1">
          <table:table-cell office:value-type="float" office:value="7.4219649" calcext:value-type="float">
            <text:p>7,4219649</text:p>
          </table:table-cell>
          <table:table-cell office:value-type="float" office:value="-3.250002" calcext:value-type="float">
            <text:p>-3,250002</text:p>
          </table:table-cell>
          <table:table-cell office:value-type="float" office:value="7.42" calcext:value-type="float">
            <text:p>7,42</text:p>
          </table:table-cell>
          <table:table-cell office:value-type="float" office:value="-3.41739" calcext:value-type="float">
            <text:p>-3,41739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173342" calcext:value-type="float">
            <text:p>0,6173342</text:p>
          </table:table-cell>
          <table:table-cell table:formula="of:=[.A756]-[.E756]" office:value-type="float" office:value="7.421213" calcext:value-type="float">
            <text:p>7,421213</text:p>
          </table:table-cell>
          <table:table-cell table:formula="of:=[.B756]-[.D756]" office:value-type="float" office:value="0.167388" calcext:value-type="float">
            <text:p>0,167388</text:p>
          </table:table-cell>
          <table:table-cell table:formula="of:=[.A756]-[.C756]" office:value-type="float" office:value="0.00196489999999994" calcext:value-type="float">
            <text:p>0,0019649</text:p>
          </table:table-cell>
          <table:table-cell table:formula="of:=[.G756]-[.C756]" office:value-type="float" office:value="0.00121299999999991" calcext:value-type="float">
            <text:p>0,001213</text:p>
          </table:table-cell>
          <table:table-cell table:formula="of:=[.J756]/[.I756]" office:value-type="float" office:value="0.617334215481677" calcext:value-type="float">
            <text:p>0,6173342155</text:p>
          </table:table-cell>
          <table:table-cell table:formula="of:=[.D756]+[.H756]*[.K756]" office:value-type="float" office:value="-3.31405566033895" calcext:value-type="float">
            <text:p>-3,3140556603</text:p>
          </table:table-cell>
        </table:table-row>
        <table:table-row table:style-name="ro1">
          <table:table-cell office:value-type="float" office:value="7.4234692" calcext:value-type="float">
            <text:p>7,4234692</text:p>
          </table:table-cell>
          <table:table-cell office:value-type="float" office:value="-3.400002" calcext:value-type="float">
            <text:p>-3,400002</text:p>
          </table:table-cell>
          <table:table-cell office:value-type="float" office:value="7.422" calcext:value-type="float">
            <text:p>7,422</text:p>
          </table:table-cell>
          <table:table-cell office:value-type="float" office:value="-3.146668" calcext:value-type="float">
            <text:p>-3,146668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4882249" calcext:value-type="float">
            <text:p>0,4882249</text:p>
          </table:table-cell>
          <table:table-cell table:formula="of:=[.A757]-[.E757]" office:value-type="float" office:value="7.4227173" calcext:value-type="float">
            <text:p>7,4227173</text:p>
          </table:table-cell>
          <table:table-cell table:formula="of:=[.B757]-[.D757]" office:value-type="float" office:value="-0.253334" calcext:value-type="float">
            <text:p>-0,253334</text:p>
          </table:table-cell>
          <table:table-cell table:formula="of:=[.A757]-[.C757]" office:value-type="float" office:value="0.00146919999999984" calcext:value-type="float">
            <text:p>0,0014692</text:p>
          </table:table-cell>
          <table:table-cell table:formula="of:=[.G757]-[.C757]" office:value-type="float" office:value="0.00071729999999981" calcext:value-type="float">
            <text:p>0,0007173</text:p>
          </table:table-cell>
          <table:table-cell table:formula="of:=[.J757]/[.I757]" office:value-type="float" office:value="0.488224884290695" calcext:value-type="float">
            <text:p>0,4882248843</text:p>
          </table:table-cell>
          <table:table-cell table:formula="of:=[.D757]+[.H757]*[.K757]" office:value-type="float" office:value="-3.2703519628369" calcext:value-type="float">
            <text:p>-3,2703519628</text:p>
          </table:table-cell>
        </table:table-row>
        <table:table-row table:style-name="ro1">
          <table:table-cell office:value-type="float" office:value="7.4523558" calcext:value-type="float">
            <text:p>7,4523558</text:p>
          </table:table-cell>
          <table:table-cell office:value-type="float" office:value="-3.700002" calcext:value-type="float">
            <text:p>-3,700002</text:p>
          </table:table-cell>
          <table:table-cell office:value-type="float" office:value="7.423" calcext:value-type="float">
            <text:p>7,423</text:p>
          </table:table-cell>
          <table:table-cell office:value-type="float" office:value="-3.523686" calcext:value-type="float">
            <text:p>-3,523686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743866" calcext:value-type="float">
            <text:p>0,9743866</text:p>
          </table:table-cell>
          <table:table-cell table:formula="of:=[.A758]-[.E758]" office:value-type="float" office:value="7.4516039" calcext:value-type="float">
            <text:p>7,4516039</text:p>
          </table:table-cell>
          <table:table-cell table:formula="of:=[.B758]-[.D758]" office:value-type="float" office:value="-0.176316" calcext:value-type="float">
            <text:p>-0,176316</text:p>
          </table:table-cell>
          <table:table-cell table:formula="of:=[.A758]-[.C758]" office:value-type="float" office:value="0.0293558000000003" calcext:value-type="float">
            <text:p>0,0293558</text:p>
          </table:table-cell>
          <table:table-cell table:formula="of:=[.G758]-[.C758]" office:value-type="float" office:value="0.0286039000000002" calcext:value-type="float">
            <text:p>0,0286039</text:p>
          </table:table-cell>
          <table:table-cell table:formula="of:=[.J758]/[.I758]" office:value-type="float" office:value="0.974386662942246" calcext:value-type="float">
            <text:p>0,9743866629</text:p>
          </table:table-cell>
          <table:table-cell table:formula="of:=[.D758]+[.H758]*[.K758]" office:value-type="float" office:value="-3.69548595886332" calcext:value-type="float">
            <text:p>-3,6954859589</text:p>
          </table:table-cell>
        </table:table-row>
        <table:table-row table:style-name="ro1">
          <table:table-cell office:value-type="float" office:value="7.4533588" calcext:value-type="float">
            <text:p>7,4533588</text:p>
          </table:table-cell>
          <table:table-cell office:value-type="float" office:value="-3.700002" calcext:value-type="float">
            <text:p>-3,700002</text:p>
          </table:table-cell>
          <table:table-cell office:value-type="float" office:value="7.452" calcext:value-type="float">
            <text:p>7,452</text:p>
          </table:table-cell>
          <table:table-cell office:value-type="float" office:value="-3.871802" calcext:value-type="float">
            <text:p>-3,871802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4466441" calcext:value-type="float">
            <text:p>0,4466441</text:p>
          </table:table-cell>
          <table:table-cell table:formula="of:=[.A759]-[.E759]" office:value-type="float" office:value="7.4526069" calcext:value-type="float">
            <text:p>7,4526069</text:p>
          </table:table-cell>
          <table:table-cell table:formula="of:=[.B759]-[.D759]" office:value-type="float" office:value="0.1718" calcext:value-type="float">
            <text:p>0,1718</text:p>
          </table:table-cell>
          <table:table-cell table:formula="of:=[.A759]-[.C759]" office:value-type="float" office:value="0.00135880000000022" calcext:value-type="float">
            <text:p>0,0013588</text:p>
          </table:table-cell>
          <table:table-cell table:formula="of:=[.G759]-[.C759]" office:value-type="float" office:value="0.000606900000000188" calcext:value-type="float">
            <text:p>0,0006069</text:p>
          </table:table-cell>
          <table:table-cell table:formula="of:=[.J759]/[.I759]" office:value-type="float" office:value="0.446644097733361" calcext:value-type="float">
            <text:p>0,4466440977</text:p>
          </table:table-cell>
          <table:table-cell table:formula="of:=[.D759]+[.H759]*[.K759]" office:value-type="float" office:value="-3.79506854400941" calcext:value-type="float">
            <text:p>-3,795068544</text:p>
          </table:table-cell>
        </table:table-row>
        <table:table-row table:style-name="ro1">
          <table:table-cell office:value-type="float" office:value="7.4563703" calcext:value-type="float">
            <text:p>7,4563703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7.453" calcext:value-type="float">
            <text:p>7,453</text:p>
          </table:table-cell>
          <table:table-cell office:value-type="float" office:value="-3.623269" calcext:value-type="float">
            <text:p>-3,623269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7769041" calcext:value-type="float">
            <text:p>0,7769041</text:p>
          </table:table-cell>
          <table:table-cell table:formula="of:=[.A760]-[.E760]" office:value-type="float" office:value="7.4556184" calcext:value-type="float">
            <text:p>7,4556184</text:p>
          </table:table-cell>
          <table:table-cell table:formula="of:=[.B760]-[.D760]" office:value-type="float" office:value="-0.226734" calcext:value-type="float">
            <text:p>-0,226734</text:p>
          </table:table-cell>
          <table:table-cell table:formula="of:=[.A760]-[.C760]" office:value-type="float" office:value="0.00337029999999938" calcext:value-type="float">
            <text:p>0,0033703</text:p>
          </table:table-cell>
          <table:table-cell table:formula="of:=[.G760]-[.C760]" office:value-type="float" office:value="0.00261839999999935" calcext:value-type="float">
            <text:p>0,0026184</text:p>
          </table:table-cell>
          <table:table-cell table:formula="of:=[.J760]/[.I760]" office:value-type="float" office:value="0.776904133163171" calcext:value-type="float">
            <text:p>0,7769041332</text:p>
          </table:table-cell>
          <table:table-cell table:formula="of:=[.D760]+[.H760]*[.K760]" office:value-type="float" office:value="-3.79941958172862" calcext:value-type="float">
            <text:p>-3,7994195817</text:p>
          </table:table-cell>
        </table:table-row>
        <table:table-row table:style-name="ro1">
          <table:table-cell office:value-type="float" office:value="7.4858839" calcext:value-type="float">
            <text:p>7,4858839</text:p>
          </table:table-cell>
          <table:table-cell office:value-type="float" office:value="-4.150002" calcext:value-type="float">
            <text:p>-4,150002</text:p>
          </table:table-cell>
          <table:table-cell office:value-type="float" office:value="7.456" calcext:value-type="float">
            <text:p>7,456</text:p>
          </table:table-cell>
          <table:table-cell office:value-type="float" office:value="-4.026153" calcext:value-type="float">
            <text:p>-4,026153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748393" calcext:value-type="float">
            <text:p>0,9748393</text:p>
          </table:table-cell>
          <table:table-cell table:formula="of:=[.A761]-[.E761]" office:value-type="float" office:value="7.485132" calcext:value-type="float">
            <text:p>7,485132</text:p>
          </table:table-cell>
          <table:table-cell table:formula="of:=[.B761]-[.D761]" office:value-type="float" office:value="-0.123849" calcext:value-type="float">
            <text:p>-0,123849</text:p>
          </table:table-cell>
          <table:table-cell table:formula="of:=[.A761]-[.C761]" office:value-type="float" office:value="0.0298838999999997" calcext:value-type="float">
            <text:p>0,0298839</text:p>
          </table:table-cell>
          <table:table-cell table:formula="of:=[.G761]-[.C761]" office:value-type="float" office:value="0.0291319999999997" calcext:value-type="float">
            <text:p>0,029132</text:p>
          </table:table-cell>
          <table:table-cell table:formula="of:=[.J761]/[.I761]" office:value-type="float" office:value="0.974839294737299" calcext:value-type="float">
            <text:p>0,9748392947</text:p>
          </table:table-cell>
          <table:table-cell table:formula="of:=[.D761]+[.H761]*[.K761]" office:value-type="float" office:value="-4.14688587181392" calcext:value-type="float">
            <text:p>-4,1468858718</text:p>
          </table:table-cell>
        </table:table-row>
        <table:table-row table:style-name="ro1">
          <table:table-cell office:value-type="float" office:value="7.4878892" calcext:value-type="float">
            <text:p>7,4878892</text:p>
          </table:table-cell>
          <table:table-cell office:value-type="float" office:value="-4.150002" calcext:value-type="float">
            <text:p>-4,150002</text:p>
          </table:table-cell>
          <table:table-cell office:value-type="float" office:value="7.486" calcext:value-type="float">
            <text:p>7,486</text:p>
          </table:table-cell>
          <table:table-cell office:value-type="float" office:value="-4.270736" calcext:value-type="float">
            <text:p>-4,270736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020008" calcext:value-type="float">
            <text:p>0,6020008</text:p>
          </table:table-cell>
          <table:table-cell table:formula="of:=[.A762]-[.E762]" office:value-type="float" office:value="7.4871373" calcext:value-type="float">
            <text:p>7,4871373</text:p>
          </table:table-cell>
          <table:table-cell table:formula="of:=[.B762]-[.D762]" office:value-type="float" office:value="0.120734000000001" calcext:value-type="float">
            <text:p>0,120734</text:p>
          </table:table-cell>
          <table:table-cell table:formula="of:=[.A762]-[.C762]" office:value-type="float" office:value="0.00188919999999992" calcext:value-type="float">
            <text:p>0,0018892</text:p>
          </table:table-cell>
          <table:table-cell table:formula="of:=[.G762]-[.C762]" office:value-type="float" office:value="0.0011372999999999" calcext:value-type="float">
            <text:p>0,0011373</text:p>
          </table:table-cell>
          <table:table-cell table:formula="of:=[.J762]/[.I762]" office:value-type="float" office:value="0.6020008469193" calcext:value-type="float">
            <text:p>0,6020008469</text:p>
          </table:table-cell>
          <table:table-cell table:formula="of:=[.D762]+[.H762]*[.K762]" office:value-type="float" office:value="-4.19805402974805" calcext:value-type="float">
            <text:p>-4,1980540297</text:p>
          </table:table-cell>
        </table:table-row>
        <table:table-row table:style-name="ro1">
          <table:table-cell office:value-type="float" office:value="7.5199812" calcext:value-type="float">
            <text:p>7,5199812</text:p>
          </table:table-cell>
          <table:table-cell office:value-type="float" office:value="-4.600003" calcext:value-type="float">
            <text:p>-4,600003</text:p>
          </table:table-cell>
          <table:table-cell office:value-type="float" office:value="7.488" calcext:value-type="float">
            <text:p>7,488</text:p>
          </table:table-cell>
          <table:table-cell office:value-type="float" office:value="-4.077321" calcext:value-type="float">
            <text:p>-4,077321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764893" calcext:value-type="float">
            <text:p>0,9764893</text:p>
          </table:table-cell>
          <table:table-cell table:formula="of:=[.A763]-[.E763]" office:value-type="float" office:value="7.5192293" calcext:value-type="float">
            <text:p>7,5192293</text:p>
          </table:table-cell>
          <table:table-cell table:formula="of:=[.B763]-[.D763]" office:value-type="float" office:value="-0.522682" calcext:value-type="float">
            <text:p>-0,522682</text:p>
          </table:table-cell>
          <table:table-cell table:formula="of:=[.A763]-[.C763]" office:value-type="float" office:value="0.0319812000000006" calcext:value-type="float">
            <text:p>0,0319812</text:p>
          </table:table-cell>
          <table:table-cell table:formula="of:=[.G763]-[.C763]" office:value-type="float" office:value="0.0312293000000006" calcext:value-type="float">
            <text:p>0,0312293</text:p>
          </table:table-cell>
          <table:table-cell table:formula="of:=[.J763]/[.I763]" office:value-type="float" office:value="0.976489312471076" calcext:value-type="float">
            <text:p>0,9764893125</text:p>
          </table:table-cell>
          <table:table-cell table:formula="of:=[.D763]+[.H763]*[.K763]" office:value-type="float" office:value="-4.58771438682101" calcext:value-type="float">
            <text:p>-4,5877143868</text:p>
          </table:table-cell>
        </table:table-row>
        <table:table-row table:style-name="ro1">
          <table:table-cell office:value-type="float" office:value="7.5214849" calcext:value-type="float">
            <text:p>7,5214849</text:p>
          </table:table-cell>
          <table:table-cell office:value-type="float" office:value="-4.600003" calcext:value-type="float">
            <text:p>-4,600003</text:p>
          </table:table-cell>
          <table:table-cell office:value-type="float" office:value="7.52" calcext:value-type="float">
            <text:p>7,52</text:p>
          </table:table-cell>
          <table:table-cell office:value-type="float" office:value="-5.110396" calcext:value-type="float">
            <text:p>-5,110396</text:p>
          </table:table-cell>
          <table:table-cell office:value-type="float" office:value="0.0005011" calcext:value-type="float">
            <text:p>0,0005011</text:p>
          </table:table-cell>
          <table:table-cell office:value-type="float" office:value="0.6625362" calcext:value-type="float">
            <text:p>0,6625362</text:p>
          </table:table-cell>
          <table:table-cell table:formula="of:=[.A764]-[.E764]" office:value-type="float" office:value="7.5209838" calcext:value-type="float">
            <text:p>7,5209838</text:p>
          </table:table-cell>
          <table:table-cell table:formula="of:=[.B764]-[.D764]" office:value-type="float" office:value="0.510393" calcext:value-type="float">
            <text:p>0,510393</text:p>
          </table:table-cell>
          <table:table-cell table:formula="of:=[.A764]-[.C764]" office:value-type="float" office:value="0.00148490000000034" calcext:value-type="float">
            <text:p>0,0014849</text:p>
          </table:table-cell>
          <table:table-cell table:formula="of:=[.G764]-[.C764]" office:value-type="float" office:value="0.000983800000000201" calcext:value-type="float">
            <text:p>0,0009838</text:p>
          </table:table-cell>
          <table:table-cell table:formula="of:=[.J764]/[.I764]" office:value-type="float" office:value="0.662536197723734" calcext:value-type="float">
            <text:p>0,6625361977</text:p>
          </table:table-cell>
          <table:table-cell table:formula="of:=[.D764]+[.H764]*[.K764]" office:value-type="float" office:value="-4.77224216243519" calcext:value-type="float">
            <text:p>-4,7722421624</text:p>
          </table:table-cell>
        </table:table-row>
        <table:table-row table:style-name="ro1">
          <table:table-cell office:value-type="float" office:value="7.5239918" calcext:value-type="float">
            <text:p>7,5239918</text:p>
          </table:table-cell>
          <table:table-cell office:value-type="float" office:value="-4.750003" calcext:value-type="float">
            <text:p>-4,750003</text:p>
          </table:table-cell>
          <table:table-cell office:value-type="float" office:value="7.521" calcext:value-type="float">
            <text:p>7,521</text:p>
          </table:table-cell>
          <table:table-cell office:value-type="float" office:value="-4.261848" calcext:value-type="float">
            <text:p>-4,261848</text:p>
          </table:table-cell>
          <table:table-cell office:value-type="float" office:value="0.0005011" calcext:value-type="float">
            <text:p>0,0005011</text:p>
          </table:table-cell>
          <table:table-cell office:value-type="float" office:value="0.8325089" calcext:value-type="float">
            <text:p>0,8325089</text:p>
          </table:table-cell>
          <table:table-cell table:formula="of:=[.A765]-[.E765]" office:value-type="float" office:value="7.5234907" calcext:value-type="float">
            <text:p>7,5234907</text:p>
          </table:table-cell>
          <table:table-cell table:formula="of:=[.B765]-[.D765]" office:value-type="float" office:value="-0.488155" calcext:value-type="float">
            <text:p>-0,488155</text:p>
          </table:table-cell>
          <table:table-cell table:formula="of:=[.A765]-[.C765]" office:value-type="float" office:value="0.00299180000000021" calcext:value-type="float">
            <text:p>0,0029918</text:p>
          </table:table-cell>
          <table:table-cell table:formula="of:=[.G765]-[.C765]" office:value-type="float" office:value="0.00249070000000007" calcext:value-type="float">
            <text:p>0,0024907</text:p>
          </table:table-cell>
          <table:table-cell table:formula="of:=[.J765]/[.I765]" office:value-type="float" office:value="0.832508857543917" calcext:value-type="float">
            <text:p>0,8325088575</text:p>
          </table:table-cell>
          <table:table-cell table:formula="of:=[.D765]+[.H765]*[.K765]" office:value-type="float" office:value="-4.66824136135435" calcext:value-type="float">
            <text:p>-4,6682413614</text:p>
          </table:table-cell>
        </table:table-row>
        <table:table-row table:style-name="ro1">
          <table:table-cell office:value-type="float" office:value="7.5254958" calcext:value-type="float">
            <text:p>7,5254958</text:p>
          </table:table-cell>
          <table:table-cell office:value-type="float" office:value="-4.750003" calcext:value-type="float">
            <text:p>-4,750003</text:p>
          </table:table-cell>
          <table:table-cell office:value-type="float" office:value="7.524" calcext:value-type="float">
            <text:p>7,524</text:p>
          </table:table-cell>
          <table:table-cell office:value-type="float" office:value="-5.156396" calcext:value-type="float">
            <text:p>-5,156396</text:p>
          </table:table-cell>
          <table:table-cell office:value-type="float" office:value="0.0005011" calcext:value-type="float">
            <text:p>0,0005011</text:p>
          </table:table-cell>
          <table:table-cell office:value-type="float" office:value="0.6649953" calcext:value-type="float">
            <text:p>0,6649953</text:p>
          </table:table-cell>
          <table:table-cell table:formula="of:=[.A766]-[.E766]" office:value-type="float" office:value="7.5249947" calcext:value-type="float">
            <text:p>7,5249947</text:p>
          </table:table-cell>
          <table:table-cell table:formula="of:=[.B766]-[.D766]" office:value-type="float" office:value="0.406393" calcext:value-type="float">
            <text:p>0,406393</text:p>
          </table:table-cell>
          <table:table-cell table:formula="of:=[.A766]-[.C766]" office:value-type="float" office:value="0.00149579999999983" calcext:value-type="float">
            <text:p>0,0014958</text:p>
          </table:table-cell>
          <table:table-cell table:formula="of:=[.G766]-[.C766]" office:value-type="float" office:value="0.000994699999999682" calcext:value-type="float">
            <text:p>0,0009947</text:p>
          </table:table-cell>
          <table:table-cell table:formula="of:=[.J766]/[.I766]" office:value-type="float" office:value="0.664995320229842" calcext:value-type="float">
            <text:p>0,6649953202</text:p>
          </table:table-cell>
          <table:table-cell table:formula="of:=[.D766]+[.H766]*[.K766]" office:value-type="float" office:value="-4.88614655682583" calcext:value-type="float">
            <text:p>-4,8861465568</text:p>
          </table:table-cell>
        </table:table-row>
        <table:table-row table:style-name="ro1">
          <table:table-cell office:value-type="float" office:value="7.5264989" calcext:value-type="float">
            <text:p>7,5264989</text:p>
          </table:table-cell>
          <table:table-cell office:value-type="float" office:value="-4.750003" calcext:value-type="float">
            <text:p>-4,750003</text:p>
          </table:table-cell>
          <table:table-cell office:value-type="float" office:value="7.525" calcext:value-type="float">
            <text:p>7,525</text:p>
          </table:table-cell>
          <table:table-cell office:value-type="float" office:value="-4.479753" calcext:value-type="float">
            <text:p>-4,479753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327774" calcext:value-type="float">
            <text:p>0,8327774</text:p>
          </table:table-cell>
          <table:table-cell table:formula="of:=[.A767]-[.E767]" office:value-type="float" office:value="7.52624825" calcext:value-type="float">
            <text:p>7,52624825</text:p>
          </table:table-cell>
          <table:table-cell table:formula="of:=[.B767]-[.D767]" office:value-type="float" office:value="-0.27025" calcext:value-type="float">
            <text:p>-0,27025</text:p>
          </table:table-cell>
          <table:table-cell table:formula="of:=[.A767]-[.C767]" office:value-type="float" office:value="0.00149889999999964" calcext:value-type="float">
            <text:p>0,0014989</text:p>
          </table:table-cell>
          <table:table-cell table:formula="of:=[.G767]-[.C767]" office:value-type="float" office:value="0.00124824999999973" calcext:value-type="float">
            <text:p>0,00124825</text:p>
          </table:table-cell>
          <table:table-cell table:formula="of:=[.J767]/[.I767]" office:value-type="float" office:value="0.832777370071407" calcext:value-type="float">
            <text:p>0,8327773701</text:p>
          </table:table-cell>
          <table:table-cell table:formula="of:=[.D767]+[.H767]*[.K767]" office:value-type="float" office:value="-4.7048110842618" calcext:value-type="float">
            <text:p>-4,7048110843</text:p>
          </table:table-cell>
        </table:table-row>
        <table:table-row table:style-name="ro1">
          <table:table-cell office:value-type="float" office:value="7.5269999" calcext:value-type="float">
            <text:p>7,5269999</text:p>
          </table:table-cell>
          <table:table-cell office:value-type="float" office:value="-4.750003" calcext:value-type="float">
            <text:p>-4,750003</text:p>
          </table:table-cell>
          <table:table-cell office:value-type="float" office:value="7.526" calcext:value-type="float">
            <text:p>7,526</text:p>
          </table:table-cell>
          <table:table-cell office:value-type="float" office:value="-4.97506" calcext:value-type="float">
            <text:p>-4,9750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493249" calcext:value-type="float">
            <text:p>0,7493249</text:p>
          </table:table-cell>
          <table:table-cell table:formula="of:=[.A768]-[.E768]" office:value-type="float" office:value="7.52674925" calcext:value-type="float">
            <text:p>7,52674925</text:p>
          </table:table-cell>
          <table:table-cell table:formula="of:=[.B768]-[.D768]" office:value-type="float" office:value="0.225057" calcext:value-type="float">
            <text:p>0,225057</text:p>
          </table:table-cell>
          <table:table-cell table:formula="of:=[.A768]-[.C768]" office:value-type="float" office:value="0.000999900000000054" calcext:value-type="float">
            <text:p>0,0009999</text:p>
          </table:table-cell>
          <table:table-cell table:formula="of:=[.G768]-[.C768]" office:value-type="float" office:value="0.000749250000000146" calcext:value-type="float">
            <text:p>0,00074925</text:p>
          </table:table-cell>
          <table:table-cell table:formula="of:=[.J768]/[.I768]" office:value-type="float" office:value="0.749324932493355" calcext:value-type="float">
            <text:p>0,7493249325</text:p>
          </table:table-cell>
          <table:table-cell table:formula="of:=[.D768]+[.H768]*[.K768]" office:value-type="float" office:value="-4.80641917866784" calcext:value-type="float">
            <text:p>-4,8064191787</text:p>
          </table:table-cell>
        </table:table-row>
        <table:table-row table:style-name="ro1">
          <table:table-cell office:value-type="float" office:value="7.5528547" calcext:value-type="float">
            <text:p>7,5528547</text:p>
          </table:table-cell>
          <table:table-cell office:value-type="float" office:value="-5.050003" calcext:value-type="float">
            <text:p>-5,050003</text:p>
          </table:table-cell>
          <table:table-cell office:value-type="float" office:value="7.527" calcext:value-type="float">
            <text:p>7,527</text:p>
          </table:table-cell>
          <table:table-cell office:value-type="float" office:value="-4.581362" calcext:value-type="float">
            <text:p>-4,5813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69]-[.E769]" office:value-type="float" office:value="7.5528547" calcext:value-type="float">
            <text:p>7,5528547</text:p>
          </table:table-cell>
          <table:table-cell table:formula="of:=[.B769]-[.D769]" office:value-type="float" office:value="-0.468641" calcext:value-type="float">
            <text:p>-0,468641</text:p>
          </table:table-cell>
          <table:table-cell table:formula="of:=[.A769]-[.C769]" office:value-type="float" office:value="0.0258547" calcext:value-type="float">
            <text:p>0,0258547</text:p>
          </table:table-cell>
          <table:table-cell table:formula="of:=[.G769]-[.C769]" office:value-type="float" office:value="0.0258547" calcext:value-type="float">
            <text:p>0,0258547</text:p>
          </table:table-cell>
          <table:table-cell table:formula="of:=[.J769]/[.I769]" office:value-type="float" office:value="1" calcext:value-type="float">
            <text:p>1</text:p>
          </table:table-cell>
          <table:table-cell table:formula="of:=[.D769]+[.H769]*[.K769]" office:value-type="float" office:value="-5.050003" calcext:value-type="float">
            <text:p>-5,050003</text:p>
          </table:table-cell>
        </table:table-row>
        <table:table-row table:style-name="ro1">
          <table:table-cell office:value-type="float" office:value="7.5558615" calcext:value-type="float">
            <text:p>7,5558615</text:p>
          </table:table-cell>
          <table:table-cell office:value-type="float" office:value="-5.050003" calcext:value-type="float">
            <text:p>-5,050003</text:p>
          </table:table-cell>
          <table:table-cell office:value-type="float" office:value="7.553" calcext:value-type="float">
            <text:p>7,553</text:p>
          </table:table-cell>
          <table:table-cell office:value-type="float" office:value="-5.518644" calcext:value-type="float">
            <text:p>-5,5186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70]-[.E770]" office:value-type="float" office:value="7.5558615" calcext:value-type="float">
            <text:p>7,5558615</text:p>
          </table:table-cell>
          <table:table-cell table:formula="of:=[.B770]-[.D770]" office:value-type="float" office:value="0.468641" calcext:value-type="float">
            <text:p>0,468641</text:p>
          </table:table-cell>
          <table:table-cell table:formula="of:=[.A770]-[.C770]" office:value-type="float" office:value="0.00286149999999985" calcext:value-type="float">
            <text:p>0,0028615</text:p>
          </table:table-cell>
          <table:table-cell table:formula="of:=[.G770]-[.C770]" office:value-type="float" office:value="0.00286149999999985" calcext:value-type="float">
            <text:p>0,0028615</text:p>
          </table:table-cell>
          <table:table-cell table:formula="of:=[.J770]/[.I770]" office:value-type="float" office:value="1" calcext:value-type="float">
            <text:p>1</text:p>
          </table:table-cell>
          <table:table-cell table:formula="of:=[.D770]+[.H770]*[.K770]" office:value-type="float" office:value="-5.050003" calcext:value-type="float">
            <text:p>-5,050003</text:p>
          </table:table-cell>
        </table:table-row>
        <table:table-row table:style-name="ro1">
          <table:table-cell office:value-type="float" office:value="7.5583683" calcext:value-type="float">
            <text:p>7,5583683</text:p>
          </table:table-cell>
          <table:table-cell office:value-type="float" office:value="-5" calcext:value-type="float">
            <text:p>-5</text:p>
          </table:table-cell>
          <table:table-cell office:value-type="float" office:value="7.556" calcext:value-type="float">
            <text:p>7,556</text:p>
          </table:table-cell>
          <table:table-cell office:value-type="float" office:value="-4.581362" calcext:value-type="float">
            <text:p>-4,5813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71]-[.E771]" office:value-type="float" office:value="7.5583683" calcext:value-type="float">
            <text:p>7,5583683</text:p>
          </table:table-cell>
          <table:table-cell table:formula="of:=[.B771]-[.D771]" office:value-type="float" office:value="-0.418638" calcext:value-type="float">
            <text:p>-0,418638</text:p>
          </table:table-cell>
          <table:table-cell table:formula="of:=[.A771]-[.C771]" office:value-type="float" office:value="0.00236829999999966" calcext:value-type="float">
            <text:p>0,0023683</text:p>
          </table:table-cell>
          <table:table-cell table:formula="of:=[.G771]-[.C771]" office:value-type="float" office:value="0.00236829999999966" calcext:value-type="float">
            <text:p>0,0023683</text:p>
          </table:table-cell>
          <table:table-cell table:formula="of:=[.J771]/[.I771]" office:value-type="float" office:value="1" calcext:value-type="float">
            <text:p>1</text:p>
          </table:table-cell>
          <table:table-cell table:formula="of:=[.D771]+[.H771]*[.K771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7.5598731" calcext:value-type="float">
            <text:p>7,5598731</text:p>
          </table:table-cell>
          <table:table-cell office:value-type="float" office:value="-5" calcext:value-type="float">
            <text:p>-5</text:p>
          </table:table-cell>
          <table:table-cell office:value-type="float" office:value="7.558" calcext:value-type="float">
            <text:p>7,558</text:p>
          </table:table-cell>
          <table:table-cell office:value-type="float" office:value="-5.418638" calcext:value-type="float">
            <text:p>-5,418638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8660776" calcext:value-type="float">
            <text:p>0,8660776</text:p>
          </table:table-cell>
          <table:table-cell table:formula="of:=[.A772]-[.E772]" office:value-type="float" office:value="7.55962225" calcext:value-type="float">
            <text:p>7,55962225</text:p>
          </table:table-cell>
          <table:table-cell table:formula="of:=[.B772]-[.D772]" office:value-type="float" office:value="0.418638" calcext:value-type="float">
            <text:p>0,418638</text:p>
          </table:table-cell>
          <table:table-cell table:formula="of:=[.A772]-[.C772]" office:value-type="float" office:value="0.00187310000000007" calcext:value-type="float">
            <text:p>0,0018731</text:p>
          </table:table-cell>
          <table:table-cell table:formula="of:=[.G772]-[.C772]" office:value-type="float" office:value="0.00162225000000049" calcext:value-type="float">
            <text:p>0,00162225</text:p>
          </table:table-cell>
          <table:table-cell table:formula="of:=[.J772]/[.I772]" office:value-type="float" office:value="0.866077625327227" calcext:value-type="float">
            <text:p>0,8660776253</text:p>
          </table:table-cell>
          <table:table-cell table:formula="of:=[.D772]+[.H772]*[.K772]" office:value-type="float" office:value="-5.05606499508826" calcext:value-type="float">
            <text:p>-5,0560649951</text:p>
          </table:table-cell>
        </table:table-row>
        <table:table-row table:style-name="ro1">
          <table:table-cell office:value-type="float" office:value="7.5603736" calcext:value-type="float">
            <text:p>7,5603736</text:p>
          </table:table-cell>
          <table:table-cell office:value-type="float" office:value="-5" calcext:value-type="float">
            <text:p>-5</text:p>
          </table:table-cell>
          <table:table-cell office:value-type="float" office:value="7.56" calcext:value-type="float">
            <text:p>7,56</text:p>
          </table:table-cell>
          <table:table-cell office:value-type="float" office:value="-4.637427" calcext:value-type="float">
            <text:p>-4,637427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32856" calcext:value-type="float">
            <text:p>0,32856</text:p>
          </table:table-cell>
          <table:table-cell table:formula="of:=[.A773]-[.E773]" office:value-type="float" office:value="7.56012275" calcext:value-type="float">
            <text:p>7,56012275</text:p>
          </table:table-cell>
          <table:table-cell table:formula="of:=[.B773]-[.D773]" office:value-type="float" office:value="-0.362573" calcext:value-type="float">
            <text:p>-0,362573</text:p>
          </table:table-cell>
          <table:table-cell table:formula="of:=[.A773]-[.C773]" office:value-type="float" office:value="0.000373599999999641" calcext:value-type="float">
            <text:p>0,0003736</text:p>
          </table:table-cell>
          <table:table-cell table:formula="of:=[.G773]-[.C773]" office:value-type="float" office:value="0.00012275000000006" calcext:value-type="float">
            <text:p>0,00012275</text:p>
          </table:table-cell>
          <table:table-cell table:formula="of:=[.J773]/[.I773]" office:value-type="float" office:value="0.328559957173925" calcext:value-type="float">
            <text:p>0,3285599572</text:p>
          </table:table-cell>
          <table:table-cell table:formula="of:=[.D773]+[.H773]*[.K773]" office:value-type="float" office:value="-4.75655396935242" calcext:value-type="float">
            <text:p>-4,7565539694</text:p>
          </table:table-cell>
        </table:table-row>
        <table:table-row table:style-name="ro1">
          <table:table-cell office:value-type="float" office:value="7.5608752" calcext:value-type="float">
            <text:p>7,5608752</text:p>
          </table:table-cell>
          <table:table-cell office:value-type="float" office:value="-5" calcext:value-type="float">
            <text:p>-5</text:p>
          </table:table-cell>
          <table:table-cell office:value-type="float" office:value="7.56" calcext:value-type="float">
            <text:p>7,56</text:p>
          </table:table-cell>
          <table:table-cell office:value-type="float" office:value="-5.119127" calcext:value-type="float">
            <text:p>-5,119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74]-[.E774]" office:value-type="float" office:value="7.5608752" calcext:value-type="float">
            <text:p>7,5608752</text:p>
          </table:table-cell>
          <table:table-cell table:formula="of:=[.B774]-[.D774]" office:value-type="float" office:value="0.119127" calcext:value-type="float">
            <text:p>0,119127</text:p>
          </table:table-cell>
          <table:table-cell table:formula="of:=[.A774]-[.C774]" office:value-type="float" office:value="0.00087519999999941" calcext:value-type="float">
            <text:p>0,0008752</text:p>
          </table:table-cell>
          <table:table-cell table:formula="of:=[.G774]-[.C774]" office:value-type="float" office:value="0.00087519999999941" calcext:value-type="float">
            <text:p>0,0008752</text:p>
          </table:table-cell>
          <table:table-cell table:formula="of:=[.J774]/[.I774]" office:value-type="float" office:value="1" calcext:value-type="float">
            <text:p>1</text:p>
          </table:table-cell>
          <table:table-cell table:formula="of:=[.D774]+[.H774]*[.K774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7.5884172" calcext:value-type="float">
            <text:p>7,5884172</text:p>
          </table:table-cell>
          <table:table-cell office:value-type="float" office:value="-4.7" calcext:value-type="float">
            <text:p>-4,7</text:p>
          </table:table-cell>
          <table:table-cell office:value-type="float" office:value="7.561" calcext:value-type="float">
            <text:p>7,561</text:p>
          </table:table-cell>
          <table:table-cell office:value-type="float" office:value="-4.880873" calcext:value-type="float">
            <text:p>-4,8808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75]-[.E775]" office:value-type="float" office:value="7.5884172" calcext:value-type="float">
            <text:p>7,5884172</text:p>
          </table:table-cell>
          <table:table-cell table:formula="of:=[.B775]-[.D775]" office:value-type="float" office:value="0.180873" calcext:value-type="float">
            <text:p>0,180873</text:p>
          </table:table-cell>
          <table:table-cell table:formula="of:=[.A775]-[.C775]" office:value-type="float" office:value="0.0274172000000004" calcext:value-type="float">
            <text:p>0,0274172</text:p>
          </table:table-cell>
          <table:table-cell table:formula="of:=[.G775]-[.C775]" office:value-type="float" office:value="0.0274172000000004" calcext:value-type="float">
            <text:p>0,0274172</text:p>
          </table:table-cell>
          <table:table-cell table:formula="of:=[.J775]/[.I775]" office:value-type="float" office:value="1" calcext:value-type="float">
            <text:p>1</text:p>
          </table:table-cell>
          <table:table-cell table:formula="of:=[.D775]+[.H775]*[.K775]" office:value-type="float" office:value="-4.7" calcext:value-type="float">
            <text:p>-4,7</text:p>
          </table:table-cell>
        </table:table-row>
        <table:table-row table:style-name="ro1">
          <table:table-cell office:value-type="float" office:value="7.5904227" calcext:value-type="float">
            <text:p>7,5904227</text:p>
          </table:table-cell>
          <table:table-cell office:value-type="float" office:value="-4.55" calcext:value-type="float">
            <text:p>-4,55</text:p>
          </table:table-cell>
          <table:table-cell office:value-type="float" office:value="7.588" calcext:value-type="float">
            <text:p>7,588</text:p>
          </table:table-cell>
          <table:table-cell office:value-type="float" office:value="-4.519126" calcext:value-type="float">
            <text:p>-4,519126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896438" calcext:value-type="float">
            <text:p>0,6896438</text:p>
          </table:table-cell>
          <table:table-cell table:formula="of:=[.A776]-[.E776]" office:value-type="float" office:value="7.5896708" calcext:value-type="float">
            <text:p>7,5896708</text:p>
          </table:table-cell>
          <table:table-cell table:formula="of:=[.B776]-[.D776]" office:value-type="float" office:value="-0.0308739999999998" calcext:value-type="float">
            <text:p>-0,030874</text:p>
          </table:table-cell>
          <table:table-cell table:formula="of:=[.A776]-[.C776]" office:value-type="float" office:value="0.00242269999999944" calcext:value-type="float">
            <text:p>0,0024227</text:p>
          </table:table-cell>
          <table:table-cell table:formula="of:=[.G776]-[.C776]" office:value-type="float" office:value="0.00167079999999942" calcext:value-type="float">
            <text:p>0,0016708</text:p>
          </table:table-cell>
          <table:table-cell table:formula="of:=[.J776]/[.I776]" office:value-type="float" office:value="0.68964378585867" calcext:value-type="float">
            <text:p>0,6896437859</text:p>
          </table:table-cell>
          <table:table-cell table:formula="of:=[.D776]+[.H776]*[.K776]" office:value-type="float" office:value="-4.5404180622446" calcext:value-type="float">
            <text:p>-4,5404180622</text:p>
          </table:table-cell>
        </table:table-row>
        <table:table-row table:style-name="ro1">
          <table:table-cell office:value-type="float" office:value="7.5929296" calcext:value-type="float">
            <text:p>7,5929296</text:p>
          </table:table-cell>
          <table:table-cell office:value-type="float" office:value="-4.55" calcext:value-type="float">
            <text:p>-4,55</text:p>
          </table:table-cell>
          <table:table-cell office:value-type="float" office:value="7.59" calcext:value-type="float">
            <text:p>7,59</text:p>
          </table:table-cell>
          <table:table-cell office:value-type="float" office:value="-4.571291" calcext:value-type="float">
            <text:p>-4,571291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6577519" calcext:value-type="float">
            <text:p>0,6577519</text:p>
          </table:table-cell>
          <table:table-cell table:formula="of:=[.A777]-[.E777]" office:value-type="float" office:value="7.59192695" calcext:value-type="float">
            <text:p>7,59192695</text:p>
          </table:table-cell>
          <table:table-cell table:formula="of:=[.B777]-[.D777]" office:value-type="float" office:value="0.0212910000000006" calcext:value-type="float">
            <text:p>0,021291</text:p>
          </table:table-cell>
          <table:table-cell table:formula="of:=[.A777]-[.C777]" office:value-type="float" office:value="0.00292959999999987" calcext:value-type="float">
            <text:p>0,0029296</text:p>
          </table:table-cell>
          <table:table-cell table:formula="of:=[.G777]-[.C777]" office:value-type="float" office:value="0.00192694999999965" calcext:value-type="float">
            <text:p>0,00192695</text:p>
          </table:table-cell>
          <table:table-cell table:formula="of:=[.J777]/[.I777]" office:value-type="float" office:value="0.657751911523668" calcext:value-type="float">
            <text:p>0,6577519115</text:p>
          </table:table-cell>
          <table:table-cell table:formula="of:=[.D777]+[.H777]*[.K777]" office:value-type="float" office:value="-4.55728680405175" calcext:value-type="float">
            <text:p>-4,5572868041</text:p>
          </table:table-cell>
        </table:table-row>
        <table:table-row table:style-name="ro1">
          <table:table-cell office:value-type="float" office:value="7.5929296" calcext:value-type="float">
            <text:p>7,5929296</text:p>
          </table:table-cell>
          <table:table-cell office:value-type="float" office:value="-4.55" calcext:value-type="float">
            <text:p>-4,55</text:p>
          </table:table-cell>
          <table:table-cell office:value-type="float" office:value="7.593" calcext:value-type="float">
            <text:p>7,593</text:p>
          </table:table-cell>
          <table:table-cell office:value-type="float" office:value="-4.535995" calcext:value-type="float">
            <text:p>-4,535995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15.24219" calcext:value-type="float">
            <text:p>15,24219</text:p>
          </table:table-cell>
          <table:table-cell table:formula="of:=[.A778]-[.E778]" office:value-type="float" office:value="7.59192695" calcext:value-type="float">
            <text:p>7,59192695</text:p>
          </table:table-cell>
          <table:table-cell table:formula="of:=[.B778]-[.D778]" office:value-type="float" office:value="-0.014005" calcext:value-type="float">
            <text:p>-0,014005</text:p>
          </table:table-cell>
          <table:table-cell table:formula="of:=[.A778]-[.C778]" office:value-type="float" office:value="-0.000070400000000248" calcext:value-type="float">
            <text:p>-0,0000704</text:p>
          </table:table-cell>
          <table:table-cell table:formula="of:=[.G778]-[.C778]" office:value-type="float" office:value="-0.00107305000000046" calcext:value-type="float">
            <text:p>-0,00107305</text:p>
          </table:table-cell>
          <table:table-cell table:formula="of:=[.J778]/[.I778]" office:value-type="float" office:value="15.2421874999529" calcext:value-type="float">
            <text:p>15,2421875</text:p>
          </table:table-cell>
          <table:table-cell table:formula="of:=[.D778]+[.H778]*[.K778]" office:value-type="float" office:value="-4.74946183593684" calcext:value-type="float">
            <text:p>-4,7494618359</text:p>
          </table:table-cell>
        </table:table-row>
        <table:table-row table:style-name="ro1">
          <table:table-cell office:value-type="float" office:value="7.5944232" calcext:value-type="float">
            <text:p>7,5944232</text:p>
          </table:table-cell>
          <table:table-cell office:value-type="float" office:value="-4.55" calcext:value-type="float">
            <text:p>-4,55</text:p>
          </table:table-cell>
          <table:table-cell office:value-type="float" office:value="7.593" calcext:value-type="float">
            <text:p>7,593</text:p>
          </table:table-cell>
          <table:table-cell office:value-type="float" office:value="-4.763462" calcext:value-type="float">
            <text:p>-4,7634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79]-[.E779]" office:value-type="float" office:value="7.5944232" calcext:value-type="float">
            <text:p>7,5944232</text:p>
          </table:table-cell>
          <table:table-cell table:formula="of:=[.B779]-[.D779]" office:value-type="float" office:value="0.213462" calcext:value-type="float">
            <text:p>0,213462</text:p>
          </table:table-cell>
          <table:table-cell table:formula="of:=[.A779]-[.C779]" office:value-type="float" office:value="0.00142319999999962" calcext:value-type="float">
            <text:p>0,0014232</text:p>
          </table:table-cell>
          <table:table-cell table:formula="of:=[.G779]-[.C779]" office:value-type="float" office:value="0.00142319999999962" calcext:value-type="float">
            <text:p>0,0014232</text:p>
          </table:table-cell>
          <table:table-cell table:formula="of:=[.J779]/[.I779]" office:value-type="float" office:value="1" calcext:value-type="float">
            <text:p>1</text:p>
          </table:table-cell>
          <table:table-cell table:formula="of:=[.D779]+[.H779]*[.K779]" office:value-type="float" office:value="-4.55" calcext:value-type="float">
            <text:p>-4,55</text:p>
          </table:table-cell>
        </table:table-row>
        <table:table-row table:style-name="ro1">
          <table:table-cell office:value-type="float" office:value="7.5949275" calcext:value-type="float">
            <text:p>7,5949275</text:p>
          </table:table-cell>
          <table:table-cell office:value-type="float" office:value="-4.55" calcext:value-type="float">
            <text:p>-4,55</text:p>
          </table:table-cell>
          <table:table-cell office:value-type="float" office:value="7.594" calcext:value-type="float">
            <text:p>7,594</text:p>
          </table:table-cell>
          <table:table-cell office:value-type="float" office:value="-4.336537" calcext:value-type="float">
            <text:p>-4,336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80]-[.E780]" office:value-type="float" office:value="7.5949275" calcext:value-type="float">
            <text:p>7,5949275</text:p>
          </table:table-cell>
          <table:table-cell table:formula="of:=[.B780]-[.D780]" office:value-type="float" office:value="-0.213463" calcext:value-type="float">
            <text:p>-0,213463</text:p>
          </table:table-cell>
          <table:table-cell table:formula="of:=[.A780]-[.C780]" office:value-type="float" office:value="0.000927499999999526" calcext:value-type="float">
            <text:p>0,0009275</text:p>
          </table:table-cell>
          <table:table-cell table:formula="of:=[.G780]-[.C780]" office:value-type="float" office:value="0.000927499999999526" calcext:value-type="float">
            <text:p>0,0009275</text:p>
          </table:table-cell>
          <table:table-cell table:formula="of:=[.J780]/[.I780]" office:value-type="float" office:value="1" calcext:value-type="float">
            <text:p>1</text:p>
          </table:table-cell>
          <table:table-cell table:formula="of:=[.D780]+[.H780]*[.K780]" office:value-type="float" office:value="-4.55" calcext:value-type="float">
            <text:p>-4,55</text:p>
          </table:table-cell>
        </table:table-row>
        <table:table-row table:style-name="ro1">
          <table:table-cell office:value-type="float" office:value="7.6214994" calcext:value-type="float">
            <text:p>7,6214994</text:p>
          </table:table-cell>
          <table:table-cell office:value-type="float" office:value="-4.25" calcext:value-type="float">
            <text:p>-4,25</text:p>
          </table:table-cell>
          <table:table-cell office:value-type="float" office:value="7.595" calcext:value-type="float">
            <text:p>7,595</text:p>
          </table:table-cell>
          <table:table-cell office:value-type="float" office:value="-4.763462" calcext:value-type="float">
            <text:p>-4,7634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81]-[.E781]" office:value-type="float" office:value="7.6214994" calcext:value-type="float">
            <text:p>7,6214994</text:p>
          </table:table-cell>
          <table:table-cell table:formula="of:=[.B781]-[.D781]" office:value-type="float" office:value="0.513462" calcext:value-type="float">
            <text:p>0,513462</text:p>
          </table:table-cell>
          <table:table-cell table:formula="of:=[.A781]-[.C781]" office:value-type="float" office:value="0.0264994000000005" calcext:value-type="float">
            <text:p>0,0264994</text:p>
          </table:table-cell>
          <table:table-cell table:formula="of:=[.G781]-[.C781]" office:value-type="float" office:value="0.0264994000000005" calcext:value-type="float">
            <text:p>0,0264994</text:p>
          </table:table-cell>
          <table:table-cell table:formula="of:=[.J781]/[.I781]" office:value-type="float" office:value="1" calcext:value-type="float">
            <text:p>1</text:p>
          </table:table-cell>
          <table:table-cell table:formula="of:=[.D781]+[.H781]*[.K781]" office:value-type="float" office:value="-4.25" calcext:value-type="float">
            <text:p>-4,25</text:p>
          </table:table-cell>
        </table:table-row>
        <table:table-row table:style-name="ro1">
          <table:table-cell office:value-type="float" office:value="7.6235052" calcext:value-type="float">
            <text:p>7,6235052</text:p>
          </table:table-cell>
          <table:table-cell office:value-type="float" office:value="-4.099999" calcext:value-type="float">
            <text:p>-4,099999</text:p>
          </table:table-cell>
          <table:table-cell office:value-type="float" office:value="7.621" calcext:value-type="float">
            <text:p>7,621</text:p>
          </table:table-cell>
          <table:table-cell office:value-type="float" office:value="-3.736537" calcext:value-type="float">
            <text:p>-3,736537</text:p>
          </table:table-cell>
          <table:table-cell office:value-type="float" office:value="0.0012538" calcext:value-type="float">
            <text:p>0,0012538</text:p>
          </table:table-cell>
          <table:table-cell office:value-type="float" office:value="0.499521" calcext:value-type="float">
            <text:p>0,499521</text:p>
          </table:table-cell>
          <table:table-cell table:formula="of:=[.A782]-[.E782]" office:value-type="float" office:value="7.6222514" calcext:value-type="float">
            <text:p>7,6222514</text:p>
          </table:table-cell>
          <table:table-cell table:formula="of:=[.B782]-[.D782]" office:value-type="float" office:value="-0.363462" calcext:value-type="float">
            <text:p>-0,363462</text:p>
          </table:table-cell>
          <table:table-cell table:formula="of:=[.A782]-[.C782]" office:value-type="float" office:value="0.00250519999999987" calcext:value-type="float">
            <text:p>0,0025052</text:p>
          </table:table-cell>
          <table:table-cell table:formula="of:=[.G782]-[.C782]" office:value-type="float" office:value="0.00125140000000012" calcext:value-type="float">
            <text:p>0,0012514</text:p>
          </table:table-cell>
          <table:table-cell table:formula="of:=[.J782]/[.I782]" office:value-type="float" office:value="0.499520996327713" calcext:value-type="float">
            <text:p>0,4995209963</text:p>
          </table:table-cell>
          <table:table-cell table:formula="of:=[.D782]+[.H782]*[.K782]" office:value-type="float" office:value="-3.91809390036726" calcext:value-type="float">
            <text:p>-3,9180939004</text:p>
          </table:table-cell>
        </table:table-row>
        <table:table-row table:style-name="ro1">
          <table:table-cell office:value-type="float" office:value="7.6270146" calcext:value-type="float">
            <text:p>7,6270146</text:p>
          </table:table-cell>
          <table:table-cell office:value-type="float" office:value="-4.099999" calcext:value-type="float">
            <text:p>-4,099999</text:p>
          </table:table-cell>
          <table:table-cell office:value-type="float" office:value="7.624" calcext:value-type="float">
            <text:p>7,624</text:p>
          </table:table-cell>
          <table:table-cell office:value-type="float" office:value="-4.281557" calcext:value-type="float">
            <text:p>-4,281557</text:p>
          </table:table-cell>
          <table:table-cell office:value-type="float" office:value="0.0012538" calcext:value-type="float">
            <text:p>0,0012538</text:p>
          </table:table-cell>
          <table:table-cell office:value-type="float" office:value="0.5840908" calcext:value-type="float">
            <text:p>0,5840908</text:p>
          </table:table-cell>
          <table:table-cell table:formula="of:=[.A783]-[.E783]" office:value-type="float" office:value="7.6257608" calcext:value-type="float">
            <text:p>7,6257608</text:p>
          </table:table-cell>
          <table:table-cell table:formula="of:=[.B783]-[.D783]" office:value-type="float" office:value="0.181558" calcext:value-type="float">
            <text:p>0,181558</text:p>
          </table:table-cell>
          <table:table-cell table:formula="of:=[.A783]-[.C783]" office:value-type="float" office:value="0.0030146000000002" calcext:value-type="float">
            <text:p>0,0030146</text:p>
          </table:table-cell>
          <table:table-cell table:formula="of:=[.G783]-[.C783]" office:value-type="float" office:value="0.00176080000000045" calcext:value-type="float">
            <text:p>0,0017608</text:p>
          </table:table-cell>
          <table:table-cell table:formula="of:=[.J783]/[.I783]" office:value-type="float" office:value="0.584090758309671" calcext:value-type="float">
            <text:p>0,5840907583</text:p>
          </table:table-cell>
          <table:table-cell table:formula="of:=[.D783]+[.H783]*[.K783]" office:value-type="float" office:value="-4.17551065010281" calcext:value-type="float">
            <text:p>-4,1755106501</text:p>
          </table:table-cell>
        </table:table-row>
        <table:table-row table:style-name="ro1">
          <table:table-cell office:value-type="float" office:value="7.6280174" calcext:value-type="float">
            <text:p>7,6280174</text:p>
          </table:table-cell>
          <table:table-cell office:value-type="float" office:value="-4.099999" calcext:value-type="float">
            <text:p>-4,099999</text:p>
          </table:table-cell>
          <table:table-cell office:value-type="float" office:value="7.627" calcext:value-type="float">
            <text:p>7,627</text:p>
          </table:table-cell>
          <table:table-cell office:value-type="float" office:value="-3.993953" calcext:value-type="float">
            <text:p>-3,993953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7535384" calcext:value-type="float">
            <text:p>0,7535384</text:p>
          </table:table-cell>
          <table:table-cell table:formula="of:=[.A784]-[.E784]" office:value-type="float" office:value="7.62776665" calcext:value-type="float">
            <text:p>7,62776665</text:p>
          </table:table-cell>
          <table:table-cell table:formula="of:=[.B784]-[.D784]" office:value-type="float" office:value="-0.106046000000001" calcext:value-type="float">
            <text:p>-0,106046</text:p>
          </table:table-cell>
          <table:table-cell table:formula="of:=[.A784]-[.C784]" office:value-type="float" office:value="0.00101740000000028" calcext:value-type="float">
            <text:p>0,0010174</text:p>
          </table:table-cell>
          <table:table-cell table:formula="of:=[.G784]-[.C784]" office:value-type="float" office:value="0.000766650000000091" calcext:value-type="float">
            <text:p>0,00076665</text:p>
          </table:table-cell>
          <table:table-cell table:formula="of:=[.J784]/[.I784]" office:value-type="float" office:value="0.753538431295342" calcext:value-type="float">
            <text:p>0,7535384313</text:p>
          </table:table-cell>
          <table:table-cell table:formula="of:=[.D784]+[.H784]*[.K784]" office:value-type="float" office:value="-4.07386273648515" calcext:value-type="float">
            <text:p>-4,0738627365</text:p>
          </table:table-cell>
        </table:table-row>
        <table:table-row table:style-name="ro1">
          <table:table-cell office:value-type="float" office:value="7.6285184" calcext:value-type="float">
            <text:p>7,6285184</text:p>
          </table:table-cell>
          <table:table-cell office:value-type="float" office:value="-4.099999" calcext:value-type="float">
            <text:p>-4,099999</text:p>
          </table:table-cell>
          <table:table-cell office:value-type="float" office:value="7.628" calcext:value-type="float">
            <text:p>7,628</text:p>
          </table:table-cell>
          <table:table-cell office:value-type="float" office:value="-4.179909" calcext:value-type="float">
            <text:p>-4,179909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5163002" calcext:value-type="float">
            <text:p>0,5163002</text:p>
          </table:table-cell>
          <table:table-cell table:formula="of:=[.A785]-[.E785]" office:value-type="float" office:value="7.62826765" calcext:value-type="float">
            <text:p>7,62826765</text:p>
          </table:table-cell>
          <table:table-cell table:formula="of:=[.B785]-[.D785]" office:value-type="float" office:value="0.0799099999999999" calcext:value-type="float">
            <text:p>0,07991</text:p>
          </table:table-cell>
          <table:table-cell table:formula="of:=[.A785]-[.C785]" office:value-type="float" office:value="0.000518399999999808" calcext:value-type="float">
            <text:p>0,0005184</text:p>
          </table:table-cell>
          <table:table-cell table:formula="of:=[.G785]-[.C785]" office:value-type="float" office:value="0.00026764999999962" calcext:value-type="float">
            <text:p>0,00026765</text:p>
          </table:table-cell>
          <table:table-cell table:formula="of:=[.J785]/[.I785]" office:value-type="float" office:value="0.516300154320445" calcext:value-type="float">
            <text:p>0,5163001543</text:p>
          </table:table-cell>
          <table:table-cell table:formula="of:=[.D785]+[.H785]*[.K785]" office:value-type="float" office:value="-4.13865145466825" calcext:value-type="float">
            <text:p>-4,1386514547</text:p>
          </table:table-cell>
        </table:table-row>
        <table:table-row table:style-name="ro1">
          <table:table-cell office:value-type="float" office:value="7.6290199" calcext:value-type="float">
            <text:p>7,6290199</text:p>
          </table:table-cell>
          <table:table-cell office:value-type="float" office:value="-4.099999" calcext:value-type="float">
            <text:p>-4,099999</text:p>
          </table:table-cell>
          <table:table-cell office:value-type="float" office:value="7.629" calcext:value-type="float">
            <text:p>7,629</text:p>
          </table:table-cell>
          <table:table-cell office:value-type="float" office:value="-4.058742" calcext:value-type="float">
            <text:p>-4,0587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86]-[.E786]" office:value-type="float" office:value="7.6290199" calcext:value-type="float">
            <text:p>7,6290199</text:p>
          </table:table-cell>
          <table:table-cell table:formula="of:=[.B786]-[.D786]" office:value-type="float" office:value="-0.0412570000000008" calcext:value-type="float">
            <text:p>-0,041257</text:p>
          </table:table-cell>
          <table:table-cell table:formula="of:=[.A786]-[.C786]" office:value-type="float" office:value="0.0000199000000007388" calcext:value-type="float">
            <text:p>0,0000199</text:p>
          </table:table-cell>
          <table:table-cell table:formula="of:=[.G786]-[.C786]" office:value-type="float" office:value="0.0000199000000007388" calcext:value-type="float">
            <text:p>0,0000199</text:p>
          </table:table-cell>
          <table:table-cell table:formula="of:=[.J786]/[.I786]" office:value-type="float" office:value="1" calcext:value-type="float">
            <text:p>1</text:p>
          </table:table-cell>
          <table:table-cell table:formula="of:=[.D786]+[.H786]*[.K786]" office:value-type="float" office:value="-4.099999" calcext:value-type="float">
            <text:p>-4,099999</text:p>
          </table:table-cell>
        </table:table-row>
        <table:table-row table:style-name="ro1">
          <table:table-cell office:value-type="float" office:value="7.6544994" calcext:value-type="float">
            <text:p>7,6544994</text:p>
          </table:table-cell>
          <table:table-cell office:value-type="float" office:value="-3.799999" calcext:value-type="float">
            <text:p>-3,799999</text:p>
          </table:table-cell>
          <table:table-cell office:value-type="float" office:value="7.629" calcext:value-type="float">
            <text:p>7,629</text:p>
          </table:table-cell>
          <table:table-cell office:value-type="float" office:value="-4.141257" calcext:value-type="float">
            <text:p>-4,141257</text:p>
          </table:table-cell>
          <table:table-cell office:value-type="float" office:value="0.0007067" calcext:value-type="float">
            <text:p>0,0007067</text:p>
          </table:table-cell>
          <table:table-cell office:value-type="float" office:value="0.9722856" calcext:value-type="float">
            <text:p>0,9722856</text:p>
          </table:table-cell>
          <table:table-cell table:formula="of:=[.A787]-[.E787]" office:value-type="float" office:value="7.6537927" calcext:value-type="float">
            <text:p>7,6537927</text:p>
          </table:table-cell>
          <table:table-cell table:formula="of:=[.B787]-[.D787]" office:value-type="float" office:value="0.341258" calcext:value-type="float">
            <text:p>0,341258</text:p>
          </table:table-cell>
          <table:table-cell table:formula="of:=[.A787]-[.C787]" office:value-type="float" office:value="0.0254994000000002" calcext:value-type="float">
            <text:p>0,0254994</text:p>
          </table:table-cell>
          <table:table-cell table:formula="of:=[.G787]-[.C787]" office:value-type="float" office:value="0.0247926999999999" calcext:value-type="float">
            <text:p>0,0247927</text:p>
          </table:table-cell>
          <table:table-cell table:formula="of:=[.J787]/[.I787]" office:value-type="float" office:value="0.972285622406791" calcext:value-type="float">
            <text:p>0,9722856224</text:p>
          </table:table-cell>
          <table:table-cell table:formula="of:=[.D787]+[.H787]*[.K787]" office:value-type="float" office:value="-3.8094567530687" calcext:value-type="float">
            <text:p>-3,8094567531</text:p>
          </table:table-cell>
        </table:table-row>
        <table:table-row table:style-name="ro1">
          <table:table-cell office:value-type="float" office:value="7.6555037" calcext:value-type="float">
            <text:p>7,6555037</text:p>
          </table:table-cell>
          <table:table-cell office:value-type="float" office:value="-3.799999" calcext:value-type="float">
            <text:p>-3,799999</text:p>
          </table:table-cell>
          <table:table-cell office:value-type="float" office:value="7.654" calcext:value-type="float">
            <text:p>7,654</text:p>
          </table:table-cell>
          <table:table-cell office:value-type="float" office:value="-3.468199" calcext:value-type="float">
            <text:p>-3,468199</text:p>
          </table:table-cell>
          <table:table-cell office:value-type="float" office:value="0.0007067" calcext:value-type="float">
            <text:p>0,0007067</text:p>
          </table:table-cell>
          <table:table-cell office:value-type="float" office:value="0.5300259" calcext:value-type="float">
            <text:p>0,5300259</text:p>
          </table:table-cell>
          <table:table-cell table:formula="of:=[.A788]-[.E788]" office:value-type="float" office:value="7.654797" calcext:value-type="float">
            <text:p>7,654797</text:p>
          </table:table-cell>
          <table:table-cell table:formula="of:=[.B788]-[.D788]" office:value-type="float" office:value="-0.3318" calcext:value-type="float">
            <text:p>-0,3318</text:p>
          </table:table-cell>
          <table:table-cell table:formula="of:=[.A788]-[.C788]" office:value-type="float" office:value="0.00150369999999977" calcext:value-type="float">
            <text:p>0,0015037</text:p>
          </table:table-cell>
          <table:table-cell table:formula="of:=[.G788]-[.C788]" office:value-type="float" office:value="0.000796999999999493" calcext:value-type="float">
            <text:p>0,000797</text:p>
          </table:table-cell>
          <table:table-cell table:formula="of:=[.J788]/[.I788]" office:value-type="float" office:value="0.530025936024215" calcext:value-type="float">
            <text:p>0,530025936</text:p>
          </table:table-cell>
          <table:table-cell table:formula="of:=[.D788]+[.H788]*[.K788]" office:value-type="float" office:value="-3.64406160557283" calcext:value-type="float">
            <text:p>-3,6440616056</text:p>
          </table:table-cell>
        </table:table-row>
        <table:table-row table:style-name="ro1">
          <table:table-cell office:value-type="float" office:value="7.656507" calcext:value-type="float">
            <text:p>7,656507</text:p>
          </table:table-cell>
          <table:table-cell office:value-type="float" office:value="-3.799999" calcext:value-type="float">
            <text:p>-3,799999</text:p>
          </table:table-cell>
          <table:table-cell office:value-type="float" office:value="7.656" calcext:value-type="float">
            <text:p>7,656</text:p>
          </table:table-cell>
          <table:table-cell office:value-type="float" office:value="-3.975862" calcext:value-type="float">
            <text:p>-3,975862</text:p>
          </table:table-cell>
          <table:table-cell office:value-type="float" office:value="0.00025115" calcext:value-type="float">
            <text:p>0,00025115</text:p>
          </table:table-cell>
          <table:table-cell office:value-type="float" office:value="0.5046351" calcext:value-type="float">
            <text:p>0,5046351</text:p>
          </table:table-cell>
          <table:table-cell table:formula="of:=[.A789]-[.E789]" office:value-type="float" office:value="7.65625585" calcext:value-type="float">
            <text:p>7,65625585</text:p>
          </table:table-cell>
          <table:table-cell table:formula="of:=[.B789]-[.D789]" office:value-type="float" office:value="0.175863" calcext:value-type="float">
            <text:p>0,175863</text:p>
          </table:table-cell>
          <table:table-cell table:formula="of:=[.A789]-[.C789]" office:value-type="float" office:value="0.000506999999999813" calcext:value-type="float">
            <text:p>0,000507</text:p>
          </table:table-cell>
          <table:table-cell table:formula="of:=[.G789]-[.C789]" office:value-type="float" office:value="0.000255849999999391" calcext:value-type="float">
            <text:p>0,00025585</text:p>
          </table:table-cell>
          <table:table-cell table:formula="of:=[.J789]/[.I789]" office:value-type="float" office:value="0.504635108480248" calcext:value-type="float">
            <text:p>0,5046351085</text:p>
          </table:table-cell>
          <table:table-cell table:formula="of:=[.D789]+[.H789]*[.K789]" office:value-type="float" office:value="-3.88711535591734" calcext:value-type="float">
            <text:p>-3,8871153559</text:p>
          </table:table-cell>
        </table:table-row>
        <table:table-row table:style-name="ro1">
          <table:table-cell office:value-type="float" office:value="7.656507" calcext:value-type="float">
            <text:p>7,656507</text:p>
          </table:table-cell>
          <table:table-cell office:value-type="float" office:value="-3.799999" calcext:value-type="float">
            <text:p>-3,799999</text:p>
          </table:table-cell>
          <table:table-cell office:value-type="float" office:value="7.657" calcext:value-type="float">
            <text:p>7,657</text:p>
          </table:table-cell>
          <table:table-cell office:value-type="float" office:value="-3.711253" calcext:value-type="float">
            <text:p>-3,711253</text:p>
          </table:table-cell>
          <table:table-cell office:value-type="float" office:value="0.00025115" calcext:value-type="float">
            <text:p>0,00025115</text:p>
          </table:table-cell>
          <table:table-cell office:value-type="float" office:value="1.509432" calcext:value-type="float">
            <text:p>1,509432</text:p>
          </table:table-cell>
          <table:table-cell table:formula="of:=[.A790]-[.E790]" office:value-type="float" office:value="7.65625585" calcext:value-type="float">
            <text:p>7,65625585</text:p>
          </table:table-cell>
          <table:table-cell table:formula="of:=[.B790]-[.D790]" office:value-type="float" office:value="-0.088746" calcext:value-type="float">
            <text:p>-0,088746</text:p>
          </table:table-cell>
          <table:table-cell table:formula="of:=[.A790]-[.C790]" office:value-type="float" office:value="-0.000493000000000521" calcext:value-type="float">
            <text:p>-0,000493</text:p>
          </table:table-cell>
          <table:table-cell table:formula="of:=[.G790]-[.C790]" office:value-type="float" office:value="-0.000744150000000943" calcext:value-type="float">
            <text:p>-0,00074415</text:p>
          </table:table-cell>
          <table:table-cell table:formula="of:=[.J790]/[.I790]" office:value-type="float" office:value="1.50943204868186" calcext:value-type="float">
            <text:p>1,5094320487</text:p>
          </table:table-cell>
          <table:table-cell table:formula="of:=[.D790]+[.H790]*[.K790]" office:value-type="float" office:value="-3.84520905659232" calcext:value-type="float">
            <text:p>-3,8452090566</text:p>
          </table:table-cell>
        </table:table-row>
        <table:table-row table:style-name="ro1">
          <table:table-cell office:value-type="float" office:value="7.6570075" calcext:value-type="float">
            <text:p>7,6570075</text:p>
          </table:table-cell>
          <table:table-cell office:value-type="float" office:value="-3.799999" calcext:value-type="float">
            <text:p>-3,799999</text:p>
          </table:table-cell>
          <table:table-cell office:value-type="float" office:value="7.657" calcext:value-type="float">
            <text:p>7,657</text:p>
          </table:table-cell>
          <table:table-cell office:value-type="float" office:value="-3.933956" calcext:value-type="float">
            <text:p>-3,933956</text:p>
          </table:table-cell>
          <table:table-cell office:value-type="float" office:value="0.00025115" calcext:value-type="float">
            <text:p>0,00025115</text:p>
          </table:table-cell>
          <table:table-cell office:value-type="float" office:value="-32.48666" calcext:value-type="float">
            <text:p>-32,48666</text:p>
          </table:table-cell>
          <table:table-cell table:formula="of:=[.A791]-[.E791]" office:value-type="float" office:value="7.65675635" calcext:value-type="float">
            <text:p>7,65675635</text:p>
          </table:table-cell>
          <table:table-cell table:formula="of:=[.B791]-[.D791]" office:value-type="float" office:value="0.133957" calcext:value-type="float">
            <text:p>0,133957</text:p>
          </table:table-cell>
          <table:table-cell table:formula="of:=[.A791]-[.C791]" office:value-type="float" office:value="0.00000749999999971607" calcext:value-type="float">
            <text:p>0,0000075</text:p>
          </table:table-cell>
          <table:table-cell table:formula="of:=[.G791]-[.C791]" office:value-type="float" office:value="-0.000243650000000706" calcext:value-type="float">
            <text:p>-0,00024365</text:p>
          </table:table-cell>
          <table:table-cell table:formula="of:=[.J791]/[.I791]" office:value-type="float" office:value="-32.4866666679906" calcext:value-type="float">
            <text:p>-32,486666668</text:p>
          </table:table-cell>
          <table:table-cell table:formula="of:=[.D791]+[.H791]*[.K791]" office:value-type="float" office:value="-8.28577240684403" calcext:value-type="float">
            <text:p>-8,2857724068</text:p>
          </table:table-cell>
        </table:table-row>
        <table:table-row table:style-name="ro1">
          <table:table-cell office:value-type="float" office:value="7.657509" calcext:value-type="float">
            <text:p>7,657509</text:p>
          </table:table-cell>
          <table:table-cell office:value-type="float" office:value="-3.799999" calcext:value-type="float">
            <text:p>-3,799999</text:p>
          </table:table-cell>
          <table:table-cell office:value-type="float" office:value="7.657" calcext:value-type="float">
            <text:p>7,657</text:p>
          </table:table-cell>
          <table:table-cell office:value-type="float" office:value="-8.151796" calcext:value-type="float">
            <text:p>-8,1517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92]-[.E792]" office:value-type="float" office:value="7.657509" calcext:value-type="float">
            <text:p>7,657509</text:p>
          </table:table-cell>
          <table:table-cell table:formula="of:=[.B792]-[.D792]" office:value-type="float" office:value="4.351797" calcext:value-type="float">
            <text:p>4,351797</text:p>
          </table:table-cell>
          <table:table-cell table:formula="of:=[.A792]-[.C792]" office:value-type="float" office:value="0.000509000000000093" calcext:value-type="float">
            <text:p>0,000509</text:p>
          </table:table-cell>
          <table:table-cell table:formula="of:=[.G792]-[.C792]" office:value-type="float" office:value="0.000509000000000093" calcext:value-type="float">
            <text:p>0,000509</text:p>
          </table:table-cell>
          <table:table-cell table:formula="of:=[.J792]/[.I792]" office:value-type="float" office:value="1" calcext:value-type="float">
            <text:p>1</text:p>
          </table:table-cell>
          <table:table-cell table:formula="of:=[.D792]+[.H792]*[.K792]" office:value-type="float" office:value="-3.799999" calcext:value-type="float">
            <text:p>-3,799999</text:p>
          </table:table-cell>
        </table:table-row>
        <table:table-row table:style-name="ro1">
          <table:table-cell office:value-type="float" office:value="7.6895941" calcext:value-type="float">
            <text:p>7,6895941</text:p>
          </table:table-cell>
          <table:table-cell office:value-type="float" office:value="-3.349999" calcext:value-type="float">
            <text:p>-3,349999</text:p>
          </table:table-cell>
          <table:table-cell office:value-type="float" office:value="7.658" calcext:value-type="float">
            <text:p>7,658</text:p>
          </table:table-cell>
          <table:table-cell office:value-type="float" office:value="0.5517979" calcext:value-type="float">
            <text:p>0,55179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93]-[.E793]" office:value-type="float" office:value="7.6895941" calcext:value-type="float">
            <text:p>7,6895941</text:p>
          </table:table-cell>
          <table:table-cell table:formula="of:=[.B793]-[.D793]" office:value-type="float" office:value="-3.9017969" calcext:value-type="float">
            <text:p>-3,9017969</text:p>
          </table:table-cell>
          <table:table-cell table:formula="of:=[.A793]-[.C793]" office:value-type="float" office:value="0.0315940999999995" calcext:value-type="float">
            <text:p>0,0315941</text:p>
          </table:table-cell>
          <table:table-cell table:formula="of:=[.G793]-[.C793]" office:value-type="float" office:value="0.0315940999999995" calcext:value-type="float">
            <text:p>0,0315941</text:p>
          </table:table-cell>
          <table:table-cell table:formula="of:=[.J793]/[.I793]" office:value-type="float" office:value="1" calcext:value-type="float">
            <text:p>1</text:p>
          </table:table-cell>
          <table:table-cell table:formula="of:=[.D793]+[.H793]*[.K793]" office:value-type="float" office:value="-3.349999" calcext:value-type="float">
            <text:p>-3,349999</text:p>
          </table:table-cell>
        </table:table-row>
        <table:table-row table:style-name="ro1">
          <table:table-cell office:value-type="float" office:value="7.6931032" calcext:value-type="float">
            <text:p>7,6931032</text:p>
          </table:table-cell>
          <table:table-cell office:value-type="float" office:value="-3.199999" calcext:value-type="float">
            <text:p>-3,199999</text:p>
          </table:table-cell>
          <table:table-cell office:value-type="float" office:value="7.69" calcext:value-type="float">
            <text:p>7,69</text:p>
          </table:table-cell>
          <table:table-cell office:value-type="float" office:value="-7.251796" calcext:value-type="float">
            <text:p>-7,251796</text:p>
          </table:table-cell>
          <table:table-cell office:value-type="float" office:value="0.00175455" calcext:value-type="float">
            <text:p>0,00175455</text:p>
          </table:table-cell>
          <table:table-cell office:value-type="float" office:value="0.4345998" calcext:value-type="float">
            <text:p>0,4345998</text:p>
          </table:table-cell>
          <table:table-cell table:formula="of:=[.A794]-[.E794]" office:value-type="float" office:value="7.69134865" calcext:value-type="float">
            <text:p>7,69134865</text:p>
          </table:table-cell>
          <table:table-cell table:formula="of:=[.B794]-[.D794]" office:value-type="float" office:value="4.051797" calcext:value-type="float">
            <text:p>4,051797</text:p>
          </table:table-cell>
          <table:table-cell table:formula="of:=[.A794]-[.C794]" office:value-type="float" office:value="0.00310319999999908" calcext:value-type="float">
            <text:p>0,0031032</text:p>
          </table:table-cell>
          <table:table-cell table:formula="of:=[.G794]-[.C794]" office:value-type="float" office:value="0.00134864999999884" calcext:value-type="float">
            <text:p>0,00134865</text:p>
          </table:table-cell>
          <table:table-cell table:formula="of:=[.J794]/[.I794]" office:value-type="float" office:value="0.434599767981193" calcext:value-type="float">
            <text:p>0,434599768</text:p>
          </table:table-cell>
          <table:table-cell table:formula="of:=[.D794]+[.H794]*[.K794]" office:value-type="float" office:value="-5.4908859638931" calcext:value-type="float">
            <text:p>-5,4908859639</text:p>
          </table:table-cell>
        </table:table-row>
        <table:table-row table:style-name="ro1">
          <table:table-cell office:value-type="float" office:value="7.6941063" calcext:value-type="float">
            <text:p>7,6941063</text:p>
          </table:table-cell>
          <table:table-cell office:value-type="float" office:value="-3.199999" calcext:value-type="float">
            <text:p>-3,199999</text:p>
          </table:table-cell>
          <table:table-cell office:value-type="float" office:value="7.693" calcext:value-type="float">
            <text:p>7,693</text:p>
          </table:table-cell>
          <table:table-cell office:value-type="float" office:value="-1.439089" calcext:value-type="float">
            <text:p>-1,439089</text:p>
          </table:table-cell>
          <table:table-cell office:value-type="float" office:value="0.00175455" calcext:value-type="float">
            <text:p>0,00175455</text:p>
          </table:table-cell>
          <table:table-cell office:value-type="float" office:value="-0.5859622" calcext:value-type="float">
            <text:p>-0,5859622</text:p>
          </table:table-cell>
          <table:table-cell table:formula="of:=[.A795]-[.E795]" office:value-type="float" office:value="7.69235175" calcext:value-type="float">
            <text:p>7,69235175</text:p>
          </table:table-cell>
          <table:table-cell table:formula="of:=[.B795]-[.D795]" office:value-type="float" office:value="-1.76091" calcext:value-type="float">
            <text:p>-1,76091</text:p>
          </table:table-cell>
          <table:table-cell table:formula="of:=[.A795]-[.C795]" office:value-type="float" office:value="0.0011063" calcext:value-type="float">
            <text:p>0,0011063</text:p>
          </table:table-cell>
          <table:table-cell table:formula="of:=[.G795]-[.C795]" office:value-type="float" office:value="-0.000648250000000239" calcext:value-type="float">
            <text:p>-0,00064825</text:p>
          </table:table-cell>
          <table:table-cell table:formula="of:=[.J795]/[.I795]" office:value-type="float" office:value="-0.585962216397213" calcext:value-type="float">
            <text:p>-0,5859622164</text:p>
          </table:table-cell>
          <table:table-cell table:formula="of:=[.D795]+[.H795]*[.K795]" office:value-type="float" office:value="-0.407262273523985" calcext:value-type="float">
            <text:p>-0,4072622735</text:p>
          </table:table-cell>
        </table:table-row>
        <table:table-row table:style-name="ro1">
          <table:table-cell office:value-type="float" office:value="7.6951095" calcext:value-type="float">
            <text:p>7,6951095</text:p>
          </table:table-cell>
          <table:table-cell office:value-type="float" office:value="-3.199999" calcext:value-type="float">
            <text:p>-3,199999</text:p>
          </table:table-cell>
          <table:table-cell office:value-type="float" office:value="7.694" calcext:value-type="float">
            <text:p>7,694</text:p>
          </table:table-cell>
          <table:table-cell office:value-type="float" office:value="-2.168172" calcext:value-type="float">
            <text:p>-2,168172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0.773772" calcext:value-type="float">
            <text:p>0,773772</text:p>
          </table:table-cell>
          <table:table-cell table:formula="of:=[.A796]-[.E796]" office:value-type="float" office:value="7.6948585" calcext:value-type="float">
            <text:p>7,6948585</text:p>
          </table:table-cell>
          <table:table-cell table:formula="of:=[.B796]-[.D796]" office:value-type="float" office:value="-1.031827" calcext:value-type="float">
            <text:p>-1,031827</text:p>
          </table:table-cell>
          <table:table-cell table:formula="of:=[.A796]-[.C796]" office:value-type="float" office:value="0.0011095000000001" calcext:value-type="float">
            <text:p>0,0011095</text:p>
          </table:table-cell>
          <table:table-cell table:formula="of:=[.G796]-[.C796]" office:value-type="float" office:value="0.000858500000000539" calcext:value-type="float">
            <text:p>0,0008585</text:p>
          </table:table-cell>
          <table:table-cell table:formula="of:=[.J796]/[.I796]" office:value-type="float" office:value="0.773771969355984" calcext:value-type="float">
            <text:p>0,7737719694</text:p>
          </table:table-cell>
          <table:table-cell table:formula="of:=[.D796]+[.H796]*[.K796]" office:value-type="float" office:value="-2.96657080982468" calcext:value-type="float">
            <text:p>-2,9665708098</text:p>
          </table:table-cell>
        </table:table-row>
        <table:table-row table:style-name="ro1">
          <table:table-cell office:value-type="float" office:value="7.6956106" calcext:value-type="float">
            <text:p>7,6956106</text:p>
          </table:table-cell>
          <table:table-cell office:value-type="float" office:value="-3.199999" calcext:value-type="float">
            <text:p>-3,199999</text:p>
          </table:table-cell>
          <table:table-cell office:value-type="float" office:value="7.695" calcext:value-type="float">
            <text:p>7,695</text:p>
          </table:table-cell>
          <table:table-cell office:value-type="float" office:value="-3.998397" calcext:value-type="float">
            <text:p>-3,9983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97]-[.E797]" office:value-type="float" office:value="7.6956106" calcext:value-type="float">
            <text:p>7,6956106</text:p>
          </table:table-cell>
          <table:table-cell table:formula="of:=[.B797]-[.D797]" office:value-type="float" office:value="0.798398" calcext:value-type="float">
            <text:p>0,798398</text:p>
          </table:table-cell>
          <table:table-cell table:formula="of:=[.A797]-[.C797]" office:value-type="float" office:value="0.000610599999999906" calcext:value-type="float">
            <text:p>0,0006106</text:p>
          </table:table-cell>
          <table:table-cell table:formula="of:=[.G797]-[.C797]" office:value-type="float" office:value="0.000610599999999906" calcext:value-type="float">
            <text:p>0,0006106</text:p>
          </table:table-cell>
          <table:table-cell table:formula="of:=[.J797]/[.I797]" office:value-type="float" office:value="1" calcext:value-type="float">
            <text:p>1</text:p>
          </table:table-cell>
          <table:table-cell table:formula="of:=[.D797]+[.H797]*[.K797]" office:value-type="float" office:value="-3.199999" calcext:value-type="float">
            <text:p>-3,199999</text:p>
          </table:table-cell>
        </table:table-row>
        <table:table-row table:style-name="ro1">
          <table:table-cell office:value-type="float" office:value="7.6961118" calcext:value-type="float">
            <text:p>7,6961118</text:p>
          </table:table-cell>
          <table:table-cell office:value-type="float" office:value="-3.199999" calcext:value-type="float">
            <text:p>-3,199999</text:p>
          </table:table-cell>
          <table:table-cell office:value-type="float" office:value="7.696" calcext:value-type="float">
            <text:p>7,696</text:p>
          </table:table-cell>
          <table:table-cell office:value-type="float" office:value="-2.4016" calcext:value-type="float">
            <text:p>-2,4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98]-[.E798]" office:value-type="float" office:value="7.6961118" calcext:value-type="float">
            <text:p>7,6961118</text:p>
          </table:table-cell>
          <table:table-cell table:formula="of:=[.B798]-[.D798]" office:value-type="float" office:value="-0.798399" calcext:value-type="float">
            <text:p>-0,798399</text:p>
          </table:table-cell>
          <table:table-cell table:formula="of:=[.A798]-[.C798]" office:value-type="float" office:value="0.000111799999999995" calcext:value-type="float">
            <text:p>0,0001118</text:p>
          </table:table-cell>
          <table:table-cell table:formula="of:=[.G798]-[.C798]" office:value-type="float" office:value="0.000111799999999995" calcext:value-type="float">
            <text:p>0,0001118</text:p>
          </table:table-cell>
          <table:table-cell table:formula="of:=[.J798]/[.I798]" office:value-type="float" office:value="1" calcext:value-type="float">
            <text:p>1</text:p>
          </table:table-cell>
          <table:table-cell table:formula="of:=[.D798]+[.H798]*[.K798]" office:value-type="float" office:value="-3.199999" calcext:value-type="float">
            <text:p>-3,199999</text:p>
          </table:table-cell>
        </table:table-row>
        <table:table-row table:style-name="ro1">
          <table:table-cell office:value-type="float" office:value="7.7234433" calcext:value-type="float">
            <text:p>7,7234433</text:p>
          </table:table-cell>
          <table:table-cell office:value-type="float" office:value="-2.899999" calcext:value-type="float">
            <text:p>-2,899999</text:p>
          </table:table-cell>
          <table:table-cell office:value-type="float" office:value="7.696" calcext:value-type="float">
            <text:p>7,696</text:p>
          </table:table-cell>
          <table:table-cell office:value-type="float" office:value="-3.998397" calcext:value-type="float">
            <text:p>-3,998397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9813949" calcext:value-type="float">
            <text:p>0,9813949</text:p>
          </table:table-cell>
          <table:table-cell table:formula="of:=[.A799]-[.E799]" office:value-type="float" office:value="7.72294205" calcext:value-type="float">
            <text:p>7,72294205</text:p>
          </table:table-cell>
          <table:table-cell table:formula="of:=[.B799]-[.D799]" office:value-type="float" office:value="1.098398" calcext:value-type="float">
            <text:p>1,098398</text:p>
          </table:table-cell>
          <table:table-cell table:formula="of:=[.A799]-[.C799]" office:value-type="float" office:value="0.0274432999999998" calcext:value-type="float">
            <text:p>0,0274433</text:p>
          </table:table-cell>
          <table:table-cell table:formula="of:=[.G799]-[.C799]" office:value-type="float" office:value="0.0269420499999997" calcext:value-type="float">
            <text:p>0,02694205</text:p>
          </table:table-cell>
          <table:table-cell table:formula="of:=[.J799]/[.I799]" office:value-type="float" office:value="0.981735068304463" calcext:value-type="float">
            <text:p>0,9817350683</text:p>
          </table:table-cell>
          <table:table-cell table:formula="of:=[.D799]+[.H799]*[.K799]" office:value-type="float" office:value="-2.92006116444451" calcext:value-type="float">
            <text:p>-2,9200611644</text:p>
          </table:table-cell>
        </table:table-row>
        <table:table-row table:style-name="ro1">
          <table:table-cell office:value-type="float" office:value="7.7254542" calcext:value-type="float">
            <text:p>7,7254542</text:p>
          </table:table-cell>
          <table:table-cell office:value-type="float" office:value="-2.749999" calcext:value-type="float">
            <text:p>-2,749999</text:p>
          </table:table-cell>
          <table:table-cell office:value-type="float" office:value="7.723" calcext:value-type="float">
            <text:p>7,723</text:p>
          </table:table-cell>
          <table:table-cell office:value-type="float" office:value="-1.822036" calcext:value-type="float">
            <text:p>-1,822036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7957583" calcext:value-type="float">
            <text:p>0,7957583</text:p>
          </table:table-cell>
          <table:table-cell table:formula="of:=[.A800]-[.E800]" office:value-type="float" office:value="7.72495295" calcext:value-type="float">
            <text:p>7,72495295</text:p>
          </table:table-cell>
          <table:table-cell table:formula="of:=[.B800]-[.D800]" office:value-type="float" office:value="-0.927963" calcext:value-type="float">
            <text:p>-0,927963</text:p>
          </table:table-cell>
          <table:table-cell table:formula="of:=[.A800]-[.C800]" office:value-type="float" office:value="0.00245419999999985" calcext:value-type="float">
            <text:p>0,0024542</text:p>
          </table:table-cell>
          <table:table-cell table:formula="of:=[.G800]-[.C800]" office:value-type="float" office:value="0.00195294999999973" calcext:value-type="float">
            <text:p>0,00195295</text:p>
          </table:table-cell>
          <table:table-cell table:formula="of:=[.J800]/[.I800]" office:value-type="float" office:value="0.795758291907689" calcext:value-type="float">
            <text:p>0,7957582919</text:p>
          </table:table-cell>
          <table:table-cell table:formula="of:=[.D800]+[.H800]*[.K800]" office:value-type="float" office:value="-2.56047025183353" calcext:value-type="float">
            <text:p>-2,5604702518</text:p>
          </table:table-cell>
        </table:table-row>
        <table:table-row table:style-name="ro1">
          <table:table-cell office:value-type="float" office:value="7.7279601" calcext:value-type="float">
            <text:p>7,7279601</text:p>
          </table:table-cell>
          <table:table-cell office:value-type="float" office:value="-2.749999" calcext:value-type="float">
            <text:p>-2,749999</text:p>
          </table:table-cell>
          <table:table-cell office:value-type="float" office:value="7.725" calcext:value-type="float">
            <text:p>7,725</text:p>
          </table:table-cell>
          <table:table-cell office:value-type="float" office:value="-3.488433" calcext:value-type="float">
            <text:p>-3,488433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8306645" calcext:value-type="float">
            <text:p>0,8306645</text:p>
          </table:table-cell>
          <table:table-cell table:formula="of:=[.A801]-[.E801]" office:value-type="float" office:value="7.72745885" calcext:value-type="float">
            <text:p>7,72745885</text:p>
          </table:table-cell>
          <table:table-cell table:formula="of:=[.B801]-[.D801]" office:value-type="float" office:value="0.738434" calcext:value-type="float">
            <text:p>0,738434</text:p>
          </table:table-cell>
          <table:table-cell table:formula="of:=[.A801]-[.C801]" office:value-type="float" office:value="0.00296010000000013" calcext:value-type="float">
            <text:p>0,0029601</text:p>
          </table:table-cell>
          <table:table-cell table:formula="of:=[.G801]-[.C801]" office:value-type="float" office:value="0.00245885000000001" calcext:value-type="float">
            <text:p>0,00245885</text:p>
          </table:table-cell>
          <table:table-cell table:formula="of:=[.J801]/[.I801]" office:value-type="float" office:value="0.830664504577515" calcext:value-type="float">
            <text:p>0,8306645046</text:p>
          </table:table-cell>
          <table:table-cell table:formula="of:=[.D801]+[.H801]*[.K801]" office:value-type="float" office:value="-2.87504208722681" calcext:value-type="float">
            <text:p>-2,8750420872</text:p>
          </table:table-cell>
        </table:table-row>
        <table:table-row table:style-name="ro1">
          <table:table-cell office:value-type="float" office:value="7.7284618" calcext:value-type="float">
            <text:p>7,7284618</text:p>
          </table:table-cell>
          <table:table-cell office:value-type="float" office:value="-2.749999" calcext:value-type="float">
            <text:p>-2,749999</text:p>
          </table:table-cell>
          <table:table-cell office:value-type="float" office:value="7.728" calcext:value-type="float">
            <text:p>7,728</text:p>
          </table:table-cell>
          <table:table-cell office:value-type="float" office:value="-2.136608" calcext:value-type="float">
            <text:p>-2,136608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4567995" calcext:value-type="float">
            <text:p>0,4567995</text:p>
          </table:table-cell>
          <table:table-cell table:formula="of:=[.A802]-[.E802]" office:value-type="float" office:value="7.72821095" calcext:value-type="float">
            <text:p>7,72821095</text:p>
          </table:table-cell>
          <table:table-cell table:formula="of:=[.B802]-[.D802]" office:value-type="float" office:value="-0.613391" calcext:value-type="float">
            <text:p>-0,613391</text:p>
          </table:table-cell>
          <table:table-cell table:formula="of:=[.A802]-[.C802]" office:value-type="float" office:value="0.000461800000000068" calcext:value-type="float">
            <text:p>0,0004618</text:p>
          </table:table-cell>
          <table:table-cell table:formula="of:=[.G802]-[.C802]" office:value-type="float" office:value="0.000210950000000487" calcext:value-type="float">
            <text:p>0,00021095</text:p>
          </table:table-cell>
          <table:table-cell table:formula="of:=[.J802]/[.I802]" office:value-type="float" office:value="0.456799480295488" calcext:value-type="float">
            <text:p>0,4567994803</text:p>
          </table:table-cell>
          <table:table-cell table:formula="of:=[.D802]+[.H802]*[.K802]" office:value-type="float" office:value="-2.41680469001793" calcext:value-type="float">
            <text:p>-2,41680469</text:p>
          </table:table-cell>
        </table:table-row>
        <table:table-row table:style-name="ro1">
          <table:table-cell office:value-type="float" office:value="7.7289628" calcext:value-type="float">
            <text:p>7,7289628</text:p>
          </table:table-cell>
          <table:table-cell office:value-type="float" office:value="-2.749999" calcext:value-type="float">
            <text:p>-2,749999</text:p>
          </table:table-cell>
          <table:table-cell office:value-type="float" office:value="7.728" calcext:value-type="float">
            <text:p>7,728</text:p>
          </table:table-cell>
          <table:table-cell office:value-type="float" office:value="-3.030195" calcext:value-type="float">
            <text:p>-3,030195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7394578" calcext:value-type="float">
            <text:p>0,7394578</text:p>
          </table:table-cell>
          <table:table-cell table:formula="of:=[.A803]-[.E803]" office:value-type="float" office:value="7.72871195" calcext:value-type="float">
            <text:p>7,72871195</text:p>
          </table:table-cell>
          <table:table-cell table:formula="of:=[.B803]-[.D803]" office:value-type="float" office:value="0.280196" calcext:value-type="float">
            <text:p>0,280196</text:p>
          </table:table-cell>
          <table:table-cell table:formula="of:=[.A803]-[.C803]" office:value-type="float" office:value="0.00096279999999993" calcext:value-type="float">
            <text:p>0,0009628</text:p>
          </table:table-cell>
          <table:table-cell table:formula="of:=[.G803]-[.C803]" office:value-type="float" office:value="0.00071195000000035" calcext:value-type="float">
            <text:p>0,00071195</text:p>
          </table:table-cell>
          <table:table-cell table:formula="of:=[.J803]/[.I803]" office:value-type="float" office:value="0.739457831325718" calcext:value-type="float">
            <text:p>0,7394578313</text:p>
          </table:table-cell>
          <table:table-cell table:formula="of:=[.D803]+[.H803]*[.K803]" office:value-type="float" office:value="-2.82300187349386" calcext:value-type="float">
            <text:p>-2,8230018735</text:p>
          </table:table-cell>
        </table:table-row>
        <table:table-row table:style-name="ro1">
          <table:table-cell office:value-type="float" office:value="7.7294636" calcext:value-type="float">
            <text:p>7,7294636</text:p>
          </table:table-cell>
          <table:table-cell office:value-type="float" office:value="-2.749999" calcext:value-type="float">
            <text:p>-2,749999</text:p>
          </table:table-cell>
          <table:table-cell office:value-type="float" office:value="7.729" calcext:value-type="float">
            <text:p>7,729</text:p>
          </table:table-cell>
          <table:table-cell office:value-type="float" office:value="-2.542805" calcext:value-type="float">
            <text:p>-2,5428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04]-[.E804]" office:value-type="float" office:value="7.7294636" calcext:value-type="float">
            <text:p>7,7294636</text:p>
          </table:table-cell>
          <table:table-cell table:formula="of:=[.B804]-[.D804]" office:value-type="float" office:value="-0.207194" calcext:value-type="float">
            <text:p>-0,207194</text:p>
          </table:table-cell>
          <table:table-cell table:formula="of:=[.A804]-[.C804]" office:value-type="float" office:value="0.000463599999999786" calcext:value-type="float">
            <text:p>0,0004636</text:p>
          </table:table-cell>
          <table:table-cell table:formula="of:=[.G804]-[.C804]" office:value-type="float" office:value="0.000463599999999786" calcext:value-type="float">
            <text:p>0,0004636</text:p>
          </table:table-cell>
          <table:table-cell table:formula="of:=[.J804]/[.I804]" office:value-type="float" office:value="1" calcext:value-type="float">
            <text:p>1</text:p>
          </table:table-cell>
          <table:table-cell table:formula="of:=[.D804]+[.H804]*[.K804]" office:value-type="float" office:value="-2.749999" calcext:value-type="float">
            <text:p>-2,749999</text:p>
          </table:table-cell>
        </table:table-row>
        <table:table-row table:style-name="ro1">
          <table:table-cell office:value-type="float" office:value="7.7568855" calcext:value-type="float">
            <text:p>7,7568855</text:p>
          </table:table-cell>
          <table:table-cell office:value-type="float" office:value="-2.449998" calcext:value-type="float">
            <text:p>-2,449998</text:p>
          </table:table-cell>
          <table:table-cell office:value-type="float" office:value="7.729" calcext:value-type="float">
            <text:p>7,729</text:p>
          </table:table-cell>
          <table:table-cell office:value-type="float" office:value="-2.957192" calcext:value-type="float">
            <text:p>-2,957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05]-[.E805]" office:value-type="float" office:value="7.7568855" calcext:value-type="float">
            <text:p>7,7568855</text:p>
          </table:table-cell>
          <table:table-cell table:formula="of:=[.B805]-[.D805]" office:value-type="float" office:value="0.507194" calcext:value-type="float">
            <text:p>0,507194</text:p>
          </table:table-cell>
          <table:table-cell table:formula="of:=[.A805]-[.C805]" office:value-type="float" office:value="0.0278855" calcext:value-type="float">
            <text:p>0,0278855</text:p>
          </table:table-cell>
          <table:table-cell table:formula="of:=[.G805]-[.C805]" office:value-type="float" office:value="0.0278855" calcext:value-type="float">
            <text:p>0,0278855</text:p>
          </table:table-cell>
          <table:table-cell table:formula="of:=[.J805]/[.I805]" office:value-type="float" office:value="1" calcext:value-type="float">
            <text:p>1</text:p>
          </table:table-cell>
          <table:table-cell table:formula="of:=[.D805]+[.H805]*[.K805]" office:value-type="float" office:value="-2.449998" calcext:value-type="float">
            <text:p>-2,449998</text:p>
          </table:table-cell>
        </table:table-row>
        <table:table-row table:style-name="ro1">
          <table:table-cell office:value-type="float" office:value="7.7598936" calcext:value-type="float">
            <text:p>7,7598936</text:p>
          </table:table-cell>
          <table:table-cell office:value-type="float" office:value="-2.299998" calcext:value-type="float">
            <text:p>-2,299998</text:p>
          </table:table-cell>
          <table:table-cell office:value-type="float" office:value="7.757" calcext:value-type="float">
            <text:p>7,757</text:p>
          </table:table-cell>
          <table:table-cell office:value-type="float" office:value="-1.942805" calcext:value-type="float">
            <text:p>-1,942805</text:p>
          </table:table-cell>
          <table:table-cell office:value-type="float" office:value="0.0012529" calcext:value-type="float">
            <text:p>0,0012529</text:p>
          </table:table-cell>
          <table:table-cell office:value-type="float" office:value="0.5670099" calcext:value-type="float">
            <text:p>0,5670099</text:p>
          </table:table-cell>
          <table:table-cell table:formula="of:=[.A806]-[.E806]" office:value-type="float" office:value="7.7586407" calcext:value-type="float">
            <text:p>7,7586407</text:p>
          </table:table-cell>
          <table:table-cell table:formula="of:=[.B806]-[.D806]" office:value-type="float" office:value="-0.357193" calcext:value-type="float">
            <text:p>-0,357193</text:p>
          </table:table-cell>
          <table:table-cell table:formula="of:=[.A806]-[.C806]" office:value-type="float" office:value="0.00289360000000016" calcext:value-type="float">
            <text:p>0,0028936</text:p>
          </table:table-cell>
          <table:table-cell table:formula="of:=[.G806]-[.C806]" office:value-type="float" office:value="0.00164070000000027" calcext:value-type="float">
            <text:p>0,0016407</text:p>
          </table:table-cell>
          <table:table-cell table:formula="of:=[.J806]/[.I806]" office:value-type="float" office:value="0.567009952999786" calcext:value-type="float">
            <text:p>0,567009953</text:p>
          </table:table-cell>
          <table:table-cell table:formula="of:=[.D806]+[.H806]*[.K806]" office:value-type="float" office:value="-2.14533698614185" calcext:value-type="float">
            <text:p>-2,1453369861</text:p>
          </table:table-cell>
        </table:table-row>
        <table:table-row table:style-name="ro1">
          <table:table-cell office:value-type="float" office:value="7.761899" calcext:value-type="float">
            <text:p>7,761899</text:p>
          </table:table-cell>
          <table:table-cell office:value-type="float" office:value="-2.299998" calcext:value-type="float">
            <text:p>-2,299998</text:p>
          </table:table-cell>
          <table:table-cell office:value-type="float" office:value="7.76" calcext:value-type="float">
            <text:p>7,76</text:p>
          </table:table-cell>
          <table:table-cell office:value-type="float" office:value="-2.502531" calcext:value-type="float">
            <text:p>-2,502531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040547" calcext:value-type="float">
            <text:p>0,6040547</text:p>
          </table:table-cell>
          <table:table-cell table:formula="of:=[.A807]-[.E807]" office:value-type="float" office:value="7.7611471" calcext:value-type="float">
            <text:p>7,7611471</text:p>
          </table:table-cell>
          <table:table-cell table:formula="of:=[.B807]-[.D807]" office:value-type="float" office:value="0.202533" calcext:value-type="float">
            <text:p>0,202533</text:p>
          </table:table-cell>
          <table:table-cell table:formula="of:=[.A807]-[.C807]" office:value-type="float" office:value="0.00189899999999987" calcext:value-type="float">
            <text:p>0,001899</text:p>
          </table:table-cell>
          <table:table-cell table:formula="of:=[.G807]-[.C807]" office:value-type="float" office:value="0.00114709999999985" calcext:value-type="float">
            <text:p>0,0011471</text:p>
          </table:table-cell>
          <table:table-cell table:formula="of:=[.J807]/[.I807]" office:value-type="float" office:value="0.604054765666099" calcext:value-type="float">
            <text:p>0,6040547657</text:p>
          </table:table-cell>
          <table:table-cell table:formula="of:=[.D807]+[.H807]*[.K807]" office:value-type="float" office:value="-2.38018997614535" calcext:value-type="float">
            <text:p>-2,3801899761</text:p>
          </table:table-cell>
        </table:table-row>
        <table:table-row table:style-name="ro1">
          <table:table-cell office:value-type="float" office:value="7.7629017" calcext:value-type="float">
            <text:p>7,7629017</text:p>
          </table:table-cell>
          <table:table-cell office:value-type="float" office:value="-2.299998" calcext:value-type="float">
            <text:p>-2,299998</text:p>
          </table:table-cell>
          <table:table-cell office:value-type="float" office:value="7.762" calcext:value-type="float">
            <text:p>7,762</text:p>
          </table:table-cell>
          <table:table-cell office:value-type="float" office:value="-2.177658" calcext:value-type="float">
            <text:p>-2,177658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7219142" calcext:value-type="float">
            <text:p>0,7219142</text:p>
          </table:table-cell>
          <table:table-cell table:formula="of:=[.A808]-[.E808]" office:value-type="float" office:value="7.76265095" calcext:value-type="float">
            <text:p>7,76265095</text:p>
          </table:table-cell>
          <table:table-cell table:formula="of:=[.B808]-[.D808]" office:value-type="float" office:value="-0.12234" calcext:value-type="float">
            <text:p>-0,12234</text:p>
          </table:table-cell>
          <table:table-cell table:formula="of:=[.A808]-[.C808]" office:value-type="float" office:value="0.000901700000000005" calcext:value-type="float">
            <text:p>0,0009017</text:p>
          </table:table-cell>
          <table:table-cell table:formula="of:=[.G808]-[.C808]" office:value-type="float" office:value="0.000650949999999817" calcext:value-type="float">
            <text:p>0,00065095</text:p>
          </table:table-cell>
          <table:table-cell table:formula="of:=[.J808]/[.I808]" office:value-type="float" office:value="0.721914162137976" calcext:value-type="float">
            <text:p>0,7219141621</text:p>
          </table:table-cell>
          <table:table-cell table:formula="of:=[.D808]+[.H808]*[.K808]" office:value-type="float" office:value="-2.26597697859596" calcext:value-type="float">
            <text:p>-2,2659769786</text:p>
          </table:table-cell>
        </table:table-row>
        <table:table-row table:style-name="ro1">
          <table:table-cell office:value-type="float" office:value="7.7909368" calcext:value-type="float">
            <text:p>7,7909368</text:p>
          </table:table-cell>
          <table:table-cell office:value-type="float" office:value="-1.999998" calcext:value-type="float">
            <text:p>-1,999998</text:p>
          </table:table-cell>
          <table:table-cell office:value-type="float" office:value="7.763" calcext:value-type="float">
            <text:p>7,763</text:p>
          </table:table-cell>
          <table:table-cell office:value-type="float" office:value="-2.388318" calcext:value-type="float">
            <text:p>-2,388318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9910297" calcext:value-type="float">
            <text:p>0,9910297</text:p>
          </table:table-cell>
          <table:table-cell table:formula="of:=[.A809]-[.E809]" office:value-type="float" office:value="7.7906862" calcext:value-type="float">
            <text:p>7,7906862</text:p>
          </table:table-cell>
          <table:table-cell table:formula="of:=[.B809]-[.D809]" office:value-type="float" office:value="0.38832" calcext:value-type="float">
            <text:p>0,38832</text:p>
          </table:table-cell>
          <table:table-cell table:formula="of:=[.A809]-[.C809]" office:value-type="float" office:value="0.0279368" calcext:value-type="float">
            <text:p>0,0279368</text:p>
          </table:table-cell>
          <table:table-cell table:formula="of:=[.G809]-[.C809]" office:value-type="float" office:value="0.0276861999999998" calcext:value-type="float">
            <text:p>0,0276862</text:p>
          </table:table-cell>
          <table:table-cell table:formula="of:=[.J809]/[.I809]" office:value-type="float" office:value="0.991029752870758" calcext:value-type="float">
            <text:p>0,9910297529</text:p>
          </table:table-cell>
          <table:table-cell table:formula="of:=[.D809]+[.H809]*[.K809]" office:value-type="float" office:value="-2.00348132636523" calcext:value-type="float">
            <text:p>-2,0034813264</text:p>
          </table:table-cell>
        </table:table-row>
        <table:table-row table:style-name="ro1">
          <table:table-cell office:value-type="float" office:value="7.7949505" calcext:value-type="float">
            <text:p>7,7949505</text:p>
          </table:table-cell>
          <table:table-cell office:value-type="float" office:value="-1.849998" calcext:value-type="float">
            <text:p>-1,849998</text:p>
          </table:table-cell>
          <table:table-cell office:value-type="float" office:value="7.791" calcext:value-type="float">
            <text:p>7,791</text:p>
          </table:table-cell>
          <table:table-cell office:value-type="float" office:value="-1.615162" calcext:value-type="float">
            <text:p>-1,615162</text:p>
          </table:table-cell>
          <table:table-cell office:value-type="float" office:value="0.0017562" calcext:value-type="float">
            <text:p>0,0017562</text:p>
          </table:table-cell>
          <table:table-cell office:value-type="float" office:value="0.5554487" calcext:value-type="float">
            <text:p>0,5554487</text:p>
          </table:table-cell>
          <table:table-cell table:formula="of:=[.A810]-[.E810]" office:value-type="float" office:value="7.7931943" calcext:value-type="float">
            <text:p>7,7931943</text:p>
          </table:table-cell>
          <table:table-cell table:formula="of:=[.B810]-[.D810]" office:value-type="float" office:value="-0.234836" calcext:value-type="float">
            <text:p>-0,234836</text:p>
          </table:table-cell>
          <table:table-cell table:formula="of:=[.A810]-[.C810]" office:value-type="float" office:value="0.0039504999999993" calcext:value-type="float">
            <text:p>0,0039505</text:p>
          </table:table-cell>
          <table:table-cell table:formula="of:=[.G810]-[.C810]" office:value-type="float" office:value="0.00219429999999932" calcext:value-type="float">
            <text:p>0,0021943</text:p>
          </table:table-cell>
          <table:table-cell table:formula="of:=[.J810]/[.I810]" office:value-type="float" office:value="0.555448677382535" calcext:value-type="float">
            <text:p>0,5554486774</text:p>
          </table:table-cell>
          <table:table-cell table:formula="of:=[.D810]+[.H810]*[.K810]" office:value-type="float" office:value="-1.74560134560181" calcext:value-type="float">
            <text:p>-1,7456013456</text:p>
          </table:table-cell>
        </table:table-row>
        <table:table-row table:style-name="ro1">
          <table:table-cell office:value-type="float" office:value="7.7969561" calcext:value-type="float">
            <text:p>7,7969561</text:p>
          </table:table-cell>
          <table:table-cell office:value-type="float" office:value="-1.849998" calcext:value-type="float">
            <text:p>-1,849998</text:p>
          </table:table-cell>
          <table:table-cell office:value-type="float" office:value="7.795" calcext:value-type="float">
            <text:p>7,795</text:p>
          </table:table-cell>
          <table:table-cell office:value-type="float" office:value="-1.980438" calcext:value-type="float">
            <text:p>-1,980438</text:p>
          </table:table-cell>
          <table:table-cell office:value-type="float" office:value="0.0017562" calcext:value-type="float">
            <text:p>0,0017562</text:p>
          </table:table-cell>
          <table:table-cell office:value-type="float" office:value="0.1021931" calcext:value-type="float">
            <text:p>0,1021931</text:p>
          </table:table-cell>
          <table:table-cell table:formula="of:=[.A811]-[.E811]" office:value-type="float" office:value="7.7951999" calcext:value-type="float">
            <text:p>7,7951999</text:p>
          </table:table-cell>
          <table:table-cell table:formula="of:=[.B811]-[.D811]" office:value-type="float" office:value="0.13044" calcext:value-type="float">
            <text:p>0,13044</text:p>
          </table:table-cell>
          <table:table-cell table:formula="of:=[.A811]-[.C811]" office:value-type="float" office:value="0.00195610000000013" calcext:value-type="float">
            <text:p>0,0019561</text:p>
          </table:table-cell>
          <table:table-cell table:formula="of:=[.G811]-[.C811]" office:value-type="float" office:value="0.000199900000000142" calcext:value-type="float">
            <text:p>0,0001999</text:p>
          </table:table-cell>
          <table:table-cell table:formula="of:=[.J811]/[.I811]" office:value-type="float" office:value="0.102193139410116" calcext:value-type="float">
            <text:p>0,1021931394</text:p>
          </table:table-cell>
          <table:table-cell table:formula="of:=[.D811]+[.H811]*[.K811]" office:value-type="float" office:value="-1.96710792689534" calcext:value-type="float">
            <text:p>-1,9671079269</text:p>
          </table:table-cell>
        </table:table-row>
        <table:table-row table:style-name="ro1">
          <table:table-cell office:value-type="float" office:value="7.7974571" calcext:value-type="float">
            <text:p>7,7974571</text:p>
          </table:table-cell>
          <table:table-cell office:value-type="float" office:value="-1.849998" calcext:value-type="float">
            <text:p>-1,849998</text:p>
          </table:table-cell>
          <table:table-cell office:value-type="float" office:value="7.797" calcext:value-type="float">
            <text:p>7,797</text:p>
          </table:table-cell>
          <table:table-cell office:value-type="float" office:value="-1.836668" calcext:value-type="float">
            <text:p>-1,8366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12]-[.E812]" office:value-type="float" office:value="7.7974571" calcext:value-type="float">
            <text:p>7,7974571</text:p>
          </table:table-cell>
          <table:table-cell table:formula="of:=[.B812]-[.D812]" office:value-type="float" office:value="-0.0133299999999998" calcext:value-type="float">
            <text:p>-0,01333</text:p>
          </table:table-cell>
          <table:table-cell table:formula="of:=[.A812]-[.C812]" office:value-type="float" office:value="0.00045710000000021" calcext:value-type="float">
            <text:p>0,0004571</text:p>
          </table:table-cell>
          <table:table-cell table:formula="of:=[.G812]-[.C812]" office:value-type="float" office:value="0.00045710000000021" calcext:value-type="float">
            <text:p>0,0004571</text:p>
          </table:table-cell>
          <table:table-cell table:formula="of:=[.J812]/[.I812]" office:value-type="float" office:value="1" calcext:value-type="float">
            <text:p>1</text:p>
          </table:table-cell>
          <table:table-cell table:formula="of:=[.D812]+[.H812]*[.K812]" office:value-type="float" office:value="-1.849998" calcext:value-type="float">
            <text:p>-1,849998</text:p>
          </table:table-cell>
        </table:table-row>
        <table:table-row table:style-name="ro1">
          <table:table-cell office:value-type="float" office:value="7.8315475" calcext:value-type="float">
            <text:p>7,8315475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7.797" calcext:value-type="float">
            <text:p>7,797</text:p>
          </table:table-cell>
          <table:table-cell office:value-type="float" office:value="-1.863328" calcext:value-type="float">
            <text:p>-1,86332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27447" calcext:value-type="float">
            <text:p>0,9927447</text:p>
          </table:table-cell>
          <table:table-cell table:formula="of:=[.A813]-[.E813]" office:value-type="float" office:value="7.83129685" calcext:value-type="float">
            <text:p>7,83129685</text:p>
          </table:table-cell>
          <table:table-cell table:formula="of:=[.B813]-[.D813]" office:value-type="float" office:value="0.31333" calcext:value-type="float">
            <text:p>0,31333</text:p>
          </table:table-cell>
          <table:table-cell table:formula="of:=[.A813]-[.C813]" office:value-type="float" office:value="0.0345475000000004" calcext:value-type="float">
            <text:p>0,0345475</text:p>
          </table:table-cell>
          <table:table-cell table:formula="of:=[.G813]-[.C813]" office:value-type="float" office:value="0.0342968500000005" calcext:value-type="float">
            <text:p>0,03429685</text:p>
          </table:table-cell>
          <table:table-cell table:formula="of:=[.J813]/[.I813]" office:value-type="float" office:value="0.992744771691153" calcext:value-type="float">
            <text:p>0,9927447717</text:p>
          </table:table-cell>
          <table:table-cell table:formula="of:=[.D813]+[.H813]*[.K813]" office:value-type="float" office:value="-1.55227128068601" calcext:value-type="float">
            <text:p>-1,5522712807</text:p>
          </table:table-cell>
        </table:table-row>
        <table:table-row table:style-name="ro1">
          <table:table-cell office:value-type="float" office:value="7.8330516" calcext:value-type="float">
            <text:p>7,8330516</text:p>
          </table:table-cell>
          <table:table-cell office:value-type="float" office:value="-1.399998" calcext:value-type="float">
            <text:p>-1,399998</text:p>
          </table:table-cell>
          <table:table-cell office:value-type="float" office:value="7.832" calcext:value-type="float">
            <text:p>7,832</text:p>
          </table:table-cell>
          <table:table-cell office:value-type="float" office:value="-1.238942" calcext:value-type="float">
            <text:p>-1,23894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61649" calcext:value-type="float">
            <text:p>0,761649</text:p>
          </table:table-cell>
          <table:table-cell table:formula="of:=[.A814]-[.E814]" office:value-type="float" office:value="7.83280095" calcext:value-type="float">
            <text:p>7,83280095</text:p>
          </table:table-cell>
          <table:table-cell table:formula="of:=[.B814]-[.D814]" office:value-type="float" office:value="-0.161056" calcext:value-type="float">
            <text:p>-0,161056</text:p>
          </table:table-cell>
          <table:table-cell table:formula="of:=[.A814]-[.C814]" office:value-type="float" office:value="0.00105160000000026" calcext:value-type="float">
            <text:p>0,0010516</text:p>
          </table:table-cell>
          <table:table-cell table:formula="of:=[.G814]-[.C814]" office:value-type="float" office:value="0.000800950000000356" calcext:value-type="float">
            <text:p>0,00080095</text:p>
          </table:table-cell>
          <table:table-cell table:formula="of:=[.J814]/[.I814]" office:value-type="float" office:value="0.761648915937766" calcext:value-type="float">
            <text:p>0,7616489159</text:p>
          </table:table-cell>
          <table:table-cell table:formula="of:=[.D814]+[.H814]*[.K814]" office:value-type="float" office:value="-1.36161012780527" calcext:value-type="float">
            <text:p>-1,3616101278</text:p>
          </table:table-cell>
        </table:table-row>
        <table:table-row table:style-name="ro1">
          <table:table-cell office:value-type="float" office:value="7.8340538" calcext:value-type="float">
            <text:p>7,8340538</text:p>
          </table:table-cell>
          <table:table-cell office:value-type="float" office:value="-1.399998" calcext:value-type="float">
            <text:p>-1,399998</text:p>
          </table:table-cell>
          <table:table-cell office:value-type="float" office:value="7.833" calcext:value-type="float">
            <text:p>7,833</text:p>
          </table:table-cell>
          <table:table-cell office:value-type="float" office:value="-1.522667" calcext:value-type="float">
            <text:p>-1,522667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621465" calcext:value-type="float">
            <text:p>0,7621465</text:p>
          </table:table-cell>
          <table:table-cell table:formula="of:=[.A815]-[.E815]" office:value-type="float" office:value="7.83380315" calcext:value-type="float">
            <text:p>7,83380315</text:p>
          </table:table-cell>
          <table:table-cell table:formula="of:=[.B815]-[.D815]" office:value-type="float" office:value="0.122669" calcext:value-type="float">
            <text:p>0,122669</text:p>
          </table:table-cell>
          <table:table-cell table:formula="of:=[.A815]-[.C815]" office:value-type="float" office:value="0.00105379999999933" calcext:value-type="float">
            <text:p>0,0010538</text:p>
          </table:table-cell>
          <table:table-cell table:formula="of:=[.G815]-[.C815]" office:value-type="float" office:value="0.00080314999999942" calcext:value-type="float">
            <text:p>0,00080315</text:p>
          </table:table-cell>
          <table:table-cell table:formula="of:=[.J815]/[.I815]" office:value-type="float" office:value="0.76214651736566" calcext:value-type="float">
            <text:p>0,7621465174</text:p>
          </table:table-cell>
          <table:table-cell table:formula="of:=[.D815]+[.H815]*[.K815]" office:value-type="float" office:value="-1.42917524886127" calcext:value-type="float">
            <text:p>-1,4291752489</text:p>
          </table:table-cell>
        </table:table-row>
        <table:table-row table:style-name="ro1">
          <table:table-cell office:value-type="float" office:value="7.8345559" calcext:value-type="float">
            <text:p>7,8345559</text:p>
          </table:table-cell>
          <table:table-cell office:value-type="float" office:value="-1.399998" calcext:value-type="float">
            <text:p>-1,399998</text:p>
          </table:table-cell>
          <table:table-cell office:value-type="float" office:value="7.834" calcext:value-type="float">
            <text:p>7,834</text:p>
          </table:table-cell>
          <table:table-cell office:value-type="float" office:value="-1.306507" calcext:value-type="float">
            <text:p>-1,3065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16]-[.E816]" office:value-type="float" office:value="7.8345559" calcext:value-type="float">
            <text:p>7,8345559</text:p>
          </table:table-cell>
          <table:table-cell table:formula="of:=[.B816]-[.D816]" office:value-type="float" office:value="-0.0934910000000002" calcext:value-type="float">
            <text:p>-0,093491</text:p>
          </table:table-cell>
          <table:table-cell table:formula="of:=[.A816]-[.C816]" office:value-type="float" office:value="0.000555900000000165" calcext:value-type="float">
            <text:p>0,0005559</text:p>
          </table:table-cell>
          <table:table-cell table:formula="of:=[.G816]-[.C816]" office:value-type="float" office:value="0.000555900000000165" calcext:value-type="float">
            <text:p>0,0005559</text:p>
          </table:table-cell>
          <table:table-cell table:formula="of:=[.J816]/[.I816]" office:value-type="float" office:value="1" calcext:value-type="float">
            <text:p>1</text:p>
          </table:table-cell>
          <table:table-cell table:formula="of:=[.D816]+[.H816]*[.K816]" office:value-type="float" office:value="-1.399998" calcext:value-type="float">
            <text:p>-1,399998</text:p>
          </table:table-cell>
        </table:table-row>
        <table:table-row table:style-name="ro1">
          <table:table-cell office:value-type="float" office:value="7.8589326" calcext:value-type="float">
            <text:p>7,8589326</text:p>
          </table:table-cell>
          <table:table-cell office:value-type="float" office:value="-0.9499984" calcext:value-type="float">
            <text:p>-0,9499984</text:p>
          </table:table-cell>
          <table:table-cell office:value-type="float" office:value="7.835" calcext:value-type="float">
            <text:p>7,835</text:p>
          </table:table-cell>
          <table:table-cell office:value-type="float" office:value="-1.49349" calcext:value-type="float">
            <text:p>-1,493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17]-[.E817]" office:value-type="float" office:value="7.8589326" calcext:value-type="float">
            <text:p>7,8589326</text:p>
          </table:table-cell>
          <table:table-cell table:formula="of:=[.B817]-[.D817]" office:value-type="float" office:value="0.5434916" calcext:value-type="float">
            <text:p>0,5434916</text:p>
          </table:table-cell>
          <table:table-cell table:formula="of:=[.A817]-[.C817]" office:value-type="float" office:value="0.0239326000000002" calcext:value-type="float">
            <text:p>0,0239326</text:p>
          </table:table-cell>
          <table:table-cell table:formula="of:=[.G817]-[.C817]" office:value-type="float" office:value="0.0239326000000002" calcext:value-type="float">
            <text:p>0,0239326</text:p>
          </table:table-cell>
          <table:table-cell table:formula="of:=[.J817]/[.I817]" office:value-type="float" office:value="1" calcext:value-type="float">
            <text:p>1</text:p>
          </table:table-cell>
          <table:table-cell table:formula="of:=[.D817]+[.H817]*[.K817]" office:value-type="float" office:value="-0.9499984" calcext:value-type="float">
            <text:p>-0,9499984</text:p>
          </table:table-cell>
        </table:table-row>
        <table:table-row table:style-name="ro1">
          <table:table-cell office:value-type="float" office:value="7.8604359" calcext:value-type="float">
            <text:p>7,8604359</text:p>
          </table:table-cell>
          <table:table-cell office:value-type="float" office:value="-0.9499984" calcext:value-type="float">
            <text:p>-0,9499984</text:p>
          </table:table-cell>
          <table:table-cell office:value-type="float" office:value="7.859" calcext:value-type="float">
            <text:p>7,859</text:p>
          </table:table-cell>
          <table:table-cell office:value-type="float" office:value="-0.406507" calcext:value-type="float">
            <text:p>-0,406507</text:p>
          </table:table-cell>
          <table:table-cell office:value-type="float" office:value="0.00075165" calcext:value-type="float">
            <text:p>0,00075165</text:p>
          </table:table-cell>
          <table:table-cell office:value-type="float" office:value="0.4765304" calcext:value-type="float">
            <text:p>0,4765304</text:p>
          </table:table-cell>
          <table:table-cell table:formula="of:=[.A818]-[.E818]" office:value-type="float" office:value="7.85968425" calcext:value-type="float">
            <text:p>7,85968425</text:p>
          </table:table-cell>
          <table:table-cell table:formula="of:=[.B818]-[.D818]" office:value-type="float" office:value="-0.5434914" calcext:value-type="float">
            <text:p>-0,5434914</text:p>
          </table:table-cell>
          <table:table-cell table:formula="of:=[.A818]-[.C818]" office:value-type="float" office:value="0.00143589999999971" calcext:value-type="float">
            <text:p>0,0014359</text:p>
          </table:table-cell>
          <table:table-cell table:formula="of:=[.G818]-[.C818]" office:value-type="float" office:value="0.000684249999999942" calcext:value-type="float">
            <text:p>0,00068425</text:p>
          </table:table-cell>
          <table:table-cell table:formula="of:=[.J818]/[.I818]" office:value-type="float" office:value="0.476530399052914" calcext:value-type="float">
            <text:p>0,4765303991</text:p>
          </table:table-cell>
          <table:table-cell table:formula="of:=[.D818]+[.H818]*[.K818]" office:value-type="float" office:value="-0.665497173723827" calcext:value-type="float">
            <text:p>-0,6654971737</text:p>
          </table:table-cell>
        </table:table-row>
        <table:table-row table:style-name="ro1">
          <table:table-cell office:value-type="float" office:value="7.8629423" calcext:value-type="float">
            <text:p>7,8629423</text:p>
          </table:table-cell>
          <table:table-cell office:value-type="float" office:value="-0.9499984" calcext:value-type="float">
            <text:p>-0,9499984</text:p>
          </table:table-cell>
          <table:table-cell office:value-type="float" office:value="7.86" calcext:value-type="float">
            <text:p>7,86</text:p>
          </table:table-cell>
          <table:table-cell office:value-type="float" office:value="-1.208989" calcext:value-type="float">
            <text:p>-1,208989</text:p>
          </table:table-cell>
          <table:table-cell office:value-type="float" office:value="0.00075165" calcext:value-type="float">
            <text:p>0,00075165</text:p>
          </table:table-cell>
          <table:table-cell office:value-type="float" office:value="0.7445366" calcext:value-type="float">
            <text:p>0,7445366</text:p>
          </table:table-cell>
          <table:table-cell table:formula="of:=[.A819]-[.E819]" office:value-type="float" office:value="7.86219065" calcext:value-type="float">
            <text:p>7,86219065</text:p>
          </table:table-cell>
          <table:table-cell table:formula="of:=[.B819]-[.D819]" office:value-type="float" office:value="0.2589906" calcext:value-type="float">
            <text:p>0,2589906</text:p>
          </table:table-cell>
          <table:table-cell table:formula="of:=[.A819]-[.C819]" office:value-type="float" office:value="0.00294229999999995" calcext:value-type="float">
            <text:p>0,0029423</text:p>
          </table:table-cell>
          <table:table-cell table:formula="of:=[.G819]-[.C819]" office:value-type="float" office:value="0.00219065000000018" calcext:value-type="float">
            <text:p>0,00219065</text:p>
          </table:table-cell>
          <table:table-cell table:formula="of:=[.J819]/[.I819]" office:value-type="float" office:value="0.744536587023831" calcext:value-type="float">
            <text:p>0,744536587</text:p>
          </table:table-cell>
          <table:table-cell table:formula="of:=[.D819]+[.H819]*[.K819]" office:value-type="float" office:value="-1.01616102260475" calcext:value-type="float">
            <text:p>-1,0161610226</text:p>
          </table:table-cell>
        </table:table-row>
        <table:table-row table:style-name="ro1">
          <table:table-cell office:value-type="float" office:value="7.8644476" calcext:value-type="float">
            <text:p>7,8644476</text:p>
          </table:table-cell>
          <table:table-cell office:value-type="float" office:value="-0.9499984" calcext:value-type="float">
            <text:p>-0,9499984</text:p>
          </table:table-cell>
          <table:table-cell office:value-type="float" office:value="7.863" calcext:value-type="float">
            <text:p>7,863</text:p>
          </table:table-cell>
          <table:table-cell office:value-type="float" office:value="-0.7571707" calcext:value-type="float">
            <text:p>-0,7571707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6538063" calcext:value-type="float">
            <text:p>0,6538063</text:p>
          </table:table-cell>
          <table:table-cell table:formula="of:=[.A820]-[.E820]" office:value-type="float" office:value="7.86394645" calcext:value-type="float">
            <text:p>7,86394645</text:p>
          </table:table-cell>
          <table:table-cell table:formula="of:=[.B820]-[.D820]" office:value-type="float" office:value="-0.1928277" calcext:value-type="float">
            <text:p>-0,1928277</text:p>
          </table:table-cell>
          <table:table-cell table:formula="of:=[.A820]-[.C820]" office:value-type="float" office:value="0.00144760000000055" calcext:value-type="float">
            <text:p>0,0014476</text:p>
          </table:table-cell>
          <table:table-cell table:formula="of:=[.G820]-[.C820]" office:value-type="float" office:value="0.000946450000000709" calcext:value-type="float">
            <text:p>0,00094645</text:p>
          </table:table-cell>
          <table:table-cell table:formula="of:=[.J820]/[.I820]" office:value-type="float" office:value="0.653806300083138" calcext:value-type="float">
            <text:p>0,6538063001</text:p>
          </table:table-cell>
          <table:table-cell table:formula="of:=[.D820]+[.H820]*[.K820]" office:value-type="float" office:value="-0.883242665090541" calcext:value-type="float">
            <text:p>-0,8832426651</text:p>
          </table:table-cell>
        </table:table-row>
        <table:table-row table:style-name="ro1">
          <table:table-cell office:value-type="float" office:value="7.8930248" calcext:value-type="float">
            <text:p>7,8930248</text:p>
          </table:table-cell>
          <table:table-cell office:value-type="float" office:value="-0.4999984" calcext:value-type="float">
            <text:p>-0,4999984</text:p>
          </table:table-cell>
          <table:table-cell office:value-type="float" office:value="7.864" calcext:value-type="float">
            <text:p>7,864</text:p>
          </table:table-cell>
          <table:table-cell office:value-type="float" office:value="-1.07607" calcext:value-type="float">
            <text:p>-1,07607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9827337" calcext:value-type="float">
            <text:p>0,9827337</text:p>
          </table:table-cell>
          <table:table-cell table:formula="of:=[.A821]-[.E821]" office:value-type="float" office:value="7.89252365" calcext:value-type="float">
            <text:p>7,89252365</text:p>
          </table:table-cell>
          <table:table-cell table:formula="of:=[.B821]-[.D821]" office:value-type="float" office:value="0.5760716" calcext:value-type="float">
            <text:p>0,5760716</text:p>
          </table:table-cell>
          <table:table-cell table:formula="of:=[.A821]-[.C821]" office:value-type="float" office:value="0.0290248000000002" calcext:value-type="float">
            <text:p>0,0290248</text:p>
          </table:table-cell>
          <table:table-cell table:formula="of:=[.G821]-[.C821]" office:value-type="float" office:value="0.0285236500000003" calcext:value-type="float">
            <text:p>0,02852365</text:p>
          </table:table-cell>
          <table:table-cell table:formula="of:=[.J821]/[.I821]" office:value-type="float" office:value="0.982733731154053" calcext:value-type="float">
            <text:p>0,9827337312</text:p>
          </table:table-cell>
          <table:table-cell table:formula="of:=[.D821]+[.H821]*[.K821]" office:value-type="float" office:value="-0.509945007120115" calcext:value-type="float">
            <text:p>-0,5099450071</text:p>
          </table:table-cell>
        </table:table-row>
        <table:table-row table:style-name="ro1">
          <table:table-cell office:value-type="float" office:value="7.8960324" calcext:value-type="float">
            <text:p>7,8960324</text:p>
          </table:table-cell>
          <table:table-cell office:value-type="float" office:value="-0.4999984" calcext:value-type="float">
            <text:p>-0,4999984</text:p>
          </table:table-cell>
          <table:table-cell office:value-type="float" office:value="7.893" calcext:value-type="float">
            <text:p>7,893</text:p>
          </table:table-cell>
          <table:table-cell office:value-type="float" office:value="0.06612685" calcext:value-type="float">
            <text:p>0,06612685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8347349" calcext:value-type="float">
            <text:p>0,8347349</text:p>
          </table:table-cell>
          <table:table-cell table:formula="of:=[.A822]-[.E822]" office:value-type="float" office:value="7.89553125" calcext:value-type="float">
            <text:p>7,89553125</text:p>
          </table:table-cell>
          <table:table-cell table:formula="of:=[.B822]-[.D822]" office:value-type="float" office:value="-0.56612525" calcext:value-type="float">
            <text:p>-0,56612525</text:p>
          </table:table-cell>
          <table:table-cell table:formula="of:=[.A822]-[.C822]" office:value-type="float" office:value="0.00303240000000038" calcext:value-type="float">
            <text:p>0,0030324</text:p>
          </table:table-cell>
          <table:table-cell table:formula="of:=[.G822]-[.C822]" office:value-type="float" office:value="0.00253125000000054" calcext:value-type="float">
            <text:p>0,00253125</text:p>
          </table:table-cell>
          <table:table-cell table:formula="of:=[.J822]/[.I822]" office:value-type="float" office:value="0.834734863474549" calcext:value-type="float">
            <text:p>0,8347348635</text:p>
          </table:table-cell>
          <table:table-cell table:formula="of:=[.D822]+[.H822]*[.K822]" office:value-type="float" office:value="-0.406437633268245" calcext:value-type="float">
            <text:p>-0,4064376333</text:p>
          </table:table-cell>
        </table:table-row>
        <table:table-row table:style-name="ro1">
          <table:table-cell office:value-type="float" office:value="7.8980382" calcext:value-type="float">
            <text:p>7,8980382</text:p>
          </table:table-cell>
          <table:table-cell office:value-type="float" office:value="-0.4999984" calcext:value-type="float">
            <text:p>-0,4999984</text:p>
          </table:table-cell>
          <table:table-cell office:value-type="float" office:value="7.896" calcext:value-type="float">
            <text:p>7,896</text:p>
          </table:table-cell>
          <table:table-cell office:value-type="float" office:value="-0.9725629" calcext:value-type="float">
            <text:p>-0,9725629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7541213" calcext:value-type="float">
            <text:p>0,7541213</text:p>
          </table:table-cell>
          <table:table-cell table:formula="of:=[.A823]-[.E823]" office:value-type="float" office:value="7.89753705" calcext:value-type="float">
            <text:p>7,89753705</text:p>
          </table:table-cell>
          <table:table-cell table:formula="of:=[.B823]-[.D823]" office:value-type="float" office:value="0.4725645" calcext:value-type="float">
            <text:p>0,4725645</text:p>
          </table:table-cell>
          <table:table-cell table:formula="of:=[.A823]-[.C823]" office:value-type="float" office:value="0.00203820000000032" calcext:value-type="float">
            <text:p>0,0020382</text:p>
          </table:table-cell>
          <table:table-cell table:formula="of:=[.G823]-[.C823]" office:value-type="float" office:value="0.00153705000000048" calcext:value-type="float">
            <text:p>0,00153705</text:p>
          </table:table-cell>
          <table:table-cell table:formula="of:=[.J823]/[.I823]" office:value-type="float" office:value="0.754121283485546" calcext:value-type="float">
            <text:p>0,7541212835</text:p>
          </table:table-cell>
          <table:table-cell table:formula="of:=[.D823]+[.H823]*[.K823]" office:value-type="float" office:value="-0.616191952730295" calcext:value-type="float">
            <text:p>-0,6161919527</text:p>
          </table:table-cell>
        </table:table-row>
        <table:table-row table:style-name="ro1">
          <table:table-cell office:value-type="float" office:value="7.9274085" calcext:value-type="float">
            <text:p>7,9274085</text:p>
          </table:table-cell>
          <table:table-cell office:value-type="float" office:value="-0.0499984" calcext:value-type="float">
            <text:p>-0,0499984</text:p>
          </table:table-cell>
          <table:table-cell office:value-type="float" office:value="7.898" calcext:value-type="float">
            <text:p>7,898</text:p>
          </table:table-cell>
          <table:table-cell office:value-type="float" office:value="-0.1436275" calcext:value-type="float">
            <text:p>-0,1436275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982959" calcext:value-type="float">
            <text:p>0,982959</text:p>
          </table:table-cell>
          <table:table-cell table:formula="of:=[.A824]-[.E824]" office:value-type="float" office:value="7.92690735" calcext:value-type="float">
            <text:p>7,92690735</text:p>
          </table:table-cell>
          <table:table-cell table:formula="of:=[.B824]-[.D824]" office:value-type="float" office:value="0.0936291" calcext:value-type="float">
            <text:p>0,0936291</text:p>
          </table:table-cell>
          <table:table-cell table:formula="of:=[.A824]-[.C824]" office:value-type="float" office:value="0.0294085000000006" calcext:value-type="float">
            <text:p>0,0294085</text:p>
          </table:table-cell>
          <table:table-cell table:formula="of:=[.G824]-[.C824]" office:value-type="float" office:value="0.0289073500000008" calcext:value-type="float">
            <text:p>0,02890735</text:p>
          </table:table-cell>
          <table:table-cell table:formula="of:=[.J824]/[.I824]" office:value-type="float" office:value="0.982959008449944" calcext:value-type="float">
            <text:p>0,9829590084</text:p>
          </table:table-cell>
          <table:table-cell table:formula="of:=[.D824]+[.H824]*[.K824]" office:value-type="float" office:value="-0.0515939327019394" calcext:value-type="float">
            <text:p>-0,0515939327</text:p>
          </table:table-cell>
        </table:table-row>
        <table:table-row table:style-name="ro1">
          <table:table-cell office:value-type="float" office:value="7.9294143" calcext:value-type="float">
            <text:p>7,9294143</text:p>
          </table:table-cell>
          <table:table-cell office:value-type="float" office:value="-0.0499984" calcext:value-type="float">
            <text:p>-0,0499984</text:p>
          </table:table-cell>
          <table:table-cell office:value-type="float" office:value="7.927" calcext:value-type="float">
            <text:p>7,927</text:p>
          </table:table-cell>
          <table:table-cell office:value-type="float" office:value="0.04203513" calcext:value-type="float">
            <text:p>0,04203513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7922794" calcext:value-type="float">
            <text:p>0,7922794</text:p>
          </table:table-cell>
          <table:table-cell table:formula="of:=[.A825]-[.E825]" office:value-type="float" office:value="7.9289128" calcext:value-type="float">
            <text:p>7,9289128</text:p>
          </table:table-cell>
          <table:table-cell table:formula="of:=[.B825]-[.D825]" office:value-type="float" office:value="-0.09203353" calcext:value-type="float">
            <text:p>-0,09203353</text:p>
          </table:table-cell>
          <table:table-cell table:formula="of:=[.A825]-[.C825]" office:value-type="float" office:value="0.00241429999999987" calcext:value-type="float">
            <text:p>0,0024143</text:p>
          </table:table-cell>
          <table:table-cell table:formula="of:=[.G825]-[.C825]" office:value-type="float" office:value="0.00191279999999949" calcext:value-type="float">
            <text:p>0,0019128</text:p>
          </table:table-cell>
          <table:table-cell table:formula="of:=[.J825]/[.I825]" office:value-type="float" office:value="0.792279335625066" calcext:value-type="float">
            <text:p>0,7922793356</text:p>
          </table:table-cell>
          <table:table-cell table:formula="of:=[.D825]+[.H825]*[.K825]" office:value-type="float" office:value="-0.0308811340036295" calcext:value-type="float">
            <text:p>-0,030881134</text:p>
          </table:table-cell>
        </table:table-row>
        <table:table-row table:style-name="ro1">
          <table:table-cell office:value-type="float" office:value="7.9314189" calcext:value-type="float">
            <text:p>7,9314189</text:p>
          </table:table-cell>
          <table:table-cell office:value-type="float" office:value="-0.0499984" calcext:value-type="float">
            <text:p>-0,0499984</text:p>
          </table:table-cell>
          <table:table-cell office:value-type="float" office:value="7.929" calcext:value-type="float">
            <text:p>7,929</text:p>
          </table:table-cell>
          <table:table-cell office:value-type="float" office:value="-0.1229147" calcext:value-type="float">
            <text:p>-0,1229147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7926744" calcext:value-type="float">
            <text:p>0,7926744</text:p>
          </table:table-cell>
          <table:table-cell table:formula="of:=[.A826]-[.E826]" office:value-type="float" office:value="7.9309174" calcext:value-type="float">
            <text:p>7,9309174</text:p>
          </table:table-cell>
          <table:table-cell table:formula="of:=[.B826]-[.D826]" office:value-type="float" office:value="0.0729163" calcext:value-type="float">
            <text:p>0,0729163</text:p>
          </table:table-cell>
          <table:table-cell table:formula="of:=[.A826]-[.C826]" office:value-type="float" office:value="0.00241889999999945" calcext:value-type="float">
            <text:p>0,0024189</text:p>
          </table:table-cell>
          <table:table-cell table:formula="of:=[.G826]-[.C826]" office:value-type="float" office:value="0.00191739999999907" calcext:value-type="float">
            <text:p>0,0019174</text:p>
          </table:table-cell>
          <table:table-cell table:formula="of:=[.J826]/[.I826]" office:value-type="float" office:value="0.792674356112079" calcext:value-type="float">
            <text:p>0,7926743561</text:p>
          </table:table-cell>
          <table:table-cell table:formula="of:=[.D826]+[.H826]*[.K826]" office:value-type="float" office:value="-0.0651158188474248" calcext:value-type="float">
            <text:p>-0,0651158188</text:p>
          </table:table-cell>
        </table:table-row>
        <table:table-row table:style-name="ro1">
          <table:table-cell office:value-type="float" office:value="7.9324217" calcext:value-type="float">
            <text:p>7,9324217</text:p>
          </table:table-cell>
          <table:table-cell office:value-type="float" office:value="-0.0499984" calcext:value-type="float">
            <text:p>-0,0499984</text:p>
          </table:table-cell>
          <table:table-cell office:value-type="float" office:value="7.931" calcext:value-type="float">
            <text:p>7,931</text:p>
          </table:table-cell>
          <table:table-cell office:value-type="float" office:value="0.007800456" calcext:value-type="float">
            <text:p>0,00780045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23697" calcext:value-type="float">
            <text:p>0,823697</text:p>
          </table:table-cell>
          <table:table-cell table:formula="of:=[.A827]-[.E827]" office:value-type="float" office:value="7.93217105" calcext:value-type="float">
            <text:p>7,93217105</text:p>
          </table:table-cell>
          <table:table-cell table:formula="of:=[.B827]-[.D827]" office:value-type="float" office:value="-0.057798856" calcext:value-type="float">
            <text:p>-0,057798856</text:p>
          </table:table-cell>
          <table:table-cell table:formula="of:=[.A827]-[.C827]" office:value-type="float" office:value="0.00142169999999986" calcext:value-type="float">
            <text:p>0,0014217</text:p>
          </table:table-cell>
          <table:table-cell table:formula="of:=[.G827]-[.C827]" office:value-type="float" office:value="0.00117104999999995" calcext:value-type="float">
            <text:p>0,00117105</text:p>
          </table:table-cell>
          <table:table-cell table:formula="of:=[.J827]/[.I827]" office:value-type="float" office:value="0.823696982485804" calcext:value-type="float">
            <text:p>0,8236969825</text:p>
          </table:table-cell>
          <table:table-cell table:formula="of:=[.D827]+[.H827]*[.K827]" office:value-type="float" office:value="-0.0398082872783315" calcext:value-type="float">
            <text:p>-0,0398082873</text:p>
          </table:table-cell>
        </table:table-row>
        <table:table-row table:style-name="ro1">
          <table:table-cell office:value-type="float" office:value="7.9329235" calcext:value-type="float">
            <text:p>7,9329235</text:p>
          </table:table-cell>
          <table:table-cell office:value-type="float" office:value="-0.0499984" calcext:value-type="float">
            <text:p>-0,0499984</text:p>
          </table:table-cell>
          <table:table-cell office:value-type="float" office:value="7.932" calcext:value-type="float">
            <text:p>7,932</text:p>
          </table:table-cell>
          <table:table-cell office:value-type="float" office:value="-0.09760715" calcext:value-type="float">
            <text:p>-0,09760715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285869" calcext:value-type="float">
            <text:p>0,7285869</text:p>
          </table:table-cell>
          <table:table-cell table:formula="of:=[.A828]-[.E828]" office:value-type="float" office:value="7.93267285" calcext:value-type="float">
            <text:p>7,93267285</text:p>
          </table:table-cell>
          <table:table-cell table:formula="of:=[.B828]-[.D828]" office:value-type="float" office:value="0.04760875" calcext:value-type="float">
            <text:p>0,04760875</text:p>
          </table:table-cell>
          <table:table-cell table:formula="of:=[.A828]-[.C828]" office:value-type="float" office:value="0.000923499999999855" calcext:value-type="float">
            <text:p>0,0009235</text:p>
          </table:table-cell>
          <table:table-cell table:formula="of:=[.G828]-[.C828]" office:value-type="float" office:value="0.000672849999999947" calcext:value-type="float">
            <text:p>0,00067285</text:p>
          </table:table-cell>
          <table:table-cell table:formula="of:=[.J828]/[.I828]" office:value-type="float" office:value="0.728586897671957" calcext:value-type="float">
            <text:p>0,7285868977</text:p>
          </table:table-cell>
          <table:table-cell table:formula="of:=[.D828]+[.H828]*[.K828]" office:value-type="float" office:value="-0.0629200385354602" calcext:value-type="float">
            <text:p>-0,0629200385</text:p>
          </table:table-cell>
        </table:table-row>
        <table:table-row table:style-name="ro1">
          <table:table-cell office:value-type="float" office:value="7.9618758" calcext:value-type="float">
            <text:p>7,9618758</text:p>
          </table:table-cell>
          <table:table-cell office:value-type="float" office:value="0.4000016" calcext:value-type="float">
            <text:p>0,4000016</text:p>
          </table:table-cell>
          <table:table-cell office:value-type="float" office:value="7.933" calcext:value-type="float">
            <text:p>7,933</text:p>
          </table:table-cell>
          <table:table-cell office:value-type="float" office:value="-0.01531129" calcext:value-type="float">
            <text:p>-0,01531129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13197" calcext:value-type="float">
            <text:p>0,9913197</text:p>
          </table:table-cell>
          <table:table-cell table:formula="of:=[.A829]-[.E829]" office:value-type="float" office:value="7.96162515" calcext:value-type="float">
            <text:p>7,96162515</text:p>
          </table:table-cell>
          <table:table-cell table:formula="of:=[.B829]-[.D829]" office:value-type="float" office:value="0.41531289" calcext:value-type="float">
            <text:p>0,41531289</text:p>
          </table:table-cell>
          <table:table-cell table:formula="of:=[.A829]-[.C829]" office:value-type="float" office:value="0.0288757999999998" calcext:value-type="float">
            <text:p>0,0288758</text:p>
          </table:table-cell>
          <table:table-cell table:formula="of:=[.G829]-[.C829]" office:value-type="float" office:value="0.0286251499999999" calcext:value-type="float">
            <text:p>0,02862515</text:p>
          </table:table-cell>
          <table:table-cell table:formula="of:=[.J829]/[.I829]" office:value-type="float" office:value="0.991319721012062" calcext:value-type="float">
            <text:p>0,991319721</text:p>
          </table:table-cell>
          <table:table-cell table:formula="of:=[.D829]+[.H829]*[.K829]" office:value-type="float" office:value="0.396396568247513" calcext:value-type="float">
            <text:p>0,3963965682</text:p>
          </table:table-cell>
        </table:table-row>
        <table:table-row table:style-name="ro1">
          <table:table-cell office:value-type="float" office:value="7.9633798" calcext:value-type="float">
            <text:p>7,9633798</text:p>
          </table:table-cell>
          <table:table-cell office:value-type="float" office:value="0.4000016" calcext:value-type="float">
            <text:p>0,4000016</text:p>
          </table:table-cell>
          <table:table-cell office:value-type="float" office:value="7.962" calcext:value-type="float">
            <text:p>7,962</text:p>
          </table:table-cell>
          <table:table-cell office:value-type="float" office:value="0.8117095" calcext:value-type="float">
            <text:p>0,8117095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183432" calcext:value-type="float">
            <text:p>0,8183432</text:p>
          </table:table-cell>
          <table:table-cell table:formula="of:=[.A830]-[.E830]" office:value-type="float" office:value="7.96312915" calcext:value-type="float">
            <text:p>7,96312915</text:p>
          </table:table-cell>
          <table:table-cell table:formula="of:=[.B830]-[.D830]" office:value-type="float" office:value="-0.4117079" calcext:value-type="float">
            <text:p>-0,4117079</text:p>
          </table:table-cell>
          <table:table-cell table:formula="of:=[.A830]-[.C830]" office:value-type="float" office:value="0.00137980000000049" calcext:value-type="float">
            <text:p>0,0013798</text:p>
          </table:table-cell>
          <table:table-cell table:formula="of:=[.G830]-[.C830]" office:value-type="float" office:value="0.00112915000000058" calcext:value-type="float">
            <text:p>0,00112915</text:p>
          </table:table-cell>
          <table:table-cell table:formula="of:=[.J830]/[.I830]" office:value-type="float" office:value="0.818343238150587" calcext:value-type="float">
            <text:p>0,8183432382</text:p>
          </table:table-cell>
          <table:table-cell table:formula="of:=[.D830]+[.H830]*[.K830]" office:value-type="float" office:value="0.474791123941822" calcext:value-type="float">
            <text:p>0,4747911239</text:p>
          </table:table-cell>
        </table:table-row>
        <table:table-row table:style-name="ro1">
          <table:table-cell office:value-type="float" office:value="7.9949728" calcext:value-type="float">
            <text:p>7,9949728</text:p>
          </table:table-cell>
          <table:table-cell office:value-type="float" office:value="0.8500016" calcext:value-type="float">
            <text:p>0,8500016</text:p>
          </table:table-cell>
          <table:table-cell office:value-type="float" office:value="7.963" calcext:value-type="float">
            <text:p>7,963</text:p>
          </table:table-cell>
          <table:table-cell office:value-type="float" office:value="0.06308323" calcext:value-type="float">
            <text:p>0,06308323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21605" calcext:value-type="float">
            <text:p>0,9921605</text:p>
          </table:table-cell>
          <table:table-cell table:formula="of:=[.A831]-[.E831]" office:value-type="float" office:value="7.99472215" calcext:value-type="float">
            <text:p>7,99472215</text:p>
          </table:table-cell>
          <table:table-cell table:formula="of:=[.B831]-[.D831]" office:value-type="float" office:value="0.78691837" calcext:value-type="float">
            <text:p>0,78691837</text:p>
          </table:table-cell>
          <table:table-cell table:formula="of:=[.A831]-[.C831]" office:value-type="float" office:value="0.0319728000000001" calcext:value-type="float">
            <text:p>0,0319728</text:p>
          </table:table-cell>
          <table:table-cell table:formula="of:=[.G831]-[.C831]" office:value-type="float" office:value="0.0317221500000002" calcext:value-type="float">
            <text:p>0,03172215</text:p>
          </table:table-cell>
          <table:table-cell table:formula="of:=[.J831]/[.I831]" office:value-type="float" office:value="0.992160523945356" calcext:value-type="float">
            <text:p>0,9921605239</text:p>
          </table:table-cell>
          <table:table-cell table:formula="of:=[.D831]+[.H831]*[.K831]" office:value-type="float" office:value="0.843832572281426" calcext:value-type="float">
            <text:p>0,8438325723</text:p>
          </table:table-cell>
        </table:table-row>
        <table:table-row table:style-name="ro1">
          <table:table-cell office:value-type="float" office:value="7.9959751" calcext:value-type="float">
            <text:p>7,9959751</text:p>
          </table:table-cell>
          <table:table-cell office:value-type="float" office:value="0.8500016" calcext:value-type="float">
            <text:p>0,8500016</text:p>
          </table:table-cell>
          <table:table-cell office:value-type="float" office:value="7.995" calcext:value-type="float">
            <text:p>7,995</text:p>
          </table:table-cell>
          <table:table-cell office:value-type="float" office:value="1.630751" calcext:value-type="float">
            <text:p>1,630751</text:p>
          </table:table-cell>
          <table:table-cell office:value-type="float" office:value="0.0002504" calcext:value-type="float">
            <text:p>0,0002504</text:p>
          </table:table-cell>
          <table:table-cell office:value-type="float" office:value="0.7432058" calcext:value-type="float">
            <text:p>0,7432058</text:p>
          </table:table-cell>
          <table:table-cell table:formula="of:=[.A832]-[.E832]" office:value-type="float" office:value="7.9957247" calcext:value-type="float">
            <text:p>7,9957247</text:p>
          </table:table-cell>
          <table:table-cell table:formula="of:=[.B832]-[.D832]" office:value-type="float" office:value="-0.7807494" calcext:value-type="float">
            <text:p>-0,7807494</text:p>
          </table:table-cell>
          <table:table-cell table:formula="of:=[.A832]-[.C832]" office:value-type="float" office:value="0.000975099999999785" calcext:value-type="float">
            <text:p>0,0009751</text:p>
          </table:table-cell>
          <table:table-cell table:formula="of:=[.G832]-[.C832]" office:value-type="float" office:value="0.000724700000000134" calcext:value-type="float">
            <text:p>0,0007247</text:p>
          </table:table-cell>
          <table:table-cell table:formula="of:=[.J832]/[.I832]" office:value-type="float" office:value="0.743205825043887" calcext:value-type="float">
            <text:p>0,743205825</text:p>
          </table:table-cell>
          <table:table-cell table:formula="of:=[.D832]+[.H832]*[.K832]" office:value-type="float" office:value="1.05049349802048" calcext:value-type="float">
            <text:p>1,050493498</text:p>
          </table:table-cell>
        </table:table-row>
        <table:table-row table:style-name="ro1">
          <table:table-cell office:value-type="float" office:value="7.9979801" calcext:value-type="float">
            <text:p>7,9979801</text:p>
          </table:table-cell>
          <table:table-cell office:value-type="float" office:value="0.8500016" calcext:value-type="float">
            <text:p>0,8500016</text:p>
          </table:table-cell>
          <table:table-cell office:value-type="float" office:value="7.996" calcext:value-type="float">
            <text:p>7,996</text:p>
          </table:table-cell>
          <table:table-cell office:value-type="float" office:value="0.2697441" calcext:value-type="float">
            <text:p>0,2697441</text:p>
          </table:table-cell>
          <table:table-cell office:value-type="float" office:value="0.0002504" calcext:value-type="float">
            <text:p>0,0002504</text:p>
          </table:table-cell>
          <table:table-cell office:value-type="float" office:value="0.8735418" calcext:value-type="float">
            <text:p>0,8735418</text:p>
          </table:table-cell>
          <table:table-cell table:formula="of:=[.A833]-[.E833]" office:value-type="float" office:value="7.9977297" calcext:value-type="float">
            <text:p>7,9977297</text:p>
          </table:table-cell>
          <table:table-cell table:formula="of:=[.B833]-[.D833]" office:value-type="float" office:value="0.5802575" calcext:value-type="float">
            <text:p>0,5802575</text:p>
          </table:table-cell>
          <table:table-cell table:formula="of:=[.A833]-[.C833]" office:value-type="float" office:value="0.00198009999999904" calcext:value-type="float">
            <text:p>0,0019801</text:p>
          </table:table-cell>
          <table:table-cell table:formula="of:=[.G833]-[.C833]" office:value-type="float" office:value="0.00172969999999939" calcext:value-type="float">
            <text:p>0,0017297</text:p>
          </table:table-cell>
          <table:table-cell table:formula="of:=[.J833]/[.I833]" office:value-type="float" office:value="0.873541740316261" calcext:value-type="float">
            <text:p>0,8735417403</text:p>
          </table:table-cell>
          <table:table-cell table:formula="of:=[.D833]+[.H833]*[.K833]" office:value-type="float" office:value="0.776623246381563" calcext:value-type="float">
            <text:p>0,7766232464</text:p>
          </table:table-cell>
        </table:table-row>
        <table:table-row table:style-name="ro1">
          <table:table-cell office:value-type="float" office:value="7.9999857" calcext:value-type="float">
            <text:p>7,9999857</text:p>
          </table:table-cell>
          <table:table-cell office:value-type="float" office:value="0.8500016" calcext:value-type="float">
            <text:p>0,8500016</text:p>
          </table:table-cell>
          <table:table-cell office:value-type="float" office:value="7.998" calcext:value-type="float">
            <text:p>7,998</text:p>
          </table:table-cell>
          <table:table-cell office:value-type="float" office:value="1.356881" calcext:value-type="float">
            <text:p>1,356881</text:p>
          </table:table-cell>
          <table:table-cell office:value-type="float" office:value="0.0002504" calcext:value-type="float">
            <text:p>0,0002504</text:p>
          </table:table-cell>
          <table:table-cell office:value-type="float" office:value="0.8738984" calcext:value-type="float">
            <text:p>0,8738984</text:p>
          </table:table-cell>
          <table:table-cell table:formula="of:=[.A834]-[.E834]" office:value-type="float" office:value="7.9997353" calcext:value-type="float">
            <text:p>7,9997353</text:p>
          </table:table-cell>
          <table:table-cell table:formula="of:=[.B834]-[.D834]" office:value-type="float" office:value="-0.5068794" calcext:value-type="float">
            <text:p>-0,5068794</text:p>
          </table:table-cell>
          <table:table-cell table:formula="of:=[.A834]-[.C834]" office:value-type="float" office:value="0.00198569999999965" calcext:value-type="float">
            <text:p>0,0019857</text:p>
          </table:table-cell>
          <table:table-cell table:formula="of:=[.G834]-[.C834]" office:value-type="float" office:value="0.0017353" calcext:value-type="float">
            <text:p>0,0017353</text:p>
          </table:table-cell>
          <table:table-cell table:formula="of:=[.J834]/[.I834]" office:value-type="float" office:value="0.873898373369746" calcext:value-type="float">
            <text:p>0,8738983734</text:p>
          </table:table-cell>
          <table:table-cell table:formula="of:=[.D834]+[.H834]*[.K834]" office:value-type="float" office:value="0.913919916845367" calcext:value-type="float">
            <text:p>0,9139199168</text:p>
          </table:table-cell>
        </table:table-row>
        <table:table-row table:style-name="ro1">
          <table:table-cell office:value-type="float" office:value="8.0280586" calcext:value-type="float">
            <text:p>8,0280586</text:p>
          </table:table-cell>
          <table:table-cell office:value-type="float" office:value="1.300002" calcext:value-type="float">
            <text:p>1,300002</text:p>
          </table:table-cell>
          <table:table-cell office:value-type="float" office:value="8" calcext:value-type="float">
            <text:p>8</text:p>
          </table:table-cell>
          <table:table-cell office:value-type="float" office:value="0.4070407" calcext:value-type="float">
            <text:p>0,4070407</text:p>
          </table:table-cell>
          <table:table-cell office:value-type="float" office:value="0.0002504" calcext:value-type="float">
            <text:p>0,0002504</text:p>
          </table:table-cell>
          <table:table-cell office:value-type="float" office:value="0.9910758" calcext:value-type="float">
            <text:p>0,9910758</text:p>
          </table:table-cell>
          <table:table-cell table:formula="of:=[.A835]-[.E835]" office:value-type="float" office:value="8.0278082" calcext:value-type="float">
            <text:p>8,0278082</text:p>
          </table:table-cell>
          <table:table-cell table:formula="of:=[.B835]-[.D835]" office:value-type="float" office:value="0.8929613" calcext:value-type="float">
            <text:p>0,8929613</text:p>
          </table:table-cell>
          <table:table-cell table:formula="of:=[.A835]-[.C835]" office:value-type="float" office:value="0.0280585999999996" calcext:value-type="float">
            <text:p>0,0280586</text:p>
          </table:table-cell>
          <table:table-cell table:formula="of:=[.G835]-[.C835]" office:value-type="float" office:value="0.0278081999999991" calcext:value-type="float">
            <text:p>0,0278082</text:p>
          </table:table-cell>
          <table:table-cell table:formula="of:=[.J835]/[.I835]" office:value-type="float" office:value="0.991075819891208" calcext:value-type="float">
            <text:p>0,9910758199</text:p>
          </table:table-cell>
          <table:table-cell table:formula="of:=[.D835]+[.H835]*[.K835]" office:value-type="float" office:value="1.29203305252862" calcext:value-type="float">
            <text:p>1,2920330525</text:p>
          </table:table-cell>
        </table:table-row>
        <table:table-row table:style-name="ro1">
          <table:table-cell office:value-type="float" office:value="8.0290612" calcext:value-type="float">
            <text:p>8,0290612</text:p>
          </table:table-cell>
          <table:table-cell office:value-type="float" office:value="1.300002" calcext:value-type="float">
            <text:p>1,300002</text:p>
          </table:table-cell>
          <table:table-cell office:value-type="float" office:value="8.028" calcext:value-type="float">
            <text:p>8,028</text:p>
          </table:table-cell>
          <table:table-cell office:value-type="float" office:value="2.184993" calcext:value-type="float">
            <text:p>2,184993</text:p>
          </table:table-cell>
          <table:table-cell office:value-type="float" office:value="0.00025055" calcext:value-type="float">
            <text:p>0,00025055</text:p>
          </table:table-cell>
          <table:table-cell office:value-type="float" office:value="0.7638994" calcext:value-type="float">
            <text:p>0,7638994</text:p>
          </table:table-cell>
          <table:table-cell table:formula="of:=[.A836]-[.E836]" office:value-type="float" office:value="8.02881065" calcext:value-type="float">
            <text:p>8,02881065</text:p>
          </table:table-cell>
          <table:table-cell table:formula="of:=[.B836]-[.D836]" office:value-type="float" office:value="-0.884991" calcext:value-type="float">
            <text:p>-0,884991</text:p>
          </table:table-cell>
          <table:table-cell table:formula="of:=[.A836]-[.C836]" office:value-type="float" office:value="0.00106119999999876" calcext:value-type="float">
            <text:p>0,0010612</text:p>
          </table:table-cell>
          <table:table-cell table:formula="of:=[.G836]-[.C836]" office:value-type="float" office:value="0.000810649999998248" calcext:value-type="float">
            <text:p>0,00081065</text:p>
          </table:table-cell>
          <table:table-cell table:formula="of:=[.J836]/[.I836]" office:value-type="float" office:value="0.763899359215221" calcext:value-type="float">
            <text:p>0,7638993592</text:p>
          </table:table-cell>
          <table:table-cell table:formula="of:=[.D836]+[.H836]*[.K836]" office:value-type="float" office:value="1.50894894218876" calcext:value-type="float">
            <text:p>1,5089489422</text:p>
          </table:table-cell>
        </table:table-row>
        <table:table-row table:style-name="ro1">
          <table:table-cell office:value-type="float" office:value="8.0310662" calcext:value-type="float">
            <text:p>8,0310662</text:p>
          </table:table-cell>
          <table:table-cell office:value-type="float" office:value="1.300002" calcext:value-type="float">
            <text:p>1,300002</text:p>
          </table:table-cell>
          <table:table-cell office:value-type="float" office:value="8.029" calcext:value-type="float">
            <text:p>8,029</text:p>
          </table:table-cell>
          <table:table-cell office:value-type="float" office:value="0.6239569" calcext:value-type="float">
            <text:p>0,6239569</text:p>
          </table:table-cell>
          <table:table-cell office:value-type="float" office:value="0.00025055" calcext:value-type="float">
            <text:p>0,00025055</text:p>
          </table:table-cell>
          <table:table-cell office:value-type="float" office:value="0.8787388" calcext:value-type="float">
            <text:p>0,8787388</text:p>
          </table:table-cell>
          <table:table-cell table:formula="of:=[.A837]-[.E837]" office:value-type="float" office:value="8.03081565" calcext:value-type="float">
            <text:p>8,03081565</text:p>
          </table:table-cell>
          <table:table-cell table:formula="of:=[.B837]-[.D837]" office:value-type="float" office:value="0.6760451" calcext:value-type="float">
            <text:p>0,6760451</text:p>
          </table:table-cell>
          <table:table-cell table:formula="of:=[.A837]-[.C837]" office:value-type="float" office:value="0.0020661999999998" calcext:value-type="float">
            <text:p>0,0020662</text:p>
          </table:table-cell>
          <table:table-cell table:formula="of:=[.G837]-[.C837]" office:value-type="float" office:value="0.00181564999999928" calcext:value-type="float">
            <text:p>0,00181565</text:p>
          </table:table-cell>
          <table:table-cell table:formula="of:=[.J837]/[.I837]" office:value-type="float" office:value="0.878738747458842" calcext:value-type="float">
            <text:p>0,8787387475</text:p>
          </table:table-cell>
          <table:table-cell table:formula="of:=[.D837]+[.H837]*[.K837]" office:value-type="float" office:value="1.21802392439969" calcext:value-type="float">
            <text:p>1,2180239244</text:p>
          </table:table-cell>
        </table:table-row>
        <table:table-row table:style-name="ro1">
          <table:table-cell office:value-type="float" office:value="8.0330713" calcext:value-type="float">
            <text:p>8,0330713</text:p>
          </table:table-cell>
          <table:table-cell office:value-type="float" office:value="1.300002" calcext:value-type="float">
            <text:p>1,300002</text:p>
          </table:table-cell>
          <table:table-cell office:value-type="float" office:value="8.031" calcext:value-type="float">
            <text:p>8,031</text:p>
          </table:table-cell>
          <table:table-cell office:value-type="float" office:value="1.894068" calcext:value-type="float">
            <text:p>1,894068</text:p>
          </table:table-cell>
          <table:table-cell office:value-type="float" office:value="0.00025055" calcext:value-type="float">
            <text:p>0,00025055</text:p>
          </table:table-cell>
          <table:table-cell office:value-type="float" office:value="0.8790373" calcext:value-type="float">
            <text:p>0,8790373</text:p>
          </table:table-cell>
          <table:table-cell table:formula="of:=[.A838]-[.E838]" office:value-type="float" office:value="8.03282075" calcext:value-type="float">
            <text:p>8,03282075</text:p>
          </table:table-cell>
          <table:table-cell table:formula="of:=[.B838]-[.D838]" office:value-type="float" office:value="-0.594066" calcext:value-type="float">
            <text:p>-0,594066</text:p>
          </table:table-cell>
          <table:table-cell table:formula="of:=[.A838]-[.C838]" office:value-type="float" office:value="0.002071299999999" calcext:value-type="float">
            <text:p>0,0020713</text:p>
          </table:table-cell>
          <table:table-cell table:formula="of:=[.G838]-[.C838]" office:value-type="float" office:value="0.00182074999999848" calcext:value-type="float">
            <text:p>0,00182075</text:p>
          </table:table-cell>
          <table:table-cell table:formula="of:=[.J838]/[.I838]" office:value-type="float" office:value="0.879037319557458" calcext:value-type="float">
            <text:p>0,8790373196</text:p>
          </table:table-cell>
          <table:table-cell table:formula="of:=[.D838]+[.H838]*[.K838]" office:value-type="float" office:value="1.37186181571978" calcext:value-type="float">
            <text:p>1,3718618157</text:p>
          </table:table-cell>
        </table:table-row>
        <table:table-row table:style-name="ro1">
          <table:table-cell office:value-type="float" office:value="8.0340743" calcext:value-type="float">
            <text:p>8,0340743</text:p>
          </table:table-cell>
          <table:table-cell office:value-type="float" office:value="1.300002" calcext:value-type="float">
            <text:p>1,300002</text:p>
          </table:table-cell>
          <table:table-cell office:value-type="float" office:value="8.033" calcext:value-type="float">
            <text:p>8,033</text:p>
          </table:table-cell>
          <table:table-cell office:value-type="float" office:value="0.7777948" calcext:value-type="float">
            <text:p>0,77779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39]-[.E839]" office:value-type="float" office:value="8.0340743" calcext:value-type="float">
            <text:p>8,0340743</text:p>
          </table:table-cell>
          <table:table-cell table:formula="of:=[.B839]-[.D839]" office:value-type="float" office:value="0.5222072" calcext:value-type="float">
            <text:p>0,5222072</text:p>
          </table:table-cell>
          <table:table-cell table:formula="of:=[.A839]-[.C839]" office:value-type="float" office:value="0.00107430000000086" calcext:value-type="float">
            <text:p>0,0010743</text:p>
          </table:table-cell>
          <table:table-cell table:formula="of:=[.G839]-[.C839]" office:value-type="float" office:value="0.00107430000000086" calcext:value-type="float">
            <text:p>0,0010743</text:p>
          </table:table-cell>
          <table:table-cell table:formula="of:=[.J839]/[.I839]" office:value-type="float" office:value="1" calcext:value-type="float">
            <text:p>1</text:p>
          </table:table-cell>
          <table:table-cell table:formula="of:=[.D839]+[.H839]*[.K839]" office:value-type="float" office:value="1.300002" calcext:value-type="float">
            <text:p>1,300002</text:p>
          </table:table-cell>
        </table:table-row>
        <table:table-row table:style-name="ro1">
          <table:table-cell office:value-type="float" office:value="8.0626503" calcext:value-type="float">
            <text:p>8,0626503</text:p>
          </table:table-cell>
          <table:table-cell office:value-type="float" office:value="1.750001" calcext:value-type="float">
            <text:p>1,750001</text:p>
          </table:table-cell>
          <table:table-cell office:value-type="float" office:value="8.034" calcext:value-type="float">
            <text:p>8,034</text:p>
          </table:table-cell>
          <table:table-cell office:value-type="float" office:value="1.822208" calcext:value-type="float">
            <text:p>1,8222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40]-[.E840]" office:value-type="float" office:value="8.0626503" calcext:value-type="float">
            <text:p>8,0626503</text:p>
          </table:table-cell>
          <table:table-cell table:formula="of:=[.B840]-[.D840]" office:value-type="float" office:value="-0.0722069999999999" calcext:value-type="float">
            <text:p>-0,072207</text:p>
          </table:table-cell>
          <table:table-cell table:formula="of:=[.A840]-[.C840]" office:value-type="float" office:value="0.0286502999999989" calcext:value-type="float">
            <text:p>0,0286503</text:p>
          </table:table-cell>
          <table:table-cell table:formula="of:=[.G840]-[.C840]" office:value-type="float" office:value="0.0286502999999989" calcext:value-type="float">
            <text:p>0,0286503</text:p>
          </table:table-cell>
          <table:table-cell table:formula="of:=[.J840]/[.I840]" office:value-type="float" office:value="1" calcext:value-type="float">
            <text:p>1</text:p>
          </table:table-cell>
          <table:table-cell table:formula="of:=[.D840]+[.H840]*[.K840]" office:value-type="float" office:value="1.750001" calcext:value-type="float">
            <text:p>1,750001</text:p>
          </table:table-cell>
        </table:table-row>
        <table:table-row table:style-name="ro1">
          <table:table-cell office:value-type="float" office:value="8.0636528" calcext:value-type="float">
            <text:p>8,0636528</text:p>
          </table:table-cell>
          <table:table-cell office:value-type="float" office:value="1.750001" calcext:value-type="float">
            <text:p>1,750001</text:p>
          </table:table-cell>
          <table:table-cell office:value-type="float" office:value="8.063" calcext:value-type="float">
            <text:p>8,063</text:p>
          </table:table-cell>
          <table:table-cell office:value-type="float" office:value="1.677795" calcext:value-type="float">
            <text:p>1,6777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41]-[.E841]" office:value-type="float" office:value="8.0636528" calcext:value-type="float">
            <text:p>8,0636528</text:p>
          </table:table-cell>
          <table:table-cell table:formula="of:=[.B841]-[.D841]" office:value-type="float" office:value="0.072206" calcext:value-type="float">
            <text:p>0,072206</text:p>
          </table:table-cell>
          <table:table-cell table:formula="of:=[.A841]-[.C841]" office:value-type="float" office:value="0.000652799999999232" calcext:value-type="float">
            <text:p>0,0006528</text:p>
          </table:table-cell>
          <table:table-cell table:formula="of:=[.G841]-[.C841]" office:value-type="float" office:value="0.000652799999999232" calcext:value-type="float">
            <text:p>0,0006528</text:p>
          </table:table-cell>
          <table:table-cell table:formula="of:=[.J841]/[.I841]" office:value-type="float" office:value="1" calcext:value-type="float">
            <text:p>1</text:p>
          </table:table-cell>
          <table:table-cell table:formula="of:=[.D841]+[.H841]*[.K841]" office:value-type="float" office:value="1.750001" calcext:value-type="float">
            <text:p>1,750001</text:p>
          </table:table-cell>
        </table:table-row>
        <table:table-row table:style-name="ro1">
          <table:table-cell office:value-type="float" office:value="8.0656579" calcext:value-type="float">
            <text:p>8,0656579</text:p>
          </table:table-cell>
          <table:table-cell office:value-type="float" office:value="1.750001" calcext:value-type="float">
            <text:p>1,750001</text:p>
          </table:table-cell>
          <table:table-cell office:value-type="float" office:value="8.064" calcext:value-type="float">
            <text:p>8,064</text:p>
          </table:table-cell>
          <table:table-cell office:value-type="float" office:value="1.822208" calcext:value-type="float">
            <text:p>1,822208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6976296" calcext:value-type="float">
            <text:p>0,6976296</text:p>
          </table:table-cell>
          <table:table-cell table:formula="of:=[.A842]-[.E842]" office:value-type="float" office:value="8.0651566" calcext:value-type="float">
            <text:p>8,0651566</text:p>
          </table:table-cell>
          <table:table-cell table:formula="of:=[.B842]-[.D842]" office:value-type="float" office:value="-0.0722069999999999" calcext:value-type="float">
            <text:p>-0,072207</text:p>
          </table:table-cell>
          <table:table-cell table:formula="of:=[.A842]-[.C842]" office:value-type="float" office:value="0.00165789999999966" calcext:value-type="float">
            <text:p>0,0016579</text:p>
          </table:table-cell>
          <table:table-cell table:formula="of:=[.G842]-[.C842]" office:value-type="float" office:value="0.00115659999999984" calcext:value-type="float">
            <text:p>0,0011566</text:p>
          </table:table-cell>
          <table:table-cell table:formula="of:=[.J842]/[.I842]" office:value-type="float" office:value="0.69762953133487" calcext:value-type="float">
            <text:p>0,6976295313</text:p>
          </table:table-cell>
          <table:table-cell table:formula="of:=[.D842]+[.H842]*[.K842]" office:value-type="float" office:value="1.7718342644309" calcext:value-type="float">
            <text:p>1,7718342644</text:p>
          </table:table-cell>
        </table:table-row>
        <table:table-row table:style-name="ro1">
          <table:table-cell office:value-type="float" office:value="8.0972417" calcext:value-type="float">
            <text:p>8,0972417</text:p>
          </table:table-cell>
          <table:table-cell office:value-type="float" office:value="2.200001" calcext:value-type="float">
            <text:p>2,200001</text:p>
          </table:table-cell>
          <table:table-cell office:value-type="float" office:value="8.066" calcext:value-type="float">
            <text:p>8,066</text:p>
          </table:table-cell>
          <table:table-cell office:value-type="float" office:value="1.699628" calcext:value-type="float">
            <text:p>1,699628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759328" calcext:value-type="float">
            <text:p>0,9759328</text:p>
          </table:table-cell>
          <table:table-cell table:formula="of:=[.A843]-[.E843]" office:value-type="float" office:value="8.0964898" calcext:value-type="float">
            <text:p>8,0964898</text:p>
          </table:table-cell>
          <table:table-cell table:formula="of:=[.B843]-[.D843]" office:value-type="float" office:value="0.500373" calcext:value-type="float">
            <text:p>0,500373</text:p>
          </table:table-cell>
          <table:table-cell table:formula="of:=[.A843]-[.C843]" office:value-type="float" office:value="0.0312416999999989" calcext:value-type="float">
            <text:p>0,0312417</text:p>
          </table:table-cell>
          <table:table-cell table:formula="of:=[.G843]-[.C843]" office:value-type="float" office:value="0.0304897999999998" calcext:value-type="float">
            <text:p>0,0304898</text:p>
          </table:table-cell>
          <table:table-cell table:formula="of:=[.J843]/[.I843]" office:value-type="float" office:value="0.975932807753766" calcext:value-type="float">
            <text:p>0,9759328078</text:p>
          </table:table-cell>
          <table:table-cell table:formula="of:=[.D843]+[.H843]*[.K843]" office:value-type="float" office:value="2.18795842681418" calcext:value-type="float">
            <text:p>2,1879584268</text:p>
          </table:table-cell>
        </table:table-row>
        <table:table-row table:style-name="ro1">
          <table:table-cell office:value-type="float" office:value="8.1309087" calcext:value-type="float">
            <text:p>8,1309087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8.097" calcext:value-type="float">
            <text:p>8,097</text:p>
          </table:table-cell>
          <table:table-cell office:value-type="float" office:value="2.688333" calcext:value-type="float">
            <text:p>2,688333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778258" calcext:value-type="float">
            <text:p>0,9778258</text:p>
          </table:table-cell>
          <table:table-cell table:formula="of:=[.A844]-[.E844]" office:value-type="float" office:value="8.1301568" calcext:value-type="float">
            <text:p>8,1301568</text:p>
          </table:table-cell>
          <table:table-cell table:formula="of:=[.B844]-[.D844]" office:value-type="float" office:value="-0.0383310000000003" calcext:value-type="float">
            <text:p>-0,038331</text:p>
          </table:table-cell>
          <table:table-cell table:formula="of:=[.A844]-[.C844]" office:value-type="float" office:value="0.0339086999999996" calcext:value-type="float">
            <text:p>0,0339087</text:p>
          </table:table-cell>
          <table:table-cell table:formula="of:=[.G844]-[.C844]" office:value-type="float" office:value="0.0331568000000004" calcext:value-type="float">
            <text:p>0,0331568</text:p>
          </table:table-cell>
          <table:table-cell table:formula="of:=[.J844]/[.I844]" office:value-type="float" office:value="0.977825749733869" calcext:value-type="float">
            <text:p>0,9778257497</text:p>
          </table:table-cell>
          <table:table-cell table:formula="of:=[.D844]+[.H844]*[.K844]" office:value-type="float" office:value="2.65085196118695" calcext:value-type="float">
            <text:p>2,6508519612</text:p>
          </table:table-cell>
        </table:table-row>
        <table:table-row table:style-name="ro1">
          <table:table-cell office:value-type="float" office:value="8.1324133" calcext:value-type="float">
            <text:p>8,1324133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8.131" calcext:value-type="float">
            <text:p>8,131</text:p>
          </table:table-cell>
          <table:table-cell office:value-type="float" office:value="2.612521" calcext:value-type="float">
            <text:p>2,612521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6451567" calcext:value-type="float">
            <text:p>0,6451567</text:p>
          </table:table-cell>
          <table:table-cell table:formula="of:=[.A845]-[.E845]" office:value-type="float" office:value="8.1319118" calcext:value-type="float">
            <text:p>8,1319118</text:p>
          </table:table-cell>
          <table:table-cell table:formula="of:=[.B845]-[.D845]" office:value-type="float" office:value="0.0374809999999997" calcext:value-type="float">
            <text:p>0,037481</text:p>
          </table:table-cell>
          <table:table-cell table:formula="of:=[.A845]-[.C845]" office:value-type="float" office:value="0.0014132999999994" calcext:value-type="float">
            <text:p>0,0014133</text:p>
          </table:table-cell>
          <table:table-cell table:formula="of:=[.G845]-[.C845]" office:value-type="float" office:value="0.000911799999999019" calcext:value-type="float">
            <text:p>0,0009118</text:p>
          </table:table-cell>
          <table:table-cell table:formula="of:=[.J845]/[.I845]" office:value-type="float" office:value="0.645156725394049" calcext:value-type="float">
            <text:p>0,6451567254</text:p>
          </table:table-cell>
          <table:table-cell table:formula="of:=[.D845]+[.H845]*[.K845]" office:value-type="float" office:value="2.63670211922449" calcext:value-type="float">
            <text:p>2,6367021192</text:p>
          </table:table-cell>
        </table:table-row>
        <table:table-row table:style-name="ro1">
          <table:table-cell office:value-type="float" office:value="8.1344199" calcext:value-type="float">
            <text:p>8,1344199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8.132" calcext:value-type="float">
            <text:p>8,132</text:p>
          </table:table-cell>
          <table:table-cell office:value-type="float" office:value="2.674183" calcext:value-type="float">
            <text:p>2,674183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79276" calcext:value-type="float">
            <text:p>0,79276</text:p>
          </table:table-cell>
          <table:table-cell table:formula="of:=[.A846]-[.E846]" office:value-type="float" office:value="8.1339184" calcext:value-type="float">
            <text:p>8,1339184</text:p>
          </table:table-cell>
          <table:table-cell table:formula="of:=[.B846]-[.D846]" office:value-type="float" office:value="-0.0241810000000005" calcext:value-type="float">
            <text:p>-0,024181</text:p>
          </table:table-cell>
          <table:table-cell table:formula="of:=[.A846]-[.C846]" office:value-type="float" office:value="0.00241989999999959" calcext:value-type="float">
            <text:p>0,0024199</text:p>
          </table:table-cell>
          <table:table-cell table:formula="of:=[.G846]-[.C846]" office:value-type="float" office:value="0.00191839999999921" calcext:value-type="float">
            <text:p>0,0019184</text:p>
          </table:table-cell>
          <table:table-cell table:formula="of:=[.J846]/[.I846]" office:value-type="float" office:value="0.792760031406065" calcext:value-type="float">
            <text:p>0,7927600314</text:p>
          </table:table-cell>
          <table:table-cell table:formula="of:=[.D846]+[.H846]*[.K846]" office:value-type="float" office:value="2.65501326968057" calcext:value-type="float">
            <text:p>2,6550132697</text:p>
          </table:table-cell>
        </table:table-row>
        <table:table-row table:style-name="ro1">
          <table:table-cell office:value-type="float" office:value="8.1354247" calcext:value-type="float">
            <text:p>8,1354247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8.134" calcext:value-type="float">
            <text:p>8,134</text:p>
          </table:table-cell>
          <table:table-cell office:value-type="float" office:value="2.630832" calcext:value-type="float">
            <text:p>2,630832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23998" calcext:value-type="float">
            <text:p>0,823998</text:p>
          </table:table-cell>
          <table:table-cell table:formula="of:=[.A847]-[.E847]" office:value-type="float" office:value="8.13517395" calcext:value-type="float">
            <text:p>8,13517395</text:p>
          </table:table-cell>
          <table:table-cell table:formula="of:=[.B847]-[.D847]" office:value-type="float" office:value="0.0191699999999999" calcext:value-type="float">
            <text:p>0,01917</text:p>
          </table:table-cell>
          <table:table-cell table:formula="of:=[.A847]-[.C847]" office:value-type="float" office:value="0.00142469999999939" calcext:value-type="float">
            <text:p>0,0014247</text:p>
          </table:table-cell>
          <table:table-cell table:formula="of:=[.G847]-[.C847]" office:value-type="float" office:value="0.00117395000000009" calcext:value-type="float">
            <text:p>0,00117395</text:p>
          </table:table-cell>
          <table:table-cell table:formula="of:=[.J847]/[.I847]" office:value-type="float" office:value="0.823998034674382" calcext:value-type="float">
            <text:p>0,8239980347</text:p>
          </table:table-cell>
          <table:table-cell table:formula="of:=[.D847]+[.H847]*[.K847]" office:value-type="float" office:value="2.64662804232471" calcext:value-type="float">
            <text:p>2,6466280423</text:p>
          </table:table-cell>
        </table:table-row>
        <table:table-row table:style-name="ro1">
          <table:table-cell office:value-type="float" office:value="8.1645037" calcext:value-type="float">
            <text:p>8,1645037</text:p>
          </table:table-cell>
          <table:table-cell office:value-type="float" office:value="3.100002" calcext:value-type="float">
            <text:p>3,100002</text:p>
          </table:table-cell>
          <table:table-cell office:value-type="float" office:value="8.135" calcext:value-type="float">
            <text:p>8,135</text:p>
          </table:table-cell>
          <table:table-cell office:value-type="float" office:value="2.665798" calcext:value-type="float">
            <text:p>2,665798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9830106" calcext:value-type="float">
            <text:p>0,9830106</text:p>
          </table:table-cell>
          <table:table-cell table:formula="of:=[.A848]-[.E848]" office:value-type="float" office:value="8.16400245" calcext:value-type="float">
            <text:p>8,16400245</text:p>
          </table:table-cell>
          <table:table-cell table:formula="of:=[.B848]-[.D848]" office:value-type="float" office:value="0.434204" calcext:value-type="float">
            <text:p>0,434204</text:p>
          </table:table-cell>
          <table:table-cell table:formula="of:=[.A848]-[.C848]" office:value-type="float" office:value="0.0295036999999994" calcext:value-type="float">
            <text:p>0,0295037</text:p>
          </table:table-cell>
          <table:table-cell table:formula="of:=[.G848]-[.C848]" office:value-type="float" office:value="0.0290024500000001" calcext:value-type="float">
            <text:p>0,02900245</text:p>
          </table:table-cell>
          <table:table-cell table:formula="of:=[.J848]/[.I848]" office:value-type="float" office:value="0.983010605449512" calcext:value-type="float">
            <text:p>0,9830106054</text:p>
          </table:table-cell>
          <table:table-cell table:formula="of:=[.D848]+[.H848]*[.K848]" office:value-type="float" office:value="3.0926251369286" calcext:value-type="float">
            <text:p>3,0926251369</text:p>
          </table:table-cell>
        </table:table-row>
        <table:table-row table:style-name="ro1">
          <table:table-cell office:value-type="float" office:value="8.1995967" calcext:value-type="float">
            <text:p>8,1995967</text:p>
          </table:table-cell>
          <table:table-cell office:value-type="float" office:value="3.550002" calcext:value-type="float">
            <text:p>3,550002</text:p>
          </table:table-cell>
          <table:table-cell office:value-type="float" office:value="8.165" calcext:value-type="float">
            <text:p>8,165</text:p>
          </table:table-cell>
          <table:table-cell office:value-type="float" office:value="3.526829" calcext:value-type="float">
            <text:p>3,526829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9855116" calcext:value-type="float">
            <text:p>0,9855116</text:p>
          </table:table-cell>
          <table:table-cell table:formula="of:=[.A849]-[.E849]" office:value-type="float" office:value="8.19909545" calcext:value-type="float">
            <text:p>8,19909545</text:p>
          </table:table-cell>
          <table:table-cell table:formula="of:=[.B849]-[.D849]" office:value-type="float" office:value="0.0231729999999999" calcext:value-type="float">
            <text:p>0,023173</text:p>
          </table:table-cell>
          <table:table-cell table:formula="of:=[.A849]-[.C849]" office:value-type="float" office:value="0.0345967000000016" calcext:value-type="float">
            <text:p>0,0345967</text:p>
          </table:table-cell>
          <table:table-cell table:formula="of:=[.G849]-[.C849]" office:value-type="float" office:value="0.0340954500000024" calcext:value-type="float">
            <text:p>0,03409545</text:p>
          </table:table-cell>
          <table:table-cell table:formula="of:=[.J849]/[.I849]" office:value-type="float" office:value="0.985511623941035" calcext:value-type="float">
            <text:p>0,9855116239</text:p>
          </table:table-cell>
          <table:table-cell table:formula="of:=[.D849]+[.H849]*[.K849]" office:value-type="float" office:value="3.54966626086159" calcext:value-type="float">
            <text:p>3,5496662609</text:p>
          </table:table-cell>
        </table:table-row>
        <table:table-row table:style-name="ro1">
          <table:table-cell office:value-type="float" office:value="8.2021032" calcext:value-type="float">
            <text:p>8,2021032</text:p>
          </table:table-cell>
          <table:table-cell office:value-type="float" office:value="3.550002" calcext:value-type="float">
            <text:p>3,550002</text:p>
          </table:table-cell>
          <table:table-cell office:value-type="float" office:value="8.2" calcext:value-type="float">
            <text:p>8,2</text:p>
          </table:table-cell>
          <table:table-cell office:value-type="float" office:value="3.572839" calcext:value-type="float">
            <text:p>3,572839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7616727" calcext:value-type="float">
            <text:p>0,7616727</text:p>
          </table:table-cell>
          <table:table-cell table:formula="of:=[.A850]-[.E850]" office:value-type="float" office:value="8.20160195" calcext:value-type="float">
            <text:p>8,20160195</text:p>
          </table:table-cell>
          <table:table-cell table:formula="of:=[.B850]-[.D850]" office:value-type="float" office:value="-0.022837" calcext:value-type="float">
            <text:p>-0,022837</text:p>
          </table:table-cell>
          <table:table-cell table:formula="of:=[.A850]-[.C850]" office:value-type="float" office:value="0.00210320000000053" calcext:value-type="float">
            <text:p>0,0021032</text:p>
          </table:table-cell>
          <table:table-cell table:formula="of:=[.G850]-[.C850]" office:value-type="float" office:value="0.0016019500000013" calcext:value-type="float">
            <text:p>0,00160195</text:p>
          </table:table-cell>
          <table:table-cell table:formula="of:=[.J850]/[.I850]" office:value-type="float" office:value="0.761672689235876" calcext:value-type="float">
            <text:p>0,7616726892</text:p>
          </table:table-cell>
          <table:table-cell table:formula="of:=[.D850]+[.H850]*[.K850]" office:value-type="float" office:value="3.55544468079592" calcext:value-type="float">
            <text:p>3,5554446808</text:p>
          </table:table-cell>
        </table:table-row>
        <table:table-row table:style-name="ro1">
          <table:table-cell office:value-type="float" office:value="8.2046103" calcext:value-type="float">
            <text:p>8,2046103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8.202" calcext:value-type="float">
            <text:p>8,202</text:p>
          </table:table-cell>
          <table:table-cell office:value-type="float" office:value="3.532608" calcext:value-type="float">
            <text:p>3,532608</text:p>
          </table:table-cell>
          <table:table-cell office:value-type="float" office:value="0.00100275" calcext:value-type="float">
            <text:p>0,00100275</text:p>
          </table:table-cell>
          <table:table-cell office:value-type="float" office:value="0.6158487" calcext:value-type="float">
            <text:p>0,6158487</text:p>
          </table:table-cell>
          <table:table-cell table:formula="of:=[.A851]-[.E851]" office:value-type="float" office:value="8.20360755" calcext:value-type="float">
            <text:p>8,20360755</text:p>
          </table:table-cell>
          <table:table-cell table:formula="of:=[.B851]-[.D851]" office:value-type="float" office:value="0.167394" calcext:value-type="float">
            <text:p>0,167394</text:p>
          </table:table-cell>
          <table:table-cell table:formula="of:=[.A851]-[.C851]" office:value-type="float" office:value="0.00261030000000062" calcext:value-type="float">
            <text:p>0,0026103</text:p>
          </table:table-cell>
          <table:table-cell table:formula="of:=[.G851]-[.C851]" office:value-type="float" office:value="0.00160755000000101" calcext:value-type="float">
            <text:p>0,00160755</text:p>
          </table:table-cell>
          <table:table-cell table:formula="of:=[.J851]/[.I851]" office:value-type="float" office:value="0.615848753017136" calcext:value-type="float">
            <text:p>0,615848753</text:p>
          </table:table-cell>
          <table:table-cell table:formula="of:=[.D851]+[.H851]*[.K851]" office:value-type="float" office:value="3.63569738616255" calcext:value-type="float">
            <text:p>3,6356973862</text:p>
          </table:table-cell>
        </table:table-row>
        <table:table-row table:style-name="ro1">
          <table:table-cell office:value-type="float" office:value="8.2056134" calcext:value-type="float">
            <text:p>8,2056134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8.205" calcext:value-type="float">
            <text:p>8,205</text:p>
          </table:table-cell>
          <table:table-cell office:value-type="float" office:value="3.803092" calcext:value-type="float">
            <text:p>3,803092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5909684" calcext:value-type="float">
            <text:p>0,5909684</text:p>
          </table:table-cell>
          <table:table-cell table:formula="of:=[.A852]-[.E852]" office:value-type="float" office:value="8.2053625" calcext:value-type="float">
            <text:p>8,2053625</text:p>
          </table:table-cell>
          <table:table-cell table:formula="of:=[.B852]-[.D852]" office:value-type="float" office:value="-0.10309" calcext:value-type="float">
            <text:p>-0,10309</text:p>
          </table:table-cell>
          <table:table-cell table:formula="of:=[.A852]-[.C852]" office:value-type="float" office:value="0.000613400000000652" calcext:value-type="float">
            <text:p>0,0006134</text:p>
          </table:table-cell>
          <table:table-cell table:formula="of:=[.G852]-[.C852]" office:value-type="float" office:value="0.000362500000001376" calcext:value-type="float">
            <text:p>0,0003625</text:p>
          </table:table-cell>
          <table:table-cell table:formula="of:=[.J852]/[.I852]" office:value-type="float" office:value="0.590968373004549" calcext:value-type="float">
            <text:p>0,590968373</text:p>
          </table:table-cell>
          <table:table-cell table:formula="of:=[.D852]+[.H852]*[.K852]" office:value-type="float" office:value="3.74216907042696" calcext:value-type="float">
            <text:p>3,7421690704</text:p>
          </table:table-cell>
        </table:table-row>
        <table:table-row table:style-name="ro1">
          <table:table-cell office:value-type="float" office:value="8.2326357" calcext:value-type="float">
            <text:p>8,2326357</text:p>
          </table:table-cell>
          <table:table-cell office:value-type="float" office:value="4.000002" calcext:value-type="float">
            <text:p>4,000002</text:p>
          </table:table-cell>
          <table:table-cell office:value-type="float" office:value="8.206" calcext:value-type="float">
            <text:p>8,206</text:p>
          </table:table-cell>
          <table:table-cell office:value-type="float" office:value="3.63908" calcext:value-type="float">
            <text:p>3,63908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9905803" calcext:value-type="float">
            <text:p>0,9905803</text:p>
          </table:table-cell>
          <table:table-cell table:formula="of:=[.A853]-[.E853]" office:value-type="float" office:value="8.2323848" calcext:value-type="float">
            <text:p>8,2323848</text:p>
          </table:table-cell>
          <table:table-cell table:formula="of:=[.B853]-[.D853]" office:value-type="float" office:value="0.360922" calcext:value-type="float">
            <text:p>0,360922</text:p>
          </table:table-cell>
          <table:table-cell table:formula="of:=[.A853]-[.C853]" office:value-type="float" office:value="0.0266356999999999" calcext:value-type="float">
            <text:p>0,0266357</text:p>
          </table:table-cell>
          <table:table-cell table:formula="of:=[.G853]-[.C853]" office:value-type="float" office:value="0.0263848000000007" calcext:value-type="float">
            <text:p>0,0263848</text:p>
          </table:table-cell>
          <table:table-cell table:formula="of:=[.J853]/[.I853]" office:value-type="float" office:value="0.990580311386625" calcext:value-type="float">
            <text:p>0,9905803114</text:p>
          </table:table-cell>
          <table:table-cell table:formula="of:=[.D853]+[.H853]*[.K853]" office:value-type="float" office:value="3.99660222714628" calcext:value-type="float">
            <text:p>3,9966022271</text:p>
          </table:table-cell>
        </table:table-row>
        <table:table-row table:style-name="ro1">
          <table:table-cell office:value-type="float" office:value="8.233137" calcext:value-type="float">
            <text:p>8,233137</text:p>
          </table:table-cell>
          <table:table-cell office:value-type="float" office:value="4.000002" calcext:value-type="float">
            <text:p>4,000002</text:p>
          </table:table-cell>
          <table:table-cell office:value-type="float" office:value="8.233" calcext:value-type="float">
            <text:p>8,233</text:p>
          </table:table-cell>
          <table:table-cell office:value-type="float" office:value="4.357525" calcext:value-type="float">
            <text:p>4,357525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-0.8313868" calcext:value-type="float">
            <text:p>-0,8313868</text:p>
          </table:table-cell>
          <table:table-cell table:formula="of:=[.A854]-[.E854]" office:value-type="float" office:value="8.2328861" calcext:value-type="float">
            <text:p>8,2328861</text:p>
          </table:table-cell>
          <table:table-cell table:formula="of:=[.B854]-[.D854]" office:value-type="float" office:value="-0.357523" calcext:value-type="float">
            <text:p>-0,357523</text:p>
          </table:table-cell>
          <table:table-cell table:formula="of:=[.A854]-[.C854]" office:value-type="float" office:value="0.000136999999998721" calcext:value-type="float">
            <text:p>0,000137</text:p>
          </table:table-cell>
          <table:table-cell table:formula="of:=[.G854]-[.C854]" office:value-type="float" office:value="-0.000113900000000555" calcext:value-type="float">
            <text:p>-0,0001139</text:p>
          </table:table-cell>
          <table:table-cell table:formula="of:=[.J854]/[.I854]" office:value-type="float" office:value="-0.83138686132568" calcext:value-type="float">
            <text:p>-0,8313868613</text:p>
          </table:table-cell>
          <table:table-cell table:formula="of:=[.D854]+[.H854]*[.K854]" office:value-type="float" office:value="4.65476492482174" calcext:value-type="float">
            <text:p>4,6547649248</text:p>
          </table:table-cell>
        </table:table-row>
        <table:table-row table:style-name="ro1">
          <table:table-cell office:value-type="float" office:value="8.2350217" calcext:value-type="float">
            <text:p>8,2350217</text:p>
          </table:table-cell>
          <table:table-cell office:value-type="float" office:value="4.000002" calcext:value-type="float">
            <text:p>4,000002</text:p>
          </table:table-cell>
          <table:table-cell office:value-type="float" office:value="8.233" calcext:value-type="float">
            <text:p>8,233</text:p>
          </table:table-cell>
          <table:table-cell office:value-type="float" office:value="4.297242" calcext:value-type="float">
            <text:p>4,297242</text:p>
          </table:table-cell>
          <table:table-cell office:value-type="float" office:value="0.00094235" calcext:value-type="float">
            <text:p>0,00094235</text:p>
          </table:table-cell>
          <table:table-cell office:value-type="float" office:value="0.5338824" calcext:value-type="float">
            <text:p>0,5338824</text:p>
          </table:table-cell>
          <table:table-cell table:formula="of:=[.A855]-[.E855]" office:value-type="float" office:value="8.23407935" calcext:value-type="float">
            <text:p>8,23407935</text:p>
          </table:table-cell>
          <table:table-cell table:formula="of:=[.B855]-[.D855]" office:value-type="float" office:value="-0.29724" calcext:value-type="float">
            <text:p>-0,29724</text:p>
          </table:table-cell>
          <table:table-cell table:formula="of:=[.A855]-[.C855]" office:value-type="float" office:value="0.00202170000000024" calcext:value-type="float">
            <text:p>0,0020217</text:p>
          </table:table-cell>
          <table:table-cell table:formula="of:=[.G855]-[.C855]" office:value-type="float" office:value="0.00107934999999948" calcext:value-type="float">
            <text:p>0,00107935</text:p>
          </table:table-cell>
          <table:table-cell table:formula="of:=[.J855]/[.I855]" office:value-type="float" office:value="0.533882376217714" calcext:value-type="float">
            <text:p>0,5338823762</text:p>
          </table:table-cell>
          <table:table-cell table:formula="of:=[.D855]+[.H855]*[.K855]" office:value-type="float" office:value="4.13855080249305" calcext:value-type="float">
            <text:p>4,1385508025</text:p>
          </table:table-cell>
        </table:table-row>
        <table:table-row table:style-name="ro1">
          <table:table-cell office:value-type="float" office:value="8.2375286" calcext:value-type="float">
            <text:p>8,2375286</text:p>
          </table:table-cell>
          <table:table-cell office:value-type="float" office:value="4.000002" calcext:value-type="float">
            <text:p>4,000002</text:p>
          </table:table-cell>
          <table:table-cell office:value-type="float" office:value="8.235" calcext:value-type="float">
            <text:p>8,235</text:p>
          </table:table-cell>
          <table:table-cell office:value-type="float" office:value="3.841311" calcext:value-type="float">
            <text:p>3,841311</text:p>
          </table:table-cell>
          <table:table-cell office:value-type="float" office:value="0.00094235" calcext:value-type="float">
            <text:p>0,00094235</text:p>
          </table:table-cell>
          <table:table-cell office:value-type="float" office:value="0.6273234" calcext:value-type="float">
            <text:p>0,6273234</text:p>
          </table:table-cell>
          <table:table-cell table:formula="of:=[.A856]-[.E856]" office:value-type="float" office:value="8.23658625" calcext:value-type="float">
            <text:p>8,23658625</text:p>
          </table:table-cell>
          <table:table-cell table:formula="of:=[.B856]-[.D856]" office:value-type="float" office:value="0.158691" calcext:value-type="float">
            <text:p>0,158691</text:p>
          </table:table-cell>
          <table:table-cell table:formula="of:=[.A856]-[.C856]" office:value-type="float" office:value="0.00252859999999977" calcext:value-type="float">
            <text:p>0,0025286</text:p>
          </table:table-cell>
          <table:table-cell table:formula="of:=[.G856]-[.C856]" office:value-type="float" office:value="0.00158624999999901" calcext:value-type="float">
            <text:p>0,00158625</text:p>
          </table:table-cell>
          <table:table-cell table:formula="of:=[.J856]/[.I856]" office:value-type="float" office:value="0.627323420074016" calcext:value-type="float">
            <text:p>0,6273234201</text:p>
          </table:table-cell>
          <table:table-cell table:formula="of:=[.D856]+[.H856]*[.K856]" office:value-type="float" office:value="3.94086158085497" calcext:value-type="float">
            <text:p>3,9408615809</text:p>
          </table:table-cell>
        </table:table-row>
        <table:table-row table:style-name="ro1">
          <table:table-cell office:value-type="float" office:value="8.2671111" calcext:value-type="float">
            <text:p>8,2671111</text:p>
          </table:table-cell>
          <table:table-cell office:value-type="float" office:value="4.450003" calcext:value-type="float">
            <text:p>4,450003</text:p>
          </table:table-cell>
          <table:table-cell office:value-type="float" office:value="8.238" calcext:value-type="float">
            <text:p>8,238</text:p>
          </table:table-cell>
          <table:table-cell office:value-type="float" office:value="4.099553" calcext:value-type="float">
            <text:p>4,099553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9913951" calcext:value-type="float">
            <text:p>0,9913951</text:p>
          </table:table-cell>
          <table:table-cell table:formula="of:=[.A857]-[.E857]" office:value-type="float" office:value="8.2668606" calcext:value-type="float">
            <text:p>8,2668606</text:p>
          </table:table-cell>
          <table:table-cell table:formula="of:=[.B857]-[.D857]" office:value-type="float" office:value="0.350449999999999" calcext:value-type="float">
            <text:p>0,35045</text:p>
          </table:table-cell>
          <table:table-cell table:formula="of:=[.A857]-[.C857]" office:value-type="float" office:value="0.0291110999999997" calcext:value-type="float">
            <text:p>0,0291111</text:p>
          </table:table-cell>
          <table:table-cell table:formula="of:=[.G857]-[.C857]" office:value-type="float" office:value="0.0288605999999998" calcext:value-type="float">
            <text:p>0,0288606</text:p>
          </table:table-cell>
          <table:table-cell table:formula="of:=[.J857]/[.I857]" office:value-type="float" office:value="0.991395034883603" calcext:value-type="float">
            <text:p>0,9913950349</text:p>
          </table:table-cell>
          <table:table-cell table:formula="of:=[.D857]+[.H857]*[.K857]" office:value-type="float" office:value="4.44698738997496" calcext:value-type="float">
            <text:p>4,44698739</text:p>
          </table:table-cell>
        </table:table-row>
        <table:table-row table:style-name="ro1">
          <table:table-cell office:value-type="float" office:value="8.2686154" calcext:value-type="float">
            <text:p>8,2686154</text:p>
          </table:table-cell>
          <table:table-cell office:value-type="float" office:value="4.450003" calcext:value-type="float">
            <text:p>4,450003</text:p>
          </table:table-cell>
          <table:table-cell office:value-type="float" office:value="8.267" calcext:value-type="float">
            <text:p>8,267</text:p>
          </table:table-cell>
          <table:table-cell office:value-type="float" office:value="4.797437" calcext:value-type="float">
            <text:p>4,797437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5343878" calcext:value-type="float">
            <text:p>0,5343878</text:p>
          </table:table-cell>
          <table:table-cell table:formula="of:=[.A858]-[.E858]" office:value-type="float" office:value="8.26786325" calcext:value-type="float">
            <text:p>8,26786325</text:p>
          </table:table-cell>
          <table:table-cell table:formula="of:=[.B858]-[.D858]" office:value-type="float" office:value="-0.347434000000001" calcext:value-type="float">
            <text:p>-0,347434</text:p>
          </table:table-cell>
          <table:table-cell table:formula="of:=[.A858]-[.C858]" office:value-type="float" office:value="0.00161540000000038" calcext:value-type="float">
            <text:p>0,0016154</text:p>
          </table:table-cell>
          <table:table-cell table:formula="of:=[.G858]-[.C858]" office:value-type="float" office:value="0.000863250000000093" calcext:value-type="float">
            <text:p>0,00086325</text:p>
          </table:table-cell>
          <table:table-cell table:formula="of:=[.J858]/[.I858]" office:value-type="float" office:value="0.534387767735478" calcext:value-type="float">
            <text:p>0,5343877677</text:p>
          </table:table-cell>
          <table:table-cell table:formula="of:=[.D858]+[.H858]*[.K858]" office:value-type="float" office:value="4.61177252030459" calcext:value-type="float">
            <text:p>4,6117725203</text:p>
          </table:table-cell>
        </table:table-row>
        <table:table-row table:style-name="ro1">
          <table:table-cell office:value-type="float" office:value="8.2706208" calcext:value-type="float">
            <text:p>8,2706208</text:p>
          </table:table-cell>
          <table:table-cell office:value-type="float" office:value="4.450003" calcext:value-type="float">
            <text:p>4,450003</text:p>
          </table:table-cell>
          <table:table-cell office:value-type="float" office:value="8.269" calcext:value-type="float">
            <text:p>8,269</text:p>
          </table:table-cell>
          <table:table-cell office:value-type="float" office:value="4.264338" calcext:value-type="float">
            <text:p>4,264338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535939" calcext:value-type="float">
            <text:p>0,535939</text:p>
          </table:table-cell>
          <table:table-cell table:formula="of:=[.A859]-[.E859]" office:value-type="float" office:value="8.26986865" calcext:value-type="float">
            <text:p>8,26986865</text:p>
          </table:table-cell>
          <table:table-cell table:formula="of:=[.B859]-[.D859]" office:value-type="float" office:value="0.185664999999999" calcext:value-type="float">
            <text:p>0,185665</text:p>
          </table:table-cell>
          <table:table-cell table:formula="of:=[.A859]-[.C859]" office:value-type="float" office:value="0.00162079999999953" calcext:value-type="float">
            <text:p>0,0016208</text:p>
          </table:table-cell>
          <table:table-cell table:formula="of:=[.G859]-[.C859]" office:value-type="float" office:value="0.000868649999999249" calcext:value-type="float">
            <text:p>0,00086865</text:p>
          </table:table-cell>
          <table:table-cell table:formula="of:=[.J859]/[.I859]" office:value-type="float" office:value="0.535939042447865" calcext:value-type="float">
            <text:p>0,5359390424</text:p>
          </table:table-cell>
          <table:table-cell table:formula="of:=[.D859]+[.H859]*[.K859]" office:value-type="float" office:value="4.36384312231608" calcext:value-type="float">
            <text:p>4,3638431223</text:p>
          </table:table-cell>
        </table:table-row>
        <table:table-row table:style-name="ro1">
          <table:table-cell office:value-type="float" office:value="8.3001535" calcext:value-type="float">
            <text:p>8,3001535</text:p>
          </table:table-cell>
          <table:table-cell office:value-type="float" office:value="4.900003" calcext:value-type="float">
            <text:p>4,900003</text:p>
          </table:table-cell>
          <table:table-cell office:value-type="float" office:value="8.271" calcext:value-type="float">
            <text:p>8,271</text:p>
          </table:table-cell>
          <table:table-cell office:value-type="float" office:value="4.549508" calcext:value-type="float">
            <text:p>4,549508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9742004" calcext:value-type="float">
            <text:p>0,9742004</text:p>
          </table:table-cell>
          <table:table-cell table:formula="of:=[.A860]-[.E860]" office:value-type="float" office:value="8.29940135" calcext:value-type="float">
            <text:p>8,29940135</text:p>
          </table:table-cell>
          <table:table-cell table:formula="of:=[.B860]-[.D860]" office:value-type="float" office:value="0.350495" calcext:value-type="float">
            <text:p>0,350495</text:p>
          </table:table-cell>
          <table:table-cell table:formula="of:=[.A860]-[.C860]" office:value-type="float" office:value="0.0291534999999996" calcext:value-type="float">
            <text:p>0,0291535</text:p>
          </table:table-cell>
          <table:table-cell table:formula="of:=[.G860]-[.C860]" office:value-type="float" office:value="0.0284013499999993" calcext:value-type="float">
            <text:p>0,02840135</text:p>
          </table:table-cell>
          <table:table-cell table:formula="of:=[.J860]/[.I860]" office:value-type="float" office:value="0.974200353302338" calcext:value-type="float">
            <text:p>0,9742003533</text:p>
          </table:table-cell>
          <table:table-cell table:formula="of:=[.D860]+[.H860]*[.K860]" office:value-type="float" office:value="4.8909603528307" calcext:value-type="float">
            <text:p>4,8909603528</text:p>
          </table:table-cell>
        </table:table-row>
        <table:table-row table:style-name="ro1">
          <table:table-cell office:value-type="float" office:value="8.3016573" calcext:value-type="float">
            <text:p>8,3016573</text:p>
          </table:table-cell>
          <table:table-cell office:value-type="float" office:value="4.900003" calcext:value-type="float">
            <text:p>4,900003</text:p>
          </table:table-cell>
          <table:table-cell office:value-type="float" office:value="8.3" calcext:value-type="float">
            <text:p>8,3</text:p>
          </table:table-cell>
          <table:table-cell office:value-type="float" office:value="5.241456" calcext:value-type="float">
            <text:p>5,241456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5461594" calcext:value-type="float">
            <text:p>0,5461594</text:p>
          </table:table-cell>
          <table:table-cell table:formula="of:=[.A861]-[.E861]" office:value-type="float" office:value="8.30090515" calcext:value-type="float">
            <text:p>8,30090515</text:p>
          </table:table-cell>
          <table:table-cell table:formula="of:=[.B861]-[.D861]" office:value-type="float" office:value="-0.341453" calcext:value-type="float">
            <text:p>-0,341453</text:p>
          </table:table-cell>
          <table:table-cell table:formula="of:=[.A861]-[.C861]" office:value-type="float" office:value="0.00165729999999975" calcext:value-type="float">
            <text:p>0,0016573</text:p>
          </table:table-cell>
          <table:table-cell table:formula="of:=[.G861]-[.C861]" office:value-type="float" office:value="0.000905149999999466" calcext:value-type="float">
            <text:p>0,00090515</text:p>
          </table:table-cell>
          <table:table-cell table:formula="of:=[.J861]/[.I861]" office:value-type="float" office:value="0.546159415917216" calcext:value-type="float">
            <text:p>0,5461594159</text:p>
          </table:table-cell>
          <table:table-cell table:formula="of:=[.D861]+[.H861]*[.K861]" office:value-type="float" office:value="5.05496822895682" calcext:value-type="float">
            <text:p>5,054968229</text:p>
          </table:table-cell>
        </table:table-row>
        <table:table-row table:style-name="ro1">
          <table:table-cell office:value-type="float" office:value="8.3031614" calcext:value-type="float">
            <text:p>8,3031614</text:p>
          </table:table-cell>
          <table:table-cell office:value-type="float" office:value="4.900003" calcext:value-type="float">
            <text:p>4,900003</text:p>
          </table:table-cell>
          <table:table-cell office:value-type="float" office:value="8.302" calcext:value-type="float">
            <text:p>8,302</text:p>
          </table:table-cell>
          <table:table-cell office:value-type="float" office:value="4.713515" calcext:value-type="float">
            <text:p>4,713515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3524625" calcext:value-type="float">
            <text:p>0,3524625</text:p>
          </table:table-cell>
          <table:table-cell table:formula="of:=[.A862]-[.E862]" office:value-type="float" office:value="8.30240935" calcext:value-type="float">
            <text:p>8,30240935</text:p>
          </table:table-cell>
          <table:table-cell table:formula="of:=[.B862]-[.D862]" office:value-type="float" office:value="0.186488" calcext:value-type="float">
            <text:p>0,186488</text:p>
          </table:table-cell>
          <table:table-cell table:formula="of:=[.A862]-[.C862]" office:value-type="float" office:value="0.00116140000000087" calcext:value-type="float">
            <text:p>0,0011614</text:p>
          </table:table-cell>
          <table:table-cell table:formula="of:=[.G862]-[.C862]" office:value-type="float" office:value="0.000409350000001751" calcext:value-type="float">
            <text:p>0,00040935</text:p>
          </table:table-cell>
          <table:table-cell table:formula="of:=[.J862]/[.I862]" office:value-type="float" office:value="0.352462545205309" calcext:value-type="float">
            <text:p>0,3524625452</text:p>
          </table:table-cell>
          <table:table-cell table:formula="of:=[.D862]+[.H862]*[.K862]" office:value-type="float" office:value="4.77924503513025" calcext:value-type="float">
            <text:p>4,7792450351</text:p>
          </table:table-cell>
        </table:table-row>
        <table:table-row table:style-name="ro1">
          <table:table-cell office:value-type="float" office:value="8.3054068" calcext:value-type="float">
            <text:p>8,3054068</text:p>
          </table:table-cell>
          <table:table-cell office:value-type="float" office:value="4.900003" calcext:value-type="float">
            <text:p>4,900003</text:p>
          </table:table-cell>
          <table:table-cell office:value-type="float" office:value="8.303" calcext:value-type="float">
            <text:p>8,303</text:p>
          </table:table-cell>
          <table:table-cell office:value-type="float" office:value="4.965733" calcext:value-type="float">
            <text:p>4,965733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6875312" calcext:value-type="float">
            <text:p>0,6875312</text:p>
          </table:table-cell>
          <table:table-cell table:formula="of:=[.A863]-[.E863]" office:value-type="float" office:value="8.30465475" calcext:value-type="float">
            <text:p>8,30465475</text:p>
          </table:table-cell>
          <table:table-cell table:formula="of:=[.B863]-[.D863]" office:value-type="float" office:value="-0.0657300000000003" calcext:value-type="float">
            <text:p>-0,06573</text:p>
          </table:table-cell>
          <table:table-cell table:formula="of:=[.A863]-[.C863]" office:value-type="float" office:value="0.00240679999999926" calcext:value-type="float">
            <text:p>0,0024068</text:p>
          </table:table-cell>
          <table:table-cell table:formula="of:=[.G863]-[.C863]" office:value-type="float" office:value="0.00165475000000015" calcext:value-type="float">
            <text:p>0,00165475</text:p>
          </table:table-cell>
          <table:table-cell table:formula="of:=[.J863]/[.I863]" office:value-type="float" office:value="0.687531161708765" calcext:value-type="float">
            <text:p>0,6875311617</text:p>
          </table:table-cell>
          <table:table-cell table:formula="of:=[.D863]+[.H863]*[.K863]" office:value-type="float" office:value="4.92054157674088" calcext:value-type="float">
            <text:p>4,9205415767</text:p>
          </table:table-cell>
        </table:table-row>
        <table:table-row table:style-name="ro1">
          <table:table-cell office:value-type="float" office:value="8.3059081" calcext:value-type="float">
            <text:p>8,3059081</text:p>
          </table:table-cell>
          <table:table-cell office:value-type="float" office:value="5.050003" calcext:value-type="float">
            <text:p>5,050003</text:p>
          </table:table-cell>
          <table:table-cell office:value-type="float" office:value="8.305" calcext:value-type="float">
            <text:p>8,305</text:p>
          </table:table-cell>
          <table:table-cell office:value-type="float" office:value="4.854812" calcext:value-type="float">
            <text:p>4,8548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64]-[.E864]" office:value-type="float" office:value="8.3059081" calcext:value-type="float">
            <text:p>8,3059081</text:p>
          </table:table-cell>
          <table:table-cell table:formula="of:=[.B864]-[.D864]" office:value-type="float" office:value="0.195191" calcext:value-type="float">
            <text:p>0,195191</text:p>
          </table:table-cell>
          <table:table-cell table:formula="of:=[.A864]-[.C864]" office:value-type="float" office:value="0.000908100000000189" calcext:value-type="float">
            <text:p>0,0009081</text:p>
          </table:table-cell>
          <table:table-cell table:formula="of:=[.G864]-[.C864]" office:value-type="float" office:value="0.000908100000000189" calcext:value-type="float">
            <text:p>0,0009081</text:p>
          </table:table-cell>
          <table:table-cell table:formula="of:=[.J864]/[.I864]" office:value-type="float" office:value="1" calcext:value-type="float">
            <text:p>1</text:p>
          </table:table-cell>
          <table:table-cell table:formula="of:=[.D864]+[.H864]*[.K864]" office:value-type="float" office:value="5.050003" calcext:value-type="float">
            <text:p>5,050003</text:p>
          </table:table-cell>
        </table:table-row>
        <table:table-row table:style-name="ro1">
          <table:table-cell office:value-type="float" office:value="8.3064091" calcext:value-type="float">
            <text:p>8,3064091</text:p>
          </table:table-cell>
          <table:table-cell office:value-type="float" office:value="5.050003" calcext:value-type="float">
            <text:p>5,050003</text:p>
          </table:table-cell>
          <table:table-cell office:value-type="float" office:value="8.306" calcext:value-type="float">
            <text:p>8,306</text:p>
          </table:table-cell>
          <table:table-cell office:value-type="float" office:value="5.245194" calcext:value-type="float">
            <text:p>5,245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65]-[.E865]" office:value-type="float" office:value="8.3064091" calcext:value-type="float">
            <text:p>8,3064091</text:p>
          </table:table-cell>
          <table:table-cell table:formula="of:=[.B865]-[.D865]" office:value-type="float" office:value="-0.195190999999999" calcext:value-type="float">
            <text:p>-0,195191</text:p>
          </table:table-cell>
          <table:table-cell table:formula="of:=[.A865]-[.C865]" office:value-type="float" office:value="0.000409100000000606" calcext:value-type="float">
            <text:p>0,0004091</text:p>
          </table:table-cell>
          <table:table-cell table:formula="of:=[.G865]-[.C865]" office:value-type="float" office:value="0.000409100000000606" calcext:value-type="float">
            <text:p>0,0004091</text:p>
          </table:table-cell>
          <table:table-cell table:formula="of:=[.J865]/[.I865]" office:value-type="float" office:value="1" calcext:value-type="float">
            <text:p>1</text:p>
          </table:table-cell>
          <table:table-cell table:formula="of:=[.D865]+[.H865]*[.K865]" office:value-type="float" office:value="5.050003" calcext:value-type="float">
            <text:p>5,050003</text:p>
          </table:table-cell>
        </table:table-row>
        <table:table-row table:style-name="ro1">
          <table:table-cell office:value-type="float" office:value="8.3134286" calcext:value-type="float">
            <text:p>8,3134286</text:p>
          </table:table-cell>
          <table:table-cell office:value-type="float" office:value="5.050003" calcext:value-type="float">
            <text:p>5,050003</text:p>
          </table:table-cell>
          <table:table-cell office:value-type="float" office:value="8.306" calcext:value-type="float">
            <text:p>8,306</text:p>
          </table:table-cell>
          <table:table-cell office:value-type="float" office:value="4.854812" calcext:value-type="float">
            <text:p>4,8548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66]-[.E866]" office:value-type="float" office:value="8.3134286" calcext:value-type="float">
            <text:p>8,3134286</text:p>
          </table:table-cell>
          <table:table-cell table:formula="of:=[.B866]-[.D866]" office:value-type="float" office:value="0.195191" calcext:value-type="float">
            <text:p>0,195191</text:p>
          </table:table-cell>
          <table:table-cell table:formula="of:=[.A866]-[.C866]" office:value-type="float" office:value="0.00742860000000078" calcext:value-type="float">
            <text:p>0,0074286</text:p>
          </table:table-cell>
          <table:table-cell table:formula="of:=[.G866]-[.C866]" office:value-type="float" office:value="0.00742860000000078" calcext:value-type="float">
            <text:p>0,0074286</text:p>
          </table:table-cell>
          <table:table-cell table:formula="of:=[.J866]/[.I866]" office:value-type="float" office:value="1" calcext:value-type="float">
            <text:p>1</text:p>
          </table:table-cell>
          <table:table-cell table:formula="of:=[.D866]+[.H866]*[.K866]" office:value-type="float" office:value="5.050003" calcext:value-type="float">
            <text:p>5,050003</text:p>
          </table:table-cell>
        </table:table-row>
        <table:table-row table:style-name="ro1">
          <table:table-cell office:value-type="float" office:value="8.3344882" calcext:value-type="float">
            <text:p>8,3344882</text:p>
          </table:table-cell>
          <table:table-cell office:value-type="float" office:value="4.85" calcext:value-type="float">
            <text:p>4,85</text:p>
          </table:table-cell>
          <table:table-cell office:value-type="float" office:value="8.313" calcext:value-type="float">
            <text:p>8,313</text:p>
          </table:table-cell>
          <table:table-cell office:value-type="float" office:value="5.245194" calcext:value-type="float">
            <text:p>5,245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67]-[.E867]" office:value-type="float" office:value="8.3344882" calcext:value-type="float">
            <text:p>8,3344882</text:p>
          </table:table-cell>
          <table:table-cell table:formula="of:=[.B867]-[.D867]" office:value-type="float" office:value="-0.395194" calcext:value-type="float">
            <text:p>-0,395194</text:p>
          </table:table-cell>
          <table:table-cell table:formula="of:=[.A867]-[.C867]" office:value-type="float" office:value="0.0214881999999985" calcext:value-type="float">
            <text:p>0,0214882</text:p>
          </table:table-cell>
          <table:table-cell table:formula="of:=[.G867]-[.C867]" office:value-type="float" office:value="0.0214881999999985" calcext:value-type="float">
            <text:p>0,0214882</text:p>
          </table:table-cell>
          <table:table-cell table:formula="of:=[.J867]/[.I867]" office:value-type="float" office:value="1" calcext:value-type="float">
            <text:p>1</text:p>
          </table:table-cell>
          <table:table-cell table:formula="of:=[.D867]+[.H867]*[.K867]" office:value-type="float" office:value="4.85" calcext:value-type="float">
            <text:p>4,85</text:p>
          </table:table-cell>
        </table:table-row>
        <table:table-row table:style-name="ro1">
          <table:table-cell office:value-type="float" office:value="8.3364935" calcext:value-type="float">
            <text:p>8,3364935</text:p>
          </table:table-cell>
          <table:table-cell office:value-type="float" office:value="4.85" calcext:value-type="float">
            <text:p>4,85</text:p>
          </table:table-cell>
          <table:table-cell office:value-type="float" office:value="8.334" calcext:value-type="float">
            <text:p>8,334</text:p>
          </table:table-cell>
          <table:table-cell office:value-type="float" office:value="4.454805" calcext:value-type="float">
            <text:p>4,454805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98456" calcext:value-type="float">
            <text:p>0,698456</text:p>
          </table:table-cell>
          <table:table-cell table:formula="of:=[.A868]-[.E868]" office:value-type="float" office:value="8.3357416" calcext:value-type="float">
            <text:p>8,3357416</text:p>
          </table:table-cell>
          <table:table-cell table:formula="of:=[.B868]-[.D868]" office:value-type="float" office:value="0.395194999999999" calcext:value-type="float">
            <text:p>0,395195</text:p>
          </table:table-cell>
          <table:table-cell table:formula="of:=[.A868]-[.C868]" office:value-type="float" office:value="0.00249349999999993" calcext:value-type="float">
            <text:p>0,0024935</text:p>
          </table:table-cell>
          <table:table-cell table:formula="of:=[.G868]-[.C868]" office:value-type="float" office:value="0.00174160000000079" calcext:value-type="float">
            <text:p>0,0017416</text:p>
          </table:table-cell>
          <table:table-cell table:formula="of:=[.J868]/[.I868]" office:value-type="float" office:value="0.698455985562799" calcext:value-type="float">
            <text:p>0,6984559856</text:p>
          </table:table-cell>
          <table:table-cell table:formula="of:=[.D868]+[.H868]*[.K868]" office:value-type="float" office:value="4.73083131321449" calcext:value-type="float">
            <text:p>4,7308313132</text:p>
          </table:table-cell>
        </table:table-row>
        <table:table-row table:style-name="ro1">
          <table:table-cell office:value-type="float" office:value="8.3384991" calcext:value-type="float">
            <text:p>8,3384991</text:p>
          </table:table-cell>
          <table:table-cell office:value-type="float" office:value="4.7" calcext:value-type="float">
            <text:p>4,7</text:p>
          </table:table-cell>
          <table:table-cell office:value-type="float" office:value="8.336" calcext:value-type="float">
            <text:p>8,336</text:p>
          </table:table-cell>
          <table:table-cell office:value-type="float" office:value="5.126026" calcext:value-type="float">
            <text:p>5,126026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991317" calcext:value-type="float">
            <text:p>0,6991317</text:p>
          </table:table-cell>
          <table:table-cell table:formula="of:=[.A869]-[.E869]" office:value-type="float" office:value="8.3377472" calcext:value-type="float">
            <text:p>8,3377472</text:p>
          </table:table-cell>
          <table:table-cell table:formula="of:=[.B869]-[.D869]" office:value-type="float" office:value="-0.426026" calcext:value-type="float">
            <text:p>-0,426026</text:p>
          </table:table-cell>
          <table:table-cell table:formula="of:=[.A869]-[.C869]" office:value-type="float" office:value="0.00249909999999964" calcext:value-type="float">
            <text:p>0,0024991</text:p>
          </table:table-cell>
          <table:table-cell table:formula="of:=[.G869]-[.C869]" office:value-type="float" office:value="0.0017472000000005" calcext:value-type="float">
            <text:p>0,0017472</text:p>
          </table:table-cell>
          <table:table-cell table:formula="of:=[.J869]/[.I869]" office:value-type="float" office:value="0.699131687407768" calcext:value-type="float">
            <text:p>0,6991316874</text:p>
          </table:table-cell>
          <table:table-cell table:formula="of:=[.D869]+[.H869]*[.K869]" office:value-type="float" office:value="4.82817772374042" calcext:value-type="float">
            <text:p>4,8281777237</text:p>
          </table:table-cell>
        </table:table-row>
        <table:table-row table:style-name="ro1">
          <table:table-cell office:value-type="float" office:value="8.3395021" calcext:value-type="float">
            <text:p>8,3395021</text:p>
          </table:table-cell>
          <table:table-cell office:value-type="float" office:value="4.7" calcext:value-type="float">
            <text:p>4,7</text:p>
          </table:table-cell>
          <table:table-cell office:value-type="float" office:value="8.338" calcext:value-type="float">
            <text:p>8,338</text:p>
          </table:table-cell>
          <table:table-cell office:value-type="float" office:value="4.402152" calcext:value-type="float">
            <text:p>4,402152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330671" calcext:value-type="float">
            <text:p>0,8330671</text:p>
          </table:table-cell>
          <table:table-cell table:formula="of:=[.A870]-[.E870]" office:value-type="float" office:value="8.33925135" calcext:value-type="float">
            <text:p>8,33925135</text:p>
          </table:table-cell>
          <table:table-cell table:formula="of:=[.B870]-[.D870]" office:value-type="float" office:value="0.297848" calcext:value-type="float">
            <text:p>0,297848</text:p>
          </table:table-cell>
          <table:table-cell table:formula="of:=[.A870]-[.C870]" office:value-type="float" office:value="0.00150210000000151" calcext:value-type="float">
            <text:p>0,0015021</text:p>
          </table:table-cell>
          <table:table-cell table:formula="of:=[.G870]-[.C870]" office:value-type="float" office:value="0.0012513500000022" calcext:value-type="float">
            <text:p>0,00125135</text:p>
          </table:table-cell>
          <table:table-cell table:formula="of:=[.J870]/[.I870]" office:value-type="float" office:value="0.833067039478697" calcext:value-type="float">
            <text:p>0,8330670395</text:p>
          </table:table-cell>
          <table:table-cell table:formula="of:=[.D870]+[.H870]*[.K870]" office:value-type="float" office:value="4.65027935157465" calcext:value-type="float">
            <text:p>4,6502793516</text:p>
          </table:table-cell>
        </table:table-row>
        <table:table-row table:style-name="ro1">
          <table:table-cell office:value-type="float" office:value="8.3405044" calcext:value-type="float">
            <text:p>8,3405044</text:p>
          </table:table-cell>
          <table:table-cell office:value-type="float" office:value="4.7" calcext:value-type="float">
            <text:p>4,7</text:p>
          </table:table-cell>
          <table:table-cell office:value-type="float" office:value="8.34" calcext:value-type="float">
            <text:p>8,34</text:p>
          </table:table-cell>
          <table:table-cell office:value-type="float" office:value="4.948127" calcext:value-type="float">
            <text:p>4,948127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5028747" calcext:value-type="float">
            <text:p>0,5028747</text:p>
          </table:table-cell>
          <table:table-cell table:formula="of:=[.A871]-[.E871]" office:value-type="float" office:value="8.34025365" calcext:value-type="float">
            <text:p>8,34025365</text:p>
          </table:table-cell>
          <table:table-cell table:formula="of:=[.B871]-[.D871]" office:value-type="float" office:value="-0.248126999999999" calcext:value-type="float">
            <text:p>-0,248127</text:p>
          </table:table-cell>
          <table:table-cell table:formula="of:=[.A871]-[.C871]" office:value-type="float" office:value="0.000504400000000516" calcext:value-type="float">
            <text:p>0,0005044</text:p>
          </table:table-cell>
          <table:table-cell table:formula="of:=[.G871]-[.C871]" office:value-type="float" office:value="0.000253650000001215" calcext:value-type="float">
            <text:p>0,00025365</text:p>
          </table:table-cell>
          <table:table-cell table:formula="of:=[.J871]/[.I871]" office:value-type="float" office:value="0.502874702618866" calcext:value-type="float">
            <text:p>0,5028747026</text:p>
          </table:table-cell>
          <table:table-cell table:formula="of:=[.D871]+[.H871]*[.K871]" office:value-type="float" office:value="4.82335020866329" calcext:value-type="float">
            <text:p>4,8233502087</text:p>
          </table:table-cell>
        </table:table-row>
        <table:table-row table:style-name="ro1">
          <table:table-cell office:value-type="float" office:value="8.3410059" calcext:value-type="float">
            <text:p>8,3410059</text:p>
          </table:table-cell>
          <table:table-cell office:value-type="float" office:value="4.7" calcext:value-type="float">
            <text:p>4,7</text:p>
          </table:table-cell>
          <table:table-cell office:value-type="float" office:value="8.341" calcext:value-type="float">
            <text:p>8,341</text:p>
          </table:table-cell>
          <table:table-cell office:value-type="float" office:value="4.575223" calcext:value-type="float">
            <text:p>4,5752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72]-[.E872]" office:value-type="float" office:value="8.3410059" calcext:value-type="float">
            <text:p>8,3410059</text:p>
          </table:table-cell>
          <table:table-cell table:formula="of:=[.B872]-[.D872]" office:value-type="float" office:value="0.124777" calcext:value-type="float">
            <text:p>0,124777</text:p>
          </table:table-cell>
          <table:table-cell table:formula="of:=[.A872]-[.C872]" office:value-type="float" office:value="0.00000590000000144642" calcext:value-type="float">
            <text:p>0,0000059</text:p>
          </table:table-cell>
          <table:table-cell table:formula="of:=[.G872]-[.C872]" office:value-type="float" office:value="0.00000590000000144642" calcext:value-type="float">
            <text:p>0,0000059</text:p>
          </table:table-cell>
          <table:table-cell table:formula="of:=[.J872]/[.I872]" office:value-type="float" office:value="1" calcext:value-type="float">
            <text:p>1</text:p>
          </table:table-cell>
          <table:table-cell table:formula="of:=[.D872]+[.H872]*[.K872]" office:value-type="float" office:value="4.7" calcext:value-type="float">
            <text:p>4,7</text:p>
          </table:table-cell>
        </table:table-row>
        <table:table-row table:style-name="ro1">
          <table:table-cell office:value-type="float" office:value="8.3685786" calcext:value-type="float">
            <text:p>8,3685786</text:p>
          </table:table-cell>
          <table:table-cell office:value-type="float" office:value="4.4" calcext:value-type="float">
            <text:p>4,4</text:p>
          </table:table-cell>
          <table:table-cell office:value-type="float" office:value="8.341" calcext:value-type="float">
            <text:p>8,341</text:p>
          </table:table-cell>
          <table:table-cell office:value-type="float" office:value="4.824777" calcext:value-type="float">
            <text:p>4,8247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73]-[.E873]" office:value-type="float" office:value="8.3685786" calcext:value-type="float">
            <text:p>8,3685786</text:p>
          </table:table-cell>
          <table:table-cell table:formula="of:=[.B873]-[.D873]" office:value-type="float" office:value="-0.424777" calcext:value-type="float">
            <text:p>-0,424777</text:p>
          </table:table-cell>
          <table:table-cell table:formula="of:=[.A873]-[.C873]" office:value-type="float" office:value="0.0275786" calcext:value-type="float">
            <text:p>0,0275786</text:p>
          </table:table-cell>
          <table:table-cell table:formula="of:=[.G873]-[.C873]" office:value-type="float" office:value="0.0275786" calcext:value-type="float">
            <text:p>0,0275786</text:p>
          </table:table-cell>
          <table:table-cell table:formula="of:=[.J873]/[.I873]" office:value-type="float" office:value="1" calcext:value-type="float">
            <text:p>1</text:p>
          </table:table-cell>
          <table:table-cell table:formula="of:=[.D873]+[.H873]*[.K873]"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8.3700824" calcext:value-type="float">
            <text:p>8,3700824</text:p>
          </table:table-cell>
          <table:table-cell office:value-type="float" office:value="4.4" calcext:value-type="float">
            <text:p>4,4</text:p>
          </table:table-cell>
          <table:table-cell office:value-type="float" office:value="8.369" calcext:value-type="float">
            <text:p>8,369</text:p>
          </table:table-cell>
          <table:table-cell office:value-type="float" office:value="3.975223" calcext:value-type="float">
            <text:p>3,975223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5370011" calcext:value-type="float">
            <text:p>0,5370011</text:p>
          </table:table-cell>
          <table:table-cell table:formula="of:=[.A874]-[.E874]" office:value-type="float" office:value="8.36958125" calcext:value-type="float">
            <text:p>8,36958125</text:p>
          </table:table-cell>
          <table:table-cell table:formula="of:=[.B874]-[.D874]" office:value-type="float" office:value="0.424777000000001" calcext:value-type="float">
            <text:p>0,424777</text:p>
          </table:table-cell>
          <table:table-cell table:formula="of:=[.A874]-[.C874]" office:value-type="float" office:value="0.00108239999999959" calcext:value-type="float">
            <text:p>0,0010824</text:p>
          </table:table-cell>
          <table:table-cell table:formula="of:=[.G874]-[.C874]" office:value-type="float" office:value="0.000581249999999756" calcext:value-type="float">
            <text:p>0,00058125</text:p>
          </table:table-cell>
          <table:table-cell table:formula="of:=[.J874]/[.I874]" office:value-type="float" office:value="0.537001108647425" calcext:value-type="float">
            <text:p>0,5370011086</text:p>
          </table:table-cell>
          <table:table-cell table:formula="of:=[.D874]+[.H874]*[.K874]" office:value-type="float" office:value="4.20332871992793" calcext:value-type="float">
            <text:p>4,2033287199</text:p>
          </table:table-cell>
        </table:table-row>
        <table:table-row table:style-name="ro1">
          <table:table-cell office:value-type="float" office:value="8.3715869" calcext:value-type="float">
            <text:p>8,3715869</text:p>
          </table:table-cell>
          <table:table-cell office:value-type="float" office:value="4.4" calcext:value-type="float">
            <text:p>4,4</text:p>
          </table:table-cell>
          <table:table-cell office:value-type="float" office:value="8.37" calcext:value-type="float">
            <text:p>8,37</text:p>
          </table:table-cell>
          <table:table-cell office:value-type="float" office:value="4.628105" calcext:value-type="float">
            <text:p>4,628105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6841956" calcext:value-type="float">
            <text:p>0,6841956</text:p>
          </table:table-cell>
          <table:table-cell table:formula="of:=[.A875]-[.E875]" office:value-type="float" office:value="8.37108575" calcext:value-type="float">
            <text:p>8,37108575</text:p>
          </table:table-cell>
          <table:table-cell table:formula="of:=[.B875]-[.D875]" office:value-type="float" office:value="-0.228104999999999" calcext:value-type="float">
            <text:p>-0,228105</text:p>
          </table:table-cell>
          <table:table-cell table:formula="of:=[.A875]-[.C875]" office:value-type="float" office:value="0.00158690000000128" calcext:value-type="float">
            <text:p>0,0015869</text:p>
          </table:table-cell>
          <table:table-cell table:formula="of:=[.G875]-[.C875]" office:value-type="float" office:value="0.00108575000000144" calcext:value-type="float">
            <text:p>0,00108575</text:p>
          </table:table-cell>
          <table:table-cell table:formula="of:=[.J875]/[.I875]" office:value-type="float" office:value="0.684195601487532" calcext:value-type="float">
            <text:p>0,6841956015</text:p>
          </table:table-cell>
          <table:table-cell table:formula="of:=[.D875]+[.H875]*[.K875]" office:value-type="float" office:value="4.47203656232269" calcext:value-type="float">
            <text:p>4,4720365623</text:p>
          </table:table-cell>
        </table:table-row>
        <table:table-row table:style-name="ro1">
          <table:table-cell office:value-type="float" office:value="8.3725897" calcext:value-type="float">
            <text:p>8,3725897</text:p>
          </table:table-cell>
          <table:table-cell office:value-type="float" office:value="4.25" calcext:value-type="float">
            <text:p>4,25</text:p>
          </table:table-cell>
          <table:table-cell office:value-type="float" office:value="8.372" calcext:value-type="float">
            <text:p>8,372</text:p>
          </table:table-cell>
          <table:table-cell office:value-type="float" office:value="4.243931" calcext:value-type="float">
            <text:p>4,243931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5752078" calcext:value-type="float">
            <text:p>0,5752078</text:p>
          </table:table-cell>
          <table:table-cell table:formula="of:=[.A876]-[.E876]" office:value-type="float" office:value="8.3723392" calcext:value-type="float">
            <text:p>8,3723392</text:p>
          </table:table-cell>
          <table:table-cell table:formula="of:=[.B876]-[.D876]" office:value-type="float" office:value="0.0060690000000001" calcext:value-type="float">
            <text:p>0,006069</text:p>
          </table:table-cell>
          <table:table-cell table:formula="of:=[.A876]-[.C876]" office:value-type="float" office:value="0.000589700000000804" calcext:value-type="float">
            <text:p>0,0005897</text:p>
          </table:table-cell>
          <table:table-cell table:formula="of:=[.G876]-[.C876]" office:value-type="float" office:value="0.000339200000000872" calcext:value-type="float">
            <text:p>0,0003392</text:p>
          </table:table-cell>
          <table:table-cell table:formula="of:=[.J876]/[.I876]" office:value-type="float" office:value="0.575207732746159" calcext:value-type="float">
            <text:p>0,5752077327</text:p>
          </table:table-cell>
          <table:table-cell table:formula="of:=[.D876]+[.H876]*[.K876]" office:value-type="float" office:value="4.24742193573004" calcext:value-type="float">
            <text:p>4,2474219357</text:p>
          </table:table-cell>
        </table:table-row>
        <table:table-row table:style-name="ro1">
          <table:table-cell office:value-type="float" office:value="8.3730912" calcext:value-type="float">
            <text:p>8,3730912</text:p>
          </table:table-cell>
          <table:table-cell office:value-type="float" office:value="4.25" calcext:value-type="float">
            <text:p>4,25</text:p>
          </table:table-cell>
          <table:table-cell office:value-type="float" office:value="8.373" calcext:value-type="float">
            <text:p>8,373</text:p>
          </table:table-cell>
          <table:table-cell office:value-type="float" office:value="4.25349" calcext:value-type="float">
            <text:p>4,253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77]-[.E877]" office:value-type="float" office:value="8.3730912" calcext:value-type="float">
            <text:p>8,3730912</text:p>
          </table:table-cell>
          <table:table-cell table:formula="of:=[.B877]-[.D877]" office:value-type="float" office:value="-0.00349000000000022" calcext:value-type="float">
            <text:p>-0,00349</text:p>
          </table:table-cell>
          <table:table-cell table:formula="of:=[.A877]-[.C877]" office:value-type="float" office:value="0.000091199999999958" calcext:value-type="float">
            <text:p>0,0000912</text:p>
          </table:table-cell>
          <table:table-cell table:formula="of:=[.G877]-[.C877]" office:value-type="float" office:value="0.000091199999999958" calcext:value-type="float">
            <text:p>0,0000912</text:p>
          </table:table-cell>
          <table:table-cell table:formula="of:=[.J877]/[.I877]" office:value-type="float" office:value="1" calcext:value-type="float">
            <text:p>1</text:p>
          </table:table-cell>
          <table:table-cell table:formula="of:=[.D877]+[.H877]*[.K877]" office:value-type="float" office:value="4.25" calcext:value-type="float">
            <text:p>4,25</text:p>
          </table:table-cell>
        </table:table-row>
        <table:table-row table:style-name="ro1">
          <table:table-cell office:value-type="float" office:value="8.3730912" calcext:value-type="float">
            <text:p>8,3730912</text:p>
          </table:table-cell>
          <table:table-cell office:value-type="float" office:value="4.25" calcext:value-type="float">
            <text:p>4,25</text:p>
          </table:table-cell>
          <table:table-cell office:value-type="float" office:value="8.373" calcext:value-type="float">
            <text:p>8,373</text:p>
          </table:table-cell>
          <table:table-cell office:value-type="float" office:value="4.246509" calcext:value-type="float">
            <text:p>4,2465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78]-[.E878]" office:value-type="float" office:value="8.3730912" calcext:value-type="float">
            <text:p>8,3730912</text:p>
          </table:table-cell>
          <table:table-cell table:formula="of:=[.B878]-[.D878]" office:value-type="float" office:value="0.00349100000000035" calcext:value-type="float">
            <text:p>0,003491</text:p>
          </table:table-cell>
          <table:table-cell table:formula="of:=[.A878]-[.C878]" office:value-type="float" office:value="0.000091199999999958" calcext:value-type="float">
            <text:p>0,0000912</text:p>
          </table:table-cell>
          <table:table-cell table:formula="of:=[.G878]-[.C878]" office:value-type="float" office:value="0.000091199999999958" calcext:value-type="float">
            <text:p>0,0000912</text:p>
          </table:table-cell>
          <table:table-cell table:formula="of:=[.J878]/[.I878]" office:value-type="float" office:value="1" calcext:value-type="float">
            <text:p>1</text:p>
          </table:table-cell>
          <table:table-cell table:formula="of:=[.D878]+[.H878]*[.K878]" office:value-type="float" office:value="4.25" calcext:value-type="float">
            <text:p>4,25</text:p>
          </table:table-cell>
        </table:table-row>
        <table:table-row table:style-name="ro1">
          <table:table-cell office:value-type="float" office:value="8.4020233" calcext:value-type="float">
            <text:p>8,4020233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8.373" calcext:value-type="float">
            <text:p>8,373</text:p>
          </table:table-cell>
          <table:table-cell office:value-type="float" office:value="4.25349" calcext:value-type="float">
            <text:p>4,253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79]-[.E879]" office:value-type="float" office:value="8.4020233" calcext:value-type="float">
            <text:p>8,4020233</text:p>
          </table:table-cell>
          <table:table-cell table:formula="of:=[.B879]-[.D879]" office:value-type="float" office:value="-0.303491" calcext:value-type="float">
            <text:p>-0,303491</text:p>
          </table:table-cell>
          <table:table-cell table:formula="of:=[.A879]-[.C879]" office:value-type="float" office:value="0.0290233000000004" calcext:value-type="float">
            <text:p>0,0290233</text:p>
          </table:table-cell>
          <table:table-cell table:formula="of:=[.G879]-[.C879]" office:value-type="float" office:value="0.0290233000000004" calcext:value-type="float">
            <text:p>0,0290233</text:p>
          </table:table-cell>
          <table:table-cell table:formula="of:=[.J879]/[.I879]" office:value-type="float" office:value="1" calcext:value-type="float">
            <text:p>1</text:p>
          </table:table-cell>
          <table:table-cell table:formula="of:=[.D879]+[.H879]*[.K879]" office:value-type="float" office:value="3.949999" calcext:value-type="float">
            <text:p>3,949999</text:p>
          </table:table-cell>
        </table:table-row>
        <table:table-row table:style-name="ro1">
          <table:table-cell office:value-type="float" office:value="8.4030254" calcext:value-type="float">
            <text:p>8,4030254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8.402" calcext:value-type="float">
            <text:p>8,402</text:p>
          </table:table-cell>
          <table:table-cell office:value-type="float" office:value="3.646508" calcext:value-type="float">
            <text:p>3,64650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555588" calcext:value-type="float">
            <text:p>0,7555588</text:p>
          </table:table-cell>
          <table:table-cell table:formula="of:=[.A880]-[.E880]" office:value-type="float" office:value="8.40277475" calcext:value-type="float">
            <text:p>8,40277475</text:p>
          </table:table-cell>
          <table:table-cell table:formula="of:=[.B880]-[.D880]" office:value-type="float" office:value="0.303491" calcext:value-type="float">
            <text:p>0,303491</text:p>
          </table:table-cell>
          <table:table-cell table:formula="of:=[.A880]-[.C880]" office:value-type="float" office:value="0.0010254000000014" calcext:value-type="float">
            <text:p>0,0010254</text:p>
          </table:table-cell>
          <table:table-cell table:formula="of:=[.G880]-[.C880]" office:value-type="float" office:value="0.00077475000000149" calcext:value-type="float">
            <text:p>0,00077475</text:p>
          </table:table-cell>
          <table:table-cell table:formula="of:=[.J880]/[.I880]" office:value-type="float" office:value="0.755558806319908" calcext:value-type="float">
            <text:p>0,7555588063</text:p>
          </table:table-cell>
          <table:table-cell table:formula="of:=[.D880]+[.H880]*[.K880]" office:value-type="float" office:value="3.87581329768884" calcext:value-type="float">
            <text:p>3,8758132977</text:p>
          </table:table-cell>
        </table:table-row>
        <table:table-row table:style-name="ro1">
          <table:table-cell office:value-type="float" office:value="8.4050309" calcext:value-type="float">
            <text:p>8,4050309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8.403" calcext:value-type="float">
            <text:p>8,403</text:p>
          </table:table-cell>
          <table:table-cell office:value-type="float" office:value="4.179305" calcext:value-type="float">
            <text:p>4,179305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765818" calcext:value-type="float">
            <text:p>0,8765818</text:p>
          </table:table-cell>
          <table:table-cell table:formula="of:=[.A881]-[.E881]" office:value-type="float" office:value="8.40478025" calcext:value-type="float">
            <text:p>8,40478025</text:p>
          </table:table-cell>
          <table:table-cell table:formula="of:=[.B881]-[.D881]" office:value-type="float" office:value="-0.229306" calcext:value-type="float">
            <text:p>-0,229306</text:p>
          </table:table-cell>
          <table:table-cell table:formula="of:=[.A881]-[.C881]" office:value-type="float" office:value="0.00203089999999939" calcext:value-type="float">
            <text:p>0,0020309</text:p>
          </table:table-cell>
          <table:table-cell table:formula="of:=[.G881]-[.C881]" office:value-type="float" office:value="0.00178024999999948" calcext:value-type="float">
            <text:p>0,00178025</text:p>
          </table:table-cell>
          <table:table-cell table:formula="of:=[.J881]/[.I881]" office:value-type="float" office:value="0.876581811019753" calcext:value-type="float">
            <text:p>0,876581811</text:p>
          </table:table-cell>
          <table:table-cell table:formula="of:=[.D881]+[.H881]*[.K881]" office:value-type="float" office:value="3.9782995312423" calcext:value-type="float">
            <text:p>3,9782995312</text:p>
          </table:table-cell>
        </table:table-row>
        <table:table-row table:style-name="ro1">
          <table:table-cell office:value-type="float" office:value="8.407037" calcext:value-type="float">
            <text:p>8,407037</text:p>
          </table:table-cell>
          <table:table-cell office:value-type="float" office:value="3.799999" calcext:value-type="float">
            <text:p>3,799999</text:p>
          </table:table-cell>
          <table:table-cell office:value-type="float" office:value="8.405" calcext:value-type="float">
            <text:p>8,405</text:p>
          </table:table-cell>
          <table:table-cell office:value-type="float" office:value="3.748995" calcext:value-type="float">
            <text:p>3,748995</text:p>
          </table:table-cell>
          <table:table-cell office:value-type="float" office:value="0.00100305" calcext:value-type="float">
            <text:p>0,00100305</text:p>
          </table:table-cell>
          <table:table-cell office:value-type="float" office:value="0.5075847" calcext:value-type="float">
            <text:p>0,5075847</text:p>
          </table:table-cell>
          <table:table-cell table:formula="of:=[.A882]-[.E882]" office:value-type="float" office:value="8.40603395" calcext:value-type="float">
            <text:p>8,40603395</text:p>
          </table:table-cell>
          <table:table-cell table:formula="of:=[.B882]-[.D882]" office:value-type="float" office:value="0.0510040000000003" calcext:value-type="float">
            <text:p>0,051004</text:p>
          </table:table-cell>
          <table:table-cell table:formula="of:=[.A882]-[.C882]" office:value-type="float" office:value="0.0020370000000014" calcext:value-type="float">
            <text:p>0,002037</text:p>
          </table:table-cell>
          <table:table-cell table:formula="of:=[.G882]-[.C882]" office:value-type="float" office:value="0.00103395000000184" calcext:value-type="float">
            <text:p>0,00103395</text:p>
          </table:table-cell>
          <table:table-cell table:formula="of:=[.J882]/[.I882]" office:value-type="float" office:value="0.507584683358433" calcext:value-type="float">
            <text:p>0,5075846834</text:p>
          </table:table-cell>
          <table:table-cell table:formula="of:=[.D882]+[.H882]*[.K882]" office:value-type="float" office:value="3.77488384919001" calcext:value-type="float">
            <text:p>3,7748838492</text:p>
          </table:table-cell>
        </table:table-row>
        <table:table-row table:style-name="ro1">
          <table:table-cell office:value-type="float" office:value="8.408039" calcext:value-type="float">
            <text:p>8,408039</text:p>
          </table:table-cell>
          <table:table-cell office:value-type="float" office:value="3.799999" calcext:value-type="float">
            <text:p>3,799999</text:p>
          </table:table-cell>
          <table:table-cell office:value-type="float" office:value="8.407" calcext:value-type="float">
            <text:p>8,407</text:p>
          </table:table-cell>
          <table:table-cell office:value-type="float" office:value="3.825888" calcext:value-type="float">
            <text:p>3,825888</text:p>
          </table:table-cell>
          <table:table-cell office:value-type="float" office:value="0.00100305" calcext:value-type="float">
            <text:p>0,00100305</text:p>
          </table:table-cell>
          <table:table-cell office:value-type="float" office:value="0.03460057" calcext:value-type="float">
            <text:p>0,03460057</text:p>
          </table:table-cell>
          <table:table-cell table:formula="of:=[.A883]-[.E883]" office:value-type="float" office:value="8.40703595" calcext:value-type="float">
            <text:p>8,40703595</text:p>
          </table:table-cell>
          <table:table-cell table:formula="of:=[.B883]-[.D883]" office:value-type="float" office:value="-0.0258889999999998" calcext:value-type="float">
            <text:p>-0,025889</text:p>
          </table:table-cell>
          <table:table-cell table:formula="of:=[.A883]-[.C883]" office:value-type="float" office:value="0.00103900000000046" calcext:value-type="float">
            <text:p>0,001039</text:p>
          </table:table-cell>
          <table:table-cell table:formula="of:=[.G883]-[.C883]" office:value-type="float" office:value="0.000035950000000895" calcext:value-type="float">
            <text:p>0,00003595</text:p>
          </table:table-cell>
          <table:table-cell table:formula="of:=[.J883]/[.I883]" office:value-type="float" office:value="0.0346005774791908" calcext:value-type="float">
            <text:p>0,0346005775</text:p>
          </table:table-cell>
          <table:table-cell table:formula="of:=[.D883]+[.H883]*[.K883]" office:value-type="float" office:value="3.82499222564964" calcext:value-type="float">
            <text:p>3,8249922256</text:p>
          </table:table-cell>
        </table:table-row>
        <table:table-row table:style-name="ro1">
          <table:table-cell office:value-type="float" office:value="8.4090416" calcext:value-type="float">
            <text:p>8,4090416</text:p>
          </table:table-cell>
          <table:table-cell office:value-type="float" office:value="3.799999" calcext:value-type="float">
            <text:p>3,799999</text:p>
          </table:table-cell>
          <table:table-cell office:value-type="float" office:value="8.408" calcext:value-type="float">
            <text:p>8,408</text:p>
          </table:table-cell>
          <table:table-cell office:value-type="float" office:value="3.799103" calcext:value-type="float">
            <text:p>3,799103</text:p>
          </table:table-cell>
          <table:table-cell office:value-type="float" office:value="0.00025055" calcext:value-type="float">
            <text:p>0,00025055</text:p>
          </table:table-cell>
          <table:table-cell office:value-type="float" office:value="0.7594566" calcext:value-type="float">
            <text:p>0,7594566</text:p>
          </table:table-cell>
          <table:table-cell table:formula="of:=[.A884]-[.E884]" office:value-type="float" office:value="8.40879105" calcext:value-type="float">
            <text:p>8,40879105</text:p>
          </table:table-cell>
          <table:table-cell table:formula="of:=[.B884]-[.D884]" office:value-type="float" office:value="0.000896000000000008" calcext:value-type="float">
            <text:p>0,000896</text:p>
          </table:table-cell>
          <table:table-cell table:formula="of:=[.A884]-[.C884]" office:value-type="float" office:value="0.00104160000000064" calcext:value-type="float">
            <text:p>0,0010416</text:p>
          </table:table-cell>
          <table:table-cell table:formula="of:=[.G884]-[.C884]" office:value-type="float" office:value="0.000791050000000126" calcext:value-type="float">
            <text:p>0,00079105</text:p>
          </table:table-cell>
          <table:table-cell table:formula="of:=[.J884]/[.I884]" office:value-type="float" office:value="0.759456605222387" calcext:value-type="float">
            <text:p>0,7594566052</text:p>
          </table:table-cell>
          <table:table-cell table:formula="of:=[.D884]+[.H884]*[.K884]" office:value-type="float" office:value="3.79978347311828" calcext:value-type="float">
            <text:p>3,7997834731</text:p>
          </table:table-cell>
        </table:table-row>
        <table:table-row table:style-name="ro1">
          <table:table-cell office:value-type="float" office:value="8.436906" calcext:value-type="float">
            <text:p>8,436906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8.409" calcext:value-type="float">
            <text:p>8,409</text:p>
          </table:table-cell>
          <table:table-cell office:value-type="float" office:value="3.800679" calcext:value-type="float">
            <text:p>3,800679</text:p>
          </table:table-cell>
          <table:table-cell office:value-type="float" office:value="0.00025055" calcext:value-type="float">
            <text:p>0,00025055</text:p>
          </table:table-cell>
          <table:table-cell office:value-type="float" office:value="0.9910216" calcext:value-type="float">
            <text:p>0,9910216</text:p>
          </table:table-cell>
          <table:table-cell table:formula="of:=[.A885]-[.E885]" office:value-type="float" office:value="8.43665545" calcext:value-type="float">
            <text:p>8,43665545</text:p>
          </table:table-cell>
          <table:table-cell table:formula="of:=[.B885]-[.D885]" office:value-type="float" office:value="-0.30068" calcext:value-type="float">
            <text:p>-0,30068</text:p>
          </table:table-cell>
          <table:table-cell table:formula="of:=[.A885]-[.C885]" office:value-type="float" office:value="0.0279059999999998" calcext:value-type="float">
            <text:p>0,027906</text:p>
          </table:table-cell>
          <table:table-cell table:formula="of:=[.G885]-[.C885]" office:value-type="float" office:value="0.0276554499999992" calcext:value-type="float">
            <text:p>0,02765545</text:p>
          </table:table-cell>
          <table:table-cell table:formula="of:=[.J885]/[.I885]" office:value-type="float" office:value="0.991021644090858" calcext:value-type="float">
            <text:p>0,9910216441</text:p>
          </table:table-cell>
          <table:table-cell table:formula="of:=[.D885]+[.H885]*[.K885]" office:value-type="float" office:value="3.50269861205476" calcext:value-type="float">
            <text:p>3,5026986121</text:p>
          </table:table-cell>
        </table:table-row>
        <table:table-row table:style-name="ro1">
          <table:table-cell office:value-type="float" office:value="8.4379083" calcext:value-type="float">
            <text:p>8,4379083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8.437" calcext:value-type="float">
            <text:p>8,437</text:p>
          </table:table-cell>
          <table:table-cell office:value-type="float" office:value="3.202018" calcext:value-type="float">
            <text:p>3,202018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7242101" calcext:value-type="float">
            <text:p>0,7242101</text:p>
          </table:table-cell>
          <table:table-cell table:formula="of:=[.A886]-[.E886]" office:value-type="float" office:value="8.4376578" calcext:value-type="float">
            <text:p>8,4376578</text:p>
          </table:table-cell>
          <table:table-cell table:formula="of:=[.B886]-[.D886]" office:value-type="float" office:value="0.297981" calcext:value-type="float">
            <text:p>0,297981</text:p>
          </table:table-cell>
          <table:table-cell table:formula="of:=[.A886]-[.C886]" office:value-type="float" office:value="0.00090830000000075" calcext:value-type="float">
            <text:p>0,0009083</text:p>
          </table:table-cell>
          <table:table-cell table:formula="of:=[.G886]-[.C886]" office:value-type="float" office:value="0.000657800000000819" calcext:value-type="float">
            <text:p>0,0006578</text:p>
          </table:table-cell>
          <table:table-cell table:formula="of:=[.J886]/[.I886]" office:value-type="float" office:value="0.7242100627549" calcext:value-type="float">
            <text:p>0,7242100628</text:p>
          </table:table-cell>
          <table:table-cell table:formula="of:=[.D886]+[.H886]*[.K886]" office:value-type="float" office:value="3.41781883870977" calcext:value-type="float">
            <text:p>3,4178188387</text:p>
          </table:table-cell>
        </table:table-row>
        <table:table-row table:style-name="ro1">
          <table:table-cell office:value-type="float" office:value="8.4399136" calcext:value-type="float">
            <text:p>8,4399136</text:p>
          </table:table-cell>
          <table:table-cell office:value-type="float" office:value="3.349999" calcext:value-type="float">
            <text:p>3,349999</text:p>
          </table:table-cell>
          <table:table-cell office:value-type="float" office:value="8.438" calcext:value-type="float">
            <text:p>8,438</text:p>
          </table:table-cell>
          <table:table-cell office:value-type="float" office:value="3.7158" calcext:value-type="float">
            <text:p>3,7158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4760399" calcext:value-type="float">
            <text:p>0,4760399</text:p>
          </table:table-cell>
          <table:table-cell table:formula="of:=[.A887]-[.E887]" office:value-type="float" office:value="8.43891095" calcext:value-type="float">
            <text:p>8,43891095</text:p>
          </table:table-cell>
          <table:table-cell table:formula="of:=[.B887]-[.D887]" office:value-type="float" office:value="-0.365801" calcext:value-type="float">
            <text:p>-0,365801</text:p>
          </table:table-cell>
          <table:table-cell table:formula="of:=[.A887]-[.C887]" office:value-type="float" office:value="0.00191359999999996" calcext:value-type="float">
            <text:p>0,0019136</text:p>
          </table:table-cell>
          <table:table-cell table:formula="of:=[.G887]-[.C887]" office:value-type="float" office:value="0.000910949999999744" calcext:value-type="float">
            <text:p>0,00091095</text:p>
          </table:table-cell>
          <table:table-cell table:formula="of:=[.J887]/[.I887]" office:value-type="float" office:value="0.47603992474904" calcext:value-type="float">
            <text:p>0,4760399247</text:p>
          </table:table-cell>
          <table:table-cell table:formula="of:=[.D887]+[.H887]*[.K887]" office:value-type="float" office:value="3.54166411948688" calcext:value-type="float">
            <text:p>3,5416641195</text:p>
          </table:table-cell>
        </table:table-row>
        <table:table-row table:style-name="ro1">
          <table:table-cell office:value-type="float" office:value="8.4419189" calcext:value-type="float">
            <text:p>8,4419189</text:p>
          </table:table-cell>
          <table:table-cell office:value-type="float" office:value="3.349999" calcext:value-type="float">
            <text:p>3,349999</text:p>
          </table:table-cell>
          <table:table-cell office:value-type="float" office:value="8.44" calcext:value-type="float">
            <text:p>8,44</text:p>
          </table:table-cell>
          <table:table-cell office:value-type="float" office:value="3.175863" calcext:value-type="float">
            <text:p>3,175863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4774871" calcext:value-type="float">
            <text:p>0,4774871</text:p>
          </table:table-cell>
          <table:table-cell table:formula="of:=[.A888]-[.E888]" office:value-type="float" office:value="8.44091625" calcext:value-type="float">
            <text:p>8,44091625</text:p>
          </table:table-cell>
          <table:table-cell table:formula="of:=[.B888]-[.D888]" office:value-type="float" office:value="0.174136" calcext:value-type="float">
            <text:p>0,174136</text:p>
          </table:table-cell>
          <table:table-cell table:formula="of:=[.A888]-[.C888]" office:value-type="float" office:value="0.00191889999999972" calcext:value-type="float">
            <text:p>0,0019189</text:p>
          </table:table-cell>
          <table:table-cell table:formula="of:=[.G888]-[.C888]" office:value-type="float" office:value="0.000916249999999508" calcext:value-type="float">
            <text:p>0,00091625</text:p>
          </table:table-cell>
          <table:table-cell table:formula="of:=[.J888]/[.I888]" office:value-type="float" office:value="0.477487101985325" calcext:value-type="float">
            <text:p>0,477487102</text:p>
          </table:table-cell>
          <table:table-cell table:formula="of:=[.D888]+[.H888]*[.K888]" office:value-type="float" office:value="3.25901069399132" calcext:value-type="float">
            <text:p>3,259010694</text:p>
          </table:table-cell>
        </table:table-row>
        <table:table-row table:style-name="ro1">
          <table:table-cell office:value-type="float" office:value="8.4429217" calcext:value-type="float">
            <text:p>8,4429217</text:p>
          </table:table-cell>
          <table:table-cell office:value-type="float" office:value="3.349999" calcext:value-type="float">
            <text:p>3,349999</text:p>
          </table:table-cell>
          <table:table-cell office:value-type="float" office:value="8.442" calcext:value-type="float">
            <text:p>8,442</text:p>
          </table:table-cell>
          <table:table-cell office:value-type="float" office:value="3.433146" calcext:value-type="float">
            <text:p>3,433146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-0.08782686" calcext:value-type="float">
            <text:p>-0,08782686</text:p>
          </table:table-cell>
          <table:table-cell table:formula="of:=[.A889]-[.E889]" office:value-type="float" office:value="8.44191905" calcext:value-type="float">
            <text:p>8,44191905</text:p>
          </table:table-cell>
          <table:table-cell table:formula="of:=[.B889]-[.D889]" office:value-type="float" office:value="-0.0831469999999999" calcext:value-type="float">
            <text:p>-0,083147</text:p>
          </table:table-cell>
          <table:table-cell table:formula="of:=[.A889]-[.C889]" office:value-type="float" office:value="0.000921699999999248" calcext:value-type="float">
            <text:p>0,0009217</text:p>
          </table:table-cell>
          <table:table-cell table:formula="of:=[.G889]-[.C889]" office:value-type="float" office:value="-0.0000809500000009678" calcext:value-type="float">
            <text:p>-0,00008095</text:p>
          </table:table-cell>
          <table:table-cell table:formula="of:=[.J889]/[.I889]" office:value-type="float" office:value="-0.0878268417066657" calcext:value-type="float">
            <text:p>-0,0878268417</text:p>
          </table:table-cell>
          <table:table-cell table:formula="of:=[.D889]+[.H889]*[.K889]" office:value-type="float" office:value="3.44044853840738" calcext:value-type="float">
            <text:p>3,4404485384</text:p>
          </table:table-cell>
        </table:table-row>
        <table:table-row table:style-name="ro1">
          <table:table-cell office:value-type="float" office:value="8.443423" calcext:value-type="float">
            <text:p>8,443423</text:p>
          </table:table-cell>
          <table:table-cell office:value-type="float" office:value="3.349999" calcext:value-type="float">
            <text:p>3,349999</text:p>
          </table:table-cell>
          <table:table-cell office:value-type="float" office:value="8.443" calcext:value-type="float">
            <text:p>8,443</text:p>
          </table:table-cell>
          <table:table-cell office:value-type="float" office:value="3.357301" calcext:value-type="float">
            <text:p>3,357301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4074468" calcext:value-type="float">
            <text:p>0,4074468</text:p>
          </table:table-cell>
          <table:table-cell table:formula="of:=[.A890]-[.E890]" office:value-type="float" office:value="8.44317235" calcext:value-type="float">
            <text:p>8,44317235</text:p>
          </table:table-cell>
          <table:table-cell table:formula="of:=[.B890]-[.D890]" office:value-type="float" office:value="-0.00730200000000014" calcext:value-type="float">
            <text:p>-0,007302</text:p>
          </table:table-cell>
          <table:table-cell table:formula="of:=[.A890]-[.C890]" office:value-type="float" office:value="0.000422999999999618" calcext:value-type="float">
            <text:p>0,000423</text:p>
          </table:table-cell>
          <table:table-cell table:formula="of:=[.G890]-[.C890]" office:value-type="float" office:value="0.00017234999999971" calcext:value-type="float">
            <text:p>0,00017235</text:p>
          </table:table-cell>
          <table:table-cell table:formula="of:=[.J890]/[.I890]" office:value-type="float" office:value="0.407446808510321" calcext:value-type="float">
            <text:p>0,4074468085</text:p>
          </table:table-cell>
          <table:table-cell table:formula="of:=[.D890]+[.H890]*[.K890]" office:value-type="float" office:value="3.35432582340426" calcext:value-type="float">
            <text:p>3,3543258234</text:p>
          </table:table-cell>
        </table:table-row>
        <table:table-row table:style-name="ro1">
          <table:table-cell office:value-type="float" office:value="8.4714619" calcext:value-type="float">
            <text:p>8,4714619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8.443" calcext:value-type="float">
            <text:p>8,443</text:p>
          </table:table-cell>
          <table:table-cell office:value-type="float" office:value="3.347023" calcext:value-type="float">
            <text:p>3,347023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11935" calcext:value-type="float">
            <text:p>0,9911935</text:p>
          </table:table-cell>
          <table:table-cell table:formula="of:=[.A891]-[.E891]" office:value-type="float" office:value="8.47121125" calcext:value-type="float">
            <text:p>8,47121125</text:p>
          </table:table-cell>
          <table:table-cell table:formula="of:=[.B891]-[.D891]" office:value-type="float" office:value="-0.297024" calcext:value-type="float">
            <text:p>-0,297024</text:p>
          </table:table-cell>
          <table:table-cell table:formula="of:=[.A891]-[.C891]" office:value-type="float" office:value="0.0284618999999999" calcext:value-type="float">
            <text:p>0,0284619</text:p>
          </table:table-cell>
          <table:table-cell table:formula="of:=[.G891]-[.C891]" office:value-type="float" office:value="0.02821125" calcext:value-type="float">
            <text:p>0,02821125</text:p>
          </table:table-cell>
          <table:table-cell table:formula="of:=[.J891]/[.I891]" office:value-type="float" office:value="0.991193490244857" calcext:value-type="float">
            <text:p>0,9911934902</text:p>
          </table:table-cell>
          <table:table-cell table:formula="of:=[.D891]+[.H891]*[.K891]" office:value-type="float" office:value="3.05261474475351" calcext:value-type="float">
            <text:p>3,0526147448</text:p>
          </table:table-cell>
        </table:table-row>
        <table:table-row table:style-name="ro1">
          <table:table-cell office:value-type="float" office:value="8.4729662" calcext:value-type="float">
            <text:p>8,4729662</text:p>
          </table:table-cell>
          <table:table-cell office:value-type="float" office:value="2.899999" calcext:value-type="float">
            <text:p>2,899999</text:p>
          </table:table-cell>
          <table:table-cell office:value-type="float" office:value="8.471" calcext:value-type="float">
            <text:p>8,471</text:p>
          </table:table-cell>
          <table:table-cell office:value-type="float" office:value="2.75559" calcext:value-type="float">
            <text:p>2,75559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6174601" calcext:value-type="float">
            <text:p>0,6174601</text:p>
          </table:table-cell>
          <table:table-cell table:formula="of:=[.A892]-[.E892]" office:value-type="float" office:value="8.47221405" calcext:value-type="float">
            <text:p>8,47221405</text:p>
          </table:table-cell>
          <table:table-cell table:formula="of:=[.B892]-[.D892]" office:value-type="float" office:value="0.144409" calcext:value-type="float">
            <text:p>0,144409</text:p>
          </table:table-cell>
          <table:table-cell table:formula="of:=[.A892]-[.C892]" office:value-type="float" office:value="0.00196620000000003" calcext:value-type="float">
            <text:p>0,0019662</text:p>
          </table:table-cell>
          <table:table-cell table:formula="of:=[.G892]-[.C892]" office:value-type="float" office:value="0.00121404999999974" calcext:value-type="float">
            <text:p>0,00121405</text:p>
          </table:table-cell>
          <table:table-cell table:formula="of:=[.J892]/[.I892]" office:value-type="float" office:value="0.617460075271959" calcext:value-type="float">
            <text:p>0,6174600753</text:p>
          </table:table-cell>
          <table:table-cell table:formula="of:=[.D892]+[.H892]*[.K892]" office:value-type="float" office:value="2.84475679200995" calcext:value-type="float">
            <text:p>2,844756792</text:p>
          </table:table-cell>
        </table:table-row>
        <table:table-row table:style-name="ro1">
          <table:table-cell office:value-type="float" office:value="8.474473" calcext:value-type="float">
            <text:p>8,474473</text:p>
          </table:table-cell>
          <table:table-cell office:value-type="float" office:value="2.899999" calcext:value-type="float">
            <text:p>2,899999</text:p>
          </table:table-cell>
          <table:table-cell office:value-type="float" office:value="8.473" calcext:value-type="float">
            <text:p>8,473</text:p>
          </table:table-cell>
          <table:table-cell office:value-type="float" office:value="2.989165" calcext:value-type="float">
            <text:p>2,989165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4893754" calcext:value-type="float">
            <text:p>0,4893754</text:p>
          </table:table-cell>
          <table:table-cell table:formula="of:=[.A893]-[.E893]" office:value-type="float" office:value="8.47372085" calcext:value-type="float">
            <text:p>8,47372085</text:p>
          </table:table-cell>
          <table:table-cell table:formula="of:=[.B893]-[.D893]" office:value-type="float" office:value="-0.0891659999999996" calcext:value-type="float">
            <text:p>-0,089166</text:p>
          </table:table-cell>
          <table:table-cell table:formula="of:=[.A893]-[.C893]" office:value-type="float" office:value="0.00147299999999895" calcext:value-type="float">
            <text:p>0,001473</text:p>
          </table:table-cell>
          <table:table-cell table:formula="of:=[.G893]-[.C893]" office:value-type="float" office:value="0.000720849999998663" calcext:value-type="float">
            <text:p>0,00072085</text:p>
          </table:table-cell>
          <table:table-cell table:formula="of:=[.J893]/[.I893]" office:value-type="float" office:value="0.489375424303583" calcext:value-type="float">
            <text:p>0,4893754243</text:p>
          </table:table-cell>
          <table:table-cell table:formula="of:=[.D893]+[.H893]*[.K893]" office:value-type="float" office:value="2.94552935091655" calcext:value-type="float">
            <text:p>2,9455293509</text:p>
          </table:table-cell>
        </table:table-row>
        <table:table-row table:style-name="ro1">
          <table:table-cell office:value-type="float" office:value="8.4754779" calcext:value-type="float">
            <text:p>8,4754779</text:p>
          </table:table-cell>
          <table:table-cell office:value-type="float" office:value="2.899999" calcext:value-type="float">
            <text:p>2,899999</text:p>
          </table:table-cell>
          <table:table-cell office:value-type="float" office:value="8.474" calcext:value-type="float">
            <text:p>8,474</text:p>
          </table:table-cell>
          <table:table-cell office:value-type="float" office:value="2.856363" calcext:value-type="float">
            <text:p>2,856363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304012" calcext:value-type="float">
            <text:p>0,8304012</text:p>
          </table:table-cell>
          <table:table-cell table:formula="of:=[.A894]-[.E894]" office:value-type="float" office:value="8.47522725" calcext:value-type="float">
            <text:p>8,47522725</text:p>
          </table:table-cell>
          <table:table-cell table:formula="of:=[.B894]-[.D894]" office:value-type="float" office:value="0.0436360000000002" calcext:value-type="float">
            <text:p>0,043636</text:p>
          </table:table-cell>
          <table:table-cell table:formula="of:=[.A894]-[.C894]" office:value-type="float" office:value="0.00147789999999937" calcext:value-type="float">
            <text:p>0,0014779</text:p>
          </table:table-cell>
          <table:table-cell table:formula="of:=[.G894]-[.C894]" office:value-type="float" office:value="0.00122724999999946" calcext:value-type="float">
            <text:p>0,00122725</text:p>
          </table:table-cell>
          <table:table-cell table:formula="of:=[.J894]/[.I894]" office:value-type="float" office:value="0.830401245009801" calcext:value-type="float">
            <text:p>0,830401245</text:p>
          </table:table-cell>
          <table:table-cell table:formula="of:=[.D894]+[.H894]*[.K894]" office:value-type="float" office:value="2.89259838872725" calcext:value-type="float">
            <text:p>2,8925983887</text:p>
          </table:table-cell>
        </table:table-row>
        <table:table-row table:style-name="ro1">
          <table:table-cell office:value-type="float" office:value="8.4764804" calcext:value-type="float">
            <text:p>8,4764804</text:p>
          </table:table-cell>
          <table:table-cell office:value-type="float" office:value="2.899999" calcext:value-type="float">
            <text:p>2,899999</text:p>
          </table:table-cell>
          <table:table-cell office:value-type="float" office:value="8.475" calcext:value-type="float">
            <text:p>8,475</text:p>
          </table:table-cell>
          <table:table-cell office:value-type="float" office:value="2.936234" calcext:value-type="float">
            <text:p>2,936234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306876" calcext:value-type="float">
            <text:p>0,8306876</text:p>
          </table:table-cell>
          <table:table-cell table:formula="of:=[.A895]-[.E895]" office:value-type="float" office:value="8.47622975" calcext:value-type="float">
            <text:p>8,47622975</text:p>
          </table:table-cell>
          <table:table-cell table:formula="of:=[.B895]-[.D895]" office:value-type="float" office:value="-0.0362349999999996" calcext:value-type="float">
            <text:p>-0,036235</text:p>
          </table:table-cell>
          <table:table-cell table:formula="of:=[.A895]-[.C895]" office:value-type="float" office:value="0.00148040000000016" calcext:value-type="float">
            <text:p>0,0014804</text:p>
          </table:table-cell>
          <table:table-cell table:formula="of:=[.G895]-[.C895]" office:value-type="float" office:value="0.00122975000000025" calcext:value-type="float">
            <text:p>0,00122975</text:p>
          </table:table-cell>
          <table:table-cell table:formula="of:=[.J895]/[.I895]" office:value-type="float" office:value="0.83068765198603" calcext:value-type="float">
            <text:p>0,830687652</text:p>
          </table:table-cell>
          <table:table-cell table:formula="of:=[.D895]+[.H895]*[.K895]" office:value-type="float" office:value="2.90613403293029" calcext:value-type="float">
            <text:p>2,9061340329</text:p>
          </table:table-cell>
        </table:table-row>
        <table:table-row table:style-name="ro1">
          <table:table-cell office:value-type="float" office:value="8.4769819" calcext:value-type="float">
            <text:p>8,4769819</text:p>
          </table:table-cell>
          <table:table-cell office:value-type="float" office:value="2.899999" calcext:value-type="float">
            <text:p>2,899999</text:p>
          </table:table-cell>
          <table:table-cell office:value-type="float" office:value="8.476" calcext:value-type="float">
            <text:p>8,476</text:p>
          </table:table-cell>
          <table:table-cell office:value-type="float" office:value="2.869898" calcext:value-type="float">
            <text:p>2,869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96]-[.E896]" office:value-type="float" office:value="8.4769819" calcext:value-type="float">
            <text:p>8,4769819</text:p>
          </table:table-cell>
          <table:table-cell table:formula="of:=[.B896]-[.D896]" office:value-type="float" office:value="0.0301010000000002" calcext:value-type="float">
            <text:p>0,030101</text:p>
          </table:table-cell>
          <table:table-cell table:formula="of:=[.A896]-[.C896]" office:value-type="float" office:value="0.000981899999999314" calcext:value-type="float">
            <text:p>0,0009819</text:p>
          </table:table-cell>
          <table:table-cell table:formula="of:=[.G896]-[.C896]" office:value-type="float" office:value="0.000981899999999314" calcext:value-type="float">
            <text:p>0,0009819</text:p>
          </table:table-cell>
          <table:table-cell table:formula="of:=[.J896]/[.I896]" office:value-type="float" office:value="1" calcext:value-type="float">
            <text:p>1</text:p>
          </table:table-cell>
          <table:table-cell table:formula="of:=[.D896]+[.H896]*[.K896]" office:value-type="float" office:value="2.899999" calcext:value-type="float">
            <text:p>2,899999</text:p>
          </table:table-cell>
        </table:table-row>
        <table:table-row table:style-name="ro1">
          <table:table-cell office:value-type="float" office:value="8.5050561" calcext:value-type="float">
            <text:p>8,5050561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8.477" calcext:value-type="float">
            <text:p>8,477</text:p>
          </table:table-cell>
          <table:table-cell office:value-type="float" office:value="2.930099" calcext:value-type="float">
            <text:p>2,9300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97]-[.E897]" office:value-type="float" office:value="8.5050561" calcext:value-type="float">
            <text:p>8,5050561</text:p>
          </table:table-cell>
          <table:table-cell table:formula="of:=[.B897]-[.D897]" office:value-type="float" office:value="-0.330101" calcext:value-type="float">
            <text:p>-0,330101</text:p>
          </table:table-cell>
          <table:table-cell table:formula="of:=[.A897]-[.C897]" office:value-type="float" office:value="0.0280561000000006" calcext:value-type="float">
            <text:p>0,0280561</text:p>
          </table:table-cell>
          <table:table-cell table:formula="of:=[.G897]-[.C897]" office:value-type="float" office:value="0.0280561000000006" calcext:value-type="float">
            <text:p>0,0280561</text:p>
          </table:table-cell>
          <table:table-cell table:formula="of:=[.J897]/[.I897]" office:value-type="float" office:value="1" calcext:value-type="float">
            <text:p>1</text:p>
          </table:table-cell>
          <table:table-cell table:formula="of:=[.D897]+[.H897]*[.K897]" office:value-type="float" office:value="2.599998" calcext:value-type="float">
            <text:p>2,599998</text:p>
          </table:table-cell>
        </table:table-row>
        <table:table-row table:style-name="ro1">
          <table:table-cell office:value-type="float" office:value="8.5070617" calcext:value-type="float">
            <text:p>8,5070617</text:p>
          </table:table-cell>
          <table:table-cell office:value-type="float" office:value="2.449998" calcext:value-type="float">
            <text:p>2,449998</text:p>
          </table:table-cell>
          <table:table-cell office:value-type="float" office:value="8.505" calcext:value-type="float">
            <text:p>8,505</text:p>
          </table:table-cell>
          <table:table-cell office:value-type="float" office:value="2.269898" calcext:value-type="float">
            <text:p>2,269898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6352282" calcext:value-type="float">
            <text:p>0,6352282</text:p>
          </table:table-cell>
          <table:table-cell table:formula="of:=[.A898]-[.E898]" office:value-type="float" office:value="8.50630965" calcext:value-type="float">
            <text:p>8,50630965</text:p>
          </table:table-cell>
          <table:table-cell table:formula="of:=[.B898]-[.D898]" office:value-type="float" office:value="0.1801" calcext:value-type="float">
            <text:p>0,1801</text:p>
          </table:table-cell>
          <table:table-cell table:formula="of:=[.A898]-[.C898]" office:value-type="float" office:value="0.00206169999999872" calcext:value-type="float">
            <text:p>0,0020617</text:p>
          </table:table-cell>
          <table:table-cell table:formula="of:=[.G898]-[.C898]" office:value-type="float" office:value="0.00130964999999961" calcext:value-type="float">
            <text:p>0,00130965</text:p>
          </table:table-cell>
          <table:table-cell table:formula="of:=[.J898]/[.I898]" office:value-type="float" office:value="0.635228209730037" calcext:value-type="float">
            <text:p>0,6352282097</text:p>
          </table:table-cell>
          <table:table-cell table:formula="of:=[.D898]+[.H898]*[.K898]" office:value-type="float" office:value="2.38430260057238" calcext:value-type="float">
            <text:p>2,3843026006</text:p>
          </table:table-cell>
        </table:table-row>
        <table:table-row table:style-name="ro1">
          <table:table-cell office:value-type="float" office:value="8.5095685" calcext:value-type="float">
            <text:p>8,5095685</text:p>
          </table:table-cell>
          <table:table-cell office:value-type="float" office:value="2.449998" calcext:value-type="float">
            <text:p>2,449998</text:p>
          </table:table-cell>
          <table:table-cell office:value-type="float" office:value="8.507" calcext:value-type="float">
            <text:p>8,507</text:p>
          </table:table-cell>
          <table:table-cell office:value-type="float" office:value="2.564403" calcext:value-type="float">
            <text:p>2,564403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7072026" calcext:value-type="float">
            <text:p>0,7072026</text:p>
          </table:table-cell>
          <table:table-cell table:formula="of:=[.A899]-[.E899]" office:value-type="float" office:value="8.50881645" calcext:value-type="float">
            <text:p>8,50881645</text:p>
          </table:table-cell>
          <table:table-cell table:formula="of:=[.B899]-[.D899]" office:value-type="float" office:value="-0.114405" calcext:value-type="float">
            <text:p>-0,114405</text:p>
          </table:table-cell>
          <table:table-cell table:formula="of:=[.A899]-[.C899]" office:value-type="float" office:value="0.00256850000000064" calcext:value-type="float">
            <text:p>0,0025685</text:p>
          </table:table-cell>
          <table:table-cell table:formula="of:=[.G899]-[.C899]" office:value-type="float" office:value="0.00181645000000152" calcext:value-type="float">
            <text:p>0,00181645</text:p>
          </table:table-cell>
          <table:table-cell table:formula="of:=[.J899]/[.I899]" office:value-type="float" office:value="0.707202647460024" calcext:value-type="float">
            <text:p>0,7072026475</text:p>
          </table:table-cell>
          <table:table-cell table:formula="of:=[.D899]+[.H899]*[.K899]" office:value-type="float" office:value="2.48349548111734" calcext:value-type="float">
            <text:p>2,4834954811</text:p>
          </table:table-cell>
        </table:table-row>
        <table:table-row table:style-name="ro1">
          <table:table-cell office:value-type="float" office:value="8.5100698" calcext:value-type="float">
            <text:p>8,5100698</text:p>
          </table:table-cell>
          <table:table-cell office:value-type="float" office:value="2.449998" calcext:value-type="float">
            <text:p>2,449998</text:p>
          </table:table-cell>
          <table:table-cell office:value-type="float" office:value="8.51" calcext:value-type="float">
            <text:p>8,51</text:p>
          </table:table-cell>
          <table:table-cell office:value-type="float" office:value="2.369091" calcext:value-type="float">
            <text:p>2,3690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00]-[.E900]" office:value-type="float" office:value="8.5100698" calcext:value-type="float">
            <text:p>8,5100698</text:p>
          </table:table-cell>
          <table:table-cell table:formula="of:=[.B900]-[.D900]" office:value-type="float" office:value="0.0809069999999998" calcext:value-type="float">
            <text:p>0,080907</text:p>
          </table:table-cell>
          <table:table-cell table:formula="of:=[.A900]-[.C900]" office:value-type="float" office:value="0.0000698000000003418" calcext:value-type="float">
            <text:p>0,0000698</text:p>
          </table:table-cell>
          <table:table-cell table:formula="of:=[.G900]-[.C900]" office:value-type="float" office:value="0.0000698000000003418" calcext:value-type="float">
            <text:p>0,0000698</text:p>
          </table:table-cell>
          <table:table-cell table:formula="of:=[.J900]/[.I900]" office:value-type="float" office:value="1" calcext:value-type="float">
            <text:p>1</text:p>
          </table:table-cell>
          <table:table-cell table:formula="of:=[.D900]+[.H900]*[.K900]" office:value-type="float" office:value="2.449998" calcext:value-type="float">
            <text:p>2,449998</text:p>
          </table:table-cell>
        </table:table-row>
        <table:table-row table:style-name="ro1">
          <table:table-cell office:value-type="float" office:value="8.5105713" calcext:value-type="float">
            <text:p>8,5105713</text:p>
          </table:table-cell>
          <table:table-cell office:value-type="float" office:value="2.449998" calcext:value-type="float">
            <text:p>2,449998</text:p>
          </table:table-cell>
          <table:table-cell office:value-type="float" office:value="8.51" calcext:value-type="float">
            <text:p>8,51</text:p>
          </table:table-cell>
          <table:table-cell office:value-type="float" office:value="2.530906" calcext:value-type="float">
            <text:p>2,5309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01]-[.E901]" office:value-type="float" office:value="8.5105713" calcext:value-type="float">
            <text:p>8,5105713</text:p>
          </table:table-cell>
          <table:table-cell table:formula="of:=[.B901]-[.D901]" office:value-type="float" office:value="-0.080908" calcext:value-type="float">
            <text:p>-0,080908</text:p>
          </table:table-cell>
          <table:table-cell table:formula="of:=[.A901]-[.C901]" office:value-type="float" office:value="0.000571300000000718" calcext:value-type="float">
            <text:p>0,0005713</text:p>
          </table:table-cell>
          <table:table-cell table:formula="of:=[.G901]-[.C901]" office:value-type="float" office:value="0.000571300000000718" calcext:value-type="float">
            <text:p>0,0005713</text:p>
          </table:table-cell>
          <table:table-cell table:formula="of:=[.J901]/[.I901]" office:value-type="float" office:value="1" calcext:value-type="float">
            <text:p>1</text:p>
          </table:table-cell>
          <table:table-cell table:formula="of:=[.D901]+[.H901]*[.K901]" office:value-type="float" office:value="2.449998" calcext:value-type="float">
            <text:p>2,449998</text:p>
          </table:table-cell>
        </table:table-row>
        <table:table-row table:style-name="ro1">
          <table:table-cell office:value-type="float" office:value="8.5110723" calcext:value-type="float">
            <text:p>8,5110723</text:p>
          </table:table-cell>
          <table:table-cell office:value-type="float" office:value="2.449998" calcext:value-type="float">
            <text:p>2,449998</text:p>
          </table:table-cell>
          <table:table-cell office:value-type="float" office:value="8.511" calcext:value-type="float">
            <text:p>8,511</text:p>
          </table:table-cell>
          <table:table-cell office:value-type="float" office:value="2.369091" calcext:value-type="float">
            <text:p>2,3690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02]-[.E902]" office:value-type="float" office:value="8.5110723" calcext:value-type="float">
            <text:p>8,5110723</text:p>
          </table:table-cell>
          <table:table-cell table:formula="of:=[.B902]-[.D902]" office:value-type="float" office:value="0.0809069999999998" calcext:value-type="float">
            <text:p>0,080907</text:p>
          </table:table-cell>
          <table:table-cell table:formula="of:=[.A902]-[.C902]" office:value-type="float" office:value="0.0000723000000011353" calcext:value-type="float">
            <text:p>0,0000723</text:p>
          </table:table-cell>
          <table:table-cell table:formula="of:=[.G902]-[.C902]" office:value-type="float" office:value="0.0000723000000011353" calcext:value-type="float">
            <text:p>0,0000723</text:p>
          </table:table-cell>
          <table:table-cell table:formula="of:=[.J902]/[.I902]" office:value-type="float" office:value="1" calcext:value-type="float">
            <text:p>1</text:p>
          </table:table-cell>
          <table:table-cell table:formula="of:=[.D902]+[.H902]*[.K902]" office:value-type="float" office:value="2.449998" calcext:value-type="float">
            <text:p>2,449998</text:p>
          </table:table-cell>
        </table:table-row>
        <table:table-row table:style-name="ro1">
          <table:table-cell office:value-type="float" office:value="8.5388701" calcext:value-type="float">
            <text:p>8,5388701</text:p>
          </table:table-cell>
          <table:table-cell office:value-type="float" office:value="2.149998" calcext:value-type="float">
            <text:p>2,149998</text:p>
          </table:table-cell>
          <table:table-cell office:value-type="float" office:value="8.511" calcext:value-type="float">
            <text:p>8,511</text:p>
          </table:table-cell>
          <table:table-cell office:value-type="float" office:value="2.530906" calcext:value-type="float">
            <text:p>2,5309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03]-[.E903]" office:value-type="float" office:value="8.5388701" calcext:value-type="float">
            <text:p>8,5388701</text:p>
          </table:table-cell>
          <table:table-cell table:formula="of:=[.B903]-[.D903]" office:value-type="float" office:value="-0.380908" calcext:value-type="float">
            <text:p>-0,380908</text:p>
          </table:table-cell>
          <table:table-cell table:formula="of:=[.A903]-[.C903]" office:value-type="float" office:value="0.0278701000000012" calcext:value-type="float">
            <text:p>0,0278701</text:p>
          </table:table-cell>
          <table:table-cell table:formula="of:=[.G903]-[.C903]" office:value-type="float" office:value="0.0278701000000012" calcext:value-type="float">
            <text:p>0,0278701</text:p>
          </table:table-cell>
          <table:table-cell table:formula="of:=[.J903]/[.I903]" office:value-type="float" office:value="1" calcext:value-type="float">
            <text:p>1</text:p>
          </table:table-cell>
          <table:table-cell table:formula="of:=[.D903]+[.H903]*[.K903]" office:value-type="float" office:value="2.149998" calcext:value-type="float">
            <text:p>2,149998</text:p>
          </table:table-cell>
        </table:table-row>
        <table:table-row table:style-name="ro1">
          <table:table-cell office:value-type="float" office:value="8.543382" calcext:value-type="float">
            <text:p>8,543382</text:p>
          </table:table-cell>
          <table:table-cell office:value-type="float" office:value="1.999998" calcext:value-type="float">
            <text:p>1,999998</text:p>
          </table:table-cell>
          <table:table-cell office:value-type="float" office:value="8.539" calcext:value-type="float">
            <text:p>8,539</text:p>
          </table:table-cell>
          <table:table-cell office:value-type="float" office:value="1.769091" calcext:value-type="float">
            <text:p>1,769091</text:p>
          </table:table-cell>
          <table:table-cell office:value-type="float" office:value="0.0020052" calcext:value-type="float">
            <text:p>0,0020052</text:p>
          </table:table-cell>
          <table:table-cell office:value-type="float" office:value="0.5424008" calcext:value-type="float">
            <text:p>0,5424008</text:p>
          </table:table-cell>
          <table:table-cell table:formula="of:=[.A904]-[.E904]" office:value-type="float" office:value="8.5413768" calcext:value-type="float">
            <text:p>8,5413768</text:p>
          </table:table-cell>
          <table:table-cell table:formula="of:=[.B904]-[.D904]" office:value-type="float" office:value="0.230907" calcext:value-type="float">
            <text:p>0,230907</text:p>
          </table:table-cell>
          <table:table-cell table:formula="of:=[.A904]-[.C904]" office:value-type="float" office:value="0.00438199999999966" calcext:value-type="float">
            <text:p>0,004382</text:p>
          </table:table-cell>
          <table:table-cell table:formula="of:=[.G904]-[.C904]" office:value-type="float" office:value="0.0023768000000004" calcext:value-type="float">
            <text:p>0,0023768</text:p>
          </table:table-cell>
          <table:table-cell table:formula="of:=[.J904]/[.I904]" office:value-type="float" office:value="0.542400730260288" calcext:value-type="float">
            <text:p>0,5424007303</text:p>
          </table:table-cell>
          <table:table-cell table:formula="of:=[.D904]+[.H904]*[.K904]" office:value-type="float" office:value="1.89433512542221" calcext:value-type="float">
            <text:p>1,8943351254</text:p>
          </table:table-cell>
        </table:table-row>
        <table:table-row table:style-name="ro1">
          <table:table-cell office:value-type="float" office:value="8.5443865" calcext:value-type="float">
            <text:p>8,5443865</text:p>
          </table:table-cell>
          <table:table-cell office:value-type="float" office:value="1.999998" calcext:value-type="float">
            <text:p>1,999998</text:p>
          </table:table-cell>
          <table:table-cell office:value-type="float" office:value="8.543" calcext:value-type="float">
            <text:p>8,543</text:p>
          </table:table-cell>
          <table:table-cell office:value-type="float" office:value="2.125243" calcext:value-type="float">
            <text:p>2,125243</text:p>
          </table:table-cell>
          <table:table-cell office:value-type="float" office:value="0.00050225" calcext:value-type="float">
            <text:p>0,00050225</text:p>
          </table:table-cell>
          <table:table-cell office:value-type="float" office:value="0.6377569" calcext:value-type="float">
            <text:p>0,6377569</text:p>
          </table:table-cell>
          <table:table-cell table:formula="of:=[.A905]-[.E905]" office:value-type="float" office:value="8.54388425" calcext:value-type="float">
            <text:p>8,54388425</text:p>
          </table:table-cell>
          <table:table-cell table:formula="of:=[.B905]-[.D905]" office:value-type="float" office:value="-0.125245" calcext:value-type="float">
            <text:p>-0,125245</text:p>
          </table:table-cell>
          <table:table-cell table:formula="of:=[.A905]-[.C905]" office:value-type="float" office:value="0.00138650000000062" calcext:value-type="float">
            <text:p>0,0013865</text:p>
          </table:table-cell>
          <table:table-cell table:formula="of:=[.G905]-[.C905]" office:value-type="float" office:value="0.000884250000000364" calcext:value-type="float">
            <text:p>0,00088425</text:p>
          </table:table-cell>
          <table:table-cell table:formula="of:=[.J905]/[.I905]" office:value-type="float" office:value="0.637756941940113" calcext:value-type="float">
            <text:p>0,6377569419</text:p>
          </table:table-cell>
          <table:table-cell table:formula="of:=[.D905]+[.H905]*[.K905]" office:value-type="float" office:value="2.04536713180671" calcext:value-type="float">
            <text:p>2,0453671318</text:p>
          </table:table-cell>
        </table:table-row>
        <table:table-row table:style-name="ro1">
          <table:table-cell office:value-type="float" office:value="8.5448899" calcext:value-type="float">
            <text:p>8,5448899</text:p>
          </table:table-cell>
          <table:table-cell office:value-type="float" office:value="1.999998" calcext:value-type="float">
            <text:p>1,999998</text:p>
          </table:table-cell>
          <table:table-cell office:value-type="float" office:value="8.544" calcext:value-type="float">
            <text:p>8,544</text:p>
          </table:table-cell>
          <table:table-cell office:value-type="float" office:value="1.920123" calcext:value-type="float">
            <text:p>1,920123</text:p>
          </table:table-cell>
          <table:table-cell office:value-type="float" office:value="0.00050225" calcext:value-type="float">
            <text:p>0,00050225</text:p>
          </table:table-cell>
          <table:table-cell office:value-type="float" office:value="0.4356108" calcext:value-type="float">
            <text:p>0,4356108</text:p>
          </table:table-cell>
          <table:table-cell table:formula="of:=[.A906]-[.E906]" office:value-type="float" office:value="8.54438765" calcext:value-type="float">
            <text:p>8,54438765</text:p>
          </table:table-cell>
          <table:table-cell table:formula="of:=[.B906]-[.D906]" office:value-type="float" office:value="0.0798750000000001" calcext:value-type="float">
            <text:p>0,079875</text:p>
          </table:table-cell>
          <table:table-cell table:formula="of:=[.A906]-[.C906]" office:value-type="float" office:value="0.000889899999998889" calcext:value-type="float">
            <text:p>0,0008899</text:p>
          </table:table-cell>
          <table:table-cell table:formula="of:=[.G906]-[.C906]" office:value-type="float" office:value="0.000387649999998629" calcext:value-type="float">
            <text:p>0,00038765</text:p>
          </table:table-cell>
          <table:table-cell table:formula="of:=[.J906]/[.I906]" office:value-type="float" office:value="0.435610742779091" calcext:value-type="float">
            <text:p>0,4356107428</text:p>
          </table:table-cell>
          <table:table-cell table:formula="of:=[.D906]+[.H906]*[.K906]" office:value-type="float" office:value="1.95491740807948" calcext:value-type="float">
            <text:p>1,9549174081</text:p>
          </table:table-cell>
        </table:table-row>
        <table:table-row table:style-name="ro1">
          <table:table-cell office:value-type="float" office:value="8.5453911" calcext:value-type="float">
            <text:p>8,5453911</text:p>
          </table:table-cell>
          <table:table-cell office:value-type="float" office:value="1.999998" calcext:value-type="float">
            <text:p>1,999998</text:p>
          </table:table-cell>
          <table:table-cell office:value-type="float" office:value="8.545" calcext:value-type="float">
            <text:p>8,545</text:p>
          </table:table-cell>
          <table:table-cell office:value-type="float" office:value="2.034793" calcext:value-type="float">
            <text:p>2,034793</text:p>
          </table:table-cell>
          <table:table-cell office:value-type="float" office:value="0.00050225" calcext:value-type="float">
            <text:p>0,00050225</text:p>
          </table:table-cell>
          <table:table-cell office:value-type="float" office:value="-0.2841984" calcext:value-type="float">
            <text:p>-0,2841984</text:p>
          </table:table-cell>
          <table:table-cell table:formula="of:=[.A907]-[.E907]" office:value-type="float" office:value="8.54488885" calcext:value-type="float">
            <text:p>8,54488885</text:p>
          </table:table-cell>
          <table:table-cell table:formula="of:=[.B907]-[.D907]" office:value-type="float" office:value="-0.0347950000000001" calcext:value-type="float">
            <text:p>-0,034795</text:p>
          </table:table-cell>
          <table:table-cell table:formula="of:=[.A907]-[.C907]" office:value-type="float" office:value="0.000391099999999867" calcext:value-type="float">
            <text:p>0,0003911</text:p>
          </table:table-cell>
          <table:table-cell table:formula="of:=[.G907]-[.C907]" office:value-type="float" office:value="-0.000111150000000393" calcext:value-type="float">
            <text:p>-0,00011115</text:p>
          </table:table-cell>
          <table:table-cell table:formula="of:=[.J907]/[.I907]" office:value-type="float" office:value="-0.284198414728793" calcext:value-type="float">
            <text:p>-0,2841984147</text:p>
          </table:table-cell>
          <table:table-cell table:formula="of:=[.D907]+[.H907]*[.K907]" office:value-type="float" office:value="2.04468168384049" calcext:value-type="float">
            <text:p>2,0446816838</text:p>
          </table:table-cell>
        </table:table-row>
        <table:table-row table:style-name="ro1">
          <table:table-cell office:value-type="float" office:value="8.5729704" calcext:value-type="float">
            <text:p>8,5729704</text:p>
          </table:table-cell>
          <table:table-cell office:value-type="float" office:value="1.699998" calcext:value-type="float">
            <text:p>1,699998</text:p>
          </table:table-cell>
          <table:table-cell office:value-type="float" office:value="8.545" calcext:value-type="float">
            <text:p>8,545</text:p>
          </table:table-cell>
          <table:table-cell office:value-type="float" office:value="2.009887" calcext:value-type="float">
            <text:p>2,009887</text:p>
          </table:table-cell>
          <table:table-cell office:value-type="float" office:value="0.00050225" calcext:value-type="float">
            <text:p>0,00050225</text:p>
          </table:table-cell>
          <table:table-cell office:value-type="float" office:value="0.9820435" calcext:value-type="float">
            <text:p>0,9820435</text:p>
          </table:table-cell>
          <table:table-cell table:formula="of:=[.A908]-[.E908]" office:value-type="float" office:value="8.57246815" calcext:value-type="float">
            <text:p>8,57246815</text:p>
          </table:table-cell>
          <table:table-cell table:formula="of:=[.B908]-[.D908]" office:value-type="float" office:value="-0.309889" calcext:value-type="float">
            <text:p>-0,309889</text:p>
          </table:table-cell>
          <table:table-cell table:formula="of:=[.A908]-[.C908]" office:value-type="float" office:value="0.0279703999999992" calcext:value-type="float">
            <text:p>0,0279704</text:p>
          </table:table-cell>
          <table:table-cell table:formula="of:=[.G908]-[.C908]" office:value-type="float" office:value="0.0274681499999989" calcext:value-type="float">
            <text:p>0,02746815</text:p>
          </table:table-cell>
          <table:table-cell table:formula="of:=[.J908]/[.I908]" office:value-type="float" office:value="0.982043517432705" calcext:value-type="float">
            <text:p>0,9820435174</text:p>
          </table:table-cell>
          <table:table-cell table:formula="of:=[.D908]+[.H908]*[.K908]" office:value-type="float" office:value="1.7055625164263" calcext:value-type="float">
            <text:p>1,7055625164</text:p>
          </table:table-cell>
        </table:table-row>
        <table:table-row table:style-name="ro1">
          <table:table-cell office:value-type="float" office:value="8.5739727" calcext:value-type="float">
            <text:p>8,5739727</text:p>
          </table:table-cell>
          <table:table-cell office:value-type="float" office:value="1.549998" calcext:value-type="float">
            <text:p>1,549998</text:p>
          </table:table-cell>
          <table:table-cell office:value-type="float" office:value="8.573" calcext:value-type="float">
            <text:p>8,573</text:p>
          </table:table-cell>
          <table:table-cell office:value-type="float" office:value="1.395674" calcext:value-type="float">
            <text:p>1,395674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4847846" calcext:value-type="float">
            <text:p>0,4847846</text:p>
          </table:table-cell>
          <table:table-cell table:formula="of:=[.A909]-[.E909]" office:value-type="float" office:value="8.57347155" calcext:value-type="float">
            <text:p>8,57347155</text:p>
          </table:table-cell>
          <table:table-cell table:formula="of:=[.B909]-[.D909]" office:value-type="float" office:value="0.154324" calcext:value-type="float">
            <text:p>0,154324</text:p>
          </table:table-cell>
          <table:table-cell table:formula="of:=[.A909]-[.C909]" office:value-type="float" office:value="0.00097270000000016" calcext:value-type="float">
            <text:p>0,0009727</text:p>
          </table:table-cell>
          <table:table-cell table:formula="of:=[.G909]-[.C909]" office:value-type="float" office:value="0.00047155000000032" calcext:value-type="float">
            <text:p>0,00047155</text:p>
          </table:table-cell>
          <table:table-cell table:formula="of:=[.J909]/[.I909]" office:value-type="float" office:value="0.484784620129786" calcext:value-type="float">
            <text:p>0,4847846201</text:p>
          </table:table-cell>
          <table:table-cell table:formula="of:=[.D909]+[.H909]*[.K909]" office:value-type="float" office:value="1.47048790171691" calcext:value-type="float">
            <text:p>1,4704879017</text:p>
          </table:table-cell>
        </table:table-row>
        <table:table-row table:style-name="ro1">
          <table:table-cell office:value-type="float" office:value="8.5759778" calcext:value-type="float">
            <text:p>8,5759778</text:p>
          </table:table-cell>
          <table:table-cell office:value-type="float" office:value="1.549998" calcext:value-type="float">
            <text:p>1,549998</text:p>
          </table:table-cell>
          <table:table-cell office:value-type="float" office:value="8.574" calcext:value-type="float">
            <text:p>8,574</text:p>
          </table:table-cell>
          <table:table-cell office:value-type="float" office:value="1.624812" calcext:value-type="float">
            <text:p>1,624812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7466124" calcext:value-type="float">
            <text:p>0,7466124</text:p>
          </table:table-cell>
          <table:table-cell table:formula="of:=[.A910]-[.E910]" office:value-type="float" office:value="8.57547665" calcext:value-type="float">
            <text:p>8,57547665</text:p>
          </table:table-cell>
          <table:table-cell table:formula="of:=[.B910]-[.D910]" office:value-type="float" office:value="-0.0748139999999999" calcext:value-type="float">
            <text:p>-0,074814</text:p>
          </table:table-cell>
          <table:table-cell table:formula="of:=[.A910]-[.C910]" office:value-type="float" office:value="0.00197780000000058" calcext:value-type="float">
            <text:p>0,0019778</text:p>
          </table:table-cell>
          <table:table-cell table:formula="of:=[.G910]-[.C910]" office:value-type="float" office:value="0.00147665000000075" calcext:value-type="float">
            <text:p>0,00147665</text:p>
          </table:table-cell>
          <table:table-cell table:formula="of:=[.J910]/[.I910]" office:value-type="float" office:value="0.746612397613666" calcext:value-type="float">
            <text:p>0,7466123976</text:p>
          </table:table-cell>
          <table:table-cell table:formula="of:=[.D910]+[.H910]*[.K910]" office:value-type="float" office:value="1.56895494008493" calcext:value-type="float">
            <text:p>1,5689549401</text:p>
          </table:table-cell>
        </table:table-row>
        <table:table-row table:style-name="ro1">
          <table:table-cell office:value-type="float" office:value="8.5779836" calcext:value-type="float">
            <text:p>8,5779836</text:p>
          </table:table-cell>
          <table:table-cell office:value-type="float" office:value="1.549998" calcext:value-type="float">
            <text:p>1,549998</text:p>
          </table:table-cell>
          <table:table-cell office:value-type="float" office:value="8.576" calcext:value-type="float">
            <text:p>8,576</text:p>
          </table:table-cell>
          <table:table-cell office:value-type="float" office:value="1.494141" calcext:value-type="float">
            <text:p>1,494141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7473533" calcext:value-type="float">
            <text:p>0,7473533</text:p>
          </table:table-cell>
          <table:table-cell table:formula="of:=[.A911]-[.E911]" office:value-type="float" office:value="8.57748245" calcext:value-type="float">
            <text:p>8,57748245</text:p>
          </table:table-cell>
          <table:table-cell table:formula="of:=[.B911]-[.D911]" office:value-type="float" office:value="0.055857" calcext:value-type="float">
            <text:p>0,055857</text:p>
          </table:table-cell>
          <table:table-cell table:formula="of:=[.A911]-[.C911]" office:value-type="float" office:value="0.00198359999999909" calcext:value-type="float">
            <text:p>0,0019836</text:p>
          </table:table-cell>
          <table:table-cell table:formula="of:=[.G911]-[.C911]" office:value-type="float" office:value="0.00148244999999925" calcext:value-type="float">
            <text:p>0,00148245</text:p>
          </table:table-cell>
          <table:table-cell table:formula="of:=[.J911]/[.I911]" office:value-type="float" office:value="0.747353297035657" calcext:value-type="float">
            <text:p>0,747353297</text:p>
          </table:table-cell>
          <table:table-cell table:formula="of:=[.D911]+[.H911]*[.K911]" office:value-type="float" office:value="1.53588591311252" calcext:value-type="float">
            <text:p>1,5358859131</text:p>
          </table:table-cell>
        </table:table-row>
        <table:table-row table:style-name="ro1">
          <table:table-cell office:value-type="float" office:value="8.5784849" calcext:value-type="float">
            <text:p>8,5784849</text:p>
          </table:table-cell>
          <table:table-cell office:value-type="float" office:value="1.549998" calcext:value-type="float">
            <text:p>1,549998</text:p>
          </table:table-cell>
          <table:table-cell office:value-type="float" office:value="8.578" calcext:value-type="float">
            <text:p>8,578</text:p>
          </table:table-cell>
          <table:table-cell office:value-type="float" office:value="1.591743" calcext:value-type="float">
            <text:p>1,5917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12]-[.E912]" office:value-type="float" office:value="8.5784849" calcext:value-type="float">
            <text:p>8,5784849</text:p>
          </table:table-cell>
          <table:table-cell table:formula="of:=[.B912]-[.D912]" office:value-type="float" office:value="-0.0417450000000001" calcext:value-type="float">
            <text:p>-0,041745</text:p>
          </table:table-cell>
          <table:table-cell table:formula="of:=[.A912]-[.C912]" office:value-type="float" office:value="0.00048490000000001" calcext:value-type="float">
            <text:p>0,0004849</text:p>
          </table:table-cell>
          <table:table-cell table:formula="of:=[.G912]-[.C912]" office:value-type="float" office:value="0.00048490000000001" calcext:value-type="float">
            <text:p>0,0004849</text:p>
          </table:table-cell>
          <table:table-cell table:formula="of:=[.J912]/[.I912]" office:value-type="float" office:value="1" calcext:value-type="float">
            <text:p>1</text:p>
          </table:table-cell>
          <table:table-cell table:formula="of:=[.D912]+[.H912]*[.K912]" office:value-type="float" office:value="1.549998" calcext:value-type="float">
            <text:p>1,549998</text:p>
          </table:table-cell>
        </table:table-row>
        <table:table-row table:style-name="ro1">
          <table:table-cell office:value-type="float" office:value="8.6070442" calcext:value-type="float">
            <text:p>8,6070442</text:p>
          </table:table-cell>
          <table:table-cell office:value-type="float" office:value="1.099998" calcext:value-type="float">
            <text:p>1,099998</text:p>
          </table:table-cell>
          <table:table-cell office:value-type="float" office:value="8.578" calcext:value-type="float">
            <text:p>8,578</text:p>
          </table:table-cell>
          <table:table-cell office:value-type="float" office:value="1.508253" calcext:value-type="float">
            <text:p>1,508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13]-[.E913]" office:value-type="float" office:value="8.6070442" calcext:value-type="float">
            <text:p>8,6070442</text:p>
          </table:table-cell>
          <table:table-cell table:formula="of:=[.B913]-[.D913]" office:value-type="float" office:value="-0.408255" calcext:value-type="float">
            <text:p>-0,408255</text:p>
          </table:table-cell>
          <table:table-cell table:formula="of:=[.A913]-[.C913]" office:value-type="float" office:value="0.0290442000000013" calcext:value-type="float">
            <text:p>0,0290442</text:p>
          </table:table-cell>
          <table:table-cell table:formula="of:=[.G913]-[.C913]" office:value-type="float" office:value="0.0290442000000013" calcext:value-type="float">
            <text:p>0,0290442</text:p>
          </table:table-cell>
          <table:table-cell table:formula="of:=[.J913]/[.I913]" office:value-type="float" office:value="1" calcext:value-type="float">
            <text:p>1</text:p>
          </table:table-cell>
          <table:table-cell table:formula="of:=[.D913]+[.H913]*[.K913]" office:value-type="float" office:value="1.099998" calcext:value-type="float">
            <text:p>1,099998</text:p>
          </table:table-cell>
        </table:table-row>
        <table:table-row table:style-name="ro1">
          <table:table-cell office:value-type="float" office:value="8.6100523" calcext:value-type="float">
            <text:p>8,6100523</text:p>
          </table:table-cell>
          <table:table-cell office:value-type="float" office:value="1.099998" calcext:value-type="float">
            <text:p>1,099998</text:p>
          </table:table-cell>
          <table:table-cell office:value-type="float" office:value="8.607" calcext:value-type="float">
            <text:p>8,607</text:p>
          </table:table-cell>
          <table:table-cell office:value-type="float" office:value="0.6917434" calcext:value-type="float">
            <text:p>0,6917434</text:p>
          </table:table-cell>
          <table:table-cell office:value-type="float" office:value="0.00125355" calcext:value-type="float">
            <text:p>0,00125355</text:p>
          </table:table-cell>
          <table:table-cell office:value-type="float" office:value="0.5893097" calcext:value-type="float">
            <text:p>0,5893097</text:p>
          </table:table-cell>
          <table:table-cell table:formula="of:=[.A914]-[.E914]" office:value-type="float" office:value="8.60879875" calcext:value-type="float">
            <text:p>8,60879875</text:p>
          </table:table-cell>
          <table:table-cell table:formula="of:=[.B914]-[.D914]" office:value-type="float" office:value="0.4082546" calcext:value-type="float">
            <text:p>0,4082546</text:p>
          </table:table-cell>
          <table:table-cell table:formula="of:=[.A914]-[.C914]" office:value-type="float" office:value="0.00305230000000023" calcext:value-type="float">
            <text:p>0,0030523</text:p>
          </table:table-cell>
          <table:table-cell table:formula="of:=[.G914]-[.C914]" office:value-type="float" office:value="0.00179875000000074" calcext:value-type="float">
            <text:p>0,00179875</text:p>
          </table:table-cell>
          <table:table-cell table:formula="of:=[.J914]/[.I914]" office:value-type="float" office:value="0.5893097008815" calcext:value-type="float">
            <text:p>0,5893097009</text:p>
          </table:table-cell>
          <table:table-cell table:formula="of:=[.D914]+[.H914]*[.K914]" office:value-type="float" office:value="0.932331796209496" calcext:value-type="float">
            <text:p>0,9323317962</text:p>
          </table:table-cell>
        </table:table-row>
        <table:table-row table:style-name="ro1">
          <table:table-cell office:value-type="float" office:value="8.6120569" calcext:value-type="float">
            <text:p>8,6120569</text:p>
          </table:table-cell>
          <table:table-cell office:value-type="float" office:value="1.099998" calcext:value-type="float">
            <text:p>1,099998</text:p>
          </table:table-cell>
          <table:table-cell office:value-type="float" office:value="8.61" calcext:value-type="float">
            <text:p>8,61</text:p>
          </table:table-cell>
          <table:table-cell office:value-type="float" office:value="1.340587" calcext:value-type="float">
            <text:p>1,340587</text:p>
          </table:table-cell>
          <table:table-cell office:value-type="float" office:value="0.00125355" calcext:value-type="float">
            <text:p>0,00125355</text:p>
          </table:table-cell>
          <table:table-cell office:value-type="float" office:value="0.3905634" calcext:value-type="float">
            <text:p>0,3905634</text:p>
          </table:table-cell>
          <table:table-cell table:formula="of:=[.A915]-[.E915]" office:value-type="float" office:value="8.61080335" calcext:value-type="float">
            <text:p>8,61080335</text:p>
          </table:table-cell>
          <table:table-cell table:formula="of:=[.B915]-[.D915]" office:value-type="float" office:value="-0.240589" calcext:value-type="float">
            <text:p>-0,240589</text:p>
          </table:table-cell>
          <table:table-cell table:formula="of:=[.A915]-[.C915]" office:value-type="float" office:value="0.00205690000000125" calcext:value-type="float">
            <text:p>0,0020569</text:p>
          </table:table-cell>
          <table:table-cell table:formula="of:=[.G915]-[.C915]" office:value-type="float" office:value="0.000803350000001757" calcext:value-type="float">
            <text:p>0,00080335</text:p>
          </table:table-cell>
          <table:table-cell table:formula="of:=[.J915]/[.I915]" office:value-type="float" office:value="0.390563469299076" calcext:value-type="float">
            <text:p>0,3905634693</text:p>
          </table:table-cell>
          <table:table-cell table:formula="of:=[.D915]+[.H915]*[.K915]" office:value-type="float" office:value="1.2466217254848" calcext:value-type="float">
            <text:p>1,2466217255</text:p>
          </table:table-cell>
        </table:table-row>
        <table:table-row table:style-name="ro1">
          <table:table-cell office:value-type="float" office:value="8.6130599" calcext:value-type="float">
            <text:p>8,6130599</text:p>
          </table:table-cell>
          <table:table-cell office:value-type="float" office:value="1.099998" calcext:value-type="float">
            <text:p>1,099998</text:p>
          </table:table-cell>
          <table:table-cell office:value-type="float" office:value="8.612" calcext:value-type="float">
            <text:p>8,612</text:p>
          </table:table-cell>
          <table:table-cell office:value-type="float" office:value="1.006033" calcext:value-type="float">
            <text:p>1,006033</text:p>
          </table:table-cell>
          <table:table-cell office:value-type="float" office:value="0.00125355" calcext:value-type="float">
            <text:p>0,00125355</text:p>
          </table:table-cell>
          <table:table-cell office:value-type="float" office:value="-0.182706" calcext:value-type="float">
            <text:p>-0,182706</text:p>
          </table:table-cell>
          <table:table-cell table:formula="of:=[.A916]-[.E916]" office:value-type="float" office:value="8.61180635" calcext:value-type="float">
            <text:p>8,61180635</text:p>
          </table:table-cell>
          <table:table-cell table:formula="of:=[.B916]-[.D916]" office:value-type="float" office:value="0.0939650000000001" calcext:value-type="float">
            <text:p>0,093965</text:p>
          </table:table-cell>
          <table:table-cell table:formula="of:=[.A916]-[.C916]" office:value-type="float" office:value="0.00105989999999956" calcext:value-type="float">
            <text:p>0,0010599</text:p>
          </table:table-cell>
          <table:table-cell table:formula="of:=[.G916]-[.C916]" office:value-type="float" office:value="-0.000193649999999934" calcext:value-type="float">
            <text:p>-0,00019365</text:p>
          </table:table-cell>
          <table:table-cell table:formula="of:=[.J916]/[.I916]" office:value-type="float" office:value="-0.182705915652434" calcext:value-type="float">
            <text:p>-0,1827059157</text:p>
          </table:table-cell>
          <table:table-cell table:formula="of:=[.D916]+[.H916]*[.K916]" office:value-type="float" office:value="0.988865038635719" calcext:value-type="float">
            <text:p>0,9888650386</text:p>
          </table:table-cell>
        </table:table-row>
        <table:table-row table:style-name="ro1">
          <table:table-cell office:value-type="float" office:value="8.6130599" calcext:value-type="float">
            <text:p>8,6130599</text:p>
          </table:table-cell>
          <table:table-cell office:value-type="float" office:value="1.099998" calcext:value-type="float">
            <text:p>1,099998</text:p>
          </table:table-cell>
          <table:table-cell office:value-type="float" office:value="8.613" calcext:value-type="float">
            <text:p>8,613</text:p>
          </table:table-cell>
          <table:table-cell office:value-type="float" office:value="1.08283" calcext:value-type="float">
            <text:p>1,082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17]-[.E917]" office:value-type="float" office:value="8.6130599" calcext:value-type="float">
            <text:p>8,6130599</text:p>
          </table:table-cell>
          <table:table-cell table:formula="of:=[.B917]-[.D917]" office:value-type="float" office:value="0.0171680000000001" calcext:value-type="float">
            <text:p>0,017168</text:p>
          </table:table-cell>
          <table:table-cell table:formula="of:=[.A917]-[.C917]" office:value-type="float" office:value="0.0000599000000001126" calcext:value-type="float">
            <text:p>0,0000599</text:p>
          </table:table-cell>
          <table:table-cell table:formula="of:=[.G917]-[.C917]" office:value-type="float" office:value="0.0000599000000001126" calcext:value-type="float">
            <text:p>0,0000599</text:p>
          </table:table-cell>
          <table:table-cell table:formula="of:=[.J917]/[.I917]" office:value-type="float" office:value="1" calcext:value-type="float">
            <text:p>1</text:p>
          </table:table-cell>
          <table:table-cell table:formula="of:=[.D917]+[.H917]*[.K917]" office:value-type="float" office:value="1.099998" calcext:value-type="float">
            <text:p>1,099998</text:p>
          </table:table-cell>
        </table:table-row>
        <table:table-row table:style-name="ro1">
          <table:table-cell office:value-type="float" office:value="8.6415855" calcext:value-type="float">
            <text:p>8,6415855</text:p>
          </table:table-cell>
          <table:table-cell office:value-type="float" office:value="0.6499984" calcext:value-type="float">
            <text:p>0,6499984</text:p>
          </table:table-cell>
          <table:table-cell office:value-type="float" office:value="8.613" calcext:value-type="float">
            <text:p>8,613</text:p>
          </table:table-cell>
          <table:table-cell office:value-type="float" office:value="1.117166" calcext:value-type="float">
            <text:p>1,117166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9824649" calcext:value-type="float">
            <text:p>0,9824649</text:p>
          </table:table-cell>
          <table:table-cell table:formula="of:=[.A918]-[.E918]" office:value-type="float" office:value="8.64108425" calcext:value-type="float">
            <text:p>8,64108425</text:p>
          </table:table-cell>
          <table:table-cell table:formula="of:=[.B918]-[.D918]" office:value-type="float" office:value="-0.4671676" calcext:value-type="float">
            <text:p>-0,4671676</text:p>
          </table:table-cell>
          <table:table-cell table:formula="of:=[.A918]-[.C918]" office:value-type="float" office:value="0.0285855000000002" calcext:value-type="float">
            <text:p>0,0285855</text:p>
          </table:table-cell>
          <table:table-cell table:formula="of:=[.G918]-[.C918]" office:value-type="float" office:value="0.0280842500000009" calcext:value-type="float">
            <text:p>0,02808425</text:p>
          </table:table-cell>
          <table:table-cell table:formula="of:=[.J918]/[.I918]" office:value-type="float" office:value="0.98246488604365" calcext:value-type="float">
            <text:p>0,982464886</text:p>
          </table:table-cell>
          <table:table-cell table:formula="of:=[.D918]+[.H918]*[.K918]" office:value-type="float" office:value="0.658190237102714" calcext:value-type="float">
            <text:p>0,6581902371</text:p>
          </table:table-cell>
        </table:table-row>
        <table:table-row table:style-name="ro1">
          <table:table-cell office:value-type="float" office:value="8.6430898" calcext:value-type="float">
            <text:p>8,6430898</text:p>
          </table:table-cell>
          <table:table-cell office:value-type="float" office:value="0.6499984" calcext:value-type="float">
            <text:p>0,6499984</text:p>
          </table:table-cell>
          <table:table-cell office:value-type="float" office:value="8.642" calcext:value-type="float">
            <text:p>8,642</text:p>
          </table:table-cell>
          <table:table-cell office:value-type="float" office:value="0.1910223" calcext:value-type="float">
            <text:p>0,1910223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5400532" calcext:value-type="float">
            <text:p>0,5400532</text:p>
          </table:table-cell>
          <table:table-cell table:formula="of:=[.A919]-[.E919]" office:value-type="float" office:value="8.64258855" calcext:value-type="float">
            <text:p>8,64258855</text:p>
          </table:table-cell>
          <table:table-cell table:formula="of:=[.B919]-[.D919]" office:value-type="float" office:value="0.4589761" calcext:value-type="float">
            <text:p>0,4589761</text:p>
          </table:table-cell>
          <table:table-cell table:formula="of:=[.A919]-[.C919]" office:value-type="float" office:value="0.00108980000000081" calcext:value-type="float">
            <text:p>0,0010898</text:p>
          </table:table-cell>
          <table:table-cell table:formula="of:=[.G919]-[.C919]" office:value-type="float" office:value="0.000588550000001575" calcext:value-type="float">
            <text:p>0,00058855</text:p>
          </table:table-cell>
          <table:table-cell table:formula="of:=[.J919]/[.I919]" office:value-type="float" office:value="0.5400532207755" calcext:value-type="float">
            <text:p>0,5400532208</text:p>
          </table:table-cell>
          <table:table-cell table:formula="of:=[.D919]+[.H919]*[.K919]" office:value-type="float" office:value="0.438893821063978" calcext:value-type="float">
            <text:p>0,4388938211</text:p>
          </table:table-cell>
        </table:table-row>
        <table:table-row table:style-name="ro1">
          <table:table-cell office:value-type="float" office:value="8.6460972" calcext:value-type="float">
            <text:p>8,6460972</text:p>
          </table:table-cell>
          <table:table-cell office:value-type="float" office:value="0.6499984" calcext:value-type="float">
            <text:p>0,6499984</text:p>
          </table:table-cell>
          <table:table-cell office:value-type="float" office:value="8.643" calcext:value-type="float">
            <text:p>8,643</text:p>
          </table:table-cell>
          <table:table-cell office:value-type="float" office:value="0.89787" calcext:value-type="float">
            <text:p>0,89787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8381603" calcext:value-type="float">
            <text:p>0,8381603</text:p>
          </table:table-cell>
          <table:table-cell table:formula="of:=[.A920]-[.E920]" office:value-type="float" office:value="8.64559595" calcext:value-type="float">
            <text:p>8,64559595</text:p>
          </table:table-cell>
          <table:table-cell table:formula="of:=[.B920]-[.D920]" office:value-type="float" office:value="-0.2478716" calcext:value-type="float">
            <text:p>-0,2478716</text:p>
          </table:table-cell>
          <table:table-cell table:formula="of:=[.A920]-[.C920]" office:value-type="float" office:value="0.00309719999999913" calcext:value-type="float">
            <text:p>0,0030972</text:p>
          </table:table-cell>
          <table:table-cell table:formula="of:=[.G920]-[.C920]" office:value-type="float" office:value="0.0025959499999999" calcext:value-type="float">
            <text:p>0,00259595</text:p>
          </table:table-cell>
          <table:table-cell table:formula="of:=[.J920]/[.I920]" office:value-type="float" office:value="0.838160273795889" calcext:value-type="float">
            <text:p>0,8381602738</text:p>
          </table:table-cell>
          <table:table-cell table:formula="of:=[.D920]+[.H920]*[.K920]" office:value-type="float" office:value="0.690113871877775" calcext:value-type="float">
            <text:p>0,6901138719</text:p>
          </table:table-cell>
        </table:table-row>
        <table:table-row table:style-name="ro1">
          <table:table-cell office:value-type="float" office:value="8.6746729" calcext:value-type="float">
            <text:p>8,6746729</text:p>
          </table:table-cell>
          <table:table-cell office:value-type="float" office:value="0.1999984" calcext:value-type="float">
            <text:p>0,1999984</text:p>
          </table:table-cell>
          <table:table-cell office:value-type="float" office:value="8.646" calcext:value-type="float">
            <text:p>8,646</text:p>
          </table:table-cell>
          <table:table-cell office:value-type="float" office:value="0.4422423" calcext:value-type="float">
            <text:p>0,4422423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9825183" calcext:value-type="float">
            <text:p>0,9825183</text:p>
          </table:table-cell>
          <table:table-cell table:formula="of:=[.A921]-[.E921]" office:value-type="float" office:value="8.67417165" calcext:value-type="float">
            <text:p>8,67417165</text:p>
          </table:table-cell>
          <table:table-cell table:formula="of:=[.B921]-[.D921]" office:value-type="float" office:value="-0.2422439" calcext:value-type="float">
            <text:p>-0,2422439</text:p>
          </table:table-cell>
          <table:table-cell table:formula="of:=[.A921]-[.C921]" office:value-type="float" office:value="0.0286729000000001" calcext:value-type="float">
            <text:p>0,0286729</text:p>
          </table:table-cell>
          <table:table-cell table:formula="of:=[.G921]-[.C921]" office:value-type="float" office:value="0.0281716500000009" calcext:value-type="float">
            <text:p>0,02817165</text:p>
          </table:table-cell>
          <table:table-cell table:formula="of:=[.J921]/[.I921]" office:value-type="float" office:value="0.982518336129264" calcext:value-type="float">
            <text:p>0,9825183361</text:p>
          </table:table-cell>
          <table:table-cell table:formula="of:=[.D921]+[.H921]*[.K921]" office:value-type="float" office:value="0.204233226434536" calcext:value-type="float">
            <text:p>0,2042332264</text:p>
          </table:table-cell>
        </table:table-row>
        <table:table-row table:style-name="ro1">
          <table:table-cell office:value-type="float" office:value="8.6756757" calcext:value-type="float">
            <text:p>8,6756757</text:p>
          </table:table-cell>
          <table:table-cell office:value-type="float" office:value="0.1999984" calcext:value-type="float">
            <text:p>0,1999984</text:p>
          </table:table-cell>
          <table:table-cell office:value-type="float" office:value="8.675" calcext:value-type="float">
            <text:p>8,675</text:p>
          </table:table-cell>
          <table:table-cell office:value-type="float" office:value="-0.03801067" calcext:value-type="float">
            <text:p>-0,038010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22]-[.E922]" office:value-type="float" office:value="8.6756757" calcext:value-type="float">
            <text:p>8,6756757</text:p>
          </table:table-cell>
          <table:table-cell table:formula="of:=[.B922]-[.D922]" office:value-type="float" office:value="0.23800907" calcext:value-type="float">
            <text:p>0,23800907</text:p>
          </table:table-cell>
          <table:table-cell table:formula="of:=[.A922]-[.C922]" office:value-type="float" office:value="0.000675699999998614" calcext:value-type="float">
            <text:p>0,0006757</text:p>
          </table:table-cell>
          <table:table-cell table:formula="of:=[.G922]-[.C922]" office:value-type="float" office:value="0.000675699999998614" calcext:value-type="float">
            <text:p>0,0006757</text:p>
          </table:table-cell>
          <table:table-cell table:formula="of:=[.J922]/[.I922]" office:value-type="float" office:value="1" calcext:value-type="float">
            <text:p>1</text:p>
          </table:table-cell>
          <table:table-cell table:formula="of:=[.D922]+[.H922]*[.K922]" office:value-type="float" office:value="0.1999984" calcext:value-type="float">
            <text:p>0,1999984</text:p>
          </table:table-cell>
        </table:table-row>
        <table:table-row table:style-name="ro1">
          <table:table-cell office:value-type="float" office:value="8.7435006" calcext:value-type="float">
            <text:p>8,7435006</text:p>
          </table:table-cell>
          <table:table-cell office:value-type="float" office:value="-0.7000016" calcext:value-type="float">
            <text:p>-0,7000016</text:p>
          </table:table-cell>
          <table:table-cell office:value-type="float" office:value="8.676" calcext:value-type="float">
            <text:p>8,676</text:p>
          </table:table-cell>
          <table:table-cell office:value-type="float" office:value="0.4380075" calcext:value-type="float">
            <text:p>0,43800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23]-[.E923]" office:value-type="float" office:value="8.7435006" calcext:value-type="float">
            <text:p>8,7435006</text:p>
          </table:table-cell>
          <table:table-cell table:formula="of:=[.B923]-[.D923]" office:value-type="float" office:value="-1.1380091" calcext:value-type="float">
            <text:p>-1,1380091</text:p>
          </table:table-cell>
          <table:table-cell table:formula="of:=[.A923]-[.C923]" office:value-type="float" office:value="0.0675006000000007" calcext:value-type="float">
            <text:p>0,0675006</text:p>
          </table:table-cell>
          <table:table-cell table:formula="of:=[.G923]-[.C923]" office:value-type="float" office:value="0.0675006000000007" calcext:value-type="float">
            <text:p>0,0675006</text:p>
          </table:table-cell>
          <table:table-cell table:formula="of:=[.J923]/[.I923]" office:value-type="float" office:value="1" calcext:value-type="float">
            <text:p>1</text:p>
          </table:table-cell>
          <table:table-cell table:formula="of:=[.D923]+[.H923]*[.K923]" office:value-type="float" office:value="-0.7000016" calcext:value-type="float">
            <text:p>-0,7000016</text:p>
          </table:table-cell>
        </table:table-row>
        <table:table-row table:style-name="ro1">
          <table:table-cell office:value-type="float" office:value="8.7450049" calcext:value-type="float">
            <text:p>8,7450049</text:p>
          </table:table-cell>
          <table:table-cell office:value-type="float" office:value="-0.7000016" calcext:value-type="float">
            <text:p>-0,7000016</text:p>
          </table:table-cell>
          <table:table-cell office:value-type="float" office:value="8.744" calcext:value-type="float">
            <text:p>8,744</text:p>
          </table:table-cell>
          <table:table-cell office:value-type="float" office:value="-1.838011" calcext:value-type="float">
            <text:p>-1,838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24]-[.E924]" office:value-type="float" office:value="8.7450049" calcext:value-type="float">
            <text:p>8,7450049</text:p>
          </table:table-cell>
          <table:table-cell table:formula="of:=[.B924]-[.D924]" office:value-type="float" office:value="1.1380094" calcext:value-type="float">
            <text:p>1,1380094</text:p>
          </table:table-cell>
          <table:table-cell table:formula="of:=[.A924]-[.C924]" office:value-type="float" office:value="0.00100489999999986" calcext:value-type="float">
            <text:p>0,0010049</text:p>
          </table:table-cell>
          <table:table-cell table:formula="of:=[.G924]-[.C924]" office:value-type="float" office:value="0.00100489999999986" calcext:value-type="float">
            <text:p>0,0010049</text:p>
          </table:table-cell>
          <table:table-cell table:formula="of:=[.J924]/[.I924]" office:value-type="float" office:value="1" calcext:value-type="float">
            <text:p>1</text:p>
          </table:table-cell>
          <table:table-cell table:formula="of:=[.D924]+[.H924]*[.K924]" office:value-type="float" office:value="-0.7000016" calcext:value-type="float">
            <text:p>-0,7000016</text:p>
          </table:table-cell>
        </table:table-row>
        <table:table-row table:style-name="ro1">
          <table:table-cell office:value-type="float" office:value="8.7775473" calcext:value-type="float">
            <text:p>8,7775473</text:p>
          </table:table-cell>
          <table:table-cell office:value-type="float" office:value="-1.150002" calcext:value-type="float">
            <text:p>-1,150002</text:p>
          </table:table-cell>
          <table:table-cell office:value-type="float" office:value="8.745" calcext:value-type="float">
            <text:p>8,745</text:p>
          </table:table-cell>
          <table:table-cell office:value-type="float" office:value="0.4380075" calcext:value-type="float">
            <text:p>0,43800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25]-[.E925]" office:value-type="float" office:value="8.7775473" calcext:value-type="float">
            <text:p>8,7775473</text:p>
          </table:table-cell>
          <table:table-cell table:formula="of:=[.B925]-[.D925]" office:value-type="float" office:value="-1.5880095" calcext:value-type="float">
            <text:p>-1,5880095</text:p>
          </table:table-cell>
          <table:table-cell table:formula="of:=[.A925]-[.C925]" office:value-type="float" office:value="0.0325473000000009" calcext:value-type="float">
            <text:p>0,0325473</text:p>
          </table:table-cell>
          <table:table-cell table:formula="of:=[.G925]-[.C925]" office:value-type="float" office:value="0.0325473000000009" calcext:value-type="float">
            <text:p>0,0325473</text:p>
          </table:table-cell>
          <table:table-cell table:formula="of:=[.J925]/[.I925]" office:value-type="float" office:value="1" calcext:value-type="float">
            <text:p>1</text:p>
          </table:table-cell>
          <table:table-cell table:formula="of:=[.D925]+[.H925]*[.K925]" office:value-type="float" office:value="-1.150002" calcext:value-type="float">
            <text:p>-1,150002</text:p>
          </table:table-cell>
        </table:table-row>
        <table:table-row table:style-name="ro1">
          <table:table-cell office:value-type="float" office:value="8.8114225" calcext:value-type="float">
            <text:p>8,8114225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8.778" calcext:value-type="float">
            <text:p>8,778</text:p>
          </table:table-cell>
          <table:table-cell office:value-type="float" office:value="-2.73801" calcext:value-type="float">
            <text:p>-2,738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26]-[.E926]" office:value-type="float" office:value="8.8114225" calcext:value-type="float">
            <text:p>8,8114225</text:p>
          </table:table-cell>
          <table:table-cell table:formula="of:=[.B926]-[.D926]" office:value-type="float" office:value="1.138009" calcext:value-type="float">
            <text:p>1,138009</text:p>
          </table:table-cell>
          <table:table-cell table:formula="of:=[.A926]-[.C926]" office:value-type="float" office:value="0.0334224999999986" calcext:value-type="float">
            <text:p>0,0334225</text:p>
          </table:table-cell>
          <table:table-cell table:formula="of:=[.G926]-[.C926]" office:value-type="float" office:value="0.0334224999999986" calcext:value-type="float">
            <text:p>0,0334225</text:p>
          </table:table-cell>
          <table:table-cell table:formula="of:=[.J926]/[.I926]" office:value-type="float" office:value="1" calcext:value-type="float">
            <text:p>1</text:p>
          </table:table-cell>
          <table:table-cell table:formula="of:=[.D926]+[.H926]*[.K926]" office:value-type="float" office:value="-1.600001" calcext:value-type="float">
            <text:p>-1,600001</text:p>
          </table:table-cell>
        </table:table-row>
        <table:table-row table:style-name="ro1">
          <table:table-cell office:value-type="float" office:value="8.8134279" calcext:value-type="float">
            <text:p>8,8134279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8.811" calcext:value-type="float">
            <text:p>8,811</text:p>
          </table:table-cell>
          <table:table-cell office:value-type="float" office:value="-0.4619925" calcext:value-type="float">
            <text:p>-0,4619925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903085" calcext:value-type="float">
            <text:p>0,6903085</text:p>
          </table:table-cell>
          <table:table-cell table:formula="of:=[.A927]-[.E927]" office:value-type="float" office:value="8.812676" calcext:value-type="float">
            <text:p>8,812676</text:p>
          </table:table-cell>
          <table:table-cell table:formula="of:=[.B927]-[.D927]" office:value-type="float" office:value="-1.1380085" calcext:value-type="float">
            <text:p>-1,1380085</text:p>
          </table:table-cell>
          <table:table-cell table:formula="of:=[.A927]-[.C927]" office:value-type="float" office:value="0.0024279000000007" calcext:value-type="float">
            <text:p>0,0024279</text:p>
          </table:table-cell>
          <table:table-cell table:formula="of:=[.G927]-[.C927]" office:value-type="float" office:value="0.00167600000000157" calcext:value-type="float">
            <text:p>0,001676</text:p>
          </table:table-cell>
          <table:table-cell table:formula="of:=[.J927]/[.I927]" office:value-type="float" office:value="0.690308497055512" calcext:value-type="float">
            <text:p>0,6903084971</text:p>
          </table:table-cell>
          <table:table-cell table:formula="of:=[.D927]+[.H927]*[.K927]" office:value-type="float" office:value="-1.2475694372714" calcext:value-type="float">
            <text:p>-1,2475694373</text:p>
          </table:table-cell>
        </table:table-row>
        <table:table-row table:style-name="ro1">
          <table:table-cell office:value-type="float" office:value="8.8229565" calcext:value-type="float">
            <text:p>8,8229565</text:p>
          </table:table-cell>
          <table:table-cell office:value-type="float" office:value="-1.750001" calcext:value-type="float">
            <text:p>-1,750001</text:p>
          </table:table-cell>
          <table:table-cell office:value-type="float" office:value="8.813" calcext:value-type="float">
            <text:p>8,813</text:p>
          </table:table-cell>
          <table:table-cell office:value-type="float" office:value="-2.385579" calcext:value-type="float">
            <text:p>-2,385579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244815" calcext:value-type="float">
            <text:p>0,9244815</text:p>
          </table:table-cell>
          <table:table-cell table:formula="of:=[.A928]-[.E928]" office:value-type="float" office:value="8.8222046" calcext:value-type="float">
            <text:p>8,8222046</text:p>
          </table:table-cell>
          <table:table-cell table:formula="of:=[.B928]-[.D928]" office:value-type="float" office:value="0.635578" calcext:value-type="float">
            <text:p>0,635578</text:p>
          </table:table-cell>
          <table:table-cell table:formula="of:=[.A928]-[.C928]" office:value-type="float" office:value="0.00995649999999948" calcext:value-type="float">
            <text:p>0,0099565</text:p>
          </table:table-cell>
          <table:table-cell table:formula="of:=[.G928]-[.C928]" office:value-type="float" office:value="0.00920460000000034" calcext:value-type="float">
            <text:p>0,0092046</text:p>
          </table:table-cell>
          <table:table-cell table:formula="of:=[.J928]/[.I928]" office:value-type="float" office:value="0.924481494501162" calcext:value-type="float">
            <text:p>0,9244814945</text:p>
          </table:table-cell>
          <table:table-cell table:formula="of:=[.D928]+[.H928]*[.K928]" office:value-type="float" office:value="-1.79799890068794" calcext:value-type="float">
            <text:p>-1,7979989007</text:p>
          </table:table-cell>
        </table:table-row>
        <table:table-row table:style-name="ro1">
          <table:table-cell office:value-type="float" office:value="8.8455216" calcext:value-type="float">
            <text:p>8,8455216</text:p>
          </table:table-cell>
          <table:table-cell office:value-type="float" office:value="-2.050001" calcext:value-type="float">
            <text:p>-2,050001</text:p>
          </table:table-cell>
          <table:table-cell office:value-type="float" office:value="8.823" calcext:value-type="float">
            <text:p>8,823</text:p>
          </table:table-cell>
          <table:table-cell office:value-type="float" office:value="-1.162422" calcext:value-type="float">
            <text:p>-1,162422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666142" calcext:value-type="float">
            <text:p>0,9666142</text:p>
          </table:table-cell>
          <table:table-cell table:formula="of:=[.A929]-[.E929]" office:value-type="float" office:value="8.8447697" calcext:value-type="float">
            <text:p>8,8447697</text:p>
          </table:table-cell>
          <table:table-cell table:formula="of:=[.B929]-[.D929]" office:value-type="float" office:value="-0.887579" calcext:value-type="float">
            <text:p>-0,887579</text:p>
          </table:table-cell>
          <table:table-cell table:formula="of:=[.A929]-[.C929]" office:value-type="float" office:value="0.0225215999999993" calcext:value-type="float">
            <text:p>0,0225216</text:p>
          </table:table-cell>
          <table:table-cell table:formula="of:=[.G929]-[.C929]" office:value-type="float" office:value="0.0217697000000001" calcext:value-type="float">
            <text:p>0,0217697</text:p>
          </table:table-cell>
          <table:table-cell table:formula="of:=[.J929]/[.I929]" office:value-type="float" office:value="0.96661427252064" calcext:value-type="float">
            <text:p>0,9666142725</text:p>
          </table:table-cell>
          <table:table-cell table:formula="of:=[.D929]+[.H929]*[.K929]" office:value-type="float" office:value="-2.0203685293896" calcext:value-type="float">
            <text:p>-2,0203685294</text:p>
          </table:table-cell>
        </table:table-row>
        <table:table-row table:style-name="ro1">
          <table:table-cell office:value-type="float" office:value="8.8794646" calcext:value-type="float">
            <text:p>8,8794646</text:p>
          </table:table-cell>
          <table:table-cell office:value-type="float" office:value="-2.500002" calcext:value-type="float">
            <text:p>-2,500002</text:p>
          </table:table-cell>
          <table:table-cell office:value-type="float" office:value="8.846" calcext:value-type="float">
            <text:p>8,846</text:p>
          </table:table-cell>
          <table:table-cell office:value-type="float" office:value="-2.907948" calcext:value-type="float">
            <text:p>-2,907948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977527" calcext:value-type="float">
            <text:p>0,977527</text:p>
          </table:table-cell>
          <table:table-cell table:formula="of:=[.A930]-[.E930]" office:value-type="float" office:value="8.87871255" calcext:value-type="float">
            <text:p>8,87871255</text:p>
          </table:table-cell>
          <table:table-cell table:formula="of:=[.B930]-[.D930]" office:value-type="float" office:value="0.407946" calcext:value-type="float">
            <text:p>0,407946</text:p>
          </table:table-cell>
          <table:table-cell table:formula="of:=[.A930]-[.C930]" office:value-type="float" office:value="0.0334646000000003" calcext:value-type="float">
            <text:p>0,0334646</text:p>
          </table:table-cell>
          <table:table-cell table:formula="of:=[.G930]-[.C930]" office:value-type="float" office:value="0.0327125500000012" calcext:value-type="float">
            <text:p>0,03271255</text:p>
          </table:table-cell>
          <table:table-cell table:formula="of:=[.J930]/[.I930]" office:value-type="float" office:value="0.977526998679228" calcext:value-type="float">
            <text:p>0,9775269987</text:p>
          </table:table-cell>
          <table:table-cell table:formula="of:=[.D930]+[.H930]*[.K930]" office:value-type="float" office:value="-2.5091697709968" calcext:value-type="float">
            <text:p>-2,509169771</text:p>
          </table:table-cell>
        </table:table-row>
        <table:table-row table:style-name="ro1">
          <table:table-cell office:value-type="float" office:value="8.8829763" calcext:value-type="float">
            <text:p>8,8829763</text:p>
          </table:table-cell>
          <table:table-cell office:value-type="float" office:value="-2.500002" calcext:value-type="float">
            <text:p>-2,500002</text:p>
          </table:table-cell>
          <table:table-cell office:value-type="float" office:value="8.879" calcext:value-type="float">
            <text:p>8,879</text:p>
          </table:table-cell>
          <table:table-cell office:value-type="float" office:value="-2.101223" calcext:value-type="float">
            <text:p>-2,101223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8108669" calcext:value-type="float">
            <text:p>0,8108669</text:p>
          </table:table-cell>
          <table:table-cell table:formula="of:=[.A931]-[.E931]" office:value-type="float" office:value="8.88222425" calcext:value-type="float">
            <text:p>8,88222425</text:p>
          </table:table-cell>
          <table:table-cell table:formula="of:=[.B931]-[.D931]" office:value-type="float" office:value="-0.398779" calcext:value-type="float">
            <text:p>-0,398779</text:p>
          </table:table-cell>
          <table:table-cell table:formula="of:=[.A931]-[.C931]" office:value-type="float" office:value="0.00397629999999971" calcext:value-type="float">
            <text:p>0,0039763</text:p>
          </table:table-cell>
          <table:table-cell table:formula="of:=[.G931]-[.C931]" office:value-type="float" office:value="0.00322425000000059" calcext:value-type="float">
            <text:p>0,00322425</text:p>
          </table:table-cell>
          <table:table-cell table:formula="of:=[.J931]/[.I931]" office:value-type="float" office:value="0.810866886301544" calcext:value-type="float">
            <text:p>0,8108668863</text:p>
          </table:table-cell>
          <table:table-cell table:formula="of:=[.D931]+[.H931]*[.K931]" office:value-type="float" office:value="-2.42457968605244" calcext:value-type="float">
            <text:p>-2,4245796861</text:p>
          </table:table-cell>
        </table:table-row>
        <table:table-row table:style-name="ro1">
          <table:table-cell office:value-type="float" office:value="8.9494941" calcext:value-type="float">
            <text:p>8,9494941</text:p>
          </table:table-cell>
          <table:table-cell office:value-type="float" office:value="-3.400002" calcext:value-type="float">
            <text:p>-3,400002</text:p>
          </table:table-cell>
          <table:table-cell office:value-type="float" office:value="8.883" calcext:value-type="float">
            <text:p>8,883</text:p>
          </table:table-cell>
          <table:table-cell office:value-type="float" office:value="-2.823358" calcext:value-type="float">
            <text:p>-2,823358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98869" calcext:value-type="float">
            <text:p>0,98869</text:p>
          </table:table-cell>
          <table:table-cell table:formula="of:=[.A932]-[.E932]" office:value-type="float" office:value="8.94874205" calcext:value-type="float">
            <text:p>8,94874205</text:p>
          </table:table-cell>
          <table:table-cell table:formula="of:=[.B932]-[.D932]" office:value-type="float" office:value="-0.576644" calcext:value-type="float">
            <text:p>-0,576644</text:p>
          </table:table-cell>
          <table:table-cell table:formula="of:=[.A932]-[.C932]" office:value-type="float" office:value="0.0664941000000017" calcext:value-type="float">
            <text:p>0,0664941</text:p>
          </table:table-cell>
          <table:table-cell table:formula="of:=[.G932]-[.C932]" office:value-type="float" office:value="0.0657420500000026" calcext:value-type="float">
            <text:p>0,06574205</text:p>
          </table:table-cell>
          <table:table-cell table:formula="of:=[.J932]/[.I932]" office:value-type="float" office:value="0.988689973997707" calcext:value-type="float">
            <text:p>0,988689974</text:p>
          </table:table-cell>
          <table:table-cell table:formula="of:=[.D932]+[.H932]*[.K932]" office:value-type="float" office:value="-3.39348014136593" calcext:value-type="float">
            <text:p>-3,3934801414</text:p>
          </table:table-cell>
        </table:table-row>
        <table:table-row table:style-name="ro1">
          <table:table-cell office:value-type="float" office:value="8.9514997" calcext:value-type="float">
            <text:p>8,9514997</text:p>
          </table:table-cell>
          <table:table-cell office:value-type="float" office:value="-3.400002" calcext:value-type="float">
            <text:p>-3,400002</text:p>
          </table:table-cell>
          <table:table-cell office:value-type="float" office:value="8.949" calcext:value-type="float">
            <text:p>8,949</text:p>
          </table:table-cell>
          <table:table-cell office:value-type="float" office:value="-3.970124" calcext:value-type="float">
            <text:p>-3,970124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6991439" calcext:value-type="float">
            <text:p>0,6991439</text:p>
          </table:table-cell>
          <table:table-cell table:formula="of:=[.A933]-[.E933]" office:value-type="float" office:value="8.95074765" calcext:value-type="float">
            <text:p>8,95074765</text:p>
          </table:table-cell>
          <table:table-cell table:formula="of:=[.B933]-[.D933]" office:value-type="float" office:value="0.570122" calcext:value-type="float">
            <text:p>0,570122</text:p>
          </table:table-cell>
          <table:table-cell table:formula="of:=[.A933]-[.C933]" office:value-type="float" office:value="0.00249969999999955" calcext:value-type="float">
            <text:p>0,0024997</text:p>
          </table:table-cell>
          <table:table-cell table:formula="of:=[.G933]-[.C933]" office:value-type="float" office:value="0.00174765000000043" calcext:value-type="float">
            <text:p>0,00174765</text:p>
          </table:table-cell>
          <table:table-cell table:formula="of:=[.J933]/[.I933]" office:value-type="float" office:value="0.699143897267972" calcext:value-type="float">
            <text:p>0,6991438973</text:p>
          </table:table-cell>
          <table:table-cell table:formula="of:=[.D933]+[.H933]*[.K933]" office:value-type="float" office:value="-3.57152668300179" calcext:value-type="float">
            <text:p>-3,571526683</text:p>
          </table:table-cell>
        </table:table-row>
        <table:table-row table:style-name="ro1">
          <table:table-cell office:value-type="float" office:value="8.9815812" calcext:value-type="float">
            <text:p>8,9815812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8.951" calcext:value-type="float">
            <text:p>8,951</text:p>
          </table:table-cell>
          <table:table-cell office:value-type="float" office:value="-3.001405" calcext:value-type="float">
            <text:p>-3,001405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9754081" calcext:value-type="float">
            <text:p>0,9754081</text:p>
          </table:table-cell>
          <table:table-cell table:formula="of:=[.A934]-[.E934]" office:value-type="float" office:value="8.98082915" calcext:value-type="float">
            <text:p>8,98082915</text:p>
          </table:table-cell>
          <table:table-cell table:formula="of:=[.B934]-[.D934]" office:value-type="float" office:value="-0.848598" calcext:value-type="float">
            <text:p>-0,848598</text:p>
          </table:table-cell>
          <table:table-cell table:formula="of:=[.A934]-[.C934]" office:value-type="float" office:value="0.0305812000000003" calcext:value-type="float">
            <text:p>0,0305812</text:p>
          </table:table-cell>
          <table:table-cell table:formula="of:=[.G934]-[.C934]" office:value-type="float" office:value="0.0298291500000012" calcext:value-type="float">
            <text:p>0,02982915</text:p>
          </table:table-cell>
          <table:table-cell table:formula="of:=[.J934]/[.I934]" office:value-type="float" office:value="0.975408093861617" calcext:value-type="float">
            <text:p>0,9754080939</text:p>
          </table:table-cell>
          <table:table-cell table:formula="of:=[.D934]+[.H934]*[.K934]" office:value-type="float" office:value="-3.82913435763478" calcext:value-type="float">
            <text:p>-3,8291343576</text:p>
          </table:table-cell>
        </table:table-row>
        <table:table-row table:style-name="ro1">
          <table:table-cell office:value-type="float" office:value="8.983586" calcext:value-type="float">
            <text:p>8,983586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8.982" calcext:value-type="float">
            <text:p>8,982</text:p>
          </table:table-cell>
          <table:table-cell office:value-type="float" office:value="-4.677732" calcext:value-type="float">
            <text:p>-4,677732</text:p>
          </table:table-cell>
          <table:table-cell office:value-type="float" office:value="0.0010024" calcext:value-type="float">
            <text:p>0,0010024</text:p>
          </table:table-cell>
          <table:table-cell office:value-type="float" office:value="0.3679698" calcext:value-type="float">
            <text:p>0,3679698</text:p>
          </table:table-cell>
          <table:table-cell table:formula="of:=[.A935]-[.E935]" office:value-type="float" office:value="8.9825836" calcext:value-type="float">
            <text:p>8,9825836</text:p>
          </table:table-cell>
          <table:table-cell table:formula="of:=[.B935]-[.D935]" office:value-type="float" office:value="0.827729" calcext:value-type="float">
            <text:p>0,827729</text:p>
          </table:table-cell>
          <table:table-cell table:formula="of:=[.A935]-[.C935]" office:value-type="float" office:value="0.00158600000000142" calcext:value-type="float">
            <text:p>0,001586</text:p>
          </table:table-cell>
          <table:table-cell table:formula="of:=[.G935]-[.C935]" office:value-type="float" office:value="0.000583600000000573" calcext:value-type="float">
            <text:p>0,0005836</text:p>
          </table:table-cell>
          <table:table-cell table:formula="of:=[.J935]/[.I935]" office:value-type="float" office:value="0.367969735182882" calcext:value-type="float">
            <text:p>0,3679697352</text:p>
          </table:table-cell>
          <table:table-cell table:formula="of:=[.D935]+[.H935]*[.K935]" office:value-type="float" office:value="-4.37315277906681" calcext:value-type="float">
            <text:p>-4,3731527791</text:p>
          </table:table-cell>
        </table:table-row>
        <table:table-row table:style-name="ro1">
          <table:table-cell office:value-type="float" office:value="8.9850903" calcext:value-type="float">
            <text:p>8,9850903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8.984" calcext:value-type="float">
            <text:p>8,984</text:p>
          </table:table-cell>
          <table:table-cell office:value-type="float" office:value="-3.545423" calcext:value-type="float">
            <text:p>-3,545423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5403559" calcext:value-type="float">
            <text:p>0,5403559</text:p>
          </table:table-cell>
          <table:table-cell table:formula="of:=[.A936]-[.E936]" office:value-type="float" office:value="8.98458915" calcext:value-type="float">
            <text:p>8,98458915</text:p>
          </table:table-cell>
          <table:table-cell table:formula="of:=[.B936]-[.D936]" office:value-type="float" office:value="-0.30458" calcext:value-type="float">
            <text:p>-0,30458</text:p>
          </table:table-cell>
          <table:table-cell table:formula="of:=[.A936]-[.C936]" office:value-type="float" office:value="0.00109029999999954" calcext:value-type="float">
            <text:p>0,0010903</text:p>
          </table:table-cell>
          <table:table-cell table:formula="of:=[.G936]-[.C936]" office:value-type="float" office:value="0.000589149999999705" calcext:value-type="float">
            <text:p>0,00058915</text:p>
          </table:table-cell>
          <table:table-cell table:formula="of:=[.J936]/[.I936]" office:value-type="float" office:value="0.540355865358114" calcext:value-type="float">
            <text:p>0,5403558654</text:p>
          </table:table-cell>
          <table:table-cell table:formula="of:=[.D936]+[.H936]*[.K936]" office:value-type="float" office:value="-3.71000458947077" calcext:value-type="float">
            <text:p>-3,7100045895</text:p>
          </table:table-cell>
        </table:table-row>
        <table:table-row table:style-name="ro1">
          <table:table-cell office:value-type="float" office:value="8.9860931" calcext:value-type="float">
            <text:p>8,9860931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8.985" calcext:value-type="float">
            <text:p>8,985</text:p>
          </table:table-cell>
          <table:table-cell office:value-type="float" office:value="-4.014584" calcext:value-type="float">
            <text:p>-4,014584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5415333" calcext:value-type="float">
            <text:p>0,5415333</text:p>
          </table:table-cell>
          <table:table-cell table:formula="of:=[.A937]-[.E937]" office:value-type="float" office:value="8.98559195" calcext:value-type="float">
            <text:p>8,98559195</text:p>
          </table:table-cell>
          <table:table-cell table:formula="of:=[.B937]-[.D937]" office:value-type="float" office:value="0.164581" calcext:value-type="float">
            <text:p>0,164581</text:p>
          </table:table-cell>
          <table:table-cell table:formula="of:=[.A937]-[.C937]" office:value-type="float" office:value="0.00109310000000029" calcext:value-type="float">
            <text:p>0,0010931</text:p>
          </table:table-cell>
          <table:table-cell table:formula="of:=[.G937]-[.C937]" office:value-type="float" office:value="0.000591950000000452" calcext:value-type="float">
            <text:p>0,00059195</text:p>
          </table:table-cell>
          <table:table-cell table:formula="of:=[.J937]/[.I937]" office:value-type="float" office:value="0.541533254048389" calcext:value-type="float">
            <text:p>0,541533254</text:p>
          </table:table-cell>
          <table:table-cell table:formula="of:=[.D937]+[.H937]*[.K937]" office:value-type="float" office:value="-3.92545791551546" calcext:value-type="float">
            <text:p>-3,9254579155</text:p>
          </table:table-cell>
        </table:table-row>
        <table:table-row table:style-name="ro1">
          <table:table-cell office:value-type="float" office:value="9.0153885" calcext:value-type="float">
            <text:p>9,0153885</text:p>
          </table:table-cell>
          <table:table-cell office:value-type="float" office:value="-4.300003" calcext:value-type="float">
            <text:p>-4,300003</text:p>
          </table:table-cell>
          <table:table-cell office:value-type="float" office:value="8.986" calcext:value-type="float">
            <text:p>8,986</text:p>
          </table:table-cell>
          <table:table-cell office:value-type="float" office:value="-3.760876" calcext:value-type="float">
            <text:p>-3,760876</text:p>
          </table:table-cell>
          <table:table-cell office:value-type="float" office:value="0.000502" calcext:value-type="float">
            <text:p>0,000502</text:p>
          </table:table-cell>
          <table:table-cell office:value-type="float" office:value="0.9829185" calcext:value-type="float">
            <text:p>0,9829185</text:p>
          </table:table-cell>
          <table:table-cell table:formula="of:=[.A938]-[.E938]" office:value-type="float" office:value="9.0148865" calcext:value-type="float">
            <text:p>9,0148865</text:p>
          </table:table-cell>
          <table:table-cell table:formula="of:=[.B938]-[.D938]" office:value-type="float" office:value="-0.539127" calcext:value-type="float">
            <text:p>-0,539127</text:p>
          </table:table-cell>
          <table:table-cell table:formula="of:=[.A938]-[.C938]" office:value-type="float" office:value="0.0293884999999996" calcext:value-type="float">
            <text:p>0,0293885</text:p>
          </table:table-cell>
          <table:table-cell table:formula="of:=[.G938]-[.C938]" office:value-type="float" office:value="0.0288865000000005" calcext:value-type="float">
            <text:p>0,0288865</text:p>
          </table:table-cell>
          <table:table-cell table:formula="of:=[.J938]/[.I938]" office:value-type="float" office:value="0.982918488524453" calcext:value-type="float">
            <text:p>0,9829184885</text:p>
          </table:table-cell>
          <table:table-cell table:formula="of:=[.D938]+[.H938]*[.K938]" office:value-type="float" office:value="-4.29079389596272" calcext:value-type="float">
            <text:p>-4,290793896</text:p>
          </table:table-cell>
        </table:table-row>
        <table:table-row table:style-name="ro1">
          <table:table-cell office:value-type="float" office:value="9.0173941" calcext:value-type="float">
            <text:p>9,0173941</text:p>
          </table:table-cell>
          <table:table-cell office:value-type="float" office:value="-4.300003" calcext:value-type="float">
            <text:p>-4,300003</text:p>
          </table:table-cell>
          <table:table-cell office:value-type="float" office:value="9.015" calcext:value-type="float">
            <text:p>9,015</text:p>
          </table:table-cell>
          <table:table-cell office:value-type="float" office:value="-4.82992" calcext:value-type="float">
            <text:p>-4,82992</text:p>
          </table:table-cell>
          <table:table-cell office:value-type="float" office:value="0.000502" calcext:value-type="float">
            <text:p>0,000502</text:p>
          </table:table-cell>
          <table:table-cell office:value-type="float" office:value="0.7903179" calcext:value-type="float">
            <text:p>0,7903179</text:p>
          </table:table-cell>
          <table:table-cell table:formula="of:=[.A939]-[.E939]" office:value-type="float" office:value="9.0168921" calcext:value-type="float">
            <text:p>9,0168921</text:p>
          </table:table-cell>
          <table:table-cell table:formula="of:=[.B939]-[.D939]" office:value-type="float" office:value="0.529917" calcext:value-type="float">
            <text:p>0,529917</text:p>
          </table:table-cell>
          <table:table-cell table:formula="of:=[.A939]-[.C939]" office:value-type="float" office:value="0.00239410000000007" calcext:value-type="float">
            <text:p>0,0023941</text:p>
          </table:table-cell>
          <table:table-cell table:formula="of:=[.G939]-[.C939]" office:value-type="float" office:value="0.00189210000000095" calcext:value-type="float">
            <text:p>0,0018921</text:p>
          </table:table-cell>
          <table:table-cell table:formula="of:=[.J939]/[.I939]" office:value-type="float" office:value="0.790317864751222" calcext:value-type="float">
            <text:p>0,7903178648</text:p>
          </table:table-cell>
          <table:table-cell table:formula="of:=[.D939]+[.H939]*[.K939]" office:value-type="float" office:value="-4.41111712806463" calcext:value-type="float">
            <text:p>-4,4111171281</text:p>
          </table:table-cell>
        </table:table-row>
        <table:table-row table:style-name="ro1">
          <table:table-cell office:value-type="float" office:value="9.0193989" calcext:value-type="float">
            <text:p>9,0193989</text:p>
          </table:table-cell>
          <table:table-cell office:value-type="float" office:value="-4.300003" calcext:value-type="float">
            <text:p>-4,300003</text:p>
          </table:table-cell>
          <table:table-cell office:value-type="float" office:value="9.017" calcext:value-type="float">
            <text:p>9,017</text:p>
          </table:table-cell>
          <table:table-cell office:value-type="float" office:value="-3.8812" calcext:value-type="float">
            <text:p>-3,8812</text:p>
          </table:table-cell>
          <table:table-cell office:value-type="float" office:value="0.000502" calcext:value-type="float">
            <text:p>0,000502</text:p>
          </table:table-cell>
          <table:table-cell office:value-type="float" office:value="0.7907375" calcext:value-type="float">
            <text:p>0,7907375</text:p>
          </table:table-cell>
          <table:table-cell table:formula="of:=[.A940]-[.E940]" office:value-type="float" office:value="9.0188969" calcext:value-type="float">
            <text:p>9,0188969</text:p>
          </table:table-cell>
          <table:table-cell table:formula="of:=[.B940]-[.D940]" office:value-type="float" office:value="-0.418803" calcext:value-type="float">
            <text:p>-0,418803</text:p>
          </table:table-cell>
          <table:table-cell table:formula="of:=[.A940]-[.C940]" office:value-type="float" office:value="0.00239890000000109" calcext:value-type="float">
            <text:p>0,0023989</text:p>
          </table:table-cell>
          <table:table-cell table:formula="of:=[.G940]-[.C940]" office:value-type="float" office:value="0.00189690000000198" calcext:value-type="float">
            <text:p>0,0018969</text:p>
          </table:table-cell>
          <table:table-cell table:formula="of:=[.J940]/[.I940]" office:value-type="float" office:value="0.790737421318569" calcext:value-type="float">
            <text:p>0,7907374213</text:p>
          </table:table-cell>
          <table:table-cell table:formula="of:=[.D940]+[.H940]*[.K940]" office:value-type="float" office:value="-4.21236320426048" calcext:value-type="float">
            <text:p>-4,2123632043</text:p>
          </table:table-cell>
        </table:table-row>
        <table:table-row table:style-name="ro1">
          <table:table-cell office:value-type="float" office:value="9.0204022" calcext:value-type="float">
            <text:p>9,0204022</text:p>
          </table:table-cell>
          <table:table-cell office:value-type="float" office:value="-4.450003" calcext:value-type="float">
            <text:p>-4,450003</text:p>
          </table:table-cell>
          <table:table-cell office:value-type="float" office:value="9.019" calcext:value-type="float">
            <text:p>9,019</text:p>
          </table:table-cell>
          <table:table-cell office:value-type="float" office:value="-4.631166" calcext:value-type="float">
            <text:p>-4,631166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213522" calcext:value-type="float">
            <text:p>0,8213522</text:p>
          </table:table-cell>
          <table:table-cell table:formula="of:=[.A941]-[.E941]" office:value-type="float" office:value="9.0201517" calcext:value-type="float">
            <text:p>9,0201517</text:p>
          </table:table-cell>
          <table:table-cell table:formula="of:=[.B941]-[.D941]" office:value-type="float" office:value="0.181163000000001" calcext:value-type="float">
            <text:p>0,181163</text:p>
          </table:table-cell>
          <table:table-cell table:formula="of:=[.A941]-[.C941]" office:value-type="float" office:value="0.00140219999999935" calcext:value-type="float">
            <text:p>0,0014022</text:p>
          </table:table-cell>
          <table:table-cell table:formula="of:=[.G941]-[.C941]" office:value-type="float" office:value="0.00115169999999942" calcext:value-type="float">
            <text:p>0,0011517</text:p>
          </table:table-cell>
          <table:table-cell table:formula="of:=[.J941]/[.I941]" office:value-type="float" office:value="0.821352160889997" calcext:value-type="float">
            <text:p>0,8213521609</text:p>
          </table:table-cell>
          <table:table-cell table:formula="of:=[.D941]+[.H941]*[.K941]" office:value-type="float" office:value="-4.48236737847669" calcext:value-type="float">
            <text:p>-4,4823673785</text:p>
          </table:table-cell>
        </table:table-row>
        <table:table-row table:style-name="ro1">
          <table:table-cell office:value-type="float" office:value="9.021405" calcext:value-type="float">
            <text:p>9,021405</text:p>
          </table:table-cell>
          <table:table-cell office:value-type="float" office:value="-4.450003" calcext:value-type="float">
            <text:p>-4,450003</text:p>
          </table:table-cell>
          <table:table-cell office:value-type="float" office:value="9.02" calcext:value-type="float">
            <text:p>9,02</text:p>
          </table:table-cell>
          <table:table-cell office:value-type="float" office:value="-4.301204" calcext:value-type="float">
            <text:p>-4,301204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217082" calcext:value-type="float">
            <text:p>0,8217082</text:p>
          </table:table-cell>
          <table:table-cell table:formula="of:=[.A942]-[.E942]" office:value-type="float" office:value="9.0211545" calcext:value-type="float">
            <text:p>9,0211545</text:p>
          </table:table-cell>
          <table:table-cell table:formula="of:=[.B942]-[.D942]" office:value-type="float" office:value="-0.148798999999999" calcext:value-type="float">
            <text:p>-0,148799</text:p>
          </table:table-cell>
          <table:table-cell table:formula="of:=[.A942]-[.C942]" office:value-type="float" office:value="0.0014050000000001" calcext:value-type="float">
            <text:p>0,001405</text:p>
          </table:table-cell>
          <table:table-cell table:formula="of:=[.G942]-[.C942]" office:value-type="float" office:value="0.00115450000000017" calcext:value-type="float">
            <text:p>0,0011545</text:p>
          </table:table-cell>
          <table:table-cell table:formula="of:=[.J942]/[.I942]" office:value-type="float" office:value="0.821708185053442" calcext:value-type="float">
            <text:p>0,8217081851</text:p>
          </table:table-cell>
          <table:table-cell table:formula="of:=[.D942]+[.H942]*[.K942]" office:value-type="float" office:value="-4.42347335622777" calcext:value-type="float">
            <text:p>-4,4234733562</text:p>
          </table:table-cell>
        </table:table-row>
        <table:table-row table:style-name="ro1">
          <table:table-cell office:value-type="float" office:value="9.022407" calcext:value-type="float">
            <text:p>9,022407</text:p>
          </table:table-cell>
          <table:table-cell office:value-type="float" office:value="-4.450003" calcext:value-type="float">
            <text:p>-4,450003</text:p>
          </table:table-cell>
          <table:table-cell office:value-type="float" office:value="9.021" calcext:value-type="float">
            <text:p>9,021</text:p>
          </table:table-cell>
          <table:table-cell office:value-type="float" office:value="-4.572272" calcext:value-type="float">
            <text:p>-4,572272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219616" calcext:value-type="float">
            <text:p>0,8219616</text:p>
          </table:table-cell>
          <table:table-cell table:formula="of:=[.A943]-[.E943]" office:value-type="float" office:value="9.0221565" calcext:value-type="float">
            <text:p>9,0221565</text:p>
          </table:table-cell>
          <table:table-cell table:formula="of:=[.B943]-[.D943]" office:value-type="float" office:value="0.122269" calcext:value-type="float">
            <text:p>0,122269</text:p>
          </table:table-cell>
          <table:table-cell table:formula="of:=[.A943]-[.C943]" office:value-type="float" office:value="0.0014069999999986" calcext:value-type="float">
            <text:p>0,001407</text:p>
          </table:table-cell>
          <table:table-cell table:formula="of:=[.G943]-[.C943]" office:value-type="float" office:value="0.00115649999999867" calcext:value-type="float">
            <text:p>0,0011565</text:p>
          </table:table-cell>
          <table:table-cell table:formula="of:=[.J943]/[.I943]" office:value-type="float" office:value="0.821961620468955" calcext:value-type="float">
            <text:p>0,8219616205</text:p>
          </table:table-cell>
          <table:table-cell table:formula="of:=[.D943]+[.H943]*[.K943]" office:value-type="float" office:value="-4.47177157462688" calcext:value-type="float">
            <text:p>-4,4717715746</text:p>
          </table:table-cell>
        </table:table-row>
        <table:table-row table:style-name="ro1">
          <table:table-cell office:value-type="float" office:value="9.0503759" calcext:value-type="float">
            <text:p>9,0503759</text:p>
          </table:table-cell>
          <table:table-cell office:value-type="float" office:value="-4.750003" calcext:value-type="float">
            <text:p>-4,750003</text:p>
          </table:table-cell>
          <table:table-cell office:value-type="float" office:value="9.022" calcext:value-type="float">
            <text:p>9,022</text:p>
          </table:table-cell>
          <table:table-cell office:value-type="float" office:value="-4.349502" calcext:value-type="float">
            <text:p>-4,349502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735022" calcext:value-type="float">
            <text:p>0,9735022</text:p>
          </table:table-cell>
          <table:table-cell table:formula="of:=[.A944]-[.E944]" office:value-type="float" office:value="9.049624" calcext:value-type="float">
            <text:p>9,049624</text:p>
          </table:table-cell>
          <table:table-cell table:formula="of:=[.B944]-[.D944]" office:value-type="float" office:value="-0.400500999999999" calcext:value-type="float">
            <text:p>-0,400501</text:p>
          </table:table-cell>
          <table:table-cell table:formula="of:=[.A944]-[.C944]" office:value-type="float" office:value="0.0283759000000003" calcext:value-type="float">
            <text:p>0,0283759</text:p>
          </table:table-cell>
          <table:table-cell table:formula="of:=[.G944]-[.C944]" office:value-type="float" office:value="0.0276240000000012" calcext:value-type="float">
            <text:p>0,027624</text:p>
          </table:table-cell>
          <table:table-cell table:formula="of:=[.J944]/[.I944]" office:value-type="float" office:value="0.973502162045992" calcext:value-type="float">
            <text:p>0,973502162</text:p>
          </table:table-cell>
          <table:table-cell table:formula="of:=[.D944]+[.H944]*[.K944]" office:value-type="float" office:value="-4.73939058940158" calcext:value-type="float">
            <text:p>-4,7393905894</text:p>
          </table:table-cell>
        </table:table-row>
        <table:table-row table:style-name="ro1">
          <table:table-cell office:value-type="float" office:value="9.0523815" calcext:value-type="float">
            <text:p>9,0523815</text:p>
          </table:table-cell>
          <table:table-cell office:value-type="float" office:value="-4.750003" calcext:value-type="float">
            <text:p>-4,750003</text:p>
          </table:table-cell>
          <table:table-cell office:value-type="float" office:value="9.05" calcext:value-type="float">
            <text:p>9,05</text:p>
          </table:table-cell>
          <table:table-cell office:value-type="float" office:value="-5.139891" calcext:value-type="float">
            <text:p>-5,139891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842746" calcext:value-type="float">
            <text:p>0,6842746</text:p>
          </table:table-cell>
          <table:table-cell table:formula="of:=[.A945]-[.E945]" office:value-type="float" office:value="9.0516296" calcext:value-type="float">
            <text:p>9,0516296</text:p>
          </table:table-cell>
          <table:table-cell table:formula="of:=[.B945]-[.D945]" office:value-type="float" office:value="0.389888000000001" calcext:value-type="float">
            <text:p>0,389888</text:p>
          </table:table-cell>
          <table:table-cell table:formula="of:=[.A945]-[.C945]" office:value-type="float" office:value="0.00238149999999848" calcext:value-type="float">
            <text:p>0,0023815</text:p>
          </table:table-cell>
          <table:table-cell table:formula="of:=[.G945]-[.C945]" office:value-type="float" office:value="0.00162959999999934" calcext:value-type="float">
            <text:p>0,0016296</text:p>
          </table:table-cell>
          <table:table-cell table:formula="of:=[.J945]/[.I945]" office:value-type="float" office:value="0.684274616838287" calcext:value-type="float">
            <text:p>0,6842746168</text:p>
          </table:table-cell>
          <table:table-cell table:formula="of:=[.D945]+[.H945]*[.K945]" office:value-type="float" office:value="-4.87310053819015" calcext:value-type="float">
            <text:p>-4,8731005382</text:p>
          </table:table-cell>
        </table:table-row>
        <table:table-row table:style-name="ro1">
          <table:table-cell office:value-type="float" office:value="9.1199351" calcext:value-type="float">
            <text:p>9,1199351</text:p>
          </table:table-cell>
          <table:table-cell office:value-type="float" office:value="-4.55" calcext:value-type="float">
            <text:p>-4,55</text:p>
          </table:table-cell>
          <table:table-cell office:value-type="float" office:value="9.052" calcext:value-type="float">
            <text:p>9,052</text:p>
          </table:table-cell>
          <table:table-cell office:value-type="float" office:value="-4.483212" calcext:value-type="float">
            <text:p>-4,483212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889321" calcext:value-type="float">
            <text:p>0,9889321</text:p>
          </table:table-cell>
          <table:table-cell table:formula="of:=[.A946]-[.E946]" office:value-type="float" office:value="9.1191832" calcext:value-type="float">
            <text:p>9,1191832</text:p>
          </table:table-cell>
          <table:table-cell table:formula="of:=[.B946]-[.D946]" office:value-type="float" office:value="-0.0667879999999999" calcext:value-type="float">
            <text:p>-0,066788</text:p>
          </table:table-cell>
          <table:table-cell table:formula="of:=[.A946]-[.C946]" office:value-type="float" office:value="0.0679350999999997" calcext:value-type="float">
            <text:p>0,0679351</text:p>
          </table:table-cell>
          <table:table-cell table:formula="of:=[.G946]-[.C946]" office:value-type="float" office:value="0.0671832000000006" calcext:value-type="float">
            <text:p>0,0671832</text:p>
          </table:table-cell>
          <table:table-cell table:formula="of:=[.J946]/[.I946]" office:value-type="float" office:value="0.988932083709318" calcext:value-type="float">
            <text:p>0,9889320837</text:p>
          </table:table-cell>
          <table:table-cell table:formula="of:=[.D946]+[.H946]*[.K946]" office:value-type="float" office:value="-4.54926079600678" calcext:value-type="float">
            <text:p>-4,549260796</text:p>
          </table:table-cell>
        </table:table-row>
        <table:table-row table:style-name="ro1">
          <table:table-cell office:value-type="float" office:value="9.1534997" calcext:value-type="float">
            <text:p>9,1534997</text:p>
          </table:table-cell>
          <table:table-cell office:value-type="float" office:value="-4.099999" calcext:value-type="float">
            <text:p>-4,099999</text:p>
          </table:table-cell>
          <table:table-cell office:value-type="float" office:value="9.12" calcext:value-type="float">
            <text:p>9,12</text:p>
          </table:table-cell>
          <table:table-cell office:value-type="float" office:value="-4.616048" calcext:value-type="float">
            <text:p>-4,616048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77555" calcext:value-type="float">
            <text:p>0,977555</text:p>
          </table:table-cell>
          <table:table-cell table:formula="of:=[.A947]-[.E947]" office:value-type="float" office:value="9.1527478" calcext:value-type="float">
            <text:p>9,1527478</text:p>
          </table:table-cell>
          <table:table-cell table:formula="of:=[.B947]-[.D947]" office:value-type="float" office:value="0.516049" calcext:value-type="float">
            <text:p>0,516049</text:p>
          </table:table-cell>
          <table:table-cell table:formula="of:=[.A947]-[.C947]" office:value-type="float" office:value="0.0334997000000001" calcext:value-type="float">
            <text:p>0,0334997</text:p>
          </table:table-cell>
          <table:table-cell table:formula="of:=[.G947]-[.C947]" office:value-type="float" office:value="0.032747800000001" calcext:value-type="float">
            <text:p>0,0327478</text:p>
          </table:table-cell>
          <table:table-cell table:formula="of:=[.J947]/[.I947]" office:value-type="float" office:value="0.977555022880828" calcext:value-type="float">
            <text:p>0,9775550229</text:p>
          </table:table-cell>
          <table:table-cell table:formula="of:=[.D947]+[.H947]*[.K947]" office:value-type="float" office:value="-4.11158170799737" calcext:value-type="float">
            <text:p>-4,111581708</text:p>
          </table:table-cell>
        </table:table-row>
        <table:table-row table:style-name="ro1">
          <table:table-cell office:value-type="float" office:value="9.1550032" calcext:value-type="float">
            <text:p>9,1550032</text:p>
          </table:table-cell>
          <table:table-cell office:value-type="float" office:value="-3.949999" calcext:value-type="float">
            <text:p>-3,949999</text:p>
          </table:table-cell>
          <table:table-cell office:value-type="float" office:value="9.153" calcext:value-type="float">
            <text:p>9,153</text:p>
          </table:table-cell>
          <table:table-cell office:value-type="float" office:value="-3.595533" calcext:value-type="float">
            <text:p>-3,595533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246505" calcext:value-type="float">
            <text:p>0,6246505</text:p>
          </table:table-cell>
          <table:table-cell table:formula="of:=[.A948]-[.E948]" office:value-type="float" office:value="9.1542513" calcext:value-type="float">
            <text:p>9,1542513</text:p>
          </table:table-cell>
          <table:table-cell table:formula="of:=[.B948]-[.D948]" office:value-type="float" office:value="-0.354466" calcext:value-type="float">
            <text:p>-0,354466</text:p>
          </table:table-cell>
          <table:table-cell table:formula="of:=[.A948]-[.C948]" office:value-type="float" office:value="0.00200319999999898" calcext:value-type="float">
            <text:p>0,0020032</text:p>
          </table:table-cell>
          <table:table-cell table:formula="of:=[.G948]-[.C948]" office:value-type="float" office:value="0.00125129999999984" calcext:value-type="float">
            <text:p>0,0012513</text:p>
          </table:table-cell>
          <table:table-cell table:formula="of:=[.J948]/[.I948]" office:value-type="float" office:value="0.62465055910567" calcext:value-type="float">
            <text:p>0,6246505591</text:p>
          </table:table-cell>
          <table:table-cell table:formula="of:=[.D948]+[.H948]*[.K948]" office:value-type="float" office:value="-3.81695038508395" calcext:value-type="float">
            <text:p>-3,8169503851</text:p>
          </table:table-cell>
        </table:table-row>
        <table:table-row table:style-name="ro1">
          <table:table-cell office:value-type="float" office:value="9.1575095" calcext:value-type="float">
            <text:p>9,1575095</text:p>
          </table:table-cell>
          <table:table-cell office:value-type="float" office:value="-3.949999" calcext:value-type="float">
            <text:p>-3,949999</text:p>
          </table:table-cell>
          <table:table-cell office:value-type="float" office:value="9.155" calcext:value-type="float">
            <text:p>9,155</text:p>
          </table:table-cell>
          <table:table-cell office:value-type="float" office:value="-4.171417" calcext:value-type="float">
            <text:p>-4,171417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7003785" calcext:value-type="float">
            <text:p>0,7003785</text:p>
          </table:table-cell>
          <table:table-cell table:formula="of:=[.A949]-[.E949]" office:value-type="float" office:value="9.1567576" calcext:value-type="float">
            <text:p>9,1567576</text:p>
          </table:table-cell>
          <table:table-cell table:formula="of:=[.B949]-[.D949]" office:value-type="float" office:value="0.221418" calcext:value-type="float">
            <text:p>0,221418</text:p>
          </table:table-cell>
          <table:table-cell table:formula="of:=[.A949]-[.C949]" office:value-type="float" office:value="0.00250950000000039" calcext:value-type="float">
            <text:p>0,0025095</text:p>
          </table:table-cell>
          <table:table-cell table:formula="of:=[.G949]-[.C949]" office:value-type="float" office:value="0.00175760000000125" calcext:value-type="float">
            <text:p>0,0017576</text:p>
          </table:table-cell>
          <table:table-cell table:formula="of:=[.J949]/[.I949]" office:value-type="float" office:value="0.700378561466817" calcext:value-type="float">
            <text:p>0,7003785615</text:p>
          </table:table-cell>
          <table:table-cell table:formula="of:=[.D949]+[.H949]*[.K949]" office:value-type="float" office:value="-4.01634057967714" calcext:value-type="float">
            <text:p>-4,0163405797</text:p>
          </table:table-cell>
        </table:table-row>
        <table:table-row table:style-name="ro1">
          <table:table-cell office:value-type="float" office:value="9.2884297" calcext:value-type="float">
            <text:p>9,2884297</text:p>
          </table:table-cell>
          <table:table-cell office:value-type="float" office:value="-2.149998" calcext:value-type="float">
            <text:p>-2,149998</text:p>
          </table:table-cell>
          <table:table-cell office:value-type="float" office:value="9.158" calcext:value-type="float">
            <text:p>9,158</text:p>
          </table:table-cell>
          <table:table-cell office:value-type="float" office:value="-3.794923" calcext:value-type="float">
            <text:p>-3,794923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9961569" calcext:value-type="float">
            <text:p>0,9961569</text:p>
          </table:table-cell>
          <table:table-cell table:formula="of:=[.A950]-[.E950]" office:value-type="float" office:value="9.28792845" calcext:value-type="float">
            <text:p>9,28792845</text:p>
          </table:table-cell>
          <table:table-cell table:formula="of:=[.B950]-[.D950]" office:value-type="float" office:value="1.644925" calcext:value-type="float">
            <text:p>1,644925</text:p>
          </table:table-cell>
          <table:table-cell table:formula="of:=[.A950]-[.C950]" office:value-type="float" office:value="0.130429700000001" calcext:value-type="float">
            <text:p>0,1304297</text:p>
          </table:table-cell>
          <table:table-cell table:formula="of:=[.G950]-[.C950]" office:value-type="float" office:value="0.129928450000001" calcext:value-type="float">
            <text:p>0,12992845</text:p>
          </table:table-cell>
          <table:table-cell table:formula="of:=[.J950]/[.I950]" office:value-type="float" office:value="0.996156933581851" calcext:value-type="float">
            <text:p>0,9961569336</text:p>
          </table:table-cell>
          <table:table-cell table:formula="of:=[.D950]+[.H950]*[.K950]" office:value-type="float" office:value="-2.15631955602787" calcext:value-type="float">
            <text:p>-2,156319556</text:p>
          </table:table-cell>
        </table:table-row>
        <table:table-row table:style-name="ro1">
          <table:table-cell office:value-type="float" office:value="9.322524" calcext:value-type="float">
            <text:p>9,322524</text:p>
          </table:table-cell>
          <table:table-cell office:value-type="float" office:value="-1.699998" calcext:value-type="float">
            <text:p>-1,699998</text:p>
          </table:table-cell>
          <table:table-cell office:value-type="float" office:value="9.288" calcext:value-type="float">
            <text:p>9,288</text:p>
          </table:table-cell>
          <table:table-cell office:value-type="float" office:value="-0.5113946" calcext:value-type="float">
            <text:p>-0,5113946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9854768" calcext:value-type="float">
            <text:p>0,9854768</text:p>
          </table:table-cell>
          <table:table-cell table:formula="of:=[.A951]-[.E951]" office:value-type="float" office:value="9.3220226" calcext:value-type="float">
            <text:p>9,3220226</text:p>
          </table:table-cell>
          <table:table-cell table:formula="of:=[.B951]-[.D951]" office:value-type="float" office:value="-1.1886034" calcext:value-type="float">
            <text:p>-1,1886034</text:p>
          </table:table-cell>
          <table:table-cell table:formula="of:=[.A951]-[.C951]" office:value-type="float" office:value="0.0345239999999993" calcext:value-type="float">
            <text:p>0,034524</text:p>
          </table:table-cell>
          <table:table-cell table:formula="of:=[.G951]-[.C951]" office:value-type="float" office:value="0.0340226000000001" calcext:value-type="float">
            <text:p>0,0340226</text:p>
          </table:table-cell>
          <table:table-cell table:formula="of:=[.J951]/[.I951]" office:value-type="float" office:value="0.985476769783362" calcext:value-type="float">
            <text:p>0,9854767698</text:p>
          </table:table-cell>
          <table:table-cell table:formula="of:=[.D951]+[.H951]*[.K951]" office:value-type="float" office:value="-1.68273563918552" calcext:value-type="float">
            <text:p>-1,6827356392</text:p>
          </table:table-cell>
        </table:table-row>
        <table:table-row table:style-name="ro1">
          <table:table-cell office:value-type="float" office:value="9.3240278" calcext:value-type="float">
            <text:p>9,3240278</text:p>
          </table:table-cell>
          <table:table-cell office:value-type="float" office:value="-1.699998" calcext:value-type="float">
            <text:p>-1,699998</text:p>
          </table:table-cell>
          <table:table-cell office:value-type="float" office:value="9.323" calcext:value-type="float">
            <text:p>9,323</text:p>
          </table:table-cell>
          <table:table-cell office:value-type="float" office:value="-2.87134" calcext:value-type="float">
            <text:p>-2,87134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5121619" calcext:value-type="float">
            <text:p>0,5121619</text:p>
          </table:table-cell>
          <table:table-cell table:formula="of:=[.A952]-[.E952]" office:value-type="float" office:value="9.3235264" calcext:value-type="float">
            <text:p>9,3235264</text:p>
          </table:table-cell>
          <table:table-cell table:formula="of:=[.B952]-[.D952]" office:value-type="float" office:value="1.171342" calcext:value-type="float">
            <text:p>1,171342</text:p>
          </table:table-cell>
          <table:table-cell table:formula="of:=[.A952]-[.C952]" office:value-type="float" office:value="0.00102779999999925" calcext:value-type="float">
            <text:p>0,0010278</text:p>
          </table:table-cell>
          <table:table-cell table:formula="of:=[.G952]-[.C952]" office:value-type="float" office:value="0.000526400000000038" calcext:value-type="float">
            <text:p>0,0005264</text:p>
          </table:table-cell>
          <table:table-cell table:formula="of:=[.J952]/[.I952]" office:value-type="float" office:value="0.512161899202592" calcext:value-type="float">
            <text:p>0,5121618992</text:p>
          </table:table-cell>
          <table:table-cell table:formula="of:=[.D952]+[.H952]*[.K952]" office:value-type="float" office:value="-2.27142325666424" calcext:value-type="float">
            <text:p>-2,2714232567</text:p>
          </table:table-cell>
        </table:table-row>
        <table:table-row table:style-name="ro1">
          <table:table-cell office:value-type="float" office:value="9.3255313" calcext:value-type="float">
            <text:p>9,3255313</text:p>
          </table:table-cell>
          <table:table-cell office:value-type="float" office:value="-1.699998" calcext:value-type="float">
            <text:p>-1,699998</text:p>
          </table:table-cell>
          <table:table-cell office:value-type="float" office:value="9.324" calcext:value-type="float">
            <text:p>9,324</text:p>
          </table:table-cell>
          <table:table-cell office:value-type="float" office:value="-1.100082" calcext:value-type="float">
            <text:p>-1,100082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6727291" calcext:value-type="float">
            <text:p>0,6727291</text:p>
          </table:table-cell>
          <table:table-cell table:formula="of:=[.A953]-[.E953]" office:value-type="float" office:value="9.32503015" calcext:value-type="float">
            <text:p>9,32503015</text:p>
          </table:table-cell>
          <table:table-cell table:formula="of:=[.B953]-[.D953]" office:value-type="float" office:value="-0.599916" calcext:value-type="float">
            <text:p>-0,599916</text:p>
          </table:table-cell>
          <table:table-cell table:formula="of:=[.A953]-[.C953]" office:value-type="float" office:value="0.0015312999999999" calcext:value-type="float">
            <text:p>0,0015313</text:p>
          </table:table-cell>
          <table:table-cell table:formula="of:=[.G953]-[.C953]" office:value-type="float" office:value="0.00103015000000006" calcext:value-type="float">
            <text:p>0,00103015</text:p>
          </table:table-cell>
          <table:table-cell table:formula="of:=[.J953]/[.I953]" office:value-type="float" office:value="0.672729053745268" calcext:value-type="float">
            <text:p>0,6727290537</text:p>
          </table:table-cell>
          <table:table-cell table:formula="of:=[.D953]+[.H953]*[.K953]" office:value-type="float" office:value="-1.50366292300665" calcext:value-type="float">
            <text:p>-1,503662923</text:p>
          </table:table-cell>
        </table:table-row>
        <table:table-row table:style-name="ro1">
          <table:table-cell office:value-type="float" office:value="9.3585469" calcext:value-type="float">
            <text:p>9,3585469</text:p>
          </table:table-cell>
          <table:table-cell office:value-type="float" office:value="-1.249998" calcext:value-type="float">
            <text:p>-1,249998</text:p>
          </table:table-cell>
          <table:table-cell office:value-type="float" office:value="9.326" calcext:value-type="float">
            <text:p>9,326</text:p>
          </table:table-cell>
          <table:table-cell office:value-type="float" office:value="-2.10358" calcext:value-type="float">
            <text:p>-2,10358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9846022" calcext:value-type="float">
            <text:p>0,9846022</text:p>
          </table:table-cell>
          <table:table-cell table:formula="of:=[.A954]-[.E954]" office:value-type="float" office:value="9.35804575" calcext:value-type="float">
            <text:p>9,35804575</text:p>
          </table:table-cell>
          <table:table-cell table:formula="of:=[.B954]-[.D954]" office:value-type="float" office:value="0.853582" calcext:value-type="float">
            <text:p>0,853582</text:p>
          </table:table-cell>
          <table:table-cell table:formula="of:=[.A954]-[.C954]" office:value-type="float" office:value="0.0325468999999998" calcext:value-type="float">
            <text:p>0,0325469</text:p>
          </table:table-cell>
          <table:table-cell table:formula="of:=[.G954]-[.C954]" office:value-type="float" office:value="0.03204575" calcext:value-type="float">
            <text:p>0,03204575</text:p>
          </table:table-cell>
          <table:table-cell table:formula="of:=[.J954]/[.I954]" office:value-type="float" office:value="0.984602220180729" calcext:value-type="float">
            <text:p>0,9846022202</text:p>
          </table:table-cell>
          <table:table-cell table:formula="of:=[.D954]+[.H954]*[.K954]" office:value-type="float" office:value="-1.26314126769369" calcext:value-type="float">
            <text:p>-1,2631412677</text:p>
          </table:table-cell>
        </table:table-row>
        <table:table-row table:style-name="ro1">
          <table:table-cell office:value-type="float" office:value="9.4259809" calcext:value-type="float">
            <text:p>9,4259809</text:p>
          </table:table-cell>
          <table:table-cell office:value-type="float" office:value="-0.3499984" calcext:value-type="float">
            <text:p>-0,3499984</text:p>
          </table:table-cell>
          <table:table-cell office:value-type="float" office:value="9.359" calcext:value-type="float">
            <text:p>9,359</text:p>
          </table:table-cell>
          <table:table-cell office:value-type="float" office:value="-0.4095604" calcext:value-type="float">
            <text:p>-0,4095604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992518" calcext:value-type="float">
            <text:p>0,992518</text:p>
          </table:table-cell>
          <table:table-cell table:formula="of:=[.A955]-[.E955]" office:value-type="float" office:value="9.42547975" calcext:value-type="float">
            <text:p>9,42547975</text:p>
          </table:table-cell>
          <table:table-cell table:formula="of:=[.B955]-[.D955]" office:value-type="float" office:value="0.059562" calcext:value-type="float">
            <text:p>0,059562</text:p>
          </table:table-cell>
          <table:table-cell table:formula="of:=[.A955]-[.C955]" office:value-type="float" office:value="0.0669809000000008" calcext:value-type="float">
            <text:p>0,0669809</text:p>
          </table:table-cell>
          <table:table-cell table:formula="of:=[.G955]-[.C955]" office:value-type="float" office:value="0.066479750000001" calcext:value-type="float">
            <text:p>0,06647975</text:p>
          </table:table-cell>
          <table:table-cell table:formula="of:=[.J955]/[.I955]" office:value-type="float" office:value="0.992518016330031" calcext:value-type="float">
            <text:p>0,9925180163</text:p>
          </table:table-cell>
          <table:table-cell table:formula="of:=[.D955]+[.H955]*[.K955]" office:value-type="float" office:value="-0.350444041911351" calcext:value-type="float">
            <text:p>-0,3504440419</text:p>
          </table:table-cell>
        </table:table-row>
        <table:table-row table:style-name="ro1">
          <table:table-cell office:value-type="float" office:value="9.4585447" calcext:value-type="float">
            <text:p>9,4585447</text:p>
          </table:table-cell>
          <table:table-cell office:value-type="float" office:value="0.1000016" calcext:value-type="float">
            <text:p>0,1000016</text:p>
          </table:table-cell>
          <table:table-cell office:value-type="float" office:value="9.426" calcext:value-type="float">
            <text:p>9,426</text:p>
          </table:table-cell>
          <table:table-cell office:value-type="float" office:value="-0.2908821" calcext:value-type="float">
            <text:p>-0,2908821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9923029" calcext:value-type="float">
            <text:p>0,9923029</text:p>
          </table:table-cell>
          <table:table-cell table:formula="of:=[.A956]-[.E956]" office:value-type="float" office:value="9.4582942" calcext:value-type="float">
            <text:p>9,4582942</text:p>
          </table:table-cell>
          <table:table-cell table:formula="of:=[.B956]-[.D956]" office:value-type="float" office:value="0.3908837" calcext:value-type="float">
            <text:p>0,3908837</text:p>
          </table:table-cell>
          <table:table-cell table:formula="of:=[.A956]-[.C956]" office:value-type="float" office:value="0.032544699999999" calcext:value-type="float">
            <text:p>0,0325447</text:p>
          </table:table-cell>
          <table:table-cell table:formula="of:=[.G956]-[.C956]" office:value-type="float" office:value="0.0322941999999991" calcext:value-type="float">
            <text:p>0,0322942</text:p>
          </table:table-cell>
          <table:table-cell table:formula="of:=[.J956]/[.I956]" office:value-type="float" office:value="0.992302894173247" calcext:value-type="float">
            <text:p>0,9923028942</text:p>
          </table:table-cell>
          <table:table-cell table:formula="of:=[.D956]+[.H956]*[.K956]" office:value-type="float" office:value="0.0969929267951471" calcext:value-type="float">
            <text:p>0,0969929268</text:p>
          </table:table-cell>
        </table:table-row>
        <table:table-row table:style-name="ro1">
          <table:table-cell office:value-type="float" office:value="9.5271545" calcext:value-type="float">
            <text:p>9,5271545</text:p>
          </table:table-cell>
          <table:table-cell office:value-type="float" office:value="1.000002" calcext:value-type="float">
            <text:p>1,000002</text:p>
          </table:table-cell>
          <table:table-cell office:value-type="float" office:value="9.459" calcext:value-type="float">
            <text:p>9,459</text:p>
          </table:table-cell>
          <table:table-cell office:value-type="float" office:value="0.4878766" calcext:value-type="float">
            <text:p>0,4878766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9963245" calcext:value-type="float">
            <text:p>0,9963245</text:p>
          </table:table-cell>
          <table:table-cell table:formula="of:=[.A957]-[.E957]" office:value-type="float" office:value="9.526904" calcext:value-type="float">
            <text:p>9,526904</text:p>
          </table:table-cell>
          <table:table-cell table:formula="of:=[.B957]-[.D957]" office:value-type="float" office:value="0.5121254" calcext:value-type="float">
            <text:p>0,5121254</text:p>
          </table:table-cell>
          <table:table-cell table:formula="of:=[.A957]-[.C957]" office:value-type="float" office:value="0.0681545000000003" calcext:value-type="float">
            <text:p>0,0681545</text:p>
          </table:table-cell>
          <table:table-cell table:formula="of:=[.G957]-[.C957]" office:value-type="float" office:value="0.0679040000000004" calcext:value-type="float">
            <text:p>0,067904</text:p>
          </table:table-cell>
          <table:table-cell table:formula="of:=[.J957]/[.I957]" office:value-type="float" office:value="0.99632452736063" calcext:value-type="float">
            <text:p>0,9963245274</text:p>
          </table:table-cell>
          <table:table-cell table:formula="of:=[.D957]+[.H957]*[.K957]" office:value-type="float" office:value="0.998119697104374" calcext:value-type="float">
            <text:p>0,9981196971</text:p>
          </table:table-cell>
        </table:table-row>
        <table:table-row table:style-name="ro1">
          <table:table-cell office:value-type="float" office:value="9.5608818" calcext:value-type="float">
            <text:p>9,5608818</text:p>
          </table:table-cell>
          <table:table-cell office:value-type="float" office:value="1.450001" calcext:value-type="float">
            <text:p>1,450001</text:p>
          </table:table-cell>
          <table:table-cell office:value-type="float" office:value="9.527" calcext:value-type="float">
            <text:p>9,527</text:p>
          </table:table-cell>
          <table:table-cell office:value-type="float" office:value="1.510244" calcext:value-type="float">
            <text:p>1,510244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26022" calcext:value-type="float">
            <text:p>0,9926022</text:p>
          </table:table-cell>
          <table:table-cell table:formula="of:=[.A958]-[.E958]" office:value-type="float" office:value="9.56063115" calcext:value-type="float">
            <text:p>9,56063115</text:p>
          </table:table-cell>
          <table:table-cell table:formula="of:=[.B958]-[.D958]" office:value-type="float" office:value="-0.0602430000000003" calcext:value-type="float">
            <text:p>-0,060243</text:p>
          </table:table-cell>
          <table:table-cell table:formula="of:=[.A958]-[.C958]" office:value-type="float" office:value="0.0338818000000014" calcext:value-type="float">
            <text:p>0,0338818</text:p>
          </table:table-cell>
          <table:table-cell table:formula="of:=[.G958]-[.C958]" office:value-type="float" office:value="0.0336311500000015" calcext:value-type="float">
            <text:p>0,03363115</text:p>
          </table:table-cell>
          <table:table-cell table:formula="of:=[.J958]/[.I958]" office:value-type="float" office:value="0.992602223022393" calcext:value-type="float">
            <text:p>0,992602223</text:p>
          </table:table-cell>
          <table:table-cell table:formula="of:=[.D958]+[.H958]*[.K958]" office:value-type="float" office:value="1.45044666427846" calcext:value-type="float">
            <text:p>1,4504466643</text:p>
          </table:table-cell>
        </table:table-row>
        <table:table-row table:style-name="ro1">
          <table:table-cell office:value-type="float" office:value="9.5623859" calcext:value-type="float">
            <text:p>9,5623859</text:p>
          </table:table-cell>
          <table:table-cell office:value-type="float" office:value="1.450001" calcext:value-type="float">
            <text:p>1,450001</text:p>
          </table:table-cell>
          <table:table-cell office:value-type="float" office:value="9.561" calcext:value-type="float">
            <text:p>9,561</text:p>
          </table:table-cell>
          <table:table-cell office:value-type="float" office:value="1.390204" calcext:value-type="float">
            <text:p>1,390204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4573562" calcext:value-type="float">
            <text:p>0,4573562</text:p>
          </table:table-cell>
          <table:table-cell table:formula="of:=[.A959]-[.E959]" office:value-type="float" office:value="9.56163385" calcext:value-type="float">
            <text:p>9,56163385</text:p>
          </table:table-cell>
          <table:table-cell table:formula="of:=[.B959]-[.D959]" office:value-type="float" office:value="0.0597969999999999" calcext:value-type="float">
            <text:p>0,059797</text:p>
          </table:table-cell>
          <table:table-cell table:formula="of:=[.A959]-[.C959]" office:value-type="float" office:value="0.00138590000000072" calcext:value-type="float">
            <text:p>0,0013859</text:p>
          </table:table-cell>
          <table:table-cell table:formula="of:=[.G959]-[.C959]" office:value-type="float" office:value="0.000633850000001601" calcext:value-type="float">
            <text:p>0,00063385</text:p>
          </table:table-cell>
          <table:table-cell table:formula="of:=[.J959]/[.I959]" office:value-type="float" office:value="0.457356230609188" calcext:value-type="float">
            <text:p>0,4573562306</text:p>
          </table:table-cell>
          <table:table-cell table:formula="of:=[.D959]+[.H959]*[.K959]" office:value-type="float" office:value="1.41755253052174" calcext:value-type="float">
            <text:p>1,4175525305</text:p>
          </table:table-cell>
        </table:table-row>
        <table:table-row table:style-name="ro1">
          <table:table-cell office:value-type="float" office:value="9.5633886" calcext:value-type="float">
            <text:p>9,5633886</text:p>
          </table:table-cell>
          <table:table-cell office:value-type="float" office:value="1.450001" calcext:value-type="float">
            <text:p>1,450001</text:p>
          </table:table-cell>
          <table:table-cell office:value-type="float" office:value="9.562" calcext:value-type="float">
            <text:p>9,562</text:p>
          </table:table-cell>
          <table:table-cell office:value-type="float" office:value="1.47735" calcext:value-type="float">
            <text:p>1,47735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8195305" calcext:value-type="float">
            <text:p>0,8195305</text:p>
          </table:table-cell>
          <table:table-cell table:formula="of:=[.A960]-[.E960]" office:value-type="float" office:value="9.563138" calcext:value-type="float">
            <text:p>9,563138</text:p>
          </table:table-cell>
          <table:table-cell table:formula="of:=[.B960]-[.D960]" office:value-type="float" office:value="-0.0273490000000001" calcext:value-type="float">
            <text:p>-0,027349</text:p>
          </table:table-cell>
          <table:table-cell table:formula="of:=[.A960]-[.C960]" office:value-type="float" office:value="0.0013886000000003" calcext:value-type="float">
            <text:p>0,0013886</text:p>
          </table:table-cell>
          <table:table-cell table:formula="of:=[.G960]-[.C960]" office:value-type="float" office:value="0.00113800000000097" calcext:value-type="float">
            <text:p>0,001138</text:p>
          </table:table-cell>
          <table:table-cell table:formula="of:=[.J960]/[.I960]" office:value-type="float" office:value="0.819530462336691" calcext:value-type="float">
            <text:p>0,8195304623</text:p>
          </table:table-cell>
          <table:table-cell table:formula="of:=[.D960]+[.H960]*[.K960]" office:value-type="float" office:value="1.45493666138555" calcext:value-type="float">
            <text:p>1,4549366614</text:p>
          </table:table-cell>
        </table:table-row>
        <table:table-row table:style-name="ro1">
          <table:table-cell office:value-type="float" office:value="9.593975" calcext:value-type="float">
            <text:p>9,593975</text:p>
          </table:table-cell>
          <table:table-cell office:value-type="float" office:value="1.900001" calcext:value-type="float">
            <text:p>1,900001</text:p>
          </table:table-cell>
          <table:table-cell office:value-type="float" office:value="9.563" calcext:value-type="float">
            <text:p>9,563</text:p>
          </table:table-cell>
          <table:table-cell office:value-type="float" office:value="1.427589" calcext:value-type="float">
            <text:p>1,427589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9919096" calcext:value-type="float">
            <text:p>0,9919096</text:p>
          </table:table-cell>
          <table:table-cell table:formula="of:=[.A961]-[.E961]" office:value-type="float" office:value="9.5937244" calcext:value-type="float">
            <text:p>9,5937244</text:p>
          </table:table-cell>
          <table:table-cell table:formula="of:=[.B961]-[.D961]" office:value-type="float" office:value="0.472412" calcext:value-type="float">
            <text:p>0,472412</text:p>
          </table:table-cell>
          <table:table-cell table:formula="of:=[.A961]-[.C961]" office:value-type="float" office:value="0.0309749999999998" calcext:value-type="float">
            <text:p>0,030975</text:p>
          </table:table-cell>
          <table:table-cell table:formula="of:=[.G961]-[.C961]" office:value-type="float" office:value="0.0307244000000004" calcext:value-type="float">
            <text:p>0,0307244</text:p>
          </table:table-cell>
          <table:table-cell table:formula="of:=[.J961]/[.I961]" office:value-type="float" office:value="0.991909604519796" calcext:value-type="float">
            <text:p>0,9919096045</text:p>
          </table:table-cell>
          <table:table-cell table:formula="of:=[.D961]+[.H961]*[.K961]" office:value-type="float" office:value="1.89617900009041" calcext:value-type="float">
            <text:p>1,8961790001</text:p>
          </table:table-cell>
        </table:table-row>
        <table:table-row table:style-name="ro1">
          <table:table-cell office:value-type="float" office:value="9.5959798" calcext:value-type="float">
            <text:p>9,5959798</text:p>
          </table:table-cell>
          <table:table-cell office:value-type="float" office:value="1.900001" calcext:value-type="float">
            <text:p>1,900001</text:p>
          </table:table-cell>
          <table:table-cell office:value-type="float" office:value="9.594" calcext:value-type="float">
            <text:p>9,594</text:p>
          </table:table-cell>
          <table:table-cell office:value-type="float" office:value="2.368592" calcext:value-type="float">
            <text:p>2,368592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8734215" calcext:value-type="float">
            <text:p>0,8734215</text:p>
          </table:table-cell>
          <table:table-cell table:formula="of:=[.A962]-[.E962]" office:value-type="float" office:value="9.5957292" calcext:value-type="float">
            <text:p>9,5957292</text:p>
          </table:table-cell>
          <table:table-cell table:formula="of:=[.B962]-[.D962]" office:value-type="float" office:value="-0.468591" calcext:value-type="float">
            <text:p>-0,468591</text:p>
          </table:table-cell>
          <table:table-cell table:formula="of:=[.A962]-[.C962]" office:value-type="float" office:value="0.00197980000000086" calcext:value-type="float">
            <text:p>0,0019798</text:p>
          </table:table-cell>
          <table:table-cell table:formula="of:=[.G962]-[.C962]" office:value-type="float" office:value="0.00172920000000154" calcext:value-type="float">
            <text:p>0,0017292</text:p>
          </table:table-cell>
          <table:table-cell table:formula="of:=[.J962]/[.I962]" office:value-type="float" office:value="0.873421557733501" calcext:value-type="float">
            <text:p>0,8734215577</text:p>
          </table:table-cell>
          <table:table-cell table:formula="of:=[.D962]+[.H962]*[.K962]" office:value-type="float" office:value="1.9593145188401" calcext:value-type="float">
            <text:p>1,9593145188</text:p>
          </table:table-cell>
        </table:table-row>
        <table:table-row table:style-name="ro1">
          <table:table-cell office:value-type="float" office:value="9.6280532" calcext:value-type="float">
            <text:p>9,6280532</text:p>
          </table:table-cell>
          <table:table-cell office:value-type="float" office:value="2.350002" calcext:value-type="float">
            <text:p>2,350002</text:p>
          </table:table-cell>
          <table:table-cell office:value-type="float" office:value="9.596" calcext:value-type="float">
            <text:p>9,596</text:p>
          </table:table-cell>
          <table:table-cell office:value-type="float" office:value="1.490724" calcext:value-type="float">
            <text:p>1,490724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9921755" calcext:value-type="float">
            <text:p>0,9921755</text:p>
          </table:table-cell>
          <table:table-cell table:formula="of:=[.A963]-[.E963]" office:value-type="float" office:value="9.6278024" calcext:value-type="float">
            <text:p>9,6278024</text:p>
          </table:table-cell>
          <table:table-cell table:formula="of:=[.B963]-[.D963]" office:value-type="float" office:value="0.859278" calcext:value-type="float">
            <text:p>0,859278</text:p>
          </table:table-cell>
          <table:table-cell table:formula="of:=[.A963]-[.C963]" office:value-type="float" office:value="0.0320532" calcext:value-type="float">
            <text:p>0,0320532</text:p>
          </table:table-cell>
          <table:table-cell table:formula="of:=[.G963]-[.C963]" office:value-type="float" office:value="0.0318024000000001" calcext:value-type="float">
            <text:p>0,0318024</text:p>
          </table:table-cell>
          <table:table-cell table:formula="of:=[.J963]/[.I963]" office:value-type="float" office:value="0.992175508217592" calcext:value-type="float">
            <text:p>0,9921755082</text:p>
          </table:table-cell>
          <table:table-cell table:formula="of:=[.D963]+[.H963]*[.K963]" office:value-type="float" office:value="2.3432785863502" calcext:value-type="float">
            <text:p>2,3432785864</text:p>
          </table:table-cell>
        </table:table-row>
        <table:table-row table:style-name="ro1">
          <table:table-cell office:value-type="float" office:value="9.6619887" calcext:value-type="float">
            <text:p>9,6619887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9.628" calcext:value-type="float">
            <text:p>9,628</text:p>
          </table:table-cell>
          <table:table-cell office:value-type="float" office:value="3.202556" calcext:value-type="float">
            <text:p>3,202556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9926211" calcext:value-type="float">
            <text:p>0,9926211</text:p>
          </table:table-cell>
          <table:table-cell table:formula="of:=[.A964]-[.E964]" office:value-type="float" office:value="9.6617379" calcext:value-type="float">
            <text:p>9,6617379</text:p>
          </table:table-cell>
          <table:table-cell table:formula="of:=[.B964]-[.D964]" office:value-type="float" office:value="-0.402554" calcext:value-type="float">
            <text:p>-0,402554</text:p>
          </table:table-cell>
          <table:table-cell table:formula="of:=[.A964]-[.C964]" office:value-type="float" office:value="0.0339887000000001" calcext:value-type="float">
            <text:p>0,0339887</text:p>
          </table:table-cell>
          <table:table-cell table:formula="of:=[.G964]-[.C964]" office:value-type="float" office:value="0.0337379000000002" calcext:value-type="float">
            <text:p>0,0337379</text:p>
          </table:table-cell>
          <table:table-cell table:formula="of:=[.J964]/[.I964]" office:value-type="float" office:value="0.992621077005008" calcext:value-type="float">
            <text:p>0,992621077</text:p>
          </table:table-cell>
          <table:table-cell table:formula="of:=[.D964]+[.H964]*[.K964]" office:value-type="float" office:value="2.80297241496733" calcext:value-type="float">
            <text:p>2,802972415</text:p>
          </table:table-cell>
        </table:table-row>
        <table:table-row table:style-name="ro1">
          <table:table-cell office:value-type="float" office:value="9.6639935" calcext:value-type="float">
            <text:p>9,6639935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9.662" calcext:value-type="float">
            <text:p>9,662</text:p>
          </table:table-cell>
          <table:table-cell office:value-type="float" office:value="2.400419" calcext:value-type="float">
            <text:p>2,400419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228242" calcext:value-type="float">
            <text:p>0,6228242</text:p>
          </table:table-cell>
          <table:table-cell table:formula="of:=[.A965]-[.E965]" office:value-type="float" office:value="9.6632416" calcext:value-type="float">
            <text:p>9,6632416</text:p>
          </table:table-cell>
          <table:table-cell table:formula="of:=[.B965]-[.D965]" office:value-type="float" office:value="0.399583" calcext:value-type="float">
            <text:p>0,399583</text:p>
          </table:table-cell>
          <table:table-cell table:formula="of:=[.A965]-[.C965]" office:value-type="float" office:value="0.00199349999999932" calcext:value-type="float">
            <text:p>0,0019935</text:p>
          </table:table-cell>
          <table:table-cell table:formula="of:=[.G965]-[.C965]" office:value-type="float" office:value="0.00124160000000018" calcext:value-type="float">
            <text:p>0,0012416</text:p>
          </table:table-cell>
          <table:table-cell table:formula="of:=[.J965]/[.I965]" office:value-type="float" office:value="0.622824178580688" calcext:value-type="float">
            <text:p>0,6228241786</text:p>
          </table:table-cell>
          <table:table-cell table:formula="of:=[.D965]+[.H965]*[.K965]" office:value-type="float" office:value="2.64928895374981" calcext:value-type="float">
            <text:p>2,6492889537</text:p>
          </table:table-cell>
        </table:table-row>
        <table:table-row table:style-name="ro1">
          <table:table-cell office:value-type="float" office:value="9.6665009" calcext:value-type="float">
            <text:p>9,6665009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9.664" calcext:value-type="float">
            <text:p>9,664</text:p>
          </table:table-cell>
          <table:table-cell office:value-type="float" office:value="3.048872" calcext:value-type="float">
            <text:p>3,048872</text:p>
          </table:table-cell>
          <table:table-cell office:value-type="float" office:value="0.0010029" calcext:value-type="float">
            <text:p>0,0010029</text:p>
          </table:table-cell>
          <table:table-cell office:value-type="float" office:value="0.5989844" calcext:value-type="float">
            <text:p>0,5989844</text:p>
          </table:table-cell>
          <table:table-cell table:formula="of:=[.A966]-[.E966]" office:value-type="float" office:value="9.665498" calcext:value-type="float">
            <text:p>9,665498</text:p>
          </table:table-cell>
          <table:table-cell table:formula="of:=[.B966]-[.D966]" office:value-type="float" office:value="-0.24887" calcext:value-type="float">
            <text:p>-0,24887</text:p>
          </table:table-cell>
          <table:table-cell table:formula="of:=[.A966]-[.C966]" office:value-type="float" office:value="0.00250089999999936" calcext:value-type="float">
            <text:p>0,0025009</text:p>
          </table:table-cell>
          <table:table-cell table:formula="of:=[.G966]-[.C966]" office:value-type="float" office:value="0.00149799999999978" calcext:value-type="float">
            <text:p>0,001498</text:p>
          </table:table-cell>
          <table:table-cell table:formula="of:=[.J966]/[.I966]" office:value-type="float" office:value="0.598984365628438" calcext:value-type="float">
            <text:p>0,5989843656</text:p>
          </table:table-cell>
          <table:table-cell table:formula="of:=[.D966]+[.H966]*[.K966]" office:value-type="float" office:value="2.89980276092605" calcext:value-type="float">
            <text:p>2,8998027609</text:p>
          </table:table-cell>
        </table:table-row>
        <table:table-row table:style-name="ro1">
          <table:table-cell office:value-type="float" office:value="9.6675032" calcext:value-type="float">
            <text:p>9,6675032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9.667" calcext:value-type="float">
            <text:p>9,667</text:p>
          </table:table-cell>
          <table:table-cell office:value-type="float" office:value="2.650933" calcext:value-type="float">
            <text:p>2,650933</text:p>
          </table:table-cell>
          <table:table-cell office:value-type="float" office:value="0.0010029" calcext:value-type="float">
            <text:p>0,0010029</text:p>
          </table:table-cell>
          <table:table-cell office:value-type="float" office:value="-0.9930444" calcext:value-type="float">
            <text:p>-0,9930444</text:p>
          </table:table-cell>
          <table:table-cell table:formula="of:=[.A967]-[.E967]" office:value-type="float" office:value="9.6665003" calcext:value-type="float">
            <text:p>9,6665003</text:p>
          </table:table-cell>
          <table:table-cell table:formula="of:=[.B967]-[.D967]" office:value-type="float" office:value="0.149069" calcext:value-type="float">
            <text:p>0,149069</text:p>
          </table:table-cell>
          <table:table-cell table:formula="of:=[.A967]-[.C967]" office:value-type="float" office:value="0.000503200000000703" calcext:value-type="float">
            <text:p>0,0005032</text:p>
          </table:table-cell>
          <table:table-cell table:formula="of:=[.G967]-[.C967]" office:value-type="float" office:value="-0.000499699999998882" calcext:value-type="float">
            <text:p>-0,0004997</text:p>
          </table:table-cell>
          <table:table-cell table:formula="of:=[.J967]/[.I967]" office:value-type="float" office:value="-0.993044515099728" calcext:value-type="float">
            <text:p>-0,9930445151</text:p>
          </table:table-cell>
          <table:table-cell table:formula="of:=[.D967]+[.H967]*[.K967]" office:value-type="float" office:value="2.5029008471786" calcext:value-type="float">
            <text:p>2,5029008472</text:p>
          </table:table-cell>
        </table:table-row>
        <table:table-row table:style-name="ro1">
          <table:table-cell office:value-type="float" office:value="9.6975127" calcext:value-type="float">
            <text:p>9,6975127</text:p>
          </table:table-cell>
          <table:table-cell office:value-type="float" office:value="3.250002" calcext:value-type="float">
            <text:p>3,250002</text:p>
          </table:table-cell>
          <table:table-cell office:value-type="float" office:value="9.668" calcext:value-type="float">
            <text:p>9,668</text:p>
          </table:table-cell>
          <table:table-cell office:value-type="float" office:value="2.651969" calcext:value-type="float">
            <text:p>2,651969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9830141" calcext:value-type="float">
            <text:p>0,9830141</text:p>
          </table:table-cell>
          <table:table-cell table:formula="of:=[.A968]-[.E968]" office:value-type="float" office:value="9.6970114" calcext:value-type="float">
            <text:p>9,6970114</text:p>
          </table:table-cell>
          <table:table-cell table:formula="of:=[.B968]-[.D968]" office:value-type="float" office:value="0.598033" calcext:value-type="float">
            <text:p>0,598033</text:p>
          </table:table-cell>
          <table:table-cell table:formula="of:=[.A968]-[.C968]" office:value-type="float" office:value="0.0295127000000015" calcext:value-type="float">
            <text:p>0,0295127</text:p>
          </table:table-cell>
          <table:table-cell table:formula="of:=[.G968]-[.C968]" office:value-type="float" office:value="0.0290114000000017" calcext:value-type="float">
            <text:p>0,0290114</text:p>
          </table:table-cell>
          <table:table-cell table:formula="of:=[.J968]/[.I968]" office:value-type="float" office:value="0.983014092238264" calcext:value-type="float">
            <text:p>0,9830140922</text:p>
          </table:table-cell>
          <table:table-cell table:formula="of:=[.D968]+[.H968]*[.K968]" office:value-type="float" office:value="3.23984386662353" calcext:value-type="float">
            <text:p>3,2398438666</text:p>
          </table:table-cell>
        </table:table-row>
        <table:table-row table:style-name="ro1">
          <table:table-cell office:value-type="float" office:value="9.7300106" calcext:value-type="float">
            <text:p>9,7300106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9.698" calcext:value-type="float">
            <text:p>9,698</text:p>
          </table:table-cell>
          <table:table-cell office:value-type="float" office:value="3.837877" calcext:value-type="float">
            <text:p>3,837877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921666" calcext:value-type="float">
            <text:p>0,9921666</text:p>
          </table:table-cell>
          <table:table-cell table:formula="of:=[.A969]-[.E969]" office:value-type="float" office:value="9.72975985" calcext:value-type="float">
            <text:p>9,72975985</text:p>
          </table:table-cell>
          <table:table-cell table:formula="of:=[.B969]-[.D969]" office:value-type="float" office:value="-0.137875" calcext:value-type="float">
            <text:p>-0,137875</text:p>
          </table:table-cell>
          <table:table-cell table:formula="of:=[.A969]-[.C969]" office:value-type="float" office:value="0.0320105999999996" calcext:value-type="float">
            <text:p>0,0320106</text:p>
          </table:table-cell>
          <table:table-cell table:formula="of:=[.G969]-[.C969]" office:value-type="float" office:value="0.0317598500000003" calcext:value-type="float">
            <text:p>0,03175985</text:p>
          </table:table-cell>
          <table:table-cell table:formula="of:=[.J969]/[.I969]" office:value-type="float" office:value="0.992166657294793" calcext:value-type="float">
            <text:p>0,9921666573</text:p>
          </table:table-cell>
          <table:table-cell table:formula="of:=[.D969]+[.H969]*[.K969]" office:value-type="float" office:value="3.70108202212548" calcext:value-type="float">
            <text:p>3,7010820221</text:p>
          </table:table-cell>
        </table:table-row>
        <table:table-row table:style-name="ro1">
          <table:table-cell office:value-type="float" office:value="9.7330184" calcext:value-type="float">
            <text:p>9,7330184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9.73" calcext:value-type="float">
            <text:p>9,73</text:p>
          </table:table-cell>
          <table:table-cell office:value-type="float" office:value="3.563208" calcext:value-type="float">
            <text:p>3,563208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8339352" calcext:value-type="float">
            <text:p>0,8339352</text:p>
          </table:table-cell>
          <table:table-cell table:formula="of:=[.A970]-[.E970]" office:value-type="float" office:value="9.73251715" calcext:value-type="float">
            <text:p>9,73251715</text:p>
          </table:table-cell>
          <table:table-cell table:formula="of:=[.B970]-[.D970]" office:value-type="float" office:value="0.136794" calcext:value-type="float">
            <text:p>0,136794</text:p>
          </table:table-cell>
          <table:table-cell table:formula="of:=[.A970]-[.C970]" office:value-type="float" office:value="0.0030184000000002" calcext:value-type="float">
            <text:p>0,0030184</text:p>
          </table:table-cell>
          <table:table-cell table:formula="of:=[.G970]-[.C970]" office:value-type="float" office:value="0.00251715000000097" calcext:value-type="float">
            <text:p>0,00251715</text:p>
          </table:table-cell>
          <table:table-cell table:formula="of:=[.J970]/[.I970]" office:value-type="float" office:value="0.833935197455871" calcext:value-type="float">
            <text:p>0,8339351975</text:p>
          </table:table-cell>
          <table:table-cell table:formula="of:=[.D970]+[.H970]*[.K970]" office:value-type="float" office:value="3.67728533140078" calcext:value-type="float">
            <text:p>3,6772853314</text:p>
          </table:table-cell>
        </table:table-row>
        <table:table-row table:style-name="ro1">
          <table:table-cell office:value-type="float" office:value="9.765605" calcext:value-type="float">
            <text:p>9,765605</text:p>
          </table:table-cell>
          <table:table-cell office:value-type="float" office:value="4.150002" calcext:value-type="float">
            <text:p>4,150002</text:p>
          </table:table-cell>
          <table:table-cell office:value-type="float" office:value="9.733" calcext:value-type="float">
            <text:p>9,733</text:p>
          </table:table-cell>
          <table:table-cell office:value-type="float" office:value="3.81408" calcext:value-type="float">
            <text:p>3,8140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23126" calcext:value-type="float">
            <text:p>0,9923126</text:p>
          </table:table-cell>
          <table:table-cell table:formula="of:=[.A971]-[.E971]" office:value-type="float" office:value="9.76535435" calcext:value-type="float">
            <text:p>9,76535435</text:p>
          </table:table-cell>
          <table:table-cell table:formula="of:=[.B971]-[.D971]" office:value-type="float" office:value="0.335922" calcext:value-type="float">
            <text:p>0,335922</text:p>
          </table:table-cell>
          <table:table-cell table:formula="of:=[.A971]-[.C971]" office:value-type="float" office:value="0.0326050000000002" calcext:value-type="float">
            <text:p>0,032605</text:p>
          </table:table-cell>
          <table:table-cell table:formula="of:=[.G971]-[.C971]" office:value-type="float" office:value="0.0323543500000003" calcext:value-type="float">
            <text:p>0,03235435</text:p>
          </table:table-cell>
          <table:table-cell table:formula="of:=[.J971]/[.I971]" office:value-type="float" office:value="0.992312528753262" calcext:value-type="float">
            <text:p>0,9923125288</text:p>
          </table:table-cell>
          <table:table-cell table:formula="of:=[.D971]+[.H971]*[.K971]" office:value-type="float" office:value="4.14741960928385" calcext:value-type="float">
            <text:p>4,1474196093</text:p>
          </table:table-cell>
        </table:table-row>
        <table:table-row table:style-name="ro1">
          <table:table-cell office:value-type="float" office:value="9.7681121" calcext:value-type="float">
            <text:p>9,7681121</text:p>
          </table:table-cell>
          <table:table-cell office:value-type="float" office:value="4.150002" calcext:value-type="float">
            <text:p>4,150002</text:p>
          </table:table-cell>
          <table:table-cell office:value-type="float" office:value="9.766" calcext:value-type="float">
            <text:p>9,766</text:p>
          </table:table-cell>
          <table:table-cell office:value-type="float" office:value="4.483343" calcext:value-type="float">
            <text:p>4,483343</text:p>
          </table:table-cell>
          <table:table-cell office:value-type="float" office:value="0.0010027" calcext:value-type="float">
            <text:p>0,0010027</text:p>
          </table:table-cell>
          <table:table-cell office:value-type="float" office:value="0.5252593" calcext:value-type="float">
            <text:p>0,5252593</text:p>
          </table:table-cell>
          <table:table-cell table:formula="of:=[.A972]-[.E972]" office:value-type="float" office:value="9.7671094" calcext:value-type="float">
            <text:p>9,7671094</text:p>
          </table:table-cell>
          <table:table-cell table:formula="of:=[.B972]-[.D972]" office:value-type="float" office:value="-0.333341" calcext:value-type="float">
            <text:p>-0,333341</text:p>
          </table:table-cell>
          <table:table-cell table:formula="of:=[.A972]-[.C972]" office:value-type="float" office:value="0.00211209999999973" calcext:value-type="float">
            <text:p>0,0021121</text:p>
          </table:table-cell>
          <table:table-cell table:formula="of:=[.G972]-[.C972]" office:value-type="float" office:value="0.00110939999999893" calcext:value-type="float">
            <text:p>0,0011094</text:p>
          </table:table-cell>
          <table:table-cell table:formula="of:=[.J972]/[.I972]" office:value-type="float" office:value="0.525259220680399" calcext:value-type="float">
            <text:p>0,5252592207</text:p>
          </table:table-cell>
          <table:table-cell table:formula="of:=[.D972]+[.H972]*[.K972]" office:value-type="float" office:value="4.30825256611918" calcext:value-type="float">
            <text:p>4,3082525661</text:p>
          </table:table-cell>
        </table:table-row>
        <table:table-row table:style-name="ro1">
          <table:table-cell office:value-type="float" office:value="9.769617" calcext:value-type="float">
            <text:p>9,769617</text:p>
          </table:table-cell>
          <table:table-cell office:value-type="float" office:value="4.300003" calcext:value-type="float">
            <text:p>4,300003</text:p>
          </table:table-cell>
          <table:table-cell office:value-type="float" office:value="9.768" calcext:value-type="float">
            <text:p>9,768</text:p>
          </table:table-cell>
          <table:table-cell office:value-type="float" office:value="3.974912" calcext:value-type="float">
            <text:p>3,974912</text:p>
          </table:table-cell>
          <table:table-cell office:value-type="float" office:value="0.00050195" calcext:value-type="float">
            <text:p>0,00050195</text:p>
          </table:table-cell>
          <table:table-cell office:value-type="float" office:value="0.6895795" calcext:value-type="float">
            <text:p>0,6895795</text:p>
          </table:table-cell>
          <table:table-cell table:formula="of:=[.A973]-[.E973]" office:value-type="float" office:value="9.76911505" calcext:value-type="float">
            <text:p>9,76911505</text:p>
          </table:table-cell>
          <table:table-cell table:formula="of:=[.B973]-[.D973]" office:value-type="float" office:value="0.325091" calcext:value-type="float">
            <text:p>0,325091</text:p>
          </table:table-cell>
          <table:table-cell table:formula="of:=[.A973]-[.C973]" office:value-type="float" office:value="0.00161699999999954" calcext:value-type="float">
            <text:p>0,001617</text:p>
          </table:table-cell>
          <table:table-cell table:formula="of:=[.G973]-[.C973]" office:value-type="float" office:value="0.00111504999999923" calcext:value-type="float">
            <text:p>0,00111505</text:p>
          </table:table-cell>
          <table:table-cell table:formula="of:=[.J973]/[.I973]" office:value-type="float" office:value="0.689579468150618" calcext:value-type="float">
            <text:p>0,6895794682</text:p>
          </table:table-cell>
          <table:table-cell table:formula="of:=[.D973]+[.H973]*[.K973]" office:value-type="float" office:value="4.19908807888055" calcext:value-type="float">
            <text:p>4,1990880789</text:p>
          </table:table-cell>
        </table:table-row>
        <table:table-row table:style-name="ro1">
          <table:table-cell office:value-type="float" office:value="9.7994182" calcext:value-type="float">
            <text:p>9,7994182</text:p>
          </table:table-cell>
          <table:table-cell office:value-type="float" office:value="4.600003" calcext:value-type="float">
            <text:p>4,600003</text:p>
          </table:table-cell>
          <table:table-cell office:value-type="float" office:value="9.77" calcext:value-type="float">
            <text:p>9,77</text:p>
          </table:table-cell>
          <table:table-cell office:value-type="float" office:value="4.524178" calcext:value-type="float">
            <text:p>4,524178</text:p>
          </table:table-cell>
          <table:table-cell office:value-type="float" office:value="0.0005011" calcext:value-type="float">
            <text:p>0,0005011</text:p>
          </table:table-cell>
          <table:table-cell office:value-type="float" office:value="0.9829663" calcext:value-type="float">
            <text:p>0,9829663</text:p>
          </table:table-cell>
          <table:table-cell table:formula="of:=[.A974]-[.E974]" office:value-type="float" office:value="9.7989171" calcext:value-type="float">
            <text:p>9,7989171</text:p>
          </table:table-cell>
          <table:table-cell table:formula="of:=[.B974]-[.D974]" office:value-type="float" office:value="0.075825" calcext:value-type="float">
            <text:p>0,075825</text:p>
          </table:table-cell>
          <table:table-cell table:formula="of:=[.A974]-[.C974]" office:value-type="float" office:value="0.0294182000000003" calcext:value-type="float">
            <text:p>0,0294182</text:p>
          </table:table-cell>
          <table:table-cell table:formula="of:=[.G974]-[.C974]" office:value-type="float" office:value="0.028917100000001" calcext:value-type="float">
            <text:p>0,0289171</text:p>
          </table:table-cell>
          <table:table-cell table:formula="of:=[.J974]/[.I974]" office:value-type="float" office:value="0.982966326967685" calcext:value-type="float">
            <text:p>0,982966327</text:p>
          </table:table-cell>
          <table:table-cell table:formula="of:=[.D974]+[.H974]*[.K974]" office:value-type="float" office:value="4.59871142174232" calcext:value-type="float">
            <text:p>4,5987114217</text:p>
          </table:table-cell>
        </table:table-row>
        <table:table-row table:style-name="ro1">
          <table:table-cell office:value-type="float" office:value="9.8024276" calcext:value-type="float">
            <text:p>9,8024276</text:p>
          </table:table-cell>
          <table:table-cell office:value-type="float" office:value="4.750003" calcext:value-type="float">
            <text:p>4,750003</text:p>
          </table:table-cell>
          <table:table-cell office:value-type="float" office:value="9.799" calcext:value-type="float">
            <text:p>9,799</text:p>
          </table:table-cell>
          <table:table-cell office:value-type="float" office:value="4.674536" calcext:value-type="float">
            <text:p>4,674536</text:p>
          </table:table-cell>
          <table:table-cell office:value-type="float" office:value="0.0012539" calcext:value-type="float">
            <text:p>0,0012539</text:p>
          </table:table-cell>
          <table:table-cell office:value-type="float" office:value="0.6341755" calcext:value-type="float">
            <text:p>0,6341755</text:p>
          </table:table-cell>
          <table:table-cell table:formula="of:=[.A975]-[.E975]" office:value-type="float" office:value="9.8011737" calcext:value-type="float">
            <text:p>9,8011737</text:p>
          </table:table-cell>
          <table:table-cell table:formula="of:=[.B975]-[.D975]" office:value-type="float" office:value="0.0754669999999997" calcext:value-type="float">
            <text:p>0,075467</text:p>
          </table:table-cell>
          <table:table-cell table:formula="of:=[.A975]-[.C975]" office:value-type="float" office:value="0.0034276000000002" calcext:value-type="float">
            <text:p>0,0034276</text:p>
          </table:table-cell>
          <table:table-cell table:formula="of:=[.G975]-[.C975]" office:value-type="float" office:value="0.00217370000000017" calcext:value-type="float">
            <text:p>0,0021737</text:p>
          </table:table-cell>
          <table:table-cell table:formula="of:=[.J975]/[.I975]" office:value-type="float" office:value="0.634175516396325" calcext:value-type="float">
            <text:p>0,6341755164</text:p>
          </table:table-cell>
          <table:table-cell table:formula="of:=[.D975]+[.H975]*[.K975]" office:value-type="float" office:value="4.72239532369588" calcext:value-type="float">
            <text:p>4,7223953237</text:p>
          </table:table-cell>
        </table:table-row>
        <table:table-row table:style-name="ro1">
          <table:table-cell office:value-type="float" office:value="9.8044357" calcext:value-type="float">
            <text:p>9,8044357</text:p>
          </table:table-cell>
          <table:table-cell office:value-type="float" office:value="4.750003" calcext:value-type="float">
            <text:p>4,750003</text:p>
          </table:table-cell>
          <table:table-cell office:value-type="float" office:value="9.802" calcext:value-type="float">
            <text:p>9,802</text:p>
          </table:table-cell>
          <table:table-cell office:value-type="float" office:value="4.797862" calcext:value-type="float">
            <text:p>4,797862</text:p>
          </table:table-cell>
          <table:table-cell office:value-type="float" office:value="0.0012539" calcext:value-type="float">
            <text:p>0,0012539</text:p>
          </table:table-cell>
          <table:table-cell office:value-type="float" office:value="0.4851993" calcext:value-type="float">
            <text:p>0,4851993</text:p>
          </table:table-cell>
          <table:table-cell table:formula="of:=[.A976]-[.E976]" office:value-type="float" office:value="9.8031818" calcext:value-type="float">
            <text:p>9,8031818</text:p>
          </table:table-cell>
          <table:table-cell table:formula="of:=[.B976]-[.D976]" office:value-type="float" office:value="-0.0478590000000008" calcext:value-type="float">
            <text:p>-0,047859</text:p>
          </table:table-cell>
          <table:table-cell table:formula="of:=[.A976]-[.C976]" office:value-type="float" office:value="0.00243569999999949" calcext:value-type="float">
            <text:p>0,0024357</text:p>
          </table:table-cell>
          <table:table-cell table:formula="of:=[.G976]-[.C976]" office:value-type="float" office:value="0.00118179999999946" calcext:value-type="float">
            <text:p>0,0011818</text:p>
          </table:table-cell>
          <table:table-cell table:formula="of:=[.J976]/[.I976]" office:value-type="float" office:value="0.485199326682147" calcext:value-type="float">
            <text:p>0,4851993267</text:p>
          </table:table-cell>
          <table:table-cell table:formula="of:=[.D976]+[.H976]*[.K976]" office:value-type="float" office:value="4.77464084542432" calcext:value-type="float">
            <text:p>4,7746408454</text:p>
          </table:table-cell>
        </table:table-row>
        <table:table-row table:style-name="ro1">
          <table:table-cell office:value-type="float" office:value="9.8054408" calcext:value-type="float">
            <text:p>9,8054408</text:p>
          </table:table-cell>
          <table:table-cell office:value-type="float" office:value="4.750003" calcext:value-type="float">
            <text:p>4,750003</text:p>
          </table:table-cell>
          <table:table-cell office:value-type="float" office:value="9.804" calcext:value-type="float">
            <text:p>9,804</text:p>
          </table:table-cell>
          <table:table-cell office:value-type="float" office:value="4.726782" calcext:value-type="float">
            <text:p>4,726782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8264853" calcext:value-type="float">
            <text:p>0,8264853</text:p>
          </table:table-cell>
          <table:table-cell table:formula="of:=[.A977]-[.E977]" office:value-type="float" office:value="9.8051908" calcext:value-type="float">
            <text:p>9,8051908</text:p>
          </table:table-cell>
          <table:table-cell table:formula="of:=[.B977]-[.D977]" office:value-type="float" office:value="0.0232209999999995" calcext:value-type="float">
            <text:p>0,023221</text:p>
          </table:table-cell>
          <table:table-cell table:formula="of:=[.A977]-[.C977]" office:value-type="float" office:value="0.00144079999999924" calcext:value-type="float">
            <text:p>0,0014408</text:p>
          </table:table-cell>
          <table:table-cell table:formula="of:=[.G977]-[.C977]" office:value-type="float" office:value="0.00119079999999983" calcext:value-type="float">
            <text:p>0,0011908</text:p>
          </table:table-cell>
          <table:table-cell table:formula="of:=[.J977]/[.I977]" office:value-type="float" office:value="0.826485285952562" calcext:value-type="float">
            <text:p>0,826485286</text:p>
          </table:table-cell>
          <table:table-cell table:formula="of:=[.D977]+[.H977]*[.K977]" office:value-type="float" office:value="4.7459738148251" calcext:value-type="float">
            <text:p>4,7459738148</text:p>
          </table:table-cell>
        </table:table-row>
        <table:table-row table:style-name="ro1">
          <table:table-cell office:value-type="float" office:value="9.8059418" calcext:value-type="float">
            <text:p>9,8059418</text:p>
          </table:table-cell>
          <table:table-cell office:value-type="float" office:value="4.750003" calcext:value-type="float">
            <text:p>4,750003</text:p>
          </table:table-cell>
          <table:table-cell office:value-type="float" office:value="9.805" calcext:value-type="float">
            <text:p>9,805</text:p>
          </table:table-cell>
          <table:table-cell office:value-type="float" office:value="4.769195" calcext:value-type="float">
            <text:p>4,769195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7345508" calcext:value-type="float">
            <text:p>0,7345508</text:p>
          </table:table-cell>
          <table:table-cell table:formula="of:=[.A978]-[.E978]" office:value-type="float" office:value="9.8056918" calcext:value-type="float">
            <text:p>9,8056918</text:p>
          </table:table-cell>
          <table:table-cell table:formula="of:=[.B978]-[.D978]" office:value-type="float" office:value="-0.0191920000000003" calcext:value-type="float">
            <text:p>-0,019192</text:p>
          </table:table-cell>
          <table:table-cell table:formula="of:=[.A978]-[.C978]" office:value-type="float" office:value="0.00094179999999966" calcext:value-type="float">
            <text:p>0,0009418</text:p>
          </table:table-cell>
          <table:table-cell table:formula="of:=[.G978]-[.C978]" office:value-type="float" office:value="0.000691800000000242" calcext:value-type="float">
            <text:p>0,0006918</text:p>
          </table:table-cell>
          <table:table-cell table:formula="of:=[.J978]/[.I978]" office:value-type="float" office:value="0.734550860055736" calcext:value-type="float">
            <text:p>0,7345508601</text:p>
          </table:table-cell>
          <table:table-cell table:formula="of:=[.D978]+[.H978]*[.K978]" office:value-type="float" office:value="4.75509749989381" calcext:value-type="float">
            <text:p>4,7550974999</text:p>
          </table:table-cell>
        </table:table-row>
        <table:table-row table:style-name="ro1">
          <table:table-cell office:value-type="float" office:value="9.8330212" calcext:value-type="float">
            <text:p>9,8330212</text:p>
          </table:table-cell>
          <table:table-cell office:value-type="float" office:value="5.050003" calcext:value-type="float">
            <text:p>5,050003</text:p>
          </table:table-cell>
          <table:table-cell office:value-type="float" office:value="9.806" calcext:value-type="float">
            <text:p>9,806</text:p>
          </table:table-cell>
          <table:table-cell office:value-type="float" office:value="4.735906" calcext:value-type="float">
            <text:p>4,735906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9721681" calcext:value-type="float">
            <text:p>0,9721681</text:p>
          </table:table-cell>
          <table:table-cell table:formula="of:=[.A979]-[.E979]" office:value-type="float" office:value="9.83226915" calcext:value-type="float">
            <text:p>9,83226915</text:p>
          </table:table-cell>
          <table:table-cell table:formula="of:=[.B979]-[.D979]" office:value-type="float" office:value="0.314097" calcext:value-type="float">
            <text:p>0,314097</text:p>
          </table:table-cell>
          <table:table-cell table:formula="of:=[.A979]-[.C979]" office:value-type="float" office:value="0.0270211999999983" calcext:value-type="float">
            <text:p>0,0270212</text:p>
          </table:table-cell>
          <table:table-cell table:formula="of:=[.G979]-[.C979]" office:value-type="float" office:value="0.0262691499999992" calcext:value-type="float">
            <text:p>0,02626915</text:p>
          </table:table-cell>
          <table:table-cell table:formula="of:=[.J979]/[.I979]" office:value-type="float" office:value="0.972168149453053" calcext:value-type="float">
            <text:p>0,9721681495</text:p>
          </table:table-cell>
          <table:table-cell table:formula="of:=[.D979]+[.H979]*[.K979]" office:value-type="float" office:value="5.04126109923876" calcext:value-type="float">
            <text:p>5,0412610992</text:p>
          </table:table-cell>
        </table:table-row>
        <table:table-row table:style-name="ro1">
          <table:table-cell office:value-type="float" office:value="9.8350272" calcext:value-type="float">
            <text:p>9,8350272</text:p>
          </table:table-cell>
          <table:table-cell office:value-type="float" office:value="5.050003" calcext:value-type="float">
            <text:p>5,050003</text:p>
          </table:table-cell>
          <table:table-cell office:value-type="float" office:value="9.833" calcext:value-type="float">
            <text:p>9,833</text:p>
          </table:table-cell>
          <table:table-cell office:value-type="float" office:value="5.355359" calcext:value-type="float">
            <text:p>5,355359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6290203" calcext:value-type="float">
            <text:p>0,6290203</text:p>
          </table:table-cell>
          <table:table-cell table:formula="of:=[.A980]-[.E980]" office:value-type="float" office:value="9.83427515" calcext:value-type="float">
            <text:p>9,83427515</text:p>
          </table:table-cell>
          <table:table-cell table:formula="of:=[.B980]-[.D980]" office:value-type="float" office:value="-0.305356" calcext:value-type="float">
            <text:p>-0,305356</text:p>
          </table:table-cell>
          <table:table-cell table:formula="of:=[.A980]-[.C980]" office:value-type="float" office:value="0.00202720000000056" calcext:value-type="float">
            <text:p>0,0020272</text:p>
          </table:table-cell>
          <table:table-cell table:formula="of:=[.G980]-[.C980]" office:value-type="float" office:value="0.00127515000000145" calcext:value-type="float">
            <text:p>0,00127515</text:p>
          </table:table-cell>
          <table:table-cell table:formula="of:=[.J980]/[.I980]" office:value-type="float" office:value="0.629020323599592" calcext:value-type="float">
            <text:p>0,6290203236</text:p>
          </table:table-cell>
          <table:table-cell table:formula="of:=[.D980]+[.H980]*[.K980]" office:value-type="float" office:value="5.16328387006692" calcext:value-type="float">
            <text:p>5,1632838701</text:p>
          </table:table-cell>
        </table:table-row>
        <table:table-row table:style-name="ro1">
          <table:table-cell office:value-type="float" office:value="9.8370315" calcext:value-type="float">
            <text:p>9,8370315</text:p>
          </table:table-cell>
          <table:table-cell office:value-type="float" office:value="5" calcext:value-type="float">
            <text:p>5</text:p>
          </table:table-cell>
          <table:table-cell office:value-type="float" office:value="9.835" calcext:value-type="float">
            <text:p>9,835</text:p>
          </table:table-cell>
          <table:table-cell office:value-type="float" office:value="4.857928" calcext:value-type="float">
            <text:p>4,857928</text:p>
          </table:table-cell>
          <table:table-cell office:value-type="float" office:value="0.00100215" calcext:value-type="float">
            <text:p>0,00100215</text:p>
          </table:table-cell>
          <table:table-cell office:value-type="float" office:value="0.5066946" calcext:value-type="float">
            <text:p>0,5066946</text:p>
          </table:table-cell>
          <table:table-cell table:formula="of:=[.A981]-[.E981]" office:value-type="float" office:value="9.83602935" calcext:value-type="float">
            <text:p>9,83602935</text:p>
          </table:table-cell>
          <table:table-cell table:formula="of:=[.B981]-[.D981]" office:value-type="float" office:value="0.142072" calcext:value-type="float">
            <text:p>0,142072</text:p>
          </table:table-cell>
          <table:table-cell table:formula="of:=[.A981]-[.C981]" office:value-type="float" office:value="0.0020314999999993" calcext:value-type="float">
            <text:p>0,0020315</text:p>
          </table:table-cell>
          <table:table-cell table:formula="of:=[.G981]-[.C981]" office:value-type="float" office:value="0.0010293499999996" calcext:value-type="float">
            <text:p>0,00102935</text:p>
          </table:table-cell>
          <table:table-cell table:formula="of:=[.J981]/[.I981]" office:value-type="float" office:value="0.506694560669432" calcext:value-type="float">
            <text:p>0,5066945607</text:p>
          </table:table-cell>
          <table:table-cell table:formula="of:=[.D981]+[.H981]*[.K981]" office:value-type="float" office:value="4.92991510962343" calcext:value-type="float">
            <text:p>4,9299151096</text:p>
          </table:table-cell>
        </table:table-row>
        <table:table-row table:style-name="ro1">
          <table:table-cell office:value-type="float" office:value="9.8380343" calcext:value-type="float">
            <text:p>9,8380343</text:p>
          </table:table-cell>
          <table:table-cell office:value-type="float" office:value="5" calcext:value-type="float">
            <text:p>5</text:p>
          </table:table-cell>
          <table:table-cell office:value-type="float" office:value="9.837" calcext:value-type="float">
            <text:p>9,837</text:p>
          </table:table-cell>
          <table:table-cell office:value-type="float" office:value="5.071987" calcext:value-type="float">
            <text:p>5,071987</text:p>
          </table:table-cell>
          <table:table-cell office:value-type="float" office:value="0.00100215" calcext:value-type="float">
            <text:p>0,00100215</text:p>
          </table:table-cell>
          <table:table-cell office:value-type="float" office:value="0.03108382" calcext:value-type="float">
            <text:p>0,03108382</text:p>
          </table:table-cell>
          <table:table-cell table:formula="of:=[.A982]-[.E982]" office:value-type="float" office:value="9.83703215" calcext:value-type="float">
            <text:p>9,83703215</text:p>
          </table:table-cell>
          <table:table-cell table:formula="of:=[.B982]-[.D982]" office:value-type="float" office:value="-0.071987" calcext:value-type="float">
            <text:p>-0,071987</text:p>
          </table:table-cell>
          <table:table-cell table:formula="of:=[.A982]-[.C982]" office:value-type="float" office:value="0.0010343000000006" calcext:value-type="float">
            <text:p>0,0010343</text:p>
          </table:table-cell>
          <table:table-cell table:formula="of:=[.G982]-[.C982]" office:value-type="float" office:value="0.0000321500000008967" calcext:value-type="float">
            <text:p>0,00003215</text:p>
          </table:table-cell>
          <table:table-cell table:formula="of:=[.J982]/[.I982]" office:value-type="float" office:value="0.0310838248098986" calcext:value-type="float">
            <text:p>0,0310838248</text:p>
          </table:table-cell>
          <table:table-cell table:formula="of:=[.D982]+[.H982]*[.K982]" office:value-type="float" office:value="5.06974936870341" calcext:value-type="float">
            <text:p>5,0697493687</text:p>
          </table:table-cell>
        </table:table-row>
        <table:table-row table:style-name="ro1">
          <table:table-cell office:value-type="float" office:value="9.8385356" calcext:value-type="float">
            <text:p>9,8385356</text:p>
          </table:table-cell>
          <table:table-cell office:value-type="float" office:value="5" calcext:value-type="float">
            <text:p>5</text:p>
          </table:table-cell>
          <table:table-cell office:value-type="float" office:value="9.838" calcext:value-type="float">
            <text:p>9,838</text:p>
          </table:table-cell>
          <table:table-cell office:value-type="float" office:value="4.997762" calcext:value-type="float">
            <text:p>4,9977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83]-[.E983]" office:value-type="float" office:value="9.8385356" calcext:value-type="float">
            <text:p>9,8385356</text:p>
          </table:table-cell>
          <table:table-cell table:formula="of:=[.B983]-[.D983]" office:value-type="float" office:value="0.00223800000000018" calcext:value-type="float">
            <text:p>0,002238</text:p>
          </table:table-cell>
          <table:table-cell table:formula="of:=[.A983]-[.C983]" office:value-type="float" office:value="0.000535600000000969" calcext:value-type="float">
            <text:p>0,0005356</text:p>
          </table:table-cell>
          <table:table-cell table:formula="of:=[.G983]-[.C983]" office:value-type="float" office:value="0.000535600000000969" calcext:value-type="float">
            <text:p>0,0005356</text:p>
          </table:table-cell>
          <table:table-cell table:formula="of:=[.J983]/[.I983]" office:value-type="float" office:value="1" calcext:value-type="float">
            <text:p>1</text:p>
          </table:table-cell>
          <table:table-cell table:formula="of:=[.D983]+[.H983]*[.K98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9.8390371" calcext:value-type="float">
            <text:p>9,8390371</text:p>
          </table:table-cell>
          <table:table-cell office:value-type="float" office:value="5" calcext:value-type="float">
            <text:p>5</text:p>
          </table:table-cell>
          <table:table-cell office:value-type="float" office:value="9.839" calcext:value-type="float">
            <text:p>9,839</text:p>
          </table:table-cell>
          <table:table-cell office:value-type="float" office:value="5.002238" calcext:value-type="float">
            <text:p>5,0022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84]-[.E984]" office:value-type="float" office:value="9.8390371" calcext:value-type="float">
            <text:p>9,8390371</text:p>
          </table:table-cell>
          <table:table-cell table:formula="of:=[.B984]-[.D984]" office:value-type="float" office:value="-0.00223800000000018" calcext:value-type="float">
            <text:p>-0,002238</text:p>
          </table:table-cell>
          <table:table-cell table:formula="of:=[.A984]-[.C984]" office:value-type="float" office:value="0.0000371000000001231" calcext:value-type="float">
            <text:p>0,0000371</text:p>
          </table:table-cell>
          <table:table-cell table:formula="of:=[.G984]-[.C984]" office:value-type="float" office:value="0.0000371000000001231" calcext:value-type="float">
            <text:p>0,0000371</text:p>
          </table:table-cell>
          <table:table-cell table:formula="of:=[.J984]/[.I984]" office:value-type="float" office:value="1" calcext:value-type="float">
            <text:p>1</text:p>
          </table:table-cell>
          <table:table-cell table:formula="of:=[.D984]+[.H984]*[.K98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9.8666126" calcext:value-type="float">
            <text:p>9,8666126</text:p>
          </table:table-cell>
          <table:table-cell office:value-type="float" office:value="4.7" calcext:value-type="float">
            <text:p>4,7</text:p>
          </table:table-cell>
          <table:table-cell office:value-type="float" office:value="9.839" calcext:value-type="float">
            <text:p>9,839</text:p>
          </table:table-cell>
          <table:table-cell office:value-type="float" office:value="4.997762" calcext:value-type="float">
            <text:p>4,9977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85]-[.E985]" office:value-type="float" office:value="9.8666126" calcext:value-type="float">
            <text:p>9,8666126</text:p>
          </table:table-cell>
          <table:table-cell table:formula="of:=[.B985]-[.D985]" office:value-type="float" office:value="-0.297762" calcext:value-type="float">
            <text:p>-0,297762</text:p>
          </table:table-cell>
          <table:table-cell table:formula="of:=[.A985]-[.C985]" office:value-type="float" office:value="0.0276125999999994" calcext:value-type="float">
            <text:p>0,0276126</text:p>
          </table:table-cell>
          <table:table-cell table:formula="of:=[.G985]-[.C985]" office:value-type="float" office:value="0.0276125999999994" calcext:value-type="float">
            <text:p>0,0276126</text:p>
          </table:table-cell>
          <table:table-cell table:formula="of:=[.J985]/[.I985]" office:value-type="float" office:value="1" calcext:value-type="float">
            <text:p>1</text:p>
          </table:table-cell>
          <table:table-cell table:formula="of:=[.D985]+[.H985]*[.K985]" office:value-type="float" office:value="4.7" calcext:value-type="float">
            <text:p>4,7</text:p>
          </table:table-cell>
        </table:table-row>
        <table:table-row table:style-name="ro1">
          <table:table-cell office:value-type="float" office:value="9.8686174" calcext:value-type="float">
            <text:p>9,8686174</text:p>
          </table:table-cell>
          <table:table-cell office:value-type="float" office:value="4.7" calcext:value-type="float">
            <text:p>4,7</text:p>
          </table:table-cell>
          <table:table-cell office:value-type="float" office:value="9.867" calcext:value-type="float">
            <text:p>9,867</text:p>
          </table:table-cell>
          <table:table-cell office:value-type="float" office:value="4.402237" calcext:value-type="float">
            <text:p>4,402237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5351799" calcext:value-type="float">
            <text:p>0,5351799</text:p>
          </table:table-cell>
          <table:table-cell table:formula="of:=[.A986]-[.E986]" office:value-type="float" office:value="9.8678656" calcext:value-type="float">
            <text:p>9,8678656</text:p>
          </table:table-cell>
          <table:table-cell table:formula="of:=[.B986]-[.D986]" office:value-type="float" office:value="0.297763000000001" calcext:value-type="float">
            <text:p>0,297763</text:p>
          </table:table-cell>
          <table:table-cell table:formula="of:=[.A986]-[.C986]" office:value-type="float" office:value="0.00161739999999888" calcext:value-type="float">
            <text:p>0,0016174</text:p>
          </table:table-cell>
          <table:table-cell table:formula="of:=[.G986]-[.C986]" office:value-type="float" office:value="0.000865599999999134" calcext:value-type="float">
            <text:p>0,0008656</text:p>
          </table:table-cell>
          <table:table-cell table:formula="of:=[.J986]/[.I986]" office:value-type="float" office:value="0.53517991838737" calcext:value-type="float">
            <text:p>0,5351799184</text:p>
          </table:table-cell>
          <table:table-cell table:formula="of:=[.D986]+[.H986]*[.K986]" office:value-type="float" office:value="4.56159377803878" calcext:value-type="float">
            <text:p>4,561593778</text:p>
          </table:table-cell>
        </table:table-row>
        <table:table-row table:style-name="ro1">
          <table:table-cell office:value-type="float" office:value="9.870623" calcext:value-type="float">
            <text:p>9,870623</text:p>
          </table:table-cell>
          <table:table-cell office:value-type="float" office:value="4.55" calcext:value-type="float">
            <text:p>4,55</text:p>
          </table:table-cell>
          <table:table-cell office:value-type="float" office:value="9.869" calcext:value-type="float">
            <text:p>9,869</text:p>
          </table:table-cell>
          <table:table-cell office:value-type="float" office:value="4.859356" calcext:value-type="float">
            <text:p>4,859356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5367837" calcext:value-type="float">
            <text:p>0,5367837</text:p>
          </table:table-cell>
          <table:table-cell table:formula="of:=[.A987]-[.E987]" office:value-type="float" office:value="9.8698712" calcext:value-type="float">
            <text:p>9,8698712</text:p>
          </table:table-cell>
          <table:table-cell table:formula="of:=[.B987]-[.D987]" office:value-type="float" office:value="-0.309356" calcext:value-type="float">
            <text:p>-0,309356</text:p>
          </table:table-cell>
          <table:table-cell table:formula="of:=[.A987]-[.C987]" office:value-type="float" office:value="0.00162300000000037" calcext:value-type="float">
            <text:p>0,001623</text:p>
          </table:table-cell>
          <table:table-cell table:formula="of:=[.G987]-[.C987]" office:value-type="float" office:value="0.000871200000000627" calcext:value-type="float">
            <text:p>0,0008712</text:p>
          </table:table-cell>
          <table:table-cell table:formula="of:=[.J987]/[.I987]" office:value-type="float" office:value="0.53678373382651" calcext:value-type="float">
            <text:p>0,5367837338</text:p>
          </table:table-cell>
          <table:table-cell table:formula="of:=[.D987]+[.H987]*[.K987]" office:value-type="float" office:value="4.69329873123837" calcext:value-type="float">
            <text:p>4,6932987312</text:p>
          </table:table-cell>
        </table:table-row>
        <table:table-row table:style-name="ro1">
          <table:table-cell office:value-type="float" office:value="9.871125" calcext:value-type="float">
            <text:p>9,871125</text:p>
          </table:table-cell>
          <table:table-cell office:value-type="float" office:value="4.55" calcext:value-type="float">
            <text:p>4,55</text:p>
          </table:table-cell>
          <table:table-cell office:value-type="float" office:value="9.871" calcext:value-type="float">
            <text:p>9,871</text:p>
          </table:table-cell>
          <table:table-cell office:value-type="float" office:value="4.383942" calcext:value-type="float">
            <text:p>4,3839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88]-[.E988]" office:value-type="float" office:value="9.871125" calcext:value-type="float">
            <text:p>9,871125</text:p>
          </table:table-cell>
          <table:table-cell table:formula="of:=[.B988]-[.D988]" office:value-type="float" office:value="0.166058" calcext:value-type="float">
            <text:p>0,166058</text:p>
          </table:table-cell>
          <table:table-cell table:formula="of:=[.A988]-[.C988]" office:value-type="float" office:value="0.000124999999998821" calcext:value-type="float">
            <text:p>0,000125</text:p>
          </table:table-cell>
          <table:table-cell table:formula="of:=[.G988]-[.C988]" office:value-type="float" office:value="0.000124999999998821" calcext:value-type="float">
            <text:p>0,000125</text:p>
          </table:table-cell>
          <table:table-cell table:formula="of:=[.J988]/[.I988]" office:value-type="float" office:value="1" calcext:value-type="float">
            <text:p>1</text:p>
          </table:table-cell>
          <table:table-cell table:formula="of:=[.D988]+[.H988]*[.K988]" office:value-type="float" office:value="4.55" calcext:value-type="float">
            <text:p>4,55</text:p>
          </table:table-cell>
        </table:table-row>
        <table:table-row table:style-name="ro1">
          <table:table-cell office:value-type="float" office:value="9.8721268" calcext:value-type="float">
            <text:p>9,8721268</text:p>
          </table:table-cell>
          <table:table-cell office:value-type="float" office:value="4.55" calcext:value-type="float">
            <text:p>4,55</text:p>
          </table:table-cell>
          <table:table-cell office:value-type="float" office:value="9.871" calcext:value-type="float">
            <text:p>9,871</text:p>
          </table:table-cell>
          <table:table-cell office:value-type="float" office:value="4.716057" calcext:value-type="float">
            <text:p>4,7160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89]-[.E989]" office:value-type="float" office:value="9.8721268" calcext:value-type="float">
            <text:p>9,8721268</text:p>
          </table:table-cell>
          <table:table-cell table:formula="of:=[.B989]-[.D989]" office:value-type="float" office:value="-0.166057" calcext:value-type="float">
            <text:p>-0,166057</text:p>
          </table:table-cell>
          <table:table-cell table:formula="of:=[.A989]-[.C989]" office:value-type="float" office:value="0.00112679999999976" calcext:value-type="float">
            <text:p>0,0011268</text:p>
          </table:table-cell>
          <table:table-cell table:formula="of:=[.G989]-[.C989]" office:value-type="float" office:value="0.00112679999999976" calcext:value-type="float">
            <text:p>0,0011268</text:p>
          </table:table-cell>
          <table:table-cell table:formula="of:=[.J989]/[.I989]" office:value-type="float" office:value="1" calcext:value-type="float">
            <text:p>1</text:p>
          </table:table-cell>
          <table:table-cell table:formula="of:=[.D989]+[.H989]*[.K989]" office:value-type="float" office:value="4.55" calcext:value-type="float">
            <text:p>4,55</text:p>
          </table:table-cell>
        </table:table-row>
        <table:table-row table:style-name="ro1">
          <table:table-cell office:value-type="float" office:value="9.9005004" calcext:value-type="float">
            <text:p>9,9005004</text:p>
          </table:table-cell>
          <table:table-cell office:value-type="float" office:value="4.25" calcext:value-type="float">
            <text:p>4,25</text:p>
          </table:table-cell>
          <table:table-cell office:value-type="float" office:value="9.872" calcext:value-type="float">
            <text:p>9,872</text:p>
          </table:table-cell>
          <table:table-cell office:value-type="float" office:value="4.383942" calcext:value-type="float">
            <text:p>4,383942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9824108" calcext:value-type="float">
            <text:p>0,9824108</text:p>
          </table:table-cell>
          <table:table-cell table:formula="of:=[.A990]-[.E990]" office:value-type="float" office:value="9.8999991" calcext:value-type="float">
            <text:p>9,8999991</text:p>
          </table:table-cell>
          <table:table-cell table:formula="of:=[.B990]-[.D990]" office:value-type="float" office:value="-0.133942" calcext:value-type="float">
            <text:p>-0,133942</text:p>
          </table:table-cell>
          <table:table-cell table:formula="of:=[.A990]-[.C990]" office:value-type="float" office:value="0.0285004000000004" calcext:value-type="float">
            <text:p>0,0285004</text:p>
          </table:table-cell>
          <table:table-cell table:formula="of:=[.G990]-[.C990]" office:value-type="float" office:value="0.0279991000000006" calcext:value-type="float">
            <text:p>0,0279991</text:p>
          </table:table-cell>
          <table:table-cell table:formula="of:=[.J990]/[.I990]" office:value-type="float" office:value="0.982410773182138" calcext:value-type="float">
            <text:p>0,9824107732</text:p>
          </table:table-cell>
          <table:table-cell table:formula="of:=[.D990]+[.H990]*[.K990]" office:value-type="float" office:value="4.25235593621844" calcext:value-type="float">
            <text:p>4,2523559362</text:p>
          </table:table-cell>
        </table:table-row>
        <table:table-row table:style-name="ro1">
          <table:table-cell office:value-type="float" office:value="9.9025062" calcext:value-type="float">
            <text:p>9,9025062</text:p>
          </table:table-cell>
          <table:table-cell office:value-type="float" office:value="4.099999" calcext:value-type="float">
            <text:p>4,099999</text:p>
          </table:table-cell>
          <table:table-cell office:value-type="float" office:value="9.901" calcext:value-type="float">
            <text:p>9,901</text:p>
          </table:table-cell>
          <table:table-cell office:value-type="float" office:value="4.118413" calcext:value-type="float">
            <text:p>4,118413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5006307" calcext:value-type="float">
            <text:p>0,5006307</text:p>
          </table:table-cell>
          <table:table-cell table:formula="of:=[.A991]-[.E991]" office:value-type="float" office:value="9.90175405" calcext:value-type="float">
            <text:p>9,90175405</text:p>
          </table:table-cell>
          <table:table-cell table:formula="of:=[.B991]-[.D991]" office:value-type="float" office:value="-0.0184139999999999" calcext:value-type="float">
            <text:p>-0,018414</text:p>
          </table:table-cell>
          <table:table-cell table:formula="of:=[.A991]-[.C991]" office:value-type="float" office:value="0.00150619999999968" calcext:value-type="float">
            <text:p>0,0015062</text:p>
          </table:table-cell>
          <table:table-cell table:formula="of:=[.G991]-[.C991]" office:value-type="float" office:value="0.000754049999999396" calcext:value-type="float">
            <text:p>0,00075405</text:p>
          </table:table-cell>
          <table:table-cell table:formula="of:=[.J991]/[.I991]" office:value-type="float" office:value="0.500630726330869" calcext:value-type="float">
            <text:p>0,5006307263</text:p>
          </table:table-cell>
          <table:table-cell table:formula="of:=[.D991]+[.H991]*[.K991]" office:value-type="float" office:value="4.10919438580534" calcext:value-type="float">
            <text:p>4,1091943858</text:p>
          </table:table-cell>
        </table:table-row>
        <table:table-row table:style-name="ro1">
          <table:table-cell office:value-type="float" office:value="9.904511" calcext:value-type="float">
            <text:p>9,904511</text:p>
          </table:table-cell>
          <table:table-cell office:value-type="float" office:value="4.099999" calcext:value-type="float">
            <text:p>4,099999</text:p>
          </table:table-cell>
          <table:table-cell office:value-type="float" office:value="9.903" calcext:value-type="float">
            <text:p>9,903</text:p>
          </table:table-cell>
          <table:table-cell office:value-type="float" office:value="4.090781" calcext:value-type="float">
            <text:p>4,090781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5022171" calcext:value-type="float">
            <text:p>0,5022171</text:p>
          </table:table-cell>
          <table:table-cell table:formula="of:=[.A992]-[.E992]" office:value-type="float" office:value="9.90375885" calcext:value-type="float">
            <text:p>9,90375885</text:p>
          </table:table-cell>
          <table:table-cell table:formula="of:=[.B992]-[.D992]" office:value-type="float" office:value="0.00921800000000061" calcext:value-type="float">
            <text:p>0,009218</text:p>
          </table:table-cell>
          <table:table-cell table:formula="of:=[.A992]-[.C992]" office:value-type="float" office:value="0.00151099999999893" calcext:value-type="float">
            <text:p>0,001511</text:p>
          </table:table-cell>
          <table:table-cell table:formula="of:=[.G992]-[.C992]" office:value-type="float" office:value="0.000758849999998645" calcext:value-type="float">
            <text:p>0,00075885</text:p>
          </table:table-cell>
          <table:table-cell table:formula="of:=[.J992]/[.I992]" office:value-type="float" office:value="0.50221707478437" calcext:value-type="float">
            <text:p>0,5022170748</text:p>
          </table:table-cell>
          <table:table-cell table:formula="of:=[.D992]+[.H992]*[.K992]" office:value-type="float" office:value="4.09541043699536" calcext:value-type="float">
            <text:p>4,095410437</text:p>
          </table:table-cell>
        </table:table-row>
        <table:table-row table:style-name="ro1">
          <table:table-cell office:value-type="float" office:value="9.9050125" calcext:value-type="float">
            <text:p>9,9050125</text:p>
          </table:table-cell>
          <table:table-cell office:value-type="float" office:value="4.099999" calcext:value-type="float">
            <text:p>4,099999</text:p>
          </table:table-cell>
          <table:table-cell office:value-type="float" office:value="9.905" calcext:value-type="float">
            <text:p>9,905</text:p>
          </table:table-cell>
          <table:table-cell office:value-type="float" office:value="4.104629" calcext:value-type="float">
            <text:p>4,104629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-59.172" calcext:value-type="float">
            <text:p>-59,172</text:p>
          </table:table-cell>
          <table:table-cell table:formula="of:=[.A993]-[.E993]" office:value-type="float" office:value="9.90426035" calcext:value-type="float">
            <text:p>9,90426035</text:p>
          </table:table-cell>
          <table:table-cell table:formula="of:=[.B993]-[.D993]" office:value-type="float" office:value="-0.00462999999999969" calcext:value-type="float">
            <text:p>-0,00463</text:p>
          </table:table-cell>
          <table:table-cell table:formula="of:=[.A993]-[.C993]" office:value-type="float" office:value="0.000012500000000415" calcext:value-type="float">
            <text:p>0,0000125</text:p>
          </table:table-cell>
          <table:table-cell table:formula="of:=[.G993]-[.C993]" office:value-type="float" office:value="-0.00073964999999987" calcext:value-type="float">
            <text:p>-0,00073965</text:p>
          </table:table-cell>
          <table:table-cell table:formula="of:=[.J993]/[.I993]" office:value-type="float" office:value="-59.1719999980253" calcext:value-type="float">
            <text:p>-59,171999998</text:p>
          </table:table-cell>
          <table:table-cell table:formula="of:=[.D993]+[.H993]*[.K993]" office:value-type="float" office:value="4.37859535999084" calcext:value-type="float">
            <text:p>4,37859536</text:p>
          </table:table-cell>
        </table:table-row>
        <table:table-row table:style-name="ro1">
          <table:table-cell office:value-type="float" office:value="9.9055138" calcext:value-type="float">
            <text:p>9,9055138</text:p>
          </table:table-cell>
          <table:table-cell office:value-type="float" office:value="4.099999" calcext:value-type="float">
            <text:p>4,099999</text:p>
          </table:table-cell>
          <table:table-cell office:value-type="float" office:value="9.905" calcext:value-type="float">
            <text:p>9,905</text:p>
          </table:table-cell>
          <table:table-cell office:value-type="float" office:value="4.373943" calcext:value-type="float">
            <text:p>4,3739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94]-[.E994]" office:value-type="float" office:value="9.9055138" calcext:value-type="float">
            <text:p>9,9055138</text:p>
          </table:table-cell>
          <table:table-cell table:formula="of:=[.B994]-[.D994]" office:value-type="float" office:value="-0.273943999999999" calcext:value-type="float">
            <text:p>-0,273944</text:p>
          </table:table-cell>
          <table:table-cell table:formula="of:=[.A994]-[.C994]" office:value-type="float" office:value="0.000513800000000231" calcext:value-type="float">
            <text:p>0,0005138</text:p>
          </table:table-cell>
          <table:table-cell table:formula="of:=[.G994]-[.C994]" office:value-type="float" office:value="0.000513800000000231" calcext:value-type="float">
            <text:p>0,0005138</text:p>
          </table:table-cell>
          <table:table-cell table:formula="of:=[.J994]/[.I994]" office:value-type="float" office:value="1" calcext:value-type="float">
            <text:p>1</text:p>
          </table:table-cell>
          <table:table-cell table:formula="of:=[.D994]+[.H994]*[.K994]" office:value-type="float" office:value="4.099999" calcext:value-type="float">
            <text:p>4,099999</text:p>
          </table:table-cell>
        </table:table-row>
        <table:table-row table:style-name="ro1">
          <table:table-cell office:value-type="float" office:value="9.9060151" calcext:value-type="float">
            <text:p>9,9060151</text:p>
          </table:table-cell>
          <table:table-cell office:value-type="float" office:value="4.099999" calcext:value-type="float">
            <text:p>4,099999</text:p>
          </table:table-cell>
          <table:table-cell office:value-type="float" office:value="9.906" calcext:value-type="float">
            <text:p>9,906</text:p>
          </table:table-cell>
          <table:table-cell office:value-type="float" office:value="3.826056" calcext:value-type="float">
            <text:p>3,8260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95]-[.E995]" office:value-type="float" office:value="9.9060151" calcext:value-type="float">
            <text:p>9,9060151</text:p>
          </table:table-cell>
          <table:table-cell table:formula="of:=[.B995]-[.D995]" office:value-type="float" office:value="0.273943" calcext:value-type="float">
            <text:p>0,273943</text:p>
          </table:table-cell>
          <table:table-cell table:formula="of:=[.A995]-[.C995]" office:value-type="float" office:value="0.0000150999999988244" calcext:value-type="float">
            <text:p>0,0000151</text:p>
          </table:table-cell>
          <table:table-cell table:formula="of:=[.G995]-[.C995]" office:value-type="float" office:value="0.0000150999999988244" calcext:value-type="float">
            <text:p>0,0000151</text:p>
          </table:table-cell>
          <table:table-cell table:formula="of:=[.J995]/[.I995]" office:value-type="float" office:value="1" calcext:value-type="float">
            <text:p>1</text:p>
          </table:table-cell>
          <table:table-cell table:formula="of:=[.D995]+[.H995]*[.K995]" office:value-type="float" office:value="4.099999" calcext:value-type="float">
            <text:p>4,099999</text:p>
          </table:table-cell>
        </table:table-row>
        <table:table-row table:style-name="ro1">
          <table:table-cell office:value-type="float" office:value="9.9354776" calcext:value-type="float">
            <text:p>9,9354776</text:p>
          </table:table-cell>
          <table:table-cell office:value-type="float" office:value="3.799999" calcext:value-type="float">
            <text:p>3,799999</text:p>
          </table:table-cell>
          <table:table-cell office:value-type="float" office:value="9.906" calcext:value-type="float">
            <text:p>9,906</text:p>
          </table:table-cell>
          <table:table-cell office:value-type="float" office:value="4.373943" calcext:value-type="float">
            <text:p>4,373943</text:p>
          </table:table-cell>
          <table:table-cell office:value-type="float" office:value="0.001005" calcext:value-type="float">
            <text:p>0,001005</text:p>
          </table:table-cell>
          <table:table-cell office:value-type="float" office:value="0.9659063" calcext:value-type="float">
            <text:p>0,9659063</text:p>
          </table:table-cell>
          <table:table-cell table:formula="of:=[.A996]-[.E996]" office:value-type="float" office:value="9.9344726" calcext:value-type="float">
            <text:p>9,9344726</text:p>
          </table:table-cell>
          <table:table-cell table:formula="of:=[.B996]-[.D996]" office:value-type="float" office:value="-0.573944" calcext:value-type="float">
            <text:p>-0,573944</text:p>
          </table:table-cell>
          <table:table-cell table:formula="of:=[.A996]-[.C996]" office:value-type="float" office:value="0.0294775999999999" calcext:value-type="float">
            <text:p>0,0294776</text:p>
          </table:table-cell>
          <table:table-cell table:formula="of:=[.G996]-[.C996]" office:value-type="float" office:value="0.0284726000000006" calcext:value-type="float">
            <text:p>0,0284726</text:p>
          </table:table-cell>
          <table:table-cell table:formula="of:=[.J996]/[.I996]" office:value-type="float" office:value="0.965906315303849" calcext:value-type="float">
            <text:p>0,9659063153</text:p>
          </table:table-cell>
          <table:table-cell table:formula="of:=[.D996]+[.H996]*[.K996]" office:value-type="float" office:value="3.81956686576925" calcext:value-type="float">
            <text:p>3,8195668658</text:p>
          </table:table-cell>
        </table:table-row>
        <table:table-row table:style-name="ro1">
          <table:table-cell office:value-type="float" office:value="9.9374821" calcext:value-type="float">
            <text:p>9,9374821</text:p>
          </table:table-cell>
          <table:table-cell office:value-type="float" office:value="3.649999" calcext:value-type="float">
            <text:p>3,649999</text:p>
          </table:table-cell>
          <table:table-cell office:value-type="float" office:value="9.935" calcext:value-type="float">
            <text:p>9,935</text:p>
          </table:table-cell>
          <table:table-cell office:value-type="float" office:value="3.245624" calcext:value-type="float">
            <text:p>3,245624</text:p>
          </table:table-cell>
          <table:table-cell office:value-type="float" office:value="0.001005" calcext:value-type="float">
            <text:p>0,001005</text:p>
          </table:table-cell>
          <table:table-cell office:value-type="float" office:value="0.5951009" calcext:value-type="float">
            <text:p>0,5951009</text:p>
          </table:table-cell>
          <table:table-cell table:formula="of:=[.A997]-[.E997]" office:value-type="float" office:value="9.9364771" calcext:value-type="float">
            <text:p>9,9364771</text:p>
          </table:table-cell>
          <table:table-cell table:formula="of:=[.B997]-[.D997]" office:value-type="float" office:value="0.404375" calcext:value-type="float">
            <text:p>0,404375</text:p>
          </table:table-cell>
          <table:table-cell table:formula="of:=[.A997]-[.C997]" office:value-type="float" office:value="0.00248209999999993" calcext:value-type="float">
            <text:p>0,0024821</text:p>
          </table:table-cell>
          <table:table-cell table:formula="of:=[.G997]-[.C997]" office:value-type="float" office:value="0.00147710000000068" calcext:value-type="float">
            <text:p>0,0014771</text:p>
          </table:table-cell>
          <table:table-cell table:formula="of:=[.J997]/[.I997]" office:value-type="float" office:value="0.595100922606146" calcext:value-type="float">
            <text:p>0,5951009226</text:p>
          </table:table-cell>
          <table:table-cell table:formula="of:=[.D997]+[.H997]*[.K997]" office:value-type="float" office:value="3.48626793557886" calcext:value-type="float">
            <text:p>3,4862679356</text:p>
          </table:table-cell>
        </table:table-row>
        <table:table-row table:style-name="ro1">
          <table:table-cell office:value-type="float" office:value="9.9394877" calcext:value-type="float">
            <text:p>9,9394877</text:p>
          </table:table-cell>
          <table:table-cell office:value-type="float" office:value="3.649999" calcext:value-type="float">
            <text:p>3,649999</text:p>
          </table:table-cell>
          <table:table-cell office:value-type="float" office:value="9.937" calcext:value-type="float">
            <text:p>9,937</text:p>
          </table:table-cell>
          <table:table-cell office:value-type="float" office:value="3.890643" calcext:value-type="float">
            <text:p>3,890643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97753" calcext:value-type="float">
            <text:p>0,697753</text:p>
          </table:table-cell>
          <table:table-cell table:formula="of:=[.A998]-[.E998]" office:value-type="float" office:value="9.9387358" calcext:value-type="float">
            <text:p>9,9387358</text:p>
          </table:table-cell>
          <table:table-cell table:formula="of:=[.B998]-[.D998]" office:value-type="float" office:value="-0.240644" calcext:value-type="float">
            <text:p>-0,240644</text:p>
          </table:table-cell>
          <table:table-cell table:formula="of:=[.A998]-[.C998]" office:value-type="float" office:value="0.00248770000000142" calcext:value-type="float">
            <text:p>0,0024877</text:p>
          </table:table-cell>
          <table:table-cell table:formula="of:=[.G998]-[.C998]" office:value-type="float" office:value="0.00173580000000229" calcext:value-type="float">
            <text:p>0,0017358</text:p>
          </table:table-cell>
          <table:table-cell table:formula="of:=[.J998]/[.I998]" office:value-type="float" office:value="0.697752944487395" calcext:value-type="float">
            <text:p>0,6977529445</text:p>
          </table:table-cell>
          <table:table-cell table:formula="of:=[.D998]+[.H998]*[.K998]" office:value-type="float" office:value="3.72273294042678" calcext:value-type="float">
            <text:p>3,7227329404</text:p>
          </table:table-cell>
        </table:table-row>
        <table:table-row table:style-name="ro1">
          <table:table-cell office:value-type="float" office:value="9.939989" calcext:value-type="float">
            <text:p>9,939989</text:p>
          </table:table-cell>
          <table:table-cell office:value-type="float" office:value="3.649999" calcext:value-type="float">
            <text:p>3,649999</text:p>
          </table:table-cell>
          <table:table-cell office:value-type="float" office:value="9.939" calcext:value-type="float">
            <text:p>9,939</text:p>
          </table:table-cell>
          <table:table-cell office:value-type="float" office:value="3.482089" calcext:value-type="float">
            <text:p>3,4820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99]-[.E999]" office:value-type="float" office:value="9.939989" calcext:value-type="float">
            <text:p>9,939989</text:p>
          </table:table-cell>
          <table:table-cell table:formula="of:=[.B999]-[.D999]" office:value-type="float" office:value="0.16791" calcext:value-type="float">
            <text:p>0,16791</text:p>
          </table:table-cell>
          <table:table-cell table:formula="of:=[.A999]-[.C999]" office:value-type="float" office:value="0.000989000000000573" calcext:value-type="float">
            <text:p>0,000989</text:p>
          </table:table-cell>
          <table:table-cell table:formula="of:=[.G999]-[.C999]" office:value-type="float" office:value="0.000989000000000573" calcext:value-type="float">
            <text:p>0,000989</text:p>
          </table:table-cell>
          <table:table-cell table:formula="of:=[.J999]/[.I999]" office:value-type="float" office:value="1" calcext:value-type="float">
            <text:p>1</text:p>
          </table:table-cell>
          <table:table-cell table:formula="of:=[.D999]+[.H999]*[.K999]" office:value-type="float" office:value="3.649999" calcext:value-type="float">
            <text:p>3,649999</text:p>
          </table:table-cell>
        </table:table-row>
        <table:table-row table:style-name="ro1">
          <table:table-cell office:value-type="float" office:value="9.9470079" calcext:value-type="float">
            <text:p>9,9470079</text:p>
          </table:table-cell>
          <table:table-cell office:value-type="float" office:value="3.649999" calcext:value-type="float">
            <text:p>3,649999</text:p>
          </table:table-cell>
          <table:table-cell office:value-type="float" office:value="9.94" calcext:value-type="float">
            <text:p>9,94</text:p>
          </table:table-cell>
          <table:table-cell office:value-type="float" office:value="3.817909" calcext:value-type="float">
            <text:p>3,817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00]-[.E1000]" office:value-type="float" office:value="9.9470079" calcext:value-type="float">
            <text:p>9,9470079</text:p>
          </table:table-cell>
          <table:table-cell table:formula="of:=[.B1000]-[.D1000]" office:value-type="float" office:value="-0.16791" calcext:value-type="float">
            <text:p>-0,16791</text:p>
          </table:table-cell>
          <table:table-cell table:formula="of:=[.A1000]-[.C1000]" office:value-type="float" office:value="0.00700789999999962" calcext:value-type="float">
            <text:p>0,0070079</text:p>
          </table:table-cell>
          <table:table-cell table:formula="of:=[.G1000]-[.C1000]" office:value-type="float" office:value="0.00700789999999962" calcext:value-type="float">
            <text:p>0,0070079</text:p>
          </table:table-cell>
          <table:table-cell table:formula="of:=[.J1000]/[.I1000]" office:value-type="float" office:value="1" calcext:value-type="float">
            <text:p>1</text:p>
          </table:table-cell>
          <table:table-cell table:formula="of:=[.D1000]+[.H1000]*[.K1000]" office:value-type="float" office:value="3.649999" calcext:value-type="float">
            <text:p>3,649999</text:p>
          </table:table-cell>
        </table:table-row>
        <table:table-row table:style-name="ro1">
          <table:table-cell office:value-type="float" office:value="9.948011" calcext:value-type="float">
            <text:p>9,948011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9.947" calcext:value-type="float">
            <text:p>9,947</text:p>
          </table:table-cell>
          <table:table-cell office:value-type="float" office:value="3.482089" calcext:value-type="float">
            <text:p>3,4820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01]-[.E1001]" office:value-type="float" office:value="9.948011" calcext:value-type="float">
            <text:p>9,948011</text:p>
          </table:table-cell>
          <table:table-cell table:formula="of:=[.B1001]-[.D1001]" office:value-type="float" office:value="0.0179099999999996" calcext:value-type="float">
            <text:p>0,01791</text:p>
          </table:table-cell>
          <table:table-cell table:formula="of:=[.A1001]-[.C1001]" office:value-type="float" office:value="0.0010110000000001" calcext:value-type="float">
            <text:p>0,001011</text:p>
          </table:table-cell>
          <table:table-cell table:formula="of:=[.G1001]-[.C1001]" office:value-type="float" office:value="0.0010110000000001" calcext:value-type="float">
            <text:p>0,001011</text:p>
          </table:table-cell>
          <table:table-cell table:formula="of:=[.J1001]/[.I1001]" office:value-type="float" office:value="1" calcext:value-type="float">
            <text:p>1</text:p>
          </table:table-cell>
          <table:table-cell table:formula="of:=[.D1001]+[.H1001]*[.K1001]" office:value-type="float" office:value="3.499999" calcext:value-type="float">
            <text:p>3,499999</text:p>
          </table:table-cell>
        </table:table-row>
        <table:table-row table:style-name="ro1">
          <table:table-cell office:value-type="float" office:value="9.948512" calcext:value-type="float">
            <text:p>9,948512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9.948" calcext:value-type="float">
            <text:p>9,948</text:p>
          </table:table-cell>
          <table:table-cell office:value-type="float" office:value="3.517909" calcext:value-type="float">
            <text:p>3,517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02]-[.E1002]" office:value-type="float" office:value="9.948512" calcext:value-type="float">
            <text:p>9,948512</text:p>
          </table:table-cell>
          <table:table-cell table:formula="of:=[.B1002]-[.D1002]" office:value-type="float" office:value="-0.0179100000000001" calcext:value-type="float">
            <text:p>-0,01791</text:p>
          </table:table-cell>
          <table:table-cell table:formula="of:=[.A1002]-[.C1002]" office:value-type="float" office:value="0.000511999999998736" calcext:value-type="float">
            <text:p>0,000512</text:p>
          </table:table-cell>
          <table:table-cell table:formula="of:=[.G1002]-[.C1002]" office:value-type="float" office:value="0.000511999999998736" calcext:value-type="float">
            <text:p>0,000512</text:p>
          </table:table-cell>
          <table:table-cell table:formula="of:=[.J1002]/[.I1002]" office:value-type="float" office:value="1" calcext:value-type="float">
            <text:p>1</text:p>
          </table:table-cell>
          <table:table-cell table:formula="of:=[.D1002]+[.H1002]*[.K1002]" office:value-type="float" office:value="3.499999" calcext:value-type="float">
            <text:p>3,499999</text:p>
          </table:table-cell>
        </table:table-row>
        <table:table-row table:style-name="ro1">
          <table:table-cell office:value-type="float" office:value="9.968916" calcext:value-type="float">
            <text:p>9,968916</text:p>
          </table:table-cell>
          <table:table-cell office:value-type="float" office:value="3.349999" calcext:value-type="float">
            <text:p>3,349999</text:p>
          </table:table-cell>
          <table:table-cell office:value-type="float" office:value="9.949" calcext:value-type="float">
            <text:p>9,949</text:p>
          </table:table-cell>
          <table:table-cell office:value-type="float" office:value="3.482089" calcext:value-type="float">
            <text:p>3,4820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03]-[.E1003]" office:value-type="float" office:value="9.968916" calcext:value-type="float">
            <text:p>9,968916</text:p>
          </table:table-cell>
          <table:table-cell table:formula="of:=[.B1003]-[.D1003]" office:value-type="float" office:value="-0.13209" calcext:value-type="float">
            <text:p>-0,13209</text:p>
          </table:table-cell>
          <table:table-cell table:formula="of:=[.A1003]-[.C1003]" office:value-type="float" office:value="0.0199160000000003" calcext:value-type="float">
            <text:p>0,019916</text:p>
          </table:table-cell>
          <table:table-cell table:formula="of:=[.G1003]-[.C1003]" office:value-type="float" office:value="0.0199160000000003" calcext:value-type="float">
            <text:p>0,019916</text:p>
          </table:table-cell>
          <table:table-cell table:formula="of:=[.J1003]/[.I1003]" office:value-type="float" office:value="1" calcext:value-type="float">
            <text:p>1</text:p>
          </table:table-cell>
          <table:table-cell table:formula="of:=[.D1003]+[.H1003]*[.K1003]" office:value-type="float" office:value="3.349999" calcext:value-type="float">
            <text:p>3,349999</text:p>
          </table:table-cell>
        </table:table-row>
        <table:table-row table:style-name="ro1">
          <table:table-cell office:value-type="float" office:value="9.9699182" calcext:value-type="float">
            <text:p>9,9699182</text:p>
          </table:table-cell>
          <table:table-cell office:value-type="float" office:value="3.199999" calcext:value-type="float">
            <text:p>3,199999</text:p>
          </table:table-cell>
          <table:table-cell office:value-type="float" office:value="9.969" calcext:value-type="float">
            <text:p>9,969</text:p>
          </table:table-cell>
          <table:table-cell office:value-type="float" office:value="3.217909" calcext:value-type="float">
            <text:p>3,217909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7271836" calcext:value-type="float">
            <text:p>0,7271836</text:p>
          </table:table-cell>
          <table:table-cell table:formula="of:=[.A1004]-[.E1004]" office:value-type="float" office:value="9.9696677" calcext:value-type="float">
            <text:p>9,9696677</text:p>
          </table:table-cell>
          <table:table-cell table:formula="of:=[.B1004]-[.D1004]" office:value-type="float" office:value="-0.0179100000000001" calcext:value-type="float">
            <text:p>-0,01791</text:p>
          </table:table-cell>
          <table:table-cell table:formula="of:=[.A1004]-[.C1004]" office:value-type="float" office:value="0.000918200000000979" calcext:value-type="float">
            <text:p>0,0009182</text:p>
          </table:table-cell>
          <table:table-cell table:formula="of:=[.G1004]-[.C1004]" office:value-type="float" office:value="0.000667700000001048" calcext:value-type="float">
            <text:p>0,0006677</text:p>
          </table:table-cell>
          <table:table-cell table:formula="of:=[.J1004]/[.I1004]" office:value-type="float" office:value="0.7271836201267" calcext:value-type="float">
            <text:p>0,7271836201</text:p>
          </table:table-cell>
          <table:table-cell table:formula="of:=[.D1004]+[.H1004]*[.K1004]" office:value-type="float" office:value="3.20488514136353" calcext:value-type="float">
            <text:p>3,2048851414</text:p>
          </table:table-cell>
        </table:table-row>
        <table:table-row table:style-name="ro1">
          <table:table-cell office:value-type="float" office:value="9.9719238" calcext:value-type="float">
            <text:p>9,9719238</text:p>
          </table:table-cell>
          <table:table-cell office:value-type="float" office:value="3.199999" calcext:value-type="float">
            <text:p>3,199999</text:p>
          </table:table-cell>
          <table:table-cell office:value-type="float" office:value="9.97" calcext:value-type="float">
            <text:p>9,97</text:p>
          </table:table-cell>
          <table:table-cell office:value-type="float" office:value="3.186975" calcext:value-type="float">
            <text:p>3,186975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697889" calcext:value-type="float">
            <text:p>0,8697889</text:p>
          </table:table-cell>
          <table:table-cell table:formula="of:=[.A1005]-[.E1005]" office:value-type="float" office:value="9.9716733" calcext:value-type="float">
            <text:p>9,9716733</text:p>
          </table:table-cell>
          <table:table-cell table:formula="of:=[.B1005]-[.D1005]" office:value-type="float" office:value="0.0130240000000001" calcext:value-type="float">
            <text:p>0,013024</text:p>
          </table:table-cell>
          <table:table-cell table:formula="of:=[.A1005]-[.C1005]" office:value-type="float" office:value="0.00192380000000014" calcext:value-type="float">
            <text:p>0,0019238</text:p>
          </table:table-cell>
          <table:table-cell table:formula="of:=[.G1005]-[.C1005]" office:value-type="float" office:value="0.00167330000000021" calcext:value-type="float">
            <text:p>0,0016733</text:p>
          </table:table-cell>
          <table:table-cell table:formula="of:=[.J1005]/[.I1005]" office:value-type="float" office:value="0.869788959351329" calcext:value-type="float">
            <text:p>0,8697889594</text:p>
          </table:table-cell>
          <table:table-cell table:formula="of:=[.D1005]+[.H1005]*[.K1005]" office:value-type="float" office:value="3.19830313140659" calcext:value-type="float">
            <text:p>3,1983031314</text:p>
          </table:table-cell>
        </table:table-row>
        <table:table-row table:style-name="ro1">
          <table:table-cell office:value-type="float" office:value="9.9734271" calcext:value-type="float">
            <text:p>9,9734271</text:p>
          </table:table-cell>
          <table:table-cell office:value-type="float" office:value="3.199999" calcext:value-type="float">
            <text:p>3,199999</text:p>
          </table:table-cell>
          <table:table-cell office:value-type="float" office:value="9.972" calcext:value-type="float">
            <text:p>9,972</text:p>
          </table:table-cell>
          <table:table-cell office:value-type="float" office:value="3.211327" calcext:value-type="float">
            <text:p>3,211327</text:p>
          </table:table-cell>
          <table:table-cell office:value-type="float" office:value="0.000501" calcext:value-type="float">
            <text:p>0,000501</text:p>
          </table:table-cell>
          <table:table-cell office:value-type="float" office:value="0.6489384" calcext:value-type="float">
            <text:p>0,6489384</text:p>
          </table:table-cell>
          <table:table-cell table:formula="of:=[.A1006]-[.E1006]" office:value-type="float" office:value="9.9729261" calcext:value-type="float">
            <text:p>9,9729261</text:p>
          </table:table-cell>
          <table:table-cell table:formula="of:=[.B1006]-[.D1006]" office:value-type="float" office:value="-0.0113279999999998" calcext:value-type="float">
            <text:p>-0,011328</text:p>
          </table:table-cell>
          <table:table-cell table:formula="of:=[.A1006]-[.C1006]" office:value-type="float" office:value="0.00142710000000079" calcext:value-type="float">
            <text:p>0,0014271</text:p>
          </table:table-cell>
          <table:table-cell table:formula="of:=[.G1006]-[.C1006]" office:value-type="float" office:value="0.000926100000000929" calcext:value-type="float">
            <text:p>0,0009261</text:p>
          </table:table-cell>
          <table:table-cell table:formula="of:=[.J1006]/[.I1006]" office:value-type="float" office:value="0.648938406559046" calcext:value-type="float">
            <text:p>0,6489384066</text:p>
          </table:table-cell>
          <table:table-cell table:formula="of:=[.D1006]+[.H1006]*[.K1006]" office:value-type="float" office:value="3.2039758257305" calcext:value-type="float">
            <text:p>3,2039758257</text:p>
          </table:table-cell>
        </table:table-row>
        <table:table-row table:style-name="ro1">
          <table:table-cell office:value-type="float" office:value="9.9744311" calcext:value-type="float">
            <text:p>9,9744311</text:p>
          </table:table-cell>
          <table:table-cell office:value-type="float" office:value="3.199999" calcext:value-type="float">
            <text:p>3,199999</text:p>
          </table:table-cell>
          <table:table-cell office:value-type="float" office:value="9.973" calcext:value-type="float">
            <text:p>9,973</text:p>
          </table:table-cell>
          <table:table-cell office:value-type="float" office:value="3.192648" calcext:value-type="float">
            <text:p>3,192648</text:p>
          </table:table-cell>
          <table:table-cell office:value-type="float" office:value="0.000501" calcext:value-type="float">
            <text:p>0,000501</text:p>
          </table:table-cell>
          <table:table-cell office:value-type="float" office:value="0.6499197" calcext:value-type="float">
            <text:p>0,6499197</text:p>
          </table:table-cell>
          <table:table-cell table:formula="of:=[.A1007]-[.E1007]" office:value-type="float" office:value="9.9739301" calcext:value-type="float">
            <text:p>9,9739301</text:p>
          </table:table-cell>
          <table:table-cell table:formula="of:=[.B1007]-[.D1007]" office:value-type="float" office:value="0.00735099999999989" calcext:value-type="float">
            <text:p>0,007351</text:p>
          </table:table-cell>
          <table:table-cell table:formula="of:=[.A1007]-[.C1007]" office:value-type="float" office:value="0.00143109999999957" calcext:value-type="float">
            <text:p>0,0014311</text:p>
          </table:table-cell>
          <table:table-cell table:formula="of:=[.G1007]-[.C1007]" office:value-type="float" office:value="0.000930099999999712" calcext:value-type="float">
            <text:p>0,0009301</text:p>
          </table:table-cell>
          <table:table-cell table:formula="of:=[.J1007]/[.I1007]" office:value-type="float" office:value="0.649919642233239" calcext:value-type="float">
            <text:p>0,6499196422</text:p>
          </table:table-cell>
          <table:table-cell table:formula="of:=[.D1007]+[.H1007]*[.K1007]" office:value-type="float" office:value="3.19742555929006" calcext:value-type="float">
            <text:p>3,1974255593</text:p>
          </table:table-cell>
        </table:table-row>
        <table:table-row table:style-name="ro1">
          <table:table-cell office:value-type="float" office:value="10.0045152" calcext:value-type="float">
            <text:p>10,0045152</text:p>
          </table:table-cell>
          <table:table-cell office:value-type="float" office:value="2.749999" calcext:value-type="float">
            <text:p>2,749999</text:p>
          </table:table-cell>
          <table:table-cell office:value-type="float" office:value="9.974" calcext:value-type="float">
            <text:p>9,974</text:p>
          </table:table-cell>
          <table:table-cell office:value-type="float" office:value="3.204777" calcext:value-type="float">
            <text:p>3,204777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9835688" calcext:value-type="float">
            <text:p>0,9835688</text:p>
          </table:table-cell>
          <table:table-cell table:formula="of:=[.A1008]-[.E1008]" office:value-type="float" office:value="10.0040138" calcext:value-type="float">
            <text:p>10,0040138</text:p>
          </table:table-cell>
          <table:table-cell table:formula="of:=[.B1008]-[.D1008]" office:value-type="float" office:value="-0.454778" calcext:value-type="float">
            <text:p>-0,454778</text:p>
          </table:table-cell>
          <table:table-cell table:formula="of:=[.A1008]-[.C1008]" office:value-type="float" office:value="0.0305152" calcext:value-type="float">
            <text:p>0,0305152</text:p>
          </table:table-cell>
          <table:table-cell table:formula="of:=[.G1008]-[.C1008]" office:value-type="float" office:value="0.0300138000000008" calcext:value-type="float">
            <text:p>0,0300138</text:p>
          </table:table-cell>
          <table:table-cell table:formula="of:=[.J1008]/[.I1008]" office:value-type="float" office:value="0.98356884437922" calcext:value-type="float">
            <text:p>0,9835688444</text:p>
          </table:table-cell>
          <table:table-cell table:formula="of:=[.D1008]+[.H1008]*[.K1008]" office:value-type="float" office:value="2.75747152809091" calcext:value-type="float">
            <text:p>2,7574715281</text:p>
          </table:table-cell>
        </table:table-row>
        <table:table-row table:style-name="ro1">
          <table:table-cell office:value-type="float" office:value="10.0055173" calcext:value-type="float">
            <text:p>10,0055173</text:p>
          </table:table-cell>
          <table:table-cell office:value-type="float" office:value="2.749999" calcext:value-type="float">
            <text:p>2,749999</text:p>
          </table:table-cell>
          <table:table-cell office:value-type="float" office:value="10.005" calcext:value-type="float">
            <text:p>10,005</text:p>
          </table:table-cell>
          <table:table-cell office:value-type="float" office:value="2.302693" calcext:value-type="float">
            <text:p>2,302693</text:p>
          </table:table-cell>
          <table:table-cell office:value-type="float" office:value="0.00050105" calcext:value-type="float">
            <text:p>0,00050105</text:p>
          </table:table-cell>
          <table:table-cell office:value-type="float" office:value="0.03141316" calcext:value-type="float">
            <text:p>0,03141316</text:p>
          </table:table-cell>
          <table:table-cell table:formula="of:=[.A1009]-[.E1009]" office:value-type="float" office:value="10.00501625" calcext:value-type="float">
            <text:p>10,00501625</text:p>
          </table:table-cell>
          <table:table-cell table:formula="of:=[.B1009]-[.D1009]" office:value-type="float" office:value="0.447306" calcext:value-type="float">
            <text:p>0,447306</text:p>
          </table:table-cell>
          <table:table-cell table:formula="of:=[.A1009]-[.C1009]" office:value-type="float" office:value="0.0005172999999985" calcext:value-type="float">
            <text:p>0,0005173</text:p>
          </table:table-cell>
          <table:table-cell table:formula="of:=[.G1009]-[.C1009]" office:value-type="float" office:value="0.0000162499999980525" calcext:value-type="float">
            <text:p>0,00001625</text:p>
          </table:table-cell>
          <table:table-cell table:formula="of:=[.J1009]/[.I1009]" office:value-type="float" office:value="0.0314131065109215" calcext:value-type="float">
            <text:p>0,0314131065</text:p>
          </table:table-cell>
          <table:table-cell table:formula="of:=[.D1009]+[.H1009]*[.K1009]" office:value-type="float" office:value="2.31674427102097" calcext:value-type="float">
            <text:p>2,316744271</text:p>
          </table:table-cell>
        </table:table-row>
        <table:table-row table:style-name="ro1">
          <table:table-cell office:value-type="float" office:value="10.0075231" calcext:value-type="float">
            <text:p>10,0075231</text:p>
          </table:table-cell>
          <table:table-cell office:value-type="float" office:value="2.749999" calcext:value-type="float">
            <text:p>2,749999</text:p>
          </table:table-cell>
          <table:table-cell office:value-type="float" office:value="10.006" calcext:value-type="float">
            <text:p>10,006</text:p>
          </table:table-cell>
          <table:table-cell office:value-type="float" office:value="2.76405" calcext:value-type="float">
            <text:p>2,76405</text:p>
          </table:table-cell>
          <table:table-cell office:value-type="float" office:value="0.00050105" calcext:value-type="float">
            <text:p>0,00050105</text:p>
          </table:table-cell>
          <table:table-cell office:value-type="float" office:value="0.6710328" calcext:value-type="float">
            <text:p>0,6710328</text:p>
          </table:table-cell>
          <table:table-cell table:formula="of:=[.A1010]-[.E1010]" office:value-type="float" office:value="10.00702205" calcext:value-type="float">
            <text:p>10,00702205</text:p>
          </table:table-cell>
          <table:table-cell table:formula="of:=[.B1010]-[.D1010]" office:value-type="float" office:value="-0.0140510000000003" calcext:value-type="float">
            <text:p>-0,014051</text:p>
          </table:table-cell>
          <table:table-cell table:formula="of:=[.A1010]-[.C1010]" office:value-type="float" office:value="0.0015231" calcext:value-type="float">
            <text:p>0,0015231</text:p>
          </table:table-cell>
          <table:table-cell table:formula="of:=[.G1010]-[.C1010]" office:value-type="float" office:value="0.00102204999999955" calcext:value-type="float">
            <text:p>0,00102205</text:p>
          </table:table-cell>
          <table:table-cell table:formula="of:=[.J1010]/[.I1010]" office:value-type="float" office:value="0.671032762129573" calcext:value-type="float">
            <text:p>0,6710327621</text:p>
          </table:table-cell>
          <table:table-cell table:formula="of:=[.D1010]+[.H1010]*[.K1010]" office:value-type="float" office:value="2.75462131865932" calcext:value-type="float">
            <text:p>2,7546213187</text:p>
          </table:table-cell>
        </table:table-row>
        <table:table-row table:style-name="ro1">
          <table:table-cell office:value-type="float" office:value="10.0100294" calcext:value-type="float">
            <text:p>10,0100294</text:p>
          </table:table-cell>
          <table:table-cell office:value-type="float" office:value="2.749999" calcext:value-type="float">
            <text:p>2,749999</text:p>
          </table:table-cell>
          <table:table-cell office:value-type="float" office:value="10.008" calcext:value-type="float">
            <text:p>10,008</text:p>
          </table:table-cell>
          <table:table-cell office:value-type="float" office:value="2.74057" calcext:value-type="float">
            <text:p>2,74057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5059377" calcext:value-type="float">
            <text:p>0,5059377</text:p>
          </table:table-cell>
          <table:table-cell table:formula="of:=[.A1011]-[.E1011]" office:value-type="float" office:value="10.00902675" calcext:value-type="float">
            <text:p>10,00902675</text:p>
          </table:table-cell>
          <table:table-cell table:formula="of:=[.B1011]-[.D1011]" office:value-type="float" office:value="0.00942899999999991" calcext:value-type="float">
            <text:p>0,009429</text:p>
          </table:table-cell>
          <table:table-cell table:formula="of:=[.A1011]-[.C1011]" office:value-type="float" office:value="0.0020294000000014" calcext:value-type="float">
            <text:p>0,0020294</text:p>
          </table:table-cell>
          <table:table-cell table:formula="of:=[.G1011]-[.C1011]" office:value-type="float" office:value="0.00102675000000119" calcext:value-type="float">
            <text:p>0,00102675</text:p>
          </table:table-cell>
          <table:table-cell table:formula="of:=[.J1011]/[.I1011]" office:value-type="float" office:value="0.505937715581195" calcext:value-type="float">
            <text:p>0,5059377156</text:p>
          </table:table-cell>
          <table:table-cell table:formula="of:=[.D1011]+[.H1011]*[.K1011]" office:value-type="float" office:value="2.74534048672021" calcext:value-type="float">
            <text:p>2,7453404867</text:p>
          </table:table-cell>
        </table:table-row>
        <table:table-row table:style-name="ro1">
          <table:table-cell office:value-type="float" office:value="10.0105307" calcext:value-type="float">
            <text:p>10,0105307</text:p>
          </table:table-cell>
          <table:table-cell office:value-type="float" office:value="2.749999" calcext:value-type="float">
            <text:p>2,749999</text:p>
          </table:table-cell>
          <table:table-cell office:value-type="float" office:value="10.01" calcext:value-type="float">
            <text:p>10,01</text:p>
          </table:table-cell>
          <table:table-cell office:value-type="float" office:value="2.754769" calcext:value-type="float">
            <text:p>2,754769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-0.8892972" calcext:value-type="float">
            <text:p>-0,8892972</text:p>
          </table:table-cell>
          <table:table-cell table:formula="of:=[.A1012]-[.E1012]" office:value-type="float" office:value="10.00952805" calcext:value-type="float">
            <text:p>10,00952805</text:p>
          </table:table-cell>
          <table:table-cell table:formula="of:=[.B1012]-[.D1012]" office:value-type="float" office:value="-0.00477000000000016" calcext:value-type="float">
            <text:p>-0,00477</text:p>
          </table:table-cell>
          <table:table-cell table:formula="of:=[.A1012]-[.C1012]" office:value-type="float" office:value="0.00053070000000055" calcext:value-type="float">
            <text:p>0,0005307</text:p>
          </table:table-cell>
          <table:table-cell table:formula="of:=[.G1012]-[.C1012]" office:value-type="float" office:value="-0.000471949999999666" calcext:value-type="float">
            <text:p>-0,00047195</text:p>
          </table:table-cell>
          <table:table-cell table:formula="of:=[.J1012]/[.I1012]" office:value-type="float" office:value="-0.889297154699786" calcext:value-type="float">
            <text:p>-0,8892971547</text:p>
          </table:table-cell>
          <table:table-cell table:formula="of:=[.D1012]+[.H1012]*[.K1012]" office:value-type="float" office:value="2.75901094742792" calcext:value-type="float">
            <text:p>2,7590109474</text:p>
          </table:table-cell>
        </table:table-row>
        <table:table-row table:style-name="ro1">
          <table:table-cell office:value-type="float" office:value="10.0110317" calcext:value-type="float">
            <text:p>10,0110317</text:p>
          </table:table-cell>
          <table:table-cell office:value-type="float" office:value="2.749999" calcext:value-type="float">
            <text:p>2,749999</text:p>
          </table:table-cell>
          <table:table-cell office:value-type="float" office:value="10.011" calcext:value-type="float">
            <text:p>10,011</text:p>
          </table:table-cell>
          <table:table-cell office:value-type="float" office:value="2.754241" calcext:value-type="float">
            <text:p>2,754241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-30.62934" calcext:value-type="float">
            <text:p>-30,62934</text:p>
          </table:table-cell>
          <table:table-cell table:formula="of:=[.A1013]-[.E1013]" office:value-type="float" office:value="10.01002905" calcext:value-type="float">
            <text:p>10,01002905</text:p>
          </table:table-cell>
          <table:table-cell table:formula="of:=[.B1013]-[.D1013]" office:value-type="float" office:value="-0.00424200000000008" calcext:value-type="float">
            <text:p>-0,004242</text:p>
          </table:table-cell>
          <table:table-cell table:formula="of:=[.A1013]-[.C1013]" office:value-type="float" office:value="0.0000317000000009671" calcext:value-type="float">
            <text:p>0,0000317</text:p>
          </table:table-cell>
          <table:table-cell table:formula="of:=[.G1013]-[.C1013]" office:value-type="float" office:value="-0.000970949999999249" calcext:value-type="float">
            <text:p>-0,00097095</text:p>
          </table:table-cell>
          <table:table-cell table:formula="of:=[.J1013]/[.I1013]" office:value-type="float" office:value="-30.6293375384741" calcext:value-type="float">
            <text:p>-30,6293375385</text:p>
          </table:table-cell>
          <table:table-cell table:formula="of:=[.D1013]+[.H1013]*[.K1013]" office:value-type="float" office:value="2.88417064983821" calcext:value-type="float">
            <text:p>2,8841706498</text:p>
          </table:table-cell>
        </table:table-row>
        <table:table-row table:style-name="ro1">
          <table:table-cell office:value-type="float" office:value="10.0120342" calcext:value-type="float">
            <text:p>10,0120342</text:p>
          </table:table-cell>
          <table:table-cell office:value-type="float" office:value="2.749999" calcext:value-type="float">
            <text:p>2,749999</text:p>
          </table:table-cell>
          <table:table-cell office:value-type="float" office:value="10.011" calcext:value-type="float">
            <text:p>10,011</text:p>
          </table:table-cell>
          <table:table-cell office:value-type="float" office:value="2.879934" calcext:value-type="float">
            <text:p>2,879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14]-[.E1014]" office:value-type="float" office:value="10.0120342" calcext:value-type="float">
            <text:p>10,0120342</text:p>
          </table:table-cell>
          <table:table-cell table:formula="of:=[.B1014]-[.D1014]" office:value-type="float" office:value="-0.129935" calcext:value-type="float">
            <text:p>-0,129935</text:p>
          </table:table-cell>
          <table:table-cell table:formula="of:=[.A1014]-[.C1014]" office:value-type="float" office:value="0.00103420000000121" calcext:value-type="float">
            <text:p>0,0010342</text:p>
          </table:table-cell>
          <table:table-cell table:formula="of:=[.G1014]-[.C1014]" office:value-type="float" office:value="0.00103420000000121" calcext:value-type="float">
            <text:p>0,0010342</text:p>
          </table:table-cell>
          <table:table-cell table:formula="of:=[.J1014]/[.I1014]" office:value-type="float" office:value="1" calcext:value-type="float">
            <text:p>1</text:p>
          </table:table-cell>
          <table:table-cell table:formula="of:=[.D1014]+[.H1014]*[.K1014]" office:value-type="float" office:value="2.749999" calcext:value-type="float">
            <text:p>2,749999</text:p>
          </table:table-cell>
        </table:table-row>
        <table:table-row table:style-name="ro1">
          <table:table-cell office:value-type="float" office:value="10.0374887" calcext:value-type="float">
            <text:p>10,0374887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10.012" calcext:value-type="float">
            <text:p>10,012</text:p>
          </table:table-cell>
          <table:table-cell office:value-type="float" office:value="2.620063" calcext:value-type="float">
            <text:p>2,6200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15]-[.E1015]" office:value-type="float" office:value="10.0374887" calcext:value-type="float">
            <text:p>10,0374887</text:p>
          </table:table-cell>
          <table:table-cell table:formula="of:=[.B1015]-[.D1015]" office:value-type="float" office:value="-0.320065" calcext:value-type="float">
            <text:p>-0,320065</text:p>
          </table:table-cell>
          <table:table-cell table:formula="of:=[.A1015]-[.C1015]" office:value-type="float" office:value="0.0254887000000004" calcext:value-type="float">
            <text:p>0,0254887</text:p>
          </table:table-cell>
          <table:table-cell table:formula="of:=[.G1015]-[.C1015]" office:value-type="float" office:value="0.0254887000000004" calcext:value-type="float">
            <text:p>0,0254887</text:p>
          </table:table-cell>
          <table:table-cell table:formula="of:=[.J1015]/[.I1015]" office:value-type="float" office:value="1" calcext:value-type="float">
            <text:p>1</text:p>
          </table:table-cell>
          <table:table-cell table:formula="of:=[.D1015]+[.H1015]*[.K1015]" office:value-type="float" office:value="2.299998" calcext:value-type="float">
            <text:p>2,299998</text:p>
          </table:table-cell>
        </table:table-row>
        <table:table-row table:style-name="ro1">
          <table:table-cell office:value-type="float" office:value="10.0389927" calcext:value-type="float">
            <text:p>10,0389927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10.037" calcext:value-type="float">
            <text:p>10,037</text:p>
          </table:table-cell>
          <table:table-cell office:value-type="float" office:value="1.979933" calcext:value-type="float">
            <text:p>1,979933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7485071" calcext:value-type="float">
            <text:p>0,7485071</text:p>
          </table:table-cell>
          <table:table-cell table:formula="of:=[.A1016]-[.E1016]" office:value-type="float" office:value="10.03849155" calcext:value-type="float">
            <text:p>10,03849155</text:p>
          </table:table-cell>
          <table:table-cell table:formula="of:=[.B1016]-[.D1016]" office:value-type="float" office:value="0.320065" calcext:value-type="float">
            <text:p>0,320065</text:p>
          </table:table-cell>
          <table:table-cell table:formula="of:=[.A1016]-[.C1016]" office:value-type="float" office:value="0.00199269999999885" calcext:value-type="float">
            <text:p>0,0019927</text:p>
          </table:table-cell>
          <table:table-cell table:formula="of:=[.G1016]-[.C1016]" office:value-type="float" office:value="0.00149154999999901" calcext:value-type="float">
            <text:p>0,00149155</text:p>
          </table:table-cell>
          <table:table-cell table:formula="of:=[.J1016]/[.I1016]" office:value-type="float" office:value="0.748507050735119" calcext:value-type="float">
            <text:p>0,7485070507</text:p>
          </table:table-cell>
          <table:table-cell table:formula="of:=[.D1016]+[.H1016]*[.K1016]" office:value-type="float" office:value="2.21950390919354" calcext:value-type="float">
            <text:p>2,2195039092</text:p>
          </table:table-cell>
        </table:table-row>
        <table:table-row table:style-name="ro1">
          <table:table-cell office:value-type="float" office:value="10.040497" calcext:value-type="float">
            <text:p>10,040497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10.039" calcext:value-type="float">
            <text:p>10,039</text:p>
          </table:table-cell>
          <table:table-cell office:value-type="float" office:value="2.539569" calcext:value-type="float">
            <text:p>2,539569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6652305" calcext:value-type="float">
            <text:p>0,6652305</text:p>
          </table:table-cell>
          <table:table-cell table:formula="of:=[.A1017]-[.E1017]" office:value-type="float" office:value="10.03999585" calcext:value-type="float">
            <text:p>10,03999585</text:p>
          </table:table-cell>
          <table:table-cell table:formula="of:=[.B1017]-[.D1017]" office:value-type="float" office:value="-0.239571" calcext:value-type="float">
            <text:p>-0,239571</text:p>
          </table:table-cell>
          <table:table-cell table:formula="of:=[.A1017]-[.C1017]" office:value-type="float" office:value="0.00149700000000053" calcext:value-type="float">
            <text:p>0,001497</text:p>
          </table:table-cell>
          <table:table-cell table:formula="of:=[.G1017]-[.C1017]" office:value-type="float" office:value="0.000995850000000686" calcext:value-type="float">
            <text:p>0,00099585</text:p>
          </table:table-cell>
          <table:table-cell table:formula="of:=[.J1017]/[.I1017]" office:value-type="float" office:value="0.665230460922069" calcext:value-type="float">
            <text:p>0,6652304609</text:p>
          </table:table-cell>
          <table:table-cell table:formula="of:=[.D1017]+[.H1017]*[.K1017]" office:value-type="float" office:value="2.38019907324644" calcext:value-type="float">
            <text:p>2,3801990732</text:p>
          </table:table-cell>
        </table:table-row>
        <table:table-row table:style-name="ro1">
          <table:table-cell office:value-type="float" office:value="10.0414995" calcext:value-type="float">
            <text:p>10,0414995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10.04" calcext:value-type="float">
            <text:p>10,04</text:p>
          </table:table-cell>
          <table:table-cell office:value-type="float" office:value="2.140628" calcext:value-type="float">
            <text:p>2,140628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8327109" calcext:value-type="float">
            <text:p>0,8327109</text:p>
          </table:table-cell>
          <table:table-cell table:formula="of:=[.A1018]-[.E1018]" office:value-type="float" office:value="10.04124865" calcext:value-type="float">
            <text:p>10,04124865</text:p>
          </table:table-cell>
          <table:table-cell table:formula="of:=[.B1018]-[.D1018]" office:value-type="float" office:value="0.15937" calcext:value-type="float">
            <text:p>0,15937</text:p>
          </table:table-cell>
          <table:table-cell table:formula="of:=[.A1018]-[.C1018]" office:value-type="float" office:value="0.00149950000000132" calcext:value-type="float">
            <text:p>0,0014995</text:p>
          </table:table-cell>
          <table:table-cell table:formula="of:=[.G1018]-[.C1018]" office:value-type="float" office:value="0.00124865000000085" calcext:value-type="float">
            <text:p>0,00124865</text:p>
          </table:table-cell>
          <table:table-cell table:formula="of:=[.J1018]/[.I1018]" office:value-type="float" office:value="0.832710903634379" calcext:value-type="float">
            <text:p>0,8327109036</text:p>
          </table:table-cell>
          <table:table-cell table:formula="of:=[.D1018]+[.H1018]*[.K1018]" office:value-type="float" office:value="2.27333713671221" calcext:value-type="float">
            <text:p>2,2733371367</text:p>
          </table:table-cell>
        </table:table-row>
        <table:table-row table:style-name="ro1">
          <table:table-cell office:value-type="float" office:value="10.0420006" calcext:value-type="float">
            <text:p>10,0420006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10.041" calcext:value-type="float">
            <text:p>10,041</text:p>
          </table:table-cell>
          <table:table-cell office:value-type="float" office:value="2.432707" calcext:value-type="float">
            <text:p>2,432707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7493004" calcext:value-type="float">
            <text:p>0,7493004</text:p>
          </table:table-cell>
          <table:table-cell table:formula="of:=[.A1019]-[.E1019]" office:value-type="float" office:value="10.04174975" calcext:value-type="float">
            <text:p>10,04174975</text:p>
          </table:table-cell>
          <table:table-cell table:formula="of:=[.B1019]-[.D1019]" office:value-type="float" office:value="-0.132709" calcext:value-type="float">
            <text:p>-0,132709</text:p>
          </table:table-cell>
          <table:table-cell table:formula="of:=[.A1019]-[.C1019]" office:value-type="float" office:value="0.00100059999999935" calcext:value-type="float">
            <text:p>0,0010006</text:p>
          </table:table-cell>
          <table:table-cell table:formula="of:=[.G1019]-[.C1019]" office:value-type="float" office:value="0.000749749999998883" calcext:value-type="float">
            <text:p>0,00074975</text:p>
          </table:table-cell>
          <table:table-cell table:formula="of:=[.J1019]/[.I1019]" office:value-type="float" office:value="0.74930041974752" calcext:value-type="float">
            <text:p>0,7493004197</text:p>
          </table:table-cell>
          <table:table-cell table:formula="of:=[.D1019]+[.H1019]*[.K1019]" office:value-type="float" office:value="2.33326809059573" calcext:value-type="float">
            <text:p>2,3332680906</text:p>
          </table:table-cell>
        </table:table-row>
        <table:table-row table:style-name="ro1">
          <table:table-cell office:value-type="float" office:value="10.0425021" calcext:value-type="float">
            <text:p>10,0425021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10.042" calcext:value-type="float">
            <text:p>10,042</text:p>
          </table:table-cell>
          <table:table-cell office:value-type="float" office:value="2.200559" calcext:value-type="float">
            <text:p>2,200559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5005975" calcext:value-type="float">
            <text:p>0,5005975</text:p>
          </table:table-cell>
          <table:table-cell table:formula="of:=[.A1020]-[.E1020]" office:value-type="float" office:value="10.04225135" calcext:value-type="float">
            <text:p>10,04225135</text:p>
          </table:table-cell>
          <table:table-cell table:formula="of:=[.B1020]-[.D1020]" office:value-type="float" office:value="0.0994389999999998" calcext:value-type="float">
            <text:p>0,099439</text:p>
          </table:table-cell>
          <table:table-cell table:formula="of:=[.A1020]-[.C1020]" office:value-type="float" office:value="0.000502100000000283" calcext:value-type="float">
            <text:p>0,0005021</text:p>
          </table:table-cell>
          <table:table-cell table:formula="of:=[.G1020]-[.C1020]" office:value-type="float" office:value="0.000251350000000983" calcext:value-type="float">
            <text:p>0,00025135</text:p>
          </table:table-cell>
          <table:table-cell table:formula="of:=[.J1020]/[.I1020]" office:value-type="float" office:value="0.500597490541408" calcext:value-type="float">
            <text:p>0,5005974905</text:p>
          </table:table-cell>
          <table:table-cell table:formula="of:=[.D1020]+[.H1020]*[.K1020]" office:value-type="float" office:value="2.25033791386195" calcext:value-type="float">
            <text:p>2,2503379139</text:p>
          </table:table-cell>
        </table:table-row>
        <table:table-row table:style-name="ro1">
          <table:table-cell office:value-type="float" office:value="10.071949" calcext:value-type="float">
            <text:p>10,071949</text:p>
          </table:table-cell>
          <table:table-cell office:value-type="float" office:value="1.849998" calcext:value-type="float">
            <text:p>1,849998</text:p>
          </table:table-cell>
          <table:table-cell office:value-type="float" office:value="10.043" calcext:value-type="float">
            <text:p>10,043</text:p>
          </table:table-cell>
          <table:table-cell office:value-type="float" office:value="2.349777" calcext:value-type="float">
            <text:p>2,349777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913382" calcext:value-type="float">
            <text:p>0,9913382</text:p>
          </table:table-cell>
          <table:table-cell table:formula="of:=[.A1021]-[.E1021]" office:value-type="float" office:value="10.07169825" calcext:value-type="float">
            <text:p>10,07169825</text:p>
          </table:table-cell>
          <table:table-cell table:formula="of:=[.B1021]-[.D1021]" office:value-type="float" office:value="-0.499779" calcext:value-type="float">
            <text:p>-0,499779</text:p>
          </table:table-cell>
          <table:table-cell table:formula="of:=[.A1021]-[.C1021]" office:value-type="float" office:value="0.0289490000000008" calcext:value-type="float">
            <text:p>0,028949</text:p>
          </table:table-cell>
          <table:table-cell table:formula="of:=[.G1021]-[.C1021]" office:value-type="float" office:value="0.0286982500000015" calcext:value-type="float">
            <text:p>0,02869825</text:p>
          </table:table-cell>
          <table:table-cell table:formula="of:=[.J1021]/[.I1021]" office:value-type="float" office:value="0.991338215482424" calcext:value-type="float">
            <text:p>0,9913382155</text:p>
          </table:table-cell>
          <table:table-cell table:formula="of:=[.D1021]+[.H1021]*[.K1021]" office:value-type="float" office:value="1.85432697800441" calcext:value-type="float">
            <text:p>1,854326978</text:p>
          </table:table-cell>
        </table:table-row>
        <table:table-row table:style-name="ro1">
          <table:table-cell office:value-type="float" office:value="10.0744574" calcext:value-type="float">
            <text:p>10,0744574</text:p>
          </table:table-cell>
          <table:table-cell office:value-type="float" office:value="1.849998" calcext:value-type="float">
            <text:p>1,849998</text:p>
          </table:table-cell>
          <table:table-cell office:value-type="float" office:value="10.072" calcext:value-type="float">
            <text:p>10,072</text:p>
          </table:table-cell>
          <table:table-cell office:value-type="float" office:value="1.354548" calcext:value-type="float">
            <text:p>1,354548</text:p>
          </table:table-cell>
          <table:table-cell office:value-type="float" office:value="0.0012542" calcext:value-type="float">
            <text:p>0,0012542</text:p>
          </table:table-cell>
          <table:table-cell office:value-type="float" office:value="0.4896232" calcext:value-type="float">
            <text:p>0,4896232</text:p>
          </table:table-cell>
          <table:table-cell table:formula="of:=[.A1022]-[.E1022]" office:value-type="float" office:value="10.0732032" calcext:value-type="float">
            <text:p>10,0732032</text:p>
          </table:table-cell>
          <table:table-cell table:formula="of:=[.B1022]-[.D1022]" office:value-type="float" office:value="0.49545" calcext:value-type="float">
            <text:p>0,49545</text:p>
          </table:table-cell>
          <table:table-cell table:formula="of:=[.A1022]-[.C1022]" office:value-type="float" office:value="0.00245740000000083" calcext:value-type="float">
            <text:p>0,0024574</text:p>
          </table:table-cell>
          <table:table-cell table:formula="of:=[.G1022]-[.C1022]" office:value-type="float" office:value="0.00120320000000085" calcext:value-type="float">
            <text:p>0,0012032</text:p>
          </table:table-cell>
          <table:table-cell table:formula="of:=[.J1022]/[.I1022]" office:value-type="float" office:value="0.489623178969822" calcext:value-type="float">
            <text:p>0,489623179</text:p>
          </table:table-cell>
          <table:table-cell table:formula="of:=[.D1022]+[.H1022]*[.K1022]" office:value-type="float" office:value="1.5971318040206" calcext:value-type="float">
            <text:p>1,597131804</text:p>
          </table:table-cell>
        </table:table-row>
        <table:table-row table:style-name="ro1">
          <table:table-cell office:value-type="float" office:value="10.076464" calcext:value-type="float">
            <text:p>10,076464</text:p>
          </table:table-cell>
          <table:table-cell office:value-type="float" office:value="1.849998" calcext:value-type="float">
            <text:p>1,849998</text:p>
          </table:table-cell>
          <table:table-cell office:value-type="float" office:value="10.074" calcext:value-type="float">
            <text:p>10,074</text:p>
          </table:table-cell>
          <table:table-cell office:value-type="float" office:value="2.092582" calcext:value-type="float">
            <text:p>2,092582</text:p>
          </table:table-cell>
          <table:table-cell office:value-type="float" office:value="0.0012542" calcext:value-type="float">
            <text:p>0,0012542</text:p>
          </table:table-cell>
          <table:table-cell office:value-type="float" office:value="0.4909903" calcext:value-type="float">
            <text:p>0,4909903</text:p>
          </table:table-cell>
          <table:table-cell table:formula="of:=[.A1023]-[.E1023]" office:value-type="float" office:value="10.0752098" calcext:value-type="float">
            <text:p>10,0752098</text:p>
          </table:table-cell>
          <table:table-cell table:formula="of:=[.B1023]-[.D1023]" office:value-type="float" office:value="-0.242584" calcext:value-type="float">
            <text:p>-0,242584</text:p>
          </table:table-cell>
          <table:table-cell table:formula="of:=[.A1023]-[.C1023]" office:value-type="float" office:value="0.0024639999999998" calcext:value-type="float">
            <text:p>0,002464</text:p>
          </table:table-cell>
          <table:table-cell table:formula="of:=[.G1023]-[.C1023]" office:value-type="float" office:value="0.00120979999999982" calcext:value-type="float">
            <text:p>0,0012098</text:p>
          </table:table-cell>
          <table:table-cell table:formula="of:=[.J1023]/[.I1023]" office:value-type="float" office:value="0.490990259740225" calcext:value-type="float">
            <text:p>0,4909902597</text:p>
          </table:table-cell>
          <table:table-cell table:formula="of:=[.D1023]+[.H1023]*[.K1023]" office:value-type="float" office:value="1.97347561883118" calcext:value-type="float">
            <text:p>1,9734756188</text:p>
          </table:table-cell>
        </table:table-row>
        <table:table-row table:style-name="ro1">
          <table:table-cell office:value-type="float" office:value="10.0774667" calcext:value-type="float">
            <text:p>10,0774667</text:p>
          </table:table-cell>
          <table:table-cell office:value-type="float" office:value="1.849998" calcext:value-type="float">
            <text:p>1,849998</text:p>
          </table:table-cell>
          <table:table-cell office:value-type="float" office:value="10.076" calcext:value-type="float">
            <text:p>10,076</text:p>
          </table:table-cell>
          <table:table-cell office:value-type="float" office:value="1.730892" calcext:value-type="float">
            <text:p>1,730892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29038" calcext:value-type="float">
            <text:p>0,829038</text:p>
          </table:table-cell>
          <table:table-cell table:formula="of:=[.A1024]-[.E1024]" office:value-type="float" office:value="10.07721595" calcext:value-type="float">
            <text:p>10,07721595</text:p>
          </table:table-cell>
          <table:table-cell table:formula="of:=[.B1024]-[.D1024]" office:value-type="float" office:value="0.119106" calcext:value-type="float">
            <text:p>0,119106</text:p>
          </table:table-cell>
          <table:table-cell table:formula="of:=[.A1024]-[.C1024]" office:value-type="float" office:value="0.00146669999999993" calcext:value-type="float">
            <text:p>0,0014667</text:p>
          </table:table-cell>
          <table:table-cell table:formula="of:=[.G1024]-[.C1024]" office:value-type="float" office:value="0.00121595000000063" calcext:value-type="float">
            <text:p>0,00121595</text:p>
          </table:table-cell>
          <table:table-cell table:formula="of:=[.J1024]/[.I1024]" office:value-type="float" office:value="0.829037976410096" calcext:value-type="float">
            <text:p>0,8290379764</text:p>
          </table:table-cell>
          <table:table-cell table:formula="of:=[.D1024]+[.H1024]*[.K1024]" office:value-type="float" office:value="1.8296353972183" calcext:value-type="float">
            <text:p>1,8296353972</text:p>
          </table:table-cell>
        </table:table-row>
        <table:table-row table:style-name="ro1">
          <table:table-cell office:value-type="float" office:value="10.1080536" calcext:value-type="float">
            <text:p>10,1080536</text:p>
          </table:table-cell>
          <table:table-cell office:value-type="float" office:value="1.399998" calcext:value-type="float">
            <text:p>1,399998</text:p>
          </table:table-cell>
          <table:table-cell office:value-type="float" office:value="10.077" calcext:value-type="float">
            <text:p>10,077</text:p>
          </table:table-cell>
          <table:table-cell office:value-type="float" office:value="1.948742" calcext:value-type="float">
            <text:p>1,948742</text:p>
          </table:table-cell>
          <table:table-cell office:value-type="float" office:value="0.0010025" calcext:value-type="float">
            <text:p>0,0010025</text:p>
          </table:table-cell>
          <table:table-cell office:value-type="float" office:value="0.9677171" calcext:value-type="float">
            <text:p>0,9677171</text:p>
          </table:table-cell>
          <table:table-cell table:formula="of:=[.A1025]-[.E1025]" office:value-type="float" office:value="10.1070511" calcext:value-type="float">
            <text:p>10,1070511</text:p>
          </table:table-cell>
          <table:table-cell table:formula="of:=[.B1025]-[.D1025]" office:value-type="float" office:value="-0.548744" calcext:value-type="float">
            <text:p>-0,548744</text:p>
          </table:table-cell>
          <table:table-cell table:formula="of:=[.A1025]-[.C1025]" office:value-type="float" office:value="0.0310535999999999" calcext:value-type="float">
            <text:p>0,0310536</text:p>
          </table:table-cell>
          <table:table-cell table:formula="of:=[.G1025]-[.C1025]" office:value-type="float" office:value="0.0300510999999997" calcext:value-type="float">
            <text:p>0,0300511</text:p>
          </table:table-cell>
          <table:table-cell table:formula="of:=[.J1025]/[.I1025]" office:value-type="float" office:value="0.967717108483389" calcext:value-type="float">
            <text:p>0,9677171085</text:p>
          </table:table-cell>
          <table:table-cell table:formula="of:=[.D1025]+[.H1025]*[.K1025]" office:value-type="float" office:value="1.41771304302239" calcext:value-type="float">
            <text:p>1,417713043</text:p>
          </table:table-cell>
        </table:table-row>
        <table:table-row table:style-name="ro1">
          <table:table-cell office:value-type="float" office:value="10.1095574" calcext:value-type="float">
            <text:p>10,1095574</text:p>
          </table:table-cell>
          <table:table-cell office:value-type="float" office:value="1.399998" calcext:value-type="float">
            <text:p>1,399998</text:p>
          </table:table-cell>
          <table:table-cell office:value-type="float" office:value="10.108" calcext:value-type="float">
            <text:p>10,108</text:p>
          </table:table-cell>
          <table:table-cell office:value-type="float" office:value="0.8689697" calcext:value-type="float">
            <text:p>0,8689697</text:p>
          </table:table-cell>
          <table:table-cell office:value-type="float" office:value="0.0010025" calcext:value-type="float">
            <text:p>0,0010025</text:p>
          </table:table-cell>
          <table:table-cell office:value-type="float" office:value="0.356299" calcext:value-type="float">
            <text:p>0,356299</text:p>
          </table:table-cell>
          <table:table-cell table:formula="of:=[.A1026]-[.E1026]" office:value-type="float" office:value="10.1085549" calcext:value-type="float">
            <text:p>10,1085549</text:p>
          </table:table-cell>
          <table:table-cell table:formula="of:=[.B1026]-[.D1026]" office:value-type="float" office:value="0.5310283" calcext:value-type="float">
            <text:p>0,5310283</text:p>
          </table:table-cell>
          <table:table-cell table:formula="of:=[.A1026]-[.C1026]" office:value-type="float" office:value="0.00155739999999938" calcext:value-type="float">
            <text:p>0,0015574</text:p>
          </table:table-cell>
          <table:table-cell table:formula="of:=[.G1026]-[.C1026]" office:value-type="float" office:value="0.000554899999999137" calcext:value-type="float">
            <text:p>0,0005549</text:p>
          </table:table-cell>
          <table:table-cell table:formula="of:=[.J1026]/[.I1026]" office:value-type="float" office:value="0.356298959804391" calcext:value-type="float">
            <text:p>0,3562989598</text:p>
          </table:table-cell>
          <table:table-cell table:formula="of:=[.D1026]+[.H1026]*[.K1026]" office:value-type="float" office:value="1.05817453091669" calcext:value-type="float">
            <text:p>1,0581745309</text:p>
          </table:table-cell>
        </table:table-row>
        <table:table-row table:style-name="ro1">
          <table:table-cell office:value-type="float" office:value="10.1105605" calcext:value-type="float">
            <text:p>10,1105605</text:p>
          </table:table-cell>
          <table:table-cell office:value-type="float" office:value="1.399998" calcext:value-type="float">
            <text:p>1,399998</text:p>
          </table:table-cell>
          <table:table-cell office:value-type="float" office:value="10.11" calcext:value-type="float">
            <text:p>10,11</text:p>
          </table:table-cell>
          <table:table-cell office:value-type="float" office:value="1.589203" calcext:value-type="float">
            <text:p>1,589203</text:p>
          </table:table-cell>
          <table:table-cell office:value-type="float" office:value="0.0010025" calcext:value-type="float">
            <text:p>0,0010025</text:p>
          </table:table-cell>
          <table:table-cell office:value-type="float" office:value="-0.7885816" calcext:value-type="float">
            <text:p>-0,7885816</text:p>
          </table:table-cell>
          <table:table-cell table:formula="of:=[.A1027]-[.E1027]" office:value-type="float" office:value="10.109558" calcext:value-type="float">
            <text:p>10,109558</text:p>
          </table:table-cell>
          <table:table-cell table:formula="of:=[.B1027]-[.D1027]" office:value-type="float" office:value="-0.189205" calcext:value-type="float">
            <text:p>-0,189205</text:p>
          </table:table-cell>
          <table:table-cell table:formula="of:=[.A1027]-[.C1027]" office:value-type="float" office:value="0.00056050000000063" calcext:value-type="float">
            <text:p>0,0005605</text:p>
          </table:table-cell>
          <table:table-cell table:formula="of:=[.G1027]-[.C1027]" office:value-type="float" office:value="-0.000441999999999609" calcext:value-type="float">
            <text:p>-0,000442</text:p>
          </table:table-cell>
          <table:table-cell table:formula="of:=[.J1027]/[.I1027]" office:value-type="float" office:value="-0.788581623548818" calcext:value-type="float">
            <text:p>-0,7885816235</text:p>
          </table:table-cell>
          <table:table-cell table:formula="of:=[.D1027]+[.H1027]*[.K1027]" office:value-type="float" office:value="1.73840658608355" calcext:value-type="float">
            <text:p>1,7384065861</text:p>
          </table:table-cell>
        </table:table-row>
        <table:table-row table:style-name="ro1">
          <table:table-cell office:value-type="float" office:value="10.1110617" calcext:value-type="float">
            <text:p>10,1110617</text:p>
          </table:table-cell>
          <table:table-cell office:value-type="float" office:value="1.399998" calcext:value-type="float">
            <text:p>1,399998</text:p>
          </table:table-cell>
          <table:table-cell office:value-type="float" office:value="10.111" calcext:value-type="float">
            <text:p>10,111</text:p>
          </table:table-cell>
          <table:table-cell office:value-type="float" office:value="1.549202" calcext:value-type="float">
            <text:p>1,549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28]-[.E1028]" office:value-type="float" office:value="10.1110617" calcext:value-type="float">
            <text:p>10,1110617</text:p>
          </table:table-cell>
          <table:table-cell table:formula="of:=[.B1028]-[.D1028]" office:value-type="float" office:value="-0.149204" calcext:value-type="float">
            <text:p>-0,149204</text:p>
          </table:table-cell>
          <table:table-cell table:formula="of:=[.A1028]-[.C1028]" office:value-type="float" office:value="0.0000616999999998313" calcext:value-type="float">
            <text:p>0,0000617</text:p>
          </table:table-cell>
          <table:table-cell table:formula="of:=[.G1028]-[.C1028]" office:value-type="float" office:value="0.0000616999999998313" calcext:value-type="float">
            <text:p>0,0000617</text:p>
          </table:table-cell>
          <table:table-cell table:formula="of:=[.J1028]/[.I1028]" office:value-type="float" office:value="1" calcext:value-type="float">
            <text:p>1</text:p>
          </table:table-cell>
          <table:table-cell table:formula="of:=[.D1028]+[.H1028]*[.K1028]" office:value-type="float" office:value="1.399998" calcext:value-type="float">
            <text:p>1,399998</text:p>
          </table:table-cell>
        </table:table-row>
        <table:table-row table:style-name="ro1">
          <table:table-cell office:value-type="float" office:value="10.1394885" calcext:value-type="float">
            <text:p>10,1394885</text:p>
          </table:table-cell>
          <table:table-cell office:value-type="float" office:value="0.9499984" calcext:value-type="float">
            <text:p>0,9499984</text:p>
          </table:table-cell>
          <table:table-cell office:value-type="float" office:value="10.111" calcext:value-type="float">
            <text:p>10,111</text:p>
          </table:table-cell>
          <table:table-cell office:value-type="float" office:value="1.250795" calcext:value-type="float">
            <text:p>1,2507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29]-[.E1029]" office:value-type="float" office:value="10.1394885" calcext:value-type="float">
            <text:p>10,1394885</text:p>
          </table:table-cell>
          <table:table-cell table:formula="of:=[.B1029]-[.D1029]" office:value-type="float" office:value="-0.3007966" calcext:value-type="float">
            <text:p>-0,3007966</text:p>
          </table:table-cell>
          <table:table-cell table:formula="of:=[.A1029]-[.C1029]" office:value-type="float" office:value="0.0284884999999999" calcext:value-type="float">
            <text:p>0,0284885</text:p>
          </table:table-cell>
          <table:table-cell table:formula="of:=[.G1029]-[.C1029]" office:value-type="float" office:value="0.0284884999999999" calcext:value-type="float">
            <text:p>0,0284885</text:p>
          </table:table-cell>
          <table:table-cell table:formula="of:=[.J1029]/[.I1029]" office:value-type="float" office:value="1" calcext:value-type="float">
            <text:p>1</text:p>
          </table:table-cell>
          <table:table-cell table:formula="of:=[.D1029]+[.H1029]*[.K1029]" office:value-type="float" office:value="0.9499984" calcext:value-type="float">
            <text:p>0,9499984</text:p>
          </table:table-cell>
        </table:table-row>
        <table:table-row table:style-name="ro1">
          <table:table-cell office:value-type="float" office:value="10.1424956" calcext:value-type="float">
            <text:p>10,1424956</text:p>
          </table:table-cell>
          <table:table-cell office:value-type="float" office:value="0.9499984" calcext:value-type="float">
            <text:p>0,9499984</text:p>
          </table:table-cell>
          <table:table-cell office:value-type="float" office:value="10.139" calcext:value-type="float">
            <text:p>10,139</text:p>
          </table:table-cell>
          <table:table-cell office:value-type="float" office:value="0.649202" calcext:value-type="float">
            <text:p>0,649202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8566055" calcext:value-type="float">
            <text:p>0,8566055</text:p>
          </table:table-cell>
          <table:table-cell table:formula="of:=[.A1030]-[.E1030]" office:value-type="float" office:value="10.14199435" calcext:value-type="float">
            <text:p>10,14199435</text:p>
          </table:table-cell>
          <table:table-cell table:formula="of:=[.B1030]-[.D1030]" office:value-type="float" office:value="0.3007964" calcext:value-type="float">
            <text:p>0,3007964</text:p>
          </table:table-cell>
          <table:table-cell table:formula="of:=[.A1030]-[.C1030]" office:value-type="float" office:value="0.00349560000000082" calcext:value-type="float">
            <text:p>0,0034956</text:p>
          </table:table-cell>
          <table:table-cell table:formula="of:=[.G1030]-[.C1030]" office:value-type="float" office:value="0.00299435000000159" calcext:value-type="float">
            <text:p>0,00299435</text:p>
          </table:table-cell>
          <table:table-cell table:formula="of:=[.J1030]/[.I1030]" office:value-type="float" office:value="0.856605446847719" calcext:value-type="float">
            <text:p>0,8566054468</text:p>
          </table:table-cell>
          <table:table-cell table:formula="of:=[.D1030]+[.H1030]*[.K1030]" office:value-type="float" office:value="0.906865834632185" calcext:value-type="float">
            <text:p>0,9068658346</text:p>
          </table:table-cell>
        </table:table-row>
        <table:table-row table:style-name="ro1">
          <table:table-cell office:value-type="float" office:value="10.1740291" calcext:value-type="float">
            <text:p>10,1740291</text:p>
          </table:table-cell>
          <table:table-cell office:value-type="float" office:value="0.4999984" calcext:value-type="float">
            <text:p>0,4999984</text:p>
          </table:table-cell>
          <table:table-cell office:value-type="float" office:value="10.142" calcext:value-type="float">
            <text:p>10,142</text:p>
          </table:table-cell>
          <table:table-cell office:value-type="float" office:value="1.207662" calcext:value-type="float">
            <text:p>1,207662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765245" calcext:value-type="float">
            <text:p>0,9765245</text:p>
          </table:table-cell>
          <table:table-cell table:formula="of:=[.A1031]-[.E1031]" office:value-type="float" office:value="10.1732772" calcext:value-type="float">
            <text:p>10,1732772</text:p>
          </table:table-cell>
          <table:table-cell table:formula="of:=[.B1031]-[.D1031]" office:value-type="float" office:value="-0.7076636" calcext:value-type="float">
            <text:p>-0,7076636</text:p>
          </table:table-cell>
          <table:table-cell table:formula="of:=[.A1031]-[.C1031]" office:value-type="float" office:value="0.0320291000000008" calcext:value-type="float">
            <text:p>0,0320291</text:p>
          </table:table-cell>
          <table:table-cell table:formula="of:=[.G1031]-[.C1031]" office:value-type="float" office:value="0.0312772000000017" calcext:value-type="float">
            <text:p>0,0312772</text:p>
          </table:table-cell>
          <table:table-cell table:formula="of:=[.J1031]/[.I1031]" office:value-type="float" office:value="0.976524473057341" calcext:value-type="float">
            <text:p>0,9765244731</text:p>
          </table:table-cell>
          <table:table-cell table:formula="of:=[.D1031]+[.H1031]*[.K1031]" office:value-type="float" office:value="0.516611175908139" calcext:value-type="float">
            <text:p>0,5166111759</text:p>
          </table:table-cell>
        </table:table-row>
        <table:table-row table:style-name="ro1">
          <table:table-cell office:value-type="float" office:value="10.1755329" calcext:value-type="float">
            <text:p>10,1755329</text:p>
          </table:table-cell>
          <table:table-cell office:value-type="float" office:value="0.4999984" calcext:value-type="float">
            <text:p>0,4999984</text:p>
          </table:table-cell>
          <table:table-cell office:value-type="float" office:value="10.174" calcext:value-type="float">
            <text:p>10,174</text:p>
          </table:table-cell>
          <table:table-cell office:value-type="float" office:value="-0.1910526" calcext:value-type="float">
            <text:p>-0,1910526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5094918" calcext:value-type="float">
            <text:p>0,5094918</text:p>
          </table:table-cell>
          <table:table-cell table:formula="of:=[.A1032]-[.E1032]" office:value-type="float" office:value="10.174781" calcext:value-type="float">
            <text:p>10,174781</text:p>
          </table:table-cell>
          <table:table-cell table:formula="of:=[.B1032]-[.D1032]" office:value-type="float" office:value="0.691051" calcext:value-type="float">
            <text:p>0,691051</text:p>
          </table:table-cell>
          <table:table-cell table:formula="of:=[.A1032]-[.C1032]" office:value-type="float" office:value="0.00153290000000084" calcext:value-type="float">
            <text:p>0,0015329</text:p>
          </table:table-cell>
          <table:table-cell table:formula="of:=[.G1032]-[.C1032]" office:value-type="float" office:value="0.000781000000001697" calcext:value-type="float">
            <text:p>0,000781</text:p>
          </table:table-cell>
          <table:table-cell table:formula="of:=[.J1032]/[.I1032]" office:value-type="float" office:value="0.509491812904476" calcext:value-type="float">
            <text:p>0,5094918129</text:p>
          </table:table-cell>
          <table:table-cell table:formula="of:=[.D1032]+[.H1032]*[.K1032]" office:value-type="float" office:value="0.161032226799451" calcext:value-type="float">
            <text:p>0,1610322268</text:p>
          </table:table-cell>
        </table:table-row>
        <table:table-row table:style-name="ro1">
          <table:table-cell office:value-type="float" office:value="10.2096235" calcext:value-type="float">
            <text:p>10,2096235</text:p>
          </table:table-cell>
          <table:table-cell office:value-type="float" office:value="0.0499984" calcext:value-type="float">
            <text:p>0,0499984</text:p>
          </table:table-cell>
          <table:table-cell office:value-type="float" office:value="10.176" calcext:value-type="float">
            <text:p>10,176</text:p>
          </table:table-cell>
          <table:table-cell office:value-type="float" office:value="0.8520832" calcext:value-type="float">
            <text:p>0,8520832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776376" calcext:value-type="float">
            <text:p>0,9776376</text:p>
          </table:table-cell>
          <table:table-cell table:formula="of:=[.A1033]-[.E1033]" office:value-type="float" office:value="10.2088716" calcext:value-type="float">
            <text:p>10,2088716</text:p>
          </table:table-cell>
          <table:table-cell table:formula="of:=[.B1033]-[.D1033]" office:value-type="float" office:value="-0.8020848" calcext:value-type="float">
            <text:p>-0,8020848</text:p>
          </table:table-cell>
          <table:table-cell table:formula="of:=[.A1033]-[.C1033]" office:value-type="float" office:value="0.0336234999999991" calcext:value-type="float">
            <text:p>0,0336235</text:p>
          </table:table-cell>
          <table:table-cell table:formula="of:=[.G1033]-[.C1033]" office:value-type="float" office:value="0.0328716" calcext:value-type="float">
            <text:p>0,0328716</text:p>
          </table:table-cell>
          <table:table-cell table:formula="of:=[.J1033]/[.I1033]" office:value-type="float" office:value="0.977637664133741" calcext:value-type="float">
            <text:p>0,9776376641</text:p>
          </table:table-cell>
          <table:table-cell table:formula="of:=[.D1033]+[.H1033]*[.K1033]" office:value-type="float" office:value="0.0679348896908212" calcext:value-type="float">
            <text:p>0,0679348897</text:p>
          </table:table-cell>
        </table:table-row>
        <table:table-row table:style-name="ro1">
          <table:table-cell office:value-type="float" office:value="10.2411087" calcext:value-type="float">
            <text:p>10,2411087</text:p>
          </table:table-cell>
          <table:table-cell office:value-type="float" office:value="-0.4000016" calcext:value-type="float">
            <text:p>-0,4000016</text:p>
          </table:table-cell>
          <table:table-cell office:value-type="float" office:value="10.21" calcext:value-type="float">
            <text:p>10,21</text:p>
          </table:table-cell>
          <table:table-cell office:value-type="float" office:value="-0.7341499" calcext:value-type="float">
            <text:p>-0,7341499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9838871" calcext:value-type="float">
            <text:p>0,9838871</text:p>
          </table:table-cell>
          <table:table-cell table:formula="of:=[.A1034]-[.E1034]" office:value-type="float" office:value="10.24060745" calcext:value-type="float">
            <text:p>10,24060745</text:p>
          </table:table-cell>
          <table:table-cell table:formula="of:=[.B1034]-[.D1034]" office:value-type="float" office:value="0.3341483" calcext:value-type="float">
            <text:p>0,3341483</text:p>
          </table:table-cell>
          <table:table-cell table:formula="of:=[.A1034]-[.C1034]" office:value-type="float" office:value="0.031108699999999" calcext:value-type="float">
            <text:p>0,0311087</text:p>
          </table:table-cell>
          <table:table-cell table:formula="of:=[.G1034]-[.C1034]" office:value-type="float" office:value="0.0306074499999998" calcext:value-type="float">
            <text:p>0,03060745</text:p>
          </table:table-cell>
          <table:table-cell table:formula="of:=[.J1034]/[.I1034]" office:value-type="float" office:value="0.983887144110836" calcext:value-type="float">
            <text:p>0,9838871441</text:p>
          </table:table-cell>
          <table:table-cell table:formula="of:=[.D1034]+[.H1034]*[.K1034]" office:value-type="float" office:value="-0.405385683403509" calcext:value-type="float">
            <text:p>-0,4053856834</text:p>
          </table:table-cell>
        </table:table-row>
        <table:table-row table:style-name="ro1">
          <table:table-cell office:value-type="float" office:value="10.243114" calcext:value-type="float">
            <text:p>10,243114</text:p>
          </table:table-cell>
          <table:table-cell office:value-type="float" office:value="-0.4000016" calcext:value-type="float">
            <text:p>-0,4000016</text:p>
          </table:table-cell>
          <table:table-cell office:value-type="float" office:value="10.241" calcext:value-type="float">
            <text:p>10,241</text:p>
          </table:table-cell>
          <table:table-cell office:value-type="float" office:value="-0.07123744" calcext:value-type="float">
            <text:p>-0,07123744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7628903" calcext:value-type="float">
            <text:p>0,7628903</text:p>
          </table:table-cell>
          <table:table-cell table:formula="of:=[.A1035]-[.E1035]" office:value-type="float" office:value="10.24261275" calcext:value-type="float">
            <text:p>10,24261275</text:p>
          </table:table-cell>
          <table:table-cell table:formula="of:=[.B1035]-[.D1035]" office:value-type="float" office:value="-0.32876416" calcext:value-type="float">
            <text:p>-0,32876416</text:p>
          </table:table-cell>
          <table:table-cell table:formula="of:=[.A1035]-[.C1035]" office:value-type="float" office:value="0.00211400000000062" calcext:value-type="float">
            <text:p>0,002114</text:p>
          </table:table-cell>
          <table:table-cell table:formula="of:=[.G1035]-[.C1035]" office:value-type="float" office:value="0.00161275000000138" calcext:value-type="float">
            <text:p>0,00161275</text:p>
          </table:table-cell>
          <table:table-cell table:formula="of:=[.J1035]/[.I1035]" office:value-type="float" office:value="0.762890255440357" calcext:value-type="float">
            <text:p>0,7628902554</text:p>
          </table:table-cell>
          <table:table-cell table:formula="of:=[.D1035]+[.H1035]*[.K1035]" office:value-type="float" office:value="-0.322048414002034" calcext:value-type="float">
            <text:p>-0,322048414</text:p>
          </table:table-cell>
        </table:table-row>
        <table:table-row table:style-name="ro1">
          <table:table-cell office:value-type="float" office:value="10.2754697" calcext:value-type="float">
            <text:p>10,2754697</text:p>
          </table:table-cell>
          <table:table-cell office:value-type="float" office:value="-0.8500016" calcext:value-type="float">
            <text:p>-0,8500016</text:p>
          </table:table-cell>
          <table:table-cell office:value-type="float" office:value="10.243" calcext:value-type="float">
            <text:p>10,243</text:p>
          </table:table-cell>
          <table:table-cell office:value-type="float" office:value="-0.6508126" calcext:value-type="float">
            <text:p>-0,6508126</text:p>
          </table:table-cell>
          <table:table-cell office:value-type="float" office:value="0.0002519" calcext:value-type="float">
            <text:p>0,0002519</text:p>
          </table:table-cell>
          <table:table-cell office:value-type="float" office:value="0.992242" calcext:value-type="float">
            <text:p>0,992242</text:p>
          </table:table-cell>
          <table:table-cell table:formula="of:=[.A1036]-[.E1036]" office:value-type="float" office:value="10.2752178" calcext:value-type="float">
            <text:p>10,2752178</text:p>
          </table:table-cell>
          <table:table-cell table:formula="of:=[.B1036]-[.D1036]" office:value-type="float" office:value="-0.199189" calcext:value-type="float">
            <text:p>-0,199189</text:p>
          </table:table-cell>
          <table:table-cell table:formula="of:=[.A1036]-[.C1036]" office:value-type="float" office:value="0.0324697" calcext:value-type="float">
            <text:p>0,0324697</text:p>
          </table:table-cell>
          <table:table-cell table:formula="of:=[.G1036]-[.C1036]" office:value-type="float" office:value="0.0322177999999997" calcext:value-type="float">
            <text:p>0,0322178</text:p>
          </table:table-cell>
          <table:table-cell table:formula="of:=[.J1036]/[.I1036]" office:value-type="float" office:value="0.992241997924209" calcext:value-type="float">
            <text:p>0,9922419979</text:p>
          </table:table-cell>
          <table:table-cell table:formula="of:=[.D1036]+[.H1036]*[.K1036]" office:value-type="float" office:value="-0.848456291324525" calcext:value-type="float">
            <text:p>-0,8484562913</text:p>
          </table:table-cell>
        </table:table-row>
        <table:table-row table:style-name="ro1">
          <table:table-cell office:value-type="float" office:value="10.2764722" calcext:value-type="float">
            <text:p>10,2764722</text:p>
          </table:table-cell>
          <table:table-cell office:value-type="float" office:value="-0.8500016" calcext:value-type="float">
            <text:p>-0,8500016</text:p>
          </table:table-cell>
          <table:table-cell office:value-type="float" office:value="10.275" calcext:value-type="float">
            <text:p>10,275</text:p>
          </table:table-cell>
          <table:table-cell office:value-type="float" office:value="-1.047645" calcext:value-type="float">
            <text:p>-1,047645</text:p>
          </table:table-cell>
          <table:table-cell office:value-type="float" office:value="0.0002519" calcext:value-type="float">
            <text:p>0,0002519</text:p>
          </table:table-cell>
          <table:table-cell office:value-type="float" office:value="0.8288955" calcext:value-type="float">
            <text:p>0,8288955</text:p>
          </table:table-cell>
          <table:table-cell table:formula="of:=[.A1037]-[.E1037]" office:value-type="float" office:value="10.2762203" calcext:value-type="float">
            <text:p>10,2762203</text:p>
          </table:table-cell>
          <table:table-cell table:formula="of:=[.B1037]-[.D1037]" office:value-type="float" office:value="0.1976434" calcext:value-type="float">
            <text:p>0,1976434</text:p>
          </table:table-cell>
          <table:table-cell table:formula="of:=[.A1037]-[.C1037]" office:value-type="float" office:value="0.00147220000000026" calcext:value-type="float">
            <text:p>0,0014722</text:p>
          </table:table-cell>
          <table:table-cell table:formula="of:=[.G1037]-[.C1037]" office:value-type="float" office:value="0.00122029999999995" calcext:value-type="float">
            <text:p>0,0012203</text:p>
          </table:table-cell>
          <table:table-cell table:formula="of:=[.J1037]/[.I1037]" office:value-type="float" office:value="0.828895530498397" calcext:value-type="float">
            <text:p>0,8288955305</text:p>
          </table:table-cell>
          <table:table-cell table:formula="of:=[.D1037]+[.H1037]*[.K1037]" office:value-type="float" office:value="-0.883819269107493" calcext:value-type="float">
            <text:p>-0,8838192691</text:p>
          </table:table-cell>
        </table:table-row>
        <table:table-row table:style-name="ro1">
          <table:table-cell office:value-type="float" office:value="10.2774752" calcext:value-type="float">
            <text:p>10,2774752</text:p>
          </table:table-cell>
          <table:table-cell office:value-type="float" office:value="-0.8500016" calcext:value-type="float">
            <text:p>-0,8500016</text:p>
          </table:table-cell>
          <table:table-cell office:value-type="float" office:value="10.276" calcext:value-type="float">
            <text:p>10,276</text:p>
          </table:table-cell>
          <table:table-cell office:value-type="float" office:value="-0.6861756" calcext:value-type="float">
            <text:p>-0,6861756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6600461" calcext:value-type="float">
            <text:p>0,6600461</text:p>
          </table:table-cell>
          <table:table-cell table:formula="of:=[.A1038]-[.E1038]" office:value-type="float" office:value="10.2769737" calcext:value-type="float">
            <text:p>10,2769737</text:p>
          </table:table-cell>
          <table:table-cell table:formula="of:=[.B1038]-[.D1038]" office:value-type="float" office:value="-0.163826" calcext:value-type="float">
            <text:p>-0,163826</text:p>
          </table:table-cell>
          <table:table-cell table:formula="of:=[.A1038]-[.C1038]" office:value-type="float" office:value="0.00147519999999979" calcext:value-type="float">
            <text:p>0,0014752</text:p>
          </table:table-cell>
          <table:table-cell table:formula="of:=[.G1038]-[.C1038]" office:value-type="float" office:value="0.000973699999999411" calcext:value-type="float">
            <text:p>0,0009737</text:p>
          </table:table-cell>
          <table:table-cell table:formula="of:=[.J1038]/[.I1038]" office:value-type="float" office:value="0.660046095444381" calcext:value-type="float">
            <text:p>0,6600460954</text:p>
          </table:table-cell>
          <table:table-cell table:formula="of:=[.D1038]+[.H1038]*[.K1038]" office:value-type="float" office:value="-0.794308311632271" calcext:value-type="float">
            <text:p>-0,7943083116</text:p>
          </table:table-cell>
        </table:table-row>
        <table:table-row table:style-name="ro1">
          <table:table-cell office:value-type="float" office:value="10.2799813" calcext:value-type="float">
            <text:p>10,2799813</text:p>
          </table:table-cell>
          <table:table-cell office:value-type="float" office:value="-0.8500016" calcext:value-type="float">
            <text:p>-0,8500016</text:p>
          </table:table-cell>
          <table:table-cell office:value-type="float" office:value="10.277" calcext:value-type="float">
            <text:p>10,277</text:p>
          </table:table-cell>
          <table:table-cell office:value-type="float" office:value="-0.9581342" calcext:value-type="float">
            <text:p>-0,9581342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8317848" calcext:value-type="float">
            <text:p>0,8317848</text:p>
          </table:table-cell>
          <table:table-cell table:formula="of:=[.A1039]-[.E1039]" office:value-type="float" office:value="10.2794798" calcext:value-type="float">
            <text:p>10,2794798</text:p>
          </table:table-cell>
          <table:table-cell table:formula="of:=[.B1039]-[.D1039]" office:value-type="float" office:value="0.1081326" calcext:value-type="float">
            <text:p>0,1081326</text:p>
          </table:table-cell>
          <table:table-cell table:formula="of:=[.A1039]-[.C1039]" office:value-type="float" office:value="0.00298130000000008" calcext:value-type="float">
            <text:p>0,0029813</text:p>
          </table:table-cell>
          <table:table-cell table:formula="of:=[.G1039]-[.C1039]" office:value-type="float" office:value="0.0024797999999997" calcext:value-type="float">
            <text:p>0,0024798</text:p>
          </table:table-cell>
          <table:table-cell table:formula="of:=[.J1039]/[.I1039]" office:value-type="float" office:value="0.831784791869197" calcext:value-type="float">
            <text:p>0,8317847919</text:p>
          </table:table-cell>
          <table:table-cell table:formula="of:=[.D1039]+[.H1039]*[.K1039]" office:value-type="float" office:value="-0.868191147814725" calcext:value-type="float">
            <text:p>-0,8681911478</text:p>
          </table:table-cell>
        </table:table-row>
        <table:table-row table:style-name="ro1">
          <table:table-cell office:value-type="float" office:value="10.2804826" calcext:value-type="float">
            <text:p>10,2804826</text:p>
          </table:table-cell>
          <table:table-cell office:value-type="float" office:value="-0.8500016" calcext:value-type="float">
            <text:p>-0,8500016</text:p>
          </table:table-cell>
          <table:table-cell office:value-type="float" office:value="10.28" calcext:value-type="float">
            <text:p>10,28</text:p>
          </table:table-cell>
          <table:table-cell office:value-type="float" office:value="-0.7600585" calcext:value-type="float">
            <text:p>-0,76005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40]-[.E1040]" office:value-type="float" office:value="10.2804826" calcext:value-type="float">
            <text:p>10,2804826</text:p>
          </table:table-cell>
          <table:table-cell table:formula="of:=[.B1040]-[.D1040]" office:value-type="float" office:value="-0.0899430999999999" calcext:value-type="float">
            <text:p>-0,0899431</text:p>
          </table:table-cell>
          <table:table-cell table:formula="of:=[.A1040]-[.C1040]" office:value-type="float" office:value="0.000482599999999778" calcext:value-type="float">
            <text:p>0,0004826</text:p>
          </table:table-cell>
          <table:table-cell table:formula="of:=[.G1040]-[.C1040]" office:value-type="float" office:value="0.000482599999999778" calcext:value-type="float">
            <text:p>0,0004826</text:p>
          </table:table-cell>
          <table:table-cell table:formula="of:=[.J1040]/[.I1040]" office:value-type="float" office:value="1" calcext:value-type="float">
            <text:p>1</text:p>
          </table:table-cell>
          <table:table-cell table:formula="of:=[.D1040]+[.H1040]*[.K1040]" office:value-type="float" office:value="-0.8500016" calcext:value-type="float">
            <text:p>-0,8500016</text:p>
          </table:table-cell>
        </table:table-row>
        <table:table-row table:style-name="ro1">
          <table:table-cell office:value-type="float" office:value="10.2814856" calcext:value-type="float">
            <text:p>10,2814856</text:p>
          </table:table-cell>
          <table:table-cell office:value-type="float" office:value="-0.8500016" calcext:value-type="float">
            <text:p>-0,8500016</text:p>
          </table:table-cell>
          <table:table-cell office:value-type="float" office:value="10.28" calcext:value-type="float">
            <text:p>10,28</text:p>
          </table:table-cell>
          <table:table-cell office:value-type="float" office:value="-0.9399447" calcext:value-type="float">
            <text:p>-0,9399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41]-[.E1041]" office:value-type="float" office:value="10.2814856" calcext:value-type="float">
            <text:p>10,2814856</text:p>
          </table:table-cell>
          <table:table-cell table:formula="of:=[.B1041]-[.D1041]" office:value-type="float" office:value="0.0899431000000001" calcext:value-type="float">
            <text:p>0,0899431</text:p>
          </table:table-cell>
          <table:table-cell table:formula="of:=[.A1041]-[.C1041]" office:value-type="float" office:value="0.00148560000000053" calcext:value-type="float">
            <text:p>0,0014856</text:p>
          </table:table-cell>
          <table:table-cell table:formula="of:=[.G1041]-[.C1041]" office:value-type="float" office:value="0.00148560000000053" calcext:value-type="float">
            <text:p>0,0014856</text:p>
          </table:table-cell>
          <table:table-cell table:formula="of:=[.J1041]/[.I1041]" office:value-type="float" office:value="1" calcext:value-type="float">
            <text:p>1</text:p>
          </table:table-cell>
          <table:table-cell table:formula="of:=[.D1041]+[.H1041]*[.K1041]" office:value-type="float" office:value="-0.8500016" calcext:value-type="float">
            <text:p>-0,8500016</text:p>
          </table:table-cell>
        </table:table-row>
        <table:table-row table:style-name="ro1">
          <table:table-cell office:value-type="float" office:value="10.3095646" calcext:value-type="float">
            <text:p>10,3095646</text:p>
          </table:table-cell>
          <table:table-cell office:value-type="float" office:value="-1.300002" calcext:value-type="float">
            <text:p>-1,300002</text:p>
          </table:table-cell>
          <table:table-cell office:value-type="float" office:value="10.281" calcext:value-type="float">
            <text:p>10,281</text:p>
          </table:table-cell>
          <table:table-cell office:value-type="float" office:value="-0.7600585" calcext:value-type="float">
            <text:p>-0,76005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42]-[.E1042]" office:value-type="float" office:value="10.3095646" calcext:value-type="float">
            <text:p>10,3095646</text:p>
          </table:table-cell>
          <table:table-cell table:formula="of:=[.B1042]-[.D1042]" office:value-type="float" office:value="-0.5399435" calcext:value-type="float">
            <text:p>-0,5399435</text:p>
          </table:table-cell>
          <table:table-cell table:formula="of:=[.A1042]-[.C1042]" office:value-type="float" office:value="0.0285645999999993" calcext:value-type="float">
            <text:p>0,0285646</text:p>
          </table:table-cell>
          <table:table-cell table:formula="of:=[.G1042]-[.C1042]" office:value-type="float" office:value="0.0285645999999993" calcext:value-type="float">
            <text:p>0,0285646</text:p>
          </table:table-cell>
          <table:table-cell table:formula="of:=[.J1042]/[.I1042]" office:value-type="float" office:value="1" calcext:value-type="float">
            <text:p>1</text:p>
          </table:table-cell>
          <table:table-cell table:formula="of:=[.D1042]+[.H1042]*[.K1042]" office:value-type="float" office:value="-1.300002" calcext:value-type="float">
            <text:p>-1,300002</text:p>
          </table:table-cell>
        </table:table-row>
        <table:table-row table:style-name="ro1">
          <table:table-cell office:value-type="float" office:value="10.3110687" calcext:value-type="float">
            <text:p>10,3110687</text:p>
          </table:table-cell>
          <table:table-cell office:value-type="float" office:value="-1.300002" calcext:value-type="float">
            <text:p>-1,300002</text:p>
          </table:table-cell>
          <table:table-cell office:value-type="float" office:value="10.31" calcext:value-type="float">
            <text:p>10,31</text:p>
          </table:table-cell>
          <table:table-cell office:value-type="float" office:value="-1.839945" calcext:value-type="float">
            <text:p>-1,8399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43]-[.E1043]" office:value-type="float" office:value="10.3110687" calcext:value-type="float">
            <text:p>10,3110687</text:p>
          </table:table-cell>
          <table:table-cell table:formula="of:=[.B1043]-[.D1043]" office:value-type="float" office:value="0.539943" calcext:value-type="float">
            <text:p>0,539943</text:p>
          </table:table-cell>
          <table:table-cell table:formula="of:=[.A1043]-[.C1043]" office:value-type="float" office:value="0.00106869999999937" calcext:value-type="float">
            <text:p>0,0010687</text:p>
          </table:table-cell>
          <table:table-cell table:formula="of:=[.G1043]-[.C1043]" office:value-type="float" office:value="0.00106869999999937" calcext:value-type="float">
            <text:p>0,0010687</text:p>
          </table:table-cell>
          <table:table-cell table:formula="of:=[.J1043]/[.I1043]" office:value-type="float" office:value="1" calcext:value-type="float">
            <text:p>1</text:p>
          </table:table-cell>
          <table:table-cell table:formula="of:=[.D1043]+[.H1043]*[.K1043]" office:value-type="float" office:value="-1.300002" calcext:value-type="float">
            <text:p>-1,300002</text:p>
          </table:table-cell>
        </table:table-row>
        <table:table-row table:style-name="ro1">
          <table:table-cell office:value-type="float" office:value="10.3425559" calcext:value-type="float">
            <text:p>10,3425559</text:p>
          </table:table-cell>
          <table:table-cell office:value-type="float" office:value="-1.750001" calcext:value-type="float">
            <text:p>-1,750001</text:p>
          </table:table-cell>
          <table:table-cell office:value-type="float" office:value="10.311" calcext:value-type="float">
            <text:p>10,311</text:p>
          </table:table-cell>
          <table:table-cell office:value-type="float" office:value="-0.7600584" calcext:value-type="float">
            <text:p>-0,7600584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9920585" calcext:value-type="float">
            <text:p>0,9920585</text:p>
          </table:table-cell>
          <table:table-cell table:formula="of:=[.A1044]-[.E1044]" office:value-type="float" office:value="10.3423053" calcext:value-type="float">
            <text:p>10,3423053</text:p>
          </table:table-cell>
          <table:table-cell table:formula="of:=[.B1044]-[.D1044]" office:value-type="float" office:value="-0.9899426" calcext:value-type="float">
            <text:p>-0,9899426</text:p>
          </table:table-cell>
          <table:table-cell table:formula="of:=[.A1044]-[.C1044]" office:value-type="float" office:value="0.0315559000000007" calcext:value-type="float">
            <text:p>0,0315559</text:p>
          </table:table-cell>
          <table:table-cell table:formula="of:=[.G1044]-[.C1044]" office:value-type="float" office:value="0.0313053000000014" calcext:value-type="float">
            <text:p>0,0313053</text:p>
          </table:table-cell>
          <table:table-cell table:formula="of:=[.J1044]/[.I1044]" office:value-type="float" office:value="0.992058537389226" calcext:value-type="float">
            <text:p>0,9920585374</text:p>
          </table:table-cell>
          <table:table-cell table:formula="of:=[.D1044]+[.H1044]*[.K1044]" office:value-type="float" office:value="-1.74213940785529" calcext:value-type="float">
            <text:p>-1,7421394079</text:p>
          </table:table-cell>
        </table:table-row>
        <table:table-row table:style-name="ro1">
          <table:table-cell office:value-type="float" office:value="10.3440597" calcext:value-type="float">
            <text:p>10,3440597</text:p>
          </table:table-cell>
          <table:table-cell office:value-type="float" office:value="-1.750001" calcext:value-type="float">
            <text:p>-1,750001</text:p>
          </table:table-cell>
          <table:table-cell office:value-type="float" office:value="10.343" calcext:value-type="float">
            <text:p>10,343</text:p>
          </table:table-cell>
          <table:table-cell office:value-type="float" office:value="-2.732083" calcext:value-type="float">
            <text:p>-2,732083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5269888" calcext:value-type="float">
            <text:p>0,5269888</text:p>
          </table:table-cell>
          <table:table-cell table:formula="of:=[.A1045]-[.E1045]" office:value-type="float" office:value="10.34355845" calcext:value-type="float">
            <text:p>10,34355845</text:p>
          </table:table-cell>
          <table:table-cell table:formula="of:=[.B1045]-[.D1045]" office:value-type="float" office:value="0.982082" calcext:value-type="float">
            <text:p>0,982082</text:p>
          </table:table-cell>
          <table:table-cell table:formula="of:=[.A1045]-[.C1045]" office:value-type="float" office:value="0.00105970000000077" calcext:value-type="float">
            <text:p>0,0010597</text:p>
          </table:table-cell>
          <table:table-cell table:formula="of:=[.G1045]-[.C1045]" office:value-type="float" office:value="0.000558450000001542" calcext:value-type="float">
            <text:p>0,00055845</text:p>
          </table:table-cell>
          <table:table-cell table:formula="of:=[.J1045]/[.I1045]" office:value-type="float" office:value="0.52698877040779" calcext:value-type="float">
            <text:p>0,5269887704</text:p>
          </table:table-cell>
          <table:table-cell table:formula="of:=[.D1045]+[.H1045]*[.K1045]" office:value-type="float" office:value="-2.21453681438038" calcext:value-type="float">
            <text:p>-2,2145368144</text:p>
          </table:table-cell>
        </table:table-row>
        <table:table-row table:style-name="ro1">
          <table:table-cell office:value-type="float" office:value="10.3455643" calcext:value-type="float">
            <text:p>10,3455643</text:p>
          </table:table-cell>
          <table:table-cell office:value-type="float" office:value="-1.750001" calcext:value-type="float">
            <text:p>-1,750001</text:p>
          </table:table-cell>
          <table:table-cell office:value-type="float" office:value="10.344" calcext:value-type="float">
            <text:p>10,344</text:p>
          </table:table-cell>
          <table:table-cell office:value-type="float" office:value="-1.232455" calcext:value-type="float">
            <text:p>-1,232455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397047" calcext:value-type="float">
            <text:p>0,8397047</text:p>
          </table:table-cell>
          <table:table-cell table:formula="of:=[.A1046]-[.E1046]" office:value-type="float" office:value="10.34531355" calcext:value-type="float">
            <text:p>10,34531355</text:p>
          </table:table-cell>
          <table:table-cell table:formula="of:=[.B1046]-[.D1046]" office:value-type="float" office:value="-0.517546" calcext:value-type="float">
            <text:p>-0,517546</text:p>
          </table:table-cell>
          <table:table-cell table:formula="of:=[.A1046]-[.C1046]" office:value-type="float" office:value="0.00156430000000007" calcext:value-type="float">
            <text:p>0,0015643</text:p>
          </table:table-cell>
          <table:table-cell table:formula="of:=[.G1046]-[.C1046]" office:value-type="float" office:value="0.00131355000000077" calcext:value-type="float">
            <text:p>0,00131355</text:p>
          </table:table-cell>
          <table:table-cell table:formula="of:=[.J1046]/[.I1046]" office:value-type="float" office:value="0.839704660231868" calcext:value-type="float">
            <text:p>0,8397046602</text:p>
          </table:table-cell>
          <table:table-cell table:formula="of:=[.D1046]+[.H1046]*[.K1046]" office:value-type="float" office:value="-1.66704078808436" calcext:value-type="float">
            <text:p>-1,6670407881</text:p>
          </table:table-cell>
        </table:table-row>
        <table:table-row table:style-name="ro1">
          <table:table-cell office:value-type="float" office:value="10.3470681" calcext:value-type="float">
            <text:p>10,3470681</text:p>
          </table:table-cell>
          <table:table-cell office:value-type="float" office:value="-1.750001" calcext:value-type="float">
            <text:p>-1,750001</text:p>
          </table:table-cell>
          <table:table-cell office:value-type="float" office:value="10.346" calcext:value-type="float">
            <text:p>10,346</text:p>
          </table:table-cell>
          <table:table-cell office:value-type="float" office:value="-2.184587" calcext:value-type="float">
            <text:p>-2,184587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5307087" calcext:value-type="float">
            <text:p>0,5307087</text:p>
          </table:table-cell>
          <table:table-cell table:formula="of:=[.A1047]-[.E1047]" office:value-type="float" office:value="10.34656685" calcext:value-type="float">
            <text:p>10,34656685</text:p>
          </table:table-cell>
          <table:table-cell table:formula="of:=[.B1047]-[.D1047]" office:value-type="float" office:value="0.434586" calcext:value-type="float">
            <text:p>0,434586</text:p>
          </table:table-cell>
          <table:table-cell table:formula="of:=[.A1047]-[.C1047]" office:value-type="float" office:value="0.00106809999999946" calcext:value-type="float">
            <text:p>0,0010681</text:p>
          </table:table-cell>
          <table:table-cell table:formula="of:=[.G1047]-[.C1047]" office:value-type="float" office:value="0.00056685000000023" calcext:value-type="float">
            <text:p>0,00056685</text:p>
          </table:table-cell>
          <table:table-cell table:formula="of:=[.J1047]/[.I1047]" office:value-type="float" office:value="0.530708735137642" calcext:value-type="float">
            <text:p>0,5307087351</text:p>
          </table:table-cell>
          <table:table-cell table:formula="of:=[.D1047]+[.H1047]*[.K1047]" office:value-type="float" office:value="-1.95394841363147" calcext:value-type="float">
            <text:p>-1,9539484136</text:p>
          </table:table-cell>
        </table:table-row>
        <table:table-row table:style-name="ro1">
          <table:table-cell office:value-type="float" office:value="10.3480704" calcext:value-type="float">
            <text:p>10,3480704</text:p>
          </table:table-cell>
          <table:table-cell office:value-type="float" office:value="-1.750001" calcext:value-type="float">
            <text:p>-1,750001</text:p>
          </table:table-cell>
          <table:table-cell office:value-type="float" office:value="10.347" calcext:value-type="float">
            <text:p>10,347</text:p>
          </table:table-cell>
          <table:table-cell office:value-type="float" office:value="-1.519363" calcext:value-type="float">
            <text:p>-1,519363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5317171" calcext:value-type="float">
            <text:p>0,5317171</text:p>
          </table:table-cell>
          <table:table-cell table:formula="of:=[.A1048]-[.E1048]" office:value-type="float" office:value="10.34756915" calcext:value-type="float">
            <text:p>10,34756915</text:p>
          </table:table-cell>
          <table:table-cell table:formula="of:=[.B1048]-[.D1048]" office:value-type="float" office:value="-0.230638" calcext:value-type="float">
            <text:p>-0,230638</text:p>
          </table:table-cell>
          <table:table-cell table:formula="of:=[.A1048]-[.C1048]" office:value-type="float" office:value="0.00107039999999969" calcext:value-type="float">
            <text:p>0,0010704</text:p>
          </table:table-cell>
          <table:table-cell table:formula="of:=[.G1048]-[.C1048]" office:value-type="float" office:value="0.000569150000000462" calcext:value-type="float">
            <text:p>0,00056915</text:p>
          </table:table-cell>
          <table:table-cell table:formula="of:=[.J1048]/[.I1048]" office:value-type="float" office:value="0.531717115097744" calcext:value-type="float">
            <text:p>0,5317171151</text:p>
          </table:table-cell>
          <table:table-cell table:formula="of:=[.D1048]+[.H1048]*[.K1048]" office:value-type="float" office:value="-1.64199717199191" calcext:value-type="float">
            <text:p>-1,641997172</text:p>
          </table:table-cell>
        </table:table-row>
        <table:table-row table:style-name="ro1">
          <table:table-cell office:value-type="float" office:value="10.3774021" calcext:value-type="float">
            <text:p>10,3774021</text:p>
          </table:table-cell>
          <table:table-cell office:value-type="float" office:value="-2.200001" calcext:value-type="float">
            <text:p>-2,200001</text:p>
          </table:table-cell>
          <table:table-cell office:value-type="float" office:value="10.348" calcext:value-type="float">
            <text:p>10,348</text:p>
          </table:table-cell>
          <table:table-cell office:value-type="float" office:value="-1.872636" calcext:value-type="float">
            <text:p>-1,872636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9829519" calcext:value-type="float">
            <text:p>0,9829519</text:p>
          </table:table-cell>
          <table:table-cell table:formula="of:=[.A1049]-[.E1049]" office:value-type="float" office:value="10.37690085" calcext:value-type="float">
            <text:p>10,37690085</text:p>
          </table:table-cell>
          <table:table-cell table:formula="of:=[.B1049]-[.D1049]" office:value-type="float" office:value="-0.327365" calcext:value-type="float">
            <text:p>-0,327365</text:p>
          </table:table-cell>
          <table:table-cell table:formula="of:=[.A1049]-[.C1049]" office:value-type="float" office:value="0.0294020999999987" calcext:value-type="float">
            <text:p>0,0294021</text:p>
          </table:table-cell>
          <table:table-cell table:formula="of:=[.G1049]-[.C1049]" office:value-type="float" office:value="0.0289008499999994" calcext:value-type="float">
            <text:p>0,02890085</text:p>
          </table:table-cell>
          <table:table-cell table:formula="of:=[.J1049]/[.I1049]" office:value-type="float" office:value="0.982951897993706" calcext:value-type="float">
            <text:p>0,982951898</text:p>
          </table:table-cell>
          <table:table-cell table:formula="of:=[.D1049]+[.H1049]*[.K1049]" office:value-type="float" office:value="-2.19442004808671" calcext:value-type="float">
            <text:p>-2,1944200481</text:p>
          </table:table-cell>
        </table:table-row>
        <table:table-row table:style-name="ro1">
          <table:table-cell office:value-type="float" office:value="10.3784051" calcext:value-type="float">
            <text:p>10,3784051</text:p>
          </table:table-cell>
          <table:table-cell office:value-type="float" office:value="-2.200001" calcext:value-type="float">
            <text:p>-2,200001</text:p>
          </table:table-cell>
          <table:table-cell office:value-type="float" office:value="10.377" calcext:value-type="float">
            <text:p>10,377</text:p>
          </table:table-cell>
          <table:table-cell office:value-type="float" office:value="-2.521786" calcext:value-type="float">
            <text:p>-2,521786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6432638" calcext:value-type="float">
            <text:p>0,6432638</text:p>
          </table:table-cell>
          <table:table-cell table:formula="of:=[.A1050]-[.E1050]" office:value-type="float" office:value="10.37790385" calcext:value-type="float">
            <text:p>10,37790385</text:p>
          </table:table-cell>
          <table:table-cell table:formula="of:=[.B1050]-[.D1050]" office:value-type="float" office:value="0.321785" calcext:value-type="float">
            <text:p>0,321785</text:p>
          </table:table-cell>
          <table:table-cell table:formula="of:=[.A1050]-[.C1050]" office:value-type="float" office:value="0.00140509999999949" calcext:value-type="float">
            <text:p>0,0014051</text:p>
          </table:table-cell>
          <table:table-cell table:formula="of:=[.G1050]-[.C1050]" office:value-type="float" office:value="0.000903850000000261" calcext:value-type="float">
            <text:p>0,00090385</text:p>
          </table:table-cell>
          <table:table-cell table:formula="of:=[.J1050]/[.I1050]" office:value-type="float" office:value="0.643263824639234" calcext:value-type="float">
            <text:p>0,6432638246</text:p>
          </table:table-cell>
          <table:table-cell table:formula="of:=[.D1050]+[.H1050]*[.K1050]" office:value-type="float" office:value="-2.31479335018846" calcext:value-type="float">
            <text:p>-2,3147933502</text:p>
          </table:table-cell>
        </table:table-row>
        <table:table-row table:style-name="ro1">
          <table:table-cell office:value-type="float" office:value="10.3804102" calcext:value-type="float">
            <text:p>10,3804102</text:p>
          </table:table-cell>
          <table:table-cell office:value-type="float" office:value="-2.200001" calcext:value-type="float">
            <text:p>-2,200001</text:p>
          </table:table-cell>
          <table:table-cell office:value-type="float" office:value="10.378" calcext:value-type="float">
            <text:p>10,378</text:p>
          </table:table-cell>
          <table:table-cell office:value-type="float" office:value="-1.993009" calcext:value-type="float">
            <text:p>-1,993009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8959215" calcext:value-type="float">
            <text:p>0,8959215</text:p>
          </table:table-cell>
          <table:table-cell table:formula="of:=[.A1051]-[.E1051]" office:value-type="float" office:value="10.38015935" calcext:value-type="float">
            <text:p>10,38015935</text:p>
          </table:table-cell>
          <table:table-cell table:formula="of:=[.B1051]-[.D1051]" office:value-type="float" office:value="-0.206992" calcext:value-type="float">
            <text:p>-0,206992</text:p>
          </table:table-cell>
          <table:table-cell table:formula="of:=[.A1051]-[.C1051]" office:value-type="float" office:value="0.00241019999999992" calcext:value-type="float">
            <text:p>0,0024102</text:p>
          </table:table-cell>
          <table:table-cell table:formula="of:=[.G1051]-[.C1051]" office:value-type="float" office:value="0.00215934999999945" calcext:value-type="float">
            <text:p>0,00215935</text:p>
          </table:table-cell>
          <table:table-cell table:formula="of:=[.J1051]/[.I1051]" office:value-type="float" office:value="0.895921500290234" calcext:value-type="float">
            <text:p>0,8959215003</text:p>
          </table:table-cell>
          <table:table-cell table:formula="of:=[.D1051]+[.H1051]*[.K1051]" office:value-type="float" office:value="-2.17845758318808" calcext:value-type="float">
            <text:p>-2,1784575832</text:p>
          </table:table-cell>
        </table:table-row>
        <table:table-row table:style-name="ro1">
          <table:table-cell office:value-type="float" office:value="10.3809117" calcext:value-type="float">
            <text:p>10,3809117</text:p>
          </table:table-cell>
          <table:table-cell office:value-type="float" office:value="-2.200001" calcext:value-type="float">
            <text:p>-2,200001</text:p>
          </table:table-cell>
          <table:table-cell office:value-type="float" office:value="10.38" calcext:value-type="float">
            <text:p>10,38</text:p>
          </table:table-cell>
          <table:table-cell office:value-type="float" office:value="-2.385451" calcext:value-type="float">
            <text:p>-2,385451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7248547" calcext:value-type="float">
            <text:p>0,7248547</text:p>
          </table:table-cell>
          <table:table-cell table:formula="of:=[.A1052]-[.E1052]" office:value-type="float" office:value="10.38066085" calcext:value-type="float">
            <text:p>10,38066085</text:p>
          </table:table-cell>
          <table:table-cell table:formula="of:=[.B1052]-[.D1052]" office:value-type="float" office:value="0.18545" calcext:value-type="float">
            <text:p>0,18545</text:p>
          </table:table-cell>
          <table:table-cell table:formula="of:=[.A1052]-[.C1052]" office:value-type="float" office:value="0.000911699999999627" calcext:value-type="float">
            <text:p>0,0009117</text:p>
          </table:table-cell>
          <table:table-cell table:formula="of:=[.G1052]-[.C1052]" office:value-type="float" office:value="0.000660849999999158" calcext:value-type="float">
            <text:p>0,00066085</text:p>
          </table:table-cell>
          <table:table-cell table:formula="of:=[.J1052]/[.I1052]" office:value-type="float" office:value="0.724854667104781" calcext:value-type="float">
            <text:p>0,7248546671</text:p>
          </table:table-cell>
          <table:table-cell table:formula="of:=[.D1052]+[.H1052]*[.K1052]" office:value-type="float" office:value="-2.25102670198542" calcext:value-type="float">
            <text:p>-2,251026702</text:p>
          </table:table-cell>
        </table:table-row>
        <table:table-row table:style-name="ro1">
          <table:table-cell office:value-type="float" office:value="10.4120011" calcext:value-type="float">
            <text:p>10,4120011</text:p>
          </table:table-cell>
          <table:table-cell office:value-type="float" office:value="-2.650002" calcext:value-type="float">
            <text:p>-2,650002</text:p>
          </table:table-cell>
          <table:table-cell office:value-type="float" office:value="10.381" calcext:value-type="float">
            <text:p>10,381</text:p>
          </table:table-cell>
          <table:table-cell office:value-type="float" office:value="-2.065578" calcext:value-type="float">
            <text:p>-2,065578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9919084" calcext:value-type="float">
            <text:p>0,9919084</text:p>
          </table:table-cell>
          <table:table-cell table:formula="of:=[.A1053]-[.E1053]" office:value-type="float" office:value="10.41175025" calcext:value-type="float">
            <text:p>10,41175025</text:p>
          </table:table-cell>
          <table:table-cell table:formula="of:=[.B1053]-[.D1053]" office:value-type="float" office:value="-0.584424" calcext:value-type="float">
            <text:p>-0,584424</text:p>
          </table:table-cell>
          <table:table-cell table:formula="of:=[.A1053]-[.C1053]" office:value-type="float" office:value="0.0310010999999992" calcext:value-type="float">
            <text:p>0,0310011</text:p>
          </table:table-cell>
          <table:table-cell table:formula="of:=[.G1053]-[.C1053]" office:value-type="float" office:value="0.0307502499999988" calcext:value-type="float">
            <text:p>0,03075025</text:p>
          </table:table-cell>
          <table:table-cell table:formula="of:=[.J1053]/[.I1053]" office:value-type="float" office:value="0.99190835163912" calcext:value-type="float">
            <text:p>0,9919083516</text:p>
          </table:table-cell>
          <table:table-cell table:formula="of:=[.D1053]+[.H1053]*[.K1053]" office:value-type="float" office:value="-2.64527304649834" calcext:value-type="float">
            <text:p>-2,6452730465</text:p>
          </table:table-cell>
        </table:table-row>
        <table:table-row table:style-name="ro1">
          <table:table-cell office:value-type="float" office:value="10.4130039" calcext:value-type="float">
            <text:p>10,4130039</text:p>
          </table:table-cell>
          <table:table-cell office:value-type="float" office:value="-2.650002" calcext:value-type="float">
            <text:p>-2,650002</text:p>
          </table:table-cell>
          <table:table-cell office:value-type="float" office:value="10.412" calcext:value-type="float">
            <text:p>10,412</text:p>
          </table:table-cell>
          <table:table-cell office:value-type="float" office:value="-3.229697" calcext:value-type="float">
            <text:p>-3,229697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7501245" calcext:value-type="float">
            <text:p>0,7501245</text:p>
          </table:table-cell>
          <table:table-cell table:formula="of:=[.A1054]-[.E1054]" office:value-type="float" office:value="10.41275305" calcext:value-type="float">
            <text:p>10,41275305</text:p>
          </table:table-cell>
          <table:table-cell table:formula="of:=[.B1054]-[.D1054]" office:value-type="float" office:value="0.579695" calcext:value-type="float">
            <text:p>0,579695</text:p>
          </table:table-cell>
          <table:table-cell table:formula="of:=[.A1054]-[.C1054]" office:value-type="float" office:value="0.00100389999999884" calcext:value-type="float">
            <text:p>0,0010039</text:p>
          </table:table-cell>
          <table:table-cell table:formula="of:=[.G1054]-[.C1054]" office:value-type="float" office:value="0.000753049999998368" calcext:value-type="float">
            <text:p>0,00075305</text:p>
          </table:table-cell>
          <table:table-cell table:formula="of:=[.J1054]/[.I1054]" office:value-type="float" office:value="0.750124514393107" calcext:value-type="float">
            <text:p>0,7501245144</text:p>
          </table:table-cell>
          <table:table-cell table:formula="of:=[.D1054]+[.H1054]*[.K1054]" office:value-type="float" office:value="-2.79485356962889" calcext:value-type="float">
            <text:p>-2,7948535696</text:p>
          </table:table-cell>
        </table:table-row>
        <table:table-row table:style-name="ro1">
          <table:table-cell office:value-type="float" office:value="10.4154906" calcext:value-type="float">
            <text:p>10,4154906</text:p>
          </table:table-cell>
          <table:table-cell office:value-type="float" office:value="-2.650002" calcext:value-type="float">
            <text:p>-2,650002</text:p>
          </table:table-cell>
          <table:table-cell office:value-type="float" office:value="10.413" calcext:value-type="float">
            <text:p>10,413</text:p>
          </table:table-cell>
          <table:table-cell office:value-type="float" office:value="-2.215158" calcext:value-type="float">
            <text:p>-2,215158</text:p>
          </table:table-cell>
          <table:table-cell office:value-type="float" office:value="0.00124335" calcext:value-type="float">
            <text:p>0,00124335</text:p>
          </table:table-cell>
          <table:table-cell office:value-type="float" office:value="0.500783" calcext:value-type="float">
            <text:p>0,500783</text:p>
          </table:table-cell>
          <table:table-cell table:formula="of:=[.A1055]-[.E1055]" office:value-type="float" office:value="10.41424725" calcext:value-type="float">
            <text:p>10,41424725</text:p>
          </table:table-cell>
          <table:table-cell table:formula="of:=[.B1055]-[.D1055]" office:value-type="float" office:value="-0.434844" calcext:value-type="float">
            <text:p>-0,434844</text:p>
          </table:table-cell>
          <table:table-cell table:formula="of:=[.A1055]-[.C1055]" office:value-type="float" office:value="0.00249059999999979" calcext:value-type="float">
            <text:p>0,0024906</text:p>
          </table:table-cell>
          <table:table-cell table:formula="of:=[.G1055]-[.C1055]" office:value-type="float" office:value="0.00124725000000048" calcext:value-type="float">
            <text:p>0,00124725</text:p>
          </table:table-cell>
          <table:table-cell table:formula="of:=[.J1055]/[.I1055]" office:value-type="float" office:value="0.500782943869182" calcext:value-type="float">
            <text:p>0,5007829439</text:p>
          </table:table-cell>
          <table:table-cell table:formula="of:=[.D1055]+[.H1055]*[.K1055]" office:value-type="float" office:value="-2.43292045844385" calcext:value-type="float">
            <text:p>-2,4329204584</text:p>
          </table:table-cell>
        </table:table-row>
        <table:table-row table:style-name="ro1">
          <table:table-cell office:value-type="float" office:value="10.4794739" calcext:value-type="float">
            <text:p>10,4794739</text:p>
          </table:table-cell>
          <table:table-cell office:value-type="float" office:value="-3.550002" calcext:value-type="float">
            <text:p>-3,550002</text:p>
          </table:table-cell>
          <table:table-cell office:value-type="float" office:value="10.415" calcext:value-type="float">
            <text:p>10,415</text:p>
          </table:table-cell>
          <table:table-cell office:value-type="float" office:value="-2.867764" calcext:value-type="float">
            <text:p>-2,8677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56]-[.E1056]" office:value-type="float" office:value="10.4794739" calcext:value-type="float">
            <text:p>10,4794739</text:p>
          </table:table-cell>
          <table:table-cell table:formula="of:=[.B1056]-[.D1056]" office:value-type="float" office:value="-0.682238" calcext:value-type="float">
            <text:p>-0,682238</text:p>
          </table:table-cell>
          <table:table-cell table:formula="of:=[.A1056]-[.C1056]" office:value-type="float" office:value="0.0644739000000012" calcext:value-type="float">
            <text:p>0,0644739</text:p>
          </table:table-cell>
          <table:table-cell table:formula="of:=[.G1056]-[.C1056]" office:value-type="float" office:value="0.0644739000000012" calcext:value-type="float">
            <text:p>0,0644739</text:p>
          </table:table-cell>
          <table:table-cell table:formula="of:=[.J1056]/[.I1056]" office:value-type="float" office:value="1" calcext:value-type="float">
            <text:p>1</text:p>
          </table:table-cell>
          <table:table-cell table:formula="of:=[.D1056]+[.H1056]*[.K1056]" office:value-type="float" office:value="-3.550002" calcext:value-type="float">
            <text:p>-3,550002</text:p>
          </table:table-cell>
        </table:table-row>
        <table:table-row table:style-name="ro1">
          <table:table-cell office:value-type="float" office:value="10.4824818" calcext:value-type="float">
            <text:p>10,4824818</text:p>
          </table:table-cell>
          <table:table-cell office:value-type="float" office:value="-3.550002" calcext:value-type="float">
            <text:p>-3,550002</text:p>
          </table:table-cell>
          <table:table-cell office:value-type="float" office:value="10.479" calcext:value-type="float">
            <text:p>10,479</text:p>
          </table:table-cell>
          <table:table-cell office:value-type="float" office:value="-4.232241" calcext:value-type="float">
            <text:p>-4,232241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7119881" calcext:value-type="float">
            <text:p>0,7119881</text:p>
          </table:table-cell>
          <table:table-cell table:formula="of:=[.A1057]-[.E1057]" office:value-type="float" office:value="10.481479" calcext:value-type="float">
            <text:p>10,481479</text:p>
          </table:table-cell>
          <table:table-cell table:formula="of:=[.B1057]-[.D1057]" office:value-type="float" office:value="0.682239" calcext:value-type="float">
            <text:p>0,682239</text:p>
          </table:table-cell>
          <table:table-cell table:formula="of:=[.A1057]-[.C1057]" office:value-type="float" office:value="0.0034818000000012" calcext:value-type="float">
            <text:p>0,0034818</text:p>
          </table:table-cell>
          <table:table-cell table:formula="of:=[.G1057]-[.C1057]" office:value-type="float" office:value="0.00247900000000101" calcext:value-type="float">
            <text:p>0,002479</text:p>
          </table:table-cell>
          <table:table-cell table:formula="of:=[.J1057]/[.I1057]" office:value-type="float" office:value="0.711988052156974" calcext:value-type="float">
            <text:p>0,7119880522</text:p>
          </table:table-cell>
          <table:table-cell table:formula="of:=[.D1057]+[.H1057]*[.K1057]" office:value-type="float" office:value="-3.74649498328448" calcext:value-type="float">
            <text:p>-3,7464949833</text:p>
          </table:table-cell>
        </table:table-row>
        <table:table-row table:style-name="ro1">
          <table:table-cell office:value-type="float" office:value="10.484994" calcext:value-type="float">
            <text:p>10,484994</text:p>
          </table:table-cell>
          <table:table-cell office:value-type="float" office:value="-3.700002" calcext:value-type="float">
            <text:p>-3,700002</text:p>
          </table:table-cell>
          <table:table-cell office:value-type="float" office:value="10.482" calcext:value-type="float">
            <text:p>10,482</text:p>
          </table:table-cell>
          <table:table-cell office:value-type="float" office:value="-3.064257" calcext:value-type="float">
            <text:p>-3,064257</text:p>
          </table:table-cell>
          <table:table-cell office:value-type="float" office:value="0.00075445" calcext:value-type="float">
            <text:p>0,00075445</text:p>
          </table:table-cell>
          <table:table-cell office:value-type="float" office:value="0.7480127" calcext:value-type="float">
            <text:p>0,7480127</text:p>
          </table:table-cell>
          <table:table-cell table:formula="of:=[.A1058]-[.E1058]" office:value-type="float" office:value="10.48423955" calcext:value-type="float">
            <text:p>10,48423955</text:p>
          </table:table-cell>
          <table:table-cell table:formula="of:=[.B1058]-[.D1058]" office:value-type="float" office:value="-0.635745" calcext:value-type="float">
            <text:p>-0,635745</text:p>
          </table:table-cell>
          <table:table-cell table:formula="of:=[.A1058]-[.C1058]" office:value-type="float" office:value="0.00299400000000105" calcext:value-type="float">
            <text:p>0,002994</text:p>
          </table:table-cell>
          <table:table-cell table:formula="of:=[.G1058]-[.C1058]" office:value-type="float" office:value="0.00223955000000053" calcext:value-type="float">
            <text:p>0,00223955</text:p>
          </table:table-cell>
          <table:table-cell table:formula="of:=[.J1058]/[.I1058]" office:value-type="float" office:value="0.748012692050684" calcext:value-type="float">
            <text:p>0,7480126921</text:p>
          </table:table-cell>
          <table:table-cell table:formula="of:=[.D1058]+[.H1058]*[.K1058]" office:value-type="float" office:value="-3.53980232890776" calcext:value-type="float">
            <text:p>-3,5398023289</text:p>
          </table:table-cell>
        </table:table-row>
        <table:table-row table:style-name="ro1">
          <table:table-cell office:value-type="float" office:value="10.5144657" calcext:value-type="float">
            <text:p>10,5144657</text:p>
          </table:table-cell>
          <table:table-cell office:value-type="float" office:value="-4.000002" calcext:value-type="float">
            <text:p>-4,000002</text:p>
          </table:table-cell>
          <table:table-cell office:value-type="float" office:value="10.485" calcext:value-type="float">
            <text:p>10,485</text:p>
          </table:table-cell>
          <table:table-cell office:value-type="float" office:value="-4.175549" calcext:value-type="float">
            <text:p>-4,175549</text:p>
          </table:table-cell>
          <table:table-cell office:value-type="float" office:value="0.00069775" calcext:value-type="float">
            <text:p>0,00069775</text:p>
          </table:table-cell>
          <table:table-cell office:value-type="float" office:value="0.9763199" calcext:value-type="float">
            <text:p>0,9763199</text:p>
          </table:table-cell>
          <table:table-cell table:formula="of:=[.A1059]-[.E1059]" office:value-type="float" office:value="10.51376795" calcext:value-type="float">
            <text:p>10,51376795</text:p>
          </table:table-cell>
          <table:table-cell table:formula="of:=[.B1059]-[.D1059]" office:value-type="float" office:value="0.175547" calcext:value-type="float">
            <text:p>0,175547</text:p>
          </table:table-cell>
          <table:table-cell table:formula="of:=[.A1059]-[.C1059]" office:value-type="float" office:value="0.0294657000000011" calcext:value-type="float">
            <text:p>0,0294657</text:p>
          </table:table-cell>
          <table:table-cell table:formula="of:=[.G1059]-[.C1059]" office:value-type="float" office:value="0.0287679500000007" calcext:value-type="float">
            <text:p>0,02876795</text:p>
          </table:table-cell>
          <table:table-cell table:formula="of:=[.J1059]/[.I1059]" office:value-type="float" office:value="0.976319924522395" calcext:value-type="float">
            <text:p>0,9763199245</text:p>
          </table:table-cell>
          <table:table-cell table:formula="of:=[.D1059]+[.H1059]*[.K1059]" office:value-type="float" office:value="-4.00415896620987" calcext:value-type="float">
            <text:p>-4,0041589662</text:p>
          </table:table-cell>
        </table:table-row>
        <table:table-row table:style-name="ro1">
          <table:table-cell office:value-type="float" office:value="10.5164728" calcext:value-type="float">
            <text:p>10,5164728</text:p>
          </table:table-cell>
          <table:table-cell office:value-type="float" office:value="-4.000002" calcext:value-type="float">
            <text:p>-4,000002</text:p>
          </table:table-cell>
          <table:table-cell office:value-type="float" office:value="10.514" calcext:value-type="float">
            <text:p>10,514</text:p>
          </table:table-cell>
          <table:table-cell office:value-type="float" office:value="-3.828613" calcext:value-type="float">
            <text:p>-3,828613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6958913" calcext:value-type="float">
            <text:p>0,6958913</text:p>
          </table:table-cell>
          <table:table-cell table:formula="of:=[.A1060]-[.E1060]" office:value-type="float" office:value="10.5157208" calcext:value-type="float">
            <text:p>10,5157208</text:p>
          </table:table-cell>
          <table:table-cell table:formula="of:=[.B1060]-[.D1060]" office:value-type="float" office:value="-0.171389" calcext:value-type="float">
            <text:p>-0,171389</text:p>
          </table:table-cell>
          <table:table-cell table:formula="of:=[.A1060]-[.C1060]" office:value-type="float" office:value="0.00247280000000138" calcext:value-type="float">
            <text:p>0,0024728</text:p>
          </table:table-cell>
          <table:table-cell table:formula="of:=[.G1060]-[.C1060]" office:value-type="float" office:value="0.00172080000000108" calcext:value-type="float">
            <text:p>0,0017208</text:p>
          </table:table-cell>
          <table:table-cell table:formula="of:=[.J1060]/[.I1060]" office:value-type="float" office:value="0.695891297314831" calcext:value-type="float">
            <text:p>0,6958912973</text:p>
          </table:table-cell>
          <table:table-cell table:formula="of:=[.D1060]+[.H1060]*[.K1060]" office:value-type="float" office:value="-3.94788111355549" calcext:value-type="float">
            <text:p>-3,9478811136</text:p>
          </table:table-cell>
        </table:table-row>
        <table:table-row table:style-name="ro1">
          <table:table-cell office:value-type="float" office:value="10.5189794" calcext:value-type="float">
            <text:p>10,5189794</text:p>
          </table:table-cell>
          <table:table-cell office:value-type="float" office:value="-4.150002" calcext:value-type="float">
            <text:p>-4,150002</text:p>
          </table:table-cell>
          <table:table-cell office:value-type="float" office:value="10.516" calcext:value-type="float">
            <text:p>10,516</text:p>
          </table:table-cell>
          <table:table-cell office:value-type="float" office:value="-4.11927" calcext:value-type="float">
            <text:p>-4,11927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8317614" calcext:value-type="float">
            <text:p>0,8317614</text:p>
          </table:table-cell>
          <table:table-cell table:formula="of:=[.A1061]-[.E1061]" office:value-type="float" office:value="10.51847815" calcext:value-type="float">
            <text:p>10,51847815</text:p>
          </table:table-cell>
          <table:table-cell table:formula="of:=[.B1061]-[.D1061]" office:value-type="float" office:value="-0.0307319999999995" calcext:value-type="float">
            <text:p>-0,030732</text:p>
          </table:table-cell>
          <table:table-cell table:formula="of:=[.A1061]-[.C1061]" office:value-type="float" office:value="0.00297939999999919" calcext:value-type="float">
            <text:p>0,0029794</text:p>
          </table:table-cell>
          <table:table-cell table:formula="of:=[.G1061]-[.C1061]" office:value-type="float" office:value="0.00247814999999996" calcext:value-type="float">
            <text:p>0,00247815</text:p>
          </table:table-cell>
          <table:table-cell table:formula="of:=[.J1061]/[.I1061]" office:value-type="float" office:value="0.831761428475744" calcext:value-type="float">
            <text:p>0,8317614285</text:p>
          </table:table-cell>
          <table:table-cell table:formula="of:=[.D1061]+[.H1061]*[.K1061]" office:value-type="float" office:value="-4.14483169221992" calcext:value-type="float">
            <text:p>-4,1448316922</text:p>
          </table:table-cell>
        </table:table-row>
        <table:table-row table:style-name="ro1">
          <table:table-cell office:value-type="float" office:value="10.5484478" calcext:value-type="float">
            <text:p>10,5484478</text:p>
          </table:table-cell>
          <table:table-cell office:value-type="float" office:value="-4.450003" calcext:value-type="float">
            <text:p>-4,450003</text:p>
          </table:table-cell>
          <table:table-cell office:value-type="float" office:value="10.519" calcext:value-type="float">
            <text:p>10,519</text:p>
          </table:table-cell>
          <table:table-cell office:value-type="float" office:value="-4.175564" calcext:value-type="float">
            <text:p>-4,175564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9914832" calcext:value-type="float">
            <text:p>0,9914832</text:p>
          </table:table-cell>
          <table:table-cell table:formula="of:=[.A1062]-[.E1062]" office:value-type="float" office:value="10.548197" calcext:value-type="float">
            <text:p>10,548197</text:p>
          </table:table-cell>
          <table:table-cell table:formula="of:=[.B1062]-[.D1062]" office:value-type="float" office:value="-0.274439" calcext:value-type="float">
            <text:p>-0,274439</text:p>
          </table:table-cell>
          <table:table-cell table:formula="of:=[.A1062]-[.C1062]" office:value-type="float" office:value="0.0294477999999998" calcext:value-type="float">
            <text:p>0,0294478</text:p>
          </table:table-cell>
          <table:table-cell table:formula="of:=[.G1062]-[.C1062]" office:value-type="float" office:value="0.0291969999999999" calcext:value-type="float">
            <text:p>0,029197</text:p>
          </table:table-cell>
          <table:table-cell table:formula="of:=[.J1062]/[.I1062]" office:value-type="float" office:value="0.991483234740799" calcext:value-type="float">
            <text:p>0,9914832347</text:p>
          </table:table-cell>
          <table:table-cell table:formula="of:=[.D1062]+[.H1062]*[.K1062]" office:value-type="float" office:value="-4.44766566745903" calcext:value-type="float">
            <text:p>-4,4476656675</text:p>
          </table:table-cell>
        </table:table-row>
        <table:table-row table:style-name="ro1">
          <table:table-cell office:value-type="float" office:value="10.5499521" calcext:value-type="float">
            <text:p>10,5499521</text:p>
          </table:table-cell>
          <table:table-cell office:value-type="float" office:value="-4.450003" calcext:value-type="float">
            <text:p>-4,450003</text:p>
          </table:table-cell>
          <table:table-cell office:value-type="float" office:value="10.548" calcext:value-type="float">
            <text:p>10,548</text:p>
          </table:table-cell>
          <table:table-cell office:value-type="float" office:value="-4.722104" calcext:value-type="float">
            <text:p>-4,722104</text:p>
          </table:table-cell>
          <table:table-cell office:value-type="float" office:value="0.00050155" calcext:value-type="float">
            <text:p>0,00050155</text:p>
          </table:table-cell>
          <table:table-cell office:value-type="float" office:value="0.7430716" calcext:value-type="float">
            <text:p>0,7430716</text:p>
          </table:table-cell>
          <table:table-cell table:formula="of:=[.A1063]-[.E1063]" office:value-type="float" office:value="10.54945055" calcext:value-type="float">
            <text:p>10,54945055</text:p>
          </table:table-cell>
          <table:table-cell table:formula="of:=[.B1063]-[.D1063]" office:value-type="float" office:value="0.272101" calcext:value-type="float">
            <text:p>0,272101</text:p>
          </table:table-cell>
          <table:table-cell table:formula="of:=[.A1063]-[.C1063]" office:value-type="float" office:value="0.00195210000000046" calcext:value-type="float">
            <text:p>0,0019521</text:p>
          </table:table-cell>
          <table:table-cell table:formula="of:=[.G1063]-[.C1063]" office:value-type="float" office:value="0.00145055000000127" calcext:value-type="float">
            <text:p>0,00145055</text:p>
          </table:table-cell>
          <table:table-cell table:formula="of:=[.J1063]/[.I1063]" office:value-type="float" office:value="0.743071563957242" calcext:value-type="float">
            <text:p>0,743071564</text:p>
          </table:table-cell>
          <table:table-cell table:formula="of:=[.D1063]+[.H1063]*[.K1063]" office:value-type="float" office:value="-4.51991348437567" calcext:value-type="float">
            <text:p>-4,5199134844</text:p>
          </table:table-cell>
        </table:table-row>
        <table:table-row table:style-name="ro1">
          <table:table-cell office:value-type="float" office:value="10.5514559" calcext:value-type="float">
            <text:p>10,5514559</text:p>
          </table:table-cell>
          <table:table-cell office:value-type="float" office:value="-4.600003" calcext:value-type="float">
            <text:p>-4,600003</text:p>
          </table:table-cell>
          <table:table-cell office:value-type="float" office:value="10.55" calcext:value-type="float">
            <text:p>10,55</text:p>
          </table:table-cell>
          <table:table-cell office:value-type="float" office:value="-4.247812" calcext:value-type="float">
            <text:p>-4,247812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6556082" calcext:value-type="float">
            <text:p>0,6556082</text:p>
          </table:table-cell>
          <table:table-cell table:formula="of:=[.A1064]-[.E1064]" office:value-type="float" office:value="10.5509545" calcext:value-type="float">
            <text:p>10,5509545</text:p>
          </table:table-cell>
          <table:table-cell table:formula="of:=[.B1064]-[.D1064]" office:value-type="float" office:value="-0.352191" calcext:value-type="float">
            <text:p>-0,352191</text:p>
          </table:table-cell>
          <table:table-cell table:formula="of:=[.A1064]-[.C1064]" office:value-type="float" office:value="0.00145589999999984" calcext:value-type="float">
            <text:p>0,0014559</text:p>
          </table:table-cell>
          <table:table-cell table:formula="of:=[.G1064]-[.C1064]" office:value-type="float" office:value="0.000954500000000635" calcext:value-type="float">
            <text:p>0,0009545</text:p>
          </table:table-cell>
          <table:table-cell table:formula="of:=[.J1064]/[.I1064]" office:value-type="float" office:value="0.655608214850428" calcext:value-type="float">
            <text:p>0,6556082149</text:p>
          </table:table-cell>
          <table:table-cell table:formula="of:=[.D1064]+[.H1064]*[.K1064]" office:value-type="float" office:value="-4.47871131279639" calcext:value-type="float">
            <text:p>-4,4787113128</text:p>
          </table:table-cell>
        </table:table-row>
        <table:table-row table:style-name="ro1">
          <table:table-cell office:value-type="float" office:value="10.5819452" calcext:value-type="float">
            <text:p>10,5819452</text:p>
          </table:table-cell>
          <table:table-cell office:value-type="float" office:value="-4.900003" calcext:value-type="float">
            <text:p>-4,900003</text:p>
          </table:table-cell>
          <table:table-cell office:value-type="float" office:value="10.551" calcext:value-type="float">
            <text:p>10,551</text:p>
          </table:table-cell>
          <table:table-cell office:value-type="float" office:value="-4.830902" calcext:value-type="float">
            <text:p>-4,83090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19002" calcext:value-type="float">
            <text:p>0,9919002</text:p>
          </table:table-cell>
          <table:table-cell table:formula="of:=[.A1065]-[.E1065]" office:value-type="float" office:value="10.58169455" calcext:value-type="float">
            <text:p>10,58169455</text:p>
          </table:table-cell>
          <table:table-cell table:formula="of:=[.B1065]-[.D1065]" office:value-type="float" office:value="-0.0691009999999999" calcext:value-type="float">
            <text:p>-0,069101</text:p>
          </table:table-cell>
          <table:table-cell table:formula="of:=[.A1065]-[.C1065]" office:value-type="float" office:value="0.0309451999999997" calcext:value-type="float">
            <text:p>0,0309452</text:p>
          </table:table-cell>
          <table:table-cell table:formula="of:=[.G1065]-[.C1065]" office:value-type="float" office:value="0.0306945499999998" calcext:value-type="float">
            <text:p>0,03069455</text:p>
          </table:table-cell>
          <table:table-cell table:formula="of:=[.J1065]/[.I1065]" office:value-type="float" office:value="0.991900197768962" calcext:value-type="float">
            <text:p>0,9919001978</text:p>
          </table:table-cell>
          <table:table-cell table:formula="of:=[.D1065]+[.H1065]*[.K1065]" office:value-type="float" office:value="-4.89944329556603" calcext:value-type="float">
            <text:p>-4,8994432956</text:p>
          </table:table-cell>
        </table:table-row>
        <table:table-row table:style-name="ro1">
          <table:table-cell office:value-type="float" office:value="10.5849581" calcext:value-type="float">
            <text:p>10,5849581</text:p>
          </table:table-cell>
          <table:table-cell office:value-type="float" office:value="-5.050003" calcext:value-type="float">
            <text:p>-5,050003</text:p>
          </table:table-cell>
          <table:table-cell office:value-type="float" office:value="10.582" calcext:value-type="float">
            <text:p>10,582</text:p>
          </table:table-cell>
          <table:table-cell office:value-type="float" office:value="-4.968544" calcext:value-type="float">
            <text:p>-4,968544</text:p>
          </table:table-cell>
          <table:table-cell office:value-type="float" office:value="0.0010048" calcext:value-type="float">
            <text:p>0,0010048</text:p>
          </table:table-cell>
          <table:table-cell office:value-type="float" office:value="0.6603225" calcext:value-type="float">
            <text:p>0,6603225</text:p>
          </table:table-cell>
          <table:table-cell table:formula="of:=[.A1066]-[.E1066]" office:value-type="float" office:value="10.5839533" calcext:value-type="float">
            <text:p>10,5839533</text:p>
          </table:table-cell>
          <table:table-cell table:formula="of:=[.B1066]-[.D1066]" office:value-type="float" office:value="-0.0814590000000006" calcext:value-type="float">
            <text:p>-0,081459</text:p>
          </table:table-cell>
          <table:table-cell table:formula="of:=[.A1066]-[.C1066]" office:value-type="float" office:value="0.00295809999999896" calcext:value-type="float">
            <text:p>0,0029581</text:p>
          </table:table-cell>
          <table:table-cell table:formula="of:=[.G1066]-[.C1066]" office:value-type="float" office:value="0.00195329999999849" calcext:value-type="float">
            <text:p>0,0019533</text:p>
          </table:table-cell>
          <table:table-cell table:formula="of:=[.J1066]/[.I1066]" office:value-type="float" office:value="0.660322504309921" calcext:value-type="float">
            <text:p>0,6603225043</text:p>
          </table:table-cell>
          <table:table-cell table:formula="of:=[.D1066]+[.H1066]*[.K1066]" office:value-type="float" office:value="-5.02233321087858" calcext:value-type="float">
            <text:p>-5,0223332109</text:p>
          </table:table-cell>
        </table:table-row>
        <table:table-row table:style-name="ro1">
          <table:table-cell office:value-type="float" office:value="10.5869632" calcext:value-type="float">
            <text:p>10,5869632</text:p>
          </table:table-cell>
          <table:table-cell office:value-type="float" office:value="-5.050003" calcext:value-type="float">
            <text:p>-5,050003</text:p>
          </table:table-cell>
          <table:table-cell office:value-type="float" office:value="10.585" calcext:value-type="float">
            <text:p>10,585</text:p>
          </table:table-cell>
          <table:table-cell office:value-type="float" office:value="-5.103792" calcext:value-type="float">
            <text:p>-5,103792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7446771" calcext:value-type="float">
            <text:p>0,7446771</text:p>
          </table:table-cell>
          <table:table-cell table:formula="of:=[.A1067]-[.E1067]" office:value-type="float" office:value="10.58646195" calcext:value-type="float">
            <text:p>10,58646195</text:p>
          </table:table-cell>
          <table:table-cell table:formula="of:=[.B1067]-[.D1067]" office:value-type="float" office:value="0.0537890000000001" calcext:value-type="float">
            <text:p>0,053789</text:p>
          </table:table-cell>
          <table:table-cell table:formula="of:=[.A1067]-[.C1067]" office:value-type="float" office:value="0.00196319999999872" calcext:value-type="float">
            <text:p>0,0019632</text:p>
          </table:table-cell>
          <table:table-cell table:formula="of:=[.G1067]-[.C1067]" office:value-type="float" office:value="0.00146194999999949" calcext:value-type="float">
            <text:p>0,00146195</text:p>
          </table:table-cell>
          <table:table-cell table:formula="of:=[.J1067]/[.I1067]" office:value-type="float" office:value="0.744677057864936" calcext:value-type="float">
            <text:p>0,7446770579</text:p>
          </table:table-cell>
          <table:table-cell table:formula="of:=[.D1067]+[.H1067]*[.K1067]" office:value-type="float" office:value="-5.0637365657345" calcext:value-type="float">
            <text:p>-5,0637365657</text:p>
          </table:table-cell>
        </table:table-row>
        <table:table-row table:style-name="ro1">
          <table:table-cell office:value-type="float" office:value="10.6155404" calcext:value-type="float">
            <text:p>10,6155404</text:p>
          </table:table-cell>
          <table:table-cell office:value-type="float" office:value="-4.85" calcext:value-type="float">
            <text:p>-4,85</text:p>
          </table:table-cell>
          <table:table-cell office:value-type="float" office:value="10.587" calcext:value-type="float">
            <text:p>10,587</text:p>
          </table:table-cell>
          <table:table-cell office:value-type="float" office:value="-5.009947" calcext:value-type="float">
            <text:p>-5,009947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991223" calcext:value-type="float">
            <text:p>0,991223</text:p>
          </table:table-cell>
          <table:table-cell table:formula="of:=[.A1068]-[.E1068]" office:value-type="float" office:value="10.6152899" calcext:value-type="float">
            <text:p>10,6152899</text:p>
          </table:table-cell>
          <table:table-cell table:formula="of:=[.B1068]-[.D1068]" office:value-type="float" office:value="0.159947000000001" calcext:value-type="float">
            <text:p>0,159947</text:p>
          </table:table-cell>
          <table:table-cell table:formula="of:=[.A1068]-[.C1068]" office:value-type="float" office:value="0.0285404000000007" calcext:value-type="float">
            <text:p>0,0285404</text:p>
          </table:table-cell>
          <table:table-cell table:formula="of:=[.G1068]-[.C1068]" office:value-type="float" office:value="0.0282899000000008" calcext:value-type="float">
            <text:p>0,0282899</text:p>
          </table:table-cell>
          <table:table-cell table:formula="of:=[.J1068]/[.I1068]" office:value-type="float" office:value="0.991222968143406" calcext:value-type="float">
            <text:p>0,9912229681</text:p>
          </table:table-cell>
          <table:table-cell table:formula="of:=[.D1068]+[.H1068]*[.K1068]" office:value-type="float" office:value="-4.85140385991437" calcext:value-type="float">
            <text:p>-4,8514038599</text:p>
          </table:table-cell>
        </table:table-row>
        <table:table-row table:style-name="ro1">
          <table:table-cell office:value-type="float" office:value="10.616042" calcext:value-type="float">
            <text:p>10,616042</text:p>
          </table:table-cell>
          <table:table-cell office:value-type="float" office:value="-4.85" calcext:value-type="float">
            <text:p>-4,85</text:p>
          </table:table-cell>
          <table:table-cell office:value-type="float" office:value="10.616" calcext:value-type="float">
            <text:p>10,616</text:p>
          </table:table-cell>
          <table:table-cell office:value-type="float" office:value="-4.691456" calcext:value-type="float">
            <text:p>-4,691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69]-[.E1069]" office:value-type="float" office:value="10.616042" calcext:value-type="float">
            <text:p>10,616042</text:p>
          </table:table-cell>
          <table:table-cell table:formula="of:=[.B1069]-[.D1069]" office:value-type="float" office:value="-0.158544" calcext:value-type="float">
            <text:p>-0,158544</text:p>
          </table:table-cell>
          <table:table-cell table:formula="of:=[.A1069]-[.C1069]" office:value-type="float" office:value="0.0000420000000005416" calcext:value-type="float">
            <text:p>0,000042</text:p>
          </table:table-cell>
          <table:table-cell table:formula="of:=[.G1069]-[.C1069]" office:value-type="float" office:value="0.0000420000000005416" calcext:value-type="float">
            <text:p>0,000042</text:p>
          </table:table-cell>
          <table:table-cell table:formula="of:=[.J1069]/[.I1069]" office:value-type="float" office:value="1" calcext:value-type="float">
            <text:p>1</text:p>
          </table:table-cell>
          <table:table-cell table:formula="of:=[.D1069]+[.H1069]*[.K1069]" office:value-type="float" office:value="-4.85" calcext:value-type="float">
            <text:p>-4,85</text:p>
          </table:table-cell>
        </table:table-row>
        <table:table-row table:style-name="ro1">
          <table:table-cell office:value-type="float" office:value="10.6185488" calcext:value-type="float">
            <text:p>10,6185488</text:p>
          </table:table-cell>
          <table:table-cell office:value-type="float" office:value="-4.85" calcext:value-type="float">
            <text:p>-4,85</text:p>
          </table:table-cell>
          <table:table-cell office:value-type="float" office:value="10.616" calcext:value-type="float">
            <text:p>10,616</text:p>
          </table:table-cell>
          <table:table-cell office:value-type="float" office:value="-5.008543" calcext:value-type="float">
            <text:p>-5,008543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7049984" calcext:value-type="float">
            <text:p>0,7049984</text:p>
          </table:table-cell>
          <table:table-cell table:formula="of:=[.A1070]-[.E1070]" office:value-type="float" office:value="10.6177969" calcext:value-type="float">
            <text:p>10,6177969</text:p>
          </table:table-cell>
          <table:table-cell table:formula="of:=[.B1070]-[.D1070]" office:value-type="float" office:value="0.158543000000001" calcext:value-type="float">
            <text:p>0,158543</text:p>
          </table:table-cell>
          <table:table-cell table:formula="of:=[.A1070]-[.C1070]" office:value-type="float" office:value="0.00254879999999957" calcext:value-type="float">
            <text:p>0,0025488</text:p>
          </table:table-cell>
          <table:table-cell table:formula="of:=[.G1070]-[.C1070]" office:value-type="float" office:value="0.00179690000000043" calcext:value-type="float">
            <text:p>0,0017969</text:p>
          </table:table-cell>
          <table:table-cell table:formula="of:=[.J1070]/[.I1070]" office:value-type="float" office:value="0.704998430634312" calcext:value-type="float">
            <text:p>0,7049984306</text:p>
          </table:table-cell>
          <table:table-cell table:formula="of:=[.D1070]+[.H1070]*[.K1070]" office:value-type="float" office:value="-4.89677043381194" calcext:value-type="float">
            <text:p>-4,8967704338</text:p>
          </table:table-cell>
        </table:table-row>
        <table:table-row table:style-name="ro1">
          <table:table-cell office:value-type="float" office:value="10.6499264" calcext:value-type="float">
            <text:p>10,6499264</text:p>
          </table:table-cell>
          <table:table-cell office:value-type="float" office:value="-4.55" calcext:value-type="float">
            <text:p>-4,55</text:p>
          </table:table-cell>
          <table:table-cell office:value-type="float" office:value="10.619" calcext:value-type="float">
            <text:p>10,619</text:p>
          </table:table-cell>
          <table:table-cell office:value-type="float" office:value="-4.738227" calcext:value-type="float">
            <text:p>-4,738227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9837841" calcext:value-type="float">
            <text:p>0,9837841</text:p>
          </table:table-cell>
          <table:table-cell table:formula="of:=[.A1071]-[.E1071]" office:value-type="float" office:value="10.6494249" calcext:value-type="float">
            <text:p>10,6494249</text:p>
          </table:table-cell>
          <table:table-cell table:formula="of:=[.B1071]-[.D1071]" office:value-type="float" office:value="0.188227" calcext:value-type="float">
            <text:p>0,188227</text:p>
          </table:table-cell>
          <table:table-cell table:formula="of:=[.A1071]-[.C1071]" office:value-type="float" office:value="0.0309264000000002" calcext:value-type="float">
            <text:p>0,0309264</text:p>
          </table:table-cell>
          <table:table-cell table:formula="of:=[.G1071]-[.C1071]" office:value-type="float" office:value="0.0304248999999999" calcext:value-type="float">
            <text:p>0,0304249</text:p>
          </table:table-cell>
          <table:table-cell table:formula="of:=[.J1071]/[.I1071]" office:value-type="float" office:value="0.983784080914676" calcext:value-type="float">
            <text:p>0,9837840809</text:p>
          </table:table-cell>
          <table:table-cell table:formula="of:=[.D1071]+[.H1071]*[.K1071]" office:value-type="float" office:value="-4.55305227380167" calcext:value-type="float">
            <text:p>-4,5530522738</text:p>
          </table:table-cell>
        </table:table-row>
        <table:table-row table:style-name="ro1">
          <table:table-cell office:value-type="float" office:value="10.6529343" calcext:value-type="float">
            <text:p>10,6529343</text:p>
          </table:table-cell>
          <table:table-cell office:value-type="float" office:value="-4.4" calcext:value-type="float">
            <text:p>-4,4</text:p>
          </table:table-cell>
          <table:table-cell office:value-type="float" office:value="10.65" calcext:value-type="float">
            <text:p>10,65</text:p>
          </table:table-cell>
          <table:table-cell office:value-type="float" office:value="-4.364825" calcext:value-type="float">
            <text:p>-4,364825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6583342" calcext:value-type="float">
            <text:p>0,6583342</text:p>
          </table:table-cell>
          <table:table-cell table:formula="of:=[.A1072]-[.E1072]" office:value-type="float" office:value="10.65193175" calcext:value-type="float">
            <text:p>10,65193175</text:p>
          </table:table-cell>
          <table:table-cell table:formula="of:=[.B1072]-[.D1072]" office:value-type="float" office:value="-0.0351750000000006" calcext:value-type="float">
            <text:p>-0,035175</text:p>
          </table:table-cell>
          <table:table-cell table:formula="of:=[.A1072]-[.C1072]" office:value-type="float" office:value="0.00293429999999972" calcext:value-type="float">
            <text:p>0,0029343</text:p>
          </table:table-cell>
          <table:table-cell table:formula="of:=[.G1072]-[.C1072]" office:value-type="float" office:value="0.0019317499999989" calcext:value-type="float">
            <text:p>0,00193175</text:p>
          </table:table-cell>
          <table:table-cell table:formula="of:=[.J1072]/[.I1072]" office:value-type="float" office:value="0.658334185324978" calcext:value-type="float">
            <text:p>0,6583341853</text:p>
          </table:table-cell>
          <table:table-cell table:formula="of:=[.D1072]+[.H1072]*[.K1072]" office:value-type="float" office:value="-4.38798190496881" calcext:value-type="float">
            <text:p>-4,387981905</text:p>
          </table:table-cell>
        </table:table-row>
        <table:table-row table:style-name="ro1">
          <table:table-cell office:value-type="float" office:value="10.6549447" calcext:value-type="float">
            <text:p>10,6549447</text:p>
          </table:table-cell>
          <table:table-cell office:value-type="float" office:value="-4.4" calcext:value-type="float">
            <text:p>-4,4</text:p>
          </table:table-cell>
          <table:table-cell office:value-type="float" office:value="10.653" calcext:value-type="float">
            <text:p>10,653</text:p>
          </table:table-cell>
          <table:table-cell office:value-type="float" office:value="-4.423156" calcext:value-type="float">
            <text:p>-4,423156</text:p>
          </table:table-cell>
          <table:table-cell office:value-type="float" office:value="0.00075435" calcext:value-type="float">
            <text:p>0,00075435</text:p>
          </table:table-cell>
          <table:table-cell office:value-type="float" office:value="0.6120996" calcext:value-type="float">
            <text:p>0,6120996</text:p>
          </table:table-cell>
          <table:table-cell table:formula="of:=[.A1073]-[.E1073]" office:value-type="float" office:value="10.65419035" calcext:value-type="float">
            <text:p>10,65419035</text:p>
          </table:table-cell>
          <table:table-cell table:formula="of:=[.B1073]-[.D1073]" office:value-type="float" office:value="0.0231559999999993" calcext:value-type="float">
            <text:p>0,023156</text:p>
          </table:table-cell>
          <table:table-cell table:formula="of:=[.A1073]-[.C1073]" office:value-type="float" office:value="0.00194469999999924" calcext:value-type="float">
            <text:p>0,0019447</text:p>
          </table:table-cell>
          <table:table-cell table:formula="of:=[.G1073]-[.C1073]" office:value-type="float" office:value="0.0011903499999999" calcext:value-type="float">
            <text:p>0,00119035</text:p>
          </table:table-cell>
          <table:table-cell table:formula="of:=[.J1073]/[.I1073]" office:value-type="float" office:value="0.61209955263041" calcext:value-type="float">
            <text:p>0,6120995526</text:p>
          </table:table-cell>
          <table:table-cell table:formula="of:=[.D1073]+[.H1073]*[.K1073]" office:value-type="float" office:value="-4.40898222275929" calcext:value-type="float">
            <text:p>-4,4089822228</text:p>
          </table:table-cell>
        </table:table-row>
        <table:table-row table:style-name="ro1">
          <table:table-cell office:value-type="float" office:value="10.6840296" calcext:value-type="float">
            <text:p>10,6840296</text:p>
          </table:table-cell>
          <table:table-cell office:value-type="float" office:value="-4.25" calcext:value-type="float">
            <text:p>-4,25</text:p>
          </table:table-cell>
          <table:table-cell office:value-type="float" office:value="10.655" calcext:value-type="float">
            <text:p>10,655</text:p>
          </table:table-cell>
          <table:table-cell office:value-type="float" office:value="-4.385826" calcext:value-type="float">
            <text:p>-4,385826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9913571" calcext:value-type="float">
            <text:p>0,9913571</text:p>
          </table:table-cell>
          <table:table-cell table:formula="of:=[.A1074]-[.E1074]" office:value-type="float" office:value="10.6837787" calcext:value-type="float">
            <text:p>10,6837787</text:p>
          </table:table-cell>
          <table:table-cell table:formula="of:=[.B1074]-[.D1074]" office:value-type="float" office:value="0.135826" calcext:value-type="float">
            <text:p>0,135826</text:p>
          </table:table-cell>
          <table:table-cell table:formula="of:=[.A1074]-[.C1074]" office:value-type="float" office:value="0.0290296000000012" calcext:value-type="float">
            <text:p>0,0290296</text:p>
          </table:table-cell>
          <table:table-cell table:formula="of:=[.G1074]-[.C1074]" office:value-type="float" office:value="0.0287787000000019" calcext:value-type="float">
            <text:p>0,0287787</text:p>
          </table:table-cell>
          <table:table-cell table:formula="of:=[.J1074]/[.I1074]" office:value-type="float" office:value="0.991357097583182" calcext:value-type="float">
            <text:p>0,9913570976</text:p>
          </table:table-cell>
          <table:table-cell table:formula="of:=[.D1074]+[.H1074]*[.K1074]" office:value-type="float" office:value="-4.25117393086367" calcext:value-type="float">
            <text:p>-4,2511739309</text:p>
          </table:table-cell>
        </table:table-row>
        <table:table-row table:style-name="ro1">
          <table:table-cell office:value-type="float" office:value="10.6850319" calcext:value-type="float">
            <text:p>10,6850319</text:p>
          </table:table-cell>
          <table:table-cell office:value-type="float" office:value="-4.25" calcext:value-type="float">
            <text:p>-4,25</text:p>
          </table:table-cell>
          <table:table-cell office:value-type="float" office:value="10.684" calcext:value-type="float">
            <text:p>10,684</text:p>
          </table:table-cell>
          <table:table-cell office:value-type="float" office:value="-4.115347" calcext:value-type="float">
            <text:p>-4,115347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570986" calcext:value-type="float">
            <text:p>0,7570986</text:p>
          </table:table-cell>
          <table:table-cell table:formula="of:=[.A1075]-[.E1075]" office:value-type="float" office:value="10.68478125" calcext:value-type="float">
            <text:p>10,68478125</text:p>
          </table:table-cell>
          <table:table-cell table:formula="of:=[.B1075]-[.D1075]" office:value-type="float" office:value="-0.134653" calcext:value-type="float">
            <text:p>-0,134653</text:p>
          </table:table-cell>
          <table:table-cell table:formula="of:=[.A1075]-[.C1075]" office:value-type="float" office:value="0.00103190000000097" calcext:value-type="float">
            <text:p>0,0010319</text:p>
          </table:table-cell>
          <table:table-cell table:formula="of:=[.G1075]-[.C1075]" office:value-type="float" office:value="0.000781250000001066" calcext:value-type="float">
            <text:p>0,00078125</text:p>
          </table:table-cell>
          <table:table-cell table:formula="of:=[.J1075]/[.I1075]" office:value-type="float" office:value="0.757098556061952" calcext:value-type="float">
            <text:p>0,7570985561</text:p>
          </table:table-cell>
          <table:table-cell table:formula="of:=[.D1075]+[.H1075]*[.K1075]" office:value-type="float" office:value="-4.21729259186941" calcext:value-type="float">
            <text:p>-4,2172925919</text:p>
          </table:table-cell>
        </table:table-row>
        <table:table-row table:style-name="ro1">
          <table:table-cell office:value-type="float" office:value="10.6865359" calcext:value-type="float">
            <text:p>10,6865359</text:p>
          </table:table-cell>
          <table:table-cell office:value-type="float" office:value="-4.25" calcext:value-type="float">
            <text:p>-4,25</text:p>
          </table:table-cell>
          <table:table-cell office:value-type="float" office:value="10.685" calcext:value-type="float">
            <text:p>10,685</text:p>
          </table:table-cell>
          <table:table-cell office:value-type="float" office:value="-4.351944" calcext:value-type="float">
            <text:p>-4,351944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836643" calcext:value-type="float">
            <text:p>0,836643</text:p>
          </table:table-cell>
          <table:table-cell table:formula="of:=[.A1076]-[.E1076]" office:value-type="float" office:value="10.686285" calcext:value-type="float">
            <text:p>10,686285</text:p>
          </table:table-cell>
          <table:table-cell table:formula="of:=[.B1076]-[.D1076]" office:value-type="float" office:value="0.101944" calcext:value-type="float">
            <text:p>0,101944</text:p>
          </table:table-cell>
          <table:table-cell table:formula="of:=[.A1076]-[.C1076]" office:value-type="float" office:value="0.00153589999999859" calcext:value-type="float">
            <text:p>0,0015359</text:p>
          </table:table-cell>
          <table:table-cell table:formula="of:=[.G1076]-[.C1076]" office:value-type="float" office:value="0.00128499999999931" calcext:value-type="float">
            <text:p>0,001285</text:p>
          </table:table-cell>
          <table:table-cell table:formula="of:=[.J1076]/[.I1076]" office:value-type="float" office:value="0.836643010612991" calcext:value-type="float">
            <text:p>0,8366430106</text:p>
          </table:table-cell>
          <table:table-cell table:formula="of:=[.D1076]+[.H1076]*[.K1076]" office:value-type="float" office:value="-4.26665326492607" calcext:value-type="float">
            <text:p>-4,2666532649</text:p>
          </table:table-cell>
        </table:table-row>
        <table:table-row table:style-name="ro1">
          <table:table-cell office:value-type="float" office:value="10.688541" calcext:value-type="float">
            <text:p>10,688541</text:p>
          </table:table-cell>
          <table:table-cell office:value-type="float" office:value="-4.25" calcext:value-type="float">
            <text:p>-4,25</text:p>
          </table:table-cell>
          <table:table-cell office:value-type="float" office:value="10.687" calcext:value-type="float">
            <text:p>10,687</text:p>
          </table:table-cell>
          <table:table-cell office:value-type="float" office:value="-4.164708" calcext:value-type="float">
            <text:p>-4,164708</text:p>
          </table:table-cell>
          <table:table-cell office:value-type="float" office:value="0.00050155" calcext:value-type="float">
            <text:p>0,00050155</text:p>
          </table:table-cell>
          <table:table-cell office:value-type="float" office:value="0.6745296" calcext:value-type="float">
            <text:p>0,6745296</text:p>
          </table:table-cell>
          <table:table-cell table:formula="of:=[.A1077]-[.E1077]" office:value-type="float" office:value="10.68803945" calcext:value-type="float">
            <text:p>10,68803945</text:p>
          </table:table-cell>
          <table:table-cell table:formula="of:=[.B1077]-[.D1077]" office:value-type="float" office:value="-0.0852919999999999" calcext:value-type="float">
            <text:p>-0,085292</text:p>
          </table:table-cell>
          <table:table-cell table:formula="of:=[.A1077]-[.C1077]" office:value-type="float" office:value="0.00154100000000135" calcext:value-type="float">
            <text:p>0,001541</text:p>
          </table:table-cell>
          <table:table-cell table:formula="of:=[.G1077]-[.C1077]" office:value-type="float" office:value="0.00103945000000216" calcext:value-type="float">
            <text:p>0,00103945</text:p>
          </table:table-cell>
          <table:table-cell table:formula="of:=[.J1077]/[.I1077]" office:value-type="float" office:value="0.674529526282449" calcext:value-type="float">
            <text:p>0,6745295263</text:p>
          </table:table-cell>
          <table:table-cell table:formula="of:=[.D1077]+[.H1077]*[.K1077]" office:value-type="float" office:value="-4.22223997235568" calcext:value-type="float">
            <text:p>-4,2222399724</text:p>
          </table:table-cell>
        </table:table-row>
        <table:table-row table:style-name="ro1" table:number-rows-repeated="104749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7T16:08:29.229000000</dc:date>
    <meta:editing-duration>PT2H39M30S</meta:editing-duration>
    <meta:editing-cycles>1</meta:editing-cycles>
    <meta:document-statistic meta:table-count="1" meta:cell-count="12924" meta:object-count="0"/>
    <meta:generator>LibreOffice/5.1.6.2$Windows_x86 LibreOffice_project/07ac168c60a517dba0f0d7bc7540f5afa45f0909</meta:generator>
  </office:meta>
</office:document-meta>
</file>